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Light" svg:font-family="'Noto Sans Light'" style:font-family-generic="swiss" style:font-pitch="variable"/>
    <style:font-face style:name="Segoe UI Semilight" svg:font-family="'Segoe UI Semilight'" style:font-family-generic="swiss" style:font-pitch="variable"/>
    <style:font-face style:name="Source Sans Pro Light" svg:font-family="'Source Sans Pro Light'" style:font-family-generic="swiss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0665in"/>
    </style:style>
    <style:style style:name="co2" style:family="table-column">
      <style:table-column-properties fo:break-before="auto" style:column-width="3.2728in"/>
    </style:style>
    <style:style style:name="co3" style:family="table-column">
      <style:table-column-properties fo:break-before="auto" style:column-width="0.6425in"/>
    </style:style>
    <style:style style:name="co4" style:family="table-column">
      <style:table-column-properties fo:break-before="auto" style:column-width="6.8264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4.2744in"/>
    </style:style>
    <style:style style:name="co8" style:family="table-column">
      <style:table-column-properties fo:break-before="auto" style:column-width="0.9382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3.6327in"/>
    </style:style>
    <style:style style:name="co12" style:family="table-column">
      <style:table-column-properties fo:break-before="auto" style:column-width="0.5429in"/>
    </style:style>
    <style:style style:name="co13" style:family="table-column">
      <style:table-column-properties fo:break-before="auto" style:column-width="1.3866in"/>
    </style:style>
    <style:style style:name="co14" style:family="table-column">
      <style:table-column-properties fo:break-before="auto" style:column-width="1.3339in"/>
    </style:style>
    <style:style style:name="co15" style:family="table-column">
      <style:table-column-properties fo:break-before="auto" style:column-width="0.5252in"/>
    </style:style>
    <style:style style:name="co16" style:family="table-column">
      <style:table-column-properties fo:break-before="auto" style:column-width="0.3091in"/>
    </style:style>
    <style:style style:name="co17" style:family="table-column">
      <style:table-column-properties fo:break-before="auto" style:column-width="2.2555in"/>
    </style:style>
    <style:style style:name="co18" style:family="table-column">
      <style:table-column-properties fo:break-before="auto" style:column-width="0.5319in"/>
    </style:style>
    <style:style style:name="co19" style:family="table-column">
      <style:table-column-properties fo:break-before="auto" style:column-width="2.039in"/>
    </style:style>
    <style:style style:name="co20" style:family="table-column">
      <style:table-column-properties fo:break-before="auto" style:column-width="1.961in"/>
    </style:style>
    <style:style style:name="co21" style:family="table-column">
      <style:table-column-properties fo:break-before="auto" style:column-width="2.0335in"/>
    </style:style>
    <style:style style:name="co22" style:family="table-column">
      <style:table-column-properties fo:break-before="auto" style:column-width="3.5417in"/>
    </style:style>
    <style:style style:name="co23" style:family="table-column">
      <style:table-column-properties fo:break-before="auto" style:column-width="6.1772in"/>
    </style:style>
    <style:style style:name="co24" style:family="table-column">
      <style:table-column-properties fo:break-before="auto" style:column-width="1.411in"/>
    </style:style>
    <style:style style:name="co25" style:family="table-column">
      <style:table-column-properties fo:break-before="auto" style:column-width="1.8752in"/>
    </style:style>
    <style:style style:name="co26" style:family="table-column">
      <style:table-column-properties fo:break-before="auto" style:column-width="0.3339in"/>
    </style:style>
    <style:style style:name="co27" style:family="table-column">
      <style:table-column-properties fo:break-before="auto" style:column-width="1.2437in"/>
    </style:style>
    <style:style style:name="co28" style:family="table-column">
      <style:table-column-properties fo:break-before="auto" style:column-width="0.3618in"/>
    </style:style>
    <style:style style:name="co29" style:family="table-column">
      <style:table-column-properties fo:break-before="auto" style:column-width="2.0047in"/>
    </style:style>
    <style:style style:name="co30" style:family="table-column">
      <style:table-column-properties fo:break-before="auto" style:column-width="0.6681in"/>
    </style:style>
    <style:style style:name="co31" style:family="table-column">
      <style:table-column-properties fo:break-before="auto" style:column-width="3.9972in"/>
    </style:style>
    <style:style style:name="co32" style:family="table-column">
      <style:table-column-properties fo:break-before="auto" style:column-width="1.7965in"/>
    </style:style>
    <style:style style:name="co33" style:family="table-column">
      <style:table-column-properties fo:break-before="auto" style:column-width="0.3508in"/>
    </style:style>
    <style:style style:name="co34" style:family="table-column">
      <style:table-column-properties fo:break-before="auto" style:column-width="1.8382in"/>
    </style:style>
    <style:style style:name="co35" style:family="table-column">
      <style:table-column-properties fo:break-before="auto" style:column-width="3.1335in"/>
    </style:style>
    <style:style style:name="co36" style:family="table-column">
      <style:table-column-properties fo:break-before="auto" style:column-width="2.6319in"/>
    </style:style>
    <style:style style:name="co37" style:family="table-column">
      <style:table-column-properties fo:break-before="auto" style:column-width="0.4398in"/>
    </style:style>
    <style:style style:name="co38" style:family="table-column">
      <style:table-column-properties fo:break-before="auto" style:column-width="6.3043in"/>
    </style:style>
    <style:style style:name="co39" style:family="table-column">
      <style:table-column-properties fo:break-before="auto" style:column-width="4.3957in"/>
    </style:style>
    <style:style style:name="co40" style:family="table-column">
      <style:table-column-properties fo:break-before="auto" style:column-width="4.4598in"/>
    </style:style>
    <style:style style:name="co41" style:family="table-column">
      <style:table-column-properties fo:break-before="auto" style:column-width="1.6937in"/>
    </style:style>
    <style:style style:name="co42" style:family="table-column">
      <style:table-column-properties fo:break-before="auto" style:column-width="0.4071in"/>
    </style:style>
    <style:style style:name="co43" style:family="table-column">
      <style:table-column-properties fo:break-before="auto" style:column-width="5.8429in"/>
    </style:style>
    <style:style style:name="co44" style:family="table-column">
      <style:table-column-properties fo:break-before="auto" style:column-width="5.35in"/>
    </style:style>
    <style:style style:name="co45" style:family="table-column">
      <style:table-column-properties fo:break-before="auto" style:column-width="0.3854in"/>
    </style:style>
    <style:style style:name="co46" style:family="table-column">
      <style:table-column-properties fo:break-before="auto" style:column-width="1.9299in"/>
    </style:style>
    <style:style style:name="co47" style:family="table-column">
      <style:table-column-properties fo:break-before="auto" style:column-width="4.749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08in" fo:break-before="auto" style:use-optimal-row-height="false"/>
    </style:style>
    <style:style style:name="ro3" style:family="table-row">
      <style:table-row-properties style:row-height="0.1898in" fo:break-before="auto" style:use-optimal-row-height="false"/>
    </style:style>
    <style:style style:name="ro4" style:family="table-row">
      <style:table-row-properties style:row-height="4.7189in" fo:break-before="auto" style:use-optimal-row-height="false"/>
    </style:style>
    <style:style style:name="ro5" style:family="table-row">
      <style:table-row-properties style:row-height="3.5654in" fo:break-before="auto" style:use-optimal-row-height="true"/>
    </style:style>
    <style:style style:name="ro6" style:family="table-row">
      <style:table-row-properties style:row-height="0.4437in" fo:break-before="auto" style:use-optimal-row-height="false"/>
    </style:style>
    <style:style style:name="ro7" style:family="table-row">
      <style:table-row-properties style:row-height="0.2043in" fo:break-before="auto" style:use-optimal-row-height="true"/>
    </style:style>
    <style:style style:name="ro8" style:family="table-row">
      <style:table-row-properties style:row-height="0.539in" fo:break-before="auto" style:use-optimal-row-height="false"/>
    </style:style>
    <style:style style:name="ro9" style:family="table-row">
      <style:table-row-properties style:row-height="0.4346in" fo:break-before="auto" style:use-optimal-row-height="false"/>
    </style:style>
    <style:style style:name="ro10" style:family="table-row">
      <style:table-row-properties style:row-height="0.1917in" fo:break-before="auto" style:use-optimal-row-height="true"/>
    </style:style>
    <style:style style:name="ro11" style:family="table-row">
      <style:table-row-properties style:row-height="0.228in" fo:break-before="auto" style:use-optimal-row-height="true"/>
    </style:style>
    <style:style style:name="ro12" style:family="table-row">
      <style:table-row-properties style:row-height="0.3311in" fo:break-before="auto" style:use-optimal-row-height="false"/>
    </style:style>
    <style:style style:name="ro13" style:family="table-row">
      <style:table-row-properties style:row-height="0.5591in" fo:break-before="auto" style:use-optimal-row-height="false"/>
    </style:style>
    <style:style style:name="ro14" style:family="table-row">
      <style:table-row-properties style:row-height="0.2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70" style:family="table-cell" style:parent-style-name="Default">
      <style:text-properties style:font-name="Noto Sans Light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Light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Wingdings" style:font-name-asian="Wingdings" style:font-name-complex="Wingdings"/>
    </style:style>
    <style:style style:name="ce79" style:family="table-cell" style:parent-style-name="Default">
      <style:text-properties style:font-name="Noto Sans Light"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Noto Sans Light"/>
    </style:style>
    <style:style style:name="ce8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Noto Sans Light" fo:font-size="12pt" style:font-size-asian="12pt" style:font-size-complex="12pt"/>
    </style:style>
    <style:style style:name="ce89" style:family="table-cell" style:parent-style-name="Default">
      <style:text-properties style:font-name="Noto Sans Light" fo:font-style="normal" fo:font-weight="normal" style:font-style-asian="normal" style:font-weight-asian="normal" style:font-style-complex="normal" style:font-weight-complex="normal"/>
    </style:style>
    <style:style style:name="ce91" style:family="table-cell" style:parent-style-name="Default">
      <style:text-properties style:text-outline="false" style:text-line-through-style="none" style:text-line-through-type="none" style:font-name="Noto Sans Light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Noto Sans Light" fo:font-style="normal" style:font-style-asian="normal" style:font-style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Wingdings" style:font-name-asian="Wingdings" style:font-name-complex="Wingdings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Wingdings" style:font-name-asian="Wingdings" style:font-name-complex="Wingdings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style:font-name="Noto Sans Light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 Light"/>
    </style:style>
    <style:style style:name="ce9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 Light" fo:font-style="italic" style:font-style-asian="italic" style:font-style-complex="italic"/>
    </style:style>
    <style:style style:name="ce9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Light" fo:font-style="italic" style:font-style-asian="italic" style:font-style-complex="italic"/>
    </style:style>
    <style:style style:name="ce100" style:family="table-cell" style:parent-style-name="Default">
      <style:text-properties style:font-name="Noto Sans Light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 Light"/>
    </style:style>
    <style:style style:name="ce19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Noto Sans Light"/>
    </style:style>
    <style:style style:name="ce3" style:family="table-cell" style:parent-style-name="Default">
      <style:table-cell-properties fo:border-bottom="1.05pt double #000000" style:border-line-width-bottom="0.0047in 0.0047in 0.0047in" style:text-align-source="fix" style:repeat-content="false" fo:border-left="none" fo:border-right="none" fo:border-top="none"/>
      <style:paragraph-properties fo:text-align="center" fo:margin-left="0in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rotation-angle="270" style:vertical-align="middle"/>
      <style:paragraph-properties fo:text-align="center"/>
      <style:text-properties style:font-name="Noto Sans Light"/>
    </style:style>
    <style:style style:name="ce5" style:family="table-cell" style:parent-style-name="Default">
      <style:table-cell-properties style:text-align-source="fix" style:repeat-content="false" style:rotation-angle="0" style:vertical-align="middle"/>
      <style:paragraph-properties fo:text-align="center"/>
      <style:text-properties style:font-name="Noto Sans Light"/>
    </style:style>
    <style:style style:name="ce6" style:family="table-cell" style:parent-style-name="Default">
      <style:table-cell-properties style:text-align-source="fix" style:repeat-content="false" style:rotation-angle="315" style:rotation-align="none" style:vertical-align="middle"/>
      <style:paragraph-properties fo:text-align="center"/>
      <style:text-properties style:font-name="Noto Sans Light"/>
    </style:style>
    <style:style style:name="ce7" style:family="table-cell" style:parent-style-name="Default">
      <style:table-cell-properties style:text-align-source="fix" style:repeat-content="false" style:rotation-angle="45" style:rotation-align="none" style:vertical-align="middle"/>
      <style:paragraph-properties fo:text-align="center"/>
      <style:text-properties style:font-name="Noto Sans Light"/>
    </style:style>
    <style:style style:name="ce9" style:family="table-cell" style:parent-style-name="Default">
      <style:table-cell-properties fo:border-bottom="1.05pt double #000000" style:border-line-width-bottom="0.0047in 0.0047in 0.0047in" fo:border-left="none" fo:border-right="none" fo:border-top="none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Light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font-name="Noto Sans Light"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ext-properties style:text-outline="false" style:text-line-through-style="none" style:text-line-through-type="none" style:font-name="Noto Sans Ligh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Light"/>
    </style:style>
    <style:style style:name="ce16" style:family="table-cell" style:parent-style-name="Default">
      <style:table-cell-properties fo:wrap-option="wrap"/>
      <style:text-properties style:font-name="Noto Sans Ligh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 Light" fo:font-weight="normal" style:font-weight-asian="normal" style:font-weight-complex="normal"/>
    </style:style>
    <style:style style:name="ce52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style:font-name="Noto Sans Light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style:font-name="Noto Sans Light" fo:font-style="italic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 Light"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 Light" fo:font-style="italic" fo:font-weight="normal" style:font-style-asian="italic" style:font-weight-asian="normal" style:font-style-complex="italic" style:font-weight-complex="normal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6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vertical-align="top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Noto Sans Light" fo:font-style="normal" fo:font-weight="bold" style:font-style-asian="normal" style:font-weight-asian="bold" style:font-style-complex="normal" style:font-weight-complex="bold"/>
    </style:style>
    <style:style style:name="ce132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Noto Sans Light"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Noto Sans Light"/>
    </style:style>
    <style:style style:name="ce13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Noto Sans Light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Noto Sans Light"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Noto Sans Light" fo:font-style="italic" fo:font-weight="bold" style:font-style-asian="italic" style:font-weight-asian="bold" style:font-style-complex="italic" style:font-weight-complex="bold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Noto Sans Light"/>
    </style:style>
    <style:style style:name="ce137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use-window-font-color="true" style:font-name="Noto Sans Light"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 Light" fo:font-style="normal" fo:font-weight="bold" style:font-style-asian="normal" style:font-weight-asian="bold" style:font-style-complex="normal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 Light" fo:font-weight="bold" style:font-weight-asian="bold" style:font-weight-complex="bold"/>
    </style:style>
    <style:style style:name="ce7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 Light"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 Light"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font-name="Noto Sans Light"/>
    </style:style>
    <style:style style:name="ce143" style:family="table-cell" style:parent-style-name="Default">
      <style:table-cell-properties style:vertical-align="top"/>
      <style:text-properties style:use-window-font-color="true" style:font-name="Noto Sans Light" fo:font-weight="bold" style:font-weight-asian="bold" style:font-weight-complex="bold"/>
    </style:style>
    <style:style style:name="ce144" style:family="table-cell" style:parent-style-name="Default">
      <style:text-properties style:use-window-font-color="true" style:font-name="Noto Sans Light"/>
    </style:style>
    <style:style style:name="ce145" style:family="table-cell" style:parent-style-name="Default">
      <style:table-cell-properties style:vertical-align="top"/>
      <style:text-properties style:font-name="Noto Sans Light" fo:font-weight="bold" style:font-weight-asian="bold" style:font-weight-complex="bold"/>
    </style:style>
    <style:style style:name="ce146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Noto Sans Light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Segoe UI Semilight" fo:font-size="11pt" fo:font-weight="bold" style:font-size-asian="11pt" style:font-weight-asian="bold" style:font-size-complex="11pt" style:font-weight-complex="bold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 Semilight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egoe UI Semilight" fo:font-size="11pt" style:font-size-asian="11pt" style:font-size-complex="11pt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 Semilight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egoe UI Semilight" fo:font-size="11pt" style:font-size-asian="11pt" style:font-size-complex="11pt"/>
    </style:style>
    <style:style style:name="ce103" style:family="table-cell" style:parent-style-name="Default">
      <style:text-properties style:font-name="Segoe UI Semilight" fo:font-size="11pt" style:font-size-asian="11pt" style:font-size-complex="11pt"/>
    </style:style>
    <style:style style:name="ce83" style:family="table-cell" style:parent-style-name="Default">
      <style:table-cell-properties style:text-align-source="fix" style:repeat-content="false"/>
      <style:paragraph-properties fo:text-align="start" fo:margin-left="0.278in"/>
      <style:text-properties style:font-name="Segoe UI Semilight" fo:font-size="11pt" style:font-size-asian="11pt" style:font-size-complex="11pt"/>
    </style:style>
    <style:style style:name="ce10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Segoe UI Semilight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ource Sans Pro Light" fo:font-size="12pt" style:font-size-asian="12pt" style:font-size-complex="12pt"/>
    </style:style>
    <style:style style:name="ce108" style:family="table-cell" style:parent-style-name="Default">
      <style:text-properties style:font-name="Source Sans Pro Light" fo:font-size="12pt" style:font-size-asian="12pt" style:font-size-complex="12pt"/>
    </style:style>
    <style:style style:name="ce1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ource Sans Pro Light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Source Sans Pro Light" fo:font-size="12pt" style:font-size-asian="12pt" style:font-size-complex="12pt"/>
    </style:style>
    <style:style style:name="ce176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Source Sans Pro Light" fo:font-size="12pt" style:font-size-asian="12pt" style:font-size-complex="12pt"/>
    </style:style>
    <style:style style:name="ce179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Segoe UI Semilight" fo:font-size="13pt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font-style="italic" style:font-weight-asian="bold" style:font-weight-complex="bold" style:font-style-asian="italic" style:font-style-complex="italic"/>
    </style:style>
    <style:style style:name="T3" style:family="text">
      <style:text-properties style:font-name="Noto Sans Light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</office:automatic-styles>
  <office:body>
    <office:spreadsheet>
      <table:table table:name="Client-Server Messaging" table:style-name="ta1">
        <office:forms form:automatic-focus="false" form:apply-design-mode="false"/>
        <table:table-column table:style-name="co1" table:default-cell-style-name="ce70"/>
        <table:table-column table:style-name="co2" table:default-cell-style-name="ce70"/>
        <table:table-column table:style-name="co3" table:default-cell-style-name="ce71"/>
        <table:table-column table:style-name="co4" table:default-cell-style-name="ce70"/>
        <table:table-column table:style-name="co5" table:number-columns-repeated="1020" table:default-cell-style-name="ce70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Click on tile</text:p>
          </table:table-cell>
          <table:table-cell office:value-type="string" calcext:value-type="string">
            <text:p>Send Flag, name, Square#, Player_id, Card_played</text:p>
          </table:table-cell>
          <table:table-cell table:style-name="ce73" office:value-type="string" calcext:value-type="string">
            <text:p>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3" office:value-type="string" calcext:value-type="string">
            <text:p></text:p>
          </table:table-cell>
          <table:table-cell office:value-type="string" calcext:value-type="string">
            <text:p>Server sends back Square#, Player_id (owner), Card_played, game_over, Player_id (turn), text messag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[“flag”][“name”][“message”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“flag”][“name”][“message”][tile_no][Owner_id][Card played][game_over][player_id]</text:p>
          </table:table-cell>
          <table:table-cell table:number-columns-repeated="102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nage cards</text:p>
          </table:table-cell>
          <table:table-cell office:value-type="string" calcext:value-type="string">
            <text:p>Shuffle, Deal, Maintain discard pil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79" office:value-type="string" calcext:value-type="string">
            <text:p>HEADER = 3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Flag(10), Name(20), Message(25), Tile_no(2), Owner_id(1), Card_played(2), Game_Over(5), Next_player(1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5+25+32+10+10+14+14+13 + (7) commas + (22) quote marks + (3) byte-encoding= 165-byte messa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32-byte HEADER should be sufficient to represent the number 165 (!)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 Server functions" table:style-name="ta1">
        <table:table-column table:style-name="co6" table:default-cell-style-name="ce70"/>
        <table:table-column table:style-name="co7" table:default-cell-style-name="ce70"/>
        <table:table-column table:style-name="co8" table:default-cell-style-name="ce71"/>
        <table:table-column table:style-name="co9" table:default-cell-style-name="ce71"/>
        <table:table-column table:style-name="co10" table:default-cell-style-name="ce70"/>
        <table:table-column table:style-name="co11" table:default-cell-style-name="ce70"/>
        <table:table-column table:style-name="co5" table:number-columns-repeated="1018" table:default-cell-style-name="ce70"/>
        <table:table-row table:style-name="ro2">
          <table:table-cell table:style-name="ce84" office:value-type="string" calcext:value-type="string" table:number-columns-spanned="2" table:number-rows-spanned="1">
            <text:p>CLIENT</text:p>
          </table:table-cell>
          <table:covered-table-cell/>
          <table:table-cell table:number-columns-repeated="2"/>
          <table:table-cell table:style-name="ce84" office:value-type="string" calcext:value-type="string" table:number-columns-spanned="2" table:number-rows-spanned="1">
            <text:p>SERVER</text:p>
          </table:table-cell>
          <table:covered-table-cell/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start_server</text:p>
          </table:table-cell>
          <table:table-cell office:value-type="string" calcext:value-type="string">
            <text:p>Create server_socket listen, create connect_thread</text:p>
          </table:table-cell>
          <table:table-cell table:number-columns-repeated="1018"/>
        </table:table-row>
        <table:table-row table:style-name="ro2">
          <table:table-cell table:number-columns-repeated="5"/>
          <table:table-cell office:value-type="string" calcext:value-type="string">
            <text:p>Set connect_thread target to connect client()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end_server</text:p>
          </table:table-cell>
          <table:table-cell office:value-type="string" calcext:value-type="string">
            <text:p>Create message as JSON, broadcast it, close socke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nect</text:p>
          </table:table-cell>
          <table:table-cell office:value-type="string" calcext:value-type="string">
            <text:p>client_socket.connect() to server, rcv() and <text:span text:style-name="T1">process_message()</text:span></text:p>
          </table:table-cell>
          <table:table-cell table:style-name="ce73" office:value-type="string" calcext:value-type="string">
            <text:p></text:p>
          </table:table-cell>
          <table:table-cell table:style-name="ce73" office:value-type="string" calcext:value-type="string">
            <text:p></text:p>
          </table:table-cell>
          <table:table-cell office:value-type="string" calcext:value-type="string">
            <text:p>connect_client</text:p>
          </table:table-cell>
          <table:table-cell office:value-type="string" calcext:value-type="string">
            <text:p>accept(), send(WELCOME), recv(JOIN), process_messag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connect</text:p>
          </table:table-cell>
          <table:table-cell office:value-type="string" calcext:value-type="string">
            <text:p>create DISCONNECT message as message_json, send()</text:p>
          </table:table-cell>
          <table:table-cell table:style-name="ce94" office:value-type="string" calcext:value-type="string">
            <text:p></text:p>
          </table:table-cell>
          <table:table-cell table:style-name="ce94"/>
          <table:table-cell table:number-columns-repeated="1020"/>
        </table:table-row>
        <table:table-row table:style-name="ro2">
          <table:table-cell office:value-type="string" calcext:value-type="string">
            <text:p>receive_message</text:p>
          </table:table-cell>
          <table:table-cell office:value-type="string" calcext:value-type="string">
            <text:p>recv() message_json, <text:span text:style-name="T1">process_message()</text:span></text:p>
          </table:table-cell>
          <table:table-cell table:style-name="ce94" office:value-type="string" calcext:value-type="string">
            <text:p></text:p>
          </table:table-cell>
          <table:table-cell table:style-name="ce94"/>
          <table:table-cell table:number-columns-repeated="1020"/>
        </table:table-row>
        <table:table-row table:style-name="ro2">
          <table:table-cell table:number-columns-repeated="2"/>
          <table:table-cell table:style-name="ce95"/>
          <table:table-cell table:style-name="ce95" office:value-type="string" calcext:value-type="string">
            <text:p></text:p>
          </table:table-cell>
          <table:table-cell office:value-type="string" calcext:value-type="string">
            <text:p>receive_message</text:p>
          </table:table-cell>
          <table:table-cell office:value-type="string" calcext:value-type="string">
            <text:p>recv() JSON, process_message(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cess_message</text:p>
          </table:table-cell>
          <table:table-cell office:value-type="string" calcext:value-type="string">
            <text:p>turn message_json to message_packet using json.loads()</text:p>
          </table:table-cell>
          <table:table-cell table:number-columns-repeated="2"/>
          <table:table-cell office:value-type="string" calcext:value-type="string">
            <text:p>process_message</text:p>
          </table:table-cell>
          <table:table-cell office:value-type="string" calcext:value-type="string">
            <text:p>turn message_json to message_packet using json.loads()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WELCOME</text:p>
          </table:table-cell>
          <table:table-cell office:value-type="string" calcext:value-type="string">
            <text:p>create_message(JOIN) as json, send(), create receive_thread</text:p>
          </table:table-cell>
          <table:table-cell table:style-name="ce94" office:value-type="string" calcext:value-type="string">
            <text:p></text:p>
          </table:table-cell>
          <table:table-cell table:style-name="ce94"/>
          <table:table-cell table:style-name="ce71" office:value-type="string" calcext:value-type="string">
            <text:p>JOIN</text:p>
          </table:table-cell>
          <table:table-cell office:value-type="string" calcext:value-type="string">
            <text:p><text:span text:style-name="T3">assign color, turn; </text:span>add client info to lists</text:p>
          </table:table-cell>
          <table:table-cell table:number-columns-repeated="1018"/>
        </table:table-row>
        <table:table-row table:style-name="ro2">
          <table:table-cell table:style-name="ce71"/>
          <table:table-cell office:value-type="string" calcext:value-type="string">
            <text:p>Set receive_thread target to receive_message()</text:p>
          </table:table-cell>
          <table:table-cell table:style-name="ce95"/>
          <table:table-cell table:style-name="ce95" office:value-type="string" calcext:value-type="string">
            <text:p></text:p>
          </table:table-cell>
          <table:table-cell table:style-name="ce71"/>
          <table:table-cell office:value-type="string" calcext:value-type="string">
            <text:p>broadcast(MESSAGE) to all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MESSAGE</text:p>
          </table:table-cell>
          <table:table-cell office:value-type="string" calcext:value-type="string">
            <text:p>setText(message) on game.info_label</text:p>
          </table:table-cell>
          <table:table-cell table:number-columns-repeated="2"/>
          <table:table-cell table:style-name="ce71"/>
          <table:table-cell office:value-type="string" calcext:value-type="string">
            <text:p>create receive_thread, set target to receive_message()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TAG</text:p>
          </table:table-cell>
          <table:table-cell office:value-type="string" calcext:value-type="string">
            <text:p>setText(message) on game.info_label</text:p>
          </table:table-cell>
          <table:table-cell table:style-name="ce95" table:number-columns-repeated="2"/>
          <table:table-cell table:style-name="ce71" office:value-type="string" calcext:value-type="string">
            <text:p>MESSAGE</text:p>
          </table:table-cell>
          <table:table-cell office:value-type="string" calcext:value-type="string">
            <text:p>update server UI</text:p>
          </table:table-cell>
          <table:table-cell table:number-columns-repeated="1018"/>
        </table:table-row>
        <table:table-row table:style-name="ro2">
          <table:table-cell table:style-name="ce71"/>
          <table:table-cell office:value-type="string" calcext:value-type="string">
            <text:p>update selected tile for owner, color, game_over, player_next</text:p>
          </table:table-cell>
          <table:table-cell table:style-name="ce95"/>
          <table:table-cell table:style-name="ce95" office:value-type="string" calcext:value-type="string">
            <text:p></text:p>
          </table:table-cell>
          <table:table-cell table:style-name="ce71" office:value-type="string" calcext:value-type="string">
            <text:p>DRAW</text:p>
          </table:table-cell>
          <table:table-cell office:value-type="string" calcext:value-type="string">
            <text:p>broadcast(DRAW)</text:p>
          </table:table-cell>
          <table:table-cell table:number-columns-repeated="1018"/>
        </table:table-row>
        <table:table-row table:style-name="ro2">
          <table:table-cell table:style-name="ce71" office:value-type="string" calcext:value-type="string">
            <text:p>CARD</text:p>
          </table:table-cell>
          <table:table-cell office:value-type="string" calcext:value-type="string">
            <text:p>place into position</text:p>
          </table:table-cell>
          <table:table-cell table:style-name="ce95"/>
          <table:table-cell table:style-name="ce95" office:value-type="string" calcext:value-type="string">
            <text:p></text:p>
          </table:table-cell>
          <table:table-cell table:style-name="ce71" office:value-type="string" calcext:value-type="string">
            <text:p>PLAY</text:p>
          </table:table-cell>
          <table:table-cell office:value-type="string" calcext:value-type="string">
            <text:p>compute next card, send(CARD) to client, broadcast all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71" office:value-type="string" calcext:value-type="string">
            <text:p>TAG</text:p>
          </table:table-cell>
          <table:table-cell office:value-type="string" calcext:value-type="string">
            <text:p>compute player_next, game_ove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eate_message</text:p>
          </table:table-cell>
          <table:table-cell office:value-type="string" calcext:value-type="string">
            <text:p>assemble <text:s/>and return message_packet (a dictionary)</text:p>
          </table:table-cell>
          <table:table-cell table:number-columns-repeated="2"/>
          <table:table-cell table:style-name="ce71"/>
          <table:table-cell office:value-type="string" calcext:value-type="string">
            <text:p>assemble TAG packet; broadcast to all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nd_message</text:p>
          </table:table-cell>
          <table:table-cell office:value-type="string" calcext:value-type="string">
            <text:p>create_message(), json.dumps() as message.json, send()</text:p>
          </table:table-cell>
          <table:table-cell table:number-columns-repeated="2"/>
          <table:table-cell table:style-name="ce71" office:value-type="string" calcext:value-type="string">
            <text:p>DISCONNECT</text:p>
          </table:table-cell>
          <table:table-cell office:value-type="string" calcext:value-type="string">
            <text:p>compute player_next, update list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g_tile</text:p>
          </table:table-cell>
          <table:table-cell office:value-type="string" calcext:value-type="string">
            <text:p>compute color   <text:span text:style-name="T2">GOES AWAY, COLOR COMPUTED ON JOIN</text:span></text:p>
          </table:table-cell>
          <table:table-cell table:number-columns-repeated="2"/>
          <table:table-cell table:style-name="ce71"/>
          <table:table-cell office:value-type="string" calcext:value-type="string">
            <text:p>assemble MESSAGE packet, boadcast to all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reate_message(), json.dumps() as message.json, send()</text:p>
          </table:table-cell>
          <table:table-cell table:number-columns-repeated="2"/>
          <table:table-cell office:value-type="string" calcext:value-type="string">
            <text:p>create_message</text:p>
          </table:table-cell>
          <table:table-cell office:value-type="string" calcext:value-type="string">
            <text:p>assemble <text:s/>and return message_packet (a dictionary)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raw_card</text:p>
          </table:table-cell>
          <table:table-cell table:style-name="ce89" office:value-type="string" calcext:value-type="string">
            <text:p>turn card to face_down, send(DRAW)</text:p>
          </table:table-cell>
          <table:table-cell table:style-name="ce95"/>
          <table:table-cell table:style-name="ce95" office:value-type="string" calcext:value-type="string">
            <text:p></text:p>
          </table:table-cell>
          <table:table-cell office:value-type="string" calcext:value-type="string">
            <text:p>broadcast_message</text:p>
          </table:table-cell>
          <table:table-cell office:value-type="string" calcext:value-type="string">
            <text:p>send() JSON to each cli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y_card</text:p>
          </table:table-cell>
          <table:table-cell table:style-name="ce89" office:value-type="string" calcext:value-type="string">
            <text:p>send(PLAY) to server, recv(CARD) and proces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Error</text:p>
          </table:table-cell>
          <table:table-cell office:value-type="string" calcext:value-type="string">
            <text:p>QPaintDevice: Cannot destroy paint device that is being painted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71" table:number-columns-repeated="2"/>
          <table:table-cell table:style-name="ce96" office:value-type="string" calcext:value-type="string">
            <text:p>(returned)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string" calcext:value-type="string">
            <text:p>count</text:p>
          </table:table-cell>
          <table:table-cell table:style-name="ce71" office:value-type="string" calcext:value-type="string">
            <text:p>current</text:p>
          </table:table-cell>
          <table:table-cell table:style-name="ce96" office:value-type="string" calcext:value-type="string">
            <text:p>next_player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number-columns-repeated="2" table:style-name="ce7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number-columns-repeated="2" table:style-name="ce71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number-columns-repeated="2" table:style-name="ce71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/>
          <table:table-cell table:style-name="ce71"/>
          <table:table-cell/>
          <table:table-cell table:style-name="ce96"/>
          <table:table-cell table:number-columns-repeated="1020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86" office:value-type="string" calcext:value-type="string" table:number-columns-spanned="6" table:number-rows-spanned="2">
            <text:p>Update Client request / First-time installation</text:p>
          </table:table-cell>
          <table:covered-table-cell table:number-columns-repeated="5"/>
          <table:table-cell table:number-columns-repeated="1018"/>
        </table:table-row>
        <table:table-row table:style-name="ro2">
          <table:covered-table-cell table:number-columns-repeated="2"/>
          <table:covered-table-cell table:style-name="ce27"/>
          <table:covered-table-cell table:number-columns-repeated="3"/>
          <table:table-cell table:number-columns-repeated="1018"/>
        </table:table-row>
        <table:table-row table:style-name="ro2">
          <table:table-cell office:value-type="string" calcext:value-type="string">
            <text:p>%USERPROFILE%</text:p>
          </table:table-cell>
          <table:table-cell office:value-type="string" calcext:value-type="string">
            <text:p>C:\Users\Dad</text:p>
          </table:table-cell>
          <table:table-cell table:style-name="ce27" office:value-type="string" calcext:value-type="string" table:number-columns-spanned="4" table:number-rows-spanned="1">
            <text:p>Get this value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<text:span text:style-name="T3">%USERPROFILE%</text:span>\games\GameOf99</text:p>
          </table:table-cell>
          <table:table-cell table:style-name="ce27" office:value-type="string" calcext:value-type="string" table:number-columns-spanned="4" table:number-rows-spanned="1">
            <text:p>Create these folders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%USERPROFILE%\games\source\GameOf99</text:p>
          </table:table-cell>
          <table:table-cell table:style-name="ce27" office:value-type="string" calcext:value-type="string" table:number-columns-spanned="4" table:number-rows-spanned="1">
            <text:p>Create these folders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copy files from server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n server:</text:p>
          </table:table-cell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/usr/local/bin/updater.sh</text:p>
          </table:table-cell>
          <table:table-cell table:style-name="ce98" office:value-type="string" calcext:value-type="string" table:number-columns-spanned="4" table:number-rows-spanned="1">
            <text:p>/usr/local/games/client/startweb.sh</text:p>
          </table:table-cell>
          <table:covered-table-cell table:style-name="ce99"/>
          <table:covered-table-cell table:number-columns-repeated="2" table:style-name="ce10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d /usr/local/games/client</text:p>
          </table:table-cell>
          <table:table-cell table:style-name="ce98" office:value-type="string" calcext:value-type="string" table:number-columns-spanned="4" table:number-rows-spanned="1">
            <text:p>python3 -m http.server 9999</text:p>
          </table:table-cell>
          <table:covered-table-cell table:style-name="ce99"/>
          <table:covered-table-cell table:number-columns-repeated="2" table:style-name="ce100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mux new -d -s updater 'python3 -m http.server 9999'</text:p>
          </table:table-cell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table:style-name="ce91" office:value-type="string" calcext:value-type="string">
            <text:p>ngrok not used at this time</text:p>
          </table:table-cell>
          <table:table-cell table:style-name="ce98" office:value-type="string" calcext:value-type="string" table:number-columns-spanned="4" table:number-rows-spanned="1">
            <text:p>ngrok http [port]</text:p>
          </table:table-cell>
          <table:covered-table-cell table:number-columns-repeated="3"/>
          <table:table-cell table:style-name="ce91"/>
          <table:table-cell table:number-columns-repeated="1017"/>
        </table:table-row>
        <table:table-row table:style-name="ro2">
          <table:table-cell/>
          <table:table-cell table:style-name="ce92"/>
          <table:table-cell table:style-name="ce27" office:value-type="string" calcext:value-type="string" table:number-columns-spanned="4" table:number-rows-spanned="1">
            <text:p>(establishes a tunnel)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n client:</text:p>
          </table:table-cell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mport wget</text:p>
          </table:table-cell>
          <table:table-cell table:style-name="ce27" office:value-type="string" calcext:value-type="string" table:number-columns-spanned="4" table:number-rows-spanned="1">
            <text:p>pip install wget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url = 'http://192.168.2.129:9999/client99.py'</text:p>
          </table:table-cell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etched = wget.download(url, out='/users/dad')</text:p>
          </table:table-cell>
          <table:table-cell table:style-name="ce27" office:value-type="string" calcext:value-type="string" table:number-columns-spanned="4" table:number-rows-spanned="1">
            <text:p>← do this from client source folder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rint(hugetest)</text:p>
          </table:table-cell>
          <table:table-cell table:style-name="ce27" office:value-type="string" calcext:value-type="string" table:number-columns-spanned="4" table:number-rows-spanned="1">
            <text:p>- OR -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office:value-type="string" calcext:value-type="string" table:number-columns-spanned="4" table:number-rows-spanned="1">
            <text:p>find out how to specify a destination</text:p>
          </table:table-cell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>
          <table:table-cell table:number-columns-repeated="2"/>
          <table:table-cell table:style-name="ce27" table:number-columns-spanned="4" table:number-rows-spanned="1"/>
          <table:covered-table-cell table:number-columns-repeated="3"/>
          <table:table-cell table:number-columns-repeated="1018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tring" table:style-name="ta1">
        <table:table-column table:style-name="co12" table:default-cell-style-name="ce70"/>
        <table:table-column table:style-name="co13" table:default-cell-style-name="ce70"/>
        <table:table-column table:style-name="co12" table:default-cell-style-name="ce71"/>
        <table:table-column table:style-name="co14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8" table:default-cell-style-name="ce10"/>
        <table:table-column table:style-name="co16" table:number-columns-repeated="5" table:default-cell-style-name="ce70"/>
        <table:table-column table:style-name="co19" table:default-cell-style-name="ce70"/>
        <table:table-column table:style-name="co5" table:default-cell-style-name="ce10"/>
        <table:table-column table:style-name="co16" table:number-columns-repeated="5" table:default-cell-style-name="ce70"/>
        <table:table-column table:style-name="co20" table:default-cell-style-name="ce70"/>
        <table:table-column table:style-name="co5" table:default-cell-style-name="ce10"/>
        <table:table-column table:style-name="co16" table:number-columns-repeated="5" table:default-cell-style-name="ce70"/>
        <table:table-column table:style-name="co19" table:default-cell-style-name="ce70"/>
        <table:table-column table:style-name="co5" table:default-cell-style-name="ce10"/>
        <table:table-column table:style-name="co16" table:number-columns-repeated="5" table:default-cell-style-name="ce70"/>
        <table:table-column table:style-name="co19" table:default-cell-style-name="ce70"/>
        <table:table-column table:style-name="co5" table:default-cell-style-name="ce10"/>
        <table:table-column table:style-name="co16" table:number-columns-repeated="5" table:default-cell-style-name="ce70"/>
        <table:table-column table:style-name="co21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15" table:default-cell-style-name="ce10"/>
        <table:table-column table:style-name="co16" table:number-columns-repeated="5" table:default-cell-style-name="ce70"/>
        <table:table-column table:style-name="co17" table:default-cell-style-name="ce70"/>
        <table:table-column table:style-name="co5" table:number-columns-repeated="271" table:default-cell-style-name="ce70"/>
        <table:table-row table:style-name="ro1">
          <table:table-cell/>
          <table:table-cell table:style-name="ce11" office:value-type="string" calcext:value-type="string" table:number-columns-spanned="10" table:number-rows-spanned="1">
            <text:p>List of lists: Tier 1 list is a member for each square.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table:number-columns-spanned="7" table:number-rows-spanned="1"/>
          <table:covered-table-cell table:number-columns-repeated="6" table:style-name="ce44"/>
          <table:table-cell table:number-columns-repeated="950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Squares are numbered sequentially to 99, corresponding to the list’s index (plus one)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office:value-type="string" calcext:value-type="string" table:number-columns-spanned="7" table:number-rows-spanned="1">
            <text:p>The below procedure was performed for squares 25 and below</text:p>
          </table:table-cell>
          <table:covered-table-cell table:number-columns-repeated="6" table:style-name="ce44"/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13"/>
          <table:table-cell office:value-type="string" calcext:value-type="string">
            <text:p>Straight up</text:p>
          </table:table-cell>
          <table:table-cell table:number-columns-repeated="8"/>
          <table:table-cell table:style-name="ce15"/>
          <table:table-cell table:number-columns-repeated="18"/>
          <table:table-cell office:value-type="string" calcext:value-type="string">
            <text:p>Straight up</text:p>
          </table:table-cell>
          <table:table-cell table:number-columns-repeated="6"/>
          <table:table-cell office:value-type="string" calcext:value-type="string">
            <text:p>Straight up</text:p>
          </table:table-cell>
          <table:table-cell table:number-columns-repeated="13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7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office:value-type="string" calcext:value-type="string">
            <text:p>Down</text:p>
          </table:table-cell>
          <table:table-cell table:number-columns-repeated="19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13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office:value-type="string" calcext:value-type="string">
            <text:p>Straight 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0"/>
          <table:table-cell table:style-name="ce79" office:value-type="string" calcext:value-type="string">
            <text:p>Up</text:p>
          </table:table-cell>
          <table:table-cell table:number-columns-repeated="278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For each square, Tier 2 list is series of 5-straight winners for vertical, horizontal, diagonal, and diagonal straights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office:value-type="string" calcext:value-type="string" table:number-columns-spanned="7" table:number-rows-spanned="1">
            <text:p>It was found counter-productive for squares 26 and above</text:p>
          </table:table-cell>
          <table:covered-table-cell table:number-columns-repeated="6" table:style-name="ce44"/>
          <table:table-cell table:number-columns-repeated="20"/>
          <table:table-cell office:value-type="string" calcext:value-type="string">
            <text:p>Left</text:p>
          </table:table-cell>
          <table:table-cell table:number-columns-repeated="13"/>
          <table:table-cell office:value-type="string" calcext:value-type="string">
            <text:p>Left</text:p>
          </table:table-cell>
          <table:table-cell table:number-columns-repeated="27"/>
          <table:table-cell office:value-type="string" calcext:value-type="string">
            <text:p>Left</text:p>
          </table:table-cell>
          <table:table-cell table:number-columns-repeated="6"/>
          <table:table-cell office:value-type="string" calcext:value-type="string">
            <text:p>Left</text:p>
          </table:table-cell>
          <table:table-cell table:number-columns-repeated="13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7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19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13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office:value-type="string" calcext:value-type="string">
            <text:p>Left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0"/>
          <table:table-cell table:style-name="ce67" office:value-type="string" calcext:value-type="string">
            <text:p>Down</text:p>
          </table:table-cell>
          <table:table-cell table:number-columns-repeated="278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Tier 3 list is a 2-member list of square number and owner_id, both are integers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table:number-columns-spanned="7" table:number-rows-spanned="1"/>
          <table:covered-table-cell table:number-columns-repeated="6" table:style-name="ce4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6"/>
          <table:table-cell table:style-name="Default" office:value-type="string" calcext:value-type="string">
            <text:p>Up-Left</text:p>
          </table:table-cell>
          <table:table-cell table:number-columns-repeated="7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 office:value-type="string" calcext:value-type="string">
            <text:p>D-right</text:p>
          </table:table-cell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This mega-list is created from this spreadsheet where each square’s potential winner straights are entered below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52" office:value-type="string" calcext:value-type="string" table:number-columns-spanned="7" table:number-rows-spanned="1">
            <text:p>Delete any <text:s/>0 <text:s/>value squares as a result of going past edge</text:p>
          </table:table-cell>
          <table:covered-table-cell table:number-columns-repeated="6" table:style-name="ce53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6"/>
          <table:table-cell table:style-name="Default" office:value-type="string" calcext:value-type="string">
            <text:p>Down-Left</text:p>
          </table:table-cell>
          <table:table-cell table:number-columns-repeated="7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 office:value-type="string" calcext:value-type="string">
            <text:p>U-right</text:p>
          </table:table-cell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Default" office:value-type="string" calcext:value-type="string">
            <text:p>Down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79" office:value-type="string" calcext:value-type="string">
            <text:p>Left</text:p>
          </table:table-cell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Square 1 entries are F13, G13, H13, I13, J13 and also F14, F15, F16, F17; <text:s/>and new sequences begin at F20, F26, F32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53"/>
          <table:table-cell table:style-name="ce52" office:value-type="string" calcext:value-type="string" table:number-columns-spanned="6" table:number-rows-spanned="1">
            <text:p>(as for square 16 and above)</text:p>
          </table:table-cell>
          <table:covered-table-cell table:number-columns-repeated="5" table:style-name="ce53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1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Right</text:p>
          </table:table-cell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The computed data for each square is in row 38: K38, R38, Y38, etc.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52" office:value-type="string" calcext:value-type="string" table:number-columns-spanned="7" table:number-rows-spanned="1">
            <text:p>From square 5, there are single [ when there should be [[</text:p>
          </table:table-cell>
          <table:covered-table-cell table:number-columns-repeated="6" table:style-name="ce4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1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Each of these cells are copied into a new Notepad document (This preserves only values)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table:number-columns-spanned="7" table:number-rows-spanned="1"/>
          <table:covered-table-cell table:number-columns-repeated="6" table:style-name="ce4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1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Up-Left</text:p>
          </table:table-cell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9" office:value-type="string" calcext:value-type="string" table:number-columns-spanned="10" table:number-rows-spanned="1">
            <text:p>Remove blank entries by replacing <text:s text:c="2"/>[[,0],[ <text:s text:c="3"/>with <text:s/>[[ <text:s text:c="2"/>and <text:s text:c="3"/>],[,0]] <text:s text:c="3"/>with <text:s text:c="2"/>]] <text:s text:c="3"/>(caution…)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office:value-type="string" calcext:value-type="string" table:number-columns-spanned="7" table:number-rows-spanned="1">
            <text:p>Zeroes make a great placeholder, squares 25 and below will be </text:p>
          </table:table-cell>
          <table:covered-table-cell table:number-columns-repeated="6" table:style-name="ce4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1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number-columns-repeated="5"/>
          <table:table-cell table:style-name="Default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 office:value-type="string" calcext:value-type="string">
            <text:p>Down-Right</text:p>
          </table:table-cell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office:value-type="string" calcext:value-type="string" table:number-columns-spanned="10" table:number-rows-spanned="1">
            <text:p>Copy this document into the appropriate place in list99.py; then place returns after every ]], <text:s/>Save will re-format all</text:p>
          </table:table-cell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style-name="ce40" office:value-type="string" calcext:value-type="string" table:number-columns-spanned="7" table:number-rows-spanned="1">
            <text:p>corrected eventually. <text:s/>Will re-visit this…</text:p>
          </table:table-cell>
          <table:covered-table-cell table:number-columns-repeated="6" table:style-name="ce4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number-columns-repeated="14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6"/>
          <table:table-cell table:style-name="ce41"/>
          <table:table-cell table:style-name="Default" table:number-columns-repeated="5"/>
          <table:table-cell table:style-name="ce67"/>
          <table:table-cell table:style-name="ce41"/>
          <table:table-cell table:style-name="Default" table:number-columns-repeated="6"/>
          <table:table-cell table:number-columns-repeated="271"/>
        </table:table-row>
        <table:table-row table:style-name="ro1">
          <table:table-cell/>
          <table:table-cell table:style-name="ce11" table:number-columns-spanned="10" table:number-rows-spanned="1"/>
          <table:covered-table-cell table:style-name="ce70"/>
          <table:covered-table-cell table:style-name="Default"/>
          <table:covered-table-cell table:style-name="ce41"/>
          <table:covered-table-cell table:number-columns-repeated="6" table:style-name="Default"/>
          <table:table-cell table:number-columns-repeated="468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0"/>
          <table:table-cell table:style-name="ce68" office:value-type="string" calcext:value-type="string">
            <text:p>Down-Left</text:p>
          </table:table-cell>
          <table:table-cell table:number-columns-repeated="278"/>
        </table:table-row>
        <table:table-row table:style-name="ro1">
          <table:table-cell/>
          <table:table-cell table:style-name="ce3" office:value-type="string" calcext:value-type="string">
            <text:p>Orientation</text:p>
          </table:table-cell>
          <table:table-cell table:style-name="ce3" office:value-type="string" calcext:value-type="string">
            <text:p>Key</text:p>
          </table:table-cell>
          <table:table-cell table:style-name="ce9" office:value-type="string" calcext:value-type="string">
            <text:p>Value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number-columns-repeated="14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6"/>
          <table:table-cell table:style-name="ce12"/>
          <table:table-cell table:style-name="ce14" table:number-columns-repeated="5"/>
          <table:table-cell table:style-name="ce14" office:value-type="string" calcext:value-type="string">
            <text:p>Up-Right</text:p>
          </table:table-cell>
          <table:table-cell table:style-name="ce12"/>
          <table:table-cell table:style-name="ce14" table:number-columns-repeated="6"/>
          <table:table-cell table:number-columns-repeated="271"/>
        </table:table-row>
        <table:table-row table:style-name="ro1">
          <table:table-cell table:number-columns-repeated="968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4,19,60,69</text:p>
          </table:table-cell>
          <table:table-cell office:value-type="float" office:value="1" calcext:value-type="float">
            <text:p>1</text:p>
          </table:table-cell>
          <table:table-cell table:style-name="ce15" table:formula="of:=[.E14]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formula="of:=CONCATENATE(&quot;[[&quot;; [.F14]; &quot;,0],&quot;; &quot;[&quot;; [.G14]; &quot;,0],&quot;; &quot;[&quot;; [.H14]; &quot;,0],&quot;; &quot;[&quot;; [.I14]; &quot;,0],&quot;; &quot;[&quot;; [.J14]; &quot;,0]]&quot;)" office:value-type="string" office:string-value="[[1,0],[14,0],[19,0],[60,0],[69,0]]" calcext:value-type="string">
            <text:p>[[1,0],[14,0],[19,0],[60,0],[69,0]]</text:p>
          </table:table-cell>
          <table:table-cell office:value-type="float" office:value="2" calcext:value-type="float">
            <text:p>2</text:p>
          </table:table-cell>
          <table:table-cell table:formula="of:=[.L14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table:formula="of:=CONCATENATE(&quot;[[&quot;; [.M14]; &quot;,0],&quot;; &quot;[&quot;; [.N14]; &quot;,0],&quot;; &quot;[&quot;; [.O14]; &quot;,0],&quot;; &quot;[&quot;; [.P14]; &quot;,0],&quot;; &quot;[&quot;; [.Q14]; &quot;,0]]&quot;)" office:value-type="string" office:string-value="[[2,0],[1,0],[14,0],[19,0],[60,0]]" calcext:value-type="string">
            <text:p>[[2,0],[1,0],[14,0],[19,0],[60,0]]</text:p>
          </table:table-cell>
          <table:table-cell office:value-type="float" office:value="3" calcext:value-type="float">
            <text:p>3</text:p>
          </table:table-cell>
          <table:table-cell table:formula="of:=[.S14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table:formula="of:=CONCATENATE(&quot;[[&quot;; [.T14]; &quot;,0],&quot;; &quot;[&quot;; [.U14]; &quot;,0],&quot;; &quot;[&quot;; [.V14]; &quot;,0],&quot;; &quot;[&quot;; [.W14]; &quot;,0],&quot;; &quot;[&quot;; [.X14]; &quot;,0]]&quot;)" office:value-type="string" office:string-value="[[3,0],[4,0],[15,0],[18,0],[61,0]]" calcext:value-type="string">
            <text:p>[[3,0],[4,0],[15,0],[18,0],[61,0]]</text:p>
          </table:table-cell>
          <table:table-cell office:value-type="float" office:value="4" calcext:value-type="float">
            <text:p>4</text:p>
          </table:table-cell>
          <table:table-cell table:formula="of:=[.Z14]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formula="of:=CONCATENATE(&quot;[[&quot;; [.AA14]; &quot;,0],&quot;; &quot;[&quot;; [.AB14]; &quot;,0],&quot;; &quot;[&quot;; [.AC14]; &quot;,0],&quot;; &quot;[&quot;; [.AD14]; &quot;,0],&quot;; &quot;[&quot;; [.AE14]; &quot;,0]]&quot;)" office:value-type="string" office:string-value="[[4,0],[15,0],[18,0],[61,0],[68,0]]" calcext:value-type="string">
            <text:p>[[4,0],[15,0],[18,0],[61,0],[68,0]]</text:p>
          </table:table-cell>
          <table:table-cell office:value-type="float" office:value="5" calcext:value-type="float">
            <text:p>5</text:p>
          </table:table-cell>
          <table:table-cell table:formula="of:=[.AG14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formula="of:=CONCATENATE(&quot;[[&quot;; [.AH14]; &quot;,0],&quot;; &quot;[&quot;; [.AI14]; &quot;,0],&quot;; &quot;[&quot;; [.AJ14]; &quot;,0],&quot;; &quot;[&quot;; [.AK14]; &quot;,0],&quot;; &quot;[&quot;; [.AL14]; &quot;,0]]&quot;)" office:value-type="string" office:string-value="[[5,0],[16,0],[17,0],[62,0],[67,0]]" calcext:value-type="string">
            <text:p>[[5,0],[16,0],[17,0],[62,0],[67,0]]</text:p>
          </table:table-cell>
          <table:table-cell office:value-type="float" office:value="6" calcext:value-type="float">
            <text:p>6</text:p>
          </table:table-cell>
          <table:table-cell table:formula="of:=[.AN14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table:formula="of:=CONCATENATE(&quot;[[&quot;; [.AO14]; &quot;,0],&quot;; &quot;[&quot;; [.AP14]; &quot;,0],&quot;; &quot;[&quot;; [.AQ14]; &quot;,0],&quot;; &quot;[&quot;; [.AR14]; &quot;,0],&quot;; &quot;[&quot;; [.AS14]; &quot;,0]]&quot;)" office:value-type="string" office:string-value="[[6,0],[5,0],[16,0],[17,0],[62,0]]" calcext:value-type="string">
            <text:p>[[6,0],[5,0],[16,0],[17,0],[62,0]]</text:p>
          </table:table-cell>
          <table:table-cell office:value-type="float" office:value="7" calcext:value-type="float">
            <text:p>7</text:p>
          </table:table-cell>
          <table:table-cell table:style-name="ce15" table:formula="of:=[.AU14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CONCATENATE(&quot;[[&quot;; [.AV14]; &quot;,0],&quot;; &quot;[&quot;; [.AW14]; &quot;,0],&quot;; &quot;[&quot;; [.AX14]; &quot;,0],&quot;; &quot;[&quot;; [.AY14]; &quot;,0],&quot;; &quot;[&quot;; [.AZ14]; &quot;,0]]&quot;)" office:value-type="string" office:string-value="[[7,0],[6,0],[5,0],[16,0],[17,0]]" calcext:value-type="string">
            <text:p>[[7,0],[6,0],[5,0],[16,0],[17,0]]</text:p>
          </table:table-cell>
          <table:table-cell office:value-type="float" office:value="8" calcext:value-type="float">
            <text:p>8</text:p>
          </table:table-cell>
          <table:table-cell table:style-name="ce15" table:formula="of:=[.BB14]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CONCATENATE(&quot;[[&quot;; [.BC14]; &quot;,0],&quot;; &quot;[&quot;; [.BD14]; &quot;,0],&quot;; &quot;[&quot;; [.BE14]; &quot;,0],&quot;; &quot;[&quot;; [.BF14]; &quot;,0],&quot;; &quot;[&quot;; [.BG14]; &quot;,0]]&quot;)" office:value-type="string" office:string-value="[[8,0],[3,0],[4,0],[15,0],[18,0]]" calcext:value-type="string">
            <text:p>[[8,0],[3,0],[4,0],[15,0],[18,0]]</text:p>
          </table:table-cell>
          <table:table-cell office:value-type="float" office:value="9" calcext:value-type="float">
            <text:p>9</text:p>
          </table:table-cell>
          <table:table-cell table:style-name="ce15" table:formula="of:=[.BI14]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CONCATENATE(&quot;[[&quot;; [.BJ14]; &quot;,0],&quot;; &quot;[&quot;; [.BK14]; &quot;,0],&quot;; &quot;[&quot;; [.BL14]; &quot;,0],&quot;; &quot;[&quot;; [.BM14]; &quot;,0],&quot;; &quot;[&quot;; [.BN14]; &quot;,0]]&quot;)" office:value-type="string" office:string-value="[[9,0],[2,0],[1,0],[14,0],[19,0]]" calcext:value-type="string">
            <text:p>[[9,0],[2,0],[1,0],[14,0],[19,0]]</text:p>
          </table:table-cell>
          <table:table-cell office:value-type="float" office:value="10" calcext:value-type="float">
            <text:p>10</text:p>
          </table:table-cell>
          <table:table-cell table:style-name="ce15" table:formula="of:=[.BP14]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CONCATENATE(&quot;[[&quot;; [.BQ14]; &quot;,0],&quot;; &quot;[&quot;; [.BR14]; &quot;,0],&quot;; &quot;[&quot;; [.BS14]; &quot;,0],&quot;; &quot;[&quot;; [.BT14]; &quot;,0],&quot;; &quot;[&quot;; [.BU14]; &quot;,0]]&quot;)" office:value-type="string" office:string-value="[[10,0],[11,0],[12,0],[13,0],[20,0]]" calcext:value-type="string">
            <text:p>[[10,0],[11,0],[12,0],[13,0],[20,0]]</text:p>
          </table:table-cell>
          <table:table-cell office:value-type="float" office:value="11" calcext:value-type="float">
            <text:p>11</text:p>
          </table:table-cell>
          <table:table-cell table:style-name="ce15" table:formula="of:=[.BW14]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table:formula="of:=CONCATENATE(&quot;[[&quot;; [.BX14]; &quot;,0],&quot;; &quot;[&quot;; [.BY14]; &quot;,0],&quot;; &quot;[&quot;; [.BZ14]; &quot;,0],&quot;; &quot;[&quot;; [.CA14]; &quot;,0],&quot;; &quot;[&quot;; [.CB14]; &quot;,0]]&quot;)" office:value-type="string" office:string-value="[[11,0],[12,0],[13,0],[20,0],[59,0]]" calcext:value-type="string">
            <text:p>[[11,0],[12,0],[13,0],[20,0],[59,0]]</text:p>
          </table:table-cell>
          <table:table-cell office:value-type="float" office:value="12" calcext:value-type="float">
            <text:p>12</text:p>
          </table:table-cell>
          <table:table-cell table:style-name="ce15" table:formula="of:=[.CD14]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formula="of:=CONCATENATE(&quot;[[&quot;; [.CE14]; &quot;,0],&quot;; &quot;[&quot;; [.CF14]; &quot;,0],&quot;; &quot;[&quot;; [.CG14]; &quot;,0],&quot;; &quot;[&quot;; [.CH14]; &quot;,0],&quot;; &quot;[&quot;; [.CI14]; &quot;,0]]&quot;)" office:value-type="string" office:string-value="[[12,0],[13,0],[20,0],[59,0],[70,0]]" calcext:value-type="string">
            <text:p>[[12,0],[13,0],[20,0],[59,0],[70,0]]</text:p>
          </table:table-cell>
          <table:table-cell office:value-type="float" office:value="13" calcext:value-type="float">
            <text:p>13</text:p>
          </table:table-cell>
          <table:table-cell table:style-name="ce15" table:formula="of:=[.CK14]"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[[&quot;; [.CL14]; &quot;,0],&quot;; &quot;[&quot;; [.CM14]; &quot;,0],&quot;; &quot;[&quot;; [.CN14]; &quot;,0],&quot;; &quot;[&quot;; [.CO14]; &quot;,0],&quot;; &quot;[&quot;; [.CP14]; &quot;,0]]&quot;)" office:value-type="string" office:string-value="[[13,0],[20,0],[59,0],[70,0],[,0]]" calcext:value-type="string">
            <text:p>[[13,0],[20,0],[59,0],[70,0],[,0]]</text:p>
          </table:table-cell>
          <table:table-cell office:value-type="float" office:value="14" calcext:value-type="float">
            <text:p>14</text:p>
          </table:table-cell>
          <table:table-cell table:style-name="ce15" table:formula="of:=[.CR14]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/>
          <table:table-cell table:formula="of:=CONCATENATE(&quot;[[&quot;; [.CS14]; &quot;,0],&quot;; &quot;[&quot;; [.CT14]; &quot;,0],&quot;; &quot;[&quot;; [.CU14]; &quot;,0],&quot;; &quot;[&quot;; [.CV14]; &quot;,0],&quot;; &quot;[&quot;; [.CW14]; &quot;,0]]&quot;)" office:value-type="string" office:string-value="[[14,0],[19,0],[60,0],[69,0],[,0]]" calcext:value-type="string">
            <text:p>[[14,0],[19,0],[60,0],[69,0],[,0]]</text:p>
          </table:table-cell>
          <table:table-cell office:value-type="float" office:value="15" calcext:value-type="float">
            <text:p>15</text:p>
          </table:table-cell>
          <table:table-cell table:style-name="ce15" table:formula="of:=[.CY14]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CONCATENATE(&quot;[[&quot;; [.CZ14]; &quot;,0],&quot;; &quot;[&quot;; [.DA14]; &quot;,0],&quot;; &quot;[&quot;; [.DB14]; &quot;,0],&quot;; &quot;[&quot;; [.DC14]; &quot;,0],&quot;; &quot;[&quot;; [.DD14]; &quot;,0]]&quot;)" office:value-type="string" office:string-value="[[15,0],[18,0],[61,0],[68,0],[,0]]" calcext:value-type="string">
            <text:p>[[15,0],[18,0],[61,0],[68,0],[,0]]</text:p>
          </table:table-cell>
          <table:table-cell office:value-type="float" office:value="16" calcext:value-type="float">
            <text:p>16</text:p>
          </table:table-cell>
          <table:table-cell table:style-name="ce15" table:formula="of:=[.DF14]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/>
          <table:table-cell table:formula="of:=CONCATENATE(&quot;[[&quot;; [.DG14]; &quot;,0],&quot;; &quot;[&quot;; [.DH14]; &quot;,0],&quot;; &quot;[&quot;; [.DI14]; &quot;,0],&quot;; &quot;[&quot;; [.DJ14]; &quot;,0],&quot;; &quot;[&quot;; [.DK14]; &quot;,0]]&quot;)" office:value-type="string" office:string-value="[[16,0],[17,0],[62,0],[67,0],[,0]]" calcext:value-type="string">
            <text:p>[[16,0],[17,0],[62,0],[67,0],[,0]]</text:p>
          </table:table-cell>
          <table:table-cell office:value-type="float" office:value="17" calcext:value-type="float">
            <text:p>17</text:p>
          </table:table-cell>
          <table:table-cell table:style-name="ce15" table:formula="of:=[.DM14]"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CONCATENATE(&quot;[[&quot;; [.DN14]; &quot;,0],&quot;; &quot;[&quot;; [.DO14]; &quot;,0],&quot;; &quot;[&quot;; [.DP14]; &quot;,0],&quot;; &quot;[&quot;; [.DQ14]; &quot;,0],&quot;; &quot;[&quot;; [.DR14]; &quot;,0]]&quot;)" office:value-type="string" office:string-value="[[17,0],[62,0],[67,0],[,0],[,0]]" calcext:value-type="string">
            <text:p>[[17,0],[62,0],[67,0],[,0],[,0]]</text:p>
          </table:table-cell>
          <table:table-cell office:value-type="float" office:value="18" calcext:value-type="float">
            <text:p>18</text:p>
          </table:table-cell>
          <table:table-cell table:style-name="ce15" table:formula="of:=[.DT14]"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table:formula="of:=CONCATENATE(&quot;[[&quot;; [.DU14]; &quot;,0],&quot;; &quot;[&quot;; [.DV14]; &quot;,0],&quot;; &quot;[&quot;; [.DW14]; &quot;,0],&quot;; &quot;[&quot;; [.DX14]; &quot;,0],&quot;; &quot;[&quot;; [.DY14]; &quot;,0]]&quot;)" office:value-type="string" office:string-value="[[18,0],[61,0],[68,0],[,0],[,0]]" calcext:value-type="string">
            <text:p>[[18,0],[61,0],[68,0],[,0],[,0]]</text:p>
          </table:table-cell>
          <table:table-cell office:value-type="float" office:value="19" calcext:value-type="float">
            <text:p>19</text:p>
          </table:table-cell>
          <table:table-cell table:style-name="ce15" table:formula="of:=[.EA14]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CONCATENATE(&quot;[[&quot;; [.EB14]; &quot;,0],&quot;; &quot;[&quot;; [.EC14]; &quot;,0],&quot;; &quot;[&quot;; [.ED14]; &quot;,0],&quot;; &quot;[&quot;; [.EE14]; &quot;,0],&quot;; &quot;[&quot;; [.EF14]; &quot;,0]]&quot;)" office:value-type="string" office:string-value="[[19,0],[60,0],[69,0],[,0],[,0]]" calcext:value-type="string">
            <text:p>[[19,0],[60,0],[69,0],[,0],[,0]]</text:p>
          </table:table-cell>
          <table:table-cell office:value-type="float" office:value="20" calcext:value-type="float">
            <text:p>20</text:p>
          </table:table-cell>
          <table:table-cell table:style-name="ce15" table:formula="of:=[.EH14]"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CONCATENATE(&quot;[[&quot;; [.EI14]; &quot;,0],&quot;; &quot;[&quot;; [.EJ14]; &quot;,0],&quot;; &quot;[&quot;; [.EK14]; &quot;,0],&quot;; &quot;[&quot;; [.EL14]; &quot;,0],&quot;; &quot;[&quot;; [.EM14]; &quot;,0]]&quot;)" office:value-type="string" office:string-value="[[20,0],[59,0],[70,0],[,0],[,0]]" calcext:value-type="string">
            <text:p>[[20,0],[59,0],[70,0],[,0],[,0]]</text:p>
          </table:table-cell>
          <table:table-cell office:value-type="float" office:value="21" calcext:value-type="float">
            <text:p>21</text:p>
          </table:table-cell>
          <table:table-cell table:style-name="ce15" table:formula="of:=[.EO14]"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CONCATENATE(&quot;[[&quot;; [.EP14]; &quot;,0],&quot;; &quot;[&quot;; [.EQ14]; &quot;,0],&quot;; &quot;[&quot;; [.ER14]; &quot;,0],&quot;; &quot;[&quot;; [.ES14]; &quot;,0],&quot;; &quot;[&quot;; [.ET14]; &quot;,0]]&quot;)" office:value-type="string" office:string-value="[[21,0],[58,0],[71,0],[,0],[,0]]" calcext:value-type="string">
            <text:p>[[21,0],[58,0],[71,0],[,0],[,0]]</text:p>
          </table:table-cell>
          <table:table-cell office:value-type="float" office:value="22" calcext:value-type="float">
            <text:p>22</text:p>
          </table:table-cell>
          <table:table-cell table:style-name="ce15" table:formula="of:=[.EV14]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[[&quot;; [.EW14]; &quot;,0],&quot;; &quot;[&quot;; [.EX14]; &quot;,0],&quot;; &quot;[&quot;; [.EY14]; &quot;,0],&quot;; &quot;[&quot;; [.EZ14]; &quot;,0],&quot;; &quot;[&quot;; [.FA14]; &quot;,0]]&quot;)" office:value-type="string" office:string-value="[[22,0],[21,0],[58,0],[71,0],[,0]]" calcext:value-type="string">
            <text:p>[[22,0],[21,0],[58,0],[71,0],[,0]]</text:p>
          </table:table-cell>
          <table:table-cell office:value-type="float" office:value="23" calcext:value-type="float">
            <text:p>23</text:p>
          </table:table-cell>
          <table:table-cell table:style-name="ce15" table:formula="of:=[.FC14]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formula="of:=CONCATENATE(&quot;[[&quot;; [.FD14]; &quot;,0],&quot;; &quot;[&quot;; [.FE14]; &quot;,0],&quot;; &quot;[&quot;; [.FF14]; &quot;,0],&quot;; &quot;[&quot;; [.FG14]; &quot;,0],&quot;; &quot;[&quot;; [.FH14]; &quot;,0]]&quot;)" office:value-type="string" office:string-value="[[23,0],[22,0],[21,0],[58,0],[72,0]]" calcext:value-type="string">
            <text:p>[[23,0],[22,0],[21,0],[58,0],[72,0]]</text:p>
          </table:table-cell>
          <table:table-cell office:value-type="float" office:value="24" calcext:value-type="float">
            <text:p>24</text:p>
          </table:table-cell>
          <table:table-cell table:style-name="ce15" table:formula="of:=[.FJ14]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table:formula="of:=CONCATENATE(&quot;[[&quot;; [.FK14]; &quot;,0],&quot;; &quot;[&quot;; [.FL14]; &quot;,0],&quot;; &quot;[&quot;; [.FM14]; &quot;,0],&quot;; &quot;[&quot;; [.FN14]; &quot;,0],&quot;; &quot;[&quot;; [.FO14]; &quot;,0]]&quot;)" office:value-type="string" office:string-value="[[24,0],[23,0],[22,0],[21,0],[58,0]]" calcext:value-type="string">
            <text:p>[[24,0],[23,0],[22,0],[21,0],[58,0]]</text:p>
          </table:table-cell>
          <table:table-cell office:value-type="float" office:value="25" calcext:value-type="float">
            <text:p>25</text:p>
          </table:table-cell>
          <table:table-cell table:style-name="ce15" table:formula="of:=[.FQ14]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CONCATENATE(&quot;[[&quot;; [.FR14]; &quot;,0],&quot;; &quot;[&quot;; [.FS14]; &quot;,0],&quot;; &quot;[&quot;; [.FT14]; &quot;,0],&quot;; &quot;[&quot;; [.FU14]; &quot;,0],&quot;; &quot;[&quot;; [.FV14]; &quot;,0]]&quot;)" office:value-type="string" office:string-value="[[25,0],[24,0],[23,0],[22,0],[21,0]]" calcext:value-type="string">
            <text:p>[[25,0],[24,0],[23,0],[22,0],[21,0]]</text:p>
          </table:table-cell>
          <table:table-cell office:value-type="float" office:value="26" calcext:value-type="float">
            <text:p>26</text:p>
          </table:table-cell>
          <table:table-cell table:style-name="ce15" table:formula="of:=[.FX14]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formula="of:=CONCATENATE(&quot;[[&quot;; [.FY14]; &quot;,0],&quot;; &quot;[&quot;; [.FZ14]; &quot;,0],&quot;; &quot;[&quot;; [.GA14]; &quot;,0],&quot;; &quot;[&quot;; [.GB14]; &quot;,0],&quot;; &quot;[&quot;; [.GC14]; &quot;,0]]&quot;)" office:value-type="string" office:string-value="[[26,0],[25,0],[24,0],[23,0],[22,0]]" calcext:value-type="string">
            <text:p>[[26,0],[25,0],[24,0],[23,0],[22,0]]</text:p>
          </table:table-cell>
          <table:table-cell office:value-type="float" office:value="27" calcext:value-type="float">
            <text:p>27</text:p>
          </table:table-cell>
          <table:table-cell table:style-name="ce15" table:formula="of:=[.GE14]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NCATENATE(&quot;[[&quot;; [.GF14]; &quot;,0],&quot;; &quot;[&quot;; [.GG14]; &quot;,0],&quot;; &quot;[&quot;; [.GH14]; &quot;,0],&quot;; &quot;[&quot;; [.GI14]; &quot;,0],&quot;; &quot;[&quot;; [.GJ14]; &quot;,0]]&quot;)" office:value-type="string" office:string-value="[[27,0],[10,0],[11,0],[12,0],[13,0]]" calcext:value-type="string">
            <text:p>[[27,0],[10,0],[11,0],[12,0],[13,0]]</text:p>
          </table:table-cell>
          <table:table-cell office:value-type="float" office:value="28" calcext:value-type="float">
            <text:p>28</text:p>
          </table:table-cell>
          <table:table-cell table:style-name="ce15" table:formula="of:=[.GL14]"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NCATENATE(&quot;[[&quot;; [.GM14]; &quot;,0],&quot;; &quot;[&quot;; [.GN14]; &quot;,0],&quot;; &quot;[&quot;; [.GO14]; &quot;,0],&quot;; &quot;[&quot;; [.GP14]; &quot;,0],&quot;; &quot;[&quot;; [.GQ14]; &quot;,0]]&quot;)" office:value-type="string" office:string-value="[[28,0],[9,0],[2,0],[1,0],[14,0]]" calcext:value-type="string">
            <text:p>[[28,0],[9,0],[2,0],[1,0],[14,0]]</text:p>
          </table:table-cell>
          <table:table-cell office:value-type="float" office:value="29" calcext:value-type="float">
            <text:p>29</text:p>
          </table:table-cell>
          <table:table-cell table:formula="of:=[.GS14]"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NCATENATE(&quot;[[&quot;; [.GT14]; &quot;,0],&quot;; &quot;[&quot;; [.GU14]; &quot;,0],&quot;; &quot;[&quot;; [.GV14]; &quot;,0],&quot;; &quot;[&quot;; [.GW14]; &quot;,0],&quot;; &quot;[&quot;; [.GX14]; &quot;,0]]&quot;)" office:value-type="string" office:string-value="[[29,0],[8,0],[3,0],[4,0],[15,0]]" calcext:value-type="string">
            <text:p>[[29,0],[8,0],[3,0],[4,0],[15,0]]</text:p>
          </table:table-cell>
          <table:table-cell office:value-type="float" office:value="30" calcext:value-type="float">
            <text:p>30</text:p>
          </table:table-cell>
          <table:table-cell table:formula="of:=[.GZ14]"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CONCATENATE(&quot;[[&quot;; [.HA14]; &quot;,0],&quot;; &quot;[&quot;; [.HB14]; &quot;,0],&quot;; &quot;[&quot;; [.HC14]; &quot;,0],&quot;; &quot;[&quot;; [.HD14]; &quot;,0],&quot;; &quot;[&quot;; [.HE14]; &quot;,0]]&quot;)" office:value-type="string" office:string-value="[[30,0],[7,0],[6,0],[5,0],[16,0]]" calcext:value-type="string">
            <text:p>[[30,0],[7,0],[6,0],[5,0],[16,0]]</text:p>
          </table:table-cell>
          <table:table-cell office:value-type="float" office:value="31" calcext:value-type="float">
            <text:p>31</text:p>
          </table:table-cell>
          <table:table-cell table:formula="of:=[.HG14]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formula="of:=CONCATENATE(&quot;[[&quot;; [.HH14]; &quot;,0],&quot;; &quot;[&quot;; [.HI14]; &quot;,0],&quot;; &quot;[&quot;; [.HJ14]; &quot;,0],&quot;; &quot;[&quot;; [.HK14]; &quot;,0],&quot;; &quot;[&quot;; [.HL14]; &quot;,0]]&quot;)" office:value-type="string" office:string-value="[[31,0],[32,0],[33,0],[34,0],[35,0]]" calcext:value-type="string">
            <text:p>[[31,0],[32,0],[33,0],[34,0],[35,0]]</text:p>
          </table:table-cell>
          <table:table-cell office:value-type="float" office:value="32" calcext:value-type="float">
            <text:p>32</text:p>
          </table:table-cell>
          <table:table-cell table:formula="of:=[.HN14]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formula="of:=CONCATENATE(&quot;[[&quot;; [.HO14]; &quot;,0],&quot;; &quot;[&quot;; [.HP14]; &quot;,0],&quot;; &quot;[&quot;; [.HQ14]; &quot;,0],&quot;; &quot;[&quot;; [.HR14]; &quot;,0],&quot;; &quot;[&quot;; [.HS14]; &quot;,0]]&quot;)" office:value-type="string" office:string-value="[[32,0],[33,0],[34,0],[35,0],[36,0]]" calcext:value-type="string">
            <text:p>[[32,0],[33,0],[34,0],[35,0],[36,0]]</text:p>
          </table:table-cell>
          <table:table-cell office:value-type="float" office:value="33" calcext:value-type="float">
            <text:p>33</text:p>
          </table:table-cell>
          <table:table-cell table:formula="of:=[.HU14]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table:formula="of:=CONCATENATE(&quot;[[&quot;; [.HV14]; &quot;,0],&quot;; &quot;[&quot;; [.HW14]; &quot;,0],&quot;; &quot;[&quot;; [.HX14]; &quot;,0],&quot;; &quot;[&quot;; [.HY14]; &quot;,0],&quot;; &quot;[&quot;; [.HZ14]; &quot;,0]]&quot;)" office:value-type="string" office:string-value="[[33,0],[34,0],[35,0],[36,0],[63,0]]" calcext:value-type="string">
            <text:p>[[33,0],[34,0],[35,0],[36,0],[63,0]]</text:p>
          </table:table-cell>
          <table:table-cell office:value-type="float" office:value="34" calcext:value-type="float">
            <text:p>34</text:p>
          </table:table-cell>
          <table:table-cell table:formula="of:=[.IB14]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formula="of:=CONCATENATE(&quot;[[&quot;; [.IC14]; &quot;,0],&quot;; &quot;[&quot;; [.ID14]; &quot;,0],&quot;; &quot;[&quot;; [.IE14]; &quot;,0],&quot;; &quot;[&quot;; [.IF14]; &quot;,0],&quot;; &quot;[&quot;; [.IG14]; &quot;,0]]&quot;)" office:value-type="string" office:string-value="[[34,0],[35,0],[36,0],[63,0],[66,0]]" calcext:value-type="string">
            <text:p>[[34,0],[35,0],[36,0],[63,0],[66,0]]</text:p>
          </table:table-cell>
          <table:table-cell office:value-type="float" office:value="35" calcext:value-type="float">
            <text:p>35</text:p>
          </table:table-cell>
          <table:table-cell table:formula="of:=[.II14]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CONCATENATE(&quot;[[&quot;; [.IJ14]; &quot;,0],&quot;; &quot;[&quot;; [.IK14]; &quot;,0],&quot;; &quot;[&quot;; [.IL14]; &quot;,0],&quot;; &quot;[&quot;; [.IM14]; &quot;,0],&quot;; &quot;[&quot;; [.IN14]; &quot;,0]]&quot;)" office:value-type="string" office:string-value="[[35,0],[36,0],[63,0],[66,0],[0,0]]" calcext:value-type="string">
            <text:p>[[35,0],[36,0],[63,0],[66,0],[0,0]]</text:p>
          </table:table-cell>
          <table:table-cell office:value-type="float" office:value="36" calcext:value-type="float">
            <text:p>36</text:p>
          </table:table-cell>
          <table:table-cell table:formula="of:=[.IP14]"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IQ14]; &quot;,0],&quot;; &quot;[&quot;; [.IR14]; &quot;,0],&quot;; &quot;[&quot;; [.IS14]; &quot;,0],&quot;; &quot;[&quot;; [.IT14]; &quot;,0],&quot;; &quot;[&quot;; [.IU14]; &quot;,0]]&quot;)" office:value-type="string" office:string-value="[[36,0],[63,0],[66,0],[0,0],[0,0]]" calcext:value-type="string">
            <text:p>[[36,0],[63,0],[66,0],[0,0],[0,0]]</text:p>
          </table:table-cell>
          <table:table-cell office:value-type="float" office:value="37" calcext:value-type="float">
            <text:p>37</text:p>
          </table:table-cell>
          <table:table-cell table:formula="of:=[.IW14]"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IX14]; &quot;,0],&quot;; &quot;[&quot;; [.IY14]; &quot;,0],&quot;; &quot;[&quot;; [.IZ14]; &quot;,0],&quot;; &quot;[&quot;; [.JA14]; &quot;,0],&quot;; &quot;[&quot;; [.JB14]; &quot;,0]]&quot;)" office:value-type="string" office:string-value="[[37,0],[64,0],[65,0],[0,0],[0,0]]" calcext:value-type="string">
            <text:p>[[37,0],[64,0],[65,0],[0,0],[0,0]]</text:p>
          </table:table-cell>
          <table:table-cell office:value-type="float" office:value="38" calcext:value-type="float">
            <text:p>38</text:p>
          </table:table-cell>
          <table:table-cell table:formula="of:=[.JD14]"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CONCATENATE(&quot;[[&quot;; [.JE14]; &quot;,0],&quot;; &quot;[&quot;; [.JF14]; &quot;,0],&quot;; &quot;[&quot;; [.JG14]; &quot;,0],&quot;; &quot;[&quot;; [.JH14]; &quot;,0],&quot;; &quot;[&quot;; [.JI14]; &quot;,0]]&quot;)" office:value-type="string" office:string-value="[[38,0],[37,0],[64,0],[65,0],[0,0]]" calcext:value-type="string">
            <text:p>[[38,0],[37,0],[64,0],[65,0],[0,0]]</text:p>
          </table:table-cell>
          <table:table-cell office:value-type="float" office:value="39" calcext:value-type="float">
            <text:p>39</text:p>
          </table:table-cell>
          <table:table-cell table:formula="of:=[.JK14]"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CONCATENATE(&quot;[[&quot;; [.JL14]; &quot;,0],&quot;; &quot;[&quot;; [.JM14]; &quot;,0],&quot;; &quot;[&quot;; [.JN14]; &quot;,0],&quot;; &quot;[&quot;; [.JO14]; &quot;,0],&quot;; &quot;[&quot;; [.JP14]; &quot;,0]]&quot;)" office:value-type="string" office:string-value="[[39,0],[38,0],[37,0],[64,0],[65,0]]" calcext:value-type="string">
            <text:p>[[39,0],[38,0],[37,0],[64,0],[65,0]]</text:p>
          </table:table-cell>
          <table:table-cell office:value-type="float" office:value="40" calcext:value-type="float">
            <text:p>40</text:p>
          </table:table-cell>
          <table:table-cell table:formula="of:=[.JR14]"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table:formula="of:=CONCATENATE(&quot;[[&quot;; [.JS14]; &quot;,0],&quot;; &quot;[&quot;; [.JT14]; &quot;,0],&quot;; &quot;[&quot;; [.JU14]; &quot;,0],&quot;; &quot;[&quot;; [.JV14]; &quot;,0],&quot;; &quot;[&quot;; [.JW14]; &quot;,0]]&quot;)" office:value-type="string" office:string-value="[[40,0],[39,0],[38,0],[37,0],[64,0]]" calcext:value-type="string">
            <text:p>[[40,0],[39,0],[38,0],[37,0],[64,0]]</text:p>
          </table:table-cell>
          <table:table-cell office:value-type="float" office:value="41" calcext:value-type="float">
            <text:p>41</text:p>
          </table:table-cell>
          <table:table-cell table:formula="of:=[.JY14]"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CONCATENATE(&quot;[[&quot;; [.JZ14]; &quot;,0],&quot;; &quot;[&quot;; [.KA14]; &quot;,0],&quot;; &quot;[&quot;; [.KB14]; &quot;,0],&quot;; &quot;[&quot;; [.KC14]; &quot;,0],&quot;; &quot;[&quot;; [.KD14]; &quot;,0]]&quot;)" office:value-type="string" office:string-value="[[41,0],[40,0],[39,0],[38,0],[37,0]]" calcext:value-type="string">
            <text:p>[[41,0],[40,0],[39,0],[38,0],[37,0]]</text:p>
          </table:table-cell>
          <table:table-cell office:value-type="float" office:value="42" calcext:value-type="float">
            <text:p>42</text:p>
          </table:table-cell>
          <table:table-cell table:formula="of:=[.KF14]"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table:formula="of:=CONCATENATE(&quot;[[&quot;; [.KG14]; &quot;,0],&quot;; &quot;[&quot;; [.KH14]; &quot;,0],&quot;; &quot;[&quot;; [.KI14]; &quot;,0],&quot;; &quot;[&quot;; [.KJ14]; &quot;,0],&quot;; &quot;[&quot;; [.KK14]; &quot;,0]]&quot;)" office:value-type="string" office:string-value="[[42,0],[41,0],[40,0],[39,0],[38,0]]" calcext:value-type="string">
            <text:p>[[42,0],[41,0],[40,0],[39,0],[38,0]]</text:p>
          </table:table-cell>
          <table:table-cell office:value-type="float" office:value="43" calcext:value-type="float">
            <text:p>43</text:p>
          </table:table-cell>
          <table:table-cell table:formula="of:=[.KM14]"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formula="of:=CONCATENATE(&quot;[[&quot;; [.KN14]; &quot;,0],&quot;; &quot;[&quot;; [.KO14]; &quot;,0],&quot;; &quot;[&quot;; [.KP14]; &quot;,0],&quot;; &quot;[&quot;; [.KQ14]; &quot;,0],&quot;; &quot;[&quot;; [.KR14]; &quot;,0]]&quot;)" office:value-type="string" office:string-value="[[43,0],[42,0],[41,0],[40,0],[39,0]]" calcext:value-type="string">
            <text:p>[[43,0],[42,0],[41,0],[40,0],[39,0]]</text:p>
          </table:table-cell>
          <table:table-cell office:value-type="float" office:value="44" calcext:value-type="float">
            <text:p>44</text:p>
          </table:table-cell>
          <table:table-cell table:formula="of:=[.KT14]"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formula="of:=CONCATENATE(&quot;[[&quot;; [.KU14]; &quot;,0],&quot;; &quot;[&quot;; [.KV14]; &quot;,0],&quot;; &quot;[&quot;; [.KW14]; &quot;,0],&quot;; &quot;[&quot;; [.KX14]; &quot;,0],&quot;; &quot;[&quot;; [.KY14]; &quot;,0]]&quot;)" office:value-type="string" office:string-value="[[44,0],[31,0],[32,0],[33,0],[34,0]]" calcext:value-type="string">
            <text:p>[[44,0],[31,0],[32,0],[33,0],[34,0]]</text:p>
          </table:table-cell>
          <table:table-cell office:value-type="float" office:value="45" calcext:value-type="float">
            <text:p>45</text:p>
          </table:table-cell>
          <table:table-cell table:formula="of:=[.LA14]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NCATENATE(&quot;[[&quot;; [.LB14]; &quot;,0],&quot;; &quot;[&quot;; [.LC14]; &quot;,0],&quot;; &quot;[&quot;; [.LD14]; &quot;,0],&quot;; &quot;[&quot;; [.LE14]; &quot;,0],&quot;; &quot;[&quot;; [.LF14]; &quot;,0]]&quot;)" office:value-type="string" office:string-value="[[45,0],[30,0],[7,0],[6,0],[5,0]]" calcext:value-type="string">
            <text:p>[[45,0],[30,0],[7,0],[6,0],[5,0]]</text:p>
          </table:table-cell>
          <table:table-cell office:value-type="float" office:value="46" calcext:value-type="float">
            <text:p>46</text:p>
          </table:table-cell>
          <table:table-cell table:formula="of:=[.LH14]"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NCATENATE(&quot;[[&quot;; [.LI14]; &quot;,0],&quot;; &quot;[&quot;; [.LJ14]; &quot;,0],&quot;; &quot;[&quot;; [.LK14]; &quot;,0],&quot;; &quot;[&quot;; [.LL14]; &quot;,0],&quot;; &quot;[&quot;; [.LM14]; &quot;,0]]&quot;)" office:value-type="string" office:string-value="[[46,0],[29,0],[8,0],[3,0],[4,0]]" calcext:value-type="string">
            <text:p>[[46,0],[29,0],[8,0],[3,0],[4,0]]</text:p>
          </table:table-cell>
          <table:table-cell office:value-type="float" office:value="47" calcext:value-type="float">
            <text:p>47</text:p>
          </table:table-cell>
          <table:table-cell table:formula="of:=[.LO14]"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&quot;[[&quot;; [.LP14]; &quot;,0],&quot;; &quot;[&quot;; [.LQ14]; &quot;,0],&quot;; &quot;[&quot;; [.LR14]; &quot;,0],&quot;; &quot;[&quot;; [.LS14]; &quot;,0],&quot;; &quot;[&quot;; [.LT14]; &quot;,0]]&quot;)" office:value-type="string" office:string-value="[[47,0],[28,0],[9,0],[2,0],[1,0]]" calcext:value-type="string">
            <text:p>[[47,0],[28,0],[9,0],[2,0],[1,0]]</text:p>
          </table:table-cell>
          <table:table-cell office:value-type="float" office:value="48" calcext:value-type="float">
            <text:p>48</text:p>
          </table:table-cell>
          <table:table-cell table:formula="of:=[.LV14]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ONCATENATE(&quot;[[&quot;; [.LW14]; &quot;,0],&quot;; &quot;[&quot;; [.LX14]; &quot;,0],&quot;; &quot;[&quot;; [.LY14]; &quot;,0],&quot;; &quot;[&quot;; [.LZ14]; &quot;,0],&quot;; &quot;[&quot;; [.MA14]; &quot;,0]]&quot;)" office:value-type="string" office:string-value="[[48,0],[27,0],[10,0],[11,0],[12,0]]" calcext:value-type="string">
            <text:p>[[48,0],[27,0],[10,0],[11,0],[12,0]]</text:p>
          </table:table-cell>
          <table:table-cell office:value-type="float" office:value="49" calcext:value-type="float">
            <text:p>49</text:p>
          </table:table-cell>
          <table:table-cell table:formula="of:=[.MC14]"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formula="of:=CONCATENATE(&quot;[[&quot;; [.MD14]; &quot;,0],&quot;; &quot;[&quot;; [.ME14]; &quot;,0],&quot;; &quot;[&quot;; [.MF14]; &quot;,0],&quot;; &quot;[&quot;; [.MG14]; &quot;,0],&quot;; &quot;[&quot;; [.MH14]; &quot;,0]]&quot;)" office:value-type="string" office:string-value="[[49,0],[26,0],[25,0],[24,0],[23,0]]" calcext:value-type="string">
            <text:p>[[49,0],[26,0],[25,0],[24,0],[23,0]]</text:p>
          </table:table-cell>
          <table:table-cell office:value-type="float" office:value="50" calcext:value-type="float">
            <text:p>50</text:p>
          </table:table-cell>
          <table:table-cell table:formula="of:=[.MJ14]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formula="of:=CONCATENATE(&quot;[[&quot;; [.MK14]; &quot;,0],&quot;; &quot;[&quot;; [.ML14]; &quot;,0],&quot;; &quot;[&quot;; [.MM14]; &quot;,0],&quot;; &quot;[&quot;; [.MN14]; &quot;,0],&quot;; &quot;[&quot;; [.MO14]; &quot;,0]]&quot;)" office:value-type="string" office:string-value="[[50,0],[51,0],[52,0],[53,0],[54,0]]" calcext:value-type="string">
            <text:p>[[50,0],[51,0],[52,0],[53,0],[54,0]]</text:p>
          </table:table-cell>
          <table:table-cell office:value-type="float" office:value="51" calcext:value-type="float">
            <text:p>51</text:p>
          </table:table-cell>
          <table:table-cell table:formula="of:=[.MQ14]"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formula="of:=CONCATENATE(&quot;[[&quot;; [.MR14]; &quot;,0],&quot;; &quot;[&quot;; [.MS14]; &quot;,0],&quot;; &quot;[&quot;; [.MT14]; &quot;,0],&quot;; &quot;[&quot;; [.MU14]; &quot;,0],&quot;; &quot;[&quot;; [.MV14]; &quot;,0]]&quot;)" office:value-type="string" office:string-value="[[51,0],[52,0],[53,0],[54,0],[55,0]]" calcext:value-type="string">
            <text:p>[[51,0],[52,0],[53,0],[54,0],[55,0]]</text:p>
          </table:table-cell>
          <table:table-cell office:value-type="float" office:value="52" calcext:value-type="float">
            <text:p>52</text:p>
          </table:table-cell>
          <table:table-cell table:formula="of:=[.MX14]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table:formula="of:=CONCATENATE(&quot;[[&quot;; [.MY14]; &quot;,0],&quot;; &quot;[&quot;; [.MZ14]; &quot;,0],&quot;; &quot;[&quot;; [.NA14]; &quot;,0],&quot;; &quot;[&quot;; [.NB14]; &quot;,0],&quot;; &quot;[&quot;; [.NC14]; &quot;,0]]&quot;)" office:value-type="string" office:string-value="[[52,0],[53,0],[54,0],[55,0],[56,0]]" calcext:value-type="string">
            <text:p>[[52,0],[53,0],[54,0],[55,0],[56,0]]</text:p>
          </table:table-cell>
          <table:table-cell office:value-type="float" office:value="53" calcext:value-type="float">
            <text:p>53</text:p>
          </table:table-cell>
          <table:table-cell table:formula="of:=[.NE14]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formula="of:=CONCATENATE(&quot;[[&quot;; [.NF14]; &quot;,0],&quot;; &quot;[&quot;; [.NG14]; &quot;,0],&quot;; &quot;[&quot;; [.NH14]; &quot;,0],&quot;; &quot;[&quot;; [.NI14]; &quot;,0],&quot;; &quot;[&quot;; [.NJ14]; &quot;,0]]&quot;)" office:value-type="string" office:string-value="[[53,0],[54,0],[55,0],[56,0],[57,0]]" calcext:value-type="string">
            <text:p>[[53,0],[54,0],[55,0],[56,0],[57,0]]</text:p>
          </table:table-cell>
          <table:table-cell office:value-type="float" office:value="54" calcext:value-type="float">
            <text:p>54</text:p>
          </table:table-cell>
          <table:table-cell table:formula="of:=[.NL14]"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formula="of:=CONCATENATE(&quot;[[&quot;; [.NM14]; &quot;,0],&quot;; &quot;[&quot;; [.NN14]; &quot;,0],&quot;; &quot;[&quot;; [.NO14]; &quot;,0],&quot;; &quot;[&quot;; [.NP14]; &quot;,0],&quot;; &quot;[&quot;; [.NQ14]; &quot;,0]]&quot;)" office:value-type="string" office:string-value="[[54,0],[55,0],[56,0],[57,0],[72,0]]" calcext:value-type="string">
            <text:p>[[54,0],[55,0],[56,0],[57,0],[72,0]]</text:p>
          </table:table-cell>
          <table:table-cell office:value-type="float" office:value="55" calcext:value-type="float">
            <text:p>55</text:p>
          </table:table-cell>
          <table:table-cell table:formula="of:=[.NS14]"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CONCATENATE(&quot;[[&quot;; [.NT14]; &quot;,0],&quot;; &quot;[&quot;; [.NU14]; &quot;,0],&quot;; &quot;[&quot;; [.NV14]; &quot;,0],&quot;; &quot;[&quot;; [.NW14]; &quot;,0],&quot;; &quot;[&quot;; [.NX14]; &quot;,0]]&quot;)" office:value-type="string" office:string-value="[[55,0],[56,0],[57,0],[72,0],[0,0]]" calcext:value-type="string">
            <text:p>[[55,0],[56,0],[57,0],[72,0],[0,0]]</text:p>
          </table:table-cell>
          <table:table-cell office:value-type="float" office:value="56" calcext:value-type="float">
            <text:p>56</text:p>
          </table:table-cell>
          <table:table-cell table:formula="of:=[.NZ14]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OA14]; &quot;,0],&quot;; &quot;[&quot;; [.OB14]; &quot;,0],&quot;; &quot;[&quot;; [.OC14]; &quot;,0],&quot;; &quot;[&quot;; [.OD14]; &quot;,0],&quot;; &quot;[&quot;; [.OE14]; &quot;,0]]&quot;)" office:value-type="string" office:string-value="[[56,0],[57,0],[72,0],[0,0],[0,0]]" calcext:value-type="string">
            <text:p>[[56,0],[57,0],[72,0],[0,0],[0,0]]</text:p>
          </table:table-cell>
          <table:table-cell office:value-type="float" office:value="57" calcext:value-type="float">
            <text:p>57</text:p>
          </table:table-cell>
          <table:table-cell table:formula="of:=[.OG14]" office:value-type="float" office:value="57" calcext:value-type="float">
            <text:p>57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H14]; &quot;,0],&quot;; &quot;[&quot;; [.OI14]; &quot;,0],&quot;; &quot;[&quot;; [.OJ14]; &quot;,0],&quot;; &quot;[&quot;; [.OK14]; &quot;,0],&quot;; &quot;[&quot;; [.OL14]; &quot;,0]]&quot;)" office:value-type="string" office:string-value="[[57,0],[72,0],[0,0],[0,0],[0,0]]" calcext:value-type="string">
            <text:p>[[57,0],[72,0],[0,0],[0,0],[0,0]]</text:p>
          </table:table-cell>
          <table:table-cell office:value-type="float" office:value="58" calcext:value-type="float">
            <text:p>58</text:p>
          </table:table-cell>
          <table:table-cell table:formula="of:=[.ON14]" office:value-type="float" office:value="58" calcext:value-type="float">
            <text:p>58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O14]; &quot;,0],&quot;; &quot;[&quot;; [.OP14]; &quot;,0],&quot;; &quot;[&quot;; [.OQ14]; &quot;,0],&quot;; &quot;[&quot;; [.OR14]; &quot;,0],&quot;; &quot;[&quot;; [.OS14]; &quot;,0]]&quot;)" office:value-type="string" office:string-value="[[58,0],[71,0],[0,0],[0,0],[0,0]]" calcext:value-type="string">
            <text:p>[[58,0],[71,0],[0,0],[0,0],[0,0]]</text:p>
          </table:table-cell>
          <table:table-cell office:value-type="float" office:value="59" calcext:value-type="float">
            <text:p>59</text:p>
          </table:table-cell>
          <table:table-cell table:formula="of:=[.OU14]" office:value-type="float" office:value="59" calcext:value-type="float">
            <text:p>59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V14]; &quot;,0],&quot;; &quot;[&quot;; [.OW14]; &quot;,0],&quot;; &quot;[&quot;; [.OX14]; &quot;,0],&quot;; &quot;[&quot;; [.OY14]; &quot;,0],&quot;; &quot;[&quot;; [.OZ14]; &quot;,0]]&quot;)" office:value-type="string" office:string-value="[[59,0],[70,0],[0,0],[0,0],[0,0]]" calcext:value-type="string">
            <text:p>[[59,0],[70,0],[0,0],[0,0],[0,0]]</text:p>
          </table:table-cell>
          <table:table-cell office:value-type="float" office:value="60" calcext:value-type="float">
            <text:p>60</text:p>
          </table:table-cell>
          <table:table-cell table:formula="of:=[.PB14]"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C14]; &quot;,0],&quot;; &quot;[&quot;; [.PD14]; &quot;,0],&quot;; &quot;[&quot;; [.PE14]; &quot;,0],&quot;; &quot;[&quot;; [.PF14]; &quot;,0],&quot;; &quot;[&quot;; [.PG14]; &quot;,0]]&quot;)" office:value-type="string" office:string-value="[[60,0],[69,0],[0,0],[0,0],[0,0]]" calcext:value-type="string">
            <text:p>[[60,0],[69,0],[0,0],[0,0],[0,0]]</text:p>
          </table:table-cell>
          <table:table-cell office:value-type="float" office:value="61" calcext:value-type="float">
            <text:p>61</text:p>
          </table:table-cell>
          <table:table-cell table:formula="of:=[.PI14]"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J14]; &quot;,0],&quot;; &quot;[&quot;; [.PK14]; &quot;,0],&quot;; &quot;[&quot;; [.PL14]; &quot;,0],&quot;; &quot;[&quot;; [.PM14]; &quot;,0],&quot;; &quot;[&quot;; [.PN14]; &quot;,0]]&quot;)" office:value-type="string" office:string-value="[[61,0],[68,0],[0,0],[0,0],[0,0]]" calcext:value-type="string">
            <text:p>[[61,0],[68,0],[0,0],[0,0],[0,0]]</text:p>
          </table:table-cell>
          <table:table-cell office:value-type="float" office:value="62" calcext:value-type="float">
            <text:p>62</text:p>
          </table:table-cell>
          <table:table-cell table:formula="of:=[.PP14]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Q14]; &quot;,0],&quot;; &quot;[&quot;; [.PR14]; &quot;,0],&quot;; &quot;[&quot;; [.PS14]; &quot;,0],&quot;; &quot;[&quot;; [.PT14]; &quot;,0],&quot;; &quot;[&quot;; [.PU14]; &quot;,0]]&quot;)" office:value-type="string" office:string-value="[[62,0],[67,0],[0,0],[0,0],[0,0]]" calcext:value-type="string">
            <text:p>[[62,0],[67,0],[0,0],[0,0],[0,0]]</text:p>
          </table:table-cell>
          <table:table-cell office:value-type="float" office:value="63" calcext:value-type="float">
            <text:p>63</text:p>
          </table:table-cell>
          <table:table-cell table:formula="of:=[.PW14]"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X14]; &quot;,0],&quot;; &quot;[&quot;; [.PY14]; &quot;,0],&quot;; &quot;[&quot;; [.PZ14]; &quot;,0],&quot;; &quot;[&quot;; [.QA14]; &quot;,0],&quot;; &quot;[&quot;; [.QB14]; &quot;,0]]&quot;)" office:value-type="string" office:string-value="[[63,0],[66,0],[0,0],[0,0],[0,0]]" calcext:value-type="string">
            <text:p>[[63,0],[66,0],[0,0],[0,0],[0,0]]</text:p>
          </table:table-cell>
          <table:table-cell office:value-type="float" office:value="64" calcext:value-type="float">
            <text:p>64</text:p>
          </table:table-cell>
          <table:table-cell table:formula="of:=[.QD14]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QE14]; &quot;,0],&quot;; &quot;[&quot;; [.QF14]; &quot;,0],&quot;; &quot;[&quot;; [.QG14]; &quot;,0],&quot;; &quot;[&quot;; [.QH14]; &quot;,0],&quot;; &quot;[&quot;; [.QI14]; &quot;,0]]&quot;)" office:value-type="string" office:string-value="[[64,0],[65,0],[0,0],[0,0],[0,0]]" calcext:value-type="string">
            <text:p>[[64,0],[65,0],[0,0],[0,0],[0,0]]</text:p>
          </table:table-cell>
          <table:table-cell office:value-type="float" office:value="65" calcext:value-type="float">
            <text:p>65</text:p>
          </table:table-cell>
          <table:table-cell table:formula="of:=[.QK14]"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L14]; &quot;,0],&quot;; &quot;[&quot;; [.QM14]; &quot;,0],&quot;; &quot;[&quot;; [.QN14]; &quot;,0],&quot;; &quot;[&quot;; [.QO14]; &quot;,0],&quot;; &quot;[&quot;; [.QP14]; &quot;,0]]&quot;)" office:value-type="string" office:string-value="[[65,0],[0,0],[0,0],[0,0],[0,0]]" calcext:value-type="string">
            <text:p>[[65,0],[0,0],[0,0],[0,0],[0,0]]</text:p>
          </table:table-cell>
          <table:table-cell office:value-type="float" office:value="66" calcext:value-type="float">
            <text:p>66</text:p>
          </table:table-cell>
          <table:table-cell table:formula="of:=[.QR14]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S14]; &quot;,0],&quot;; &quot;[&quot;; [.QT14]; &quot;,0],&quot;; &quot;[&quot;; [.QU14]; &quot;,0],&quot;; &quot;[&quot;; [.QV14]; &quot;,0],&quot;; &quot;[&quot;; [.QW14]; &quot;,0]]&quot;)" office:value-type="string" office:string-value="[[66,0],[0,0],[0,0],[0,0],[0,0]]" calcext:value-type="string">
            <text:p>[[66,0],[0,0],[0,0],[0,0],[0,0]]</text:p>
          </table:table-cell>
          <table:table-cell office:value-type="float" office:value="67" calcext:value-type="float">
            <text:p>67</text:p>
          </table:table-cell>
          <table:table-cell table:formula="of:=[.QY14]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Z14]; &quot;,0],&quot;; &quot;[&quot;; [.RA14]; &quot;,0],&quot;; &quot;[&quot;; [.RB14]; &quot;,0],&quot;; &quot;[&quot;; [.RC14]; &quot;,0],&quot;; &quot;[&quot;; [.RD14]; &quot;,0]]&quot;)" office:value-type="string" office:string-value="[[67,0],[0,0],[0,0],[0,0],[0,0]]" calcext:value-type="string">
            <text:p>[[67,0],[0,0],[0,0],[0,0],[0,0]]</text:p>
          </table:table-cell>
          <table:table-cell office:value-type="float" office:value="68" calcext:value-type="float">
            <text:p>68</text:p>
          </table:table-cell>
          <table:table-cell table:formula="of:=[.RF14]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G14]; &quot;,0],&quot;; &quot;[&quot;; [.RH14]; &quot;,0],&quot;; &quot;[&quot;; [.RI14]; &quot;,0],&quot;; &quot;[&quot;; [.RJ14]; &quot;,0],&quot;; &quot;[&quot;; [.RK14]; &quot;,0]]&quot;)" office:value-type="string" office:string-value="[[68,0],[0,0],[0,0],[0,0],[0,0]]" calcext:value-type="string">
            <text:p>[[68,0],[0,0],[0,0],[0,0],[0,0]]</text:p>
          </table:table-cell>
          <table:table-cell office:value-type="float" office:value="69" calcext:value-type="float">
            <text:p>69</text:p>
          </table:table-cell>
          <table:table-cell table:formula="of:=[.RM14]"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N14]; &quot;,0],&quot;; &quot;[&quot;; [.RO14]; &quot;,0],&quot;; &quot;[&quot;; [.RP14]; &quot;,0],&quot;; &quot;[&quot;; [.RQ14]; &quot;,0],&quot;; &quot;[&quot;; [.RR14]; &quot;,0]]&quot;)" office:value-type="string" office:string-value="[[69,0],[0,0],[0,0],[0,0],[0,0]]" calcext:value-type="string">
            <text:p>[[69,0],[0,0],[0,0],[0,0],[0,0]]</text:p>
          </table:table-cell>
          <table:table-cell office:value-type="float" office:value="70" calcext:value-type="float">
            <text:p>70</text:p>
          </table:table-cell>
          <table:table-cell table:formula="of:=[.RT14]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U14]; &quot;,0],&quot;; &quot;[&quot;; [.RV14]; &quot;,0],&quot;; &quot;[&quot;; [.RW14]; &quot;,0],&quot;; &quot;[&quot;; [.RX14]; &quot;,0],&quot;; &quot;[&quot;; [.RY14]; &quot;,0]]&quot;)" office:value-type="string" office:string-value="[[70,0],[0,0],[0,0],[0,0],[0,0]]" calcext:value-type="string">
            <text:p>[[70,0],[0,0],[0,0],[0,0],[0,0]]</text:p>
          </table:table-cell>
          <table:table-cell office:value-type="float" office:value="71" calcext:value-type="float">
            <text:p>71</text:p>
          </table:table-cell>
          <table:table-cell table:formula="of:=[.SA14]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B14]; &quot;,0],&quot;; &quot;[&quot;; [.SC14]; &quot;,0],&quot;; &quot;[&quot;; [.SD14]; &quot;,0],&quot;; &quot;[&quot;; [.SE14]; &quot;,0],&quot;; &quot;[&quot;; [.SF14]; &quot;,0]]&quot;)" office:value-type="string" office:string-value="[[71,0],[0,0],[0,0],[0,0],[0,0]]" calcext:value-type="string">
            <text:p>[[71,0],[0,0],[0,0],[0,0],[0,0]]</text:p>
          </table:table-cell>
          <table:table-cell office:value-type="float" office:value="72" calcext:value-type="float">
            <text:p>72</text:p>
          </table:table-cell>
          <table:table-cell table:formula="of:=[.SH14]"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I14]; &quot;,0],&quot;; &quot;[&quot;; [.SJ14]; &quot;,0],&quot;; &quot;[&quot;; [.SK14]; &quot;,0],&quot;; &quot;[&quot;; [.SL14]; &quot;,0],&quot;; &quot;[&quot;; [.SM14]; &quot;,0]]&quot;)" office:value-type="string" office:string-value="[[72,0],[0,0],[0,0],[0,0],[0,0]]" calcext:value-type="string">
            <text:p>[[72,0],[0,0],[0,0],[0,0],[0,0]]</text:p>
          </table:table-cell>
          <table:table-cell office:value-type="float" office:value="73" calcext:value-type="float">
            <text:p>73</text:p>
          </table:table-cell>
          <table:table-cell table:formula="of:=[.SO14]"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P14]; &quot;,0],&quot;; &quot;[&quot;; [.SQ14]; &quot;,0],&quot;; &quot;[&quot;; [.SR14]; &quot;,0],&quot;; &quot;[&quot;; [.SS14]; &quot;,0],&quot;; &quot;[&quot;; [.ST14]; &quot;,0]]&quot;)" office:value-type="string" office:string-value="[[73,0],[0,0],[0,0],[0,0],[0,0]]" calcext:value-type="string">
            <text:p>[[73,0],[0,0],[0,0],[0,0],[0,0]]</text:p>
          </table:table-cell>
          <table:table-cell office:value-type="float" office:value="74" calcext:value-type="float">
            <text:p>74</text:p>
          </table:table-cell>
          <table:table-cell table:formula="of:=[.SV14]"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SW14]; &quot;,0],&quot;; &quot;[&quot;; [.SX14]; &quot;,0],&quot;; &quot;[&quot;; [.SY14]; &quot;,0],&quot;; &quot;[&quot;; [.SZ14]; &quot;,0],&quot;; &quot;[&quot;; [.TA14]; &quot;,0]]&quot;)" office:value-type="string" office:string-value="[[74,0],[73,0],[0,0],[0,0],[0,0]]" calcext:value-type="string">
            <text:p>[[74,0],[73,0],[0,0],[0,0],[0,0]]</text:p>
          </table:table-cell>
          <table:table-cell office:value-type="float" office:value="75" calcext:value-type="float">
            <text:p>75</text:p>
          </table:table-cell>
          <table:table-cell table:formula="of:=[.TC14]"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TD14]; &quot;,0],&quot;; &quot;[&quot;; [.TE14]; &quot;,0],&quot;; &quot;[&quot;; [.TF14]; &quot;,0],&quot;; &quot;[&quot;; [.TG14]; &quot;,0],&quot;; &quot;[&quot;; [.TH14]; &quot;,0]]&quot;)" office:value-type="string" office:string-value="[[75,0],[74,0],[73,0],[0,0],[0,0]]" calcext:value-type="string">
            <text:p>[[75,0],[74,0],[73,0],[0,0],[0,0]]</text:p>
          </table:table-cell>
          <table:table-cell office:value-type="float" office:value="76" calcext:value-type="float">
            <text:p>76</text:p>
          </table:table-cell>
          <table:table-cell table:formula="of:=[.TJ14]"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CONCATENATE(&quot;[[&quot;; [.TK14]; &quot;,0],&quot;; &quot;[&quot;; [.TL14]; &quot;,0],&quot;; &quot;[&quot;; [.TM14]; &quot;,0],&quot;; &quot;[&quot;; [.TN14]; &quot;,0],&quot;; &quot;[&quot;; [.TO14]; &quot;,0]]&quot;)" office:value-type="string" office:string-value="[[76,0],[75,0],[74,0],[73,0],[0,0]]" calcext:value-type="string">
            <text:p>[[76,0],[75,0],[74,0],[73,0],[0,0]]</text:p>
          </table:table-cell>
          <table:table-cell office:value-type="float" office:value="77" calcext:value-type="float">
            <text:p>77</text:p>
          </table:table-cell>
          <table:table-cell table:formula="of:=[.TQ14]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table:formula="of:=CONCATENATE(&quot;[[&quot;; [.TR14]; &quot;,0],&quot;; &quot;[&quot;; [.TS14]; &quot;,0],&quot;; &quot;[&quot;; [.TT14]; &quot;,0],&quot;; &quot;[&quot;; [.TU14]; &quot;,0],&quot;; &quot;[&quot;; [.TV14]; &quot;,0]]&quot;)" office:value-type="string" office:string-value="[[77,0],[76,0],[75,0],[74,0],[73,0]]" calcext:value-type="string">
            <text:p>[[77,0],[76,0],[75,0],[74,0],[73,0]]</text:p>
          </table:table-cell>
          <table:table-cell office:value-type="float" office:value="78" calcext:value-type="float">
            <text:p>78</text:p>
          </table:table-cell>
          <table:table-cell table:formula="of:=[.TX14]"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table:formula="of:=CONCATENATE(&quot;[[&quot;; [.TY14]; &quot;,0],&quot;; &quot;[&quot;; [.TZ14]; &quot;,0],&quot;; &quot;[&quot;; [.UA14]; &quot;,0],&quot;; &quot;[&quot;; [.UB14]; &quot;,0],&quot;; &quot;[&quot;; [.UC14]; &quot;,0]]&quot;)" office:value-type="string" office:string-value="[[78,0],[77,0],[76,0],[75,0],[74,0]]" calcext:value-type="string">
            <text:p>[[78,0],[77,0],[76,0],[75,0],[74,0]]</text:p>
          </table:table-cell>
          <table:table-cell office:value-type="float" office:value="79" calcext:value-type="float">
            <text:p>79</text:p>
          </table:table-cell>
          <table:table-cell table:formula="of:=[.UE14]"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formula="of:=CONCATENATE(&quot;[[&quot;; [.UF14]; &quot;,0],&quot;; &quot;[&quot;; [.UG14]; &quot;,0],&quot;; &quot;[&quot;; [.UH14]; &quot;,0],&quot;; &quot;[&quot;; [.UI14]; &quot;,0],&quot;; &quot;[&quot;; [.UJ14]; &quot;,0]]&quot;)" office:value-type="string" office:string-value="[[79,0],[78,0],[77,0],[76,0],[75,0]]" calcext:value-type="string">
            <text:p>[[79,0],[78,0],[77,0],[76,0],[75,0]]</text:p>
          </table:table-cell>
          <table:table-cell office:value-type="float" office:value="80" calcext:value-type="float">
            <text:p>80</text:p>
          </table:table-cell>
          <table:table-cell table:formula="of:=[.UL14]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table:formula="of:=CONCATENATE(&quot;[[&quot;; [.UM14]; &quot;,0],&quot;; &quot;[&quot;; [.UN14]; &quot;,0],&quot;; &quot;[&quot;; [.UO14]; &quot;,0],&quot;; &quot;[&quot;; [.UP14]; &quot;,0],&quot;; &quot;[&quot;; [.UQ14]; &quot;,0]]&quot;)" office:value-type="string" office:string-value="[[80,0],[79,0],[78,0],[77,0],[76,0]]" calcext:value-type="string">
            <text:p>[[80,0],[79,0],[78,0],[77,0],[76,0]]</text:p>
          </table:table-cell>
          <table:table-cell office:value-type="float" office:value="81" calcext:value-type="float">
            <text:p>81</text:p>
          </table:table-cell>
          <table:table-cell table:formula="of:=[.US14]"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formula="of:=CONCATENATE(&quot;[[&quot;; [.UT14]; &quot;,0],&quot;; &quot;[&quot;; [.UU14]; &quot;,0],&quot;; &quot;[&quot;; [.UV14]; &quot;,0],&quot;; &quot;[&quot;; [.UW14]; &quot;,0],&quot;; &quot;[&quot;; [.UX14]; &quot;,0]]&quot;)" office:value-type="string" office:string-value="[[81,0],[80,0],[79,0],[78,0],[77,0]]" calcext:value-type="string">
            <text:p>[[81,0],[80,0],[79,0],[78,0],[77,0]]</text:p>
          </table:table-cell>
          <table:table-cell office:value-type="float" office:value="82" calcext:value-type="float">
            <text:p>82</text:p>
          </table:table-cell>
          <table:table-cell table:formula="of:=[.UZ14]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table:formula="of:=CONCATENATE(&quot;[[&quot;; [.VA14]; &quot;,0],&quot;; &quot;[&quot;; [.VB14]; &quot;,0],&quot;; &quot;[&quot;; [.VC14]; &quot;,0],&quot;; &quot;[&quot;; [.VD14]; &quot;,0],&quot;; &quot;[&quot;; [.VE14]; &quot;,0]]&quot;)" office:value-type="string" office:string-value="[[82,0],[81,0],[80,0],[79,0],[78,0]]" calcext:value-type="string">
            <text:p>[[82,0],[81,0],[80,0],[79,0],[78,0]]</text:p>
          </table:table-cell>
          <table:table-cell office:value-type="float" office:value="83" calcext:value-type="float">
            <text:p>83</text:p>
          </table:table-cell>
          <table:table-cell table:formula="of:=[.VG14]" office:value-type="float" office:value="83" calcext:value-type="float">
            <text:p>8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formula="of:=CONCATENATE(&quot;[[&quot;; [.VH14]; &quot;,0],&quot;; &quot;[&quot;; [.VI14]; &quot;,0],&quot;; &quot;[&quot;; [.VJ14]; &quot;,0],&quot;; &quot;[&quot;; [.VK14]; &quot;,0],&quot;; &quot;[&quot;; [.VL14]; &quot;,0]]&quot;)" office:value-type="string" office:string-value="[[83,0],[50,0],[51,0],[52,0],[53,0]]" calcext:value-type="string">
            <text:p>[[83,0],[50,0],[51,0],[52,0],[53,0]]</text:p>
          </table:table-cell>
          <table:table-cell office:value-type="float" office:value="84" calcext:value-type="float">
            <text:p>84</text:p>
          </table:table-cell>
          <table:table-cell table:formula="of:=[.VN14]" office:value-type="float" office:value="84" calcext:value-type="float">
            <text:p>84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formula="of:=CONCATENATE(&quot;[[&quot;; [.VO14]; &quot;,0],&quot;; &quot;[&quot;; [.VP14]; &quot;,0],&quot;; &quot;[&quot;; [.VQ14]; &quot;,0],&quot;; &quot;[&quot;; [.VR14]; &quot;,0],&quot;; &quot;[&quot;; [.VS14]; &quot;,0]]&quot;)" office:value-type="string" office:string-value="[[84,0],[49,0],[26,0],[25,0],[24,0]]" calcext:value-type="string">
            <text:p>[[84,0],[49,0],[26,0],[25,0],[24,0]]</text:p>
          </table:table-cell>
          <table:table-cell office:value-type="float" office:value="85" calcext:value-type="float">
            <text:p>85</text:p>
          </table:table-cell>
          <table:table-cell table:formula="of:=[.VU14]"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NCATENATE(&quot;[[&quot;; [.VV14]; &quot;,0],&quot;; &quot;[&quot;; [.VW14]; &quot;,0],&quot;; &quot;[&quot;; [.VX14]; &quot;,0],&quot;; &quot;[&quot;; [.VY14]; &quot;,0],&quot;; &quot;[&quot;; [.VZ14]; &quot;,0]]&quot;)" office:value-type="string" office:string-value="[[85,0],[48,0],[27,0],[10,0],[11,0]]" calcext:value-type="string">
            <text:p>[[85,0],[48,0],[27,0],[10,0],[11,0]]</text:p>
          </table:table-cell>
          <table:table-cell office:value-type="float" office:value="86" calcext:value-type="float">
            <text:p>86</text:p>
          </table:table-cell>
          <table:table-cell table:formula="of:=[.WB14]" office:value-type="float" office:value="86" calcext:value-type="float">
            <text:p>86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NCATENATE(&quot;[[&quot;; [.WC14]; &quot;,0],&quot;; &quot;[&quot;; [.WD14]; &quot;,0],&quot;; &quot;[&quot;; [.WE14]; &quot;,0],&quot;; &quot;[&quot;; [.WF14]; &quot;,0],&quot;; &quot;[&quot;; [.WG14]; &quot;,0]]&quot;)" office:value-type="string" office:string-value="[[86,0],[47,0],[28,0],[9,0],[2,0]]" calcext:value-type="string">
            <text:p>[[86,0],[47,0],[28,0],[9,0],[2,0]]</text:p>
          </table:table-cell>
          <table:table-cell office:value-type="float" office:value="87" calcext:value-type="float">
            <text:p>87</text:p>
          </table:table-cell>
          <table:table-cell table:formula="of:=[.WI14]" office:value-type="float" office:value="87" calcext:value-type="float">
            <text:p>87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&quot;[[&quot;; [.WJ14]; &quot;,0],&quot;; &quot;[&quot;; [.WK14]; &quot;,0],&quot;; &quot;[&quot;; [.WL14]; &quot;,0],&quot;; &quot;[&quot;; [.WM14]; &quot;,0],&quot;; &quot;[&quot;; [.WN14]; &quot;,0]]&quot;)" office:value-type="string" office:string-value="[[87,0],[46,0],[29,0],[8,0],[3,0]]" calcext:value-type="string">
            <text:p>[[87,0],[46,0],[29,0],[8,0],[3,0]]</text:p>
          </table:table-cell>
          <table:table-cell office:value-type="float" office:value="88" calcext:value-type="float">
            <text:p>88</text:p>
          </table:table-cell>
          <table:table-cell table:formula="of:=[.WP14]" office:value-type="float" office:value="88" calcext:value-type="float">
            <text:p>8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NCATENATE(&quot;[[&quot;; [.WQ14]; &quot;,0],&quot;; &quot;[&quot;; [.WR14]; &quot;,0],&quot;; &quot;[&quot;; [.WS14]; &quot;,0],&quot;; &quot;[&quot;; [.WT14]; &quot;,0],&quot;; &quot;[&quot;; [.WU14]; &quot;,0]]&quot;)" office:value-type="string" office:string-value="[[88,0],[45,0],[30,0],[7,0],[6,0]]" calcext:value-type="string">
            <text:p>[[88,0],[45,0],[30,0],[7,0],[6,0]]</text:p>
          </table:table-cell>
          <table:table-cell office:value-type="float" office:value="89" calcext:value-type="float">
            <text:p>89</text:p>
          </table:table-cell>
          <table:table-cell table:formula="of:=[.WW14]"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formula="of:=CONCATENATE(&quot;[[&quot;; [.WX14]; &quot;,0],&quot;; &quot;[&quot;; [.WY14]; &quot;,0],&quot;; &quot;[&quot;; [.WZ14]; &quot;,0],&quot;; &quot;[&quot;; [.XA14]; &quot;,0],&quot;; &quot;[&quot;; [.XB14]; &quot;,0]]&quot;)" office:value-type="string" office:string-value="[[89,0],[44,0],[31,0],[32,0],[33,0]]" calcext:value-type="string">
            <text:p>[[89,0],[44,0],[31,0],[32,0],[33,0]]</text:p>
          </table:table-cell>
          <table:table-cell office:value-type="float" office:value="90" calcext:value-type="float">
            <text:p>90</text:p>
          </table:table-cell>
          <table:table-cell table:formula="of:=[.XD14]"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table:formula="of:=CONCATENATE(&quot;[[&quot;; [.XE14]; &quot;,0],&quot;; &quot;[&quot;; [.XF14]; &quot;,0],&quot;; &quot;[&quot;; [.XG14]; &quot;,0],&quot;; &quot;[&quot;; [.XH14]; &quot;,0],&quot;; &quot;[&quot;; [.XI14]; &quot;,0]]&quot;)" office:value-type="string" office:string-value="[[90,0],[43,0],[42,0],[41,0],[40,0]]" calcext:value-type="string">
            <text:p>[[90,0],[43,0],[42,0],[41,0],[40,0]]</text:p>
          </table:table-cell>
          <table:table-cell office:value-type="float" office:value="91" calcext:value-type="float">
            <text:p>91</text:p>
          </table:table-cell>
          <table:table-cell table:formula="of:=[.XK14]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table:formula="of:=CONCATENATE(&quot;[[&quot;; [.XL14]; &quot;,0],&quot;; &quot;[&quot;; [.XM14]; &quot;,0],&quot;; &quot;[&quot;; [.XN14]; &quot;,0],&quot;; &quot;[&quot;; [.XO14]; &quot;,0],&quot;; &quot;[&quot;; [.XP14]; &quot;,0]]&quot;)" office:value-type="string" office:string-value="[[91,0],[92,0],[93,0],[94,0],[95,0]]" calcext:value-type="string">
            <text:p>[[91,0],[92,0],[93,0],[94,0],[95,0]]</text:p>
          </table:table-cell>
          <table:table-cell office:value-type="float" office:value="92" calcext:value-type="float">
            <text:p>92</text:p>
          </table:table-cell>
          <table:table-cell table:formula="of:=[.XR14]"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table:formula="of:=CONCATENATE(&quot;[[&quot;; [.XS14]; &quot;,0],&quot;; &quot;[&quot;; [.XT14]; &quot;,0],&quot;; &quot;[&quot;; [.XU14]; &quot;,0],&quot;; &quot;[&quot;; [.XV14]; &quot;,0],&quot;; &quot;[&quot;; [.XW14]; &quot;,0]]&quot;)" office:value-type="string" office:string-value="[[92,0],[93,0],[94,0],[95,0],[96,0]]" calcext:value-type="string">
            <text:p>[[92,0],[93,0],[94,0],[95,0],[96,0]]</text:p>
          </table:table-cell>
          <table:table-cell office:value-type="float" office:value="93" calcext:value-type="float">
            <text:p>93</text:p>
          </table:table-cell>
          <table:table-cell table:formula="of:=[.XY14]"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formula="of:=CONCATENATE(&quot;[[&quot;; [.XZ14]; &quot;,0],&quot;; &quot;[&quot;; [.YA14]; &quot;,0],&quot;; &quot;[&quot;; [.YB14]; &quot;,0],&quot;; &quot;[&quot;; [.YC14]; &quot;,0],&quot;; &quot;[&quot;; [.YD14]; &quot;,0]]&quot;)" office:value-type="string" office:string-value="[[93,0],[94,0],[95,0],[96,0],[97,0]]" calcext:value-type="string">
            <text:p>[[93,0],[94,0],[95,0],[96,0],[97,0]]</text:p>
          </table:table-cell>
          <table:table-cell office:value-type="float" office:value="94" calcext:value-type="float">
            <text:p>94</text:p>
          </table:table-cell>
          <table:table-cell table:formula="of:=[.YF14]"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CONCATENATE(&quot;[[&quot;; [.YG14]; &quot;,0],&quot;; &quot;[&quot;; [.YH14]; &quot;,0],&quot;; &quot;[&quot;; [.YI14]; &quot;,0],&quot;; &quot;[&quot;; [.YJ14]; &quot;,0],&quot;; &quot;[&quot;; [.YK14]; &quot;,0]]&quot;)" office:value-type="string" office:string-value="[[94,0],[95,0],[96,0],[97,0],[98,0]]" calcext:value-type="string">
            <text:p>[[94,0],[95,0],[96,0],[97,0],[98,0]]</text:p>
          </table:table-cell>
          <table:table-cell office:value-type="float" office:value="95" calcext:value-type="float">
            <text:p>95</text:p>
          </table:table-cell>
          <table:table-cell table:formula="of:=[.YM14]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formula="of:=CONCATENATE(&quot;[[&quot;; [.YN14]; &quot;,0],&quot;; &quot;[&quot;; [.YO14]; &quot;,0],&quot;; &quot;[&quot;; [.YP14]; &quot;,0],&quot;; &quot;[&quot;; [.YQ14]; &quot;,0],&quot;; &quot;[&quot;; [.YR14]; &quot;,0]]&quot;)" office:value-type="string" office:string-value="[[95,0],[96,0],[97,0],[98,0],[99,0]]" calcext:value-type="string">
            <text:p>[[95,0],[96,0],[97,0],[98,0],[99,0]]</text:p>
          </table:table-cell>
          <table:table-cell office:value-type="float" office:value="96" calcext:value-type="float">
            <text:p>96</text:p>
          </table:table-cell>
          <table:table-cell table:formula="of:=[.YT14]"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CONCATENATE(&quot;[[&quot;; [.YU14]; &quot;,0],&quot;; &quot;[&quot;; [.YV14]; &quot;,0],&quot;; &quot;[&quot;; [.YW14]; &quot;,0],&quot;; &quot;[&quot;; [.YX14]; &quot;,0],&quot;; &quot;[&quot;; [.YY14]; &quot;,0]]&quot;)" office:value-type="string" office:string-value="[[96,0],[97,0],[98,0],[99,0],[0,0]]" calcext:value-type="string">
            <text:p>[[96,0],[97,0],[98,0],[99,0],[0,0]]</text:p>
          </table:table-cell>
          <table:table-cell office:value-type="float" office:value="97" calcext:value-type="float">
            <text:p>97</text:p>
          </table:table-cell>
          <table:table-cell table:formula="of:=[.ZA14]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ZB14]; &quot;,0],&quot;; &quot;[&quot;; [.ZC14]; &quot;,0],&quot;; &quot;[&quot;; [.ZD14]; &quot;,0],&quot;; &quot;[&quot;; [.ZE14]; &quot;,0],&quot;; &quot;[&quot;; [.ZF14]; &quot;,0]]&quot;)" office:value-type="string" office:string-value="[[97,0],[98,0],[99,0],[0,0],[0,0]]" calcext:value-type="string">
            <text:p>[[97,0],[98,0],[99,0],[0,0],[0,0]]</text:p>
          </table:table-cell>
          <table:table-cell office:value-type="float" office:value="98" calcext:value-type="float">
            <text:p>98</text:p>
          </table:table-cell>
          <table:table-cell table:formula="of:=[.ZH14]"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ZI14]; &quot;,0],&quot;; &quot;[&quot;; [.ZJ14]; &quot;,0],&quot;; &quot;[&quot;; [.ZK14]; &quot;,0],&quot;; &quot;[&quot;; [.ZL14]; &quot;,0],&quot;; &quot;[&quot;; [.ZM14]; &quot;,0]]&quot;)" office:value-type="string" office:string-value="[[98,0],[99,0],[0,0],[0,0],[0,0]]" calcext:value-type="string">
            <text:p>[[98,0],[99,0],[0,0],[0,0],[0,0]]</text:p>
          </table:table-cell>
          <table:table-cell office:value-type="float" office:value="99" calcext:value-type="float">
            <text:p>99</text:p>
          </table:table-cell>
          <table:table-cell table:formula="of:=[.ZO14]" office:value-type="float" office:value="99" calcext:value-type="float">
            <text:p>9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ZP14]; &quot;,0],&quot;; &quot;[&quot;; [.ZQ14]; &quot;,0],&quot;; &quot;[&quot;; [.ZR14]; &quot;,0],&quot;; &quot;[&quot;; [.ZS14]; &quot;,0],&quot;; &quot;[&quot;; [.ZT14]; &quot;,0]]&quot;)" office:value-type="string" office:string-value="[[99,0],[0,0],[0,0],[0,0],[0,0]]" calcext:value-type="string">
            <text:p>[[99,0],[0,0],[0,0],[0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2,1,14,19,6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4" calcext:value-type="float">
            <text:p>14</text:p>
          </table:table-cell>
          <table:table-cell table:formula="of:=[.H14]" office:value-type="float" office:value="19" calcext:value-type="float">
            <text:p>19</text:p>
          </table:table-cell>
          <table:table-cell table:formula="of:=[.I14]" office:value-type="float" office:value="60" calcext:value-type="float">
            <text:p>60</text:p>
          </table:table-cell>
          <table:table-cell table:formula="of:=CONCATENATE(&quot;[[&quot;; [.F15]; &quot;,0],&quot;; &quot;[&quot;; [.G15]; &quot;,0],&quot;; &quot;[&quot;; [.H15]; &quot;,0],&quot;; &quot;[&quot;; [.I15]; &quot;,0],&quot;; &quot;[&quot;; [.J15]; &quot;,0]]&quot;)" office:value-type="string" office:string-value="[[2,0],[1,0],[14,0],[19,0],[60,0]]" calcext:value-type="string">
            <text:p>[[2,0],[1,0],[14,0],[19,0],[6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14]" office:value-type="float" office:value="2" calcext:value-type="float">
            <text:p>2</text:p>
          </table:table-cell>
          <table:table-cell table:formula="of:=[.N14]" office:value-type="float" office:value="1" calcext:value-type="float">
            <text:p>1</text:p>
          </table:table-cell>
          <table:table-cell table:formula="of:=[.O14]" office:value-type="float" office:value="14" calcext:value-type="float">
            <text:p>14</text:p>
          </table:table-cell>
          <table:table-cell table:formula="of:=[.P14]" office:value-type="float" office:value="19" calcext:value-type="float">
            <text:p>19</text:p>
          </table:table-cell>
          <table:table-cell table:formula="of:=CONCATENATE(&quot;[[&quot;; [.M15]; &quot;,0],&quot;; &quot;[&quot;; [.N15]; &quot;,0],&quot;; &quot;[&quot;; [.O15]; &quot;,0],&quot;; &quot;[&quot;; [.P15]; &quot;,0],&quot;; &quot;[&quot;; [.Q15]; &quot;,0]]&quot;)" office:value-type="string" office:string-value="[[9,0],[2,0],[1,0],[14,0],[19,0]]" calcext:value-type="string">
            <text:p>[[9,0],[2,0],[1,0],[14,0],[19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T14]" office:value-type="float" office:value="3" calcext:value-type="float">
            <text:p>3</text:p>
          </table:table-cell>
          <table:table-cell table:formula="of:=[.U14]" office:value-type="float" office:value="4" calcext:value-type="float">
            <text:p>4</text:p>
          </table:table-cell>
          <table:table-cell table:formula="of:=[.V14]" office:value-type="float" office:value="15" calcext:value-type="float">
            <text:p>15</text:p>
          </table:table-cell>
          <table:table-cell table:formula="of:=[.W14]" office:value-type="float" office:value="18" calcext:value-type="float">
            <text:p>18</text:p>
          </table:table-cell>
          <table:table-cell table:formula="of:=CONCATENATE(&quot;[[&quot;; [.T15]; &quot;,0],&quot;; &quot;[&quot;; [.U15]; &quot;,0],&quot;; &quot;[&quot;; [.V15]; &quot;,0],&quot;; &quot;[&quot;; [.W15]; &quot;,0],&quot;; &quot;[&quot;; [.X15]; &quot;,0]]&quot;)" office:value-type="string" office:string-value="[[8,0],[3,0],[4,0],[15,0],[18,0]]" calcext:value-type="string">
            <text:p>[[8,0],[3,0],[4,0],[15,0],[18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A14]" office:value-type="float" office:value="4" calcext:value-type="float">
            <text:p>4</text:p>
          </table:table-cell>
          <table:table-cell table:formula="of:=[.AB14]" office:value-type="float" office:value="15" calcext:value-type="float">
            <text:p>15</text:p>
          </table:table-cell>
          <table:table-cell table:formula="of:=[.AC14]" office:value-type="float" office:value="18" calcext:value-type="float">
            <text:p>18</text:p>
          </table:table-cell>
          <table:table-cell table:formula="of:=[.AD14]" office:value-type="float" office:value="61" calcext:value-type="float">
            <text:p>61</text:p>
          </table:table-cell>
          <table:table-cell table:formula="of:=CONCATENATE(&quot;[[&quot;; [.AA15]; &quot;,0],&quot;; &quot;[&quot;; [.AB15]; &quot;,0],&quot;; &quot;[&quot;; [.AC15]; &quot;,0],&quot;; &quot;[&quot;; [.AD15]; &quot;,0],&quot;; &quot;[&quot;; [.AE15]; &quot;,0]]&quot;)" office:value-type="string" office:string-value="[[3,0],[4,0],[15,0],[18,0],[61,0]]" calcext:value-type="string">
            <text:p>[[3,0],[4,0],[15,0],[18,0],[61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H14]" office:value-type="float" office:value="5" calcext:value-type="float">
            <text:p>5</text:p>
          </table:table-cell>
          <table:table-cell table:formula="of:=[.AI14]" office:value-type="float" office:value="16" calcext:value-type="float">
            <text:p>16</text:p>
          </table:table-cell>
          <table:table-cell table:formula="of:=[.AJ14]" office:value-type="float" office:value="17" calcext:value-type="float">
            <text:p>17</text:p>
          </table:table-cell>
          <table:table-cell table:formula="of:=[.AK14]" office:value-type="float" office:value="62" calcext:value-type="float">
            <text:p>62</text:p>
          </table:table-cell>
          <table:table-cell table:formula="of:=CONCATENATE(&quot;[[&quot;; [.AH15]; &quot;,0],&quot;; &quot;[&quot;; [.AI15]; &quot;,0],&quot;; &quot;[&quot;; [.AJ15]; &quot;,0],&quot;; &quot;[&quot;; [.AK15]; &quot;,0],&quot;; &quot;[&quot;; [.AL15]; &quot;,0]]&quot;)" office:value-type="string" office:string-value="[[6,0],[5,0],[16,0],[17,0],[62,0]]" calcext:value-type="string">
            <text:p>[[6,0],[5,0],[16,0],[17,0],[62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O14]" office:value-type="float" office:value="6" calcext:value-type="float">
            <text:p>6</text:p>
          </table:table-cell>
          <table:table-cell table:formula="of:=[.AP14]" office:value-type="float" office:value="5" calcext:value-type="float">
            <text:p>5</text:p>
          </table:table-cell>
          <table:table-cell table:formula="of:=[.AQ14]" office:value-type="float" office:value="16" calcext:value-type="float">
            <text:p>16</text:p>
          </table:table-cell>
          <table:table-cell table:formula="of:=[.AR14]" office:value-type="float" office:value="17" calcext:value-type="float">
            <text:p>17</text:p>
          </table:table-cell>
          <table:table-cell table:formula="of:=CONCATENATE(&quot;[[&quot;; [.AO15]; &quot;,0],&quot;; &quot;[&quot;; [.AP15]; &quot;,0],&quot;; &quot;[&quot;; [.AQ15]; &quot;,0],&quot;; &quot;[&quot;; [.AR15]; &quot;,0],&quot;; &quot;[&quot;; [.AS15]; &quot;,0]]&quot;)" office:value-type="string" office:string-value="[[7,0],[6,0],[5,0],[16,0],[17,0]]" calcext:value-type="string">
            <text:p>[[7,0],[6,0],[5,0],[16,0],[17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V14]" office:value-type="float" office:value="7" calcext:value-type="float">
            <text:p>7</text:p>
          </table:table-cell>
          <table:table-cell table:formula="of:=[.AW14]" office:value-type="float" office:value="6" calcext:value-type="float">
            <text:p>6</text:p>
          </table:table-cell>
          <table:table-cell table:formula="of:=[.AX14]" office:value-type="float" office:value="5" calcext:value-type="float">
            <text:p>5</text:p>
          </table:table-cell>
          <table:table-cell table:formula="of:=[.AY14]" office:value-type="float" office:value="16" calcext:value-type="float">
            <text:p>16</text:p>
          </table:table-cell>
          <table:table-cell table:formula="of:=CONCATENATE(&quot;[[&quot;; [.AV15]; &quot;,0],&quot;; &quot;[&quot;; [.AW15]; &quot;,0],&quot;; &quot;[&quot;; [.AX15]; &quot;,0],&quot;; &quot;[&quot;; [.AY15]; &quot;,0],&quot;; &quot;[&quot;; [.AZ15]; &quot;,0]]&quot;)" office:value-type="string" office:string-value="[[30,0],[7,0],[6,0],[5,0],[16,0]]" calcext:value-type="string">
            <text:p>[[30,0],[7,0],[6,0],[5,0],[16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C14]" office:value-type="float" office:value="8" calcext:value-type="float">
            <text:p>8</text:p>
          </table:table-cell>
          <table:table-cell table:formula="of:=[.BD14]" office:value-type="float" office:value="3" calcext:value-type="float">
            <text:p>3</text:p>
          </table:table-cell>
          <table:table-cell table:formula="of:=[.BE14]" office:value-type="float" office:value="4" calcext:value-type="float">
            <text:p>4</text:p>
          </table:table-cell>
          <table:table-cell table:formula="of:=[.BF14]" office:value-type="float" office:value="15" calcext:value-type="float">
            <text:p>15</text:p>
          </table:table-cell>
          <table:table-cell table:formula="of:=CONCATENATE(&quot;[[&quot;; [.BC15]; &quot;,0],&quot;; &quot;[&quot;; [.BD15]; &quot;,0],&quot;; &quot;[&quot;; [.BE15]; &quot;,0],&quot;; &quot;[&quot;; [.BF15]; &quot;,0],&quot;; &quot;[&quot;; [.BG15]; &quot;,0]]&quot;)" office:value-type="string" office:string-value="[[29,0],[8,0],[3,0],[4,0],[15,0]]" calcext:value-type="string">
            <text:p>[[29,0],[8,0],[3,0],[4,0],[15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J14]" office:value-type="float" office:value="9" calcext:value-type="float">
            <text:p>9</text:p>
          </table:table-cell>
          <table:table-cell table:formula="of:=[.BK14]" office:value-type="float" office:value="2" calcext:value-type="float">
            <text:p>2</text:p>
          </table:table-cell>
          <table:table-cell table:formula="of:=[.BL14]" office:value-type="float" office:value="1" calcext:value-type="float">
            <text:p>1</text:p>
          </table:table-cell>
          <table:table-cell table:formula="of:=[.BM14]" office:value-type="float" office:value="14" calcext:value-type="float">
            <text:p>14</text:p>
          </table:table-cell>
          <table:table-cell table:formula="of:=CONCATENATE(&quot;[[&quot;; [.BJ15]; &quot;,0],&quot;; &quot;[&quot;; [.BK15]; &quot;,0],&quot;; &quot;[&quot;; [.BL15]; &quot;,0],&quot;; &quot;[&quot;; [.BM15]; &quot;,0],&quot;; &quot;[&quot;; [.BN15]; &quot;,0]]&quot;)" office:value-type="string" office:string-value="[[28,0],[9,0],[2,0],[1,0],[14,0]]" calcext:value-type="string">
            <text:p>[[28,0],[9,0],[2,0],[1,0],[14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Q14]" office:value-type="float" office:value="10" calcext:value-type="float">
            <text:p>10</text:p>
          </table:table-cell>
          <table:table-cell table:formula="of:=[.BR14]" office:value-type="float" office:value="11" calcext:value-type="float">
            <text:p>11</text:p>
          </table:table-cell>
          <table:table-cell table:formula="of:=[.BS14]" office:value-type="float" office:value="12" calcext:value-type="float">
            <text:p>12</text:p>
          </table:table-cell>
          <table:table-cell table:formula="of:=[.BT14]" office:value-type="float" office:value="13" calcext:value-type="float">
            <text:p>13</text:p>
          </table:table-cell>
          <table:table-cell table:formula="of:=CONCATENATE(&quot;[[&quot;; [.BQ15]; &quot;,0],&quot;; &quot;[&quot;; [.BR15]; &quot;,0],&quot;; &quot;[&quot;; [.BS15]; &quot;,0],&quot;; &quot;[&quot;; [.BT15]; &quot;,0],&quot;; &quot;[&quot;; [.BU15]; &quot;,0]]&quot;)" office:value-type="string" office:string-value="[[27,0],[10,0],[11,0],[12,0],[13,0]]" calcext:value-type="string">
            <text:p>[[27,0],[10,0],[11,0],[12,0],[13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BX14]" office:value-type="float" office:value="11" calcext:value-type="float">
            <text:p>11</text:p>
          </table:table-cell>
          <table:table-cell table:formula="of:=[.BY14]" office:value-type="float" office:value="12" calcext:value-type="float">
            <text:p>12</text:p>
          </table:table-cell>
          <table:table-cell table:formula="of:=[.BZ14]" office:value-type="float" office:value="13" calcext:value-type="float">
            <text:p>13</text:p>
          </table:table-cell>
          <table:table-cell table:formula="of:=[.CA14]" office:value-type="float" office:value="20" calcext:value-type="float">
            <text:p>20</text:p>
          </table:table-cell>
          <table:table-cell table:formula="of:=CONCATENATE(&quot;[[&quot;; [.BX15]; &quot;,0],&quot;; &quot;[&quot;; [.BY15]; &quot;,0],&quot;; &quot;[&quot;; [.BZ15]; &quot;,0],&quot;; &quot;[&quot;; [.CA15]; &quot;,0],&quot;; &quot;[&quot;; [.CB15]; &quot;,0]]&quot;)" office:value-type="string" office:string-value="[[10,0],[11,0],[12,0],[13,0],[20,0]]" calcext:value-type="string">
            <text:p>[[10,0],[11,0],[12,0],[13,0],[2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E14]" office:value-type="float" office:value="12" calcext:value-type="float">
            <text:p>12</text:p>
          </table:table-cell>
          <table:table-cell table:formula="of:=[.CF14]" office:value-type="float" office:value="13" calcext:value-type="float">
            <text:p>13</text:p>
          </table:table-cell>
          <table:table-cell table:formula="of:=[.CG14]" office:value-type="float" office:value="20" calcext:value-type="float">
            <text:p>20</text:p>
          </table:table-cell>
          <table:table-cell table:formula="of:=[.CH14]" office:value-type="float" office:value="59" calcext:value-type="float">
            <text:p>59</text:p>
          </table:table-cell>
          <table:table-cell table:formula="of:=CONCATENATE(&quot;[[&quot;; [.CE15]; &quot;,0],&quot;; &quot;[&quot;; [.CF15]; &quot;,0],&quot;; &quot;[&quot;; [.CG15]; &quot;,0],&quot;; &quot;[&quot;; [.CH15]; &quot;,0],&quot;; &quot;[&quot;; [.CI15]; &quot;,0]]&quot;)" office:value-type="string" office:string-value="[[11,0],[12,0],[13,0],[20,0],[59,0]]" calcext:value-type="string">
            <text:p>[[11,0],[12,0],[13,0],[20,0],[59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CL14]" office:value-type="float" office:value="13" calcext:value-type="float">
            <text:p>13</text:p>
          </table:table-cell>
          <table:table-cell table:formula="of:=[.CM14]" office:value-type="float" office:value="20" calcext:value-type="float">
            <text:p>20</text:p>
          </table:table-cell>
          <table:table-cell table:formula="of:=[.CN14]" office:value-type="float" office:value="59" calcext:value-type="float">
            <text:p>59</text:p>
          </table:table-cell>
          <table:table-cell table:formula="of:=[.CO14]" office:value-type="float" office:value="70" calcext:value-type="float">
            <text:p>70</text:p>
          </table:table-cell>
          <table:table-cell table:formula="of:=CONCATENATE(&quot;[[&quot;; [.CL15]; &quot;,0],&quot;; &quot;[&quot;; [.CM15]; &quot;,0],&quot;; &quot;[&quot;; [.CN15]; &quot;,0],&quot;; &quot;[&quot;; [.CO15]; &quot;,0],&quot;; &quot;[&quot;; [.CP15]; &quot;,0]]&quot;)" office:value-type="string" office:string-value="[[12,0],[13,0],[20,0],[59,0],[70,0]]" calcext:value-type="string">
            <text:p>[[12,0],[13,0],[20,0],[59,0],[70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S14]" office:value-type="float" office:value="14" calcext:value-type="float">
            <text:p>14</text:p>
          </table:table-cell>
          <table:table-cell table:formula="of:=[.CT14]" office:value-type="float" office:value="19" calcext:value-type="float">
            <text:p>19</text:p>
          </table:table-cell>
          <table:table-cell table:formula="of:=[.CU14]" office:value-type="float" office:value="60" calcext:value-type="float">
            <text:p>60</text:p>
          </table:table-cell>
          <table:table-cell table:formula="of:=[.CV14]" office:value-type="float" office:value="69" calcext:value-type="float">
            <text:p>69</text:p>
          </table:table-cell>
          <table:table-cell table:formula="of:=CONCATENATE(&quot;[[&quot;; [.CS15]; &quot;,0],&quot;; &quot;[&quot;; [.CT15]; &quot;,0],&quot;; &quot;[&quot;; [.CU15]; &quot;,0],&quot;; &quot;[&quot;; [.CV15]; &quot;,0],&quot;; &quot;[&quot;; [.CW15]; &quot;,0]]&quot;)" office:value-type="string" office:string-value="[[1,0],[14,0],[19,0],[60,0],[69,0]]" calcext:value-type="string">
            <text:p>[[1,0],[14,0],[19,0],[60,0],[69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Z14]" office:value-type="float" office:value="15" calcext:value-type="float">
            <text:p>15</text:p>
          </table:table-cell>
          <table:table-cell table:formula="of:=[.DA14]" office:value-type="float" office:value="18" calcext:value-type="float">
            <text:p>18</text:p>
          </table:table-cell>
          <table:table-cell table:formula="of:=[.DB14]" office:value-type="float" office:value="61" calcext:value-type="float">
            <text:p>61</text:p>
          </table:table-cell>
          <table:table-cell table:formula="of:=[.DC14]" office:value-type="float" office:value="68" calcext:value-type="float">
            <text:p>68</text:p>
          </table:table-cell>
          <table:table-cell table:formula="of:=CONCATENATE(&quot;[[&quot;; [.CZ15]; &quot;,0],&quot;; &quot;[&quot;; [.DA15]; &quot;,0],&quot;; &quot;[&quot;; [.DB15]; &quot;,0],&quot;; &quot;[&quot;; [.DC15]; &quot;,0],&quot;; &quot;[&quot;; [.DD15]; &quot;,0]]&quot;)" office:value-type="string" office:string-value="[[4,0],[15,0],[18,0],[61,0],[68,0]]" calcext:value-type="string">
            <text:p>[[4,0],[15,0],[18,0],[61,0],[68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G14]" office:value-type="float" office:value="16" calcext:value-type="float">
            <text:p>16</text:p>
          </table:table-cell>
          <table:table-cell table:formula="of:=[.DH14]" office:value-type="float" office:value="17" calcext:value-type="float">
            <text:p>17</text:p>
          </table:table-cell>
          <table:table-cell table:formula="of:=[.DI14]" office:value-type="float" office:value="62" calcext:value-type="float">
            <text:p>62</text:p>
          </table:table-cell>
          <table:table-cell table:formula="of:=[.DJ14]" office:value-type="float" office:value="67" calcext:value-type="float">
            <text:p>67</text:p>
          </table:table-cell>
          <table:table-cell table:formula="of:=CONCATENATE(&quot;[[&quot;; [.DG15]; &quot;,0],&quot;; &quot;[&quot;; [.DH15]; &quot;,0],&quot;; &quot;[&quot;; [.DI15]; &quot;,0],&quot;; &quot;[&quot;; [.DJ15]; &quot;,0],&quot;; &quot;[&quot;; [.DK15]; &quot;,0]]&quot;)" office:value-type="string" office:string-value="[[5,0],[16,0],[17,0],[62,0],[67,0]]" calcext:value-type="string">
            <text:p>[[5,0],[16,0],[17,0],[62,0],[67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N14]" office:value-type="float" office:value="17" calcext:value-type="float">
            <text:p>17</text:p>
          </table:table-cell>
          <table:table-cell table:formula="of:=[.DO14]" office:value-type="float" office:value="62" calcext:value-type="float">
            <text:p>62</text:p>
          </table:table-cell>
          <table:table-cell table:formula="of:=[.DP14]" office:value-type="float" office:value="67" calcext:value-type="float">
            <text:p>67</text:p>
          </table:table-cell>
          <table:table-cell/>
          <table:table-cell table:formula="of:=CONCATENATE(&quot;[[&quot;; [.DN15]; &quot;,0],&quot;; &quot;[&quot;; [.DO15]; &quot;,0],&quot;; &quot;[&quot;; [.DP15]; &quot;,0],&quot;; &quot;[&quot;; [.DQ15]; &quot;,0],&quot;; &quot;[&quot;; [.DR15]; &quot;,0]]&quot;)" office:value-type="string" office:string-value="[[16,0],[17,0],[62,0],[67,0],[,0]]" calcext:value-type="string">
            <text:p>[[16,0],[17,0],[62,0],[67,0],[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DU14]" office:value-type="float" office:value="18" calcext:value-type="float">
            <text:p>18</text:p>
          </table:table-cell>
          <table:table-cell table:formula="of:=[.DV14]" office:value-type="float" office:value="61" calcext:value-type="float">
            <text:p>61</text:p>
          </table:table-cell>
          <table:table-cell table:formula="of:=[.DW14]" office:value-type="float" office:value="68" calcext:value-type="float">
            <text:p>68</text:p>
          </table:table-cell>
          <table:table-cell/>
          <table:table-cell table:formula="of:=CONCATENATE(&quot;[[&quot;; [.DU15]; &quot;,0],&quot;; &quot;[&quot;; [.DV15]; &quot;,0],&quot;; &quot;[&quot;; [.DW15]; &quot;,0],&quot;; &quot;[&quot;; [.DX15]; &quot;,0],&quot;; &quot;[&quot;; [.DY15]; &quot;,0]]&quot;)" office:value-type="string" office:string-value="[[15,0],[18,0],[61,0],[68,0],[,0]]" calcext:value-type="string">
            <text:p>[[15,0],[18,0],[61,0],[68,0],[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B14]" office:value-type="float" office:value="19" calcext:value-type="float">
            <text:p>19</text:p>
          </table:table-cell>
          <table:table-cell table:formula="of:=[.EC14]" office:value-type="float" office:value="60" calcext:value-type="float">
            <text:p>60</text:p>
          </table:table-cell>
          <table:table-cell table:formula="of:=[.ED14]" office:value-type="float" office:value="69" calcext:value-type="float">
            <text:p>69</text:p>
          </table:table-cell>
          <table:table-cell/>
          <table:table-cell table:formula="of:=CONCATENATE(&quot;[[&quot;; [.EB15]; &quot;,0],&quot;; &quot;[&quot;; [.EC15]; &quot;,0],&quot;; &quot;[&quot;; [.ED15]; &quot;,0],&quot;; &quot;[&quot;; [.EE15]; &quot;,0],&quot;; &quot;[&quot;; [.EF15]; &quot;,0]]&quot;)" office:value-type="string" office:string-value="[[14,0],[19,0],[60,0],[69,0],[,0]]" calcext:value-type="string">
            <text:p>[[14,0],[19,0],[60,0],[69,0],[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I14]" office:value-type="float" office:value="20" calcext:value-type="float">
            <text:p>20</text:p>
          </table:table-cell>
          <table:table-cell table:formula="of:=[.EJ14]" office:value-type="float" office:value="59" calcext:value-type="float">
            <text:p>59</text:p>
          </table:table-cell>
          <table:table-cell table:formula="of:=[.EK14]" office:value-type="float" office:value="70" calcext:value-type="float">
            <text:p>70</text:p>
          </table:table-cell>
          <table:table-cell/>
          <table:table-cell table:formula="of:=CONCATENATE(&quot;[[&quot;; [.EI15]; &quot;,0],&quot;; &quot;[&quot;; [.EJ15]; &quot;,0],&quot;; &quot;[&quot;; [.EK15]; &quot;,0],&quot;; &quot;[&quot;; [.EL15]; &quot;,0],&quot;; &quot;[&quot;; [.EM15]; &quot;,0]]&quot;)" office:value-type="string" office:string-value="[[13,0],[20,0],[59,0],[70,0],[,0]]" calcext:value-type="string">
            <text:p>[[13,0],[20,0],[59,0],[70,0],[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EP14]" office:value-type="float" office:value="21" calcext:value-type="float">
            <text:p>21</text:p>
          </table:table-cell>
          <table:table-cell table:formula="of:=[.EQ14]" office:value-type="float" office:value="58" calcext:value-type="float">
            <text:p>58</text:p>
          </table:table-cell>
          <table:table-cell table:formula="of:=[.ER14]" office:value-type="float" office:value="71" calcext:value-type="float">
            <text:p>71</text:p>
          </table:table-cell>
          <table:table-cell/>
          <table:table-cell table:formula="of:=CONCATENATE(&quot;[[&quot;; [.EP15]; &quot;,0],&quot;; &quot;[&quot;; [.EQ15]; &quot;,0],&quot;; &quot;[&quot;; [.ER15]; &quot;,0],&quot;; &quot;[&quot;; [.ES15]; &quot;,0],&quot;; &quot;[&quot;; [.ET15]; &quot;,0]]&quot;)" office:value-type="string" office:string-value="[[22,0],[21,0],[58,0],[71,0],[,0]]" calcext:value-type="string">
            <text:p>[[22,0],[21,0],[58,0],[71,0],[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W14]" office:value-type="float" office:value="22" calcext:value-type="float">
            <text:p>22</text:p>
          </table:table-cell>
          <table:table-cell table:formula="of:=[.EX14]" office:value-type="float" office:value="21" calcext:value-type="float">
            <text:p>21</text:p>
          </table:table-cell>
          <table:table-cell table:formula="of:=[.EY14]" office:value-type="float" office:value="58" calcext:value-type="float">
            <text:p>58</text:p>
          </table:table-cell>
          <table:table-cell table:formula="of:=[.EZ14]" office:value-type="float" office:value="71" calcext:value-type="float">
            <text:p>71</text:p>
          </table:table-cell>
          <table:table-cell table:formula="of:=CONCATENATE(&quot;[[&quot;; [.EW15]; &quot;,0],&quot;; &quot;[&quot;; [.EX15]; &quot;,0],&quot;; &quot;[&quot;; [.EY15]; &quot;,0],&quot;; &quot;[&quot;; [.EZ15]; &quot;,0],&quot;; &quot;[&quot;; [.FA15]; &quot;,0]]&quot;)" office:value-type="string" office:string-value="[[23,0],[22,0],[21,0],[58,0],[71,0]]" calcext:value-type="string">
            <text:p>[[23,0],[22,0],[21,0],[58,0],[71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FD14]" office:value-type="float" office:value="23" calcext:value-type="float">
            <text:p>23</text:p>
          </table:table-cell>
          <table:table-cell table:formula="of:=[.FE14]" office:value-type="float" office:value="22" calcext:value-type="float">
            <text:p>22</text:p>
          </table:table-cell>
          <table:table-cell table:formula="of:=[.FF14]" office:value-type="float" office:value="21" calcext:value-type="float">
            <text:p>21</text:p>
          </table:table-cell>
          <table:table-cell table:formula="of:=[.FG14]" office:value-type="float" office:value="58" calcext:value-type="float">
            <text:p>58</text:p>
          </table:table-cell>
          <table:table-cell table:formula="of:=CONCATENATE(&quot;[[&quot;; [.FD15]; &quot;,0],&quot;; &quot;[&quot;; [.FE15]; &quot;,0],&quot;; &quot;[&quot;; [.FF15]; &quot;,0],&quot;; &quot;[&quot;; [.FG15]; &quot;,0],&quot;; &quot;[&quot;; [.FH15]; &quot;,0]]&quot;)" office:value-type="string" office:string-value="[[24,0],[23,0],[22,0],[21,0],[58,0]]" calcext:value-type="string">
            <text:p>[[24,0],[23,0],[22,0],[21,0],[58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K14]" office:value-type="float" office:value="24" calcext:value-type="float">
            <text:p>24</text:p>
          </table:table-cell>
          <table:table-cell table:formula="of:=[.FL14]" office:value-type="float" office:value="23" calcext:value-type="float">
            <text:p>23</text:p>
          </table:table-cell>
          <table:table-cell table:formula="of:=[.FM14]" office:value-type="float" office:value="22" calcext:value-type="float">
            <text:p>22</text:p>
          </table:table-cell>
          <table:table-cell table:formula="of:=[.FN14]" office:value-type="float" office:value="21" calcext:value-type="float">
            <text:p>21</text:p>
          </table:table-cell>
          <table:table-cell table:formula="of:=CONCATENATE(&quot;[[&quot;; [.FK15]; &quot;,0],&quot;; &quot;[&quot;; [.FL15]; &quot;,0],&quot;; &quot;[&quot;; [.FM15]; &quot;,0],&quot;; &quot;[&quot;; [.FN15]; &quot;,0],&quot;; &quot;[&quot;; [.FO15]; &quot;,0]]&quot;)" office:value-type="string" office:string-value="[[25,0],[24,0],[23,0],[22,0],[21,0]]" calcext:value-type="string">
            <text:p>[[25,0],[24,0],[23,0],[22,0],[21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R14]" office:value-type="float" office:value="25" calcext:value-type="float">
            <text:p>25</text:p>
          </table:table-cell>
          <table:table-cell table:formula="of:=[.FS14]" office:value-type="float" office:value="24" calcext:value-type="float">
            <text:p>24</text:p>
          </table:table-cell>
          <table:table-cell table:formula="of:=[.FT14]" office:value-type="float" office:value="23" calcext:value-type="float">
            <text:p>23</text:p>
          </table:table-cell>
          <table:table-cell table:formula="of:=[.FU14]" office:value-type="float" office:value="22" calcext:value-type="float">
            <text:p>22</text:p>
          </table:table-cell>
          <table:table-cell table:formula="of:=CONCATENATE(&quot;[[&quot;; [.FR15]; &quot;,0],&quot;; &quot;[&quot;; [.FS15]; &quot;,0],&quot;; &quot;[&quot;; [.FT15]; &quot;,0],&quot;; &quot;[&quot;; [.FU15]; &quot;,0],&quot;; &quot;[&quot;; [.FV15]; &quot;,0]]&quot;)" office:value-type="string" office:string-value="[[26,0],[25,0],[24,0],[23,0],[22,0]]" calcext:value-type="string">
            <text:p>[[26,0],[25,0],[24,0],[23,0],[22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FY14]" office:value-type="float" office:value="26" calcext:value-type="float">
            <text:p>26</text:p>
          </table:table-cell>
          <table:table-cell table:formula="of:=[.FZ14]" office:value-type="float" office:value="25" calcext:value-type="float">
            <text:p>25</text:p>
          </table:table-cell>
          <table:table-cell table:formula="of:=[.GA14]" office:value-type="float" office:value="24" calcext:value-type="float">
            <text:p>24</text:p>
          </table:table-cell>
          <table:table-cell table:formula="of:=[.GB14]" office:value-type="float" office:value="23" calcext:value-type="float">
            <text:p>23</text:p>
          </table:table-cell>
          <table:table-cell table:formula="of:=CONCATENATE(&quot;[[&quot;; [.FY15]; &quot;,0],&quot;; &quot;[&quot;; [.FZ15]; &quot;,0],&quot;; &quot;[&quot;; [.GA15]; &quot;,0],&quot;; &quot;[&quot;; [.GB15]; &quot;,0],&quot;; &quot;[&quot;; [.GC15]; &quot;,0]]&quot;)" office:value-type="string" office:string-value="[[49,0],[26,0],[25,0],[24,0],[23,0]]" calcext:value-type="string">
            <text:p>[[49,0],[26,0],[25,0],[24,0],[23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GF14]" office:value-type="float" office:value="27" calcext:value-type="float">
            <text:p>27</text:p>
          </table:table-cell>
          <table:table-cell table:formula="of:=[.GG14]" office:value-type="float" office:value="10" calcext:value-type="float">
            <text:p>10</text:p>
          </table:table-cell>
          <table:table-cell table:formula="of:=[.GH14]" office:value-type="float" office:value="11" calcext:value-type="float">
            <text:p>11</text:p>
          </table:table-cell>
          <table:table-cell table:formula="of:=[.GI14]" office:value-type="float" office:value="12" calcext:value-type="float">
            <text:p>12</text:p>
          </table:table-cell>
          <table:table-cell table:formula="of:=CONCATENATE(&quot;[[&quot;; [.GF15]; &quot;,0],&quot;; &quot;[&quot;; [.GG15]; &quot;,0],&quot;; &quot;[&quot;; [.GH15]; &quot;,0],&quot;; &quot;[&quot;; [.GI15]; &quot;,0],&quot;; &quot;[&quot;; [.GJ15]; &quot;,0]]&quot;)" office:value-type="string" office:string-value="[[48,0],[27,0],[10,0],[11,0],[12,0]]" calcext:value-type="string">
            <text:p>[[48,0],[27,0],[10,0],[11,0],[12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GM14]" office:value-type="float" office:value="28" calcext:value-type="float">
            <text:p>28</text:p>
          </table:table-cell>
          <table:table-cell table:formula="of:=[.GN14]" office:value-type="float" office:value="9" calcext:value-type="float">
            <text:p>9</text:p>
          </table:table-cell>
          <table:table-cell table:formula="of:=[.GO14]" office:value-type="float" office:value="2" calcext:value-type="float">
            <text:p>2</text:p>
          </table:table-cell>
          <table:table-cell table:formula="of:=[.GP14]" office:value-type="float" office:value="1" calcext:value-type="float">
            <text:p>1</text:p>
          </table:table-cell>
          <table:table-cell table:formula="of:=CONCATENATE(&quot;[[&quot;; [.GM15]; &quot;,0],&quot;; &quot;[&quot;; [.GN15]; &quot;,0],&quot;; &quot;[&quot;; [.GO15]; &quot;,0],&quot;; &quot;[&quot;; [.GP15]; &quot;,0],&quot;; &quot;[&quot;; [.GQ15]; &quot;,0]]&quot;)" office:value-type="string" office:string-value="[[47,0],[28,0],[9,0],[2,0],[1,0]]" calcext:value-type="string">
            <text:p>[[47,0],[28,0],[9,0],[2,0],[1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T14]" office:value-type="float" office:value="29" calcext:value-type="float">
            <text:p>29</text:p>
          </table:table-cell>
          <table:table-cell table:formula="of:=[.GU14]" office:value-type="float" office:value="8" calcext:value-type="float">
            <text:p>8</text:p>
          </table:table-cell>
          <table:table-cell table:formula="of:=[.GV14]" office:value-type="float" office:value="3" calcext:value-type="float">
            <text:p>3</text:p>
          </table:table-cell>
          <table:table-cell table:formula="of:=[.GW14]" office:value-type="float" office:value="4" calcext:value-type="float">
            <text:p>4</text:p>
          </table:table-cell>
          <table:table-cell table:formula="of:=CONCATENATE(&quot;[[&quot;; [.GT15]; &quot;,0],&quot;; &quot;[&quot;; [.GU15]; &quot;,0],&quot;; &quot;[&quot;; [.GV15]; &quot;,0],&quot;; &quot;[&quot;; [.GW15]; &quot;,0],&quot;; &quot;[&quot;; [.GX15]; &quot;,0]]&quot;)" office:value-type="string" office:string-value="[[46,0],[29,0],[8,0],[3,0],[4,0]]" calcext:value-type="string">
            <text:p>[[46,0],[29,0],[8,0],[3,0],[4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HA14]" office:value-type="float" office:value="30" calcext:value-type="float">
            <text:p>30</text:p>
          </table:table-cell>
          <table:table-cell table:formula="of:=[.HB14]" office:value-type="float" office:value="7" calcext:value-type="float">
            <text:p>7</text:p>
          </table:table-cell>
          <table:table-cell table:formula="of:=[.HC14]" office:value-type="float" office:value="6" calcext:value-type="float">
            <text:p>6</text:p>
          </table:table-cell>
          <table:table-cell table:formula="of:=[.HD14]" office:value-type="float" office:value="5" calcext:value-type="float">
            <text:p>5</text:p>
          </table:table-cell>
          <table:table-cell table:formula="of:=CONCATENATE(&quot;[[&quot;; [.HA15]; &quot;,0],&quot;; &quot;[&quot;; [.HB15]; &quot;,0],&quot;; &quot;[&quot;; [.HC15]; &quot;,0],&quot;; &quot;[&quot;; [.HD15]; &quot;,0],&quot;; &quot;[&quot;; [.HE15]; &quot;,0]]&quot;)" office:value-type="string" office:string-value="[[45,0],[30,0],[7,0],[6,0],[5,0]]" calcext:value-type="string">
            <text:p>[[45,0],[30,0],[7,0],[6,0],[5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H14]" office:value-type="float" office:value="31" calcext:value-type="float">
            <text:p>31</text:p>
          </table:table-cell>
          <table:table-cell table:formula="of:=[.HI14]" office:value-type="float" office:value="32" calcext:value-type="float">
            <text:p>32</text:p>
          </table:table-cell>
          <table:table-cell table:formula="of:=[.HJ14]" office:value-type="float" office:value="33" calcext:value-type="float">
            <text:p>33</text:p>
          </table:table-cell>
          <table:table-cell table:formula="of:=[.HK14]" office:value-type="float" office:value="34" calcext:value-type="float">
            <text:p>34</text:p>
          </table:table-cell>
          <table:table-cell table:formula="of:=CONCATENATE(&quot;[[&quot;; [.HH15]; &quot;,0],&quot;; &quot;[&quot;; [.HI15]; &quot;,0],&quot;; &quot;[&quot;; [.HJ15]; &quot;,0],&quot;; &quot;[&quot;; [.HK15]; &quot;,0],&quot;; &quot;[&quot;; [.HL15]; &quot;,0]]&quot;)" office:value-type="string" office:string-value="[[44,0],[31,0],[32,0],[33,0],[34,0]]" calcext:value-type="string">
            <text:p>[[44,0],[31,0],[32,0],[33,0],[34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O14]" office:value-type="float" office:value="32" calcext:value-type="float">
            <text:p>32</text:p>
          </table:table-cell>
          <table:table-cell table:formula="of:=[.HP14]" office:value-type="float" office:value="33" calcext:value-type="float">
            <text:p>33</text:p>
          </table:table-cell>
          <table:table-cell table:formula="of:=[.HQ14]" office:value-type="float" office:value="34" calcext:value-type="float">
            <text:p>34</text:p>
          </table:table-cell>
          <table:table-cell table:formula="of:=[.HR14]" office:value-type="float" office:value="35" calcext:value-type="float">
            <text:p>35</text:p>
          </table:table-cell>
          <table:table-cell table:formula="of:=CONCATENATE(&quot;[[&quot;; [.HO15]; &quot;,0],&quot;; &quot;[&quot;; [.HP15]; &quot;,0],&quot;; &quot;[&quot;; [.HQ15]; &quot;,0],&quot;; &quot;[&quot;; [.HR15]; &quot;,0],&quot;; &quot;[&quot;; [.HS15]; &quot;,0]]&quot;)" office:value-type="string" office:string-value="[[31,0],[32,0],[33,0],[34,0],[35,0]]" calcext:value-type="string">
            <text:p>[[31,0],[32,0],[33,0],[34,0],[35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V14]" office:value-type="float" office:value="33" calcext:value-type="float">
            <text:p>33</text:p>
          </table:table-cell>
          <table:table-cell table:formula="of:=[.HW14]" office:value-type="float" office:value="34" calcext:value-type="float">
            <text:p>34</text:p>
          </table:table-cell>
          <table:table-cell table:formula="of:=[.HX14]" office:value-type="float" office:value="35" calcext:value-type="float">
            <text:p>35</text:p>
          </table:table-cell>
          <table:table-cell table:formula="of:=[.HY14]" office:value-type="float" office:value="36" calcext:value-type="float">
            <text:p>36</text:p>
          </table:table-cell>
          <table:table-cell table:formula="of:=CONCATENATE(&quot;[[&quot;; [.HV15]; &quot;,0],&quot;; &quot;[&quot;; [.HW15]; &quot;,0],&quot;; &quot;[&quot;; [.HX15]; &quot;,0],&quot;; &quot;[&quot;; [.HY15]; &quot;,0],&quot;; &quot;[&quot;; [.HZ15]; &quot;,0]]&quot;)" office:value-type="string" office:string-value="[[32,0],[33,0],[34,0],[35,0],[36,0]]" calcext:value-type="string">
            <text:p>[[32,0],[33,0],[34,0],[35,0],[36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C14]" office:value-type="float" office:value="34" calcext:value-type="float">
            <text:p>34</text:p>
          </table:table-cell>
          <table:table-cell table:formula="of:=[.ID14]" office:value-type="float" office:value="35" calcext:value-type="float">
            <text:p>35</text:p>
          </table:table-cell>
          <table:table-cell table:formula="of:=[.IE14]" office:value-type="float" office:value="36" calcext:value-type="float">
            <text:p>36</text:p>
          </table:table-cell>
          <table:table-cell table:formula="of:=[.IF14]" office:value-type="float" office:value="63" calcext:value-type="float">
            <text:p>63</text:p>
          </table:table-cell>
          <table:table-cell table:formula="of:=CONCATENATE(&quot;[[&quot;; [.IC15]; &quot;,0],&quot;; &quot;[&quot;; [.ID15]; &quot;,0],&quot;; &quot;[&quot;; [.IE15]; &quot;,0],&quot;; &quot;[&quot;; [.IF15]; &quot;,0],&quot;; &quot;[&quot;; [.IG15]; &quot;,0]]&quot;)" office:value-type="string" office:string-value="[[33,0],[34,0],[35,0],[36,0],[63,0]]" calcext:value-type="string">
            <text:p>[[33,0],[34,0],[35,0],[36,0],[63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J14]" office:value-type="float" office:value="35" calcext:value-type="float">
            <text:p>35</text:p>
          </table:table-cell>
          <table:table-cell table:formula="of:=[.IK14]" office:value-type="float" office:value="36" calcext:value-type="float">
            <text:p>36</text:p>
          </table:table-cell>
          <table:table-cell table:formula="of:=[.IL14]" office:value-type="float" office:value="63" calcext:value-type="float">
            <text:p>63</text:p>
          </table:table-cell>
          <table:table-cell table:formula="of:=[.IM14]" office:value-type="float" office:value="66" calcext:value-type="float">
            <text:p>66</text:p>
          </table:table-cell>
          <table:table-cell table:formula="of:=CONCATENATE(&quot;[[&quot;; [.IJ15]; &quot;,0],&quot;; &quot;[&quot;; [.IK15]; &quot;,0],&quot;; &quot;[&quot;; [.IL15]; &quot;,0],&quot;; &quot;[&quot;; [.IM15]; &quot;,0],&quot;; &quot;[&quot;; [.IN15]; &quot;,0]]&quot;)" office:value-type="string" office:string-value="[[34,0],[35,0],[36,0],[63,0],[66,0]]" calcext:value-type="string">
            <text:p>[[34,0],[35,0],[36,0],[63,0],[66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IQ14]" office:value-type="float" office:value="36" calcext:value-type="float">
            <text:p>36</text:p>
          </table:table-cell>
          <table:table-cell table:formula="of:=[.IR14]" office:value-type="float" office:value="63" calcext:value-type="float">
            <text:p>63</text:p>
          </table:table-cell>
          <table:table-cell table:formula="of:=[.IS14]" office:value-type="float" office:value="66" calcext:value-type="float">
            <text:p>66</text:p>
          </table:table-cell>
          <table:table-cell table:formula="of:=[.IT14]" office:value-type="float" office:value="0" calcext:value-type="float">
            <text:p>0</text:p>
          </table:table-cell>
          <table:table-cell table:formula="of:=CONCATENATE(&quot;[[&quot;; [.IQ15]; &quot;,0],&quot;; &quot;[&quot;; [.IR15]; &quot;,0],&quot;; &quot;[&quot;; [.IS15]; &quot;,0],&quot;; &quot;[&quot;; [.IT15]; &quot;,0],&quot;; &quot;[&quot;; [.IU15]; &quot;,0]]&quot;)" office:value-type="string" office:string-value="[[35,0],[36,0],[63,0],[66,0],[0,0]]" calcext:value-type="string">
            <text:p>[[35,0],[36,0],[63,0],[66,0],[0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X14]" office:value-type="float" office:value="37" calcext:value-type="float">
            <text:p>37</text:p>
          </table:table-cell>
          <table:table-cell table:formula="of:=[.IY14]" office:value-type="float" office:value="64" calcext:value-type="float">
            <text:p>64</text:p>
          </table:table-cell>
          <table:table-cell table:formula="of:=[.IZ14]" office:value-type="float" office:value="65" calcext:value-type="float">
            <text:p>65</text:p>
          </table:table-cell>
          <table:table-cell table:formula="of:=[.JA14]" office:value-type="float" office:value="0" calcext:value-type="float">
            <text:p>0</text:p>
          </table:table-cell>
          <table:table-cell table:formula="of:=CONCATENATE(&quot;[[&quot;; [.IX15]; &quot;,0],&quot;; &quot;[&quot;; [.IY15]; &quot;,0],&quot;; &quot;[&quot;; [.IZ15]; &quot;,0],&quot;; &quot;[&quot;; [.JA15]; &quot;,0],&quot;; &quot;[&quot;; [.JB15]; &quot;,0]]&quot;)" office:value-type="string" office:string-value="[[38,0],[37,0],[64,0],[65,0],[0,0]]" calcext:value-type="string">
            <text:p>[[38,0],[37,0],[64,0],[65,0],[0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JE14]" office:value-type="float" office:value="38" calcext:value-type="float">
            <text:p>38</text:p>
          </table:table-cell>
          <table:table-cell table:formula="of:=[.JF14]" office:value-type="float" office:value="37" calcext:value-type="float">
            <text:p>37</text:p>
          </table:table-cell>
          <table:table-cell table:formula="of:=[.JG14]" office:value-type="float" office:value="64" calcext:value-type="float">
            <text:p>64</text:p>
          </table:table-cell>
          <table:table-cell table:formula="of:=[.JH14]" office:value-type="float" office:value="65" calcext:value-type="float">
            <text:p>65</text:p>
          </table:table-cell>
          <table:table-cell table:formula="of:=CONCATENATE(&quot;[[&quot;; [.JE15]; &quot;,0],&quot;; &quot;[&quot;; [.JF15]; &quot;,0],&quot;; &quot;[&quot;; [.JG15]; &quot;,0],&quot;; &quot;[&quot;; [.JH15]; &quot;,0],&quot;; &quot;[&quot;; [.JI15]; &quot;,0]]&quot;)" office:value-type="string" office:string-value="[[39,0],[38,0],[37,0],[64,0],[65,0]]" calcext:value-type="string">
            <text:p>[[39,0],[38,0],[37,0],[64,0],[65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L14]" office:value-type="float" office:value="39" calcext:value-type="float">
            <text:p>39</text:p>
          </table:table-cell>
          <table:table-cell table:formula="of:=[.JM14]" office:value-type="float" office:value="38" calcext:value-type="float">
            <text:p>38</text:p>
          </table:table-cell>
          <table:table-cell table:formula="of:=[.JN14]" office:value-type="float" office:value="37" calcext:value-type="float">
            <text:p>37</text:p>
          </table:table-cell>
          <table:table-cell table:formula="of:=[.JO14]" office:value-type="float" office:value="64" calcext:value-type="float">
            <text:p>64</text:p>
          </table:table-cell>
          <table:table-cell table:formula="of:=CONCATENATE(&quot;[[&quot;; [.JL15]; &quot;,0],&quot;; &quot;[&quot;; [.JM15]; &quot;,0],&quot;; &quot;[&quot;; [.JN15]; &quot;,0],&quot;; &quot;[&quot;; [.JO15]; &quot;,0],&quot;; &quot;[&quot;; [.JP15]; &quot;,0]]&quot;)" office:value-type="string" office:string-value="[[40,0],[39,0],[38,0],[37,0],[64,0]]" calcext:value-type="string">
            <text:p>[[40,0],[39,0],[38,0],[37,0],[64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JS14]" office:value-type="float" office:value="40" calcext:value-type="float">
            <text:p>40</text:p>
          </table:table-cell>
          <table:table-cell table:formula="of:=[.JT14]" office:value-type="float" office:value="39" calcext:value-type="float">
            <text:p>39</text:p>
          </table:table-cell>
          <table:table-cell table:formula="of:=[.JU14]" office:value-type="float" office:value="38" calcext:value-type="float">
            <text:p>38</text:p>
          </table:table-cell>
          <table:table-cell table:formula="of:=[.JV14]" office:value-type="float" office:value="37" calcext:value-type="float">
            <text:p>37</text:p>
          </table:table-cell>
          <table:table-cell table:formula="of:=CONCATENATE(&quot;[[&quot;; [.JS15]; &quot;,0],&quot;; &quot;[&quot;; [.JT15]; &quot;,0],&quot;; &quot;[&quot;; [.JU15]; &quot;,0],&quot;; &quot;[&quot;; [.JV15]; &quot;,0],&quot;; &quot;[&quot;; [.JW15]; &quot;,0]]&quot;)" office:value-type="string" office:string-value="[[41,0],[40,0],[39,0],[38,0],[37,0]]" calcext:value-type="string">
            <text:p>[[41,0],[40,0],[39,0],[38,0],[3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Z14]" office:value-type="float" office:value="41" calcext:value-type="float">
            <text:p>41</text:p>
          </table:table-cell>
          <table:table-cell table:formula="of:=[.KA14]" office:value-type="float" office:value="40" calcext:value-type="float">
            <text:p>40</text:p>
          </table:table-cell>
          <table:table-cell table:formula="of:=[.KB14]" office:value-type="float" office:value="39" calcext:value-type="float">
            <text:p>39</text:p>
          </table:table-cell>
          <table:table-cell table:formula="of:=[.KC14]" office:value-type="float" office:value="38" calcext:value-type="float">
            <text:p>38</text:p>
          </table:table-cell>
          <table:table-cell table:formula="of:=CONCATENATE(&quot;[[&quot;; [.JZ15]; &quot;,0],&quot;; &quot;[&quot;; [.KA15]; &quot;,0],&quot;; &quot;[&quot;; [.KB15]; &quot;,0],&quot;; &quot;[&quot;; [.KC15]; &quot;,0],&quot;; &quot;[&quot;; [.KD15]; &quot;,0]]&quot;)" office:value-type="string" office:string-value="[[42,0],[41,0],[40,0],[39,0],[38,0]]" calcext:value-type="string">
            <text:p>[[42,0],[41,0],[40,0],[39,0],[38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KG14]" office:value-type="float" office:value="42" calcext:value-type="float">
            <text:p>42</text:p>
          </table:table-cell>
          <table:table-cell table:formula="of:=[.KH14]" office:value-type="float" office:value="41" calcext:value-type="float">
            <text:p>41</text:p>
          </table:table-cell>
          <table:table-cell table:formula="of:=[.KI14]" office:value-type="float" office:value="40" calcext:value-type="float">
            <text:p>40</text:p>
          </table:table-cell>
          <table:table-cell table:formula="of:=[.KJ14]" office:value-type="float" office:value="39" calcext:value-type="float">
            <text:p>39</text:p>
          </table:table-cell>
          <table:table-cell table:formula="of:=CONCATENATE(&quot;[[&quot;; [.KG15]; &quot;,0],&quot;; &quot;[&quot;; [.KH15]; &quot;,0],&quot;; &quot;[&quot;; [.KI15]; &quot;,0],&quot;; &quot;[&quot;; [.KJ15]; &quot;,0],&quot;; &quot;[&quot;; [.KK15]; &quot;,0]]&quot;)" office:value-type="string" office:string-value="[[43,0],[42,0],[41,0],[40,0],[39,0]]" calcext:value-type="string">
            <text:p>[[43,0],[42,0],[41,0],[40,0],[39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N14]" office:value-type="float" office:value="43" calcext:value-type="float">
            <text:p>43</text:p>
          </table:table-cell>
          <table:table-cell table:formula="of:=[.KO14]" office:value-type="float" office:value="42" calcext:value-type="float">
            <text:p>42</text:p>
          </table:table-cell>
          <table:table-cell table:formula="of:=[.KP14]" office:value-type="float" office:value="41" calcext:value-type="float">
            <text:p>41</text:p>
          </table:table-cell>
          <table:table-cell table:formula="of:=[.KQ14]" office:value-type="float" office:value="40" calcext:value-type="float">
            <text:p>40</text:p>
          </table:table-cell>
          <table:table-cell table:formula="of:=CONCATENATE(&quot;[[&quot;; [.KN15]; &quot;,0],&quot;; &quot;[&quot;; [.KO15]; &quot;,0],&quot;; &quot;[&quot;; [.KP15]; &quot;,0],&quot;; &quot;[&quot;; [.KQ15]; &quot;,0],&quot;; &quot;[&quot;; [.KR15]; &quot;,0]]&quot;)" office:value-type="string" office:string-value="[[90,0],[43,0],[42,0],[41,0],[40,0]]" calcext:value-type="string">
            <text:p>[[90,0],[43,0],[42,0],[41,0],[40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KU14]" office:value-type="float" office:value="44" calcext:value-type="float">
            <text:p>44</text:p>
          </table:table-cell>
          <table:table-cell table:formula="of:=[.KV14]" office:value-type="float" office:value="31" calcext:value-type="float">
            <text:p>31</text:p>
          </table:table-cell>
          <table:table-cell table:formula="of:=[.KW14]" office:value-type="float" office:value="32" calcext:value-type="float">
            <text:p>32</text:p>
          </table:table-cell>
          <table:table-cell table:formula="of:=[.KX14]" office:value-type="float" office:value="33" calcext:value-type="float">
            <text:p>33</text:p>
          </table:table-cell>
          <table:table-cell table:formula="of:=CONCATENATE(&quot;[[&quot;; [.KU15]; &quot;,0],&quot;; &quot;[&quot;; [.KV15]; &quot;,0],&quot;; &quot;[&quot;; [.KW15]; &quot;,0],&quot;; &quot;[&quot;; [.KX15]; &quot;,0],&quot;; &quot;[&quot;; [.KY15]; &quot;,0]]&quot;)" office:value-type="string" office:string-value="[[89,0],[44,0],[31,0],[32,0],[33,0]]" calcext:value-type="string">
            <text:p>[[89,0],[44,0],[31,0],[32,0],[3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LB14]" office:value-type="float" office:value="45" calcext:value-type="float">
            <text:p>45</text:p>
          </table:table-cell>
          <table:table-cell table:formula="of:=[.LC14]" office:value-type="float" office:value="30" calcext:value-type="float">
            <text:p>30</text:p>
          </table:table-cell>
          <table:table-cell table:formula="of:=[.LD14]" office:value-type="float" office:value="7" calcext:value-type="float">
            <text:p>7</text:p>
          </table:table-cell>
          <table:table-cell table:formula="of:=[.LE14]" office:value-type="float" office:value="6" calcext:value-type="float">
            <text:p>6</text:p>
          </table:table-cell>
          <table:table-cell table:formula="of:=CONCATENATE(&quot;[[&quot;; [.LB15]; &quot;,0],&quot;; &quot;[&quot;; [.LC15]; &quot;,0],&quot;; &quot;[&quot;; [.LD15]; &quot;,0],&quot;; &quot;[&quot;; [.LE15]; &quot;,0],&quot;; &quot;[&quot;; [.LF15]; &quot;,0]]&quot;)" office:value-type="string" office:string-value="[[88,0],[45,0],[30,0],[7,0],[6,0]]" calcext:value-type="string">
            <text:p>[[88,0],[45,0],[30,0],[7,0],[6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LI14]" office:value-type="float" office:value="46" calcext:value-type="float">
            <text:p>46</text:p>
          </table:table-cell>
          <table:table-cell table:formula="of:=[.LJ14]" office:value-type="float" office:value="29" calcext:value-type="float">
            <text:p>29</text:p>
          </table:table-cell>
          <table:table-cell table:formula="of:=[.LK14]" office:value-type="float" office:value="8" calcext:value-type="float">
            <text:p>8</text:p>
          </table:table-cell>
          <table:table-cell table:formula="of:=[.LL14]" office:value-type="float" office:value="3" calcext:value-type="float">
            <text:p>3</text:p>
          </table:table-cell>
          <table:table-cell table:formula="of:=CONCATENATE(&quot;[[&quot;; [.LI15]; &quot;,0],&quot;; &quot;[&quot;; [.LJ15]; &quot;,0],&quot;; &quot;[&quot;; [.LK15]; &quot;,0],&quot;; &quot;[&quot;; [.LL15]; &quot;,0],&quot;; &quot;[&quot;; [.LM15]; &quot;,0]]&quot;)" office:value-type="string" office:string-value="[[87,0],[46,0],[29,0],[8,0],[3,0]]" calcext:value-type="string">
            <text:p>[[87,0],[46,0],[29,0],[8,0],[3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LP14]" office:value-type="float" office:value="47" calcext:value-type="float">
            <text:p>47</text:p>
          </table:table-cell>
          <table:table-cell table:formula="of:=[.LQ14]" office:value-type="float" office:value="28" calcext:value-type="float">
            <text:p>28</text:p>
          </table:table-cell>
          <table:table-cell table:formula="of:=[.LR14]" office:value-type="float" office:value="9" calcext:value-type="float">
            <text:p>9</text:p>
          </table:table-cell>
          <table:table-cell table:formula="of:=[.LS14]" office:value-type="float" office:value="2" calcext:value-type="float">
            <text:p>2</text:p>
          </table:table-cell>
          <table:table-cell table:formula="of:=CONCATENATE(&quot;[[&quot;; [.LP15]; &quot;,0],&quot;; &quot;[&quot;; [.LQ15]; &quot;,0],&quot;; &quot;[&quot;; [.LR15]; &quot;,0],&quot;; &quot;[&quot;; [.LS15]; &quot;,0],&quot;; &quot;[&quot;; [.LT15]; &quot;,0]]&quot;)" office:value-type="string" office:string-value="[[86,0],[47,0],[28,0],[9,0],[2,0]]" calcext:value-type="string">
            <text:p>[[86,0],[47,0],[28,0],[9,0],[2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LW14]" office:value-type="float" office:value="48" calcext:value-type="float">
            <text:p>48</text:p>
          </table:table-cell>
          <table:table-cell table:formula="of:=[.LX14]" office:value-type="float" office:value="27" calcext:value-type="float">
            <text:p>27</text:p>
          </table:table-cell>
          <table:table-cell table:formula="of:=[.LY14]" office:value-type="float" office:value="10" calcext:value-type="float">
            <text:p>10</text:p>
          </table:table-cell>
          <table:table-cell table:formula="of:=[.LZ14]" office:value-type="float" office:value="11" calcext:value-type="float">
            <text:p>11</text:p>
          </table:table-cell>
          <table:table-cell table:formula="of:=CONCATENATE(&quot;[[&quot;; [.LW15]; &quot;,0],&quot;; &quot;[&quot;; [.LX15]; &quot;,0],&quot;; &quot;[&quot;; [.LY15]; &quot;,0],&quot;; &quot;[&quot;; [.LZ15]; &quot;,0],&quot;; &quot;[&quot;; [.MA15]; &quot;,0]]&quot;)" office:value-type="string" office:string-value="[[85,0],[48,0],[27,0],[10,0],[11,0]]" calcext:value-type="string">
            <text:p>[[85,0],[48,0],[27,0],[10,0],[11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MD14]" office:value-type="float" office:value="49" calcext:value-type="float">
            <text:p>49</text:p>
          </table:table-cell>
          <table:table-cell table:formula="of:=[.ME14]" office:value-type="float" office:value="26" calcext:value-type="float">
            <text:p>26</text:p>
          </table:table-cell>
          <table:table-cell table:formula="of:=[.MF14]" office:value-type="float" office:value="25" calcext:value-type="float">
            <text:p>25</text:p>
          </table:table-cell>
          <table:table-cell table:formula="of:=[.MG14]" office:value-type="float" office:value="24" calcext:value-type="float">
            <text:p>24</text:p>
          </table:table-cell>
          <table:table-cell table:formula="of:=CONCATENATE(&quot;[[&quot;; [.MD15]; &quot;,0],&quot;; &quot;[&quot;; [.ME15]; &quot;,0],&quot;; &quot;[&quot;; [.MF15]; &quot;,0],&quot;; &quot;[&quot;; [.MG15]; &quot;,0],&quot;; &quot;[&quot;; [.MH15]; &quot;,0]]&quot;)" office:value-type="string" office:string-value="[[84,0],[49,0],[26,0],[25,0],[24,0]]" calcext:value-type="string">
            <text:p>[[84,0],[49,0],[26,0],[25,0],[24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MK14]" office:value-type="float" office:value="50" calcext:value-type="float">
            <text:p>50</text:p>
          </table:table-cell>
          <table:table-cell table:formula="of:=[.ML14]" office:value-type="float" office:value="51" calcext:value-type="float">
            <text:p>51</text:p>
          </table:table-cell>
          <table:table-cell table:formula="of:=[.MM14]" office:value-type="float" office:value="52" calcext:value-type="float">
            <text:p>52</text:p>
          </table:table-cell>
          <table:table-cell table:formula="of:=[.MN14]" office:value-type="float" office:value="53" calcext:value-type="float">
            <text:p>53</text:p>
          </table:table-cell>
          <table:table-cell table:formula="of:=CONCATENATE(&quot;[[&quot;; [.MK15]; &quot;,0],&quot;; &quot;[&quot;; [.ML15]; &quot;,0],&quot;; &quot;[&quot;; [.MM15]; &quot;,0],&quot;; &quot;[&quot;; [.MN15]; &quot;,0],&quot;; &quot;[&quot;; [.MO15]; &quot;,0]]&quot;)" office:value-type="string" office:string-value="[[83,0],[50,0],[51,0],[52,0],[53,0]]" calcext:value-type="string">
            <text:p>[[83,0],[50,0],[51,0],[52,0],[53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MR14]" office:value-type="float" office:value="51" calcext:value-type="float">
            <text:p>51</text:p>
          </table:table-cell>
          <table:table-cell table:formula="of:=[.MS14]" office:value-type="float" office:value="52" calcext:value-type="float">
            <text:p>52</text:p>
          </table:table-cell>
          <table:table-cell table:formula="of:=[.MT14]" office:value-type="float" office:value="53" calcext:value-type="float">
            <text:p>53</text:p>
          </table:table-cell>
          <table:table-cell table:formula="of:=[.MU14]" office:value-type="float" office:value="54" calcext:value-type="float">
            <text:p>54</text:p>
          </table:table-cell>
          <table:table-cell table:formula="of:=CONCATENATE(&quot;[[&quot;; [.MR15]; &quot;,0],&quot;; &quot;[&quot;; [.MS15]; &quot;,0],&quot;; &quot;[&quot;; [.MT15]; &quot;,0],&quot;; &quot;[&quot;; [.MU15]; &quot;,0],&quot;; &quot;[&quot;; [.MV15]; &quot;,0]]&quot;)" office:value-type="string" office:string-value="[[50,0],[51,0],[52,0],[53,0],[54,0]]" calcext:value-type="string">
            <text:p>[[50,0],[51,0],[52,0],[53,0],[54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MY14]" office:value-type="float" office:value="52" calcext:value-type="float">
            <text:p>52</text:p>
          </table:table-cell>
          <table:table-cell table:formula="of:=[.MZ14]" office:value-type="float" office:value="53" calcext:value-type="float">
            <text:p>53</text:p>
          </table:table-cell>
          <table:table-cell table:formula="of:=[.NA14]" office:value-type="float" office:value="54" calcext:value-type="float">
            <text:p>54</text:p>
          </table:table-cell>
          <table:table-cell table:formula="of:=[.NB14]" office:value-type="float" office:value="55" calcext:value-type="float">
            <text:p>55</text:p>
          </table:table-cell>
          <table:table-cell table:formula="of:=CONCATENATE(&quot;[[&quot;; [.MY15]; &quot;,0],&quot;; &quot;[&quot;; [.MZ15]; &quot;,0],&quot;; &quot;[&quot;; [.NA15]; &quot;,0],&quot;; &quot;[&quot;; [.NB15]; &quot;,0],&quot;; &quot;[&quot;; [.NC15]; &quot;,0]]&quot;)" office:value-type="string" office:string-value="[[51,0],[52,0],[53,0],[54,0],[55,0]]" calcext:value-type="string">
            <text:p>[[51,0],[52,0],[53,0],[54,0],[55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NF14]" office:value-type="float" office:value="53" calcext:value-type="float">
            <text:p>53</text:p>
          </table:table-cell>
          <table:table-cell table:formula="of:=[.NG14]" office:value-type="float" office:value="54" calcext:value-type="float">
            <text:p>54</text:p>
          </table:table-cell>
          <table:table-cell table:formula="of:=[.NH14]" office:value-type="float" office:value="55" calcext:value-type="float">
            <text:p>55</text:p>
          </table:table-cell>
          <table:table-cell table:formula="of:=[.NI14]" office:value-type="float" office:value="56" calcext:value-type="float">
            <text:p>56</text:p>
          </table:table-cell>
          <table:table-cell table:formula="of:=CONCATENATE(&quot;[[&quot;; [.NF15]; &quot;,0],&quot;; &quot;[&quot;; [.NG15]; &quot;,0],&quot;; &quot;[&quot;; [.NH15]; &quot;,0],&quot;; &quot;[&quot;; [.NI15]; &quot;,0],&quot;; &quot;[&quot;; [.NJ15]; &quot;,0]]&quot;)" office:value-type="string" office:string-value="[[52,0],[53,0],[54,0],[55,0],[56,0]]" calcext:value-type="string">
            <text:p>[[52,0],[53,0],[54,0],[55,0],[56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NM14]" office:value-type="float" office:value="54" calcext:value-type="float">
            <text:p>54</text:p>
          </table:table-cell>
          <table:table-cell table:formula="of:=[.NN14]" office:value-type="float" office:value="55" calcext:value-type="float">
            <text:p>55</text:p>
          </table:table-cell>
          <table:table-cell table:formula="of:=[.NO14]" office:value-type="float" office:value="56" calcext:value-type="float">
            <text:p>56</text:p>
          </table:table-cell>
          <table:table-cell table:formula="of:=[.NP14]" office:value-type="float" office:value="57" calcext:value-type="float">
            <text:p>57</text:p>
          </table:table-cell>
          <table:table-cell table:formula="of:=CONCATENATE(&quot;[[&quot;; [.NM15]; &quot;,0],&quot;; &quot;[&quot;; [.NN15]; &quot;,0],&quot;; &quot;[&quot;; [.NO15]; &quot;,0],&quot;; &quot;[&quot;; [.NP15]; &quot;,0],&quot;; &quot;[&quot;; [.NQ15]; &quot;,0]]&quot;)" office:value-type="string" office:string-value="[[53,0],[54,0],[55,0],[56,0],[57,0]]" calcext:value-type="string">
            <text:p>[[53,0],[54,0],[55,0],[56,0],[57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NT14]" office:value-type="float" office:value="55" calcext:value-type="float">
            <text:p>55</text:p>
          </table:table-cell>
          <table:table-cell table:formula="of:=[.NU14]" office:value-type="float" office:value="56" calcext:value-type="float">
            <text:p>56</text:p>
          </table:table-cell>
          <table:table-cell table:formula="of:=[.NV14]" office:value-type="float" office:value="57" calcext:value-type="float">
            <text:p>57</text:p>
          </table:table-cell>
          <table:table-cell table:formula="of:=[.NW14]" office:value-type="float" office:value="72" calcext:value-type="float">
            <text:p>72</text:p>
          </table:table-cell>
          <table:table-cell table:formula="of:=CONCATENATE(&quot;[[&quot;; [.NT15]; &quot;,0],&quot;; &quot;[&quot;; [.NU15]; &quot;,0],&quot;; &quot;[&quot;; [.NV15]; &quot;,0],&quot;; &quot;[&quot;; [.NW15]; &quot;,0],&quot;; &quot;[&quot;; [.NX15]; &quot;,0]]&quot;)" office:value-type="string" office:string-value="[[54,0],[55,0],[56,0],[57,0],[72,0]]" calcext:value-type="string">
            <text:p>[[54,0],[55,0],[56,0],[57,0],[72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A14]" office:value-type="float" office:value="56" calcext:value-type="float">
            <text:p>56</text:p>
          </table:table-cell>
          <table:table-cell table:formula="of:=[.OB14]" office:value-type="float" office:value="57" calcext:value-type="float">
            <text:p>57</text:p>
          </table:table-cell>
          <table:table-cell table:formula="of:=[.OC14]" office:value-type="float" office:value="72" calcext:value-type="float">
            <text:p>72</text:p>
          </table:table-cell>
          <table:table-cell table:formula="of:=[.OD14]" office:value-type="float" office:value="0" calcext:value-type="float">
            <text:p>0</text:p>
          </table:table-cell>
          <table:table-cell table:formula="of:=CONCATENATE(&quot;[[&quot;; [.OA15]; &quot;,0],&quot;; &quot;[&quot;; [.OB15]; &quot;,0],&quot;; &quot;[&quot;; [.OC15]; &quot;,0],&quot;; &quot;[&quot;; [.OD15]; &quot;,0],&quot;; &quot;[&quot;; [.OE15]; &quot;,0]]&quot;)" office:value-type="string" office:string-value="[[55,0],[56,0],[57,0],[72,0],[0,0]]" calcext:value-type="string">
            <text:p>[[55,0],[56,0],[57,0],[72,0],[0,0]]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OH14]" office:value-type="float" office:value="57" calcext:value-type="float">
            <text:p>57</text:p>
          </table:table-cell>
          <table:table-cell table:formula="of:=[.OI14]" office:value-type="float" office:value="72" calcext:value-type="float">
            <text:p>72</text:p>
          </table:table-cell>
          <table:table-cell table:formula="of:=[.OJ14]" office:value-type="float" office:value="0" calcext:value-type="float">
            <text:p>0</text:p>
          </table:table-cell>
          <table:table-cell table:formula="of:=[.OK14]" office:value-type="float" office:value="0" calcext:value-type="float">
            <text:p>0</text:p>
          </table:table-cell>
          <table:table-cell table:formula="of:=CONCATENATE(&quot;[[&quot;; [.OH15]; &quot;,0],&quot;; &quot;[&quot;; [.OI15]; &quot;,0],&quot;; &quot;[&quot;; [.OJ15]; &quot;,0],&quot;; &quot;[&quot;; [.OK15]; &quot;,0],&quot;; &quot;[&quot;; [.OL15]; &quot;,0]]&quot;)" office:value-type="string" office:string-value="[[56,0],[57,0],[72,0],[0,0],[0,0]]" calcext:value-type="string">
            <text:p>[[56,0],[57,0],[72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O14]" office:value-type="float" office:value="58" calcext:value-type="float">
            <text:p>58</text:p>
          </table:table-cell>
          <table:table-cell table:formula="of:=[.OP14]" office:value-type="float" office:value="71" calcext:value-type="float">
            <text:p>71</text:p>
          </table:table-cell>
          <table:table-cell table:formula="of:=[.OQ14]" office:value-type="float" office:value="0" calcext:value-type="float">
            <text:p>0</text:p>
          </table:table-cell>
          <table:table-cell table:formula="of:=[.OR14]" office:value-type="float" office:value="0" calcext:value-type="float">
            <text:p>0</text:p>
          </table:table-cell>
          <table:table-cell table:formula="of:=CONCATENATE(&quot;[[&quot;; [.OO15]; &quot;,0],&quot;; &quot;[&quot;; [.OP15]; &quot;,0],&quot;; &quot;[&quot;; [.OQ15]; &quot;,0],&quot;; &quot;[&quot;; [.OR15]; &quot;,0],&quot;; &quot;[&quot;; [.OS15]; &quot;,0]]&quot;)" office:value-type="string" office:string-value="[[21,0],[58,0],[71,0],[0,0],[0,0]]" calcext:value-type="string">
            <text:p>[[21,0],[58,0],[71,0],[0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OV14]" office:value-type="float" office:value="59" calcext:value-type="float">
            <text:p>59</text:p>
          </table:table-cell>
          <table:table-cell table:formula="of:=[.OW14]" office:value-type="float" office:value="70" calcext:value-type="float">
            <text:p>70</text:p>
          </table:table-cell>
          <table:table-cell table:formula="of:=[.OX14]" office:value-type="float" office:value="0" calcext:value-type="float">
            <text:p>0</text:p>
          </table:table-cell>
          <table:table-cell table:formula="of:=[.OY14]" office:value-type="float" office:value="0" calcext:value-type="float">
            <text:p>0</text:p>
          </table:table-cell>
          <table:table-cell table:formula="of:=CONCATENATE(&quot;[[&quot;; [.OV15]; &quot;,0],&quot;; &quot;[&quot;; [.OW15]; &quot;,0],&quot;; &quot;[&quot;; [.OX15]; &quot;,0],&quot;; &quot;[&quot;; [.OY15]; &quot;,0],&quot;; &quot;[&quot;; [.OZ15]; &quot;,0]]&quot;)" office:value-type="string" office:string-value="[[20,0],[59,0],[70,0],[0,0],[0,0]]" calcext:value-type="string">
            <text:p>[[20,0],[59,0],[70,0],[0,0],[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PC14]" office:value-type="float" office:value="60" calcext:value-type="float">
            <text:p>60</text:p>
          </table:table-cell>
          <table:table-cell table:formula="of:=[.PD14]" office:value-type="float" office:value="69" calcext:value-type="float">
            <text:p>69</text:p>
          </table:table-cell>
          <table:table-cell table:formula="of:=[.PE14]" office:value-type="float" office:value="0" calcext:value-type="float">
            <text:p>0</text:p>
          </table:table-cell>
          <table:table-cell table:formula="of:=[.PF14]" office:value-type="float" office:value="0" calcext:value-type="float">
            <text:p>0</text:p>
          </table:table-cell>
          <table:table-cell table:formula="of:=CONCATENATE(&quot;[[&quot;; [.PC15]; &quot;,0],&quot;; &quot;[&quot;; [.PD15]; &quot;,0],&quot;; &quot;[&quot;; [.PE15]; &quot;,0],&quot;; &quot;[&quot;; [.PF15]; &quot;,0],&quot;; &quot;[&quot;; [.PG15]; &quot;,0]]&quot;)" office:value-type="string" office:string-value="[[19,0],[60,0],[69,0],[0,0],[0,0]]" calcext:value-type="string">
            <text:p>[[19,0],[60,0],[69,0],[0,0],[0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PJ14]" office:value-type="float" office:value="61" calcext:value-type="float">
            <text:p>61</text:p>
          </table:table-cell>
          <table:table-cell table:formula="of:=[.PK14]" office:value-type="float" office:value="68" calcext:value-type="float">
            <text:p>68</text:p>
          </table:table-cell>
          <table:table-cell table:formula="of:=[.PL14]" office:value-type="float" office:value="0" calcext:value-type="float">
            <text:p>0</text:p>
          </table:table-cell>
          <table:table-cell table:formula="of:=[.PM14]" office:value-type="float" office:value="0" calcext:value-type="float">
            <text:p>0</text:p>
          </table:table-cell>
          <table:table-cell table:formula="of:=CONCATENATE(&quot;[[&quot;; [.PJ15]; &quot;,0],&quot;; &quot;[&quot;; [.PK15]; &quot;,0],&quot;; &quot;[&quot;; [.PL15]; &quot;,0],&quot;; &quot;[&quot;; [.PM15]; &quot;,0],&quot;; &quot;[&quot;; [.PN15]; &quot;,0]]&quot;)" office:value-type="string" office:string-value="[[18,0],[61,0],[68,0],[0,0],[0,0]]" calcext:value-type="string">
            <text:p>[[18,0],[61,0],[68,0],[0,0],[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PQ14]" office:value-type="float" office:value="62" calcext:value-type="float">
            <text:p>62</text:p>
          </table:table-cell>
          <table:table-cell table:formula="of:=[.PR14]" office:value-type="float" office:value="67" calcext:value-type="float">
            <text:p>67</text:p>
          </table:table-cell>
          <table:table-cell table:formula="of:=[.PS14]" office:value-type="float" office:value="0" calcext:value-type="float">
            <text:p>0</text:p>
          </table:table-cell>
          <table:table-cell table:formula="of:=[.PT14]" office:value-type="float" office:value="0" calcext:value-type="float">
            <text:p>0</text:p>
          </table:table-cell>
          <table:table-cell table:formula="of:=CONCATENATE(&quot;[[&quot;; [.PQ15]; &quot;,0],&quot;; &quot;[&quot;; [.PR15]; &quot;,0],&quot;; &quot;[&quot;; [.PS15]; &quot;,0],&quot;; &quot;[&quot;; [.PT15]; &quot;,0],&quot;; &quot;[&quot;; [.PU15]; &quot;,0]]&quot;)" office:value-type="string" office:string-value="[[17,0],[62,0],[67,0],[0,0],[0,0]]" calcext:value-type="string">
            <text:p>[[17,0],[62,0],[67,0],[0,0],[0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PX14]" office:value-type="float" office:value="63" calcext:value-type="float">
            <text:p>63</text:p>
          </table:table-cell>
          <table:table-cell table:formula="of:=[.PY14]" office:value-type="float" office:value="66" calcext:value-type="float">
            <text:p>66</text:p>
          </table:table-cell>
          <table:table-cell table:formula="of:=[.PZ14]" office:value-type="float" office:value="0" calcext:value-type="float">
            <text:p>0</text:p>
          </table:table-cell>
          <table:table-cell table:formula="of:=[.QA14]" office:value-type="float" office:value="0" calcext:value-type="float">
            <text:p>0</text:p>
          </table:table-cell>
          <table:table-cell table:formula="of:=CONCATENATE(&quot;[[&quot;; [.PX15]; &quot;,0],&quot;; &quot;[&quot;; [.PY15]; &quot;,0],&quot;; &quot;[&quot;; [.PZ15]; &quot;,0],&quot;; &quot;[&quot;; [.QA15]; &quot;,0],&quot;; &quot;[&quot;; [.QB15]; &quot;,0]]&quot;)" office:value-type="string" office:string-value="[[36,0],[63,0],[66,0],[0,0],[0,0]]" calcext:value-type="string">
            <text:p>[[36,0],[63,0],[66,0],[0,0],[0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QE14]" office:value-type="float" office:value="64" calcext:value-type="float">
            <text:p>64</text:p>
          </table:table-cell>
          <table:table-cell table:formula="of:=[.QF14]" office:value-type="float" office:value="65" calcext:value-type="float">
            <text:p>65</text:p>
          </table:table-cell>
          <table:table-cell table:formula="of:=[.QG14]" office:value-type="float" office:value="0" calcext:value-type="float">
            <text:p>0</text:p>
          </table:table-cell>
          <table:table-cell table:formula="of:=[.QH14]" office:value-type="float" office:value="0" calcext:value-type="float">
            <text:p>0</text:p>
          </table:table-cell>
          <table:table-cell table:formula="of:=CONCATENATE(&quot;[[&quot;; [.QE15]; &quot;,0],&quot;; &quot;[&quot;; [.QF15]; &quot;,0],&quot;; &quot;[&quot;; [.QG15]; &quot;,0],&quot;; &quot;[&quot;; [.QH15]; &quot;,0],&quot;; &quot;[&quot;; [.QI15]; &quot;,0]]&quot;)" office:value-type="string" office:string-value="[[37,0],[64,0],[65,0],[0,0],[0,0]]" calcext:value-type="string">
            <text:p>[[37,0],[64,0],[65,0],[0,0],[0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QL14]" office:value-type="float" office:value="65" calcext:value-type="float">
            <text:p>65</text:p>
          </table:table-cell>
          <table:table-cell table:formula="of:=[.QM14]" office:value-type="float" office:value="0" calcext:value-type="float">
            <text:p>0</text:p>
          </table:table-cell>
          <table:table-cell table:formula="of:=[.QN14]" office:value-type="float" office:value="0" calcext:value-type="float">
            <text:p>0</text:p>
          </table:table-cell>
          <table:table-cell table:formula="of:=[.QO14]" office:value-type="float" office:value="0" calcext:value-type="float">
            <text:p>0</text:p>
          </table:table-cell>
          <table:table-cell table:formula="of:=CONCATENATE(&quot;[[&quot;; [.QL15]; &quot;,0],&quot;; &quot;[&quot;; [.QM15]; &quot;,0],&quot;; &quot;[&quot;; [.QN15]; &quot;,0],&quot;; &quot;[&quot;; [.QO15]; &quot;,0],&quot;; &quot;[&quot;; [.QP15]; &quot;,0]]&quot;)" office:value-type="string" office:string-value="[[64,0],[65,0],[0,0],[0,0],[0,0]]" calcext:value-type="string">
            <text:p>[[64,0],[65,0],[0,0],[0,0],[0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QS14]" office:value-type="float" office:value="66" calcext:value-type="float">
            <text:p>66</text:p>
          </table:table-cell>
          <table:table-cell table:formula="of:=[.QT14]" office:value-type="float" office:value="0" calcext:value-type="float">
            <text:p>0</text:p>
          </table:table-cell>
          <table:table-cell table:formula="of:=[.QU14]" office:value-type="float" office:value="0" calcext:value-type="float">
            <text:p>0</text:p>
          </table:table-cell>
          <table:table-cell table:formula="of:=[.QV14]" office:value-type="float" office:value="0" calcext:value-type="float">
            <text:p>0</text:p>
          </table:table-cell>
          <table:table-cell table:formula="of:=CONCATENATE(&quot;[[&quot;; [.QS15]; &quot;,0],&quot;; &quot;[&quot;; [.QT15]; &quot;,0],&quot;; &quot;[&quot;; [.QU15]; &quot;,0],&quot;; &quot;[&quot;; [.QV15]; &quot;,0],&quot;; &quot;[&quot;; [.QW15]; &quot;,0]]&quot;)" office:value-type="string" office:string-value="[[63,0],[66,0],[0,0],[0,0],[0,0]]" calcext:value-type="string">
            <text:p>[[63,0],[66,0],[0,0],[0,0],[0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QZ14]" office:value-type="float" office:value="67" calcext:value-type="float">
            <text:p>67</text:p>
          </table:table-cell>
          <table:table-cell table:formula="of:=[.RA14]" office:value-type="float" office:value="0" calcext:value-type="float">
            <text:p>0</text:p>
          </table:table-cell>
          <table:table-cell table:formula="of:=[.RB14]" office:value-type="float" office:value="0" calcext:value-type="float">
            <text:p>0</text:p>
          </table:table-cell>
          <table:table-cell table:formula="of:=[.RC14]" office:value-type="float" office:value="0" calcext:value-type="float">
            <text:p>0</text:p>
          </table:table-cell>
          <table:table-cell table:formula="of:=CONCATENATE(&quot;[[&quot;; [.QZ15]; &quot;,0],&quot;; &quot;[&quot;; [.RA15]; &quot;,0],&quot;; &quot;[&quot;; [.RB15]; &quot;,0],&quot;; &quot;[&quot;; [.RC15]; &quot;,0],&quot;; &quot;[&quot;; [.RD15]; &quot;,0]]&quot;)" office:value-type="string" office:string-value="[[62,0],[67,0],[0,0],[0,0],[0,0]]" calcext:value-type="string">
            <text:p>[[62,0],[67,0],[0,0],[0,0],[0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RG14]" office:value-type="float" office:value="68" calcext:value-type="float">
            <text:p>68</text:p>
          </table:table-cell>
          <table:table-cell table:formula="of:=[.RH14]" office:value-type="float" office:value="0" calcext:value-type="float">
            <text:p>0</text:p>
          </table:table-cell>
          <table:table-cell table:formula="of:=[.RI14]" office:value-type="float" office:value="0" calcext:value-type="float">
            <text:p>0</text:p>
          </table:table-cell>
          <table:table-cell table:formula="of:=[.RJ14]" office:value-type="float" office:value="0" calcext:value-type="float">
            <text:p>0</text:p>
          </table:table-cell>
          <table:table-cell table:formula="of:=CONCATENATE(&quot;[[&quot;; [.RG15]; &quot;,0],&quot;; &quot;[&quot;; [.RH15]; &quot;,0],&quot;; &quot;[&quot;; [.RI15]; &quot;,0],&quot;; &quot;[&quot;; [.RJ15]; &quot;,0],&quot;; &quot;[&quot;; [.RK15]; &quot;,0]]&quot;)" office:value-type="string" office:string-value="[[61,0],[68,0],[0,0],[0,0],[0,0]]" calcext:value-type="string">
            <text:p>[[61,0],[68,0],[0,0],[0,0],[0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N14]" office:value-type="float" office:value="69" calcext:value-type="float">
            <text:p>69</text:p>
          </table:table-cell>
          <table:table-cell table:formula="of:=[.RO14]" office:value-type="float" office:value="0" calcext:value-type="float">
            <text:p>0</text:p>
          </table:table-cell>
          <table:table-cell table:formula="of:=[.RP14]" office:value-type="float" office:value="0" calcext:value-type="float">
            <text:p>0</text:p>
          </table:table-cell>
          <table:table-cell table:formula="of:=[.RQ14]" office:value-type="float" office:value="0" calcext:value-type="float">
            <text:p>0</text:p>
          </table:table-cell>
          <table:table-cell table:formula="of:=CONCATENATE(&quot;[[&quot;; [.RN15]; &quot;,0],&quot;; &quot;[&quot;; [.RO15]; &quot;,0],&quot;; &quot;[&quot;; [.RP15]; &quot;,0],&quot;; &quot;[&quot;; [.RQ15]; &quot;,0],&quot;; &quot;[&quot;; [.RR15]; &quot;,0]]&quot;)" office:value-type="string" office:string-value="[[60,0],[69,0],[0,0],[0,0],[0,0]]" calcext:value-type="string">
            <text:p>[[60,0],[69,0],[0,0],[0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RU14]" office:value-type="float" office:value="70" calcext:value-type="float">
            <text:p>70</text:p>
          </table:table-cell>
          <table:table-cell table:formula="of:=[.RV14]" office:value-type="float" office:value="0" calcext:value-type="float">
            <text:p>0</text:p>
          </table:table-cell>
          <table:table-cell table:formula="of:=[.RW14]" office:value-type="float" office:value="0" calcext:value-type="float">
            <text:p>0</text:p>
          </table:table-cell>
          <table:table-cell table:formula="of:=[.RX14]" office:value-type="float" office:value="0" calcext:value-type="float">
            <text:p>0</text:p>
          </table:table-cell>
          <table:table-cell table:formula="of:=CONCATENATE(&quot;[[&quot;; [.RU15]; &quot;,0],&quot;; &quot;[&quot;; [.RV15]; &quot;,0],&quot;; &quot;[&quot;; [.RW15]; &quot;,0],&quot;; &quot;[&quot;; [.RX15]; &quot;,0],&quot;; &quot;[&quot;; [.RY15]; &quot;,0]]&quot;)" office:value-type="string" office:string-value="[[59,0],[70,0],[0,0],[0,0],[0,0]]" calcext:value-type="string">
            <text:p>[[59,0],[70,0],[0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SB14]" office:value-type="float" office:value="71" calcext:value-type="float">
            <text:p>71</text:p>
          </table:table-cell>
          <table:table-cell table:formula="of:=[.SC14]" office:value-type="float" office:value="0" calcext:value-type="float">
            <text:p>0</text:p>
          </table:table-cell>
          <table:table-cell table:formula="of:=[.SD14]" office:value-type="float" office:value="0" calcext:value-type="float">
            <text:p>0</text:p>
          </table:table-cell>
          <table:table-cell table:formula="of:=[.SE14]" office:value-type="float" office:value="0" calcext:value-type="float">
            <text:p>0</text:p>
          </table:table-cell>
          <table:table-cell table:formula="of:=CONCATENATE(&quot;[[&quot;; [.SB15]; &quot;,0],&quot;; &quot;[&quot;; [.SC15]; &quot;,0],&quot;; &quot;[&quot;; [.SD15]; &quot;,0],&quot;; &quot;[&quot;; [.SE15]; &quot;,0],&quot;; &quot;[&quot;; [.SF15]; &quot;,0]]&quot;)" office:value-type="string" office:string-value="[[58,0],[71,0],[0,0],[0,0],[0,0]]" calcext:value-type="string">
            <text:p>[[58,0],[71,0],[0,0],[0,0],[0,0]]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I14]" office:value-type="float" office:value="72" calcext:value-type="float">
            <text:p>72</text:p>
          </table:table-cell>
          <table:table-cell table:formula="of:=[.SJ14]" office:value-type="float" office:value="0" calcext:value-type="float">
            <text:p>0</text:p>
          </table:table-cell>
          <table:table-cell table:formula="of:=[.SK14]" office:value-type="float" office:value="0" calcext:value-type="float">
            <text:p>0</text:p>
          </table:table-cell>
          <table:table-cell table:formula="of:=[.SL14]" office:value-type="float" office:value="0" calcext:value-type="float">
            <text:p>0</text:p>
          </table:table-cell>
          <table:table-cell table:formula="of:=CONCATENATE(&quot;[[&quot;; [.SI15]; &quot;,0],&quot;; &quot;[&quot;; [.SJ15]; &quot;,0],&quot;; &quot;[&quot;; [.SK15]; &quot;,0],&quot;; &quot;[&quot;; [.SL15]; &quot;,0],&quot;; &quot;[&quot;; [.SM15]; &quot;,0]]&quot;)" office:value-type="string" office:string-value="[[57,0],[72,0],[0,0],[0,0],[0,0]]" calcext:value-type="string">
            <text:p>[[57,0],[72,0],[0,0],[0,0],[0,0]]</text:p>
          </table:table-cell>
          <table:table-cell/>
          <table:table-cell office:value-type="float" office:value="74" calcext:value-type="float">
            <text:p>74</text:p>
          </table:table-cell>
          <table:table-cell table:formula="of:=[.SP14]" office:value-type="float" office:value="73" calcext:value-type="float">
            <text:p>73</text:p>
          </table:table-cell>
          <table:table-cell table:formula="of:=[.SQ14]" office:value-type="float" office:value="0" calcext:value-type="float">
            <text:p>0</text:p>
          </table:table-cell>
          <table:table-cell table:formula="of:=[.SR14]" office:value-type="float" office:value="0" calcext:value-type="float">
            <text:p>0</text:p>
          </table:table-cell>
          <table:table-cell table:formula="of:=[.SS14]" office:value-type="float" office:value="0" calcext:value-type="float">
            <text:p>0</text:p>
          </table:table-cell>
          <table:table-cell table:formula="of:=CONCATENATE(&quot;[[&quot;; [.SP15]; &quot;,0],&quot;; &quot;[&quot;; [.SQ15]; &quot;,0],&quot;; &quot;[&quot;; [.SR15]; &quot;,0],&quot;; &quot;[&quot;; [.SS15]; &quot;,0],&quot;; &quot;[&quot;; [.ST15]; &quot;,0]]&quot;)" office:value-type="string" office:string-value="[[74,0],[73,0],[0,0],[0,0],[0,0]]" calcext:value-type="string">
            <text:p>[[74,0],[73,0],[0,0],[0,0],[0,0]]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SW14]" office:value-type="float" office:value="74" calcext:value-type="float">
            <text:p>74</text:p>
          </table:table-cell>
          <table:table-cell table:formula="of:=[.SX14]" office:value-type="float" office:value="73" calcext:value-type="float">
            <text:p>73</text:p>
          </table:table-cell>
          <table:table-cell table:formula="of:=[.SY14]" office:value-type="float" office:value="0" calcext:value-type="float">
            <text:p>0</text:p>
          </table:table-cell>
          <table:table-cell table:formula="of:=[.SZ14]" office:value-type="float" office:value="0" calcext:value-type="float">
            <text:p>0</text:p>
          </table:table-cell>
          <table:table-cell table:formula="of:=CONCATENATE(&quot;[[&quot;; [.SW15]; &quot;,0],&quot;; &quot;[&quot;; [.SX15]; &quot;,0],&quot;; &quot;[&quot;; [.SY15]; &quot;,0],&quot;; &quot;[&quot;; [.SZ15]; &quot;,0],&quot;; &quot;[&quot;; [.TA15]; &quot;,0]]&quot;)" office:value-type="string" office:string-value="[[75,0],[74,0],[73,0],[0,0],[0,0]]" calcext:value-type="string">
            <text:p>[[75,0],[74,0],[73,0],[0,0],[0,0]]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TD14]" office:value-type="float" office:value="75" calcext:value-type="float">
            <text:p>75</text:p>
          </table:table-cell>
          <table:table-cell table:formula="of:=[.TE14]" office:value-type="float" office:value="74" calcext:value-type="float">
            <text:p>74</text:p>
          </table:table-cell>
          <table:table-cell table:formula="of:=[.TF14]" office:value-type="float" office:value="73" calcext:value-type="float">
            <text:p>73</text:p>
          </table:table-cell>
          <table:table-cell table:formula="of:=[.TG14]" office:value-type="float" office:value="0" calcext:value-type="float">
            <text:p>0</text:p>
          </table:table-cell>
          <table:table-cell table:formula="of:=CONCATENATE(&quot;[[&quot;; [.TD15]; &quot;,0],&quot;; &quot;[&quot;; [.TE15]; &quot;,0],&quot;; &quot;[&quot;; [.TF15]; &quot;,0],&quot;; &quot;[&quot;; [.TG15]; &quot;,0],&quot;; &quot;[&quot;; [.TH15]; &quot;,0]]&quot;)" office:value-type="string" office:string-value="[[76,0],[75,0],[74,0],[73,0],[0,0]]" calcext:value-type="string">
            <text:p>[[76,0],[75,0],[74,0],[73,0],[0,0]]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TK14]" office:value-type="float" office:value="76" calcext:value-type="float">
            <text:p>76</text:p>
          </table:table-cell>
          <table:table-cell table:formula="of:=[.TL14]" office:value-type="float" office:value="75" calcext:value-type="float">
            <text:p>75</text:p>
          </table:table-cell>
          <table:table-cell table:formula="of:=[.TM14]" office:value-type="float" office:value="74" calcext:value-type="float">
            <text:p>74</text:p>
          </table:table-cell>
          <table:table-cell table:formula="of:=[.TN14]" office:value-type="float" office:value="73" calcext:value-type="float">
            <text:p>73</text:p>
          </table:table-cell>
          <table:table-cell table:formula="of:=CONCATENATE(&quot;[[&quot;; [.TK15]; &quot;,0],&quot;; &quot;[&quot;; [.TL15]; &quot;,0],&quot;; &quot;[&quot;; [.TM15]; &quot;,0],&quot;; &quot;[&quot;; [.TN15]; &quot;,0],&quot;; &quot;[&quot;; [.TO15]; &quot;,0]]&quot;)" office:value-type="string" office:string-value="[[77,0],[76,0],[75,0],[74,0],[73,0]]" calcext:value-type="string">
            <text:p>[[77,0],[76,0],[75,0],[74,0],[73,0]]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TR14]" office:value-type="float" office:value="77" calcext:value-type="float">
            <text:p>77</text:p>
          </table:table-cell>
          <table:table-cell table:formula="of:=[.TS14]" office:value-type="float" office:value="76" calcext:value-type="float">
            <text:p>76</text:p>
          </table:table-cell>
          <table:table-cell table:formula="of:=[.TT14]" office:value-type="float" office:value="75" calcext:value-type="float">
            <text:p>75</text:p>
          </table:table-cell>
          <table:table-cell table:formula="of:=[.TU14]" office:value-type="float" office:value="74" calcext:value-type="float">
            <text:p>74</text:p>
          </table:table-cell>
          <table:table-cell table:formula="of:=CONCATENATE(&quot;[[&quot;; [.TR15]; &quot;,0],&quot;; &quot;[&quot;; [.TS15]; &quot;,0],&quot;; &quot;[&quot;; [.TT15]; &quot;,0],&quot;; &quot;[&quot;; [.TU15]; &quot;,0],&quot;; &quot;[&quot;; [.TV15]; &quot;,0]]&quot;)" office:value-type="string" office:string-value="[[78,0],[77,0],[76,0],[75,0],[74,0]]" calcext:value-type="string">
            <text:p>[[78,0],[77,0],[76,0],[75,0],[74,0]]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TY14]" office:value-type="float" office:value="78" calcext:value-type="float">
            <text:p>78</text:p>
          </table:table-cell>
          <table:table-cell table:formula="of:=[.TZ14]" office:value-type="float" office:value="77" calcext:value-type="float">
            <text:p>77</text:p>
          </table:table-cell>
          <table:table-cell table:formula="of:=[.UA14]" office:value-type="float" office:value="76" calcext:value-type="float">
            <text:p>76</text:p>
          </table:table-cell>
          <table:table-cell table:formula="of:=[.UB14]" office:value-type="float" office:value="75" calcext:value-type="float">
            <text:p>75</text:p>
          </table:table-cell>
          <table:table-cell table:formula="of:=CONCATENATE(&quot;[[&quot;; [.TY15]; &quot;,0],&quot;; &quot;[&quot;; [.TZ15]; &quot;,0],&quot;; &quot;[&quot;; [.UA15]; &quot;,0],&quot;; &quot;[&quot;; [.UB15]; &quot;,0],&quot;; &quot;[&quot;; [.UC15]; &quot;,0]]&quot;)" office:value-type="string" office:string-value="[[79,0],[78,0],[77,0],[76,0],[75,0]]" calcext:value-type="string">
            <text:p>[[79,0],[78,0],[77,0],[76,0],[75,0]]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UF14]" office:value-type="float" office:value="79" calcext:value-type="float">
            <text:p>79</text:p>
          </table:table-cell>
          <table:table-cell table:formula="of:=[.UG14]" office:value-type="float" office:value="78" calcext:value-type="float">
            <text:p>78</text:p>
          </table:table-cell>
          <table:table-cell table:formula="of:=[.UH14]" office:value-type="float" office:value="77" calcext:value-type="float">
            <text:p>77</text:p>
          </table:table-cell>
          <table:table-cell table:formula="of:=[.UI14]" office:value-type="float" office:value="76" calcext:value-type="float">
            <text:p>76</text:p>
          </table:table-cell>
          <table:table-cell table:formula="of:=CONCATENATE(&quot;[[&quot;; [.UF15]; &quot;,0],&quot;; &quot;[&quot;; [.UG15]; &quot;,0],&quot;; &quot;[&quot;; [.UH15]; &quot;,0],&quot;; &quot;[&quot;; [.UI15]; &quot;,0],&quot;; &quot;[&quot;; [.UJ15]; &quot;,0]]&quot;)" office:value-type="string" office:string-value="[[80,0],[79,0],[78,0],[77,0],[76,0]]" calcext:value-type="string">
            <text:p>[[80,0],[79,0],[78,0],[77,0],[76,0]]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UM14]" office:value-type="float" office:value="80" calcext:value-type="float">
            <text:p>80</text:p>
          </table:table-cell>
          <table:table-cell table:formula="of:=[.UN14]" office:value-type="float" office:value="79" calcext:value-type="float">
            <text:p>79</text:p>
          </table:table-cell>
          <table:table-cell table:formula="of:=[.UO14]" office:value-type="float" office:value="78" calcext:value-type="float">
            <text:p>78</text:p>
          </table:table-cell>
          <table:table-cell table:formula="of:=[.UP14]" office:value-type="float" office:value="77" calcext:value-type="float">
            <text:p>77</text:p>
          </table:table-cell>
          <table:table-cell table:formula="of:=CONCATENATE(&quot;[[&quot;; [.UM15]; &quot;,0],&quot;; &quot;[&quot;; [.UN15]; &quot;,0],&quot;; &quot;[&quot;; [.UO15]; &quot;,0],&quot;; &quot;[&quot;; [.UP15]; &quot;,0],&quot;; &quot;[&quot;; [.UQ15]; &quot;,0]]&quot;)" office:value-type="string" office:string-value="[[81,0],[80,0],[79,0],[78,0],[77,0]]" calcext:value-type="string">
            <text:p>[[81,0],[80,0],[79,0],[78,0],[77,0]]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UT14]" office:value-type="float" office:value="81" calcext:value-type="float">
            <text:p>81</text:p>
          </table:table-cell>
          <table:table-cell table:formula="of:=[.UU14]" office:value-type="float" office:value="80" calcext:value-type="float">
            <text:p>80</text:p>
          </table:table-cell>
          <table:table-cell table:formula="of:=[.UV14]" office:value-type="float" office:value="79" calcext:value-type="float">
            <text:p>79</text:p>
          </table:table-cell>
          <table:table-cell table:formula="of:=[.UW14]" office:value-type="float" office:value="78" calcext:value-type="float">
            <text:p>78</text:p>
          </table:table-cell>
          <table:table-cell table:formula="of:=CONCATENATE(&quot;[[&quot;; [.UT15]; &quot;,0],&quot;; &quot;[&quot;; [.UU15]; &quot;,0],&quot;; &quot;[&quot;; [.UV15]; &quot;,0],&quot;; &quot;[&quot;; [.UW15]; &quot;,0],&quot;; &quot;[&quot;; [.UX15]; &quot;,0]]&quot;)" office:value-type="string" office:string-value="[[82,0],[81,0],[80,0],[79,0],[78,0]]" calcext:value-type="string">
            <text:p>[[82,0],[81,0],[80,0],[79,0],[7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14]" office:value-type="float" office:value="82" calcext:value-type="float">
            <text:p>82</text:p>
          </table:table-cell>
          <table:table-cell table:formula="of:=[.VB14]" office:value-type="float" office:value="81" calcext:value-type="float">
            <text:p>81</text:p>
          </table:table-cell>
          <table:table-cell table:formula="of:=[.VC14]" office:value-type="float" office:value="80" calcext:value-type="float">
            <text:p>80</text:p>
          </table:table-cell>
          <table:table-cell table:formula="of:=[.VD14]" office:value-type="float" office:value="79" calcext:value-type="float">
            <text:p>79</text:p>
          </table:table-cell>
          <table:table-cell table:formula="of:=CONCATENATE(&quot;[[&quot;; [.VA15]; &quot;,0],&quot;; &quot;[&quot;; [.VB15]; &quot;,0],&quot;; &quot;[&quot;; [.VC15]; &quot;,0],&quot;; &quot;[&quot;; [.VD15]; &quot;,0],&quot;; &quot;[&quot;; [.VE15]; &quot;,0]]&quot;)" office:value-type="string" office:string-value="[[0,0],[82,0],[81,0],[80,0],[79,0]]" calcext:value-type="string">
            <text:p>[[0,0],[82,0],[81,0],[80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14]" office:value-type="float" office:value="83" calcext:value-type="float">
            <text:p>83</text:p>
          </table:table-cell>
          <table:table-cell table:formula="of:=[.VI14]" office:value-type="float" office:value="50" calcext:value-type="float">
            <text:p>50</text:p>
          </table:table-cell>
          <table:table-cell table:formula="of:=[.VJ14]" office:value-type="float" office:value="51" calcext:value-type="float">
            <text:p>51</text:p>
          </table:table-cell>
          <table:table-cell table:formula="of:=[.VK14]" office:value-type="float" office:value="52" calcext:value-type="float">
            <text:p>52</text:p>
          </table:table-cell>
          <table:table-cell table:formula="of:=CONCATENATE(&quot;[[&quot;; [.VH15]; &quot;,0],&quot;; &quot;[&quot;; [.VI15]; &quot;,0],&quot;; &quot;[&quot;; [.VJ15]; &quot;,0],&quot;; &quot;[&quot;; [.VK15]; &quot;,0],&quot;; &quot;[&quot;; [.VL15]; &quot;,0]]&quot;)" office:value-type="string" office:string-value="[[0,0],[83,0],[50,0],[51,0],[52,0]]" calcext:value-type="string">
            <text:p>[[0,0],[83,0],[50,0],[51,0],[5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14]" office:value-type="float" office:value="84" calcext:value-type="float">
            <text:p>84</text:p>
          </table:table-cell>
          <table:table-cell table:formula="of:=[.VP14]" office:value-type="float" office:value="49" calcext:value-type="float">
            <text:p>49</text:p>
          </table:table-cell>
          <table:table-cell table:formula="of:=[.VQ14]" office:value-type="float" office:value="26" calcext:value-type="float">
            <text:p>26</text:p>
          </table:table-cell>
          <table:table-cell table:formula="of:=[.VR14]" office:value-type="float" office:value="25" calcext:value-type="float">
            <text:p>25</text:p>
          </table:table-cell>
          <table:table-cell table:formula="of:=CONCATENATE(&quot;[[&quot;; [.VO15]; &quot;,0],&quot;; &quot;[&quot;; [.VP15]; &quot;,0],&quot;; &quot;[&quot;; [.VQ15]; &quot;,0],&quot;; &quot;[&quot;; [.VR15]; &quot;,0],&quot;; &quot;[&quot;; [.VS15]; &quot;,0]]&quot;)" office:value-type="string" office:string-value="[[0,0],[84,0],[49,0],[26,0],[25,0]]" calcext:value-type="string">
            <text:p>[[0,0],[84,0],[49,0],[26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14]" office:value-type="float" office:value="85" calcext:value-type="float">
            <text:p>85</text:p>
          </table:table-cell>
          <table:table-cell table:formula="of:=[.VW14]" office:value-type="float" office:value="48" calcext:value-type="float">
            <text:p>48</text:p>
          </table:table-cell>
          <table:table-cell table:formula="of:=[.VX14]" office:value-type="float" office:value="27" calcext:value-type="float">
            <text:p>27</text:p>
          </table:table-cell>
          <table:table-cell table:formula="of:=[.VY14]" office:value-type="float" office:value="10" calcext:value-type="float">
            <text:p>10</text:p>
          </table:table-cell>
          <table:table-cell table:formula="of:=CONCATENATE(&quot;[[&quot;; [.VV15]; &quot;,0],&quot;; &quot;[&quot;; [.VW15]; &quot;,0],&quot;; &quot;[&quot;; [.VX15]; &quot;,0],&quot;; &quot;[&quot;; [.VY15]; &quot;,0],&quot;; &quot;[&quot;; [.VZ15]; &quot;,0]]&quot;)" office:value-type="string" office:string-value="[[0,0],[85,0],[48,0],[27,0],[10,0]]" calcext:value-type="string">
            <text:p>[[0,0],[85,0],[48,0],[27,0],[1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14]" office:value-type="float" office:value="86" calcext:value-type="float">
            <text:p>86</text:p>
          </table:table-cell>
          <table:table-cell table:formula="of:=[.WD14]" office:value-type="float" office:value="47" calcext:value-type="float">
            <text:p>47</text:p>
          </table:table-cell>
          <table:table-cell table:formula="of:=[.WE14]" office:value-type="float" office:value="28" calcext:value-type="float">
            <text:p>28</text:p>
          </table:table-cell>
          <table:table-cell table:formula="of:=[.WF14]" office:value-type="float" office:value="9" calcext:value-type="float">
            <text:p>9</text:p>
          </table:table-cell>
          <table:table-cell table:formula="of:=CONCATENATE(&quot;[[&quot;; [.WC15]; &quot;,0],&quot;; &quot;[&quot;; [.WD15]; &quot;,0],&quot;; &quot;[&quot;; [.WE15]; &quot;,0],&quot;; &quot;[&quot;; [.WF15]; &quot;,0],&quot;; &quot;[&quot;; [.WG15]; &quot;,0]]&quot;)" office:value-type="string" office:string-value="[[0,0],[86,0],[47,0],[28,0],[9,0]]" calcext:value-type="string">
            <text:p>[[0,0],[86,0],[47,0],[28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14]" office:value-type="float" office:value="87" calcext:value-type="float">
            <text:p>87</text:p>
          </table:table-cell>
          <table:table-cell table:formula="of:=[.WK14]" office:value-type="float" office:value="46" calcext:value-type="float">
            <text:p>46</text:p>
          </table:table-cell>
          <table:table-cell table:formula="of:=[.WL14]" office:value-type="float" office:value="29" calcext:value-type="float">
            <text:p>29</text:p>
          </table:table-cell>
          <table:table-cell table:formula="of:=[.WM14]" office:value-type="float" office:value="8" calcext:value-type="float">
            <text:p>8</text:p>
          </table:table-cell>
          <table:table-cell table:formula="of:=CONCATENATE(&quot;[[&quot;; [.WJ15]; &quot;,0],&quot;; &quot;[&quot;; [.WK15]; &quot;,0],&quot;; &quot;[&quot;; [.WL15]; &quot;,0],&quot;; &quot;[&quot;; [.WM15]; &quot;,0],&quot;; &quot;[&quot;; [.WN15]; &quot;,0]]&quot;)" office:value-type="string" office:string-value="[[0,0],[87,0],[46,0],[29,0],[8,0]]" calcext:value-type="string">
            <text:p>[[0,0],[87,0],[46,0],[29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14]" office:value-type="float" office:value="88" calcext:value-type="float">
            <text:p>88</text:p>
          </table:table-cell>
          <table:table-cell table:formula="of:=[.WR14]" office:value-type="float" office:value="45" calcext:value-type="float">
            <text:p>45</text:p>
          </table:table-cell>
          <table:table-cell table:formula="of:=[.WS14]" office:value-type="float" office:value="30" calcext:value-type="float">
            <text:p>30</text:p>
          </table:table-cell>
          <table:table-cell table:formula="of:=[.WT14]" office:value-type="float" office:value="7" calcext:value-type="float">
            <text:p>7</text:p>
          </table:table-cell>
          <table:table-cell table:formula="of:=CONCATENATE(&quot;[[&quot;; [.WQ15]; &quot;,0],&quot;; &quot;[&quot;; [.WR15]; &quot;,0],&quot;; &quot;[&quot;; [.WS15]; &quot;,0],&quot;; &quot;[&quot;; [.WT15]; &quot;,0],&quot;; &quot;[&quot;; [.WU15]; &quot;,0]]&quot;)" office:value-type="string" office:string-value="[[0,0],[88,0],[45,0],[30,0],[7,0]]" calcext:value-type="string">
            <text:p>[[0,0],[88,0],[45,0],[30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14]" office:value-type="float" office:value="89" calcext:value-type="float">
            <text:p>89</text:p>
          </table:table-cell>
          <table:table-cell table:formula="of:=[.WY14]" office:value-type="float" office:value="44" calcext:value-type="float">
            <text:p>44</text:p>
          </table:table-cell>
          <table:table-cell table:formula="of:=[.WZ14]" office:value-type="float" office:value="31" calcext:value-type="float">
            <text:p>31</text:p>
          </table:table-cell>
          <table:table-cell table:formula="of:=[.XA14]" office:value-type="float" office:value="32" calcext:value-type="float">
            <text:p>32</text:p>
          </table:table-cell>
          <table:table-cell table:formula="of:=CONCATENATE(&quot;[[&quot;; [.WX15]; &quot;,0],&quot;; &quot;[&quot;; [.WY15]; &quot;,0],&quot;; &quot;[&quot;; [.WZ15]; &quot;,0],&quot;; &quot;[&quot;; [.XA15]; &quot;,0],&quot;; &quot;[&quot;; [.XB15]; &quot;,0]]&quot;)" office:value-type="string" office:string-value="[[0,0],[89,0],[44,0],[31,0],[32,0]]" calcext:value-type="string">
            <text:p>[[0,0],[89,0],[44,0],[31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14]" office:value-type="float" office:value="90" calcext:value-type="float">
            <text:p>90</text:p>
          </table:table-cell>
          <table:table-cell table:formula="of:=[.XF14]" office:value-type="float" office:value="43" calcext:value-type="float">
            <text:p>43</text:p>
          </table:table-cell>
          <table:table-cell table:formula="of:=[.XG14]" office:value-type="float" office:value="42" calcext:value-type="float">
            <text:p>42</text:p>
          </table:table-cell>
          <table:table-cell table:formula="of:=[.XH14]" office:value-type="float" office:value="41" calcext:value-type="float">
            <text:p>41</text:p>
          </table:table-cell>
          <table:table-cell table:formula="of:=CONCATENATE(&quot;[[&quot;; [.XE15]; &quot;,0],&quot;; &quot;[&quot;; [.XF15]; &quot;,0],&quot;; &quot;[&quot;; [.XG15]; &quot;,0],&quot;; &quot;[&quot;; [.XH15]; &quot;,0],&quot;; &quot;[&quot;; [.XI15]; &quot;,0]]&quot;)" office:value-type="string" office:string-value="[[0,0],[90,0],[43,0],[42,0],[41,0]]" calcext:value-type="string">
            <text:p>[[0,0],[90,0],[43,0],[42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14]" office:value-type="float" office:value="91" calcext:value-type="float">
            <text:p>91</text:p>
          </table:table-cell>
          <table:table-cell table:formula="of:=[.XM14]" office:value-type="float" office:value="92" calcext:value-type="float">
            <text:p>92</text:p>
          </table:table-cell>
          <table:table-cell table:formula="of:=[.XN14]" office:value-type="float" office:value="93" calcext:value-type="float">
            <text:p>93</text:p>
          </table:table-cell>
          <table:table-cell table:formula="of:=[.XO14]" office:value-type="float" office:value="94" calcext:value-type="float">
            <text:p>94</text:p>
          </table:table-cell>
          <table:table-cell table:formula="of:=CONCATENATE(&quot;[[&quot;; [.XL15]; &quot;,0],&quot;; &quot;[&quot;; [.XM15]; &quot;,0],&quot;; &quot;[&quot;; [.XN15]; &quot;,0],&quot;; &quot;[&quot;; [.XO15]; &quot;,0],&quot;; &quot;[&quot;; [.XP15]; &quot;,0]]&quot;)" office:value-type="string" office:string-value="[[0,0],[91,0],[92,0],[93,0],[94,0]]" calcext:value-type="string">
            <text:p>[[0,0],[91,0],[92,0],[93,0],[9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XS14]" office:value-type="float" office:value="92" calcext:value-type="float">
            <text:p>92</text:p>
          </table:table-cell>
          <table:table-cell table:formula="of:=[.XT14]" office:value-type="float" office:value="93" calcext:value-type="float">
            <text:p>93</text:p>
          </table:table-cell>
          <table:table-cell table:formula="of:=[.XU14]" office:value-type="float" office:value="94" calcext:value-type="float">
            <text:p>94</text:p>
          </table:table-cell>
          <table:table-cell table:formula="of:=[.XV14]" office:value-type="float" office:value="95" calcext:value-type="float">
            <text:p>95</text:p>
          </table:table-cell>
          <table:table-cell table:formula="of:=CONCATENATE(&quot;[[&quot;; [.XS15]; &quot;,0],&quot;; &quot;[&quot;; [.XT15]; &quot;,0],&quot;; &quot;[&quot;; [.XU15]; &quot;,0],&quot;; &quot;[&quot;; [.XV15]; &quot;,0],&quot;; &quot;[&quot;; [.XW15]; &quot;,0]]&quot;)" office:value-type="string" office:string-value="[[91,0],[92,0],[93,0],[94,0],[95,0]]" calcext:value-type="string">
            <text:p>[[91,0],[92,0],[93,0],[94,0],[9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XZ14]" office:value-type="float" office:value="93" calcext:value-type="float">
            <text:p>93</text:p>
          </table:table-cell>
          <table:table-cell table:formula="of:=[.YA14]" office:value-type="float" office:value="94" calcext:value-type="float">
            <text:p>94</text:p>
          </table:table-cell>
          <table:table-cell table:formula="of:=[.YB14]" office:value-type="float" office:value="95" calcext:value-type="float">
            <text:p>95</text:p>
          </table:table-cell>
          <table:table-cell table:formula="of:=[.YC14]" office:value-type="float" office:value="96" calcext:value-type="float">
            <text:p>96</text:p>
          </table:table-cell>
          <table:table-cell table:formula="of:=CONCATENATE(&quot;[[&quot;; [.XZ15]; &quot;,0],&quot;; &quot;[&quot;; [.YA15]; &quot;,0],&quot;; &quot;[&quot;; [.YB15]; &quot;,0],&quot;; &quot;[&quot;; [.YC15]; &quot;,0],&quot;; &quot;[&quot;; [.YD15]; &quot;,0]]&quot;)" office:value-type="string" office:string-value="[[92,0],[93,0],[94,0],[95,0],[96,0]]" calcext:value-type="string">
            <text:p>[[92,0],[93,0],[94,0],[95,0],[96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YG14]" office:value-type="float" office:value="94" calcext:value-type="float">
            <text:p>94</text:p>
          </table:table-cell>
          <table:table-cell table:formula="of:=[.YH14]" office:value-type="float" office:value="95" calcext:value-type="float">
            <text:p>95</text:p>
          </table:table-cell>
          <table:table-cell table:formula="of:=[.YI14]" office:value-type="float" office:value="96" calcext:value-type="float">
            <text:p>96</text:p>
          </table:table-cell>
          <table:table-cell table:formula="of:=[.YJ14]" office:value-type="float" office:value="97" calcext:value-type="float">
            <text:p>97</text:p>
          </table:table-cell>
          <table:table-cell table:formula="of:=CONCATENATE(&quot;[[&quot;; [.YG15]; &quot;,0],&quot;; &quot;[&quot;; [.YH15]; &quot;,0],&quot;; &quot;[&quot;; [.YI15]; &quot;,0],&quot;; &quot;[&quot;; [.YJ15]; &quot;,0],&quot;; &quot;[&quot;; [.YK15]; &quot;,0]]&quot;)" office:value-type="string" office:string-value="[[93,0],[94,0],[95,0],[96,0],[97,0]]" calcext:value-type="string">
            <text:p>[[93,0],[94,0],[95,0],[96,0],[9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YN14]" office:value-type="float" office:value="95" calcext:value-type="float">
            <text:p>95</text:p>
          </table:table-cell>
          <table:table-cell table:formula="of:=[.YO14]" office:value-type="float" office:value="96" calcext:value-type="float">
            <text:p>96</text:p>
          </table:table-cell>
          <table:table-cell table:formula="of:=[.YP14]" office:value-type="float" office:value="97" calcext:value-type="float">
            <text:p>97</text:p>
          </table:table-cell>
          <table:table-cell table:formula="of:=[.YQ14]" office:value-type="float" office:value="98" calcext:value-type="float">
            <text:p>98</text:p>
          </table:table-cell>
          <table:table-cell table:formula="of:=CONCATENATE(&quot;[[&quot;; [.YN15]; &quot;,0],&quot;; &quot;[&quot;; [.YO15]; &quot;,0],&quot;; &quot;[&quot;; [.YP15]; &quot;,0],&quot;; &quot;[&quot;; [.YQ15]; &quot;,0],&quot;; &quot;[&quot;; [.YR15]; &quot;,0]]&quot;)" office:value-type="string" office:string-value="[[94,0],[95,0],[96,0],[97,0],[98,0]]" calcext:value-type="string">
            <text:p>[[94,0],[95,0],[96,0],[97,0],[9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YU14]" office:value-type="float" office:value="96" calcext:value-type="float">
            <text:p>96</text:p>
          </table:table-cell>
          <table:table-cell table:formula="of:=[.YV14]" office:value-type="float" office:value="97" calcext:value-type="float">
            <text:p>97</text:p>
          </table:table-cell>
          <table:table-cell table:formula="of:=[.YW14]" office:value-type="float" office:value="98" calcext:value-type="float">
            <text:p>98</text:p>
          </table:table-cell>
          <table:table-cell table:formula="of:=[.YX14]" office:value-type="float" office:value="99" calcext:value-type="float">
            <text:p>99</text:p>
          </table:table-cell>
          <table:table-cell table:formula="of:=CONCATENATE(&quot;[[&quot;; [.YU15]; &quot;,0],&quot;; &quot;[&quot;; [.YV15]; &quot;,0],&quot;; &quot;[&quot;; [.YW15]; &quot;,0],&quot;; &quot;[&quot;; [.YX15]; &quot;,0],&quot;; &quot;[&quot;; [.YY15]; &quot;,0]]&quot;)" office:value-type="string" office:string-value="[[95,0],[96,0],[97,0],[98,0],[99,0]]" calcext:value-type="string">
            <text:p>[[95,0],[96,0],[97,0],[98,0],[99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ZB14]" office:value-type="float" office:value="97" calcext:value-type="float">
            <text:p>97</text:p>
          </table:table-cell>
          <table:table-cell table:formula="of:=[.ZC14]" office:value-type="float" office:value="98" calcext:value-type="float">
            <text:p>98</text:p>
          </table:table-cell>
          <table:table-cell table:formula="of:=[.ZD14]" office:value-type="float" office:value="99" calcext:value-type="float">
            <text:p>99</text:p>
          </table:table-cell>
          <table:table-cell table:formula="of:=[.ZE14]" office:value-type="float" office:value="0" calcext:value-type="float">
            <text:p>0</text:p>
          </table:table-cell>
          <table:table-cell table:formula="of:=CONCATENATE(&quot;[[&quot;; [.ZB15]; &quot;,0],&quot;; &quot;[&quot;; [.ZC15]; &quot;,0],&quot;; &quot;[&quot;; [.ZD15]; &quot;,0],&quot;; &quot;[&quot;; [.ZE15]; &quot;,0],&quot;; &quot;[&quot;; [.ZF15]; &quot;,0]]&quot;)" office:value-type="string" office:string-value="[[96,0],[97,0],[98,0],[99,0],[0,0]]" calcext:value-type="string">
            <text:p>[[96,0],[97,0],[98,0],[99,0],[0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ZI14]" office:value-type="float" office:value="98" calcext:value-type="float">
            <text:p>98</text:p>
          </table:table-cell>
          <table:table-cell table:formula="of:=[.ZJ14]" office:value-type="float" office:value="99" calcext:value-type="float">
            <text:p>99</text:p>
          </table:table-cell>
          <table:table-cell table:formula="of:=[.ZK14]" office:value-type="float" office:value="0" calcext:value-type="float">
            <text:p>0</text:p>
          </table:table-cell>
          <table:table-cell table:formula="of:=[.ZL14]" office:value-type="float" office:value="0" calcext:value-type="float">
            <text:p>0</text:p>
          </table:table-cell>
          <table:table-cell table:formula="of:=CONCATENATE(&quot;[[&quot;; [.ZI15]; &quot;,0],&quot;; &quot;[&quot;; [.ZJ15]; &quot;,0],&quot;; &quot;[&quot;; [.ZK15]; &quot;,0],&quot;; &quot;[&quot;; [.ZL15]; &quot;,0],&quot;; &quot;[&quot;; [.ZM15]; &quot;,0]]&quot;)" office:value-type="string" office:string-value="[[97,0],[98,0],[99,0],[0,0],[0,0]]" calcext:value-type="string">
            <text:p>[[97,0],[98,0],[99,0],[0,0],[0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ZP14]" office:value-type="float" office:value="99" calcext:value-type="float">
            <text:p>99</text:p>
          </table:table-cell>
          <table:table-cell table:formula="of:=[.ZQ14]" office:value-type="float" office:value="0" calcext:value-type="float">
            <text:p>0</text:p>
          </table:table-cell>
          <table:table-cell table:formula="of:=[.ZR14]" office:value-type="float" office:value="0" calcext:value-type="float">
            <text:p>0</text:p>
          </table:table-cell>
          <table:table-cell table:formula="of:=[.ZS14]" office:value-type="float" office:value="0" calcext:value-type="float">
            <text:p>0</text:p>
          </table:table-cell>
          <table:table-cell table:formula="of:=CONCATENATE(&quot;[[&quot;; [.ZP15]; &quot;,0],&quot;; &quot;[&quot;; [.ZQ15]; &quot;,0],&quot;; &quot;[&quot;; [.ZR15]; &quot;,0],&quot;; &quot;[&quot;; [.ZS15]; &quot;,0],&quot;; &quot;[&quot;; [.ZT15]; &quot;,0]]&quot;)" office:value-type="string" office:string-value="[[98,0],[99,0],[0,0],[0,0],[0,0]]" calcext:value-type="string">
            <text:p>[[98,0],[99,0],[0,0],[0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9,2,1,14,19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15]" office:value-type="float" office:value="2" calcext:value-type="float">
            <text:p>2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4" calcext:value-type="float">
            <text:p>14</text:p>
          </table:table-cell>
          <table:table-cell table:formula="of:=[.H14]" office:value-type="float" office:value="19" calcext:value-type="float">
            <text:p>19</text:p>
          </table:table-cell>
          <table:table-cell table:formula="of:=CONCATENATE(&quot;[[&quot;; [.F16]; &quot;,0],&quot;; &quot;[&quot;; [.G16]; &quot;,0],&quot;; &quot;[&quot;; [.H16]; &quot;,0],&quot;; &quot;[&quot;; [.I16]; &quot;,0],&quot;; &quot;[&quot;; [.J16]; &quot;,0]]&quot;)" office:value-type="string" office:string-value="[[9,0],[2,0],[1,0],[14,0],[19,0]]" calcext:value-type="string">
            <text:p>[[9,0],[2,0],[1,0],[14,0],[19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15]" office:value-type="float" office:value="9" calcext:value-type="float">
            <text:p>9</text:p>
          </table:table-cell>
          <table:table-cell table:formula="of:=[.M14]" office:value-type="float" office:value="2" calcext:value-type="float">
            <text:p>2</text:p>
          </table:table-cell>
          <table:table-cell table:formula="of:=[.N14]" office:value-type="float" office:value="1" calcext:value-type="float">
            <text:p>1</text:p>
          </table:table-cell>
          <table:table-cell table:formula="of:=[.O14]" office:value-type="float" office:value="14" calcext:value-type="float">
            <text:p>14</text:p>
          </table:table-cell>
          <table:table-cell table:formula="of:=CONCATENATE(&quot;[[&quot;; [.M16]; &quot;,0],&quot;; &quot;[&quot;; [.N16]; &quot;,0],&quot;; &quot;[&quot;; [.O16]; &quot;,0],&quot;; &quot;[&quot;; [.P16]; &quot;,0],&quot;; &quot;[&quot;; [.Q16]; &quot;,0]]&quot;)" office:value-type="string" office:string-value="[[28,0],[9,0],[2,0],[1,0],[14,0]]" calcext:value-type="string">
            <text:p>[[28,0],[9,0],[2,0],[1,0],[14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T15]" office:value-type="float" office:value="8" calcext:value-type="float">
            <text:p>8</text:p>
          </table:table-cell>
          <table:table-cell table:formula="of:=[.T14]" office:value-type="float" office:value="3" calcext:value-type="float">
            <text:p>3</text:p>
          </table:table-cell>
          <table:table-cell table:formula="of:=[.U14]" office:value-type="float" office:value="4" calcext:value-type="float">
            <text:p>4</text:p>
          </table:table-cell>
          <table:table-cell table:formula="of:=[.V14]" office:value-type="float" office:value="15" calcext:value-type="float">
            <text:p>15</text:p>
          </table:table-cell>
          <table:table-cell table:formula="of:=CONCATENATE(&quot;[[&quot;; [.T16]; &quot;,0],&quot;; &quot;[&quot;; [.U16]; &quot;,0],&quot;; &quot;[&quot;; [.V16]; &quot;,0],&quot;; &quot;[&quot;; [.W16]; &quot;,0],&quot;; &quot;[&quot;; [.X16]; &quot;,0]]&quot;)" office:value-type="string" office:string-value="[[29,0],[8,0],[3,0],[4,0],[15,0]]" calcext:value-type="string">
            <text:p>[[29,0],[8,0],[3,0],[4,0],[15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AA15]" office:value-type="float" office:value="3" calcext:value-type="float">
            <text:p>3</text:p>
          </table:table-cell>
          <table:table-cell table:formula="of:=[.AA14]" office:value-type="float" office:value="4" calcext:value-type="float">
            <text:p>4</text:p>
          </table:table-cell>
          <table:table-cell table:formula="of:=[.AB14]" office:value-type="float" office:value="15" calcext:value-type="float">
            <text:p>15</text:p>
          </table:table-cell>
          <table:table-cell table:formula="of:=[.AC14]" office:value-type="float" office:value="18" calcext:value-type="float">
            <text:p>18</text:p>
          </table:table-cell>
          <table:table-cell table:formula="of:=CONCATENATE(&quot;[[&quot;; [.AA16]; &quot;,0],&quot;; &quot;[&quot;; [.AB16]; &quot;,0],&quot;; &quot;[&quot;; [.AC16]; &quot;,0],&quot;; &quot;[&quot;; [.AD16]; &quot;,0],&quot;; &quot;[&quot;; [.AE16]; &quot;,0]]&quot;)" office:value-type="string" office:string-value="[[8,0],[3,0],[4,0],[15,0],[18,0]]" calcext:value-type="string">
            <text:p>[[8,0],[3,0],[4,0],[15,0],[18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H15]" office:value-type="float" office:value="6" calcext:value-type="float">
            <text:p>6</text:p>
          </table:table-cell>
          <table:table-cell table:formula="of:=[.AH14]" office:value-type="float" office:value="5" calcext:value-type="float">
            <text:p>5</text:p>
          </table:table-cell>
          <table:table-cell table:formula="of:=[.AI14]" office:value-type="float" office:value="16" calcext:value-type="float">
            <text:p>16</text:p>
          </table:table-cell>
          <table:table-cell table:formula="of:=[.AJ14]" office:value-type="float" office:value="17" calcext:value-type="float">
            <text:p>17</text:p>
          </table:table-cell>
          <table:table-cell table:formula="of:=CONCATENATE(&quot;[[&quot;; [.AH16]; &quot;,0],&quot;; &quot;[&quot;; [.AI16]; &quot;,0],&quot;; &quot;[&quot;; [.AJ16]; &quot;,0],&quot;; &quot;[&quot;; [.AK16]; &quot;,0],&quot;; &quot;[&quot;; [.AL16]; &quot;,0]]&quot;)" office:value-type="string" office:string-value="[[7,0],[6,0],[5,0],[16,0],[17,0]]" calcext:value-type="string">
            <text:p>[[7,0],[6,0],[5,0],[16,0],[17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O15]" office:value-type="float" office:value="7" calcext:value-type="float">
            <text:p>7</text:p>
          </table:table-cell>
          <table:table-cell table:formula="of:=[.AO14]" office:value-type="float" office:value="6" calcext:value-type="float">
            <text:p>6</text:p>
          </table:table-cell>
          <table:table-cell table:formula="of:=[.AP14]" office:value-type="float" office:value="5" calcext:value-type="float">
            <text:p>5</text:p>
          </table:table-cell>
          <table:table-cell table:formula="of:=[.AQ14]" office:value-type="float" office:value="16" calcext:value-type="float">
            <text:p>16</text:p>
          </table:table-cell>
          <table:table-cell table:formula="of:=CONCATENATE(&quot;[[&quot;; [.AO16]; &quot;,0],&quot;; &quot;[&quot;; [.AP16]; &quot;,0],&quot;; &quot;[&quot;; [.AQ16]; &quot;,0],&quot;; &quot;[&quot;; [.AR16]; &quot;,0],&quot;; &quot;[&quot;; [.AS16]; &quot;,0]]&quot;)" office:value-type="string" office:string-value="[[30,0],[7,0],[6,0],[5,0],[16,0]]" calcext:value-type="string">
            <text:p>[[30,0],[7,0],[6,0],[5,0],[16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V15]" office:value-type="float" office:value="30" calcext:value-type="float">
            <text:p>30</text:p>
          </table:table-cell>
          <table:table-cell table:formula="of:=[.AV14]" office:value-type="float" office:value="7" calcext:value-type="float">
            <text:p>7</text:p>
          </table:table-cell>
          <table:table-cell table:formula="of:=[.AW14]" office:value-type="float" office:value="6" calcext:value-type="float">
            <text:p>6</text:p>
          </table:table-cell>
          <table:table-cell table:formula="of:=[.AX14]" office:value-type="float" office:value="5" calcext:value-type="float">
            <text:p>5</text:p>
          </table:table-cell>
          <table:table-cell table:formula="of:=CONCATENATE(&quot;[[&quot;; [.AV16]; &quot;,0],&quot;; &quot;[&quot;; [.AW16]; &quot;,0],&quot;; &quot;[&quot;; [.AX16]; &quot;,0],&quot;; &quot;[&quot;; [.AY16]; &quot;,0],&quot;; &quot;[&quot;; [.AZ16]; &quot;,0]]&quot;)" office:value-type="string" office:string-value="[[45,0],[30,0],[7,0],[6,0],[5,0]]" calcext:value-type="string">
            <text:p>[[45,0],[30,0],[7,0],[6,0],[5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C15]" office:value-type="float" office:value="29" calcext:value-type="float">
            <text:p>29</text:p>
          </table:table-cell>
          <table:table-cell table:formula="of:=[.BC14]" office:value-type="float" office:value="8" calcext:value-type="float">
            <text:p>8</text:p>
          </table:table-cell>
          <table:table-cell table:formula="of:=[.BD14]" office:value-type="float" office:value="3" calcext:value-type="float">
            <text:p>3</text:p>
          </table:table-cell>
          <table:table-cell table:formula="of:=[.BE14]" office:value-type="float" office:value="4" calcext:value-type="float">
            <text:p>4</text:p>
          </table:table-cell>
          <table:table-cell table:formula="of:=CONCATENATE(&quot;[[&quot;; [.BC16]; &quot;,0],&quot;; &quot;[&quot;; [.BD16]; &quot;,0],&quot;; &quot;[&quot;; [.BE16]; &quot;,0],&quot;; &quot;[&quot;; [.BF16]; &quot;,0],&quot;; &quot;[&quot;; [.BG16]; &quot;,0]]&quot;)" office:value-type="string" office:string-value="[[46,0],[29,0],[8,0],[3,0],[4,0]]" calcext:value-type="string">
            <text:p>[[46,0],[29,0],[8,0],[3,0],[4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BJ15]" office:value-type="float" office:value="28" calcext:value-type="float">
            <text:p>28</text:p>
          </table:table-cell>
          <table:table-cell table:formula="of:=[.BJ14]" office:value-type="float" office:value="9" calcext:value-type="float">
            <text:p>9</text:p>
          </table:table-cell>
          <table:table-cell table:formula="of:=[.BK14]" office:value-type="float" office:value="2" calcext:value-type="float">
            <text:p>2</text:p>
          </table:table-cell>
          <table:table-cell table:formula="of:=[.BL14]" office:value-type="float" office:value="1" calcext:value-type="float">
            <text:p>1</text:p>
          </table:table-cell>
          <table:table-cell table:formula="of:=CONCATENATE(&quot;[[&quot;; [.BJ16]; &quot;,0],&quot;; &quot;[&quot;; [.BK16]; &quot;,0],&quot;; &quot;[&quot;; [.BL16]; &quot;,0],&quot;; &quot;[&quot;; [.BM16]; &quot;,0],&quot;; &quot;[&quot;; [.BN16]; &quot;,0]]&quot;)" office:value-type="string" office:string-value="[[47,0],[28,0],[9,0],[2,0],[1,0]]" calcext:value-type="string">
            <text:p>[[47,0],[28,0],[9,0],[2,0],[1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Q15]" office:value-type="float" office:value="27" calcext:value-type="float">
            <text:p>27</text:p>
          </table:table-cell>
          <table:table-cell table:formula="of:=[.BQ14]" office:value-type="float" office:value="10" calcext:value-type="float">
            <text:p>10</text:p>
          </table:table-cell>
          <table:table-cell table:formula="of:=[.BR14]" office:value-type="float" office:value="11" calcext:value-type="float">
            <text:p>11</text:p>
          </table:table-cell>
          <table:table-cell table:formula="of:=[.BS14]" office:value-type="float" office:value="12" calcext:value-type="float">
            <text:p>12</text:p>
          </table:table-cell>
          <table:table-cell table:formula="of:=CONCATENATE(&quot;[[&quot;; [.BQ16]; &quot;,0],&quot;; &quot;[&quot;; [.BR16]; &quot;,0],&quot;; &quot;[&quot;; [.BS16]; &quot;,0],&quot;; &quot;[&quot;; [.BT16]; &quot;,0],&quot;; &quot;[&quot;; [.BU16]; &quot;,0]]&quot;)" office:value-type="string" office:string-value="[[48,0],[27,0],[10,0],[11,0],[12,0]]" calcext:value-type="string">
            <text:p>[[48,0],[27,0],[10,0],[11,0],[12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BX15]" office:value-type="float" office:value="10" calcext:value-type="float">
            <text:p>10</text:p>
          </table:table-cell>
          <table:table-cell table:formula="of:=[.BX14]" office:value-type="float" office:value="11" calcext:value-type="float">
            <text:p>11</text:p>
          </table:table-cell>
          <table:table-cell table:formula="of:=[.BY14]" office:value-type="float" office:value="12" calcext:value-type="float">
            <text:p>12</text:p>
          </table:table-cell>
          <table:table-cell table:formula="of:=[.BZ14]" office:value-type="float" office:value="13" calcext:value-type="float">
            <text:p>13</text:p>
          </table:table-cell>
          <table:table-cell table:formula="of:=CONCATENATE(&quot;[[&quot;; [.BX16]; &quot;,0],&quot;; &quot;[&quot;; [.BY16]; &quot;,0],&quot;; &quot;[&quot;; [.BZ16]; &quot;,0],&quot;; &quot;[&quot;; [.CA16]; &quot;,0],&quot;; &quot;[&quot;; [.CB16]; &quot;,0]]&quot;)" office:value-type="string" office:string-value="[[27,0],[10,0],[11,0],[12,0],[13,0]]" calcext:value-type="string">
            <text:p>[[27,0],[10,0],[11,0],[12,0],[13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E15]" office:value-type="float" office:value="11" calcext:value-type="float">
            <text:p>11</text:p>
          </table:table-cell>
          <table:table-cell table:formula="of:=[.CE14]" office:value-type="float" office:value="12" calcext:value-type="float">
            <text:p>12</text:p>
          </table:table-cell>
          <table:table-cell table:formula="of:=[.CF14]" office:value-type="float" office:value="13" calcext:value-type="float">
            <text:p>13</text:p>
          </table:table-cell>
          <table:table-cell table:formula="of:=[.CG14]" office:value-type="float" office:value="20" calcext:value-type="float">
            <text:p>20</text:p>
          </table:table-cell>
          <table:table-cell table:formula="of:=CONCATENATE(&quot;[[&quot;; [.CE16]; &quot;,0],&quot;; &quot;[&quot;; [.CF16]; &quot;,0],&quot;; &quot;[&quot;; [.CG16]; &quot;,0],&quot;; &quot;[&quot;; [.CH16]; &quot;,0],&quot;; &quot;[&quot;; [.CI16]; &quot;,0]]&quot;)" office:value-type="string" office:string-value="[[10,0],[11,0],[12,0],[13,0],[20,0]]" calcext:value-type="string">
            <text:p>[[10,0],[11,0],[12,0],[13,0],[2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CL15]" office:value-type="float" office:value="12" calcext:value-type="float">
            <text:p>12</text:p>
          </table:table-cell>
          <table:table-cell table:formula="of:=[.CL14]" office:value-type="float" office:value="13" calcext:value-type="float">
            <text:p>13</text:p>
          </table:table-cell>
          <table:table-cell table:formula="of:=[.CM14]" office:value-type="float" office:value="20" calcext:value-type="float">
            <text:p>20</text:p>
          </table:table-cell>
          <table:table-cell table:formula="of:=[.CN14]" office:value-type="float" office:value="59" calcext:value-type="float">
            <text:p>59</text:p>
          </table:table-cell>
          <table:table-cell table:formula="of:=CONCATENATE(&quot;[[&quot;; [.CL16]; &quot;,0],&quot;; &quot;[&quot;; [.CM16]; &quot;,0],&quot;; &quot;[&quot;; [.CN16]; &quot;,0],&quot;; &quot;[&quot;; [.CO16]; &quot;,0],&quot;; &quot;[&quot;; [.CP16]; &quot;,0]]&quot;)" office:value-type="string" office:string-value="[[11,0],[12,0],[13,0],[20,0],[59,0]]" calcext:value-type="string">
            <text:p>[[11,0],[12,0],[13,0],[20,0],[5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S15]" office:value-type="float" office:value="1" calcext:value-type="float">
            <text:p>1</text:p>
          </table:table-cell>
          <table:table-cell table:formula="of:=[.CS14]" office:value-type="float" office:value="14" calcext:value-type="float">
            <text:p>14</text:p>
          </table:table-cell>
          <table:table-cell table:formula="of:=[.CT14]" office:value-type="float" office:value="19" calcext:value-type="float">
            <text:p>19</text:p>
          </table:table-cell>
          <table:table-cell table:formula="of:=[.CU14]" office:value-type="float" office:value="60" calcext:value-type="float">
            <text:p>60</text:p>
          </table:table-cell>
          <table:table-cell table:formula="of:=CONCATENATE(&quot;[[&quot;; [.CS16]; &quot;,0],&quot;; &quot;[&quot;; [.CT16]; &quot;,0],&quot;; &quot;[&quot;; [.CU16]; &quot;,0],&quot;; &quot;[&quot;; [.CV16]; &quot;,0],&quot;; &quot;[&quot;; [.CW16]; &quot;,0]]&quot;)" office:value-type="string" office:string-value="[[2,0],[1,0],[14,0],[19,0],[60,0]]" calcext:value-type="string">
            <text:p>[[2,0],[1,0],[14,0],[19,0],[60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Z15]" office:value-type="float" office:value="4" calcext:value-type="float">
            <text:p>4</text:p>
          </table:table-cell>
          <table:table-cell table:formula="of:=[.CZ14]" office:value-type="float" office:value="15" calcext:value-type="float">
            <text:p>15</text:p>
          </table:table-cell>
          <table:table-cell table:formula="of:=[.DA14]" office:value-type="float" office:value="18" calcext:value-type="float">
            <text:p>18</text:p>
          </table:table-cell>
          <table:table-cell table:formula="of:=[.DB14]" office:value-type="float" office:value="61" calcext:value-type="float">
            <text:p>61</text:p>
          </table:table-cell>
          <table:table-cell table:formula="of:=CONCATENATE(&quot;[[&quot;; [.CZ16]; &quot;,0],&quot;; &quot;[&quot;; [.DA16]; &quot;,0],&quot;; &quot;[&quot;; [.DB16]; &quot;,0],&quot;; &quot;[&quot;; [.DC16]; &quot;,0],&quot;; &quot;[&quot;; [.DD16]; &quot;,0]]&quot;)" office:value-type="string" office:string-value="[[3,0],[4,0],[15,0],[18,0],[61,0]]" calcext:value-type="string">
            <text:p>[[3,0],[4,0],[15,0],[18,0],[61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G15]" office:value-type="float" office:value="5" calcext:value-type="float">
            <text:p>5</text:p>
          </table:table-cell>
          <table:table-cell table:formula="of:=[.DG14]" office:value-type="float" office:value="16" calcext:value-type="float">
            <text:p>16</text:p>
          </table:table-cell>
          <table:table-cell table:formula="of:=[.DH14]" office:value-type="float" office:value="17" calcext:value-type="float">
            <text:p>17</text:p>
          </table:table-cell>
          <table:table-cell table:formula="of:=[.DI14]" office:value-type="float" office:value="62" calcext:value-type="float">
            <text:p>62</text:p>
          </table:table-cell>
          <table:table-cell table:formula="of:=CONCATENATE(&quot;[[&quot;; [.DG16]; &quot;,0],&quot;; &quot;[&quot;; [.DH16]; &quot;,0],&quot;; &quot;[&quot;; [.DI16]; &quot;,0],&quot;; &quot;[&quot;; [.DJ16]; &quot;,0],&quot;; &quot;[&quot;; [.DK16]; &quot;,0]]&quot;)" office:value-type="string" office:string-value="[[6,0],[5,0],[16,0],[17,0],[62,0]]" calcext:value-type="string">
            <text:p>[[6,0],[5,0],[16,0],[17,0],[62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DN15]" office:value-type="float" office:value="16" calcext:value-type="float">
            <text:p>16</text:p>
          </table:table-cell>
          <table:table-cell table:formula="of:=[.DN14]" office:value-type="float" office:value="17" calcext:value-type="float">
            <text:p>17</text:p>
          </table:table-cell>
          <table:table-cell table:formula="of:=[.DO14]" office:value-type="float" office:value="62" calcext:value-type="float">
            <text:p>62</text:p>
          </table:table-cell>
          <table:table-cell table:formula="of:=[.DP14]" office:value-type="float" office:value="67" calcext:value-type="float">
            <text:p>67</text:p>
          </table:table-cell>
          <table:table-cell table:formula="of:=CONCATENATE(&quot;[[&quot;; [.DN16]; &quot;,0],&quot;; &quot;[&quot;; [.DO16]; &quot;,0],&quot;; &quot;[&quot;; [.DP16]; &quot;,0],&quot;; &quot;[&quot;; [.DQ16]; &quot;,0],&quot;; &quot;[&quot;; [.DR16]; &quot;,0]]&quot;)" office:value-type="string" office:string-value="[[5,0],[16,0],[17,0],[62,0],[67,0]]" calcext:value-type="string">
            <text:p>[[5,0],[16,0],[17,0],[62,0],[67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DU15]" office:value-type="float" office:value="15" calcext:value-type="float">
            <text:p>15</text:p>
          </table:table-cell>
          <table:table-cell table:formula="of:=[.DU14]" office:value-type="float" office:value="18" calcext:value-type="float">
            <text:p>18</text:p>
          </table:table-cell>
          <table:table-cell table:formula="of:=[.DV14]" office:value-type="float" office:value="61" calcext:value-type="float">
            <text:p>61</text:p>
          </table:table-cell>
          <table:table-cell table:formula="of:=[.DW14]" office:value-type="float" office:value="68" calcext:value-type="float">
            <text:p>68</text:p>
          </table:table-cell>
          <table:table-cell table:formula="of:=CONCATENATE(&quot;[[&quot;; [.DU16]; &quot;,0],&quot;; &quot;[&quot;; [.DV16]; &quot;,0],&quot;; &quot;[&quot;; [.DW16]; &quot;,0],&quot;; &quot;[&quot;; [.DX16]; &quot;,0],&quot;; &quot;[&quot;; [.DY16]; &quot;,0]]&quot;)" office:value-type="string" office:string-value="[[4,0],[15,0],[18,0],[61,0],[68,0]]" calcext:value-type="string">
            <text:p>[[4,0],[15,0],[18,0],[61,0],[68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B15]" office:value-type="float" office:value="14" calcext:value-type="float">
            <text:p>14</text:p>
          </table:table-cell>
          <table:table-cell table:formula="of:=[.EB14]" office:value-type="float" office:value="19" calcext:value-type="float">
            <text:p>19</text:p>
          </table:table-cell>
          <table:table-cell table:formula="of:=[.EC14]" office:value-type="float" office:value="60" calcext:value-type="float">
            <text:p>60</text:p>
          </table:table-cell>
          <table:table-cell table:formula="of:=[.ED14]" office:value-type="float" office:value="69" calcext:value-type="float">
            <text:p>69</text:p>
          </table:table-cell>
          <table:table-cell table:formula="of:=CONCATENATE(&quot;[[&quot;; [.EB16]; &quot;,0],&quot;; &quot;[&quot;; [.EC16]; &quot;,0],&quot;; &quot;[&quot;; [.ED16]; &quot;,0],&quot;; &quot;[&quot;; [.EE16]; &quot;,0],&quot;; &quot;[&quot;; [.EF16]; &quot;,0]]&quot;)" office:value-type="string" office:string-value="[[1,0],[14,0],[19,0],[60,0],[69,0]]" calcext:value-type="string">
            <text:p>[[1,0],[14,0],[19,0],[60,0],[69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I15]" office:value-type="float" office:value="13" calcext:value-type="float">
            <text:p>13</text:p>
          </table:table-cell>
          <table:table-cell table:formula="of:=[.EI14]" office:value-type="float" office:value="20" calcext:value-type="float">
            <text:p>20</text:p>
          </table:table-cell>
          <table:table-cell table:formula="of:=[.EJ14]" office:value-type="float" office:value="59" calcext:value-type="float">
            <text:p>59</text:p>
          </table:table-cell>
          <table:table-cell table:formula="of:=[.EK14]" office:value-type="float" office:value="70" calcext:value-type="float">
            <text:p>70</text:p>
          </table:table-cell>
          <table:table-cell table:formula="of:=CONCATENATE(&quot;[[&quot;; [.EI16]; &quot;,0],&quot;; &quot;[&quot;; [.EJ16]; &quot;,0],&quot;; &quot;[&quot;; [.EK16]; &quot;,0],&quot;; &quot;[&quot;; [.EL16]; &quot;,0],&quot;; &quot;[&quot;; [.EM16]; &quot;,0]]&quot;)" office:value-type="string" office:string-value="[[12,0],[13,0],[20,0],[59,0],[70,0]]" calcext:value-type="string">
            <text:p>[[12,0],[13,0],[20,0],[59,0],[7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EP15]" office:value-type="float" office:value="22" calcext:value-type="float">
            <text:p>22</text:p>
          </table:table-cell>
          <table:table-cell table:formula="of:=[.EP14]" office:value-type="float" office:value="21" calcext:value-type="float">
            <text:p>21</text:p>
          </table:table-cell>
          <table:table-cell table:formula="of:=[.EQ14]" office:value-type="float" office:value="58" calcext:value-type="float">
            <text:p>58</text:p>
          </table:table-cell>
          <table:table-cell table:formula="of:=[.ER14]" office:value-type="float" office:value="71" calcext:value-type="float">
            <text:p>71</text:p>
          </table:table-cell>
          <table:table-cell table:formula="of:=CONCATENATE(&quot;[[&quot;; [.EP16]; &quot;,0],&quot;; &quot;[&quot;; [.EQ16]; &quot;,0],&quot;; &quot;[&quot;; [.ER16]; &quot;,0],&quot;; &quot;[&quot;; [.ES16]; &quot;,0],&quot;; &quot;[&quot;; [.ET16]; &quot;,0]]&quot;)" office:value-type="string" office:string-value="[[23,0],[22,0],[21,0],[58,0],[71,0]]" calcext:value-type="string">
            <text:p>[[23,0],[22,0],[21,0],[58,0],[71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W15]" office:value-type="float" office:value="23" calcext:value-type="float">
            <text:p>23</text:p>
          </table:table-cell>
          <table:table-cell table:formula="of:=[.EW14]" office:value-type="float" office:value="22" calcext:value-type="float">
            <text:p>22</text:p>
          </table:table-cell>
          <table:table-cell table:formula="of:=[.EX14]" office:value-type="float" office:value="21" calcext:value-type="float">
            <text:p>21</text:p>
          </table:table-cell>
          <table:table-cell table:formula="of:=[.EY14]" office:value-type="float" office:value="58" calcext:value-type="float">
            <text:p>58</text:p>
          </table:table-cell>
          <table:table-cell table:formula="of:=CONCATENATE(&quot;[[&quot;; [.EW16]; &quot;,0],&quot;; &quot;[&quot;; [.EX16]; &quot;,0],&quot;; &quot;[&quot;; [.EY16]; &quot;,0],&quot;; &quot;[&quot;; [.EZ16]; &quot;,0],&quot;; &quot;[&quot;; [.FA16]; &quot;,0]]&quot;)" office:value-type="string" office:string-value="[[24,0],[23,0],[22,0],[21,0],[58,0]]" calcext:value-type="string">
            <text:p>[[24,0],[23,0],[22,0],[21,0],[58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FD15]" office:value-type="float" office:value="24" calcext:value-type="float">
            <text:p>24</text:p>
          </table:table-cell>
          <table:table-cell table:formula="of:=[.FD14]" office:value-type="float" office:value="23" calcext:value-type="float">
            <text:p>23</text:p>
          </table:table-cell>
          <table:table-cell table:formula="of:=[.FE14]" office:value-type="float" office:value="22" calcext:value-type="float">
            <text:p>22</text:p>
          </table:table-cell>
          <table:table-cell table:formula="of:=[.FF14]" office:value-type="float" office:value="21" calcext:value-type="float">
            <text:p>21</text:p>
          </table:table-cell>
          <table:table-cell table:formula="of:=CONCATENATE(&quot;[[&quot;; [.FD16]; &quot;,0],&quot;; &quot;[&quot;; [.FE16]; &quot;,0],&quot;; &quot;[&quot;; [.FF16]; &quot;,0],&quot;; &quot;[&quot;; [.FG16]; &quot;,0],&quot;; &quot;[&quot;; [.FH16]; &quot;,0]]&quot;)" office:value-type="string" office:string-value="[[25,0],[24,0],[23,0],[22,0],[21,0]]" calcext:value-type="string">
            <text:p>[[25,0],[24,0],[23,0],[22,0],[21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K15]" office:value-type="float" office:value="25" calcext:value-type="float">
            <text:p>25</text:p>
          </table:table-cell>
          <table:table-cell table:formula="of:=[.FK14]" office:value-type="float" office:value="24" calcext:value-type="float">
            <text:p>24</text:p>
          </table:table-cell>
          <table:table-cell table:formula="of:=[.FL14]" office:value-type="float" office:value="23" calcext:value-type="float">
            <text:p>23</text:p>
          </table:table-cell>
          <table:table-cell table:formula="of:=[.FM14]" office:value-type="float" office:value="22" calcext:value-type="float">
            <text:p>22</text:p>
          </table:table-cell>
          <table:table-cell table:formula="of:=CONCATENATE(&quot;[[&quot;; [.FK16]; &quot;,0],&quot;; &quot;[&quot;; [.FL16]; &quot;,0],&quot;; &quot;[&quot;; [.FM16]; &quot;,0],&quot;; &quot;[&quot;; [.FN16]; &quot;,0],&quot;; &quot;[&quot;; [.FO16]; &quot;,0]]&quot;)" office:value-type="string" office:string-value="[[26,0],[25,0],[24,0],[23,0],[22,0]]" calcext:value-type="string">
            <text:p>[[26,0],[25,0],[24,0],[23,0],[22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FR15]" office:value-type="float" office:value="26" calcext:value-type="float">
            <text:p>26</text:p>
          </table:table-cell>
          <table:table-cell table:formula="of:=[.FR14]" office:value-type="float" office:value="25" calcext:value-type="float">
            <text:p>25</text:p>
          </table:table-cell>
          <table:table-cell table:formula="of:=[.FS14]" office:value-type="float" office:value="24" calcext:value-type="float">
            <text:p>24</text:p>
          </table:table-cell>
          <table:table-cell table:formula="of:=[.FT14]" office:value-type="float" office:value="23" calcext:value-type="float">
            <text:p>23</text:p>
          </table:table-cell>
          <table:table-cell table:formula="of:=CONCATENATE(&quot;[[&quot;; [.FR16]; &quot;,0],&quot;; &quot;[&quot;; [.FS16]; &quot;,0],&quot;; &quot;[&quot;; [.FT16]; &quot;,0],&quot;; &quot;[&quot;; [.FU16]; &quot;,0],&quot;; &quot;[&quot;; [.FV16]; &quot;,0]]&quot;)" office:value-type="string" office:string-value="[[49,0],[26,0],[25,0],[24,0],[23,0]]" calcext:value-type="string">
            <text:p>[[49,0],[26,0],[25,0],[24,0],[23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FY15]" office:value-type="float" office:value="49" calcext:value-type="float">
            <text:p>49</text:p>
          </table:table-cell>
          <table:table-cell table:formula="of:=[.FY14]" office:value-type="float" office:value="26" calcext:value-type="float">
            <text:p>26</text:p>
          </table:table-cell>
          <table:table-cell table:formula="of:=[.FZ14]" office:value-type="float" office:value="25" calcext:value-type="float">
            <text:p>25</text:p>
          </table:table-cell>
          <table:table-cell table:formula="of:=[.GA14]" office:value-type="float" office:value="24" calcext:value-type="float">
            <text:p>24</text:p>
          </table:table-cell>
          <table:table-cell table:formula="of:=CONCATENATE(&quot;[[&quot;; [.FY16]; &quot;,0],&quot;; &quot;[&quot;; [.FZ16]; &quot;,0],&quot;; &quot;[&quot;; [.GA16]; &quot;,0],&quot;; &quot;[&quot;; [.GB16]; &quot;,0],&quot;; &quot;[&quot;; [.GC16]; &quot;,0]]&quot;)" office:value-type="string" office:string-value="[[84,0],[49,0],[26,0],[25,0],[24,0]]" calcext:value-type="string">
            <text:p>[[84,0],[49,0],[26,0],[25,0],[24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GF15]" office:value-type="float" office:value="48" calcext:value-type="float">
            <text:p>48</text:p>
          </table:table-cell>
          <table:table-cell table:formula="of:=[.GF14]" office:value-type="float" office:value="27" calcext:value-type="float">
            <text:p>27</text:p>
          </table:table-cell>
          <table:table-cell table:formula="of:=[.GG14]" office:value-type="float" office:value="10" calcext:value-type="float">
            <text:p>10</text:p>
          </table:table-cell>
          <table:table-cell table:formula="of:=[.GH14]" office:value-type="float" office:value="11" calcext:value-type="float">
            <text:p>11</text:p>
          </table:table-cell>
          <table:table-cell table:formula="of:=CONCATENATE(&quot;[[&quot;; [.GF16]; &quot;,0],&quot;; &quot;[&quot;; [.GG16]; &quot;,0],&quot;; &quot;[&quot;; [.GH16]; &quot;,0],&quot;; &quot;[&quot;; [.GI16]; &quot;,0],&quot;; &quot;[&quot;; [.GJ16]; &quot;,0]]&quot;)" office:value-type="string" office:string-value="[[85,0],[48,0],[27,0],[10,0],[11,0]]" calcext:value-type="string">
            <text:p>[[85,0],[48,0],[27,0],[10,0],[11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GM15]" office:value-type="float" office:value="47" calcext:value-type="float">
            <text:p>47</text:p>
          </table:table-cell>
          <table:table-cell table:formula="of:=[.GM14]" office:value-type="float" office:value="28" calcext:value-type="float">
            <text:p>28</text:p>
          </table:table-cell>
          <table:table-cell table:formula="of:=[.GN14]" office:value-type="float" office:value="9" calcext:value-type="float">
            <text:p>9</text:p>
          </table:table-cell>
          <table:table-cell table:formula="of:=[.GO14]" office:value-type="float" office:value="2" calcext:value-type="float">
            <text:p>2</text:p>
          </table:table-cell>
          <table:table-cell table:formula="of:=CONCATENATE(&quot;[[&quot;; [.GM16]; &quot;,0],&quot;; &quot;[&quot;; [.GN16]; &quot;,0],&quot;; &quot;[&quot;; [.GO16]; &quot;,0],&quot;; &quot;[&quot;; [.GP16]; &quot;,0],&quot;; &quot;[&quot;; [.GQ16]; &quot;,0]]&quot;)" office:value-type="string" office:string-value="[[86,0],[47,0],[28,0],[9,0],[2,0]]" calcext:value-type="string">
            <text:p>[[86,0],[47,0],[28,0],[9,0],[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T15]" office:value-type="float" office:value="46" calcext:value-type="float">
            <text:p>46</text:p>
          </table:table-cell>
          <table:table-cell table:formula="of:=[.GT14]" office:value-type="float" office:value="29" calcext:value-type="float">
            <text:p>29</text:p>
          </table:table-cell>
          <table:table-cell table:formula="of:=[.GU14]" office:value-type="float" office:value="8" calcext:value-type="float">
            <text:p>8</text:p>
          </table:table-cell>
          <table:table-cell table:formula="of:=[.GV14]" office:value-type="float" office:value="3" calcext:value-type="float">
            <text:p>3</text:p>
          </table:table-cell>
          <table:table-cell table:formula="of:=CONCATENATE(&quot;[[&quot;; [.GT16]; &quot;,0],&quot;; &quot;[&quot;; [.GU16]; &quot;,0],&quot;; &quot;[&quot;; [.GV16]; &quot;,0],&quot;; &quot;[&quot;; [.GW16]; &quot;,0],&quot;; &quot;[&quot;; [.GX16]; &quot;,0]]&quot;)" office:value-type="string" office:string-value="[[87,0],[46,0],[29,0],[8,0],[3,0]]" calcext:value-type="string">
            <text:p>[[87,0],[46,0],[29,0],[8,0],[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HA15]" office:value-type="float" office:value="45" calcext:value-type="float">
            <text:p>45</text:p>
          </table:table-cell>
          <table:table-cell table:formula="of:=[.HA14]" office:value-type="float" office:value="30" calcext:value-type="float">
            <text:p>30</text:p>
          </table:table-cell>
          <table:table-cell table:formula="of:=[.HB14]" office:value-type="float" office:value="7" calcext:value-type="float">
            <text:p>7</text:p>
          </table:table-cell>
          <table:table-cell table:formula="of:=[.HC14]" office:value-type="float" office:value="6" calcext:value-type="float">
            <text:p>6</text:p>
          </table:table-cell>
          <table:table-cell table:formula="of:=CONCATENATE(&quot;[[&quot;; [.HA16]; &quot;,0],&quot;; &quot;[&quot;; [.HB16]; &quot;,0],&quot;; &quot;[&quot;; [.HC16]; &quot;,0],&quot;; &quot;[&quot;; [.HD16]; &quot;,0],&quot;; &quot;[&quot;; [.HE16]; &quot;,0]]&quot;)" office:value-type="string" office:string-value="[[88,0],[45,0],[30,0],[7,0],[6,0]]" calcext:value-type="string">
            <text:p>[[88,0],[45,0],[30,0],[7,0],[6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HH15]" office:value-type="float" office:value="44" calcext:value-type="float">
            <text:p>44</text:p>
          </table:table-cell>
          <table:table-cell table:formula="of:=[.HH14]" office:value-type="float" office:value="31" calcext:value-type="float">
            <text:p>31</text:p>
          </table:table-cell>
          <table:table-cell table:formula="of:=[.HI14]" office:value-type="float" office:value="32" calcext:value-type="float">
            <text:p>32</text:p>
          </table:table-cell>
          <table:table-cell table:formula="of:=[.HJ14]" office:value-type="float" office:value="33" calcext:value-type="float">
            <text:p>33</text:p>
          </table:table-cell>
          <table:table-cell table:formula="of:=CONCATENATE(&quot;[[&quot;; [.HH16]; &quot;,0],&quot;; &quot;[&quot;; [.HI16]; &quot;,0],&quot;; &quot;[&quot;; [.HJ16]; &quot;,0],&quot;; &quot;[&quot;; [.HK16]; &quot;,0],&quot;; &quot;[&quot;; [.HL16]; &quot;,0]]&quot;)" office:value-type="string" office:string-value="[[89,0],[44,0],[31,0],[32,0],[33,0]]" calcext:value-type="string">
            <text:p>[[89,0],[44,0],[31,0],[32,0],[33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O15]" office:value-type="float" office:value="31" calcext:value-type="float">
            <text:p>31</text:p>
          </table:table-cell>
          <table:table-cell table:formula="of:=[.HO14]" office:value-type="float" office:value="32" calcext:value-type="float">
            <text:p>32</text:p>
          </table:table-cell>
          <table:table-cell table:formula="of:=[.HP14]" office:value-type="float" office:value="33" calcext:value-type="float">
            <text:p>33</text:p>
          </table:table-cell>
          <table:table-cell table:formula="of:=[.HQ14]" office:value-type="float" office:value="34" calcext:value-type="float">
            <text:p>34</text:p>
          </table:table-cell>
          <table:table-cell table:formula="of:=CONCATENATE(&quot;[[&quot;; [.HO16]; &quot;,0],&quot;; &quot;[&quot;; [.HP16]; &quot;,0],&quot;; &quot;[&quot;; [.HQ16]; &quot;,0],&quot;; &quot;[&quot;; [.HR16]; &quot;,0],&quot;; &quot;[&quot;; [.HS16]; &quot;,0]]&quot;)" office:value-type="string" office:string-value="[[44,0],[31,0],[32,0],[33,0],[34,0]]" calcext:value-type="string">
            <text:p>[[44,0],[31,0],[32,0],[33,0],[34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V15]" office:value-type="float" office:value="32" calcext:value-type="float">
            <text:p>32</text:p>
          </table:table-cell>
          <table:table-cell table:formula="of:=[.HV14]" office:value-type="float" office:value="33" calcext:value-type="float">
            <text:p>33</text:p>
          </table:table-cell>
          <table:table-cell table:formula="of:=[.HW14]" office:value-type="float" office:value="34" calcext:value-type="float">
            <text:p>34</text:p>
          </table:table-cell>
          <table:table-cell table:formula="of:=[.HX14]" office:value-type="float" office:value="35" calcext:value-type="float">
            <text:p>35</text:p>
          </table:table-cell>
          <table:table-cell table:formula="of:=CONCATENATE(&quot;[[&quot;; [.HV16]; &quot;,0],&quot;; &quot;[&quot;; [.HW16]; &quot;,0],&quot;; &quot;[&quot;; [.HX16]; &quot;,0],&quot;; &quot;[&quot;; [.HY16]; &quot;,0],&quot;; &quot;[&quot;; [.HZ16]; &quot;,0]]&quot;)" office:value-type="string" office:string-value="[[31,0],[32,0],[33,0],[34,0],[35,0]]" calcext:value-type="string">
            <text:p>[[31,0],[32,0],[33,0],[34,0],[35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C15]" office:value-type="float" office:value="33" calcext:value-type="float">
            <text:p>33</text:p>
          </table:table-cell>
          <table:table-cell table:formula="of:=[.IC14]" office:value-type="float" office:value="34" calcext:value-type="float">
            <text:p>34</text:p>
          </table:table-cell>
          <table:table-cell table:formula="of:=[.ID14]" office:value-type="float" office:value="35" calcext:value-type="float">
            <text:p>35</text:p>
          </table:table-cell>
          <table:table-cell table:formula="of:=[.IE14]" office:value-type="float" office:value="36" calcext:value-type="float">
            <text:p>36</text:p>
          </table:table-cell>
          <table:table-cell table:formula="of:=CONCATENATE(&quot;[[&quot;; [.IC16]; &quot;,0],&quot;; &quot;[&quot;; [.ID16]; &quot;,0],&quot;; &quot;[&quot;; [.IE16]; &quot;,0],&quot;; &quot;[&quot;; [.IF16]; &quot;,0],&quot;; &quot;[&quot;; [.IG16]; &quot;,0]]&quot;)" office:value-type="string" office:string-value="[[32,0],[33,0],[34,0],[35,0],[36,0]]" calcext:value-type="string">
            <text:p>[[32,0],[33,0],[34,0],[35,0],[36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J15]" office:value-type="float" office:value="34" calcext:value-type="float">
            <text:p>34</text:p>
          </table:table-cell>
          <table:table-cell table:formula="of:=[.IJ14]" office:value-type="float" office:value="35" calcext:value-type="float">
            <text:p>35</text:p>
          </table:table-cell>
          <table:table-cell table:formula="of:=[.IK14]" office:value-type="float" office:value="36" calcext:value-type="float">
            <text:p>36</text:p>
          </table:table-cell>
          <table:table-cell table:formula="of:=[.IL14]" office:value-type="float" office:value="63" calcext:value-type="float">
            <text:p>63</text:p>
          </table:table-cell>
          <table:table-cell table:formula="of:=CONCATENATE(&quot;[[&quot;; [.IJ16]; &quot;,0],&quot;; &quot;[&quot;; [.IK16]; &quot;,0],&quot;; &quot;[&quot;; [.IL16]; &quot;,0],&quot;; &quot;[&quot;; [.IM16]; &quot;,0],&quot;; &quot;[&quot;; [.IN16]; &quot;,0]]&quot;)" office:value-type="string" office:string-value="[[33,0],[34,0],[35,0],[36,0],[63,0]]" calcext:value-type="string">
            <text:p>[[33,0],[34,0],[35,0],[36,0],[63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IQ15]" office:value-type="float" office:value="35" calcext:value-type="float">
            <text:p>35</text:p>
          </table:table-cell>
          <table:table-cell table:formula="of:=[.IQ14]" office:value-type="float" office:value="36" calcext:value-type="float">
            <text:p>36</text:p>
          </table:table-cell>
          <table:table-cell table:formula="of:=[.IR14]" office:value-type="float" office:value="63" calcext:value-type="float">
            <text:p>63</text:p>
          </table:table-cell>
          <table:table-cell table:formula="of:=[.IS14]" office:value-type="float" office:value="66" calcext:value-type="float">
            <text:p>66</text:p>
          </table:table-cell>
          <table:table-cell table:formula="of:=CONCATENATE(&quot;[[&quot;; [.IQ16]; &quot;,0],&quot;; &quot;[&quot;; [.IR16]; &quot;,0],&quot;; &quot;[&quot;; [.IS16]; &quot;,0],&quot;; &quot;[&quot;; [.IT16]; &quot;,0],&quot;; &quot;[&quot;; [.IU16]; &quot;,0]]&quot;)" office:value-type="string" office:string-value="[[34,0],[35,0],[36,0],[63,0],[66,0]]" calcext:value-type="string">
            <text:p>[[34,0],[35,0],[36,0],[63,0],[66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X15]" office:value-type="float" office:value="38" calcext:value-type="float">
            <text:p>38</text:p>
          </table:table-cell>
          <table:table-cell table:formula="of:=[.IX14]" office:value-type="float" office:value="37" calcext:value-type="float">
            <text:p>37</text:p>
          </table:table-cell>
          <table:table-cell table:formula="of:=[.IY14]" office:value-type="float" office:value="64" calcext:value-type="float">
            <text:p>64</text:p>
          </table:table-cell>
          <table:table-cell table:formula="of:=[.IZ14]" office:value-type="float" office:value="65" calcext:value-type="float">
            <text:p>65</text:p>
          </table:table-cell>
          <table:table-cell table:formula="of:=CONCATENATE(&quot;[[&quot;; [.IX16]; &quot;,0],&quot;; &quot;[&quot;; [.IY16]; &quot;,0],&quot;; &quot;[&quot;; [.IZ16]; &quot;,0],&quot;; &quot;[&quot;; [.JA16]; &quot;,0],&quot;; &quot;[&quot;; [.JB16]; &quot;,0]]&quot;)" office:value-type="string" office:string-value="[[39,0],[38,0],[37,0],[64,0],[65,0]]" calcext:value-type="string">
            <text:p>[[39,0],[38,0],[37,0],[64,0],[65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JE15]" office:value-type="float" office:value="39" calcext:value-type="float">
            <text:p>39</text:p>
          </table:table-cell>
          <table:table-cell table:formula="of:=[.JE14]" office:value-type="float" office:value="38" calcext:value-type="float">
            <text:p>38</text:p>
          </table:table-cell>
          <table:table-cell table:formula="of:=[.JF14]" office:value-type="float" office:value="37" calcext:value-type="float">
            <text:p>37</text:p>
          </table:table-cell>
          <table:table-cell table:formula="of:=[.JG14]" office:value-type="float" office:value="64" calcext:value-type="float">
            <text:p>64</text:p>
          </table:table-cell>
          <table:table-cell table:formula="of:=CONCATENATE(&quot;[[&quot;; [.JE16]; &quot;,0],&quot;; &quot;[&quot;; [.JF16]; &quot;,0],&quot;; &quot;[&quot;; [.JG16]; &quot;,0],&quot;; &quot;[&quot;; [.JH16]; &quot;,0],&quot;; &quot;[&quot;; [.JI16]; &quot;,0]]&quot;)" office:value-type="string" office:string-value="[[40,0],[39,0],[38,0],[37,0],[64,0]]" calcext:value-type="string">
            <text:p>[[40,0],[39,0],[38,0],[37,0],[64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JL15]" office:value-type="float" office:value="40" calcext:value-type="float">
            <text:p>40</text:p>
          </table:table-cell>
          <table:table-cell table:formula="of:=[.JL14]" office:value-type="float" office:value="39" calcext:value-type="float">
            <text:p>39</text:p>
          </table:table-cell>
          <table:table-cell table:formula="of:=[.JM14]" office:value-type="float" office:value="38" calcext:value-type="float">
            <text:p>38</text:p>
          </table:table-cell>
          <table:table-cell table:formula="of:=[.JN14]" office:value-type="float" office:value="37" calcext:value-type="float">
            <text:p>37</text:p>
          </table:table-cell>
          <table:table-cell table:formula="of:=CONCATENATE(&quot;[[&quot;; [.JL16]; &quot;,0],&quot;; &quot;[&quot;; [.JM16]; &quot;,0],&quot;; &quot;[&quot;; [.JN16]; &quot;,0],&quot;; &quot;[&quot;; [.JO16]; &quot;,0],&quot;; &quot;[&quot;; [.JP16]; &quot;,0]]&quot;)" office:value-type="string" office:string-value="[[41,0],[40,0],[39,0],[38,0],[37,0]]" calcext:value-type="string">
            <text:p>[[41,0],[40,0],[39,0],[38,0],[3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S15]" office:value-type="float" office:value="41" calcext:value-type="float">
            <text:p>41</text:p>
          </table:table-cell>
          <table:table-cell table:formula="of:=[.JS14]" office:value-type="float" office:value="40" calcext:value-type="float">
            <text:p>40</text:p>
          </table:table-cell>
          <table:table-cell table:formula="of:=[.JT14]" office:value-type="float" office:value="39" calcext:value-type="float">
            <text:p>39</text:p>
          </table:table-cell>
          <table:table-cell table:formula="of:=[.JU14]" office:value-type="float" office:value="38" calcext:value-type="float">
            <text:p>38</text:p>
          </table:table-cell>
          <table:table-cell table:formula="of:=CONCATENATE(&quot;[[&quot;; [.JS16]; &quot;,0],&quot;; &quot;[&quot;; [.JT16]; &quot;,0],&quot;; &quot;[&quot;; [.JU16]; &quot;,0],&quot;; &quot;[&quot;; [.JV16]; &quot;,0],&quot;; &quot;[&quot;; [.JW16]; &quot;,0]]&quot;)" office:value-type="string" office:string-value="[[42,0],[41,0],[40,0],[39,0],[38,0]]" calcext:value-type="string">
            <text:p>[[42,0],[41,0],[40,0],[39,0],[38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JZ15]" office:value-type="float" office:value="42" calcext:value-type="float">
            <text:p>42</text:p>
          </table:table-cell>
          <table:table-cell table:formula="of:=[.JZ14]" office:value-type="float" office:value="41" calcext:value-type="float">
            <text:p>41</text:p>
          </table:table-cell>
          <table:table-cell table:formula="of:=[.KA14]" office:value-type="float" office:value="40" calcext:value-type="float">
            <text:p>40</text:p>
          </table:table-cell>
          <table:table-cell table:formula="of:=[.KB14]" office:value-type="float" office:value="39" calcext:value-type="float">
            <text:p>39</text:p>
          </table:table-cell>
          <table:table-cell table:formula="of:=CONCATENATE(&quot;[[&quot;; [.JZ16]; &quot;,0],&quot;; &quot;[&quot;; [.KA16]; &quot;,0],&quot;; &quot;[&quot;; [.KB16]; &quot;,0],&quot;; &quot;[&quot;; [.KC16]; &quot;,0],&quot;; &quot;[&quot;; [.KD16]; &quot;,0]]&quot;)" office:value-type="string" office:string-value="[[43,0],[42,0],[41,0],[40,0],[39,0]]" calcext:value-type="string">
            <text:p>[[43,0],[42,0],[41,0],[40,0],[39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G15]" office:value-type="float" office:value="43" calcext:value-type="float">
            <text:p>43</text:p>
          </table:table-cell>
          <table:table-cell table:formula="of:=[.KG14]" office:value-type="float" office:value="42" calcext:value-type="float">
            <text:p>42</text:p>
          </table:table-cell>
          <table:table-cell table:formula="of:=[.KH14]" office:value-type="float" office:value="41" calcext:value-type="float">
            <text:p>41</text:p>
          </table:table-cell>
          <table:table-cell table:formula="of:=[.KI14]" office:value-type="float" office:value="40" calcext:value-type="float">
            <text:p>40</text:p>
          </table:table-cell>
          <table:table-cell table:formula="of:=CONCATENATE(&quot;[[&quot;; [.KG16]; &quot;,0],&quot;; &quot;[&quot;; [.KH16]; &quot;,0],&quot;; &quot;[&quot;; [.KI16]; &quot;,0],&quot;; &quot;[&quot;; [.KJ16]; &quot;,0],&quot;; &quot;[&quot;; [.KK16]; &quot;,0]]&quot;)" office:value-type="string" office:string-value="[[90,0],[43,0],[42,0],[41,0],[40,0]]" calcext:value-type="string">
            <text:p>[[90,0],[43,0],[42,0],[41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15]" office:value-type="float" office:value="90" calcext:value-type="float">
            <text:p>90</text:p>
          </table:table-cell>
          <table:table-cell table:formula="of:=[.KN14]" office:value-type="float" office:value="43" calcext:value-type="float">
            <text:p>43</text:p>
          </table:table-cell>
          <table:table-cell table:formula="of:=[.KO14]" office:value-type="float" office:value="42" calcext:value-type="float">
            <text:p>42</text:p>
          </table:table-cell>
          <table:table-cell table:formula="of:=[.KP14]" office:value-type="float" office:value="41" calcext:value-type="float">
            <text:p>41</text:p>
          </table:table-cell>
          <table:table-cell table:formula="of:=CONCATENATE(&quot;[[&quot;; [.KN16]; &quot;,0],&quot;; &quot;[&quot;; [.KO16]; &quot;,0],&quot;; &quot;[&quot;; [.KP16]; &quot;,0],&quot;; &quot;[&quot;; [.KQ16]; &quot;,0],&quot;; &quot;[&quot;; [.KR16]; &quot;,0]]&quot;)" office:value-type="string" office:string-value="[[0,0],[90,0],[43,0],[42,0],[41,0]]" calcext:value-type="string">
            <text:p>[[0,0],[90,0],[43,0],[42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15]" office:value-type="float" office:value="89" calcext:value-type="float">
            <text:p>89</text:p>
          </table:table-cell>
          <table:table-cell table:formula="of:=[.KU14]" office:value-type="float" office:value="44" calcext:value-type="float">
            <text:p>44</text:p>
          </table:table-cell>
          <table:table-cell table:formula="of:=[.KV14]" office:value-type="float" office:value="31" calcext:value-type="float">
            <text:p>31</text:p>
          </table:table-cell>
          <table:table-cell table:formula="of:=[.KW14]" office:value-type="float" office:value="32" calcext:value-type="float">
            <text:p>32</text:p>
          </table:table-cell>
          <table:table-cell table:formula="of:=CONCATENATE(&quot;[[&quot;; [.KU16]; &quot;,0],&quot;; &quot;[&quot;; [.KV16]; &quot;,0],&quot;; &quot;[&quot;; [.KW16]; &quot;,0],&quot;; &quot;[&quot;; [.KX16]; &quot;,0],&quot;; &quot;[&quot;; [.KY16]; &quot;,0]]&quot;)" office:value-type="string" office:string-value="[[0,0],[89,0],[44,0],[31,0],[32,0]]" calcext:value-type="string">
            <text:p>[[0,0],[89,0],[44,0],[31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15]" office:value-type="float" office:value="88" calcext:value-type="float">
            <text:p>88</text:p>
          </table:table-cell>
          <table:table-cell table:formula="of:=[.LB14]" office:value-type="float" office:value="45" calcext:value-type="float">
            <text:p>45</text:p>
          </table:table-cell>
          <table:table-cell table:formula="of:=[.LC14]" office:value-type="float" office:value="30" calcext:value-type="float">
            <text:p>30</text:p>
          </table:table-cell>
          <table:table-cell table:formula="of:=[.LD14]" office:value-type="float" office:value="7" calcext:value-type="float">
            <text:p>7</text:p>
          </table:table-cell>
          <table:table-cell table:formula="of:=CONCATENATE(&quot;[[&quot;; [.LB16]; &quot;,0],&quot;; &quot;[&quot;; [.LC16]; &quot;,0],&quot;; &quot;[&quot;; [.LD16]; &quot;,0],&quot;; &quot;[&quot;; [.LE16]; &quot;,0],&quot;; &quot;[&quot;; [.LF16]; &quot;,0]]&quot;)" office:value-type="string" office:string-value="[[0,0],[88,0],[45,0],[30,0],[7,0]]" calcext:value-type="string">
            <text:p>[[0,0],[88,0],[45,0],[30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15]" office:value-type="float" office:value="87" calcext:value-type="float">
            <text:p>87</text:p>
          </table:table-cell>
          <table:table-cell table:formula="of:=[.LI14]" office:value-type="float" office:value="46" calcext:value-type="float">
            <text:p>46</text:p>
          </table:table-cell>
          <table:table-cell table:formula="of:=[.LJ14]" office:value-type="float" office:value="29" calcext:value-type="float">
            <text:p>29</text:p>
          </table:table-cell>
          <table:table-cell table:formula="of:=[.LK14]" office:value-type="float" office:value="8" calcext:value-type="float">
            <text:p>8</text:p>
          </table:table-cell>
          <table:table-cell table:formula="of:=CONCATENATE(&quot;[[&quot;; [.LI16]; &quot;,0],&quot;; &quot;[&quot;; [.LJ16]; &quot;,0],&quot;; &quot;[&quot;; [.LK16]; &quot;,0],&quot;; &quot;[&quot;; [.LL16]; &quot;,0],&quot;; &quot;[&quot;; [.LM16]; &quot;,0]]&quot;)" office:value-type="string" office:string-value="[[0,0],[87,0],[46,0],[29,0],[8,0]]" calcext:value-type="string">
            <text:p>[[0,0],[87,0],[46,0],[29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15]" office:value-type="float" office:value="86" calcext:value-type="float">
            <text:p>86</text:p>
          </table:table-cell>
          <table:table-cell table:formula="of:=[.LP14]" office:value-type="float" office:value="47" calcext:value-type="float">
            <text:p>47</text:p>
          </table:table-cell>
          <table:table-cell table:formula="of:=[.LQ14]" office:value-type="float" office:value="28" calcext:value-type="float">
            <text:p>28</text:p>
          </table:table-cell>
          <table:table-cell table:formula="of:=[.LR14]" office:value-type="float" office:value="9" calcext:value-type="float">
            <text:p>9</text:p>
          </table:table-cell>
          <table:table-cell table:formula="of:=CONCATENATE(&quot;[[&quot;; [.LP16]; &quot;,0],&quot;; &quot;[&quot;; [.LQ16]; &quot;,0],&quot;; &quot;[&quot;; [.LR16]; &quot;,0],&quot;; &quot;[&quot;; [.LS16]; &quot;,0],&quot;; &quot;[&quot;; [.LT16]; &quot;,0]]&quot;)" office:value-type="string" office:string-value="[[0,0],[86,0],[47,0],[28,0],[9,0]]" calcext:value-type="string">
            <text:p>[[0,0],[86,0],[47,0],[28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15]" office:value-type="float" office:value="85" calcext:value-type="float">
            <text:p>85</text:p>
          </table:table-cell>
          <table:table-cell table:formula="of:=[.LW14]" office:value-type="float" office:value="48" calcext:value-type="float">
            <text:p>48</text:p>
          </table:table-cell>
          <table:table-cell table:formula="of:=[.LX14]" office:value-type="float" office:value="27" calcext:value-type="float">
            <text:p>27</text:p>
          </table:table-cell>
          <table:table-cell table:formula="of:=[.LY14]" office:value-type="float" office:value="10" calcext:value-type="float">
            <text:p>10</text:p>
          </table:table-cell>
          <table:table-cell table:formula="of:=CONCATENATE(&quot;[[&quot;; [.LW16]; &quot;,0],&quot;; &quot;[&quot;; [.LX16]; &quot;,0],&quot;; &quot;[&quot;; [.LY16]; &quot;,0],&quot;; &quot;[&quot;; [.LZ16]; &quot;,0],&quot;; &quot;[&quot;; [.MA16]; &quot;,0]]&quot;)" office:value-type="string" office:string-value="[[0,0],[85,0],[48,0],[27,0],[10,0]]" calcext:value-type="string">
            <text:p>[[0,0],[85,0],[48,0],[27,0],[1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15]" office:value-type="float" office:value="84" calcext:value-type="float">
            <text:p>84</text:p>
          </table:table-cell>
          <table:table-cell table:formula="of:=[.MD14]" office:value-type="float" office:value="49" calcext:value-type="float">
            <text:p>49</text:p>
          </table:table-cell>
          <table:table-cell table:formula="of:=[.ME14]" office:value-type="float" office:value="26" calcext:value-type="float">
            <text:p>26</text:p>
          </table:table-cell>
          <table:table-cell table:formula="of:=[.MF14]" office:value-type="float" office:value="25" calcext:value-type="float">
            <text:p>25</text:p>
          </table:table-cell>
          <table:table-cell table:formula="of:=CONCATENATE(&quot;[[&quot;; [.MD16]; &quot;,0],&quot;; &quot;[&quot;; [.ME16]; &quot;,0],&quot;; &quot;[&quot;; [.MF16]; &quot;,0],&quot;; &quot;[&quot;; [.MG16]; &quot;,0],&quot;; &quot;[&quot;; [.MH16]; &quot;,0]]&quot;)" office:value-type="string" office:string-value="[[0,0],[84,0],[49,0],[26,0],[25,0]]" calcext:value-type="string">
            <text:p>[[0,0],[84,0],[49,0],[26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15]" office:value-type="float" office:value="83" calcext:value-type="float">
            <text:p>83</text:p>
          </table:table-cell>
          <table:table-cell table:formula="of:=[.MK14]" office:value-type="float" office:value="50" calcext:value-type="float">
            <text:p>50</text:p>
          </table:table-cell>
          <table:table-cell table:formula="of:=[.ML14]" office:value-type="float" office:value="51" calcext:value-type="float">
            <text:p>51</text:p>
          </table:table-cell>
          <table:table-cell table:formula="of:=[.MM14]" office:value-type="float" office:value="52" calcext:value-type="float">
            <text:p>52</text:p>
          </table:table-cell>
          <table:table-cell table:formula="of:=CONCATENATE(&quot;[[&quot;; [.MK16]; &quot;,0],&quot;; &quot;[&quot;; [.ML16]; &quot;,0],&quot;; &quot;[&quot;; [.MM16]; &quot;,0],&quot;; &quot;[&quot;; [.MN16]; &quot;,0],&quot;; &quot;[&quot;; [.MO16]; &quot;,0]]&quot;)" office:value-type="string" office:string-value="[[0,0],[83,0],[50,0],[51,0],[52,0]]" calcext:value-type="string">
            <text:p>[[0,0],[83,0],[50,0],[51,0],[52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MR15]" office:value-type="float" office:value="50" calcext:value-type="float">
            <text:p>50</text:p>
          </table:table-cell>
          <table:table-cell table:formula="of:=[.MR14]" office:value-type="float" office:value="51" calcext:value-type="float">
            <text:p>51</text:p>
          </table:table-cell>
          <table:table-cell table:formula="of:=[.MS14]" office:value-type="float" office:value="52" calcext:value-type="float">
            <text:p>52</text:p>
          </table:table-cell>
          <table:table-cell table:formula="of:=[.MT14]" office:value-type="float" office:value="53" calcext:value-type="float">
            <text:p>53</text:p>
          </table:table-cell>
          <table:table-cell table:formula="of:=CONCATENATE(&quot;[[&quot;; [.MR16]; &quot;,0],&quot;; &quot;[&quot;; [.MS16]; &quot;,0],&quot;; &quot;[&quot;; [.MT16]; &quot;,0],&quot;; &quot;[&quot;; [.MU16]; &quot;,0],&quot;; &quot;[&quot;; [.MV16]; &quot;,0]]&quot;)" office:value-type="string" office:string-value="[[83,0],[50,0],[51,0],[52,0],[53,0]]" calcext:value-type="string">
            <text:p>[[83,0],[50,0],[51,0],[52,0],[53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MY15]" office:value-type="float" office:value="51" calcext:value-type="float">
            <text:p>51</text:p>
          </table:table-cell>
          <table:table-cell table:formula="of:=[.MY14]" office:value-type="float" office:value="52" calcext:value-type="float">
            <text:p>52</text:p>
          </table:table-cell>
          <table:table-cell table:formula="of:=[.MZ14]" office:value-type="float" office:value="53" calcext:value-type="float">
            <text:p>53</text:p>
          </table:table-cell>
          <table:table-cell table:formula="of:=[.NA14]" office:value-type="float" office:value="54" calcext:value-type="float">
            <text:p>54</text:p>
          </table:table-cell>
          <table:table-cell table:formula="of:=CONCATENATE(&quot;[[&quot;; [.MY16]; &quot;,0],&quot;; &quot;[&quot;; [.MZ16]; &quot;,0],&quot;; &quot;[&quot;; [.NA16]; &quot;,0],&quot;; &quot;[&quot;; [.NB16]; &quot;,0],&quot;; &quot;[&quot;; [.NC16]; &quot;,0]]&quot;)" office:value-type="string" office:string-value="[[50,0],[51,0],[52,0],[53,0],[54,0]]" calcext:value-type="string">
            <text:p>[[50,0],[51,0],[52,0],[53,0],[54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NF15]" office:value-type="float" office:value="52" calcext:value-type="float">
            <text:p>52</text:p>
          </table:table-cell>
          <table:table-cell table:formula="of:=[.NF14]" office:value-type="float" office:value="53" calcext:value-type="float">
            <text:p>53</text:p>
          </table:table-cell>
          <table:table-cell table:formula="of:=[.NG14]" office:value-type="float" office:value="54" calcext:value-type="float">
            <text:p>54</text:p>
          </table:table-cell>
          <table:table-cell table:formula="of:=[.NH14]" office:value-type="float" office:value="55" calcext:value-type="float">
            <text:p>55</text:p>
          </table:table-cell>
          <table:table-cell table:formula="of:=CONCATENATE(&quot;[[&quot;; [.NF16]; &quot;,0],&quot;; &quot;[&quot;; [.NG16]; &quot;,0],&quot;; &quot;[&quot;; [.NH16]; &quot;,0],&quot;; &quot;[&quot;; [.NI16]; &quot;,0],&quot;; &quot;[&quot;; [.NJ16]; &quot;,0]]&quot;)" office:value-type="string" office:string-value="[[51,0],[52,0],[53,0],[54,0],[55,0]]" calcext:value-type="string">
            <text:p>[[51,0],[52,0],[53,0],[54,0],[55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NM15]" office:value-type="float" office:value="53" calcext:value-type="float">
            <text:p>53</text:p>
          </table:table-cell>
          <table:table-cell table:formula="of:=[.NM14]" office:value-type="float" office:value="54" calcext:value-type="float">
            <text:p>54</text:p>
          </table:table-cell>
          <table:table-cell table:formula="of:=[.NN14]" office:value-type="float" office:value="55" calcext:value-type="float">
            <text:p>55</text:p>
          </table:table-cell>
          <table:table-cell table:formula="of:=[.NO14]" office:value-type="float" office:value="56" calcext:value-type="float">
            <text:p>56</text:p>
          </table:table-cell>
          <table:table-cell table:formula="of:=CONCATENATE(&quot;[[&quot;; [.NM16]; &quot;,0],&quot;; &quot;[&quot;; [.NN16]; &quot;,0],&quot;; &quot;[&quot;; [.NO16]; &quot;,0],&quot;; &quot;[&quot;; [.NP16]; &quot;,0],&quot;; &quot;[&quot;; [.NQ16]; &quot;,0]]&quot;)" office:value-type="string" office:string-value="[[52,0],[53,0],[54,0],[55,0],[56,0]]" calcext:value-type="string">
            <text:p>[[52,0],[53,0],[54,0],[55,0],[56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NT15]" office:value-type="float" office:value="54" calcext:value-type="float">
            <text:p>54</text:p>
          </table:table-cell>
          <table:table-cell table:formula="of:=[.NT14]" office:value-type="float" office:value="55" calcext:value-type="float">
            <text:p>55</text:p>
          </table:table-cell>
          <table:table-cell table:formula="of:=[.NU14]" office:value-type="float" office:value="56" calcext:value-type="float">
            <text:p>56</text:p>
          </table:table-cell>
          <table:table-cell table:formula="of:=[.NV14]" office:value-type="float" office:value="57" calcext:value-type="float">
            <text:p>57</text:p>
          </table:table-cell>
          <table:table-cell table:formula="of:=CONCATENATE(&quot;[[&quot;; [.NT16]; &quot;,0],&quot;; &quot;[&quot;; [.NU16]; &quot;,0],&quot;; &quot;[&quot;; [.NV16]; &quot;,0],&quot;; &quot;[&quot;; [.NW16]; &quot;,0],&quot;; &quot;[&quot;; [.NX16]; &quot;,0]]&quot;)" office:value-type="string" office:string-value="[[53,0],[54,0],[55,0],[56,0],[57,0]]" calcext:value-type="string">
            <text:p>[[53,0],[54,0],[55,0],[56,0],[57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OA15]" office:value-type="float" office:value="55" calcext:value-type="float">
            <text:p>55</text:p>
          </table:table-cell>
          <table:table-cell table:formula="of:=[.OA14]" office:value-type="float" office:value="56" calcext:value-type="float">
            <text:p>56</text:p>
          </table:table-cell>
          <table:table-cell table:formula="of:=[.OB14]" office:value-type="float" office:value="57" calcext:value-type="float">
            <text:p>57</text:p>
          </table:table-cell>
          <table:table-cell table:formula="of:=[.OC14]" office:value-type="float" office:value="72" calcext:value-type="float">
            <text:p>72</text:p>
          </table:table-cell>
          <table:table-cell table:formula="of:=CONCATENATE(&quot;[[&quot;; [.OA16]; &quot;,0],&quot;; &quot;[&quot;; [.OB16]; &quot;,0],&quot;; &quot;[&quot;; [.OC16]; &quot;,0],&quot;; &quot;[&quot;; [.OD16]; &quot;,0],&quot;; &quot;[&quot;; [.OE16]; &quot;,0]]&quot;)" office:value-type="string" office:string-value="[[54,0],[55,0],[56,0],[57,0],[72,0]]" calcext:value-type="string">
            <text:p>[[54,0],[55,0],[56,0],[57,0],[72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H15]" office:value-type="float" office:value="56" calcext:value-type="float">
            <text:p>56</text:p>
          </table:table-cell>
          <table:table-cell table:formula="of:=[.OH14]" office:value-type="float" office:value="57" calcext:value-type="float">
            <text:p>57</text:p>
          </table:table-cell>
          <table:table-cell table:formula="of:=[.OI14]" office:value-type="float" office:value="72" calcext:value-type="float">
            <text:p>72</text:p>
          </table:table-cell>
          <table:table-cell table:formula="of:=[.OJ14]" office:value-type="float" office:value="0" calcext:value-type="float">
            <text:p>0</text:p>
          </table:table-cell>
          <table:table-cell table:formula="of:=CONCATENATE(&quot;[[&quot;; [.OH16]; &quot;,0],&quot;; &quot;[&quot;; [.OI16]; &quot;,0],&quot;; &quot;[&quot;; [.OJ16]; &quot;,0],&quot;; &quot;[&quot;; [.OK16]; &quot;,0],&quot;; &quot;[&quot;; [.OL16]; &quot;,0]]&quot;)" office:value-type="string" office:string-value="[[55,0],[56,0],[57,0],[72,0],[0,0]]" calcext:value-type="string">
            <text:p>[[55,0],[56,0],[57,0],[72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OO15]" office:value-type="float" office:value="21" calcext:value-type="float">
            <text:p>21</text:p>
          </table:table-cell>
          <table:table-cell table:formula="of:=[.OO14]" office:value-type="float" office:value="58" calcext:value-type="float">
            <text:p>58</text:p>
          </table:table-cell>
          <table:table-cell table:formula="of:=[.OP14]" office:value-type="float" office:value="71" calcext:value-type="float">
            <text:p>71</text:p>
          </table:table-cell>
          <table:table-cell table:formula="of:=[.OQ14]" office:value-type="float" office:value="0" calcext:value-type="float">
            <text:p>0</text:p>
          </table:table-cell>
          <table:table-cell table:formula="of:=CONCATENATE(&quot;[[&quot;; [.OO16]; &quot;,0],&quot;; &quot;[&quot;; [.OP16]; &quot;,0],&quot;; &quot;[&quot;; [.OQ16]; &quot;,0],&quot;; &quot;[&quot;; [.OR16]; &quot;,0],&quot;; &quot;[&quot;; [.OS16]; &quot;,0]]&quot;)" office:value-type="string" office:string-value="[[22,0],[21,0],[58,0],[71,0],[0,0]]" calcext:value-type="string">
            <text:p>[[22,0],[21,0],[58,0],[71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V15]" office:value-type="float" office:value="20" calcext:value-type="float">
            <text:p>20</text:p>
          </table:table-cell>
          <table:table-cell table:formula="of:=[.OV14]" office:value-type="float" office:value="59" calcext:value-type="float">
            <text:p>59</text:p>
          </table:table-cell>
          <table:table-cell table:formula="of:=[.OW14]" office:value-type="float" office:value="70" calcext:value-type="float">
            <text:p>70</text:p>
          </table:table-cell>
          <table:table-cell table:formula="of:=[.OX14]" office:value-type="float" office:value="0" calcext:value-type="float">
            <text:p>0</text:p>
          </table:table-cell>
          <table:table-cell table:formula="of:=CONCATENATE(&quot;[[&quot;; [.OV16]; &quot;,0],&quot;; &quot;[&quot;; [.OW16]; &quot;,0],&quot;; &quot;[&quot;; [.OX16]; &quot;,0],&quot;; &quot;[&quot;; [.OY16]; &quot;,0],&quot;; &quot;[&quot;; [.OZ16]; &quot;,0]]&quot;)" office:value-type="string" office:string-value="[[13,0],[20,0],[59,0],[70,0],[0,0]]" calcext:value-type="string">
            <text:p>[[13,0],[20,0],[59,0],[70,0],[0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PC15]" office:value-type="float" office:value="19" calcext:value-type="float">
            <text:p>19</text:p>
          </table:table-cell>
          <table:table-cell table:formula="of:=[.PC14]" office:value-type="float" office:value="60" calcext:value-type="float">
            <text:p>60</text:p>
          </table:table-cell>
          <table:table-cell table:formula="of:=[.PD14]" office:value-type="float" office:value="69" calcext:value-type="float">
            <text:p>69</text:p>
          </table:table-cell>
          <table:table-cell table:formula="of:=[.PE14]" office:value-type="float" office:value="0" calcext:value-type="float">
            <text:p>0</text:p>
          </table:table-cell>
          <table:table-cell table:formula="of:=CONCATENATE(&quot;[[&quot;; [.PC16]; &quot;,0],&quot;; &quot;[&quot;; [.PD16]; &quot;,0],&quot;; &quot;[&quot;; [.PE16]; &quot;,0],&quot;; &quot;[&quot;; [.PF16]; &quot;,0],&quot;; &quot;[&quot;; [.PG16]; &quot;,0]]&quot;)" office:value-type="string" office:string-value="[[14,0],[19,0],[60,0],[69,0],[0,0]]" calcext:value-type="string">
            <text:p>[[14,0],[19,0],[60,0],[69,0],[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PJ15]" office:value-type="float" office:value="18" calcext:value-type="float">
            <text:p>18</text:p>
          </table:table-cell>
          <table:table-cell table:formula="of:=[.PJ14]" office:value-type="float" office:value="61" calcext:value-type="float">
            <text:p>61</text:p>
          </table:table-cell>
          <table:table-cell table:formula="of:=[.PK14]" office:value-type="float" office:value="68" calcext:value-type="float">
            <text:p>68</text:p>
          </table:table-cell>
          <table:table-cell table:formula="of:=[.PL14]" office:value-type="float" office:value="0" calcext:value-type="float">
            <text:p>0</text:p>
          </table:table-cell>
          <table:table-cell table:formula="of:=CONCATENATE(&quot;[[&quot;; [.PJ16]; &quot;,0],&quot;; &quot;[&quot;; [.PK16]; &quot;,0],&quot;; &quot;[&quot;; [.PL16]; &quot;,0],&quot;; &quot;[&quot;; [.PM16]; &quot;,0],&quot;; &quot;[&quot;; [.PN16]; &quot;,0]]&quot;)" office:value-type="string" office:string-value="[[15,0],[18,0],[61,0],[68,0],[0,0]]" calcext:value-type="string">
            <text:p>[[15,0],[18,0],[61,0],[68,0],[0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PQ15]" office:value-type="float" office:value="17" calcext:value-type="float">
            <text:p>17</text:p>
          </table:table-cell>
          <table:table-cell table:formula="of:=[.PQ14]" office:value-type="float" office:value="62" calcext:value-type="float">
            <text:p>62</text:p>
          </table:table-cell>
          <table:table-cell table:formula="of:=[.PR14]" office:value-type="float" office:value="67" calcext:value-type="float">
            <text:p>67</text:p>
          </table:table-cell>
          <table:table-cell table:formula="of:=[.PS14]" office:value-type="float" office:value="0" calcext:value-type="float">
            <text:p>0</text:p>
          </table:table-cell>
          <table:table-cell table:formula="of:=CONCATENATE(&quot;[[&quot;; [.PQ16]; &quot;,0],&quot;; &quot;[&quot;; [.PR16]; &quot;,0],&quot;; &quot;[&quot;; [.PS16]; &quot;,0],&quot;; &quot;[&quot;; [.PT16]; &quot;,0],&quot;; &quot;[&quot;; [.PU16]; &quot;,0]]&quot;)" office:value-type="string" office:string-value="[[16,0],[17,0],[62,0],[67,0],[0,0]]" calcext:value-type="string">
            <text:p>[[16,0],[17,0],[62,0],[67,0],[0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PX15]" office:value-type="float" office:value="36" calcext:value-type="float">
            <text:p>36</text:p>
          </table:table-cell>
          <table:table-cell table:formula="of:=[.PX14]" office:value-type="float" office:value="63" calcext:value-type="float">
            <text:p>63</text:p>
          </table:table-cell>
          <table:table-cell table:formula="of:=[.PY14]" office:value-type="float" office:value="66" calcext:value-type="float">
            <text:p>66</text:p>
          </table:table-cell>
          <table:table-cell table:formula="of:=[.PZ14]" office:value-type="float" office:value="0" calcext:value-type="float">
            <text:p>0</text:p>
          </table:table-cell>
          <table:table-cell table:formula="of:=CONCATENATE(&quot;[[&quot;; [.PX16]; &quot;,0],&quot;; &quot;[&quot;; [.PY16]; &quot;,0],&quot;; &quot;[&quot;; [.PZ16]; &quot;,0],&quot;; &quot;[&quot;; [.QA16]; &quot;,0],&quot;; &quot;[&quot;; [.QB16]; &quot;,0]]&quot;)" office:value-type="string" office:string-value="[[35,0],[36,0],[63,0],[66,0],[0,0]]" calcext:value-type="string">
            <text:p>[[35,0],[36,0],[63,0],[66,0],[0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QE15]" office:value-type="float" office:value="37" calcext:value-type="float">
            <text:p>37</text:p>
          </table:table-cell>
          <table:table-cell table:formula="of:=[.QE14]" office:value-type="float" office:value="64" calcext:value-type="float">
            <text:p>64</text:p>
          </table:table-cell>
          <table:table-cell table:formula="of:=[.QF14]" office:value-type="float" office:value="65" calcext:value-type="float">
            <text:p>65</text:p>
          </table:table-cell>
          <table:table-cell table:formula="of:=[.QG14]" office:value-type="float" office:value="0" calcext:value-type="float">
            <text:p>0</text:p>
          </table:table-cell>
          <table:table-cell table:formula="of:=CONCATENATE(&quot;[[&quot;; [.QE16]; &quot;,0],&quot;; &quot;[&quot;; [.QF16]; &quot;,0],&quot;; &quot;[&quot;; [.QG16]; &quot;,0],&quot;; &quot;[&quot;; [.QH16]; &quot;,0],&quot;; &quot;[&quot;; [.QI16]; &quot;,0]]&quot;)" office:value-type="string" office:string-value="[[38,0],[37,0],[64,0],[65,0],[0,0]]" calcext:value-type="string">
            <text:p>[[38,0],[37,0],[64,0],[65,0],[0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QL15]" office:value-type="float" office:value="64" calcext:value-type="float">
            <text:p>64</text:p>
          </table:table-cell>
          <table:table-cell table:formula="of:=[.QL14]" office:value-type="float" office:value="65" calcext:value-type="float">
            <text:p>65</text:p>
          </table:table-cell>
          <table:table-cell table:formula="of:=[.QM14]" office:value-type="float" office:value="0" calcext:value-type="float">
            <text:p>0</text:p>
          </table:table-cell>
          <table:table-cell table:formula="of:=[.QN14]" office:value-type="float" office:value="0" calcext:value-type="float">
            <text:p>0</text:p>
          </table:table-cell>
          <table:table-cell table:formula="of:=CONCATENATE(&quot;[[&quot;; [.QL16]; &quot;,0],&quot;; &quot;[&quot;; [.QM16]; &quot;,0],&quot;; &quot;[&quot;; [.QN16]; &quot;,0],&quot;; &quot;[&quot;; [.QO16]; &quot;,0],&quot;; &quot;[&quot;; [.QP16]; &quot;,0]]&quot;)" office:value-type="string" office:string-value="[[37,0],[64,0],[65,0],[0,0],[0,0]]" calcext:value-type="string">
            <text:p>[[37,0],[64,0],[65,0],[0,0],[0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QS15]" office:value-type="float" office:value="63" calcext:value-type="float">
            <text:p>63</text:p>
          </table:table-cell>
          <table:table-cell table:formula="of:=[.QS14]" office:value-type="float" office:value="66" calcext:value-type="float">
            <text:p>66</text:p>
          </table:table-cell>
          <table:table-cell table:formula="of:=[.QT14]" office:value-type="float" office:value="0" calcext:value-type="float">
            <text:p>0</text:p>
          </table:table-cell>
          <table:table-cell table:formula="of:=[.QU14]" office:value-type="float" office:value="0" calcext:value-type="float">
            <text:p>0</text:p>
          </table:table-cell>
          <table:table-cell table:formula="of:=CONCATENATE(&quot;[[&quot;; [.QS16]; &quot;,0],&quot;; &quot;[&quot;; [.QT16]; &quot;,0],&quot;; &quot;[&quot;; [.QU16]; &quot;,0],&quot;; &quot;[&quot;; [.QV16]; &quot;,0],&quot;; &quot;[&quot;; [.QW16]; &quot;,0]]&quot;)" office:value-type="string" office:string-value="[[36,0],[63,0],[66,0],[0,0],[0,0]]" calcext:value-type="string">
            <text:p>[[36,0],[63,0],[66,0],[0,0],[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QZ15]" office:value-type="float" office:value="62" calcext:value-type="float">
            <text:p>62</text:p>
          </table:table-cell>
          <table:table-cell table:formula="of:=[.QZ14]" office:value-type="float" office:value="67" calcext:value-type="float">
            <text:p>67</text:p>
          </table:table-cell>
          <table:table-cell table:formula="of:=[.RA14]" office:value-type="float" office:value="0" calcext:value-type="float">
            <text:p>0</text:p>
          </table:table-cell>
          <table:table-cell table:formula="of:=[.RB14]" office:value-type="float" office:value="0" calcext:value-type="float">
            <text:p>0</text:p>
          </table:table-cell>
          <table:table-cell table:formula="of:=CONCATENATE(&quot;[[&quot;; [.QZ16]; &quot;,0],&quot;; &quot;[&quot;; [.RA16]; &quot;,0],&quot;; &quot;[&quot;; [.RB16]; &quot;,0],&quot;; &quot;[&quot;; [.RC16]; &quot;,0],&quot;; &quot;[&quot;; [.RD16]; &quot;,0]]&quot;)" office:value-type="string" office:string-value="[[17,0],[62,0],[67,0],[0,0],[0,0]]" calcext:value-type="string">
            <text:p>[[17,0],[62,0],[67,0],[0,0],[0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G15]" office:value-type="float" office:value="61" calcext:value-type="float">
            <text:p>61</text:p>
          </table:table-cell>
          <table:table-cell table:formula="of:=[.RG14]" office:value-type="float" office:value="68" calcext:value-type="float">
            <text:p>68</text:p>
          </table:table-cell>
          <table:table-cell table:formula="of:=[.RH14]" office:value-type="float" office:value="0" calcext:value-type="float">
            <text:p>0</text:p>
          </table:table-cell>
          <table:table-cell table:formula="of:=[.RI14]" office:value-type="float" office:value="0" calcext:value-type="float">
            <text:p>0</text:p>
          </table:table-cell>
          <table:table-cell table:formula="of:=CONCATENATE(&quot;[[&quot;; [.RG16]; &quot;,0],&quot;; &quot;[&quot;; [.RH16]; &quot;,0],&quot;; &quot;[&quot;; [.RI16]; &quot;,0],&quot;; &quot;[&quot;; [.RJ16]; &quot;,0],&quot;; &quot;[&quot;; [.RK16]; &quot;,0]]&quot;)" office:value-type="string" office:string-value="[[18,0],[61,0],[68,0],[0,0],[0,0]]" calcext:value-type="string">
            <text:p>[[18,0],[61,0],[68,0],[0,0],[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RN15]" office:value-type="float" office:value="60" calcext:value-type="float">
            <text:p>60</text:p>
          </table:table-cell>
          <table:table-cell table:formula="of:=[.RN14]" office:value-type="float" office:value="69" calcext:value-type="float">
            <text:p>69</text:p>
          </table:table-cell>
          <table:table-cell table:formula="of:=[.RO14]" office:value-type="float" office:value="0" calcext:value-type="float">
            <text:p>0</text:p>
          </table:table-cell>
          <table:table-cell table:formula="of:=[.RP14]" office:value-type="float" office:value="0" calcext:value-type="float">
            <text:p>0</text:p>
          </table:table-cell>
          <table:table-cell table:formula="of:=CONCATENATE(&quot;[[&quot;; [.RN16]; &quot;,0],&quot;; &quot;[&quot;; [.RO16]; &quot;,0],&quot;; &quot;[&quot;; [.RP16]; &quot;,0],&quot;; &quot;[&quot;; [.RQ16]; &quot;,0],&quot;; &quot;[&quot;; [.RR16]; &quot;,0]]&quot;)" office:value-type="string" office:string-value="[[19,0],[60,0],[69,0],[0,0],[0,0]]" calcext:value-type="string">
            <text:p>[[19,0],[60,0],[69,0],[0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RU15]" office:value-type="float" office:value="59" calcext:value-type="float">
            <text:p>59</text:p>
          </table:table-cell>
          <table:table-cell table:formula="of:=[.RU14]" office:value-type="float" office:value="70" calcext:value-type="float">
            <text:p>70</text:p>
          </table:table-cell>
          <table:table-cell table:formula="of:=[.RV14]" office:value-type="float" office:value="0" calcext:value-type="float">
            <text:p>0</text:p>
          </table:table-cell>
          <table:table-cell table:formula="of:=[.RW14]" office:value-type="float" office:value="0" calcext:value-type="float">
            <text:p>0</text:p>
          </table:table-cell>
          <table:table-cell table:formula="of:=CONCATENATE(&quot;[[&quot;; [.RU16]; &quot;,0],&quot;; &quot;[&quot;; [.RV16]; &quot;,0],&quot;; &quot;[&quot;; [.RW16]; &quot;,0],&quot;; &quot;[&quot;; [.RX16]; &quot;,0],&quot;; &quot;[&quot;; [.RY16]; &quot;,0]]&quot;)" office:value-type="string" office:string-value="[[20,0],[59,0],[70,0],[0,0],[0,0]]" calcext:value-type="string">
            <text:p>[[20,0],[59,0],[70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SB15]" office:value-type="float" office:value="58" calcext:value-type="float">
            <text:p>58</text:p>
          </table:table-cell>
          <table:table-cell table:formula="of:=[.SB14]" office:value-type="float" office:value="71" calcext:value-type="float">
            <text:p>71</text:p>
          </table:table-cell>
          <table:table-cell table:formula="of:=[.SC14]" office:value-type="float" office:value="0" calcext:value-type="float">
            <text:p>0</text:p>
          </table:table-cell>
          <table:table-cell table:formula="of:=[.SD14]" office:value-type="float" office:value="0" calcext:value-type="float">
            <text:p>0</text:p>
          </table:table-cell>
          <table:table-cell table:formula="of:=CONCATENATE(&quot;[[&quot;; [.SB16]; &quot;,0],&quot;; &quot;[&quot;; [.SC16]; &quot;,0],&quot;; &quot;[&quot;; [.SD16]; &quot;,0],&quot;; &quot;[&quot;; [.SE16]; &quot;,0],&quot;; &quot;[&quot;; [.SF16]; &quot;,0]]&quot;)" office:value-type="string" office:string-value="[[21,0],[58,0],[71,0],[0,0],[0,0]]" calcext:value-type="string">
            <text:p>[[21,0],[58,0],[71,0],[0,0],[0,0]]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SI15]" office:value-type="float" office:value="57" calcext:value-type="float">
            <text:p>57</text:p>
          </table:table-cell>
          <table:table-cell table:formula="of:=[.SI14]" office:value-type="float" office:value="72" calcext:value-type="float">
            <text:p>72</text:p>
          </table:table-cell>
          <table:table-cell table:formula="of:=[.SJ14]" office:value-type="float" office:value="0" calcext:value-type="float">
            <text:p>0</text:p>
          </table:table-cell>
          <table:table-cell table:formula="of:=[.SK14]" office:value-type="float" office:value="0" calcext:value-type="float">
            <text:p>0</text:p>
          </table:table-cell>
          <table:table-cell table:formula="of:=CONCATENATE(&quot;[[&quot;; [.SI16]; &quot;,0],&quot;; &quot;[&quot;; [.SJ16]; &quot;,0],&quot;; &quot;[&quot;; [.SK16]; &quot;,0],&quot;; &quot;[&quot;; [.SL16]; &quot;,0],&quot;; &quot;[&quot;; [.SM16]; &quot;,0]]&quot;)" office:value-type="string" office:string-value="[[56,0],[57,0],[72,0],[0,0],[0,0]]" calcext:value-type="string">
            <text:p>[[56,0],[57,0],[72,0],[0,0],[0,0]]</text:p>
          </table:table-cell>
          <table:table-cell/>
          <table:table-cell office:value-type="float" office:value="75" calcext:value-type="float">
            <text:p>75</text:p>
          </table:table-cell>
          <table:table-cell table:formula="of:=[.SP15]" office:value-type="float" office:value="74" calcext:value-type="float">
            <text:p>74</text:p>
          </table:table-cell>
          <table:table-cell table:formula="of:=[.SP14]" office:value-type="float" office:value="73" calcext:value-type="float">
            <text:p>73</text:p>
          </table:table-cell>
          <table:table-cell table:formula="of:=[.SQ14]" office:value-type="float" office:value="0" calcext:value-type="float">
            <text:p>0</text:p>
          </table:table-cell>
          <table:table-cell table:formula="of:=[.SR14]" office:value-type="float" office:value="0" calcext:value-type="float">
            <text:p>0</text:p>
          </table:table-cell>
          <table:table-cell table:formula="of:=CONCATENATE(&quot;[[&quot;; [.SP16]; &quot;,0],&quot;; &quot;[&quot;; [.SQ16]; &quot;,0],&quot;; &quot;[&quot;; [.SR16]; &quot;,0],&quot;; &quot;[&quot;; [.SS16]; &quot;,0],&quot;; &quot;[&quot;; [.ST16]; &quot;,0]]&quot;)" office:value-type="string" office:string-value="[[75,0],[74,0],[73,0],[0,0],[0,0]]" calcext:value-type="string">
            <text:p>[[75,0],[74,0],[73,0],[0,0],[0,0]]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SW15]" office:value-type="float" office:value="75" calcext:value-type="float">
            <text:p>75</text:p>
          </table:table-cell>
          <table:table-cell table:formula="of:=[.SW14]" office:value-type="float" office:value="74" calcext:value-type="float">
            <text:p>74</text:p>
          </table:table-cell>
          <table:table-cell table:formula="of:=[.SX14]" office:value-type="float" office:value="73" calcext:value-type="float">
            <text:p>73</text:p>
          </table:table-cell>
          <table:table-cell table:formula="of:=[.SY14]" office:value-type="float" office:value="0" calcext:value-type="float">
            <text:p>0</text:p>
          </table:table-cell>
          <table:table-cell table:formula="of:=CONCATENATE(&quot;[[&quot;; [.SW16]; &quot;,0],&quot;; &quot;[&quot;; [.SX16]; &quot;,0],&quot;; &quot;[&quot;; [.SY16]; &quot;,0],&quot;; &quot;[&quot;; [.SZ16]; &quot;,0],&quot;; &quot;[&quot;; [.TA16]; &quot;,0]]&quot;)" office:value-type="string" office:string-value="[[76,0],[75,0],[74,0],[73,0],[0,0]]" calcext:value-type="string">
            <text:p>[[76,0],[75,0],[74,0],[73,0],[0,0]]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TD15]" office:value-type="float" office:value="76" calcext:value-type="float">
            <text:p>76</text:p>
          </table:table-cell>
          <table:table-cell table:formula="of:=[.TD14]" office:value-type="float" office:value="75" calcext:value-type="float">
            <text:p>75</text:p>
          </table:table-cell>
          <table:table-cell table:formula="of:=[.TE14]" office:value-type="float" office:value="74" calcext:value-type="float">
            <text:p>74</text:p>
          </table:table-cell>
          <table:table-cell table:formula="of:=[.TF14]" office:value-type="float" office:value="73" calcext:value-type="float">
            <text:p>73</text:p>
          </table:table-cell>
          <table:table-cell table:formula="of:=CONCATENATE(&quot;[[&quot;; [.TD16]; &quot;,0],&quot;; &quot;[&quot;; [.TE16]; &quot;,0],&quot;; &quot;[&quot;; [.TF16]; &quot;,0],&quot;; &quot;[&quot;; [.TG16]; &quot;,0],&quot;; &quot;[&quot;; [.TH16]; &quot;,0]]&quot;)" office:value-type="string" office:string-value="[[77,0],[76,0],[75,0],[74,0],[73,0]]" calcext:value-type="string">
            <text:p>[[77,0],[76,0],[75,0],[74,0],[73,0]]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TK15]" office:value-type="float" office:value="77" calcext:value-type="float">
            <text:p>77</text:p>
          </table:table-cell>
          <table:table-cell table:formula="of:=[.TK14]" office:value-type="float" office:value="76" calcext:value-type="float">
            <text:p>76</text:p>
          </table:table-cell>
          <table:table-cell table:formula="of:=[.TL14]" office:value-type="float" office:value="75" calcext:value-type="float">
            <text:p>75</text:p>
          </table:table-cell>
          <table:table-cell table:formula="of:=[.TM14]" office:value-type="float" office:value="74" calcext:value-type="float">
            <text:p>74</text:p>
          </table:table-cell>
          <table:table-cell table:formula="of:=CONCATENATE(&quot;[[&quot;; [.TK16]; &quot;,0],&quot;; &quot;[&quot;; [.TL16]; &quot;,0],&quot;; &quot;[&quot;; [.TM16]; &quot;,0],&quot;; &quot;[&quot;; [.TN16]; &quot;,0],&quot;; &quot;[&quot;; [.TO16]; &quot;,0]]&quot;)" office:value-type="string" office:string-value="[[78,0],[77,0],[76,0],[75,0],[74,0]]" calcext:value-type="string">
            <text:p>[[78,0],[77,0],[76,0],[75,0],[74,0]]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TR15]" office:value-type="float" office:value="78" calcext:value-type="float">
            <text:p>78</text:p>
          </table:table-cell>
          <table:table-cell table:formula="of:=[.TR14]" office:value-type="float" office:value="77" calcext:value-type="float">
            <text:p>77</text:p>
          </table:table-cell>
          <table:table-cell table:formula="of:=[.TS14]" office:value-type="float" office:value="76" calcext:value-type="float">
            <text:p>76</text:p>
          </table:table-cell>
          <table:table-cell table:formula="of:=[.TT14]" office:value-type="float" office:value="75" calcext:value-type="float">
            <text:p>75</text:p>
          </table:table-cell>
          <table:table-cell table:formula="of:=CONCATENATE(&quot;[[&quot;; [.TR16]; &quot;,0],&quot;; &quot;[&quot;; [.TS16]; &quot;,0],&quot;; &quot;[&quot;; [.TT16]; &quot;,0],&quot;; &quot;[&quot;; [.TU16]; &quot;,0],&quot;; &quot;[&quot;; [.TV16]; &quot;,0]]&quot;)" office:value-type="string" office:string-value="[[79,0],[78,0],[77,0],[76,0],[75,0]]" calcext:value-type="string">
            <text:p>[[79,0],[78,0],[77,0],[76,0],[75,0]]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TY15]" office:value-type="float" office:value="79" calcext:value-type="float">
            <text:p>79</text:p>
          </table:table-cell>
          <table:table-cell table:formula="of:=[.TY14]" office:value-type="float" office:value="78" calcext:value-type="float">
            <text:p>78</text:p>
          </table:table-cell>
          <table:table-cell table:formula="of:=[.TZ14]" office:value-type="float" office:value="77" calcext:value-type="float">
            <text:p>77</text:p>
          </table:table-cell>
          <table:table-cell table:formula="of:=[.UA14]" office:value-type="float" office:value="76" calcext:value-type="float">
            <text:p>76</text:p>
          </table:table-cell>
          <table:table-cell table:formula="of:=CONCATENATE(&quot;[[&quot;; [.TY16]; &quot;,0],&quot;; &quot;[&quot;; [.TZ16]; &quot;,0],&quot;; &quot;[&quot;; [.UA16]; &quot;,0],&quot;; &quot;[&quot;; [.UB16]; &quot;,0],&quot;; &quot;[&quot;; [.UC16]; &quot;,0]]&quot;)" office:value-type="string" office:string-value="[[80,0],[79,0],[78,0],[77,0],[76,0]]" calcext:value-type="string">
            <text:p>[[80,0],[79,0],[78,0],[77,0],[76,0]]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UF15]" office:value-type="float" office:value="80" calcext:value-type="float">
            <text:p>80</text:p>
          </table:table-cell>
          <table:table-cell table:formula="of:=[.UF14]" office:value-type="float" office:value="79" calcext:value-type="float">
            <text:p>79</text:p>
          </table:table-cell>
          <table:table-cell table:formula="of:=[.UG14]" office:value-type="float" office:value="78" calcext:value-type="float">
            <text:p>78</text:p>
          </table:table-cell>
          <table:table-cell table:formula="of:=[.UH14]" office:value-type="float" office:value="77" calcext:value-type="float">
            <text:p>77</text:p>
          </table:table-cell>
          <table:table-cell table:formula="of:=CONCATENATE(&quot;[[&quot;; [.UF16]; &quot;,0],&quot;; &quot;[&quot;; [.UG16]; &quot;,0],&quot;; &quot;[&quot;; [.UH16]; &quot;,0],&quot;; &quot;[&quot;; [.UI16]; &quot;,0],&quot;; &quot;[&quot;; [.UJ16]; &quot;,0]]&quot;)" office:value-type="string" office:string-value="[[81,0],[80,0],[79,0],[78,0],[77,0]]" calcext:value-type="string">
            <text:p>[[81,0],[80,0],[79,0],[78,0],[77,0]]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UM15]" office:value-type="float" office:value="81" calcext:value-type="float">
            <text:p>81</text:p>
          </table:table-cell>
          <table:table-cell table:formula="of:=[.UM14]" office:value-type="float" office:value="80" calcext:value-type="float">
            <text:p>80</text:p>
          </table:table-cell>
          <table:table-cell table:formula="of:=[.UN14]" office:value-type="float" office:value="79" calcext:value-type="float">
            <text:p>79</text:p>
          </table:table-cell>
          <table:table-cell table:formula="of:=[.UO14]" office:value-type="float" office:value="78" calcext:value-type="float">
            <text:p>78</text:p>
          </table:table-cell>
          <table:table-cell table:formula="of:=CONCATENATE(&quot;[[&quot;; [.UM16]; &quot;,0],&quot;; &quot;[&quot;; [.UN16]; &quot;,0],&quot;; &quot;[&quot;; [.UO16]; &quot;,0],&quot;; &quot;[&quot;; [.UP16]; &quot;,0],&quot;; &quot;[&quot;; [.UQ16]; &quot;,0]]&quot;)" office:value-type="string" office:string-value="[[82,0],[81,0],[80,0],[79,0],[78,0]]" calcext:value-type="string">
            <text:p>[[82,0],[81,0],[80,0],[79,0],[7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15]" office:value-type="float" office:value="82" calcext:value-type="float">
            <text:p>82</text:p>
          </table:table-cell>
          <table:table-cell table:formula="of:=[.UT14]" office:value-type="float" office:value="81" calcext:value-type="float">
            <text:p>81</text:p>
          </table:table-cell>
          <table:table-cell table:formula="of:=[.UU14]" office:value-type="float" office:value="80" calcext:value-type="float">
            <text:p>80</text:p>
          </table:table-cell>
          <table:table-cell table:formula="of:=[.UV14]" office:value-type="float" office:value="79" calcext:value-type="float">
            <text:p>79</text:p>
          </table:table-cell>
          <table:table-cell table:formula="of:=CONCATENATE(&quot;[[&quot;; [.UT16]; &quot;,0],&quot;; &quot;[&quot;; [.UU16]; &quot;,0],&quot;; &quot;[&quot;; [.UV16]; &quot;,0],&quot;; &quot;[&quot;; [.UW16]; &quot;,0],&quot;; &quot;[&quot;; [.UX16]; &quot;,0]]&quot;)" office:value-type="string" office:string-value="[[0,0],[82,0],[81,0],[80,0],[79,0]]" calcext:value-type="string">
            <text:p>[[0,0],[82,0],[81,0],[80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15]" office:value-type="float" office:value="0" calcext:value-type="float">
            <text:p>0</text:p>
          </table:table-cell>
          <table:table-cell table:formula="of:=[.VA14]" office:value-type="float" office:value="82" calcext:value-type="float">
            <text:p>82</text:p>
          </table:table-cell>
          <table:table-cell table:formula="of:=[.VB14]" office:value-type="float" office:value="81" calcext:value-type="float">
            <text:p>81</text:p>
          </table:table-cell>
          <table:table-cell table:formula="of:=[.VC14]" office:value-type="float" office:value="80" calcext:value-type="float">
            <text:p>80</text:p>
          </table:table-cell>
          <table:table-cell table:formula="of:=CONCATENATE(&quot;[[&quot;; [.VA16]; &quot;,0],&quot;; &quot;[&quot;; [.VB16]; &quot;,0],&quot;; &quot;[&quot;; [.VC16]; &quot;,0],&quot;; &quot;[&quot;; [.VD16]; &quot;,0],&quot;; &quot;[&quot;; [.VE16]; &quot;,0]]&quot;)" office:value-type="string" office:string-value="[[0,0],[0,0],[82,0],[81,0],[80,0]]" calcext:value-type="string">
            <text:p>[[0,0],[0,0],[82,0],[81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15]" office:value-type="float" office:value="0" calcext:value-type="float">
            <text:p>0</text:p>
          </table:table-cell>
          <table:table-cell table:formula="of:=[.VH14]" office:value-type="float" office:value="83" calcext:value-type="float">
            <text:p>83</text:p>
          </table:table-cell>
          <table:table-cell table:formula="of:=[.VI14]" office:value-type="float" office:value="50" calcext:value-type="float">
            <text:p>50</text:p>
          </table:table-cell>
          <table:table-cell table:formula="of:=[.VJ14]" office:value-type="float" office:value="51" calcext:value-type="float">
            <text:p>51</text:p>
          </table:table-cell>
          <table:table-cell table:formula="of:=CONCATENATE(&quot;[[&quot;; [.VH16]; &quot;,0],&quot;; &quot;[&quot;; [.VI16]; &quot;,0],&quot;; &quot;[&quot;; [.VJ16]; &quot;,0],&quot;; &quot;[&quot;; [.VK16]; &quot;,0],&quot;; &quot;[&quot;; [.VL16]; &quot;,0]]&quot;)" office:value-type="string" office:string-value="[[0,0],[0,0],[83,0],[50,0],[51,0]]" calcext:value-type="string">
            <text:p>[[0,0],[0,0],[83,0],[50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15]" office:value-type="float" office:value="0" calcext:value-type="float">
            <text:p>0</text:p>
          </table:table-cell>
          <table:table-cell table:formula="of:=[.VO14]" office:value-type="float" office:value="84" calcext:value-type="float">
            <text:p>84</text:p>
          </table:table-cell>
          <table:table-cell table:formula="of:=[.VP14]" office:value-type="float" office:value="49" calcext:value-type="float">
            <text:p>49</text:p>
          </table:table-cell>
          <table:table-cell table:formula="of:=[.VQ14]" office:value-type="float" office:value="26" calcext:value-type="float">
            <text:p>26</text:p>
          </table:table-cell>
          <table:table-cell table:formula="of:=CONCATENATE(&quot;[[&quot;; [.VO16]; &quot;,0],&quot;; &quot;[&quot;; [.VP16]; &quot;,0],&quot;; &quot;[&quot;; [.VQ16]; &quot;,0],&quot;; &quot;[&quot;; [.VR16]; &quot;,0],&quot;; &quot;[&quot;; [.VS16]; &quot;,0]]&quot;)" office:value-type="string" office:string-value="[[0,0],[0,0],[84,0],[49,0],[26,0]]" calcext:value-type="string">
            <text:p>[[0,0],[0,0],[84,0],[49,0],[2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15]" office:value-type="float" office:value="0" calcext:value-type="float">
            <text:p>0</text:p>
          </table:table-cell>
          <table:table-cell table:formula="of:=[.VV14]" office:value-type="float" office:value="85" calcext:value-type="float">
            <text:p>85</text:p>
          </table:table-cell>
          <table:table-cell table:formula="of:=[.VW14]" office:value-type="float" office:value="48" calcext:value-type="float">
            <text:p>48</text:p>
          </table:table-cell>
          <table:table-cell table:formula="of:=[.VX14]" office:value-type="float" office:value="27" calcext:value-type="float">
            <text:p>27</text:p>
          </table:table-cell>
          <table:table-cell table:formula="of:=CONCATENATE(&quot;[[&quot;; [.VV16]; &quot;,0],&quot;; &quot;[&quot;; [.VW16]; &quot;,0],&quot;; &quot;[&quot;; [.VX16]; &quot;,0],&quot;; &quot;[&quot;; [.VY16]; &quot;,0],&quot;; &quot;[&quot;; [.VZ16]; &quot;,0]]&quot;)" office:value-type="string" office:string-value="[[0,0],[0,0],[85,0],[48,0],[27,0]]" calcext:value-type="string">
            <text:p>[[0,0],[0,0],[85,0],[48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15]" office:value-type="float" office:value="0" calcext:value-type="float">
            <text:p>0</text:p>
          </table:table-cell>
          <table:table-cell table:formula="of:=[.WC14]" office:value-type="float" office:value="86" calcext:value-type="float">
            <text:p>86</text:p>
          </table:table-cell>
          <table:table-cell table:formula="of:=[.WD14]" office:value-type="float" office:value="47" calcext:value-type="float">
            <text:p>47</text:p>
          </table:table-cell>
          <table:table-cell table:formula="of:=[.WE14]" office:value-type="float" office:value="28" calcext:value-type="float">
            <text:p>28</text:p>
          </table:table-cell>
          <table:table-cell table:formula="of:=CONCATENATE(&quot;[[&quot;; [.WC16]; &quot;,0],&quot;; &quot;[&quot;; [.WD16]; &quot;,0],&quot;; &quot;[&quot;; [.WE16]; &quot;,0],&quot;; &quot;[&quot;; [.WF16]; &quot;,0],&quot;; &quot;[&quot;; [.WG16]; &quot;,0]]&quot;)" office:value-type="string" office:string-value="[[0,0],[0,0],[86,0],[47,0],[28,0]]" calcext:value-type="string">
            <text:p>[[0,0],[0,0],[86,0],[47,0],[2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15]" office:value-type="float" office:value="0" calcext:value-type="float">
            <text:p>0</text:p>
          </table:table-cell>
          <table:table-cell table:formula="of:=[.WJ14]" office:value-type="float" office:value="87" calcext:value-type="float">
            <text:p>87</text:p>
          </table:table-cell>
          <table:table-cell table:formula="of:=[.WK14]" office:value-type="float" office:value="46" calcext:value-type="float">
            <text:p>46</text:p>
          </table:table-cell>
          <table:table-cell table:formula="of:=[.WL14]" office:value-type="float" office:value="29" calcext:value-type="float">
            <text:p>29</text:p>
          </table:table-cell>
          <table:table-cell table:formula="of:=CONCATENATE(&quot;[[&quot;; [.WJ16]; &quot;,0],&quot;; &quot;[&quot;; [.WK16]; &quot;,0],&quot;; &quot;[&quot;; [.WL16]; &quot;,0],&quot;; &quot;[&quot;; [.WM16]; &quot;,0],&quot;; &quot;[&quot;; [.WN16]; &quot;,0]]&quot;)" office:value-type="string" office:string-value="[[0,0],[0,0],[87,0],[46,0],[29,0]]" calcext:value-type="string">
            <text:p>[[0,0],[0,0],[87,0],[46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15]" office:value-type="float" office:value="0" calcext:value-type="float">
            <text:p>0</text:p>
          </table:table-cell>
          <table:table-cell table:formula="of:=[.WQ14]" office:value-type="float" office:value="88" calcext:value-type="float">
            <text:p>88</text:p>
          </table:table-cell>
          <table:table-cell table:formula="of:=[.WR14]" office:value-type="float" office:value="45" calcext:value-type="float">
            <text:p>45</text:p>
          </table:table-cell>
          <table:table-cell table:formula="of:=[.WS14]" office:value-type="float" office:value="30" calcext:value-type="float">
            <text:p>30</text:p>
          </table:table-cell>
          <table:table-cell table:formula="of:=CONCATENATE(&quot;[[&quot;; [.WQ16]; &quot;,0],&quot;; &quot;[&quot;; [.WR16]; &quot;,0],&quot;; &quot;[&quot;; [.WS16]; &quot;,0],&quot;; &quot;[&quot;; [.WT16]; &quot;,0],&quot;; &quot;[&quot;; [.WU16]; &quot;,0]]&quot;)" office:value-type="string" office:string-value="[[0,0],[0,0],[88,0],[45,0],[30,0]]" calcext:value-type="string">
            <text:p>[[0,0],[0,0],[88,0],[45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15]" office:value-type="float" office:value="0" calcext:value-type="float">
            <text:p>0</text:p>
          </table:table-cell>
          <table:table-cell table:formula="of:=[.WX14]" office:value-type="float" office:value="89" calcext:value-type="float">
            <text:p>89</text:p>
          </table:table-cell>
          <table:table-cell table:formula="of:=[.WY14]" office:value-type="float" office:value="44" calcext:value-type="float">
            <text:p>44</text:p>
          </table:table-cell>
          <table:table-cell table:formula="of:=[.WZ14]" office:value-type="float" office:value="31" calcext:value-type="float">
            <text:p>31</text:p>
          </table:table-cell>
          <table:table-cell table:formula="of:=CONCATENATE(&quot;[[&quot;; [.WX16]; &quot;,0],&quot;; &quot;[&quot;; [.WY16]; &quot;,0],&quot;; &quot;[&quot;; [.WZ16]; &quot;,0],&quot;; &quot;[&quot;; [.XA16]; &quot;,0],&quot;; &quot;[&quot;; [.XB16]; &quot;,0]]&quot;)" office:value-type="string" office:string-value="[[0,0],[0,0],[89,0],[44,0],[31,0]]" calcext:value-type="string">
            <text:p>[[0,0],[0,0],[89,0],[44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15]" office:value-type="float" office:value="0" calcext:value-type="float">
            <text:p>0</text:p>
          </table:table-cell>
          <table:table-cell table:formula="of:=[.XE14]" office:value-type="float" office:value="90" calcext:value-type="float">
            <text:p>90</text:p>
          </table:table-cell>
          <table:table-cell table:formula="of:=[.XF14]" office:value-type="float" office:value="43" calcext:value-type="float">
            <text:p>43</text:p>
          </table:table-cell>
          <table:table-cell table:formula="of:=[.XG14]" office:value-type="float" office:value="42" calcext:value-type="float">
            <text:p>42</text:p>
          </table:table-cell>
          <table:table-cell table:formula="of:=CONCATENATE(&quot;[[&quot;; [.XE16]; &quot;,0],&quot;; &quot;[&quot;; [.XF16]; &quot;,0],&quot;; &quot;[&quot;; [.XG16]; &quot;,0],&quot;; &quot;[&quot;; [.XH16]; &quot;,0],&quot;; &quot;[&quot;; [.XI16]; &quot;,0]]&quot;)" office:value-type="string" office:string-value="[[0,0],[0,0],[90,0],[43,0],[42,0]]" calcext:value-type="string">
            <text:p>[[0,0],[0,0],[90,0],[43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15]" office:value-type="float" office:value="0" calcext:value-type="float">
            <text:p>0</text:p>
          </table:table-cell>
          <table:table-cell table:formula="of:=[.XL14]" office:value-type="float" office:value="91" calcext:value-type="float">
            <text:p>91</text:p>
          </table:table-cell>
          <table:table-cell table:formula="of:=[.XM14]" office:value-type="float" office:value="92" calcext:value-type="float">
            <text:p>92</text:p>
          </table:table-cell>
          <table:table-cell table:formula="of:=[.XN14]" office:value-type="float" office:value="93" calcext:value-type="float">
            <text:p>93</text:p>
          </table:table-cell>
          <table:table-cell table:formula="of:=CONCATENATE(&quot;[[&quot;; [.XL16]; &quot;,0],&quot;; &quot;[&quot;; [.XM16]; &quot;,0],&quot;; &quot;[&quot;; [.XN16]; &quot;,0],&quot;; &quot;[&quot;; [.XO16]; &quot;,0],&quot;; &quot;[&quot;; [.XP16]; &quot;,0]]&quot;)" office:value-type="string" office:string-value="[[0,0],[0,0],[91,0],[92,0],[93,0]]" calcext:value-type="string">
            <text:p>[[0,0],[0,0],[91,0],[92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15]" office:value-type="float" office:value="91" calcext:value-type="float">
            <text:p>91</text:p>
          </table:table-cell>
          <table:table-cell table:formula="of:=[.XS14]" office:value-type="float" office:value="92" calcext:value-type="float">
            <text:p>92</text:p>
          </table:table-cell>
          <table:table-cell table:formula="of:=[.XT14]" office:value-type="float" office:value="93" calcext:value-type="float">
            <text:p>93</text:p>
          </table:table-cell>
          <table:table-cell table:formula="of:=[.XU14]" office:value-type="float" office:value="94" calcext:value-type="float">
            <text:p>94</text:p>
          </table:table-cell>
          <table:table-cell table:formula="of:=CONCATENATE(&quot;[[&quot;; [.XS16]; &quot;,0],&quot;; &quot;[&quot;; [.XT16]; &quot;,0],&quot;; &quot;[&quot;; [.XU16]; &quot;,0],&quot;; &quot;[&quot;; [.XV16]; &quot;,0],&quot;; &quot;[&quot;; [.XW16]; &quot;,0]]&quot;)" office:value-type="string" office:string-value="[[0,0],[91,0],[92,0],[93,0],[94,0]]" calcext:value-type="string">
            <text:p>[[0,0],[91,0],[92,0],[93,0],[9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XZ15]" office:value-type="float" office:value="92" calcext:value-type="float">
            <text:p>92</text:p>
          </table:table-cell>
          <table:table-cell table:formula="of:=[.XZ14]" office:value-type="float" office:value="93" calcext:value-type="float">
            <text:p>93</text:p>
          </table:table-cell>
          <table:table-cell table:formula="of:=[.YA14]" office:value-type="float" office:value="94" calcext:value-type="float">
            <text:p>94</text:p>
          </table:table-cell>
          <table:table-cell table:formula="of:=[.YB14]" office:value-type="float" office:value="95" calcext:value-type="float">
            <text:p>95</text:p>
          </table:table-cell>
          <table:table-cell table:formula="of:=CONCATENATE(&quot;[[&quot;; [.XZ16]; &quot;,0],&quot;; &quot;[&quot;; [.YA16]; &quot;,0],&quot;; &quot;[&quot;; [.YB16]; &quot;,0],&quot;; &quot;[&quot;; [.YC16]; &quot;,0],&quot;; &quot;[&quot;; [.YD16]; &quot;,0]]&quot;)" office:value-type="string" office:string-value="[[91,0],[92,0],[93,0],[94,0],[95,0]]" calcext:value-type="string">
            <text:p>[[91,0],[92,0],[93,0],[94,0],[9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YG15]" office:value-type="float" office:value="93" calcext:value-type="float">
            <text:p>93</text:p>
          </table:table-cell>
          <table:table-cell table:formula="of:=[.YG14]" office:value-type="float" office:value="94" calcext:value-type="float">
            <text:p>94</text:p>
          </table:table-cell>
          <table:table-cell table:formula="of:=[.YH14]" office:value-type="float" office:value="95" calcext:value-type="float">
            <text:p>95</text:p>
          </table:table-cell>
          <table:table-cell table:formula="of:=[.YI14]" office:value-type="float" office:value="96" calcext:value-type="float">
            <text:p>96</text:p>
          </table:table-cell>
          <table:table-cell table:formula="of:=CONCATENATE(&quot;[[&quot;; [.YG16]; &quot;,0],&quot;; &quot;[&quot;; [.YH16]; &quot;,0],&quot;; &quot;[&quot;; [.YI16]; &quot;,0],&quot;; &quot;[&quot;; [.YJ16]; &quot;,0],&quot;; &quot;[&quot;; [.YK16]; &quot;,0]]&quot;)" office:value-type="string" office:string-value="[[92,0],[93,0],[94,0],[95,0],[96,0]]" calcext:value-type="string">
            <text:p>[[92,0],[93,0],[94,0],[95,0],[96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YN15]" office:value-type="float" office:value="94" calcext:value-type="float">
            <text:p>94</text:p>
          </table:table-cell>
          <table:table-cell table:formula="of:=[.YN14]" office:value-type="float" office:value="95" calcext:value-type="float">
            <text:p>95</text:p>
          </table:table-cell>
          <table:table-cell table:formula="of:=[.YO14]" office:value-type="float" office:value="96" calcext:value-type="float">
            <text:p>96</text:p>
          </table:table-cell>
          <table:table-cell table:formula="of:=[.YP14]" office:value-type="float" office:value="97" calcext:value-type="float">
            <text:p>97</text:p>
          </table:table-cell>
          <table:table-cell table:formula="of:=CONCATENATE(&quot;[[&quot;; [.YN16]; &quot;,0],&quot;; &quot;[&quot;; [.YO16]; &quot;,0],&quot;; &quot;[&quot;; [.YP16]; &quot;,0],&quot;; &quot;[&quot;; [.YQ16]; &quot;,0],&quot;; &quot;[&quot;; [.YR16]; &quot;,0]]&quot;)" office:value-type="string" office:string-value="[[93,0],[94,0],[95,0],[96,0],[97,0]]" calcext:value-type="string">
            <text:p>[[93,0],[94,0],[95,0],[96,0],[9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YU15]" office:value-type="float" office:value="95" calcext:value-type="float">
            <text:p>95</text:p>
          </table:table-cell>
          <table:table-cell table:formula="of:=[.YU14]" office:value-type="float" office:value="96" calcext:value-type="float">
            <text:p>96</text:p>
          </table:table-cell>
          <table:table-cell table:formula="of:=[.YV14]" office:value-type="float" office:value="97" calcext:value-type="float">
            <text:p>97</text:p>
          </table:table-cell>
          <table:table-cell table:formula="of:=[.YW14]" office:value-type="float" office:value="98" calcext:value-type="float">
            <text:p>98</text:p>
          </table:table-cell>
          <table:table-cell table:formula="of:=CONCATENATE(&quot;[[&quot;; [.YU16]; &quot;,0],&quot;; &quot;[&quot;; [.YV16]; &quot;,0],&quot;; &quot;[&quot;; [.YW16]; &quot;,0],&quot;; &quot;[&quot;; [.YX16]; &quot;,0],&quot;; &quot;[&quot;; [.YY16]; &quot;,0]]&quot;)" office:value-type="string" office:string-value="[[94,0],[95,0],[96,0],[97,0],[98,0]]" calcext:value-type="string">
            <text:p>[[94,0],[95,0],[96,0],[97,0],[9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ZB15]" office:value-type="float" office:value="96" calcext:value-type="float">
            <text:p>96</text:p>
          </table:table-cell>
          <table:table-cell table:formula="of:=[.ZB14]" office:value-type="float" office:value="97" calcext:value-type="float">
            <text:p>97</text:p>
          </table:table-cell>
          <table:table-cell table:formula="of:=[.ZC14]" office:value-type="float" office:value="98" calcext:value-type="float">
            <text:p>98</text:p>
          </table:table-cell>
          <table:table-cell table:formula="of:=[.ZD14]" office:value-type="float" office:value="99" calcext:value-type="float">
            <text:p>99</text:p>
          </table:table-cell>
          <table:table-cell table:formula="of:=CONCATENATE(&quot;[[&quot;; [.ZB16]; &quot;,0],&quot;; &quot;[&quot;; [.ZC16]; &quot;,0],&quot;; &quot;[&quot;; [.ZD16]; &quot;,0],&quot;; &quot;[&quot;; [.ZE16]; &quot;,0],&quot;; &quot;[&quot;; [.ZF16]; &quot;,0]]&quot;)" office:value-type="string" office:string-value="[[95,0],[96,0],[97,0],[98,0],[99,0]]" calcext:value-type="string">
            <text:p>[[95,0],[96,0],[97,0],[98,0],[99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ZI15]" office:value-type="float" office:value="97" calcext:value-type="float">
            <text:p>97</text:p>
          </table:table-cell>
          <table:table-cell table:formula="of:=[.ZI14]" office:value-type="float" office:value="98" calcext:value-type="float">
            <text:p>98</text:p>
          </table:table-cell>
          <table:table-cell table:formula="of:=[.ZJ14]" office:value-type="float" office:value="99" calcext:value-type="float">
            <text:p>99</text:p>
          </table:table-cell>
          <table:table-cell table:formula="of:=[.ZK14]" office:value-type="float" office:value="0" calcext:value-type="float">
            <text:p>0</text:p>
          </table:table-cell>
          <table:table-cell table:formula="of:=CONCATENATE(&quot;[[&quot;; [.ZI16]; &quot;,0],&quot;; &quot;[&quot;; [.ZJ16]; &quot;,0],&quot;; &quot;[&quot;; [.ZK16]; &quot;,0],&quot;; &quot;[&quot;; [.ZL16]; &quot;,0],&quot;; &quot;[&quot;; [.ZM16]; &quot;,0]]&quot;)" office:value-type="string" office:string-value="[[96,0],[97,0],[98,0],[99,0],[0,0]]" calcext:value-type="string">
            <text:p>[[96,0],[97,0],[98,0],[99,0],[0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ZP15]" office:value-type="float" office:value="98" calcext:value-type="float">
            <text:p>98</text:p>
          </table:table-cell>
          <table:table-cell table:formula="of:=[.ZP14]" office:value-type="float" office:value="99" calcext:value-type="float">
            <text:p>99</text:p>
          </table:table-cell>
          <table:table-cell table:formula="of:=[.ZQ14]" office:value-type="float" office:value="0" calcext:value-type="float">
            <text:p>0</text:p>
          </table:table-cell>
          <table:table-cell table:formula="of:=[.ZR14]" office:value-type="float" office:value="0" calcext:value-type="float">
            <text:p>0</text:p>
          </table:table-cell>
          <table:table-cell table:formula="of:=CONCATENATE(&quot;[[&quot;; [.ZP16]; &quot;,0],&quot;; &quot;[&quot;; [.ZQ16]; &quot;,0],&quot;; &quot;[&quot;; [.ZR16]; &quot;,0],&quot;; &quot;[&quot;; [.ZS16]; &quot;,0],&quot;; &quot;[&quot;; [.ZT16]; &quot;,0]]&quot;)" office:value-type="string" office:string-value="[[97,0],[98,0],[99,0],[0,0],[0,0]]" calcext:value-type="string">
            <text:p>[[97,0],[98,0],[99,0],[0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28,9,2,1,14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16]" office:value-type="float" office:value="9" calcext:value-type="float">
            <text:p>9</text:p>
          </table:table-cell>
          <table:table-cell table:formula="of:=[.F15]" office:value-type="float" office:value="2" calcext:value-type="float">
            <text:p>2</text:p>
          </table:table-cell>
          <table:table-cell table:formula="of:=[.F14]" office:value-type="float" office:value="1" calcext:value-type="float">
            <text:p>1</text:p>
          </table:table-cell>
          <table:table-cell table:formula="of:=[.G14]" office:value-type="float" office:value="14" calcext:value-type="float">
            <text:p>14</text:p>
          </table:table-cell>
          <table:table-cell table:formula="of:=CONCATENATE(&quot;[[&quot;; [.F17]; &quot;,0],&quot;; &quot;[&quot;; [.G17]; &quot;,0],&quot;; &quot;[&quot;; [.H17]; &quot;,0],&quot;; &quot;[&quot;; [.I17]; &quot;,0],&quot;; &quot;[&quot;; [.J17]; &quot;,0]]&quot;)" office:value-type="string" office:string-value="[[28,0],[9,0],[2,0],[1,0],[14,0]]" calcext:value-type="string">
            <text:p>[[28,0],[9,0],[2,0],[1,0],[14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M16]" office:value-type="float" office:value="28" calcext:value-type="float">
            <text:p>28</text:p>
          </table:table-cell>
          <table:table-cell table:formula="of:=[.M15]" office:value-type="float" office:value="9" calcext:value-type="float">
            <text:p>9</text:p>
          </table:table-cell>
          <table:table-cell table:formula="of:=[.M14]" office:value-type="float" office:value="2" calcext:value-type="float">
            <text:p>2</text:p>
          </table:table-cell>
          <table:table-cell table:formula="of:=[.N14]" office:value-type="float" office:value="1" calcext:value-type="float">
            <text:p>1</text:p>
          </table:table-cell>
          <table:table-cell table:formula="of:=CONCATENATE(&quot;[[&quot;; [.M17]; &quot;,0],&quot;; &quot;[&quot;; [.N17]; &quot;,0],&quot;; &quot;[&quot;; [.O17]; &quot;,0],&quot;; &quot;[&quot;; [.P17]; &quot;,0],&quot;; &quot;[&quot;; [.Q17]; &quot;,0]]&quot;)" office:value-type="string" office:string-value="[[47,0],[28,0],[9,0],[2,0],[1,0]]" calcext:value-type="string">
            <text:p>[[47,0],[28,0],[9,0],[2,0],[1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T16]" office:value-type="float" office:value="29" calcext:value-type="float">
            <text:p>29</text:p>
          </table:table-cell>
          <table:table-cell table:formula="of:=[.T15]" office:value-type="float" office:value="8" calcext:value-type="float">
            <text:p>8</text:p>
          </table:table-cell>
          <table:table-cell table:formula="of:=[.T14]" office:value-type="float" office:value="3" calcext:value-type="float">
            <text:p>3</text:p>
          </table:table-cell>
          <table:table-cell table:formula="of:=[.U14]" office:value-type="float" office:value="4" calcext:value-type="float">
            <text:p>4</text:p>
          </table:table-cell>
          <table:table-cell table:formula="of:=CONCATENATE(&quot;[[&quot;; [.T17]; &quot;,0],&quot;; &quot;[&quot;; [.U17]; &quot;,0],&quot;; &quot;[&quot;; [.V17]; &quot;,0],&quot;; &quot;[&quot;; [.W17]; &quot;,0],&quot;; &quot;[&quot;; [.X17]; &quot;,0]]&quot;)" office:value-type="string" office:string-value="[[46,0],[29,0],[8,0],[3,0],[4,0]]" calcext:value-type="string">
            <text:p>[[46,0],[29,0],[8,0],[3,0],[4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AA16]" office:value-type="float" office:value="8" calcext:value-type="float">
            <text:p>8</text:p>
          </table:table-cell>
          <table:table-cell table:formula="of:=[.AA15]" office:value-type="float" office:value="3" calcext:value-type="float">
            <text:p>3</text:p>
          </table:table-cell>
          <table:table-cell table:formula="of:=[.AA14]" office:value-type="float" office:value="4" calcext:value-type="float">
            <text:p>4</text:p>
          </table:table-cell>
          <table:table-cell table:formula="of:=[.AB14]" office:value-type="float" office:value="15" calcext:value-type="float">
            <text:p>15</text:p>
          </table:table-cell>
          <table:table-cell table:formula="of:=CONCATENATE(&quot;[[&quot;; [.AA17]; &quot;,0],&quot;; &quot;[&quot;; [.AB17]; &quot;,0],&quot;; &quot;[&quot;; [.AC17]; &quot;,0],&quot;; &quot;[&quot;; [.AD17]; &quot;,0],&quot;; &quot;[&quot;; [.AE17]; &quot;,0]]&quot;)" office:value-type="string" office:string-value="[[29,0],[8,0],[3,0],[4,0],[15,0]]" calcext:value-type="string">
            <text:p>[[29,0],[8,0],[3,0],[4,0],[15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AH16]" office:value-type="float" office:value="7" calcext:value-type="float">
            <text:p>7</text:p>
          </table:table-cell>
          <table:table-cell table:formula="of:=[.AH15]" office:value-type="float" office:value="6" calcext:value-type="float">
            <text:p>6</text:p>
          </table:table-cell>
          <table:table-cell table:formula="of:=[.AH14]" office:value-type="float" office:value="5" calcext:value-type="float">
            <text:p>5</text:p>
          </table:table-cell>
          <table:table-cell table:formula="of:=[.AI14]" office:value-type="float" office:value="16" calcext:value-type="float">
            <text:p>16</text:p>
          </table:table-cell>
          <table:table-cell table:formula="of:=CONCATENATE(&quot;[[&quot;; [.AH17]; &quot;,0],&quot;; &quot;[&quot;; [.AI17]; &quot;,0],&quot;; &quot;[&quot;; [.AJ17]; &quot;,0],&quot;; &quot;[&quot;; [.AK17]; &quot;,0],&quot;; &quot;[&quot;; [.AL17]; &quot;,0]]&quot;)" office:value-type="string" office:string-value="[[30,0],[7,0],[6,0],[5,0],[16,0]]" calcext:value-type="string">
            <text:p>[[30,0],[7,0],[6,0],[5,0],[16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O16]" office:value-type="float" office:value="30" calcext:value-type="float">
            <text:p>30</text:p>
          </table:table-cell>
          <table:table-cell table:formula="of:=[.AO15]" office:value-type="float" office:value="7" calcext:value-type="float">
            <text:p>7</text:p>
          </table:table-cell>
          <table:table-cell table:formula="of:=[.AO14]" office:value-type="float" office:value="6" calcext:value-type="float">
            <text:p>6</text:p>
          </table:table-cell>
          <table:table-cell table:formula="of:=[.AP14]" office:value-type="float" office:value="5" calcext:value-type="float">
            <text:p>5</text:p>
          </table:table-cell>
          <table:table-cell table:formula="of:=CONCATENATE(&quot;[[&quot;; [.AO17]; &quot;,0],&quot;; &quot;[&quot;; [.AP17]; &quot;,0],&quot;; &quot;[&quot;; [.AQ17]; &quot;,0],&quot;; &quot;[&quot;; [.AR17]; &quot;,0],&quot;; &quot;[&quot;; [.AS17]; &quot;,0]]&quot;)" office:value-type="string" office:string-value="[[45,0],[30,0],[7,0],[6,0],[5,0]]" calcext:value-type="string">
            <text:p>[[45,0],[30,0],[7,0],[6,0],[5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V16]" office:value-type="float" office:value="45" calcext:value-type="float">
            <text:p>45</text:p>
          </table:table-cell>
          <table:table-cell table:formula="of:=[.AV15]" office:value-type="float" office:value="30" calcext:value-type="float">
            <text:p>30</text:p>
          </table:table-cell>
          <table:table-cell table:formula="of:=[.AV14]" office:value-type="float" office:value="7" calcext:value-type="float">
            <text:p>7</text:p>
          </table:table-cell>
          <table:table-cell table:formula="of:=[.AW14]" office:value-type="float" office:value="6" calcext:value-type="float">
            <text:p>6</text:p>
          </table:table-cell>
          <table:table-cell table:formula="of:=CONCATENATE(&quot;[[&quot;; [.AV17]; &quot;,0],&quot;; &quot;[&quot;; [.AW17]; &quot;,0],&quot;; &quot;[&quot;; [.AX17]; &quot;,0],&quot;; &quot;[&quot;; [.AY17]; &quot;,0],&quot;; &quot;[&quot;; [.AZ17]; &quot;,0]]&quot;)" office:value-type="string" office:string-value="[[88,0],[45,0],[30,0],[7,0],[6,0]]" calcext:value-type="string">
            <text:p>[[88,0],[45,0],[30,0],[7,0],[6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BC16]" office:value-type="float" office:value="46" calcext:value-type="float">
            <text:p>46</text:p>
          </table:table-cell>
          <table:table-cell table:formula="of:=[.BC15]" office:value-type="float" office:value="29" calcext:value-type="float">
            <text:p>29</text:p>
          </table:table-cell>
          <table:table-cell table:formula="of:=[.BC14]" office:value-type="float" office:value="8" calcext:value-type="float">
            <text:p>8</text:p>
          </table:table-cell>
          <table:table-cell table:formula="of:=[.BD14]" office:value-type="float" office:value="3" calcext:value-type="float">
            <text:p>3</text:p>
          </table:table-cell>
          <table:table-cell table:formula="of:=CONCATENATE(&quot;[[&quot;; [.BC17]; &quot;,0],&quot;; &quot;[&quot;; [.BD17]; &quot;,0],&quot;; &quot;[&quot;; [.BE17]; &quot;,0],&quot;; &quot;[&quot;; [.BF17]; &quot;,0],&quot;; &quot;[&quot;; [.BG17]; &quot;,0]]&quot;)" office:value-type="string" office:string-value="[[87,0],[46,0],[29,0],[8,0],[3,0]]" calcext:value-type="string">
            <text:p>[[87,0],[46,0],[29,0],[8,0],[3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BJ16]" office:value-type="float" office:value="47" calcext:value-type="float">
            <text:p>47</text:p>
          </table:table-cell>
          <table:table-cell table:formula="of:=[.BJ15]" office:value-type="float" office:value="28" calcext:value-type="float">
            <text:p>28</text:p>
          </table:table-cell>
          <table:table-cell table:formula="of:=[.BJ14]" office:value-type="float" office:value="9" calcext:value-type="float">
            <text:p>9</text:p>
          </table:table-cell>
          <table:table-cell table:formula="of:=[.BK14]" office:value-type="float" office:value="2" calcext:value-type="float">
            <text:p>2</text:p>
          </table:table-cell>
          <table:table-cell table:formula="of:=CONCATENATE(&quot;[[&quot;; [.BJ17]; &quot;,0],&quot;; &quot;[&quot;; [.BK17]; &quot;,0],&quot;; &quot;[&quot;; [.BL17]; &quot;,0],&quot;; &quot;[&quot;; [.BM17]; &quot;,0],&quot;; &quot;[&quot;; [.BN17]; &quot;,0]]&quot;)" office:value-type="string" office:string-value="[[86,0],[47,0],[28,0],[9,0],[2,0]]" calcext:value-type="string">
            <text:p>[[86,0],[47,0],[28,0],[9,0],[2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BQ16]" office:value-type="float" office:value="48" calcext:value-type="float">
            <text:p>48</text:p>
          </table:table-cell>
          <table:table-cell table:formula="of:=[.BQ15]" office:value-type="float" office:value="27" calcext:value-type="float">
            <text:p>27</text:p>
          </table:table-cell>
          <table:table-cell table:formula="of:=[.BQ14]" office:value-type="float" office:value="10" calcext:value-type="float">
            <text:p>10</text:p>
          </table:table-cell>
          <table:table-cell table:formula="of:=[.BR14]" office:value-type="float" office:value="11" calcext:value-type="float">
            <text:p>11</text:p>
          </table:table-cell>
          <table:table-cell table:formula="of:=CONCATENATE(&quot;[[&quot;; [.BQ17]; &quot;,0],&quot;; &quot;[&quot;; [.BR17]; &quot;,0],&quot;; &quot;[&quot;; [.BS17]; &quot;,0],&quot;; &quot;[&quot;; [.BT17]; &quot;,0],&quot;; &quot;[&quot;; [.BU17]; &quot;,0]]&quot;)" office:value-type="string" office:string-value="[[85,0],[48,0],[27,0],[10,0],[11,0]]" calcext:value-type="string">
            <text:p>[[85,0],[48,0],[27,0],[10,0],[11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BX16]" office:value-type="float" office:value="27" calcext:value-type="float">
            <text:p>27</text:p>
          </table:table-cell>
          <table:table-cell table:formula="of:=[.BX15]" office:value-type="float" office:value="10" calcext:value-type="float">
            <text:p>10</text:p>
          </table:table-cell>
          <table:table-cell table:formula="of:=[.BX14]" office:value-type="float" office:value="11" calcext:value-type="float">
            <text:p>11</text:p>
          </table:table-cell>
          <table:table-cell table:formula="of:=[.BY14]" office:value-type="float" office:value="12" calcext:value-type="float">
            <text:p>12</text:p>
          </table:table-cell>
          <table:table-cell table:formula="of:=CONCATENATE(&quot;[[&quot;; [.BX17]; &quot;,0],&quot;; &quot;[&quot;; [.BY17]; &quot;,0],&quot;; &quot;[&quot;; [.BZ17]; &quot;,0],&quot;; &quot;[&quot;; [.CA17]; &quot;,0],&quot;; &quot;[&quot;; [.CB17]; &quot;,0]]&quot;)" office:value-type="string" office:string-value="[[48,0],[27,0],[10,0],[11,0],[12,0]]" calcext:value-type="string">
            <text:p>[[48,0],[27,0],[10,0],[11,0],[12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CE16]" office:value-type="float" office:value="10" calcext:value-type="float">
            <text:p>10</text:p>
          </table:table-cell>
          <table:table-cell table:formula="of:=[.CE15]" office:value-type="float" office:value="11" calcext:value-type="float">
            <text:p>11</text:p>
          </table:table-cell>
          <table:table-cell table:formula="of:=[.CE14]" office:value-type="float" office:value="12" calcext:value-type="float">
            <text:p>12</text:p>
          </table:table-cell>
          <table:table-cell table:formula="of:=[.CF14]" office:value-type="float" office:value="13" calcext:value-type="float">
            <text:p>13</text:p>
          </table:table-cell>
          <table:table-cell table:formula="of:=CONCATENATE(&quot;[[&quot;; [.CE17]; &quot;,0],&quot;; &quot;[&quot;; [.CF17]; &quot;,0],&quot;; &quot;[&quot;; [.CG17]; &quot;,0],&quot;; &quot;[&quot;; [.CH17]; &quot;,0],&quot;; &quot;[&quot;; [.CI17]; &quot;,0]]&quot;)" office:value-type="string" office:string-value="[[27,0],[10,0],[11,0],[12,0],[13,0]]" calcext:value-type="string">
            <text:p>[[27,0],[10,0],[11,0],[12,0],[13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CL16]" office:value-type="float" office:value="11" calcext:value-type="float">
            <text:p>11</text:p>
          </table:table-cell>
          <table:table-cell table:formula="of:=[.CL15]" office:value-type="float" office:value="12" calcext:value-type="float">
            <text:p>12</text:p>
          </table:table-cell>
          <table:table-cell table:formula="of:=[.CL14]" office:value-type="float" office:value="13" calcext:value-type="float">
            <text:p>13</text:p>
          </table:table-cell>
          <table:table-cell table:formula="of:=[.CM14]" office:value-type="float" office:value="20" calcext:value-type="float">
            <text:p>20</text:p>
          </table:table-cell>
          <table:table-cell table:formula="of:=CONCATENATE(&quot;[[&quot;; [.CL17]; &quot;,0],&quot;; &quot;[&quot;; [.CM17]; &quot;,0],&quot;; &quot;[&quot;; [.CN17]; &quot;,0],&quot;; &quot;[&quot;; [.CO17]; &quot;,0],&quot;; &quot;[&quot;; [.CP17]; &quot;,0]]&quot;)" office:value-type="string" office:string-value="[[10,0],[11,0],[12,0],[13,0],[20,0]]" calcext:value-type="string">
            <text:p>[[10,0],[11,0],[12,0],[13,0],[2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CS16]" office:value-type="float" office:value="2" calcext:value-type="float">
            <text:p>2</text:p>
          </table:table-cell>
          <table:table-cell table:formula="of:=[.CS15]" office:value-type="float" office:value="1" calcext:value-type="float">
            <text:p>1</text:p>
          </table:table-cell>
          <table:table-cell table:formula="of:=[.CS14]" office:value-type="float" office:value="14" calcext:value-type="float">
            <text:p>14</text:p>
          </table:table-cell>
          <table:table-cell table:formula="of:=[.CT14]" office:value-type="float" office:value="19" calcext:value-type="float">
            <text:p>19</text:p>
          </table:table-cell>
          <table:table-cell table:formula="of:=CONCATENATE(&quot;[[&quot;; [.CS17]; &quot;,0],&quot;; &quot;[&quot;; [.CT17]; &quot;,0],&quot;; &quot;[&quot;; [.CU17]; &quot;,0],&quot;; &quot;[&quot;; [.CV17]; &quot;,0],&quot;; &quot;[&quot;; [.CW17]; &quot;,0]]&quot;)" office:value-type="string" office:string-value="[[9,0],[2,0],[1,0],[14,0],[19,0]]" calcext:value-type="string">
            <text:p>[[9,0],[2,0],[1,0],[14,0],[19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Z16]" office:value-type="float" office:value="3" calcext:value-type="float">
            <text:p>3</text:p>
          </table:table-cell>
          <table:table-cell table:formula="of:=[.CZ15]" office:value-type="float" office:value="4" calcext:value-type="float">
            <text:p>4</text:p>
          </table:table-cell>
          <table:table-cell table:formula="of:=[.CZ14]" office:value-type="float" office:value="15" calcext:value-type="float">
            <text:p>15</text:p>
          </table:table-cell>
          <table:table-cell table:formula="of:=[.DA14]" office:value-type="float" office:value="18" calcext:value-type="float">
            <text:p>18</text:p>
          </table:table-cell>
          <table:table-cell table:formula="of:=CONCATENATE(&quot;[[&quot;; [.CZ17]; &quot;,0],&quot;; &quot;[&quot;; [.DA17]; &quot;,0],&quot;; &quot;[&quot;; [.DB17]; &quot;,0],&quot;; &quot;[&quot;; [.DC17]; &quot;,0],&quot;; &quot;[&quot;; [.DD17]; &quot;,0]]&quot;)" office:value-type="string" office:string-value="[[8,0],[3,0],[4,0],[15,0],[18,0]]" calcext:value-type="string">
            <text:p>[[8,0],[3,0],[4,0],[15,0],[18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G16]" office:value-type="float" office:value="6" calcext:value-type="float">
            <text:p>6</text:p>
          </table:table-cell>
          <table:table-cell table:formula="of:=[.DG15]" office:value-type="float" office:value="5" calcext:value-type="float">
            <text:p>5</text:p>
          </table:table-cell>
          <table:table-cell table:formula="of:=[.DG14]" office:value-type="float" office:value="16" calcext:value-type="float">
            <text:p>16</text:p>
          </table:table-cell>
          <table:table-cell table:formula="of:=[.DH14]" office:value-type="float" office:value="17" calcext:value-type="float">
            <text:p>17</text:p>
          </table:table-cell>
          <table:table-cell table:formula="of:=CONCATENATE(&quot;[[&quot;; [.DG17]; &quot;,0],&quot;; &quot;[&quot;; [.DH17]; &quot;,0],&quot;; &quot;[&quot;; [.DI17]; &quot;,0],&quot;; &quot;[&quot;; [.DJ17]; &quot;,0],&quot;; &quot;[&quot;; [.DK17]; &quot;,0]]&quot;)" office:value-type="string" office:string-value="[[7,0],[6,0],[5,0],[16,0],[17,0]]" calcext:value-type="string">
            <text:p>[[7,0],[6,0],[5,0],[16,0],[17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DN16]" office:value-type="float" office:value="5" calcext:value-type="float">
            <text:p>5</text:p>
          </table:table-cell>
          <table:table-cell table:formula="of:=[.DN15]" office:value-type="float" office:value="16" calcext:value-type="float">
            <text:p>16</text:p>
          </table:table-cell>
          <table:table-cell table:formula="of:=[.DN14]" office:value-type="float" office:value="17" calcext:value-type="float">
            <text:p>17</text:p>
          </table:table-cell>
          <table:table-cell table:formula="of:=[.DO14]" office:value-type="float" office:value="62" calcext:value-type="float">
            <text:p>62</text:p>
          </table:table-cell>
          <table:table-cell table:formula="of:=CONCATENATE(&quot;[[&quot;; [.DN17]; &quot;,0],&quot;; &quot;[&quot;; [.DO17]; &quot;,0],&quot;; &quot;[&quot;; [.DP17]; &quot;,0],&quot;; &quot;[&quot;; [.DQ17]; &quot;,0],&quot;; &quot;[&quot;; [.DR17]; &quot;,0]]&quot;)" office:value-type="string" office:string-value="[[6,0],[5,0],[16,0],[17,0],[62,0]]" calcext:value-type="string">
            <text:p>[[6,0],[5,0],[16,0],[17,0],[62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DU16]" office:value-type="float" office:value="4" calcext:value-type="float">
            <text:p>4</text:p>
          </table:table-cell>
          <table:table-cell table:formula="of:=[.DU15]" office:value-type="float" office:value="15" calcext:value-type="float">
            <text:p>15</text:p>
          </table:table-cell>
          <table:table-cell table:formula="of:=[.DU14]" office:value-type="float" office:value="18" calcext:value-type="float">
            <text:p>18</text:p>
          </table:table-cell>
          <table:table-cell table:formula="of:=[.DV14]" office:value-type="float" office:value="61" calcext:value-type="float">
            <text:p>61</text:p>
          </table:table-cell>
          <table:table-cell table:formula="of:=CONCATENATE(&quot;[[&quot;; [.DU17]; &quot;,0],&quot;; &quot;[&quot;; [.DV17]; &quot;,0],&quot;; &quot;[&quot;; [.DW17]; &quot;,0],&quot;; &quot;[&quot;; [.DX17]; &quot;,0],&quot;; &quot;[&quot;; [.DY17]; &quot;,0]]&quot;)" office:value-type="string" office:string-value="[[3,0],[4,0],[15,0],[18,0],[61,0]]" calcext:value-type="string">
            <text:p>[[3,0],[4,0],[15,0],[18,0],[61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B16]" office:value-type="float" office:value="1" calcext:value-type="float">
            <text:p>1</text:p>
          </table:table-cell>
          <table:table-cell table:formula="of:=[.EB15]" office:value-type="float" office:value="14" calcext:value-type="float">
            <text:p>14</text:p>
          </table:table-cell>
          <table:table-cell table:formula="of:=[.EB14]" office:value-type="float" office:value="19" calcext:value-type="float">
            <text:p>19</text:p>
          </table:table-cell>
          <table:table-cell table:formula="of:=[.EC14]" office:value-type="float" office:value="60" calcext:value-type="float">
            <text:p>60</text:p>
          </table:table-cell>
          <table:table-cell table:formula="of:=CONCATENATE(&quot;[[&quot;; [.EB17]; &quot;,0],&quot;; &quot;[&quot;; [.EC17]; &quot;,0],&quot;; &quot;[&quot;; [.ED17]; &quot;,0],&quot;; &quot;[&quot;; [.EE17]; &quot;,0],&quot;; &quot;[&quot;; [.EF17]; &quot;,0]]&quot;)" office:value-type="string" office:string-value="[[2,0],[1,0],[14,0],[19,0],[60,0]]" calcext:value-type="string">
            <text:p>[[2,0],[1,0],[14,0],[19,0],[6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EI16]" office:value-type="float" office:value="12" calcext:value-type="float">
            <text:p>12</text:p>
          </table:table-cell>
          <table:table-cell table:formula="of:=[.EI15]" office:value-type="float" office:value="13" calcext:value-type="float">
            <text:p>13</text:p>
          </table:table-cell>
          <table:table-cell table:formula="of:=[.EI14]" office:value-type="float" office:value="20" calcext:value-type="float">
            <text:p>20</text:p>
          </table:table-cell>
          <table:table-cell table:formula="of:=[.EJ14]" office:value-type="float" office:value="59" calcext:value-type="float">
            <text:p>59</text:p>
          </table:table-cell>
          <table:table-cell table:formula="of:=CONCATENATE(&quot;[[&quot;; [.EI17]; &quot;,0],&quot;; &quot;[&quot;; [.EJ17]; &quot;,0],&quot;; &quot;[&quot;; [.EK17]; &quot;,0],&quot;; &quot;[&quot;; [.EL17]; &quot;,0],&quot;; &quot;[&quot;; [.EM17]; &quot;,0]]&quot;)" office:value-type="string" office:string-value="[[11,0],[12,0],[13,0],[20,0],[59,0]]" calcext:value-type="string">
            <text:p>[[11,0],[12,0],[13,0],[20,0],[59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EP16]" office:value-type="float" office:value="23" calcext:value-type="float">
            <text:p>23</text:p>
          </table:table-cell>
          <table:table-cell table:formula="of:=[.EP15]" office:value-type="float" office:value="22" calcext:value-type="float">
            <text:p>22</text:p>
          </table:table-cell>
          <table:table-cell table:formula="of:=[.EP14]" office:value-type="float" office:value="21" calcext:value-type="float">
            <text:p>21</text:p>
          </table:table-cell>
          <table:table-cell table:formula="of:=[.EQ14]" office:value-type="float" office:value="58" calcext:value-type="float">
            <text:p>58</text:p>
          </table:table-cell>
          <table:table-cell table:formula="of:=CONCATENATE(&quot;[[&quot;; [.EP17]; &quot;,0],&quot;; &quot;[&quot;; [.EQ17]; &quot;,0],&quot;; &quot;[&quot;; [.ER17]; &quot;,0],&quot;; &quot;[&quot;; [.ES17]; &quot;,0],&quot;; &quot;[&quot;; [.ET17]; &quot;,0]]&quot;)" office:value-type="string" office:string-value="[[24,0],[23,0],[22,0],[21,0],[58,0]]" calcext:value-type="string">
            <text:p>[[24,0],[23,0],[22,0],[21,0],[58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EW16]" office:value-type="float" office:value="24" calcext:value-type="float">
            <text:p>24</text:p>
          </table:table-cell>
          <table:table-cell table:formula="of:=[.EW15]" office:value-type="float" office:value="23" calcext:value-type="float">
            <text:p>23</text:p>
          </table:table-cell>
          <table:table-cell table:formula="of:=[.EW14]" office:value-type="float" office:value="22" calcext:value-type="float">
            <text:p>22</text:p>
          </table:table-cell>
          <table:table-cell table:formula="of:=[.EX14]" office:value-type="float" office:value="21" calcext:value-type="float">
            <text:p>21</text:p>
          </table:table-cell>
          <table:table-cell table:formula="of:=CONCATENATE(&quot;[[&quot;; [.EW17]; &quot;,0],&quot;; &quot;[&quot;; [.EX17]; &quot;,0],&quot;; &quot;[&quot;; [.EY17]; &quot;,0],&quot;; &quot;[&quot;; [.EZ17]; &quot;,0],&quot;; &quot;[&quot;; [.FA17]; &quot;,0]]&quot;)" office:value-type="string" office:string-value="[[25,0],[24,0],[23,0],[22,0],[21,0]]" calcext:value-type="string">
            <text:p>[[25,0],[24,0],[23,0],[22,0],[21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FD16]" office:value-type="float" office:value="25" calcext:value-type="float">
            <text:p>25</text:p>
          </table:table-cell>
          <table:table-cell table:formula="of:=[.FD15]" office:value-type="float" office:value="24" calcext:value-type="float">
            <text:p>24</text:p>
          </table:table-cell>
          <table:table-cell table:formula="of:=[.FD14]" office:value-type="float" office:value="23" calcext:value-type="float">
            <text:p>23</text:p>
          </table:table-cell>
          <table:table-cell table:formula="of:=[.FE14]" office:value-type="float" office:value="22" calcext:value-type="float">
            <text:p>22</text:p>
          </table:table-cell>
          <table:table-cell table:formula="of:=CONCATENATE(&quot;[[&quot;; [.FD17]; &quot;,0],&quot;; &quot;[&quot;; [.FE17]; &quot;,0],&quot;; &quot;[&quot;; [.FF17]; &quot;,0],&quot;; &quot;[&quot;; [.FG17]; &quot;,0],&quot;; &quot;[&quot;; [.FH17]; &quot;,0]]&quot;)" office:value-type="string" office:string-value="[[26,0],[25,0],[24,0],[23,0],[22,0]]" calcext:value-type="string">
            <text:p>[[26,0],[25,0],[24,0],[23,0],[22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FK16]" office:value-type="float" office:value="26" calcext:value-type="float">
            <text:p>26</text:p>
          </table:table-cell>
          <table:table-cell table:formula="of:=[.FK15]" office:value-type="float" office:value="25" calcext:value-type="float">
            <text:p>25</text:p>
          </table:table-cell>
          <table:table-cell table:formula="of:=[.FK14]" office:value-type="float" office:value="24" calcext:value-type="float">
            <text:p>24</text:p>
          </table:table-cell>
          <table:table-cell table:formula="of:=[.FL14]" office:value-type="float" office:value="23" calcext:value-type="float">
            <text:p>23</text:p>
          </table:table-cell>
          <table:table-cell table:formula="of:=CONCATENATE(&quot;[[&quot;; [.FK17]; &quot;,0],&quot;; &quot;[&quot;; [.FL17]; &quot;,0],&quot;; &quot;[&quot;; [.FM17]; &quot;,0],&quot;; &quot;[&quot;; [.FN17]; &quot;,0],&quot;; &quot;[&quot;; [.FO17]; &quot;,0]]&quot;)" office:value-type="string" office:string-value="[[49,0],[26,0],[25,0],[24,0],[23,0]]" calcext:value-type="string">
            <text:p>[[49,0],[26,0],[25,0],[24,0],[23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FR16]" office:value-type="float" office:value="49" calcext:value-type="float">
            <text:p>49</text:p>
          </table:table-cell>
          <table:table-cell table:formula="of:=[.FR15]" office:value-type="float" office:value="26" calcext:value-type="float">
            <text:p>26</text:p>
          </table:table-cell>
          <table:table-cell table:formula="of:=[.FR14]" office:value-type="float" office:value="25" calcext:value-type="float">
            <text:p>25</text:p>
          </table:table-cell>
          <table:table-cell table:formula="of:=[.FS14]" office:value-type="float" office:value="24" calcext:value-type="float">
            <text:p>24</text:p>
          </table:table-cell>
          <table:table-cell table:formula="of:=CONCATENATE(&quot;[[&quot;; [.FR17]; &quot;,0],&quot;; &quot;[&quot;; [.FS17]; &quot;,0],&quot;; &quot;[&quot;; [.FT17]; &quot;,0],&quot;; &quot;[&quot;; [.FU17]; &quot;,0],&quot;; &quot;[&quot;; [.FV17]; &quot;,0]]&quot;)" office:value-type="string" office:string-value="[[84,0],[49,0],[26,0],[25,0],[24,0]]" calcext:value-type="string">
            <text:p>[[84,0],[49,0],[26,0],[25,0],[2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Y16]" office:value-type="float" office:value="84" calcext:value-type="float">
            <text:p>84</text:p>
          </table:table-cell>
          <table:table-cell table:formula="of:=[.FY15]" office:value-type="float" office:value="49" calcext:value-type="float">
            <text:p>49</text:p>
          </table:table-cell>
          <table:table-cell table:formula="of:=[.FY14]" office:value-type="float" office:value="26" calcext:value-type="float">
            <text:p>26</text:p>
          </table:table-cell>
          <table:table-cell table:formula="of:=[.FZ14]" office:value-type="float" office:value="25" calcext:value-type="float">
            <text:p>25</text:p>
          </table:table-cell>
          <table:table-cell table:formula="of:=CONCATENATE(&quot;[[&quot;; [.FY17]; &quot;,0],&quot;; &quot;[&quot;; [.FZ17]; &quot;,0],&quot;; &quot;[&quot;; [.GA17]; &quot;,0],&quot;; &quot;[&quot;; [.GB17]; &quot;,0],&quot;; &quot;[&quot;; [.GC17]; &quot;,0]]&quot;)" office:value-type="string" office:string-value="[[0,0],[84,0],[49,0],[26,0],[25,0]]" calcext:value-type="string">
            <text:p>[[0,0],[84,0],[49,0],[26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F16]" office:value-type="float" office:value="85" calcext:value-type="float">
            <text:p>85</text:p>
          </table:table-cell>
          <table:table-cell table:formula="of:=[.GF15]" office:value-type="float" office:value="48" calcext:value-type="float">
            <text:p>48</text:p>
          </table:table-cell>
          <table:table-cell table:formula="of:=[.GF14]" office:value-type="float" office:value="27" calcext:value-type="float">
            <text:p>27</text:p>
          </table:table-cell>
          <table:table-cell table:formula="of:=[.GG14]" office:value-type="float" office:value="10" calcext:value-type="float">
            <text:p>10</text:p>
          </table:table-cell>
          <table:table-cell table:formula="of:=CONCATENATE(&quot;[[&quot;; [.GF17]; &quot;,0],&quot;; &quot;[&quot;; [.GG17]; &quot;,0],&quot;; &quot;[&quot;; [.GH17]; &quot;,0],&quot;; &quot;[&quot;; [.GI17]; &quot;,0],&quot;; &quot;[&quot;; [.GJ17]; &quot;,0]]&quot;)" office:value-type="string" office:string-value="[[0,0],[85,0],[48,0],[27,0],[10,0]]" calcext:value-type="string">
            <text:p>[[0,0],[85,0],[48,0],[27,0],[1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M16]" office:value-type="float" office:value="86" calcext:value-type="float">
            <text:p>86</text:p>
          </table:table-cell>
          <table:table-cell table:formula="of:=[.GM15]" office:value-type="float" office:value="47" calcext:value-type="float">
            <text:p>47</text:p>
          </table:table-cell>
          <table:table-cell table:formula="of:=[.GM14]" office:value-type="float" office:value="28" calcext:value-type="float">
            <text:p>28</text:p>
          </table:table-cell>
          <table:table-cell table:formula="of:=[.GN14]" office:value-type="float" office:value="9" calcext:value-type="float">
            <text:p>9</text:p>
          </table:table-cell>
          <table:table-cell table:formula="of:=CONCATENATE(&quot;[[&quot;; [.GM17]; &quot;,0],&quot;; &quot;[&quot;; [.GN17]; &quot;,0],&quot;; &quot;[&quot;; [.GO17]; &quot;,0],&quot;; &quot;[&quot;; [.GP17]; &quot;,0],&quot;; &quot;[&quot;; [.GQ17]; &quot;,0]]&quot;)" office:value-type="string" office:string-value="[[0,0],[86,0],[47,0],[28,0],[9,0]]" calcext:value-type="string">
            <text:p>[[0,0],[86,0],[47,0],[28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T16]" office:value-type="float" office:value="87" calcext:value-type="float">
            <text:p>87</text:p>
          </table:table-cell>
          <table:table-cell table:formula="of:=[.GT15]" office:value-type="float" office:value="46" calcext:value-type="float">
            <text:p>46</text:p>
          </table:table-cell>
          <table:table-cell table:formula="of:=[.GT14]" office:value-type="float" office:value="29" calcext:value-type="float">
            <text:p>29</text:p>
          </table:table-cell>
          <table:table-cell table:formula="of:=[.GU14]" office:value-type="float" office:value="8" calcext:value-type="float">
            <text:p>8</text:p>
          </table:table-cell>
          <table:table-cell table:formula="of:=CONCATENATE(&quot;[[&quot;; [.GT17]; &quot;,0],&quot;; &quot;[&quot;; [.GU17]; &quot;,0],&quot;; &quot;[&quot;; [.GV17]; &quot;,0],&quot;; &quot;[&quot;; [.GW17]; &quot;,0],&quot;; &quot;[&quot;; [.GX17]; &quot;,0]]&quot;)" office:value-type="string" office:string-value="[[0,0],[87,0],[46,0],[29,0],[8,0]]" calcext:value-type="string">
            <text:p>[[0,0],[87,0],[46,0],[29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16]" office:value-type="float" office:value="88" calcext:value-type="float">
            <text:p>88</text:p>
          </table:table-cell>
          <table:table-cell table:formula="of:=[.HA15]" office:value-type="float" office:value="45" calcext:value-type="float">
            <text:p>45</text:p>
          </table:table-cell>
          <table:table-cell table:formula="of:=[.HA14]" office:value-type="float" office:value="30" calcext:value-type="float">
            <text:p>30</text:p>
          </table:table-cell>
          <table:table-cell table:formula="of:=[.HB14]" office:value-type="float" office:value="7" calcext:value-type="float">
            <text:p>7</text:p>
          </table:table-cell>
          <table:table-cell table:formula="of:=CONCATENATE(&quot;[[&quot;; [.HA17]; &quot;,0],&quot;; &quot;[&quot;; [.HB17]; &quot;,0],&quot;; &quot;[&quot;; [.HC17]; &quot;,0],&quot;; &quot;[&quot;; [.HD17]; &quot;,0],&quot;; &quot;[&quot;; [.HE17]; &quot;,0]]&quot;)" office:value-type="string" office:string-value="[[0,0],[88,0],[45,0],[30,0],[7,0]]" calcext:value-type="string">
            <text:p>[[0,0],[88,0],[45,0],[30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16]" office:value-type="float" office:value="89" calcext:value-type="float">
            <text:p>89</text:p>
          </table:table-cell>
          <table:table-cell table:formula="of:=[.HH15]" office:value-type="float" office:value="44" calcext:value-type="float">
            <text:p>44</text:p>
          </table:table-cell>
          <table:table-cell table:formula="of:=[.HH14]" office:value-type="float" office:value="31" calcext:value-type="float">
            <text:p>31</text:p>
          </table:table-cell>
          <table:table-cell table:formula="of:=[.HI14]" office:value-type="float" office:value="32" calcext:value-type="float">
            <text:p>32</text:p>
          </table:table-cell>
          <table:table-cell table:formula="of:=CONCATENATE(&quot;[[&quot;; [.HH17]; &quot;,0],&quot;; &quot;[&quot;; [.HI17]; &quot;,0],&quot;; &quot;[&quot;; [.HJ17]; &quot;,0],&quot;; &quot;[&quot;; [.HK17]; &quot;,0],&quot;; &quot;[&quot;; [.HL17]; &quot;,0]]&quot;)" office:value-type="string" office:string-value="[[0,0],[89,0],[44,0],[31,0],[32,0]]" calcext:value-type="string">
            <text:p>[[0,0],[89,0],[44,0],[31,0],[32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HO16]" office:value-type="float" office:value="44" calcext:value-type="float">
            <text:p>44</text:p>
          </table:table-cell>
          <table:table-cell table:formula="of:=[.HO15]" office:value-type="float" office:value="31" calcext:value-type="float">
            <text:p>31</text:p>
          </table:table-cell>
          <table:table-cell table:formula="of:=[.HO14]" office:value-type="float" office:value="32" calcext:value-type="float">
            <text:p>32</text:p>
          </table:table-cell>
          <table:table-cell table:formula="of:=[.HP14]" office:value-type="float" office:value="33" calcext:value-type="float">
            <text:p>33</text:p>
          </table:table-cell>
          <table:table-cell table:formula="of:=CONCATENATE(&quot;[[&quot;; [.HO17]; &quot;,0],&quot;; &quot;[&quot;; [.HP17]; &quot;,0],&quot;; &quot;[&quot;; [.HQ17]; &quot;,0],&quot;; &quot;[&quot;; [.HR17]; &quot;,0],&quot;; &quot;[&quot;; [.HS17]; &quot;,0]]&quot;)" office:value-type="string" office:string-value="[[89,0],[44,0],[31,0],[32,0],[33,0]]" calcext:value-type="string">
            <text:p>[[89,0],[44,0],[31,0],[32,0],[33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V16]" office:value-type="float" office:value="31" calcext:value-type="float">
            <text:p>31</text:p>
          </table:table-cell>
          <table:table-cell table:formula="of:=[.HV15]" office:value-type="float" office:value="32" calcext:value-type="float">
            <text:p>32</text:p>
          </table:table-cell>
          <table:table-cell table:formula="of:=[.HV14]" office:value-type="float" office:value="33" calcext:value-type="float">
            <text:p>33</text:p>
          </table:table-cell>
          <table:table-cell table:formula="of:=[.HW14]" office:value-type="float" office:value="34" calcext:value-type="float">
            <text:p>34</text:p>
          </table:table-cell>
          <table:table-cell table:formula="of:=CONCATENATE(&quot;[[&quot;; [.HV17]; &quot;,0],&quot;; &quot;[&quot;; [.HW17]; &quot;,0],&quot;; &quot;[&quot;; [.HX17]; &quot;,0],&quot;; &quot;[&quot;; [.HY17]; &quot;,0],&quot;; &quot;[&quot;; [.HZ17]; &quot;,0]]&quot;)" office:value-type="string" office:string-value="[[44,0],[31,0],[32,0],[33,0],[34,0]]" calcext:value-type="string">
            <text:p>[[44,0],[31,0],[32,0],[33,0],[34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C16]" office:value-type="float" office:value="32" calcext:value-type="float">
            <text:p>32</text:p>
          </table:table-cell>
          <table:table-cell table:formula="of:=[.IC15]" office:value-type="float" office:value="33" calcext:value-type="float">
            <text:p>33</text:p>
          </table:table-cell>
          <table:table-cell table:formula="of:=[.IC14]" office:value-type="float" office:value="34" calcext:value-type="float">
            <text:p>34</text:p>
          </table:table-cell>
          <table:table-cell table:formula="of:=[.ID14]" office:value-type="float" office:value="35" calcext:value-type="float">
            <text:p>35</text:p>
          </table:table-cell>
          <table:table-cell table:formula="of:=CONCATENATE(&quot;[[&quot;; [.IC17]; &quot;,0],&quot;; &quot;[&quot;; [.ID17]; &quot;,0],&quot;; &quot;[&quot;; [.IE17]; &quot;,0],&quot;; &quot;[&quot;; [.IF17]; &quot;,0],&quot;; &quot;[&quot;; [.IG17]; &quot;,0]]&quot;)" office:value-type="string" office:string-value="[[31,0],[32,0],[33,0],[34,0],[35,0]]" calcext:value-type="string">
            <text:p>[[31,0],[32,0],[33,0],[34,0],[35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J16]" office:value-type="float" office:value="33" calcext:value-type="float">
            <text:p>33</text:p>
          </table:table-cell>
          <table:table-cell table:formula="of:=[.IJ15]" office:value-type="float" office:value="34" calcext:value-type="float">
            <text:p>34</text:p>
          </table:table-cell>
          <table:table-cell table:formula="of:=[.IJ14]" office:value-type="float" office:value="35" calcext:value-type="float">
            <text:p>35</text:p>
          </table:table-cell>
          <table:table-cell table:formula="of:=[.IK14]" office:value-type="float" office:value="36" calcext:value-type="float">
            <text:p>36</text:p>
          </table:table-cell>
          <table:table-cell table:formula="of:=CONCATENATE(&quot;[[&quot;; [.IJ17]; &quot;,0],&quot;; &quot;[&quot;; [.IK17]; &quot;,0],&quot;; &quot;[&quot;; [.IL17]; &quot;,0],&quot;; &quot;[&quot;; [.IM17]; &quot;,0],&quot;; &quot;[&quot;; [.IN17]; &quot;,0]]&quot;)" office:value-type="string" office:string-value="[[32,0],[33,0],[34,0],[35,0],[36,0]]" calcext:value-type="string">
            <text:p>[[32,0],[33,0],[34,0],[35,0],[36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IQ16]" office:value-type="float" office:value="34" calcext:value-type="float">
            <text:p>34</text:p>
          </table:table-cell>
          <table:table-cell table:formula="of:=[.IQ15]" office:value-type="float" office:value="35" calcext:value-type="float">
            <text:p>35</text:p>
          </table:table-cell>
          <table:table-cell table:formula="of:=[.IQ14]" office:value-type="float" office:value="36" calcext:value-type="float">
            <text:p>36</text:p>
          </table:table-cell>
          <table:table-cell table:formula="of:=[.IR14]" office:value-type="float" office:value="63" calcext:value-type="float">
            <text:p>63</text:p>
          </table:table-cell>
          <table:table-cell table:formula="of:=CONCATENATE(&quot;[[&quot;; [.IQ17]; &quot;,0],&quot;; &quot;[&quot;; [.IR17]; &quot;,0],&quot;; &quot;[&quot;; [.IS17]; &quot;,0],&quot;; &quot;[&quot;; [.IT17]; &quot;,0],&quot;; &quot;[&quot;; [.IU17]; &quot;,0]]&quot;)" office:value-type="string" office:string-value="[[33,0],[34,0],[35,0],[36,0],[63,0]]" calcext:value-type="string">
            <text:p>[[33,0],[34,0],[35,0],[36,0],[63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X16]" office:value-type="float" office:value="39" calcext:value-type="float">
            <text:p>39</text:p>
          </table:table-cell>
          <table:table-cell table:formula="of:=[.IX15]" office:value-type="float" office:value="38" calcext:value-type="float">
            <text:p>38</text:p>
          </table:table-cell>
          <table:table-cell table:formula="of:=[.IX14]" office:value-type="float" office:value="37" calcext:value-type="float">
            <text:p>37</text:p>
          </table:table-cell>
          <table:table-cell table:formula="of:=[.IY14]" office:value-type="float" office:value="64" calcext:value-type="float">
            <text:p>64</text:p>
          </table:table-cell>
          <table:table-cell table:formula="of:=CONCATENATE(&quot;[[&quot;; [.IX17]; &quot;,0],&quot;; &quot;[&quot;; [.IY17]; &quot;,0],&quot;; &quot;[&quot;; [.IZ17]; &quot;,0],&quot;; &quot;[&quot;; [.JA17]; &quot;,0],&quot;; &quot;[&quot;; [.JB17]; &quot;,0]]&quot;)" office:value-type="string" office:string-value="[[40,0],[39,0],[38,0],[37,0],[64,0]]" calcext:value-type="string">
            <text:p>[[40,0],[39,0],[38,0],[37,0],[64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JE16]" office:value-type="float" office:value="40" calcext:value-type="float">
            <text:p>40</text:p>
          </table:table-cell>
          <table:table-cell table:formula="of:=[.JE15]" office:value-type="float" office:value="39" calcext:value-type="float">
            <text:p>39</text:p>
          </table:table-cell>
          <table:table-cell table:formula="of:=[.JE14]" office:value-type="float" office:value="38" calcext:value-type="float">
            <text:p>38</text:p>
          </table:table-cell>
          <table:table-cell table:formula="of:=[.JF14]" office:value-type="float" office:value="37" calcext:value-type="float">
            <text:p>37</text:p>
          </table:table-cell>
          <table:table-cell table:formula="of:=CONCATENATE(&quot;[[&quot;; [.JE17]; &quot;,0],&quot;; &quot;[&quot;; [.JF17]; &quot;,0],&quot;; &quot;[&quot;; [.JG17]; &quot;,0],&quot;; &quot;[&quot;; [.JH17]; &quot;,0],&quot;; &quot;[&quot;; [.JI17]; &quot;,0]]&quot;)" office:value-type="string" office:string-value="[[41,0],[40,0],[39,0],[38,0],[37,0]]" calcext:value-type="string">
            <text:p>[[41,0],[40,0],[39,0],[38,0],[3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L16]" office:value-type="float" office:value="41" calcext:value-type="float">
            <text:p>41</text:p>
          </table:table-cell>
          <table:table-cell table:formula="of:=[.JL15]" office:value-type="float" office:value="40" calcext:value-type="float">
            <text:p>40</text:p>
          </table:table-cell>
          <table:table-cell table:formula="of:=[.JL14]" office:value-type="float" office:value="39" calcext:value-type="float">
            <text:p>39</text:p>
          </table:table-cell>
          <table:table-cell table:formula="of:=[.JM14]" office:value-type="float" office:value="38" calcext:value-type="float">
            <text:p>38</text:p>
          </table:table-cell>
          <table:table-cell table:formula="of:=CONCATENATE(&quot;[[&quot;; [.JL17]; &quot;,0],&quot;; &quot;[&quot;; [.JM17]; &quot;,0],&quot;; &quot;[&quot;; [.JN17]; &quot;,0],&quot;; &quot;[&quot;; [.JO17]; &quot;,0],&quot;; &quot;[&quot;; [.JP17]; &quot;,0]]&quot;)" office:value-type="string" office:string-value="[[42,0],[41,0],[40,0],[39,0],[38,0]]" calcext:value-type="string">
            <text:p>[[42,0],[41,0],[40,0],[39,0],[38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JS16]" office:value-type="float" office:value="42" calcext:value-type="float">
            <text:p>42</text:p>
          </table:table-cell>
          <table:table-cell table:formula="of:=[.JS15]" office:value-type="float" office:value="41" calcext:value-type="float">
            <text:p>41</text:p>
          </table:table-cell>
          <table:table-cell table:formula="of:=[.JS14]" office:value-type="float" office:value="40" calcext:value-type="float">
            <text:p>40</text:p>
          </table:table-cell>
          <table:table-cell table:formula="of:=[.JT14]" office:value-type="float" office:value="39" calcext:value-type="float">
            <text:p>39</text:p>
          </table:table-cell>
          <table:table-cell table:formula="of:=CONCATENATE(&quot;[[&quot;; [.JS17]; &quot;,0],&quot;; &quot;[&quot;; [.JT17]; &quot;,0],&quot;; &quot;[&quot;; [.JU17]; &quot;,0],&quot;; &quot;[&quot;; [.JV17]; &quot;,0],&quot;; &quot;[&quot;; [.JW17]; &quot;,0]]&quot;)" office:value-type="string" office:string-value="[[43,0],[42,0],[41,0],[40,0],[39,0]]" calcext:value-type="string">
            <text:p>[[43,0],[42,0],[41,0],[40,0],[39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JZ16]" office:value-type="float" office:value="43" calcext:value-type="float">
            <text:p>43</text:p>
          </table:table-cell>
          <table:table-cell table:formula="of:=[.JZ15]" office:value-type="float" office:value="42" calcext:value-type="float">
            <text:p>42</text:p>
          </table:table-cell>
          <table:table-cell table:formula="of:=[.JZ14]" office:value-type="float" office:value="41" calcext:value-type="float">
            <text:p>41</text:p>
          </table:table-cell>
          <table:table-cell table:formula="of:=[.KA14]" office:value-type="float" office:value="40" calcext:value-type="float">
            <text:p>40</text:p>
          </table:table-cell>
          <table:table-cell table:formula="of:=CONCATENATE(&quot;[[&quot;; [.JZ17]; &quot;,0],&quot;; &quot;[&quot;; [.KA17]; &quot;,0],&quot;; &quot;[&quot;; [.KB17]; &quot;,0],&quot;; &quot;[&quot;; [.KC17]; &quot;,0],&quot;; &quot;[&quot;; [.KD17]; &quot;,0]]&quot;)" office:value-type="string" office:string-value="[[90,0],[43,0],[42,0],[41,0],[40,0]]" calcext:value-type="string">
            <text:p>[[90,0],[43,0],[42,0],[41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16]" office:value-type="float" office:value="90" calcext:value-type="float">
            <text:p>90</text:p>
          </table:table-cell>
          <table:table-cell table:formula="of:=[.KG15]" office:value-type="float" office:value="43" calcext:value-type="float">
            <text:p>43</text:p>
          </table:table-cell>
          <table:table-cell table:formula="of:=[.KG14]" office:value-type="float" office:value="42" calcext:value-type="float">
            <text:p>42</text:p>
          </table:table-cell>
          <table:table-cell table:formula="of:=[.KH14]" office:value-type="float" office:value="41" calcext:value-type="float">
            <text:p>41</text:p>
          </table:table-cell>
          <table:table-cell table:formula="of:=CONCATENATE(&quot;[[&quot;; [.KG17]; &quot;,0],&quot;; &quot;[&quot;; [.KH17]; &quot;,0],&quot;; &quot;[&quot;; [.KI17]; &quot;,0],&quot;; &quot;[&quot;; [.KJ17]; &quot;,0],&quot;; &quot;[&quot;; [.KK17]; &quot;,0]]&quot;)" office:value-type="string" office:string-value="[[0,0],[90,0],[43,0],[42,0],[41,0]]" calcext:value-type="string">
            <text:p>[[0,0],[90,0],[43,0],[42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16]" office:value-type="float" office:value="0" calcext:value-type="float">
            <text:p>0</text:p>
          </table:table-cell>
          <table:table-cell table:formula="of:=[.KN15]" office:value-type="float" office:value="90" calcext:value-type="float">
            <text:p>90</text:p>
          </table:table-cell>
          <table:table-cell table:formula="of:=[.KN14]" office:value-type="float" office:value="43" calcext:value-type="float">
            <text:p>43</text:p>
          </table:table-cell>
          <table:table-cell table:formula="of:=[.KO14]" office:value-type="float" office:value="42" calcext:value-type="float">
            <text:p>42</text:p>
          </table:table-cell>
          <table:table-cell table:formula="of:=CONCATENATE(&quot;[[&quot;; [.KN17]; &quot;,0],&quot;; &quot;[&quot;; [.KO17]; &quot;,0],&quot;; &quot;[&quot;; [.KP17]; &quot;,0],&quot;; &quot;[&quot;; [.KQ17]; &quot;,0],&quot;; &quot;[&quot;; [.KR17]; &quot;,0]]&quot;)" office:value-type="string" office:string-value="[[0,0],[0,0],[90,0],[43,0],[42,0]]" calcext:value-type="string">
            <text:p>[[0,0],[0,0],[90,0],[43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16]" office:value-type="float" office:value="0" calcext:value-type="float">
            <text:p>0</text:p>
          </table:table-cell>
          <table:table-cell table:formula="of:=[.KU15]" office:value-type="float" office:value="89" calcext:value-type="float">
            <text:p>89</text:p>
          </table:table-cell>
          <table:table-cell table:formula="of:=[.KU14]" office:value-type="float" office:value="44" calcext:value-type="float">
            <text:p>44</text:p>
          </table:table-cell>
          <table:table-cell table:formula="of:=[.KV14]" office:value-type="float" office:value="31" calcext:value-type="float">
            <text:p>31</text:p>
          </table:table-cell>
          <table:table-cell table:formula="of:=CONCATENATE(&quot;[[&quot;; [.KU17]; &quot;,0],&quot;; &quot;[&quot;; [.KV17]; &quot;,0],&quot;; &quot;[&quot;; [.KW17]; &quot;,0],&quot;; &quot;[&quot;; [.KX17]; &quot;,0],&quot;; &quot;[&quot;; [.KY17]; &quot;,0]]&quot;)" office:value-type="string" office:string-value="[[0,0],[0,0],[89,0],[44,0],[31,0]]" calcext:value-type="string">
            <text:p>[[0,0],[0,0],[89,0],[44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16]" office:value-type="float" office:value="0" calcext:value-type="float">
            <text:p>0</text:p>
          </table:table-cell>
          <table:table-cell table:formula="of:=[.LB15]" office:value-type="float" office:value="88" calcext:value-type="float">
            <text:p>88</text:p>
          </table:table-cell>
          <table:table-cell table:formula="of:=[.LB14]" office:value-type="float" office:value="45" calcext:value-type="float">
            <text:p>45</text:p>
          </table:table-cell>
          <table:table-cell table:formula="of:=[.LC14]" office:value-type="float" office:value="30" calcext:value-type="float">
            <text:p>30</text:p>
          </table:table-cell>
          <table:table-cell table:formula="of:=CONCATENATE(&quot;[[&quot;; [.LB17]; &quot;,0],&quot;; &quot;[&quot;; [.LC17]; &quot;,0],&quot;; &quot;[&quot;; [.LD17]; &quot;,0],&quot;; &quot;[&quot;; [.LE17]; &quot;,0],&quot;; &quot;[&quot;; [.LF17]; &quot;,0]]&quot;)" office:value-type="string" office:string-value="[[0,0],[0,0],[88,0],[45,0],[30,0]]" calcext:value-type="string">
            <text:p>[[0,0],[0,0],[88,0],[45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16]" office:value-type="float" office:value="0" calcext:value-type="float">
            <text:p>0</text:p>
          </table:table-cell>
          <table:table-cell table:formula="of:=[.LI15]" office:value-type="float" office:value="87" calcext:value-type="float">
            <text:p>87</text:p>
          </table:table-cell>
          <table:table-cell table:formula="of:=[.LI14]" office:value-type="float" office:value="46" calcext:value-type="float">
            <text:p>46</text:p>
          </table:table-cell>
          <table:table-cell table:formula="of:=[.LJ14]" office:value-type="float" office:value="29" calcext:value-type="float">
            <text:p>29</text:p>
          </table:table-cell>
          <table:table-cell table:formula="of:=CONCATENATE(&quot;[[&quot;; [.LI17]; &quot;,0],&quot;; &quot;[&quot;; [.LJ17]; &quot;,0],&quot;; &quot;[&quot;; [.LK17]; &quot;,0],&quot;; &quot;[&quot;; [.LL17]; &quot;,0],&quot;; &quot;[&quot;; [.LM17]; &quot;,0]]&quot;)" office:value-type="string" office:string-value="[[0,0],[0,0],[87,0],[46,0],[29,0]]" calcext:value-type="string">
            <text:p>[[0,0],[0,0],[87,0],[46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16]" office:value-type="float" office:value="0" calcext:value-type="float">
            <text:p>0</text:p>
          </table:table-cell>
          <table:table-cell table:formula="of:=[.LP15]" office:value-type="float" office:value="86" calcext:value-type="float">
            <text:p>86</text:p>
          </table:table-cell>
          <table:table-cell table:formula="of:=[.LP14]" office:value-type="float" office:value="47" calcext:value-type="float">
            <text:p>47</text:p>
          </table:table-cell>
          <table:table-cell table:formula="of:=[.LQ14]" office:value-type="float" office:value="28" calcext:value-type="float">
            <text:p>28</text:p>
          </table:table-cell>
          <table:table-cell table:formula="of:=CONCATENATE(&quot;[[&quot;; [.LP17]; &quot;,0],&quot;; &quot;[&quot;; [.LQ17]; &quot;,0],&quot;; &quot;[&quot;; [.LR17]; &quot;,0],&quot;; &quot;[&quot;; [.LS17]; &quot;,0],&quot;; &quot;[&quot;; [.LT17]; &quot;,0]]&quot;)" office:value-type="string" office:string-value="[[0,0],[0,0],[86,0],[47,0],[28,0]]" calcext:value-type="string">
            <text:p>[[0,0],[0,0],[86,0],[47,0],[2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16]" office:value-type="float" office:value="0" calcext:value-type="float">
            <text:p>0</text:p>
          </table:table-cell>
          <table:table-cell table:formula="of:=[.LW15]" office:value-type="float" office:value="85" calcext:value-type="float">
            <text:p>85</text:p>
          </table:table-cell>
          <table:table-cell table:formula="of:=[.LW14]" office:value-type="float" office:value="48" calcext:value-type="float">
            <text:p>48</text:p>
          </table:table-cell>
          <table:table-cell table:formula="of:=[.LX14]" office:value-type="float" office:value="27" calcext:value-type="float">
            <text:p>27</text:p>
          </table:table-cell>
          <table:table-cell table:formula="of:=CONCATENATE(&quot;[[&quot;; [.LW17]; &quot;,0],&quot;; &quot;[&quot;; [.LX17]; &quot;,0],&quot;; &quot;[&quot;; [.LY17]; &quot;,0],&quot;; &quot;[&quot;; [.LZ17]; &quot;,0],&quot;; &quot;[&quot;; [.MA17]; &quot;,0]]&quot;)" office:value-type="string" office:string-value="[[0,0],[0,0],[85,0],[48,0],[27,0]]" calcext:value-type="string">
            <text:p>[[0,0],[0,0],[85,0],[48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16]" office:value-type="float" office:value="0" calcext:value-type="float">
            <text:p>0</text:p>
          </table:table-cell>
          <table:table-cell table:formula="of:=[.MD15]" office:value-type="float" office:value="84" calcext:value-type="float">
            <text:p>84</text:p>
          </table:table-cell>
          <table:table-cell table:formula="of:=[.MD14]" office:value-type="float" office:value="49" calcext:value-type="float">
            <text:p>49</text:p>
          </table:table-cell>
          <table:table-cell table:formula="of:=[.ME14]" office:value-type="float" office:value="26" calcext:value-type="float">
            <text:p>26</text:p>
          </table:table-cell>
          <table:table-cell table:formula="of:=CONCATENATE(&quot;[[&quot;; [.MD17]; &quot;,0],&quot;; &quot;[&quot;; [.ME17]; &quot;,0],&quot;; &quot;[&quot;; [.MF17]; &quot;,0],&quot;; &quot;[&quot;; [.MG17]; &quot;,0],&quot;; &quot;[&quot;; [.MH17]; &quot;,0]]&quot;)" office:value-type="string" office:string-value="[[0,0],[0,0],[84,0],[49,0],[26,0]]" calcext:value-type="string">
            <text:p>[[0,0],[0,0],[84,0],[49,0],[2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16]" office:value-type="float" office:value="0" calcext:value-type="float">
            <text:p>0</text:p>
          </table:table-cell>
          <table:table-cell table:formula="of:=[.MK15]" office:value-type="float" office:value="83" calcext:value-type="float">
            <text:p>83</text:p>
          </table:table-cell>
          <table:table-cell table:formula="of:=[.MK14]" office:value-type="float" office:value="50" calcext:value-type="float">
            <text:p>50</text:p>
          </table:table-cell>
          <table:table-cell table:formula="of:=[.ML14]" office:value-type="float" office:value="51" calcext:value-type="float">
            <text:p>51</text:p>
          </table:table-cell>
          <table:table-cell table:formula="of:=CONCATENATE(&quot;[[&quot;; [.MK17]; &quot;,0],&quot;; &quot;[&quot;; [.ML17]; &quot;,0],&quot;; &quot;[&quot;; [.MM17]; &quot;,0],&quot;; &quot;[&quot;; [.MN17]; &quot;,0],&quot;; &quot;[&quot;; [.MO17]; &quot;,0]]&quot;)" office:value-type="string" office:string-value="[[0,0],[0,0],[83,0],[50,0],[51,0]]" calcext:value-type="string">
            <text:p>[[0,0],[0,0],[83,0],[50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R16]" office:value-type="float" office:value="83" calcext:value-type="float">
            <text:p>83</text:p>
          </table:table-cell>
          <table:table-cell table:formula="of:=[.MR15]" office:value-type="float" office:value="50" calcext:value-type="float">
            <text:p>50</text:p>
          </table:table-cell>
          <table:table-cell table:formula="of:=[.MR14]" office:value-type="float" office:value="51" calcext:value-type="float">
            <text:p>51</text:p>
          </table:table-cell>
          <table:table-cell table:formula="of:=[.MS14]" office:value-type="float" office:value="52" calcext:value-type="float">
            <text:p>52</text:p>
          </table:table-cell>
          <table:table-cell table:formula="of:=CONCATENATE(&quot;[[&quot;; [.MR17]; &quot;,0],&quot;; &quot;[&quot;; [.MS17]; &quot;,0],&quot;; &quot;[&quot;; [.MT17]; &quot;,0],&quot;; &quot;[&quot;; [.MU17]; &quot;,0],&quot;; &quot;[&quot;; [.MV17]; &quot;,0]]&quot;)" office:value-type="string" office:string-value="[[0,0],[83,0],[50,0],[51,0],[52,0]]" calcext:value-type="string">
            <text:p>[[0,0],[83,0],[50,0],[51,0],[52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MY16]" office:value-type="float" office:value="50" calcext:value-type="float">
            <text:p>50</text:p>
          </table:table-cell>
          <table:table-cell table:formula="of:=[.MY15]" office:value-type="float" office:value="51" calcext:value-type="float">
            <text:p>51</text:p>
          </table:table-cell>
          <table:table-cell table:formula="of:=[.MY14]" office:value-type="float" office:value="52" calcext:value-type="float">
            <text:p>52</text:p>
          </table:table-cell>
          <table:table-cell table:formula="of:=[.MZ14]" office:value-type="float" office:value="53" calcext:value-type="float">
            <text:p>53</text:p>
          </table:table-cell>
          <table:table-cell table:formula="of:=CONCATENATE(&quot;[[&quot;; [.MY17]; &quot;,0],&quot;; &quot;[&quot;; [.MZ17]; &quot;,0],&quot;; &quot;[&quot;; [.NA17]; &quot;,0],&quot;; &quot;[&quot;; [.NB17]; &quot;,0],&quot;; &quot;[&quot;; [.NC17]; &quot;,0]]&quot;)" office:value-type="string" office:string-value="[[83,0],[50,0],[51,0],[52,0],[53,0]]" calcext:value-type="string">
            <text:p>[[83,0],[50,0],[51,0],[52,0],[53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NF16]" office:value-type="float" office:value="51" calcext:value-type="float">
            <text:p>51</text:p>
          </table:table-cell>
          <table:table-cell table:formula="of:=[.NF15]" office:value-type="float" office:value="52" calcext:value-type="float">
            <text:p>52</text:p>
          </table:table-cell>
          <table:table-cell table:formula="of:=[.NF14]" office:value-type="float" office:value="53" calcext:value-type="float">
            <text:p>53</text:p>
          </table:table-cell>
          <table:table-cell table:formula="of:=[.NG14]" office:value-type="float" office:value="54" calcext:value-type="float">
            <text:p>54</text:p>
          </table:table-cell>
          <table:table-cell table:formula="of:=CONCATENATE(&quot;[[&quot;; [.NF17]; &quot;,0],&quot;; &quot;[&quot;; [.NG17]; &quot;,0],&quot;; &quot;[&quot;; [.NH17]; &quot;,0],&quot;; &quot;[&quot;; [.NI17]; &quot;,0],&quot;; &quot;[&quot;; [.NJ17]; &quot;,0]]&quot;)" office:value-type="string" office:string-value="[[50,0],[51,0],[52,0],[53,0],[54,0]]" calcext:value-type="string">
            <text:p>[[50,0],[51,0],[52,0],[53,0],[54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NM16]" office:value-type="float" office:value="52" calcext:value-type="float">
            <text:p>52</text:p>
          </table:table-cell>
          <table:table-cell table:formula="of:=[.NM15]" office:value-type="float" office:value="53" calcext:value-type="float">
            <text:p>53</text:p>
          </table:table-cell>
          <table:table-cell table:formula="of:=[.NM14]" office:value-type="float" office:value="54" calcext:value-type="float">
            <text:p>54</text:p>
          </table:table-cell>
          <table:table-cell table:formula="of:=[.NN14]" office:value-type="float" office:value="55" calcext:value-type="float">
            <text:p>55</text:p>
          </table:table-cell>
          <table:table-cell table:formula="of:=CONCATENATE(&quot;[[&quot;; [.NM17]; &quot;,0],&quot;; &quot;[&quot;; [.NN17]; &quot;,0],&quot;; &quot;[&quot;; [.NO17]; &quot;,0],&quot;; &quot;[&quot;; [.NP17]; &quot;,0],&quot;; &quot;[&quot;; [.NQ17]; &quot;,0]]&quot;)" office:value-type="string" office:string-value="[[51,0],[52,0],[53,0],[54,0],[55,0]]" calcext:value-type="string">
            <text:p>[[51,0],[52,0],[53,0],[54,0],[55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NT16]" office:value-type="float" office:value="53" calcext:value-type="float">
            <text:p>53</text:p>
          </table:table-cell>
          <table:table-cell table:formula="of:=[.NT15]" office:value-type="float" office:value="54" calcext:value-type="float">
            <text:p>54</text:p>
          </table:table-cell>
          <table:table-cell table:formula="of:=[.NT14]" office:value-type="float" office:value="55" calcext:value-type="float">
            <text:p>55</text:p>
          </table:table-cell>
          <table:table-cell table:formula="of:=[.NU14]" office:value-type="float" office:value="56" calcext:value-type="float">
            <text:p>56</text:p>
          </table:table-cell>
          <table:table-cell table:formula="of:=CONCATENATE(&quot;[[&quot;; [.NT17]; &quot;,0],&quot;; &quot;[&quot;; [.NU17]; &quot;,0],&quot;; &quot;[&quot;; [.NV17]; &quot;,0],&quot;; &quot;[&quot;; [.NW17]; &quot;,0],&quot;; &quot;[&quot;; [.NX17]; &quot;,0]]&quot;)" office:value-type="string" office:string-value="[[52,0],[53,0],[54,0],[55,0],[56,0]]" calcext:value-type="string">
            <text:p>[[52,0],[53,0],[54,0],[55,0],[56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A16]" office:value-type="float" office:value="54" calcext:value-type="float">
            <text:p>54</text:p>
          </table:table-cell>
          <table:table-cell table:formula="of:=[.OA15]" office:value-type="float" office:value="55" calcext:value-type="float">
            <text:p>55</text:p>
          </table:table-cell>
          <table:table-cell table:formula="of:=[.OA14]" office:value-type="float" office:value="56" calcext:value-type="float">
            <text:p>56</text:p>
          </table:table-cell>
          <table:table-cell table:formula="of:=[.OB14]" office:value-type="float" office:value="57" calcext:value-type="float">
            <text:p>57</text:p>
          </table:table-cell>
          <table:table-cell table:formula="of:=CONCATENATE(&quot;[[&quot;; [.OA17]; &quot;,0],&quot;; &quot;[&quot;; [.OB17]; &quot;,0],&quot;; &quot;[&quot;; [.OC17]; &quot;,0],&quot;; &quot;[&quot;; [.OD17]; &quot;,0],&quot;; &quot;[&quot;; [.OE17]; &quot;,0]]&quot;)" office:value-type="string" office:string-value="[[53,0],[54,0],[55,0],[56,0],[57,0]]" calcext:value-type="string">
            <text:p>[[53,0],[54,0],[55,0],[56,0],[57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OH16]" office:value-type="float" office:value="55" calcext:value-type="float">
            <text:p>55</text:p>
          </table:table-cell>
          <table:table-cell table:formula="of:=[.OH15]" office:value-type="float" office:value="56" calcext:value-type="float">
            <text:p>56</text:p>
          </table:table-cell>
          <table:table-cell table:formula="of:=[.OH14]" office:value-type="float" office:value="57" calcext:value-type="float">
            <text:p>57</text:p>
          </table:table-cell>
          <table:table-cell table:formula="of:=[.OI14]" office:value-type="float" office:value="72" calcext:value-type="float">
            <text:p>72</text:p>
          </table:table-cell>
          <table:table-cell table:formula="of:=CONCATENATE(&quot;[[&quot;; [.OH17]; &quot;,0],&quot;; &quot;[&quot;; [.OI17]; &quot;,0],&quot;; &quot;[&quot;; [.OJ17]; &quot;,0],&quot;; &quot;[&quot;; [.OK17]; &quot;,0],&quot;; &quot;[&quot;; [.OL17]; &quot;,0]]&quot;)" office:value-type="string" office:string-value="[[54,0],[55,0],[56,0],[57,0],[72,0]]" calcext:value-type="string">
            <text:p>[[54,0],[55,0],[56,0],[57,0],[72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OO16]" office:value-type="float" office:value="22" calcext:value-type="float">
            <text:p>22</text:p>
          </table:table-cell>
          <table:table-cell table:formula="of:=[.OO15]" office:value-type="float" office:value="21" calcext:value-type="float">
            <text:p>21</text:p>
          </table:table-cell>
          <table:table-cell table:formula="of:=[.OO14]" office:value-type="float" office:value="58" calcext:value-type="float">
            <text:p>58</text:p>
          </table:table-cell>
          <table:table-cell table:formula="of:=[.OP14]" office:value-type="float" office:value="71" calcext:value-type="float">
            <text:p>71</text:p>
          </table:table-cell>
          <table:table-cell table:formula="of:=CONCATENATE(&quot;[[&quot;; [.OO17]; &quot;,0],&quot;; &quot;[&quot;; [.OP17]; &quot;,0],&quot;; &quot;[&quot;; [.OQ17]; &quot;,0],&quot;; &quot;[&quot;; [.OR17]; &quot;,0],&quot;; &quot;[&quot;; [.OS17]; &quot;,0]]&quot;)" office:value-type="string" office:string-value="[[23,0],[22,0],[21,0],[58,0],[71,0]]" calcext:value-type="string">
            <text:p>[[23,0],[22,0],[21,0],[58,0],[71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V16]" office:value-type="float" office:value="13" calcext:value-type="float">
            <text:p>13</text:p>
          </table:table-cell>
          <table:table-cell table:formula="of:=[.OV15]" office:value-type="float" office:value="20" calcext:value-type="float">
            <text:p>20</text:p>
          </table:table-cell>
          <table:table-cell table:formula="of:=[.OV14]" office:value-type="float" office:value="59" calcext:value-type="float">
            <text:p>59</text:p>
          </table:table-cell>
          <table:table-cell table:formula="of:=[.OW14]" office:value-type="float" office:value="70" calcext:value-type="float">
            <text:p>70</text:p>
          </table:table-cell>
          <table:table-cell table:formula="of:=CONCATENATE(&quot;[[&quot;; [.OV17]; &quot;,0],&quot;; &quot;[&quot;; [.OW17]; &quot;,0],&quot;; &quot;[&quot;; [.OX17]; &quot;,0],&quot;; &quot;[&quot;; [.OY17]; &quot;,0],&quot;; &quot;[&quot;; [.OZ17]; &quot;,0]]&quot;)" office:value-type="string" office:string-value="[[12,0],[13,0],[20,0],[59,0],[70,0]]" calcext:value-type="string">
            <text:p>[[12,0],[13,0],[20,0],[59,0],[70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PC16]" office:value-type="float" office:value="14" calcext:value-type="float">
            <text:p>14</text:p>
          </table:table-cell>
          <table:table-cell table:formula="of:=[.PC15]" office:value-type="float" office:value="19" calcext:value-type="float">
            <text:p>19</text:p>
          </table:table-cell>
          <table:table-cell table:formula="of:=[.PC14]" office:value-type="float" office:value="60" calcext:value-type="float">
            <text:p>60</text:p>
          </table:table-cell>
          <table:table-cell table:formula="of:=[.PD14]" office:value-type="float" office:value="69" calcext:value-type="float">
            <text:p>69</text:p>
          </table:table-cell>
          <table:table-cell table:formula="of:=CONCATENATE(&quot;[[&quot;; [.PC17]; &quot;,0],&quot;; &quot;[&quot;; [.PD17]; &quot;,0],&quot;; &quot;[&quot;; [.PE17]; &quot;,0],&quot;; &quot;[&quot;; [.PF17]; &quot;,0],&quot;; &quot;[&quot;; [.PG17]; &quot;,0]]&quot;)" office:value-type="string" office:string-value="[[1,0],[14,0],[19,0],[60,0],[69,0]]" calcext:value-type="string">
            <text:p>[[1,0],[14,0],[19,0],[60,0],[69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PJ16]" office:value-type="float" office:value="15" calcext:value-type="float">
            <text:p>15</text:p>
          </table:table-cell>
          <table:table-cell table:formula="of:=[.PJ15]" office:value-type="float" office:value="18" calcext:value-type="float">
            <text:p>18</text:p>
          </table:table-cell>
          <table:table-cell table:formula="of:=[.PJ14]" office:value-type="float" office:value="61" calcext:value-type="float">
            <text:p>61</text:p>
          </table:table-cell>
          <table:table-cell table:formula="of:=[.PK14]" office:value-type="float" office:value="68" calcext:value-type="float">
            <text:p>68</text:p>
          </table:table-cell>
          <table:table-cell table:formula="of:=CONCATENATE(&quot;[[&quot;; [.PJ17]; &quot;,0],&quot;; &quot;[&quot;; [.PK17]; &quot;,0],&quot;; &quot;[&quot;; [.PL17]; &quot;,0],&quot;; &quot;[&quot;; [.PM17]; &quot;,0],&quot;; &quot;[&quot;; [.PN17]; &quot;,0]]&quot;)" office:value-type="string" office:string-value="[[4,0],[15,0],[18,0],[61,0],[68,0]]" calcext:value-type="string">
            <text:p>[[4,0],[15,0],[18,0],[61,0],[68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PQ16]" office:value-type="float" office:value="16" calcext:value-type="float">
            <text:p>16</text:p>
          </table:table-cell>
          <table:table-cell table:formula="of:=[.PQ15]" office:value-type="float" office:value="17" calcext:value-type="float">
            <text:p>17</text:p>
          </table:table-cell>
          <table:table-cell table:formula="of:=[.PQ14]" office:value-type="float" office:value="62" calcext:value-type="float">
            <text:p>62</text:p>
          </table:table-cell>
          <table:table-cell table:formula="of:=[.PR14]" office:value-type="float" office:value="67" calcext:value-type="float">
            <text:p>67</text:p>
          </table:table-cell>
          <table:table-cell table:formula="of:=CONCATENATE(&quot;[[&quot;; [.PQ17]; &quot;,0],&quot;; &quot;[&quot;; [.PR17]; &quot;,0],&quot;; &quot;[&quot;; [.PS17]; &quot;,0],&quot;; &quot;[&quot;; [.PT17]; &quot;,0],&quot;; &quot;[&quot;; [.PU17]; &quot;,0]]&quot;)" office:value-type="string" office:string-value="[[5,0],[16,0],[17,0],[62,0],[67,0]]" calcext:value-type="string">
            <text:p>[[5,0],[16,0],[17,0],[62,0],[67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PX16]" office:value-type="float" office:value="35" calcext:value-type="float">
            <text:p>35</text:p>
          </table:table-cell>
          <table:table-cell table:formula="of:=[.PX15]" office:value-type="float" office:value="36" calcext:value-type="float">
            <text:p>36</text:p>
          </table:table-cell>
          <table:table-cell table:formula="of:=[.PX14]" office:value-type="float" office:value="63" calcext:value-type="float">
            <text:p>63</text:p>
          </table:table-cell>
          <table:table-cell table:formula="of:=[.PY14]" office:value-type="float" office:value="66" calcext:value-type="float">
            <text:p>66</text:p>
          </table:table-cell>
          <table:table-cell table:formula="of:=CONCATENATE(&quot;[[&quot;; [.PX17]; &quot;,0],&quot;; &quot;[&quot;; [.PY17]; &quot;,0],&quot;; &quot;[&quot;; [.PZ17]; &quot;,0],&quot;; &quot;[&quot;; [.QA17]; &quot;,0],&quot;; &quot;[&quot;; [.QB17]; &quot;,0]]&quot;)" office:value-type="string" office:string-value="[[34,0],[35,0],[36,0],[63,0],[66,0]]" calcext:value-type="string">
            <text:p>[[34,0],[35,0],[36,0],[63,0],[66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QE16]" office:value-type="float" office:value="38" calcext:value-type="float">
            <text:p>38</text:p>
          </table:table-cell>
          <table:table-cell table:formula="of:=[.QE15]" office:value-type="float" office:value="37" calcext:value-type="float">
            <text:p>37</text:p>
          </table:table-cell>
          <table:table-cell table:formula="of:=[.QE14]" office:value-type="float" office:value="64" calcext:value-type="float">
            <text:p>64</text:p>
          </table:table-cell>
          <table:table-cell table:formula="of:=[.QF14]" office:value-type="float" office:value="65" calcext:value-type="float">
            <text:p>65</text:p>
          </table:table-cell>
          <table:table-cell table:formula="of:=CONCATENATE(&quot;[[&quot;; [.QE17]; &quot;,0],&quot;; &quot;[&quot;; [.QF17]; &quot;,0],&quot;; &quot;[&quot;; [.QG17]; &quot;,0],&quot;; &quot;[&quot;; [.QH17]; &quot;,0],&quot;; &quot;[&quot;; [.QI17]; &quot;,0]]&quot;)" office:value-type="string" office:string-value="[[39,0],[38,0],[37,0],[64,0],[65,0]]" calcext:value-type="string">
            <text:p>[[39,0],[38,0],[37,0],[64,0],[65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QL16]" office:value-type="float" office:value="37" calcext:value-type="float">
            <text:p>37</text:p>
          </table:table-cell>
          <table:table-cell table:formula="of:=[.QL15]" office:value-type="float" office:value="64" calcext:value-type="float">
            <text:p>64</text:p>
          </table:table-cell>
          <table:table-cell table:formula="of:=[.QL14]" office:value-type="float" office:value="65" calcext:value-type="float">
            <text:p>65</text:p>
          </table:table-cell>
          <table:table-cell table:formula="of:=[.QM14]" office:value-type="float" office:value="0" calcext:value-type="float">
            <text:p>0</text:p>
          </table:table-cell>
          <table:table-cell table:formula="of:=CONCATENATE(&quot;[[&quot;; [.QL17]; &quot;,0],&quot;; &quot;[&quot;; [.QM17]; &quot;,0],&quot;; &quot;[&quot;; [.QN17]; &quot;,0],&quot;; &quot;[&quot;; [.QO17]; &quot;,0],&quot;; &quot;[&quot;; [.QP17]; &quot;,0]]&quot;)" office:value-type="string" office:string-value="[[38,0],[37,0],[64,0],[65,0],[0,0]]" calcext:value-type="string">
            <text:p>[[38,0],[37,0],[64,0],[65,0],[0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QS16]" office:value-type="float" office:value="36" calcext:value-type="float">
            <text:p>36</text:p>
          </table:table-cell>
          <table:table-cell table:formula="of:=[.QS15]" office:value-type="float" office:value="63" calcext:value-type="float">
            <text:p>63</text:p>
          </table:table-cell>
          <table:table-cell table:formula="of:=[.QS14]" office:value-type="float" office:value="66" calcext:value-type="float">
            <text:p>66</text:p>
          </table:table-cell>
          <table:table-cell table:formula="of:=[.QT14]" office:value-type="float" office:value="0" calcext:value-type="float">
            <text:p>0</text:p>
          </table:table-cell>
          <table:table-cell table:formula="of:=CONCATENATE(&quot;[[&quot;; [.QS17]; &quot;,0],&quot;; &quot;[&quot;; [.QT17]; &quot;,0],&quot;; &quot;[&quot;; [.QU17]; &quot;,0],&quot;; &quot;[&quot;; [.QV17]; &quot;,0],&quot;; &quot;[&quot;; [.QW17]; &quot;,0]]&quot;)" office:value-type="string" office:string-value="[[35,0],[36,0],[63,0],[66,0],[0,0]]" calcext:value-type="string">
            <text:p>[[35,0],[36,0],[63,0],[66,0],[0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QZ16]" office:value-type="float" office:value="17" calcext:value-type="float">
            <text:p>17</text:p>
          </table:table-cell>
          <table:table-cell table:formula="of:=[.QZ15]" office:value-type="float" office:value="62" calcext:value-type="float">
            <text:p>62</text:p>
          </table:table-cell>
          <table:table-cell table:formula="of:=[.QZ14]" office:value-type="float" office:value="67" calcext:value-type="float">
            <text:p>67</text:p>
          </table:table-cell>
          <table:table-cell table:formula="of:=[.RA14]" office:value-type="float" office:value="0" calcext:value-type="float">
            <text:p>0</text:p>
          </table:table-cell>
          <table:table-cell table:formula="of:=CONCATENATE(&quot;[[&quot;; [.QZ17]; &quot;,0],&quot;; &quot;[&quot;; [.RA17]; &quot;,0],&quot;; &quot;[&quot;; [.RB17]; &quot;,0],&quot;; &quot;[&quot;; [.RC17]; &quot;,0],&quot;; &quot;[&quot;; [.RD17]; &quot;,0]]&quot;)" office:value-type="string" office:string-value="[[16,0],[17,0],[62,0],[67,0],[0,0]]" calcext:value-type="string">
            <text:p>[[16,0],[17,0],[62,0],[67,0],[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RG16]" office:value-type="float" office:value="18" calcext:value-type="float">
            <text:p>18</text:p>
          </table:table-cell>
          <table:table-cell table:formula="of:=[.RG15]" office:value-type="float" office:value="61" calcext:value-type="float">
            <text:p>61</text:p>
          </table:table-cell>
          <table:table-cell table:formula="of:=[.RG14]" office:value-type="float" office:value="68" calcext:value-type="float">
            <text:p>68</text:p>
          </table:table-cell>
          <table:table-cell table:formula="of:=[.RH14]" office:value-type="float" office:value="0" calcext:value-type="float">
            <text:p>0</text:p>
          </table:table-cell>
          <table:table-cell table:formula="of:=CONCATENATE(&quot;[[&quot;; [.RG17]; &quot;,0],&quot;; &quot;[&quot;; [.RH17]; &quot;,0],&quot;; &quot;[&quot;; [.RI17]; &quot;,0],&quot;; &quot;[&quot;; [.RJ17]; &quot;,0],&quot;; &quot;[&quot;; [.RK17]; &quot;,0]]&quot;)" office:value-type="string" office:string-value="[[15,0],[18,0],[61,0],[68,0],[0,0]]" calcext:value-type="string">
            <text:p>[[15,0],[18,0],[61,0],[68,0],[0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RN16]" office:value-type="float" office:value="19" calcext:value-type="float">
            <text:p>19</text:p>
          </table:table-cell>
          <table:table-cell table:formula="of:=[.RN15]" office:value-type="float" office:value="60" calcext:value-type="float">
            <text:p>60</text:p>
          </table:table-cell>
          <table:table-cell table:formula="of:=[.RN14]" office:value-type="float" office:value="69" calcext:value-type="float">
            <text:p>69</text:p>
          </table:table-cell>
          <table:table-cell table:formula="of:=[.RO14]" office:value-type="float" office:value="0" calcext:value-type="float">
            <text:p>0</text:p>
          </table:table-cell>
          <table:table-cell table:formula="of:=CONCATENATE(&quot;[[&quot;; [.RN17]; &quot;,0],&quot;; &quot;[&quot;; [.RO17]; &quot;,0],&quot;; &quot;[&quot;; [.RP17]; &quot;,0],&quot;; &quot;[&quot;; [.RQ17]; &quot;,0],&quot;; &quot;[&quot;; [.RR17]; &quot;,0]]&quot;)" office:value-type="string" office:string-value="[[14,0],[19,0],[60,0],[69,0],[0,0]]" calcext:value-type="string">
            <text:p>[[14,0],[19,0],[60,0],[69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U16]" office:value-type="float" office:value="20" calcext:value-type="float">
            <text:p>20</text:p>
          </table:table-cell>
          <table:table-cell table:formula="of:=[.RU15]" office:value-type="float" office:value="59" calcext:value-type="float">
            <text:p>59</text:p>
          </table:table-cell>
          <table:table-cell table:formula="of:=[.RU14]" office:value-type="float" office:value="70" calcext:value-type="float">
            <text:p>70</text:p>
          </table:table-cell>
          <table:table-cell table:formula="of:=[.RV14]" office:value-type="float" office:value="0" calcext:value-type="float">
            <text:p>0</text:p>
          </table:table-cell>
          <table:table-cell table:formula="of:=CONCATENATE(&quot;[[&quot;; [.RU17]; &quot;,0],&quot;; &quot;[&quot;; [.RV17]; &quot;,0],&quot;; &quot;[&quot;; [.RW17]; &quot;,0],&quot;; &quot;[&quot;; [.RX17]; &quot;,0],&quot;; &quot;[&quot;; [.RY17]; &quot;,0]]&quot;)" office:value-type="string" office:string-value="[[13,0],[20,0],[59,0],[70,0],[0,0]]" calcext:value-type="string">
            <text:p>[[13,0],[20,0],[59,0],[7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SB16]" office:value-type="float" office:value="21" calcext:value-type="float">
            <text:p>21</text:p>
          </table:table-cell>
          <table:table-cell table:formula="of:=[.SB15]" office:value-type="float" office:value="58" calcext:value-type="float">
            <text:p>58</text:p>
          </table:table-cell>
          <table:table-cell table:formula="of:=[.SB14]" office:value-type="float" office:value="71" calcext:value-type="float">
            <text:p>71</text:p>
          </table:table-cell>
          <table:table-cell table:formula="of:=[.SC14]" office:value-type="float" office:value="0" calcext:value-type="float">
            <text:p>0</text:p>
          </table:table-cell>
          <table:table-cell table:formula="of:=CONCATENATE(&quot;[[&quot;; [.SB17]; &quot;,0],&quot;; &quot;[&quot;; [.SC17]; &quot;,0],&quot;; &quot;[&quot;; [.SD17]; &quot;,0],&quot;; &quot;[&quot;; [.SE17]; &quot;,0],&quot;; &quot;[&quot;; [.SF17]; &quot;,0]]&quot;)" office:value-type="string" office:string-value="[[22,0],[21,0],[58,0],[71,0],[0,0]]" calcext:value-type="string">
            <text:p>[[22,0],[21,0],[58,0],[71,0],[0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SI16]" office:value-type="float" office:value="56" calcext:value-type="float">
            <text:p>56</text:p>
          </table:table-cell>
          <table:table-cell table:formula="of:=[.SI15]" office:value-type="float" office:value="57" calcext:value-type="float">
            <text:p>57</text:p>
          </table:table-cell>
          <table:table-cell table:formula="of:=[.SI14]" office:value-type="float" office:value="72" calcext:value-type="float">
            <text:p>72</text:p>
          </table:table-cell>
          <table:table-cell table:formula="of:=[.SJ14]" office:value-type="float" office:value="0" calcext:value-type="float">
            <text:p>0</text:p>
          </table:table-cell>
          <table:table-cell table:formula="of:=CONCATENATE(&quot;[[&quot;; [.SI17]; &quot;,0],&quot;; &quot;[&quot;; [.SJ17]; &quot;,0],&quot;; &quot;[&quot;; [.SK17]; &quot;,0],&quot;; &quot;[&quot;; [.SL17]; &quot;,0],&quot;; &quot;[&quot;; [.SM17]; &quot;,0]]&quot;)" office:value-type="string" office:string-value="[[55,0],[56,0],[57,0],[72,0],[0,0]]" calcext:value-type="string">
            <text:p>[[55,0],[56,0],[57,0],[72,0],[0,0]]</text:p>
          </table:table-cell>
          <table:table-cell/>
          <table:table-cell office:value-type="float" office:value="76" calcext:value-type="float">
            <text:p>76</text:p>
          </table:table-cell>
          <table:table-cell table:formula="of:=[.SP16]" office:value-type="float" office:value="75" calcext:value-type="float">
            <text:p>75</text:p>
          </table:table-cell>
          <table:table-cell table:formula="of:=[.SP15]" office:value-type="float" office:value="74" calcext:value-type="float">
            <text:p>74</text:p>
          </table:table-cell>
          <table:table-cell table:formula="of:=[.SP14]" office:value-type="float" office:value="73" calcext:value-type="float">
            <text:p>73</text:p>
          </table:table-cell>
          <table:table-cell table:formula="of:=[.SQ14]" office:value-type="float" office:value="0" calcext:value-type="float">
            <text:p>0</text:p>
          </table:table-cell>
          <table:table-cell table:formula="of:=CONCATENATE(&quot;[[&quot;; [.SP17]; &quot;,0],&quot;; &quot;[&quot;; [.SQ17]; &quot;,0],&quot;; &quot;[&quot;; [.SR17]; &quot;,0],&quot;; &quot;[&quot;; [.SS17]; &quot;,0],&quot;; &quot;[&quot;; [.ST17]; &quot;,0]]&quot;)" office:value-type="string" office:string-value="[[76,0],[75,0],[74,0],[73,0],[0,0]]" calcext:value-type="string">
            <text:p>[[76,0],[75,0],[74,0],[73,0],[0,0]]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SW16]" office:value-type="float" office:value="76" calcext:value-type="float">
            <text:p>76</text:p>
          </table:table-cell>
          <table:table-cell table:formula="of:=[.SW15]" office:value-type="float" office:value="75" calcext:value-type="float">
            <text:p>75</text:p>
          </table:table-cell>
          <table:table-cell table:formula="of:=[.SW14]" office:value-type="float" office:value="74" calcext:value-type="float">
            <text:p>74</text:p>
          </table:table-cell>
          <table:table-cell table:formula="of:=[.SX14]" office:value-type="float" office:value="73" calcext:value-type="float">
            <text:p>73</text:p>
          </table:table-cell>
          <table:table-cell table:formula="of:=CONCATENATE(&quot;[[&quot;; [.SW17]; &quot;,0],&quot;; &quot;[&quot;; [.SX17]; &quot;,0],&quot;; &quot;[&quot;; [.SY17]; &quot;,0],&quot;; &quot;[&quot;; [.SZ17]; &quot;,0],&quot;; &quot;[&quot;; [.TA17]; &quot;,0]]&quot;)" office:value-type="string" office:string-value="[[77,0],[76,0],[75,0],[74,0],[73,0]]" calcext:value-type="string">
            <text:p>[[77,0],[76,0],[75,0],[74,0],[73,0]]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TD16]" office:value-type="float" office:value="77" calcext:value-type="float">
            <text:p>77</text:p>
          </table:table-cell>
          <table:table-cell table:formula="of:=[.TD15]" office:value-type="float" office:value="76" calcext:value-type="float">
            <text:p>76</text:p>
          </table:table-cell>
          <table:table-cell table:formula="of:=[.TD14]" office:value-type="float" office:value="75" calcext:value-type="float">
            <text:p>75</text:p>
          </table:table-cell>
          <table:table-cell table:formula="of:=[.TE14]" office:value-type="float" office:value="74" calcext:value-type="float">
            <text:p>74</text:p>
          </table:table-cell>
          <table:table-cell table:formula="of:=CONCATENATE(&quot;[[&quot;; [.TD17]; &quot;,0],&quot;; &quot;[&quot;; [.TE17]; &quot;,0],&quot;; &quot;[&quot;; [.TF17]; &quot;,0],&quot;; &quot;[&quot;; [.TG17]; &quot;,0],&quot;; &quot;[&quot;; [.TH17]; &quot;,0]]&quot;)" office:value-type="string" office:string-value="[[78,0],[77,0],[76,0],[75,0],[74,0]]" calcext:value-type="string">
            <text:p>[[78,0],[77,0],[76,0],[75,0],[74,0]]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TK16]" office:value-type="float" office:value="78" calcext:value-type="float">
            <text:p>78</text:p>
          </table:table-cell>
          <table:table-cell table:formula="of:=[.TK15]" office:value-type="float" office:value="77" calcext:value-type="float">
            <text:p>77</text:p>
          </table:table-cell>
          <table:table-cell table:formula="of:=[.TK14]" office:value-type="float" office:value="76" calcext:value-type="float">
            <text:p>76</text:p>
          </table:table-cell>
          <table:table-cell table:formula="of:=[.TL14]" office:value-type="float" office:value="75" calcext:value-type="float">
            <text:p>75</text:p>
          </table:table-cell>
          <table:table-cell table:formula="of:=CONCATENATE(&quot;[[&quot;; [.TK17]; &quot;,0],&quot;; &quot;[&quot;; [.TL17]; &quot;,0],&quot;; &quot;[&quot;; [.TM17]; &quot;,0],&quot;; &quot;[&quot;; [.TN17]; &quot;,0],&quot;; &quot;[&quot;; [.TO17]; &quot;,0]]&quot;)" office:value-type="string" office:string-value="[[79,0],[78,0],[77,0],[76,0],[75,0]]" calcext:value-type="string">
            <text:p>[[79,0],[78,0],[77,0],[76,0],[75,0]]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TR16]" office:value-type="float" office:value="79" calcext:value-type="float">
            <text:p>79</text:p>
          </table:table-cell>
          <table:table-cell table:formula="of:=[.TR15]" office:value-type="float" office:value="78" calcext:value-type="float">
            <text:p>78</text:p>
          </table:table-cell>
          <table:table-cell table:formula="of:=[.TR14]" office:value-type="float" office:value="77" calcext:value-type="float">
            <text:p>77</text:p>
          </table:table-cell>
          <table:table-cell table:formula="of:=[.TS14]" office:value-type="float" office:value="76" calcext:value-type="float">
            <text:p>76</text:p>
          </table:table-cell>
          <table:table-cell table:formula="of:=CONCATENATE(&quot;[[&quot;; [.TR17]; &quot;,0],&quot;; &quot;[&quot;; [.TS17]; &quot;,0],&quot;; &quot;[&quot;; [.TT17]; &quot;,0],&quot;; &quot;[&quot;; [.TU17]; &quot;,0],&quot;; &quot;[&quot;; [.TV17]; &quot;,0]]&quot;)" office:value-type="string" office:string-value="[[80,0],[79,0],[78,0],[77,0],[76,0]]" calcext:value-type="string">
            <text:p>[[80,0],[79,0],[78,0],[77,0],[76,0]]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TY16]" office:value-type="float" office:value="80" calcext:value-type="float">
            <text:p>80</text:p>
          </table:table-cell>
          <table:table-cell table:formula="of:=[.TY15]" office:value-type="float" office:value="79" calcext:value-type="float">
            <text:p>79</text:p>
          </table:table-cell>
          <table:table-cell table:formula="of:=[.TY14]" office:value-type="float" office:value="78" calcext:value-type="float">
            <text:p>78</text:p>
          </table:table-cell>
          <table:table-cell table:formula="of:=[.TZ14]" office:value-type="float" office:value="77" calcext:value-type="float">
            <text:p>77</text:p>
          </table:table-cell>
          <table:table-cell table:formula="of:=CONCATENATE(&quot;[[&quot;; [.TY17]; &quot;,0],&quot;; &quot;[&quot;; [.TZ17]; &quot;,0],&quot;; &quot;[&quot;; [.UA17]; &quot;,0],&quot;; &quot;[&quot;; [.UB17]; &quot;,0],&quot;; &quot;[&quot;; [.UC17]; &quot;,0]]&quot;)" office:value-type="string" office:string-value="[[81,0],[80,0],[79,0],[78,0],[77,0]]" calcext:value-type="string">
            <text:p>[[81,0],[80,0],[79,0],[78,0],[77,0]]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UF16]" office:value-type="float" office:value="81" calcext:value-type="float">
            <text:p>81</text:p>
          </table:table-cell>
          <table:table-cell table:formula="of:=[.UF15]" office:value-type="float" office:value="80" calcext:value-type="float">
            <text:p>80</text:p>
          </table:table-cell>
          <table:table-cell table:formula="of:=[.UF14]" office:value-type="float" office:value="79" calcext:value-type="float">
            <text:p>79</text:p>
          </table:table-cell>
          <table:table-cell table:formula="of:=[.UG14]" office:value-type="float" office:value="78" calcext:value-type="float">
            <text:p>78</text:p>
          </table:table-cell>
          <table:table-cell table:formula="of:=CONCATENATE(&quot;[[&quot;; [.UF17]; &quot;,0],&quot;; &quot;[&quot;; [.UG17]; &quot;,0],&quot;; &quot;[&quot;; [.UH17]; &quot;,0],&quot;; &quot;[&quot;; [.UI17]; &quot;,0],&quot;; &quot;[&quot;; [.UJ17]; &quot;,0]]&quot;)" office:value-type="string" office:string-value="[[82,0],[81,0],[80,0],[79,0],[78,0]]" calcext:value-type="string">
            <text:p>[[82,0],[81,0],[80,0],[79,0],[7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M16]" office:value-type="float" office:value="82" calcext:value-type="float">
            <text:p>82</text:p>
          </table:table-cell>
          <table:table-cell table:formula="of:=[.UM15]" office:value-type="float" office:value="81" calcext:value-type="float">
            <text:p>81</text:p>
          </table:table-cell>
          <table:table-cell table:formula="of:=[.UM14]" office:value-type="float" office:value="80" calcext:value-type="float">
            <text:p>80</text:p>
          </table:table-cell>
          <table:table-cell table:formula="of:=[.UN14]" office:value-type="float" office:value="79" calcext:value-type="float">
            <text:p>79</text:p>
          </table:table-cell>
          <table:table-cell table:formula="of:=CONCATENATE(&quot;[[&quot;; [.UM17]; &quot;,0],&quot;; &quot;[&quot;; [.UN17]; &quot;,0],&quot;; &quot;[&quot;; [.UO17]; &quot;,0],&quot;; &quot;[&quot;; [.UP17]; &quot;,0],&quot;; &quot;[&quot;; [.UQ17]; &quot;,0]]&quot;)" office:value-type="string" office:string-value="[[0,0],[82,0],[81,0],[80,0],[79,0]]" calcext:value-type="string">
            <text:p>[[0,0],[82,0],[81,0],[80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16]" office:value-type="float" office:value="0" calcext:value-type="float">
            <text:p>0</text:p>
          </table:table-cell>
          <table:table-cell table:formula="of:=[.UT15]" office:value-type="float" office:value="82" calcext:value-type="float">
            <text:p>82</text:p>
          </table:table-cell>
          <table:table-cell table:formula="of:=[.UT14]" office:value-type="float" office:value="81" calcext:value-type="float">
            <text:p>81</text:p>
          </table:table-cell>
          <table:table-cell table:formula="of:=[.UU14]" office:value-type="float" office:value="80" calcext:value-type="float">
            <text:p>80</text:p>
          </table:table-cell>
          <table:table-cell table:formula="of:=CONCATENATE(&quot;[[&quot;; [.UT17]; &quot;,0],&quot;; &quot;[&quot;; [.UU17]; &quot;,0],&quot;; &quot;[&quot;; [.UV17]; &quot;,0],&quot;; &quot;[&quot;; [.UW17]; &quot;,0],&quot;; &quot;[&quot;; [.UX17]; &quot;,0]]&quot;)" office:value-type="string" office:string-value="[[0,0],[0,0],[82,0],[81,0],[80,0]]" calcext:value-type="string">
            <text:p>[[0,0],[0,0],[82,0],[81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16]" office:value-type="float" office:value="0" calcext:value-type="float">
            <text:p>0</text:p>
          </table:table-cell>
          <table:table-cell table:formula="of:=[.VA15]" office:value-type="float" office:value="0" calcext:value-type="float">
            <text:p>0</text:p>
          </table:table-cell>
          <table:table-cell table:formula="of:=[.VA14]" office:value-type="float" office:value="82" calcext:value-type="float">
            <text:p>82</text:p>
          </table:table-cell>
          <table:table-cell table:formula="of:=[.VB14]" office:value-type="float" office:value="81" calcext:value-type="float">
            <text:p>81</text:p>
          </table:table-cell>
          <table:table-cell table:formula="of:=CONCATENATE(&quot;[[&quot;; [.VA17]; &quot;,0],&quot;; &quot;[&quot;; [.VB17]; &quot;,0],&quot;; &quot;[&quot;; [.VC17]; &quot;,0],&quot;; &quot;[&quot;; [.VD17]; &quot;,0],&quot;; &quot;[&quot;; [.VE17]; &quot;,0]]&quot;)" office:value-type="string" office:string-value="[[0,0],[0,0],[0,0],[82,0],[81,0]]" calcext:value-type="string">
            <text:p>[[0,0],[0,0],[0,0],[82,0],[8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16]" office:value-type="float" office:value="0" calcext:value-type="float">
            <text:p>0</text:p>
          </table:table-cell>
          <table:table-cell table:formula="of:=[.VH15]" office:value-type="float" office:value="0" calcext:value-type="float">
            <text:p>0</text:p>
          </table:table-cell>
          <table:table-cell table:formula="of:=[.VH14]" office:value-type="float" office:value="83" calcext:value-type="float">
            <text:p>83</text:p>
          </table:table-cell>
          <table:table-cell table:formula="of:=[.VI14]" office:value-type="float" office:value="50" calcext:value-type="float">
            <text:p>50</text:p>
          </table:table-cell>
          <table:table-cell table:formula="of:=CONCATENATE(&quot;[[&quot;; [.VH17]; &quot;,0],&quot;; &quot;[&quot;; [.VI17]; &quot;,0],&quot;; &quot;[&quot;; [.VJ17]; &quot;,0],&quot;; &quot;[&quot;; [.VK17]; &quot;,0],&quot;; &quot;[&quot;; [.VL17]; &quot;,0]]&quot;)" office:value-type="string" office:string-value="[[0,0],[0,0],[0,0],[83,0],[50,0]]" calcext:value-type="string">
            <text:p>[[0,0],[0,0],[0,0],[83,0],[5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16]" office:value-type="float" office:value="0" calcext:value-type="float">
            <text:p>0</text:p>
          </table:table-cell>
          <table:table-cell table:formula="of:=[.VO15]" office:value-type="float" office:value="0" calcext:value-type="float">
            <text:p>0</text:p>
          </table:table-cell>
          <table:table-cell table:formula="of:=[.VO14]" office:value-type="float" office:value="84" calcext:value-type="float">
            <text:p>84</text:p>
          </table:table-cell>
          <table:table-cell table:formula="of:=[.VP14]" office:value-type="float" office:value="49" calcext:value-type="float">
            <text:p>49</text:p>
          </table:table-cell>
          <table:table-cell table:formula="of:=CONCATENATE(&quot;[[&quot;; [.VO17]; &quot;,0],&quot;; &quot;[&quot;; [.VP17]; &quot;,0],&quot;; &quot;[&quot;; [.VQ17]; &quot;,0],&quot;; &quot;[&quot;; [.VR17]; &quot;,0],&quot;; &quot;[&quot;; [.VS17]; &quot;,0]]&quot;)" office:value-type="string" office:string-value="[[0,0],[0,0],[0,0],[84,0],[49,0]]" calcext:value-type="string">
            <text:p>[[0,0],[0,0],[0,0],[84,0],[4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16]" office:value-type="float" office:value="0" calcext:value-type="float">
            <text:p>0</text:p>
          </table:table-cell>
          <table:table-cell table:formula="of:=[.VV15]" office:value-type="float" office:value="0" calcext:value-type="float">
            <text:p>0</text:p>
          </table:table-cell>
          <table:table-cell table:formula="of:=[.VV14]" office:value-type="float" office:value="85" calcext:value-type="float">
            <text:p>85</text:p>
          </table:table-cell>
          <table:table-cell table:formula="of:=[.VW14]" office:value-type="float" office:value="48" calcext:value-type="float">
            <text:p>48</text:p>
          </table:table-cell>
          <table:table-cell table:formula="of:=CONCATENATE(&quot;[[&quot;; [.VV17]; &quot;,0],&quot;; &quot;[&quot;; [.VW17]; &quot;,0],&quot;; &quot;[&quot;; [.VX17]; &quot;,0],&quot;; &quot;[&quot;; [.VY17]; &quot;,0],&quot;; &quot;[&quot;; [.VZ17]; &quot;,0]]&quot;)" office:value-type="string" office:string-value="[[0,0],[0,0],[0,0],[85,0],[48,0]]" calcext:value-type="string">
            <text:p>[[0,0],[0,0],[0,0],[85,0],[4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16]" office:value-type="float" office:value="0" calcext:value-type="float">
            <text:p>0</text:p>
          </table:table-cell>
          <table:table-cell table:formula="of:=[.WC15]" office:value-type="float" office:value="0" calcext:value-type="float">
            <text:p>0</text:p>
          </table:table-cell>
          <table:table-cell table:formula="of:=[.WC14]" office:value-type="float" office:value="86" calcext:value-type="float">
            <text:p>86</text:p>
          </table:table-cell>
          <table:table-cell table:formula="of:=[.WD14]" office:value-type="float" office:value="47" calcext:value-type="float">
            <text:p>47</text:p>
          </table:table-cell>
          <table:table-cell table:formula="of:=CONCATENATE(&quot;[[&quot;; [.WC17]; &quot;,0],&quot;; &quot;[&quot;; [.WD17]; &quot;,0],&quot;; &quot;[&quot;; [.WE17]; &quot;,0],&quot;; &quot;[&quot;; [.WF17]; &quot;,0],&quot;; &quot;[&quot;; [.WG17]; &quot;,0]]&quot;)" office:value-type="string" office:string-value="[[0,0],[0,0],[0,0],[86,0],[47,0]]" calcext:value-type="string">
            <text:p>[[0,0],[0,0],[0,0],[86,0],[4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16]" office:value-type="float" office:value="0" calcext:value-type="float">
            <text:p>0</text:p>
          </table:table-cell>
          <table:table-cell table:formula="of:=[.WJ15]" office:value-type="float" office:value="0" calcext:value-type="float">
            <text:p>0</text:p>
          </table:table-cell>
          <table:table-cell table:formula="of:=[.WJ14]" office:value-type="float" office:value="87" calcext:value-type="float">
            <text:p>87</text:p>
          </table:table-cell>
          <table:table-cell table:formula="of:=[.WK14]" office:value-type="float" office:value="46" calcext:value-type="float">
            <text:p>46</text:p>
          </table:table-cell>
          <table:table-cell table:formula="of:=CONCATENATE(&quot;[[&quot;; [.WJ17]; &quot;,0],&quot;; &quot;[&quot;; [.WK17]; &quot;,0],&quot;; &quot;[&quot;; [.WL17]; &quot;,0],&quot;; &quot;[&quot;; [.WM17]; &quot;,0],&quot;; &quot;[&quot;; [.WN17]; &quot;,0]]&quot;)" office:value-type="string" office:string-value="[[0,0],[0,0],[0,0],[87,0],[46,0]]" calcext:value-type="string">
            <text:p>[[0,0],[0,0],[0,0],[87,0],[4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16]" office:value-type="float" office:value="0" calcext:value-type="float">
            <text:p>0</text:p>
          </table:table-cell>
          <table:table-cell table:formula="of:=[.WQ15]" office:value-type="float" office:value="0" calcext:value-type="float">
            <text:p>0</text:p>
          </table:table-cell>
          <table:table-cell table:formula="of:=[.WQ14]" office:value-type="float" office:value="88" calcext:value-type="float">
            <text:p>88</text:p>
          </table:table-cell>
          <table:table-cell table:formula="of:=[.WR14]" office:value-type="float" office:value="45" calcext:value-type="float">
            <text:p>45</text:p>
          </table:table-cell>
          <table:table-cell table:formula="of:=CONCATENATE(&quot;[[&quot;; [.WQ17]; &quot;,0],&quot;; &quot;[&quot;; [.WR17]; &quot;,0],&quot;; &quot;[&quot;; [.WS17]; &quot;,0],&quot;; &quot;[&quot;; [.WT17]; &quot;,0],&quot;; &quot;[&quot;; [.WU17]; &quot;,0]]&quot;)" office:value-type="string" office:string-value="[[0,0],[0,0],[0,0],[88,0],[45,0]]" calcext:value-type="string">
            <text:p>[[0,0],[0,0],[0,0],[88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16]" office:value-type="float" office:value="0" calcext:value-type="float">
            <text:p>0</text:p>
          </table:table-cell>
          <table:table-cell table:formula="of:=[.WX15]" office:value-type="float" office:value="0" calcext:value-type="float">
            <text:p>0</text:p>
          </table:table-cell>
          <table:table-cell table:formula="of:=[.WX14]" office:value-type="float" office:value="89" calcext:value-type="float">
            <text:p>89</text:p>
          </table:table-cell>
          <table:table-cell table:formula="of:=[.WY14]" office:value-type="float" office:value="44" calcext:value-type="float">
            <text:p>44</text:p>
          </table:table-cell>
          <table:table-cell table:formula="of:=CONCATENATE(&quot;[[&quot;; [.WX17]; &quot;,0],&quot;; &quot;[&quot;; [.WY17]; &quot;,0],&quot;; &quot;[&quot;; [.WZ17]; &quot;,0],&quot;; &quot;[&quot;; [.XA17]; &quot;,0],&quot;; &quot;[&quot;; [.XB17]; &quot;,0]]&quot;)" office:value-type="string" office:string-value="[[0,0],[0,0],[0,0],[89,0],[44,0]]" calcext:value-type="string">
            <text:p>[[0,0],[0,0],[0,0],[89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16]" office:value-type="float" office:value="0" calcext:value-type="float">
            <text:p>0</text:p>
          </table:table-cell>
          <table:table-cell table:formula="of:=[.XE15]" office:value-type="float" office:value="0" calcext:value-type="float">
            <text:p>0</text:p>
          </table:table-cell>
          <table:table-cell table:formula="of:=[.XE14]" office:value-type="float" office:value="90" calcext:value-type="float">
            <text:p>90</text:p>
          </table:table-cell>
          <table:table-cell table:formula="of:=[.XF14]" office:value-type="float" office:value="43" calcext:value-type="float">
            <text:p>43</text:p>
          </table:table-cell>
          <table:table-cell table:formula="of:=CONCATENATE(&quot;[[&quot;; [.XE17]; &quot;,0],&quot;; &quot;[&quot;; [.XF17]; &quot;,0],&quot;; &quot;[&quot;; [.XG17]; &quot;,0],&quot;; &quot;[&quot;; [.XH17]; &quot;,0],&quot;; &quot;[&quot;; [.XI17]; &quot;,0]]&quot;)" office:value-type="string" office:string-value="[[0,0],[0,0],[0,0],[90,0],[43,0]]" calcext:value-type="string">
            <text:p>[[0,0],[0,0],[0,0],[90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16]" office:value-type="float" office:value="0" calcext:value-type="float">
            <text:p>0</text:p>
          </table:table-cell>
          <table:table-cell table:formula="of:=[.XL15]" office:value-type="float" office:value="0" calcext:value-type="float">
            <text:p>0</text:p>
          </table:table-cell>
          <table:table-cell table:formula="of:=[.XL14]" office:value-type="float" office:value="91" calcext:value-type="float">
            <text:p>91</text:p>
          </table:table-cell>
          <table:table-cell table:formula="of:=[.XM14]" office:value-type="float" office:value="92" calcext:value-type="float">
            <text:p>92</text:p>
          </table:table-cell>
          <table:table-cell table:formula="of:=CONCATENATE(&quot;[[&quot;; [.XL17]; &quot;,0],&quot;; &quot;[&quot;; [.XM17]; &quot;,0],&quot;; &quot;[&quot;; [.XN17]; &quot;,0],&quot;; &quot;[&quot;; [.XO17]; &quot;,0],&quot;; &quot;[&quot;; [.XP17]; &quot;,0]]&quot;)" office:value-type="string" office:string-value="[[0,0],[0,0],[0,0],[91,0],[92,0]]" calcext:value-type="string">
            <text:p>[[0,0],[0,0],[0,0],[91,0],[9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16]" office:value-type="float" office:value="0" calcext:value-type="float">
            <text:p>0</text:p>
          </table:table-cell>
          <table:table-cell table:formula="of:=[.XS15]" office:value-type="float" office:value="91" calcext:value-type="float">
            <text:p>91</text:p>
          </table:table-cell>
          <table:table-cell table:formula="of:=[.XS14]" office:value-type="float" office:value="92" calcext:value-type="float">
            <text:p>92</text:p>
          </table:table-cell>
          <table:table-cell table:formula="of:=[.XT14]" office:value-type="float" office:value="93" calcext:value-type="float">
            <text:p>93</text:p>
          </table:table-cell>
          <table:table-cell table:formula="of:=CONCATENATE(&quot;[[&quot;; [.XS17]; &quot;,0],&quot;; &quot;[&quot;; [.XT17]; &quot;,0],&quot;; &quot;[&quot;; [.XU17]; &quot;,0],&quot;; &quot;[&quot;; [.XV17]; &quot;,0],&quot;; &quot;[&quot;; [.XW17]; &quot;,0]]&quot;)" office:value-type="string" office:string-value="[[0,0],[0,0],[91,0],[92,0],[93,0]]" calcext:value-type="string">
            <text:p>[[0,0],[0,0],[91,0],[92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16]" office:value-type="float" office:value="91" calcext:value-type="float">
            <text:p>91</text:p>
          </table:table-cell>
          <table:table-cell table:formula="of:=[.XZ15]" office:value-type="float" office:value="92" calcext:value-type="float">
            <text:p>92</text:p>
          </table:table-cell>
          <table:table-cell table:formula="of:=[.XZ14]" office:value-type="float" office:value="93" calcext:value-type="float">
            <text:p>93</text:p>
          </table:table-cell>
          <table:table-cell table:formula="of:=[.YA14]" office:value-type="float" office:value="94" calcext:value-type="float">
            <text:p>94</text:p>
          </table:table-cell>
          <table:table-cell table:formula="of:=CONCATENATE(&quot;[[&quot;; [.XZ17]; &quot;,0],&quot;; &quot;[&quot;; [.YA17]; &quot;,0],&quot;; &quot;[&quot;; [.YB17]; &quot;,0],&quot;; &quot;[&quot;; [.YC17]; &quot;,0],&quot;; &quot;[&quot;; [.YD17]; &quot;,0]]&quot;)" office:value-type="string" office:string-value="[[0,0],[91,0],[92,0],[93,0],[94,0]]" calcext:value-type="string">
            <text:p>[[0,0],[91,0],[92,0],[93,0],[9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YG16]" office:value-type="float" office:value="92" calcext:value-type="float">
            <text:p>92</text:p>
          </table:table-cell>
          <table:table-cell table:formula="of:=[.YG15]" office:value-type="float" office:value="93" calcext:value-type="float">
            <text:p>93</text:p>
          </table:table-cell>
          <table:table-cell table:formula="of:=[.YG14]" office:value-type="float" office:value="94" calcext:value-type="float">
            <text:p>94</text:p>
          </table:table-cell>
          <table:table-cell table:formula="of:=[.YH14]" office:value-type="float" office:value="95" calcext:value-type="float">
            <text:p>95</text:p>
          </table:table-cell>
          <table:table-cell table:formula="of:=CONCATENATE(&quot;[[&quot;; [.YG17]; &quot;,0],&quot;; &quot;[&quot;; [.YH17]; &quot;,0],&quot;; &quot;[&quot;; [.YI17]; &quot;,0],&quot;; &quot;[&quot;; [.YJ17]; &quot;,0],&quot;; &quot;[&quot;; [.YK17]; &quot;,0]]&quot;)" office:value-type="string" office:string-value="[[91,0],[92,0],[93,0],[94,0],[95,0]]" calcext:value-type="string">
            <text:p>[[91,0],[92,0],[93,0],[94,0],[9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YN16]" office:value-type="float" office:value="93" calcext:value-type="float">
            <text:p>93</text:p>
          </table:table-cell>
          <table:table-cell table:formula="of:=[.YN15]" office:value-type="float" office:value="94" calcext:value-type="float">
            <text:p>94</text:p>
          </table:table-cell>
          <table:table-cell table:formula="of:=[.YN14]" office:value-type="float" office:value="95" calcext:value-type="float">
            <text:p>95</text:p>
          </table:table-cell>
          <table:table-cell table:formula="of:=[.YO14]" office:value-type="float" office:value="96" calcext:value-type="float">
            <text:p>96</text:p>
          </table:table-cell>
          <table:table-cell table:formula="of:=CONCATENATE(&quot;[[&quot;; [.YN17]; &quot;,0],&quot;; &quot;[&quot;; [.YO17]; &quot;,0],&quot;; &quot;[&quot;; [.YP17]; &quot;,0],&quot;; &quot;[&quot;; [.YQ17]; &quot;,0],&quot;; &quot;[&quot;; [.YR17]; &quot;,0]]&quot;)" office:value-type="string" office:string-value="[[92,0],[93,0],[94,0],[95,0],[96,0]]" calcext:value-type="string">
            <text:p>[[92,0],[93,0],[94,0],[95,0],[96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YU16]" office:value-type="float" office:value="94" calcext:value-type="float">
            <text:p>94</text:p>
          </table:table-cell>
          <table:table-cell table:formula="of:=[.YU15]" office:value-type="float" office:value="95" calcext:value-type="float">
            <text:p>95</text:p>
          </table:table-cell>
          <table:table-cell table:formula="of:=[.YU14]" office:value-type="float" office:value="96" calcext:value-type="float">
            <text:p>96</text:p>
          </table:table-cell>
          <table:table-cell table:formula="of:=[.YV14]" office:value-type="float" office:value="97" calcext:value-type="float">
            <text:p>97</text:p>
          </table:table-cell>
          <table:table-cell table:formula="of:=CONCATENATE(&quot;[[&quot;; [.YU17]; &quot;,0],&quot;; &quot;[&quot;; [.YV17]; &quot;,0],&quot;; &quot;[&quot;; [.YW17]; &quot;,0],&quot;; &quot;[&quot;; [.YX17]; &quot;,0],&quot;; &quot;[&quot;; [.YY17]; &quot;,0]]&quot;)" office:value-type="string" office:string-value="[[93,0],[94,0],[95,0],[96,0],[97,0]]" calcext:value-type="string">
            <text:p>[[93,0],[94,0],[95,0],[96,0],[9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ZB16]" office:value-type="float" office:value="95" calcext:value-type="float">
            <text:p>95</text:p>
          </table:table-cell>
          <table:table-cell table:formula="of:=[.ZB15]" office:value-type="float" office:value="96" calcext:value-type="float">
            <text:p>96</text:p>
          </table:table-cell>
          <table:table-cell table:formula="of:=[.ZB14]" office:value-type="float" office:value="97" calcext:value-type="float">
            <text:p>97</text:p>
          </table:table-cell>
          <table:table-cell table:formula="of:=[.ZC14]" office:value-type="float" office:value="98" calcext:value-type="float">
            <text:p>98</text:p>
          </table:table-cell>
          <table:table-cell table:formula="of:=CONCATENATE(&quot;[[&quot;; [.ZB17]; &quot;,0],&quot;; &quot;[&quot;; [.ZC17]; &quot;,0],&quot;; &quot;[&quot;; [.ZD17]; &quot;,0],&quot;; &quot;[&quot;; [.ZE17]; &quot;,0],&quot;; &quot;[&quot;; [.ZF17]; &quot;,0]]&quot;)" office:value-type="string" office:string-value="[[94,0],[95,0],[96,0],[97,0],[98,0]]" calcext:value-type="string">
            <text:p>[[94,0],[95,0],[96,0],[97,0],[9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ZI16]" office:value-type="float" office:value="96" calcext:value-type="float">
            <text:p>96</text:p>
          </table:table-cell>
          <table:table-cell table:formula="of:=[.ZI15]" office:value-type="float" office:value="97" calcext:value-type="float">
            <text:p>97</text:p>
          </table:table-cell>
          <table:table-cell table:formula="of:=[.ZI14]" office:value-type="float" office:value="98" calcext:value-type="float">
            <text:p>98</text:p>
          </table:table-cell>
          <table:table-cell table:formula="of:=[.ZJ14]" office:value-type="float" office:value="99" calcext:value-type="float">
            <text:p>99</text:p>
          </table:table-cell>
          <table:table-cell table:formula="of:=CONCATENATE(&quot;[[&quot;; [.ZI17]; &quot;,0],&quot;; &quot;[&quot;; [.ZJ17]; &quot;,0],&quot;; &quot;[&quot;; [.ZK17]; &quot;,0],&quot;; &quot;[&quot;; [.ZL17]; &quot;,0],&quot;; &quot;[&quot;; [.ZM17]; &quot;,0]]&quot;)" office:value-type="string" office:string-value="[[95,0],[96,0],[97,0],[98,0],[99,0]]" calcext:value-type="string">
            <text:p>[[95,0],[96,0],[97,0],[98,0],[99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ZP16]" office:value-type="float" office:value="97" calcext:value-type="float">
            <text:p>97</text:p>
          </table:table-cell>
          <table:table-cell table:formula="of:=[.ZP15]" office:value-type="float" office:value="98" calcext:value-type="float">
            <text:p>98</text:p>
          </table:table-cell>
          <table:table-cell table:formula="of:=[.ZP14]" office:value-type="float" office:value="99" calcext:value-type="float">
            <text:p>99</text:p>
          </table:table-cell>
          <table:table-cell table:formula="of:=[.ZQ14]" office:value-type="float" office:value="0" calcext:value-type="float">
            <text:p>0</text:p>
          </table:table-cell>
          <table:table-cell table:formula="of:=CONCATENATE(&quot;[[&quot;; [.ZP17]; &quot;,0],&quot;; &quot;[&quot;; [.ZQ17]; &quot;,0],&quot;; &quot;[&quot;; [.ZR17]; &quot;,0],&quot;; &quot;[&quot;; [.ZS17]; &quot;,0],&quot;; &quot;[&quot;; [.ZT17]; &quot;,0]]&quot;)" office:value-type="string" office:string-value="[[96,0],[97,0],[98,0],[99,0],[0,0]]" calcext:value-type="string">
            <text:p>[[96,0],[97,0],[98,0],[99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47,28,9,2,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F17]" office:value-type="float" office:value="28" calcext:value-type="float">
            <text:p>28</text:p>
          </table:table-cell>
          <table:table-cell table:formula="of:=[.F16]" office:value-type="float" office:value="9" calcext:value-type="float">
            <text:p>9</text:p>
          </table:table-cell>
          <table:table-cell table:formula="of:=[.F15]" office:value-type="float" office:value="2" calcext:value-type="float">
            <text:p>2</text:p>
          </table:table-cell>
          <table:table-cell table:formula="of:=[.F14]" office:value-type="float" office:value="1" calcext:value-type="float">
            <text:p>1</text:p>
          </table:table-cell>
          <table:table-cell table:formula="of:=CONCATENATE(&quot;[[&quot;; [.F18]; &quot;,0],&quot;; &quot;[&quot;; [.G18]; &quot;,0],&quot;; &quot;[&quot;; [.H18]; &quot;,0],&quot;; &quot;[&quot;; [.I18]; &quot;,0],&quot;; &quot;[&quot;; [.J18]; &quot;,0]]&quot;)" office:value-type="string" office:string-value="[[47,0],[28,0],[9,0],[2,0],[1,0]]" calcext:value-type="string">
            <text:p>[[47,0],[28,0],[9,0],[2,0],[1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M17]" office:value-type="float" office:value="47" calcext:value-type="float">
            <text:p>47</text:p>
          </table:table-cell>
          <table:table-cell table:formula="of:=[.M16]" office:value-type="float" office:value="28" calcext:value-type="float">
            <text:p>28</text:p>
          </table:table-cell>
          <table:table-cell table:formula="of:=[.M15]" office:value-type="float" office:value="9" calcext:value-type="float">
            <text:p>9</text:p>
          </table:table-cell>
          <table:table-cell table:formula="of:=[.M14]" office:value-type="float" office:value="2" calcext:value-type="float">
            <text:p>2</text:p>
          </table:table-cell>
          <table:table-cell table:formula="of:=CONCATENATE(&quot;[[&quot;; [.M18]; &quot;,0],&quot;; &quot;[&quot;; [.N18]; &quot;,0],&quot;; &quot;[&quot;; [.O18]; &quot;,0],&quot;; &quot;[&quot;; [.P18]; &quot;,0],&quot;; &quot;[&quot;; [.Q18]; &quot;,0]]&quot;)" office:value-type="string" office:string-value="[[86,0],[47,0],[28,0],[9,0],[2,0]]" calcext:value-type="string">
            <text:p>[[86,0],[47,0],[28,0],[9,0],[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T17]" office:value-type="float" office:value="46" calcext:value-type="float">
            <text:p>46</text:p>
          </table:table-cell>
          <table:table-cell table:formula="of:=[.T16]" office:value-type="float" office:value="29" calcext:value-type="float">
            <text:p>29</text:p>
          </table:table-cell>
          <table:table-cell table:formula="of:=[.T15]" office:value-type="float" office:value="8" calcext:value-type="float">
            <text:p>8</text:p>
          </table:table-cell>
          <table:table-cell table:formula="of:=[.T14]" office:value-type="float" office:value="3" calcext:value-type="float">
            <text:p>3</text:p>
          </table:table-cell>
          <table:table-cell table:formula="of:=CONCATENATE(&quot;[[&quot;; [.T18]; &quot;,0],&quot;; &quot;[&quot;; [.U18]; &quot;,0],&quot;; &quot;[&quot;; [.V18]; &quot;,0],&quot;; &quot;[&quot;; [.W18]; &quot;,0],&quot;; &quot;[&quot;; [.X18]; &quot;,0]]&quot;)" office:value-type="string" office:string-value="[[87,0],[46,0],[29,0],[8,0],[3,0]]" calcext:value-type="string">
            <text:p>[[87,0],[46,0],[29,0],[8,0],[3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AA17]" office:value-type="float" office:value="29" calcext:value-type="float">
            <text:p>29</text:p>
          </table:table-cell>
          <table:table-cell table:formula="of:=[.AA16]" office:value-type="float" office:value="8" calcext:value-type="float">
            <text:p>8</text:p>
          </table:table-cell>
          <table:table-cell table:formula="of:=[.AA15]" office:value-type="float" office:value="3" calcext:value-type="float">
            <text:p>3</text:p>
          </table:table-cell>
          <table:table-cell table:formula="of:=[.AA14]" office:value-type="float" office:value="4" calcext:value-type="float">
            <text:p>4</text:p>
          </table:table-cell>
          <table:table-cell table:formula="of:=CONCATENATE(&quot;[[&quot;; [.AA18]; &quot;,0],&quot;; &quot;[&quot;; [.AB18]; &quot;,0],&quot;; &quot;[&quot;; [.AC18]; &quot;,0],&quot;; &quot;[&quot;; [.AD18]; &quot;,0],&quot;; &quot;[&quot;; [.AE18]; &quot;,0]]&quot;)" office:value-type="string" office:string-value="[[46,0],[29,0],[8,0],[3,0],[4,0]]" calcext:value-type="string">
            <text:p>[[46,0],[29,0],[8,0],[3,0],[4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AH17]" office:value-type="float" office:value="30" calcext:value-type="float">
            <text:p>30</text:p>
          </table:table-cell>
          <table:table-cell table:formula="of:=[.AH16]" office:value-type="float" office:value="7" calcext:value-type="float">
            <text:p>7</text:p>
          </table:table-cell>
          <table:table-cell table:formula="of:=[.AH15]" office:value-type="float" office:value="6" calcext:value-type="float">
            <text:p>6</text:p>
          </table:table-cell>
          <table:table-cell table:formula="of:=[.AH14]" office:value-type="float" office:value="5" calcext:value-type="float">
            <text:p>5</text:p>
          </table:table-cell>
          <table:table-cell table:formula="of:=CONCATENATE(&quot;[[&quot;; [.AH18]; &quot;,0],&quot;; &quot;[&quot;; [.AI18]; &quot;,0],&quot;; &quot;[&quot;; [.AJ18]; &quot;,0],&quot;; &quot;[&quot;; [.AK18]; &quot;,0],&quot;; &quot;[&quot;; [.AL18]; &quot;,0]]&quot;)" office:value-type="string" office:string-value="[[45,0],[30,0],[7,0],[6,0],[5,0]]" calcext:value-type="string">
            <text:p>[[45,0],[30,0],[7,0],[6,0],[5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AO17]" office:value-type="float" office:value="45" calcext:value-type="float">
            <text:p>45</text:p>
          </table:table-cell>
          <table:table-cell table:formula="of:=[.AO16]" office:value-type="float" office:value="30" calcext:value-type="float">
            <text:p>30</text:p>
          </table:table-cell>
          <table:table-cell table:formula="of:=[.AO15]" office:value-type="float" office:value="7" calcext:value-type="float">
            <text:p>7</text:p>
          </table:table-cell>
          <table:table-cell table:formula="of:=[.AO14]" office:value-type="float" office:value="6" calcext:value-type="float">
            <text:p>6</text:p>
          </table:table-cell>
          <table:table-cell table:formula="of:=CONCATENATE(&quot;[[&quot;; [.AO18]; &quot;,0],&quot;; &quot;[&quot;; [.AP18]; &quot;,0],&quot;; &quot;[&quot;; [.AQ18]; &quot;,0],&quot;; &quot;[&quot;; [.AR18]; &quot;,0],&quot;; &quot;[&quot;; [.AS18]; &quot;,0]]&quot;)" office:value-type="string" office:string-value="[[88,0],[45,0],[30,0],[7,0],[6,0]]" calcext:value-type="string">
            <text:p>[[88,0],[45,0],[30,0],[7,0],[6,0]]</text:p>
          </table:table-cell>
          <table:table-cell table:number-columns-repeated="2"/>
          <table:table-cell table:formula="of:=[.AV17]" office:value-type="float" office:value="88" calcext:value-type="float">
            <text:p>88</text:p>
          </table:table-cell>
          <table:table-cell table:formula="of:=[.AV16]" office:value-type="float" office:value="45" calcext:value-type="float">
            <text:p>45</text:p>
          </table:table-cell>
          <table:table-cell table:formula="of:=[.AV15]" office:value-type="float" office:value="30" calcext:value-type="float">
            <text:p>30</text:p>
          </table:table-cell>
          <table:table-cell table:formula="of:=[.AV14]" office:value-type="float" office:value="7" calcext:value-type="float">
            <text:p>7</text:p>
          </table:table-cell>
          <table:table-cell table:formula="of:=CONCATENATE(&quot;[[&quot;; [.AV18]; &quot;,0],&quot;; &quot;[&quot;; [.AW18]; &quot;,0],&quot;; &quot;[&quot;; [.AX18]; &quot;,0],&quot;; &quot;[&quot;; [.AY18]; &quot;,0],&quot;; &quot;[&quot;; [.AZ18]; &quot;,0]]&quot;)" office:value-type="string" office:string-value="[[,0],[88,0],[45,0],[30,0],[7,0]]" calcext:value-type="string">
            <text:p>[[,0],[88,0],[45,0],[30,0],[7,0]]</text:p>
          </table:table-cell>
          <table:table-cell table:number-columns-repeated="2"/>
          <table:table-cell table:formula="of:=[.BC17]" office:value-type="float" office:value="87" calcext:value-type="float">
            <text:p>87</text:p>
          </table:table-cell>
          <table:table-cell table:formula="of:=[.BC16]" office:value-type="float" office:value="46" calcext:value-type="float">
            <text:p>46</text:p>
          </table:table-cell>
          <table:table-cell table:formula="of:=[.BC15]" office:value-type="float" office:value="29" calcext:value-type="float">
            <text:p>29</text:p>
          </table:table-cell>
          <table:table-cell table:formula="of:=[.BC14]" office:value-type="float" office:value="8" calcext:value-type="float">
            <text:p>8</text:p>
          </table:table-cell>
          <table:table-cell table:formula="of:=CONCATENATE(&quot;[[&quot;; [.BC18]; &quot;,0],&quot;; &quot;[&quot;; [.BD18]; &quot;,0],&quot;; &quot;[&quot;; [.BE18]; &quot;,0],&quot;; &quot;[&quot;; [.BF18]; &quot;,0],&quot;; &quot;[&quot;; [.BG18]; &quot;,0]]&quot;)" office:value-type="string" office:string-value="[[,0],[87,0],[46,0],[29,0],[8,0]]" calcext:value-type="string">
            <text:p>[[,0],[87,0],[46,0],[29,0],[8,0]]</text:p>
          </table:table-cell>
          <table:table-cell table:number-columns-repeated="2"/>
          <table:table-cell table:formula="of:=[.BJ17]" office:value-type="float" office:value="86" calcext:value-type="float">
            <text:p>86</text:p>
          </table:table-cell>
          <table:table-cell table:formula="of:=[.BJ16]" office:value-type="float" office:value="47" calcext:value-type="float">
            <text:p>47</text:p>
          </table:table-cell>
          <table:table-cell table:formula="of:=[.BJ15]" office:value-type="float" office:value="28" calcext:value-type="float">
            <text:p>28</text:p>
          </table:table-cell>
          <table:table-cell table:formula="of:=[.BJ14]" office:value-type="float" office:value="9" calcext:value-type="float">
            <text:p>9</text:p>
          </table:table-cell>
          <table:table-cell table:formula="of:=CONCATENATE(&quot;[[&quot;; [.BJ18]; &quot;,0],&quot;; &quot;[&quot;; [.BK18]; &quot;,0],&quot;; &quot;[&quot;; [.BL18]; &quot;,0],&quot;; &quot;[&quot;; [.BM18]; &quot;,0],&quot;; &quot;[&quot;; [.BN18]; &quot;,0]]&quot;)" office:value-type="string" office:string-value="[[,0],[86,0],[47,0],[28,0],[9,0]]" calcext:value-type="string">
            <text:p>[[,0],[86,0],[47,0],[28,0],[9,0]]</text:p>
          </table:table-cell>
          <table:table-cell table:number-columns-repeated="2"/>
          <table:table-cell table:formula="of:=[.BQ17]" office:value-type="float" office:value="85" calcext:value-type="float">
            <text:p>85</text:p>
          </table:table-cell>
          <table:table-cell table:formula="of:=[.BQ16]" office:value-type="float" office:value="48" calcext:value-type="float">
            <text:p>48</text:p>
          </table:table-cell>
          <table:table-cell table:formula="of:=[.BQ15]" office:value-type="float" office:value="27" calcext:value-type="float">
            <text:p>27</text:p>
          </table:table-cell>
          <table:table-cell table:formula="of:=[.BQ14]" office:value-type="float" office:value="10" calcext:value-type="float">
            <text:p>10</text:p>
          </table:table-cell>
          <table:table-cell table:formula="of:=CONCATENATE(&quot;[[&quot;; [.BQ18]; &quot;,0],&quot;; &quot;[&quot;; [.BR18]; &quot;,0],&quot;; &quot;[&quot;; [.BS18]; &quot;,0],&quot;; &quot;[&quot;; [.BT18]; &quot;,0],&quot;; &quot;[&quot;; [.BU18]; &quot;,0]]&quot;)" office:value-type="string" office:string-value="[[,0],[85,0],[48,0],[27,0],[10,0]]" calcext:value-type="string">
            <text:p>[[,0],[85,0],[48,0],[27,0],[1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BX17]" office:value-type="float" office:value="48" calcext:value-type="float">
            <text:p>48</text:p>
          </table:table-cell>
          <table:table-cell table:formula="of:=[.BX16]" office:value-type="float" office:value="27" calcext:value-type="float">
            <text:p>27</text:p>
          </table:table-cell>
          <table:table-cell table:formula="of:=[.BX15]" office:value-type="float" office:value="10" calcext:value-type="float">
            <text:p>10</text:p>
          </table:table-cell>
          <table:table-cell table:formula="of:=[.BX14]" office:value-type="float" office:value="11" calcext:value-type="float">
            <text:p>11</text:p>
          </table:table-cell>
          <table:table-cell table:formula="of:=CONCATENATE(&quot;[[&quot;; [.BX18]; &quot;,0],&quot;; &quot;[&quot;; [.BY18]; &quot;,0],&quot;; &quot;[&quot;; [.BZ18]; &quot;,0],&quot;; &quot;[&quot;; [.CA18]; &quot;,0],&quot;; &quot;[&quot;; [.CB18]; &quot;,0]]&quot;)" office:value-type="string" office:string-value="[[85,0],[48,0],[27,0],[10,0],[11,0]]" calcext:value-type="string">
            <text:p>[[85,0],[48,0],[27,0],[10,0],[11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CE17]" office:value-type="float" office:value="27" calcext:value-type="float">
            <text:p>27</text:p>
          </table:table-cell>
          <table:table-cell table:formula="of:=[.CE16]" office:value-type="float" office:value="10" calcext:value-type="float">
            <text:p>10</text:p>
          </table:table-cell>
          <table:table-cell table:formula="of:=[.CE15]" office:value-type="float" office:value="11" calcext:value-type="float">
            <text:p>11</text:p>
          </table:table-cell>
          <table:table-cell table:formula="of:=[.CE14]" office:value-type="float" office:value="12" calcext:value-type="float">
            <text:p>12</text:p>
          </table:table-cell>
          <table:table-cell table:formula="of:=CONCATENATE(&quot;[[&quot;; [.CE18]; &quot;,0],&quot;; &quot;[&quot;; [.CF18]; &quot;,0],&quot;; &quot;[&quot;; [.CG18]; &quot;,0],&quot;; &quot;[&quot;; [.CH18]; &quot;,0],&quot;; &quot;[&quot;; [.CI18]; &quot;,0]]&quot;)" office:value-type="string" office:string-value="[[48,0],[27,0],[10,0],[11,0],[12,0]]" calcext:value-type="string">
            <text:p>[[48,0],[27,0],[10,0],[11,0],[12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CL17]" office:value-type="float" office:value="10" calcext:value-type="float">
            <text:p>10</text:p>
          </table:table-cell>
          <table:table-cell table:formula="of:=[.CL16]" office:value-type="float" office:value="11" calcext:value-type="float">
            <text:p>11</text:p>
          </table:table-cell>
          <table:table-cell table:formula="of:=[.CL15]" office:value-type="float" office:value="12" calcext:value-type="float">
            <text:p>12</text:p>
          </table:table-cell>
          <table:table-cell table:formula="of:=[.CL14]" office:value-type="float" office:value="13" calcext:value-type="float">
            <text:p>13</text:p>
          </table:table-cell>
          <table:table-cell table:formula="of:=CONCATENATE(&quot;[[&quot;; [.CL18]; &quot;,0],&quot;; &quot;[&quot;; [.CM18]; &quot;,0],&quot;; &quot;[&quot;; [.CN18]; &quot;,0],&quot;; &quot;[&quot;; [.CO18]; &quot;,0],&quot;; &quot;[&quot;; [.CP18]; &quot;,0]]&quot;)" office:value-type="string" office:string-value="[[27,0],[10,0],[11,0],[12,0],[13,0]]" calcext:value-type="string">
            <text:p>[[27,0],[10,0],[11,0],[12,0],[13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CS17]" office:value-type="float" office:value="9" calcext:value-type="float">
            <text:p>9</text:p>
          </table:table-cell>
          <table:table-cell table:formula="of:=[.CS16]" office:value-type="float" office:value="2" calcext:value-type="float">
            <text:p>2</text:p>
          </table:table-cell>
          <table:table-cell table:formula="of:=[.CS15]" office:value-type="float" office:value="1" calcext:value-type="float">
            <text:p>1</text:p>
          </table:table-cell>
          <table:table-cell table:formula="of:=[.CS14]" office:value-type="float" office:value="14" calcext:value-type="float">
            <text:p>14</text:p>
          </table:table-cell>
          <table:table-cell table:formula="of:=CONCATENATE(&quot;[[&quot;; [.CS18]; &quot;,0],&quot;; &quot;[&quot;; [.CT18]; &quot;,0],&quot;; &quot;[&quot;; [.CU18]; &quot;,0],&quot;; &quot;[&quot;; [.CV18]; &quot;,0],&quot;; &quot;[&quot;; [.CW18]; &quot;,0]]&quot;)" office:value-type="string" office:string-value="[[28,0],[9,0],[2,0],[1,0],[14,0]]" calcext:value-type="string">
            <text:p>[[28,0],[9,0],[2,0],[1,0],[14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CZ17]" office:value-type="float" office:value="8" calcext:value-type="float">
            <text:p>8</text:p>
          </table:table-cell>
          <table:table-cell table:formula="of:=[.CZ16]" office:value-type="float" office:value="3" calcext:value-type="float">
            <text:p>3</text:p>
          </table:table-cell>
          <table:table-cell table:formula="of:=[.CZ15]" office:value-type="float" office:value="4" calcext:value-type="float">
            <text:p>4</text:p>
          </table:table-cell>
          <table:table-cell table:formula="of:=[.CZ14]" office:value-type="float" office:value="15" calcext:value-type="float">
            <text:p>15</text:p>
          </table:table-cell>
          <table:table-cell table:formula="of:=CONCATENATE(&quot;[[&quot;; [.CZ18]; &quot;,0],&quot;; &quot;[&quot;; [.DA18]; &quot;,0],&quot;; &quot;[&quot;; [.DB18]; &quot;,0],&quot;; &quot;[&quot;; [.DC18]; &quot;,0],&quot;; &quot;[&quot;; [.DD18]; &quot;,0]]&quot;)" office:value-type="string" office:string-value="[[29,0],[8,0],[3,0],[4,0],[15,0]]" calcext:value-type="string">
            <text:p>[[29,0],[8,0],[3,0],[4,0],[15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DG17]" office:value-type="float" office:value="7" calcext:value-type="float">
            <text:p>7</text:p>
          </table:table-cell>
          <table:table-cell table:formula="of:=[.DG16]" office:value-type="float" office:value="6" calcext:value-type="float">
            <text:p>6</text:p>
          </table:table-cell>
          <table:table-cell table:formula="of:=[.DG15]" office:value-type="float" office:value="5" calcext:value-type="float">
            <text:p>5</text:p>
          </table:table-cell>
          <table:table-cell table:formula="of:=[.DG14]" office:value-type="float" office:value="16" calcext:value-type="float">
            <text:p>16</text:p>
          </table:table-cell>
          <table:table-cell table:formula="of:=CONCATENATE(&quot;[[&quot;; [.DG18]; &quot;,0],&quot;; &quot;[&quot;; [.DH18]; &quot;,0],&quot;; &quot;[&quot;; [.DI18]; &quot;,0],&quot;; &quot;[&quot;; [.DJ18]; &quot;,0],&quot;; &quot;[&quot;; [.DK18]; &quot;,0]]&quot;)" office:value-type="string" office:string-value="[[30,0],[7,0],[6,0],[5,0],[16,0]]" calcext:value-type="string">
            <text:p>[[30,0],[7,0],[6,0],[5,0],[16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DN17]" office:value-type="float" office:value="6" calcext:value-type="float">
            <text:p>6</text:p>
          </table:table-cell>
          <table:table-cell table:formula="of:=[.DN16]" office:value-type="float" office:value="5" calcext:value-type="float">
            <text:p>5</text:p>
          </table:table-cell>
          <table:table-cell table:formula="of:=[.DN15]" office:value-type="float" office:value="16" calcext:value-type="float">
            <text:p>16</text:p>
          </table:table-cell>
          <table:table-cell table:formula="of:=[.DN14]" office:value-type="float" office:value="17" calcext:value-type="float">
            <text:p>17</text:p>
          </table:table-cell>
          <table:table-cell table:formula="of:=CONCATENATE(&quot;[[&quot;; [.DN18]; &quot;,0],&quot;; &quot;[&quot;; [.DO18]; &quot;,0],&quot;; &quot;[&quot;; [.DP18]; &quot;,0],&quot;; &quot;[&quot;; [.DQ18]; &quot;,0],&quot;; &quot;[&quot;; [.DR18]; &quot;,0]]&quot;)" office:value-type="string" office:string-value="[[7,0],[6,0],[5,0],[16,0],[17,0]]" calcext:value-type="string">
            <text:p>[[7,0],[6,0],[5,0],[16,0],[17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DU17]" office:value-type="float" office:value="3" calcext:value-type="float">
            <text:p>3</text:p>
          </table:table-cell>
          <table:table-cell table:formula="of:=[.DU16]" office:value-type="float" office:value="4" calcext:value-type="float">
            <text:p>4</text:p>
          </table:table-cell>
          <table:table-cell table:formula="of:=[.DU15]" office:value-type="float" office:value="15" calcext:value-type="float">
            <text:p>15</text:p>
          </table:table-cell>
          <table:table-cell table:formula="of:=[.DU14]" office:value-type="float" office:value="18" calcext:value-type="float">
            <text:p>18</text:p>
          </table:table-cell>
          <table:table-cell table:formula="of:=CONCATENATE(&quot;[[&quot;; [.DU18]; &quot;,0],&quot;; &quot;[&quot;; [.DV18]; &quot;,0],&quot;; &quot;[&quot;; [.DW18]; &quot;,0],&quot;; &quot;[&quot;; [.DX18]; &quot;,0],&quot;; &quot;[&quot;; [.DY18]; &quot;,0]]&quot;)" office:value-type="string" office:string-value="[[8,0],[3,0],[4,0],[15,0],[18,0]]" calcext:value-type="string">
            <text:p>[[8,0],[3,0],[4,0],[15,0],[18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EB17]" office:value-type="float" office:value="2" calcext:value-type="float">
            <text:p>2</text:p>
          </table:table-cell>
          <table:table-cell table:formula="of:=[.EB16]" office:value-type="float" office:value="1" calcext:value-type="float">
            <text:p>1</text:p>
          </table:table-cell>
          <table:table-cell table:formula="of:=[.EB15]" office:value-type="float" office:value="14" calcext:value-type="float">
            <text:p>14</text:p>
          </table:table-cell>
          <table:table-cell table:formula="of:=[.EB14]" office:value-type="float" office:value="19" calcext:value-type="float">
            <text:p>19</text:p>
          </table:table-cell>
          <table:table-cell table:formula="of:=CONCATENATE(&quot;[[&quot;; [.EB18]; &quot;,0],&quot;; &quot;[&quot;; [.EC18]; &quot;,0],&quot;; &quot;[&quot;; [.ED18]; &quot;,0],&quot;; &quot;[&quot;; [.EE18]; &quot;,0],&quot;; &quot;[&quot;; [.EF18]; &quot;,0]]&quot;)" office:value-type="string" office:string-value="[[9,0],[2,0],[1,0],[14,0],[19,0]]" calcext:value-type="string">
            <text:p>[[9,0],[2,0],[1,0],[14,0],[19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EI17]" office:value-type="float" office:value="11" calcext:value-type="float">
            <text:p>11</text:p>
          </table:table-cell>
          <table:table-cell table:formula="of:=[.EI16]" office:value-type="float" office:value="12" calcext:value-type="float">
            <text:p>12</text:p>
          </table:table-cell>
          <table:table-cell table:formula="of:=[.EI15]" office:value-type="float" office:value="13" calcext:value-type="float">
            <text:p>13</text:p>
          </table:table-cell>
          <table:table-cell table:formula="of:=[.EI14]" office:value-type="float" office:value="20" calcext:value-type="float">
            <text:p>20</text:p>
          </table:table-cell>
          <table:table-cell table:formula="of:=CONCATENATE(&quot;[[&quot;; [.EI18]; &quot;,0],&quot;; &quot;[&quot;; [.EJ18]; &quot;,0],&quot;; &quot;[&quot;; [.EK18]; &quot;,0],&quot;; &quot;[&quot;; [.EL18]; &quot;,0],&quot;; &quot;[&quot;; [.EM18]; &quot;,0]]&quot;)" office:value-type="string" office:string-value="[[10,0],[11,0],[12,0],[13,0],[20,0]]" calcext:value-type="string">
            <text:p>[[10,0],[11,0],[12,0],[13,0],[2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EP17]" office:value-type="float" office:value="24" calcext:value-type="float">
            <text:p>24</text:p>
          </table:table-cell>
          <table:table-cell table:formula="of:=[.EP16]" office:value-type="float" office:value="23" calcext:value-type="float">
            <text:p>23</text:p>
          </table:table-cell>
          <table:table-cell table:formula="of:=[.EP15]" office:value-type="float" office:value="22" calcext:value-type="float">
            <text:p>22</text:p>
          </table:table-cell>
          <table:table-cell table:formula="of:=[.EP14]" office:value-type="float" office:value="21" calcext:value-type="float">
            <text:p>21</text:p>
          </table:table-cell>
          <table:table-cell table:formula="of:=CONCATENATE(&quot;[[&quot;; [.EP18]; &quot;,0],&quot;; &quot;[&quot;; [.EQ18]; &quot;,0],&quot;; &quot;[&quot;; [.ER18]; &quot;,0],&quot;; &quot;[&quot;; [.ES18]; &quot;,0],&quot;; &quot;[&quot;; [.ET18]; &quot;,0]]&quot;)" office:value-type="string" office:string-value="[[25,0],[24,0],[23,0],[22,0],[21,0]]" calcext:value-type="string">
            <text:p>[[25,0],[24,0],[23,0],[22,0],[21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EW17]" office:value-type="float" office:value="25" calcext:value-type="float">
            <text:p>25</text:p>
          </table:table-cell>
          <table:table-cell table:formula="of:=[.EW16]" office:value-type="float" office:value="24" calcext:value-type="float">
            <text:p>24</text:p>
          </table:table-cell>
          <table:table-cell table:formula="of:=[.EW15]" office:value-type="float" office:value="23" calcext:value-type="float">
            <text:p>23</text:p>
          </table:table-cell>
          <table:table-cell table:formula="of:=[.EW14]" office:value-type="float" office:value="22" calcext:value-type="float">
            <text:p>22</text:p>
          </table:table-cell>
          <table:table-cell table:formula="of:=CONCATENATE(&quot;[[&quot;; [.EW18]; &quot;,0],&quot;; &quot;[&quot;; [.EX18]; &quot;,0],&quot;; &quot;[&quot;; [.EY18]; &quot;,0],&quot;; &quot;[&quot;; [.EZ18]; &quot;,0],&quot;; &quot;[&quot;; [.FA18]; &quot;,0]]&quot;)" office:value-type="string" office:string-value="[[26,0],[25,0],[24,0],[23,0],[22,0]]" calcext:value-type="string">
            <text:p>[[26,0],[25,0],[24,0],[23,0],[22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FD17]" office:value-type="float" office:value="26" calcext:value-type="float">
            <text:p>26</text:p>
          </table:table-cell>
          <table:table-cell table:formula="of:=[.FD16]" office:value-type="float" office:value="25" calcext:value-type="float">
            <text:p>25</text:p>
          </table:table-cell>
          <table:table-cell table:formula="of:=[.FD15]" office:value-type="float" office:value="24" calcext:value-type="float">
            <text:p>24</text:p>
          </table:table-cell>
          <table:table-cell table:formula="of:=[.FD14]" office:value-type="float" office:value="23" calcext:value-type="float">
            <text:p>23</text:p>
          </table:table-cell>
          <table:table-cell table:formula="of:=CONCATENATE(&quot;[[&quot;; [.FD18]; &quot;,0],&quot;; &quot;[&quot;; [.FE18]; &quot;,0],&quot;; &quot;[&quot;; [.FF18]; &quot;,0],&quot;; &quot;[&quot;; [.FG18]; &quot;,0],&quot;; &quot;[&quot;; [.FH18]; &quot;,0]]&quot;)" office:value-type="string" office:string-value="[[49,0],[26,0],[25,0],[24,0],[23,0]]" calcext:value-type="string">
            <text:p>[[49,0],[26,0],[25,0],[24,0],[23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FK17]" office:value-type="float" office:value="49" calcext:value-type="float">
            <text:p>49</text:p>
          </table:table-cell>
          <table:table-cell table:formula="of:=[.FK16]" office:value-type="float" office:value="26" calcext:value-type="float">
            <text:p>26</text:p>
          </table:table-cell>
          <table:table-cell table:formula="of:=[.FK15]" office:value-type="float" office:value="25" calcext:value-type="float">
            <text:p>25</text:p>
          </table:table-cell>
          <table:table-cell table:formula="of:=[.FK14]" office:value-type="float" office:value="24" calcext:value-type="float">
            <text:p>24</text:p>
          </table:table-cell>
          <table:table-cell table:formula="of:=CONCATENATE(&quot;[[&quot;; [.FK18]; &quot;,0],&quot;; &quot;[&quot;; [.FL18]; &quot;,0],&quot;; &quot;[&quot;; [.FM18]; &quot;,0],&quot;; &quot;[&quot;; [.FN18]; &quot;,0],&quot;; &quot;[&quot;; [.FO18]; &quot;,0]]&quot;)" office:value-type="string" office:string-value="[[84,0],[49,0],[26,0],[25,0],[24,0]]" calcext:value-type="string">
            <text:p>[[84,0],[49,0],[26,0],[25,0],[24,0]]</text:p>
          </table:table-cell>
          <table:table-cell table:number-columns-repeated="2"/>
          <table:table-cell table:formula="of:=[.FR17]" office:value-type="float" office:value="84" calcext:value-type="float">
            <text:p>84</text:p>
          </table:table-cell>
          <table:table-cell table:formula="of:=[.FR16]" office:value-type="float" office:value="49" calcext:value-type="float">
            <text:p>49</text:p>
          </table:table-cell>
          <table:table-cell table:formula="of:=[.FR15]" office:value-type="float" office:value="26" calcext:value-type="float">
            <text:p>26</text:p>
          </table:table-cell>
          <table:table-cell table:formula="of:=[.FR14]" office:value-type="float" office:value="25" calcext:value-type="float">
            <text:p>25</text:p>
          </table:table-cell>
          <table:table-cell table:formula="of:=CONCATENATE(&quot;[[&quot;; [.FR18]; &quot;,0],&quot;; &quot;[&quot;; [.FS18]; &quot;,0],&quot;; &quot;[&quot;; [.FT18]; &quot;,0],&quot;; &quot;[&quot;; [.FU18]; &quot;,0],&quot;; &quot;[&quot;; [.FV18]; &quot;,0]]&quot;)" office:value-type="string" office:string-value="[[,0],[84,0],[49,0],[26,0],[25,0]]" calcext:value-type="string">
            <text:p>[[,0],[84,0],[49,0],[26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Y17]" office:value-type="float" office:value="0" calcext:value-type="float">
            <text:p>0</text:p>
          </table:table-cell>
          <table:table-cell table:formula="of:=[.FY16]" office:value-type="float" office:value="84" calcext:value-type="float">
            <text:p>84</text:p>
          </table:table-cell>
          <table:table-cell table:formula="of:=[.FY15]" office:value-type="float" office:value="49" calcext:value-type="float">
            <text:p>49</text:p>
          </table:table-cell>
          <table:table-cell table:formula="of:=[.FY14]" office:value-type="float" office:value="26" calcext:value-type="float">
            <text:p>26</text:p>
          </table:table-cell>
          <table:table-cell table:formula="of:=CONCATENATE(&quot;[[&quot;; [.FY18]; &quot;,0],&quot;; &quot;[&quot;; [.FZ18]; &quot;,0],&quot;; &quot;[&quot;; [.GA18]; &quot;,0],&quot;; &quot;[&quot;; [.GB18]; &quot;,0],&quot;; &quot;[&quot;; [.GC18]; &quot;,0]]&quot;)" office:value-type="string" office:string-value="[[0,0],[0,0],[84,0],[49,0],[26,0]]" calcext:value-type="string">
            <text:p>[[0,0],[0,0],[84,0],[49,0],[2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F17]" office:value-type="float" office:value="0" calcext:value-type="float">
            <text:p>0</text:p>
          </table:table-cell>
          <table:table-cell table:formula="of:=[.GF16]" office:value-type="float" office:value="85" calcext:value-type="float">
            <text:p>85</text:p>
          </table:table-cell>
          <table:table-cell table:formula="of:=[.GF15]" office:value-type="float" office:value="48" calcext:value-type="float">
            <text:p>48</text:p>
          </table:table-cell>
          <table:table-cell table:formula="of:=[.GF14]" office:value-type="float" office:value="27" calcext:value-type="float">
            <text:p>27</text:p>
          </table:table-cell>
          <table:table-cell table:formula="of:=CONCATENATE(&quot;[[&quot;; [.GF18]; &quot;,0],&quot;; &quot;[&quot;; [.GG18]; &quot;,0],&quot;; &quot;[&quot;; [.GH18]; &quot;,0],&quot;; &quot;[&quot;; [.GI18]; &quot;,0],&quot;; &quot;[&quot;; [.GJ18]; &quot;,0]]&quot;)" office:value-type="string" office:string-value="[[0,0],[0,0],[85,0],[48,0],[27,0]]" calcext:value-type="string">
            <text:p>[[0,0],[0,0],[85,0],[48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M17]" office:value-type="float" office:value="0" calcext:value-type="float">
            <text:p>0</text:p>
          </table:table-cell>
          <table:table-cell table:formula="of:=[.GM16]" office:value-type="float" office:value="86" calcext:value-type="float">
            <text:p>86</text:p>
          </table:table-cell>
          <table:table-cell table:formula="of:=[.GM15]" office:value-type="float" office:value="47" calcext:value-type="float">
            <text:p>47</text:p>
          </table:table-cell>
          <table:table-cell table:formula="of:=[.GM14]" office:value-type="float" office:value="28" calcext:value-type="float">
            <text:p>28</text:p>
          </table:table-cell>
          <table:table-cell table:formula="of:=CONCATENATE(&quot;[[&quot;; [.GM18]; &quot;,0],&quot;; &quot;[&quot;; [.GN18]; &quot;,0],&quot;; &quot;[&quot;; [.GO18]; &quot;,0],&quot;; &quot;[&quot;; [.GP18]; &quot;,0],&quot;; &quot;[&quot;; [.GQ18]; &quot;,0]]&quot;)" office:value-type="string" office:string-value="[[0,0],[0,0],[86,0],[47,0],[28,0]]" calcext:value-type="string">
            <text:p>[[0,0],[0,0],[86,0],[47,0],[2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T17]" office:value-type="float" office:value="0" calcext:value-type="float">
            <text:p>0</text:p>
          </table:table-cell>
          <table:table-cell table:formula="of:=[.GT16]" office:value-type="float" office:value="87" calcext:value-type="float">
            <text:p>87</text:p>
          </table:table-cell>
          <table:table-cell table:formula="of:=[.GT15]" office:value-type="float" office:value="46" calcext:value-type="float">
            <text:p>46</text:p>
          </table:table-cell>
          <table:table-cell table:formula="of:=[.GT14]" office:value-type="float" office:value="29" calcext:value-type="float">
            <text:p>29</text:p>
          </table:table-cell>
          <table:table-cell table:formula="of:=CONCATENATE(&quot;[[&quot;; [.GT18]; &quot;,0],&quot;; &quot;[&quot;; [.GU18]; &quot;,0],&quot;; &quot;[&quot;; [.GV18]; &quot;,0],&quot;; &quot;[&quot;; [.GW18]; &quot;,0],&quot;; &quot;[&quot;; [.GX18]; &quot;,0]]&quot;)" office:value-type="string" office:string-value="[[0,0],[0,0],[87,0],[46,0],[29,0]]" calcext:value-type="string">
            <text:p>[[0,0],[0,0],[87,0],[46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17]" office:value-type="float" office:value="0" calcext:value-type="float">
            <text:p>0</text:p>
          </table:table-cell>
          <table:table-cell table:formula="of:=[.HA16]" office:value-type="float" office:value="88" calcext:value-type="float">
            <text:p>88</text:p>
          </table:table-cell>
          <table:table-cell table:formula="of:=[.HA15]" office:value-type="float" office:value="45" calcext:value-type="float">
            <text:p>45</text:p>
          </table:table-cell>
          <table:table-cell table:formula="of:=[.HA14]" office:value-type="float" office:value="30" calcext:value-type="float">
            <text:p>30</text:p>
          </table:table-cell>
          <table:table-cell table:formula="of:=CONCATENATE(&quot;[[&quot;; [.HA18]; &quot;,0],&quot;; &quot;[&quot;; [.HB18]; &quot;,0],&quot;; &quot;[&quot;; [.HC18]; &quot;,0],&quot;; &quot;[&quot;; [.HD18]; &quot;,0],&quot;; &quot;[&quot;; [.HE18]; &quot;,0]]&quot;)" office:value-type="string" office:string-value="[[0,0],[0,0],[88,0],[45,0],[30,0]]" calcext:value-type="string">
            <text:p>[[0,0],[0,0],[88,0],[45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17]" office:value-type="float" office:value="0" calcext:value-type="float">
            <text:p>0</text:p>
          </table:table-cell>
          <table:table-cell table:formula="of:=[.HH16]" office:value-type="float" office:value="89" calcext:value-type="float">
            <text:p>89</text:p>
          </table:table-cell>
          <table:table-cell table:formula="of:=[.HH15]" office:value-type="float" office:value="44" calcext:value-type="float">
            <text:p>44</text:p>
          </table:table-cell>
          <table:table-cell table:formula="of:=[.HH14]" office:value-type="float" office:value="31" calcext:value-type="float">
            <text:p>31</text:p>
          </table:table-cell>
          <table:table-cell table:formula="of:=CONCATENATE(&quot;[[&quot;; [.HH18]; &quot;,0],&quot;; &quot;[&quot;; [.HI18]; &quot;,0],&quot;; &quot;[&quot;; [.HJ18]; &quot;,0],&quot;; &quot;[&quot;; [.HK18]; &quot;,0],&quot;; &quot;[&quot;; [.HL18]; &quot;,0]]&quot;)" office:value-type="string" office:string-value="[[0,0],[0,0],[89,0],[44,0],[31,0]]" calcext:value-type="string">
            <text:p>[[0,0],[0,0],[89,0],[44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17]" office:value-type="float" office:value="89" calcext:value-type="float">
            <text:p>89</text:p>
          </table:table-cell>
          <table:table-cell table:formula="of:=[.HO16]" office:value-type="float" office:value="44" calcext:value-type="float">
            <text:p>44</text:p>
          </table:table-cell>
          <table:table-cell table:formula="of:=[.HO15]" office:value-type="float" office:value="31" calcext:value-type="float">
            <text:p>31</text:p>
          </table:table-cell>
          <table:table-cell table:formula="of:=[.HO14]" office:value-type="float" office:value="32" calcext:value-type="float">
            <text:p>32</text:p>
          </table:table-cell>
          <table:table-cell table:formula="of:=CONCATENATE(&quot;[[&quot;; [.HO18]; &quot;,0],&quot;; &quot;[&quot;; [.HP18]; &quot;,0],&quot;; &quot;[&quot;; [.HQ18]; &quot;,0],&quot;; &quot;[&quot;; [.HR18]; &quot;,0],&quot;; &quot;[&quot;; [.HS18]; &quot;,0]]&quot;)" office:value-type="string" office:string-value="[[0,0],[89,0],[44,0],[31,0],[32,0]]" calcext:value-type="string">
            <text:p>[[0,0],[89,0],[44,0],[31,0],[32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HV17]" office:value-type="float" office:value="44" calcext:value-type="float">
            <text:p>44</text:p>
          </table:table-cell>
          <table:table-cell table:formula="of:=[.HV16]" office:value-type="float" office:value="31" calcext:value-type="float">
            <text:p>31</text:p>
          </table:table-cell>
          <table:table-cell table:formula="of:=[.HV15]" office:value-type="float" office:value="32" calcext:value-type="float">
            <text:p>32</text:p>
          </table:table-cell>
          <table:table-cell table:formula="of:=[.HV14]" office:value-type="float" office:value="33" calcext:value-type="float">
            <text:p>33</text:p>
          </table:table-cell>
          <table:table-cell table:formula="of:=CONCATENATE(&quot;[[&quot;; [.HV18]; &quot;,0],&quot;; &quot;[&quot;; [.HW18]; &quot;,0],&quot;; &quot;[&quot;; [.HX18]; &quot;,0],&quot;; &quot;[&quot;; [.HY18]; &quot;,0],&quot;; &quot;[&quot;; [.HZ18]; &quot;,0]]&quot;)" office:value-type="string" office:string-value="[[89,0],[44,0],[31,0],[32,0],[33,0]]" calcext:value-type="string">
            <text:p>[[89,0],[44,0],[31,0],[32,0],[33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IC17]" office:value-type="float" office:value="31" calcext:value-type="float">
            <text:p>31</text:p>
          </table:table-cell>
          <table:table-cell table:formula="of:=[.IC16]" office:value-type="float" office:value="32" calcext:value-type="float">
            <text:p>32</text:p>
          </table:table-cell>
          <table:table-cell table:formula="of:=[.IC15]" office:value-type="float" office:value="33" calcext:value-type="float">
            <text:p>33</text:p>
          </table:table-cell>
          <table:table-cell table:formula="of:=[.IC14]" office:value-type="float" office:value="34" calcext:value-type="float">
            <text:p>34</text:p>
          </table:table-cell>
          <table:table-cell table:formula="of:=CONCATENATE(&quot;[[&quot;; [.IC18]; &quot;,0],&quot;; &quot;[&quot;; [.ID18]; &quot;,0],&quot;; &quot;[&quot;; [.IE18]; &quot;,0],&quot;; &quot;[&quot;; [.IF18]; &quot;,0],&quot;; &quot;[&quot;; [.IG18]; &quot;,0]]&quot;)" office:value-type="string" office:string-value="[[44,0],[31,0],[32,0],[33,0],[34,0]]" calcext:value-type="string">
            <text:p>[[44,0],[31,0],[32,0],[33,0],[34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IJ17]" office:value-type="float" office:value="32" calcext:value-type="float">
            <text:p>32</text:p>
          </table:table-cell>
          <table:table-cell table:formula="of:=[.IJ16]" office:value-type="float" office:value="33" calcext:value-type="float">
            <text:p>33</text:p>
          </table:table-cell>
          <table:table-cell table:formula="of:=[.IJ15]" office:value-type="float" office:value="34" calcext:value-type="float">
            <text:p>34</text:p>
          </table:table-cell>
          <table:table-cell table:formula="of:=[.IJ14]" office:value-type="float" office:value="35" calcext:value-type="float">
            <text:p>35</text:p>
          </table:table-cell>
          <table:table-cell table:formula="of:=CONCATENATE(&quot;[[&quot;; [.IJ18]; &quot;,0],&quot;; &quot;[&quot;; [.IK18]; &quot;,0],&quot;; &quot;[&quot;; [.IL18]; &quot;,0],&quot;; &quot;[&quot;; [.IM18]; &quot;,0],&quot;; &quot;[&quot;; [.IN18]; &quot;,0]]&quot;)" office:value-type="string" office:string-value="[[31,0],[32,0],[33,0],[34,0],[35,0]]" calcext:value-type="string">
            <text:p>[[31,0],[32,0],[33,0],[34,0],[35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IQ17]" office:value-type="float" office:value="33" calcext:value-type="float">
            <text:p>33</text:p>
          </table:table-cell>
          <table:table-cell table:formula="of:=[.IQ16]" office:value-type="float" office:value="34" calcext:value-type="float">
            <text:p>34</text:p>
          </table:table-cell>
          <table:table-cell table:formula="of:=[.IQ15]" office:value-type="float" office:value="35" calcext:value-type="float">
            <text:p>35</text:p>
          </table:table-cell>
          <table:table-cell table:formula="of:=[.IQ14]" office:value-type="float" office:value="36" calcext:value-type="float">
            <text:p>36</text:p>
          </table:table-cell>
          <table:table-cell table:formula="of:=CONCATENATE(&quot;[[&quot;; [.IQ18]; &quot;,0],&quot;; &quot;[&quot;; [.IR18]; &quot;,0],&quot;; &quot;[&quot;; [.IS18]; &quot;,0],&quot;; &quot;[&quot;; [.IT18]; &quot;,0],&quot;; &quot;[&quot;; [.IU18]; &quot;,0]]&quot;)" office:value-type="string" office:string-value="[[32,0],[33,0],[34,0],[35,0],[36,0]]" calcext:value-type="string">
            <text:p>[[32,0],[33,0],[34,0],[35,0],[36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IX17]" office:value-type="float" office:value="40" calcext:value-type="float">
            <text:p>40</text:p>
          </table:table-cell>
          <table:table-cell table:formula="of:=[.IX16]" office:value-type="float" office:value="39" calcext:value-type="float">
            <text:p>39</text:p>
          </table:table-cell>
          <table:table-cell table:formula="of:=[.IX15]" office:value-type="float" office:value="38" calcext:value-type="float">
            <text:p>38</text:p>
          </table:table-cell>
          <table:table-cell table:formula="of:=[.IX14]" office:value-type="float" office:value="37" calcext:value-type="float">
            <text:p>37</text:p>
          </table:table-cell>
          <table:table-cell table:formula="of:=CONCATENATE(&quot;[[&quot;; [.IX18]; &quot;,0],&quot;; &quot;[&quot;; [.IY18]; &quot;,0],&quot;; &quot;[&quot;; [.IZ18]; &quot;,0],&quot;; &quot;[&quot;; [.JA18]; &quot;,0],&quot;; &quot;[&quot;; [.JB18]; &quot;,0]]&quot;)" office:value-type="string" office:string-value="[[41,0],[40,0],[39,0],[38,0],[37,0]]" calcext:value-type="string">
            <text:p>[[41,0],[40,0],[39,0],[38,0],[3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JE17]" office:value-type="float" office:value="41" calcext:value-type="float">
            <text:p>41</text:p>
          </table:table-cell>
          <table:table-cell table:formula="of:=[.JE16]" office:value-type="float" office:value="40" calcext:value-type="float">
            <text:p>40</text:p>
          </table:table-cell>
          <table:table-cell table:formula="of:=[.JE15]" office:value-type="float" office:value="39" calcext:value-type="float">
            <text:p>39</text:p>
          </table:table-cell>
          <table:table-cell table:formula="of:=[.JE14]" office:value-type="float" office:value="38" calcext:value-type="float">
            <text:p>38</text:p>
          </table:table-cell>
          <table:table-cell table:formula="of:=CONCATENATE(&quot;[[&quot;; [.JE18]; &quot;,0],&quot;; &quot;[&quot;; [.JF18]; &quot;,0],&quot;; &quot;[&quot;; [.JG18]; &quot;,0],&quot;; &quot;[&quot;; [.JH18]; &quot;,0],&quot;; &quot;[&quot;; [.JI18]; &quot;,0]]&quot;)" office:value-type="string" office:string-value="[[42,0],[41,0],[40,0],[39,0],[38,0]]" calcext:value-type="string">
            <text:p>[[42,0],[41,0],[40,0],[39,0],[38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JL17]" office:value-type="float" office:value="42" calcext:value-type="float">
            <text:p>42</text:p>
          </table:table-cell>
          <table:table-cell table:formula="of:=[.JL16]" office:value-type="float" office:value="41" calcext:value-type="float">
            <text:p>41</text:p>
          </table:table-cell>
          <table:table-cell table:formula="of:=[.JL15]" office:value-type="float" office:value="40" calcext:value-type="float">
            <text:p>40</text:p>
          </table:table-cell>
          <table:table-cell table:formula="of:=[.JL14]" office:value-type="float" office:value="39" calcext:value-type="float">
            <text:p>39</text:p>
          </table:table-cell>
          <table:table-cell table:formula="of:=CONCATENATE(&quot;[[&quot;; [.JL18]; &quot;,0],&quot;; &quot;[&quot;; [.JM18]; &quot;,0],&quot;; &quot;[&quot;; [.JN18]; &quot;,0],&quot;; &quot;[&quot;; [.JO18]; &quot;,0],&quot;; &quot;[&quot;; [.JP18]; &quot;,0]]&quot;)" office:value-type="string" office:string-value="[[43,0],[42,0],[41,0],[40,0],[39,0]]" calcext:value-type="string">
            <text:p>[[43,0],[42,0],[41,0],[40,0],[39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JS17]" office:value-type="float" office:value="43" calcext:value-type="float">
            <text:p>43</text:p>
          </table:table-cell>
          <table:table-cell table:formula="of:=[.JS16]" office:value-type="float" office:value="42" calcext:value-type="float">
            <text:p>42</text:p>
          </table:table-cell>
          <table:table-cell table:formula="of:=[.JS15]" office:value-type="float" office:value="41" calcext:value-type="float">
            <text:p>41</text:p>
          </table:table-cell>
          <table:table-cell table:formula="of:=[.JS14]" office:value-type="float" office:value="40" calcext:value-type="float">
            <text:p>40</text:p>
          </table:table-cell>
          <table:table-cell table:formula="of:=CONCATENATE(&quot;[[&quot;; [.JS18]; &quot;,0],&quot;; &quot;[&quot;; [.JT18]; &quot;,0],&quot;; &quot;[&quot;; [.JU18]; &quot;,0],&quot;; &quot;[&quot;; [.JV18]; &quot;,0],&quot;; &quot;[&quot;; [.JW18]; &quot;,0]]&quot;)" office:value-type="string" office:string-value="[[90,0],[43,0],[42,0],[41,0],[40,0]]" calcext:value-type="string">
            <text:p>[[90,0],[43,0],[42,0],[41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17]" office:value-type="float" office:value="90" calcext:value-type="float">
            <text:p>90</text:p>
          </table:table-cell>
          <table:table-cell table:formula="of:=[.JZ16]" office:value-type="float" office:value="43" calcext:value-type="float">
            <text:p>43</text:p>
          </table:table-cell>
          <table:table-cell table:formula="of:=[.JZ15]" office:value-type="float" office:value="42" calcext:value-type="float">
            <text:p>42</text:p>
          </table:table-cell>
          <table:table-cell table:formula="of:=[.JZ14]" office:value-type="float" office:value="41" calcext:value-type="float">
            <text:p>41</text:p>
          </table:table-cell>
          <table:table-cell table:formula="of:=CONCATENATE(&quot;[[&quot;; [.JZ18]; &quot;,0],&quot;; &quot;[&quot;; [.KA18]; &quot;,0],&quot;; &quot;[&quot;; [.KB18]; &quot;,0],&quot;; &quot;[&quot;; [.KC18]; &quot;,0],&quot;; &quot;[&quot;; [.KD18]; &quot;,0]]&quot;)" office:value-type="string" office:string-value="[[0,0],[90,0],[43,0],[42,0],[41,0]]" calcext:value-type="string">
            <text:p>[[0,0],[90,0],[43,0],[42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17]" office:value-type="float" office:value="0" calcext:value-type="float">
            <text:p>0</text:p>
          </table:table-cell>
          <table:table-cell table:formula="of:=[.KG16]" office:value-type="float" office:value="90" calcext:value-type="float">
            <text:p>90</text:p>
          </table:table-cell>
          <table:table-cell table:formula="of:=[.KG15]" office:value-type="float" office:value="43" calcext:value-type="float">
            <text:p>43</text:p>
          </table:table-cell>
          <table:table-cell table:formula="of:=[.KG14]" office:value-type="float" office:value="42" calcext:value-type="float">
            <text:p>42</text:p>
          </table:table-cell>
          <table:table-cell table:formula="of:=CONCATENATE(&quot;[[&quot;; [.KG18]; &quot;,0],&quot;; &quot;[&quot;; [.KH18]; &quot;,0],&quot;; &quot;[&quot;; [.KI18]; &quot;,0],&quot;; &quot;[&quot;; [.KJ18]; &quot;,0],&quot;; &quot;[&quot;; [.KK18]; &quot;,0]]&quot;)" office:value-type="string" office:string-value="[[0,0],[0,0],[90,0],[43,0],[42,0]]" calcext:value-type="string">
            <text:p>[[0,0],[0,0],[90,0],[43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17]" office:value-type="float" office:value="0" calcext:value-type="float">
            <text:p>0</text:p>
          </table:table-cell>
          <table:table-cell table:formula="of:=[.KN16]" office:value-type="float" office:value="0" calcext:value-type="float">
            <text:p>0</text:p>
          </table:table-cell>
          <table:table-cell table:formula="of:=[.KN15]" office:value-type="float" office:value="90" calcext:value-type="float">
            <text:p>90</text:p>
          </table:table-cell>
          <table:table-cell table:formula="of:=[.KN14]" office:value-type="float" office:value="43" calcext:value-type="float">
            <text:p>43</text:p>
          </table:table-cell>
          <table:table-cell table:formula="of:=CONCATENATE(&quot;[[&quot;; [.KN18]; &quot;,0],&quot;; &quot;[&quot;; [.KO18]; &quot;,0],&quot;; &quot;[&quot;; [.KP18]; &quot;,0],&quot;; &quot;[&quot;; [.KQ18]; &quot;,0],&quot;; &quot;[&quot;; [.KR18]; &quot;,0]]&quot;)" office:value-type="string" office:string-value="[[0,0],[0,0],[0,0],[90,0],[43,0]]" calcext:value-type="string">
            <text:p>[[0,0],[0,0],[0,0],[90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17]" office:value-type="float" office:value="0" calcext:value-type="float">
            <text:p>0</text:p>
          </table:table-cell>
          <table:table-cell table:formula="of:=[.KU16]" office:value-type="float" office:value="0" calcext:value-type="float">
            <text:p>0</text:p>
          </table:table-cell>
          <table:table-cell table:formula="of:=[.KU15]" office:value-type="float" office:value="89" calcext:value-type="float">
            <text:p>89</text:p>
          </table:table-cell>
          <table:table-cell table:formula="of:=[.KU14]" office:value-type="float" office:value="44" calcext:value-type="float">
            <text:p>44</text:p>
          </table:table-cell>
          <table:table-cell table:formula="of:=CONCATENATE(&quot;[[&quot;; [.KU18]; &quot;,0],&quot;; &quot;[&quot;; [.KV18]; &quot;,0],&quot;; &quot;[&quot;; [.KW18]; &quot;,0],&quot;; &quot;[&quot;; [.KX18]; &quot;,0],&quot;; &quot;[&quot;; [.KY18]; &quot;,0]]&quot;)" office:value-type="string" office:string-value="[[0,0],[0,0],[0,0],[89,0],[44,0]]" calcext:value-type="string">
            <text:p>[[0,0],[0,0],[0,0],[89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17]" office:value-type="float" office:value="0" calcext:value-type="float">
            <text:p>0</text:p>
          </table:table-cell>
          <table:table-cell table:formula="of:=[.LB16]" office:value-type="float" office:value="0" calcext:value-type="float">
            <text:p>0</text:p>
          </table:table-cell>
          <table:table-cell table:formula="of:=[.LB15]" office:value-type="float" office:value="88" calcext:value-type="float">
            <text:p>88</text:p>
          </table:table-cell>
          <table:table-cell table:formula="of:=[.LB14]" office:value-type="float" office:value="45" calcext:value-type="float">
            <text:p>45</text:p>
          </table:table-cell>
          <table:table-cell table:formula="of:=CONCATENATE(&quot;[[&quot;; [.LB18]; &quot;,0],&quot;; &quot;[&quot;; [.LC18]; &quot;,0],&quot;; &quot;[&quot;; [.LD18]; &quot;,0],&quot;; &quot;[&quot;; [.LE18]; &quot;,0],&quot;; &quot;[&quot;; [.LF18]; &quot;,0]]&quot;)" office:value-type="string" office:string-value="[[0,0],[0,0],[0,0],[88,0],[45,0]]" calcext:value-type="string">
            <text:p>[[0,0],[0,0],[0,0],[88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17]" office:value-type="float" office:value="0" calcext:value-type="float">
            <text:p>0</text:p>
          </table:table-cell>
          <table:table-cell table:formula="of:=[.LI16]" office:value-type="float" office:value="0" calcext:value-type="float">
            <text:p>0</text:p>
          </table:table-cell>
          <table:table-cell table:formula="of:=[.LI15]" office:value-type="float" office:value="87" calcext:value-type="float">
            <text:p>87</text:p>
          </table:table-cell>
          <table:table-cell table:formula="of:=[.LI14]" office:value-type="float" office:value="46" calcext:value-type="float">
            <text:p>46</text:p>
          </table:table-cell>
          <table:table-cell table:formula="of:=CONCATENATE(&quot;[[&quot;; [.LI18]; &quot;,0],&quot;; &quot;[&quot;; [.LJ18]; &quot;,0],&quot;; &quot;[&quot;; [.LK18]; &quot;,0],&quot;; &quot;[&quot;; [.LL18]; &quot;,0],&quot;; &quot;[&quot;; [.LM18]; &quot;,0]]&quot;)" office:value-type="string" office:string-value="[[0,0],[0,0],[0,0],[87,0],[46,0]]" calcext:value-type="string">
            <text:p>[[0,0],[0,0],[0,0],[87,0],[4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17]" office:value-type="float" office:value="0" calcext:value-type="float">
            <text:p>0</text:p>
          </table:table-cell>
          <table:table-cell table:formula="of:=[.LP16]" office:value-type="float" office:value="0" calcext:value-type="float">
            <text:p>0</text:p>
          </table:table-cell>
          <table:table-cell table:formula="of:=[.LP15]" office:value-type="float" office:value="86" calcext:value-type="float">
            <text:p>86</text:p>
          </table:table-cell>
          <table:table-cell table:formula="of:=[.LP14]" office:value-type="float" office:value="47" calcext:value-type="float">
            <text:p>47</text:p>
          </table:table-cell>
          <table:table-cell table:formula="of:=CONCATENATE(&quot;[[&quot;; [.LP18]; &quot;,0],&quot;; &quot;[&quot;; [.LQ18]; &quot;,0],&quot;; &quot;[&quot;; [.LR18]; &quot;,0],&quot;; &quot;[&quot;; [.LS18]; &quot;,0],&quot;; &quot;[&quot;; [.LT18]; &quot;,0]]&quot;)" office:value-type="string" office:string-value="[[0,0],[0,0],[0,0],[86,0],[47,0]]" calcext:value-type="string">
            <text:p>[[0,0],[0,0],[0,0],[86,0],[4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17]" office:value-type="float" office:value="0" calcext:value-type="float">
            <text:p>0</text:p>
          </table:table-cell>
          <table:table-cell table:formula="of:=[.LW16]" office:value-type="float" office:value="0" calcext:value-type="float">
            <text:p>0</text:p>
          </table:table-cell>
          <table:table-cell table:formula="of:=[.LW15]" office:value-type="float" office:value="85" calcext:value-type="float">
            <text:p>85</text:p>
          </table:table-cell>
          <table:table-cell table:formula="of:=[.LW14]" office:value-type="float" office:value="48" calcext:value-type="float">
            <text:p>48</text:p>
          </table:table-cell>
          <table:table-cell table:formula="of:=CONCATENATE(&quot;[[&quot;; [.LW18]; &quot;,0],&quot;; &quot;[&quot;; [.LX18]; &quot;,0],&quot;; &quot;[&quot;; [.LY18]; &quot;,0],&quot;; &quot;[&quot;; [.LZ18]; &quot;,0],&quot;; &quot;[&quot;; [.MA18]; &quot;,0]]&quot;)" office:value-type="string" office:string-value="[[0,0],[0,0],[0,0],[85,0],[48,0]]" calcext:value-type="string">
            <text:p>[[0,0],[0,0],[0,0],[85,0],[4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17]" office:value-type="float" office:value="0" calcext:value-type="float">
            <text:p>0</text:p>
          </table:table-cell>
          <table:table-cell table:formula="of:=[.MD16]" office:value-type="float" office:value="0" calcext:value-type="float">
            <text:p>0</text:p>
          </table:table-cell>
          <table:table-cell table:formula="of:=[.MD15]" office:value-type="float" office:value="84" calcext:value-type="float">
            <text:p>84</text:p>
          </table:table-cell>
          <table:table-cell table:formula="of:=[.MD14]" office:value-type="float" office:value="49" calcext:value-type="float">
            <text:p>49</text:p>
          </table:table-cell>
          <table:table-cell table:formula="of:=CONCATENATE(&quot;[[&quot;; [.MD18]; &quot;,0],&quot;; &quot;[&quot;; [.ME18]; &quot;,0],&quot;; &quot;[&quot;; [.MF18]; &quot;,0],&quot;; &quot;[&quot;; [.MG18]; &quot;,0],&quot;; &quot;[&quot;; [.MH18]; &quot;,0]]&quot;)" office:value-type="string" office:string-value="[[0,0],[0,0],[0,0],[84,0],[49,0]]" calcext:value-type="string">
            <text:p>[[0,0],[0,0],[0,0],[84,0],[4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17]" office:value-type="float" office:value="0" calcext:value-type="float">
            <text:p>0</text:p>
          </table:table-cell>
          <table:table-cell table:formula="of:=[.MK16]" office:value-type="float" office:value="0" calcext:value-type="float">
            <text:p>0</text:p>
          </table:table-cell>
          <table:table-cell table:formula="of:=[.MK15]" office:value-type="float" office:value="83" calcext:value-type="float">
            <text:p>83</text:p>
          </table:table-cell>
          <table:table-cell table:formula="of:=[.MK14]" office:value-type="float" office:value="50" calcext:value-type="float">
            <text:p>50</text:p>
          </table:table-cell>
          <table:table-cell table:formula="of:=CONCATENATE(&quot;[[&quot;; [.MK18]; &quot;,0],&quot;; &quot;[&quot;; [.ML18]; &quot;,0],&quot;; &quot;[&quot;; [.MM18]; &quot;,0],&quot;; &quot;[&quot;; [.MN18]; &quot;,0],&quot;; &quot;[&quot;; [.MO18]; &quot;,0]]&quot;)" office:value-type="string" office:string-value="[[0,0],[0,0],[0,0],[83,0],[50,0]]" calcext:value-type="string">
            <text:p>[[0,0],[0,0],[0,0],[83,0],[5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R17]" office:value-type="float" office:value="0" calcext:value-type="float">
            <text:p>0</text:p>
          </table:table-cell>
          <table:table-cell table:formula="of:=[.MR16]" office:value-type="float" office:value="83" calcext:value-type="float">
            <text:p>83</text:p>
          </table:table-cell>
          <table:table-cell table:formula="of:=[.MR15]" office:value-type="float" office:value="50" calcext:value-type="float">
            <text:p>50</text:p>
          </table:table-cell>
          <table:table-cell table:formula="of:=[.MR14]" office:value-type="float" office:value="51" calcext:value-type="float">
            <text:p>51</text:p>
          </table:table-cell>
          <table:table-cell table:formula="of:=CONCATENATE(&quot;[[&quot;; [.MR18]; &quot;,0],&quot;; &quot;[&quot;; [.MS18]; &quot;,0],&quot;; &quot;[&quot;; [.MT18]; &quot;,0],&quot;; &quot;[&quot;; [.MU18]; &quot;,0],&quot;; &quot;[&quot;; [.MV18]; &quot;,0]]&quot;)" office:value-type="string" office:string-value="[[0,0],[0,0],[83,0],[50,0],[51,0]]" calcext:value-type="string">
            <text:p>[[0,0],[0,0],[83,0],[50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Y17]" office:value-type="float" office:value="83" calcext:value-type="float">
            <text:p>83</text:p>
          </table:table-cell>
          <table:table-cell table:formula="of:=[.MY16]" office:value-type="float" office:value="50" calcext:value-type="float">
            <text:p>50</text:p>
          </table:table-cell>
          <table:table-cell table:formula="of:=[.MY15]" office:value-type="float" office:value="51" calcext:value-type="float">
            <text:p>51</text:p>
          </table:table-cell>
          <table:table-cell table:formula="of:=[.MY14]" office:value-type="float" office:value="52" calcext:value-type="float">
            <text:p>52</text:p>
          </table:table-cell>
          <table:table-cell table:formula="of:=CONCATENATE(&quot;[[&quot;; [.MY18]; &quot;,0],&quot;; &quot;[&quot;; [.MZ18]; &quot;,0],&quot;; &quot;[&quot;; [.NA18]; &quot;,0],&quot;; &quot;[&quot;; [.NB18]; &quot;,0],&quot;; &quot;[&quot;; [.NC18]; &quot;,0]]&quot;)" office:value-type="string" office:string-value="[[0,0],[83,0],[50,0],[51,0],[52,0]]" calcext:value-type="string">
            <text:p>[[0,0],[83,0],[50,0],[51,0],[52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NF17]" office:value-type="float" office:value="50" calcext:value-type="float">
            <text:p>50</text:p>
          </table:table-cell>
          <table:table-cell table:formula="of:=[.NF16]" office:value-type="float" office:value="51" calcext:value-type="float">
            <text:p>51</text:p>
          </table:table-cell>
          <table:table-cell table:formula="of:=[.NF15]" office:value-type="float" office:value="52" calcext:value-type="float">
            <text:p>52</text:p>
          </table:table-cell>
          <table:table-cell table:formula="of:=[.NF14]" office:value-type="float" office:value="53" calcext:value-type="float">
            <text:p>53</text:p>
          </table:table-cell>
          <table:table-cell table:formula="of:=CONCATENATE(&quot;[[&quot;; [.NF18]; &quot;,0],&quot;; &quot;[&quot;; [.NG18]; &quot;,0],&quot;; &quot;[&quot;; [.NH18]; &quot;,0],&quot;; &quot;[&quot;; [.NI18]; &quot;,0],&quot;; &quot;[&quot;; [.NJ18]; &quot;,0]]&quot;)" office:value-type="string" office:string-value="[[83,0],[50,0],[51,0],[52,0],[53,0]]" calcext:value-type="string">
            <text:p>[[83,0],[50,0],[51,0],[52,0],[53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NM17]" office:value-type="float" office:value="51" calcext:value-type="float">
            <text:p>51</text:p>
          </table:table-cell>
          <table:table-cell table:formula="of:=[.NM16]" office:value-type="float" office:value="52" calcext:value-type="float">
            <text:p>52</text:p>
          </table:table-cell>
          <table:table-cell table:formula="of:=[.NM15]" office:value-type="float" office:value="53" calcext:value-type="float">
            <text:p>53</text:p>
          </table:table-cell>
          <table:table-cell table:formula="of:=[.NM14]" office:value-type="float" office:value="54" calcext:value-type="float">
            <text:p>54</text:p>
          </table:table-cell>
          <table:table-cell table:formula="of:=CONCATENATE(&quot;[[&quot;; [.NM18]; &quot;,0],&quot;; &quot;[&quot;; [.NN18]; &quot;,0],&quot;; &quot;[&quot;; [.NO18]; &quot;,0],&quot;; &quot;[&quot;; [.NP18]; &quot;,0],&quot;; &quot;[&quot;; [.NQ18]; &quot;,0]]&quot;)" office:value-type="string" office:string-value="[[50,0],[51,0],[52,0],[53,0],[54,0]]" calcext:value-type="string">
            <text:p>[[50,0],[51,0],[52,0],[53,0],[54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NT17]" office:value-type="float" office:value="52" calcext:value-type="float">
            <text:p>52</text:p>
          </table:table-cell>
          <table:table-cell table:formula="of:=[.NT16]" office:value-type="float" office:value="53" calcext:value-type="float">
            <text:p>53</text:p>
          </table:table-cell>
          <table:table-cell table:formula="of:=[.NT15]" office:value-type="float" office:value="54" calcext:value-type="float">
            <text:p>54</text:p>
          </table:table-cell>
          <table:table-cell table:formula="of:=[.NT14]" office:value-type="float" office:value="55" calcext:value-type="float">
            <text:p>55</text:p>
          </table:table-cell>
          <table:table-cell table:formula="of:=CONCATENATE(&quot;[[&quot;; [.NT18]; &quot;,0],&quot;; &quot;[&quot;; [.NU18]; &quot;,0],&quot;; &quot;[&quot;; [.NV18]; &quot;,0],&quot;; &quot;[&quot;; [.NW18]; &quot;,0],&quot;; &quot;[&quot;; [.NX18]; &quot;,0]]&quot;)" office:value-type="string" office:string-value="[[51,0],[52,0],[53,0],[54,0],[55,0]]" calcext:value-type="string">
            <text:p>[[51,0],[52,0],[53,0],[54,0],[55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OA17]" office:value-type="float" office:value="53" calcext:value-type="float">
            <text:p>53</text:p>
          </table:table-cell>
          <table:table-cell table:formula="of:=[.OA16]" office:value-type="float" office:value="54" calcext:value-type="float">
            <text:p>54</text:p>
          </table:table-cell>
          <table:table-cell table:formula="of:=[.OA15]" office:value-type="float" office:value="55" calcext:value-type="float">
            <text:p>55</text:p>
          </table:table-cell>
          <table:table-cell table:formula="of:=[.OA14]" office:value-type="float" office:value="56" calcext:value-type="float">
            <text:p>56</text:p>
          </table:table-cell>
          <table:table-cell table:formula="of:=CONCATENATE(&quot;[[&quot;; [.OA18]; &quot;,0],&quot;; &quot;[&quot;; [.OB18]; &quot;,0],&quot;; &quot;[&quot;; [.OC18]; &quot;,0],&quot;; &quot;[&quot;; [.OD18]; &quot;,0],&quot;; &quot;[&quot;; [.OE18]; &quot;,0]]&quot;)" office:value-type="string" office:string-value="[[52,0],[53,0],[54,0],[55,0],[56,0]]" calcext:value-type="string">
            <text:p>[[52,0],[53,0],[54,0],[55,0],[56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OH17]" office:value-type="float" office:value="54" calcext:value-type="float">
            <text:p>54</text:p>
          </table:table-cell>
          <table:table-cell table:formula="of:=[.OH16]" office:value-type="float" office:value="55" calcext:value-type="float">
            <text:p>55</text:p>
          </table:table-cell>
          <table:table-cell table:formula="of:=[.OH15]" office:value-type="float" office:value="56" calcext:value-type="float">
            <text:p>56</text:p>
          </table:table-cell>
          <table:table-cell table:formula="of:=[.OH14]" office:value-type="float" office:value="57" calcext:value-type="float">
            <text:p>57</text:p>
          </table:table-cell>
          <table:table-cell table:formula="of:=CONCATENATE(&quot;[[&quot;; [.OH18]; &quot;,0],&quot;; &quot;[&quot;; [.OI18]; &quot;,0],&quot;; &quot;[&quot;; [.OJ18]; &quot;,0],&quot;; &quot;[&quot;; [.OK18]; &quot;,0],&quot;; &quot;[&quot;; [.OL18]; &quot;,0]]&quot;)" office:value-type="string" office:string-value="[[53,0],[54,0],[55,0],[56,0],[57,0]]" calcext:value-type="string">
            <text:p>[[53,0],[54,0],[55,0],[56,0],[57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OO17]" office:value-type="float" office:value="23" calcext:value-type="float">
            <text:p>23</text:p>
          </table:table-cell>
          <table:table-cell table:formula="of:=[.OO16]" office:value-type="float" office:value="22" calcext:value-type="float">
            <text:p>22</text:p>
          </table:table-cell>
          <table:table-cell table:formula="of:=[.OO15]" office:value-type="float" office:value="21" calcext:value-type="float">
            <text:p>21</text:p>
          </table:table-cell>
          <table:table-cell table:formula="of:=[.OO14]" office:value-type="float" office:value="58" calcext:value-type="float">
            <text:p>58</text:p>
          </table:table-cell>
          <table:table-cell table:formula="of:=CONCATENATE(&quot;[[&quot;; [.OO18]; &quot;,0],&quot;; &quot;[&quot;; [.OP18]; &quot;,0],&quot;; &quot;[&quot;; [.OQ18]; &quot;,0],&quot;; &quot;[&quot;; [.OR18]; &quot;,0],&quot;; &quot;[&quot;; [.OS18]; &quot;,0]]&quot;)" office:value-type="string" office:string-value="[[24,0],[23,0],[22,0],[21,0],[58,0]]" calcext:value-type="string">
            <text:p>[[24,0],[23,0],[22,0],[21,0],[58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OV17]" office:value-type="float" office:value="12" calcext:value-type="float">
            <text:p>12</text:p>
          </table:table-cell>
          <table:table-cell table:formula="of:=[.OV16]" office:value-type="float" office:value="13" calcext:value-type="float">
            <text:p>13</text:p>
          </table:table-cell>
          <table:table-cell table:formula="of:=[.OV15]" office:value-type="float" office:value="20" calcext:value-type="float">
            <text:p>20</text:p>
          </table:table-cell>
          <table:table-cell table:formula="of:=[.OV14]" office:value-type="float" office:value="59" calcext:value-type="float">
            <text:p>59</text:p>
          </table:table-cell>
          <table:table-cell table:formula="of:=CONCATENATE(&quot;[[&quot;; [.OV18]; &quot;,0],&quot;; &quot;[&quot;; [.OW18]; &quot;,0],&quot;; &quot;[&quot;; [.OX18]; &quot;,0],&quot;; &quot;[&quot;; [.OY18]; &quot;,0],&quot;; &quot;[&quot;; [.OZ18]; &quot;,0]]&quot;)" office:value-type="string" office:string-value="[[11,0],[12,0],[13,0],[20,0],[59,0]]" calcext:value-type="string">
            <text:p>[[11,0],[12,0],[13,0],[20,0],[5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PC17]" office:value-type="float" office:value="1" calcext:value-type="float">
            <text:p>1</text:p>
          </table:table-cell>
          <table:table-cell table:formula="of:=[.PC16]" office:value-type="float" office:value="14" calcext:value-type="float">
            <text:p>14</text:p>
          </table:table-cell>
          <table:table-cell table:formula="of:=[.PC15]" office:value-type="float" office:value="19" calcext:value-type="float">
            <text:p>19</text:p>
          </table:table-cell>
          <table:table-cell table:formula="of:=[.PC14]" office:value-type="float" office:value="60" calcext:value-type="float">
            <text:p>60</text:p>
          </table:table-cell>
          <table:table-cell table:formula="of:=CONCATENATE(&quot;[[&quot;; [.PC18]; &quot;,0],&quot;; &quot;[&quot;; [.PD18]; &quot;,0],&quot;; &quot;[&quot;; [.PE18]; &quot;,0],&quot;; &quot;[&quot;; [.PF18]; &quot;,0],&quot;; &quot;[&quot;; [.PG18]; &quot;,0]]&quot;)" office:value-type="string" office:string-value="[[2,0],[1,0],[14,0],[19,0],[60,0]]" calcext:value-type="string">
            <text:p>[[2,0],[1,0],[14,0],[19,0],[60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PJ17]" office:value-type="float" office:value="4" calcext:value-type="float">
            <text:p>4</text:p>
          </table:table-cell>
          <table:table-cell table:formula="of:=[.PJ16]" office:value-type="float" office:value="15" calcext:value-type="float">
            <text:p>15</text:p>
          </table:table-cell>
          <table:table-cell table:formula="of:=[.PJ15]" office:value-type="float" office:value="18" calcext:value-type="float">
            <text:p>18</text:p>
          </table:table-cell>
          <table:table-cell table:formula="of:=[.PJ14]" office:value-type="float" office:value="61" calcext:value-type="float">
            <text:p>61</text:p>
          </table:table-cell>
          <table:table-cell table:formula="of:=CONCATENATE(&quot;[[&quot;; [.PJ18]; &quot;,0],&quot;; &quot;[&quot;; [.PK18]; &quot;,0],&quot;; &quot;[&quot;; [.PL18]; &quot;,0],&quot;; &quot;[&quot;; [.PM18]; &quot;,0],&quot;; &quot;[&quot;; [.PN18]; &quot;,0]]&quot;)" office:value-type="string" office:string-value="[[3,0],[4,0],[15,0],[18,0],[61,0]]" calcext:value-type="string">
            <text:p>[[3,0],[4,0],[15,0],[18,0],[61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PQ17]" office:value-type="float" office:value="5" calcext:value-type="float">
            <text:p>5</text:p>
          </table:table-cell>
          <table:table-cell table:formula="of:=[.PQ16]" office:value-type="float" office:value="16" calcext:value-type="float">
            <text:p>16</text:p>
          </table:table-cell>
          <table:table-cell table:formula="of:=[.PQ15]" office:value-type="float" office:value="17" calcext:value-type="float">
            <text:p>17</text:p>
          </table:table-cell>
          <table:table-cell table:formula="of:=[.PQ14]" office:value-type="float" office:value="62" calcext:value-type="float">
            <text:p>62</text:p>
          </table:table-cell>
          <table:table-cell table:formula="of:=CONCATENATE(&quot;[[&quot;; [.PQ18]; &quot;,0],&quot;; &quot;[&quot;; [.PR18]; &quot;,0],&quot;; &quot;[&quot;; [.PS18]; &quot;,0],&quot;; &quot;[&quot;; [.PT18]; &quot;,0],&quot;; &quot;[&quot;; [.PU18]; &quot;,0]]&quot;)" office:value-type="string" office:string-value="[[6,0],[5,0],[16,0],[17,0],[62,0]]" calcext:value-type="string">
            <text:p>[[6,0],[5,0],[16,0],[17,0],[62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PX17]" office:value-type="float" office:value="34" calcext:value-type="float">
            <text:p>34</text:p>
          </table:table-cell>
          <table:table-cell table:formula="of:=[.PX16]" office:value-type="float" office:value="35" calcext:value-type="float">
            <text:p>35</text:p>
          </table:table-cell>
          <table:table-cell table:formula="of:=[.PX15]" office:value-type="float" office:value="36" calcext:value-type="float">
            <text:p>36</text:p>
          </table:table-cell>
          <table:table-cell table:formula="of:=[.PX14]" office:value-type="float" office:value="63" calcext:value-type="float">
            <text:p>63</text:p>
          </table:table-cell>
          <table:table-cell table:formula="of:=CONCATENATE(&quot;[[&quot;; [.PX18]; &quot;,0],&quot;; &quot;[&quot;; [.PY18]; &quot;,0],&quot;; &quot;[&quot;; [.PZ18]; &quot;,0],&quot;; &quot;[&quot;; [.QA18]; &quot;,0],&quot;; &quot;[&quot;; [.QB18]; &quot;,0]]&quot;)" office:value-type="string" office:string-value="[[33,0],[34,0],[35,0],[36,0],[63,0]]" calcext:value-type="string">
            <text:p>[[33,0],[34,0],[35,0],[36,0],[63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QE17]" office:value-type="float" office:value="39" calcext:value-type="float">
            <text:p>39</text:p>
          </table:table-cell>
          <table:table-cell table:formula="of:=[.QE16]" office:value-type="float" office:value="38" calcext:value-type="float">
            <text:p>38</text:p>
          </table:table-cell>
          <table:table-cell table:formula="of:=[.QE15]" office:value-type="float" office:value="37" calcext:value-type="float">
            <text:p>37</text:p>
          </table:table-cell>
          <table:table-cell table:formula="of:=[.QE14]" office:value-type="float" office:value="64" calcext:value-type="float">
            <text:p>64</text:p>
          </table:table-cell>
          <table:table-cell table:formula="of:=CONCATENATE(&quot;[[&quot;; [.QE18]; &quot;,0],&quot;; &quot;[&quot;; [.QF18]; &quot;,0],&quot;; &quot;[&quot;; [.QG18]; &quot;,0],&quot;; &quot;[&quot;; [.QH18]; &quot;,0],&quot;; &quot;[&quot;; [.QI18]; &quot;,0]]&quot;)" office:value-type="string" office:string-value="[[40,0],[39,0],[38,0],[37,0],[64,0]]" calcext:value-type="string">
            <text:p>[[40,0],[39,0],[38,0],[37,0],[64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QL17]" office:value-type="float" office:value="38" calcext:value-type="float">
            <text:p>38</text:p>
          </table:table-cell>
          <table:table-cell table:formula="of:=[.QL16]" office:value-type="float" office:value="37" calcext:value-type="float">
            <text:p>37</text:p>
          </table:table-cell>
          <table:table-cell table:formula="of:=[.QL15]" office:value-type="float" office:value="64" calcext:value-type="float">
            <text:p>64</text:p>
          </table:table-cell>
          <table:table-cell table:formula="of:=[.QL14]" office:value-type="float" office:value="65" calcext:value-type="float">
            <text:p>65</text:p>
          </table:table-cell>
          <table:table-cell table:formula="of:=CONCATENATE(&quot;[[&quot;; [.QL18]; &quot;,0],&quot;; &quot;[&quot;; [.QM18]; &quot;,0],&quot;; &quot;[&quot;; [.QN18]; &quot;,0],&quot;; &quot;[&quot;; [.QO18]; &quot;,0],&quot;; &quot;[&quot;; [.QP18]; &quot;,0]]&quot;)" office:value-type="string" office:string-value="[[39,0],[38,0],[37,0],[64,0],[65,0]]" calcext:value-type="string">
            <text:p>[[39,0],[38,0],[37,0],[64,0],[65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QS17]" office:value-type="float" office:value="35" calcext:value-type="float">
            <text:p>35</text:p>
          </table:table-cell>
          <table:table-cell table:formula="of:=[.QS16]" office:value-type="float" office:value="36" calcext:value-type="float">
            <text:p>36</text:p>
          </table:table-cell>
          <table:table-cell table:formula="of:=[.QS15]" office:value-type="float" office:value="63" calcext:value-type="float">
            <text:p>63</text:p>
          </table:table-cell>
          <table:table-cell table:formula="of:=[.QS14]" office:value-type="float" office:value="66" calcext:value-type="float">
            <text:p>66</text:p>
          </table:table-cell>
          <table:table-cell table:formula="of:=CONCATENATE(&quot;[[&quot;; [.QS18]; &quot;,0],&quot;; &quot;[&quot;; [.QT18]; &quot;,0],&quot;; &quot;[&quot;; [.QU18]; &quot;,0],&quot;; &quot;[&quot;; [.QV18]; &quot;,0],&quot;; &quot;[&quot;; [.QW18]; &quot;,0]]&quot;)" office:value-type="string" office:string-value="[[34,0],[35,0],[36,0],[63,0],[66,0]]" calcext:value-type="string">
            <text:p>[[34,0],[35,0],[36,0],[63,0],[66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QZ17]" office:value-type="float" office:value="16" calcext:value-type="float">
            <text:p>16</text:p>
          </table:table-cell>
          <table:table-cell table:formula="of:=[.QZ16]" office:value-type="float" office:value="17" calcext:value-type="float">
            <text:p>17</text:p>
          </table:table-cell>
          <table:table-cell table:formula="of:=[.QZ15]" office:value-type="float" office:value="62" calcext:value-type="float">
            <text:p>62</text:p>
          </table:table-cell>
          <table:table-cell table:formula="of:=[.QZ14]" office:value-type="float" office:value="67" calcext:value-type="float">
            <text:p>67</text:p>
          </table:table-cell>
          <table:table-cell table:formula="of:=CONCATENATE(&quot;[[&quot;; [.QZ18]; &quot;,0],&quot;; &quot;[&quot;; [.RA18]; &quot;,0],&quot;; &quot;[&quot;; [.RB18]; &quot;,0],&quot;; &quot;[&quot;; [.RC18]; &quot;,0],&quot;; &quot;[&quot;; [.RD18]; &quot;,0]]&quot;)" office:value-type="string" office:string-value="[[5,0],[16,0],[17,0],[62,0],[67,0]]" calcext:value-type="string">
            <text:p>[[5,0],[16,0],[17,0],[62,0],[67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G17]" office:value-type="float" office:value="15" calcext:value-type="float">
            <text:p>15</text:p>
          </table:table-cell>
          <table:table-cell table:formula="of:=[.RG16]" office:value-type="float" office:value="18" calcext:value-type="float">
            <text:p>18</text:p>
          </table:table-cell>
          <table:table-cell table:formula="of:=[.RG15]" office:value-type="float" office:value="61" calcext:value-type="float">
            <text:p>61</text:p>
          </table:table-cell>
          <table:table-cell table:formula="of:=[.RG14]" office:value-type="float" office:value="68" calcext:value-type="float">
            <text:p>68</text:p>
          </table:table-cell>
          <table:table-cell table:formula="of:=CONCATENATE(&quot;[[&quot;; [.RG18]; &quot;,0],&quot;; &quot;[&quot;; [.RH18]; &quot;,0],&quot;; &quot;[&quot;; [.RI18]; &quot;,0],&quot;; &quot;[&quot;; [.RJ18]; &quot;,0],&quot;; &quot;[&quot;; [.RK18]; &quot;,0]]&quot;)" office:value-type="string" office:string-value="[[4,0],[15,0],[18,0],[61,0],[68,0]]" calcext:value-type="string">
            <text:p>[[4,0],[15,0],[18,0],[61,0],[68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RN17]" office:value-type="float" office:value="14" calcext:value-type="float">
            <text:p>14</text:p>
          </table:table-cell>
          <table:table-cell table:formula="of:=[.RN16]" office:value-type="float" office:value="19" calcext:value-type="float">
            <text:p>19</text:p>
          </table:table-cell>
          <table:table-cell table:formula="of:=[.RN15]" office:value-type="float" office:value="60" calcext:value-type="float">
            <text:p>60</text:p>
          </table:table-cell>
          <table:table-cell table:formula="of:=[.RN14]" office:value-type="float" office:value="69" calcext:value-type="float">
            <text:p>69</text:p>
          </table:table-cell>
          <table:table-cell table:formula="of:=CONCATENATE(&quot;[[&quot;; [.RN18]; &quot;,0],&quot;; &quot;[&quot;; [.RO18]; &quot;,0],&quot;; &quot;[&quot;; [.RP18]; &quot;,0],&quot;; &quot;[&quot;; [.RQ18]; &quot;,0],&quot;; &quot;[&quot;; [.RR18]; &quot;,0]]&quot;)" office:value-type="string" office:string-value="[[1,0],[14,0],[19,0],[60,0],[69,0]]" calcext:value-type="string">
            <text:p>[[1,0],[14,0],[19,0],[60,0],[69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U17]" office:value-type="float" office:value="13" calcext:value-type="float">
            <text:p>13</text:p>
          </table:table-cell>
          <table:table-cell table:formula="of:=[.RU16]" office:value-type="float" office:value="20" calcext:value-type="float">
            <text:p>20</text:p>
          </table:table-cell>
          <table:table-cell table:formula="of:=[.RU15]" office:value-type="float" office:value="59" calcext:value-type="float">
            <text:p>59</text:p>
          </table:table-cell>
          <table:table-cell table:formula="of:=[.RU14]" office:value-type="float" office:value="70" calcext:value-type="float">
            <text:p>70</text:p>
          </table:table-cell>
          <table:table-cell table:formula="of:=CONCATENATE(&quot;[[&quot;; [.RU18]; &quot;,0],&quot;; &quot;[&quot;; [.RV18]; &quot;,0],&quot;; &quot;[&quot;; [.RW18]; &quot;,0],&quot;; &quot;[&quot;; [.RX18]; &quot;,0],&quot;; &quot;[&quot;; [.RY18]; &quot;,0]]&quot;)" office:value-type="string" office:string-value="[[12,0],[13,0],[20,0],[59,0],[70,0]]" calcext:value-type="string">
            <text:p>[[12,0],[13,0],[20,0],[59,0],[7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SB17]" office:value-type="float" office:value="22" calcext:value-type="float">
            <text:p>22</text:p>
          </table:table-cell>
          <table:table-cell table:formula="of:=[.SB16]" office:value-type="float" office:value="21" calcext:value-type="float">
            <text:p>21</text:p>
          </table:table-cell>
          <table:table-cell table:formula="of:=[.SB15]" office:value-type="float" office:value="58" calcext:value-type="float">
            <text:p>58</text:p>
          </table:table-cell>
          <table:table-cell table:formula="of:=[.SB14]" office:value-type="float" office:value="71" calcext:value-type="float">
            <text:p>71</text:p>
          </table:table-cell>
          <table:table-cell table:formula="of:=CONCATENATE(&quot;[[&quot;; [.SB18]; &quot;,0],&quot;; &quot;[&quot;; [.SC18]; &quot;,0],&quot;; &quot;[&quot;; [.SD18]; &quot;,0],&quot;; &quot;[&quot;; [.SE18]; &quot;,0],&quot;; &quot;[&quot;; [.SF18]; &quot;,0]]&quot;)" office:value-type="string" office:string-value="[[23,0],[22,0],[21,0],[58,0],[71,0]]" calcext:value-type="string">
            <text:p>[[23,0],[22,0],[21,0],[58,0],[71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SI17]" office:value-type="float" office:value="55" calcext:value-type="float">
            <text:p>55</text:p>
          </table:table-cell>
          <table:table-cell table:formula="of:=[.SI16]" office:value-type="float" office:value="56" calcext:value-type="float">
            <text:p>56</text:p>
          </table:table-cell>
          <table:table-cell table:formula="of:=[.SI15]" office:value-type="float" office:value="57" calcext:value-type="float">
            <text:p>57</text:p>
          </table:table-cell>
          <table:table-cell table:formula="of:=[.SI14]" office:value-type="float" office:value="72" calcext:value-type="float">
            <text:p>72</text:p>
          </table:table-cell>
          <table:table-cell table:formula="of:=CONCATENATE(&quot;[[&quot;; [.SI18]; &quot;,0],&quot;; &quot;[&quot;; [.SJ18]; &quot;,0],&quot;; &quot;[&quot;; [.SK18]; &quot;,0],&quot;; &quot;[&quot;; [.SL18]; &quot;,0],&quot;; &quot;[&quot;; [.SM18]; &quot;,0]]&quot;)" office:value-type="string" office:string-value="[[54,0],[55,0],[56,0],[57,0],[72,0]]" calcext:value-type="string">
            <text:p>[[54,0],[55,0],[56,0],[57,0],[72,0]]</text:p>
          </table:table-cell>
          <table:table-cell/>
          <table:table-cell office:value-type="float" office:value="77" calcext:value-type="float">
            <text:p>77</text:p>
          </table:table-cell>
          <table:table-cell table:formula="of:=[.SP17]" office:value-type="float" office:value="76" calcext:value-type="float">
            <text:p>76</text:p>
          </table:table-cell>
          <table:table-cell table:formula="of:=[.SP16]" office:value-type="float" office:value="75" calcext:value-type="float">
            <text:p>75</text:p>
          </table:table-cell>
          <table:table-cell table:formula="of:=[.SP15]" office:value-type="float" office:value="74" calcext:value-type="float">
            <text:p>74</text:p>
          </table:table-cell>
          <table:table-cell table:formula="of:=[.SP14]" office:value-type="float" office:value="73" calcext:value-type="float">
            <text:p>73</text:p>
          </table:table-cell>
          <table:table-cell table:formula="of:=CONCATENATE(&quot;[[&quot;; [.SP18]; &quot;,0],&quot;; &quot;[&quot;; [.SQ18]; &quot;,0],&quot;; &quot;[&quot;; [.SR18]; &quot;,0],&quot;; &quot;[&quot;; [.SS18]; &quot;,0],&quot;; &quot;[&quot;; [.ST18]; &quot;,0]]&quot;)" office:value-type="string" office:string-value="[[77,0],[76,0],[75,0],[74,0],[73,0]]" calcext:value-type="string">
            <text:p>[[77,0],[76,0],[75,0],[74,0],[73,0]]</text:p>
          </table:table-cell>
          <table:table-cell/>
          <table:table-cell office:value-type="float" office:value="78" calcext:value-type="float">
            <text:p>78</text:p>
          </table:table-cell>
          <table:table-cell table:formula="of:=[.SW17]" office:value-type="float" office:value="77" calcext:value-type="float">
            <text:p>77</text:p>
          </table:table-cell>
          <table:table-cell table:formula="of:=[.SW16]" office:value-type="float" office:value="76" calcext:value-type="float">
            <text:p>76</text:p>
          </table:table-cell>
          <table:table-cell table:formula="of:=[.SW15]" office:value-type="float" office:value="75" calcext:value-type="float">
            <text:p>75</text:p>
          </table:table-cell>
          <table:table-cell table:formula="of:=[.SW14]" office:value-type="float" office:value="74" calcext:value-type="float">
            <text:p>74</text:p>
          </table:table-cell>
          <table:table-cell table:formula="of:=CONCATENATE(&quot;[[&quot;; [.SW18]; &quot;,0],&quot;; &quot;[&quot;; [.SX18]; &quot;,0],&quot;; &quot;[&quot;; [.SY18]; &quot;,0],&quot;; &quot;[&quot;; [.SZ18]; &quot;,0],&quot;; &quot;[&quot;; [.TA18]; &quot;,0]]&quot;)" office:value-type="string" office:string-value="[[78,0],[77,0],[76,0],[75,0],[74,0]]" calcext:value-type="string">
            <text:p>[[78,0],[77,0],[76,0],[75,0],[74,0]]</text:p>
          </table:table-cell>
          <table:table-cell/>
          <table:table-cell office:value-type="float" office:value="79" calcext:value-type="float">
            <text:p>79</text:p>
          </table:table-cell>
          <table:table-cell table:formula="of:=[.TD17]" office:value-type="float" office:value="78" calcext:value-type="float">
            <text:p>78</text:p>
          </table:table-cell>
          <table:table-cell table:formula="of:=[.TD16]" office:value-type="float" office:value="77" calcext:value-type="float">
            <text:p>77</text:p>
          </table:table-cell>
          <table:table-cell table:formula="of:=[.TD15]" office:value-type="float" office:value="76" calcext:value-type="float">
            <text:p>76</text:p>
          </table:table-cell>
          <table:table-cell table:formula="of:=[.TD14]" office:value-type="float" office:value="75" calcext:value-type="float">
            <text:p>75</text:p>
          </table:table-cell>
          <table:table-cell table:formula="of:=CONCATENATE(&quot;[[&quot;; [.TD18]; &quot;,0],&quot;; &quot;[&quot;; [.TE18]; &quot;,0],&quot;; &quot;[&quot;; [.TF18]; &quot;,0],&quot;; &quot;[&quot;; [.TG18]; &quot;,0],&quot;; &quot;[&quot;; [.TH18]; &quot;,0]]&quot;)" office:value-type="string" office:string-value="[[79,0],[78,0],[77,0],[76,0],[75,0]]" calcext:value-type="string">
            <text:p>[[79,0],[78,0],[77,0],[76,0],[75,0]]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TK17]" office:value-type="float" office:value="79" calcext:value-type="float">
            <text:p>79</text:p>
          </table:table-cell>
          <table:table-cell table:formula="of:=[.TK16]" office:value-type="float" office:value="78" calcext:value-type="float">
            <text:p>78</text:p>
          </table:table-cell>
          <table:table-cell table:formula="of:=[.TK15]" office:value-type="float" office:value="77" calcext:value-type="float">
            <text:p>77</text:p>
          </table:table-cell>
          <table:table-cell table:formula="of:=[.TK14]" office:value-type="float" office:value="76" calcext:value-type="float">
            <text:p>76</text:p>
          </table:table-cell>
          <table:table-cell table:formula="of:=CONCATENATE(&quot;[[&quot;; [.TK18]; &quot;,0],&quot;; &quot;[&quot;; [.TL18]; &quot;,0],&quot;; &quot;[&quot;; [.TM18]; &quot;,0],&quot;; &quot;[&quot;; [.TN18]; &quot;,0],&quot;; &quot;[&quot;; [.TO18]; &quot;,0]]&quot;)" office:value-type="string" office:string-value="[[80,0],[79,0],[78,0],[77,0],[76,0]]" calcext:value-type="string">
            <text:p>[[80,0],[79,0],[78,0],[77,0],[76,0]]</text:p>
          </table:table-cell>
          <table:table-cell/>
          <table:table-cell office:value-type="float" office:value="81" calcext:value-type="float">
            <text:p>81</text:p>
          </table:table-cell>
          <table:table-cell table:formula="of:=[.TR17]" office:value-type="float" office:value="80" calcext:value-type="float">
            <text:p>80</text:p>
          </table:table-cell>
          <table:table-cell table:formula="of:=[.TR16]" office:value-type="float" office:value="79" calcext:value-type="float">
            <text:p>79</text:p>
          </table:table-cell>
          <table:table-cell table:formula="of:=[.TR15]" office:value-type="float" office:value="78" calcext:value-type="float">
            <text:p>78</text:p>
          </table:table-cell>
          <table:table-cell table:formula="of:=[.TR14]" office:value-type="float" office:value="77" calcext:value-type="float">
            <text:p>77</text:p>
          </table:table-cell>
          <table:table-cell table:formula="of:=CONCATENATE(&quot;[[&quot;; [.TR18]; &quot;,0],&quot;; &quot;[&quot;; [.TS18]; &quot;,0],&quot;; &quot;[&quot;; [.TT18]; &quot;,0],&quot;; &quot;[&quot;; [.TU18]; &quot;,0],&quot;; &quot;[&quot;; [.TV18]; &quot;,0]]&quot;)" office:value-type="string" office:string-value="[[81,0],[80,0],[79,0],[78,0],[77,0]]" calcext:value-type="string">
            <text:p>[[81,0],[80,0],[79,0],[78,0],[77,0]]</text:p>
          </table:table-cell>
          <table:table-cell/>
          <table:table-cell office:value-type="float" office:value="82" calcext:value-type="float">
            <text:p>82</text:p>
          </table:table-cell>
          <table:table-cell table:formula="of:=[.TY17]" office:value-type="float" office:value="81" calcext:value-type="float">
            <text:p>81</text:p>
          </table:table-cell>
          <table:table-cell table:formula="of:=[.TY16]" office:value-type="float" office:value="80" calcext:value-type="float">
            <text:p>80</text:p>
          </table:table-cell>
          <table:table-cell table:formula="of:=[.TY15]" office:value-type="float" office:value="79" calcext:value-type="float">
            <text:p>79</text:p>
          </table:table-cell>
          <table:table-cell table:formula="of:=[.TY14]" office:value-type="float" office:value="78" calcext:value-type="float">
            <text:p>78</text:p>
          </table:table-cell>
          <table:table-cell table:formula="of:=CONCATENATE(&quot;[[&quot;; [.TY18]; &quot;,0],&quot;; &quot;[&quot;; [.TZ18]; &quot;,0],&quot;; &quot;[&quot;; [.UA18]; &quot;,0],&quot;; &quot;[&quot;; [.UB18]; &quot;,0],&quot;; &quot;[&quot;; [.UC18]; &quot;,0]]&quot;)" office:value-type="string" office:string-value="[[82,0],[81,0],[80,0],[79,0],[78,0]]" calcext:value-type="string">
            <text:p>[[82,0],[81,0],[80,0],[79,0],[7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F17]" office:value-type="float" office:value="82" calcext:value-type="float">
            <text:p>82</text:p>
          </table:table-cell>
          <table:table-cell table:formula="of:=[.UF16]" office:value-type="float" office:value="81" calcext:value-type="float">
            <text:p>81</text:p>
          </table:table-cell>
          <table:table-cell table:formula="of:=[.UF15]" office:value-type="float" office:value="80" calcext:value-type="float">
            <text:p>80</text:p>
          </table:table-cell>
          <table:table-cell table:formula="of:=[.UF14]" office:value-type="float" office:value="79" calcext:value-type="float">
            <text:p>79</text:p>
          </table:table-cell>
          <table:table-cell table:formula="of:=CONCATENATE(&quot;[[&quot;; [.UF18]; &quot;,0],&quot;; &quot;[&quot;; [.UG18]; &quot;,0],&quot;; &quot;[&quot;; [.UH18]; &quot;,0],&quot;; &quot;[&quot;; [.UI18]; &quot;,0],&quot;; &quot;[&quot;; [.UJ18]; &quot;,0]]&quot;)" office:value-type="string" office:string-value="[[0,0],[82,0],[81,0],[80,0],[79,0]]" calcext:value-type="string">
            <text:p>[[0,0],[82,0],[81,0],[80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M17]" office:value-type="float" office:value="0" calcext:value-type="float">
            <text:p>0</text:p>
          </table:table-cell>
          <table:table-cell table:formula="of:=[.UM16]" office:value-type="float" office:value="82" calcext:value-type="float">
            <text:p>82</text:p>
          </table:table-cell>
          <table:table-cell table:formula="of:=[.UM15]" office:value-type="float" office:value="81" calcext:value-type="float">
            <text:p>81</text:p>
          </table:table-cell>
          <table:table-cell table:formula="of:=[.UM14]" office:value-type="float" office:value="80" calcext:value-type="float">
            <text:p>80</text:p>
          </table:table-cell>
          <table:table-cell table:formula="of:=CONCATENATE(&quot;[[&quot;; [.UM18]; &quot;,0],&quot;; &quot;[&quot;; [.UN18]; &quot;,0],&quot;; &quot;[&quot;; [.UO18]; &quot;,0],&quot;; &quot;[&quot;; [.UP18]; &quot;,0],&quot;; &quot;[&quot;; [.UQ18]; &quot;,0]]&quot;)" office:value-type="string" office:string-value="[[0,0],[0,0],[82,0],[81,0],[80,0]]" calcext:value-type="string">
            <text:p>[[0,0],[0,0],[82,0],[81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17]" office:value-type="float" office:value="0" calcext:value-type="float">
            <text:p>0</text:p>
          </table:table-cell>
          <table:table-cell table:formula="of:=[.UT16]" office:value-type="float" office:value="0" calcext:value-type="float">
            <text:p>0</text:p>
          </table:table-cell>
          <table:table-cell table:formula="of:=[.UT15]" office:value-type="float" office:value="82" calcext:value-type="float">
            <text:p>82</text:p>
          </table:table-cell>
          <table:table-cell table:formula="of:=[.UT14]" office:value-type="float" office:value="81" calcext:value-type="float">
            <text:p>81</text:p>
          </table:table-cell>
          <table:table-cell table:formula="of:=CONCATENATE(&quot;[[&quot;; [.UT18]; &quot;,0],&quot;; &quot;[&quot;; [.UU18]; &quot;,0],&quot;; &quot;[&quot;; [.UV18]; &quot;,0],&quot;; &quot;[&quot;; [.UW18]; &quot;,0],&quot;; &quot;[&quot;; [.UX18]; &quot;,0]]&quot;)" office:value-type="string" office:string-value="[[0,0],[0,0],[0,0],[82,0],[81,0]]" calcext:value-type="string">
            <text:p>[[0,0],[0,0],[0,0],[82,0],[8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17]" office:value-type="float" office:value="0" calcext:value-type="float">
            <text:p>0</text:p>
          </table:table-cell>
          <table:table-cell table:formula="of:=[.VA16]" office:value-type="float" office:value="0" calcext:value-type="float">
            <text:p>0</text:p>
          </table:table-cell>
          <table:table-cell table:formula="of:=[.VA15]" office:value-type="float" office:value="0" calcext:value-type="float">
            <text:p>0</text:p>
          </table:table-cell>
          <table:table-cell table:formula="of:=[.VA14]" office:value-type="float" office:value="82" calcext:value-type="float">
            <text:p>82</text:p>
          </table:table-cell>
          <table:table-cell table:formula="of:=CONCATENATE(&quot;[[&quot;; [.VA18]; &quot;,0],&quot;; &quot;[&quot;; [.VB18]; &quot;,0],&quot;; &quot;[&quot;; [.VC18]; &quot;,0],&quot;; &quot;[&quot;; [.VD18]; &quot;,0],&quot;; &quot;[&quot;; [.VE18]; &quot;,0]]&quot;)" office:value-type="string" office:string-value="[[0,0],[0,0],[0,0],[0,0],[82,0]]" calcext:value-type="string">
            <text:p>[[0,0],[0,0],[0,0],[0,0],[8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17]" office:value-type="float" office:value="0" calcext:value-type="float">
            <text:p>0</text:p>
          </table:table-cell>
          <table:table-cell table:formula="of:=[.VH16]" office:value-type="float" office:value="0" calcext:value-type="float">
            <text:p>0</text:p>
          </table:table-cell>
          <table:table-cell table:formula="of:=[.VH15]" office:value-type="float" office:value="0" calcext:value-type="float">
            <text:p>0</text:p>
          </table:table-cell>
          <table:table-cell table:formula="of:=[.VH14]" office:value-type="float" office:value="83" calcext:value-type="float">
            <text:p>83</text:p>
          </table:table-cell>
          <table:table-cell table:formula="of:=CONCATENATE(&quot;[[&quot;; [.VH18]; &quot;,0],&quot;; &quot;[&quot;; [.VI18]; &quot;,0],&quot;; &quot;[&quot;; [.VJ18]; &quot;,0],&quot;; &quot;[&quot;; [.VK18]; &quot;,0],&quot;; &quot;[&quot;; [.VL18]; &quot;,0]]&quot;)" office:value-type="string" office:string-value="[[0,0],[0,0],[0,0],[0,0],[83,0]]" calcext:value-type="string">
            <text:p>[[0,0],[0,0],[0,0],[0,0],[8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17]" office:value-type="float" office:value="0" calcext:value-type="float">
            <text:p>0</text:p>
          </table:table-cell>
          <table:table-cell table:formula="of:=[.VO16]" office:value-type="float" office:value="0" calcext:value-type="float">
            <text:p>0</text:p>
          </table:table-cell>
          <table:table-cell table:formula="of:=[.VO15]" office:value-type="float" office:value="0" calcext:value-type="float">
            <text:p>0</text:p>
          </table:table-cell>
          <table:table-cell table:formula="of:=[.VO14]" office:value-type="float" office:value="84" calcext:value-type="float">
            <text:p>84</text:p>
          </table:table-cell>
          <table:table-cell table:formula="of:=CONCATENATE(&quot;[[&quot;; [.VO18]; &quot;,0],&quot;; &quot;[&quot;; [.VP18]; &quot;,0],&quot;; &quot;[&quot;; [.VQ18]; &quot;,0],&quot;; &quot;[&quot;; [.VR18]; &quot;,0],&quot;; &quot;[&quot;; [.VS18]; &quot;,0]]&quot;)" office:value-type="string" office:string-value="[[0,0],[0,0],[0,0],[0,0],[84,0]]" calcext:value-type="string">
            <text:p>[[0,0],[0,0],[0,0],[0,0],[8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17]" office:value-type="float" office:value="0" calcext:value-type="float">
            <text:p>0</text:p>
          </table:table-cell>
          <table:table-cell table:formula="of:=[.VV16]" office:value-type="float" office:value="0" calcext:value-type="float">
            <text:p>0</text:p>
          </table:table-cell>
          <table:table-cell table:formula="of:=[.VV15]" office:value-type="float" office:value="0" calcext:value-type="float">
            <text:p>0</text:p>
          </table:table-cell>
          <table:table-cell table:formula="of:=[.VV14]" office:value-type="float" office:value="85" calcext:value-type="float">
            <text:p>85</text:p>
          </table:table-cell>
          <table:table-cell table:formula="of:=CONCATENATE(&quot;[[&quot;; [.VV18]; &quot;,0],&quot;; &quot;[&quot;; [.VW18]; &quot;,0],&quot;; &quot;[&quot;; [.VX18]; &quot;,0],&quot;; &quot;[&quot;; [.VY18]; &quot;,0],&quot;; &quot;[&quot;; [.VZ18]; &quot;,0]]&quot;)" office:value-type="string" office:string-value="[[0,0],[0,0],[0,0],[0,0],[85,0]]" calcext:value-type="string">
            <text:p>[[0,0],[0,0],[0,0],[0,0],[8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17]" office:value-type="float" office:value="0" calcext:value-type="float">
            <text:p>0</text:p>
          </table:table-cell>
          <table:table-cell table:formula="of:=[.WC16]" office:value-type="float" office:value="0" calcext:value-type="float">
            <text:p>0</text:p>
          </table:table-cell>
          <table:table-cell table:formula="of:=[.WC15]" office:value-type="float" office:value="0" calcext:value-type="float">
            <text:p>0</text:p>
          </table:table-cell>
          <table:table-cell table:formula="of:=[.WC14]" office:value-type="float" office:value="86" calcext:value-type="float">
            <text:p>86</text:p>
          </table:table-cell>
          <table:table-cell table:formula="of:=CONCATENATE(&quot;[[&quot;; [.WC18]; &quot;,0],&quot;; &quot;[&quot;; [.WD18]; &quot;,0],&quot;; &quot;[&quot;; [.WE18]; &quot;,0],&quot;; &quot;[&quot;; [.WF18]; &quot;,0],&quot;; &quot;[&quot;; [.WG18]; &quot;,0]]&quot;)" office:value-type="string" office:string-value="[[0,0],[0,0],[0,0],[0,0],[86,0]]" calcext:value-type="string">
            <text:p>[[0,0],[0,0],[0,0],[0,0],[8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17]" office:value-type="float" office:value="0" calcext:value-type="float">
            <text:p>0</text:p>
          </table:table-cell>
          <table:table-cell table:formula="of:=[.WJ16]" office:value-type="float" office:value="0" calcext:value-type="float">
            <text:p>0</text:p>
          </table:table-cell>
          <table:table-cell table:formula="of:=[.WJ15]" office:value-type="float" office:value="0" calcext:value-type="float">
            <text:p>0</text:p>
          </table:table-cell>
          <table:table-cell table:formula="of:=[.WJ14]" office:value-type="float" office:value="87" calcext:value-type="float">
            <text:p>87</text:p>
          </table:table-cell>
          <table:table-cell table:formula="of:=CONCATENATE(&quot;[[&quot;; [.WJ18]; &quot;,0],&quot;; &quot;[&quot;; [.WK18]; &quot;,0],&quot;; &quot;[&quot;; [.WL18]; &quot;,0],&quot;; &quot;[&quot;; [.WM18]; &quot;,0],&quot;; &quot;[&quot;; [.WN18]; &quot;,0]]&quot;)" office:value-type="string" office:string-value="[[0,0],[0,0],[0,0],[0,0],[87,0]]" calcext:value-type="string">
            <text:p>[[0,0],[0,0],[0,0],[0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17]" office:value-type="float" office:value="0" calcext:value-type="float">
            <text:p>0</text:p>
          </table:table-cell>
          <table:table-cell table:formula="of:=[.WQ16]" office:value-type="float" office:value="0" calcext:value-type="float">
            <text:p>0</text:p>
          </table:table-cell>
          <table:table-cell table:formula="of:=[.WQ15]" office:value-type="float" office:value="0" calcext:value-type="float">
            <text:p>0</text:p>
          </table:table-cell>
          <table:table-cell table:formula="of:=[.WQ14]" office:value-type="float" office:value="88" calcext:value-type="float">
            <text:p>88</text:p>
          </table:table-cell>
          <table:table-cell table:formula="of:=CONCATENATE(&quot;[[&quot;; [.WQ18]; &quot;,0],&quot;; &quot;[&quot;; [.WR18]; &quot;,0],&quot;; &quot;[&quot;; [.WS18]; &quot;,0],&quot;; &quot;[&quot;; [.WT18]; &quot;,0],&quot;; &quot;[&quot;; [.WU18]; &quot;,0]]&quot;)" office:value-type="string" office:string-value="[[0,0],[0,0],[0,0],[0,0],[88,0]]" calcext:value-type="string">
            <text:p>[[0,0],[0,0],[0,0],[0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17]" office:value-type="float" office:value="0" calcext:value-type="float">
            <text:p>0</text:p>
          </table:table-cell>
          <table:table-cell table:formula="of:=[.WX16]" office:value-type="float" office:value="0" calcext:value-type="float">
            <text:p>0</text:p>
          </table:table-cell>
          <table:table-cell table:formula="of:=[.WX15]" office:value-type="float" office:value="0" calcext:value-type="float">
            <text:p>0</text:p>
          </table:table-cell>
          <table:table-cell table:formula="of:=[.WX14]" office:value-type="float" office:value="89" calcext:value-type="float">
            <text:p>89</text:p>
          </table:table-cell>
          <table:table-cell table:formula="of:=CONCATENATE(&quot;[[&quot;; [.WX18]; &quot;,0],&quot;; &quot;[&quot;; [.WY18]; &quot;,0],&quot;; &quot;[&quot;; [.WZ18]; &quot;,0],&quot;; &quot;[&quot;; [.XA18]; &quot;,0],&quot;; &quot;[&quot;; [.XB18]; &quot;,0]]&quot;)" office:value-type="string" office:string-value="[[0,0],[0,0],[0,0],[0,0],[89,0]]" calcext:value-type="string">
            <text:p>[[0,0],[0,0],[0,0],[0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17]" office:value-type="float" office:value="0" calcext:value-type="float">
            <text:p>0</text:p>
          </table:table-cell>
          <table:table-cell table:formula="of:=[.XE16]" office:value-type="float" office:value="0" calcext:value-type="float">
            <text:p>0</text:p>
          </table:table-cell>
          <table:table-cell table:formula="of:=[.XE15]" office:value-type="float" office:value="0" calcext:value-type="float">
            <text:p>0</text:p>
          </table:table-cell>
          <table:table-cell table:formula="of:=[.XE14]" office:value-type="float" office:value="90" calcext:value-type="float">
            <text:p>90</text:p>
          </table:table-cell>
          <table:table-cell table:formula="of:=CONCATENATE(&quot;[[&quot;; [.XE18]; &quot;,0],&quot;; &quot;[&quot;; [.XF18]; &quot;,0],&quot;; &quot;[&quot;; [.XG18]; &quot;,0],&quot;; &quot;[&quot;; [.XH18]; &quot;,0],&quot;; &quot;[&quot;; [.XI18]; &quot;,0]]&quot;)" office:value-type="string" office:string-value="[[0,0],[0,0],[0,0],[0,0],[90,0]]" calcext:value-type="string">
            <text:p>[[0,0],[0,0],[0,0],[0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17]" office:value-type="float" office:value="0" calcext:value-type="float">
            <text:p>0</text:p>
          </table:table-cell>
          <table:table-cell table:formula="of:=[.XL16]" office:value-type="float" office:value="0" calcext:value-type="float">
            <text:p>0</text:p>
          </table:table-cell>
          <table:table-cell table:formula="of:=[.XL15]" office:value-type="float" office:value="0" calcext:value-type="float">
            <text:p>0</text:p>
          </table:table-cell>
          <table:table-cell table:formula="of:=[.XL14]" office:value-type="float" office:value="91" calcext:value-type="float">
            <text:p>91</text:p>
          </table:table-cell>
          <table:table-cell table:formula="of:=CONCATENATE(&quot;[[&quot;; [.XL18]; &quot;,0],&quot;; &quot;[&quot;; [.XM18]; &quot;,0],&quot;; &quot;[&quot;; [.XN18]; &quot;,0],&quot;; &quot;[&quot;; [.XO18]; &quot;,0],&quot;; &quot;[&quot;; [.XP18]; &quot;,0]]&quot;)" office:value-type="string" office:string-value="[[0,0],[0,0],[0,0],[0,0],[91,0]]" calcext:value-type="string">
            <text:p>[[0,0],[0,0],[0,0],[0,0],[9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17]" office:value-type="float" office:value="0" calcext:value-type="float">
            <text:p>0</text:p>
          </table:table-cell>
          <table:table-cell table:formula="of:=[.XS16]" office:value-type="float" office:value="0" calcext:value-type="float">
            <text:p>0</text:p>
          </table:table-cell>
          <table:table-cell table:formula="of:=[.XS15]" office:value-type="float" office:value="91" calcext:value-type="float">
            <text:p>91</text:p>
          </table:table-cell>
          <table:table-cell table:formula="of:=[.XS14]" office:value-type="float" office:value="92" calcext:value-type="float">
            <text:p>92</text:p>
          </table:table-cell>
          <table:table-cell table:formula="of:=CONCATENATE(&quot;[[&quot;; [.XS18]; &quot;,0],&quot;; &quot;[&quot;; [.XT18]; &quot;,0],&quot;; &quot;[&quot;; [.XU18]; &quot;,0],&quot;; &quot;[&quot;; [.XV18]; &quot;,0],&quot;; &quot;[&quot;; [.XW18]; &quot;,0]]&quot;)" office:value-type="string" office:string-value="[[0,0],[0,0],[0,0],[91,0],[92,0]]" calcext:value-type="string">
            <text:p>[[0,0],[0,0],[0,0],[91,0],[9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17]" office:value-type="float" office:value="0" calcext:value-type="float">
            <text:p>0</text:p>
          </table:table-cell>
          <table:table-cell table:formula="of:=[.XZ16]" office:value-type="float" office:value="91" calcext:value-type="float">
            <text:p>91</text:p>
          </table:table-cell>
          <table:table-cell table:formula="of:=[.XZ15]" office:value-type="float" office:value="92" calcext:value-type="float">
            <text:p>92</text:p>
          </table:table-cell>
          <table:table-cell table:formula="of:=[.XZ14]" office:value-type="float" office:value="93" calcext:value-type="float">
            <text:p>93</text:p>
          </table:table-cell>
          <table:table-cell table:formula="of:=CONCATENATE(&quot;[[&quot;; [.XZ18]; &quot;,0],&quot;; &quot;[&quot;; [.YA18]; &quot;,0],&quot;; &quot;[&quot;; [.YB18]; &quot;,0],&quot;; &quot;[&quot;; [.YC18]; &quot;,0],&quot;; &quot;[&quot;; [.YD18]; &quot;,0]]&quot;)" office:value-type="string" office:string-value="[[0,0],[0,0],[91,0],[92,0],[93,0]]" calcext:value-type="string">
            <text:p>[[0,0],[0,0],[91,0],[92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17]" office:value-type="float" office:value="91" calcext:value-type="float">
            <text:p>91</text:p>
          </table:table-cell>
          <table:table-cell table:formula="of:=[.YG16]" office:value-type="float" office:value="92" calcext:value-type="float">
            <text:p>92</text:p>
          </table:table-cell>
          <table:table-cell table:formula="of:=[.YG15]" office:value-type="float" office:value="93" calcext:value-type="float">
            <text:p>93</text:p>
          </table:table-cell>
          <table:table-cell table:formula="of:=[.YG14]" office:value-type="float" office:value="94" calcext:value-type="float">
            <text:p>94</text:p>
          </table:table-cell>
          <table:table-cell table:formula="of:=CONCATENATE(&quot;[[&quot;; [.YG18]; &quot;,0],&quot;; &quot;[&quot;; [.YH18]; &quot;,0],&quot;; &quot;[&quot;; [.YI18]; &quot;,0],&quot;; &quot;[&quot;; [.YJ18]; &quot;,0],&quot;; &quot;[&quot;; [.YK18]; &quot;,0]]&quot;)" office:value-type="string" office:string-value="[[0,0],[91,0],[92,0],[93,0],[94,0]]" calcext:value-type="string">
            <text:p>[[0,0],[91,0],[92,0],[93,0],[9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YN17]" office:value-type="float" office:value="92" calcext:value-type="float">
            <text:p>92</text:p>
          </table:table-cell>
          <table:table-cell table:formula="of:=[.YN16]" office:value-type="float" office:value="93" calcext:value-type="float">
            <text:p>93</text:p>
          </table:table-cell>
          <table:table-cell table:formula="of:=[.YN15]" office:value-type="float" office:value="94" calcext:value-type="float">
            <text:p>94</text:p>
          </table:table-cell>
          <table:table-cell table:formula="of:=[.YN14]" office:value-type="float" office:value="95" calcext:value-type="float">
            <text:p>95</text:p>
          </table:table-cell>
          <table:table-cell table:formula="of:=CONCATENATE(&quot;[[&quot;; [.YN18]; &quot;,0],&quot;; &quot;[&quot;; [.YO18]; &quot;,0],&quot;; &quot;[&quot;; [.YP18]; &quot;,0],&quot;; &quot;[&quot;; [.YQ18]; &quot;,0],&quot;; &quot;[&quot;; [.YR18]; &quot;,0]]&quot;)" office:value-type="string" office:string-value="[[91,0],[92,0],[93,0],[94,0],[95,0]]" calcext:value-type="string">
            <text:p>[[91,0],[92,0],[93,0],[94,0],[9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YU17]" office:value-type="float" office:value="93" calcext:value-type="float">
            <text:p>93</text:p>
          </table:table-cell>
          <table:table-cell table:formula="of:=[.YU16]" office:value-type="float" office:value="94" calcext:value-type="float">
            <text:p>94</text:p>
          </table:table-cell>
          <table:table-cell table:formula="of:=[.YU15]" office:value-type="float" office:value="95" calcext:value-type="float">
            <text:p>95</text:p>
          </table:table-cell>
          <table:table-cell table:formula="of:=[.YU14]" office:value-type="float" office:value="96" calcext:value-type="float">
            <text:p>96</text:p>
          </table:table-cell>
          <table:table-cell table:formula="of:=CONCATENATE(&quot;[[&quot;; [.YU18]; &quot;,0],&quot;; &quot;[&quot;; [.YV18]; &quot;,0],&quot;; &quot;[&quot;; [.YW18]; &quot;,0],&quot;; &quot;[&quot;; [.YX18]; &quot;,0],&quot;; &quot;[&quot;; [.YY18]; &quot;,0]]&quot;)" office:value-type="string" office:string-value="[[92,0],[93,0],[94,0],[95,0],[96,0]]" calcext:value-type="string">
            <text:p>[[92,0],[93,0],[94,0],[95,0],[96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ZB17]" office:value-type="float" office:value="94" calcext:value-type="float">
            <text:p>94</text:p>
          </table:table-cell>
          <table:table-cell table:formula="of:=[.ZB16]" office:value-type="float" office:value="95" calcext:value-type="float">
            <text:p>95</text:p>
          </table:table-cell>
          <table:table-cell table:formula="of:=[.ZB15]" office:value-type="float" office:value="96" calcext:value-type="float">
            <text:p>96</text:p>
          </table:table-cell>
          <table:table-cell table:formula="of:=[.ZB14]" office:value-type="float" office:value="97" calcext:value-type="float">
            <text:p>97</text:p>
          </table:table-cell>
          <table:table-cell table:formula="of:=CONCATENATE(&quot;[[&quot;; [.ZB18]; &quot;,0],&quot;; &quot;[&quot;; [.ZC18]; &quot;,0],&quot;; &quot;[&quot;; [.ZD18]; &quot;,0],&quot;; &quot;[&quot;; [.ZE18]; &quot;,0],&quot;; &quot;[&quot;; [.ZF18]; &quot;,0]]&quot;)" office:value-type="string" office:string-value="[[93,0],[94,0],[95,0],[96,0],[97,0]]" calcext:value-type="string">
            <text:p>[[93,0],[94,0],[95,0],[96,0],[9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ZI17]" office:value-type="float" office:value="95" calcext:value-type="float">
            <text:p>95</text:p>
          </table:table-cell>
          <table:table-cell table:formula="of:=[.ZI16]" office:value-type="float" office:value="96" calcext:value-type="float">
            <text:p>96</text:p>
          </table:table-cell>
          <table:table-cell table:formula="of:=[.ZI15]" office:value-type="float" office:value="97" calcext:value-type="float">
            <text:p>97</text:p>
          </table:table-cell>
          <table:table-cell table:formula="of:=[.ZI14]" office:value-type="float" office:value="98" calcext:value-type="float">
            <text:p>98</text:p>
          </table:table-cell>
          <table:table-cell table:formula="of:=CONCATENATE(&quot;[[&quot;; [.ZI18]; &quot;,0],&quot;; &quot;[&quot;; [.ZJ18]; &quot;,0],&quot;; &quot;[&quot;; [.ZK18]; &quot;,0],&quot;; &quot;[&quot;; [.ZL18]; &quot;,0],&quot;; &quot;[&quot;; [.ZM18]; &quot;,0]]&quot;)" office:value-type="string" office:string-value="[[94,0],[95,0],[96,0],[97,0],[98,0]]" calcext:value-type="string">
            <text:p>[[94,0],[95,0],[96,0],[97,0],[9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ZP17]" office:value-type="float" office:value="96" calcext:value-type="float">
            <text:p>96</text:p>
          </table:table-cell>
          <table:table-cell table:formula="of:=[.ZP16]" office:value-type="float" office:value="97" calcext:value-type="float">
            <text:p>97</text:p>
          </table:table-cell>
          <table:table-cell table:formula="of:=[.ZP15]" office:value-type="float" office:value="98" calcext:value-type="float">
            <text:p>98</text:p>
          </table:table-cell>
          <table:table-cell table:formula="of:=[.ZP14]" office:value-type="float" office:value="99" calcext:value-type="float">
            <text:p>99</text:p>
          </table:table-cell>
          <table:table-cell table:formula="of:=CONCATENATE(&quot;[[&quot;; [.ZP18]; &quot;,0],&quot;; &quot;[&quot;; [.ZQ18]; &quot;,0],&quot;; &quot;[&quot;; [.ZR18]; &quot;,0],&quot;; &quot;[&quot;; [.ZS18]; &quot;,0],&quot;; &quot;[&quot;; [.ZT18]; &quot;,0]]&quot;)" office:value-type="string" office:string-value="[[95,0],[96,0],[97,0],[98,0],[99,0]]" calcext:value-type="string">
            <text:p>[[95,0],[96,0],[97,0],[98,0],[99,0]]</text:p>
          </table:table-cell>
          <table:table-cell table:number-columns-repeated="271"/>
        </table:table-row>
        <table:table-row table:style-name="ro1">
          <table:table-cell table:number-columns-repeated="968"/>
        </table:table-row>
        <table:table-row table:style-name="ro1">
          <table:table-cell/>
          <table:table-cell table:style-name="ce5" office:value-type="string" calcext:value-type="string" table:number-columns-spanned="1" table:number-rows-spanned="5">
            <text:p>HORIZONTAL</text:p>
          </table:table-cell>
          <table:table-cell/>
          <table:table-cell office:value-type="string" calcext:value-type="string">
            <text:p>1,12,23,54,77</text:p>
          </table:table-cell>
          <table:table-cell/>
          <table:table-cell table:style-name="ce15" table:formula="of:=[.E14]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formula="of:=CONCATENATE(&quot;[[&quot;; [.F20]; &quot;,0],&quot;; &quot;[&quot;; [.G20]; &quot;,0],&quot;; &quot;[&quot;; [.H20]; &quot;,0],&quot;; &quot;[&quot;; [.I20]; &quot;,0],&quot;; &quot;[&quot;; [.J20]; &quot;,0]]&quot;)" office:value-type="string" office:string-value="[[1,0],[12,0],[23,0],[54,0],[77,0]]" calcext:value-type="string">
            <text:p>[[1,0],[12,0],[23,0],[54,0],[77,0]]</text:p>
          </table:table-cell>
          <table:table-cell/>
          <table:table-cell table:style-name="ce15" table:formula="of:=[.L14]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formula="of:=CONCATENATE(&quot;[[&quot;; [.M20]; &quot;,0],&quot;; &quot;[&quot;; [.N20]; &quot;,0],&quot;; &quot;[&quot;; [.O20]; &quot;,0],&quot;; &quot;[&quot;; [.P20]; &quot;,0],&quot;; &quot;[&quot;; [.Q20]; &quot;,0]]&quot;)" office:value-type="string" office:string-value="[[2,0],[11,0],[24,0],[53,0],[78,0]]" calcext:value-type="string">
            <text:p>[[2,0],[11,0],[24,0],[53,0],[78,0]]</text:p>
          </table:table-cell>
          <table:table-cell/>
          <table:table-cell table:style-name="ce15" table:formula="of:=[.S14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table:formula="of:=CONCATENATE(&quot;[[&quot;; [.T20]; &quot;,0],&quot;; &quot;[&quot;; [.U20]; &quot;,0],&quot;; &quot;[&quot;; [.V20]; &quot;,0],&quot;; &quot;[&quot;; [.W20]; &quot;,0],&quot;; &quot;[&quot;; [.X20]; &quot;,0]]&quot;)" office:value-type="string" office:string-value="[[3,0],[6,0],[33,0],[40,0],[95,0]]" calcext:value-type="string">
            <text:p>[[3,0],[6,0],[33,0],[40,0],[95,0]]</text:p>
          </table:table-cell>
          <table:table-cell/>
          <table:table-cell table:style-name="ce15" table:formula="of:=[.Z14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formula="of:=CONCATENATE(&quot;[[&quot;; [.AA20]; &quot;,0],&quot;; &quot;[&quot;; [.AB20]; &quot;,0],&quot;; &quot;[&quot;; [.AC20]; &quot;,0],&quot;; &quot;[&quot;; [.AD20]; &quot;,0],&quot;; &quot;[&quot;; [.AE20]; &quot;,0]]&quot;)" office:value-type="string" office:string-value="[[4,0],[5,0],[34,0],[39,0],[96,0]]" calcext:value-type="string">
            <text:p>[[4,0],[5,0],[34,0],[39,0],[96,0]]</text:p>
          </table:table-cell>
          <table:table-cell/>
          <table:table-cell table:style-name="ce15" table:formula="of:=[.AG14]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/>
          <table:table-cell table:formula="of:=CONCATENATE(&quot;[[&quot;; [.AH20]; &quot;,0],&quot;; &quot;[&quot;; [.AI20]; &quot;,0],&quot;; &quot;[&quot;; [.AJ20]; &quot;,0],&quot;; &quot;[&quot;; [.AK20]; &quot;,0],&quot;; &quot;[&quot;; [.AL20]; &quot;,0]]&quot;)" office:value-type="string" office:string-value="[[5,0],[34,0],[39,0],[96,0],[,0]]" calcext:value-type="string">
            <text:p>[[5,0],[34,0],[39,0],[96,0],[,0]]</text:p>
          </table:table-cell>
          <table:table-cell/>
          <table:table-cell table:formula="of:=[.AN14]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/>
          <table:table-cell table:formula="of:=CONCATENATE(&quot;[[&quot;; [.AO20]; &quot;,0],&quot;; &quot;[&quot;; [.AP20]; &quot;,0],&quot;; &quot;[&quot;; [.AQ20]; &quot;,0],&quot;; &quot;[&quot;; [.AR20]; &quot;,0],&quot;; &quot;[&quot;; [.AS20]; &quot;,0]]&quot;)" office:value-type="string" office:string-value="[[6,0],[33,0],[40,0],[95,0],[,0]]" calcext:value-type="string">
            <text:p>[[6,0],[33,0],[40,0],[95,0],[,0]]</text:p>
          </table:table-cell>
          <table:table-cell/>
          <table:table-cell table:style-name="ce15" table:formula="of:=[.AU14]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CONCATENATE(&quot;[[&quot;; [.AV20]; &quot;,0],&quot;; &quot;[&quot;; [.AW20]; &quot;,0],&quot;; &quot;[&quot;; [.AX20]; &quot;,0],&quot;; &quot;[&quot;; [.AY20]; &quot;,0],&quot;; &quot;[&quot;; [.AZ20]; &quot;,0]]&quot;)" office:value-type="string" office:string-value="[[7,0],[8,0],[9,0],[10,0],[25,0]]" calcext:value-type="string">
            <text:p>[[7,0],[8,0],[9,0],[10,0],[25,0]]</text:p>
          </table:table-cell>
          <table:table-cell/>
          <table:table-cell table:style-name="ce15" table:formula="of:=[.BB14]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table:formula="of:=CONCATENATE(&quot;[[&quot;; [.BC20]; &quot;,0],&quot;; &quot;[&quot;; [.BD20]; &quot;,0],&quot;; &quot;[&quot;; [.BE20]; &quot;,0],&quot;; &quot;[&quot;; [.BF20]; &quot;,0],&quot;; &quot;[&quot;; [.BG20]; &quot;,0]]&quot;)" office:value-type="string" office:string-value="[[8,0],[9,0],[10,0],[25,0],[52,0]]" calcext:value-type="string">
            <text:p>[[8,0],[9,0],[10,0],[25,0],[52,0]]</text:p>
          </table:table-cell>
          <table:table-cell/>
          <table:table-cell table:style-name="ce15" table:formula="of:=[.BI14]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formula="of:=CONCATENATE(&quot;[[&quot;; [.BJ20]; &quot;,0],&quot;; &quot;[&quot;; [.BK20]; &quot;,0],&quot;; &quot;[&quot;; [.BL20]; &quot;,0],&quot;; &quot;[&quot;; [.BM20]; &quot;,0],&quot;; &quot;[&quot;; [.BN20]; &quot;,0]]&quot;)" office:value-type="string" office:string-value="[[9,0],[10,0],[25,0],[52,0],[79,0]]" calcext:value-type="string">
            <text:p>[[9,0],[10,0],[25,0],[52,0],[79,0]]</text:p>
          </table:table-cell>
          <table:table-cell/>
          <table:table-cell table:style-name="ce15" table:formula="of:=[.BP14]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[[&quot;; [.BQ20]; &quot;,0],&quot;; &quot;[&quot;; [.BR20]; &quot;,0],&quot;; &quot;[&quot;; [.BS20]; &quot;,0],&quot;; &quot;[&quot;; [.BT20]; &quot;,0],&quot;; &quot;[&quot;; [.BU20]; &quot;,0]]&quot;)" office:value-type="string" office:string-value="[[10,0],[25,0],[52,0],[79,0],[,0]]" calcext:value-type="string">
            <text:p>[[10,0],[25,0],[52,0],[79,0],[,0]]</text:p>
          </table:table-cell>
          <table:table-cell/>
          <table:table-cell table:style-name="ce15" table:formula="of:=[.BW14]"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/>
          <table:table-cell table:formula="of:=CONCATENATE(&quot;[[&quot;; [.BX20]; &quot;,0],&quot;; &quot;[&quot;; [.BY20]; &quot;,0],&quot;; &quot;[&quot;; [.BZ20]; &quot;,0],&quot;; &quot;[&quot;; [.CA20]; &quot;,0],&quot;; &quot;[&quot;; [.CB20]; &quot;,0]]&quot;)" office:value-type="string" office:string-value="[[11,0],[24,0],[53,0],[78,0],[,0]]" calcext:value-type="string">
            <text:p>[[11,0],[24,0],[53,0],[78,0],[,0]]</text:p>
          </table:table-cell>
          <table:table-cell/>
          <table:table-cell table:style-name="ce15" table:formula="of:=[.CD14]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/>
          <table:table-cell table:formula="of:=CONCATENATE(&quot;[[&quot;; [.CE20]; &quot;,0],&quot;; &quot;[&quot;; [.CF20]; &quot;,0],&quot;; &quot;[&quot;; [.CG20]; &quot;,0],&quot;; &quot;[&quot;; [.CH20]; &quot;,0],&quot;; &quot;[&quot;; [.CI20]; &quot;,0]]&quot;)" office:value-type="string" office:string-value="[[12,0],[23,0],[54,0],[77,0],[,0]]" calcext:value-type="string">
            <text:p>[[12,0],[23,0],[54,0],[77,0],[,0]]</text:p>
          </table:table-cell>
          <table:table-cell/>
          <table:table-cell table:style-name="ce15" table:formula="of:=[.CK14]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&quot;[[&quot;; [.CL20]; &quot;,0],&quot;; &quot;[&quot;; [.CM20]; &quot;,0],&quot;; &quot;[&quot;; [.CN20]; &quot;,0],&quot;; &quot;[&quot;; [.CO20]; &quot;,0],&quot;; &quot;[&quot;; [.CP20]; &quot;,0]]&quot;)" office:value-type="string" office:string-value="[[13,0],[22,0],[55,0],[76,0],[,0]]" calcext:value-type="string">
            <text:p>[[13,0],[22,0],[55,0],[76,0],[,0]]</text:p>
          </table:table-cell>
          <table:table-cell/>
          <table:table-cell table:style-name="ce15" table:formula="of:=[.CR1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formula="of:=CONCATENATE(&quot;[[&quot;; [.CS20]; &quot;,0],&quot;; &quot;[&quot;; [.CT20]; &quot;,0],&quot;; &quot;[&quot;; [.CU20]; &quot;,0],&quot;; &quot;[&quot;; [.CV20]; &quot;,0],&quot;; &quot;[&quot;; [.CW20]; &quot;,0]]&quot;)" office:value-type="string" office:string-value="[[14,0],[13,0],[22,0],[55,0],[76,0]]" calcext:value-type="string">
            <text:p>[[14,0],[13,0],[22,0],[55,0],[76,0]]</text:p>
          </table:table-cell>
          <table:table-cell/>
          <table:table-cell table:style-name="ce15" table:formula="of:=[.CY14]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CONCATENATE(&quot;[[&quot;; [.CZ20]; &quot;,0],&quot;; &quot;[&quot;; [.DA20]; &quot;,0],&quot;; &quot;[&quot;; [.DB20]; &quot;,0],&quot;; &quot;[&quot;; [.DC20]; &quot;,0],&quot;; &quot;[&quot;; [.DD20]; &quot;,0]]&quot;)" office:value-type="string" office:string-value="[[15,0],[14,0],[13,0],[22,0],[55,0]]" calcext:value-type="string">
            <text:p>[[15,0],[14,0],[13,0],[22,0],[55,0]]</text:p>
          </table:table-cell>
          <table:table-cell/>
          <table:table-cell table:style-name="ce15" table:formula="of:=[.DF14]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CONCATENATE(&quot;[[&quot;; [.DG20]; &quot;,0],&quot;; &quot;[&quot;; [.DH20]; &quot;,0],&quot;; &quot;[&quot;; [.DI20]; &quot;,0],&quot;; &quot;[&quot;; [.DJ20]; &quot;,0],&quot;; &quot;[&quot;; [.DK20]; &quot;,0]]&quot;)" office:value-type="string" office:string-value="[[16,0],[15,0],[14,0],[13,0],[22,0]]" calcext:value-type="string">
            <text:p>[[16,0],[15,0],[14,0],[13,0],[22,0]]</text:p>
          </table:table-cell>
          <table:table-cell/>
          <table:table-cell table:style-name="ce15" table:formula="of:=[.DM14]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CONCATENATE(&quot;[[&quot;; [.DN20]; &quot;,0],&quot;; &quot;[&quot;; [.DO20]; &quot;,0],&quot;; &quot;[&quot;; [.DP20]; &quot;,0],&quot;; &quot;[&quot;; [.DQ20]; &quot;,0],&quot;; &quot;[&quot;; [.DR20]; &quot;,0]]&quot;)" office:value-type="string" office:string-value="[[17,0],[18,0],[19,0],[20,0],[21,0]]" calcext:value-type="string">
            <text:p>[[17,0],[18,0],[19,0],[20,0],[21,0]]</text:p>
          </table:table-cell>
          <table:table-cell/>
          <table:table-cell table:style-name="ce15" table:formula="of:=[.DT14]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table:formula="of:=CONCATENATE(&quot;[[&quot;; [.DU20]; &quot;,0],&quot;; &quot;[&quot;; [.DV20]; &quot;,0],&quot;; &quot;[&quot;; [.DW20]; &quot;,0],&quot;; &quot;[&quot;; [.DX20]; &quot;,0],&quot;; &quot;[&quot;; [.DY20]; &quot;,0]]&quot;)" office:value-type="string" office:string-value="[[18,0],[19,0],[20,0],[21,0],[56,0]]" calcext:value-type="string">
            <text:p>[[18,0],[19,0],[20,0],[21,0],[56,0]]</text:p>
          </table:table-cell>
          <table:table-cell/>
          <table:table-cell table:style-name="ce15" table:formula="of:=[.EA14]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formula="of:=CONCATENATE(&quot;[[&quot;; [.EB20]; &quot;,0],&quot;; &quot;[&quot;; [.EC20]; &quot;,0],&quot;; &quot;[&quot;; [.ED20]; &quot;,0],&quot;; &quot;[&quot;; [.EE20]; &quot;,0],&quot;; &quot;[&quot;; [.EF20]; &quot;,0]]&quot;)" office:value-type="string" office:string-value="[[19,0],[20,0],[21,0],[56,0],[75,0]]" calcext:value-type="string">
            <text:p>[[19,0],[20,0],[21,0],[56,0],[75,0]]</text:p>
          </table:table-cell>
          <table:table-cell/>
          <table:table-cell table:style-name="ce15" table:formula="of:=[.EH14]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[[&quot;; [.EI20]; &quot;,0],&quot;; &quot;[&quot;; [.EJ20]; &quot;,0],&quot;; &quot;[&quot;; [.EK20]; &quot;,0],&quot;; &quot;[&quot;; [.EL20]; &quot;,0],&quot;; &quot;[&quot;; [.EM20]; &quot;,0]]&quot;)" office:value-type="string" office:string-value="[[20,0],[21,0],[56,0],[75,0],[,0]]" calcext:value-type="string">
            <text:p>[[20,0],[21,0],[56,0],[75,0],[,0]]</text:p>
          </table:table-cell>
          <table:table-cell/>
          <table:table-cell table:style-name="ce15" table:formula="of:=[.EO14]"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CONCATENATE(&quot;[[&quot;; [.EP20]; &quot;,0],&quot;; &quot;[&quot;; [.EQ20]; &quot;,0],&quot;; &quot;[&quot;; [.ER20]; &quot;,0],&quot;; &quot;[&quot;; [.ES20]; &quot;,0],&quot;; &quot;[&quot;; [.ET20]; &quot;,0]]&quot;)" office:value-type="string" office:string-value="[[21,0],[56,0],[75,0],[,0],[,0]]" calcext:value-type="string">
            <text:p>[[21,0],[56,0],[75,0],[,0],[,0]]</text:p>
          </table:table-cell>
          <table:table-cell/>
          <table:table-cell table:style-name="ce15" table:formula="of:=[.EV14]"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&quot;[[&quot;; [.EW20]; &quot;,0],&quot;; &quot;[&quot;; [.EX20]; &quot;,0],&quot;; &quot;[&quot;; [.EY20]; &quot;,0],&quot;; &quot;[&quot;; [.EZ20]; &quot;,0],&quot;; &quot;[&quot;; [.FA20]; &quot;,0]]&quot;)" office:value-type="string" office:string-value="[[22,0],[55,0],[76,0],[,0],[,0]]" calcext:value-type="string">
            <text:p>[[22,0],[55,0],[76,0],[,0],[,0]]</text:p>
          </table:table-cell>
          <table:table-cell/>
          <table:table-cell table:style-name="ce15" table:formula="of:=[.FC14]"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CONCATENATE(&quot;[[&quot;; [.FD20]; &quot;,0],&quot;; &quot;[&quot;; [.FE20]; &quot;,0],&quot;; &quot;[&quot;; [.FF20]; &quot;,0],&quot;; &quot;[&quot;; [.FG20]; &quot;,0],&quot;; &quot;[&quot;; [.FH20]; &quot;,0]]&quot;)" office:value-type="string" office:string-value="[[23,0],[54,0],[77,0],[,0],[,0]]" calcext:value-type="string">
            <text:p>[[23,0],[54,0],[77,0],[,0],[,0]]</text:p>
          </table:table-cell>
          <table:table-cell/>
          <table:table-cell table:style-name="ce15" table:formula="of:=[.FJ14]"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CONCATENATE(&quot;[[&quot;; [.FK20]; &quot;,0],&quot;; &quot;[&quot;; [.FL20]; &quot;,0],&quot;; &quot;[&quot;; [.FM20]; &quot;,0],&quot;; &quot;[&quot;; [.FN20]; &quot;,0],&quot;; &quot;[&quot;; [.FO20]; &quot;,0]]&quot;)" office:value-type="string" office:string-value="[[24,0],[53,0],[78,0],[,0],[,0]]" calcext:value-type="string">
            <text:p>[[24,0],[53,0],[78,0],[,0],[,0]]</text:p>
          </table:table-cell>
          <table:table-cell/>
          <table:table-cell table:style-name="ce15" table:formula="of:=[.FQ14]"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CONCATENATE(&quot;[[&quot;; [.FR20]; &quot;,0],&quot;; &quot;[&quot;; [.FS20]; &quot;,0],&quot;; &quot;[&quot;; [.FT20]; &quot;,0],&quot;; &quot;[&quot;; [.FU20]; &quot;,0],&quot;; &quot;[&quot;; [.FV20]; &quot;,0]]&quot;)" office:value-type="string" office:string-value="[[25,0],[52,0],[79,0],[,0],[,0]]" calcext:value-type="string">
            <text:p>[[25,0],[52,0],[79,0],[,0],[,0]]</text:p>
          </table:table-cell>
          <table:table-cell/>
          <table:table-cell table:style-name="ce15" table:formula="of:=[.FX14]"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FY20]; &quot;,0],&quot;; &quot;[&quot;; [.FZ20]; &quot;,0],&quot;; &quot;[&quot;; [.GA20]; &quot;,0],&quot;; &quot;[&quot;; [.GB20]; &quot;,0],&quot;; &quot;[&quot;; [.GC20]; &quot;,0]]&quot;)" office:value-type="string" office:string-value="[[26,0],[51,0],[80,0],[0,0],[0,0]]" calcext:value-type="string">
            <text:p>[[26,0],[51,0],[80,0],[0,0],[0,0]]</text:p>
          </table:table-cell>
          <table:table-cell/>
          <table:table-cell table:style-name="ce15" table:formula="of:=[.GE14]"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CONCATENATE(&quot;[[&quot;; [.GF20]; &quot;,0],&quot;; &quot;[&quot;; [.GG20]; &quot;,0],&quot;; &quot;[&quot;; [.GH20]; &quot;,0],&quot;; &quot;[&quot;; [.GI20]; &quot;,0],&quot;; &quot;[&quot;; [.GJ20]; &quot;,0]]&quot;)" office:value-type="string" office:string-value="[[27,0],[26,0],[51,0],[80,0],[0,0]]" calcext:value-type="string">
            <text:p>[[27,0],[26,0],[51,0],[80,0],[0,0]]</text:p>
          </table:table-cell>
          <table:table-cell/>
          <table:table-cell table:style-name="ce15" table:formula="of:=[.GL14]"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formula="of:=CONCATENATE(&quot;[[&quot;; [.GM20]; &quot;,0],&quot;; &quot;[&quot;; [.GN20]; &quot;,0],&quot;; &quot;[&quot;; [.GO20]; &quot;,0],&quot;; &quot;[&quot;; [.GP20]; &quot;,0],&quot;; &quot;[&quot;; [.GQ20]; &quot;,0]]&quot;)" office:value-type="string" office:string-value="[[28,0],[27,0],[26,0],[51,0],[80,0]]" calcext:value-type="string">
            <text:p>[[28,0],[27,0],[26,0],[51,0],[80,0]]</text:p>
          </table:table-cell>
          <table:table-cell/>
          <table:table-cell table:style-name="ce15" table:formula="of:=[.GS14]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table:formula="of:=CONCATENATE(&quot;[[&quot;; [.GT20]; &quot;,0],&quot;; &quot;[&quot;; [.GU20]; &quot;,0],&quot;; &quot;[&quot;; [.GV20]; &quot;,0],&quot;; &quot;[&quot;; [.GW20]; &quot;,0],&quot;; &quot;[&quot;; [.GX20]; &quot;,0]]&quot;)" office:value-type="string" office:string-value="[[29,0],[28,0],[27,0],[26,0],[51,0]]" calcext:value-type="string">
            <text:p>[[29,0],[28,0],[27,0],[26,0],[51,0]]</text:p>
          </table:table-cell>
          <table:table-cell/>
          <table:table-cell table:style-name="ce15" table:formula="of:=[.GZ14]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CONCATENATE(&quot;[[&quot;; [.HA20]; &quot;,0],&quot;; &quot;[&quot;; [.HB20]; &quot;,0],&quot;; &quot;[&quot;; [.HC20]; &quot;,0],&quot;; &quot;[&quot;; [.HD20]; &quot;,0],&quot;; &quot;[&quot;; [.HE20]; &quot;,0]]&quot;)" office:value-type="string" office:string-value="[[30,0],[29,0],[28,0],[27,0],[26,0]]" calcext:value-type="string">
            <text:p>[[30,0],[29,0],[28,0],[27,0],[26,0]]</text:p>
          </table:table-cell>
          <table:table-cell/>
          <table:table-cell table:style-name="ce15" table:formula="of:=[.HG14]"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formula="of:=CONCATENATE(&quot;[[&quot;; [.HH20]; &quot;,0],&quot;; &quot;[&quot;; [.HI20]; &quot;,0],&quot;; &quot;[&quot;; [.HJ20]; &quot;,0],&quot;; &quot;[&quot;; [.HK20]; &quot;,0],&quot;; &quot;[&quot;; [.HL20]; &quot;,0]]&quot;)" office:value-type="string" office:string-value="[[31,0],[30,0],[29,0],[28,0],[27,0]]" calcext:value-type="string">
            <text:p>[[31,0],[30,0],[29,0],[28,0],[27,0]]</text:p>
          </table:table-cell>
          <table:table-cell/>
          <table:table-cell table:style-name="ce15" table:formula="of:=[.HN14]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NCATENATE(&quot;[[&quot;; [.HO20]; &quot;,0],&quot;; &quot;[&quot;; [.HP20]; &quot;,0],&quot;; &quot;[&quot;; [.HQ20]; &quot;,0],&quot;; &quot;[&quot;; [.HR20]; &quot;,0],&quot;; &quot;[&quot;; [.HS20]; &quot;,0]]&quot;)" office:value-type="string" office:string-value="[[32,0],[7,0],[8,0],[9,0],[10,0]]" calcext:value-type="string">
            <text:p>[[32,0],[7,0],[8,0],[9,0],[10,0]]</text:p>
          </table:table-cell>
          <table:table-cell/>
          <table:table-cell table:style-name="ce15" table:formula="of:=[.HU14]"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NCATENATE(&quot;[[&quot;; [.HV20]; &quot;,0],&quot;; &quot;[&quot;; [.HW20]; &quot;,0],&quot;; &quot;[&quot;; [.HX20]; &quot;,0],&quot;; &quot;[&quot;; [.HY20]; &quot;,0],&quot;; &quot;[&quot;; [.HZ20]; &quot;,0]]&quot;)" office:value-type="string" office:string-value="[[33,0],[6,0],[3,0],[2,0],[11,0]]" calcext:value-type="string">
            <text:p>[[33,0],[6,0],[3,0],[2,0],[11,0]]</text:p>
          </table:table-cell>
          <table:table-cell/>
          <table:table-cell table:style-name="ce15" table:formula="of:=[.IB14]"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NCATENATE(&quot;[[&quot;; [.IC20]; &quot;,0],&quot;; &quot;[&quot;; [.ID20]; &quot;,0],&quot;; &quot;[&quot;; [.IE20]; &quot;,0],&quot;; &quot;[&quot;; [.IF20]; &quot;,0],&quot;; &quot;[&quot;; [.IG20]; &quot;,0]]&quot;)" office:value-type="string" office:string-value="[[34,0],[5,0],[4,0],[1,0],[12,0]]" calcext:value-type="string">
            <text:p>[[34,0],[5,0],[4,0],[1,0],[12,0]]</text:p>
          </table:table-cell>
          <table:table-cell/>
          <table:table-cell table:style-name="ce15" table:formula="of:=[.II14]"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NCATENATE(&quot;[[&quot;; [.IJ20]; &quot;,0],&quot;; &quot;[&quot;; [.IK20]; &quot;,0],&quot;; &quot;[&quot;; [.IL20]; &quot;,0],&quot;; &quot;[&quot;; [.IM20]; &quot;,0],&quot;; &quot;[&quot;; [.IN20]; &quot;,0]]&quot;)" office:value-type="string" office:string-value="[[35,0],[16,0],[15,0],[14,0],[13,0]]" calcext:value-type="string">
            <text:p>[[35,0],[16,0],[15,0],[14,0],[13,0]]</text:p>
          </table:table-cell>
          <table:table-cell/>
          <table:table-cell table:style-name="ce15" table:formula="of:=[.IP14]"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CONCATENATE(&quot;[[&quot;; [.IQ20]; &quot;,0],&quot;; &quot;[&quot;; [.IR20]; &quot;,0],&quot;; &quot;[&quot;; [.IS20]; &quot;,0],&quot;; &quot;[&quot;; [.IT20]; &quot;,0],&quot;; &quot;[&quot;; [.IU20]; &quot;,0]]&quot;)" office:value-type="string" office:string-value="[[36,0],[17,0],[18,0],[19,0],[20,0]]" calcext:value-type="string">
            <text:p>[[36,0],[17,0],[18,0],[19,0],[20,0]]</text:p>
          </table:table-cell>
          <table:table-cell/>
          <table:table-cell table:style-name="ce15" table:formula="of:=[.IW14]"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formula="of:=CONCATENATE(&quot;[[&quot;; [.IX20]; &quot;,0],&quot;; &quot;[&quot;; [.IY20]; &quot;,0],&quot;; &quot;[&quot;; [.IZ20]; &quot;,0],&quot;; &quot;[&quot;; [.JA20]; &quot;,0],&quot;; &quot;[&quot;; [.JB20]; &quot;,0]]&quot;)" office:value-type="string" office:string-value="[[37,0],[36,0],[17,0],[18,0],[19,0]]" calcext:value-type="string">
            <text:p>[[37,0],[36,0],[17,0],[18,0],[19,0]]</text:p>
          </table:table-cell>
          <table:table-cell/>
          <table:table-cell table:style-name="ce15" table:formula="of:=[.JD14]"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NCATENATE(&quot;[[&quot;; [.JE20]; &quot;,0],&quot;; &quot;[&quot;; [.JF20]; &quot;,0],&quot;; &quot;[&quot;; [.JG20]; &quot;,0],&quot;; &quot;[&quot;; [.JH20]; &quot;,0],&quot;; &quot;[&quot;; [.JI20]; &quot;,0]]&quot;)" office:value-type="string" office:string-value="[[38,0],[35,0],[16,0],[15,0],[14,0]]" calcext:value-type="string">
            <text:p>[[38,0],[35,0],[16,0],[15,0],[14,0]]</text:p>
          </table:table-cell>
          <table:table-cell/>
          <table:table-cell table:style-name="ce15" table:formula="of:=[.JK14]"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NCATENATE(&quot;[[&quot;; [.JL20]; &quot;,0],&quot;; &quot;[&quot;; [.JM20]; &quot;,0],&quot;; &quot;[&quot;; [.JN20]; &quot;,0],&quot;; &quot;[&quot;; [.JO20]; &quot;,0],&quot;; &quot;[&quot;; [.JP20]; &quot;,0]]&quot;)" office:value-type="string" office:string-value="[[39,0],[34,0],[5,0],[4,0],[1,0]]" calcext:value-type="string">
            <text:p>[[39,0],[34,0],[5,0],[4,0],[1,0]]</text:p>
          </table:table-cell>
          <table:table-cell/>
          <table:table-cell table:style-name="ce15" table:formula="of:=[.JR14]"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NCATENATE(&quot;[[&quot;; [.JS20]; &quot;,0],&quot;; &quot;[&quot;; [.JT20]; &quot;,0],&quot;; &quot;[&quot;; [.JU20]; &quot;,0],&quot;; &quot;[&quot;; [.JV20]; &quot;,0],&quot;; &quot;[&quot;; [.JW20]; &quot;,0]]&quot;)" office:value-type="string" office:string-value="[[40,0],[33,0],[6,0],[3,0],[2,0]]" calcext:value-type="string">
            <text:p>[[40,0],[33,0],[6,0],[3,0],[2,0]]</text:p>
          </table:table-cell>
          <table:table-cell/>
          <table:table-cell table:style-name="ce15" table:formula="of:=[.JY14]"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NCATENATE(&quot;[[&quot;; [.JZ20]; &quot;,0],&quot;; &quot;[&quot;; [.KA20]; &quot;,0],&quot;; &quot;[&quot;; [.KB20]; &quot;,0],&quot;; &quot;[&quot;; [.KC20]; &quot;,0],&quot;; &quot;[&quot;; [.KD20]; &quot;,0]]&quot;)" office:value-type="string" office:string-value="[[41,0],[32,0],[7,0],[8,0],[9,0]]" calcext:value-type="string">
            <text:p>[[41,0],[32,0],[7,0],[8,0],[9,0]]</text:p>
          </table:table-cell>
          <table:table-cell/>
          <table:table-cell table:style-name="ce15" table:formula="of:=[.KF14]"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formula="of:=CONCATENATE(&quot;[[&quot;; [.KG20]; &quot;,0],&quot;; &quot;[&quot;; [.KH20]; &quot;,0],&quot;; &quot;[&quot;; [.KI20]; &quot;,0],&quot;; &quot;[&quot;; [.KJ20]; &quot;,0],&quot;; &quot;[&quot;; [.KK20]; &quot;,0]]&quot;)" office:value-type="string" office:string-value="[[42,0],[31,0],[30,0],[29,0],[28,0]]" calcext:value-type="string">
            <text:p>[[42,0],[31,0],[30,0],[29,0],[28,0]]</text:p>
          </table:table-cell>
          <table:table-cell/>
          <table:table-cell table:style-name="ce15" table:formula="of:=[.KM14]"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formula="of:=CONCATENATE(&quot;[[&quot;; [.KN20]; &quot;,0],&quot;; &quot;[&quot;; [.KO20]; &quot;,0],&quot;; &quot;[&quot;; [.KP20]; &quot;,0],&quot;; &quot;[&quot;; [.KQ20]; &quot;,0],&quot;; &quot;[&quot;; [.KR20]; &quot;,0]]&quot;)" office:value-type="string" office:string-value="[[43,0],[44,0],[45,0],[46,0],[47,0]]" calcext:value-type="string">
            <text:p>[[43,0],[44,0],[45,0],[46,0],[47,0]]</text:p>
          </table:table-cell>
          <table:table-cell/>
          <table:table-cell table:style-name="ce15" table:formula="of:=[.KT14]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formula="of:=CONCATENATE(&quot;[[&quot;; [.KU20]; &quot;,0],&quot;; &quot;[&quot;; [.KV20]; &quot;,0],&quot;; &quot;[&quot;; [.KW20]; &quot;,0],&quot;; &quot;[&quot;; [.KX20]; &quot;,0],&quot;; &quot;[&quot;; [.KY20]; &quot;,0]]&quot;)" office:value-type="string" office:string-value="[[44,0],[45,0],[46,0],[47,0],[48,0]]" calcext:value-type="string">
            <text:p>[[44,0],[45,0],[46,0],[47,0],[48,0]]</text:p>
          </table:table-cell>
          <table:table-cell/>
          <table:table-cell table:style-name="ce15" table:formula="of:=[.LA14]"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formula="of:=CONCATENATE(&quot;[[&quot;; [.LB20]; &quot;,0],&quot;; &quot;[&quot;; [.LC20]; &quot;,0],&quot;; &quot;[&quot;; [.LD20]; &quot;,0],&quot;; &quot;[&quot;; [.LE20]; &quot;,0],&quot;; &quot;[&quot;; [.LF20]; &quot;,0]]&quot;)" office:value-type="string" office:string-value="[[45,0],[46,0],[47,0],[48,0],[49,0]]" calcext:value-type="string">
            <text:p>[[45,0],[46,0],[47,0],[48,0],[49,0]]</text:p>
          </table:table-cell>
          <table:table-cell/>
          <table:table-cell table:style-name="ce15" table:formula="of:=[.LH14]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formula="of:=CONCATENATE(&quot;[[&quot;; [.LI20]; &quot;,0],&quot;; &quot;[&quot;; [.LJ20]; &quot;,0],&quot;; &quot;[&quot;; [.LK20]; &quot;,0],&quot;; &quot;[&quot;; [.LL20]; &quot;,0],&quot;; &quot;[&quot;; [.LM20]; &quot;,0]]&quot;)" office:value-type="string" office:string-value="[[46,0],[47,0],[48,0],[49,0],[50,0]]" calcext:value-type="string">
            <text:p>[[46,0],[47,0],[48,0],[49,0],[50,0]]</text:p>
          </table:table-cell>
          <table:table-cell/>
          <table:table-cell table:style-name="ce15" table:formula="of:=[.LO14]"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formula="of:=CONCATENATE(&quot;[[&quot;; [.LP20]; &quot;,0],&quot;; &quot;[&quot;; [.LQ20]; &quot;,0],&quot;; &quot;[&quot;; [.LR20]; &quot;,0],&quot;; &quot;[&quot;; [.LS20]; &quot;,0],&quot;; &quot;[&quot;; [.LT20]; &quot;,0]]&quot;)" office:value-type="string" office:string-value="[[47,0],[48,0],[49,0],[50,0],[81,0]]" calcext:value-type="string">
            <text:p>[[47,0],[48,0],[49,0],[50,0],[81,0]]</text:p>
          </table:table-cell>
          <table:table-cell/>
          <table:table-cell table:style-name="ce15" table:formula="of:=[.LV14]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CONCATENATE(&quot;[[&quot;; [.LW20]; &quot;,0],&quot;; &quot;[&quot;; [.LX20]; &quot;,0],&quot;; &quot;[&quot;; [.LY20]; &quot;,0],&quot;; &quot;[&quot;; [.LZ20]; &quot;,0],&quot;; &quot;[&quot;; [.MA20]; &quot;,0]]&quot;)" office:value-type="string" office:string-value="[[48,0],[49,0],[50,0],[81,0],[0,0]]" calcext:value-type="string">
            <text:p>[[48,0],[49,0],[50,0],[81,0],[0,0]]</text:p>
          </table:table-cell>
          <table:table-cell/>
          <table:table-cell table:style-name="ce15" table:formula="of:=[.MC14]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MD20]; &quot;,0],&quot;; &quot;[&quot;; [.ME20]; &quot;,0],&quot;; &quot;[&quot;; [.MF20]; &quot;,0],&quot;; &quot;[&quot;; [.MG20]; &quot;,0],&quot;; &quot;[&quot;; [.MH20]; &quot;,0]]&quot;)" office:value-type="string" office:string-value="[[49,0],[50,0],[81,0],[0,0],[0,0]]" calcext:value-type="string">
            <text:p>[[49,0],[50,0],[81,0],[0,0],[0,0]]</text:p>
          </table:table-cell>
          <table:table-cell/>
          <table:table-cell table:style-name="ce15" table:formula="of:=[.MJ14]"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K20]; &quot;,0],&quot;; &quot;[&quot;; [.ML20]; &quot;,0],&quot;; &quot;[&quot;; [.MM20]; &quot;,0],&quot;; &quot;[&quot;; [.MN20]; &quot;,0],&quot;; &quot;[&quot;; [.MO20]; &quot;,0]]&quot;)" office:value-type="string" office:string-value="[[50,0],[81,0],[0,0],[0,0],[0,0]]" calcext:value-type="string">
            <text:p>[[50,0],[81,0],[0,0],[0,0],[0,0]]</text:p>
          </table:table-cell>
          <table:table-cell/>
          <table:table-cell table:style-name="ce15" table:formula="of:=[.MQ14]"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R20]; &quot;,0],&quot;; &quot;[&quot;; [.MS20]; &quot;,0],&quot;; &quot;[&quot;; [.MT20]; &quot;,0],&quot;; &quot;[&quot;; [.MU20]; &quot;,0],&quot;; &quot;[&quot;; [.MV20]; &quot;,0]]&quot;)" office:value-type="string" office:string-value="[[51,0],[80,0],[0,0],[0,0],[0,0]]" calcext:value-type="string">
            <text:p>[[51,0],[80,0],[0,0],[0,0],[0,0]]</text:p>
          </table:table-cell>
          <table:table-cell/>
          <table:table-cell table:style-name="ce15" table:formula="of:=[.MX14]"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Y20]; &quot;,0],&quot;; &quot;[&quot;; [.MZ20]; &quot;,0],&quot;; &quot;[&quot;; [.NA20]; &quot;,0],&quot;; &quot;[&quot;; [.NB20]; &quot;,0],&quot;; &quot;[&quot;; [.NC20]; &quot;,0]]&quot;)" office:value-type="string" office:string-value="[[52,0],[79,0],[0,0],[0,0],[0,0]]" calcext:value-type="string">
            <text:p>[[52,0],[79,0],[0,0],[0,0],[0,0]]</text:p>
          </table:table-cell>
          <table:table-cell/>
          <table:table-cell table:style-name="ce15" table:formula="of:=[.NE14]"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F20]; &quot;,0],&quot;; &quot;[&quot;; [.NG20]; &quot;,0],&quot;; &quot;[&quot;; [.NH20]; &quot;,0],&quot;; &quot;[&quot;; [.NI20]; &quot;,0],&quot;; &quot;[&quot;; [.NJ20]; &quot;,0]]&quot;)" office:value-type="string" office:string-value="[[53,0],[78,0],[0,0],[0,0],[0,0]]" calcext:value-type="string">
            <text:p>[[53,0],[78,0],[0,0],[0,0],[0,0]]</text:p>
          </table:table-cell>
          <table:table-cell/>
          <table:table-cell table:style-name="ce15" table:formula="of:=[.NL14]" office:value-type="float" office:value="54" calcext:value-type="float">
            <text:p>54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M20]; &quot;,0],&quot;; &quot;[&quot;; [.NN20]; &quot;,0],&quot;; &quot;[&quot;; [.NO20]; &quot;,0],&quot;; &quot;[&quot;; [.NP20]; &quot;,0],&quot;; &quot;[&quot;; [.NQ20]; &quot;,0]]&quot;)" office:value-type="string" office:string-value="[[54,0],[77,0],[0,0],[0,0],[0,0]]" calcext:value-type="string">
            <text:p>[[54,0],[77,0],[0,0],[0,0],[0,0]]</text:p>
          </table:table-cell>
          <table:table-cell/>
          <table:table-cell table:style-name="ce15" table:formula="of:=[.NS14]" office:value-type="float" office:value="55" calcext:value-type="float">
            <text:p>55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T20]; &quot;,0],&quot;; &quot;[&quot;; [.NU20]; &quot;,0],&quot;; &quot;[&quot;; [.NV20]; &quot;,0],&quot;; &quot;[&quot;; [.NW20]; &quot;,0],&quot;; &quot;[&quot;; [.NX20]; &quot;,0]]&quot;)" office:value-type="string" office:string-value="[[55,0],[76,0],[0,0],[0,0],[0,0]]" calcext:value-type="string">
            <text:p>[[55,0],[76,0],[0,0],[0,0],[0,0]]</text:p>
          </table:table-cell>
          <table:table-cell/>
          <table:table-cell table:style-name="ce15" table:formula="of:=[.NZ14]"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A20]; &quot;,0],&quot;; &quot;[&quot;; [.OB20]; &quot;,0],&quot;; &quot;[&quot;; [.OC20]; &quot;,0],&quot;; &quot;[&quot;; [.OD20]; &quot;,0],&quot;; &quot;[&quot;; [.OE20]; &quot;,0]]&quot;)" office:value-type="string" office:string-value="[[56,0],[75,0],[0,0],[0,0],[0,0]]" calcext:value-type="string">
            <text:p>[[56,0],[75,0],[0,0],[0,0],[0,0]]</text:p>
          </table:table-cell>
          <table:table-cell/>
          <table:table-cell table:style-name="ce15" table:formula="of:=[.OG14]"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H20]; &quot;,0],&quot;; &quot;[&quot;; [.OI20]; &quot;,0],&quot;; &quot;[&quot;; [.OJ20]; &quot;,0],&quot;; &quot;[&quot;; [.OK20]; &quot;,0],&quot;; &quot;[&quot;; [.OL20]; &quot;,0]]&quot;)" office:value-type="string" office:string-value="[[57,0],[74,0],[0,0],[0,0],[0,0]]" calcext:value-type="string">
            <text:p>[[57,0],[74,0],[0,0],[0,0],[0,0]]</text:p>
          </table:table-cell>
          <table:table-cell/>
          <table:table-cell table:style-name="ce15" table:formula="of:=[.ON14]"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OO20]; &quot;,0],&quot;; &quot;[&quot;; [.OP20]; &quot;,0],&quot;; &quot;[&quot;; [.OQ20]; &quot;,0],&quot;; &quot;[&quot;; [.OR20]; &quot;,0],&quot;; &quot;[&quot;; [.OS20]; &quot;,0]]&quot;)" office:value-type="string" office:string-value="[[58,0],[57,0],[74,0],[0,0],[0,0]]" calcext:value-type="string">
            <text:p>[[58,0],[57,0],[74,0],[0,0],[0,0]]</text:p>
          </table:table-cell>
          <table:table-cell/>
          <table:table-cell table:style-name="ce15" table:formula="of:=[.OU14]"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CONCATENATE(&quot;[[&quot;; [.OV20]; &quot;,0],&quot;; &quot;[&quot;; [.OW20]; &quot;,0],&quot;; &quot;[&quot;; [.OX20]; &quot;,0],&quot;; &quot;[&quot;; [.OY20]; &quot;,0],&quot;; &quot;[&quot;; [.OZ20]; &quot;,0]]&quot;)" office:value-type="string" office:string-value="[[59,0],[58,0],[57,0],[74,0],[0,0]]" calcext:value-type="string">
            <text:p>[[59,0],[58,0],[57,0],[74,0],[0,0]]</text:p>
          </table:table-cell>
          <table:table-cell/>
          <table:table-cell table:style-name="ce15" table:formula="of:=[.PB14]"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table:formula="of:=CONCATENATE(&quot;[[&quot;; [.PC20]; &quot;,0],&quot;; &quot;[&quot;; [.PD20]; &quot;,0],&quot;; &quot;[&quot;; [.PE20]; &quot;,0],&quot;; &quot;[&quot;; [.PF20]; &quot;,0],&quot;; &quot;[&quot;; [.PG20]; &quot;,0]]&quot;)" office:value-type="string" office:string-value="[[60,0],[59,0],[58,0],[57,0],[74,0]]" calcext:value-type="string">
            <text:p>[[60,0],[59,0],[58,0],[57,0],[74,0]]</text:p>
          </table:table-cell>
          <table:table-cell/>
          <table:table-cell table:style-name="ce15" table:formula="of:=[.PI14]"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formula="of:=CONCATENATE(&quot;[[&quot;; [.PJ20]; &quot;,0],&quot;; &quot;[&quot;; [.PK20]; &quot;,0],&quot;; &quot;[&quot;; [.PL20]; &quot;,0],&quot;; &quot;[&quot;; [.PM20]; &quot;,0],&quot;; &quot;[&quot;; [.PN20]; &quot;,0]]&quot;)" office:value-type="string" office:string-value="[[61,0],[60,0],[59,0],[58,0],[57,0]]" calcext:value-type="string">
            <text:p>[[61,0],[60,0],[59,0],[58,0],[57,0]]</text:p>
          </table:table-cell>
          <table:table-cell/>
          <table:table-cell table:style-name="ce15" table:formula="of:=[.PP14]"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formula="of:=CONCATENATE(&quot;[[&quot;; [.PQ20]; &quot;,0],&quot;; &quot;[&quot;; [.PR20]; &quot;,0],&quot;; &quot;[&quot;; [.PS20]; &quot;,0],&quot;; &quot;[&quot;; [.PT20]; &quot;,0],&quot;; &quot;[&quot;; [.PU20]; &quot;,0]]&quot;)" office:value-type="string" office:string-value="[[62,0],[61,0],[60,0],[59,0],[58,0]]" calcext:value-type="string">
            <text:p>[[62,0],[61,0],[60,0],[59,0],[58,0]]</text:p>
          </table:table-cell>
          <table:table-cell/>
          <table:table-cell table:style-name="ce15" table:formula="of:=[.PW14]"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formula="of:=CONCATENATE(&quot;[[&quot;; [.PX20]; &quot;,0],&quot;; &quot;[&quot;; [.PY20]; &quot;,0],&quot;; &quot;[&quot;; [.PZ20]; &quot;,0],&quot;; &quot;[&quot;; [.QA20]; &quot;,0],&quot;; &quot;[&quot;; [.QB20]; &quot;,0]]&quot;)" office:value-type="string" office:string-value="[[63,0],[62,0],[61,0],[60,0],[59,0]]" calcext:value-type="string">
            <text:p>[[63,0],[62,0],[61,0],[60,0],[59,0]]</text:p>
          </table:table-cell>
          <table:table-cell/>
          <table:table-cell table:style-name="ce15" table:formula="of:=[.QD14]"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table:formula="of:=CONCATENATE(&quot;[[&quot;; [.QE20]; &quot;,0],&quot;; &quot;[&quot;; [.QF20]; &quot;,0],&quot;; &quot;[&quot;; [.QG20]; &quot;,0],&quot;; &quot;[&quot;; [.QH20]; &quot;,0],&quot;; &quot;[&quot;; [.QI20]; &quot;,0]]&quot;)" office:value-type="string" office:string-value="[[64,0],[63,0],[62,0],[61,0],[60,0]]" calcext:value-type="string">
            <text:p>[[64,0],[63,0],[62,0],[61,0],[60,0]]</text:p>
          </table:table-cell>
          <table:table-cell/>
          <table:table-cell table:style-name="ce15" table:formula="of:=[.QK14]"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table:formula="of:=CONCATENATE(&quot;[[&quot;; [.QL20]; &quot;,0],&quot;; &quot;[&quot;; [.QM20]; &quot;,0],&quot;; &quot;[&quot;; [.QN20]; &quot;,0],&quot;; &quot;[&quot;; [.QO20]; &quot;,0],&quot;; &quot;[&quot;; [.QP20]; &quot;,0]]&quot;)" office:value-type="string" office:string-value="[[65,0],[66,0],[67,0],[68,0],[69,0]]" calcext:value-type="string">
            <text:p>[[65,0],[66,0],[67,0],[68,0],[69,0]]</text:p>
          </table:table-cell>
          <table:table-cell/>
          <table:table-cell table:style-name="ce15" table:formula="of:=[.QR14]"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formula="of:=CONCATENATE(&quot;[[&quot;; [.QS20]; &quot;,0],&quot;; &quot;[&quot;; [.QT20]; &quot;,0],&quot;; &quot;[&quot;; [.QU20]; &quot;,0],&quot;; &quot;[&quot;; [.QV20]; &quot;,0],&quot;; &quot;[&quot;; [.QW20]; &quot;,0]]&quot;)" office:value-type="string" office:string-value="[[66,0],[67,0],[68,0],[69,0],[70,0]]" calcext:value-type="string">
            <text:p>[[66,0],[67,0],[68,0],[69,0],[70,0]]</text:p>
          </table:table-cell>
          <table:table-cell/>
          <table:table-cell table:style-name="ce15" table:formula="of:=[.QY14]"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formula="of:=CONCATENATE(&quot;[[&quot;; [.QZ20]; &quot;,0],&quot;; &quot;[&quot;; [.RA20]; &quot;,0],&quot;; &quot;[&quot;; [.RB20]; &quot;,0],&quot;; &quot;[&quot;; [.RC20]; &quot;,0],&quot;; &quot;[&quot;; [.RD20]; &quot;,0]]&quot;)" office:value-type="string" office:string-value="[[67,0],[68,0],[69,0],[70,0],[71,0]]" calcext:value-type="string">
            <text:p>[[67,0],[68,0],[69,0],[70,0],[71,0]]</text:p>
          </table:table-cell>
          <table:table-cell/>
          <table:table-cell table:style-name="ce15" table:formula="of:=[.RF14]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table:formula="of:=CONCATENATE(&quot;[[&quot;; [.RG20]; &quot;,0],&quot;; &quot;[&quot;; [.RH20]; &quot;,0],&quot;; &quot;[&quot;; [.RI20]; &quot;,0],&quot;; &quot;[&quot;; [.RJ20]; &quot;,0],&quot;; &quot;[&quot;; [.RK20]; &quot;,0]]&quot;)" office:value-type="string" office:string-value="[[68,0],[69,0],[70,0],[71,0],[72,0]]" calcext:value-type="string">
            <text:p>[[68,0],[69,0],[70,0],[71,0],[72,0]]</text:p>
          </table:table-cell>
          <table:table-cell/>
          <table:table-cell table:style-name="ce15" table:formula="of:=[.RM14]"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formula="of:=CONCATENATE(&quot;[[&quot;; [.RN20]; &quot;,0],&quot;; &quot;[&quot;; [.RO20]; &quot;,0],&quot;; &quot;[&quot;; [.RP20]; &quot;,0],&quot;; &quot;[&quot;; [.RQ20]; &quot;,0],&quot;; &quot;[&quot;; [.RR20]; &quot;,0]]&quot;)" office:value-type="string" office:string-value="[[69,0],[70,0],[71,0],[72,0],[73,0]]" calcext:value-type="string">
            <text:p>[[69,0],[70,0],[71,0],[72,0],[73,0]]</text:p>
          </table:table-cell>
          <table:table-cell/>
          <table:table-cell table:style-name="ce15" table:formula="of:=[.RT14]"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CONCATENATE(&quot;[[&quot;; [.RU20]; &quot;,0],&quot;; &quot;[&quot;; [.RV20]; &quot;,0],&quot;; &quot;[&quot;; [.RW20]; &quot;,0],&quot;; &quot;[&quot;; [.RX20]; &quot;,0],&quot;; &quot;[&quot;; [.RY20]; &quot;,0]]&quot;)" office:value-type="string" office:string-value="[[70,0],[71,0],[72,0],[73,0],[0,0]]" calcext:value-type="string">
            <text:p>[[70,0],[71,0],[72,0],[73,0],[0,0]]</text:p>
          </table:table-cell>
          <table:table-cell/>
          <table:table-cell table:style-name="ce15" table:formula="of:=[.SA14]"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SB20]; &quot;,0],&quot;; &quot;[&quot;; [.SC20]; &quot;,0],&quot;; &quot;[&quot;; [.SD20]; &quot;,0],&quot;; &quot;[&quot;; [.SE20]; &quot;,0],&quot;; &quot;[&quot;; [.SF20]; &quot;,0]]&quot;)" office:value-type="string" office:string-value="[[71,0],[72,0],[73,0],[0,0],[0,0]]" calcext:value-type="string">
            <text:p>[[71,0],[72,0],[73,0],[0,0],[0,0]]</text:p>
          </table:table-cell>
          <table:table-cell/>
          <table:table-cell table:style-name="ce15" table:formula="of:=[.SH14]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SI20]; &quot;,0],&quot;; &quot;[&quot;; [.SJ20]; &quot;,0],&quot;; &quot;[&quot;; [.SK20]; &quot;,0],&quot;; &quot;[&quot;; [.SL20]; &quot;,0],&quot;; &quot;[&quot;; [.SM20]; &quot;,0]]&quot;)" office:value-type="string" office:string-value="[[72,0],[73,0],[0,0],[0,0],[0,0]]" calcext:value-type="string">
            <text:p>[[72,0],[73,0],[0,0],[0,0],[0,0]]</text:p>
          </table:table-cell>
          <table:table-cell/>
          <table:table-cell table:style-name="ce15" table:formula="of:=[.SO14]"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P20]; &quot;,0],&quot;; &quot;[&quot;; [.SQ20]; &quot;,0],&quot;; &quot;[&quot;; [.SR20]; &quot;,0],&quot;; &quot;[&quot;; [.SS20]; &quot;,0],&quot;; &quot;[&quot;; [.ST20]; &quot;,0]]&quot;)" office:value-type="string" office:string-value="[[73,0],[0,0],[0,0],[0,0],[0,0]]" calcext:value-type="string">
            <text:p>[[73,0],[0,0],[0,0],[0,0],[0,0]]</text:p>
          </table:table-cell>
          <table:table-cell/>
          <table:table-cell table:style-name="ce15" table:formula="of:=[.SV14]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W20]; &quot;,0],&quot;; &quot;[&quot;; [.SX20]; &quot;,0],&quot;; &quot;[&quot;; [.SY20]; &quot;,0],&quot;; &quot;[&quot;; [.SZ20]; &quot;,0],&quot;; &quot;[&quot;; [.TA20]; &quot;,0]]&quot;)" office:value-type="string" office:string-value="[[74,0],[0,0],[0,0],[0,0],[0,0]]" calcext:value-type="string">
            <text:p>[[74,0],[0,0],[0,0],[0,0],[0,0]]</text:p>
          </table:table-cell>
          <table:table-cell/>
          <table:table-cell table:style-name="ce15" table:formula="of:=[.TC14]"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D20]; &quot;,0],&quot;; &quot;[&quot;; [.TE20]; &quot;,0],&quot;; &quot;[&quot;; [.TF20]; &quot;,0],&quot;; &quot;[&quot;; [.TG20]; &quot;,0],&quot;; &quot;[&quot;; [.TH20]; &quot;,0]]&quot;)" office:value-type="string" office:string-value="[[75,0],[0,0],[0,0],[0,0],[0,0]]" calcext:value-type="string">
            <text:p>[[75,0],[0,0],[0,0],[0,0],[0,0]]</text:p>
          </table:table-cell>
          <table:table-cell/>
          <table:table-cell table:style-name="ce15" table:formula="of:=[.TJ14]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K20]; &quot;,0],&quot;; &quot;[&quot;; [.TL20]; &quot;,0],&quot;; &quot;[&quot;; [.TM20]; &quot;,0],&quot;; &quot;[&quot;; [.TN20]; &quot;,0],&quot;; &quot;[&quot;; [.TO20]; &quot;,0]]&quot;)" office:value-type="string" office:string-value="[[76,0],[0,0],[0,0],[0,0],[0,0]]" calcext:value-type="string">
            <text:p>[[76,0],[0,0],[0,0],[0,0],[0,0]]</text:p>
          </table:table-cell>
          <table:table-cell/>
          <table:table-cell table:style-name="ce15" table:formula="of:=[.TQ14]"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R20]; &quot;,0],&quot;; &quot;[&quot;; [.TS20]; &quot;,0],&quot;; &quot;[&quot;; [.TT20]; &quot;,0],&quot;; &quot;[&quot;; [.TU20]; &quot;,0],&quot;; &quot;[&quot;; [.TV20]; &quot;,0]]&quot;)" office:value-type="string" office:string-value="[[77,0],[0,0],[0,0],[0,0],[0,0]]" calcext:value-type="string">
            <text:p>[[77,0],[0,0],[0,0],[0,0],[0,0]]</text:p>
          </table:table-cell>
          <table:table-cell/>
          <table:table-cell table:style-name="ce15" table:formula="of:=[.TX14]"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Y20]; &quot;,0],&quot;; &quot;[&quot;; [.TZ20]; &quot;,0],&quot;; &quot;[&quot;; [.UA20]; &quot;,0],&quot;; &quot;[&quot;; [.UB20]; &quot;,0],&quot;; &quot;[&quot;; [.UC20]; &quot;,0]]&quot;)" office:value-type="string" office:string-value="[[78,0],[0,0],[0,0],[0,0],[0,0]]" calcext:value-type="string">
            <text:p>[[78,0],[0,0],[0,0],[0,0],[0,0]]</text:p>
          </table:table-cell>
          <table:table-cell/>
          <table:table-cell table:style-name="ce15" table:formula="of:=[.UE14]"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F20]; &quot;,0],&quot;; &quot;[&quot;; [.UG20]; &quot;,0],&quot;; &quot;[&quot;; [.UH20]; &quot;,0],&quot;; &quot;[&quot;; [.UI20]; &quot;,0],&quot;; &quot;[&quot;; [.UJ20]; &quot;,0]]&quot;)" office:value-type="string" office:string-value="[[79,0],[0,0],[0,0],[0,0],[0,0]]" calcext:value-type="string">
            <text:p>[[79,0],[0,0],[0,0],[0,0],[0,0]]</text:p>
          </table:table-cell>
          <table:table-cell/>
          <table:table-cell table:style-name="ce15" table:formula="of:=[.UL14]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M20]; &quot;,0],&quot;; &quot;[&quot;; [.UN20]; &quot;,0],&quot;; &quot;[&quot;; [.UO20]; &quot;,0],&quot;; &quot;[&quot;; [.UP20]; &quot;,0],&quot;; &quot;[&quot;; [.UQ20]; &quot;,0]]&quot;)" office:value-type="string" office:string-value="[[80,0],[0,0],[0,0],[0,0],[0,0]]" calcext:value-type="string">
            <text:p>[[80,0],[0,0],[0,0],[0,0],[0,0]]</text:p>
          </table:table-cell>
          <table:table-cell/>
          <table:table-cell table:style-name="ce15" table:formula="of:=[.US14]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T20]; &quot;,0],&quot;; &quot;[&quot;; [.UU20]; &quot;,0],&quot;; &quot;[&quot;; [.UV20]; &quot;,0],&quot;; &quot;[&quot;; [.UW20]; &quot;,0],&quot;; &quot;[&quot;; [.UX20]; &quot;,0]]&quot;)" office:value-type="string" office:string-value="[[81,0],[0,0],[0,0],[0,0],[0,0]]" calcext:value-type="string">
            <text:p>[[81,0],[0,0],[0,0],[0,0],[0,0]]</text:p>
          </table:table-cell>
          <table:table-cell/>
          <table:table-cell table:style-name="ce15" table:formula="of:=[.UZ14]"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A20]; &quot;,0],&quot;; &quot;[&quot;; [.VB20]; &quot;,0],&quot;; &quot;[&quot;; [.VC20]; &quot;,0],&quot;; &quot;[&quot;; [.VD20]; &quot;,0],&quot;; &quot;[&quot;; [.VE20]; &quot;,0]]&quot;)" office:value-type="string" office:string-value="[[82,0],[0,0],[0,0],[0,0],[0,0]]" calcext:value-type="string">
            <text:p>[[82,0],[0,0],[0,0],[0,0],[0,0]]</text:p>
          </table:table-cell>
          <table:table-cell/>
          <table:table-cell table:style-name="ce15" table:formula="of:=[.VG14]"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VH20]; &quot;,0],&quot;; &quot;[&quot;; [.VI20]; &quot;,0],&quot;; &quot;[&quot;; [.VJ20]; &quot;,0],&quot;; &quot;[&quot;; [.VK20]; &quot;,0],&quot;; &quot;[&quot;; [.VL20]; &quot;,0]]&quot;)" office:value-type="string" office:string-value="[[83,0],[82,0],[0,0],[0,0],[0,0]]" calcext:value-type="string">
            <text:p>[[83,0],[82,0],[0,0],[0,0],[0,0]]</text:p>
          </table:table-cell>
          <table:table-cell/>
          <table:table-cell table:style-name="ce15" table:formula="of:=[.VN14]"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VO20]; &quot;,0],&quot;; &quot;[&quot;; [.VP20]; &quot;,0],&quot;; &quot;[&quot;; [.VQ20]; &quot;,0],&quot;; &quot;[&quot;; [.VR20]; &quot;,0],&quot;; &quot;[&quot;; [.VS20]; &quot;,0]]&quot;)" office:value-type="string" office:string-value="[[84,0],[83,0],[82,0],[0,0],[0,0]]" calcext:value-type="string">
            <text:p>[[84,0],[83,0],[82,0],[0,0],[0,0]]</text:p>
          </table:table-cell>
          <table:table-cell/>
          <table:table-cell table:style-name="ce15" table:formula="of:=[.VU14]"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CONCATENATE(&quot;[[&quot;; [.VV20]; &quot;,0],&quot;; &quot;[&quot;; [.VW20]; &quot;,0],&quot;; &quot;[&quot;; [.VX20]; &quot;,0],&quot;; &quot;[&quot;; [.VY20]; &quot;,0],&quot;; &quot;[&quot;; [.VZ20]; &quot;,0]]&quot;)" office:value-type="string" office:string-value="[[85,0],[84,0],[83,0],[82,0],[0,0]]" calcext:value-type="string">
            <text:p>[[85,0],[84,0],[83,0],[82,0],[0,0]]</text:p>
          </table:table-cell>
          <table:table-cell/>
          <table:table-cell table:style-name="ce15" table:formula="of:=[.WB14]"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table:formula="of:=CONCATENATE(&quot;[[&quot;; [.WC20]; &quot;,0],&quot;; &quot;[&quot;; [.WD20]; &quot;,0],&quot;; &quot;[&quot;; [.WE20]; &quot;,0],&quot;; &quot;[&quot;; [.WF20]; &quot;,0],&quot;; &quot;[&quot;; [.WG20]; &quot;,0]]&quot;)" office:value-type="string" office:string-value="[[86,0],[85,0],[84,0],[83,0],[82,0]]" calcext:value-type="string">
            <text:p>[[86,0],[85,0],[84,0],[83,0],[82,0]]</text:p>
          </table:table-cell>
          <table:table-cell/>
          <table:table-cell table:style-name="ce15" table:formula="of:=[.WI14]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formula="of:=CONCATENATE(&quot;[[&quot;; [.WJ20]; &quot;,0],&quot;; &quot;[&quot;; [.WK20]; &quot;,0],&quot;; &quot;[&quot;; [.WL20]; &quot;,0],&quot;; &quot;[&quot;; [.WM20]; &quot;,0],&quot;; &quot;[&quot;; [.WN20]; &quot;,0]]&quot;)" office:value-type="string" office:string-value="[[87,0],[86,0],[85,0],[84,0],[83,0]]" calcext:value-type="string">
            <text:p>[[87,0],[86,0],[85,0],[84,0],[83,0]]</text:p>
          </table:table-cell>
          <table:table-cell/>
          <table:table-cell table:style-name="ce15" table:formula="of:=[.WP14]"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table:formula="of:=CONCATENATE(&quot;[[&quot;; [.WQ20]; &quot;,0],&quot;; &quot;[&quot;; [.WR20]; &quot;,0],&quot;; &quot;[&quot;; [.WS20]; &quot;,0],&quot;; &quot;[&quot;; [.WT20]; &quot;,0],&quot;; &quot;[&quot;; [.WU20]; &quot;,0]]&quot;)" office:value-type="string" office:string-value="[[88,0],[87,0],[86,0],[85,0],[84,0]]" calcext:value-type="string">
            <text:p>[[88,0],[87,0],[86,0],[85,0],[84,0]]</text:p>
          </table:table-cell>
          <table:table-cell/>
          <table:table-cell table:style-name="ce15" table:formula="of:=[.WW14]"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formula="of:=CONCATENATE(&quot;[[&quot;; [.WX20]; &quot;,0],&quot;; &quot;[&quot;; [.WY20]; &quot;,0],&quot;; &quot;[&quot;; [.WZ20]; &quot;,0],&quot;; &quot;[&quot;; [.XA20]; &quot;,0],&quot;; &quot;[&quot;; [.XB20]; &quot;,0]]&quot;)" office:value-type="string" office:string-value="[[89,0],[88,0],[87,0],[86,0],[85,0]]" calcext:value-type="string">
            <text:p>[[89,0],[88,0],[87,0],[86,0],[85,0]]</text:p>
          </table:table-cell>
          <table:table-cell/>
          <table:table-cell table:style-name="ce15" table:formula="of:=[.XD14]"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table:formula="of:=CONCATENATE(&quot;[[&quot;; [.XE20]; &quot;,0],&quot;; &quot;[&quot;; [.XF20]; &quot;,0],&quot;; &quot;[&quot;; [.XG20]; &quot;,0],&quot;; &quot;[&quot;; [.XH20]; &quot;,0],&quot;; &quot;[&quot;; [.XI20]; &quot;,0]]&quot;)" office:value-type="string" office:string-value="[[90,0],[89,0],[88,0],[87,0],[86,0]]" calcext:value-type="string">
            <text:p>[[90,0],[89,0],[88,0],[87,0],[86,0]]</text:p>
          </table:table-cell>
          <table:table-cell/>
          <table:table-cell table:style-name="ce15" table:formula="of:=[.XK14]"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formula="of:=CONCATENATE(&quot;[[&quot;; [.XL20]; &quot;,0],&quot;; &quot;[&quot;; [.XM20]; &quot;,0],&quot;; &quot;[&quot;; [.XN20]; &quot;,0],&quot;; &quot;[&quot;; [.XO20]; &quot;,0],&quot;; &quot;[&quot;; [.XP20]; &quot;,0]]&quot;)" office:value-type="string" office:string-value="[[91,0],[90,0],[89,0],[88,0],[87,0]]" calcext:value-type="string">
            <text:p>[[91,0],[90,0],[89,0],[88,0],[87,0]]</text:p>
          </table:table-cell>
          <table:table-cell/>
          <table:table-cell table:style-name="ce15" table:formula="of:=[.XR14]"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table:formula="of:=CONCATENATE(&quot;[[&quot;; [.XS20]; &quot;,0],&quot;; &quot;[&quot;; [.XT20]; &quot;,0],&quot;; &quot;[&quot;; [.XU20]; &quot;,0],&quot;; &quot;[&quot;; [.XV20]; &quot;,0],&quot;; &quot;[&quot;; [.XW20]; &quot;,0]]&quot;)" office:value-type="string" office:string-value="[[92,0],[43,0],[44,0],[45,0],[46,0]]" calcext:value-type="string">
            <text:p>[[92,0],[43,0],[44,0],[45,0],[46,0]]</text:p>
          </table:table-cell>
          <table:table-cell/>
          <table:table-cell table:style-name="ce15" table:formula="of:=[.XY14]" office:value-type="float" office:value="93" calcext:value-type="float">
            <text:p>93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formula="of:=CONCATENATE(&quot;[[&quot;; [.XZ20]; &quot;,0],&quot;; &quot;[&quot;; [.YA20]; &quot;,0],&quot;; &quot;[&quot;; [.YB20]; &quot;,0],&quot;; &quot;[&quot;; [.YC20]; &quot;,0],&quot;; &quot;[&quot;; [.YD20]; &quot;,0]]&quot;)" office:value-type="string" office:string-value="[[93,0],[42,0],[31,0],[30,0],[29,0]]" calcext:value-type="string">
            <text:p>[[93,0],[42,0],[31,0],[30,0],[29,0]]</text:p>
          </table:table-cell>
          <table:table-cell/>
          <table:table-cell table:style-name="ce15" table:formula="of:=[.YF14]"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NCATENATE(&quot;[[&quot;; [.YG20]; &quot;,0],&quot;; &quot;[&quot;; [.YH20]; &quot;,0],&quot;; &quot;[&quot;; [.YI20]; &quot;,0],&quot;; &quot;[&quot;; [.YJ20]; &quot;,0],&quot;; &quot;[&quot;; [.YK20]; &quot;,0]]&quot;)" office:value-type="string" office:string-value="[[94,0],[41,0],[32,0],[7,0],[8,0]]" calcext:value-type="string">
            <text:p>[[94,0],[41,0],[32,0],[7,0],[8,0]]</text:p>
          </table:table-cell>
          <table:table-cell/>
          <table:table-cell table:style-name="ce15" table:formula="of:=[.YM14]"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NCATENATE(&quot;[[&quot;; [.YN20]; &quot;,0],&quot;; &quot;[&quot;; [.YO20]; &quot;,0],&quot;; &quot;[&quot;; [.YP20]; &quot;,0],&quot;; &quot;[&quot;; [.YQ20]; &quot;,0],&quot;; &quot;[&quot;; [.YR20]; &quot;,0]]&quot;)" office:value-type="string" office:string-value="[[95,0],[40,0],[33,0],[6,0],[3,0]]" calcext:value-type="string">
            <text:p>[[95,0],[40,0],[33,0],[6,0],[3,0]]</text:p>
          </table:table-cell>
          <table:table-cell/>
          <table:table-cell table:style-name="ce15" table:formula="of:=[.YT14]" office:value-type="float" office:value="96" calcext:value-type="float">
            <text:p>96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&quot;[[&quot;; [.YU20]; &quot;,0],&quot;; &quot;[&quot;; [.YV20]; &quot;,0],&quot;; &quot;[&quot;; [.YW20]; &quot;,0],&quot;; &quot;[&quot;; [.YX20]; &quot;,0],&quot;; &quot;[&quot;; [.YY20]; &quot;,0]]&quot;)" office:value-type="string" office:string-value="[[96,0],[39,0],[34,0],[5,0],[4,0]]" calcext:value-type="string">
            <text:p>[[96,0],[39,0],[34,0],[5,0],[4,0]]</text:p>
          </table:table-cell>
          <table:table-cell/>
          <table:table-cell table:style-name="ce15" table:formula="of:=[.ZA14]" office:value-type="float" office:value="97" calcext:value-type="float">
            <text:p>9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CONCATENATE(&quot;[[&quot;; [.ZB20]; &quot;,0],&quot;; &quot;[&quot;; [.ZC20]; &quot;,0],&quot;; &quot;[&quot;; [.ZD20]; &quot;,0],&quot;; &quot;[&quot;; [.ZE20]; &quot;,0],&quot;; &quot;[&quot;; [.ZF20]; &quot;,0]]&quot;)" office:value-type="string" office:string-value="[[97,0],[38,0],[35,0],[16,0],[15,0]]" calcext:value-type="string">
            <text:p>[[97,0],[38,0],[35,0],[16,0],[15,0]]</text:p>
          </table:table-cell>
          <table:table-cell/>
          <table:table-cell table:style-name="ce15" table:formula="of:=[.ZH14]"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formula="of:=CONCATENATE(&quot;[[&quot;; [.ZI20]; &quot;,0],&quot;; &quot;[&quot;; [.ZJ20]; &quot;,0],&quot;; &quot;[&quot;; [.ZK20]; &quot;,0],&quot;; &quot;[&quot;; [.ZL20]; &quot;,0],&quot;; &quot;[&quot;; [.ZM20]; &quot;,0]]&quot;)" office:value-type="string" office:string-value="[[98,0],[37,0],[36,0],[17,0],[18,0]]" calcext:value-type="string">
            <text:p>[[98,0],[37,0],[36,0],[17,0],[18,0]]</text:p>
          </table:table-cell>
          <table:table-cell/>
          <table:table-cell table:style-name="ce15" table:formula="of:=[.ZO14]" office:value-type="float" office:value="99" calcext:value-type="float">
            <text:p>99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formula="of:=CONCATENATE(&quot;[[&quot;; [.ZP20]; &quot;,0],&quot;; &quot;[&quot;; [.ZQ20]; &quot;,0],&quot;; &quot;[&quot;; [.ZR20]; &quot;,0],&quot;; &quot;[&quot;; [.ZS20]; &quot;,0],&quot;; &quot;[&quot;; [.ZT20]; &quot;,0]]&quot;)" office:value-type="string" office:string-value="[[99,0],[64,0],[63,0],[62,0],[61,0]]" calcext:value-type="string">
            <text:p>[[99,0],[64,0],[63,0],[62,0],[61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4,1,12,23,5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2" calcext:value-type="float">
            <text:p>12</text:p>
          </table:table-cell>
          <table:table-cell table:formula="of:=[.H20]" office:value-type="float" office:value="23" calcext:value-type="float">
            <text:p>23</text:p>
          </table:table-cell>
          <table:table-cell table:formula="of:=[.I20]" office:value-type="float" office:value="54" calcext:value-type="float">
            <text:p>54</text:p>
          </table:table-cell>
          <table:table-cell table:formula="of:=CONCATENATE(&quot;[[&quot;; [.F21]; &quot;,0],&quot;; &quot;[&quot;; [.G21]; &quot;,0],&quot;; &quot;[&quot;; [.H21]; &quot;,0],&quot;; &quot;[&quot;; [.I21]; &quot;,0],&quot;; &quot;[&quot;; [.J21]; &quot;,0]]&quot;)" office:value-type="string" office:string-value="[[4,0],[1,0],[12,0],[23,0],[54,0]]" calcext:value-type="string">
            <text:p>[[4,0],[1,0],[12,0],[23,0],[54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20]" office:value-type="float" office:value="2" calcext:value-type="float">
            <text:p>2</text:p>
          </table:table-cell>
          <table:table-cell table:formula="of:=[.N20]" office:value-type="float" office:value="11" calcext:value-type="float">
            <text:p>11</text:p>
          </table:table-cell>
          <table:table-cell table:formula="of:=[.O20]" office:value-type="float" office:value="24" calcext:value-type="float">
            <text:p>24</text:p>
          </table:table-cell>
          <table:table-cell table:formula="of:=[.P20]" office:value-type="float" office:value="53" calcext:value-type="float">
            <text:p>53</text:p>
          </table:table-cell>
          <table:table-cell table:formula="of:=CONCATENATE(&quot;[[&quot;; [.M21]; &quot;,0],&quot;; &quot;[&quot;; [.N21]; &quot;,0],&quot;; &quot;[&quot;; [.O21]; &quot;,0],&quot;; &quot;[&quot;; [.P21]; &quot;,0],&quot;; &quot;[&quot;; [.Q21]; &quot;,0]]&quot;)" office:value-type="string" office:string-value="[[3,0],[2,0],[11,0],[24,0],[53,0]]" calcext:value-type="string">
            <text:p>[[3,0],[2,0],[11,0],[24,0],[53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T20]" office:value-type="float" office:value="3" calcext:value-type="float">
            <text:p>3</text:p>
          </table:table-cell>
          <table:table-cell table:formula="of:=[.U20]" office:value-type="float" office:value="6" calcext:value-type="float">
            <text:p>6</text:p>
          </table:table-cell>
          <table:table-cell table:formula="of:=[.V20]" office:value-type="float" office:value="33" calcext:value-type="float">
            <text:p>33</text:p>
          </table:table-cell>
          <table:table-cell table:formula="of:=[.W20]" office:value-type="float" office:value="40" calcext:value-type="float">
            <text:p>40</text:p>
          </table:table-cell>
          <table:table-cell table:formula="of:=CONCATENATE(&quot;[[&quot;; [.T21]; &quot;,0],&quot;; &quot;[&quot;; [.U21]; &quot;,0],&quot;; &quot;[&quot;; [.V21]; &quot;,0],&quot;; &quot;[&quot;; [.W21]; &quot;,0],&quot;; &quot;[&quot;; [.X21]; &quot;,0]]&quot;)" office:value-type="string" office:string-value="[[2,0],[3,0],[6,0],[33,0],[40,0]]" calcext:value-type="string">
            <text:p>[[2,0],[3,0],[6,0],[33,0],[40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A20]" office:value-type="float" office:value="4" calcext:value-type="float">
            <text:p>4</text:p>
          </table:table-cell>
          <table:table-cell table:formula="of:=[.AB20]" office:value-type="float" office:value="5" calcext:value-type="float">
            <text:p>5</text:p>
          </table:table-cell>
          <table:table-cell table:formula="of:=[.AC20]" office:value-type="float" office:value="34" calcext:value-type="float">
            <text:p>34</text:p>
          </table:table-cell>
          <table:table-cell table:formula="of:=[.AD20]" office:value-type="float" office:value="39" calcext:value-type="float">
            <text:p>39</text:p>
          </table:table-cell>
          <table:table-cell table:formula="of:=CONCATENATE(&quot;[[&quot;; [.AA21]; &quot;,0],&quot;; &quot;[&quot;; [.AB21]; &quot;,0],&quot;; &quot;[&quot;; [.AC21]; &quot;,0],&quot;; &quot;[&quot;; [.AD21]; &quot;,0],&quot;; &quot;[&quot;; [.AE21]; &quot;,0]]&quot;)" office:value-type="string" office:string-value="[[1,0],[4,0],[5,0],[34,0],[39,0]]" calcext:value-type="string">
            <text:p>[[1,0],[4,0],[5,0],[34,0],[39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H20]" office:value-type="float" office:value="5" calcext:value-type="float">
            <text:p>5</text:p>
          </table:table-cell>
          <table:table-cell table:formula="of:=[.AI20]" office:value-type="float" office:value="34" calcext:value-type="float">
            <text:p>34</text:p>
          </table:table-cell>
          <table:table-cell table:formula="of:=[.AJ20]" office:value-type="float" office:value="39" calcext:value-type="float">
            <text:p>39</text:p>
          </table:table-cell>
          <table:table-cell table:formula="of:=[.AK20]" office:value-type="float" office:value="96" calcext:value-type="float">
            <text:p>96</text:p>
          </table:table-cell>
          <table:table-cell table:formula="of:=CONCATENATE(&quot;[[&quot;; [.AH21]; &quot;,0],&quot;; &quot;[&quot;; [.AI21]; &quot;,0],&quot;; &quot;[&quot;; [.AJ21]; &quot;,0],&quot;; &quot;[&quot;; [.AK21]; &quot;,0],&quot;; &quot;[&quot;; [.AL21]; &quot;,0]]&quot;)" office:value-type="string" office:string-value="[[4,0],[5,0],[34,0],[39,0],[96,0]]" calcext:value-type="string">
            <text:p>[[4,0],[5,0],[34,0],[39,0],[96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AO20]" office:value-type="float" office:value="6" calcext:value-type="float">
            <text:p>6</text:p>
          </table:table-cell>
          <table:table-cell table:formula="of:=[.AP20]" office:value-type="float" office:value="33" calcext:value-type="float">
            <text:p>33</text:p>
          </table:table-cell>
          <table:table-cell table:formula="of:=[.AQ20]" office:value-type="float" office:value="40" calcext:value-type="float">
            <text:p>40</text:p>
          </table:table-cell>
          <table:table-cell table:formula="of:=[.AR20]" office:value-type="float" office:value="95" calcext:value-type="float">
            <text:p>95</text:p>
          </table:table-cell>
          <table:table-cell table:formula="of:=CONCATENATE(&quot;[[&quot;; [.AO21]; &quot;,0],&quot;; &quot;[&quot;; [.AP21]; &quot;,0],&quot;; &quot;[&quot;; [.AQ21]; &quot;,0],&quot;; &quot;[&quot;; [.AR21]; &quot;,0],&quot;; &quot;[&quot;; [.AS21]; &quot;,0]]&quot;)" office:value-type="string" office:string-value="[[3,0],[6,0],[33,0],[40,0],[95,0]]" calcext:value-type="string">
            <text:p>[[3,0],[6,0],[33,0],[40,0],[95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V20]" office:value-type="float" office:value="7" calcext:value-type="float">
            <text:p>7</text:p>
          </table:table-cell>
          <table:table-cell table:formula="of:=[.AW20]" office:value-type="float" office:value="8" calcext:value-type="float">
            <text:p>8</text:p>
          </table:table-cell>
          <table:table-cell table:formula="of:=[.AX20]" office:value-type="float" office:value="9" calcext:value-type="float">
            <text:p>9</text:p>
          </table:table-cell>
          <table:table-cell table:formula="of:=[.AY20]" office:value-type="float" office:value="10" calcext:value-type="float">
            <text:p>10</text:p>
          </table:table-cell>
          <table:table-cell table:formula="of:=CONCATENATE(&quot;[[&quot;; [.AV21]; &quot;,0],&quot;; &quot;[&quot;; [.AW21]; &quot;,0],&quot;; &quot;[&quot;; [.AX21]; &quot;,0],&quot;; &quot;[&quot;; [.AY21]; &quot;,0],&quot;; &quot;[&quot;; [.AZ21]; &quot;,0]]&quot;)" office:value-type="string" office:string-value="[[32,0],[7,0],[8,0],[9,0],[10,0]]" calcext:value-type="string">
            <text:p>[[32,0],[7,0],[8,0],[9,0],[1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C20]" office:value-type="float" office:value="8" calcext:value-type="float">
            <text:p>8</text:p>
          </table:table-cell>
          <table:table-cell table:formula="of:=[.BD20]" office:value-type="float" office:value="9" calcext:value-type="float">
            <text:p>9</text:p>
          </table:table-cell>
          <table:table-cell table:formula="of:=[.BE20]" office:value-type="float" office:value="10" calcext:value-type="float">
            <text:p>10</text:p>
          </table:table-cell>
          <table:table-cell table:formula="of:=[.BF20]" office:value-type="float" office:value="25" calcext:value-type="float">
            <text:p>25</text:p>
          </table:table-cell>
          <table:table-cell table:formula="of:=CONCATENATE(&quot;[[&quot;; [.BC21]; &quot;,0],&quot;; &quot;[&quot;; [.BD21]; &quot;,0],&quot;; &quot;[&quot;; [.BE21]; &quot;,0],&quot;; &quot;[&quot;; [.BF21]; &quot;,0],&quot;; &quot;[&quot;; [.BG21]; &quot;,0]]&quot;)" office:value-type="string" office:string-value="[[7,0],[8,0],[9,0],[10,0],[25,0]]" calcext:value-type="string">
            <text:p>[[7,0],[8,0],[9,0],[10,0],[25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J20]" office:value-type="float" office:value="9" calcext:value-type="float">
            <text:p>9</text:p>
          </table:table-cell>
          <table:table-cell table:formula="of:=[.BK20]" office:value-type="float" office:value="10" calcext:value-type="float">
            <text:p>10</text:p>
          </table:table-cell>
          <table:table-cell table:formula="of:=[.BL20]" office:value-type="float" office:value="25" calcext:value-type="float">
            <text:p>25</text:p>
          </table:table-cell>
          <table:table-cell table:formula="of:=[.BM20]" office:value-type="float" office:value="52" calcext:value-type="float">
            <text:p>52</text:p>
          </table:table-cell>
          <table:table-cell table:formula="of:=CONCATENATE(&quot;[[&quot;; [.BJ21]; &quot;,0],&quot;; &quot;[&quot;; [.BK21]; &quot;,0],&quot;; &quot;[&quot;; [.BL21]; &quot;,0],&quot;; &quot;[&quot;; [.BM21]; &quot;,0],&quot;; &quot;[&quot;; [.BN21]; &quot;,0]]&quot;)" office:value-type="string" office:string-value="[[8,0],[9,0],[10,0],[25,0],[52,0]]" calcext:value-type="string">
            <text:p>[[8,0],[9,0],[10,0],[25,0],[52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Q20]" office:value-type="float" office:value="10" calcext:value-type="float">
            <text:p>10</text:p>
          </table:table-cell>
          <table:table-cell table:formula="of:=[.BR20]" office:value-type="float" office:value="25" calcext:value-type="float">
            <text:p>25</text:p>
          </table:table-cell>
          <table:table-cell table:formula="of:=[.BS20]" office:value-type="float" office:value="52" calcext:value-type="float">
            <text:p>52</text:p>
          </table:table-cell>
          <table:table-cell table:formula="of:=[.BT20]" office:value-type="float" office:value="79" calcext:value-type="float">
            <text:p>79</text:p>
          </table:table-cell>
          <table:table-cell table:formula="of:=CONCATENATE(&quot;[[&quot;; [.BQ21]; &quot;,0],&quot;; &quot;[&quot;; [.BR21]; &quot;,0],&quot;; &quot;[&quot;; [.BS21]; &quot;,0],&quot;; &quot;[&quot;; [.BT21]; &quot;,0],&quot;; &quot;[&quot;; [.BU21]; &quot;,0]]&quot;)" office:value-type="string" office:string-value="[[9,0],[10,0],[25,0],[52,0],[79,0]]" calcext:value-type="string">
            <text:p>[[9,0],[10,0],[25,0],[52,0],[7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X20]" office:value-type="float" office:value="11" calcext:value-type="float">
            <text:p>11</text:p>
          </table:table-cell>
          <table:table-cell table:formula="of:=[.BY20]" office:value-type="float" office:value="24" calcext:value-type="float">
            <text:p>24</text:p>
          </table:table-cell>
          <table:table-cell table:formula="of:=[.BZ20]" office:value-type="float" office:value="53" calcext:value-type="float">
            <text:p>53</text:p>
          </table:table-cell>
          <table:table-cell table:formula="of:=[.CA20]" office:value-type="float" office:value="78" calcext:value-type="float">
            <text:p>78</text:p>
          </table:table-cell>
          <table:table-cell table:formula="of:=CONCATENATE(&quot;[[&quot;; [.BX21]; &quot;,0],&quot;; &quot;[&quot;; [.BY21]; &quot;,0],&quot;; &quot;[&quot;; [.BZ21]; &quot;,0],&quot;; &quot;[&quot;; [.CA21]; &quot;,0],&quot;; &quot;[&quot;; [.CB21]; &quot;,0]]&quot;)" office:value-type="string" office:string-value="[[2,0],[11,0],[24,0],[53,0],[78,0]]" calcext:value-type="string">
            <text:p>[[2,0],[11,0],[24,0],[53,0],[78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E20]" office:value-type="float" office:value="12" calcext:value-type="float">
            <text:p>12</text:p>
          </table:table-cell>
          <table:table-cell table:formula="of:=[.CF20]" office:value-type="float" office:value="23" calcext:value-type="float">
            <text:p>23</text:p>
          </table:table-cell>
          <table:table-cell table:formula="of:=[.CG20]" office:value-type="float" office:value="54" calcext:value-type="float">
            <text:p>54</text:p>
          </table:table-cell>
          <table:table-cell table:formula="of:=[.CH20]" office:value-type="float" office:value="77" calcext:value-type="float">
            <text:p>77</text:p>
          </table:table-cell>
          <table:table-cell table:formula="of:=CONCATENATE(&quot;[[&quot;; [.CE21]; &quot;,0],&quot;; &quot;[&quot;; [.CF21]; &quot;,0],&quot;; &quot;[&quot;; [.CG21]; &quot;,0],&quot;; &quot;[&quot;; [.CH21]; &quot;,0],&quot;; &quot;[&quot;; [.CI21]; &quot;,0]]&quot;)" office:value-type="string" office:string-value="[[1,0],[12,0],[23,0],[54,0],[77,0]]" calcext:value-type="string">
            <text:p>[[1,0],[12,0],[23,0],[54,0],[77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L20]" office:value-type="float" office:value="13" calcext:value-type="float">
            <text:p>13</text:p>
          </table:table-cell>
          <table:table-cell table:formula="of:=[.CM20]" office:value-type="float" office:value="22" calcext:value-type="float">
            <text:p>22</text:p>
          </table:table-cell>
          <table:table-cell table:formula="of:=[.CN20]" office:value-type="float" office:value="55" calcext:value-type="float">
            <text:p>55</text:p>
          </table:table-cell>
          <table:table-cell table:formula="of:=[.CO20]" office:value-type="float" office:value="76" calcext:value-type="float">
            <text:p>76</text:p>
          </table:table-cell>
          <table:table-cell table:formula="of:=CONCATENATE(&quot;[[&quot;; [.CL21]; &quot;,0],&quot;; &quot;[&quot;; [.CM21]; &quot;,0],&quot;; &quot;[&quot;; [.CN21]; &quot;,0],&quot;; &quot;[&quot;; [.CO21]; &quot;,0],&quot;; &quot;[&quot;; [.CP21]; &quot;,0]]&quot;)" office:value-type="string" office:string-value="[[14,0],[13,0],[22,0],[55,0],[76,0]]" calcext:value-type="string">
            <text:p>[[14,0],[13,0],[22,0],[55,0],[76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S20]" office:value-type="float" office:value="14" calcext:value-type="float">
            <text:p>14</text:p>
          </table:table-cell>
          <table:table-cell table:formula="of:=[.CT20]" office:value-type="float" office:value="13" calcext:value-type="float">
            <text:p>13</text:p>
          </table:table-cell>
          <table:table-cell table:formula="of:=[.CU20]" office:value-type="float" office:value="22" calcext:value-type="float">
            <text:p>22</text:p>
          </table:table-cell>
          <table:table-cell table:formula="of:=[.CV20]" office:value-type="float" office:value="55" calcext:value-type="float">
            <text:p>55</text:p>
          </table:table-cell>
          <table:table-cell table:formula="of:=CONCATENATE(&quot;[[&quot;; [.CS21]; &quot;,0],&quot;; &quot;[&quot;; [.CT21]; &quot;,0],&quot;; &quot;[&quot;; [.CU21]; &quot;,0],&quot;; &quot;[&quot;; [.CV21]; &quot;,0],&quot;; &quot;[&quot;; [.CW21]; &quot;,0]]&quot;)" office:value-type="string" office:string-value="[[15,0],[14,0],[13,0],[22,0],[55,0]]" calcext:value-type="string">
            <text:p>[[15,0],[14,0],[13,0],[22,0],[55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Z20]" office:value-type="float" office:value="15" calcext:value-type="float">
            <text:p>15</text:p>
          </table:table-cell>
          <table:table-cell table:formula="of:=[.DA20]" office:value-type="float" office:value="14" calcext:value-type="float">
            <text:p>14</text:p>
          </table:table-cell>
          <table:table-cell table:formula="of:=[.DB20]" office:value-type="float" office:value="13" calcext:value-type="float">
            <text:p>13</text:p>
          </table:table-cell>
          <table:table-cell table:formula="of:=[.DC20]" office:value-type="float" office:value="22" calcext:value-type="float">
            <text:p>22</text:p>
          </table:table-cell>
          <table:table-cell table:formula="of:=CONCATENATE(&quot;[[&quot;; [.CZ21]; &quot;,0],&quot;; &quot;[&quot;; [.DA21]; &quot;,0],&quot;; &quot;[&quot;; [.DB21]; &quot;,0],&quot;; &quot;[&quot;; [.DC21]; &quot;,0],&quot;; &quot;[&quot;; [.DD21]; &quot;,0]]&quot;)" office:value-type="string" office:string-value="[[16,0],[15,0],[14,0],[13,0],[22,0]]" calcext:value-type="string">
            <text:p>[[16,0],[15,0],[14,0],[13,0],[22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G20]" office:value-type="float" office:value="16" calcext:value-type="float">
            <text:p>16</text:p>
          </table:table-cell>
          <table:table-cell table:formula="of:=[.DH20]" office:value-type="float" office:value="15" calcext:value-type="float">
            <text:p>15</text:p>
          </table:table-cell>
          <table:table-cell table:formula="of:=[.DI20]" office:value-type="float" office:value="14" calcext:value-type="float">
            <text:p>14</text:p>
          </table:table-cell>
          <table:table-cell table:formula="of:=[.DJ20]" office:value-type="float" office:value="13" calcext:value-type="float">
            <text:p>13</text:p>
          </table:table-cell>
          <table:table-cell table:formula="of:=CONCATENATE(&quot;[[&quot;; [.DG21]; &quot;,0],&quot;; &quot;[&quot;; [.DH21]; &quot;,0],&quot;; &quot;[&quot;; [.DI21]; &quot;,0],&quot;; &quot;[&quot;; [.DJ21]; &quot;,0],&quot;; &quot;[&quot;; [.DK21]; &quot;,0]]&quot;)" office:value-type="string" office:string-value="[[35,0],[16,0],[15,0],[14,0],[13,0]]" calcext:value-type="string">
            <text:p>[[35,0],[16,0],[15,0],[14,0],[13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N20]" office:value-type="float" office:value="17" calcext:value-type="float">
            <text:p>17</text:p>
          </table:table-cell>
          <table:table-cell table:formula="of:=[.DO20]" office:value-type="float" office:value="18" calcext:value-type="float">
            <text:p>18</text:p>
          </table:table-cell>
          <table:table-cell table:formula="of:=[.DP20]" office:value-type="float" office:value="19" calcext:value-type="float">
            <text:p>19</text:p>
          </table:table-cell>
          <table:table-cell table:formula="of:=[.DQ20]" office:value-type="float" office:value="20" calcext:value-type="float">
            <text:p>20</text:p>
          </table:table-cell>
          <table:table-cell table:formula="of:=CONCATENATE(&quot;[[&quot;; [.DN21]; &quot;,0],&quot;; &quot;[&quot;; [.DO21]; &quot;,0],&quot;; &quot;[&quot;; [.DP21]; &quot;,0],&quot;; &quot;[&quot;; [.DQ21]; &quot;,0],&quot;; &quot;[&quot;; [.DR21]; &quot;,0]]&quot;)" office:value-type="string" office:string-value="[[36,0],[17,0],[18,0],[19,0],[20,0]]" calcext:value-type="string">
            <text:p>[[36,0],[17,0],[18,0],[19,0],[2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DU20]" office:value-type="float" office:value="18" calcext:value-type="float">
            <text:p>18</text:p>
          </table:table-cell>
          <table:table-cell table:formula="of:=[.DV20]" office:value-type="float" office:value="19" calcext:value-type="float">
            <text:p>19</text:p>
          </table:table-cell>
          <table:table-cell table:formula="of:=[.DW20]" office:value-type="float" office:value="20" calcext:value-type="float">
            <text:p>20</text:p>
          </table:table-cell>
          <table:table-cell table:formula="of:=[.DX20]" office:value-type="float" office:value="21" calcext:value-type="float">
            <text:p>21</text:p>
          </table:table-cell>
          <table:table-cell table:formula="of:=CONCATENATE(&quot;[[&quot;; [.DU21]; &quot;,0],&quot;; &quot;[&quot;; [.DV21]; &quot;,0],&quot;; &quot;[&quot;; [.DW21]; &quot;,0],&quot;; &quot;[&quot;; [.DX21]; &quot;,0],&quot;; &quot;[&quot;; [.DY21]; &quot;,0]]&quot;)" office:value-type="string" office:string-value="[[17,0],[18,0],[19,0],[20,0],[21,0]]" calcext:value-type="string">
            <text:p>[[17,0],[18,0],[19,0],[20,0],[21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B20]" office:value-type="float" office:value="19" calcext:value-type="float">
            <text:p>19</text:p>
          </table:table-cell>
          <table:table-cell table:formula="of:=[.EC20]" office:value-type="float" office:value="20" calcext:value-type="float">
            <text:p>20</text:p>
          </table:table-cell>
          <table:table-cell table:formula="of:=[.ED20]" office:value-type="float" office:value="21" calcext:value-type="float">
            <text:p>21</text:p>
          </table:table-cell>
          <table:table-cell table:formula="of:=[.EE20]" office:value-type="float" office:value="56" calcext:value-type="float">
            <text:p>56</text:p>
          </table:table-cell>
          <table:table-cell table:formula="of:=CONCATENATE(&quot;[[&quot;; [.EB21]; &quot;,0],&quot;; &quot;[&quot;; [.EC21]; &quot;,0],&quot;; &quot;[&quot;; [.ED21]; &quot;,0],&quot;; &quot;[&quot;; [.EE21]; &quot;,0],&quot;; &quot;[&quot;; [.EF21]; &quot;,0]]&quot;)" office:value-type="string" office:string-value="[[18,0],[19,0],[20,0],[21,0],[56,0]]" calcext:value-type="string">
            <text:p>[[18,0],[19,0],[20,0],[21,0],[56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I20]" office:value-type="float" office:value="20" calcext:value-type="float">
            <text:p>20</text:p>
          </table:table-cell>
          <table:table-cell table:formula="of:=[.EJ20]" office:value-type="float" office:value="21" calcext:value-type="float">
            <text:p>21</text:p>
          </table:table-cell>
          <table:table-cell table:formula="of:=[.EK20]" office:value-type="float" office:value="56" calcext:value-type="float">
            <text:p>56</text:p>
          </table:table-cell>
          <table:table-cell table:formula="of:=[.EL20]" office:value-type="float" office:value="75" calcext:value-type="float">
            <text:p>75</text:p>
          </table:table-cell>
          <table:table-cell table:formula="of:=CONCATENATE(&quot;[[&quot;; [.EI21]; &quot;,0],&quot;; &quot;[&quot;; [.EJ21]; &quot;,0],&quot;; &quot;[&quot;; [.EK21]; &quot;,0],&quot;; &quot;[&quot;; [.EL21]; &quot;,0],&quot;; &quot;[&quot;; [.EM21]; &quot;,0]]&quot;)" office:value-type="string" office:string-value="[[19,0],[20,0],[21,0],[56,0],[75,0]]" calcext:value-type="string">
            <text:p>[[19,0],[20,0],[21,0],[56,0],[75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P20]" office:value-type="float" office:value="21" calcext:value-type="float">
            <text:p>21</text:p>
          </table:table-cell>
          <table:table-cell table:formula="of:=[.EQ20]" office:value-type="float" office:value="56" calcext:value-type="float">
            <text:p>56</text:p>
          </table:table-cell>
          <table:table-cell table:formula="of:=[.ER20]" office:value-type="float" office:value="75" calcext:value-type="float">
            <text:p>75</text:p>
          </table:table-cell>
          <table:table-cell/>
          <table:table-cell table:formula="of:=CONCATENATE(&quot;[[&quot;; [.EP21]; &quot;,0],&quot;; &quot;[&quot;; [.EQ21]; &quot;,0],&quot;; &quot;[&quot;; [.ER21]; &quot;,0],&quot;; &quot;[&quot;; [.ES21]; &quot;,0],&quot;; &quot;[&quot;; [.ET21]; &quot;,0]]&quot;)" office:value-type="string" office:string-value="[[20,0],[21,0],[56,0],[75,0],[,0]]" calcext:value-type="string">
            <text:p>[[20,0],[21,0],[56,0],[75,0],[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W20]" office:value-type="float" office:value="22" calcext:value-type="float">
            <text:p>22</text:p>
          </table:table-cell>
          <table:table-cell table:formula="of:=[.EX20]" office:value-type="float" office:value="55" calcext:value-type="float">
            <text:p>55</text:p>
          </table:table-cell>
          <table:table-cell table:formula="of:=[.EY20]" office:value-type="float" office:value="76" calcext:value-type="float">
            <text:p>76</text:p>
          </table:table-cell>
          <table:table-cell/>
          <table:table-cell table:formula="of:=CONCATENATE(&quot;[[&quot;; [.EW21]; &quot;,0],&quot;; &quot;[&quot;; [.EX21]; &quot;,0],&quot;; &quot;[&quot;; [.EY21]; &quot;,0],&quot;; &quot;[&quot;; [.EZ21]; &quot;,0],&quot;; &quot;[&quot;; [.FA21]; &quot;,0]]&quot;)" office:value-type="string" office:string-value="[[13,0],[22,0],[55,0],[76,0],[,0]]" calcext:value-type="string">
            <text:p>[[13,0],[22,0],[55,0],[76,0],[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D20]" office:value-type="float" office:value="23" calcext:value-type="float">
            <text:p>23</text:p>
          </table:table-cell>
          <table:table-cell table:formula="of:=[.FE20]" office:value-type="float" office:value="54" calcext:value-type="float">
            <text:p>54</text:p>
          </table:table-cell>
          <table:table-cell table:formula="of:=[.FF20]" office:value-type="float" office:value="77" calcext:value-type="float">
            <text:p>77</text:p>
          </table:table-cell>
          <table:table-cell/>
          <table:table-cell table:formula="of:=CONCATENATE(&quot;[[&quot;; [.FD21]; &quot;,0],&quot;; &quot;[&quot;; [.FE21]; &quot;,0],&quot;; &quot;[&quot;; [.FF21]; &quot;,0],&quot;; &quot;[&quot;; [.FG21]; &quot;,0],&quot;; &quot;[&quot;; [.FH21]; &quot;,0]]&quot;)" office:value-type="string" office:string-value="[[12,0],[23,0],[54,0],[77,0],[,0]]" calcext:value-type="string">
            <text:p>[[12,0],[23,0],[54,0],[77,0],[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K20]" office:value-type="float" office:value="24" calcext:value-type="float">
            <text:p>24</text:p>
          </table:table-cell>
          <table:table-cell table:formula="of:=[.FL20]" office:value-type="float" office:value="53" calcext:value-type="float">
            <text:p>53</text:p>
          </table:table-cell>
          <table:table-cell table:formula="of:=[.FM20]" office:value-type="float" office:value="78" calcext:value-type="float">
            <text:p>78</text:p>
          </table:table-cell>
          <table:table-cell/>
          <table:table-cell table:formula="of:=CONCATENATE(&quot;[[&quot;; [.FK21]; &quot;,0],&quot;; &quot;[&quot;; [.FL21]; &quot;,0],&quot;; &quot;[&quot;; [.FM21]; &quot;,0],&quot;; &quot;[&quot;; [.FN21]; &quot;,0],&quot;; &quot;[&quot;; [.FO21]; &quot;,0]]&quot;)" office:value-type="string" office:string-value="[[11,0],[24,0],[53,0],[78,0],[,0]]" calcext:value-type="string">
            <text:p>[[11,0],[24,0],[53,0],[78,0],[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R20]" office:value-type="float" office:value="25" calcext:value-type="float">
            <text:p>25</text:p>
          </table:table-cell>
          <table:table-cell table:formula="of:=[.FS20]" office:value-type="float" office:value="52" calcext:value-type="float">
            <text:p>52</text:p>
          </table:table-cell>
          <table:table-cell table:formula="of:=[.FT20]" office:value-type="float" office:value="79" calcext:value-type="float">
            <text:p>79</text:p>
          </table:table-cell>
          <table:table-cell/>
          <table:table-cell table:formula="of:=CONCATENATE(&quot;[[&quot;; [.FR21]; &quot;,0],&quot;; &quot;[&quot;; [.FS21]; &quot;,0],&quot;; &quot;[&quot;; [.FT21]; &quot;,0],&quot;; &quot;[&quot;; [.FU21]; &quot;,0],&quot;; &quot;[&quot;; [.FV21]; &quot;,0]]&quot;)" office:value-type="string" office:string-value="[[10,0],[25,0],[52,0],[79,0],[,0]]" calcext:value-type="string">
            <text:p>[[10,0],[25,0],[52,0],[79,0],[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FY20]" office:value-type="float" office:value="26" calcext:value-type="float">
            <text:p>26</text:p>
          </table:table-cell>
          <table:table-cell table:formula="of:=[.FZ20]" office:value-type="float" office:value="51" calcext:value-type="float">
            <text:p>51</text:p>
          </table:table-cell>
          <table:table-cell table:formula="of:=[.GA20]" office:value-type="float" office:value="80" calcext:value-type="float">
            <text:p>80</text:p>
          </table:table-cell>
          <table:table-cell table:formula="of:=[.GB20]" office:value-type="float" office:value="0" calcext:value-type="float">
            <text:p>0</text:p>
          </table:table-cell>
          <table:table-cell table:formula="of:=CONCATENATE(&quot;[[&quot;; [.FY21]; &quot;,0],&quot;; &quot;[&quot;; [.FZ21]; &quot;,0],&quot;; &quot;[&quot;; [.GA21]; &quot;,0],&quot;; &quot;[&quot;; [.GB21]; &quot;,0],&quot;; &quot;[&quot;; [.GC21]; &quot;,0]]&quot;)" office:value-type="string" office:string-value="[[27,0],[26,0],[51,0],[80,0],[0,0]]" calcext:value-type="string">
            <text:p>[[27,0],[26,0],[51,0],[80,0],[0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GF20]" office:value-type="float" office:value="27" calcext:value-type="float">
            <text:p>27</text:p>
          </table:table-cell>
          <table:table-cell table:formula="of:=[.GG20]" office:value-type="float" office:value="26" calcext:value-type="float">
            <text:p>26</text:p>
          </table:table-cell>
          <table:table-cell table:formula="of:=[.GH20]" office:value-type="float" office:value="51" calcext:value-type="float">
            <text:p>51</text:p>
          </table:table-cell>
          <table:table-cell table:formula="of:=[.GI20]" office:value-type="float" office:value="80" calcext:value-type="float">
            <text:p>80</text:p>
          </table:table-cell>
          <table:table-cell table:formula="of:=CONCATENATE(&quot;[[&quot;; [.GF21]; &quot;,0],&quot;; &quot;[&quot;; [.GG21]; &quot;,0],&quot;; &quot;[&quot;; [.GH21]; &quot;,0],&quot;; &quot;[&quot;; [.GI21]; &quot;,0],&quot;; &quot;[&quot;; [.GJ21]; &quot;,0]]&quot;)" office:value-type="string" office:string-value="[[28,0],[27,0],[26,0],[51,0],[80,0]]" calcext:value-type="string">
            <text:p>[[28,0],[27,0],[26,0],[51,0],[80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M20]" office:value-type="float" office:value="28" calcext:value-type="float">
            <text:p>28</text:p>
          </table:table-cell>
          <table:table-cell table:formula="of:=[.GN20]" office:value-type="float" office:value="27" calcext:value-type="float">
            <text:p>27</text:p>
          </table:table-cell>
          <table:table-cell table:formula="of:=[.GO20]" office:value-type="float" office:value="26" calcext:value-type="float">
            <text:p>26</text:p>
          </table:table-cell>
          <table:table-cell table:formula="of:=[.GP20]" office:value-type="float" office:value="51" calcext:value-type="float">
            <text:p>51</text:p>
          </table:table-cell>
          <table:table-cell table:formula="of:=CONCATENATE(&quot;[[&quot;; [.GM21]; &quot;,0],&quot;; &quot;[&quot;; [.GN21]; &quot;,0],&quot;; &quot;[&quot;; [.GO21]; &quot;,0],&quot;; &quot;[&quot;; [.GP21]; &quot;,0],&quot;; &quot;[&quot;; [.GQ21]; &quot;,0]]&quot;)" office:value-type="string" office:string-value="[[29,0],[28,0],[27,0],[26,0],[51,0]]" calcext:value-type="string">
            <text:p>[[29,0],[28,0],[27,0],[26,0],[51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T20]" office:value-type="float" office:value="29" calcext:value-type="float">
            <text:p>29</text:p>
          </table:table-cell>
          <table:table-cell table:formula="of:=[.GU20]" office:value-type="float" office:value="28" calcext:value-type="float">
            <text:p>28</text:p>
          </table:table-cell>
          <table:table-cell table:formula="of:=[.GV20]" office:value-type="float" office:value="27" calcext:value-type="float">
            <text:p>27</text:p>
          </table:table-cell>
          <table:table-cell table:formula="of:=[.GW20]" office:value-type="float" office:value="26" calcext:value-type="float">
            <text:p>26</text:p>
          </table:table-cell>
          <table:table-cell table:formula="of:=CONCATENATE(&quot;[[&quot;; [.GT21]; &quot;,0],&quot;; &quot;[&quot;; [.GU21]; &quot;,0],&quot;; &quot;[&quot;; [.GV21]; &quot;,0],&quot;; &quot;[&quot;; [.GW21]; &quot;,0],&quot;; &quot;[&quot;; [.GX21]; &quot;,0]]&quot;)" office:value-type="string" office:string-value="[[30,0],[29,0],[28,0],[27,0],[26,0]]" calcext:value-type="string">
            <text:p>[[30,0],[29,0],[28,0],[27,0],[26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HA20]" office:value-type="float" office:value="30" calcext:value-type="float">
            <text:p>30</text:p>
          </table:table-cell>
          <table:table-cell table:formula="of:=[.HB20]" office:value-type="float" office:value="29" calcext:value-type="float">
            <text:p>29</text:p>
          </table:table-cell>
          <table:table-cell table:formula="of:=[.HC20]" office:value-type="float" office:value="28" calcext:value-type="float">
            <text:p>28</text:p>
          </table:table-cell>
          <table:table-cell table:formula="of:=[.HD20]" office:value-type="float" office:value="27" calcext:value-type="float">
            <text:p>27</text:p>
          </table:table-cell>
          <table:table-cell table:formula="of:=CONCATENATE(&quot;[[&quot;; [.HA21]; &quot;,0],&quot;; &quot;[&quot;; [.HB21]; &quot;,0],&quot;; &quot;[&quot;; [.HC21]; &quot;,0],&quot;; &quot;[&quot;; [.HD21]; &quot;,0],&quot;; &quot;[&quot;; [.HE21]; &quot;,0]]&quot;)" office:value-type="string" office:string-value="[[31,0],[30,0],[29,0],[28,0],[27,0]]" calcext:value-type="string">
            <text:p>[[31,0],[30,0],[29,0],[28,0],[2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H20]" office:value-type="float" office:value="31" calcext:value-type="float">
            <text:p>31</text:p>
          </table:table-cell>
          <table:table-cell table:formula="of:=[.HI20]" office:value-type="float" office:value="30" calcext:value-type="float">
            <text:p>30</text:p>
          </table:table-cell>
          <table:table-cell table:formula="of:=[.HJ20]" office:value-type="float" office:value="29" calcext:value-type="float">
            <text:p>29</text:p>
          </table:table-cell>
          <table:table-cell table:formula="of:=[.HK20]" office:value-type="float" office:value="28" calcext:value-type="float">
            <text:p>28</text:p>
          </table:table-cell>
          <table:table-cell table:formula="of:=CONCATENATE(&quot;[[&quot;; [.HH21]; &quot;,0],&quot;; &quot;[&quot;; [.HI21]; &quot;,0],&quot;; &quot;[&quot;; [.HJ21]; &quot;,0],&quot;; &quot;[&quot;; [.HK21]; &quot;,0],&quot;; &quot;[&quot;; [.HL21]; &quot;,0]]&quot;)" office:value-type="string" office:string-value="[[42,0],[31,0],[30,0],[29,0],[28,0]]" calcext:value-type="string">
            <text:p>[[42,0],[31,0],[30,0],[29,0],[28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O20]" office:value-type="float" office:value="32" calcext:value-type="float">
            <text:p>32</text:p>
          </table:table-cell>
          <table:table-cell table:formula="of:=[.HP20]" office:value-type="float" office:value="7" calcext:value-type="float">
            <text:p>7</text:p>
          </table:table-cell>
          <table:table-cell table:formula="of:=[.HQ20]" office:value-type="float" office:value="8" calcext:value-type="float">
            <text:p>8</text:p>
          </table:table-cell>
          <table:table-cell table:formula="of:=[.HR20]" office:value-type="float" office:value="9" calcext:value-type="float">
            <text:p>9</text:p>
          </table:table-cell>
          <table:table-cell table:formula="of:=CONCATENATE(&quot;[[&quot;; [.HO21]; &quot;,0],&quot;; &quot;[&quot;; [.HP21]; &quot;,0],&quot;; &quot;[&quot;; [.HQ21]; &quot;,0],&quot;; &quot;[&quot;; [.HR21]; &quot;,0],&quot;; &quot;[&quot;; [.HS21]; &quot;,0]]&quot;)" office:value-type="string" office:string-value="[[41,0],[32,0],[7,0],[8,0],[9,0]]" calcext:value-type="string">
            <text:p>[[41,0],[32,0],[7,0],[8,0],[9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V20]" office:value-type="float" office:value="33" calcext:value-type="float">
            <text:p>33</text:p>
          </table:table-cell>
          <table:table-cell table:formula="of:=[.HW20]" office:value-type="float" office:value="6" calcext:value-type="float">
            <text:p>6</text:p>
          </table:table-cell>
          <table:table-cell table:formula="of:=[.HX20]" office:value-type="float" office:value="3" calcext:value-type="float">
            <text:p>3</text:p>
          </table:table-cell>
          <table:table-cell table:formula="of:=[.HY20]" office:value-type="float" office:value="2" calcext:value-type="float">
            <text:p>2</text:p>
          </table:table-cell>
          <table:table-cell table:formula="of:=CONCATENATE(&quot;[[&quot;; [.HV21]; &quot;,0],&quot;; &quot;[&quot;; [.HW21]; &quot;,0],&quot;; &quot;[&quot;; [.HX21]; &quot;,0],&quot;; &quot;[&quot;; [.HY21]; &quot;,0],&quot;; &quot;[&quot;; [.HZ21]; &quot;,0]]&quot;)" office:value-type="string" office:string-value="[[40,0],[33,0],[6,0],[3,0],[2,0]]" calcext:value-type="string">
            <text:p>[[40,0],[33,0],[6,0],[3,0],[2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C20]" office:value-type="float" office:value="34" calcext:value-type="float">
            <text:p>34</text:p>
          </table:table-cell>
          <table:table-cell table:formula="of:=[.ID20]" office:value-type="float" office:value="5" calcext:value-type="float">
            <text:p>5</text:p>
          </table:table-cell>
          <table:table-cell table:formula="of:=[.IE20]" office:value-type="float" office:value="4" calcext:value-type="float">
            <text:p>4</text:p>
          </table:table-cell>
          <table:table-cell table:formula="of:=[.IF20]" office:value-type="float" office:value="1" calcext:value-type="float">
            <text:p>1</text:p>
          </table:table-cell>
          <table:table-cell table:formula="of:=CONCATENATE(&quot;[[&quot;; [.IC21]; &quot;,0],&quot;; &quot;[&quot;; [.ID21]; &quot;,0],&quot;; &quot;[&quot;; [.IE21]; &quot;,0],&quot;; &quot;[&quot;; [.IF21]; &quot;,0],&quot;; &quot;[&quot;; [.IG21]; &quot;,0]]&quot;)" office:value-type="string" office:string-value="[[39,0],[34,0],[5,0],[4,0],[1,0]]" calcext:value-type="string">
            <text:p>[[39,0],[34,0],[5,0],[4,0],[1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J20]" office:value-type="float" office:value="35" calcext:value-type="float">
            <text:p>35</text:p>
          </table:table-cell>
          <table:table-cell table:formula="of:=[.IK20]" office:value-type="float" office:value="16" calcext:value-type="float">
            <text:p>16</text:p>
          </table:table-cell>
          <table:table-cell table:formula="of:=[.IL20]" office:value-type="float" office:value="15" calcext:value-type="float">
            <text:p>15</text:p>
          </table:table-cell>
          <table:table-cell table:formula="of:=[.IM20]" office:value-type="float" office:value="14" calcext:value-type="float">
            <text:p>14</text:p>
          </table:table-cell>
          <table:table-cell table:formula="of:=CONCATENATE(&quot;[[&quot;; [.IJ21]; &quot;,0],&quot;; &quot;[&quot;; [.IK21]; &quot;,0],&quot;; &quot;[&quot;; [.IL21]; &quot;,0],&quot;; &quot;[&quot;; [.IM21]; &quot;,0],&quot;; &quot;[&quot;; [.IN21]; &quot;,0]]&quot;)" office:value-type="string" office:string-value="[[38,0],[35,0],[16,0],[15,0],[14,0]]" calcext:value-type="string">
            <text:p>[[38,0],[35,0],[16,0],[15,0],[14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Q20]" office:value-type="float" office:value="36" calcext:value-type="float">
            <text:p>36</text:p>
          </table:table-cell>
          <table:table-cell table:formula="of:=[.IR20]" office:value-type="float" office:value="17" calcext:value-type="float">
            <text:p>17</text:p>
          </table:table-cell>
          <table:table-cell table:formula="of:=[.IS20]" office:value-type="float" office:value="18" calcext:value-type="float">
            <text:p>18</text:p>
          </table:table-cell>
          <table:table-cell table:formula="of:=[.IT20]" office:value-type="float" office:value="19" calcext:value-type="float">
            <text:p>19</text:p>
          </table:table-cell>
          <table:table-cell table:formula="of:=CONCATENATE(&quot;[[&quot;; [.IQ21]; &quot;,0],&quot;; &quot;[&quot;; [.IR21]; &quot;,0],&quot;; &quot;[&quot;; [.IS21]; &quot;,0],&quot;; &quot;[&quot;; [.IT21]; &quot;,0],&quot;; &quot;[&quot;; [.IU21]; &quot;,0]]&quot;)" office:value-type="string" office:string-value="[[37,0],[36,0],[17,0],[18,0],[19,0]]" calcext:value-type="string">
            <text:p>[[37,0],[36,0],[17,0],[18,0],[19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IX20]" office:value-type="float" office:value="37" calcext:value-type="float">
            <text:p>37</text:p>
          </table:table-cell>
          <table:table-cell table:formula="of:=[.IY20]" office:value-type="float" office:value="36" calcext:value-type="float">
            <text:p>36</text:p>
          </table:table-cell>
          <table:table-cell table:formula="of:=[.IZ20]" office:value-type="float" office:value="17" calcext:value-type="float">
            <text:p>17</text:p>
          </table:table-cell>
          <table:table-cell table:formula="of:=[.JA20]" office:value-type="float" office:value="18" calcext:value-type="float">
            <text:p>18</text:p>
          </table:table-cell>
          <table:table-cell table:formula="of:=CONCATENATE(&quot;[[&quot;; [.IX21]; &quot;,0],&quot;; &quot;[&quot;; [.IY21]; &quot;,0],&quot;; &quot;[&quot;; [.IZ21]; &quot;,0],&quot;; &quot;[&quot;; [.JA21]; &quot;,0],&quot;; &quot;[&quot;; [.JB21]; &quot;,0]]&quot;)" office:value-type="string" office:string-value="[[98,0],[37,0],[36,0],[17,0],[18,0]]" calcext:value-type="string">
            <text:p>[[98,0],[37,0],[36,0],[17,0],[18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JE20]" office:value-type="float" office:value="38" calcext:value-type="float">
            <text:p>38</text:p>
          </table:table-cell>
          <table:table-cell table:formula="of:=[.JF20]" office:value-type="float" office:value="35" calcext:value-type="float">
            <text:p>35</text:p>
          </table:table-cell>
          <table:table-cell table:formula="of:=[.JG20]" office:value-type="float" office:value="16" calcext:value-type="float">
            <text:p>16</text:p>
          </table:table-cell>
          <table:table-cell table:formula="of:=[.JH20]" office:value-type="float" office:value="15" calcext:value-type="float">
            <text:p>15</text:p>
          </table:table-cell>
          <table:table-cell table:formula="of:=CONCATENATE(&quot;[[&quot;; [.JE21]; &quot;,0],&quot;; &quot;[&quot;; [.JF21]; &quot;,0],&quot;; &quot;[&quot;; [.JG21]; &quot;,0],&quot;; &quot;[&quot;; [.JH21]; &quot;,0],&quot;; &quot;[&quot;; [.JI21]; &quot;,0]]&quot;)" office:value-type="string" office:string-value="[[97,0],[38,0],[35,0],[16,0],[15,0]]" calcext:value-type="string">
            <text:p>[[97,0],[38,0],[35,0],[16,0],[15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JL20]" office:value-type="float" office:value="39" calcext:value-type="float">
            <text:p>39</text:p>
          </table:table-cell>
          <table:table-cell table:formula="of:=[.JM20]" office:value-type="float" office:value="34" calcext:value-type="float">
            <text:p>34</text:p>
          </table:table-cell>
          <table:table-cell table:formula="of:=[.JN20]" office:value-type="float" office:value="5" calcext:value-type="float">
            <text:p>5</text:p>
          </table:table-cell>
          <table:table-cell table:formula="of:=[.JO20]" office:value-type="float" office:value="4" calcext:value-type="float">
            <text:p>4</text:p>
          </table:table-cell>
          <table:table-cell table:formula="of:=CONCATENATE(&quot;[[&quot;; [.JL21]; &quot;,0],&quot;; &quot;[&quot;; [.JM21]; &quot;,0],&quot;; &quot;[&quot;; [.JN21]; &quot;,0],&quot;; &quot;[&quot;; [.JO21]; &quot;,0],&quot;; &quot;[&quot;; [.JP21]; &quot;,0]]&quot;)" office:value-type="string" office:string-value="[[96,0],[39,0],[34,0],[5,0],[4,0]]" calcext:value-type="string">
            <text:p>[[96,0],[39,0],[34,0],[5,0],[4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JS20]" office:value-type="float" office:value="40" calcext:value-type="float">
            <text:p>40</text:p>
          </table:table-cell>
          <table:table-cell table:formula="of:=[.JT20]" office:value-type="float" office:value="33" calcext:value-type="float">
            <text:p>33</text:p>
          </table:table-cell>
          <table:table-cell table:formula="of:=[.JU20]" office:value-type="float" office:value="6" calcext:value-type="float">
            <text:p>6</text:p>
          </table:table-cell>
          <table:table-cell table:formula="of:=[.JV20]" office:value-type="float" office:value="3" calcext:value-type="float">
            <text:p>3</text:p>
          </table:table-cell>
          <table:table-cell table:formula="of:=CONCATENATE(&quot;[[&quot;; [.JS21]; &quot;,0],&quot;; &quot;[&quot;; [.JT21]; &quot;,0],&quot;; &quot;[&quot;; [.JU21]; &quot;,0],&quot;; &quot;[&quot;; [.JV21]; &quot;,0],&quot;; &quot;[&quot;; [.JW21]; &quot;,0]]&quot;)" office:value-type="string" office:string-value="[[95,0],[40,0],[33,0],[6,0],[3,0]]" calcext:value-type="string">
            <text:p>[[95,0],[40,0],[33,0],[6,0],[3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JZ20]" office:value-type="float" office:value="41" calcext:value-type="float">
            <text:p>41</text:p>
          </table:table-cell>
          <table:table-cell table:formula="of:=[.KA20]" office:value-type="float" office:value="32" calcext:value-type="float">
            <text:p>32</text:p>
          </table:table-cell>
          <table:table-cell table:formula="of:=[.KB20]" office:value-type="float" office:value="7" calcext:value-type="float">
            <text:p>7</text:p>
          </table:table-cell>
          <table:table-cell table:formula="of:=[.KC20]" office:value-type="float" office:value="8" calcext:value-type="float">
            <text:p>8</text:p>
          </table:table-cell>
          <table:table-cell table:formula="of:=CONCATENATE(&quot;[[&quot;; [.JZ21]; &quot;,0],&quot;; &quot;[&quot;; [.KA21]; &quot;,0],&quot;; &quot;[&quot;; [.KB21]; &quot;,0],&quot;; &quot;[&quot;; [.KC21]; &quot;,0],&quot;; &quot;[&quot;; [.KD21]; &quot;,0]]&quot;)" office:value-type="string" office:string-value="[[94,0],[41,0],[32,0],[7,0],[8,0]]" calcext:value-type="string">
            <text:p>[[94,0],[41,0],[32,0],[7,0],[8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KG20]" office:value-type="float" office:value="42" calcext:value-type="float">
            <text:p>42</text:p>
          </table:table-cell>
          <table:table-cell table:formula="of:=[.KH20]" office:value-type="float" office:value="31" calcext:value-type="float">
            <text:p>31</text:p>
          </table:table-cell>
          <table:table-cell table:formula="of:=[.KI20]" office:value-type="float" office:value="30" calcext:value-type="float">
            <text:p>30</text:p>
          </table:table-cell>
          <table:table-cell table:formula="of:=[.KJ20]" office:value-type="float" office:value="29" calcext:value-type="float">
            <text:p>29</text:p>
          </table:table-cell>
          <table:table-cell table:formula="of:=CONCATENATE(&quot;[[&quot;; [.KG21]; &quot;,0],&quot;; &quot;[&quot;; [.KH21]; &quot;,0],&quot;; &quot;[&quot;; [.KI21]; &quot;,0],&quot;; &quot;[&quot;; [.KJ21]; &quot;,0],&quot;; &quot;[&quot;; [.KK21]; &quot;,0]]&quot;)" office:value-type="string" office:string-value="[[93,0],[42,0],[31,0],[30,0],[29,0]]" calcext:value-type="string">
            <text:p>[[93,0],[42,0],[31,0],[30,0],[29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KN20]" office:value-type="float" office:value="43" calcext:value-type="float">
            <text:p>43</text:p>
          </table:table-cell>
          <table:table-cell table:formula="of:=[.KO20]" office:value-type="float" office:value="44" calcext:value-type="float">
            <text:p>44</text:p>
          </table:table-cell>
          <table:table-cell table:formula="of:=[.KP20]" office:value-type="float" office:value="45" calcext:value-type="float">
            <text:p>45</text:p>
          </table:table-cell>
          <table:table-cell table:formula="of:=[.KQ20]" office:value-type="float" office:value="46" calcext:value-type="float">
            <text:p>46</text:p>
          </table:table-cell>
          <table:table-cell table:formula="of:=CONCATENATE(&quot;[[&quot;; [.KN21]; &quot;,0],&quot;; &quot;[&quot;; [.KO21]; &quot;,0],&quot;; &quot;[&quot;; [.KP21]; &quot;,0],&quot;; &quot;[&quot;; [.KQ21]; &quot;,0],&quot;; &quot;[&quot;; [.KR21]; &quot;,0]]&quot;)" office:value-type="string" office:string-value="[[92,0],[43,0],[44,0],[45,0],[46,0]]" calcext:value-type="string">
            <text:p>[[92,0],[43,0],[44,0],[45,0],[46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KU20]" office:value-type="float" office:value="44" calcext:value-type="float">
            <text:p>44</text:p>
          </table:table-cell>
          <table:table-cell table:formula="of:=[.KV20]" office:value-type="float" office:value="45" calcext:value-type="float">
            <text:p>45</text:p>
          </table:table-cell>
          <table:table-cell table:formula="of:=[.KW20]" office:value-type="float" office:value="46" calcext:value-type="float">
            <text:p>46</text:p>
          </table:table-cell>
          <table:table-cell table:formula="of:=[.KX20]" office:value-type="float" office:value="47" calcext:value-type="float">
            <text:p>47</text:p>
          </table:table-cell>
          <table:table-cell table:formula="of:=CONCATENATE(&quot;[[&quot;; [.KU21]; &quot;,0],&quot;; &quot;[&quot;; [.KV21]; &quot;,0],&quot;; &quot;[&quot;; [.KW21]; &quot;,0],&quot;; &quot;[&quot;; [.KX21]; &quot;,0],&quot;; &quot;[&quot;; [.KY21]; &quot;,0]]&quot;)" office:value-type="string" office:string-value="[[43,0],[44,0],[45,0],[46,0],[47,0]]" calcext:value-type="string">
            <text:p>[[43,0],[44,0],[45,0],[46,0],[47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B20]" office:value-type="float" office:value="45" calcext:value-type="float">
            <text:p>45</text:p>
          </table:table-cell>
          <table:table-cell table:formula="of:=[.LC20]" office:value-type="float" office:value="46" calcext:value-type="float">
            <text:p>46</text:p>
          </table:table-cell>
          <table:table-cell table:formula="of:=[.LD20]" office:value-type="float" office:value="47" calcext:value-type="float">
            <text:p>47</text:p>
          </table:table-cell>
          <table:table-cell table:formula="of:=[.LE20]" office:value-type="float" office:value="48" calcext:value-type="float">
            <text:p>48</text:p>
          </table:table-cell>
          <table:table-cell table:formula="of:=CONCATENATE(&quot;[[&quot;; [.LB21]; &quot;,0],&quot;; &quot;[&quot;; [.LC21]; &quot;,0],&quot;; &quot;[&quot;; [.LD21]; &quot;,0],&quot;; &quot;[&quot;; [.LE21]; &quot;,0],&quot;; &quot;[&quot;; [.LF21]; &quot;,0]]&quot;)" office:value-type="string" office:string-value="[[44,0],[45,0],[46,0],[47,0],[48,0]]" calcext:value-type="string">
            <text:p>[[44,0],[45,0],[46,0],[47,0],[48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LI20]" office:value-type="float" office:value="46" calcext:value-type="float">
            <text:p>46</text:p>
          </table:table-cell>
          <table:table-cell table:formula="of:=[.LJ20]" office:value-type="float" office:value="47" calcext:value-type="float">
            <text:p>47</text:p>
          </table:table-cell>
          <table:table-cell table:formula="of:=[.LK20]" office:value-type="float" office:value="48" calcext:value-type="float">
            <text:p>48</text:p>
          </table:table-cell>
          <table:table-cell table:formula="of:=[.LL20]" office:value-type="float" office:value="49" calcext:value-type="float">
            <text:p>49</text:p>
          </table:table-cell>
          <table:table-cell table:formula="of:=CONCATENATE(&quot;[[&quot;; [.LI21]; &quot;,0],&quot;; &quot;[&quot;; [.LJ21]; &quot;,0],&quot;; &quot;[&quot;; [.LK21]; &quot;,0],&quot;; &quot;[&quot;; [.LL21]; &quot;,0],&quot;; &quot;[&quot;; [.LM21]; &quot;,0]]&quot;)" office:value-type="string" office:string-value="[[45,0],[46,0],[47,0],[48,0],[49,0]]" calcext:value-type="string">
            <text:p>[[45,0],[46,0],[47,0],[48,0],[49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LP20]" office:value-type="float" office:value="47" calcext:value-type="float">
            <text:p>47</text:p>
          </table:table-cell>
          <table:table-cell table:formula="of:=[.LQ20]" office:value-type="float" office:value="48" calcext:value-type="float">
            <text:p>48</text:p>
          </table:table-cell>
          <table:table-cell table:formula="of:=[.LR20]" office:value-type="float" office:value="49" calcext:value-type="float">
            <text:p>49</text:p>
          </table:table-cell>
          <table:table-cell table:formula="of:=[.LS20]" office:value-type="float" office:value="50" calcext:value-type="float">
            <text:p>50</text:p>
          </table:table-cell>
          <table:table-cell table:formula="of:=CONCATENATE(&quot;[[&quot;; [.LP21]; &quot;,0],&quot;; &quot;[&quot;; [.LQ21]; &quot;,0],&quot;; &quot;[&quot;; [.LR21]; &quot;,0],&quot;; &quot;[&quot;; [.LS21]; &quot;,0],&quot;; &quot;[&quot;; [.LT21]; &quot;,0]]&quot;)" office:value-type="string" office:string-value="[[46,0],[47,0],[48,0],[49,0],[50,0]]" calcext:value-type="string">
            <text:p>[[46,0],[47,0],[48,0],[49,0],[5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LW20]" office:value-type="float" office:value="48" calcext:value-type="float">
            <text:p>48</text:p>
          </table:table-cell>
          <table:table-cell table:formula="of:=[.LX20]" office:value-type="float" office:value="49" calcext:value-type="float">
            <text:p>49</text:p>
          </table:table-cell>
          <table:table-cell table:formula="of:=[.LY20]" office:value-type="float" office:value="50" calcext:value-type="float">
            <text:p>50</text:p>
          </table:table-cell>
          <table:table-cell table:formula="of:=[.LZ20]" office:value-type="float" office:value="81" calcext:value-type="float">
            <text:p>81</text:p>
          </table:table-cell>
          <table:table-cell table:formula="of:=CONCATENATE(&quot;[[&quot;; [.LW21]; &quot;,0],&quot;; &quot;[&quot;; [.LX21]; &quot;,0],&quot;; &quot;[&quot;; [.LY21]; &quot;,0],&quot;; &quot;[&quot;; [.LZ21]; &quot;,0],&quot;; &quot;[&quot;; [.MA21]; &quot;,0]]&quot;)" office:value-type="string" office:string-value="[[47,0],[48,0],[49,0],[50,0],[81,0]]" calcext:value-type="string">
            <text:p>[[47,0],[48,0],[49,0],[50,0],[81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MD20]" office:value-type="float" office:value="49" calcext:value-type="float">
            <text:p>49</text:p>
          </table:table-cell>
          <table:table-cell table:formula="of:=[.ME20]" office:value-type="float" office:value="50" calcext:value-type="float">
            <text:p>50</text:p>
          </table:table-cell>
          <table:table-cell table:formula="of:=[.MF20]" office:value-type="float" office:value="81" calcext:value-type="float">
            <text:p>81</text:p>
          </table:table-cell>
          <table:table-cell table:formula="of:=[.MG20]" office:value-type="float" office:value="0" calcext:value-type="float">
            <text:p>0</text:p>
          </table:table-cell>
          <table:table-cell table:formula="of:=CONCATENATE(&quot;[[&quot;; [.MD21]; &quot;,0],&quot;; &quot;[&quot;; [.ME21]; &quot;,0],&quot;; &quot;[&quot;; [.MF21]; &quot;,0],&quot;; &quot;[&quot;; [.MG21]; &quot;,0],&quot;; &quot;[&quot;; [.MH21]; &quot;,0]]&quot;)" office:value-type="string" office:string-value="[[48,0],[49,0],[50,0],[81,0],[0,0]]" calcext:value-type="string">
            <text:p>[[48,0],[49,0],[50,0],[81,0],[0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MK20]" office:value-type="float" office:value="50" calcext:value-type="float">
            <text:p>50</text:p>
          </table:table-cell>
          <table:table-cell table:formula="of:=[.ML20]" office:value-type="float" office:value="81" calcext:value-type="float">
            <text:p>81</text:p>
          </table:table-cell>
          <table:table-cell table:formula="of:=[.MM20]" office:value-type="float" office:value="0" calcext:value-type="float">
            <text:p>0</text:p>
          </table:table-cell>
          <table:table-cell table:formula="of:=[.MN20]" office:value-type="float" office:value="0" calcext:value-type="float">
            <text:p>0</text:p>
          </table:table-cell>
          <table:table-cell table:formula="of:=CONCATENATE(&quot;[[&quot;; [.MK21]; &quot;,0],&quot;; &quot;[&quot;; [.ML21]; &quot;,0],&quot;; &quot;[&quot;; [.MM21]; &quot;,0],&quot;; &quot;[&quot;; [.MN21]; &quot;,0],&quot;; &quot;[&quot;; [.MO21]; &quot;,0]]&quot;)" office:value-type="string" office:string-value="[[49,0],[50,0],[81,0],[0,0],[0,0]]" calcext:value-type="string">
            <text:p>[[49,0],[50,0],[81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R20]" office:value-type="float" office:value="51" calcext:value-type="float">
            <text:p>51</text:p>
          </table:table-cell>
          <table:table-cell table:formula="of:=[.MS20]" office:value-type="float" office:value="80" calcext:value-type="float">
            <text:p>80</text:p>
          </table:table-cell>
          <table:table-cell table:formula="of:=[.MT20]" office:value-type="float" office:value="0" calcext:value-type="float">
            <text:p>0</text:p>
          </table:table-cell>
          <table:table-cell table:formula="of:=[.MU20]" office:value-type="float" office:value="0" calcext:value-type="float">
            <text:p>0</text:p>
          </table:table-cell>
          <table:table-cell table:formula="of:=CONCATENATE(&quot;[[&quot;; [.MR21]; &quot;,0],&quot;; &quot;[&quot;; [.MS21]; &quot;,0],&quot;; &quot;[&quot;; [.MT21]; &quot;,0],&quot;; &quot;[&quot;; [.MU21]; &quot;,0],&quot;; &quot;[&quot;; [.MV21]; &quot;,0]]&quot;)" office:value-type="string" office:string-value="[[26,0],[51,0],[80,0],[0,0],[0,0]]" calcext:value-type="string">
            <text:p>[[26,0],[51,0],[80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Y20]" office:value-type="float" office:value="52" calcext:value-type="float">
            <text:p>52</text:p>
          </table:table-cell>
          <table:table-cell table:formula="of:=[.MZ20]" office:value-type="float" office:value="79" calcext:value-type="float">
            <text:p>79</text:p>
          </table:table-cell>
          <table:table-cell table:formula="of:=[.NA20]" office:value-type="float" office:value="0" calcext:value-type="float">
            <text:p>0</text:p>
          </table:table-cell>
          <table:table-cell table:formula="of:=[.NB20]" office:value-type="float" office:value="0" calcext:value-type="float">
            <text:p>0</text:p>
          </table:table-cell>
          <table:table-cell table:formula="of:=CONCATENATE(&quot;[[&quot;; [.MY21]; &quot;,0],&quot;; &quot;[&quot;; [.MZ21]; &quot;,0],&quot;; &quot;[&quot;; [.NA21]; &quot;,0],&quot;; &quot;[&quot;; [.NB21]; &quot;,0],&quot;; &quot;[&quot;; [.NC21]; &quot;,0]]&quot;)" office:value-type="string" office:string-value="[[25,0],[52,0],[79,0],[0,0],[0,0]]" calcext:value-type="string">
            <text:p>[[25,0],[52,0],[79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NF20]" office:value-type="float" office:value="53" calcext:value-type="float">
            <text:p>53</text:p>
          </table:table-cell>
          <table:table-cell table:formula="of:=[.NG20]" office:value-type="float" office:value="78" calcext:value-type="float">
            <text:p>78</text:p>
          </table:table-cell>
          <table:table-cell table:formula="of:=[.NH20]" office:value-type="float" office:value="0" calcext:value-type="float">
            <text:p>0</text:p>
          </table:table-cell>
          <table:table-cell table:formula="of:=[.NI20]" office:value-type="float" office:value="0" calcext:value-type="float">
            <text:p>0</text:p>
          </table:table-cell>
          <table:table-cell table:formula="of:=CONCATENATE(&quot;[[&quot;; [.NF21]; &quot;,0],&quot;; &quot;[&quot;; [.NG21]; &quot;,0],&quot;; &quot;[&quot;; [.NH21]; &quot;,0],&quot;; &quot;[&quot;; [.NI21]; &quot;,0],&quot;; &quot;[&quot;; [.NJ21]; &quot;,0]]&quot;)" office:value-type="string" office:string-value="[[24,0],[53,0],[78,0],[0,0],[0,0]]" calcext:value-type="string">
            <text:p>[[24,0],[53,0],[78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NM20]" office:value-type="float" office:value="54" calcext:value-type="float">
            <text:p>54</text:p>
          </table:table-cell>
          <table:table-cell table:formula="of:=[.NN20]" office:value-type="float" office:value="77" calcext:value-type="float">
            <text:p>77</text:p>
          </table:table-cell>
          <table:table-cell table:formula="of:=[.NO20]" office:value-type="float" office:value="0" calcext:value-type="float">
            <text:p>0</text:p>
          </table:table-cell>
          <table:table-cell table:formula="of:=[.NP20]" office:value-type="float" office:value="0" calcext:value-type="float">
            <text:p>0</text:p>
          </table:table-cell>
          <table:table-cell table:formula="of:=CONCATENATE(&quot;[[&quot;; [.NM21]; &quot;,0],&quot;; &quot;[&quot;; [.NN21]; &quot;,0],&quot;; &quot;[&quot;; [.NO21]; &quot;,0],&quot;; &quot;[&quot;; [.NP21]; &quot;,0],&quot;; &quot;[&quot;; [.NQ21]; &quot;,0]]&quot;)" office:value-type="string" office:string-value="[[23,0],[54,0],[77,0],[0,0],[0,0]]" calcext:value-type="string">
            <text:p>[[23,0],[54,0],[77,0],[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NT20]" office:value-type="float" office:value="55" calcext:value-type="float">
            <text:p>55</text:p>
          </table:table-cell>
          <table:table-cell table:formula="of:=[.NU20]" office:value-type="float" office:value="76" calcext:value-type="float">
            <text:p>76</text:p>
          </table:table-cell>
          <table:table-cell table:formula="of:=[.NV20]" office:value-type="float" office:value="0" calcext:value-type="float">
            <text:p>0</text:p>
          </table:table-cell>
          <table:table-cell table:formula="of:=[.NW20]" office:value-type="float" office:value="0" calcext:value-type="float">
            <text:p>0</text:p>
          </table:table-cell>
          <table:table-cell table:formula="of:=CONCATENATE(&quot;[[&quot;; [.NT21]; &quot;,0],&quot;; &quot;[&quot;; [.NU21]; &quot;,0],&quot;; &quot;[&quot;; [.NV21]; &quot;,0],&quot;; &quot;[&quot;; [.NW21]; &quot;,0],&quot;; &quot;[&quot;; [.NX21]; &quot;,0]]&quot;)" office:value-type="string" office:string-value="[[22,0],[55,0],[76,0],[0,0],[0,0]]" calcext:value-type="string">
            <text:p>[[22,0],[55,0],[76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A20]" office:value-type="float" office:value="56" calcext:value-type="float">
            <text:p>56</text:p>
          </table:table-cell>
          <table:table-cell table:formula="of:=[.OB20]" office:value-type="float" office:value="75" calcext:value-type="float">
            <text:p>75</text:p>
          </table:table-cell>
          <table:table-cell table:formula="of:=[.OC20]" office:value-type="float" office:value="0" calcext:value-type="float">
            <text:p>0</text:p>
          </table:table-cell>
          <table:table-cell table:formula="of:=[.OD20]" office:value-type="float" office:value="0" calcext:value-type="float">
            <text:p>0</text:p>
          </table:table-cell>
          <table:table-cell table:formula="of:=CONCATENATE(&quot;[[&quot;; [.OA21]; &quot;,0],&quot;; &quot;[&quot;; [.OB21]; &quot;,0],&quot;; &quot;[&quot;; [.OC21]; &quot;,0],&quot;; &quot;[&quot;; [.OD21]; &quot;,0],&quot;; &quot;[&quot;; [.OE21]; &quot;,0]]&quot;)" office:value-type="string" office:string-value="[[21,0],[56,0],[75,0],[0,0],[0,0]]" calcext:value-type="string">
            <text:p>[[21,0],[56,0],[75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OH20]" office:value-type="float" office:value="57" calcext:value-type="float">
            <text:p>57</text:p>
          </table:table-cell>
          <table:table-cell table:formula="of:=[.OI20]" office:value-type="float" office:value="74" calcext:value-type="float">
            <text:p>74</text:p>
          </table:table-cell>
          <table:table-cell table:formula="of:=[.OJ20]" office:value-type="float" office:value="0" calcext:value-type="float">
            <text:p>0</text:p>
          </table:table-cell>
          <table:table-cell table:formula="of:=[.OK20]" office:value-type="float" office:value="0" calcext:value-type="float">
            <text:p>0</text:p>
          </table:table-cell>
          <table:table-cell table:formula="of:=CONCATENATE(&quot;[[&quot;; [.OH21]; &quot;,0],&quot;; &quot;[&quot;; [.OI21]; &quot;,0],&quot;; &quot;[&quot;; [.OJ21]; &quot;,0],&quot;; &quot;[&quot;; [.OK21]; &quot;,0],&quot;; &quot;[&quot;; [.OL21]; &quot;,0]]&quot;)" office:value-type="string" office:string-value="[[58,0],[57,0],[74,0],[0,0],[0,0]]" calcext:value-type="string">
            <text:p>[[58,0],[57,0],[74,0],[0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OO20]" office:value-type="float" office:value="58" calcext:value-type="float">
            <text:p>58</text:p>
          </table:table-cell>
          <table:table-cell table:formula="of:=[.OP20]" office:value-type="float" office:value="57" calcext:value-type="float">
            <text:p>57</text:p>
          </table:table-cell>
          <table:table-cell table:formula="of:=[.OQ20]" office:value-type="float" office:value="74" calcext:value-type="float">
            <text:p>74</text:p>
          </table:table-cell>
          <table:table-cell table:formula="of:=[.OR20]" office:value-type="float" office:value="0" calcext:value-type="float">
            <text:p>0</text:p>
          </table:table-cell>
          <table:table-cell table:formula="of:=CONCATENATE(&quot;[[&quot;; [.OO21]; &quot;,0],&quot;; &quot;[&quot;; [.OP21]; &quot;,0],&quot;; &quot;[&quot;; [.OQ21]; &quot;,0],&quot;; &quot;[&quot;; [.OR21]; &quot;,0],&quot;; &quot;[&quot;; [.OS21]; &quot;,0]]&quot;)" office:value-type="string" office:string-value="[[59,0],[58,0],[57,0],[74,0],[0,0]]" calcext:value-type="string">
            <text:p>[[59,0],[58,0],[57,0],[74,0],[0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V20]" office:value-type="float" office:value="59" calcext:value-type="float">
            <text:p>59</text:p>
          </table:table-cell>
          <table:table-cell table:formula="of:=[.OW20]" office:value-type="float" office:value="58" calcext:value-type="float">
            <text:p>58</text:p>
          </table:table-cell>
          <table:table-cell table:formula="of:=[.OX20]" office:value-type="float" office:value="57" calcext:value-type="float">
            <text:p>57</text:p>
          </table:table-cell>
          <table:table-cell table:formula="of:=[.OY20]" office:value-type="float" office:value="74" calcext:value-type="float">
            <text:p>74</text:p>
          </table:table-cell>
          <table:table-cell table:formula="of:=CONCATENATE(&quot;[[&quot;; [.OV21]; &quot;,0],&quot;; &quot;[&quot;; [.OW21]; &quot;,0],&quot;; &quot;[&quot;; [.OX21]; &quot;,0],&quot;; &quot;[&quot;; [.OY21]; &quot;,0],&quot;; &quot;[&quot;; [.OZ21]; &quot;,0]]&quot;)" office:value-type="string" office:string-value="[[60,0],[59,0],[58,0],[57,0],[74,0]]" calcext:value-type="string">
            <text:p>[[60,0],[59,0],[58,0],[57,0],[74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PC20]" office:value-type="float" office:value="60" calcext:value-type="float">
            <text:p>60</text:p>
          </table:table-cell>
          <table:table-cell table:formula="of:=[.PD20]" office:value-type="float" office:value="59" calcext:value-type="float">
            <text:p>59</text:p>
          </table:table-cell>
          <table:table-cell table:formula="of:=[.PE20]" office:value-type="float" office:value="58" calcext:value-type="float">
            <text:p>58</text:p>
          </table:table-cell>
          <table:table-cell table:formula="of:=[.PF20]" office:value-type="float" office:value="57" calcext:value-type="float">
            <text:p>57</text:p>
          </table:table-cell>
          <table:table-cell table:formula="of:=CONCATENATE(&quot;[[&quot;; [.PC21]; &quot;,0],&quot;; &quot;[&quot;; [.PD21]; &quot;,0],&quot;; &quot;[&quot;; [.PE21]; &quot;,0],&quot;; &quot;[&quot;; [.PF21]; &quot;,0],&quot;; &quot;[&quot;; [.PG21]; &quot;,0]]&quot;)" office:value-type="string" office:string-value="[[61,0],[60,0],[59,0],[58,0],[57,0]]" calcext:value-type="string">
            <text:p>[[61,0],[60,0],[59,0],[58,0],[57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PJ20]" office:value-type="float" office:value="61" calcext:value-type="float">
            <text:p>61</text:p>
          </table:table-cell>
          <table:table-cell table:formula="of:=[.PK20]" office:value-type="float" office:value="60" calcext:value-type="float">
            <text:p>60</text:p>
          </table:table-cell>
          <table:table-cell table:formula="of:=[.PL20]" office:value-type="float" office:value="59" calcext:value-type="float">
            <text:p>59</text:p>
          </table:table-cell>
          <table:table-cell table:formula="of:=[.PM20]" office:value-type="float" office:value="58" calcext:value-type="float">
            <text:p>58</text:p>
          </table:table-cell>
          <table:table-cell table:formula="of:=CONCATENATE(&quot;[[&quot;; [.PJ21]; &quot;,0],&quot;; &quot;[&quot;; [.PK21]; &quot;,0],&quot;; &quot;[&quot;; [.PL21]; &quot;,0],&quot;; &quot;[&quot;; [.PM21]; &quot;,0],&quot;; &quot;[&quot;; [.PN21]; &quot;,0]]&quot;)" office:value-type="string" office:string-value="[[62,0],[61,0],[60,0],[59,0],[58,0]]" calcext:value-type="string">
            <text:p>[[62,0],[61,0],[60,0],[59,0],[58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PQ20]" office:value-type="float" office:value="62" calcext:value-type="float">
            <text:p>62</text:p>
          </table:table-cell>
          <table:table-cell table:formula="of:=[.PR20]" office:value-type="float" office:value="61" calcext:value-type="float">
            <text:p>61</text:p>
          </table:table-cell>
          <table:table-cell table:formula="of:=[.PS20]" office:value-type="float" office:value="60" calcext:value-type="float">
            <text:p>60</text:p>
          </table:table-cell>
          <table:table-cell table:formula="of:=[.PT20]" office:value-type="float" office:value="59" calcext:value-type="float">
            <text:p>59</text:p>
          </table:table-cell>
          <table:table-cell table:formula="of:=CONCATENATE(&quot;[[&quot;; [.PQ21]; &quot;,0],&quot;; &quot;[&quot;; [.PR21]; &quot;,0],&quot;; &quot;[&quot;; [.PS21]; &quot;,0],&quot;; &quot;[&quot;; [.PT21]; &quot;,0],&quot;; &quot;[&quot;; [.PU21]; &quot;,0]]&quot;)" office:value-type="string" office:string-value="[[63,0],[62,0],[61,0],[60,0],[59,0]]" calcext:value-type="string">
            <text:p>[[63,0],[62,0],[61,0],[60,0],[59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X20]" office:value-type="float" office:value="63" calcext:value-type="float">
            <text:p>63</text:p>
          </table:table-cell>
          <table:table-cell table:formula="of:=[.PY20]" office:value-type="float" office:value="62" calcext:value-type="float">
            <text:p>62</text:p>
          </table:table-cell>
          <table:table-cell table:formula="of:=[.PZ20]" office:value-type="float" office:value="61" calcext:value-type="float">
            <text:p>61</text:p>
          </table:table-cell>
          <table:table-cell table:formula="of:=[.QA20]" office:value-type="float" office:value="60" calcext:value-type="float">
            <text:p>60</text:p>
          </table:table-cell>
          <table:table-cell table:formula="of:=CONCATENATE(&quot;[[&quot;; [.PX21]; &quot;,0],&quot;; &quot;[&quot;; [.PY21]; &quot;,0],&quot;; &quot;[&quot;; [.PZ21]; &quot;,0],&quot;; &quot;[&quot;; [.QA21]; &quot;,0],&quot;; &quot;[&quot;; [.QB21]; &quot;,0]]&quot;)" office:value-type="string" office:string-value="[[64,0],[63,0],[62,0],[61,0],[60,0]]" calcext:value-type="string">
            <text:p>[[64,0],[63,0],[62,0],[61,0],[60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QE20]" office:value-type="float" office:value="64" calcext:value-type="float">
            <text:p>64</text:p>
          </table:table-cell>
          <table:table-cell table:formula="of:=[.QF20]" office:value-type="float" office:value="63" calcext:value-type="float">
            <text:p>63</text:p>
          </table:table-cell>
          <table:table-cell table:formula="of:=[.QG20]" office:value-type="float" office:value="62" calcext:value-type="float">
            <text:p>62</text:p>
          </table:table-cell>
          <table:table-cell table:formula="of:=[.QH20]" office:value-type="float" office:value="61" calcext:value-type="float">
            <text:p>61</text:p>
          </table:table-cell>
          <table:table-cell table:formula="of:=CONCATENATE(&quot;[[&quot;; [.QE21]; &quot;,0],&quot;; &quot;[&quot;; [.QF21]; &quot;,0],&quot;; &quot;[&quot;; [.QG21]; &quot;,0],&quot;; &quot;[&quot;; [.QH21]; &quot;,0],&quot;; &quot;[&quot;; [.QI21]; &quot;,0]]&quot;)" office:value-type="string" office:string-value="[[99,0],[64,0],[63,0],[62,0],[61,0]]" calcext:value-type="string">
            <text:p>[[99,0],[64,0],[63,0],[62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0]" office:value-type="float" office:value="65" calcext:value-type="float">
            <text:p>65</text:p>
          </table:table-cell>
          <table:table-cell table:formula="of:=[.QM20]" office:value-type="float" office:value="66" calcext:value-type="float">
            <text:p>66</text:p>
          </table:table-cell>
          <table:table-cell table:formula="of:=[.QN20]" office:value-type="float" office:value="67" calcext:value-type="float">
            <text:p>67</text:p>
          </table:table-cell>
          <table:table-cell table:formula="of:=[.QO20]" office:value-type="float" office:value="68" calcext:value-type="float">
            <text:p>68</text:p>
          </table:table-cell>
          <table:table-cell table:formula="of:=CONCATENATE(&quot;[[&quot;; [.QL21]; &quot;,0],&quot;; &quot;[&quot;; [.QM21]; &quot;,0],&quot;; &quot;[&quot;; [.QN21]; &quot;,0],&quot;; &quot;[&quot;; [.QO21]; &quot;,0],&quot;; &quot;[&quot;; [.QP21]; &quot;,0]]&quot;)" office:value-type="string" office:string-value="[[0,0],[65,0],[66,0],[67,0],[68,0]]" calcext:value-type="string">
            <text:p>[[0,0],[65,0],[66,0],[67,0],[68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QS20]" office:value-type="float" office:value="66" calcext:value-type="float">
            <text:p>66</text:p>
          </table:table-cell>
          <table:table-cell table:formula="of:=[.QT20]" office:value-type="float" office:value="67" calcext:value-type="float">
            <text:p>67</text:p>
          </table:table-cell>
          <table:table-cell table:formula="of:=[.QU20]" office:value-type="float" office:value="68" calcext:value-type="float">
            <text:p>68</text:p>
          </table:table-cell>
          <table:table-cell table:formula="of:=[.QV20]" office:value-type="float" office:value="69" calcext:value-type="float">
            <text:p>69</text:p>
          </table:table-cell>
          <table:table-cell table:formula="of:=CONCATENATE(&quot;[[&quot;; [.QS21]; &quot;,0],&quot;; &quot;[&quot;; [.QT21]; &quot;,0],&quot;; &quot;[&quot;; [.QU21]; &quot;,0],&quot;; &quot;[&quot;; [.QV21]; &quot;,0],&quot;; &quot;[&quot;; [.QW21]; &quot;,0]]&quot;)" office:value-type="string" office:string-value="[[65,0],[66,0],[67,0],[68,0],[69,0]]" calcext:value-type="string">
            <text:p>[[65,0],[66,0],[67,0],[68,0],[69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QZ20]" office:value-type="float" office:value="67" calcext:value-type="float">
            <text:p>67</text:p>
          </table:table-cell>
          <table:table-cell table:formula="of:=[.RA20]" office:value-type="float" office:value="68" calcext:value-type="float">
            <text:p>68</text:p>
          </table:table-cell>
          <table:table-cell table:formula="of:=[.RB20]" office:value-type="float" office:value="69" calcext:value-type="float">
            <text:p>69</text:p>
          </table:table-cell>
          <table:table-cell table:formula="of:=[.RC20]" office:value-type="float" office:value="70" calcext:value-type="float">
            <text:p>70</text:p>
          </table:table-cell>
          <table:table-cell table:formula="of:=CONCATENATE(&quot;[[&quot;; [.QZ21]; &quot;,0],&quot;; &quot;[&quot;; [.RA21]; &quot;,0],&quot;; &quot;[&quot;; [.RB21]; &quot;,0],&quot;; &quot;[&quot;; [.RC21]; &quot;,0],&quot;; &quot;[&quot;; [.RD21]; &quot;,0]]&quot;)" office:value-type="string" office:string-value="[[66,0],[67,0],[68,0],[69,0],[70,0]]" calcext:value-type="string">
            <text:p>[[66,0],[67,0],[68,0],[69,0],[70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RG20]" office:value-type="float" office:value="68" calcext:value-type="float">
            <text:p>68</text:p>
          </table:table-cell>
          <table:table-cell table:formula="of:=[.RH20]" office:value-type="float" office:value="69" calcext:value-type="float">
            <text:p>69</text:p>
          </table:table-cell>
          <table:table-cell table:formula="of:=[.RI20]" office:value-type="float" office:value="70" calcext:value-type="float">
            <text:p>70</text:p>
          </table:table-cell>
          <table:table-cell table:formula="of:=[.RJ20]" office:value-type="float" office:value="71" calcext:value-type="float">
            <text:p>71</text:p>
          </table:table-cell>
          <table:table-cell table:formula="of:=CONCATENATE(&quot;[[&quot;; [.RG21]; &quot;,0],&quot;; &quot;[&quot;; [.RH21]; &quot;,0],&quot;; &quot;[&quot;; [.RI21]; &quot;,0],&quot;; &quot;[&quot;; [.RJ21]; &quot;,0],&quot;; &quot;[&quot;; [.RK21]; &quot;,0]]&quot;)" office:value-type="string" office:string-value="[[67,0],[68,0],[69,0],[70,0],[71,0]]" calcext:value-type="string">
            <text:p>[[67,0],[68,0],[69,0],[70,0],[71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RN20]" office:value-type="float" office:value="69" calcext:value-type="float">
            <text:p>69</text:p>
          </table:table-cell>
          <table:table-cell table:formula="of:=[.RO20]" office:value-type="float" office:value="70" calcext:value-type="float">
            <text:p>70</text:p>
          </table:table-cell>
          <table:table-cell table:formula="of:=[.RP20]" office:value-type="float" office:value="71" calcext:value-type="float">
            <text:p>71</text:p>
          </table:table-cell>
          <table:table-cell table:formula="of:=[.RQ20]" office:value-type="float" office:value="72" calcext:value-type="float">
            <text:p>72</text:p>
          </table:table-cell>
          <table:table-cell table:formula="of:=CONCATENATE(&quot;[[&quot;; [.RN21]; &quot;,0],&quot;; &quot;[&quot;; [.RO21]; &quot;,0],&quot;; &quot;[&quot;; [.RP21]; &quot;,0],&quot;; &quot;[&quot;; [.RQ21]; &quot;,0],&quot;; &quot;[&quot;; [.RR21]; &quot;,0]]&quot;)" office:value-type="string" office:string-value="[[68,0],[69,0],[70,0],[71,0],[72,0]]" calcext:value-type="string">
            <text:p>[[68,0],[69,0],[70,0],[71,0],[72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RU20]" office:value-type="float" office:value="70" calcext:value-type="float">
            <text:p>70</text:p>
          </table:table-cell>
          <table:table-cell table:formula="of:=[.RV20]" office:value-type="float" office:value="71" calcext:value-type="float">
            <text:p>71</text:p>
          </table:table-cell>
          <table:table-cell table:formula="of:=[.RW20]" office:value-type="float" office:value="72" calcext:value-type="float">
            <text:p>72</text:p>
          </table:table-cell>
          <table:table-cell table:formula="of:=[.RX20]" office:value-type="float" office:value="73" calcext:value-type="float">
            <text:p>73</text:p>
          </table:table-cell>
          <table:table-cell table:formula="of:=CONCATENATE(&quot;[[&quot;; [.RU21]; &quot;,0],&quot;; &quot;[&quot;; [.RV21]; &quot;,0],&quot;; &quot;[&quot;; [.RW21]; &quot;,0],&quot;; &quot;[&quot;; [.RX21]; &quot;,0],&quot;; &quot;[&quot;; [.RY21]; &quot;,0]]&quot;)" office:value-type="string" office:string-value="[[69,0],[70,0],[71,0],[72,0],[73,0]]" calcext:value-type="string">
            <text:p>[[69,0],[70,0],[71,0],[72,0],[73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SB20]" office:value-type="float" office:value="71" calcext:value-type="float">
            <text:p>71</text:p>
          </table:table-cell>
          <table:table-cell table:formula="of:=[.SC20]" office:value-type="float" office:value="72" calcext:value-type="float">
            <text:p>72</text:p>
          </table:table-cell>
          <table:table-cell table:formula="of:=[.SD20]" office:value-type="float" office:value="73" calcext:value-type="float">
            <text:p>73</text:p>
          </table:table-cell>
          <table:table-cell table:formula="of:=[.SE20]" office:value-type="float" office:value="0" calcext:value-type="float">
            <text:p>0</text:p>
          </table:table-cell>
          <table:table-cell table:formula="of:=CONCATENATE(&quot;[[&quot;; [.SB21]; &quot;,0],&quot;; &quot;[&quot;; [.SC21]; &quot;,0],&quot;; &quot;[&quot;; [.SD21]; &quot;,0],&quot;; &quot;[&quot;; [.SE21]; &quot;,0],&quot;; &quot;[&quot;; [.SF21]; &quot;,0]]&quot;)" office:value-type="string" office:string-value="[[70,0],[71,0],[72,0],[73,0],[0,0]]" calcext:value-type="string">
            <text:p>[[70,0],[71,0],[72,0],[73,0],[0,0]]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SI20]" office:value-type="float" office:value="72" calcext:value-type="float">
            <text:p>72</text:p>
          </table:table-cell>
          <table:table-cell table:formula="of:=[.SJ20]" office:value-type="float" office:value="73" calcext:value-type="float">
            <text:p>73</text:p>
          </table:table-cell>
          <table:table-cell table:formula="of:=[.SK20]" office:value-type="float" office:value="0" calcext:value-type="float">
            <text:p>0</text:p>
          </table:table-cell>
          <table:table-cell table:formula="of:=[.SL20]" office:value-type="float" office:value="0" calcext:value-type="float">
            <text:p>0</text:p>
          </table:table-cell>
          <table:table-cell table:formula="of:=CONCATENATE(&quot;[[&quot;; [.SI21]; &quot;,0],&quot;; &quot;[&quot;; [.SJ21]; &quot;,0],&quot;; &quot;[&quot;; [.SK21]; &quot;,0],&quot;; &quot;[&quot;; [.SL21]; &quot;,0],&quot;; &quot;[&quot;; [.SM21]; &quot;,0]]&quot;)" office:value-type="string" office:string-value="[[71,0],[72,0],[73,0],[0,0],[0,0]]" calcext:value-type="string">
            <text:p>[[71,0],[72,0],[73,0],[0,0],[0,0]]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SP20]" office:value-type="float" office:value="73" calcext:value-type="float">
            <text:p>73</text:p>
          </table:table-cell>
          <table:table-cell table:formula="of:=[.SQ20]" office:value-type="float" office:value="0" calcext:value-type="float">
            <text:p>0</text:p>
          </table:table-cell>
          <table:table-cell table:formula="of:=[.SR20]" office:value-type="float" office:value="0" calcext:value-type="float">
            <text:p>0</text:p>
          </table:table-cell>
          <table:table-cell table:formula="of:=[.SS20]" office:value-type="float" office:value="0" calcext:value-type="float">
            <text:p>0</text:p>
          </table:table-cell>
          <table:table-cell table:formula="of:=CONCATENATE(&quot;[[&quot;; [.SP21]; &quot;,0],&quot;; &quot;[&quot;; [.SQ21]; &quot;,0],&quot;; &quot;[&quot;; [.SR21]; &quot;,0],&quot;; &quot;[&quot;; [.SS21]; &quot;,0],&quot;; &quot;[&quot;; [.ST21]; &quot;,0]]&quot;)" office:value-type="string" office:string-value="[[72,0],[73,0],[0,0],[0,0],[0,0]]" calcext:value-type="string">
            <text:p>[[72,0],[73,0],[0,0],[0,0],[0,0]]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W20]" office:value-type="float" office:value="74" calcext:value-type="float">
            <text:p>74</text:p>
          </table:table-cell>
          <table:table-cell table:formula="of:=[.SX20]" office:value-type="float" office:value="0" calcext:value-type="float">
            <text:p>0</text:p>
          </table:table-cell>
          <table:table-cell table:formula="of:=[.SY20]" office:value-type="float" office:value="0" calcext:value-type="float">
            <text:p>0</text:p>
          </table:table-cell>
          <table:table-cell table:formula="of:=[.SZ20]" office:value-type="float" office:value="0" calcext:value-type="float">
            <text:p>0</text:p>
          </table:table-cell>
          <table:table-cell table:formula="of:=CONCATENATE(&quot;[[&quot;; [.SW21]; &quot;,0],&quot;; &quot;[&quot;; [.SX21]; &quot;,0],&quot;; &quot;[&quot;; [.SY21]; &quot;,0],&quot;; &quot;[&quot;; [.SZ21]; &quot;,0],&quot;; &quot;[&quot;; [.TA21]; &quot;,0]]&quot;)" office:value-type="string" office:string-value="[[57,0],[74,0],[0,0],[0,0],[0,0]]" calcext:value-type="string">
            <text:p>[[57,0],[74,0],[0,0],[0,0],[0,0]]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D20]" office:value-type="float" office:value="75" calcext:value-type="float">
            <text:p>75</text:p>
          </table:table-cell>
          <table:table-cell table:formula="of:=[.TE20]" office:value-type="float" office:value="0" calcext:value-type="float">
            <text:p>0</text:p>
          </table:table-cell>
          <table:table-cell table:formula="of:=[.TF20]" office:value-type="float" office:value="0" calcext:value-type="float">
            <text:p>0</text:p>
          </table:table-cell>
          <table:table-cell table:formula="of:=[.TG20]" office:value-type="float" office:value="0" calcext:value-type="float">
            <text:p>0</text:p>
          </table:table-cell>
          <table:table-cell table:formula="of:=CONCATENATE(&quot;[[&quot;; [.TD21]; &quot;,0],&quot;; &quot;[&quot;; [.TE21]; &quot;,0],&quot;; &quot;[&quot;; [.TF21]; &quot;,0],&quot;; &quot;[&quot;; [.TG21]; &quot;,0],&quot;; &quot;[&quot;; [.TH21]; &quot;,0]]&quot;)" office:value-type="string" office:string-value="[[56,0],[75,0],[0,0],[0,0],[0,0]]" calcext:value-type="string">
            <text:p>[[56,0],[75,0],[0,0],[0,0],[0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K20]" office:value-type="float" office:value="76" calcext:value-type="float">
            <text:p>76</text:p>
          </table:table-cell>
          <table:table-cell table:formula="of:=[.TL20]" office:value-type="float" office:value="0" calcext:value-type="float">
            <text:p>0</text:p>
          </table:table-cell>
          <table:table-cell table:formula="of:=[.TM20]" office:value-type="float" office:value="0" calcext:value-type="float">
            <text:p>0</text:p>
          </table:table-cell>
          <table:table-cell table:formula="of:=[.TN20]" office:value-type="float" office:value="0" calcext:value-type="float">
            <text:p>0</text:p>
          </table:table-cell>
          <table:table-cell table:formula="of:=CONCATENATE(&quot;[[&quot;; [.TK21]; &quot;,0],&quot;; &quot;[&quot;; [.TL21]; &quot;,0],&quot;; &quot;[&quot;; [.TM21]; &quot;,0],&quot;; &quot;[&quot;; [.TN21]; &quot;,0],&quot;; &quot;[&quot;; [.TO21]; &quot;,0]]&quot;)" office:value-type="string" office:string-value="[[55,0],[76,0],[0,0],[0,0],[0,0]]" calcext:value-type="string">
            <text:p>[[55,0],[76,0],[0,0],[0,0],[0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R20]" office:value-type="float" office:value="77" calcext:value-type="float">
            <text:p>77</text:p>
          </table:table-cell>
          <table:table-cell table:formula="of:=[.TS20]" office:value-type="float" office:value="0" calcext:value-type="float">
            <text:p>0</text:p>
          </table:table-cell>
          <table:table-cell table:formula="of:=[.TT20]" office:value-type="float" office:value="0" calcext:value-type="float">
            <text:p>0</text:p>
          </table:table-cell>
          <table:table-cell table:formula="of:=[.TU20]" office:value-type="float" office:value="0" calcext:value-type="float">
            <text:p>0</text:p>
          </table:table-cell>
          <table:table-cell table:formula="of:=CONCATENATE(&quot;[[&quot;; [.TR21]; &quot;,0],&quot;; &quot;[&quot;; [.TS21]; &quot;,0],&quot;; &quot;[&quot;; [.TT21]; &quot;,0],&quot;; &quot;[&quot;; [.TU21]; &quot;,0],&quot;; &quot;[&quot;; [.TV21]; &quot;,0]]&quot;)" office:value-type="string" office:string-value="[[54,0],[77,0],[0,0],[0,0],[0,0]]" calcext:value-type="string">
            <text:p>[[54,0],[77,0],[0,0],[0,0],[0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Y20]" office:value-type="float" office:value="78" calcext:value-type="float">
            <text:p>78</text:p>
          </table:table-cell>
          <table:table-cell table:formula="of:=[.TZ20]" office:value-type="float" office:value="0" calcext:value-type="float">
            <text:p>0</text:p>
          </table:table-cell>
          <table:table-cell table:formula="of:=[.UA20]" office:value-type="float" office:value="0" calcext:value-type="float">
            <text:p>0</text:p>
          </table:table-cell>
          <table:table-cell table:formula="of:=[.UB20]" office:value-type="float" office:value="0" calcext:value-type="float">
            <text:p>0</text:p>
          </table:table-cell>
          <table:table-cell table:formula="of:=CONCATENATE(&quot;[[&quot;; [.TY21]; &quot;,0],&quot;; &quot;[&quot;; [.TZ21]; &quot;,0],&quot;; &quot;[&quot;; [.UA21]; &quot;,0],&quot;; &quot;[&quot;; [.UB21]; &quot;,0],&quot;; &quot;[&quot;; [.UC21]; &quot;,0]]&quot;)" office:value-type="string" office:string-value="[[53,0],[78,0],[0,0],[0,0],[0,0]]" calcext:value-type="string">
            <text:p>[[53,0],[78,0],[0,0],[0,0],[0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UF20]" office:value-type="float" office:value="79" calcext:value-type="float">
            <text:p>79</text:p>
          </table:table-cell>
          <table:table-cell table:formula="of:=[.UG20]" office:value-type="float" office:value="0" calcext:value-type="float">
            <text:p>0</text:p>
          </table:table-cell>
          <table:table-cell table:formula="of:=[.UH20]" office:value-type="float" office:value="0" calcext:value-type="float">
            <text:p>0</text:p>
          </table:table-cell>
          <table:table-cell table:formula="of:=[.UI20]" office:value-type="float" office:value="0" calcext:value-type="float">
            <text:p>0</text:p>
          </table:table-cell>
          <table:table-cell table:formula="of:=CONCATENATE(&quot;[[&quot;; [.UF21]; &quot;,0],&quot;; &quot;[&quot;; [.UG21]; &quot;,0],&quot;; &quot;[&quot;; [.UH21]; &quot;,0],&quot;; &quot;[&quot;; [.UI21]; &quot;,0],&quot;; &quot;[&quot;; [.UJ21]; &quot;,0]]&quot;)" office:value-type="string" office:string-value="[[52,0],[79,0],[0,0],[0,0],[0,0]]" calcext:value-type="string">
            <text:p>[[52,0],[79,0],[0,0],[0,0],[0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UM20]" office:value-type="float" office:value="80" calcext:value-type="float">
            <text:p>80</text:p>
          </table:table-cell>
          <table:table-cell table:formula="of:=[.UN20]" office:value-type="float" office:value="0" calcext:value-type="float">
            <text:p>0</text:p>
          </table:table-cell>
          <table:table-cell table:formula="of:=[.UO20]" office:value-type="float" office:value="0" calcext:value-type="float">
            <text:p>0</text:p>
          </table:table-cell>
          <table:table-cell table:formula="of:=[.UP20]" office:value-type="float" office:value="0" calcext:value-type="float">
            <text:p>0</text:p>
          </table:table-cell>
          <table:table-cell table:formula="of:=CONCATENATE(&quot;[[&quot;; [.UM21]; &quot;,0],&quot;; &quot;[&quot;; [.UN21]; &quot;,0],&quot;; &quot;[&quot;; [.UO21]; &quot;,0],&quot;; &quot;[&quot;; [.UP21]; &quot;,0],&quot;; &quot;[&quot;; [.UQ21]; &quot;,0]]&quot;)" office:value-type="string" office:string-value="[[51,0],[80,0],[0,0],[0,0],[0,0]]" calcext:value-type="string">
            <text:p>[[51,0],[80,0],[0,0],[0,0],[0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UT20]" office:value-type="float" office:value="81" calcext:value-type="float">
            <text:p>81</text:p>
          </table:table-cell>
          <table:table-cell table:formula="of:=[.UU20]" office:value-type="float" office:value="0" calcext:value-type="float">
            <text:p>0</text:p>
          </table:table-cell>
          <table:table-cell table:formula="of:=[.UV20]" office:value-type="float" office:value="0" calcext:value-type="float">
            <text:p>0</text:p>
          </table:table-cell>
          <table:table-cell table:formula="of:=[.UW20]" office:value-type="float" office:value="0" calcext:value-type="float">
            <text:p>0</text:p>
          </table:table-cell>
          <table:table-cell table:formula="of:=CONCATENATE(&quot;[[&quot;; [.UT21]; &quot;,0],&quot;; &quot;[&quot;; [.UU21]; &quot;,0],&quot;; &quot;[&quot;; [.UV21]; &quot;,0],&quot;; &quot;[&quot;; [.UW21]; &quot;,0],&quot;; &quot;[&quot;; [.UX21]; &quot;,0]]&quot;)" office:value-type="string" office:string-value="[[50,0],[81,0],[0,0],[0,0],[0,0]]" calcext:value-type="string">
            <text:p>[[50,0],[81,0],[0,0],[0,0],[0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VA20]" office:value-type="float" office:value="82" calcext:value-type="float">
            <text:p>82</text:p>
          </table:table-cell>
          <table:table-cell table:formula="of:=[.VB20]" office:value-type="float" office:value="0" calcext:value-type="float">
            <text:p>0</text:p>
          </table:table-cell>
          <table:table-cell table:formula="of:=[.VC20]" office:value-type="float" office:value="0" calcext:value-type="float">
            <text:p>0</text:p>
          </table:table-cell>
          <table:table-cell table:formula="of:=[.VD20]" office:value-type="float" office:value="0" calcext:value-type="float">
            <text:p>0</text:p>
          </table:table-cell>
          <table:table-cell table:formula="of:=CONCATENATE(&quot;[[&quot;; [.VA21]; &quot;,0],&quot;; &quot;[&quot;; [.VB21]; &quot;,0],&quot;; &quot;[&quot;; [.VC21]; &quot;,0],&quot;; &quot;[&quot;; [.VD21]; &quot;,0],&quot;; &quot;[&quot;; [.VE21]; &quot;,0]]&quot;)" office:value-type="string" office:string-value="[[83,0],[82,0],[0,0],[0,0],[0,0]]" calcext:value-type="string">
            <text:p>[[83,0],[82,0],[0,0],[0,0],[0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VH20]" office:value-type="float" office:value="83" calcext:value-type="float">
            <text:p>83</text:p>
          </table:table-cell>
          <table:table-cell table:formula="of:=[.VI20]" office:value-type="float" office:value="82" calcext:value-type="float">
            <text:p>82</text:p>
          </table:table-cell>
          <table:table-cell table:formula="of:=[.VJ20]" office:value-type="float" office:value="0" calcext:value-type="float">
            <text:p>0</text:p>
          </table:table-cell>
          <table:table-cell table:formula="of:=[.VK20]" office:value-type="float" office:value="0" calcext:value-type="float">
            <text:p>0</text:p>
          </table:table-cell>
          <table:table-cell table:formula="of:=CONCATENATE(&quot;[[&quot;; [.VH21]; &quot;,0],&quot;; &quot;[&quot;; [.VI21]; &quot;,0],&quot;; &quot;[&quot;; [.VJ21]; &quot;,0],&quot;; &quot;[&quot;; [.VK21]; &quot;,0],&quot;; &quot;[&quot;; [.VL21]; &quot;,0]]&quot;)" office:value-type="string" office:string-value="[[84,0],[83,0],[82,0],[0,0],[0,0]]" calcext:value-type="string">
            <text:p>[[84,0],[83,0],[82,0],[0,0],[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VO20]" office:value-type="float" office:value="84" calcext:value-type="float">
            <text:p>84</text:p>
          </table:table-cell>
          <table:table-cell table:formula="of:=[.VP20]" office:value-type="float" office:value="83" calcext:value-type="float">
            <text:p>83</text:p>
          </table:table-cell>
          <table:table-cell table:formula="of:=[.VQ20]" office:value-type="float" office:value="82" calcext:value-type="float">
            <text:p>82</text:p>
          </table:table-cell>
          <table:table-cell table:formula="of:=[.VR20]" office:value-type="float" office:value="0" calcext:value-type="float">
            <text:p>0</text:p>
          </table:table-cell>
          <table:table-cell table:formula="of:=CONCATENATE(&quot;[[&quot;; [.VO21]; &quot;,0],&quot;; &quot;[&quot;; [.VP21]; &quot;,0],&quot;; &quot;[&quot;; [.VQ21]; &quot;,0],&quot;; &quot;[&quot;; [.VR21]; &quot;,0],&quot;; &quot;[&quot;; [.VS21]; &quot;,0]]&quot;)" office:value-type="string" office:string-value="[[85,0],[84,0],[83,0],[82,0],[0,0]]" calcext:value-type="string">
            <text:p>[[85,0],[84,0],[83,0],[82,0],[0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VV20]" office:value-type="float" office:value="85" calcext:value-type="float">
            <text:p>85</text:p>
          </table:table-cell>
          <table:table-cell table:formula="of:=[.VW20]" office:value-type="float" office:value="84" calcext:value-type="float">
            <text:p>84</text:p>
          </table:table-cell>
          <table:table-cell table:formula="of:=[.VX20]" office:value-type="float" office:value="83" calcext:value-type="float">
            <text:p>83</text:p>
          </table:table-cell>
          <table:table-cell table:formula="of:=[.VY20]" office:value-type="float" office:value="82" calcext:value-type="float">
            <text:p>82</text:p>
          </table:table-cell>
          <table:table-cell table:formula="of:=CONCATENATE(&quot;[[&quot;; [.VV21]; &quot;,0],&quot;; &quot;[&quot;; [.VW21]; &quot;,0],&quot;; &quot;[&quot;; [.VX21]; &quot;,0],&quot;; &quot;[&quot;; [.VY21]; &quot;,0],&quot;; &quot;[&quot;; [.VZ21]; &quot;,0]]&quot;)" office:value-type="string" office:string-value="[[86,0],[85,0],[84,0],[83,0],[82,0]]" calcext:value-type="string">
            <text:p>[[86,0],[85,0],[84,0],[83,0],[8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WC20]" office:value-type="float" office:value="86" calcext:value-type="float">
            <text:p>86</text:p>
          </table:table-cell>
          <table:table-cell table:formula="of:=[.WD20]" office:value-type="float" office:value="85" calcext:value-type="float">
            <text:p>85</text:p>
          </table:table-cell>
          <table:table-cell table:formula="of:=[.WE20]" office:value-type="float" office:value="84" calcext:value-type="float">
            <text:p>84</text:p>
          </table:table-cell>
          <table:table-cell table:formula="of:=[.WF20]" office:value-type="float" office:value="83" calcext:value-type="float">
            <text:p>83</text:p>
          </table:table-cell>
          <table:table-cell table:formula="of:=CONCATENATE(&quot;[[&quot;; [.WC21]; &quot;,0],&quot;; &quot;[&quot;; [.WD21]; &quot;,0],&quot;; &quot;[&quot;; [.WE21]; &quot;,0],&quot;; &quot;[&quot;; [.WF21]; &quot;,0],&quot;; &quot;[&quot;; [.WG21]; &quot;,0]]&quot;)" office:value-type="string" office:string-value="[[87,0],[86,0],[85,0],[84,0],[83,0]]" calcext:value-type="string">
            <text:p>[[87,0],[86,0],[85,0],[84,0],[8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WJ20]" office:value-type="float" office:value="87" calcext:value-type="float">
            <text:p>87</text:p>
          </table:table-cell>
          <table:table-cell table:formula="of:=[.WK20]" office:value-type="float" office:value="86" calcext:value-type="float">
            <text:p>86</text:p>
          </table:table-cell>
          <table:table-cell table:formula="of:=[.WL20]" office:value-type="float" office:value="85" calcext:value-type="float">
            <text:p>85</text:p>
          </table:table-cell>
          <table:table-cell table:formula="of:=[.WM20]" office:value-type="float" office:value="84" calcext:value-type="float">
            <text:p>84</text:p>
          </table:table-cell>
          <table:table-cell table:formula="of:=CONCATENATE(&quot;[[&quot;; [.WJ21]; &quot;,0],&quot;; &quot;[&quot;; [.WK21]; &quot;,0],&quot;; &quot;[&quot;; [.WL21]; &quot;,0],&quot;; &quot;[&quot;; [.WM21]; &quot;,0],&quot;; &quot;[&quot;; [.WN21]; &quot;,0]]&quot;)" office:value-type="string" office:string-value="[[88,0],[87,0],[86,0],[85,0],[84,0]]" calcext:value-type="string">
            <text:p>[[88,0],[87,0],[86,0],[85,0],[84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WQ20]" office:value-type="float" office:value="88" calcext:value-type="float">
            <text:p>88</text:p>
          </table:table-cell>
          <table:table-cell table:formula="of:=[.WR20]" office:value-type="float" office:value="87" calcext:value-type="float">
            <text:p>87</text:p>
          </table:table-cell>
          <table:table-cell table:formula="of:=[.WS20]" office:value-type="float" office:value="86" calcext:value-type="float">
            <text:p>86</text:p>
          </table:table-cell>
          <table:table-cell table:formula="of:=[.WT20]" office:value-type="float" office:value="85" calcext:value-type="float">
            <text:p>85</text:p>
          </table:table-cell>
          <table:table-cell table:formula="of:=CONCATENATE(&quot;[[&quot;; [.WQ21]; &quot;,0],&quot;; &quot;[&quot;; [.WR21]; &quot;,0],&quot;; &quot;[&quot;; [.WS21]; &quot;,0],&quot;; &quot;[&quot;; [.WT21]; &quot;,0],&quot;; &quot;[&quot;; [.WU21]; &quot;,0]]&quot;)" office:value-type="string" office:string-value="[[89,0],[88,0],[87,0],[86,0],[85,0]]" calcext:value-type="string">
            <text:p>[[89,0],[88,0],[87,0],[86,0],[85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WX20]" office:value-type="float" office:value="89" calcext:value-type="float">
            <text:p>89</text:p>
          </table:table-cell>
          <table:table-cell table:formula="of:=[.WY20]" office:value-type="float" office:value="88" calcext:value-type="float">
            <text:p>88</text:p>
          </table:table-cell>
          <table:table-cell table:formula="of:=[.WZ20]" office:value-type="float" office:value="87" calcext:value-type="float">
            <text:p>87</text:p>
          </table:table-cell>
          <table:table-cell table:formula="of:=[.XA20]" office:value-type="float" office:value="86" calcext:value-type="float">
            <text:p>86</text:p>
          </table:table-cell>
          <table:table-cell table:formula="of:=CONCATENATE(&quot;[[&quot;; [.WX21]; &quot;,0],&quot;; &quot;[&quot;; [.WY21]; &quot;,0],&quot;; &quot;[&quot;; [.WZ21]; &quot;,0],&quot;; &quot;[&quot;; [.XA21]; &quot;,0],&quot;; &quot;[&quot;; [.XB21]; &quot;,0]]&quot;)" office:value-type="string" office:string-value="[[90,0],[89,0],[88,0],[87,0],[86,0]]" calcext:value-type="string">
            <text:p>[[90,0],[89,0],[88,0],[87,0],[8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0]" office:value-type="float" office:value="90" calcext:value-type="float">
            <text:p>90</text:p>
          </table:table-cell>
          <table:table-cell table:formula="of:=[.XF20]" office:value-type="float" office:value="89" calcext:value-type="float">
            <text:p>89</text:p>
          </table:table-cell>
          <table:table-cell table:formula="of:=[.XG20]" office:value-type="float" office:value="88" calcext:value-type="float">
            <text:p>88</text:p>
          </table:table-cell>
          <table:table-cell table:formula="of:=[.XH20]" office:value-type="float" office:value="87" calcext:value-type="float">
            <text:p>87</text:p>
          </table:table-cell>
          <table:table-cell table:formula="of:=CONCATENATE(&quot;[[&quot;; [.XE21]; &quot;,0],&quot;; &quot;[&quot;; [.XF21]; &quot;,0],&quot;; &quot;[&quot;; [.XG21]; &quot;,0],&quot;; &quot;[&quot;; [.XH21]; &quot;,0],&quot;; &quot;[&quot;; [.XI21]; &quot;,0]]&quot;)" office:value-type="string" office:string-value="[[0,0],[90,0],[89,0],[88,0],[87,0]]" calcext:value-type="string">
            <text:p>[[0,0],[90,0],[89,0],[88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0]" office:value-type="float" office:value="91" calcext:value-type="float">
            <text:p>91</text:p>
          </table:table-cell>
          <table:table-cell table:formula="of:=[.XM20]" office:value-type="float" office:value="90" calcext:value-type="float">
            <text:p>90</text:p>
          </table:table-cell>
          <table:table-cell table:formula="of:=[.XN20]" office:value-type="float" office:value="89" calcext:value-type="float">
            <text:p>89</text:p>
          </table:table-cell>
          <table:table-cell table:formula="of:=[.XO20]" office:value-type="float" office:value="88" calcext:value-type="float">
            <text:p>88</text:p>
          </table:table-cell>
          <table:table-cell table:formula="of:=CONCATENATE(&quot;[[&quot;; [.XL21]; &quot;,0],&quot;; &quot;[&quot;; [.XM21]; &quot;,0],&quot;; &quot;[&quot;; [.XN21]; &quot;,0],&quot;; &quot;[&quot;; [.XO21]; &quot;,0],&quot;; &quot;[&quot;; [.XP21]; &quot;,0]]&quot;)" office:value-type="string" office:string-value="[[0,0],[91,0],[90,0],[89,0],[88,0]]" calcext:value-type="string">
            <text:p>[[0,0],[91,0],[90,0],[89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0]" office:value-type="float" office:value="92" calcext:value-type="float">
            <text:p>92</text:p>
          </table:table-cell>
          <table:table-cell table:formula="of:=[.XT20]" office:value-type="float" office:value="43" calcext:value-type="float">
            <text:p>43</text:p>
          </table:table-cell>
          <table:table-cell table:formula="of:=[.XU20]" office:value-type="float" office:value="44" calcext:value-type="float">
            <text:p>44</text:p>
          </table:table-cell>
          <table:table-cell table:formula="of:=[.XV20]" office:value-type="float" office:value="45" calcext:value-type="float">
            <text:p>45</text:p>
          </table:table-cell>
          <table:table-cell table:formula="of:=CONCATENATE(&quot;[[&quot;; [.XS21]; &quot;,0],&quot;; &quot;[&quot;; [.XT21]; &quot;,0],&quot;; &quot;[&quot;; [.XU21]; &quot;,0],&quot;; &quot;[&quot;; [.XV21]; &quot;,0],&quot;; &quot;[&quot;; [.XW21]; &quot;,0]]&quot;)" office:value-type="string" office:string-value="[[0,0],[92,0],[43,0],[44,0],[45,0]]" calcext:value-type="string">
            <text:p>[[0,0],[92,0],[43,0],[44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0]" office:value-type="float" office:value="93" calcext:value-type="float">
            <text:p>93</text:p>
          </table:table-cell>
          <table:table-cell table:formula="of:=[.YA20]" office:value-type="float" office:value="42" calcext:value-type="float">
            <text:p>42</text:p>
          </table:table-cell>
          <table:table-cell table:formula="of:=[.YB20]" office:value-type="float" office:value="31" calcext:value-type="float">
            <text:p>31</text:p>
          </table:table-cell>
          <table:table-cell table:formula="of:=[.YC20]" office:value-type="float" office:value="30" calcext:value-type="float">
            <text:p>30</text:p>
          </table:table-cell>
          <table:table-cell table:formula="of:=CONCATENATE(&quot;[[&quot;; [.XZ21]; &quot;,0],&quot;; &quot;[&quot;; [.YA21]; &quot;,0],&quot;; &quot;[&quot;; [.YB21]; &quot;,0],&quot;; &quot;[&quot;; [.YC21]; &quot;,0],&quot;; &quot;[&quot;; [.YD21]; &quot;,0]]&quot;)" office:value-type="string" office:string-value="[[0,0],[93,0],[42,0],[31,0],[30,0]]" calcext:value-type="string">
            <text:p>[[0,0],[93,0],[42,0],[31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0]" office:value-type="float" office:value="94" calcext:value-type="float">
            <text:p>94</text:p>
          </table:table-cell>
          <table:table-cell table:formula="of:=[.YH20]" office:value-type="float" office:value="41" calcext:value-type="float">
            <text:p>41</text:p>
          </table:table-cell>
          <table:table-cell table:formula="of:=[.YI20]" office:value-type="float" office:value="32" calcext:value-type="float">
            <text:p>32</text:p>
          </table:table-cell>
          <table:table-cell table:formula="of:=[.YJ20]" office:value-type="float" office:value="7" calcext:value-type="float">
            <text:p>7</text:p>
          </table:table-cell>
          <table:table-cell table:formula="of:=CONCATENATE(&quot;[[&quot;; [.YG21]; &quot;,0],&quot;; &quot;[&quot;; [.YH21]; &quot;,0],&quot;; &quot;[&quot;; [.YI21]; &quot;,0],&quot;; &quot;[&quot;; [.YJ21]; &quot;,0],&quot;; &quot;[&quot;; [.YK21]; &quot;,0]]&quot;)" office:value-type="string" office:string-value="[[0,0],[94,0],[41,0],[32,0],[7,0]]" calcext:value-type="string">
            <text:p>[[0,0],[94,0],[41,0],[32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0]" office:value-type="float" office:value="95" calcext:value-type="float">
            <text:p>95</text:p>
          </table:table-cell>
          <table:table-cell table:formula="of:=[.YO20]" office:value-type="float" office:value="40" calcext:value-type="float">
            <text:p>40</text:p>
          </table:table-cell>
          <table:table-cell table:formula="of:=[.YP20]" office:value-type="float" office:value="33" calcext:value-type="float">
            <text:p>33</text:p>
          </table:table-cell>
          <table:table-cell table:formula="of:=[.YQ20]" office:value-type="float" office:value="6" calcext:value-type="float">
            <text:p>6</text:p>
          </table:table-cell>
          <table:table-cell table:formula="of:=CONCATENATE(&quot;[[&quot;; [.YN21]; &quot;,0],&quot;; &quot;[&quot;; [.YO21]; &quot;,0],&quot;; &quot;[&quot;; [.YP21]; &quot;,0],&quot;; &quot;[&quot;; [.YQ21]; &quot;,0],&quot;; &quot;[&quot;; [.YR21]; &quot;,0]]&quot;)" office:value-type="string" office:string-value="[[0,0],[95,0],[40,0],[33,0],[6,0]]" calcext:value-type="string">
            <text:p>[[0,0],[95,0],[40,0],[33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0]" office:value-type="float" office:value="96" calcext:value-type="float">
            <text:p>96</text:p>
          </table:table-cell>
          <table:table-cell table:formula="of:=[.YV20]" office:value-type="float" office:value="39" calcext:value-type="float">
            <text:p>39</text:p>
          </table:table-cell>
          <table:table-cell table:formula="of:=[.YW20]" office:value-type="float" office:value="34" calcext:value-type="float">
            <text:p>34</text:p>
          </table:table-cell>
          <table:table-cell table:formula="of:=[.YX20]" office:value-type="float" office:value="5" calcext:value-type="float">
            <text:p>5</text:p>
          </table:table-cell>
          <table:table-cell table:formula="of:=CONCATENATE(&quot;[[&quot;; [.YU21]; &quot;,0],&quot;; &quot;[&quot;; [.YV21]; &quot;,0],&quot;; &quot;[&quot;; [.YW21]; &quot;,0],&quot;; &quot;[&quot;; [.YX21]; &quot;,0],&quot;; &quot;[&quot;; [.YY21]; &quot;,0]]&quot;)" office:value-type="string" office:string-value="[[0,0],[96,0],[39,0],[34,0],[5,0]]" calcext:value-type="string">
            <text:p>[[0,0],[96,0],[39,0],[34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0]" office:value-type="float" office:value="97" calcext:value-type="float">
            <text:p>97</text:p>
          </table:table-cell>
          <table:table-cell table:formula="of:=[.ZC20]" office:value-type="float" office:value="38" calcext:value-type="float">
            <text:p>38</text:p>
          </table:table-cell>
          <table:table-cell table:formula="of:=[.ZD20]" office:value-type="float" office:value="35" calcext:value-type="float">
            <text:p>35</text:p>
          </table:table-cell>
          <table:table-cell table:formula="of:=[.ZE20]" office:value-type="float" office:value="16" calcext:value-type="float">
            <text:p>16</text:p>
          </table:table-cell>
          <table:table-cell table:formula="of:=CONCATENATE(&quot;[[&quot;; [.ZB21]; &quot;,0],&quot;; &quot;[&quot;; [.ZC21]; &quot;,0],&quot;; &quot;[&quot;; [.ZD21]; &quot;,0],&quot;; &quot;[&quot;; [.ZE21]; &quot;,0],&quot;; &quot;[&quot;; [.ZF21]; &quot;,0]]&quot;)" office:value-type="string" office:string-value="[[0,0],[97,0],[38,0],[35,0],[16,0]]" calcext:value-type="string">
            <text:p>[[0,0],[97,0],[38,0],[35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0]" office:value-type="float" office:value="98" calcext:value-type="float">
            <text:p>98</text:p>
          </table:table-cell>
          <table:table-cell table:formula="of:=[.ZJ20]" office:value-type="float" office:value="37" calcext:value-type="float">
            <text:p>37</text:p>
          </table:table-cell>
          <table:table-cell table:formula="of:=[.ZK20]" office:value-type="float" office:value="36" calcext:value-type="float">
            <text:p>36</text:p>
          </table:table-cell>
          <table:table-cell table:formula="of:=[.ZL20]" office:value-type="float" office:value="17" calcext:value-type="float">
            <text:p>17</text:p>
          </table:table-cell>
          <table:table-cell table:formula="of:=CONCATENATE(&quot;[[&quot;; [.ZI21]; &quot;,0],&quot;; &quot;[&quot;; [.ZJ21]; &quot;,0],&quot;; &quot;[&quot;; [.ZK21]; &quot;,0],&quot;; &quot;[&quot;; [.ZL21]; &quot;,0],&quot;; &quot;[&quot;; [.ZM21]; &quot;,0]]&quot;)" office:value-type="string" office:string-value="[[0,0],[98,0],[37,0],[36,0],[17,0]]" calcext:value-type="string">
            <text:p>[[0,0],[98,0],[37,0],[36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0]" office:value-type="float" office:value="99" calcext:value-type="float">
            <text:p>99</text:p>
          </table:table-cell>
          <table:table-cell table:formula="of:=[.ZQ20]" office:value-type="float" office:value="64" calcext:value-type="float">
            <text:p>64</text:p>
          </table:table-cell>
          <table:table-cell table:formula="of:=[.ZR20]" office:value-type="float" office:value="63" calcext:value-type="float">
            <text:p>63</text:p>
          </table:table-cell>
          <table:table-cell table:formula="of:=[.ZS20]" office:value-type="float" office:value="62" calcext:value-type="float">
            <text:p>62</text:p>
          </table:table-cell>
          <table:table-cell table:formula="of:=CONCATENATE(&quot;[[&quot;; [.ZP21]; &quot;,0],&quot;; &quot;[&quot;; [.ZQ21]; &quot;,0],&quot;; &quot;[&quot;; [.ZR21]; &quot;,0],&quot;; &quot;[&quot;; [.ZS21]; &quot;,0],&quot;; &quot;[&quot;; [.ZT21]; &quot;,0]]&quot;)" office:value-type="string" office:string-value="[[0,0],[99,0],[64,0],[63,0],[62,0]]" calcext:value-type="string">
            <text:p>[[0,0],[99,0],[64,0],[63,0],[62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5,4,1,12,2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21]" office:value-type="float" office:value="4" calcext:value-type="float">
            <text:p>4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2" calcext:value-type="float">
            <text:p>12</text:p>
          </table:table-cell>
          <table:table-cell table:formula="of:=[.H20]" office:value-type="float" office:value="23" calcext:value-type="float">
            <text:p>23</text:p>
          </table:table-cell>
          <table:table-cell table:formula="of:=CONCATENATE(&quot;[[&quot;; [.F22]; &quot;,0],&quot;; &quot;[&quot;; [.G22]; &quot;,0],&quot;; &quot;[&quot;; [.H22]; &quot;,0],&quot;; &quot;[&quot;; [.I22]; &quot;,0],&quot;; &quot;[&quot;; [.J22]; &quot;,0]]&quot;)" office:value-type="string" office:string-value="[[5,0],[4,0],[1,0],[12,0],[23,0]]" calcext:value-type="string">
            <text:p>[[5,0],[4,0],[1,0],[12,0],[23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M21]" office:value-type="float" office:value="3" calcext:value-type="float">
            <text:p>3</text:p>
          </table:table-cell>
          <table:table-cell table:formula="of:=[.M20]" office:value-type="float" office:value="2" calcext:value-type="float">
            <text:p>2</text:p>
          </table:table-cell>
          <table:table-cell table:formula="of:=[.N20]" office:value-type="float" office:value="11" calcext:value-type="float">
            <text:p>11</text:p>
          </table:table-cell>
          <table:table-cell table:formula="of:=[.O20]" office:value-type="float" office:value="24" calcext:value-type="float">
            <text:p>24</text:p>
          </table:table-cell>
          <table:table-cell table:formula="of:=CONCATENATE(&quot;[[&quot;; [.M22]; &quot;,0],&quot;; &quot;[&quot;; [.N22]; &quot;,0],&quot;; &quot;[&quot;; [.O22]; &quot;,0],&quot;; &quot;[&quot;; [.P22]; &quot;,0],&quot;; &quot;[&quot;; [.Q22]; &quot;,0]]&quot;)" office:value-type="string" office:string-value="[[6,0],[3,0],[2,0],[11,0],[24,0]]" calcext:value-type="string">
            <text:p>[[6,0],[3,0],[2,0],[11,0],[24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21]" office:value-type="float" office:value="2" calcext:value-type="float">
            <text:p>2</text:p>
          </table:table-cell>
          <table:table-cell table:formula="of:=[.T20]" office:value-type="float" office:value="3" calcext:value-type="float">
            <text:p>3</text:p>
          </table:table-cell>
          <table:table-cell table:formula="of:=[.U20]" office:value-type="float" office:value="6" calcext:value-type="float">
            <text:p>6</text:p>
          </table:table-cell>
          <table:table-cell table:formula="of:=[.V20]" office:value-type="float" office:value="33" calcext:value-type="float">
            <text:p>33</text:p>
          </table:table-cell>
          <table:table-cell table:formula="of:=CONCATENATE(&quot;[[&quot;; [.T22]; &quot;,0],&quot;; &quot;[&quot;; [.U22]; &quot;,0],&quot;; &quot;[&quot;; [.V22]; &quot;,0],&quot;; &quot;[&quot;; [.W22]; &quot;,0],&quot;; &quot;[&quot;; [.X22]; &quot;,0]]&quot;)" office:value-type="string" office:string-value="[[9,0],[2,0],[3,0],[6,0],[33,0]]" calcext:value-type="string">
            <text:p>[[9,0],[2,0],[3,0],[6,0],[33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A21]" office:value-type="float" office:value="1" calcext:value-type="float">
            <text:p>1</text:p>
          </table:table-cell>
          <table:table-cell table:formula="of:=[.AA20]" office:value-type="float" office:value="4" calcext:value-type="float">
            <text:p>4</text:p>
          </table:table-cell>
          <table:table-cell table:formula="of:=[.AB20]" office:value-type="float" office:value="5" calcext:value-type="float">
            <text:p>5</text:p>
          </table:table-cell>
          <table:table-cell table:formula="of:=[.AC20]" office:value-type="float" office:value="34" calcext:value-type="float">
            <text:p>34</text:p>
          </table:table-cell>
          <table:table-cell table:formula="of:=CONCATENATE(&quot;[[&quot;; [.AA22]; &quot;,0],&quot;; &quot;[&quot;; [.AB22]; &quot;,0],&quot;; &quot;[&quot;; [.AC22]; &quot;,0],&quot;; &quot;[&quot;; [.AD22]; &quot;,0],&quot;; &quot;[&quot;; [.AE22]; &quot;,0]]&quot;)" office:value-type="string" office:string-value="[[12,0],[1,0],[4,0],[5,0],[34,0]]" calcext:value-type="string">
            <text:p>[[12,0],[1,0],[4,0],[5,0],[34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H21]" office:value-type="float" office:value="4" calcext:value-type="float">
            <text:p>4</text:p>
          </table:table-cell>
          <table:table-cell table:formula="of:=[.AH20]" office:value-type="float" office:value="5" calcext:value-type="float">
            <text:p>5</text:p>
          </table:table-cell>
          <table:table-cell table:formula="of:=[.AI20]" office:value-type="float" office:value="34" calcext:value-type="float">
            <text:p>34</text:p>
          </table:table-cell>
          <table:table-cell table:formula="of:=[.AJ20]" office:value-type="float" office:value="39" calcext:value-type="float">
            <text:p>39</text:p>
          </table:table-cell>
          <table:table-cell table:formula="of:=CONCATENATE(&quot;[[&quot;; [.AH22]; &quot;,0],&quot;; &quot;[&quot;; [.AI22]; &quot;,0],&quot;; &quot;[&quot;; [.AJ22]; &quot;,0],&quot;; &quot;[&quot;; [.AK22]; &quot;,0],&quot;; &quot;[&quot;; [.AL22]; &quot;,0]]&quot;)" office:value-type="string" office:string-value="[[1,0],[4,0],[5,0],[34,0],[39,0]]" calcext:value-type="string">
            <text:p>[[1,0],[4,0],[5,0],[34,0],[3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O21]" office:value-type="float" office:value="3" calcext:value-type="float">
            <text:p>3</text:p>
          </table:table-cell>
          <table:table-cell table:formula="of:=[.AO20]" office:value-type="float" office:value="6" calcext:value-type="float">
            <text:p>6</text:p>
          </table:table-cell>
          <table:table-cell table:formula="of:=[.AP20]" office:value-type="float" office:value="33" calcext:value-type="float">
            <text:p>33</text:p>
          </table:table-cell>
          <table:table-cell table:formula="of:=[.AQ20]" office:value-type="float" office:value="40" calcext:value-type="float">
            <text:p>40</text:p>
          </table:table-cell>
          <table:table-cell table:formula="of:=CONCATENATE(&quot;[[&quot;; [.AO22]; &quot;,0],&quot;; &quot;[&quot;; [.AP22]; &quot;,0],&quot;; &quot;[&quot;; [.AQ22]; &quot;,0],&quot;; &quot;[&quot;; [.AR22]; &quot;,0],&quot;; &quot;[&quot;; [.AS22]; &quot;,0]]&quot;)" office:value-type="string" office:string-value="[[2,0],[3,0],[6,0],[33,0],[40,0]]" calcext:value-type="string">
            <text:p>[[2,0],[3,0],[6,0],[33,0],[4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V21]" office:value-type="float" office:value="32" calcext:value-type="float">
            <text:p>32</text:p>
          </table:table-cell>
          <table:table-cell table:formula="of:=[.AV20]" office:value-type="float" office:value="7" calcext:value-type="float">
            <text:p>7</text:p>
          </table:table-cell>
          <table:table-cell table:formula="of:=[.AW20]" office:value-type="float" office:value="8" calcext:value-type="float">
            <text:p>8</text:p>
          </table:table-cell>
          <table:table-cell table:formula="of:=[.AX20]" office:value-type="float" office:value="9" calcext:value-type="float">
            <text:p>9</text:p>
          </table:table-cell>
          <table:table-cell table:formula="of:=CONCATENATE(&quot;[[&quot;; [.AV22]; &quot;,0],&quot;; &quot;[&quot;; [.AW22]; &quot;,0],&quot;; &quot;[&quot;; [.AX22]; &quot;,0],&quot;; &quot;[&quot;; [.AY22]; &quot;,0],&quot;; &quot;[&quot;; [.AZ22]; &quot;,0]]&quot;)" office:value-type="string" office:string-value="[[41,0],[32,0],[7,0],[8,0],[9,0]]" calcext:value-type="string">
            <text:p>[[41,0],[32,0],[7,0],[8,0],[9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C21]" office:value-type="float" office:value="7" calcext:value-type="float">
            <text:p>7</text:p>
          </table:table-cell>
          <table:table-cell table:formula="of:=[.BC20]" office:value-type="float" office:value="8" calcext:value-type="float">
            <text:p>8</text:p>
          </table:table-cell>
          <table:table-cell table:formula="of:=[.BD20]" office:value-type="float" office:value="9" calcext:value-type="float">
            <text:p>9</text:p>
          </table:table-cell>
          <table:table-cell table:formula="of:=[.BE20]" office:value-type="float" office:value="10" calcext:value-type="float">
            <text:p>10</text:p>
          </table:table-cell>
          <table:table-cell table:formula="of:=CONCATENATE(&quot;[[&quot;; [.BC22]; &quot;,0],&quot;; &quot;[&quot;; [.BD22]; &quot;,0],&quot;; &quot;[&quot;; [.BE22]; &quot;,0],&quot;; &quot;[&quot;; [.BF22]; &quot;,0],&quot;; &quot;[&quot;; [.BG22]; &quot;,0]]&quot;)" office:value-type="string" office:string-value="[[32,0],[7,0],[8,0],[9,0],[10,0]]" calcext:value-type="string">
            <text:p>[[32,0],[7,0],[8,0],[9,0],[1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J21]" office:value-type="float" office:value="8" calcext:value-type="float">
            <text:p>8</text:p>
          </table:table-cell>
          <table:table-cell table:formula="of:=[.BJ20]" office:value-type="float" office:value="9" calcext:value-type="float">
            <text:p>9</text:p>
          </table:table-cell>
          <table:table-cell table:formula="of:=[.BK20]" office:value-type="float" office:value="10" calcext:value-type="float">
            <text:p>10</text:p>
          </table:table-cell>
          <table:table-cell table:formula="of:=[.BL20]" office:value-type="float" office:value="25" calcext:value-type="float">
            <text:p>25</text:p>
          </table:table-cell>
          <table:table-cell table:formula="of:=CONCATENATE(&quot;[[&quot;; [.BJ22]; &quot;,0],&quot;; &quot;[&quot;; [.BK22]; &quot;,0],&quot;; &quot;[&quot;; [.BL22]; &quot;,0],&quot;; &quot;[&quot;; [.BM22]; &quot;,0],&quot;; &quot;[&quot;; [.BN22]; &quot;,0]]&quot;)" office:value-type="string" office:string-value="[[7,0],[8,0],[9,0],[10,0],[25,0]]" calcext:value-type="string">
            <text:p>[[7,0],[8,0],[9,0],[10,0],[25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BQ21]" office:value-type="float" office:value="9" calcext:value-type="float">
            <text:p>9</text:p>
          </table:table-cell>
          <table:table-cell table:formula="of:=[.BQ20]" office:value-type="float" office:value="10" calcext:value-type="float">
            <text:p>10</text:p>
          </table:table-cell>
          <table:table-cell table:formula="of:=[.BR20]" office:value-type="float" office:value="25" calcext:value-type="float">
            <text:p>25</text:p>
          </table:table-cell>
          <table:table-cell table:formula="of:=[.BS20]" office:value-type="float" office:value="52" calcext:value-type="float">
            <text:p>52</text:p>
          </table:table-cell>
          <table:table-cell table:formula="of:=CONCATENATE(&quot;[[&quot;; [.BQ22]; &quot;,0],&quot;; &quot;[&quot;; [.BR22]; &quot;,0],&quot;; &quot;[&quot;; [.BS22]; &quot;,0],&quot;; &quot;[&quot;; [.BT22]; &quot;,0],&quot;; &quot;[&quot;; [.BU22]; &quot;,0]]&quot;)" office:value-type="string" office:string-value="[[8,0],[9,0],[10,0],[25,0],[52,0]]" calcext:value-type="string">
            <text:p>[[8,0],[9,0],[10,0],[25,0],[52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X21]" office:value-type="float" office:value="2" calcext:value-type="float">
            <text:p>2</text:p>
          </table:table-cell>
          <table:table-cell table:formula="of:=[.BX20]" office:value-type="float" office:value="11" calcext:value-type="float">
            <text:p>11</text:p>
          </table:table-cell>
          <table:table-cell table:formula="of:=[.BY20]" office:value-type="float" office:value="24" calcext:value-type="float">
            <text:p>24</text:p>
          </table:table-cell>
          <table:table-cell table:formula="of:=[.BZ20]" office:value-type="float" office:value="53" calcext:value-type="float">
            <text:p>53</text:p>
          </table:table-cell>
          <table:table-cell table:formula="of:=CONCATENATE(&quot;[[&quot;; [.BX22]; &quot;,0],&quot;; &quot;[&quot;; [.BY22]; &quot;,0],&quot;; &quot;[&quot;; [.BZ22]; &quot;,0],&quot;; &quot;[&quot;; [.CA22]; &quot;,0],&quot;; &quot;[&quot;; [.CB22]; &quot;,0]]&quot;)" office:value-type="string" office:string-value="[[3,0],[2,0],[11,0],[24,0],[53,0]]" calcext:value-type="string">
            <text:p>[[3,0],[2,0],[11,0],[24,0],[53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E21]" office:value-type="float" office:value="1" calcext:value-type="float">
            <text:p>1</text:p>
          </table:table-cell>
          <table:table-cell table:formula="of:=[.CE20]" office:value-type="float" office:value="12" calcext:value-type="float">
            <text:p>12</text:p>
          </table:table-cell>
          <table:table-cell table:formula="of:=[.CF20]" office:value-type="float" office:value="23" calcext:value-type="float">
            <text:p>23</text:p>
          </table:table-cell>
          <table:table-cell table:formula="of:=[.CG20]" office:value-type="float" office:value="54" calcext:value-type="float">
            <text:p>54</text:p>
          </table:table-cell>
          <table:table-cell table:formula="of:=CONCATENATE(&quot;[[&quot;; [.CE22]; &quot;,0],&quot;; &quot;[&quot;; [.CF22]; &quot;,0],&quot;; &quot;[&quot;; [.CG22]; &quot;,0],&quot;; &quot;[&quot;; [.CH22]; &quot;,0],&quot;; &quot;[&quot;; [.CI22]; &quot;,0]]&quot;)" office:value-type="string" office:string-value="[[4,0],[1,0],[12,0],[23,0],[54,0]]" calcext:value-type="string">
            <text:p>[[4,0],[1,0],[12,0],[23,0],[54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CL21]" office:value-type="float" office:value="14" calcext:value-type="float">
            <text:p>14</text:p>
          </table:table-cell>
          <table:table-cell table:formula="of:=[.CL20]" office:value-type="float" office:value="13" calcext:value-type="float">
            <text:p>13</text:p>
          </table:table-cell>
          <table:table-cell table:formula="of:=[.CM20]" office:value-type="float" office:value="22" calcext:value-type="float">
            <text:p>22</text:p>
          </table:table-cell>
          <table:table-cell table:formula="of:=[.CN20]" office:value-type="float" office:value="55" calcext:value-type="float">
            <text:p>55</text:p>
          </table:table-cell>
          <table:table-cell table:formula="of:=CONCATENATE(&quot;[[&quot;; [.CL22]; &quot;,0],&quot;; &quot;[&quot;; [.CM22]; &quot;,0],&quot;; &quot;[&quot;; [.CN22]; &quot;,0],&quot;; &quot;[&quot;; [.CO22]; &quot;,0],&quot;; &quot;[&quot;; [.CP22]; &quot;,0]]&quot;)" office:value-type="string" office:string-value="[[15,0],[14,0],[13,0],[22,0],[55,0]]" calcext:value-type="string">
            <text:p>[[15,0],[14,0],[13,0],[22,0],[55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S21]" office:value-type="float" office:value="15" calcext:value-type="float">
            <text:p>15</text:p>
          </table:table-cell>
          <table:table-cell table:formula="of:=[.CS20]" office:value-type="float" office:value="14" calcext:value-type="float">
            <text:p>14</text:p>
          </table:table-cell>
          <table:table-cell table:formula="of:=[.CT20]" office:value-type="float" office:value="13" calcext:value-type="float">
            <text:p>13</text:p>
          </table:table-cell>
          <table:table-cell table:formula="of:=[.CU20]" office:value-type="float" office:value="22" calcext:value-type="float">
            <text:p>22</text:p>
          </table:table-cell>
          <table:table-cell table:formula="of:=CONCATENATE(&quot;[[&quot;; [.CS22]; &quot;,0],&quot;; &quot;[&quot;; [.CT22]; &quot;,0],&quot;; &quot;[&quot;; [.CU22]; &quot;,0],&quot;; &quot;[&quot;; [.CV22]; &quot;,0],&quot;; &quot;[&quot;; [.CW22]; &quot;,0]]&quot;)" office:value-type="string" office:string-value="[[16,0],[15,0],[14,0],[13,0],[22,0]]" calcext:value-type="string">
            <text:p>[[16,0],[15,0],[14,0],[13,0],[22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CZ21]" office:value-type="float" office:value="16" calcext:value-type="float">
            <text:p>16</text:p>
          </table:table-cell>
          <table:table-cell table:formula="of:=[.CZ20]" office:value-type="float" office:value="15" calcext:value-type="float">
            <text:p>15</text:p>
          </table:table-cell>
          <table:table-cell table:formula="of:=[.DA20]" office:value-type="float" office:value="14" calcext:value-type="float">
            <text:p>14</text:p>
          </table:table-cell>
          <table:table-cell table:formula="of:=[.DB20]" office:value-type="float" office:value="13" calcext:value-type="float">
            <text:p>13</text:p>
          </table:table-cell>
          <table:table-cell table:formula="of:=CONCATENATE(&quot;[[&quot;; [.CZ22]; &quot;,0],&quot;; &quot;[&quot;; [.DA22]; &quot;,0],&quot;; &quot;[&quot;; [.DB22]; &quot;,0],&quot;; &quot;[&quot;; [.DC22]; &quot;,0],&quot;; &quot;[&quot;; [.DD22]; &quot;,0]]&quot;)" office:value-type="string" office:string-value="[[35,0],[16,0],[15,0],[14,0],[13,0]]" calcext:value-type="string">
            <text:p>[[35,0],[16,0],[15,0],[14,0],[13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DG21]" office:value-type="float" office:value="35" calcext:value-type="float">
            <text:p>35</text:p>
          </table:table-cell>
          <table:table-cell table:formula="of:=[.DG20]" office:value-type="float" office:value="16" calcext:value-type="float">
            <text:p>16</text:p>
          </table:table-cell>
          <table:table-cell table:formula="of:=[.DH20]" office:value-type="float" office:value="15" calcext:value-type="float">
            <text:p>15</text:p>
          </table:table-cell>
          <table:table-cell table:formula="of:=[.DI20]" office:value-type="float" office:value="14" calcext:value-type="float">
            <text:p>14</text:p>
          </table:table-cell>
          <table:table-cell table:formula="of:=CONCATENATE(&quot;[[&quot;; [.DG22]; &quot;,0],&quot;; &quot;[&quot;; [.DH22]; &quot;,0],&quot;; &quot;[&quot;; [.DI22]; &quot;,0],&quot;; &quot;[&quot;; [.DJ22]; &quot;,0],&quot;; &quot;[&quot;; [.DK22]; &quot;,0]]&quot;)" office:value-type="string" office:string-value="[[38,0],[35,0],[16,0],[15,0],[14,0]]" calcext:value-type="string">
            <text:p>[[38,0],[35,0],[16,0],[15,0],[14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DN21]" office:value-type="float" office:value="36" calcext:value-type="float">
            <text:p>36</text:p>
          </table:table-cell>
          <table:table-cell table:formula="of:=[.DN20]" office:value-type="float" office:value="17" calcext:value-type="float">
            <text:p>17</text:p>
          </table:table-cell>
          <table:table-cell table:formula="of:=[.DO20]" office:value-type="float" office:value="18" calcext:value-type="float">
            <text:p>18</text:p>
          </table:table-cell>
          <table:table-cell table:formula="of:=[.DP20]" office:value-type="float" office:value="19" calcext:value-type="float">
            <text:p>19</text:p>
          </table:table-cell>
          <table:table-cell table:formula="of:=CONCATENATE(&quot;[[&quot;; [.DN22]; &quot;,0],&quot;; &quot;[&quot;; [.DO22]; &quot;,0],&quot;; &quot;[&quot;; [.DP22]; &quot;,0],&quot;; &quot;[&quot;; [.DQ22]; &quot;,0],&quot;; &quot;[&quot;; [.DR22]; &quot;,0]]&quot;)" office:value-type="string" office:string-value="[[37,0],[36,0],[17,0],[18,0],[19,0]]" calcext:value-type="string">
            <text:p>[[37,0],[36,0],[17,0],[18,0],[19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U21]" office:value-type="float" office:value="17" calcext:value-type="float">
            <text:p>17</text:p>
          </table:table-cell>
          <table:table-cell table:formula="of:=[.DU20]" office:value-type="float" office:value="18" calcext:value-type="float">
            <text:p>18</text:p>
          </table:table-cell>
          <table:table-cell table:formula="of:=[.DV20]" office:value-type="float" office:value="19" calcext:value-type="float">
            <text:p>19</text:p>
          </table:table-cell>
          <table:table-cell table:formula="of:=[.DW20]" office:value-type="float" office:value="20" calcext:value-type="float">
            <text:p>20</text:p>
          </table:table-cell>
          <table:table-cell table:formula="of:=CONCATENATE(&quot;[[&quot;; [.DU22]; &quot;,0],&quot;; &quot;[&quot;; [.DV22]; &quot;,0],&quot;; &quot;[&quot;; [.DW22]; &quot;,0],&quot;; &quot;[&quot;; [.DX22]; &quot;,0],&quot;; &quot;[&quot;; [.DY22]; &quot;,0]]&quot;)" office:value-type="string" office:string-value="[[36,0],[17,0],[18,0],[19,0],[20,0]]" calcext:value-type="string">
            <text:p>[[36,0],[17,0],[18,0],[19,0],[2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B21]" office:value-type="float" office:value="18" calcext:value-type="float">
            <text:p>18</text:p>
          </table:table-cell>
          <table:table-cell table:formula="of:=[.EB20]" office:value-type="float" office:value="19" calcext:value-type="float">
            <text:p>19</text:p>
          </table:table-cell>
          <table:table-cell table:formula="of:=[.EC20]" office:value-type="float" office:value="20" calcext:value-type="float">
            <text:p>20</text:p>
          </table:table-cell>
          <table:table-cell table:formula="of:=[.ED20]" office:value-type="float" office:value="21" calcext:value-type="float">
            <text:p>21</text:p>
          </table:table-cell>
          <table:table-cell table:formula="of:=CONCATENATE(&quot;[[&quot;; [.EB22]; &quot;,0],&quot;; &quot;[&quot;; [.EC22]; &quot;,0],&quot;; &quot;[&quot;; [.ED22]; &quot;,0],&quot;; &quot;[&quot;; [.EE22]; &quot;,0],&quot;; &quot;[&quot;; [.EF22]; &quot;,0]]&quot;)" office:value-type="string" office:string-value="[[17,0],[18,0],[19,0],[20,0],[21,0]]" calcext:value-type="string">
            <text:p>[[17,0],[18,0],[19,0],[20,0],[21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I21]" office:value-type="float" office:value="19" calcext:value-type="float">
            <text:p>19</text:p>
          </table:table-cell>
          <table:table-cell table:formula="of:=[.EI20]" office:value-type="float" office:value="20" calcext:value-type="float">
            <text:p>20</text:p>
          </table:table-cell>
          <table:table-cell table:formula="of:=[.EJ20]" office:value-type="float" office:value="21" calcext:value-type="float">
            <text:p>21</text:p>
          </table:table-cell>
          <table:table-cell table:formula="of:=[.EK20]" office:value-type="float" office:value="56" calcext:value-type="float">
            <text:p>56</text:p>
          </table:table-cell>
          <table:table-cell table:formula="of:=CONCATENATE(&quot;[[&quot;; [.EI22]; &quot;,0],&quot;; &quot;[&quot;; [.EJ22]; &quot;,0],&quot;; &quot;[&quot;; [.EK22]; &quot;,0],&quot;; &quot;[&quot;; [.EL22]; &quot;,0],&quot;; &quot;[&quot;; [.EM22]; &quot;,0]]&quot;)" office:value-type="string" office:string-value="[[18,0],[19,0],[20,0],[21,0],[56,0]]" calcext:value-type="string">
            <text:p>[[18,0],[19,0],[20,0],[21,0],[56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EP21]" office:value-type="float" office:value="20" calcext:value-type="float">
            <text:p>20</text:p>
          </table:table-cell>
          <table:table-cell table:formula="of:=[.EP20]" office:value-type="float" office:value="21" calcext:value-type="float">
            <text:p>21</text:p>
          </table:table-cell>
          <table:table-cell table:formula="of:=[.EQ20]" office:value-type="float" office:value="56" calcext:value-type="float">
            <text:p>56</text:p>
          </table:table-cell>
          <table:table-cell table:formula="of:=[.ER20]" office:value-type="float" office:value="75" calcext:value-type="float">
            <text:p>75</text:p>
          </table:table-cell>
          <table:table-cell table:formula="of:=CONCATENATE(&quot;[[&quot;; [.EP22]; &quot;,0],&quot;; &quot;[&quot;; [.EQ22]; &quot;,0],&quot;; &quot;[&quot;; [.ER22]; &quot;,0],&quot;; &quot;[&quot;; [.ES22]; &quot;,0],&quot;; &quot;[&quot;; [.ET22]; &quot;,0]]&quot;)" office:value-type="string" office:string-value="[[19,0],[20,0],[21,0],[56,0],[75,0]]" calcext:value-type="string">
            <text:p>[[19,0],[20,0],[21,0],[56,0],[75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W21]" office:value-type="float" office:value="13" calcext:value-type="float">
            <text:p>13</text:p>
          </table:table-cell>
          <table:table-cell table:formula="of:=[.EW20]" office:value-type="float" office:value="22" calcext:value-type="float">
            <text:p>22</text:p>
          </table:table-cell>
          <table:table-cell table:formula="of:=[.EX20]" office:value-type="float" office:value="55" calcext:value-type="float">
            <text:p>55</text:p>
          </table:table-cell>
          <table:table-cell table:formula="of:=[.EY20]" office:value-type="float" office:value="76" calcext:value-type="float">
            <text:p>76</text:p>
          </table:table-cell>
          <table:table-cell table:formula="of:=CONCATENATE(&quot;[[&quot;; [.EW22]; &quot;,0],&quot;; &quot;[&quot;; [.EX22]; &quot;,0],&quot;; &quot;[&quot;; [.EY22]; &quot;,0],&quot;; &quot;[&quot;; [.EZ22]; &quot;,0],&quot;; &quot;[&quot;; [.FA22]; &quot;,0]]&quot;)" office:value-type="string" office:string-value="[[14,0],[13,0],[22,0],[55,0],[76,0]]" calcext:value-type="string">
            <text:p>[[14,0],[13,0],[22,0],[55,0],[76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D21]" office:value-type="float" office:value="12" calcext:value-type="float">
            <text:p>12</text:p>
          </table:table-cell>
          <table:table-cell table:formula="of:=[.FD20]" office:value-type="float" office:value="23" calcext:value-type="float">
            <text:p>23</text:p>
          </table:table-cell>
          <table:table-cell table:formula="of:=[.FE20]" office:value-type="float" office:value="54" calcext:value-type="float">
            <text:p>54</text:p>
          </table:table-cell>
          <table:table-cell table:formula="of:=[.FF20]" office:value-type="float" office:value="77" calcext:value-type="float">
            <text:p>77</text:p>
          </table:table-cell>
          <table:table-cell table:formula="of:=CONCATENATE(&quot;[[&quot;; [.FD22]; &quot;,0],&quot;; &quot;[&quot;; [.FE22]; &quot;,0],&quot;; &quot;[&quot;; [.FF22]; &quot;,0],&quot;; &quot;[&quot;; [.FG22]; &quot;,0],&quot;; &quot;[&quot;; [.FH22]; &quot;,0]]&quot;)" office:value-type="string" office:string-value="[[1,0],[12,0],[23,0],[54,0],[77,0]]" calcext:value-type="string">
            <text:p>[[1,0],[12,0],[23,0],[54,0],[77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K21]" office:value-type="float" office:value="11" calcext:value-type="float">
            <text:p>11</text:p>
          </table:table-cell>
          <table:table-cell table:formula="of:=[.FK20]" office:value-type="float" office:value="24" calcext:value-type="float">
            <text:p>24</text:p>
          </table:table-cell>
          <table:table-cell table:formula="of:=[.FL20]" office:value-type="float" office:value="53" calcext:value-type="float">
            <text:p>53</text:p>
          </table:table-cell>
          <table:table-cell table:formula="of:=[.FM20]" office:value-type="float" office:value="78" calcext:value-type="float">
            <text:p>78</text:p>
          </table:table-cell>
          <table:table-cell table:formula="of:=CONCATENATE(&quot;[[&quot;; [.FK22]; &quot;,0],&quot;; &quot;[&quot;; [.FL22]; &quot;,0],&quot;; &quot;[&quot;; [.FM22]; &quot;,0],&quot;; &quot;[&quot;; [.FN22]; &quot;,0],&quot;; &quot;[&quot;; [.FO22]; &quot;,0]]&quot;)" office:value-type="string" office:string-value="[[2,0],[11,0],[24,0],[53,0],[78,0]]" calcext:value-type="string">
            <text:p>[[2,0],[11,0],[24,0],[53,0],[78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R21]" office:value-type="float" office:value="10" calcext:value-type="float">
            <text:p>10</text:p>
          </table:table-cell>
          <table:table-cell table:formula="of:=[.FR20]" office:value-type="float" office:value="25" calcext:value-type="float">
            <text:p>25</text:p>
          </table:table-cell>
          <table:table-cell table:formula="of:=[.FS20]" office:value-type="float" office:value="52" calcext:value-type="float">
            <text:p>52</text:p>
          </table:table-cell>
          <table:table-cell table:formula="of:=[.FT20]" office:value-type="float" office:value="79" calcext:value-type="float">
            <text:p>79</text:p>
          </table:table-cell>
          <table:table-cell table:formula="of:=CONCATENATE(&quot;[[&quot;; [.FR22]; &quot;,0],&quot;; &quot;[&quot;; [.FS22]; &quot;,0],&quot;; &quot;[&quot;; [.FT22]; &quot;,0],&quot;; &quot;[&quot;; [.FU22]; &quot;,0],&quot;; &quot;[&quot;; [.FV22]; &quot;,0]]&quot;)" office:value-type="string" office:string-value="[[9,0],[10,0],[25,0],[52,0],[79,0]]" calcext:value-type="string">
            <text:p>[[9,0],[10,0],[25,0],[52,0],[79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Y21]" office:value-type="float" office:value="27" calcext:value-type="float">
            <text:p>27</text:p>
          </table:table-cell>
          <table:table-cell table:formula="of:=[.FY20]" office:value-type="float" office:value="26" calcext:value-type="float">
            <text:p>26</text:p>
          </table:table-cell>
          <table:table-cell table:formula="of:=[.FZ20]" office:value-type="float" office:value="51" calcext:value-type="float">
            <text:p>51</text:p>
          </table:table-cell>
          <table:table-cell table:formula="of:=[.GA20]" office:value-type="float" office:value="80" calcext:value-type="float">
            <text:p>80</text:p>
          </table:table-cell>
          <table:table-cell table:formula="of:=CONCATENATE(&quot;[[&quot;; [.FY22]; &quot;,0],&quot;; &quot;[&quot;; [.FZ22]; &quot;,0],&quot;; &quot;[&quot;; [.GA22]; &quot;,0],&quot;; &quot;[&quot;; [.GB22]; &quot;,0],&quot;; &quot;[&quot;; [.GC22]; &quot;,0]]&quot;)" office:value-type="string" office:string-value="[[28,0],[27,0],[26,0],[51,0],[80,0]]" calcext:value-type="string">
            <text:p>[[28,0],[27,0],[26,0],[51,0],[80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GF21]" office:value-type="float" office:value="28" calcext:value-type="float">
            <text:p>28</text:p>
          </table:table-cell>
          <table:table-cell table:formula="of:=[.GF20]" office:value-type="float" office:value="27" calcext:value-type="float">
            <text:p>27</text:p>
          </table:table-cell>
          <table:table-cell table:formula="of:=[.GG20]" office:value-type="float" office:value="26" calcext:value-type="float">
            <text:p>26</text:p>
          </table:table-cell>
          <table:table-cell table:formula="of:=[.GH20]" office:value-type="float" office:value="51" calcext:value-type="float">
            <text:p>51</text:p>
          </table:table-cell>
          <table:table-cell table:formula="of:=CONCATENATE(&quot;[[&quot;; [.GF22]; &quot;,0],&quot;; &quot;[&quot;; [.GG22]; &quot;,0],&quot;; &quot;[&quot;; [.GH22]; &quot;,0],&quot;; &quot;[&quot;; [.GI22]; &quot;,0],&quot;; &quot;[&quot;; [.GJ22]; &quot;,0]]&quot;)" office:value-type="string" office:string-value="[[29,0],[28,0],[27,0],[26,0],[51,0]]" calcext:value-type="string">
            <text:p>[[29,0],[28,0],[27,0],[26,0],[51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M21]" office:value-type="float" office:value="29" calcext:value-type="float">
            <text:p>29</text:p>
          </table:table-cell>
          <table:table-cell table:formula="of:=[.GM20]" office:value-type="float" office:value="28" calcext:value-type="float">
            <text:p>28</text:p>
          </table:table-cell>
          <table:table-cell table:formula="of:=[.GN20]" office:value-type="float" office:value="27" calcext:value-type="float">
            <text:p>27</text:p>
          </table:table-cell>
          <table:table-cell table:formula="of:=[.GO20]" office:value-type="float" office:value="26" calcext:value-type="float">
            <text:p>26</text:p>
          </table:table-cell>
          <table:table-cell table:formula="of:=CONCATENATE(&quot;[[&quot;; [.GM22]; &quot;,0],&quot;; &quot;[&quot;; [.GN22]; &quot;,0],&quot;; &quot;[&quot;; [.GO22]; &quot;,0],&quot;; &quot;[&quot;; [.GP22]; &quot;,0],&quot;; &quot;[&quot;; [.GQ22]; &quot;,0]]&quot;)" office:value-type="string" office:string-value="[[30,0],[29,0],[28,0],[27,0],[26,0]]" calcext:value-type="string">
            <text:p>[[30,0],[29,0],[28,0],[27,0],[26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T21]" office:value-type="float" office:value="30" calcext:value-type="float">
            <text:p>30</text:p>
          </table:table-cell>
          <table:table-cell table:formula="of:=[.GT20]" office:value-type="float" office:value="29" calcext:value-type="float">
            <text:p>29</text:p>
          </table:table-cell>
          <table:table-cell table:formula="of:=[.GU20]" office:value-type="float" office:value="28" calcext:value-type="float">
            <text:p>28</text:p>
          </table:table-cell>
          <table:table-cell table:formula="of:=[.GV20]" office:value-type="float" office:value="27" calcext:value-type="float">
            <text:p>27</text:p>
          </table:table-cell>
          <table:table-cell table:formula="of:=CONCATENATE(&quot;[[&quot;; [.GT22]; &quot;,0],&quot;; &quot;[&quot;; [.GU22]; &quot;,0],&quot;; &quot;[&quot;; [.GV22]; &quot;,0],&quot;; &quot;[&quot;; [.GW22]; &quot;,0],&quot;; &quot;[&quot;; [.GX22]; &quot;,0]]&quot;)" office:value-type="string" office:string-value="[[31,0],[30,0],[29,0],[28,0],[27,0]]" calcext:value-type="string">
            <text:p>[[31,0],[30,0],[29,0],[28,0],[2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A21]" office:value-type="float" office:value="31" calcext:value-type="float">
            <text:p>31</text:p>
          </table:table-cell>
          <table:table-cell table:formula="of:=[.HA20]" office:value-type="float" office:value="30" calcext:value-type="float">
            <text:p>30</text:p>
          </table:table-cell>
          <table:table-cell table:formula="of:=[.HB20]" office:value-type="float" office:value="29" calcext:value-type="float">
            <text:p>29</text:p>
          </table:table-cell>
          <table:table-cell table:formula="of:=[.HC20]" office:value-type="float" office:value="28" calcext:value-type="float">
            <text:p>28</text:p>
          </table:table-cell>
          <table:table-cell table:formula="of:=CONCATENATE(&quot;[[&quot;; [.HA22]; &quot;,0],&quot;; &quot;[&quot;; [.HB22]; &quot;,0],&quot;; &quot;[&quot;; [.HC22]; &quot;,0],&quot;; &quot;[&quot;; [.HD22]; &quot;,0],&quot;; &quot;[&quot;; [.HE22]; &quot;,0]]&quot;)" office:value-type="string" office:string-value="[[42,0],[31,0],[30,0],[29,0],[28,0]]" calcext:value-type="string">
            <text:p>[[42,0],[31,0],[30,0],[29,0],[28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HH21]" office:value-type="float" office:value="42" calcext:value-type="float">
            <text:p>42</text:p>
          </table:table-cell>
          <table:table-cell table:formula="of:=[.HH20]" office:value-type="float" office:value="31" calcext:value-type="float">
            <text:p>31</text:p>
          </table:table-cell>
          <table:table-cell table:formula="of:=[.HI20]" office:value-type="float" office:value="30" calcext:value-type="float">
            <text:p>30</text:p>
          </table:table-cell>
          <table:table-cell table:formula="of:=[.HJ20]" office:value-type="float" office:value="29" calcext:value-type="float">
            <text:p>29</text:p>
          </table:table-cell>
          <table:table-cell table:formula="of:=CONCATENATE(&quot;[[&quot;; [.HH22]; &quot;,0],&quot;; &quot;[&quot;; [.HI22]; &quot;,0],&quot;; &quot;[&quot;; [.HJ22]; &quot;,0],&quot;; &quot;[&quot;; [.HK22]; &quot;,0],&quot;; &quot;[&quot;; [.HL22]; &quot;,0]]&quot;)" office:value-type="string" office:string-value="[[93,0],[42,0],[31,0],[30,0],[29,0]]" calcext:value-type="string">
            <text:p>[[93,0],[42,0],[31,0],[30,0],[29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HO21]" office:value-type="float" office:value="41" calcext:value-type="float">
            <text:p>41</text:p>
          </table:table-cell>
          <table:table-cell table:formula="of:=[.HO20]" office:value-type="float" office:value="32" calcext:value-type="float">
            <text:p>32</text:p>
          </table:table-cell>
          <table:table-cell table:formula="of:=[.HP20]" office:value-type="float" office:value="7" calcext:value-type="float">
            <text:p>7</text:p>
          </table:table-cell>
          <table:table-cell table:formula="of:=[.HQ20]" office:value-type="float" office:value="8" calcext:value-type="float">
            <text:p>8</text:p>
          </table:table-cell>
          <table:table-cell table:formula="of:=CONCATENATE(&quot;[[&quot;; [.HO22]; &quot;,0],&quot;; &quot;[&quot;; [.HP22]; &quot;,0],&quot;; &quot;[&quot;; [.HQ22]; &quot;,0],&quot;; &quot;[&quot;; [.HR22]; &quot;,0],&quot;; &quot;[&quot;; [.HS22]; &quot;,0]]&quot;)" office:value-type="string" office:string-value="[[94,0],[41,0],[32,0],[7,0],[8,0]]" calcext:value-type="string">
            <text:p>[[94,0],[41,0],[32,0],[7,0],[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HV21]" office:value-type="float" office:value="40" calcext:value-type="float">
            <text:p>40</text:p>
          </table:table-cell>
          <table:table-cell table:formula="of:=[.HV20]" office:value-type="float" office:value="33" calcext:value-type="float">
            <text:p>33</text:p>
          </table:table-cell>
          <table:table-cell table:formula="of:=[.HW20]" office:value-type="float" office:value="6" calcext:value-type="float">
            <text:p>6</text:p>
          </table:table-cell>
          <table:table-cell table:formula="of:=[.HX20]" office:value-type="float" office:value="3" calcext:value-type="float">
            <text:p>3</text:p>
          </table:table-cell>
          <table:table-cell table:formula="of:=CONCATENATE(&quot;[[&quot;; [.HV22]; &quot;,0],&quot;; &quot;[&quot;; [.HW22]; &quot;,0],&quot;; &quot;[&quot;; [.HX22]; &quot;,0],&quot;; &quot;[&quot;; [.HY22]; &quot;,0],&quot;; &quot;[&quot;; [.HZ22]; &quot;,0]]&quot;)" office:value-type="string" office:string-value="[[95,0],[40,0],[33,0],[6,0],[3,0]]" calcext:value-type="string">
            <text:p>[[95,0],[40,0],[33,0],[6,0],[3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IC21]" office:value-type="float" office:value="39" calcext:value-type="float">
            <text:p>39</text:p>
          </table:table-cell>
          <table:table-cell table:formula="of:=[.IC20]" office:value-type="float" office:value="34" calcext:value-type="float">
            <text:p>34</text:p>
          </table:table-cell>
          <table:table-cell table:formula="of:=[.ID20]" office:value-type="float" office:value="5" calcext:value-type="float">
            <text:p>5</text:p>
          </table:table-cell>
          <table:table-cell table:formula="of:=[.IE20]" office:value-type="float" office:value="4" calcext:value-type="float">
            <text:p>4</text:p>
          </table:table-cell>
          <table:table-cell table:formula="of:=CONCATENATE(&quot;[[&quot;; [.IC22]; &quot;,0],&quot;; &quot;[&quot;; [.ID22]; &quot;,0],&quot;; &quot;[&quot;; [.IE22]; &quot;,0],&quot;; &quot;[&quot;; [.IF22]; &quot;,0],&quot;; &quot;[&quot;; [.IG22]; &quot;,0]]&quot;)" office:value-type="string" office:string-value="[[96,0],[39,0],[34,0],[5,0],[4,0]]" calcext:value-type="string">
            <text:p>[[96,0],[39,0],[34,0],[5,0],[4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IJ21]" office:value-type="float" office:value="38" calcext:value-type="float">
            <text:p>38</text:p>
          </table:table-cell>
          <table:table-cell table:formula="of:=[.IJ20]" office:value-type="float" office:value="35" calcext:value-type="float">
            <text:p>35</text:p>
          </table:table-cell>
          <table:table-cell table:formula="of:=[.IK20]" office:value-type="float" office:value="16" calcext:value-type="float">
            <text:p>16</text:p>
          </table:table-cell>
          <table:table-cell table:formula="of:=[.IL20]" office:value-type="float" office:value="15" calcext:value-type="float">
            <text:p>15</text:p>
          </table:table-cell>
          <table:table-cell table:formula="of:=CONCATENATE(&quot;[[&quot;; [.IJ22]; &quot;,0],&quot;; &quot;[&quot;; [.IK22]; &quot;,0],&quot;; &quot;[&quot;; [.IL22]; &quot;,0],&quot;; &quot;[&quot;; [.IM22]; &quot;,0],&quot;; &quot;[&quot;; [.IN22]; &quot;,0]]&quot;)" office:value-type="string" office:string-value="[[97,0],[38,0],[35,0],[16,0],[15,0]]" calcext:value-type="string">
            <text:p>[[97,0],[38,0],[35,0],[16,0],[15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IQ21]" office:value-type="float" office:value="37" calcext:value-type="float">
            <text:p>37</text:p>
          </table:table-cell>
          <table:table-cell table:formula="of:=[.IQ20]" office:value-type="float" office:value="36" calcext:value-type="float">
            <text:p>36</text:p>
          </table:table-cell>
          <table:table-cell table:formula="of:=[.IR20]" office:value-type="float" office:value="17" calcext:value-type="float">
            <text:p>17</text:p>
          </table:table-cell>
          <table:table-cell table:formula="of:=[.IS20]" office:value-type="float" office:value="18" calcext:value-type="float">
            <text:p>18</text:p>
          </table:table-cell>
          <table:table-cell table:formula="of:=CONCATENATE(&quot;[[&quot;; [.IQ22]; &quot;,0],&quot;; &quot;[&quot;; [.IR22]; &quot;,0],&quot;; &quot;[&quot;; [.IS22]; &quot;,0],&quot;; &quot;[&quot;; [.IT22]; &quot;,0],&quot;; &quot;[&quot;; [.IU22]; &quot;,0]]&quot;)" office:value-type="string" office:string-value="[[98,0],[37,0],[36,0],[17,0],[18,0]]" calcext:value-type="string">
            <text:p>[[98,0],[37,0],[36,0],[17,0],[1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1]" office:value-type="float" office:value="98" calcext:value-type="float">
            <text:p>98</text:p>
          </table:table-cell>
          <table:table-cell table:formula="of:=[.IX20]" office:value-type="float" office:value="37" calcext:value-type="float">
            <text:p>37</text:p>
          </table:table-cell>
          <table:table-cell table:formula="of:=[.IY20]" office:value-type="float" office:value="36" calcext:value-type="float">
            <text:p>36</text:p>
          </table:table-cell>
          <table:table-cell table:formula="of:=[.IZ20]" office:value-type="float" office:value="17" calcext:value-type="float">
            <text:p>17</text:p>
          </table:table-cell>
          <table:table-cell table:formula="of:=CONCATENATE(&quot;[[&quot;; [.IX22]; &quot;,0],&quot;; &quot;[&quot;; [.IY22]; &quot;,0],&quot;; &quot;[&quot;; [.IZ22]; &quot;,0],&quot;; &quot;[&quot;; [.JA22]; &quot;,0],&quot;; &quot;[&quot;; [.JB22]; &quot;,0]]&quot;)" office:value-type="string" office:string-value="[[0,0],[98,0],[37,0],[36,0],[17,0]]" calcext:value-type="string">
            <text:p>[[0,0],[98,0],[37,0],[36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1]" office:value-type="float" office:value="97" calcext:value-type="float">
            <text:p>97</text:p>
          </table:table-cell>
          <table:table-cell table:formula="of:=[.JE20]" office:value-type="float" office:value="38" calcext:value-type="float">
            <text:p>38</text:p>
          </table:table-cell>
          <table:table-cell table:formula="of:=[.JF20]" office:value-type="float" office:value="35" calcext:value-type="float">
            <text:p>35</text:p>
          </table:table-cell>
          <table:table-cell table:formula="of:=[.JG20]" office:value-type="float" office:value="16" calcext:value-type="float">
            <text:p>16</text:p>
          </table:table-cell>
          <table:table-cell table:formula="of:=CONCATENATE(&quot;[[&quot;; [.JE22]; &quot;,0],&quot;; &quot;[&quot;; [.JF22]; &quot;,0],&quot;; &quot;[&quot;; [.JG22]; &quot;,0],&quot;; &quot;[&quot;; [.JH22]; &quot;,0],&quot;; &quot;[&quot;; [.JI22]; &quot;,0]]&quot;)" office:value-type="string" office:string-value="[[0,0],[97,0],[38,0],[35,0],[16,0]]" calcext:value-type="string">
            <text:p>[[0,0],[97,0],[38,0],[35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1]" office:value-type="float" office:value="96" calcext:value-type="float">
            <text:p>96</text:p>
          </table:table-cell>
          <table:table-cell table:formula="of:=[.JL20]" office:value-type="float" office:value="39" calcext:value-type="float">
            <text:p>39</text:p>
          </table:table-cell>
          <table:table-cell table:formula="of:=[.JM20]" office:value-type="float" office:value="34" calcext:value-type="float">
            <text:p>34</text:p>
          </table:table-cell>
          <table:table-cell table:formula="of:=[.JN20]" office:value-type="float" office:value="5" calcext:value-type="float">
            <text:p>5</text:p>
          </table:table-cell>
          <table:table-cell table:formula="of:=CONCATENATE(&quot;[[&quot;; [.JL22]; &quot;,0],&quot;; &quot;[&quot;; [.JM22]; &quot;,0],&quot;; &quot;[&quot;; [.JN22]; &quot;,0],&quot;; &quot;[&quot;; [.JO22]; &quot;,0],&quot;; &quot;[&quot;; [.JP22]; &quot;,0]]&quot;)" office:value-type="string" office:string-value="[[0,0],[96,0],[39,0],[34,0],[5,0]]" calcext:value-type="string">
            <text:p>[[0,0],[96,0],[39,0],[34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1]" office:value-type="float" office:value="95" calcext:value-type="float">
            <text:p>95</text:p>
          </table:table-cell>
          <table:table-cell table:formula="of:=[.JS20]" office:value-type="float" office:value="40" calcext:value-type="float">
            <text:p>40</text:p>
          </table:table-cell>
          <table:table-cell table:formula="of:=[.JT20]" office:value-type="float" office:value="33" calcext:value-type="float">
            <text:p>33</text:p>
          </table:table-cell>
          <table:table-cell table:formula="of:=[.JU20]" office:value-type="float" office:value="6" calcext:value-type="float">
            <text:p>6</text:p>
          </table:table-cell>
          <table:table-cell table:formula="of:=CONCATENATE(&quot;[[&quot;; [.JS22]; &quot;,0],&quot;; &quot;[&quot;; [.JT22]; &quot;,0],&quot;; &quot;[&quot;; [.JU22]; &quot;,0],&quot;; &quot;[&quot;; [.JV22]; &quot;,0],&quot;; &quot;[&quot;; [.JW22]; &quot;,0]]&quot;)" office:value-type="string" office:string-value="[[0,0],[95,0],[40,0],[33,0],[6,0]]" calcext:value-type="string">
            <text:p>[[0,0],[95,0],[40,0],[33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1]" office:value-type="float" office:value="94" calcext:value-type="float">
            <text:p>94</text:p>
          </table:table-cell>
          <table:table-cell table:formula="of:=[.JZ20]" office:value-type="float" office:value="41" calcext:value-type="float">
            <text:p>41</text:p>
          </table:table-cell>
          <table:table-cell table:formula="of:=[.KA20]" office:value-type="float" office:value="32" calcext:value-type="float">
            <text:p>32</text:p>
          </table:table-cell>
          <table:table-cell table:formula="of:=[.KB20]" office:value-type="float" office:value="7" calcext:value-type="float">
            <text:p>7</text:p>
          </table:table-cell>
          <table:table-cell table:formula="of:=CONCATENATE(&quot;[[&quot;; [.JZ22]; &quot;,0],&quot;; &quot;[&quot;; [.KA22]; &quot;,0],&quot;; &quot;[&quot;; [.KB22]; &quot;,0],&quot;; &quot;[&quot;; [.KC22]; &quot;,0],&quot;; &quot;[&quot;; [.KD22]; &quot;,0]]&quot;)" office:value-type="string" office:string-value="[[0,0],[94,0],[41,0],[32,0],[7,0]]" calcext:value-type="string">
            <text:p>[[0,0],[94,0],[41,0],[32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1]" office:value-type="float" office:value="93" calcext:value-type="float">
            <text:p>93</text:p>
          </table:table-cell>
          <table:table-cell table:formula="of:=[.KG20]" office:value-type="float" office:value="42" calcext:value-type="float">
            <text:p>42</text:p>
          </table:table-cell>
          <table:table-cell table:formula="of:=[.KH20]" office:value-type="float" office:value="31" calcext:value-type="float">
            <text:p>31</text:p>
          </table:table-cell>
          <table:table-cell table:formula="of:=[.KI20]" office:value-type="float" office:value="30" calcext:value-type="float">
            <text:p>30</text:p>
          </table:table-cell>
          <table:table-cell table:formula="of:=CONCATENATE(&quot;[[&quot;; [.KG22]; &quot;,0],&quot;; &quot;[&quot;; [.KH22]; &quot;,0],&quot;; &quot;[&quot;; [.KI22]; &quot;,0],&quot;; &quot;[&quot;; [.KJ22]; &quot;,0],&quot;; &quot;[&quot;; [.KK22]; &quot;,0]]&quot;)" office:value-type="string" office:string-value="[[0,0],[93,0],[42,0],[31,0],[30,0]]" calcext:value-type="string">
            <text:p>[[0,0],[93,0],[42,0],[31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1]" office:value-type="float" office:value="92" calcext:value-type="float">
            <text:p>92</text:p>
          </table:table-cell>
          <table:table-cell table:formula="of:=[.KN20]" office:value-type="float" office:value="43" calcext:value-type="float">
            <text:p>43</text:p>
          </table:table-cell>
          <table:table-cell table:formula="of:=[.KO20]" office:value-type="float" office:value="44" calcext:value-type="float">
            <text:p>44</text:p>
          </table:table-cell>
          <table:table-cell table:formula="of:=[.KP20]" office:value-type="float" office:value="45" calcext:value-type="float">
            <text:p>45</text:p>
          </table:table-cell>
          <table:table-cell table:formula="of:=CONCATENATE(&quot;[[&quot;; [.KN22]; &quot;,0],&quot;; &quot;[&quot;; [.KO22]; &quot;,0],&quot;; &quot;[&quot;; [.KP22]; &quot;,0],&quot;; &quot;[&quot;; [.KQ22]; &quot;,0],&quot;; &quot;[&quot;; [.KR22]; &quot;,0]]&quot;)" office:value-type="string" office:string-value="[[0,0],[92,0],[43,0],[44,0],[45,0]]" calcext:value-type="string">
            <text:p>[[0,0],[92,0],[43,0],[44,0],[4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KU21]" office:value-type="float" office:value="43" calcext:value-type="float">
            <text:p>43</text:p>
          </table:table-cell>
          <table:table-cell table:formula="of:=[.KU20]" office:value-type="float" office:value="44" calcext:value-type="float">
            <text:p>44</text:p>
          </table:table-cell>
          <table:table-cell table:formula="of:=[.KV20]" office:value-type="float" office:value="45" calcext:value-type="float">
            <text:p>45</text:p>
          </table:table-cell>
          <table:table-cell table:formula="of:=[.KW20]" office:value-type="float" office:value="46" calcext:value-type="float">
            <text:p>46</text:p>
          </table:table-cell>
          <table:table-cell table:formula="of:=CONCATENATE(&quot;[[&quot;; [.KU22]; &quot;,0],&quot;; &quot;[&quot;; [.KV22]; &quot;,0],&quot;; &quot;[&quot;; [.KW22]; &quot;,0],&quot;; &quot;[&quot;; [.KX22]; &quot;,0],&quot;; &quot;[&quot;; [.KY22]; &quot;,0]]&quot;)" office:value-type="string" office:string-value="[[92,0],[43,0],[44,0],[45,0],[46,0]]" calcext:value-type="string">
            <text:p>[[92,0],[43,0],[44,0],[45,0],[46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LB21]" office:value-type="float" office:value="44" calcext:value-type="float">
            <text:p>44</text:p>
          </table:table-cell>
          <table:table-cell table:formula="of:=[.LB20]" office:value-type="float" office:value="45" calcext:value-type="float">
            <text:p>45</text:p>
          </table:table-cell>
          <table:table-cell table:formula="of:=[.LC20]" office:value-type="float" office:value="46" calcext:value-type="float">
            <text:p>46</text:p>
          </table:table-cell>
          <table:table-cell table:formula="of:=[.LD20]" office:value-type="float" office:value="47" calcext:value-type="float">
            <text:p>47</text:p>
          </table:table-cell>
          <table:table-cell table:formula="of:=CONCATENATE(&quot;[[&quot;; [.LB22]; &quot;,0],&quot;; &quot;[&quot;; [.LC22]; &quot;,0],&quot;; &quot;[&quot;; [.LD22]; &quot;,0],&quot;; &quot;[&quot;; [.LE22]; &quot;,0],&quot;; &quot;[&quot;; [.LF22]; &quot;,0]]&quot;)" office:value-type="string" office:string-value="[[43,0],[44,0],[45,0],[46,0],[47,0]]" calcext:value-type="string">
            <text:p>[[43,0],[44,0],[45,0],[46,0],[47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I21]" office:value-type="float" office:value="45" calcext:value-type="float">
            <text:p>45</text:p>
          </table:table-cell>
          <table:table-cell table:formula="of:=[.LI20]" office:value-type="float" office:value="46" calcext:value-type="float">
            <text:p>46</text:p>
          </table:table-cell>
          <table:table-cell table:formula="of:=[.LJ20]" office:value-type="float" office:value="47" calcext:value-type="float">
            <text:p>47</text:p>
          </table:table-cell>
          <table:table-cell table:formula="of:=[.LK20]" office:value-type="float" office:value="48" calcext:value-type="float">
            <text:p>48</text:p>
          </table:table-cell>
          <table:table-cell table:formula="of:=CONCATENATE(&quot;[[&quot;; [.LI22]; &quot;,0],&quot;; &quot;[&quot;; [.LJ22]; &quot;,0],&quot;; &quot;[&quot;; [.LK22]; &quot;,0],&quot;; &quot;[&quot;; [.LL22]; &quot;,0],&quot;; &quot;[&quot;; [.LM22]; &quot;,0]]&quot;)" office:value-type="string" office:string-value="[[44,0],[45,0],[46,0],[47,0],[48,0]]" calcext:value-type="string">
            <text:p>[[44,0],[45,0],[46,0],[47,0],[48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LP21]" office:value-type="float" office:value="46" calcext:value-type="float">
            <text:p>46</text:p>
          </table:table-cell>
          <table:table-cell table:formula="of:=[.LP20]" office:value-type="float" office:value="47" calcext:value-type="float">
            <text:p>47</text:p>
          </table:table-cell>
          <table:table-cell table:formula="of:=[.LQ20]" office:value-type="float" office:value="48" calcext:value-type="float">
            <text:p>48</text:p>
          </table:table-cell>
          <table:table-cell table:formula="of:=[.LR20]" office:value-type="float" office:value="49" calcext:value-type="float">
            <text:p>49</text:p>
          </table:table-cell>
          <table:table-cell table:formula="of:=CONCATENATE(&quot;[[&quot;; [.LP22]; &quot;,0],&quot;; &quot;[&quot;; [.LQ22]; &quot;,0],&quot;; &quot;[&quot;; [.LR22]; &quot;,0],&quot;; &quot;[&quot;; [.LS22]; &quot;,0],&quot;; &quot;[&quot;; [.LT22]; &quot;,0]]&quot;)" office:value-type="string" office:string-value="[[45,0],[46,0],[47,0],[48,0],[49,0]]" calcext:value-type="string">
            <text:p>[[45,0],[46,0],[47,0],[48,0],[49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LW21]" office:value-type="float" office:value="47" calcext:value-type="float">
            <text:p>47</text:p>
          </table:table-cell>
          <table:table-cell table:formula="of:=[.LW20]" office:value-type="float" office:value="48" calcext:value-type="float">
            <text:p>48</text:p>
          </table:table-cell>
          <table:table-cell table:formula="of:=[.LX20]" office:value-type="float" office:value="49" calcext:value-type="float">
            <text:p>49</text:p>
          </table:table-cell>
          <table:table-cell table:formula="of:=[.LY20]" office:value-type="float" office:value="50" calcext:value-type="float">
            <text:p>50</text:p>
          </table:table-cell>
          <table:table-cell table:formula="of:=CONCATENATE(&quot;[[&quot;; [.LW22]; &quot;,0],&quot;; &quot;[&quot;; [.LX22]; &quot;,0],&quot;; &quot;[&quot;; [.LY22]; &quot;,0],&quot;; &quot;[&quot;; [.LZ22]; &quot;,0],&quot;; &quot;[&quot;; [.MA22]; &quot;,0]]&quot;)" office:value-type="string" office:string-value="[[46,0],[47,0],[48,0],[49,0],[50,0]]" calcext:value-type="string">
            <text:p>[[46,0],[47,0],[48,0],[49,0],[5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MD21]" office:value-type="float" office:value="48" calcext:value-type="float">
            <text:p>48</text:p>
          </table:table-cell>
          <table:table-cell table:formula="of:=[.MD20]" office:value-type="float" office:value="49" calcext:value-type="float">
            <text:p>49</text:p>
          </table:table-cell>
          <table:table-cell table:formula="of:=[.ME20]" office:value-type="float" office:value="50" calcext:value-type="float">
            <text:p>50</text:p>
          </table:table-cell>
          <table:table-cell table:formula="of:=[.MF20]" office:value-type="float" office:value="81" calcext:value-type="float">
            <text:p>81</text:p>
          </table:table-cell>
          <table:table-cell table:formula="of:=CONCATENATE(&quot;[[&quot;; [.MD22]; &quot;,0],&quot;; &quot;[&quot;; [.ME22]; &quot;,0],&quot;; &quot;[&quot;; [.MF22]; &quot;,0],&quot;; &quot;[&quot;; [.MG22]; &quot;,0],&quot;; &quot;[&quot;; [.MH22]; &quot;,0]]&quot;)" office:value-type="string" office:string-value="[[47,0],[48,0],[49,0],[50,0],[81,0]]" calcext:value-type="string">
            <text:p>[[47,0],[48,0],[49,0],[50,0],[81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MK21]" office:value-type="float" office:value="49" calcext:value-type="float">
            <text:p>49</text:p>
          </table:table-cell>
          <table:table-cell table:formula="of:=[.MK20]" office:value-type="float" office:value="50" calcext:value-type="float">
            <text:p>50</text:p>
          </table:table-cell>
          <table:table-cell table:formula="of:=[.ML20]" office:value-type="float" office:value="81" calcext:value-type="float">
            <text:p>81</text:p>
          </table:table-cell>
          <table:table-cell table:formula="of:=[.MM20]" office:value-type="float" office:value="0" calcext:value-type="float">
            <text:p>0</text:p>
          </table:table-cell>
          <table:table-cell table:formula="of:=CONCATENATE(&quot;[[&quot;; [.MK22]; &quot;,0],&quot;; &quot;[&quot;; [.ML22]; &quot;,0],&quot;; &quot;[&quot;; [.MM22]; &quot;,0],&quot;; &quot;[&quot;; [.MN22]; &quot;,0],&quot;; &quot;[&quot;; [.MO22]; &quot;,0]]&quot;)" office:value-type="string" office:string-value="[[48,0],[49,0],[50,0],[81,0],[0,0]]" calcext:value-type="string">
            <text:p>[[48,0],[49,0],[50,0],[81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R21]" office:value-type="float" office:value="26" calcext:value-type="float">
            <text:p>26</text:p>
          </table:table-cell>
          <table:table-cell table:formula="of:=[.MR20]" office:value-type="float" office:value="51" calcext:value-type="float">
            <text:p>51</text:p>
          </table:table-cell>
          <table:table-cell table:formula="of:=[.MS20]" office:value-type="float" office:value="80" calcext:value-type="float">
            <text:p>80</text:p>
          </table:table-cell>
          <table:table-cell table:formula="of:=[.MT20]" office:value-type="float" office:value="0" calcext:value-type="float">
            <text:p>0</text:p>
          </table:table-cell>
          <table:table-cell table:formula="of:=CONCATENATE(&quot;[[&quot;; [.MR22]; &quot;,0],&quot;; &quot;[&quot;; [.MS22]; &quot;,0],&quot;; &quot;[&quot;; [.MT22]; &quot;,0],&quot;; &quot;[&quot;; [.MU22]; &quot;,0],&quot;; &quot;[&quot;; [.MV22]; &quot;,0]]&quot;)" office:value-type="string" office:string-value="[[27,0],[26,0],[51,0],[80,0],[0,0]]" calcext:value-type="string">
            <text:p>[[27,0],[26,0],[51,0],[80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Y21]" office:value-type="float" office:value="25" calcext:value-type="float">
            <text:p>25</text:p>
          </table:table-cell>
          <table:table-cell table:formula="of:=[.MY20]" office:value-type="float" office:value="52" calcext:value-type="float">
            <text:p>52</text:p>
          </table:table-cell>
          <table:table-cell table:formula="of:=[.MZ20]" office:value-type="float" office:value="79" calcext:value-type="float">
            <text:p>79</text:p>
          </table:table-cell>
          <table:table-cell table:formula="of:=[.NA20]" office:value-type="float" office:value="0" calcext:value-type="float">
            <text:p>0</text:p>
          </table:table-cell>
          <table:table-cell table:formula="of:=CONCATENATE(&quot;[[&quot;; [.MY22]; &quot;,0],&quot;; &quot;[&quot;; [.MZ22]; &quot;,0],&quot;; &quot;[&quot;; [.NA22]; &quot;,0],&quot;; &quot;[&quot;; [.NB22]; &quot;,0],&quot;; &quot;[&quot;; [.NC22]; &quot;,0]]&quot;)" office:value-type="string" office:string-value="[[10,0],[25,0],[52,0],[79,0],[0,0]]" calcext:value-type="string">
            <text:p>[[10,0],[25,0],[52,0],[79,0],[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NF21]" office:value-type="float" office:value="24" calcext:value-type="float">
            <text:p>24</text:p>
          </table:table-cell>
          <table:table-cell table:formula="of:=[.NF20]" office:value-type="float" office:value="53" calcext:value-type="float">
            <text:p>53</text:p>
          </table:table-cell>
          <table:table-cell table:formula="of:=[.NG20]" office:value-type="float" office:value="78" calcext:value-type="float">
            <text:p>78</text:p>
          </table:table-cell>
          <table:table-cell table:formula="of:=[.NH20]" office:value-type="float" office:value="0" calcext:value-type="float">
            <text:p>0</text:p>
          </table:table-cell>
          <table:table-cell table:formula="of:=CONCATENATE(&quot;[[&quot;; [.NF22]; &quot;,0],&quot;; &quot;[&quot;; [.NG22]; &quot;,0],&quot;; &quot;[&quot;; [.NH22]; &quot;,0],&quot;; &quot;[&quot;; [.NI22]; &quot;,0],&quot;; &quot;[&quot;; [.NJ22]; &quot;,0]]&quot;)" office:value-type="string" office:string-value="[[11,0],[24,0],[53,0],[78,0],[0,0]]" calcext:value-type="string">
            <text:p>[[11,0],[24,0],[53,0],[78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NM21]" office:value-type="float" office:value="23" calcext:value-type="float">
            <text:p>23</text:p>
          </table:table-cell>
          <table:table-cell table:formula="of:=[.NM20]" office:value-type="float" office:value="54" calcext:value-type="float">
            <text:p>54</text:p>
          </table:table-cell>
          <table:table-cell table:formula="of:=[.NN20]" office:value-type="float" office:value="77" calcext:value-type="float">
            <text:p>77</text:p>
          </table:table-cell>
          <table:table-cell table:formula="of:=[.NO20]" office:value-type="float" office:value="0" calcext:value-type="float">
            <text:p>0</text:p>
          </table:table-cell>
          <table:table-cell table:formula="of:=CONCATENATE(&quot;[[&quot;; [.NM22]; &quot;,0],&quot;; &quot;[&quot;; [.NN22]; &quot;,0],&quot;; &quot;[&quot;; [.NO22]; &quot;,0],&quot;; &quot;[&quot;; [.NP22]; &quot;,0],&quot;; &quot;[&quot;; [.NQ22]; &quot;,0]]&quot;)" office:value-type="string" office:string-value="[[12,0],[23,0],[54,0],[77,0],[0,0]]" calcext:value-type="string">
            <text:p>[[12,0],[23,0],[54,0],[77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NT21]" office:value-type="float" office:value="22" calcext:value-type="float">
            <text:p>22</text:p>
          </table:table-cell>
          <table:table-cell table:formula="of:=[.NT20]" office:value-type="float" office:value="55" calcext:value-type="float">
            <text:p>55</text:p>
          </table:table-cell>
          <table:table-cell table:formula="of:=[.NU20]" office:value-type="float" office:value="76" calcext:value-type="float">
            <text:p>76</text:p>
          </table:table-cell>
          <table:table-cell table:formula="of:=[.NV20]" office:value-type="float" office:value="0" calcext:value-type="float">
            <text:p>0</text:p>
          </table:table-cell>
          <table:table-cell table:formula="of:=CONCATENATE(&quot;[[&quot;; [.NT22]; &quot;,0],&quot;; &quot;[&quot;; [.NU22]; &quot;,0],&quot;; &quot;[&quot;; [.NV22]; &quot;,0],&quot;; &quot;[&quot;; [.NW22]; &quot;,0],&quot;; &quot;[&quot;; [.NX22]; &quot;,0]]&quot;)" office:value-type="string" office:string-value="[[13,0],[22,0],[55,0],[76,0],[0,0]]" calcext:value-type="string">
            <text:p>[[13,0],[22,0],[55,0],[76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OA21]" office:value-type="float" office:value="21" calcext:value-type="float">
            <text:p>21</text:p>
          </table:table-cell>
          <table:table-cell table:formula="of:=[.OA20]" office:value-type="float" office:value="56" calcext:value-type="float">
            <text:p>56</text:p>
          </table:table-cell>
          <table:table-cell table:formula="of:=[.OB20]" office:value-type="float" office:value="75" calcext:value-type="float">
            <text:p>75</text:p>
          </table:table-cell>
          <table:table-cell table:formula="of:=[.OC20]" office:value-type="float" office:value="0" calcext:value-type="float">
            <text:p>0</text:p>
          </table:table-cell>
          <table:table-cell table:formula="of:=CONCATENATE(&quot;[[&quot;; [.OA22]; &quot;,0],&quot;; &quot;[&quot;; [.OB22]; &quot;,0],&quot;; &quot;[&quot;; [.OC22]; &quot;,0],&quot;; &quot;[&quot;; [.OD22]; &quot;,0],&quot;; &quot;[&quot;; [.OE22]; &quot;,0]]&quot;)" office:value-type="string" office:string-value="[[20,0],[21,0],[56,0],[75,0],[0,0]]" calcext:value-type="string">
            <text:p>[[20,0],[21,0],[56,0],[75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OH21]" office:value-type="float" office:value="58" calcext:value-type="float">
            <text:p>58</text:p>
          </table:table-cell>
          <table:table-cell table:formula="of:=[.OH20]" office:value-type="float" office:value="57" calcext:value-type="float">
            <text:p>57</text:p>
          </table:table-cell>
          <table:table-cell table:formula="of:=[.OI20]" office:value-type="float" office:value="74" calcext:value-type="float">
            <text:p>74</text:p>
          </table:table-cell>
          <table:table-cell table:formula="of:=[.OJ20]" office:value-type="float" office:value="0" calcext:value-type="float">
            <text:p>0</text:p>
          </table:table-cell>
          <table:table-cell table:formula="of:=CONCATENATE(&quot;[[&quot;; [.OH22]; &quot;,0],&quot;; &quot;[&quot;; [.OI22]; &quot;,0],&quot;; &quot;[&quot;; [.OJ22]; &quot;,0],&quot;; &quot;[&quot;; [.OK22]; &quot;,0],&quot;; &quot;[&quot;; [.OL22]; &quot;,0]]&quot;)" office:value-type="string" office:string-value="[[59,0],[58,0],[57,0],[74,0],[0,0]]" calcext:value-type="string">
            <text:p>[[59,0],[58,0],[57,0],[74,0],[0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O21]" office:value-type="float" office:value="59" calcext:value-type="float">
            <text:p>59</text:p>
          </table:table-cell>
          <table:table-cell table:formula="of:=[.OO20]" office:value-type="float" office:value="58" calcext:value-type="float">
            <text:p>58</text:p>
          </table:table-cell>
          <table:table-cell table:formula="of:=[.OP20]" office:value-type="float" office:value="57" calcext:value-type="float">
            <text:p>57</text:p>
          </table:table-cell>
          <table:table-cell table:formula="of:=[.OQ20]" office:value-type="float" office:value="74" calcext:value-type="float">
            <text:p>74</text:p>
          </table:table-cell>
          <table:table-cell table:formula="of:=CONCATENATE(&quot;[[&quot;; [.OO22]; &quot;,0],&quot;; &quot;[&quot;; [.OP22]; &quot;,0],&quot;; &quot;[&quot;; [.OQ22]; &quot;,0],&quot;; &quot;[&quot;; [.OR22]; &quot;,0],&quot;; &quot;[&quot;; [.OS22]; &quot;,0]]&quot;)" office:value-type="string" office:string-value="[[60,0],[59,0],[58,0],[57,0],[74,0]]" calcext:value-type="string">
            <text:p>[[60,0],[59,0],[58,0],[57,0],[74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OV21]" office:value-type="float" office:value="60" calcext:value-type="float">
            <text:p>60</text:p>
          </table:table-cell>
          <table:table-cell table:formula="of:=[.OV20]" office:value-type="float" office:value="59" calcext:value-type="float">
            <text:p>59</text:p>
          </table:table-cell>
          <table:table-cell table:formula="of:=[.OW20]" office:value-type="float" office:value="58" calcext:value-type="float">
            <text:p>58</text:p>
          </table:table-cell>
          <table:table-cell table:formula="of:=[.OX20]" office:value-type="float" office:value="57" calcext:value-type="float">
            <text:p>57</text:p>
          </table:table-cell>
          <table:table-cell table:formula="of:=CONCATENATE(&quot;[[&quot;; [.OV22]; &quot;,0],&quot;; &quot;[&quot;; [.OW22]; &quot;,0],&quot;; &quot;[&quot;; [.OX22]; &quot;,0],&quot;; &quot;[&quot;; [.OY22]; &quot;,0],&quot;; &quot;[&quot;; [.OZ22]; &quot;,0]]&quot;)" office:value-type="string" office:string-value="[[61,0],[60,0],[59,0],[58,0],[57,0]]" calcext:value-type="string">
            <text:p>[[61,0],[60,0],[59,0],[58,0],[57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PC21]" office:value-type="float" office:value="61" calcext:value-type="float">
            <text:p>61</text:p>
          </table:table-cell>
          <table:table-cell table:formula="of:=[.PC20]" office:value-type="float" office:value="60" calcext:value-type="float">
            <text:p>60</text:p>
          </table:table-cell>
          <table:table-cell table:formula="of:=[.PD20]" office:value-type="float" office:value="59" calcext:value-type="float">
            <text:p>59</text:p>
          </table:table-cell>
          <table:table-cell table:formula="of:=[.PE20]" office:value-type="float" office:value="58" calcext:value-type="float">
            <text:p>58</text:p>
          </table:table-cell>
          <table:table-cell table:formula="of:=CONCATENATE(&quot;[[&quot;; [.PC22]; &quot;,0],&quot;; &quot;[&quot;; [.PD22]; &quot;,0],&quot;; &quot;[&quot;; [.PE22]; &quot;,0],&quot;; &quot;[&quot;; [.PF22]; &quot;,0],&quot;; &quot;[&quot;; [.PG22]; &quot;,0]]&quot;)" office:value-type="string" office:string-value="[[62,0],[61,0],[60,0],[59,0],[58,0]]" calcext:value-type="string">
            <text:p>[[62,0],[61,0],[60,0],[59,0],[58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PJ21]" office:value-type="float" office:value="62" calcext:value-type="float">
            <text:p>62</text:p>
          </table:table-cell>
          <table:table-cell table:formula="of:=[.PJ20]" office:value-type="float" office:value="61" calcext:value-type="float">
            <text:p>61</text:p>
          </table:table-cell>
          <table:table-cell table:formula="of:=[.PK20]" office:value-type="float" office:value="60" calcext:value-type="float">
            <text:p>60</text:p>
          </table:table-cell>
          <table:table-cell table:formula="of:=[.PL20]" office:value-type="float" office:value="59" calcext:value-type="float">
            <text:p>59</text:p>
          </table:table-cell>
          <table:table-cell table:formula="of:=CONCATENATE(&quot;[[&quot;; [.PJ22]; &quot;,0],&quot;; &quot;[&quot;; [.PK22]; &quot;,0],&quot;; &quot;[&quot;; [.PL22]; &quot;,0],&quot;; &quot;[&quot;; [.PM22]; &quot;,0],&quot;; &quot;[&quot;; [.PN22]; &quot;,0]]&quot;)" office:value-type="string" office:string-value="[[63,0],[62,0],[61,0],[60,0],[59,0]]" calcext:value-type="string">
            <text:p>[[63,0],[62,0],[61,0],[60,0],[59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Q21]" office:value-type="float" office:value="63" calcext:value-type="float">
            <text:p>63</text:p>
          </table:table-cell>
          <table:table-cell table:formula="of:=[.PQ20]" office:value-type="float" office:value="62" calcext:value-type="float">
            <text:p>62</text:p>
          </table:table-cell>
          <table:table-cell table:formula="of:=[.PR20]" office:value-type="float" office:value="61" calcext:value-type="float">
            <text:p>61</text:p>
          </table:table-cell>
          <table:table-cell table:formula="of:=[.PS20]" office:value-type="float" office:value="60" calcext:value-type="float">
            <text:p>60</text:p>
          </table:table-cell>
          <table:table-cell table:formula="of:=CONCATENATE(&quot;[[&quot;; [.PQ22]; &quot;,0],&quot;; &quot;[&quot;; [.PR22]; &quot;,0],&quot;; &quot;[&quot;; [.PS22]; &quot;,0],&quot;; &quot;[&quot;; [.PT22]; &quot;,0],&quot;; &quot;[&quot;; [.PU22]; &quot;,0]]&quot;)" office:value-type="string" office:string-value="[[64,0],[63,0],[62,0],[61,0],[60,0]]" calcext:value-type="string">
            <text:p>[[64,0],[63,0],[62,0],[61,0],[60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PX21]" office:value-type="float" office:value="64" calcext:value-type="float">
            <text:p>64</text:p>
          </table:table-cell>
          <table:table-cell table:formula="of:=[.PX20]" office:value-type="float" office:value="63" calcext:value-type="float">
            <text:p>63</text:p>
          </table:table-cell>
          <table:table-cell table:formula="of:=[.PY20]" office:value-type="float" office:value="62" calcext:value-type="float">
            <text:p>62</text:p>
          </table:table-cell>
          <table:table-cell table:formula="of:=[.PZ20]" office:value-type="float" office:value="61" calcext:value-type="float">
            <text:p>61</text:p>
          </table:table-cell>
          <table:table-cell table:formula="of:=CONCATENATE(&quot;[[&quot;; [.PX22]; &quot;,0],&quot;; &quot;[&quot;; [.PY22]; &quot;,0],&quot;; &quot;[&quot;; [.PZ22]; &quot;,0],&quot;; &quot;[&quot;; [.QA22]; &quot;,0],&quot;; &quot;[&quot;; [.QB22]; &quot;,0]]&quot;)" office:value-type="string" office:string-value="[[99,0],[64,0],[63,0],[62,0],[61,0]]" calcext:value-type="string">
            <text:p>[[99,0],[64,0],[63,0],[62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1]" office:value-type="float" office:value="99" calcext:value-type="float">
            <text:p>99</text:p>
          </table:table-cell>
          <table:table-cell table:formula="of:=[.QE20]" office:value-type="float" office:value="64" calcext:value-type="float">
            <text:p>64</text:p>
          </table:table-cell>
          <table:table-cell table:formula="of:=[.QF20]" office:value-type="float" office:value="63" calcext:value-type="float">
            <text:p>63</text:p>
          </table:table-cell>
          <table:table-cell table:formula="of:=[.QG20]" office:value-type="float" office:value="62" calcext:value-type="float">
            <text:p>62</text:p>
          </table:table-cell>
          <table:table-cell table:formula="of:=CONCATENATE(&quot;[[&quot;; [.QE22]; &quot;,0],&quot;; &quot;[&quot;; [.QF22]; &quot;,0],&quot;; &quot;[&quot;; [.QG22]; &quot;,0],&quot;; &quot;[&quot;; [.QH22]; &quot;,0],&quot;; &quot;[&quot;; [.QI22]; &quot;,0]]&quot;)" office:value-type="string" office:string-value="[[0,0],[99,0],[64,0],[63,0],[62,0]]" calcext:value-type="string">
            <text:p>[[0,0],[99,0],[64,0],[63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1]" office:value-type="float" office:value="0" calcext:value-type="float">
            <text:p>0</text:p>
          </table:table-cell>
          <table:table-cell table:formula="of:=[.QL20]" office:value-type="float" office:value="65" calcext:value-type="float">
            <text:p>65</text:p>
          </table:table-cell>
          <table:table-cell table:formula="of:=[.QM20]" office:value-type="float" office:value="66" calcext:value-type="float">
            <text:p>66</text:p>
          </table:table-cell>
          <table:table-cell table:formula="of:=[.QN20]" office:value-type="float" office:value="67" calcext:value-type="float">
            <text:p>67</text:p>
          </table:table-cell>
          <table:table-cell table:formula="of:=CONCATENATE(&quot;[[&quot;; [.QL22]; &quot;,0],&quot;; &quot;[&quot;; [.QM22]; &quot;,0],&quot;; &quot;[&quot;; [.QN22]; &quot;,0],&quot;; &quot;[&quot;; [.QO22]; &quot;,0],&quot;; &quot;[&quot;; [.QP22]; &quot;,0]]&quot;)" office:value-type="string" office:string-value="[[0,0],[0,0],[65,0],[66,0],[67,0]]" calcext:value-type="string">
            <text:p>[[0,0],[0,0],[65,0],[66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21]" office:value-type="float" office:value="65" calcext:value-type="float">
            <text:p>65</text:p>
          </table:table-cell>
          <table:table-cell table:formula="of:=[.QS20]" office:value-type="float" office:value="66" calcext:value-type="float">
            <text:p>66</text:p>
          </table:table-cell>
          <table:table-cell table:formula="of:=[.QT20]" office:value-type="float" office:value="67" calcext:value-type="float">
            <text:p>67</text:p>
          </table:table-cell>
          <table:table-cell table:formula="of:=[.QU20]" office:value-type="float" office:value="68" calcext:value-type="float">
            <text:p>68</text:p>
          </table:table-cell>
          <table:table-cell table:formula="of:=CONCATENATE(&quot;[[&quot;; [.QS22]; &quot;,0],&quot;; &quot;[&quot;; [.QT22]; &quot;,0],&quot;; &quot;[&quot;; [.QU22]; &quot;,0],&quot;; &quot;[&quot;; [.QV22]; &quot;,0],&quot;; &quot;[&quot;; [.QW22]; &quot;,0]]&quot;)" office:value-type="string" office:string-value="[[0,0],[65,0],[66,0],[67,0],[68,0]]" calcext:value-type="string">
            <text:p>[[0,0],[65,0],[66,0],[67,0],[68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QZ21]" office:value-type="float" office:value="66" calcext:value-type="float">
            <text:p>66</text:p>
          </table:table-cell>
          <table:table-cell table:formula="of:=[.QZ20]" office:value-type="float" office:value="67" calcext:value-type="float">
            <text:p>67</text:p>
          </table:table-cell>
          <table:table-cell table:formula="of:=[.RA20]" office:value-type="float" office:value="68" calcext:value-type="float">
            <text:p>68</text:p>
          </table:table-cell>
          <table:table-cell table:formula="of:=[.RB20]" office:value-type="float" office:value="69" calcext:value-type="float">
            <text:p>69</text:p>
          </table:table-cell>
          <table:table-cell table:formula="of:=CONCATENATE(&quot;[[&quot;; [.QZ22]; &quot;,0],&quot;; &quot;[&quot;; [.RA22]; &quot;,0],&quot;; &quot;[&quot;; [.RB22]; &quot;,0],&quot;; &quot;[&quot;; [.RC22]; &quot;,0],&quot;; &quot;[&quot;; [.RD22]; &quot;,0]]&quot;)" office:value-type="string" office:string-value="[[65,0],[66,0],[67,0],[68,0],[69,0]]" calcext:value-type="string">
            <text:p>[[65,0],[66,0],[67,0],[68,0],[69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RG21]" office:value-type="float" office:value="67" calcext:value-type="float">
            <text:p>67</text:p>
          </table:table-cell>
          <table:table-cell table:formula="of:=[.RG20]" office:value-type="float" office:value="68" calcext:value-type="float">
            <text:p>68</text:p>
          </table:table-cell>
          <table:table-cell table:formula="of:=[.RH20]" office:value-type="float" office:value="69" calcext:value-type="float">
            <text:p>69</text:p>
          </table:table-cell>
          <table:table-cell table:formula="of:=[.RI20]" office:value-type="float" office:value="70" calcext:value-type="float">
            <text:p>70</text:p>
          </table:table-cell>
          <table:table-cell table:formula="of:=CONCATENATE(&quot;[[&quot;; [.RG22]; &quot;,0],&quot;; &quot;[&quot;; [.RH22]; &quot;,0],&quot;; &quot;[&quot;; [.RI22]; &quot;,0],&quot;; &quot;[&quot;; [.RJ22]; &quot;,0],&quot;; &quot;[&quot;; [.RK22]; &quot;,0]]&quot;)" office:value-type="string" office:string-value="[[66,0],[67,0],[68,0],[69,0],[70,0]]" calcext:value-type="string">
            <text:p>[[66,0],[67,0],[68,0],[69,0],[70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RN21]" office:value-type="float" office:value="68" calcext:value-type="float">
            <text:p>68</text:p>
          </table:table-cell>
          <table:table-cell table:formula="of:=[.RN20]" office:value-type="float" office:value="69" calcext:value-type="float">
            <text:p>69</text:p>
          </table:table-cell>
          <table:table-cell table:formula="of:=[.RO20]" office:value-type="float" office:value="70" calcext:value-type="float">
            <text:p>70</text:p>
          </table:table-cell>
          <table:table-cell table:formula="of:=[.RP20]" office:value-type="float" office:value="71" calcext:value-type="float">
            <text:p>71</text:p>
          </table:table-cell>
          <table:table-cell table:formula="of:=CONCATENATE(&quot;[[&quot;; [.RN22]; &quot;,0],&quot;; &quot;[&quot;; [.RO22]; &quot;,0],&quot;; &quot;[&quot;; [.RP22]; &quot;,0],&quot;; &quot;[&quot;; [.RQ22]; &quot;,0],&quot;; &quot;[&quot;; [.RR22]; &quot;,0]]&quot;)" office:value-type="string" office:string-value="[[67,0],[68,0],[69,0],[70,0],[71,0]]" calcext:value-type="string">
            <text:p>[[67,0],[68,0],[69,0],[70,0],[71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RU21]" office:value-type="float" office:value="69" calcext:value-type="float">
            <text:p>69</text:p>
          </table:table-cell>
          <table:table-cell table:formula="of:=[.RU20]" office:value-type="float" office:value="70" calcext:value-type="float">
            <text:p>70</text:p>
          </table:table-cell>
          <table:table-cell table:formula="of:=[.RV20]" office:value-type="float" office:value="71" calcext:value-type="float">
            <text:p>71</text:p>
          </table:table-cell>
          <table:table-cell table:formula="of:=[.RW20]" office:value-type="float" office:value="72" calcext:value-type="float">
            <text:p>72</text:p>
          </table:table-cell>
          <table:table-cell table:formula="of:=CONCATENATE(&quot;[[&quot;; [.RU22]; &quot;,0],&quot;; &quot;[&quot;; [.RV22]; &quot;,0],&quot;; &quot;[&quot;; [.RW22]; &quot;,0],&quot;; &quot;[&quot;; [.RX22]; &quot;,0],&quot;; &quot;[&quot;; [.RY22]; &quot;,0]]&quot;)" office:value-type="string" office:string-value="[[68,0],[69,0],[70,0],[71,0],[72,0]]" calcext:value-type="string">
            <text:p>[[68,0],[69,0],[70,0],[71,0],[72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SB21]" office:value-type="float" office:value="70" calcext:value-type="float">
            <text:p>70</text:p>
          </table:table-cell>
          <table:table-cell table:formula="of:=[.SB20]" office:value-type="float" office:value="71" calcext:value-type="float">
            <text:p>71</text:p>
          </table:table-cell>
          <table:table-cell table:formula="of:=[.SC20]" office:value-type="float" office:value="72" calcext:value-type="float">
            <text:p>72</text:p>
          </table:table-cell>
          <table:table-cell table:formula="of:=[.SD20]" office:value-type="float" office:value="73" calcext:value-type="float">
            <text:p>73</text:p>
          </table:table-cell>
          <table:table-cell table:formula="of:=CONCATENATE(&quot;[[&quot;; [.SB22]; &quot;,0],&quot;; &quot;[&quot;; [.SC22]; &quot;,0],&quot;; &quot;[&quot;; [.SD22]; &quot;,0],&quot;; &quot;[&quot;; [.SE22]; &quot;,0],&quot;; &quot;[&quot;; [.SF22]; &quot;,0]]&quot;)" office:value-type="string" office:string-value="[[69,0],[70,0],[71,0],[72,0],[73,0]]" calcext:value-type="string">
            <text:p>[[69,0],[70,0],[71,0],[72,0],[73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SI21]" office:value-type="float" office:value="71" calcext:value-type="float">
            <text:p>71</text:p>
          </table:table-cell>
          <table:table-cell table:formula="of:=[.SI20]" office:value-type="float" office:value="72" calcext:value-type="float">
            <text:p>72</text:p>
          </table:table-cell>
          <table:table-cell table:formula="of:=[.SJ20]" office:value-type="float" office:value="73" calcext:value-type="float">
            <text:p>73</text:p>
          </table:table-cell>
          <table:table-cell table:formula="of:=[.SK20]" office:value-type="float" office:value="0" calcext:value-type="float">
            <text:p>0</text:p>
          </table:table-cell>
          <table:table-cell table:formula="of:=CONCATENATE(&quot;[[&quot;; [.SI22]; &quot;,0],&quot;; &quot;[&quot;; [.SJ22]; &quot;,0],&quot;; &quot;[&quot;; [.SK22]; &quot;,0],&quot;; &quot;[&quot;; [.SL22]; &quot;,0],&quot;; &quot;[&quot;; [.SM22]; &quot;,0]]&quot;)" office:value-type="string" office:string-value="[[70,0],[71,0],[72,0],[73,0],[0,0]]" calcext:value-type="string">
            <text:p>[[70,0],[71,0],[72,0],[73,0],[0,0]]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SP21]" office:value-type="float" office:value="72" calcext:value-type="float">
            <text:p>72</text:p>
          </table:table-cell>
          <table:table-cell table:formula="of:=[.SP20]" office:value-type="float" office:value="73" calcext:value-type="float">
            <text:p>73</text:p>
          </table:table-cell>
          <table:table-cell table:formula="of:=[.SQ20]" office:value-type="float" office:value="0" calcext:value-type="float">
            <text:p>0</text:p>
          </table:table-cell>
          <table:table-cell table:formula="of:=[.SR20]" office:value-type="float" office:value="0" calcext:value-type="float">
            <text:p>0</text:p>
          </table:table-cell>
          <table:table-cell table:formula="of:=CONCATENATE(&quot;[[&quot;; [.SP22]; &quot;,0],&quot;; &quot;[&quot;; [.SQ22]; &quot;,0],&quot;; &quot;[&quot;; [.SR22]; &quot;,0],&quot;; &quot;[&quot;; [.SS22]; &quot;,0],&quot;; &quot;[&quot;; [.ST22]; &quot;,0]]&quot;)" office:value-type="string" office:string-value="[[71,0],[72,0],[73,0],[0,0],[0,0]]" calcext:value-type="string">
            <text:p>[[71,0],[72,0],[73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SW21]" office:value-type="float" office:value="57" calcext:value-type="float">
            <text:p>57</text:p>
          </table:table-cell>
          <table:table-cell table:formula="of:=[.SW20]" office:value-type="float" office:value="74" calcext:value-type="float">
            <text:p>74</text:p>
          </table:table-cell>
          <table:table-cell table:formula="of:=[.SX20]" office:value-type="float" office:value="0" calcext:value-type="float">
            <text:p>0</text:p>
          </table:table-cell>
          <table:table-cell table:formula="of:=[.SY20]" office:value-type="float" office:value="0" calcext:value-type="float">
            <text:p>0</text:p>
          </table:table-cell>
          <table:table-cell table:formula="of:=CONCATENATE(&quot;[[&quot;; [.SW22]; &quot;,0],&quot;; &quot;[&quot;; [.SX22]; &quot;,0],&quot;; &quot;[&quot;; [.SY22]; &quot;,0],&quot;; &quot;[&quot;; [.SZ22]; &quot;,0],&quot;; &quot;[&quot;; [.TA22]; &quot;,0]]&quot;)" office:value-type="string" office:string-value="[[58,0],[57,0],[74,0],[0,0],[0,0]]" calcext:value-type="string">
            <text:p>[[58,0],[57,0],[74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TD21]" office:value-type="float" office:value="56" calcext:value-type="float">
            <text:p>56</text:p>
          </table:table-cell>
          <table:table-cell table:formula="of:=[.TD20]" office:value-type="float" office:value="75" calcext:value-type="float">
            <text:p>75</text:p>
          </table:table-cell>
          <table:table-cell table:formula="of:=[.TE20]" office:value-type="float" office:value="0" calcext:value-type="float">
            <text:p>0</text:p>
          </table:table-cell>
          <table:table-cell table:formula="of:=[.TF20]" office:value-type="float" office:value="0" calcext:value-type="float">
            <text:p>0</text:p>
          </table:table-cell>
          <table:table-cell table:formula="of:=CONCATENATE(&quot;[[&quot;; [.TD22]; &quot;,0],&quot;; &quot;[&quot;; [.TE22]; &quot;,0],&quot;; &quot;[&quot;; [.TF22]; &quot;,0],&quot;; &quot;[&quot;; [.TG22]; &quot;,0],&quot;; &quot;[&quot;; [.TH22]; &quot;,0]]&quot;)" office:value-type="string" office:string-value="[[21,0],[56,0],[75,0],[0,0],[0,0]]" calcext:value-type="string">
            <text:p>[[21,0],[56,0],[75,0],[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TK21]" office:value-type="float" office:value="55" calcext:value-type="float">
            <text:p>55</text:p>
          </table:table-cell>
          <table:table-cell table:formula="of:=[.TK20]" office:value-type="float" office:value="76" calcext:value-type="float">
            <text:p>76</text:p>
          </table:table-cell>
          <table:table-cell table:formula="of:=[.TL20]" office:value-type="float" office:value="0" calcext:value-type="float">
            <text:p>0</text:p>
          </table:table-cell>
          <table:table-cell table:formula="of:=[.TM20]" office:value-type="float" office:value="0" calcext:value-type="float">
            <text:p>0</text:p>
          </table:table-cell>
          <table:table-cell table:formula="of:=CONCATENATE(&quot;[[&quot;; [.TK22]; &quot;,0],&quot;; &quot;[&quot;; [.TL22]; &quot;,0],&quot;; &quot;[&quot;; [.TM22]; &quot;,0],&quot;; &quot;[&quot;; [.TN22]; &quot;,0],&quot;; &quot;[&quot;; [.TO22]; &quot;,0]]&quot;)" office:value-type="string" office:string-value="[[22,0],[55,0],[76,0],[0,0],[0,0]]" calcext:value-type="string">
            <text:p>[[22,0],[55,0],[76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R21]" office:value-type="float" office:value="54" calcext:value-type="float">
            <text:p>54</text:p>
          </table:table-cell>
          <table:table-cell table:formula="of:=[.TR20]" office:value-type="float" office:value="77" calcext:value-type="float">
            <text:p>77</text:p>
          </table:table-cell>
          <table:table-cell table:formula="of:=[.TS20]" office:value-type="float" office:value="0" calcext:value-type="float">
            <text:p>0</text:p>
          </table:table-cell>
          <table:table-cell table:formula="of:=[.TT20]" office:value-type="float" office:value="0" calcext:value-type="float">
            <text:p>0</text:p>
          </table:table-cell>
          <table:table-cell table:formula="of:=CONCATENATE(&quot;[[&quot;; [.TR22]; &quot;,0],&quot;; &quot;[&quot;; [.TS22]; &quot;,0],&quot;; &quot;[&quot;; [.TT22]; &quot;,0],&quot;; &quot;[&quot;; [.TU22]; &quot;,0],&quot;; &quot;[&quot;; [.TV22]; &quot;,0]]&quot;)" office:value-type="string" office:string-value="[[23,0],[54,0],[77,0],[0,0],[0,0]]" calcext:value-type="string">
            <text:p>[[23,0],[54,0],[77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Y21]" office:value-type="float" office:value="53" calcext:value-type="float">
            <text:p>53</text:p>
          </table:table-cell>
          <table:table-cell table:formula="of:=[.TY20]" office:value-type="float" office:value="78" calcext:value-type="float">
            <text:p>78</text:p>
          </table:table-cell>
          <table:table-cell table:formula="of:=[.TZ20]" office:value-type="float" office:value="0" calcext:value-type="float">
            <text:p>0</text:p>
          </table:table-cell>
          <table:table-cell table:formula="of:=[.UA20]" office:value-type="float" office:value="0" calcext:value-type="float">
            <text:p>0</text:p>
          </table:table-cell>
          <table:table-cell table:formula="of:=CONCATENATE(&quot;[[&quot;; [.TY22]; &quot;,0],&quot;; &quot;[&quot;; [.TZ22]; &quot;,0],&quot;; &quot;[&quot;; [.UA22]; &quot;,0],&quot;; &quot;[&quot;; [.UB22]; &quot;,0],&quot;; &quot;[&quot;; [.UC22]; &quot;,0]]&quot;)" office:value-type="string" office:string-value="[[24,0],[53,0],[78,0],[0,0],[0,0]]" calcext:value-type="string">
            <text:p>[[24,0],[53,0],[78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UF21]" office:value-type="float" office:value="52" calcext:value-type="float">
            <text:p>52</text:p>
          </table:table-cell>
          <table:table-cell table:formula="of:=[.UF20]" office:value-type="float" office:value="79" calcext:value-type="float">
            <text:p>79</text:p>
          </table:table-cell>
          <table:table-cell table:formula="of:=[.UG20]" office:value-type="float" office:value="0" calcext:value-type="float">
            <text:p>0</text:p>
          </table:table-cell>
          <table:table-cell table:formula="of:=[.UH20]" office:value-type="float" office:value="0" calcext:value-type="float">
            <text:p>0</text:p>
          </table:table-cell>
          <table:table-cell table:formula="of:=CONCATENATE(&quot;[[&quot;; [.UF22]; &quot;,0],&quot;; &quot;[&quot;; [.UG22]; &quot;,0],&quot;; &quot;[&quot;; [.UH22]; &quot;,0],&quot;; &quot;[&quot;; [.UI22]; &quot;,0],&quot;; &quot;[&quot;; [.UJ22]; &quot;,0]]&quot;)" office:value-type="string" office:string-value="[[25,0],[52,0],[79,0],[0,0],[0,0]]" calcext:value-type="string">
            <text:p>[[25,0],[52,0],[79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UM21]" office:value-type="float" office:value="51" calcext:value-type="float">
            <text:p>51</text:p>
          </table:table-cell>
          <table:table-cell table:formula="of:=[.UM20]" office:value-type="float" office:value="80" calcext:value-type="float">
            <text:p>80</text:p>
          </table:table-cell>
          <table:table-cell table:formula="of:=[.UN20]" office:value-type="float" office:value="0" calcext:value-type="float">
            <text:p>0</text:p>
          </table:table-cell>
          <table:table-cell table:formula="of:=[.UO20]" office:value-type="float" office:value="0" calcext:value-type="float">
            <text:p>0</text:p>
          </table:table-cell>
          <table:table-cell table:formula="of:=CONCATENATE(&quot;[[&quot;; [.UM22]; &quot;,0],&quot;; &quot;[&quot;; [.UN22]; &quot;,0],&quot;; &quot;[&quot;; [.UO22]; &quot;,0],&quot;; &quot;[&quot;; [.UP22]; &quot;,0],&quot;; &quot;[&quot;; [.UQ22]; &quot;,0]]&quot;)" office:value-type="string" office:string-value="[[26,0],[51,0],[80,0],[0,0],[0,0]]" calcext:value-type="string">
            <text:p>[[26,0],[51,0],[80,0],[0,0],[0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UT21]" office:value-type="float" office:value="50" calcext:value-type="float">
            <text:p>50</text:p>
          </table:table-cell>
          <table:table-cell table:formula="of:=[.UT20]" office:value-type="float" office:value="81" calcext:value-type="float">
            <text:p>81</text:p>
          </table:table-cell>
          <table:table-cell table:formula="of:=[.UU20]" office:value-type="float" office:value="0" calcext:value-type="float">
            <text:p>0</text:p>
          </table:table-cell>
          <table:table-cell table:formula="of:=[.UV20]" office:value-type="float" office:value="0" calcext:value-type="float">
            <text:p>0</text:p>
          </table:table-cell>
          <table:table-cell table:formula="of:=CONCATENATE(&quot;[[&quot;; [.UT22]; &quot;,0],&quot;; &quot;[&quot;; [.UU22]; &quot;,0],&quot;; &quot;[&quot;; [.UV22]; &quot;,0],&quot;; &quot;[&quot;; [.UW22]; &quot;,0],&quot;; &quot;[&quot;; [.UX22]; &quot;,0]]&quot;)" office:value-type="string" office:string-value="[[49,0],[50,0],[81,0],[0,0],[0,0]]" calcext:value-type="string">
            <text:p>[[49,0],[50,0],[81,0],[0,0],[0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VA21]" office:value-type="float" office:value="83" calcext:value-type="float">
            <text:p>83</text:p>
          </table:table-cell>
          <table:table-cell table:formula="of:=[.VA20]" office:value-type="float" office:value="82" calcext:value-type="float">
            <text:p>82</text:p>
          </table:table-cell>
          <table:table-cell table:formula="of:=[.VB20]" office:value-type="float" office:value="0" calcext:value-type="float">
            <text:p>0</text:p>
          </table:table-cell>
          <table:table-cell table:formula="of:=[.VC20]" office:value-type="float" office:value="0" calcext:value-type="float">
            <text:p>0</text:p>
          </table:table-cell>
          <table:table-cell table:formula="of:=CONCATENATE(&quot;[[&quot;; [.VA22]; &quot;,0],&quot;; &quot;[&quot;; [.VB22]; &quot;,0],&quot;; &quot;[&quot;; [.VC22]; &quot;,0],&quot;; &quot;[&quot;; [.VD22]; &quot;,0],&quot;; &quot;[&quot;; [.VE22]; &quot;,0]]&quot;)" office:value-type="string" office:string-value="[[84,0],[83,0],[82,0],[0,0],[0,0]]" calcext:value-type="string">
            <text:p>[[84,0],[83,0],[82,0],[0,0],[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VH21]" office:value-type="float" office:value="84" calcext:value-type="float">
            <text:p>84</text:p>
          </table:table-cell>
          <table:table-cell table:formula="of:=[.VH20]" office:value-type="float" office:value="83" calcext:value-type="float">
            <text:p>83</text:p>
          </table:table-cell>
          <table:table-cell table:formula="of:=[.VI20]" office:value-type="float" office:value="82" calcext:value-type="float">
            <text:p>82</text:p>
          </table:table-cell>
          <table:table-cell table:formula="of:=[.VJ20]" office:value-type="float" office:value="0" calcext:value-type="float">
            <text:p>0</text:p>
          </table:table-cell>
          <table:table-cell table:formula="of:=CONCATENATE(&quot;[[&quot;; [.VH22]; &quot;,0],&quot;; &quot;[&quot;; [.VI22]; &quot;,0],&quot;; &quot;[&quot;; [.VJ22]; &quot;,0],&quot;; &quot;[&quot;; [.VK22]; &quot;,0],&quot;; &quot;[&quot;; [.VL22]; &quot;,0]]&quot;)" office:value-type="string" office:string-value="[[85,0],[84,0],[83,0],[82,0],[0,0]]" calcext:value-type="string">
            <text:p>[[85,0],[84,0],[83,0],[82,0],[0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VO21]" office:value-type="float" office:value="85" calcext:value-type="float">
            <text:p>85</text:p>
          </table:table-cell>
          <table:table-cell table:formula="of:=[.VO20]" office:value-type="float" office:value="84" calcext:value-type="float">
            <text:p>84</text:p>
          </table:table-cell>
          <table:table-cell table:formula="of:=[.VP20]" office:value-type="float" office:value="83" calcext:value-type="float">
            <text:p>83</text:p>
          </table:table-cell>
          <table:table-cell table:formula="of:=[.VQ20]" office:value-type="float" office:value="82" calcext:value-type="float">
            <text:p>82</text:p>
          </table:table-cell>
          <table:table-cell table:formula="of:=CONCATENATE(&quot;[[&quot;; [.VO22]; &quot;,0],&quot;; &quot;[&quot;; [.VP22]; &quot;,0],&quot;; &quot;[&quot;; [.VQ22]; &quot;,0],&quot;; &quot;[&quot;; [.VR22]; &quot;,0],&quot;; &quot;[&quot;; [.VS22]; &quot;,0]]&quot;)" office:value-type="string" office:string-value="[[86,0],[85,0],[84,0],[83,0],[82,0]]" calcext:value-type="string">
            <text:p>[[86,0],[85,0],[84,0],[83,0],[8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VV21]" office:value-type="float" office:value="86" calcext:value-type="float">
            <text:p>86</text:p>
          </table:table-cell>
          <table:table-cell table:formula="of:=[.VV20]" office:value-type="float" office:value="85" calcext:value-type="float">
            <text:p>85</text:p>
          </table:table-cell>
          <table:table-cell table:formula="of:=[.VW20]" office:value-type="float" office:value="84" calcext:value-type="float">
            <text:p>84</text:p>
          </table:table-cell>
          <table:table-cell table:formula="of:=[.VX20]" office:value-type="float" office:value="83" calcext:value-type="float">
            <text:p>83</text:p>
          </table:table-cell>
          <table:table-cell table:formula="of:=CONCATENATE(&quot;[[&quot;; [.VV22]; &quot;,0],&quot;; &quot;[&quot;; [.VW22]; &quot;,0],&quot;; &quot;[&quot;; [.VX22]; &quot;,0],&quot;; &quot;[&quot;; [.VY22]; &quot;,0],&quot;; &quot;[&quot;; [.VZ22]; &quot;,0]]&quot;)" office:value-type="string" office:string-value="[[87,0],[86,0],[85,0],[84,0],[83,0]]" calcext:value-type="string">
            <text:p>[[87,0],[86,0],[85,0],[84,0],[8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WC21]" office:value-type="float" office:value="87" calcext:value-type="float">
            <text:p>87</text:p>
          </table:table-cell>
          <table:table-cell table:formula="of:=[.WC20]" office:value-type="float" office:value="86" calcext:value-type="float">
            <text:p>86</text:p>
          </table:table-cell>
          <table:table-cell table:formula="of:=[.WD20]" office:value-type="float" office:value="85" calcext:value-type="float">
            <text:p>85</text:p>
          </table:table-cell>
          <table:table-cell table:formula="of:=[.WE20]" office:value-type="float" office:value="84" calcext:value-type="float">
            <text:p>84</text:p>
          </table:table-cell>
          <table:table-cell table:formula="of:=CONCATENATE(&quot;[[&quot;; [.WC22]; &quot;,0],&quot;; &quot;[&quot;; [.WD22]; &quot;,0],&quot;; &quot;[&quot;; [.WE22]; &quot;,0],&quot;; &quot;[&quot;; [.WF22]; &quot;,0],&quot;; &quot;[&quot;; [.WG22]; &quot;,0]]&quot;)" office:value-type="string" office:string-value="[[88,0],[87,0],[86,0],[85,0],[84,0]]" calcext:value-type="string">
            <text:p>[[88,0],[87,0],[86,0],[85,0],[84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WJ21]" office:value-type="float" office:value="88" calcext:value-type="float">
            <text:p>88</text:p>
          </table:table-cell>
          <table:table-cell table:formula="of:=[.WJ20]" office:value-type="float" office:value="87" calcext:value-type="float">
            <text:p>87</text:p>
          </table:table-cell>
          <table:table-cell table:formula="of:=[.WK20]" office:value-type="float" office:value="86" calcext:value-type="float">
            <text:p>86</text:p>
          </table:table-cell>
          <table:table-cell table:formula="of:=[.WL20]" office:value-type="float" office:value="85" calcext:value-type="float">
            <text:p>85</text:p>
          </table:table-cell>
          <table:table-cell table:formula="of:=CONCATENATE(&quot;[[&quot;; [.WJ22]; &quot;,0],&quot;; &quot;[&quot;; [.WK22]; &quot;,0],&quot;; &quot;[&quot;; [.WL22]; &quot;,0],&quot;; &quot;[&quot;; [.WM22]; &quot;,0],&quot;; &quot;[&quot;; [.WN22]; &quot;,0]]&quot;)" office:value-type="string" office:string-value="[[89,0],[88,0],[87,0],[86,0],[85,0]]" calcext:value-type="string">
            <text:p>[[89,0],[88,0],[87,0],[86,0],[85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WQ21]" office:value-type="float" office:value="89" calcext:value-type="float">
            <text:p>89</text:p>
          </table:table-cell>
          <table:table-cell table:formula="of:=[.WQ20]" office:value-type="float" office:value="88" calcext:value-type="float">
            <text:p>88</text:p>
          </table:table-cell>
          <table:table-cell table:formula="of:=[.WR20]" office:value-type="float" office:value="87" calcext:value-type="float">
            <text:p>87</text:p>
          </table:table-cell>
          <table:table-cell table:formula="of:=[.WS20]" office:value-type="float" office:value="86" calcext:value-type="float">
            <text:p>86</text:p>
          </table:table-cell>
          <table:table-cell table:formula="of:=CONCATENATE(&quot;[[&quot;; [.WQ22]; &quot;,0],&quot;; &quot;[&quot;; [.WR22]; &quot;,0],&quot;; &quot;[&quot;; [.WS22]; &quot;,0],&quot;; &quot;[&quot;; [.WT22]; &quot;,0],&quot;; &quot;[&quot;; [.WU22]; &quot;,0]]&quot;)" office:value-type="string" office:string-value="[[90,0],[89,0],[88,0],[87,0],[86,0]]" calcext:value-type="string">
            <text:p>[[90,0],[89,0],[88,0],[87,0],[86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WX21]" office:value-type="float" office:value="90" calcext:value-type="float">
            <text:p>90</text:p>
          </table:table-cell>
          <table:table-cell table:formula="of:=[.WX20]" office:value-type="float" office:value="89" calcext:value-type="float">
            <text:p>89</text:p>
          </table:table-cell>
          <table:table-cell table:formula="of:=[.WY20]" office:value-type="float" office:value="88" calcext:value-type="float">
            <text:p>88</text:p>
          </table:table-cell>
          <table:table-cell table:formula="of:=[.WZ20]" office:value-type="float" office:value="87" calcext:value-type="float">
            <text:p>87</text:p>
          </table:table-cell>
          <table:table-cell table:formula="of:=CONCATENATE(&quot;[[&quot;; [.WX22]; &quot;,0],&quot;; &quot;[&quot;; [.WY22]; &quot;,0],&quot;; &quot;[&quot;; [.WZ22]; &quot;,0],&quot;; &quot;[&quot;; [.XA22]; &quot;,0],&quot;; &quot;[&quot;; [.XB22]; &quot;,0]]&quot;)" office:value-type="string" office:string-value="[[91,0],[90,0],[89,0],[88,0],[87,0]]" calcext:value-type="string">
            <text:p>[[91,0],[90,0],[89,0],[88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1]" office:value-type="float" office:value="0" calcext:value-type="float">
            <text:p>0</text:p>
          </table:table-cell>
          <table:table-cell table:formula="of:=[.XE20]" office:value-type="float" office:value="90" calcext:value-type="float">
            <text:p>90</text:p>
          </table:table-cell>
          <table:table-cell table:formula="of:=[.XF20]" office:value-type="float" office:value="89" calcext:value-type="float">
            <text:p>89</text:p>
          </table:table-cell>
          <table:table-cell table:formula="of:=[.XG20]" office:value-type="float" office:value="88" calcext:value-type="float">
            <text:p>88</text:p>
          </table:table-cell>
          <table:table-cell table:formula="of:=CONCATENATE(&quot;[[&quot;; [.XE22]; &quot;,0],&quot;; &quot;[&quot;; [.XF22]; &quot;,0],&quot;; &quot;[&quot;; [.XG22]; &quot;,0],&quot;; &quot;[&quot;; [.XH22]; &quot;,0],&quot;; &quot;[&quot;; [.XI22]; &quot;,0]]&quot;)" office:value-type="string" office:string-value="[[0,0],[0,0],[90,0],[89,0],[88,0]]" calcext:value-type="string">
            <text:p>[[0,0],[0,0],[90,0],[89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1]" office:value-type="float" office:value="0" calcext:value-type="float">
            <text:p>0</text:p>
          </table:table-cell>
          <table:table-cell table:formula="of:=[.XL20]" office:value-type="float" office:value="91" calcext:value-type="float">
            <text:p>91</text:p>
          </table:table-cell>
          <table:table-cell table:formula="of:=[.XM20]" office:value-type="float" office:value="90" calcext:value-type="float">
            <text:p>90</text:p>
          </table:table-cell>
          <table:table-cell table:formula="of:=[.XN20]" office:value-type="float" office:value="89" calcext:value-type="float">
            <text:p>89</text:p>
          </table:table-cell>
          <table:table-cell table:formula="of:=CONCATENATE(&quot;[[&quot;; [.XL22]; &quot;,0],&quot;; &quot;[&quot;; [.XM22]; &quot;,0],&quot;; &quot;[&quot;; [.XN22]; &quot;,0],&quot;; &quot;[&quot;; [.XO22]; &quot;,0],&quot;; &quot;[&quot;; [.XP22]; &quot;,0]]&quot;)" office:value-type="string" office:string-value="[[0,0],[0,0],[91,0],[90,0],[89,0]]" calcext:value-type="string">
            <text:p>[[0,0],[0,0],[91,0],[90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1]" office:value-type="float" office:value="0" calcext:value-type="float">
            <text:p>0</text:p>
          </table:table-cell>
          <table:table-cell table:formula="of:=[.XS20]" office:value-type="float" office:value="92" calcext:value-type="float">
            <text:p>92</text:p>
          </table:table-cell>
          <table:table-cell table:formula="of:=[.XT20]" office:value-type="float" office:value="43" calcext:value-type="float">
            <text:p>43</text:p>
          </table:table-cell>
          <table:table-cell table:formula="of:=[.XU20]" office:value-type="float" office:value="44" calcext:value-type="float">
            <text:p>44</text:p>
          </table:table-cell>
          <table:table-cell table:formula="of:=CONCATENATE(&quot;[[&quot;; [.XS22]; &quot;,0],&quot;; &quot;[&quot;; [.XT22]; &quot;,0],&quot;; &quot;[&quot;; [.XU22]; &quot;,0],&quot;; &quot;[&quot;; [.XV22]; &quot;,0],&quot;; &quot;[&quot;; [.XW22]; &quot;,0]]&quot;)" office:value-type="string" office:string-value="[[0,0],[0,0],[92,0],[43,0],[44,0]]" calcext:value-type="string">
            <text:p>[[0,0],[0,0],[92,0],[43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1]" office:value-type="float" office:value="0" calcext:value-type="float">
            <text:p>0</text:p>
          </table:table-cell>
          <table:table-cell table:formula="of:=[.XZ20]" office:value-type="float" office:value="93" calcext:value-type="float">
            <text:p>93</text:p>
          </table:table-cell>
          <table:table-cell table:formula="of:=[.YA20]" office:value-type="float" office:value="42" calcext:value-type="float">
            <text:p>42</text:p>
          </table:table-cell>
          <table:table-cell table:formula="of:=[.YB20]" office:value-type="float" office:value="31" calcext:value-type="float">
            <text:p>31</text:p>
          </table:table-cell>
          <table:table-cell table:formula="of:=CONCATENATE(&quot;[[&quot;; [.XZ22]; &quot;,0],&quot;; &quot;[&quot;; [.YA22]; &quot;,0],&quot;; &quot;[&quot;; [.YB22]; &quot;,0],&quot;; &quot;[&quot;; [.YC22]; &quot;,0],&quot;; &quot;[&quot;; [.YD22]; &quot;,0]]&quot;)" office:value-type="string" office:string-value="[[0,0],[0,0],[93,0],[42,0],[31,0]]" calcext:value-type="string">
            <text:p>[[0,0],[0,0],[93,0],[42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1]" office:value-type="float" office:value="0" calcext:value-type="float">
            <text:p>0</text:p>
          </table:table-cell>
          <table:table-cell table:formula="of:=[.YG20]" office:value-type="float" office:value="94" calcext:value-type="float">
            <text:p>94</text:p>
          </table:table-cell>
          <table:table-cell table:formula="of:=[.YH20]" office:value-type="float" office:value="41" calcext:value-type="float">
            <text:p>41</text:p>
          </table:table-cell>
          <table:table-cell table:formula="of:=[.YI20]" office:value-type="float" office:value="32" calcext:value-type="float">
            <text:p>32</text:p>
          </table:table-cell>
          <table:table-cell table:formula="of:=CONCATENATE(&quot;[[&quot;; [.YG22]; &quot;,0],&quot;; &quot;[&quot;; [.YH22]; &quot;,0],&quot;; &quot;[&quot;; [.YI22]; &quot;,0],&quot;; &quot;[&quot;; [.YJ22]; &quot;,0],&quot;; &quot;[&quot;; [.YK22]; &quot;,0]]&quot;)" office:value-type="string" office:string-value="[[0,0],[0,0],[94,0],[41,0],[32,0]]" calcext:value-type="string">
            <text:p>[[0,0],[0,0],[94,0],[41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1]" office:value-type="float" office:value="0" calcext:value-type="float">
            <text:p>0</text:p>
          </table:table-cell>
          <table:table-cell table:formula="of:=[.YN20]" office:value-type="float" office:value="95" calcext:value-type="float">
            <text:p>95</text:p>
          </table:table-cell>
          <table:table-cell table:formula="of:=[.YO20]" office:value-type="float" office:value="40" calcext:value-type="float">
            <text:p>40</text:p>
          </table:table-cell>
          <table:table-cell table:formula="of:=[.YP20]" office:value-type="float" office:value="33" calcext:value-type="float">
            <text:p>33</text:p>
          </table:table-cell>
          <table:table-cell table:formula="of:=CONCATENATE(&quot;[[&quot;; [.YN22]; &quot;,0],&quot;; &quot;[&quot;; [.YO22]; &quot;,0],&quot;; &quot;[&quot;; [.YP22]; &quot;,0],&quot;; &quot;[&quot;; [.YQ22]; &quot;,0],&quot;; &quot;[&quot;; [.YR22]; &quot;,0]]&quot;)" office:value-type="string" office:string-value="[[0,0],[0,0],[95,0],[40,0],[33,0]]" calcext:value-type="string">
            <text:p>[[0,0],[0,0],[95,0],[40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1]" office:value-type="float" office:value="0" calcext:value-type="float">
            <text:p>0</text:p>
          </table:table-cell>
          <table:table-cell table:formula="of:=[.YU20]" office:value-type="float" office:value="96" calcext:value-type="float">
            <text:p>96</text:p>
          </table:table-cell>
          <table:table-cell table:formula="of:=[.YV20]" office:value-type="float" office:value="39" calcext:value-type="float">
            <text:p>39</text:p>
          </table:table-cell>
          <table:table-cell table:formula="of:=[.YW20]" office:value-type="float" office:value="34" calcext:value-type="float">
            <text:p>34</text:p>
          </table:table-cell>
          <table:table-cell table:formula="of:=CONCATENATE(&quot;[[&quot;; [.YU22]; &quot;,0],&quot;; &quot;[&quot;; [.YV22]; &quot;,0],&quot;; &quot;[&quot;; [.YW22]; &quot;,0],&quot;; &quot;[&quot;; [.YX22]; &quot;,0],&quot;; &quot;[&quot;; [.YY22]; &quot;,0]]&quot;)" office:value-type="string" office:string-value="[[0,0],[0,0],[96,0],[39,0],[34,0]]" calcext:value-type="string">
            <text:p>[[0,0],[0,0],[96,0],[39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1]" office:value-type="float" office:value="0" calcext:value-type="float">
            <text:p>0</text:p>
          </table:table-cell>
          <table:table-cell table:formula="of:=[.ZB20]" office:value-type="float" office:value="97" calcext:value-type="float">
            <text:p>97</text:p>
          </table:table-cell>
          <table:table-cell table:formula="of:=[.ZC20]" office:value-type="float" office:value="38" calcext:value-type="float">
            <text:p>38</text:p>
          </table:table-cell>
          <table:table-cell table:formula="of:=[.ZD20]" office:value-type="float" office:value="35" calcext:value-type="float">
            <text:p>35</text:p>
          </table:table-cell>
          <table:table-cell table:formula="of:=CONCATENATE(&quot;[[&quot;; [.ZB22]; &quot;,0],&quot;; &quot;[&quot;; [.ZC22]; &quot;,0],&quot;; &quot;[&quot;; [.ZD22]; &quot;,0],&quot;; &quot;[&quot;; [.ZE22]; &quot;,0],&quot;; &quot;[&quot;; [.ZF22]; &quot;,0]]&quot;)" office:value-type="string" office:string-value="[[0,0],[0,0],[97,0],[38,0],[35,0]]" calcext:value-type="string">
            <text:p>[[0,0],[0,0],[97,0],[38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1]" office:value-type="float" office:value="0" calcext:value-type="float">
            <text:p>0</text:p>
          </table:table-cell>
          <table:table-cell table:formula="of:=[.ZI20]" office:value-type="float" office:value="98" calcext:value-type="float">
            <text:p>98</text:p>
          </table:table-cell>
          <table:table-cell table:formula="of:=[.ZJ20]" office:value-type="float" office:value="37" calcext:value-type="float">
            <text:p>37</text:p>
          </table:table-cell>
          <table:table-cell table:formula="of:=[.ZK20]" office:value-type="float" office:value="36" calcext:value-type="float">
            <text:p>36</text:p>
          </table:table-cell>
          <table:table-cell table:formula="of:=CONCATENATE(&quot;[[&quot;; [.ZI22]; &quot;,0],&quot;; &quot;[&quot;; [.ZJ22]; &quot;,0],&quot;; &quot;[&quot;; [.ZK22]; &quot;,0],&quot;; &quot;[&quot;; [.ZL22]; &quot;,0],&quot;; &quot;[&quot;; [.ZM22]; &quot;,0]]&quot;)" office:value-type="string" office:string-value="[[0,0],[0,0],[98,0],[37,0],[36,0]]" calcext:value-type="string">
            <text:p>[[0,0],[0,0],[98,0],[37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1]" office:value-type="float" office:value="0" calcext:value-type="float">
            <text:p>0</text:p>
          </table:table-cell>
          <table:table-cell table:formula="of:=[.ZP20]" office:value-type="float" office:value="99" calcext:value-type="float">
            <text:p>99</text:p>
          </table:table-cell>
          <table:table-cell table:formula="of:=[.ZQ20]" office:value-type="float" office:value="64" calcext:value-type="float">
            <text:p>64</text:p>
          </table:table-cell>
          <table:table-cell table:formula="of:=[.ZR20]" office:value-type="float" office:value="63" calcext:value-type="float">
            <text:p>63</text:p>
          </table:table-cell>
          <table:table-cell table:formula="of:=CONCATENATE(&quot;[[&quot;; [.ZP22]; &quot;,0],&quot;; &quot;[&quot;; [.ZQ22]; &quot;,0],&quot;; &quot;[&quot;; [.ZR22]; &quot;,0],&quot;; &quot;[&quot;; [.ZS22]; &quot;,0],&quot;; &quot;[&quot;; [.ZT22]; &quot;,0]]&quot;)" office:value-type="string" office:string-value="[[0,0],[0,0],[99,0],[64,0],[63,0]]" calcext:value-type="string">
            <text:p>[[0,0],[0,0],[99,0],[64,0],[63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4,5,4,1,12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F22]" office:value-type="float" office:value="5" calcext:value-type="float">
            <text:p>5</text:p>
          </table:table-cell>
          <table:table-cell table:formula="of:=[.F21]" office:value-type="float" office:value="4" calcext:value-type="float">
            <text:p>4</text:p>
          </table:table-cell>
          <table:table-cell table:formula="of:=[.F20]" office:value-type="float" office:value="1" calcext:value-type="float">
            <text:p>1</text:p>
          </table:table-cell>
          <table:table-cell table:formula="of:=[.G20]" office:value-type="float" office:value="12" calcext:value-type="float">
            <text:p>12</text:p>
          </table:table-cell>
          <table:table-cell table:formula="of:=CONCATENATE(&quot;[[&quot;; [.F23]; &quot;,0],&quot;; &quot;[&quot;; [.G23]; &quot;,0],&quot;; &quot;[&quot;; [.H23]; &quot;,0],&quot;; &quot;[&quot;; [.I23]; &quot;,0],&quot;; &quot;[&quot;; [.J23]; &quot;,0]]&quot;)" office:value-type="string" office:string-value="[[34,0],[5,0],[4,0],[1,0],[12,0]]" calcext:value-type="string">
            <text:p>[[34,0],[5,0],[4,0],[1,0],[12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M22]" office:value-type="float" office:value="6" calcext:value-type="float">
            <text:p>6</text:p>
          </table:table-cell>
          <table:table-cell table:formula="of:=[.M21]" office:value-type="float" office:value="3" calcext:value-type="float">
            <text:p>3</text:p>
          </table:table-cell>
          <table:table-cell table:formula="of:=[.M20]" office:value-type="float" office:value="2" calcext:value-type="float">
            <text:p>2</text:p>
          </table:table-cell>
          <table:table-cell table:formula="of:=[.N20]" office:value-type="float" office:value="11" calcext:value-type="float">
            <text:p>11</text:p>
          </table:table-cell>
          <table:table-cell table:formula="of:=CONCATENATE(&quot;[[&quot;; [.M23]; &quot;,0],&quot;; &quot;[&quot;; [.N23]; &quot;,0],&quot;; &quot;[&quot;; [.O23]; &quot;,0],&quot;; &quot;[&quot;; [.P23]; &quot;,0],&quot;; &quot;[&quot;; [.Q23]; &quot;,0]]&quot;)" office:value-type="string" office:string-value="[[33,0],[6,0],[3,0],[2,0],[11,0]]" calcext:value-type="string">
            <text:p>[[33,0],[6,0],[3,0],[2,0],[11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T22]" office:value-type="float" office:value="9" calcext:value-type="float">
            <text:p>9</text:p>
          </table:table-cell>
          <table:table-cell table:formula="of:=[.T21]" office:value-type="float" office:value="2" calcext:value-type="float">
            <text:p>2</text:p>
          </table:table-cell>
          <table:table-cell table:formula="of:=[.T20]" office:value-type="float" office:value="3" calcext:value-type="float">
            <text:p>3</text:p>
          </table:table-cell>
          <table:table-cell table:formula="of:=[.U20]" office:value-type="float" office:value="6" calcext:value-type="float">
            <text:p>6</text:p>
          </table:table-cell>
          <table:table-cell table:formula="of:=CONCATENATE(&quot;[[&quot;; [.T23]; &quot;,0],&quot;; &quot;[&quot;; [.U23]; &quot;,0],&quot;; &quot;[&quot;; [.V23]; &quot;,0],&quot;; &quot;[&quot;; [.W23]; &quot;,0],&quot;; &quot;[&quot;; [.X23]; &quot;,0]]&quot;)" office:value-type="string" office:string-value="[[28,0],[9,0],[2,0],[3,0],[6,0]]" calcext:value-type="string">
            <text:p>[[28,0],[9,0],[2,0],[3,0],[6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A22]" office:value-type="float" office:value="12" calcext:value-type="float">
            <text:p>12</text:p>
          </table:table-cell>
          <table:table-cell table:formula="of:=[.AA21]" office:value-type="float" office:value="1" calcext:value-type="float">
            <text:p>1</text:p>
          </table:table-cell>
          <table:table-cell table:formula="of:=[.AA20]" office:value-type="float" office:value="4" calcext:value-type="float">
            <text:p>4</text:p>
          </table:table-cell>
          <table:table-cell table:formula="of:=[.AB20]" office:value-type="float" office:value="5" calcext:value-type="float">
            <text:p>5</text:p>
          </table:table-cell>
          <table:table-cell table:formula="of:=CONCATENATE(&quot;[[&quot;; [.AA23]; &quot;,0],&quot;; &quot;[&quot;; [.AB23]; &quot;,0],&quot;; &quot;[&quot;; [.AC23]; &quot;,0],&quot;; &quot;[&quot;; [.AD23]; &quot;,0],&quot;; &quot;[&quot;; [.AE23]; &quot;,0]]&quot;)" office:value-type="string" office:string-value="[[23,0],[12,0],[1,0],[4,0],[5,0]]" calcext:value-type="string">
            <text:p>[[23,0],[12,0],[1,0],[4,0],[5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AH22]" office:value-type="float" office:value="1" calcext:value-type="float">
            <text:p>1</text:p>
          </table:table-cell>
          <table:table-cell table:formula="of:=[.AH21]" office:value-type="float" office:value="4" calcext:value-type="float">
            <text:p>4</text:p>
          </table:table-cell>
          <table:table-cell table:formula="of:=[.AH20]" office:value-type="float" office:value="5" calcext:value-type="float">
            <text:p>5</text:p>
          </table:table-cell>
          <table:table-cell table:formula="of:=[.AI20]" office:value-type="float" office:value="34" calcext:value-type="float">
            <text:p>34</text:p>
          </table:table-cell>
          <table:table-cell table:formula="of:=CONCATENATE(&quot;[[&quot;; [.AH23]; &quot;,0],&quot;; &quot;[&quot;; [.AI23]; &quot;,0],&quot;; &quot;[&quot;; [.AJ23]; &quot;,0],&quot;; &quot;[&quot;; [.AK23]; &quot;,0],&quot;; &quot;[&quot;; [.AL23]; &quot;,0]]&quot;)" office:value-type="string" office:string-value="[[12,0],[1,0],[4,0],[5,0],[34,0]]" calcext:value-type="string">
            <text:p>[[12,0],[1,0],[4,0],[5,0],[34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AO22]" office:value-type="float" office:value="2" calcext:value-type="float">
            <text:p>2</text:p>
          </table:table-cell>
          <table:table-cell table:formula="of:=[.AO21]" office:value-type="float" office:value="3" calcext:value-type="float">
            <text:p>3</text:p>
          </table:table-cell>
          <table:table-cell table:formula="of:=[.AO20]" office:value-type="float" office:value="6" calcext:value-type="float">
            <text:p>6</text:p>
          </table:table-cell>
          <table:table-cell table:formula="of:=[.AP20]" office:value-type="float" office:value="33" calcext:value-type="float">
            <text:p>33</text:p>
          </table:table-cell>
          <table:table-cell table:formula="of:=CONCATENATE(&quot;[[&quot;; [.AO23]; &quot;,0],&quot;; &quot;[&quot;; [.AP23]; &quot;,0],&quot;; &quot;[&quot;; [.AQ23]; &quot;,0],&quot;; &quot;[&quot;; [.AR23]; &quot;,0],&quot;; &quot;[&quot;; [.AS23]; &quot;,0]]&quot;)" office:value-type="string" office:string-value="[[11,0],[2,0],[3,0],[6,0],[33,0]]" calcext:value-type="string">
            <text:p>[[11,0],[2,0],[3,0],[6,0],[33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AV22]" office:value-type="float" office:value="41" calcext:value-type="float">
            <text:p>41</text:p>
          </table:table-cell>
          <table:table-cell table:formula="of:=[.AV21]" office:value-type="float" office:value="32" calcext:value-type="float">
            <text:p>32</text:p>
          </table:table-cell>
          <table:table-cell table:formula="of:=[.AV20]" office:value-type="float" office:value="7" calcext:value-type="float">
            <text:p>7</text:p>
          </table:table-cell>
          <table:table-cell table:formula="of:=[.AW20]" office:value-type="float" office:value="8" calcext:value-type="float">
            <text:p>8</text:p>
          </table:table-cell>
          <table:table-cell table:formula="of:=CONCATENATE(&quot;[[&quot;; [.AV23]; &quot;,0],&quot;; &quot;[&quot;; [.AW23]; &quot;,0],&quot;; &quot;[&quot;; [.AX23]; &quot;,0],&quot;; &quot;[&quot;; [.AY23]; &quot;,0],&quot;; &quot;[&quot;; [.AZ23]; &quot;,0]]&quot;)" office:value-type="string" office:string-value="[[94,0],[41,0],[32,0],[7,0],[8,0]]" calcext:value-type="string">
            <text:p>[[94,0],[41,0],[32,0],[7,0],[8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C22]" office:value-type="float" office:value="32" calcext:value-type="float">
            <text:p>32</text:p>
          </table:table-cell>
          <table:table-cell table:formula="of:=[.BC21]" office:value-type="float" office:value="7" calcext:value-type="float">
            <text:p>7</text:p>
          </table:table-cell>
          <table:table-cell table:formula="of:=[.BC20]" office:value-type="float" office:value="8" calcext:value-type="float">
            <text:p>8</text:p>
          </table:table-cell>
          <table:table-cell table:formula="of:=[.BD20]" office:value-type="float" office:value="9" calcext:value-type="float">
            <text:p>9</text:p>
          </table:table-cell>
          <table:table-cell table:formula="of:=CONCATENATE(&quot;[[&quot;; [.BC23]; &quot;,0],&quot;; &quot;[&quot;; [.BD23]; &quot;,0],&quot;; &quot;[&quot;; [.BE23]; &quot;,0],&quot;; &quot;[&quot;; [.BF23]; &quot;,0],&quot;; &quot;[&quot;; [.BG23]; &quot;,0]]&quot;)" office:value-type="string" office:string-value="[[41,0],[32,0],[7,0],[8,0],[9,0]]" calcext:value-type="string">
            <text:p>[[41,0],[32,0],[7,0],[8,0],[9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J22]" office:value-type="float" office:value="7" calcext:value-type="float">
            <text:p>7</text:p>
          </table:table-cell>
          <table:table-cell table:formula="of:=[.BJ21]" office:value-type="float" office:value="8" calcext:value-type="float">
            <text:p>8</text:p>
          </table:table-cell>
          <table:table-cell table:formula="of:=[.BJ20]" office:value-type="float" office:value="9" calcext:value-type="float">
            <text:p>9</text:p>
          </table:table-cell>
          <table:table-cell table:formula="of:=[.BK20]" office:value-type="float" office:value="10" calcext:value-type="float">
            <text:p>10</text:p>
          </table:table-cell>
          <table:table-cell table:formula="of:=CONCATENATE(&quot;[[&quot;; [.BJ23]; &quot;,0],&quot;; &quot;[&quot;; [.BK23]; &quot;,0],&quot;; &quot;[&quot;; [.BL23]; &quot;,0],&quot;; &quot;[&quot;; [.BM23]; &quot;,0],&quot;; &quot;[&quot;; [.BN23]; &quot;,0]]&quot;)" office:value-type="string" office:string-value="[[32,0],[7,0],[8,0],[9,0],[10,0]]" calcext:value-type="string">
            <text:p>[[32,0],[7,0],[8,0],[9,0],[1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BQ22]" office:value-type="float" office:value="8" calcext:value-type="float">
            <text:p>8</text:p>
          </table:table-cell>
          <table:table-cell table:formula="of:=[.BQ21]" office:value-type="float" office:value="9" calcext:value-type="float">
            <text:p>9</text:p>
          </table:table-cell>
          <table:table-cell table:formula="of:=[.BQ20]" office:value-type="float" office:value="10" calcext:value-type="float">
            <text:p>10</text:p>
          </table:table-cell>
          <table:table-cell table:formula="of:=[.BR20]" office:value-type="float" office:value="25" calcext:value-type="float">
            <text:p>25</text:p>
          </table:table-cell>
          <table:table-cell table:formula="of:=CONCATENATE(&quot;[[&quot;; [.BQ23]; &quot;,0],&quot;; &quot;[&quot;; [.BR23]; &quot;,0],&quot;; &quot;[&quot;; [.BS23]; &quot;,0],&quot;; &quot;[&quot;; [.BT23]; &quot;,0],&quot;; &quot;[&quot;; [.BU23]; &quot;,0]]&quot;)" office:value-type="string" office:string-value="[[7,0],[8,0],[9,0],[10,0],[25,0]]" calcext:value-type="string">
            <text:p>[[7,0],[8,0],[9,0],[10,0],[25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X22]" office:value-type="float" office:value="3" calcext:value-type="float">
            <text:p>3</text:p>
          </table:table-cell>
          <table:table-cell table:formula="of:=[.BX21]" office:value-type="float" office:value="2" calcext:value-type="float">
            <text:p>2</text:p>
          </table:table-cell>
          <table:table-cell table:formula="of:=[.BX20]" office:value-type="float" office:value="11" calcext:value-type="float">
            <text:p>11</text:p>
          </table:table-cell>
          <table:table-cell table:formula="of:=[.BY20]" office:value-type="float" office:value="24" calcext:value-type="float">
            <text:p>24</text:p>
          </table:table-cell>
          <table:table-cell table:formula="of:=CONCATENATE(&quot;[[&quot;; [.BX23]; &quot;,0],&quot;; &quot;[&quot;; [.BY23]; &quot;,0],&quot;; &quot;[&quot;; [.BZ23]; &quot;,0],&quot;; &quot;[&quot;; [.CA23]; &quot;,0],&quot;; &quot;[&quot;; [.CB23]; &quot;,0]]&quot;)" office:value-type="string" office:string-value="[[6,0],[3,0],[2,0],[11,0],[24,0]]" calcext:value-type="string">
            <text:p>[[6,0],[3,0],[2,0],[11,0],[24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E22]" office:value-type="float" office:value="4" calcext:value-type="float">
            <text:p>4</text:p>
          </table:table-cell>
          <table:table-cell table:formula="of:=[.CE21]" office:value-type="float" office:value="1" calcext:value-type="float">
            <text:p>1</text:p>
          </table:table-cell>
          <table:table-cell table:formula="of:=[.CE20]" office:value-type="float" office:value="12" calcext:value-type="float">
            <text:p>12</text:p>
          </table:table-cell>
          <table:table-cell table:formula="of:=[.CF20]" office:value-type="float" office:value="23" calcext:value-type="float">
            <text:p>23</text:p>
          </table:table-cell>
          <table:table-cell table:formula="of:=CONCATENATE(&quot;[[&quot;; [.CE23]; &quot;,0],&quot;; &quot;[&quot;; [.CF23]; &quot;,0],&quot;; &quot;[&quot;; [.CG23]; &quot;,0],&quot;; &quot;[&quot;; [.CH23]; &quot;,0],&quot;; &quot;[&quot;; [.CI23]; &quot;,0]]&quot;)" office:value-type="string" office:string-value="[[5,0],[4,0],[1,0],[12,0],[23,0]]" calcext:value-type="string">
            <text:p>[[5,0],[4,0],[1,0],[12,0],[23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CL22]" office:value-type="float" office:value="15" calcext:value-type="float">
            <text:p>15</text:p>
          </table:table-cell>
          <table:table-cell table:formula="of:=[.CL21]" office:value-type="float" office:value="14" calcext:value-type="float">
            <text:p>14</text:p>
          </table:table-cell>
          <table:table-cell table:formula="of:=[.CL20]" office:value-type="float" office:value="13" calcext:value-type="float">
            <text:p>13</text:p>
          </table:table-cell>
          <table:table-cell table:formula="of:=[.CM20]" office:value-type="float" office:value="22" calcext:value-type="float">
            <text:p>22</text:p>
          </table:table-cell>
          <table:table-cell table:formula="of:=CONCATENATE(&quot;[[&quot;; [.CL23]; &quot;,0],&quot;; &quot;[&quot;; [.CM23]; &quot;,0],&quot;; &quot;[&quot;; [.CN23]; &quot;,0],&quot;; &quot;[&quot;; [.CO23]; &quot;,0],&quot;; &quot;[&quot;; [.CP23]; &quot;,0]]&quot;)" office:value-type="string" office:string-value="[[16,0],[15,0],[14,0],[13,0],[22,0]]" calcext:value-type="string">
            <text:p>[[16,0],[15,0],[14,0],[13,0],[22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CS22]" office:value-type="float" office:value="16" calcext:value-type="float">
            <text:p>16</text:p>
          </table:table-cell>
          <table:table-cell table:formula="of:=[.CS21]" office:value-type="float" office:value="15" calcext:value-type="float">
            <text:p>15</text:p>
          </table:table-cell>
          <table:table-cell table:formula="of:=[.CS20]" office:value-type="float" office:value="14" calcext:value-type="float">
            <text:p>14</text:p>
          </table:table-cell>
          <table:table-cell table:formula="of:=[.CT20]" office:value-type="float" office:value="13" calcext:value-type="float">
            <text:p>13</text:p>
          </table:table-cell>
          <table:table-cell table:formula="of:=CONCATENATE(&quot;[[&quot;; [.CS23]; &quot;,0],&quot;; &quot;[&quot;; [.CT23]; &quot;,0],&quot;; &quot;[&quot;; [.CU23]; &quot;,0],&quot;; &quot;[&quot;; [.CV23]; &quot;,0],&quot;; &quot;[&quot;; [.CW23]; &quot;,0]]&quot;)" office:value-type="string" office:string-value="[[35,0],[16,0],[15,0],[14,0],[13,0]]" calcext:value-type="string">
            <text:p>[[35,0],[16,0],[15,0],[14,0],[13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CZ22]" office:value-type="float" office:value="35" calcext:value-type="float">
            <text:p>35</text:p>
          </table:table-cell>
          <table:table-cell table:formula="of:=[.CZ21]" office:value-type="float" office:value="16" calcext:value-type="float">
            <text:p>16</text:p>
          </table:table-cell>
          <table:table-cell table:formula="of:=[.CZ20]" office:value-type="float" office:value="15" calcext:value-type="float">
            <text:p>15</text:p>
          </table:table-cell>
          <table:table-cell table:formula="of:=[.DA20]" office:value-type="float" office:value="14" calcext:value-type="float">
            <text:p>14</text:p>
          </table:table-cell>
          <table:table-cell table:formula="of:=CONCATENATE(&quot;[[&quot;; [.CZ23]; &quot;,0],&quot;; &quot;[&quot;; [.DA23]; &quot;,0],&quot;; &quot;[&quot;; [.DB23]; &quot;,0],&quot;; &quot;[&quot;; [.DC23]; &quot;,0],&quot;; &quot;[&quot;; [.DD23]; &quot;,0]]&quot;)" office:value-type="string" office:string-value="[[38,0],[35,0],[16,0],[15,0],[14,0]]" calcext:value-type="string">
            <text:p>[[38,0],[35,0],[16,0],[15,0],[14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DG22]" office:value-type="float" office:value="38" calcext:value-type="float">
            <text:p>38</text:p>
          </table:table-cell>
          <table:table-cell table:formula="of:=[.DG21]" office:value-type="float" office:value="35" calcext:value-type="float">
            <text:p>35</text:p>
          </table:table-cell>
          <table:table-cell table:formula="of:=[.DG20]" office:value-type="float" office:value="16" calcext:value-type="float">
            <text:p>16</text:p>
          </table:table-cell>
          <table:table-cell table:formula="of:=[.DH20]" office:value-type="float" office:value="15" calcext:value-type="float">
            <text:p>15</text:p>
          </table:table-cell>
          <table:table-cell table:formula="of:=CONCATENATE(&quot;[[&quot;; [.DG23]; &quot;,0],&quot;; &quot;[&quot;; [.DH23]; &quot;,0],&quot;; &quot;[&quot;; [.DI23]; &quot;,0],&quot;; &quot;[&quot;; [.DJ23]; &quot;,0],&quot;; &quot;[&quot;; [.DK23]; &quot;,0]]&quot;)" office:value-type="string" office:string-value="[[97,0],[38,0],[35,0],[16,0],[15,0]]" calcext:value-type="string">
            <text:p>[[97,0],[38,0],[35,0],[16,0],[15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DN22]" office:value-type="float" office:value="37" calcext:value-type="float">
            <text:p>37</text:p>
          </table:table-cell>
          <table:table-cell table:formula="of:=[.DN21]" office:value-type="float" office:value="36" calcext:value-type="float">
            <text:p>36</text:p>
          </table:table-cell>
          <table:table-cell table:formula="of:=[.DN20]" office:value-type="float" office:value="17" calcext:value-type="float">
            <text:p>17</text:p>
          </table:table-cell>
          <table:table-cell table:formula="of:=[.DO20]" office:value-type="float" office:value="18" calcext:value-type="float">
            <text:p>18</text:p>
          </table:table-cell>
          <table:table-cell table:formula="of:=CONCATENATE(&quot;[[&quot;; [.DN23]; &quot;,0],&quot;; &quot;[&quot;; [.DO23]; &quot;,0],&quot;; &quot;[&quot;; [.DP23]; &quot;,0],&quot;; &quot;[&quot;; [.DQ23]; &quot;,0],&quot;; &quot;[&quot;; [.DR23]; &quot;,0]]&quot;)" office:value-type="string" office:string-value="[[98,0],[37,0],[36,0],[17,0],[18,0]]" calcext:value-type="string">
            <text:p>[[98,0],[37,0],[36,0],[17,0],[18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DU22]" office:value-type="float" office:value="36" calcext:value-type="float">
            <text:p>36</text:p>
          </table:table-cell>
          <table:table-cell table:formula="of:=[.DU21]" office:value-type="float" office:value="17" calcext:value-type="float">
            <text:p>17</text:p>
          </table:table-cell>
          <table:table-cell table:formula="of:=[.DU20]" office:value-type="float" office:value="18" calcext:value-type="float">
            <text:p>18</text:p>
          </table:table-cell>
          <table:table-cell table:formula="of:=[.DV20]" office:value-type="float" office:value="19" calcext:value-type="float">
            <text:p>19</text:p>
          </table:table-cell>
          <table:table-cell table:formula="of:=CONCATENATE(&quot;[[&quot;; [.DU23]; &quot;,0],&quot;; &quot;[&quot;; [.DV23]; &quot;,0],&quot;; &quot;[&quot;; [.DW23]; &quot;,0],&quot;; &quot;[&quot;; [.DX23]; &quot;,0],&quot;; &quot;[&quot;; [.DY23]; &quot;,0]]&quot;)" office:value-type="string" office:string-value="[[37,0],[36,0],[17,0],[18,0],[19,0]]" calcext:value-type="string">
            <text:p>[[37,0],[36,0],[17,0],[18,0],[19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B22]" office:value-type="float" office:value="17" calcext:value-type="float">
            <text:p>17</text:p>
          </table:table-cell>
          <table:table-cell table:formula="of:=[.EB21]" office:value-type="float" office:value="18" calcext:value-type="float">
            <text:p>18</text:p>
          </table:table-cell>
          <table:table-cell table:formula="of:=[.EB20]" office:value-type="float" office:value="19" calcext:value-type="float">
            <text:p>19</text:p>
          </table:table-cell>
          <table:table-cell table:formula="of:=[.EC20]" office:value-type="float" office:value="20" calcext:value-type="float">
            <text:p>20</text:p>
          </table:table-cell>
          <table:table-cell table:formula="of:=CONCATENATE(&quot;[[&quot;; [.EB23]; &quot;,0],&quot;; &quot;[&quot;; [.EC23]; &quot;,0],&quot;; &quot;[&quot;; [.ED23]; &quot;,0],&quot;; &quot;[&quot;; [.EE23]; &quot;,0],&quot;; &quot;[&quot;; [.EF23]; &quot;,0]]&quot;)" office:value-type="string" office:string-value="[[36,0],[17,0],[18,0],[19,0],[20,0]]" calcext:value-type="string">
            <text:p>[[36,0],[17,0],[18,0],[19,0],[2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I22]" office:value-type="float" office:value="18" calcext:value-type="float">
            <text:p>18</text:p>
          </table:table-cell>
          <table:table-cell table:formula="of:=[.EI21]" office:value-type="float" office:value="19" calcext:value-type="float">
            <text:p>19</text:p>
          </table:table-cell>
          <table:table-cell table:formula="of:=[.EI20]" office:value-type="float" office:value="20" calcext:value-type="float">
            <text:p>20</text:p>
          </table:table-cell>
          <table:table-cell table:formula="of:=[.EJ20]" office:value-type="float" office:value="21" calcext:value-type="float">
            <text:p>21</text:p>
          </table:table-cell>
          <table:table-cell table:formula="of:=CONCATENATE(&quot;[[&quot;; [.EI23]; &quot;,0],&quot;; &quot;[&quot;; [.EJ23]; &quot;,0],&quot;; &quot;[&quot;; [.EK23]; &quot;,0],&quot;; &quot;[&quot;; [.EL23]; &quot;,0],&quot;; &quot;[&quot;; [.EM23]; &quot;,0]]&quot;)" office:value-type="string" office:string-value="[[17,0],[18,0],[19,0],[20,0],[21,0]]" calcext:value-type="string">
            <text:p>[[17,0],[18,0],[19,0],[20,0],[21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EP22]" office:value-type="float" office:value="19" calcext:value-type="float">
            <text:p>19</text:p>
          </table:table-cell>
          <table:table-cell table:formula="of:=[.EP21]" office:value-type="float" office:value="20" calcext:value-type="float">
            <text:p>20</text:p>
          </table:table-cell>
          <table:table-cell table:formula="of:=[.EP20]" office:value-type="float" office:value="21" calcext:value-type="float">
            <text:p>21</text:p>
          </table:table-cell>
          <table:table-cell table:formula="of:=[.EQ20]" office:value-type="float" office:value="56" calcext:value-type="float">
            <text:p>56</text:p>
          </table:table-cell>
          <table:table-cell table:formula="of:=CONCATENATE(&quot;[[&quot;; [.EP23]; &quot;,0],&quot;; &quot;[&quot;; [.EQ23]; &quot;,0],&quot;; &quot;[&quot;; [.ER23]; &quot;,0],&quot;; &quot;[&quot;; [.ES23]; &quot;,0],&quot;; &quot;[&quot;; [.ET23]; &quot;,0]]&quot;)" office:value-type="string" office:string-value="[[18,0],[19,0],[20,0],[21,0],[56,0]]" calcext:value-type="string">
            <text:p>[[18,0],[19,0],[20,0],[21,0],[56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W22]" office:value-type="float" office:value="14" calcext:value-type="float">
            <text:p>14</text:p>
          </table:table-cell>
          <table:table-cell table:formula="of:=[.EW21]" office:value-type="float" office:value="13" calcext:value-type="float">
            <text:p>13</text:p>
          </table:table-cell>
          <table:table-cell table:formula="of:=[.EW20]" office:value-type="float" office:value="22" calcext:value-type="float">
            <text:p>22</text:p>
          </table:table-cell>
          <table:table-cell table:formula="of:=[.EX20]" office:value-type="float" office:value="55" calcext:value-type="float">
            <text:p>55</text:p>
          </table:table-cell>
          <table:table-cell table:formula="of:=CONCATENATE(&quot;[[&quot;; [.EW23]; &quot;,0],&quot;; &quot;[&quot;; [.EX23]; &quot;,0],&quot;; &quot;[&quot;; [.EY23]; &quot;,0],&quot;; &quot;[&quot;; [.EZ23]; &quot;,0],&quot;; &quot;[&quot;; [.FA23]; &quot;,0]]&quot;)" office:value-type="string" office:string-value="[[15,0],[14,0],[13,0],[22,0],[55,0]]" calcext:value-type="string">
            <text:p>[[15,0],[14,0],[13,0],[22,0],[55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D22]" office:value-type="float" office:value="1" calcext:value-type="float">
            <text:p>1</text:p>
          </table:table-cell>
          <table:table-cell table:formula="of:=[.FD21]" office:value-type="float" office:value="12" calcext:value-type="float">
            <text:p>12</text:p>
          </table:table-cell>
          <table:table-cell table:formula="of:=[.FD20]" office:value-type="float" office:value="23" calcext:value-type="float">
            <text:p>23</text:p>
          </table:table-cell>
          <table:table-cell table:formula="of:=[.FE20]" office:value-type="float" office:value="54" calcext:value-type="float">
            <text:p>54</text:p>
          </table:table-cell>
          <table:table-cell table:formula="of:=CONCATENATE(&quot;[[&quot;; [.FD23]; &quot;,0],&quot;; &quot;[&quot;; [.FE23]; &quot;,0],&quot;; &quot;[&quot;; [.FF23]; &quot;,0],&quot;; &quot;[&quot;; [.FG23]; &quot;,0],&quot;; &quot;[&quot;; [.FH23]; &quot;,0]]&quot;)" office:value-type="string" office:string-value="[[4,0],[1,0],[12,0],[23,0],[54,0]]" calcext:value-type="string">
            <text:p>[[4,0],[1,0],[12,0],[23,0],[54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K22]" office:value-type="float" office:value="2" calcext:value-type="float">
            <text:p>2</text:p>
          </table:table-cell>
          <table:table-cell table:formula="of:=[.FK21]" office:value-type="float" office:value="11" calcext:value-type="float">
            <text:p>11</text:p>
          </table:table-cell>
          <table:table-cell table:formula="of:=[.FK20]" office:value-type="float" office:value="24" calcext:value-type="float">
            <text:p>24</text:p>
          </table:table-cell>
          <table:table-cell table:formula="of:=[.FL20]" office:value-type="float" office:value="53" calcext:value-type="float">
            <text:p>53</text:p>
          </table:table-cell>
          <table:table-cell table:formula="of:=CONCATENATE(&quot;[[&quot;; [.FK23]; &quot;,0],&quot;; &quot;[&quot;; [.FL23]; &quot;,0],&quot;; &quot;[&quot;; [.FM23]; &quot;,0],&quot;; &quot;[&quot;; [.FN23]; &quot;,0],&quot;; &quot;[&quot;; [.FO23]; &quot;,0]]&quot;)" office:value-type="string" office:string-value="[[3,0],[2,0],[11,0],[24,0],[53,0]]" calcext:value-type="string">
            <text:p>[[3,0],[2,0],[11,0],[24,0],[53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FR22]" office:value-type="float" office:value="9" calcext:value-type="float">
            <text:p>9</text:p>
          </table:table-cell>
          <table:table-cell table:formula="of:=[.FR21]" office:value-type="float" office:value="10" calcext:value-type="float">
            <text:p>10</text:p>
          </table:table-cell>
          <table:table-cell table:formula="of:=[.FR20]" office:value-type="float" office:value="25" calcext:value-type="float">
            <text:p>25</text:p>
          </table:table-cell>
          <table:table-cell table:formula="of:=[.FS20]" office:value-type="float" office:value="52" calcext:value-type="float">
            <text:p>52</text:p>
          </table:table-cell>
          <table:table-cell table:formula="of:=CONCATENATE(&quot;[[&quot;; [.FR23]; &quot;,0],&quot;; &quot;[&quot;; [.FS23]; &quot;,0],&quot;; &quot;[&quot;; [.FT23]; &quot;,0],&quot;; &quot;[&quot;; [.FU23]; &quot;,0],&quot;; &quot;[&quot;; [.FV23]; &quot;,0]]&quot;)" office:value-type="string" office:string-value="[[8,0],[9,0],[10,0],[25,0],[52,0]]" calcext:value-type="string">
            <text:p>[[8,0],[9,0],[10,0],[25,0],[52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FY22]" office:value-type="float" office:value="28" calcext:value-type="float">
            <text:p>28</text:p>
          </table:table-cell>
          <table:table-cell table:formula="of:=[.FY21]" office:value-type="float" office:value="27" calcext:value-type="float">
            <text:p>27</text:p>
          </table:table-cell>
          <table:table-cell table:formula="of:=[.FY20]" office:value-type="float" office:value="26" calcext:value-type="float">
            <text:p>26</text:p>
          </table:table-cell>
          <table:table-cell table:formula="of:=[.FZ20]" office:value-type="float" office:value="51" calcext:value-type="float">
            <text:p>51</text:p>
          </table:table-cell>
          <table:table-cell table:formula="of:=CONCATENATE(&quot;[[&quot;; [.FY23]; &quot;,0],&quot;; &quot;[&quot;; [.FZ23]; &quot;,0],&quot;; &quot;[&quot;; [.GA23]; &quot;,0],&quot;; &quot;[&quot;; [.GB23]; &quot;,0],&quot;; &quot;[&quot;; [.GC23]; &quot;,0]]&quot;)" office:value-type="string" office:string-value="[[29,0],[28,0],[27,0],[26,0],[51,0]]" calcext:value-type="string">
            <text:p>[[29,0],[28,0],[27,0],[26,0],[51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GF22]" office:value-type="float" office:value="29" calcext:value-type="float">
            <text:p>29</text:p>
          </table:table-cell>
          <table:table-cell table:formula="of:=[.GF21]" office:value-type="float" office:value="28" calcext:value-type="float">
            <text:p>28</text:p>
          </table:table-cell>
          <table:table-cell table:formula="of:=[.GF20]" office:value-type="float" office:value="27" calcext:value-type="float">
            <text:p>27</text:p>
          </table:table-cell>
          <table:table-cell table:formula="of:=[.GG20]" office:value-type="float" office:value="26" calcext:value-type="float">
            <text:p>26</text:p>
          </table:table-cell>
          <table:table-cell table:formula="of:=CONCATENATE(&quot;[[&quot;; [.GF23]; &quot;,0],&quot;; &quot;[&quot;; [.GG23]; &quot;,0],&quot;; &quot;[&quot;; [.GH23]; &quot;,0],&quot;; &quot;[&quot;; [.GI23]; &quot;,0],&quot;; &quot;[&quot;; [.GJ23]; &quot;,0]]&quot;)" office:value-type="string" office:string-value="[[30,0],[29,0],[28,0],[27,0],[26,0]]" calcext:value-type="string">
            <text:p>[[30,0],[29,0],[28,0],[27,0],[26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M22]" office:value-type="float" office:value="30" calcext:value-type="float">
            <text:p>30</text:p>
          </table:table-cell>
          <table:table-cell table:formula="of:=[.GM21]" office:value-type="float" office:value="29" calcext:value-type="float">
            <text:p>29</text:p>
          </table:table-cell>
          <table:table-cell table:formula="of:=[.GM20]" office:value-type="float" office:value="28" calcext:value-type="float">
            <text:p>28</text:p>
          </table:table-cell>
          <table:table-cell table:formula="of:=[.GN20]" office:value-type="float" office:value="27" calcext:value-type="float">
            <text:p>27</text:p>
          </table:table-cell>
          <table:table-cell table:formula="of:=CONCATENATE(&quot;[[&quot;; [.GM23]; &quot;,0],&quot;; &quot;[&quot;; [.GN23]; &quot;,0],&quot;; &quot;[&quot;; [.GO23]; &quot;,0],&quot;; &quot;[&quot;; [.GP23]; &quot;,0],&quot;; &quot;[&quot;; [.GQ23]; &quot;,0]]&quot;)" office:value-type="string" office:string-value="[[31,0],[30,0],[29,0],[28,0],[27,0]]" calcext:value-type="string">
            <text:p>[[31,0],[30,0],[29,0],[28,0],[2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GT22]" office:value-type="float" office:value="31" calcext:value-type="float">
            <text:p>31</text:p>
          </table:table-cell>
          <table:table-cell table:formula="of:=[.GT21]" office:value-type="float" office:value="30" calcext:value-type="float">
            <text:p>30</text:p>
          </table:table-cell>
          <table:table-cell table:formula="of:=[.GT20]" office:value-type="float" office:value="29" calcext:value-type="float">
            <text:p>29</text:p>
          </table:table-cell>
          <table:table-cell table:formula="of:=[.GU20]" office:value-type="float" office:value="28" calcext:value-type="float">
            <text:p>28</text:p>
          </table:table-cell>
          <table:table-cell table:formula="of:=CONCATENATE(&quot;[[&quot;; [.GT23]; &quot;,0],&quot;; &quot;[&quot;; [.GU23]; &quot;,0],&quot;; &quot;[&quot;; [.GV23]; &quot;,0],&quot;; &quot;[&quot;; [.GW23]; &quot;,0],&quot;; &quot;[&quot;; [.GX23]; &quot;,0]]&quot;)" office:value-type="string" office:string-value="[[42,0],[31,0],[30,0],[29,0],[28,0]]" calcext:value-type="string">
            <text:p>[[42,0],[31,0],[30,0],[29,0],[28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HA22]" office:value-type="float" office:value="42" calcext:value-type="float">
            <text:p>42</text:p>
          </table:table-cell>
          <table:table-cell table:formula="of:=[.HA21]" office:value-type="float" office:value="31" calcext:value-type="float">
            <text:p>31</text:p>
          </table:table-cell>
          <table:table-cell table:formula="of:=[.HA20]" office:value-type="float" office:value="30" calcext:value-type="float">
            <text:p>30</text:p>
          </table:table-cell>
          <table:table-cell table:formula="of:=[.HB20]" office:value-type="float" office:value="29" calcext:value-type="float">
            <text:p>29</text:p>
          </table:table-cell>
          <table:table-cell table:formula="of:=CONCATENATE(&quot;[[&quot;; [.HA23]; &quot;,0],&quot;; &quot;[&quot;; [.HB23]; &quot;,0],&quot;; &quot;[&quot;; [.HC23]; &quot;,0],&quot;; &quot;[&quot;; [.HD23]; &quot;,0],&quot;; &quot;[&quot;; [.HE23]; &quot;,0]]&quot;)" office:value-type="string" office:string-value="[[93,0],[42,0],[31,0],[30,0],[29,0]]" calcext:value-type="string">
            <text:p>[[93,0],[42,0],[31,0],[30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22]" office:value-type="float" office:value="93" calcext:value-type="float">
            <text:p>93</text:p>
          </table:table-cell>
          <table:table-cell table:formula="of:=[.HH21]" office:value-type="float" office:value="42" calcext:value-type="float">
            <text:p>42</text:p>
          </table:table-cell>
          <table:table-cell table:formula="of:=[.HH20]" office:value-type="float" office:value="31" calcext:value-type="float">
            <text:p>31</text:p>
          </table:table-cell>
          <table:table-cell table:formula="of:=[.HI20]" office:value-type="float" office:value="30" calcext:value-type="float">
            <text:p>30</text:p>
          </table:table-cell>
          <table:table-cell table:formula="of:=CONCATENATE(&quot;[[&quot;; [.HH23]; &quot;,0],&quot;; &quot;[&quot;; [.HI23]; &quot;,0],&quot;; &quot;[&quot;; [.HJ23]; &quot;,0],&quot;; &quot;[&quot;; [.HK23]; &quot;,0],&quot;; &quot;[&quot;; [.HL23]; &quot;,0]]&quot;)" office:value-type="string" office:string-value="[[0,0],[93,0],[42,0],[31,0],[30,0]]" calcext:value-type="string">
            <text:p>[[0,0],[93,0],[42,0],[31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22]" office:value-type="float" office:value="94" calcext:value-type="float">
            <text:p>94</text:p>
          </table:table-cell>
          <table:table-cell table:formula="of:=[.HO21]" office:value-type="float" office:value="41" calcext:value-type="float">
            <text:p>41</text:p>
          </table:table-cell>
          <table:table-cell table:formula="of:=[.HO20]" office:value-type="float" office:value="32" calcext:value-type="float">
            <text:p>32</text:p>
          </table:table-cell>
          <table:table-cell table:formula="of:=[.HP20]" office:value-type="float" office:value="7" calcext:value-type="float">
            <text:p>7</text:p>
          </table:table-cell>
          <table:table-cell table:formula="of:=CONCATENATE(&quot;[[&quot;; [.HO23]; &quot;,0],&quot;; &quot;[&quot;; [.HP23]; &quot;,0],&quot;; &quot;[&quot;; [.HQ23]; &quot;,0],&quot;; &quot;[&quot;; [.HR23]; &quot;,0],&quot;; &quot;[&quot;; [.HS23]; &quot;,0]]&quot;)" office:value-type="string" office:string-value="[[0,0],[94,0],[41,0],[32,0],[7,0]]" calcext:value-type="string">
            <text:p>[[0,0],[94,0],[41,0],[32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22]" office:value-type="float" office:value="95" calcext:value-type="float">
            <text:p>95</text:p>
          </table:table-cell>
          <table:table-cell table:formula="of:=[.HV21]" office:value-type="float" office:value="40" calcext:value-type="float">
            <text:p>40</text:p>
          </table:table-cell>
          <table:table-cell table:formula="of:=[.HV20]" office:value-type="float" office:value="33" calcext:value-type="float">
            <text:p>33</text:p>
          </table:table-cell>
          <table:table-cell table:formula="of:=[.HW20]" office:value-type="float" office:value="6" calcext:value-type="float">
            <text:p>6</text:p>
          </table:table-cell>
          <table:table-cell table:formula="of:=CONCATENATE(&quot;[[&quot;; [.HV23]; &quot;,0],&quot;; &quot;[&quot;; [.HW23]; &quot;,0],&quot;; &quot;[&quot;; [.HX23]; &quot;,0],&quot;; &quot;[&quot;; [.HY23]; &quot;,0],&quot;; &quot;[&quot;; [.HZ23]; &quot;,0]]&quot;)" office:value-type="string" office:string-value="[[0,0],[95,0],[40,0],[33,0],[6,0]]" calcext:value-type="string">
            <text:p>[[0,0],[95,0],[40,0],[33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22]" office:value-type="float" office:value="96" calcext:value-type="float">
            <text:p>96</text:p>
          </table:table-cell>
          <table:table-cell table:formula="of:=[.IC21]" office:value-type="float" office:value="39" calcext:value-type="float">
            <text:p>39</text:p>
          </table:table-cell>
          <table:table-cell table:formula="of:=[.IC20]" office:value-type="float" office:value="34" calcext:value-type="float">
            <text:p>34</text:p>
          </table:table-cell>
          <table:table-cell table:formula="of:=[.ID20]" office:value-type="float" office:value="5" calcext:value-type="float">
            <text:p>5</text:p>
          </table:table-cell>
          <table:table-cell table:formula="of:=CONCATENATE(&quot;[[&quot;; [.IC23]; &quot;,0],&quot;; &quot;[&quot;; [.ID23]; &quot;,0],&quot;; &quot;[&quot;; [.IE23]; &quot;,0],&quot;; &quot;[&quot;; [.IF23]; &quot;,0],&quot;; &quot;[&quot;; [.IG23]; &quot;,0]]&quot;)" office:value-type="string" office:string-value="[[0,0],[96,0],[39,0],[34,0],[5,0]]" calcext:value-type="string">
            <text:p>[[0,0],[96,0],[39,0],[34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22]" office:value-type="float" office:value="97" calcext:value-type="float">
            <text:p>97</text:p>
          </table:table-cell>
          <table:table-cell table:formula="of:=[.IJ21]" office:value-type="float" office:value="38" calcext:value-type="float">
            <text:p>38</text:p>
          </table:table-cell>
          <table:table-cell table:formula="of:=[.IJ20]" office:value-type="float" office:value="35" calcext:value-type="float">
            <text:p>35</text:p>
          </table:table-cell>
          <table:table-cell table:formula="of:=[.IK20]" office:value-type="float" office:value="16" calcext:value-type="float">
            <text:p>16</text:p>
          </table:table-cell>
          <table:table-cell table:formula="of:=CONCATENATE(&quot;[[&quot;; [.IJ23]; &quot;,0],&quot;; &quot;[&quot;; [.IK23]; &quot;,0],&quot;; &quot;[&quot;; [.IL23]; &quot;,0],&quot;; &quot;[&quot;; [.IM23]; &quot;,0],&quot;; &quot;[&quot;; [.IN23]; &quot;,0]]&quot;)" office:value-type="string" office:string-value="[[0,0],[97,0],[38,0],[35,0],[16,0]]" calcext:value-type="string">
            <text:p>[[0,0],[97,0],[38,0],[35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22]" office:value-type="float" office:value="98" calcext:value-type="float">
            <text:p>98</text:p>
          </table:table-cell>
          <table:table-cell table:formula="of:=[.IQ21]" office:value-type="float" office:value="37" calcext:value-type="float">
            <text:p>37</text:p>
          </table:table-cell>
          <table:table-cell table:formula="of:=[.IQ20]" office:value-type="float" office:value="36" calcext:value-type="float">
            <text:p>36</text:p>
          </table:table-cell>
          <table:table-cell table:formula="of:=[.IR20]" office:value-type="float" office:value="17" calcext:value-type="float">
            <text:p>17</text:p>
          </table:table-cell>
          <table:table-cell table:formula="of:=CONCATENATE(&quot;[[&quot;; [.IQ23]; &quot;,0],&quot;; &quot;[&quot;; [.IR23]; &quot;,0],&quot;; &quot;[&quot;; [.IS23]; &quot;,0],&quot;; &quot;[&quot;; [.IT23]; &quot;,0],&quot;; &quot;[&quot;; [.IU23]; &quot;,0]]&quot;)" office:value-type="string" office:string-value="[[0,0],[98,0],[37,0],[36,0],[17,0]]" calcext:value-type="string">
            <text:p>[[0,0],[98,0],[37,0],[36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2]" office:value-type="float" office:value="0" calcext:value-type="float">
            <text:p>0</text:p>
          </table:table-cell>
          <table:table-cell table:formula="of:=[.IX21]" office:value-type="float" office:value="98" calcext:value-type="float">
            <text:p>98</text:p>
          </table:table-cell>
          <table:table-cell table:formula="of:=[.IX20]" office:value-type="float" office:value="37" calcext:value-type="float">
            <text:p>37</text:p>
          </table:table-cell>
          <table:table-cell table:formula="of:=[.IY20]" office:value-type="float" office:value="36" calcext:value-type="float">
            <text:p>36</text:p>
          </table:table-cell>
          <table:table-cell table:formula="of:=CONCATENATE(&quot;[[&quot;; [.IX23]; &quot;,0],&quot;; &quot;[&quot;; [.IY23]; &quot;,0],&quot;; &quot;[&quot;; [.IZ23]; &quot;,0],&quot;; &quot;[&quot;; [.JA23]; &quot;,0],&quot;; &quot;[&quot;; [.JB23]; &quot;,0]]&quot;)" office:value-type="string" office:string-value="[[0,0],[0,0],[98,0],[37,0],[36,0]]" calcext:value-type="string">
            <text:p>[[0,0],[0,0],[98,0],[37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2]" office:value-type="float" office:value="0" calcext:value-type="float">
            <text:p>0</text:p>
          </table:table-cell>
          <table:table-cell table:formula="of:=[.JE21]" office:value-type="float" office:value="97" calcext:value-type="float">
            <text:p>97</text:p>
          </table:table-cell>
          <table:table-cell table:formula="of:=[.JE20]" office:value-type="float" office:value="38" calcext:value-type="float">
            <text:p>38</text:p>
          </table:table-cell>
          <table:table-cell table:formula="of:=[.JF20]" office:value-type="float" office:value="35" calcext:value-type="float">
            <text:p>35</text:p>
          </table:table-cell>
          <table:table-cell table:formula="of:=CONCATENATE(&quot;[[&quot;; [.JE23]; &quot;,0],&quot;; &quot;[&quot;; [.JF23]; &quot;,0],&quot;; &quot;[&quot;; [.JG23]; &quot;,0],&quot;; &quot;[&quot;; [.JH23]; &quot;,0],&quot;; &quot;[&quot;; [.JI23]; &quot;,0]]&quot;)" office:value-type="string" office:string-value="[[0,0],[0,0],[97,0],[38,0],[35,0]]" calcext:value-type="string">
            <text:p>[[0,0],[0,0],[97,0],[38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2]" office:value-type="float" office:value="0" calcext:value-type="float">
            <text:p>0</text:p>
          </table:table-cell>
          <table:table-cell table:formula="of:=[.JL21]" office:value-type="float" office:value="96" calcext:value-type="float">
            <text:p>96</text:p>
          </table:table-cell>
          <table:table-cell table:formula="of:=[.JL20]" office:value-type="float" office:value="39" calcext:value-type="float">
            <text:p>39</text:p>
          </table:table-cell>
          <table:table-cell table:formula="of:=[.JM20]" office:value-type="float" office:value="34" calcext:value-type="float">
            <text:p>34</text:p>
          </table:table-cell>
          <table:table-cell table:formula="of:=CONCATENATE(&quot;[[&quot;; [.JL23]; &quot;,0],&quot;; &quot;[&quot;; [.JM23]; &quot;,0],&quot;; &quot;[&quot;; [.JN23]; &quot;,0],&quot;; &quot;[&quot;; [.JO23]; &quot;,0],&quot;; &quot;[&quot;; [.JP23]; &quot;,0]]&quot;)" office:value-type="string" office:string-value="[[0,0],[0,0],[96,0],[39,0],[34,0]]" calcext:value-type="string">
            <text:p>[[0,0],[0,0],[96,0],[39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2]" office:value-type="float" office:value="0" calcext:value-type="float">
            <text:p>0</text:p>
          </table:table-cell>
          <table:table-cell table:formula="of:=[.JS21]" office:value-type="float" office:value="95" calcext:value-type="float">
            <text:p>95</text:p>
          </table:table-cell>
          <table:table-cell table:formula="of:=[.JS20]" office:value-type="float" office:value="40" calcext:value-type="float">
            <text:p>40</text:p>
          </table:table-cell>
          <table:table-cell table:formula="of:=[.JT20]" office:value-type="float" office:value="33" calcext:value-type="float">
            <text:p>33</text:p>
          </table:table-cell>
          <table:table-cell table:formula="of:=CONCATENATE(&quot;[[&quot;; [.JS23]; &quot;,0],&quot;; &quot;[&quot;; [.JT23]; &quot;,0],&quot;; &quot;[&quot;; [.JU23]; &quot;,0],&quot;; &quot;[&quot;; [.JV23]; &quot;,0],&quot;; &quot;[&quot;; [.JW23]; &quot;,0]]&quot;)" office:value-type="string" office:string-value="[[0,0],[0,0],[95,0],[40,0],[33,0]]" calcext:value-type="string">
            <text:p>[[0,0],[0,0],[95,0],[40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2]" office:value-type="float" office:value="0" calcext:value-type="float">
            <text:p>0</text:p>
          </table:table-cell>
          <table:table-cell table:formula="of:=[.JZ21]" office:value-type="float" office:value="94" calcext:value-type="float">
            <text:p>94</text:p>
          </table:table-cell>
          <table:table-cell table:formula="of:=[.JZ20]" office:value-type="float" office:value="41" calcext:value-type="float">
            <text:p>41</text:p>
          </table:table-cell>
          <table:table-cell table:formula="of:=[.KA20]" office:value-type="float" office:value="32" calcext:value-type="float">
            <text:p>32</text:p>
          </table:table-cell>
          <table:table-cell table:formula="of:=CONCATENATE(&quot;[[&quot;; [.JZ23]; &quot;,0],&quot;; &quot;[&quot;; [.KA23]; &quot;,0],&quot;; &quot;[&quot;; [.KB23]; &quot;,0],&quot;; &quot;[&quot;; [.KC23]; &quot;,0],&quot;; &quot;[&quot;; [.KD23]; &quot;,0]]&quot;)" office:value-type="string" office:string-value="[[0,0],[0,0],[94,0],[41,0],[32,0]]" calcext:value-type="string">
            <text:p>[[0,0],[0,0],[94,0],[41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2]" office:value-type="float" office:value="0" calcext:value-type="float">
            <text:p>0</text:p>
          </table:table-cell>
          <table:table-cell table:formula="of:=[.KG21]" office:value-type="float" office:value="93" calcext:value-type="float">
            <text:p>93</text:p>
          </table:table-cell>
          <table:table-cell table:formula="of:=[.KG20]" office:value-type="float" office:value="42" calcext:value-type="float">
            <text:p>42</text:p>
          </table:table-cell>
          <table:table-cell table:formula="of:=[.KH20]" office:value-type="float" office:value="31" calcext:value-type="float">
            <text:p>31</text:p>
          </table:table-cell>
          <table:table-cell table:formula="of:=CONCATENATE(&quot;[[&quot;; [.KG23]; &quot;,0],&quot;; &quot;[&quot;; [.KH23]; &quot;,0],&quot;; &quot;[&quot;; [.KI23]; &quot;,0],&quot;; &quot;[&quot;; [.KJ23]; &quot;,0],&quot;; &quot;[&quot;; [.KK23]; &quot;,0]]&quot;)" office:value-type="string" office:string-value="[[0,0],[0,0],[93,0],[42,0],[31,0]]" calcext:value-type="string">
            <text:p>[[0,0],[0,0],[93,0],[42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2]" office:value-type="float" office:value="0" calcext:value-type="float">
            <text:p>0</text:p>
          </table:table-cell>
          <table:table-cell table:formula="of:=[.KN21]" office:value-type="float" office:value="92" calcext:value-type="float">
            <text:p>92</text:p>
          </table:table-cell>
          <table:table-cell table:formula="of:=[.KN20]" office:value-type="float" office:value="43" calcext:value-type="float">
            <text:p>43</text:p>
          </table:table-cell>
          <table:table-cell table:formula="of:=[.KO20]" office:value-type="float" office:value="44" calcext:value-type="float">
            <text:p>44</text:p>
          </table:table-cell>
          <table:table-cell table:formula="of:=CONCATENATE(&quot;[[&quot;; [.KN23]; &quot;,0],&quot;; &quot;[&quot;; [.KO23]; &quot;,0],&quot;; &quot;[&quot;; [.KP23]; &quot;,0],&quot;; &quot;[&quot;; [.KQ23]; &quot;,0],&quot;; &quot;[&quot;; [.KR23]; &quot;,0]]&quot;)" office:value-type="string" office:string-value="[[0,0],[0,0],[92,0],[43,0],[44,0]]" calcext:value-type="string">
            <text:p>[[0,0],[0,0],[92,0],[43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22]" office:value-type="float" office:value="92" calcext:value-type="float">
            <text:p>92</text:p>
          </table:table-cell>
          <table:table-cell table:formula="of:=[.KU21]" office:value-type="float" office:value="43" calcext:value-type="float">
            <text:p>43</text:p>
          </table:table-cell>
          <table:table-cell table:formula="of:=[.KU20]" office:value-type="float" office:value="44" calcext:value-type="float">
            <text:p>44</text:p>
          </table:table-cell>
          <table:table-cell table:formula="of:=[.KV20]" office:value-type="float" office:value="45" calcext:value-type="float">
            <text:p>45</text:p>
          </table:table-cell>
          <table:table-cell table:formula="of:=CONCATENATE(&quot;[[&quot;; [.KU23]; &quot;,0],&quot;; &quot;[&quot;; [.KV23]; &quot;,0],&quot;; &quot;[&quot;; [.KW23]; &quot;,0],&quot;; &quot;[&quot;; [.KX23]; &quot;,0],&quot;; &quot;[&quot;; [.KY23]; &quot;,0]]&quot;)" office:value-type="string" office:string-value="[[0,0],[92,0],[43,0],[44,0],[45,0]]" calcext:value-type="string">
            <text:p>[[0,0],[92,0],[43,0],[44,0],[4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LB22]" office:value-type="float" office:value="43" calcext:value-type="float">
            <text:p>43</text:p>
          </table:table-cell>
          <table:table-cell table:formula="of:=[.LB21]" office:value-type="float" office:value="44" calcext:value-type="float">
            <text:p>44</text:p>
          </table:table-cell>
          <table:table-cell table:formula="of:=[.LB20]" office:value-type="float" office:value="45" calcext:value-type="float">
            <text:p>45</text:p>
          </table:table-cell>
          <table:table-cell table:formula="of:=[.LC20]" office:value-type="float" office:value="46" calcext:value-type="float">
            <text:p>46</text:p>
          </table:table-cell>
          <table:table-cell table:formula="of:=CONCATENATE(&quot;[[&quot;; [.LB23]; &quot;,0],&quot;; &quot;[&quot;; [.LC23]; &quot;,0],&quot;; &quot;[&quot;; [.LD23]; &quot;,0],&quot;; &quot;[&quot;; [.LE23]; &quot;,0],&quot;; &quot;[&quot;; [.LF23]; &quot;,0]]&quot;)" office:value-type="string" office:string-value="[[92,0],[43,0],[44,0],[45,0],[46,0]]" calcext:value-type="string">
            <text:p>[[92,0],[43,0],[44,0],[45,0],[46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LI22]" office:value-type="float" office:value="44" calcext:value-type="float">
            <text:p>44</text:p>
          </table:table-cell>
          <table:table-cell table:formula="of:=[.LI21]" office:value-type="float" office:value="45" calcext:value-type="float">
            <text:p>45</text:p>
          </table:table-cell>
          <table:table-cell table:formula="of:=[.LI20]" office:value-type="float" office:value="46" calcext:value-type="float">
            <text:p>46</text:p>
          </table:table-cell>
          <table:table-cell table:formula="of:=[.LJ20]" office:value-type="float" office:value="47" calcext:value-type="float">
            <text:p>47</text:p>
          </table:table-cell>
          <table:table-cell table:formula="of:=CONCATENATE(&quot;[[&quot;; [.LI23]; &quot;,0],&quot;; &quot;[&quot;; [.LJ23]; &quot;,0],&quot;; &quot;[&quot;; [.LK23]; &quot;,0],&quot;; &quot;[&quot;; [.LL23]; &quot;,0],&quot;; &quot;[&quot;; [.LM23]; &quot;,0]]&quot;)" office:value-type="string" office:string-value="[[43,0],[44,0],[45,0],[46,0],[47,0]]" calcext:value-type="string">
            <text:p>[[43,0],[44,0],[45,0],[46,0],[47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P22]" office:value-type="float" office:value="45" calcext:value-type="float">
            <text:p>45</text:p>
          </table:table-cell>
          <table:table-cell table:formula="of:=[.LP21]" office:value-type="float" office:value="46" calcext:value-type="float">
            <text:p>46</text:p>
          </table:table-cell>
          <table:table-cell table:formula="of:=[.LP20]" office:value-type="float" office:value="47" calcext:value-type="float">
            <text:p>47</text:p>
          </table:table-cell>
          <table:table-cell table:formula="of:=[.LQ20]" office:value-type="float" office:value="48" calcext:value-type="float">
            <text:p>48</text:p>
          </table:table-cell>
          <table:table-cell table:formula="of:=CONCATENATE(&quot;[[&quot;; [.LP23]; &quot;,0],&quot;; &quot;[&quot;; [.LQ23]; &quot;,0],&quot;; &quot;[&quot;; [.LR23]; &quot;,0],&quot;; &quot;[&quot;; [.LS23]; &quot;,0],&quot;; &quot;[&quot;; [.LT23]; &quot;,0]]&quot;)" office:value-type="string" office:string-value="[[44,0],[45,0],[46,0],[47,0],[48,0]]" calcext:value-type="string">
            <text:p>[[44,0],[45,0],[46,0],[47,0],[48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LW22]" office:value-type="float" office:value="46" calcext:value-type="float">
            <text:p>46</text:p>
          </table:table-cell>
          <table:table-cell table:formula="of:=[.LW21]" office:value-type="float" office:value="47" calcext:value-type="float">
            <text:p>47</text:p>
          </table:table-cell>
          <table:table-cell table:formula="of:=[.LW20]" office:value-type="float" office:value="48" calcext:value-type="float">
            <text:p>48</text:p>
          </table:table-cell>
          <table:table-cell table:formula="of:=[.LX20]" office:value-type="float" office:value="49" calcext:value-type="float">
            <text:p>49</text:p>
          </table:table-cell>
          <table:table-cell table:formula="of:=CONCATENATE(&quot;[[&quot;; [.LW23]; &quot;,0],&quot;; &quot;[&quot;; [.LX23]; &quot;,0],&quot;; &quot;[&quot;; [.LY23]; &quot;,0],&quot;; &quot;[&quot;; [.LZ23]; &quot;,0],&quot;; &quot;[&quot;; [.MA23]; &quot;,0]]&quot;)" office:value-type="string" office:string-value="[[45,0],[46,0],[47,0],[48,0],[49,0]]" calcext:value-type="string">
            <text:p>[[45,0],[46,0],[47,0],[48,0],[49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MD22]" office:value-type="float" office:value="47" calcext:value-type="float">
            <text:p>47</text:p>
          </table:table-cell>
          <table:table-cell table:formula="of:=[.MD21]" office:value-type="float" office:value="48" calcext:value-type="float">
            <text:p>48</text:p>
          </table:table-cell>
          <table:table-cell table:formula="of:=[.MD20]" office:value-type="float" office:value="49" calcext:value-type="float">
            <text:p>49</text:p>
          </table:table-cell>
          <table:table-cell table:formula="of:=[.ME20]" office:value-type="float" office:value="50" calcext:value-type="float">
            <text:p>50</text:p>
          </table:table-cell>
          <table:table-cell table:formula="of:=CONCATENATE(&quot;[[&quot;; [.MD23]; &quot;,0],&quot;; &quot;[&quot;; [.ME23]; &quot;,0],&quot;; &quot;[&quot;; [.MF23]; &quot;,0],&quot;; &quot;[&quot;; [.MG23]; &quot;,0],&quot;; &quot;[&quot;; [.MH23]; &quot;,0]]&quot;)" office:value-type="string" office:string-value="[[46,0],[47,0],[48,0],[49,0],[50,0]]" calcext:value-type="string">
            <text:p>[[46,0],[47,0],[48,0],[49,0],[5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MK22]" office:value-type="float" office:value="48" calcext:value-type="float">
            <text:p>48</text:p>
          </table:table-cell>
          <table:table-cell table:formula="of:=[.MK21]" office:value-type="float" office:value="49" calcext:value-type="float">
            <text:p>49</text:p>
          </table:table-cell>
          <table:table-cell table:formula="of:=[.MK20]" office:value-type="float" office:value="50" calcext:value-type="float">
            <text:p>50</text:p>
          </table:table-cell>
          <table:table-cell table:formula="of:=[.ML20]" office:value-type="float" office:value="81" calcext:value-type="float">
            <text:p>81</text:p>
          </table:table-cell>
          <table:table-cell table:formula="of:=CONCATENATE(&quot;[[&quot;; [.MK23]; &quot;,0],&quot;; &quot;[&quot;; [.ML23]; &quot;,0],&quot;; &quot;[&quot;; [.MM23]; &quot;,0],&quot;; &quot;[&quot;; [.MN23]; &quot;,0],&quot;; &quot;[&quot;; [.MO23]; &quot;,0]]&quot;)" office:value-type="string" office:string-value="[[47,0],[48,0],[49,0],[50,0],[81,0]]" calcext:value-type="string">
            <text:p>[[47,0],[48,0],[49,0],[50,0],[81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MR22]" office:value-type="float" office:value="27" calcext:value-type="float">
            <text:p>27</text:p>
          </table:table-cell>
          <table:table-cell table:formula="of:=[.MR21]" office:value-type="float" office:value="26" calcext:value-type="float">
            <text:p>26</text:p>
          </table:table-cell>
          <table:table-cell table:formula="of:=[.MR20]" office:value-type="float" office:value="51" calcext:value-type="float">
            <text:p>51</text:p>
          </table:table-cell>
          <table:table-cell table:formula="of:=[.MS20]" office:value-type="float" office:value="80" calcext:value-type="float">
            <text:p>80</text:p>
          </table:table-cell>
          <table:table-cell table:formula="of:=CONCATENATE(&quot;[[&quot;; [.MR23]; &quot;,0],&quot;; &quot;[&quot;; [.MS23]; &quot;,0],&quot;; &quot;[&quot;; [.MT23]; &quot;,0],&quot;; &quot;[&quot;; [.MU23]; &quot;,0],&quot;; &quot;[&quot;; [.MV23]; &quot;,0]]&quot;)" office:value-type="string" office:string-value="[[28,0],[27,0],[26,0],[51,0],[80,0]]" calcext:value-type="string">
            <text:p>[[28,0],[27,0],[26,0],[51,0],[8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Y22]" office:value-type="float" office:value="10" calcext:value-type="float">
            <text:p>10</text:p>
          </table:table-cell>
          <table:table-cell table:formula="of:=[.MY21]" office:value-type="float" office:value="25" calcext:value-type="float">
            <text:p>25</text:p>
          </table:table-cell>
          <table:table-cell table:formula="of:=[.MY20]" office:value-type="float" office:value="52" calcext:value-type="float">
            <text:p>52</text:p>
          </table:table-cell>
          <table:table-cell table:formula="of:=[.MZ20]" office:value-type="float" office:value="79" calcext:value-type="float">
            <text:p>79</text:p>
          </table:table-cell>
          <table:table-cell table:formula="of:=CONCATENATE(&quot;[[&quot;; [.MY23]; &quot;,0],&quot;; &quot;[&quot;; [.MZ23]; &quot;,0],&quot;; &quot;[&quot;; [.NA23]; &quot;,0],&quot;; &quot;[&quot;; [.NB23]; &quot;,0],&quot;; &quot;[&quot;; [.NC23]; &quot;,0]]&quot;)" office:value-type="string" office:string-value="[[9,0],[10,0],[25,0],[52,0],[79,0]]" calcext:value-type="string">
            <text:p>[[9,0],[10,0],[25,0],[52,0],[7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NF22]" office:value-type="float" office:value="11" calcext:value-type="float">
            <text:p>11</text:p>
          </table:table-cell>
          <table:table-cell table:formula="of:=[.NF21]" office:value-type="float" office:value="24" calcext:value-type="float">
            <text:p>24</text:p>
          </table:table-cell>
          <table:table-cell table:formula="of:=[.NF20]" office:value-type="float" office:value="53" calcext:value-type="float">
            <text:p>53</text:p>
          </table:table-cell>
          <table:table-cell table:formula="of:=[.NG20]" office:value-type="float" office:value="78" calcext:value-type="float">
            <text:p>78</text:p>
          </table:table-cell>
          <table:table-cell table:formula="of:=CONCATENATE(&quot;[[&quot;; [.NF23]; &quot;,0],&quot;; &quot;[&quot;; [.NG23]; &quot;,0],&quot;; &quot;[&quot;; [.NH23]; &quot;,0],&quot;; &quot;[&quot;; [.NI23]; &quot;,0],&quot;; &quot;[&quot;; [.NJ23]; &quot;,0]]&quot;)" office:value-type="string" office:string-value="[[2,0],[11,0],[24,0],[53,0],[78,0]]" calcext:value-type="string">
            <text:p>[[2,0],[11,0],[24,0],[53,0],[78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NM22]" office:value-type="float" office:value="12" calcext:value-type="float">
            <text:p>12</text:p>
          </table:table-cell>
          <table:table-cell table:formula="of:=[.NM21]" office:value-type="float" office:value="23" calcext:value-type="float">
            <text:p>23</text:p>
          </table:table-cell>
          <table:table-cell table:formula="of:=[.NM20]" office:value-type="float" office:value="54" calcext:value-type="float">
            <text:p>54</text:p>
          </table:table-cell>
          <table:table-cell table:formula="of:=[.NN20]" office:value-type="float" office:value="77" calcext:value-type="float">
            <text:p>77</text:p>
          </table:table-cell>
          <table:table-cell table:formula="of:=CONCATENATE(&quot;[[&quot;; [.NM23]; &quot;,0],&quot;; &quot;[&quot;; [.NN23]; &quot;,0],&quot;; &quot;[&quot;; [.NO23]; &quot;,0],&quot;; &quot;[&quot;; [.NP23]; &quot;,0],&quot;; &quot;[&quot;; [.NQ23]; &quot;,0]]&quot;)" office:value-type="string" office:string-value="[[1,0],[12,0],[23,0],[54,0],[77,0]]" calcext:value-type="string">
            <text:p>[[1,0],[12,0],[23,0],[54,0],[77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NT22]" office:value-type="float" office:value="13" calcext:value-type="float">
            <text:p>13</text:p>
          </table:table-cell>
          <table:table-cell table:formula="of:=[.NT21]" office:value-type="float" office:value="22" calcext:value-type="float">
            <text:p>22</text:p>
          </table:table-cell>
          <table:table-cell table:formula="of:=[.NT20]" office:value-type="float" office:value="55" calcext:value-type="float">
            <text:p>55</text:p>
          </table:table-cell>
          <table:table-cell table:formula="of:=[.NU20]" office:value-type="float" office:value="76" calcext:value-type="float">
            <text:p>76</text:p>
          </table:table-cell>
          <table:table-cell table:formula="of:=CONCATENATE(&quot;[[&quot;; [.NT23]; &quot;,0],&quot;; &quot;[&quot;; [.NU23]; &quot;,0],&quot;; &quot;[&quot;; [.NV23]; &quot;,0],&quot;; &quot;[&quot;; [.NW23]; &quot;,0],&quot;; &quot;[&quot;; [.NX23]; &quot;,0]]&quot;)" office:value-type="string" office:string-value="[[14,0],[13,0],[22,0],[55,0],[76,0]]" calcext:value-type="string">
            <text:p>[[14,0],[13,0],[22,0],[55,0],[76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OA22]" office:value-type="float" office:value="20" calcext:value-type="float">
            <text:p>20</text:p>
          </table:table-cell>
          <table:table-cell table:formula="of:=[.OA21]" office:value-type="float" office:value="21" calcext:value-type="float">
            <text:p>21</text:p>
          </table:table-cell>
          <table:table-cell table:formula="of:=[.OA20]" office:value-type="float" office:value="56" calcext:value-type="float">
            <text:p>56</text:p>
          </table:table-cell>
          <table:table-cell table:formula="of:=[.OB20]" office:value-type="float" office:value="75" calcext:value-type="float">
            <text:p>75</text:p>
          </table:table-cell>
          <table:table-cell table:formula="of:=CONCATENATE(&quot;[[&quot;; [.OA23]; &quot;,0],&quot;; &quot;[&quot;; [.OB23]; &quot;,0],&quot;; &quot;[&quot;; [.OC23]; &quot;,0],&quot;; &quot;[&quot;; [.OD23]; &quot;,0],&quot;; &quot;[&quot;; [.OE23]; &quot;,0]]&quot;)" office:value-type="string" office:string-value="[[19,0],[20,0],[21,0],[56,0],[75,0]]" calcext:value-type="string">
            <text:p>[[19,0],[20,0],[21,0],[56,0],[75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OH22]" office:value-type="float" office:value="59" calcext:value-type="float">
            <text:p>59</text:p>
          </table:table-cell>
          <table:table-cell table:formula="of:=[.OH21]" office:value-type="float" office:value="58" calcext:value-type="float">
            <text:p>58</text:p>
          </table:table-cell>
          <table:table-cell table:formula="of:=[.OH20]" office:value-type="float" office:value="57" calcext:value-type="float">
            <text:p>57</text:p>
          </table:table-cell>
          <table:table-cell table:formula="of:=[.OI20]" office:value-type="float" office:value="74" calcext:value-type="float">
            <text:p>74</text:p>
          </table:table-cell>
          <table:table-cell table:formula="of:=CONCATENATE(&quot;[[&quot;; [.OH23]; &quot;,0],&quot;; &quot;[&quot;; [.OI23]; &quot;,0],&quot;; &quot;[&quot;; [.OJ23]; &quot;,0],&quot;; &quot;[&quot;; [.OK23]; &quot;,0],&quot;; &quot;[&quot;; [.OL23]; &quot;,0]]&quot;)" office:value-type="string" office:string-value="[[60,0],[59,0],[58,0],[57,0],[74,0]]" calcext:value-type="string">
            <text:p>[[60,0],[59,0],[58,0],[57,0],[74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OO22]" office:value-type="float" office:value="60" calcext:value-type="float">
            <text:p>60</text:p>
          </table:table-cell>
          <table:table-cell table:formula="of:=[.OO21]" office:value-type="float" office:value="59" calcext:value-type="float">
            <text:p>59</text:p>
          </table:table-cell>
          <table:table-cell table:formula="of:=[.OO20]" office:value-type="float" office:value="58" calcext:value-type="float">
            <text:p>58</text:p>
          </table:table-cell>
          <table:table-cell table:formula="of:=[.OP20]" office:value-type="float" office:value="57" calcext:value-type="float">
            <text:p>57</text:p>
          </table:table-cell>
          <table:table-cell table:formula="of:=CONCATENATE(&quot;[[&quot;; [.OO23]; &quot;,0],&quot;; &quot;[&quot;; [.OP23]; &quot;,0],&quot;; &quot;[&quot;; [.OQ23]; &quot;,0],&quot;; &quot;[&quot;; [.OR23]; &quot;,0],&quot;; &quot;[&quot;; [.OS23]; &quot;,0]]&quot;)" office:value-type="string" office:string-value="[[61,0],[60,0],[59,0],[58,0],[57,0]]" calcext:value-type="string">
            <text:p>[[61,0],[60,0],[59,0],[58,0],[57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V22]" office:value-type="float" office:value="61" calcext:value-type="float">
            <text:p>61</text:p>
          </table:table-cell>
          <table:table-cell table:formula="of:=[.OV21]" office:value-type="float" office:value="60" calcext:value-type="float">
            <text:p>60</text:p>
          </table:table-cell>
          <table:table-cell table:formula="of:=[.OV20]" office:value-type="float" office:value="59" calcext:value-type="float">
            <text:p>59</text:p>
          </table:table-cell>
          <table:table-cell table:formula="of:=[.OW20]" office:value-type="float" office:value="58" calcext:value-type="float">
            <text:p>58</text:p>
          </table:table-cell>
          <table:table-cell table:formula="of:=CONCATENATE(&quot;[[&quot;; [.OV23]; &quot;,0],&quot;; &quot;[&quot;; [.OW23]; &quot;,0],&quot;; &quot;[&quot;; [.OX23]; &quot;,0],&quot;; &quot;[&quot;; [.OY23]; &quot;,0],&quot;; &quot;[&quot;; [.OZ23]; &quot;,0]]&quot;)" office:value-type="string" office:string-value="[[62,0],[61,0],[60,0],[59,0],[58,0]]" calcext:value-type="string">
            <text:p>[[62,0],[61,0],[60,0],[59,0],[58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PC22]" office:value-type="float" office:value="62" calcext:value-type="float">
            <text:p>62</text:p>
          </table:table-cell>
          <table:table-cell table:formula="of:=[.PC21]" office:value-type="float" office:value="61" calcext:value-type="float">
            <text:p>61</text:p>
          </table:table-cell>
          <table:table-cell table:formula="of:=[.PC20]" office:value-type="float" office:value="60" calcext:value-type="float">
            <text:p>60</text:p>
          </table:table-cell>
          <table:table-cell table:formula="of:=[.PD20]" office:value-type="float" office:value="59" calcext:value-type="float">
            <text:p>59</text:p>
          </table:table-cell>
          <table:table-cell table:formula="of:=CONCATENATE(&quot;[[&quot;; [.PC23]; &quot;,0],&quot;; &quot;[&quot;; [.PD23]; &quot;,0],&quot;; &quot;[&quot;; [.PE23]; &quot;,0],&quot;; &quot;[&quot;; [.PF23]; &quot;,0],&quot;; &quot;[&quot;; [.PG23]; &quot;,0]]&quot;)" office:value-type="string" office:string-value="[[63,0],[62,0],[61,0],[60,0],[59,0]]" calcext:value-type="string">
            <text:p>[[63,0],[62,0],[61,0],[60,0],[59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J22]" office:value-type="float" office:value="63" calcext:value-type="float">
            <text:p>63</text:p>
          </table:table-cell>
          <table:table-cell table:formula="of:=[.PJ21]" office:value-type="float" office:value="62" calcext:value-type="float">
            <text:p>62</text:p>
          </table:table-cell>
          <table:table-cell table:formula="of:=[.PJ20]" office:value-type="float" office:value="61" calcext:value-type="float">
            <text:p>61</text:p>
          </table:table-cell>
          <table:table-cell table:formula="of:=[.PK20]" office:value-type="float" office:value="60" calcext:value-type="float">
            <text:p>60</text:p>
          </table:table-cell>
          <table:table-cell table:formula="of:=CONCATENATE(&quot;[[&quot;; [.PJ23]; &quot;,0],&quot;; &quot;[&quot;; [.PK23]; &quot;,0],&quot;; &quot;[&quot;; [.PL23]; &quot;,0],&quot;; &quot;[&quot;; [.PM23]; &quot;,0],&quot;; &quot;[&quot;; [.PN23]; &quot;,0]]&quot;)" office:value-type="string" office:string-value="[[64,0],[63,0],[62,0],[61,0],[60,0]]" calcext:value-type="string">
            <text:p>[[64,0],[63,0],[62,0],[61,0],[60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PQ22]" office:value-type="float" office:value="64" calcext:value-type="float">
            <text:p>64</text:p>
          </table:table-cell>
          <table:table-cell table:formula="of:=[.PQ21]" office:value-type="float" office:value="63" calcext:value-type="float">
            <text:p>63</text:p>
          </table:table-cell>
          <table:table-cell table:formula="of:=[.PQ20]" office:value-type="float" office:value="62" calcext:value-type="float">
            <text:p>62</text:p>
          </table:table-cell>
          <table:table-cell table:formula="of:=[.PR20]" office:value-type="float" office:value="61" calcext:value-type="float">
            <text:p>61</text:p>
          </table:table-cell>
          <table:table-cell table:formula="of:=CONCATENATE(&quot;[[&quot;; [.PQ23]; &quot;,0],&quot;; &quot;[&quot;; [.PR23]; &quot;,0],&quot;; &quot;[&quot;; [.PS23]; &quot;,0],&quot;; &quot;[&quot;; [.PT23]; &quot;,0],&quot;; &quot;[&quot;; [.PU23]; &quot;,0]]&quot;)" office:value-type="string" office:string-value="[[99,0],[64,0],[63,0],[62,0],[61,0]]" calcext:value-type="string">
            <text:p>[[99,0],[64,0],[63,0],[62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22]" office:value-type="float" office:value="99" calcext:value-type="float">
            <text:p>99</text:p>
          </table:table-cell>
          <table:table-cell table:formula="of:=[.PX21]" office:value-type="float" office:value="64" calcext:value-type="float">
            <text:p>64</text:p>
          </table:table-cell>
          <table:table-cell table:formula="of:=[.PX20]" office:value-type="float" office:value="63" calcext:value-type="float">
            <text:p>63</text:p>
          </table:table-cell>
          <table:table-cell table:formula="of:=[.PY20]" office:value-type="float" office:value="62" calcext:value-type="float">
            <text:p>62</text:p>
          </table:table-cell>
          <table:table-cell table:formula="of:=CONCATENATE(&quot;[[&quot;; [.PX23]; &quot;,0],&quot;; &quot;[&quot;; [.PY23]; &quot;,0],&quot;; &quot;[&quot;; [.PZ23]; &quot;,0],&quot;; &quot;[&quot;; [.QA23]; &quot;,0],&quot;; &quot;[&quot;; [.QB23]; &quot;,0]]&quot;)" office:value-type="string" office:string-value="[[0,0],[99,0],[64,0],[63,0],[62,0]]" calcext:value-type="string">
            <text:p>[[0,0],[99,0],[64,0],[63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2]" office:value-type="float" office:value="0" calcext:value-type="float">
            <text:p>0</text:p>
          </table:table-cell>
          <table:table-cell table:formula="of:=[.QE21]" office:value-type="float" office:value="99" calcext:value-type="float">
            <text:p>99</text:p>
          </table:table-cell>
          <table:table-cell table:formula="of:=[.QE20]" office:value-type="float" office:value="64" calcext:value-type="float">
            <text:p>64</text:p>
          </table:table-cell>
          <table:table-cell table:formula="of:=[.QF20]" office:value-type="float" office:value="63" calcext:value-type="float">
            <text:p>63</text:p>
          </table:table-cell>
          <table:table-cell table:formula="of:=CONCATENATE(&quot;[[&quot;; [.QE23]; &quot;,0],&quot;; &quot;[&quot;; [.QF23]; &quot;,0],&quot;; &quot;[&quot;; [.QG23]; &quot;,0],&quot;; &quot;[&quot;; [.QH23]; &quot;,0],&quot;; &quot;[&quot;; [.QI23]; &quot;,0]]&quot;)" office:value-type="string" office:string-value="[[0,0],[0,0],[99,0],[64,0],[63,0]]" calcext:value-type="string">
            <text:p>[[0,0],[0,0],[99,0],[64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2]" office:value-type="float" office:value="0" calcext:value-type="float">
            <text:p>0</text:p>
          </table:table-cell>
          <table:table-cell table:formula="of:=[.QL21]" office:value-type="float" office:value="0" calcext:value-type="float">
            <text:p>0</text:p>
          </table:table-cell>
          <table:table-cell table:formula="of:=[.QL20]" office:value-type="float" office:value="65" calcext:value-type="float">
            <text:p>65</text:p>
          </table:table-cell>
          <table:table-cell table:formula="of:=[.QM20]" office:value-type="float" office:value="66" calcext:value-type="float">
            <text:p>66</text:p>
          </table:table-cell>
          <table:table-cell table:formula="of:=CONCATENATE(&quot;[[&quot;; [.QL23]; &quot;,0],&quot;; &quot;[&quot;; [.QM23]; &quot;,0],&quot;; &quot;[&quot;; [.QN23]; &quot;,0],&quot;; &quot;[&quot;; [.QO23]; &quot;,0],&quot;; &quot;[&quot;; [.QP23]; &quot;,0]]&quot;)" office:value-type="string" office:string-value="[[0,0],[0,0],[0,0],[65,0],[66,0]]" calcext:value-type="string">
            <text:p>[[0,0],[0,0],[0,0],[65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22]" office:value-type="float" office:value="0" calcext:value-type="float">
            <text:p>0</text:p>
          </table:table-cell>
          <table:table-cell table:formula="of:=[.QS21]" office:value-type="float" office:value="65" calcext:value-type="float">
            <text:p>65</text:p>
          </table:table-cell>
          <table:table-cell table:formula="of:=[.QS20]" office:value-type="float" office:value="66" calcext:value-type="float">
            <text:p>66</text:p>
          </table:table-cell>
          <table:table-cell table:formula="of:=[.QT20]" office:value-type="float" office:value="67" calcext:value-type="float">
            <text:p>67</text:p>
          </table:table-cell>
          <table:table-cell table:formula="of:=CONCATENATE(&quot;[[&quot;; [.QS23]; &quot;,0],&quot;; &quot;[&quot;; [.QT23]; &quot;,0],&quot;; &quot;[&quot;; [.QU23]; &quot;,0],&quot;; &quot;[&quot;; [.QV23]; &quot;,0],&quot;; &quot;[&quot;; [.QW23]; &quot;,0]]&quot;)" office:value-type="string" office:string-value="[[0,0],[0,0],[65,0],[66,0],[67,0]]" calcext:value-type="string">
            <text:p>[[0,0],[0,0],[65,0],[66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22]" office:value-type="float" office:value="65" calcext:value-type="float">
            <text:p>65</text:p>
          </table:table-cell>
          <table:table-cell table:formula="of:=[.QZ21]" office:value-type="float" office:value="66" calcext:value-type="float">
            <text:p>66</text:p>
          </table:table-cell>
          <table:table-cell table:formula="of:=[.QZ20]" office:value-type="float" office:value="67" calcext:value-type="float">
            <text:p>67</text:p>
          </table:table-cell>
          <table:table-cell table:formula="of:=[.RA20]" office:value-type="float" office:value="68" calcext:value-type="float">
            <text:p>68</text:p>
          </table:table-cell>
          <table:table-cell table:formula="of:=CONCATENATE(&quot;[[&quot;; [.QZ23]; &quot;,0],&quot;; &quot;[&quot;; [.RA23]; &quot;,0],&quot;; &quot;[&quot;; [.RB23]; &quot;,0],&quot;; &quot;[&quot;; [.RC23]; &quot;,0],&quot;; &quot;[&quot;; [.RD23]; &quot;,0]]&quot;)" office:value-type="string" office:string-value="[[0,0],[65,0],[66,0],[67,0],[68,0]]" calcext:value-type="string">
            <text:p>[[0,0],[65,0],[66,0],[67,0],[68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RG22]" office:value-type="float" office:value="66" calcext:value-type="float">
            <text:p>66</text:p>
          </table:table-cell>
          <table:table-cell table:formula="of:=[.RG21]" office:value-type="float" office:value="67" calcext:value-type="float">
            <text:p>67</text:p>
          </table:table-cell>
          <table:table-cell table:formula="of:=[.RG20]" office:value-type="float" office:value="68" calcext:value-type="float">
            <text:p>68</text:p>
          </table:table-cell>
          <table:table-cell table:formula="of:=[.RH20]" office:value-type="float" office:value="69" calcext:value-type="float">
            <text:p>69</text:p>
          </table:table-cell>
          <table:table-cell table:formula="of:=CONCATENATE(&quot;[[&quot;; [.RG23]; &quot;,0],&quot;; &quot;[&quot;; [.RH23]; &quot;,0],&quot;; &quot;[&quot;; [.RI23]; &quot;,0],&quot;; &quot;[&quot;; [.RJ23]; &quot;,0],&quot;; &quot;[&quot;; [.RK23]; &quot;,0]]&quot;)" office:value-type="string" office:string-value="[[65,0],[66,0],[67,0],[68,0],[69,0]]" calcext:value-type="string">
            <text:p>[[65,0],[66,0],[67,0],[68,0],[69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RN22]" office:value-type="float" office:value="67" calcext:value-type="float">
            <text:p>67</text:p>
          </table:table-cell>
          <table:table-cell table:formula="of:=[.RN21]" office:value-type="float" office:value="68" calcext:value-type="float">
            <text:p>68</text:p>
          </table:table-cell>
          <table:table-cell table:formula="of:=[.RN20]" office:value-type="float" office:value="69" calcext:value-type="float">
            <text:p>69</text:p>
          </table:table-cell>
          <table:table-cell table:formula="of:=[.RO20]" office:value-type="float" office:value="70" calcext:value-type="float">
            <text:p>70</text:p>
          </table:table-cell>
          <table:table-cell table:formula="of:=CONCATENATE(&quot;[[&quot;; [.RN23]; &quot;,0],&quot;; &quot;[&quot;; [.RO23]; &quot;,0],&quot;; &quot;[&quot;; [.RP23]; &quot;,0],&quot;; &quot;[&quot;; [.RQ23]; &quot;,0],&quot;; &quot;[&quot;; [.RR23]; &quot;,0]]&quot;)" office:value-type="string" office:string-value="[[66,0],[67,0],[68,0],[69,0],[70,0]]" calcext:value-type="string">
            <text:p>[[66,0],[67,0],[68,0],[69,0],[70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RU22]" office:value-type="float" office:value="68" calcext:value-type="float">
            <text:p>68</text:p>
          </table:table-cell>
          <table:table-cell table:formula="of:=[.RU21]" office:value-type="float" office:value="69" calcext:value-type="float">
            <text:p>69</text:p>
          </table:table-cell>
          <table:table-cell table:formula="of:=[.RU20]" office:value-type="float" office:value="70" calcext:value-type="float">
            <text:p>70</text:p>
          </table:table-cell>
          <table:table-cell table:formula="of:=[.RV20]" office:value-type="float" office:value="71" calcext:value-type="float">
            <text:p>71</text:p>
          </table:table-cell>
          <table:table-cell table:formula="of:=CONCATENATE(&quot;[[&quot;; [.RU23]; &quot;,0],&quot;; &quot;[&quot;; [.RV23]; &quot;,0],&quot;; &quot;[&quot;; [.RW23]; &quot;,0],&quot;; &quot;[&quot;; [.RX23]; &quot;,0],&quot;; &quot;[&quot;; [.RY23]; &quot;,0]]&quot;)" office:value-type="string" office:string-value="[[67,0],[68,0],[69,0],[70,0],[71,0]]" calcext:value-type="string">
            <text:p>[[67,0],[68,0],[69,0],[70,0],[71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SB22]" office:value-type="float" office:value="69" calcext:value-type="float">
            <text:p>69</text:p>
          </table:table-cell>
          <table:table-cell table:formula="of:=[.SB21]" office:value-type="float" office:value="70" calcext:value-type="float">
            <text:p>70</text:p>
          </table:table-cell>
          <table:table-cell table:formula="of:=[.SB20]" office:value-type="float" office:value="71" calcext:value-type="float">
            <text:p>71</text:p>
          </table:table-cell>
          <table:table-cell table:formula="of:=[.SC20]" office:value-type="float" office:value="72" calcext:value-type="float">
            <text:p>72</text:p>
          </table:table-cell>
          <table:table-cell table:formula="of:=CONCATENATE(&quot;[[&quot;; [.SB23]; &quot;,0],&quot;; &quot;[&quot;; [.SC23]; &quot;,0],&quot;; &quot;[&quot;; [.SD23]; &quot;,0],&quot;; &quot;[&quot;; [.SE23]; &quot;,0],&quot;; &quot;[&quot;; [.SF23]; &quot;,0]]&quot;)" office:value-type="string" office:string-value="[[68,0],[69,0],[70,0],[71,0],[72,0]]" calcext:value-type="string">
            <text:p>[[68,0],[69,0],[70,0],[71,0],[72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SI22]" office:value-type="float" office:value="70" calcext:value-type="float">
            <text:p>70</text:p>
          </table:table-cell>
          <table:table-cell table:formula="of:=[.SI21]" office:value-type="float" office:value="71" calcext:value-type="float">
            <text:p>71</text:p>
          </table:table-cell>
          <table:table-cell table:formula="of:=[.SI20]" office:value-type="float" office:value="72" calcext:value-type="float">
            <text:p>72</text:p>
          </table:table-cell>
          <table:table-cell table:formula="of:=[.SJ20]" office:value-type="float" office:value="73" calcext:value-type="float">
            <text:p>73</text:p>
          </table:table-cell>
          <table:table-cell table:formula="of:=CONCATENATE(&quot;[[&quot;; [.SI23]; &quot;,0],&quot;; &quot;[&quot;; [.SJ23]; &quot;,0],&quot;; &quot;[&quot;; [.SK23]; &quot;,0],&quot;; &quot;[&quot;; [.SL23]; &quot;,0],&quot;; &quot;[&quot;; [.SM23]; &quot;,0]]&quot;)" office:value-type="string" office:string-value="[[69,0],[70,0],[71,0],[72,0],[73,0]]" calcext:value-type="string">
            <text:p>[[69,0],[70,0],[71,0],[72,0],[73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SP22]" office:value-type="float" office:value="71" calcext:value-type="float">
            <text:p>71</text:p>
          </table:table-cell>
          <table:table-cell table:formula="of:=[.SP21]" office:value-type="float" office:value="72" calcext:value-type="float">
            <text:p>72</text:p>
          </table:table-cell>
          <table:table-cell table:formula="of:=[.SP20]" office:value-type="float" office:value="73" calcext:value-type="float">
            <text:p>73</text:p>
          </table:table-cell>
          <table:table-cell table:formula="of:=[.SQ20]" office:value-type="float" office:value="0" calcext:value-type="float">
            <text:p>0</text:p>
          </table:table-cell>
          <table:table-cell table:formula="of:=CONCATENATE(&quot;[[&quot;; [.SP23]; &quot;,0],&quot;; &quot;[&quot;; [.SQ23]; &quot;,0],&quot;; &quot;[&quot;; [.SR23]; &quot;,0],&quot;; &quot;[&quot;; [.SS23]; &quot;,0],&quot;; &quot;[&quot;; [.ST23]; &quot;,0]]&quot;)" office:value-type="string" office:string-value="[[70,0],[71,0],[72,0],[73,0],[0,0]]" calcext:value-type="string">
            <text:p>[[70,0],[71,0],[72,0],[73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SW22]" office:value-type="float" office:value="58" calcext:value-type="float">
            <text:p>58</text:p>
          </table:table-cell>
          <table:table-cell table:formula="of:=[.SW21]" office:value-type="float" office:value="57" calcext:value-type="float">
            <text:p>57</text:p>
          </table:table-cell>
          <table:table-cell table:formula="of:=[.SW20]" office:value-type="float" office:value="74" calcext:value-type="float">
            <text:p>74</text:p>
          </table:table-cell>
          <table:table-cell table:formula="of:=[.SX20]" office:value-type="float" office:value="0" calcext:value-type="float">
            <text:p>0</text:p>
          </table:table-cell>
          <table:table-cell table:formula="of:=CONCATENATE(&quot;[[&quot;; [.SW23]; &quot;,0],&quot;; &quot;[&quot;; [.SX23]; &quot;,0],&quot;; &quot;[&quot;; [.SY23]; &quot;,0],&quot;; &quot;[&quot;; [.SZ23]; &quot;,0],&quot;; &quot;[&quot;; [.TA23]; &quot;,0]]&quot;)" office:value-type="string" office:string-value="[[59,0],[58,0],[57,0],[74,0],[0,0]]" calcext:value-type="string">
            <text:p>[[59,0],[58,0],[57,0],[74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TD22]" office:value-type="float" office:value="21" calcext:value-type="float">
            <text:p>21</text:p>
          </table:table-cell>
          <table:table-cell table:formula="of:=[.TD21]" office:value-type="float" office:value="56" calcext:value-type="float">
            <text:p>56</text:p>
          </table:table-cell>
          <table:table-cell table:formula="of:=[.TD20]" office:value-type="float" office:value="75" calcext:value-type="float">
            <text:p>75</text:p>
          </table:table-cell>
          <table:table-cell table:formula="of:=[.TE20]" office:value-type="float" office:value="0" calcext:value-type="float">
            <text:p>0</text:p>
          </table:table-cell>
          <table:table-cell table:formula="of:=CONCATENATE(&quot;[[&quot;; [.TD23]; &quot;,0],&quot;; &quot;[&quot;; [.TE23]; &quot;,0],&quot;; &quot;[&quot;; [.TF23]; &quot;,0],&quot;; &quot;[&quot;; [.TG23]; &quot;,0],&quot;; &quot;[&quot;; [.TH23]; &quot;,0]]&quot;)" office:value-type="string" office:string-value="[[20,0],[21,0],[56,0],[75,0],[0,0]]" calcext:value-type="string">
            <text:p>[[20,0],[21,0],[56,0],[75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TK22]" office:value-type="float" office:value="22" calcext:value-type="float">
            <text:p>22</text:p>
          </table:table-cell>
          <table:table-cell table:formula="of:=[.TK21]" office:value-type="float" office:value="55" calcext:value-type="float">
            <text:p>55</text:p>
          </table:table-cell>
          <table:table-cell table:formula="of:=[.TK20]" office:value-type="float" office:value="76" calcext:value-type="float">
            <text:p>76</text:p>
          </table:table-cell>
          <table:table-cell table:formula="of:=[.TL20]" office:value-type="float" office:value="0" calcext:value-type="float">
            <text:p>0</text:p>
          </table:table-cell>
          <table:table-cell table:formula="of:=CONCATENATE(&quot;[[&quot;; [.TK23]; &quot;,0],&quot;; &quot;[&quot;; [.TL23]; &quot;,0],&quot;; &quot;[&quot;; [.TM23]; &quot;,0],&quot;; &quot;[&quot;; [.TN23]; &quot;,0],&quot;; &quot;[&quot;; [.TO23]; &quot;,0]]&quot;)" office:value-type="string" office:string-value="[[13,0],[22,0],[55,0],[76,0],[0,0]]" calcext:value-type="string">
            <text:p>[[13,0],[22,0],[55,0],[76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R22]" office:value-type="float" office:value="23" calcext:value-type="float">
            <text:p>23</text:p>
          </table:table-cell>
          <table:table-cell table:formula="of:=[.TR21]" office:value-type="float" office:value="54" calcext:value-type="float">
            <text:p>54</text:p>
          </table:table-cell>
          <table:table-cell table:formula="of:=[.TR20]" office:value-type="float" office:value="77" calcext:value-type="float">
            <text:p>77</text:p>
          </table:table-cell>
          <table:table-cell table:formula="of:=[.TS20]" office:value-type="float" office:value="0" calcext:value-type="float">
            <text:p>0</text:p>
          </table:table-cell>
          <table:table-cell table:formula="of:=CONCATENATE(&quot;[[&quot;; [.TR23]; &quot;,0],&quot;; &quot;[&quot;; [.TS23]; &quot;,0],&quot;; &quot;[&quot;; [.TT23]; &quot;,0],&quot;; &quot;[&quot;; [.TU23]; &quot;,0],&quot;; &quot;[&quot;; [.TV23]; &quot;,0]]&quot;)" office:value-type="string" office:string-value="[[12,0],[23,0],[54,0],[77,0],[0,0]]" calcext:value-type="string">
            <text:p>[[12,0],[23,0],[54,0],[77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TY22]" office:value-type="float" office:value="24" calcext:value-type="float">
            <text:p>24</text:p>
          </table:table-cell>
          <table:table-cell table:formula="of:=[.TY21]" office:value-type="float" office:value="53" calcext:value-type="float">
            <text:p>53</text:p>
          </table:table-cell>
          <table:table-cell table:formula="of:=[.TY20]" office:value-type="float" office:value="78" calcext:value-type="float">
            <text:p>78</text:p>
          </table:table-cell>
          <table:table-cell table:formula="of:=[.TZ20]" office:value-type="float" office:value="0" calcext:value-type="float">
            <text:p>0</text:p>
          </table:table-cell>
          <table:table-cell table:formula="of:=CONCATENATE(&quot;[[&quot;; [.TY23]; &quot;,0],&quot;; &quot;[&quot;; [.TZ23]; &quot;,0],&quot;; &quot;[&quot;; [.UA23]; &quot;,0],&quot;; &quot;[&quot;; [.UB23]; &quot;,0],&quot;; &quot;[&quot;; [.UC23]; &quot;,0]]&quot;)" office:value-type="string" office:string-value="[[12,0],[24,0],[53,0],[78,0],[0,0]]" calcext:value-type="string">
            <text:p>[[12,0],[24,0],[53,0],[78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UF22]" office:value-type="float" office:value="25" calcext:value-type="float">
            <text:p>25</text:p>
          </table:table-cell>
          <table:table-cell table:formula="of:=[.UF21]" office:value-type="float" office:value="52" calcext:value-type="float">
            <text:p>52</text:p>
          </table:table-cell>
          <table:table-cell table:formula="of:=[.UF20]" office:value-type="float" office:value="79" calcext:value-type="float">
            <text:p>79</text:p>
          </table:table-cell>
          <table:table-cell table:formula="of:=[.UG20]" office:value-type="float" office:value="0" calcext:value-type="float">
            <text:p>0</text:p>
          </table:table-cell>
          <table:table-cell table:formula="of:=CONCATENATE(&quot;[[&quot;; [.UF23]; &quot;,0],&quot;; &quot;[&quot;; [.UG23]; &quot;,0],&quot;; &quot;[&quot;; [.UH23]; &quot;,0],&quot;; &quot;[&quot;; [.UI23]; &quot;,0],&quot;; &quot;[&quot;; [.UJ23]; &quot;,0]]&quot;)" office:value-type="string" office:string-value="[[10,0],[25,0],[52,0],[79,0],[0,0]]" calcext:value-type="string">
            <text:p>[[10,0],[25,0],[52,0],[79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UM22]" office:value-type="float" office:value="26" calcext:value-type="float">
            <text:p>26</text:p>
          </table:table-cell>
          <table:table-cell table:formula="of:=[.UM21]" office:value-type="float" office:value="51" calcext:value-type="float">
            <text:p>51</text:p>
          </table:table-cell>
          <table:table-cell table:formula="of:=[.UM20]" office:value-type="float" office:value="80" calcext:value-type="float">
            <text:p>80</text:p>
          </table:table-cell>
          <table:table-cell table:formula="of:=[.UN20]" office:value-type="float" office:value="0" calcext:value-type="float">
            <text:p>0</text:p>
          </table:table-cell>
          <table:table-cell table:formula="of:=CONCATENATE(&quot;[[&quot;; [.UM23]; &quot;,0],&quot;; &quot;[&quot;; [.UN23]; &quot;,0],&quot;; &quot;[&quot;; [.UO23]; &quot;,0],&quot;; &quot;[&quot;; [.UP23]; &quot;,0],&quot;; &quot;[&quot;; [.UQ23]; &quot;,0]]&quot;)" office:value-type="string" office:string-value="[[27,0],[26,0],[51,0],[80,0],[0,0]]" calcext:value-type="string">
            <text:p>[[27,0],[26,0],[51,0],[80,0],[0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UT22]" office:value-type="float" office:value="49" calcext:value-type="float">
            <text:p>49</text:p>
          </table:table-cell>
          <table:table-cell table:formula="of:=[.UT21]" office:value-type="float" office:value="50" calcext:value-type="float">
            <text:p>50</text:p>
          </table:table-cell>
          <table:table-cell table:formula="of:=[.UT20]" office:value-type="float" office:value="81" calcext:value-type="float">
            <text:p>81</text:p>
          </table:table-cell>
          <table:table-cell table:formula="of:=[.UU20]" office:value-type="float" office:value="0" calcext:value-type="float">
            <text:p>0</text:p>
          </table:table-cell>
          <table:table-cell table:formula="of:=CONCATENATE(&quot;[[&quot;; [.UT23]; &quot;,0],&quot;; &quot;[&quot;; [.UU23]; &quot;,0],&quot;; &quot;[&quot;; [.UV23]; &quot;,0],&quot;; &quot;[&quot;; [.UW23]; &quot;,0],&quot;; &quot;[&quot;; [.UX23]; &quot;,0]]&quot;)" office:value-type="string" office:string-value="[[48,0],[49,0],[50,0],[81,0],[0,0]]" calcext:value-type="string">
            <text:p>[[48,0],[49,0],[50,0],[81,0],[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VA22]" office:value-type="float" office:value="84" calcext:value-type="float">
            <text:p>84</text:p>
          </table:table-cell>
          <table:table-cell table:formula="of:=[.VA21]" office:value-type="float" office:value="83" calcext:value-type="float">
            <text:p>83</text:p>
          </table:table-cell>
          <table:table-cell table:formula="of:=[.VA20]" office:value-type="float" office:value="82" calcext:value-type="float">
            <text:p>82</text:p>
          </table:table-cell>
          <table:table-cell table:formula="of:=[.VB20]" office:value-type="float" office:value="0" calcext:value-type="float">
            <text:p>0</text:p>
          </table:table-cell>
          <table:table-cell table:formula="of:=CONCATENATE(&quot;[[&quot;; [.VA23]; &quot;,0],&quot;; &quot;[&quot;; [.VB23]; &quot;,0],&quot;; &quot;[&quot;; [.VC23]; &quot;,0],&quot;; &quot;[&quot;; [.VD23]; &quot;,0],&quot;; &quot;[&quot;; [.VE23]; &quot;,0]]&quot;)" office:value-type="string" office:string-value="[[85,0],[84,0],[83,0],[82,0],[0,0]]" calcext:value-type="string">
            <text:p>[[85,0],[84,0],[83,0],[82,0],[0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VH22]" office:value-type="float" office:value="85" calcext:value-type="float">
            <text:p>85</text:p>
          </table:table-cell>
          <table:table-cell table:formula="of:=[.VH21]" office:value-type="float" office:value="84" calcext:value-type="float">
            <text:p>84</text:p>
          </table:table-cell>
          <table:table-cell table:formula="of:=[.VH20]" office:value-type="float" office:value="83" calcext:value-type="float">
            <text:p>83</text:p>
          </table:table-cell>
          <table:table-cell table:formula="of:=[.VI20]" office:value-type="float" office:value="82" calcext:value-type="float">
            <text:p>82</text:p>
          </table:table-cell>
          <table:table-cell table:formula="of:=CONCATENATE(&quot;[[&quot;; [.VH23]; &quot;,0],&quot;; &quot;[&quot;; [.VI23]; &quot;,0],&quot;; &quot;[&quot;; [.VJ23]; &quot;,0],&quot;; &quot;[&quot;; [.VK23]; &quot;,0],&quot;; &quot;[&quot;; [.VL23]; &quot;,0]]&quot;)" office:value-type="string" office:string-value="[[86,0],[85,0],[84,0],[83,0],[82,0]]" calcext:value-type="string">
            <text:p>[[86,0],[85,0],[84,0],[83,0],[8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VO22]" office:value-type="float" office:value="86" calcext:value-type="float">
            <text:p>86</text:p>
          </table:table-cell>
          <table:table-cell table:formula="of:=[.VO21]" office:value-type="float" office:value="85" calcext:value-type="float">
            <text:p>85</text:p>
          </table:table-cell>
          <table:table-cell table:formula="of:=[.VO20]" office:value-type="float" office:value="84" calcext:value-type="float">
            <text:p>84</text:p>
          </table:table-cell>
          <table:table-cell table:formula="of:=[.VP20]" office:value-type="float" office:value="83" calcext:value-type="float">
            <text:p>83</text:p>
          </table:table-cell>
          <table:table-cell table:formula="of:=CONCATENATE(&quot;[[&quot;; [.VO23]; &quot;,0],&quot;; &quot;[&quot;; [.VP23]; &quot;,0],&quot;; &quot;[&quot;; [.VQ23]; &quot;,0],&quot;; &quot;[&quot;; [.VR23]; &quot;,0],&quot;; &quot;[&quot;; [.VS23]; &quot;,0]]&quot;)" office:value-type="string" office:string-value="[[87,0],[86,0],[85,0],[84,0],[83,0]]" calcext:value-type="string">
            <text:p>[[87,0],[86,0],[85,0],[84,0],[8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VV22]" office:value-type="float" office:value="87" calcext:value-type="float">
            <text:p>87</text:p>
          </table:table-cell>
          <table:table-cell table:formula="of:=[.VV21]" office:value-type="float" office:value="86" calcext:value-type="float">
            <text:p>86</text:p>
          </table:table-cell>
          <table:table-cell table:formula="of:=[.VV20]" office:value-type="float" office:value="85" calcext:value-type="float">
            <text:p>85</text:p>
          </table:table-cell>
          <table:table-cell table:formula="of:=[.VW20]" office:value-type="float" office:value="84" calcext:value-type="float">
            <text:p>84</text:p>
          </table:table-cell>
          <table:table-cell table:formula="of:=CONCATENATE(&quot;[[&quot;; [.VV23]; &quot;,0],&quot;; &quot;[&quot;; [.VW23]; &quot;,0],&quot;; &quot;[&quot;; [.VX23]; &quot;,0],&quot;; &quot;[&quot;; [.VY23]; &quot;,0],&quot;; &quot;[&quot;; [.VZ23]; &quot;,0]]&quot;)" office:value-type="string" office:string-value="[[88,0],[87,0],[86,0],[85,0],[84,0]]" calcext:value-type="string">
            <text:p>[[88,0],[87,0],[86,0],[85,0],[84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WC22]" office:value-type="float" office:value="88" calcext:value-type="float">
            <text:p>88</text:p>
          </table:table-cell>
          <table:table-cell table:formula="of:=[.WC21]" office:value-type="float" office:value="87" calcext:value-type="float">
            <text:p>87</text:p>
          </table:table-cell>
          <table:table-cell table:formula="of:=[.WC20]" office:value-type="float" office:value="86" calcext:value-type="float">
            <text:p>86</text:p>
          </table:table-cell>
          <table:table-cell table:formula="of:=[.WD20]" office:value-type="float" office:value="85" calcext:value-type="float">
            <text:p>85</text:p>
          </table:table-cell>
          <table:table-cell table:formula="of:=CONCATENATE(&quot;[[&quot;; [.WC23]; &quot;,0],&quot;; &quot;[&quot;; [.WD23]; &quot;,0],&quot;; &quot;[&quot;; [.WE23]; &quot;,0],&quot;; &quot;[&quot;; [.WF23]; &quot;,0],&quot;; &quot;[&quot;; [.WG23]; &quot;,0]]&quot;)" office:value-type="string" office:string-value="[[89,0],[88,0],[87,0],[86,0],[85,0]]" calcext:value-type="string">
            <text:p>[[89,0],[88,0],[87,0],[86,0],[85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WJ22]" office:value-type="float" office:value="89" calcext:value-type="float">
            <text:p>89</text:p>
          </table:table-cell>
          <table:table-cell table:formula="of:=[.WJ21]" office:value-type="float" office:value="88" calcext:value-type="float">
            <text:p>88</text:p>
          </table:table-cell>
          <table:table-cell table:formula="of:=[.WJ20]" office:value-type="float" office:value="87" calcext:value-type="float">
            <text:p>87</text:p>
          </table:table-cell>
          <table:table-cell table:formula="of:=[.WK20]" office:value-type="float" office:value="86" calcext:value-type="float">
            <text:p>86</text:p>
          </table:table-cell>
          <table:table-cell table:formula="of:=CONCATENATE(&quot;[[&quot;; [.WJ23]; &quot;,0],&quot;; &quot;[&quot;; [.WK23]; &quot;,0],&quot;; &quot;[&quot;; [.WL23]; &quot;,0],&quot;; &quot;[&quot;; [.WM23]; &quot;,0],&quot;; &quot;[&quot;; [.WN23]; &quot;,0]]&quot;)" office:value-type="string" office:string-value="[[90,0],[89,0],[88,0],[87,0],[86,0]]" calcext:value-type="string">
            <text:p>[[90,0],[89,0],[88,0],[87,0],[86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WQ22]" office:value-type="float" office:value="90" calcext:value-type="float">
            <text:p>90</text:p>
          </table:table-cell>
          <table:table-cell table:formula="of:=[.WQ21]" office:value-type="float" office:value="89" calcext:value-type="float">
            <text:p>89</text:p>
          </table:table-cell>
          <table:table-cell table:formula="of:=[.WQ20]" office:value-type="float" office:value="88" calcext:value-type="float">
            <text:p>88</text:p>
          </table:table-cell>
          <table:table-cell table:formula="of:=[.WR20]" office:value-type="float" office:value="87" calcext:value-type="float">
            <text:p>87</text:p>
          </table:table-cell>
          <table:table-cell table:formula="of:=CONCATENATE(&quot;[[&quot;; [.WQ23]; &quot;,0],&quot;; &quot;[&quot;; [.WR23]; &quot;,0],&quot;; &quot;[&quot;; [.WS23]; &quot;,0],&quot;; &quot;[&quot;; [.WT23]; &quot;,0],&quot;; &quot;[&quot;; [.WU23]; &quot;,0]]&quot;)" office:value-type="string" office:string-value="[[91,0],[90,0],[89,0],[88,0],[87,0]]" calcext:value-type="string">
            <text:p>[[91,0],[90,0],[89,0],[88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2]" office:value-type="float" office:value="91" calcext:value-type="float">
            <text:p>91</text:p>
          </table:table-cell>
          <table:table-cell table:formula="of:=[.WX21]" office:value-type="float" office:value="90" calcext:value-type="float">
            <text:p>90</text:p>
          </table:table-cell>
          <table:table-cell table:formula="of:=[.WX20]" office:value-type="float" office:value="89" calcext:value-type="float">
            <text:p>89</text:p>
          </table:table-cell>
          <table:table-cell table:formula="of:=[.WY20]" office:value-type="float" office:value="88" calcext:value-type="float">
            <text:p>88</text:p>
          </table:table-cell>
          <table:table-cell table:formula="of:=CONCATENATE(&quot;[[&quot;; [.WX23]; &quot;,0],&quot;; &quot;[&quot;; [.WY23]; &quot;,0],&quot;; &quot;[&quot;; [.WZ23]; &quot;,0],&quot;; &quot;[&quot;; [.XA23]; &quot;,0],&quot;; &quot;[&quot;; [.XB23]; &quot;,0]]&quot;)" office:value-type="string" office:string-value="[[0,0],[91,0],[90,0],[89,0],[88,0]]" calcext:value-type="string">
            <text:p>[[0,0],[91,0],[90,0],[89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2]" office:value-type="float" office:value="0" calcext:value-type="float">
            <text:p>0</text:p>
          </table:table-cell>
          <table:table-cell table:formula="of:=[.XE21]" office:value-type="float" office:value="0" calcext:value-type="float">
            <text:p>0</text:p>
          </table:table-cell>
          <table:table-cell table:formula="of:=[.XE20]" office:value-type="float" office:value="90" calcext:value-type="float">
            <text:p>90</text:p>
          </table:table-cell>
          <table:table-cell table:formula="of:=[.XF20]" office:value-type="float" office:value="89" calcext:value-type="float">
            <text:p>89</text:p>
          </table:table-cell>
          <table:table-cell table:formula="of:=CONCATENATE(&quot;[[&quot;; [.XE23]; &quot;,0],&quot;; &quot;[&quot;; [.XF23]; &quot;,0],&quot;; &quot;[&quot;; [.XG23]; &quot;,0],&quot;; &quot;[&quot;; [.XH23]; &quot;,0],&quot;; &quot;[&quot;; [.XI23]; &quot;,0]]&quot;)" office:value-type="string" office:string-value="[[0,0],[0,0],[0,0],[90,0],[89,0]]" calcext:value-type="string">
            <text:p>[[0,0],[0,0],[0,0],[90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2]" office:value-type="float" office:value="0" calcext:value-type="float">
            <text:p>0</text:p>
          </table:table-cell>
          <table:table-cell table:formula="of:=[.XL21]" office:value-type="float" office:value="0" calcext:value-type="float">
            <text:p>0</text:p>
          </table:table-cell>
          <table:table-cell table:formula="of:=[.XL20]" office:value-type="float" office:value="91" calcext:value-type="float">
            <text:p>91</text:p>
          </table:table-cell>
          <table:table-cell table:formula="of:=[.XM20]" office:value-type="float" office:value="90" calcext:value-type="float">
            <text:p>90</text:p>
          </table:table-cell>
          <table:table-cell table:formula="of:=CONCATENATE(&quot;[[&quot;; [.XL23]; &quot;,0],&quot;; &quot;[&quot;; [.XM23]; &quot;,0],&quot;; &quot;[&quot;; [.XN23]; &quot;,0],&quot;; &quot;[&quot;; [.XO23]; &quot;,0],&quot;; &quot;[&quot;; [.XP23]; &quot;,0]]&quot;)" office:value-type="string" office:string-value="[[0,0],[0,0],[0,0],[91,0],[90,0]]" calcext:value-type="string">
            <text:p>[[0,0],[0,0],[0,0],[91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2]" office:value-type="float" office:value="0" calcext:value-type="float">
            <text:p>0</text:p>
          </table:table-cell>
          <table:table-cell table:formula="of:=[.XS21]" office:value-type="float" office:value="0" calcext:value-type="float">
            <text:p>0</text:p>
          </table:table-cell>
          <table:table-cell table:formula="of:=[.XS20]" office:value-type="float" office:value="92" calcext:value-type="float">
            <text:p>92</text:p>
          </table:table-cell>
          <table:table-cell table:formula="of:=[.XT20]" office:value-type="float" office:value="43" calcext:value-type="float">
            <text:p>43</text:p>
          </table:table-cell>
          <table:table-cell table:formula="of:=CONCATENATE(&quot;[[&quot;; [.XS23]; &quot;,0],&quot;; &quot;[&quot;; [.XT23]; &quot;,0],&quot;; &quot;[&quot;; [.XU23]; &quot;,0],&quot;; &quot;[&quot;; [.XV23]; &quot;,0],&quot;; &quot;[&quot;; [.XW23]; &quot;,0]]&quot;)" office:value-type="string" office:string-value="[[0,0],[0,0],[0,0],[92,0],[43,0]]" calcext:value-type="string">
            <text:p>[[0,0],[0,0],[0,0],[92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2]" office:value-type="float" office:value="0" calcext:value-type="float">
            <text:p>0</text:p>
          </table:table-cell>
          <table:table-cell table:formula="of:=[.XZ21]" office:value-type="float" office:value="0" calcext:value-type="float">
            <text:p>0</text:p>
          </table:table-cell>
          <table:table-cell table:formula="of:=[.XZ20]" office:value-type="float" office:value="93" calcext:value-type="float">
            <text:p>93</text:p>
          </table:table-cell>
          <table:table-cell table:formula="of:=[.YA20]" office:value-type="float" office:value="42" calcext:value-type="float">
            <text:p>42</text:p>
          </table:table-cell>
          <table:table-cell table:formula="of:=CONCATENATE(&quot;[[&quot;; [.XZ23]; &quot;,0],&quot;; &quot;[&quot;; [.YA23]; &quot;,0],&quot;; &quot;[&quot;; [.YB23]; &quot;,0],&quot;; &quot;[&quot;; [.YC23]; &quot;,0],&quot;; &quot;[&quot;; [.YD23]; &quot;,0]]&quot;)" office:value-type="string" office:string-value="[[0,0],[0,0],[0,0],[93,0],[42,0]]" calcext:value-type="string">
            <text:p>[[0,0],[0,0],[0,0],[93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2]" office:value-type="float" office:value="0" calcext:value-type="float">
            <text:p>0</text:p>
          </table:table-cell>
          <table:table-cell table:formula="of:=[.YG21]" office:value-type="float" office:value="0" calcext:value-type="float">
            <text:p>0</text:p>
          </table:table-cell>
          <table:table-cell table:formula="of:=[.YG20]" office:value-type="float" office:value="94" calcext:value-type="float">
            <text:p>94</text:p>
          </table:table-cell>
          <table:table-cell table:formula="of:=[.YH20]" office:value-type="float" office:value="41" calcext:value-type="float">
            <text:p>41</text:p>
          </table:table-cell>
          <table:table-cell table:formula="of:=CONCATENATE(&quot;[[&quot;; [.YG23]; &quot;,0],&quot;; &quot;[&quot;; [.YH23]; &quot;,0],&quot;; &quot;[&quot;; [.YI23]; &quot;,0],&quot;; &quot;[&quot;; [.YJ23]; &quot;,0],&quot;; &quot;[&quot;; [.YK23]; &quot;,0]]&quot;)" office:value-type="string" office:string-value="[[0,0],[0,0],[0,0],[94,0],[41,0]]" calcext:value-type="string">
            <text:p>[[0,0],[0,0],[0,0],[94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2]" office:value-type="float" office:value="0" calcext:value-type="float">
            <text:p>0</text:p>
          </table:table-cell>
          <table:table-cell table:formula="of:=[.YN21]" office:value-type="float" office:value="0" calcext:value-type="float">
            <text:p>0</text:p>
          </table:table-cell>
          <table:table-cell table:formula="of:=[.YN20]" office:value-type="float" office:value="95" calcext:value-type="float">
            <text:p>95</text:p>
          </table:table-cell>
          <table:table-cell table:formula="of:=[.YO20]" office:value-type="float" office:value="40" calcext:value-type="float">
            <text:p>40</text:p>
          </table:table-cell>
          <table:table-cell table:formula="of:=CONCATENATE(&quot;[[&quot;; [.YN23]; &quot;,0],&quot;; &quot;[&quot;; [.YO23]; &quot;,0],&quot;; &quot;[&quot;; [.YP23]; &quot;,0],&quot;; &quot;[&quot;; [.YQ23]; &quot;,0],&quot;; &quot;[&quot;; [.YR23]; &quot;,0]]&quot;)" office:value-type="string" office:string-value="[[0,0],[0,0],[0,0],[95,0],[40,0]]" calcext:value-type="string">
            <text:p>[[0,0],[0,0],[0,0],[95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2]" office:value-type="float" office:value="0" calcext:value-type="float">
            <text:p>0</text:p>
          </table:table-cell>
          <table:table-cell table:formula="of:=[.YU21]" office:value-type="float" office:value="0" calcext:value-type="float">
            <text:p>0</text:p>
          </table:table-cell>
          <table:table-cell table:formula="of:=[.YU20]" office:value-type="float" office:value="96" calcext:value-type="float">
            <text:p>96</text:p>
          </table:table-cell>
          <table:table-cell table:formula="of:=[.YV20]" office:value-type="float" office:value="39" calcext:value-type="float">
            <text:p>39</text:p>
          </table:table-cell>
          <table:table-cell table:formula="of:=CONCATENATE(&quot;[[&quot;; [.YU23]; &quot;,0],&quot;; &quot;[&quot;; [.YV23]; &quot;,0],&quot;; &quot;[&quot;; [.YW23]; &quot;,0],&quot;; &quot;[&quot;; [.YX23]; &quot;,0],&quot;; &quot;[&quot;; [.YY23]; &quot;,0]]&quot;)" office:value-type="string" office:string-value="[[0,0],[0,0],[0,0],[96,0],[39,0]]" calcext:value-type="string">
            <text:p>[[0,0],[0,0],[0,0],[96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2]" office:value-type="float" office:value="0" calcext:value-type="float">
            <text:p>0</text:p>
          </table:table-cell>
          <table:table-cell table:formula="of:=[.ZB21]" office:value-type="float" office:value="0" calcext:value-type="float">
            <text:p>0</text:p>
          </table:table-cell>
          <table:table-cell table:formula="of:=[.ZB20]" office:value-type="float" office:value="97" calcext:value-type="float">
            <text:p>97</text:p>
          </table:table-cell>
          <table:table-cell table:formula="of:=[.ZC20]" office:value-type="float" office:value="38" calcext:value-type="float">
            <text:p>38</text:p>
          </table:table-cell>
          <table:table-cell table:formula="of:=CONCATENATE(&quot;[[&quot;; [.ZB23]; &quot;,0],&quot;; &quot;[&quot;; [.ZC23]; &quot;,0],&quot;; &quot;[&quot;; [.ZD23]; &quot;,0],&quot;; &quot;[&quot;; [.ZE23]; &quot;,0],&quot;; &quot;[&quot;; [.ZF23]; &quot;,0]]&quot;)" office:value-type="string" office:string-value="[[0,0],[0,0],[0,0],[97,0],[38,0]]" calcext:value-type="string">
            <text:p>[[0,0],[0,0],[0,0],[97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2]" office:value-type="float" office:value="0" calcext:value-type="float">
            <text:p>0</text:p>
          </table:table-cell>
          <table:table-cell table:formula="of:=[.ZI21]" office:value-type="float" office:value="0" calcext:value-type="float">
            <text:p>0</text:p>
          </table:table-cell>
          <table:table-cell table:formula="of:=[.ZI20]" office:value-type="float" office:value="98" calcext:value-type="float">
            <text:p>98</text:p>
          </table:table-cell>
          <table:table-cell table:formula="of:=[.ZJ20]" office:value-type="float" office:value="37" calcext:value-type="float">
            <text:p>37</text:p>
          </table:table-cell>
          <table:table-cell table:formula="of:=CONCATENATE(&quot;[[&quot;; [.ZI23]; &quot;,0],&quot;; &quot;[&quot;; [.ZJ23]; &quot;,0],&quot;; &quot;[&quot;; [.ZK23]; &quot;,0],&quot;; &quot;[&quot;; [.ZL23]; &quot;,0],&quot;; &quot;[&quot;; [.ZM23]; &quot;,0]]&quot;)" office:value-type="string" office:string-value="[[0,0],[0,0],[0,0],[98,0],[37,0]]" calcext:value-type="string">
            <text:p>[[0,0],[0,0],[0,0],[98,0],[3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2]" office:value-type="float" office:value="0" calcext:value-type="float">
            <text:p>0</text:p>
          </table:table-cell>
          <table:table-cell table:formula="of:=[.ZP21]" office:value-type="float" office:value="0" calcext:value-type="float">
            <text:p>0</text:p>
          </table:table-cell>
          <table:table-cell table:formula="of:=[.ZP20]" office:value-type="float" office:value="99" calcext:value-type="float">
            <text:p>99</text:p>
          </table:table-cell>
          <table:table-cell table:formula="of:=[.ZQ20]" office:value-type="float" office:value="64" calcext:value-type="float">
            <text:p>64</text:p>
          </table:table-cell>
          <table:table-cell table:formula="of:=CONCATENATE(&quot;[[&quot;; [.ZP23]; &quot;,0],&quot;; &quot;[&quot;; [.ZQ23]; &quot;,0],&quot;; &quot;[&quot;; [.ZR23]; &quot;,0],&quot;; &quot;[&quot;; [.ZS23]; &quot;,0],&quot;; &quot;[&quot;; [.ZT23]; &quot;,0]]&quot;)" office:value-type="string" office:string-value="[[0,0],[0,0],[0,0],[99,0],[64,0]]" calcext:value-type="string">
            <text:p>[[0,0],[0,0],[0,0],[99,0],[64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9,34,5,4,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F23]" office:value-type="float" office:value="34" calcext:value-type="float">
            <text:p>34</text:p>
          </table:table-cell>
          <table:table-cell table:formula="of:=[.F22]" office:value-type="float" office:value="5" calcext:value-type="float">
            <text:p>5</text:p>
          </table:table-cell>
          <table:table-cell table:formula="of:=[.F21]" office:value-type="float" office:value="4" calcext:value-type="float">
            <text:p>4</text:p>
          </table:table-cell>
          <table:table-cell table:formula="of:=[.F20]" office:value-type="float" office:value="1" calcext:value-type="float">
            <text:p>1</text:p>
          </table:table-cell>
          <table:table-cell table:formula="of:=CONCATENATE(&quot;[[&quot;; [.F24]; &quot;,0],&quot;; &quot;[&quot;; [.G24]; &quot;,0],&quot;; &quot;[&quot;; [.H24]; &quot;,0],&quot;; &quot;[&quot;; [.I24]; &quot;,0],&quot;; &quot;[&quot;; [.J24]; &quot;,0]]&quot;)" office:value-type="string" office:string-value="[[39,0],[34,0],[5,0],[4,0],[1,0]]" calcext:value-type="string">
            <text:p>[[39,0],[34,0],[5,0],[4,0],[1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M23]" office:value-type="float" office:value="33" calcext:value-type="float">
            <text:p>33</text:p>
          </table:table-cell>
          <table:table-cell table:formula="of:=[.M22]" office:value-type="float" office:value="6" calcext:value-type="float">
            <text:p>6</text:p>
          </table:table-cell>
          <table:table-cell table:formula="of:=[.M21]" office:value-type="float" office:value="3" calcext:value-type="float">
            <text:p>3</text:p>
          </table:table-cell>
          <table:table-cell table:formula="of:=[.M20]" office:value-type="float" office:value="2" calcext:value-type="float">
            <text:p>2</text:p>
          </table:table-cell>
          <table:table-cell table:formula="of:=CONCATENATE(&quot;[[&quot;; [.M24]; &quot;,0],&quot;; &quot;[&quot;; [.N24]; &quot;,0],&quot;; &quot;[&quot;; [.O24]; &quot;,0],&quot;; &quot;[&quot;; [.P24]; &quot;,0],&quot;; &quot;[&quot;; [.Q24]; &quot;,0]]&quot;)" office:value-type="string" office:string-value="[[41,0],[33,0],[6,0],[3,0],[2,0]]" calcext:value-type="string">
            <text:p>[[41,0],[33,0],[6,0],[3,0],[2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23]" office:value-type="float" office:value="28" calcext:value-type="float">
            <text:p>28</text:p>
          </table:table-cell>
          <table:table-cell table:formula="of:=[.T22]" office:value-type="float" office:value="9" calcext:value-type="float">
            <text:p>9</text:p>
          </table:table-cell>
          <table:table-cell table:formula="of:=[.T21]" office:value-type="float" office:value="2" calcext:value-type="float">
            <text:p>2</text:p>
          </table:table-cell>
          <table:table-cell table:formula="of:=[.T20]" office:value-type="float" office:value="3" calcext:value-type="float">
            <text:p>3</text:p>
          </table:table-cell>
          <table:table-cell table:formula="of:=CONCATENATE(&quot;[[&quot;; [.T24]; &quot;,0],&quot;; &quot;[&quot;; [.U24]; &quot;,0],&quot;; &quot;[&quot;; [.V24]; &quot;,0],&quot;; &quot;[&quot;; [.W24]; &quot;,0],&quot;; &quot;[&quot;; [.X24]; &quot;,0]]&quot;)" office:value-type="string" office:string-value="[[47,0],[28,0],[9,0],[2,0],[3,0]]" calcext:value-type="string">
            <text:p>[[47,0],[28,0],[9,0],[2,0],[3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AA23]" office:value-type="float" office:value="23" calcext:value-type="float">
            <text:p>23</text:p>
          </table:table-cell>
          <table:table-cell table:formula="of:=[.AA22]" office:value-type="float" office:value="12" calcext:value-type="float">
            <text:p>12</text:p>
          </table:table-cell>
          <table:table-cell table:formula="of:=[.AA21]" office:value-type="float" office:value="1" calcext:value-type="float">
            <text:p>1</text:p>
          </table:table-cell>
          <table:table-cell table:formula="of:=[.AA20]" office:value-type="float" office:value="4" calcext:value-type="float">
            <text:p>4</text:p>
          </table:table-cell>
          <table:table-cell table:formula="of:=CONCATENATE(&quot;[[&quot;; [.AA24]; &quot;,0],&quot;; &quot;[&quot;; [.AB24]; &quot;,0],&quot;; &quot;[&quot;; [.AC24]; &quot;,0],&quot;; &quot;[&quot;; [.AD24]; &quot;,0],&quot;; &quot;[&quot;; [.AE24]; &quot;,0]]&quot;)" office:value-type="string" office:string-value="[[54,0],[23,0],[12,0],[1,0],[4,0]]" calcext:value-type="string">
            <text:p>[[54,0],[23,0],[12,0],[1,0],[4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AH23]" office:value-type="float" office:value="12" calcext:value-type="float">
            <text:p>12</text:p>
          </table:table-cell>
          <table:table-cell table:formula="of:=[.AH22]" office:value-type="float" office:value="1" calcext:value-type="float">
            <text:p>1</text:p>
          </table:table-cell>
          <table:table-cell table:formula="of:=[.AH21]" office:value-type="float" office:value="4" calcext:value-type="float">
            <text:p>4</text:p>
          </table:table-cell>
          <table:table-cell table:formula="of:=[.AH20]" office:value-type="float" office:value="5" calcext:value-type="float">
            <text:p>5</text:p>
          </table:table-cell>
          <table:table-cell table:formula="of:=CONCATENATE(&quot;[[&quot;; [.AH24]; &quot;,0],&quot;; &quot;[&quot;; [.AI24]; &quot;,0],&quot;; &quot;[&quot;; [.AJ24]; &quot;,0],&quot;; &quot;[&quot;; [.AK24]; &quot;,0],&quot;; &quot;[&quot;; [.AL24]; &quot;,0]]&quot;)" office:value-type="string" office:string-value="[[23,0],[12,0],[1,0],[4,0],[5,0]]" calcext:value-type="string">
            <text:p>[[23,0],[12,0],[1,0],[4,0],[5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AO23]" office:value-type="float" office:value="11" calcext:value-type="float">
            <text:p>11</text:p>
          </table:table-cell>
          <table:table-cell table:formula="of:=[.AO22]" office:value-type="float" office:value="2" calcext:value-type="float">
            <text:p>2</text:p>
          </table:table-cell>
          <table:table-cell table:formula="of:=[.AO21]" office:value-type="float" office:value="3" calcext:value-type="float">
            <text:p>3</text:p>
          </table:table-cell>
          <table:table-cell table:formula="of:=[.AO20]" office:value-type="float" office:value="6" calcext:value-type="float">
            <text:p>6</text:p>
          </table:table-cell>
          <table:table-cell table:formula="of:=CONCATENATE(&quot;[[&quot;; [.AO24]; &quot;,0],&quot;; &quot;[&quot;; [.AP24]; &quot;,0],&quot;; &quot;[&quot;; [.AQ24]; &quot;,0],&quot;; &quot;[&quot;; [.AR24]; &quot;,0],&quot;; &quot;[&quot;; [.AS24]; &quot;,0]]&quot;)" office:value-type="string" office:string-value="[[24,0],[11,0],[2,0],[3,0],[6,0]]" calcext:value-type="string">
            <text:p>[[24,0],[11,0],[2,0],[3,0],[6,0]]</text:p>
          </table:table-cell>
          <table:table-cell table:number-columns-repeated="2"/>
          <table:table-cell table:formula="of:=[.AV23]" office:value-type="float" office:value="94" calcext:value-type="float">
            <text:p>94</text:p>
          </table:table-cell>
          <table:table-cell table:formula="of:=[.AV22]" office:value-type="float" office:value="41" calcext:value-type="float">
            <text:p>41</text:p>
          </table:table-cell>
          <table:table-cell table:formula="of:=[.AV21]" office:value-type="float" office:value="32" calcext:value-type="float">
            <text:p>32</text:p>
          </table:table-cell>
          <table:table-cell table:formula="of:=[.AV20]" office:value-type="float" office:value="7" calcext:value-type="float">
            <text:p>7</text:p>
          </table:table-cell>
          <table:table-cell table:formula="of:=CONCATENATE(&quot;[[&quot;; [.AV24]; &quot;,0],&quot;; &quot;[&quot;; [.AW24]; &quot;,0],&quot;; &quot;[&quot;; [.AX24]; &quot;,0],&quot;; &quot;[&quot;; [.AY24]; &quot;,0],&quot;; &quot;[&quot;; [.AZ24]; &quot;,0]]&quot;)" office:value-type="string" office:string-value="[[,0],[94,0],[41,0],[32,0],[7,0]]" calcext:value-type="string">
            <text:p>[[,0],[94,0],[41,0],[32,0],[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BC23]" office:value-type="float" office:value="41" calcext:value-type="float">
            <text:p>41</text:p>
          </table:table-cell>
          <table:table-cell table:formula="of:=[.BC22]" office:value-type="float" office:value="32" calcext:value-type="float">
            <text:p>32</text:p>
          </table:table-cell>
          <table:table-cell table:formula="of:=[.BC21]" office:value-type="float" office:value="7" calcext:value-type="float">
            <text:p>7</text:p>
          </table:table-cell>
          <table:table-cell table:formula="of:=[.BC20]" office:value-type="float" office:value="8" calcext:value-type="float">
            <text:p>8</text:p>
          </table:table-cell>
          <table:table-cell table:formula="of:=CONCATENATE(&quot;[[&quot;; [.BC24]; &quot;,0],&quot;; &quot;[&quot;; [.BD24]; &quot;,0],&quot;; &quot;[&quot;; [.BE24]; &quot;,0],&quot;; &quot;[&quot;; [.BF24]; &quot;,0],&quot;; &quot;[&quot;; [.BG24]; &quot;,0]]&quot;)" office:value-type="string" office:string-value="[[94,0],[41,0],[32,0],[7,0],[8,0]]" calcext:value-type="string">
            <text:p>[[94,0],[41,0],[32,0],[7,0],[8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BJ23]" office:value-type="float" office:value="32" calcext:value-type="float">
            <text:p>32</text:p>
          </table:table-cell>
          <table:table-cell table:formula="of:=[.BJ22]" office:value-type="float" office:value="7" calcext:value-type="float">
            <text:p>7</text:p>
          </table:table-cell>
          <table:table-cell table:formula="of:=[.BJ21]" office:value-type="float" office:value="8" calcext:value-type="float">
            <text:p>8</text:p>
          </table:table-cell>
          <table:table-cell table:formula="of:=[.BJ20]" office:value-type="float" office:value="9" calcext:value-type="float">
            <text:p>9</text:p>
          </table:table-cell>
          <table:table-cell table:formula="of:=CONCATENATE(&quot;[[&quot;; [.BJ24]; &quot;,0],&quot;; &quot;[&quot;; [.BK24]; &quot;,0],&quot;; &quot;[&quot;; [.BL24]; &quot;,0],&quot;; &quot;[&quot;; [.BM24]; &quot;,0],&quot;; &quot;[&quot;; [.BN24]; &quot;,0]]&quot;)" office:value-type="string" office:string-value="[[41,0],[32,0],[7,0],[8,0],[9,0]]" calcext:value-type="string">
            <text:p>[[41,0],[32,0],[7,0],[8,0],[9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BQ23]" office:value-type="float" office:value="7" calcext:value-type="float">
            <text:p>7</text:p>
          </table:table-cell>
          <table:table-cell table:formula="of:=[.BQ22]" office:value-type="float" office:value="8" calcext:value-type="float">
            <text:p>8</text:p>
          </table:table-cell>
          <table:table-cell table:formula="of:=[.BQ21]" office:value-type="float" office:value="9" calcext:value-type="float">
            <text:p>9</text:p>
          </table:table-cell>
          <table:table-cell table:formula="of:=[.BQ20]" office:value-type="float" office:value="10" calcext:value-type="float">
            <text:p>10</text:p>
          </table:table-cell>
          <table:table-cell table:formula="of:=CONCATENATE(&quot;[[&quot;; [.BQ24]; &quot;,0],&quot;; &quot;[&quot;; [.BR24]; &quot;,0],&quot;; &quot;[&quot;; [.BS24]; &quot;,0],&quot;; &quot;[&quot;; [.BT24]; &quot;,0],&quot;; &quot;[&quot;; [.BU24]; &quot;,0]]&quot;)" office:value-type="string" office:string-value="[[32,0],[7,0],[8,0],[9,0],[10,0]]" calcext:value-type="string">
            <text:p>[[32,0],[7,0],[8,0],[9,0],[10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BX23]" office:value-type="float" office:value="6" calcext:value-type="float">
            <text:p>6</text:p>
          </table:table-cell>
          <table:table-cell table:formula="of:=[.BX22]" office:value-type="float" office:value="3" calcext:value-type="float">
            <text:p>3</text:p>
          </table:table-cell>
          <table:table-cell table:formula="of:=[.BX21]" office:value-type="float" office:value="2" calcext:value-type="float">
            <text:p>2</text:p>
          </table:table-cell>
          <table:table-cell table:formula="of:=[.BX20]" office:value-type="float" office:value="11" calcext:value-type="float">
            <text:p>11</text:p>
          </table:table-cell>
          <table:table-cell table:formula="of:=CONCATENATE(&quot;[[&quot;; [.BX24]; &quot;,0],&quot;; &quot;[&quot;; [.BY24]; &quot;,0],&quot;; &quot;[&quot;; [.BZ24]; &quot;,0],&quot;; &quot;[&quot;; [.CA24]; &quot;,0],&quot;; &quot;[&quot;; [.CB24]; &quot;,0]]&quot;)" office:value-type="string" office:string-value="[[33,0],[6,0],[3,0],[2,0],[11,0]]" calcext:value-type="string">
            <text:p>[[33,0],[6,0],[3,0],[2,0],[11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CE23]" office:value-type="float" office:value="5" calcext:value-type="float">
            <text:p>5</text:p>
          </table:table-cell>
          <table:table-cell table:formula="of:=[.CE22]" office:value-type="float" office:value="4" calcext:value-type="float">
            <text:p>4</text:p>
          </table:table-cell>
          <table:table-cell table:formula="of:=[.CE21]" office:value-type="float" office:value="1" calcext:value-type="float">
            <text:p>1</text:p>
          </table:table-cell>
          <table:table-cell table:formula="of:=[.CE20]" office:value-type="float" office:value="12" calcext:value-type="float">
            <text:p>12</text:p>
          </table:table-cell>
          <table:table-cell table:formula="of:=CONCATENATE(&quot;[[&quot;; [.CE24]; &quot;,0],&quot;; &quot;[&quot;; [.CF24]; &quot;,0],&quot;; &quot;[&quot;; [.CG24]; &quot;,0],&quot;; &quot;[&quot;; [.CH24]; &quot;,0],&quot;; &quot;[&quot;; [.CI24]; &quot;,0]]&quot;)" office:value-type="string" office:string-value="[[34,0],[5,0],[4,0],[1,0],[12,0]]" calcext:value-type="string">
            <text:p>[[34,0],[5,0],[4,0],[1,0],[12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CL23]" office:value-type="float" office:value="16" calcext:value-type="float">
            <text:p>16</text:p>
          </table:table-cell>
          <table:table-cell table:formula="of:=[.CL22]" office:value-type="float" office:value="15" calcext:value-type="float">
            <text:p>15</text:p>
          </table:table-cell>
          <table:table-cell table:formula="of:=[.CL21]" office:value-type="float" office:value="14" calcext:value-type="float">
            <text:p>14</text:p>
          </table:table-cell>
          <table:table-cell table:formula="of:=[.CL20]" office:value-type="float" office:value="13" calcext:value-type="float">
            <text:p>13</text:p>
          </table:table-cell>
          <table:table-cell table:formula="of:=CONCATENATE(&quot;[[&quot;; [.CL24]; &quot;,0],&quot;; &quot;[&quot;; [.CM24]; &quot;,0],&quot;; &quot;[&quot;; [.CN24]; &quot;,0],&quot;; &quot;[&quot;; [.CO24]; &quot;,0],&quot;; &quot;[&quot;; [.CP24]; &quot;,0]]&quot;)" office:value-type="string" office:string-value="[[35,0],[16,0],[15,0],[14,0],[13,0]]" calcext:value-type="string">
            <text:p>[[35,0],[16,0],[15,0],[14,0],[13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CS23]" office:value-type="float" office:value="35" calcext:value-type="float">
            <text:p>35</text:p>
          </table:table-cell>
          <table:table-cell table:formula="of:=[.CS22]" office:value-type="float" office:value="16" calcext:value-type="float">
            <text:p>16</text:p>
          </table:table-cell>
          <table:table-cell table:formula="of:=[.CS21]" office:value-type="float" office:value="15" calcext:value-type="float">
            <text:p>15</text:p>
          </table:table-cell>
          <table:table-cell table:formula="of:=[.CS20]" office:value-type="float" office:value="14" calcext:value-type="float">
            <text:p>14</text:p>
          </table:table-cell>
          <table:table-cell table:formula="of:=CONCATENATE(&quot;[[&quot;; [.CS24]; &quot;,0],&quot;; &quot;[&quot;; [.CT24]; &quot;,0],&quot;; &quot;[&quot;; [.CU24]; &quot;,0],&quot;; &quot;[&quot;; [.CV24]; &quot;,0],&quot;; &quot;[&quot;; [.CW24]; &quot;,0]]&quot;)" office:value-type="string" office:string-value="[[38,0],[35,0],[16,0],[15,0],[14,0]]" calcext:value-type="string">
            <text:p>[[38,0],[35,0],[16,0],[15,0],[14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CZ23]" office:value-type="float" office:value="38" calcext:value-type="float">
            <text:p>38</text:p>
          </table:table-cell>
          <table:table-cell table:formula="of:=[.CZ22]" office:value-type="float" office:value="35" calcext:value-type="float">
            <text:p>35</text:p>
          </table:table-cell>
          <table:table-cell table:formula="of:=[.CZ21]" office:value-type="float" office:value="16" calcext:value-type="float">
            <text:p>16</text:p>
          </table:table-cell>
          <table:table-cell table:formula="of:=[.CZ20]" office:value-type="float" office:value="15" calcext:value-type="float">
            <text:p>15</text:p>
          </table:table-cell>
          <table:table-cell table:formula="of:=CONCATENATE(&quot;[[&quot;; [.CZ24]; &quot;,0],&quot;; &quot;[&quot;; [.DA24]; &quot;,0],&quot;; &quot;[&quot;; [.DB24]; &quot;,0],&quot;; &quot;[&quot;; [.DC24]; &quot;,0],&quot;; &quot;[&quot;; [.DD24]; &quot;,0]]&quot;)" office:value-type="string" office:string-value="[[97,0],[38,0],[35,0],[16,0],[15,0]]" calcext:value-type="string">
            <text:p>[[97,0],[38,0],[35,0],[16,0],[15,0]]</text:p>
          </table:table-cell>
          <table:table-cell table:number-columns-repeated="2"/>
          <table:table-cell table:formula="of:=[.DG23]" office:value-type="float" office:value="97" calcext:value-type="float">
            <text:p>97</text:p>
          </table:table-cell>
          <table:table-cell table:formula="of:=[.DG22]" office:value-type="float" office:value="38" calcext:value-type="float">
            <text:p>38</text:p>
          </table:table-cell>
          <table:table-cell table:formula="of:=[.DG21]" office:value-type="float" office:value="35" calcext:value-type="float">
            <text:p>35</text:p>
          </table:table-cell>
          <table:table-cell table:formula="of:=[.DG20]" office:value-type="float" office:value="16" calcext:value-type="float">
            <text:p>16</text:p>
          </table:table-cell>
          <table:table-cell table:formula="of:=CONCATENATE(&quot;[[&quot;; [.DG24]; &quot;,0],&quot;; &quot;[&quot;; [.DH24]; &quot;,0],&quot;; &quot;[&quot;; [.DI24]; &quot;,0],&quot;; &quot;[&quot;; [.DJ24]; &quot;,0],&quot;; &quot;[&quot;; [.DK24]; &quot;,0]]&quot;)" office:value-type="string" office:string-value="[[,0],[97,0],[38,0],[35,0],[16,0]]" calcext:value-type="string">
            <text:p>[[,0],[97,0],[38,0],[35,0],[16,0]]</text:p>
          </table:table-cell>
          <table:table-cell table:number-columns-repeated="2"/>
          <table:table-cell table:formula="of:=[.DN23]" office:value-type="float" office:value="98" calcext:value-type="float">
            <text:p>98</text:p>
          </table:table-cell>
          <table:table-cell table:formula="of:=[.DN22]" office:value-type="float" office:value="37" calcext:value-type="float">
            <text:p>37</text:p>
          </table:table-cell>
          <table:table-cell table:formula="of:=[.DN21]" office:value-type="float" office:value="36" calcext:value-type="float">
            <text:p>36</text:p>
          </table:table-cell>
          <table:table-cell table:formula="of:=[.DN20]" office:value-type="float" office:value="17" calcext:value-type="float">
            <text:p>17</text:p>
          </table:table-cell>
          <table:table-cell table:formula="of:=CONCATENATE(&quot;[[&quot;; [.DN24]; &quot;,0],&quot;; &quot;[&quot;; [.DO24]; &quot;,0],&quot;; &quot;[&quot;; [.DP24]; &quot;,0],&quot;; &quot;[&quot;; [.DQ24]; &quot;,0],&quot;; &quot;[&quot;; [.DR24]; &quot;,0]]&quot;)" office:value-type="string" office:string-value="[[,0],[98,0],[37,0],[36,0],[17,0]]" calcext:value-type="string">
            <text:p>[[,0],[98,0],[37,0],[36,0],[17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DU23]" office:value-type="float" office:value="37" calcext:value-type="float">
            <text:p>37</text:p>
          </table:table-cell>
          <table:table-cell table:formula="of:=[.DU22]" office:value-type="float" office:value="36" calcext:value-type="float">
            <text:p>36</text:p>
          </table:table-cell>
          <table:table-cell table:formula="of:=[.DU21]" office:value-type="float" office:value="17" calcext:value-type="float">
            <text:p>17</text:p>
          </table:table-cell>
          <table:table-cell table:formula="of:=[.DU20]" office:value-type="float" office:value="18" calcext:value-type="float">
            <text:p>18</text:p>
          </table:table-cell>
          <table:table-cell table:formula="of:=CONCATENATE(&quot;[[&quot;; [.DU24]; &quot;,0],&quot;; &quot;[&quot;; [.DV24]; &quot;,0],&quot;; &quot;[&quot;; [.DW24]; &quot;,0],&quot;; &quot;[&quot;; [.DX24]; &quot;,0],&quot;; &quot;[&quot;; [.DY24]; &quot;,0]]&quot;)" office:value-type="string" office:string-value="[[98,0],[37,0],[36,0],[17,0],[18,0]]" calcext:value-type="string">
            <text:p>[[98,0],[37,0],[36,0],[17,0],[18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EB23]" office:value-type="float" office:value="36" calcext:value-type="float">
            <text:p>36</text:p>
          </table:table-cell>
          <table:table-cell table:formula="of:=[.EB22]" office:value-type="float" office:value="17" calcext:value-type="float">
            <text:p>17</text:p>
          </table:table-cell>
          <table:table-cell table:formula="of:=[.EB21]" office:value-type="float" office:value="18" calcext:value-type="float">
            <text:p>18</text:p>
          </table:table-cell>
          <table:table-cell table:formula="of:=[.EB20]" office:value-type="float" office:value="19" calcext:value-type="float">
            <text:p>19</text:p>
          </table:table-cell>
          <table:table-cell table:formula="of:=CONCATENATE(&quot;[[&quot;; [.EB24]; &quot;,0],&quot;; &quot;[&quot;; [.EC24]; &quot;,0],&quot;; &quot;[&quot;; [.ED24]; &quot;,0],&quot;; &quot;[&quot;; [.EE24]; &quot;,0],&quot;; &quot;[&quot;; [.EF24]; &quot;,0]]&quot;)" office:value-type="string" office:string-value="[[37,0],[36,0],[17,0],[18,0],[19,0]]" calcext:value-type="string">
            <text:p>[[37,0],[36,0],[17,0],[18,0],[19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EI23]" office:value-type="float" office:value="17" calcext:value-type="float">
            <text:p>17</text:p>
          </table:table-cell>
          <table:table-cell table:formula="of:=[.EI22]" office:value-type="float" office:value="18" calcext:value-type="float">
            <text:p>18</text:p>
          </table:table-cell>
          <table:table-cell table:formula="of:=[.EI21]" office:value-type="float" office:value="19" calcext:value-type="float">
            <text:p>19</text:p>
          </table:table-cell>
          <table:table-cell table:formula="of:=[.EI20]" office:value-type="float" office:value="20" calcext:value-type="float">
            <text:p>20</text:p>
          </table:table-cell>
          <table:table-cell table:formula="of:=CONCATENATE(&quot;[[&quot;; [.EI24]; &quot;,0],&quot;; &quot;[&quot;; [.EJ24]; &quot;,0],&quot;; &quot;[&quot;; [.EK24]; &quot;,0],&quot;; &quot;[&quot;; [.EL24]; &quot;,0],&quot;; &quot;[&quot;; [.EM24]; &quot;,0]]&quot;)" office:value-type="string" office:string-value="[[36,0],[17,0],[18,0],[19,0],[20,0]]" calcext:value-type="string">
            <text:p>[[36,0],[17,0],[18,0],[19,0],[2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EP23]" office:value-type="float" office:value="18" calcext:value-type="float">
            <text:p>18</text:p>
          </table:table-cell>
          <table:table-cell table:formula="of:=[.EP22]" office:value-type="float" office:value="19" calcext:value-type="float">
            <text:p>19</text:p>
          </table:table-cell>
          <table:table-cell table:formula="of:=[.EP21]" office:value-type="float" office:value="20" calcext:value-type="float">
            <text:p>20</text:p>
          </table:table-cell>
          <table:table-cell table:formula="of:=[.EP20]" office:value-type="float" office:value="21" calcext:value-type="float">
            <text:p>21</text:p>
          </table:table-cell>
          <table:table-cell table:formula="of:=CONCATENATE(&quot;[[&quot;; [.EP24]; &quot;,0],&quot;; &quot;[&quot;; [.EQ24]; &quot;,0],&quot;; &quot;[&quot;; [.ER24]; &quot;,0],&quot;; &quot;[&quot;; [.ES24]; &quot;,0],&quot;; &quot;[&quot;; [.ET24]; &quot;,0]]&quot;)" office:value-type="string" office:string-value="[[17,0],[18,0],[19,0],[20,0],[21,0]]" calcext:value-type="string">
            <text:p>[[17,0],[18,0],[19,0],[20,0],[21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EW23]" office:value-type="float" office:value="15" calcext:value-type="float">
            <text:p>15</text:p>
          </table:table-cell>
          <table:table-cell table:formula="of:=[.EW22]" office:value-type="float" office:value="14" calcext:value-type="float">
            <text:p>14</text:p>
          </table:table-cell>
          <table:table-cell table:formula="of:=[.EW21]" office:value-type="float" office:value="13" calcext:value-type="float">
            <text:p>13</text:p>
          </table:table-cell>
          <table:table-cell table:formula="of:=[.EW20]" office:value-type="float" office:value="22" calcext:value-type="float">
            <text:p>22</text:p>
          </table:table-cell>
          <table:table-cell table:formula="of:=CONCATENATE(&quot;[[&quot;; [.EW24]; &quot;,0],&quot;; &quot;[&quot;; [.EX24]; &quot;,0],&quot;; &quot;[&quot;; [.EY24]; &quot;,0],&quot;; &quot;[&quot;; [.EZ24]; &quot;,0],&quot;; &quot;[&quot;; [.FA24]; &quot;,0]]&quot;)" office:value-type="string" office:string-value="[[16,0],[15,0],[14,0],[13,0],[22,0]]" calcext:value-type="string">
            <text:p>[[16,0],[15,0],[14,0],[13,0],[22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FD23]" office:value-type="float" office:value="4" calcext:value-type="float">
            <text:p>4</text:p>
          </table:table-cell>
          <table:table-cell table:formula="of:=[.FD22]" office:value-type="float" office:value="1" calcext:value-type="float">
            <text:p>1</text:p>
          </table:table-cell>
          <table:table-cell table:formula="of:=[.FD21]" office:value-type="float" office:value="12" calcext:value-type="float">
            <text:p>12</text:p>
          </table:table-cell>
          <table:table-cell table:formula="of:=[.FD20]" office:value-type="float" office:value="23" calcext:value-type="float">
            <text:p>23</text:p>
          </table:table-cell>
          <table:table-cell table:formula="of:=CONCATENATE(&quot;[[&quot;; [.FD24]; &quot;,0],&quot;; &quot;[&quot;; [.FE24]; &quot;,0],&quot;; &quot;[&quot;; [.FF24]; &quot;,0],&quot;; &quot;[&quot;; [.FG24]; &quot;,0],&quot;; &quot;[&quot;; [.FH24]; &quot;,0]]&quot;)" office:value-type="string" office:string-value="[[5,0],[4,0],[1,0],[12,0],[23,0]]" calcext:value-type="string">
            <text:p>[[5,0],[4,0],[1,0],[12,0],[23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FK23]" office:value-type="float" office:value="3" calcext:value-type="float">
            <text:p>3</text:p>
          </table:table-cell>
          <table:table-cell table:formula="of:=[.FK22]" office:value-type="float" office:value="2" calcext:value-type="float">
            <text:p>2</text:p>
          </table:table-cell>
          <table:table-cell table:formula="of:=[.FK21]" office:value-type="float" office:value="11" calcext:value-type="float">
            <text:p>11</text:p>
          </table:table-cell>
          <table:table-cell table:formula="of:=[.FK20]" office:value-type="float" office:value="24" calcext:value-type="float">
            <text:p>24</text:p>
          </table:table-cell>
          <table:table-cell table:formula="of:=CONCATENATE(&quot;[[&quot;; [.FK24]; &quot;,0],&quot;; &quot;[&quot;; [.FL24]; &quot;,0],&quot;; &quot;[&quot;; [.FM24]; &quot;,0],&quot;; &quot;[&quot;; [.FN24]; &quot;,0],&quot;; &quot;[&quot;; [.FO24]; &quot;,0]]&quot;)" office:value-type="string" office:string-value="[[6,0],[3,0],[2,0],[11,0],[24,0]]" calcext:value-type="string">
            <text:p>[[6,0],[3,0],[2,0],[11,0],[24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R23]" office:value-type="float" office:value="8" calcext:value-type="float">
            <text:p>8</text:p>
          </table:table-cell>
          <table:table-cell table:formula="of:=[.FR22]" office:value-type="float" office:value="9" calcext:value-type="float">
            <text:p>9</text:p>
          </table:table-cell>
          <table:table-cell table:formula="of:=[.FR21]" office:value-type="float" office:value="10" calcext:value-type="float">
            <text:p>10</text:p>
          </table:table-cell>
          <table:table-cell table:formula="of:=[.FR20]" office:value-type="float" office:value="25" calcext:value-type="float">
            <text:p>25</text:p>
          </table:table-cell>
          <table:table-cell table:formula="of:=CONCATENATE(&quot;[[&quot;; [.FR24]; &quot;,0],&quot;; &quot;[&quot;; [.FS24]; &quot;,0],&quot;; &quot;[&quot;; [.FT24]; &quot;,0],&quot;; &quot;[&quot;; [.FU24]; &quot;,0],&quot;; &quot;[&quot;; [.FV24]; &quot;,0]]&quot;)" office:value-type="string" office:string-value="[[7,0],[8,0],[9,0],[10,0],[25,0]]" calcext:value-type="string">
            <text:p>[[7,0],[8,0],[9,0],[10,0],[25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FY23]" office:value-type="float" office:value="29" calcext:value-type="float">
            <text:p>29</text:p>
          </table:table-cell>
          <table:table-cell table:formula="of:=[.FY22]" office:value-type="float" office:value="28" calcext:value-type="float">
            <text:p>28</text:p>
          </table:table-cell>
          <table:table-cell table:formula="of:=[.FY21]" office:value-type="float" office:value="27" calcext:value-type="float">
            <text:p>27</text:p>
          </table:table-cell>
          <table:table-cell table:formula="of:=[.FY20]" office:value-type="float" office:value="26" calcext:value-type="float">
            <text:p>26</text:p>
          </table:table-cell>
          <table:table-cell table:formula="of:=CONCATENATE(&quot;[[&quot;; [.FY24]; &quot;,0],&quot;; &quot;[&quot;; [.FZ24]; &quot;,0],&quot;; &quot;[&quot;; [.GA24]; &quot;,0],&quot;; &quot;[&quot;; [.GB24]; &quot;,0],&quot;; &quot;[&quot;; [.GC24]; &quot;,0]]&quot;)" office:value-type="string" office:string-value="[[30,0],[29,0],[28,0],[27,0],[26,0]]" calcext:value-type="string">
            <text:p>[[30,0],[29,0],[28,0],[27,0],[26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GF23]" office:value-type="float" office:value="30" calcext:value-type="float">
            <text:p>30</text:p>
          </table:table-cell>
          <table:table-cell table:formula="of:=[.GF22]" office:value-type="float" office:value="29" calcext:value-type="float">
            <text:p>29</text:p>
          </table:table-cell>
          <table:table-cell table:formula="of:=[.GF21]" office:value-type="float" office:value="28" calcext:value-type="float">
            <text:p>28</text:p>
          </table:table-cell>
          <table:table-cell table:formula="of:=[.GF20]" office:value-type="float" office:value="27" calcext:value-type="float">
            <text:p>27</text:p>
          </table:table-cell>
          <table:table-cell table:formula="of:=CONCATENATE(&quot;[[&quot;; [.GF24]; &quot;,0],&quot;; &quot;[&quot;; [.GG24]; &quot;,0],&quot;; &quot;[&quot;; [.GH24]; &quot;,0],&quot;; &quot;[&quot;; [.GI24]; &quot;,0],&quot;; &quot;[&quot;; [.GJ24]; &quot;,0]]&quot;)" office:value-type="string" office:string-value="[[31,0],[30,0],[29,0],[28,0],[27,0]]" calcext:value-type="string">
            <text:p>[[31,0],[30,0],[29,0],[28,0],[27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GM23]" office:value-type="float" office:value="31" calcext:value-type="float">
            <text:p>31</text:p>
          </table:table-cell>
          <table:table-cell table:formula="of:=[.GM22]" office:value-type="float" office:value="30" calcext:value-type="float">
            <text:p>30</text:p>
          </table:table-cell>
          <table:table-cell table:formula="of:=[.GM21]" office:value-type="float" office:value="29" calcext:value-type="float">
            <text:p>29</text:p>
          </table:table-cell>
          <table:table-cell table:formula="of:=[.GM20]" office:value-type="float" office:value="28" calcext:value-type="float">
            <text:p>28</text:p>
          </table:table-cell>
          <table:table-cell table:formula="of:=CONCATENATE(&quot;[[&quot;; [.GM24]; &quot;,0],&quot;; &quot;[&quot;; [.GN24]; &quot;,0],&quot;; &quot;[&quot;; [.GO24]; &quot;,0],&quot;; &quot;[&quot;; [.GP24]; &quot;,0],&quot;; &quot;[&quot;; [.GQ24]; &quot;,0]]&quot;)" office:value-type="string" office:string-value="[[42,0],[31,0],[30,0],[29,0],[28,0]]" calcext:value-type="string">
            <text:p>[[42,0],[31,0],[30,0],[29,0],[28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GT23]" office:value-type="float" office:value="42" calcext:value-type="float">
            <text:p>42</text:p>
          </table:table-cell>
          <table:table-cell table:formula="of:=[.GT22]" office:value-type="float" office:value="31" calcext:value-type="float">
            <text:p>31</text:p>
          </table:table-cell>
          <table:table-cell table:formula="of:=[.GT21]" office:value-type="float" office:value="30" calcext:value-type="float">
            <text:p>30</text:p>
          </table:table-cell>
          <table:table-cell table:formula="of:=[.GT20]" office:value-type="float" office:value="29" calcext:value-type="float">
            <text:p>29</text:p>
          </table:table-cell>
          <table:table-cell table:formula="of:=CONCATENATE(&quot;[[&quot;; [.GT24]; &quot;,0],&quot;; &quot;[&quot;; [.GU24]; &quot;,0],&quot;; &quot;[&quot;; [.GV24]; &quot;,0],&quot;; &quot;[&quot;; [.GW24]; &quot;,0],&quot;; &quot;[&quot;; [.GX24]; &quot;,0]]&quot;)" office:value-type="string" office:string-value="[[93,0],[42,0],[31,0],[30,0],[29,0]]" calcext:value-type="string">
            <text:p>[[93,0],[42,0],[31,0],[30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23]" office:value-type="float" office:value="93" calcext:value-type="float">
            <text:p>93</text:p>
          </table:table-cell>
          <table:table-cell table:formula="of:=[.HA22]" office:value-type="float" office:value="42" calcext:value-type="float">
            <text:p>42</text:p>
          </table:table-cell>
          <table:table-cell table:formula="of:=[.HA21]" office:value-type="float" office:value="31" calcext:value-type="float">
            <text:p>31</text:p>
          </table:table-cell>
          <table:table-cell table:formula="of:=[.HA20]" office:value-type="float" office:value="30" calcext:value-type="float">
            <text:p>30</text:p>
          </table:table-cell>
          <table:table-cell table:formula="of:=CONCATENATE(&quot;[[&quot;; [.HA24]; &quot;,0],&quot;; &quot;[&quot;; [.HB24]; &quot;,0],&quot;; &quot;[&quot;; [.HC24]; &quot;,0],&quot;; &quot;[&quot;; [.HD24]; &quot;,0],&quot;; &quot;[&quot;; [.HE24]; &quot;,0]]&quot;)" office:value-type="string" office:string-value="[[0,0],[93,0],[42,0],[31,0],[30,0]]" calcext:value-type="string">
            <text:p>[[0,0],[93,0],[42,0],[31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23]" office:value-type="float" office:value="0" calcext:value-type="float">
            <text:p>0</text:p>
          </table:table-cell>
          <table:table-cell table:formula="of:=[.HH22]" office:value-type="float" office:value="93" calcext:value-type="float">
            <text:p>93</text:p>
          </table:table-cell>
          <table:table-cell table:formula="of:=[.HH21]" office:value-type="float" office:value="42" calcext:value-type="float">
            <text:p>42</text:p>
          </table:table-cell>
          <table:table-cell table:formula="of:=[.HH20]" office:value-type="float" office:value="31" calcext:value-type="float">
            <text:p>31</text:p>
          </table:table-cell>
          <table:table-cell table:formula="of:=CONCATENATE(&quot;[[&quot;; [.HH24]; &quot;,0],&quot;; &quot;[&quot;; [.HI24]; &quot;,0],&quot;; &quot;[&quot;; [.HJ24]; &quot;,0],&quot;; &quot;[&quot;; [.HK24]; &quot;,0],&quot;; &quot;[&quot;; [.HL24]; &quot;,0]]&quot;)" office:value-type="string" office:string-value="[[0,0],[0,0],[93,0],[42,0],[31,0]]" calcext:value-type="string">
            <text:p>[[0,0],[0,0],[93,0],[42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23]" office:value-type="float" office:value="0" calcext:value-type="float">
            <text:p>0</text:p>
          </table:table-cell>
          <table:table-cell table:formula="of:=[.HO22]" office:value-type="float" office:value="94" calcext:value-type="float">
            <text:p>94</text:p>
          </table:table-cell>
          <table:table-cell table:formula="of:=[.HO21]" office:value-type="float" office:value="41" calcext:value-type="float">
            <text:p>41</text:p>
          </table:table-cell>
          <table:table-cell table:formula="of:=[.HO20]" office:value-type="float" office:value="32" calcext:value-type="float">
            <text:p>32</text:p>
          </table:table-cell>
          <table:table-cell table:formula="of:=CONCATENATE(&quot;[[&quot;; [.HO24]; &quot;,0],&quot;; &quot;[&quot;; [.HP24]; &quot;,0],&quot;; &quot;[&quot;; [.HQ24]; &quot;,0],&quot;; &quot;[&quot;; [.HR24]; &quot;,0],&quot;; &quot;[&quot;; [.HS24]; &quot;,0]]&quot;)" office:value-type="string" office:string-value="[[0,0],[0,0],[94,0],[41,0],[32,0]]" calcext:value-type="string">
            <text:p>[[0,0],[0,0],[94,0],[41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23]" office:value-type="float" office:value="0" calcext:value-type="float">
            <text:p>0</text:p>
          </table:table-cell>
          <table:table-cell table:formula="of:=[.HV22]" office:value-type="float" office:value="95" calcext:value-type="float">
            <text:p>95</text:p>
          </table:table-cell>
          <table:table-cell table:formula="of:=[.HV21]" office:value-type="float" office:value="40" calcext:value-type="float">
            <text:p>40</text:p>
          </table:table-cell>
          <table:table-cell table:formula="of:=[.HV20]" office:value-type="float" office:value="33" calcext:value-type="float">
            <text:p>33</text:p>
          </table:table-cell>
          <table:table-cell table:formula="of:=CONCATENATE(&quot;[[&quot;; [.HV24]; &quot;,0],&quot;; &quot;[&quot;; [.HW24]; &quot;,0],&quot;; &quot;[&quot;; [.HX24]; &quot;,0],&quot;; &quot;[&quot;; [.HY24]; &quot;,0],&quot;; &quot;[&quot;; [.HZ24]; &quot;,0]]&quot;)" office:value-type="string" office:string-value="[[0,0],[0,0],[95,0],[40,0],[33,0]]" calcext:value-type="string">
            <text:p>[[0,0],[0,0],[95,0],[40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23]" office:value-type="float" office:value="0" calcext:value-type="float">
            <text:p>0</text:p>
          </table:table-cell>
          <table:table-cell table:formula="of:=[.IC22]" office:value-type="float" office:value="96" calcext:value-type="float">
            <text:p>96</text:p>
          </table:table-cell>
          <table:table-cell table:formula="of:=[.IC21]" office:value-type="float" office:value="39" calcext:value-type="float">
            <text:p>39</text:p>
          </table:table-cell>
          <table:table-cell table:formula="of:=[.IC20]" office:value-type="float" office:value="34" calcext:value-type="float">
            <text:p>34</text:p>
          </table:table-cell>
          <table:table-cell table:formula="of:=CONCATENATE(&quot;[[&quot;; [.IC24]; &quot;,0],&quot;; &quot;[&quot;; [.ID24]; &quot;,0],&quot;; &quot;[&quot;; [.IE24]; &quot;,0],&quot;; &quot;[&quot;; [.IF24]; &quot;,0],&quot;; &quot;[&quot;; [.IG24]; &quot;,0]]&quot;)" office:value-type="string" office:string-value="[[0,0],[0,0],[96,0],[39,0],[34,0]]" calcext:value-type="string">
            <text:p>[[0,0],[0,0],[96,0],[39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23]" office:value-type="float" office:value="0" calcext:value-type="float">
            <text:p>0</text:p>
          </table:table-cell>
          <table:table-cell table:formula="of:=[.IJ22]" office:value-type="float" office:value="97" calcext:value-type="float">
            <text:p>97</text:p>
          </table:table-cell>
          <table:table-cell table:formula="of:=[.IJ21]" office:value-type="float" office:value="38" calcext:value-type="float">
            <text:p>38</text:p>
          </table:table-cell>
          <table:table-cell table:formula="of:=[.IJ20]" office:value-type="float" office:value="35" calcext:value-type="float">
            <text:p>35</text:p>
          </table:table-cell>
          <table:table-cell table:formula="of:=CONCATENATE(&quot;[[&quot;; [.IJ24]; &quot;,0],&quot;; &quot;[&quot;; [.IK24]; &quot;,0],&quot;; &quot;[&quot;; [.IL24]; &quot;,0],&quot;; &quot;[&quot;; [.IM24]; &quot;,0],&quot;; &quot;[&quot;; [.IN24]; &quot;,0]]&quot;)" office:value-type="string" office:string-value="[[0,0],[0,0],[97,0],[38,0],[35,0]]" calcext:value-type="string">
            <text:p>[[0,0],[0,0],[97,0],[38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23]" office:value-type="float" office:value="0" calcext:value-type="float">
            <text:p>0</text:p>
          </table:table-cell>
          <table:table-cell table:formula="of:=[.IQ22]" office:value-type="float" office:value="98" calcext:value-type="float">
            <text:p>98</text:p>
          </table:table-cell>
          <table:table-cell table:formula="of:=[.IQ21]" office:value-type="float" office:value="37" calcext:value-type="float">
            <text:p>37</text:p>
          </table:table-cell>
          <table:table-cell table:formula="of:=[.IQ20]" office:value-type="float" office:value="36" calcext:value-type="float">
            <text:p>36</text:p>
          </table:table-cell>
          <table:table-cell table:formula="of:=CONCATENATE(&quot;[[&quot;; [.IQ24]; &quot;,0],&quot;; &quot;[&quot;; [.IR24]; &quot;,0],&quot;; &quot;[&quot;; [.IS24]; &quot;,0],&quot;; &quot;[&quot;; [.IT24]; &quot;,0],&quot;; &quot;[&quot;; [.IU24]; &quot;,0]]&quot;)" office:value-type="string" office:string-value="[[0,0],[0,0],[98,0],[37,0],[36,0]]" calcext:value-type="string">
            <text:p>[[0,0],[0,0],[98,0],[37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3]" office:value-type="float" office:value="0" calcext:value-type="float">
            <text:p>0</text:p>
          </table:table-cell>
          <table:table-cell table:formula="of:=[.IX22]" office:value-type="float" office:value="0" calcext:value-type="float">
            <text:p>0</text:p>
          </table:table-cell>
          <table:table-cell table:formula="of:=[.IX21]" office:value-type="float" office:value="98" calcext:value-type="float">
            <text:p>98</text:p>
          </table:table-cell>
          <table:table-cell table:formula="of:=[.IX20]" office:value-type="float" office:value="37" calcext:value-type="float">
            <text:p>37</text:p>
          </table:table-cell>
          <table:table-cell table:formula="of:=CONCATENATE(&quot;[[&quot;; [.IX24]; &quot;,0],&quot;; &quot;[&quot;; [.IY24]; &quot;,0],&quot;; &quot;[&quot;; [.IZ24]; &quot;,0],&quot;; &quot;[&quot;; [.JA24]; &quot;,0],&quot;; &quot;[&quot;; [.JB24]; &quot;,0]]&quot;)" office:value-type="string" office:string-value="[[0,0],[0,0],[0,0],[98,0],[37,0]]" calcext:value-type="string">
            <text:p>[[0,0],[0,0],[0,0],[98,0],[3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3]" office:value-type="float" office:value="0" calcext:value-type="float">
            <text:p>0</text:p>
          </table:table-cell>
          <table:table-cell table:formula="of:=[.JE22]" office:value-type="float" office:value="0" calcext:value-type="float">
            <text:p>0</text:p>
          </table:table-cell>
          <table:table-cell table:formula="of:=[.JE21]" office:value-type="float" office:value="97" calcext:value-type="float">
            <text:p>97</text:p>
          </table:table-cell>
          <table:table-cell table:formula="of:=[.JE20]" office:value-type="float" office:value="38" calcext:value-type="float">
            <text:p>38</text:p>
          </table:table-cell>
          <table:table-cell table:formula="of:=CONCATENATE(&quot;[[&quot;; [.JE24]; &quot;,0],&quot;; &quot;[&quot;; [.JF24]; &quot;,0],&quot;; &quot;[&quot;; [.JG24]; &quot;,0],&quot;; &quot;[&quot;; [.JH24]; &quot;,0],&quot;; &quot;[&quot;; [.JI24]; &quot;,0]]&quot;)" office:value-type="string" office:string-value="[[0,0],[0,0],[0,0],[97,0],[38,0]]" calcext:value-type="string">
            <text:p>[[0,0],[0,0],[0,0],[97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3]" office:value-type="float" office:value="0" calcext:value-type="float">
            <text:p>0</text:p>
          </table:table-cell>
          <table:table-cell table:formula="of:=[.JL22]" office:value-type="float" office:value="0" calcext:value-type="float">
            <text:p>0</text:p>
          </table:table-cell>
          <table:table-cell table:formula="of:=[.JL21]" office:value-type="float" office:value="96" calcext:value-type="float">
            <text:p>96</text:p>
          </table:table-cell>
          <table:table-cell table:formula="of:=[.JL20]" office:value-type="float" office:value="39" calcext:value-type="float">
            <text:p>39</text:p>
          </table:table-cell>
          <table:table-cell table:formula="of:=CONCATENATE(&quot;[[&quot;; [.JL24]; &quot;,0],&quot;; &quot;[&quot;; [.JM24]; &quot;,0],&quot;; &quot;[&quot;; [.JN24]; &quot;,0],&quot;; &quot;[&quot;; [.JO24]; &quot;,0],&quot;; &quot;[&quot;; [.JP24]; &quot;,0]]&quot;)" office:value-type="string" office:string-value="[[0,0],[0,0],[0,0],[96,0],[39,0]]" calcext:value-type="string">
            <text:p>[[0,0],[0,0],[0,0],[96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3]" office:value-type="float" office:value="0" calcext:value-type="float">
            <text:p>0</text:p>
          </table:table-cell>
          <table:table-cell table:formula="of:=[.JS22]" office:value-type="float" office:value="0" calcext:value-type="float">
            <text:p>0</text:p>
          </table:table-cell>
          <table:table-cell table:formula="of:=[.JS21]" office:value-type="float" office:value="95" calcext:value-type="float">
            <text:p>95</text:p>
          </table:table-cell>
          <table:table-cell table:formula="of:=[.JS20]" office:value-type="float" office:value="40" calcext:value-type="float">
            <text:p>40</text:p>
          </table:table-cell>
          <table:table-cell table:formula="of:=CONCATENATE(&quot;[[&quot;; [.JS24]; &quot;,0],&quot;; &quot;[&quot;; [.JT24]; &quot;,0],&quot;; &quot;[&quot;; [.JU24]; &quot;,0],&quot;; &quot;[&quot;; [.JV24]; &quot;,0],&quot;; &quot;[&quot;; [.JW24]; &quot;,0]]&quot;)" office:value-type="string" office:string-value="[[0,0],[0,0],[0,0],[95,0],[40,0]]" calcext:value-type="string">
            <text:p>[[0,0],[0,0],[0,0],[95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3]" office:value-type="float" office:value="0" calcext:value-type="float">
            <text:p>0</text:p>
          </table:table-cell>
          <table:table-cell table:formula="of:=[.JZ22]" office:value-type="float" office:value="0" calcext:value-type="float">
            <text:p>0</text:p>
          </table:table-cell>
          <table:table-cell table:formula="of:=[.JZ21]" office:value-type="float" office:value="94" calcext:value-type="float">
            <text:p>94</text:p>
          </table:table-cell>
          <table:table-cell table:formula="of:=[.JZ20]" office:value-type="float" office:value="41" calcext:value-type="float">
            <text:p>41</text:p>
          </table:table-cell>
          <table:table-cell table:formula="of:=CONCATENATE(&quot;[[&quot;; [.JZ24]; &quot;,0],&quot;; &quot;[&quot;; [.KA24]; &quot;,0],&quot;; &quot;[&quot;; [.KB24]; &quot;,0],&quot;; &quot;[&quot;; [.KC24]; &quot;,0],&quot;; &quot;[&quot;; [.KD24]; &quot;,0]]&quot;)" office:value-type="string" office:string-value="[[0,0],[0,0],[0,0],[94,0],[41,0]]" calcext:value-type="string">
            <text:p>[[0,0],[0,0],[0,0],[94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3]" office:value-type="float" office:value="0" calcext:value-type="float">
            <text:p>0</text:p>
          </table:table-cell>
          <table:table-cell table:formula="of:=[.KG22]" office:value-type="float" office:value="0" calcext:value-type="float">
            <text:p>0</text:p>
          </table:table-cell>
          <table:table-cell table:formula="of:=[.KG21]" office:value-type="float" office:value="93" calcext:value-type="float">
            <text:p>93</text:p>
          </table:table-cell>
          <table:table-cell table:formula="of:=[.KG20]" office:value-type="float" office:value="42" calcext:value-type="float">
            <text:p>42</text:p>
          </table:table-cell>
          <table:table-cell table:formula="of:=CONCATENATE(&quot;[[&quot;; [.KG24]; &quot;,0],&quot;; &quot;[&quot;; [.KH24]; &quot;,0],&quot;; &quot;[&quot;; [.KI24]; &quot;,0],&quot;; &quot;[&quot;; [.KJ24]; &quot;,0],&quot;; &quot;[&quot;; [.KK24]; &quot;,0]]&quot;)" office:value-type="string" office:string-value="[[0,0],[0,0],[0,0],[93,0],[42,0]]" calcext:value-type="string">
            <text:p>[[0,0],[0,0],[0,0],[93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3]" office:value-type="float" office:value="0" calcext:value-type="float">
            <text:p>0</text:p>
          </table:table-cell>
          <table:table-cell table:formula="of:=[.KN22]" office:value-type="float" office:value="0" calcext:value-type="float">
            <text:p>0</text:p>
          </table:table-cell>
          <table:table-cell table:formula="of:=[.KN21]" office:value-type="float" office:value="92" calcext:value-type="float">
            <text:p>92</text:p>
          </table:table-cell>
          <table:table-cell table:formula="of:=[.KN20]" office:value-type="float" office:value="43" calcext:value-type="float">
            <text:p>43</text:p>
          </table:table-cell>
          <table:table-cell table:formula="of:=CONCATENATE(&quot;[[&quot;; [.KN24]; &quot;,0],&quot;; &quot;[&quot;; [.KO24]; &quot;,0],&quot;; &quot;[&quot;; [.KP24]; &quot;,0],&quot;; &quot;[&quot;; [.KQ24]; &quot;,0],&quot;; &quot;[&quot;; [.KR24]; &quot;,0]]&quot;)" office:value-type="string" office:string-value="[[0,0],[0,0],[0,0],[92,0],[43,0]]" calcext:value-type="string">
            <text:p>[[0,0],[0,0],[0,0],[92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23]" office:value-type="float" office:value="0" calcext:value-type="float">
            <text:p>0</text:p>
          </table:table-cell>
          <table:table-cell table:formula="of:=[.KU22]" office:value-type="float" office:value="92" calcext:value-type="float">
            <text:p>92</text:p>
          </table:table-cell>
          <table:table-cell table:formula="of:=[.KU21]" office:value-type="float" office:value="43" calcext:value-type="float">
            <text:p>43</text:p>
          </table:table-cell>
          <table:table-cell table:formula="of:=[.KU20]" office:value-type="float" office:value="44" calcext:value-type="float">
            <text:p>44</text:p>
          </table:table-cell>
          <table:table-cell table:formula="of:=CONCATENATE(&quot;[[&quot;; [.KU24]; &quot;,0],&quot;; &quot;[&quot;; [.KV24]; &quot;,0],&quot;; &quot;[&quot;; [.KW24]; &quot;,0],&quot;; &quot;[&quot;; [.KX24]; &quot;,0],&quot;; &quot;[&quot;; [.KY24]; &quot;,0]]&quot;)" office:value-type="string" office:string-value="[[0,0],[0,0],[92,0],[43,0],[44,0]]" calcext:value-type="string">
            <text:p>[[0,0],[0,0],[92,0],[43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23]" office:value-type="float" office:value="92" calcext:value-type="float">
            <text:p>92</text:p>
          </table:table-cell>
          <table:table-cell table:formula="of:=[.LB22]" office:value-type="float" office:value="43" calcext:value-type="float">
            <text:p>43</text:p>
          </table:table-cell>
          <table:table-cell table:formula="of:=[.LB21]" office:value-type="float" office:value="44" calcext:value-type="float">
            <text:p>44</text:p>
          </table:table-cell>
          <table:table-cell table:formula="of:=[.LB20]" office:value-type="float" office:value="45" calcext:value-type="float">
            <text:p>45</text:p>
          </table:table-cell>
          <table:table-cell table:formula="of:=CONCATENATE(&quot;[[&quot;; [.LB24]; &quot;,0],&quot;; &quot;[&quot;; [.LC24]; &quot;,0],&quot;; &quot;[&quot;; [.LD24]; &quot;,0],&quot;; &quot;[&quot;; [.LE24]; &quot;,0],&quot;; &quot;[&quot;; [.LF24]; &quot;,0]]&quot;)" office:value-type="string" office:string-value="[[0,0],[92,0],[43,0],[44,0],[45,0]]" calcext:value-type="string">
            <text:p>[[0,0],[92,0],[43,0],[44,0],[4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LI23]" office:value-type="float" office:value="43" calcext:value-type="float">
            <text:p>43</text:p>
          </table:table-cell>
          <table:table-cell table:formula="of:=[.LI22]" office:value-type="float" office:value="44" calcext:value-type="float">
            <text:p>44</text:p>
          </table:table-cell>
          <table:table-cell table:formula="of:=[.LI21]" office:value-type="float" office:value="45" calcext:value-type="float">
            <text:p>45</text:p>
          </table:table-cell>
          <table:table-cell table:formula="of:=[.LI20]" office:value-type="float" office:value="46" calcext:value-type="float">
            <text:p>46</text:p>
          </table:table-cell>
          <table:table-cell table:formula="of:=CONCATENATE(&quot;[[&quot;; [.LI24]; &quot;,0],&quot;; &quot;[&quot;; [.LJ24]; &quot;,0],&quot;; &quot;[&quot;; [.LK24]; &quot;,0],&quot;; &quot;[&quot;; [.LL24]; &quot;,0],&quot;; &quot;[&quot;; [.LM24]; &quot;,0]]&quot;)" office:value-type="string" office:string-value="[[92,0],[43,0],[44,0],[45,0],[46,0]]" calcext:value-type="string">
            <text:p>[[92,0],[43,0],[44,0],[45,0],[46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LP23]" office:value-type="float" office:value="44" calcext:value-type="float">
            <text:p>44</text:p>
          </table:table-cell>
          <table:table-cell table:formula="of:=[.LP22]" office:value-type="float" office:value="45" calcext:value-type="float">
            <text:p>45</text:p>
          </table:table-cell>
          <table:table-cell table:formula="of:=[.LP21]" office:value-type="float" office:value="46" calcext:value-type="float">
            <text:p>46</text:p>
          </table:table-cell>
          <table:table-cell table:formula="of:=[.LP20]" office:value-type="float" office:value="47" calcext:value-type="float">
            <text:p>47</text:p>
          </table:table-cell>
          <table:table-cell table:formula="of:=CONCATENATE(&quot;[[&quot;; [.LP24]; &quot;,0],&quot;; &quot;[&quot;; [.LQ24]; &quot;,0],&quot;; &quot;[&quot;; [.LR24]; &quot;,0],&quot;; &quot;[&quot;; [.LS24]; &quot;,0],&quot;; &quot;[&quot;; [.LT24]; &quot;,0]]&quot;)" office:value-type="string" office:string-value="[[43,0],[44,0],[45,0],[46,0],[47,0]]" calcext:value-type="string">
            <text:p>[[43,0],[44,0],[45,0],[46,0],[47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LW23]" office:value-type="float" office:value="45" calcext:value-type="float">
            <text:p>45</text:p>
          </table:table-cell>
          <table:table-cell table:formula="of:=[.LW22]" office:value-type="float" office:value="46" calcext:value-type="float">
            <text:p>46</text:p>
          </table:table-cell>
          <table:table-cell table:formula="of:=[.LW21]" office:value-type="float" office:value="47" calcext:value-type="float">
            <text:p>47</text:p>
          </table:table-cell>
          <table:table-cell table:formula="of:=[.LW20]" office:value-type="float" office:value="48" calcext:value-type="float">
            <text:p>48</text:p>
          </table:table-cell>
          <table:table-cell table:formula="of:=CONCATENATE(&quot;[[&quot;; [.LW24]; &quot;,0],&quot;; &quot;[&quot;; [.LX24]; &quot;,0],&quot;; &quot;[&quot;; [.LY24]; &quot;,0],&quot;; &quot;[&quot;; [.LZ24]; &quot;,0],&quot;; &quot;[&quot;; [.MA24]; &quot;,0]]&quot;)" office:value-type="string" office:string-value="[[44,0],[45,0],[46,0],[47,0],[48,0]]" calcext:value-type="string">
            <text:p>[[44,0],[45,0],[46,0],[47,0],[48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MD23]" office:value-type="float" office:value="46" calcext:value-type="float">
            <text:p>46</text:p>
          </table:table-cell>
          <table:table-cell table:formula="of:=[.MD22]" office:value-type="float" office:value="47" calcext:value-type="float">
            <text:p>47</text:p>
          </table:table-cell>
          <table:table-cell table:formula="of:=[.MD21]" office:value-type="float" office:value="48" calcext:value-type="float">
            <text:p>48</text:p>
          </table:table-cell>
          <table:table-cell table:formula="of:=[.MD20]" office:value-type="float" office:value="49" calcext:value-type="float">
            <text:p>49</text:p>
          </table:table-cell>
          <table:table-cell table:formula="of:=CONCATENATE(&quot;[[&quot;; [.MD24]; &quot;,0],&quot;; &quot;[&quot;; [.ME24]; &quot;,0],&quot;; &quot;[&quot;; [.MF24]; &quot;,0],&quot;; &quot;[&quot;; [.MG24]; &quot;,0],&quot;; &quot;[&quot;; [.MH24]; &quot;,0]]&quot;)" office:value-type="string" office:string-value="[[45,0],[46,0],[47,0],[48,0],[49,0]]" calcext:value-type="string">
            <text:p>[[45,0],[46,0],[47,0],[48,0],[49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MK23]" office:value-type="float" office:value="47" calcext:value-type="float">
            <text:p>47</text:p>
          </table:table-cell>
          <table:table-cell table:formula="of:=[.MK22]" office:value-type="float" office:value="48" calcext:value-type="float">
            <text:p>48</text:p>
          </table:table-cell>
          <table:table-cell table:formula="of:=[.MK21]" office:value-type="float" office:value="49" calcext:value-type="float">
            <text:p>49</text:p>
          </table:table-cell>
          <table:table-cell table:formula="of:=[.MK20]" office:value-type="float" office:value="50" calcext:value-type="float">
            <text:p>50</text:p>
          </table:table-cell>
          <table:table-cell table:formula="of:=CONCATENATE(&quot;[[&quot;; [.MK24]; &quot;,0],&quot;; &quot;[&quot;; [.ML24]; &quot;,0],&quot;; &quot;[&quot;; [.MM24]; &quot;,0],&quot;; &quot;[&quot;; [.MN24]; &quot;,0],&quot;; &quot;[&quot;; [.MO24]; &quot;,0]]&quot;)" office:value-type="string" office:string-value="[[46,0],[47,0],[48,0],[49,0],[50,0]]" calcext:value-type="string">
            <text:p>[[46,0],[47,0],[48,0],[49,0],[50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MR23]" office:value-type="float" office:value="28" calcext:value-type="float">
            <text:p>28</text:p>
          </table:table-cell>
          <table:table-cell table:formula="of:=[.MR22]" office:value-type="float" office:value="27" calcext:value-type="float">
            <text:p>27</text:p>
          </table:table-cell>
          <table:table-cell table:formula="of:=[.MR21]" office:value-type="float" office:value="26" calcext:value-type="float">
            <text:p>26</text:p>
          </table:table-cell>
          <table:table-cell table:formula="of:=[.MR20]" office:value-type="float" office:value="51" calcext:value-type="float">
            <text:p>51</text:p>
          </table:table-cell>
          <table:table-cell table:formula="of:=CONCATENATE(&quot;[[&quot;; [.MR24]; &quot;,0],&quot;; &quot;[&quot;; [.MS24]; &quot;,0],&quot;; &quot;[&quot;; [.MT24]; &quot;,0],&quot;; &quot;[&quot;; [.MU24]; &quot;,0],&quot;; &quot;[&quot;; [.MV24]; &quot;,0]]&quot;)" office:value-type="string" office:string-value="[[29,0],[28,0],[27,0],[26,0],[51,0]]" calcext:value-type="string">
            <text:p>[[29,0],[28,0],[27,0],[26,0],[51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Y23]" office:value-type="float" office:value="9" calcext:value-type="float">
            <text:p>9</text:p>
          </table:table-cell>
          <table:table-cell table:formula="of:=[.MY22]" office:value-type="float" office:value="10" calcext:value-type="float">
            <text:p>10</text:p>
          </table:table-cell>
          <table:table-cell table:formula="of:=[.MY21]" office:value-type="float" office:value="25" calcext:value-type="float">
            <text:p>25</text:p>
          </table:table-cell>
          <table:table-cell table:formula="of:=[.MY20]" office:value-type="float" office:value="52" calcext:value-type="float">
            <text:p>52</text:p>
          </table:table-cell>
          <table:table-cell table:formula="of:=CONCATENATE(&quot;[[&quot;; [.MY24]; &quot;,0],&quot;; &quot;[&quot;; [.MZ24]; &quot;,0],&quot;; &quot;[&quot;; [.NA24]; &quot;,0],&quot;; &quot;[&quot;; [.NB24]; &quot;,0],&quot;; &quot;[&quot;; [.NC24]; &quot;,0]]&quot;)" office:value-type="string" office:string-value="[[8,0],[9,0],[10,0],[25,0],[52,0]]" calcext:value-type="string">
            <text:p>[[8,0],[9,0],[10,0],[25,0],[52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NF23]" office:value-type="float" office:value="2" calcext:value-type="float">
            <text:p>2</text:p>
          </table:table-cell>
          <table:table-cell table:formula="of:=[.NF22]" office:value-type="float" office:value="11" calcext:value-type="float">
            <text:p>11</text:p>
          </table:table-cell>
          <table:table-cell table:formula="of:=[.NF21]" office:value-type="float" office:value="24" calcext:value-type="float">
            <text:p>24</text:p>
          </table:table-cell>
          <table:table-cell table:formula="of:=[.NF20]" office:value-type="float" office:value="53" calcext:value-type="float">
            <text:p>53</text:p>
          </table:table-cell>
          <table:table-cell table:formula="of:=CONCATENATE(&quot;[[&quot;; [.NF24]; &quot;,0],&quot;; &quot;[&quot;; [.NG24]; &quot;,0],&quot;; &quot;[&quot;; [.NH24]; &quot;,0],&quot;; &quot;[&quot;; [.NI24]; &quot;,0],&quot;; &quot;[&quot;; [.NJ24]; &quot;,0]]&quot;)" office:value-type="string" office:string-value="[[3,0],[2,0],[11,0],[24,0],[53,0]]" calcext:value-type="string">
            <text:p>[[3,0],[2,0],[11,0],[24,0],[53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NM23]" office:value-type="float" office:value="1" calcext:value-type="float">
            <text:p>1</text:p>
          </table:table-cell>
          <table:table-cell table:formula="of:=[.NM22]" office:value-type="float" office:value="12" calcext:value-type="float">
            <text:p>12</text:p>
          </table:table-cell>
          <table:table-cell table:formula="of:=[.NM21]" office:value-type="float" office:value="23" calcext:value-type="float">
            <text:p>23</text:p>
          </table:table-cell>
          <table:table-cell table:formula="of:=[.NM20]" office:value-type="float" office:value="54" calcext:value-type="float">
            <text:p>54</text:p>
          </table:table-cell>
          <table:table-cell table:formula="of:=CONCATENATE(&quot;[[&quot;; [.NM24]; &quot;,0],&quot;; &quot;[&quot;; [.NN24]; &quot;,0],&quot;; &quot;[&quot;; [.NO24]; &quot;,0],&quot;; &quot;[&quot;; [.NP24]; &quot;,0],&quot;; &quot;[&quot;; [.NQ24]; &quot;,0]]&quot;)" office:value-type="string" office:string-value="[[4,0],[1,0],[12,0],[23,0],[54,0]]" calcext:value-type="string">
            <text:p>[[4,0],[1,0],[12,0],[23,0],[54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NT23]" office:value-type="float" office:value="14" calcext:value-type="float">
            <text:p>14</text:p>
          </table:table-cell>
          <table:table-cell table:formula="of:=[.NT22]" office:value-type="float" office:value="13" calcext:value-type="float">
            <text:p>13</text:p>
          </table:table-cell>
          <table:table-cell table:formula="of:=[.NT21]" office:value-type="float" office:value="22" calcext:value-type="float">
            <text:p>22</text:p>
          </table:table-cell>
          <table:table-cell table:formula="of:=[.NT20]" office:value-type="float" office:value="55" calcext:value-type="float">
            <text:p>55</text:p>
          </table:table-cell>
          <table:table-cell table:formula="of:=CONCATENATE(&quot;[[&quot;; [.NT24]; &quot;,0],&quot;; &quot;[&quot;; [.NU24]; &quot;,0],&quot;; &quot;[&quot;; [.NV24]; &quot;,0],&quot;; &quot;[&quot;; [.NW24]; &quot;,0],&quot;; &quot;[&quot;; [.NX24]; &quot;,0]]&quot;)" office:value-type="string" office:string-value="[[15,0],[14,0],[13,0],[22,0],[55,0]]" calcext:value-type="string">
            <text:p>[[15,0],[14,0],[13,0],[22,0],[55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OA23]" office:value-type="float" office:value="19" calcext:value-type="float">
            <text:p>19</text:p>
          </table:table-cell>
          <table:table-cell table:formula="of:=[.OA22]" office:value-type="float" office:value="20" calcext:value-type="float">
            <text:p>20</text:p>
          </table:table-cell>
          <table:table-cell table:formula="of:=[.OA21]" office:value-type="float" office:value="21" calcext:value-type="float">
            <text:p>21</text:p>
          </table:table-cell>
          <table:table-cell table:formula="of:=[.OA20]" office:value-type="float" office:value="56" calcext:value-type="float">
            <text:p>56</text:p>
          </table:table-cell>
          <table:table-cell table:formula="of:=CONCATENATE(&quot;[[&quot;; [.OA24]; &quot;,0],&quot;; &quot;[&quot;; [.OB24]; &quot;,0],&quot;; &quot;[&quot;; [.OC24]; &quot;,0],&quot;; &quot;[&quot;; [.OD24]; &quot;,0],&quot;; &quot;[&quot;; [.OE24]; &quot;,0]]&quot;)" office:value-type="string" office:string-value="[[18,0],[19,0],[20,0],[21,0],[56,0]]" calcext:value-type="string">
            <text:p>[[18,0],[19,0],[20,0],[21,0],[56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OH23]" office:value-type="float" office:value="60" calcext:value-type="float">
            <text:p>60</text:p>
          </table:table-cell>
          <table:table-cell table:formula="of:=[.OH22]" office:value-type="float" office:value="59" calcext:value-type="float">
            <text:p>59</text:p>
          </table:table-cell>
          <table:table-cell table:formula="of:=[.OH21]" office:value-type="float" office:value="58" calcext:value-type="float">
            <text:p>58</text:p>
          </table:table-cell>
          <table:table-cell table:formula="of:=[.OH20]" office:value-type="float" office:value="57" calcext:value-type="float">
            <text:p>57</text:p>
          </table:table-cell>
          <table:table-cell table:formula="of:=CONCATENATE(&quot;[[&quot;; [.OH24]; &quot;,0],&quot;; &quot;[&quot;; [.OI24]; &quot;,0],&quot;; &quot;[&quot;; [.OJ24]; &quot;,0],&quot;; &quot;[&quot;; [.OK24]; &quot;,0],&quot;; &quot;[&quot;; [.OL24]; &quot;,0]]&quot;)" office:value-type="string" office:string-value="[[61,0],[60,0],[59,0],[58,0],[57,0]]" calcext:value-type="string">
            <text:p>[[61,0],[60,0],[59,0],[58,0],[57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OO23]" office:value-type="float" office:value="61" calcext:value-type="float">
            <text:p>61</text:p>
          </table:table-cell>
          <table:table-cell table:formula="of:=[.OO22]" office:value-type="float" office:value="60" calcext:value-type="float">
            <text:p>60</text:p>
          </table:table-cell>
          <table:table-cell table:formula="of:=[.OO21]" office:value-type="float" office:value="59" calcext:value-type="float">
            <text:p>59</text:p>
          </table:table-cell>
          <table:table-cell table:formula="of:=[.OO20]" office:value-type="float" office:value="58" calcext:value-type="float">
            <text:p>58</text:p>
          </table:table-cell>
          <table:table-cell table:formula="of:=CONCATENATE(&quot;[[&quot;; [.OO24]; &quot;,0],&quot;; &quot;[&quot;; [.OP24]; &quot;,0],&quot;; &quot;[&quot;; [.OQ24]; &quot;,0],&quot;; &quot;[&quot;; [.OR24]; &quot;,0],&quot;; &quot;[&quot;; [.OS24]; &quot;,0]]&quot;)" office:value-type="string" office:string-value="[[62,0],[61,0],[60,0],[59,0],[58,0]]" calcext:value-type="string">
            <text:p>[[62,0],[61,0],[60,0],[59,0],[58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OV23]" office:value-type="float" office:value="62" calcext:value-type="float">
            <text:p>62</text:p>
          </table:table-cell>
          <table:table-cell table:formula="of:=[.OV22]" office:value-type="float" office:value="61" calcext:value-type="float">
            <text:p>61</text:p>
          </table:table-cell>
          <table:table-cell table:formula="of:=[.OV21]" office:value-type="float" office:value="60" calcext:value-type="float">
            <text:p>60</text:p>
          </table:table-cell>
          <table:table-cell table:formula="of:=[.OV20]" office:value-type="float" office:value="59" calcext:value-type="float">
            <text:p>59</text:p>
          </table:table-cell>
          <table:table-cell table:formula="of:=CONCATENATE(&quot;[[&quot;; [.OV24]; &quot;,0],&quot;; &quot;[&quot;; [.OW24]; &quot;,0],&quot;; &quot;[&quot;; [.OX24]; &quot;,0],&quot;; &quot;[&quot;; [.OY24]; &quot;,0],&quot;; &quot;[&quot;; [.OZ24]; &quot;,0]]&quot;)" office:value-type="string" office:string-value="[[63,0],[62,0],[61,0],[60,0],[59,0]]" calcext:value-type="string">
            <text:p>[[63,0],[62,0],[61,0],[60,0],[59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PC23]" office:value-type="float" office:value="63" calcext:value-type="float">
            <text:p>63</text:p>
          </table:table-cell>
          <table:table-cell table:formula="of:=[.PC22]" office:value-type="float" office:value="62" calcext:value-type="float">
            <text:p>62</text:p>
          </table:table-cell>
          <table:table-cell table:formula="of:=[.PC21]" office:value-type="float" office:value="61" calcext:value-type="float">
            <text:p>61</text:p>
          </table:table-cell>
          <table:table-cell table:formula="of:=[.PC20]" office:value-type="float" office:value="60" calcext:value-type="float">
            <text:p>60</text:p>
          </table:table-cell>
          <table:table-cell table:formula="of:=CONCATENATE(&quot;[[&quot;; [.PC24]; &quot;,0],&quot;; &quot;[&quot;; [.PD24]; &quot;,0],&quot;; &quot;[&quot;; [.PE24]; &quot;,0],&quot;; &quot;[&quot;; [.PF24]; &quot;,0],&quot;; &quot;[&quot;; [.PG24]; &quot;,0]]&quot;)" office:value-type="string" office:string-value="[[64,0],[63,0],[62,0],[61,0],[60,0]]" calcext:value-type="string">
            <text:p>[[64,0],[63,0],[62,0],[61,0],[60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PJ23]" office:value-type="float" office:value="64" calcext:value-type="float">
            <text:p>64</text:p>
          </table:table-cell>
          <table:table-cell table:formula="of:=[.PJ22]" office:value-type="float" office:value="63" calcext:value-type="float">
            <text:p>63</text:p>
          </table:table-cell>
          <table:table-cell table:formula="of:=[.PJ21]" office:value-type="float" office:value="62" calcext:value-type="float">
            <text:p>62</text:p>
          </table:table-cell>
          <table:table-cell table:formula="of:=[.PJ20]" office:value-type="float" office:value="61" calcext:value-type="float">
            <text:p>61</text:p>
          </table:table-cell>
          <table:table-cell table:formula="of:=CONCATENATE(&quot;[[&quot;; [.PJ24]; &quot;,0],&quot;; &quot;[&quot;; [.PK24]; &quot;,0],&quot;; &quot;[&quot;; [.PL24]; &quot;,0],&quot;; &quot;[&quot;; [.PM24]; &quot;,0],&quot;; &quot;[&quot;; [.PN24]; &quot;,0]]&quot;)" office:value-type="string" office:string-value="[[99,0],[64,0],[63,0],[62,0],[61,0]]" calcext:value-type="string">
            <text:p>[[99,0],[64,0],[63,0],[62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Q23]" office:value-type="float" office:value="99" calcext:value-type="float">
            <text:p>99</text:p>
          </table:table-cell>
          <table:table-cell table:formula="of:=[.PQ22]" office:value-type="float" office:value="64" calcext:value-type="float">
            <text:p>64</text:p>
          </table:table-cell>
          <table:table-cell table:formula="of:=[.PQ21]" office:value-type="float" office:value="63" calcext:value-type="float">
            <text:p>63</text:p>
          </table:table-cell>
          <table:table-cell table:formula="of:=[.PQ20]" office:value-type="float" office:value="62" calcext:value-type="float">
            <text:p>62</text:p>
          </table:table-cell>
          <table:table-cell table:formula="of:=CONCATENATE(&quot;[[&quot;; [.PQ24]; &quot;,0],&quot;; &quot;[&quot;; [.PR24]; &quot;,0],&quot;; &quot;[&quot;; [.PS24]; &quot;,0],&quot;; &quot;[&quot;; [.PT24]; &quot;,0],&quot;; &quot;[&quot;; [.PU24]; &quot;,0]]&quot;)" office:value-type="string" office:string-value="[[0,0],[99,0],[64,0],[63,0],[62,0]]" calcext:value-type="string">
            <text:p>[[0,0],[99,0],[64,0],[63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23]" office:value-type="float" office:value="0" calcext:value-type="float">
            <text:p>0</text:p>
          </table:table-cell>
          <table:table-cell table:formula="of:=[.PX22]" office:value-type="float" office:value="99" calcext:value-type="float">
            <text:p>99</text:p>
          </table:table-cell>
          <table:table-cell table:formula="of:=[.PX21]" office:value-type="float" office:value="64" calcext:value-type="float">
            <text:p>64</text:p>
          </table:table-cell>
          <table:table-cell table:formula="of:=[.PX20]" office:value-type="float" office:value="63" calcext:value-type="float">
            <text:p>63</text:p>
          </table:table-cell>
          <table:table-cell table:formula="of:=CONCATENATE(&quot;[[&quot;; [.PX24]; &quot;,0],&quot;; &quot;[&quot;; [.PY24]; &quot;,0],&quot;; &quot;[&quot;; [.PZ24]; &quot;,0],&quot;; &quot;[&quot;; [.QA24]; &quot;,0],&quot;; &quot;[&quot;; [.QB24]; &quot;,0]]&quot;)" office:value-type="string" office:string-value="[[0,0],[0,0],[99,0],[64,0],[63,0]]" calcext:value-type="string">
            <text:p>[[0,0],[0,0],[99,0],[64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3]" office:value-type="float" office:value="0" calcext:value-type="float">
            <text:p>0</text:p>
          </table:table-cell>
          <table:table-cell table:formula="of:=[.QE22]" office:value-type="float" office:value="0" calcext:value-type="float">
            <text:p>0</text:p>
          </table:table-cell>
          <table:table-cell table:formula="of:=[.QE21]" office:value-type="float" office:value="99" calcext:value-type="float">
            <text:p>99</text:p>
          </table:table-cell>
          <table:table-cell table:formula="of:=[.QE20]" office:value-type="float" office:value="64" calcext:value-type="float">
            <text:p>64</text:p>
          </table:table-cell>
          <table:table-cell table:formula="of:=CONCATENATE(&quot;[[&quot;; [.QE24]; &quot;,0],&quot;; &quot;[&quot;; [.QF24]; &quot;,0],&quot;; &quot;[&quot;; [.QG24]; &quot;,0],&quot;; &quot;[&quot;; [.QH24]; &quot;,0],&quot;; &quot;[&quot;; [.QI24]; &quot;,0]]&quot;)" office:value-type="string" office:string-value="[[0,0],[0,0],[0,0],[99,0],[64,0]]" calcext:value-type="string">
            <text:p>[[0,0],[0,0],[0,0],[99,0],[6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3]" office:value-type="float" office:value="0" calcext:value-type="float">
            <text:p>0</text:p>
          </table:table-cell>
          <table:table-cell table:formula="of:=[.QL22]" office:value-type="float" office:value="0" calcext:value-type="float">
            <text:p>0</text:p>
          </table:table-cell>
          <table:table-cell table:formula="of:=[.QL21]" office:value-type="float" office:value="0" calcext:value-type="float">
            <text:p>0</text:p>
          </table:table-cell>
          <table:table-cell table:formula="of:=[.QL20]" office:value-type="float" office:value="65" calcext:value-type="float">
            <text:p>65</text:p>
          </table:table-cell>
          <table:table-cell table:formula="of:=CONCATENATE(&quot;[[&quot;; [.QL24]; &quot;,0],&quot;; &quot;[&quot;; [.QM24]; &quot;,0],&quot;; &quot;[&quot;; [.QN24]; &quot;,0],&quot;; &quot;[&quot;; [.QO24]; &quot;,0],&quot;; &quot;[&quot;; [.QP24]; &quot;,0]]&quot;)" office:value-type="string" office:string-value="[[0,0],[0,0],[0,0],[0,0],[65,0]]" calcext:value-type="string">
            <text:p>[[0,0],[0,0],[0,0],[0,0],[6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23]" office:value-type="float" office:value="0" calcext:value-type="float">
            <text:p>0</text:p>
          </table:table-cell>
          <table:table-cell table:formula="of:=[.QS22]" office:value-type="float" office:value="0" calcext:value-type="float">
            <text:p>0</text:p>
          </table:table-cell>
          <table:table-cell table:formula="of:=[.QS21]" office:value-type="float" office:value="65" calcext:value-type="float">
            <text:p>65</text:p>
          </table:table-cell>
          <table:table-cell table:formula="of:=[.QS20]" office:value-type="float" office:value="66" calcext:value-type="float">
            <text:p>66</text:p>
          </table:table-cell>
          <table:table-cell table:formula="of:=CONCATENATE(&quot;[[&quot;; [.QS24]; &quot;,0],&quot;; &quot;[&quot;; [.QT24]; &quot;,0],&quot;; &quot;[&quot;; [.QU24]; &quot;,0],&quot;; &quot;[&quot;; [.QV24]; &quot;,0],&quot;; &quot;[&quot;; [.QW24]; &quot;,0]]&quot;)" office:value-type="string" office:string-value="[[0,0],[0,0],[0,0],[65,0],[66,0]]" calcext:value-type="string">
            <text:p>[[0,0],[0,0],[0,0],[65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23]" office:value-type="float" office:value="0" calcext:value-type="float">
            <text:p>0</text:p>
          </table:table-cell>
          <table:table-cell table:formula="of:=[.QZ22]" office:value-type="float" office:value="65" calcext:value-type="float">
            <text:p>65</text:p>
          </table:table-cell>
          <table:table-cell table:formula="of:=[.QZ21]" office:value-type="float" office:value="66" calcext:value-type="float">
            <text:p>66</text:p>
          </table:table-cell>
          <table:table-cell table:formula="of:=[.QZ20]" office:value-type="float" office:value="67" calcext:value-type="float">
            <text:p>67</text:p>
          </table:table-cell>
          <table:table-cell table:formula="of:=CONCATENATE(&quot;[[&quot;; [.QZ24]; &quot;,0],&quot;; &quot;[&quot;; [.RA24]; &quot;,0],&quot;; &quot;[&quot;; [.RB24]; &quot;,0],&quot;; &quot;[&quot;; [.RC24]; &quot;,0],&quot;; &quot;[&quot;; [.RD24]; &quot;,0]]&quot;)" office:value-type="string" office:string-value="[[0,0],[0,0],[65,0],[66,0],[67,0]]" calcext:value-type="string">
            <text:p>[[0,0],[0,0],[65,0],[66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G23]" office:value-type="float" office:value="65" calcext:value-type="float">
            <text:p>65</text:p>
          </table:table-cell>
          <table:table-cell table:formula="of:=[.RG22]" office:value-type="float" office:value="66" calcext:value-type="float">
            <text:p>66</text:p>
          </table:table-cell>
          <table:table-cell table:formula="of:=[.RG21]" office:value-type="float" office:value="67" calcext:value-type="float">
            <text:p>67</text:p>
          </table:table-cell>
          <table:table-cell table:formula="of:=[.RG20]" office:value-type="float" office:value="68" calcext:value-type="float">
            <text:p>68</text:p>
          </table:table-cell>
          <table:table-cell table:formula="of:=CONCATENATE(&quot;[[&quot;; [.RG24]; &quot;,0],&quot;; &quot;[&quot;; [.RH24]; &quot;,0],&quot;; &quot;[&quot;; [.RI24]; &quot;,0],&quot;; &quot;[&quot;; [.RJ24]; &quot;,0],&quot;; &quot;[&quot;; [.RK24]; &quot;,0]]&quot;)" office:value-type="string" office:string-value="[[0,0],[65,0],[66,0],[67,0],[68,0]]" calcext:value-type="string">
            <text:p>[[0,0],[65,0],[66,0],[67,0],[68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RN23]" office:value-type="float" office:value="66" calcext:value-type="float">
            <text:p>66</text:p>
          </table:table-cell>
          <table:table-cell table:formula="of:=[.RN22]" office:value-type="float" office:value="67" calcext:value-type="float">
            <text:p>67</text:p>
          </table:table-cell>
          <table:table-cell table:formula="of:=[.RN21]" office:value-type="float" office:value="68" calcext:value-type="float">
            <text:p>68</text:p>
          </table:table-cell>
          <table:table-cell table:formula="of:=[.RN20]" office:value-type="float" office:value="69" calcext:value-type="float">
            <text:p>69</text:p>
          </table:table-cell>
          <table:table-cell table:formula="of:=CONCATENATE(&quot;[[&quot;; [.RN24]; &quot;,0],&quot;; &quot;[&quot;; [.RO24]; &quot;,0],&quot;; &quot;[&quot;; [.RP24]; &quot;,0],&quot;; &quot;[&quot;; [.RQ24]; &quot;,0],&quot;; &quot;[&quot;; [.RR24]; &quot;,0]]&quot;)" office:value-type="string" office:string-value="[[65,0],[66,0],[67,0],[68,0],[69,0]]" calcext:value-type="string">
            <text:p>[[65,0],[66,0],[67,0],[68,0],[69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RU23]" office:value-type="float" office:value="67" calcext:value-type="float">
            <text:p>67</text:p>
          </table:table-cell>
          <table:table-cell table:formula="of:=[.RU22]" office:value-type="float" office:value="68" calcext:value-type="float">
            <text:p>68</text:p>
          </table:table-cell>
          <table:table-cell table:formula="of:=[.RU21]" office:value-type="float" office:value="69" calcext:value-type="float">
            <text:p>69</text:p>
          </table:table-cell>
          <table:table-cell table:formula="of:=[.RU20]" office:value-type="float" office:value="70" calcext:value-type="float">
            <text:p>70</text:p>
          </table:table-cell>
          <table:table-cell table:formula="of:=CONCATENATE(&quot;[[&quot;; [.RU24]; &quot;,0],&quot;; &quot;[&quot;; [.RV24]; &quot;,0],&quot;; &quot;[&quot;; [.RW24]; &quot;,0],&quot;; &quot;[&quot;; [.RX24]; &quot;,0],&quot;; &quot;[&quot;; [.RY24]; &quot;,0]]&quot;)" office:value-type="string" office:string-value="[[66,0],[67,0],[68,0],[69,0],[70,0]]" calcext:value-type="string">
            <text:p>[[66,0],[67,0],[68,0],[69,0],[70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SB23]" office:value-type="float" office:value="68" calcext:value-type="float">
            <text:p>68</text:p>
          </table:table-cell>
          <table:table-cell table:formula="of:=[.SB22]" office:value-type="float" office:value="69" calcext:value-type="float">
            <text:p>69</text:p>
          </table:table-cell>
          <table:table-cell table:formula="of:=[.SB21]" office:value-type="float" office:value="70" calcext:value-type="float">
            <text:p>70</text:p>
          </table:table-cell>
          <table:table-cell table:formula="of:=[.SB20]" office:value-type="float" office:value="71" calcext:value-type="float">
            <text:p>71</text:p>
          </table:table-cell>
          <table:table-cell table:formula="of:=CONCATENATE(&quot;[[&quot;; [.SB24]; &quot;,0],&quot;; &quot;[&quot;; [.SC24]; &quot;,0],&quot;; &quot;[&quot;; [.SD24]; &quot;,0],&quot;; &quot;[&quot;; [.SE24]; &quot;,0],&quot;; &quot;[&quot;; [.SF24]; &quot;,0]]&quot;)" office:value-type="string" office:string-value="[[67,0],[68,0],[69,0],[70,0],[71,0]]" calcext:value-type="string">
            <text:p>[[67,0],[68,0],[69,0],[70,0],[71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SI23]" office:value-type="float" office:value="69" calcext:value-type="float">
            <text:p>69</text:p>
          </table:table-cell>
          <table:table-cell table:formula="of:=[.SI22]" office:value-type="float" office:value="70" calcext:value-type="float">
            <text:p>70</text:p>
          </table:table-cell>
          <table:table-cell table:formula="of:=[.SI21]" office:value-type="float" office:value="71" calcext:value-type="float">
            <text:p>71</text:p>
          </table:table-cell>
          <table:table-cell table:formula="of:=[.SI20]" office:value-type="float" office:value="72" calcext:value-type="float">
            <text:p>72</text:p>
          </table:table-cell>
          <table:table-cell table:formula="of:=CONCATENATE(&quot;[[&quot;; [.SI24]; &quot;,0],&quot;; &quot;[&quot;; [.SJ24]; &quot;,0],&quot;; &quot;[&quot;; [.SK24]; &quot;,0],&quot;; &quot;[&quot;; [.SL24]; &quot;,0],&quot;; &quot;[&quot;; [.SM24]; &quot;,0]]&quot;)" office:value-type="string" office:string-value="[[68,0],[69,0],[70,0],[71,0],[72,0]]" calcext:value-type="string">
            <text:p>[[68,0],[69,0],[70,0],[71,0],[72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SP23]" office:value-type="float" office:value="70" calcext:value-type="float">
            <text:p>70</text:p>
          </table:table-cell>
          <table:table-cell table:formula="of:=[.SP22]" office:value-type="float" office:value="71" calcext:value-type="float">
            <text:p>71</text:p>
          </table:table-cell>
          <table:table-cell table:formula="of:=[.SP21]" office:value-type="float" office:value="72" calcext:value-type="float">
            <text:p>72</text:p>
          </table:table-cell>
          <table:table-cell table:formula="of:=[.SP20]" office:value-type="float" office:value="73" calcext:value-type="float">
            <text:p>73</text:p>
          </table:table-cell>
          <table:table-cell table:formula="of:=CONCATENATE(&quot;[[&quot;; [.SP24]; &quot;,0],&quot;; &quot;[&quot;; [.SQ24]; &quot;,0],&quot;; &quot;[&quot;; [.SR24]; &quot;,0],&quot;; &quot;[&quot;; [.SS24]; &quot;,0],&quot;; &quot;[&quot;; [.ST24]; &quot;,0]]&quot;)" office:value-type="string" office:string-value="[[69,0],[70,0],[71,0],[72,0],[73,0]]" calcext:value-type="string">
            <text:p>[[69,0],[70,0],[71,0],[72,0],[73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SW23]" office:value-type="float" office:value="59" calcext:value-type="float">
            <text:p>59</text:p>
          </table:table-cell>
          <table:table-cell table:formula="of:=[.SW22]" office:value-type="float" office:value="58" calcext:value-type="float">
            <text:p>58</text:p>
          </table:table-cell>
          <table:table-cell table:formula="of:=[.SW21]" office:value-type="float" office:value="57" calcext:value-type="float">
            <text:p>57</text:p>
          </table:table-cell>
          <table:table-cell table:formula="of:=[.SW20]" office:value-type="float" office:value="74" calcext:value-type="float">
            <text:p>74</text:p>
          </table:table-cell>
          <table:table-cell table:formula="of:=CONCATENATE(&quot;[[&quot;; [.SW24]; &quot;,0],&quot;; &quot;[&quot;; [.SX24]; &quot;,0],&quot;; &quot;[&quot;; [.SY24]; &quot;,0],&quot;; &quot;[&quot;; [.SZ24]; &quot;,0],&quot;; &quot;[&quot;; [.TA24]; &quot;,0]]&quot;)" office:value-type="string" office:string-value="[[60,0],[59,0],[58,0],[57,0],[74,0]]" calcext:value-type="string">
            <text:p>[[60,0],[59,0],[58,0],[57,0],[74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TD23]" office:value-type="float" office:value="20" calcext:value-type="float">
            <text:p>20</text:p>
          </table:table-cell>
          <table:table-cell table:formula="of:=[.TD22]" office:value-type="float" office:value="21" calcext:value-type="float">
            <text:p>21</text:p>
          </table:table-cell>
          <table:table-cell table:formula="of:=[.TD21]" office:value-type="float" office:value="56" calcext:value-type="float">
            <text:p>56</text:p>
          </table:table-cell>
          <table:table-cell table:formula="of:=[.TD20]" office:value-type="float" office:value="75" calcext:value-type="float">
            <text:p>75</text:p>
          </table:table-cell>
          <table:table-cell table:formula="of:=CONCATENATE(&quot;[[&quot;; [.TD24]; &quot;,0],&quot;; &quot;[&quot;; [.TE24]; &quot;,0],&quot;; &quot;[&quot;; [.TF24]; &quot;,0],&quot;; &quot;[&quot;; [.TG24]; &quot;,0],&quot;; &quot;[&quot;; [.TH24]; &quot;,0]]&quot;)" office:value-type="string" office:string-value="[[19,0],[20,0],[21,0],[56,0],[75,0]]" calcext:value-type="string">
            <text:p>[[19,0],[20,0],[21,0],[56,0],[75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TK23]" office:value-type="float" office:value="13" calcext:value-type="float">
            <text:p>13</text:p>
          </table:table-cell>
          <table:table-cell table:formula="of:=[.TK22]" office:value-type="float" office:value="22" calcext:value-type="float">
            <text:p>22</text:p>
          </table:table-cell>
          <table:table-cell table:formula="of:=[.TK21]" office:value-type="float" office:value="55" calcext:value-type="float">
            <text:p>55</text:p>
          </table:table-cell>
          <table:table-cell table:formula="of:=[.TK20]" office:value-type="float" office:value="76" calcext:value-type="float">
            <text:p>76</text:p>
          </table:table-cell>
          <table:table-cell table:formula="of:=CONCATENATE(&quot;[[&quot;; [.TK24]; &quot;,0],&quot;; &quot;[&quot;; [.TL24]; &quot;,0],&quot;; &quot;[&quot;; [.TM24]; &quot;,0],&quot;; &quot;[&quot;; [.TN24]; &quot;,0],&quot;; &quot;[&quot;; [.TO24]; &quot;,0]]&quot;)" office:value-type="string" office:string-value="[[14,0],[13,0],[22,0],[55,0],[76,0]]" calcext:value-type="string">
            <text:p>[[14,0],[13,0],[22,0],[55,0],[76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R23]" office:value-type="float" office:value="12" calcext:value-type="float">
            <text:p>12</text:p>
          </table:table-cell>
          <table:table-cell table:formula="of:=[.TR22]" office:value-type="float" office:value="23" calcext:value-type="float">
            <text:p>23</text:p>
          </table:table-cell>
          <table:table-cell table:formula="of:=[.TR21]" office:value-type="float" office:value="54" calcext:value-type="float">
            <text:p>54</text:p>
          </table:table-cell>
          <table:table-cell table:formula="of:=[.TR20]" office:value-type="float" office:value="77" calcext:value-type="float">
            <text:p>77</text:p>
          </table:table-cell>
          <table:table-cell table:formula="of:=CONCATENATE(&quot;[[&quot;; [.TR24]; &quot;,0],&quot;; &quot;[&quot;; [.TS24]; &quot;,0],&quot;; &quot;[&quot;; [.TT24]; &quot;,0],&quot;; &quot;[&quot;; [.TU24]; &quot;,0],&quot;; &quot;[&quot;; [.TV24]; &quot;,0]]&quot;)" office:value-type="string" office:string-value="[[1,0],[12,0],[23,0],[54,0],[77,0]]" calcext:value-type="string">
            <text:p>[[1,0],[12,0],[23,0],[54,0],[77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TY23]" office:value-type="float" office:value="12" calcext:value-type="float">
            <text:p>12</text:p>
          </table:table-cell>
          <table:table-cell table:formula="of:=[.TY22]" office:value-type="float" office:value="24" calcext:value-type="float">
            <text:p>24</text:p>
          </table:table-cell>
          <table:table-cell table:formula="of:=[.TY21]" office:value-type="float" office:value="53" calcext:value-type="float">
            <text:p>53</text:p>
          </table:table-cell>
          <table:table-cell table:formula="of:=[.TY20]" office:value-type="float" office:value="78" calcext:value-type="float">
            <text:p>78</text:p>
          </table:table-cell>
          <table:table-cell table:formula="of:=CONCATENATE(&quot;[[&quot;; [.TY24]; &quot;,0],&quot;; &quot;[&quot;; [.TZ24]; &quot;,0],&quot;; &quot;[&quot;; [.UA24]; &quot;,0],&quot;; &quot;[&quot;; [.UB24]; &quot;,0],&quot;; &quot;[&quot;; [.UC24]; &quot;,0]]&quot;)" office:value-type="string" office:string-value="[[1,0],[12,0],[24,0],[53,0],[78,0]]" calcext:value-type="string">
            <text:p>[[1,0],[12,0],[24,0],[53,0],[78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UF23]" office:value-type="float" office:value="10" calcext:value-type="float">
            <text:p>10</text:p>
          </table:table-cell>
          <table:table-cell table:formula="of:=[.UF22]" office:value-type="float" office:value="25" calcext:value-type="float">
            <text:p>25</text:p>
          </table:table-cell>
          <table:table-cell table:formula="of:=[.UF21]" office:value-type="float" office:value="52" calcext:value-type="float">
            <text:p>52</text:p>
          </table:table-cell>
          <table:table-cell table:formula="of:=[.UF20]" office:value-type="float" office:value="79" calcext:value-type="float">
            <text:p>79</text:p>
          </table:table-cell>
          <table:table-cell table:formula="of:=CONCATENATE(&quot;[[&quot;; [.UF24]; &quot;,0],&quot;; &quot;[&quot;; [.UG24]; &quot;,0],&quot;; &quot;[&quot;; [.UH24]; &quot;,0],&quot;; &quot;[&quot;; [.UI24]; &quot;,0],&quot;; &quot;[&quot;; [.UJ24]; &quot;,0]]&quot;)" office:value-type="string" office:string-value="[[9,0],[10,0],[25,0],[52,0],[79,0]]" calcext:value-type="string">
            <text:p>[[9,0],[10,0],[25,0],[52,0],[79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UM23]" office:value-type="float" office:value="27" calcext:value-type="float">
            <text:p>27</text:p>
          </table:table-cell>
          <table:table-cell table:formula="of:=[.UM22]" office:value-type="float" office:value="26" calcext:value-type="float">
            <text:p>26</text:p>
          </table:table-cell>
          <table:table-cell table:formula="of:=[.UM21]" office:value-type="float" office:value="51" calcext:value-type="float">
            <text:p>51</text:p>
          </table:table-cell>
          <table:table-cell table:formula="of:=[.UM20]" office:value-type="float" office:value="80" calcext:value-type="float">
            <text:p>80</text:p>
          </table:table-cell>
          <table:table-cell table:formula="of:=CONCATENATE(&quot;[[&quot;; [.UM24]; &quot;,0],&quot;; &quot;[&quot;; [.UN24]; &quot;,0],&quot;; &quot;[&quot;; [.UO24]; &quot;,0],&quot;; &quot;[&quot;; [.UP24]; &quot;,0],&quot;; &quot;[&quot;; [.UQ24]; &quot;,0]]&quot;)" office:value-type="string" office:string-value="[[28,0],[27,0],[26,0],[51,0],[80,0]]" calcext:value-type="string">
            <text:p>[[28,0],[27,0],[26,0],[51,0],[8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UT23]" office:value-type="float" office:value="48" calcext:value-type="float">
            <text:p>48</text:p>
          </table:table-cell>
          <table:table-cell table:formula="of:=[.UT22]" office:value-type="float" office:value="49" calcext:value-type="float">
            <text:p>49</text:p>
          </table:table-cell>
          <table:table-cell table:formula="of:=[.UT21]" office:value-type="float" office:value="50" calcext:value-type="float">
            <text:p>50</text:p>
          </table:table-cell>
          <table:table-cell table:formula="of:=[.UT20]" office:value-type="float" office:value="81" calcext:value-type="float">
            <text:p>81</text:p>
          </table:table-cell>
          <table:table-cell table:formula="of:=CONCATENATE(&quot;[[&quot;; [.UT24]; &quot;,0],&quot;; &quot;[&quot;; [.UU24]; &quot;,0],&quot;; &quot;[&quot;; [.UV24]; &quot;,0],&quot;; &quot;[&quot;; [.UW24]; &quot;,0],&quot;; &quot;[&quot;; [.UX24]; &quot;,0]]&quot;)" office:value-type="string" office:string-value="[[47,0],[48,0],[49,0],[50,0],[81,0]]" calcext:value-type="string">
            <text:p>[[47,0],[48,0],[49,0],[50,0],[81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VA23]" office:value-type="float" office:value="85" calcext:value-type="float">
            <text:p>85</text:p>
          </table:table-cell>
          <table:table-cell table:formula="of:=[.VA22]" office:value-type="float" office:value="84" calcext:value-type="float">
            <text:p>84</text:p>
          </table:table-cell>
          <table:table-cell table:formula="of:=[.VA21]" office:value-type="float" office:value="83" calcext:value-type="float">
            <text:p>83</text:p>
          </table:table-cell>
          <table:table-cell table:formula="of:=[.VA20]" office:value-type="float" office:value="82" calcext:value-type="float">
            <text:p>82</text:p>
          </table:table-cell>
          <table:table-cell table:formula="of:=CONCATENATE(&quot;[[&quot;; [.VA24]; &quot;,0],&quot;; &quot;[&quot;; [.VB24]; &quot;,0],&quot;; &quot;[&quot;; [.VC24]; &quot;,0],&quot;; &quot;[&quot;; [.VD24]; &quot;,0],&quot;; &quot;[&quot;; [.VE24]; &quot;,0]]&quot;)" office:value-type="string" office:string-value="[[86,0],[85,0],[84,0],[83,0],[82,0]]" calcext:value-type="string">
            <text:p>[[86,0],[85,0],[84,0],[83,0],[8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VH23]" office:value-type="float" office:value="86" calcext:value-type="float">
            <text:p>86</text:p>
          </table:table-cell>
          <table:table-cell table:formula="of:=[.VH22]" office:value-type="float" office:value="85" calcext:value-type="float">
            <text:p>85</text:p>
          </table:table-cell>
          <table:table-cell table:formula="of:=[.VH21]" office:value-type="float" office:value="84" calcext:value-type="float">
            <text:p>84</text:p>
          </table:table-cell>
          <table:table-cell table:formula="of:=[.VH20]" office:value-type="float" office:value="83" calcext:value-type="float">
            <text:p>83</text:p>
          </table:table-cell>
          <table:table-cell table:formula="of:=CONCATENATE(&quot;[[&quot;; [.VH24]; &quot;,0],&quot;; &quot;[&quot;; [.VI24]; &quot;,0],&quot;; &quot;[&quot;; [.VJ24]; &quot;,0],&quot;; &quot;[&quot;; [.VK24]; &quot;,0],&quot;; &quot;[&quot;; [.VL24]; &quot;,0]]&quot;)" office:value-type="string" office:string-value="[[87,0],[86,0],[85,0],[84,0],[83,0]]" calcext:value-type="string">
            <text:p>[[87,0],[86,0],[85,0],[84,0],[8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VO23]" office:value-type="float" office:value="87" calcext:value-type="float">
            <text:p>87</text:p>
          </table:table-cell>
          <table:table-cell table:formula="of:=[.VO22]" office:value-type="float" office:value="86" calcext:value-type="float">
            <text:p>86</text:p>
          </table:table-cell>
          <table:table-cell table:formula="of:=[.VO21]" office:value-type="float" office:value="85" calcext:value-type="float">
            <text:p>85</text:p>
          </table:table-cell>
          <table:table-cell table:formula="of:=[.VO20]" office:value-type="float" office:value="84" calcext:value-type="float">
            <text:p>84</text:p>
          </table:table-cell>
          <table:table-cell table:formula="of:=CONCATENATE(&quot;[[&quot;; [.VO24]; &quot;,0],&quot;; &quot;[&quot;; [.VP24]; &quot;,0],&quot;; &quot;[&quot;; [.VQ24]; &quot;,0],&quot;; &quot;[&quot;; [.VR24]; &quot;,0],&quot;; &quot;[&quot;; [.VS24]; &quot;,0]]&quot;)" office:value-type="string" office:string-value="[[88,0],[87,0],[86,0],[85,0],[84,0]]" calcext:value-type="string">
            <text:p>[[88,0],[87,0],[86,0],[85,0],[84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VV23]" office:value-type="float" office:value="88" calcext:value-type="float">
            <text:p>88</text:p>
          </table:table-cell>
          <table:table-cell table:formula="of:=[.VV22]" office:value-type="float" office:value="87" calcext:value-type="float">
            <text:p>87</text:p>
          </table:table-cell>
          <table:table-cell table:formula="of:=[.VV21]" office:value-type="float" office:value="86" calcext:value-type="float">
            <text:p>86</text:p>
          </table:table-cell>
          <table:table-cell table:formula="of:=[.VV20]" office:value-type="float" office:value="85" calcext:value-type="float">
            <text:p>85</text:p>
          </table:table-cell>
          <table:table-cell table:formula="of:=CONCATENATE(&quot;[[&quot;; [.VV24]; &quot;,0],&quot;; &quot;[&quot;; [.VW24]; &quot;,0],&quot;; &quot;[&quot;; [.VX24]; &quot;,0],&quot;; &quot;[&quot;; [.VY24]; &quot;,0],&quot;; &quot;[&quot;; [.VZ24]; &quot;,0]]&quot;)" office:value-type="string" office:string-value="[[89,0],[88,0],[87,0],[86,0],[85,0]]" calcext:value-type="string">
            <text:p>[[89,0],[88,0],[87,0],[86,0],[85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WC23]" office:value-type="float" office:value="89" calcext:value-type="float">
            <text:p>89</text:p>
          </table:table-cell>
          <table:table-cell table:formula="of:=[.WC22]" office:value-type="float" office:value="88" calcext:value-type="float">
            <text:p>88</text:p>
          </table:table-cell>
          <table:table-cell table:formula="of:=[.WC21]" office:value-type="float" office:value="87" calcext:value-type="float">
            <text:p>87</text:p>
          </table:table-cell>
          <table:table-cell table:formula="of:=[.WC20]" office:value-type="float" office:value="86" calcext:value-type="float">
            <text:p>86</text:p>
          </table:table-cell>
          <table:table-cell table:formula="of:=CONCATENATE(&quot;[[&quot;; [.WC24]; &quot;,0],&quot;; &quot;[&quot;; [.WD24]; &quot;,0],&quot;; &quot;[&quot;; [.WE24]; &quot;,0],&quot;; &quot;[&quot;; [.WF24]; &quot;,0],&quot;; &quot;[&quot;; [.WG24]; &quot;,0]]&quot;)" office:value-type="string" office:string-value="[[90,0],[89,0],[88,0],[87,0],[86,0]]" calcext:value-type="string">
            <text:p>[[90,0],[89,0],[88,0],[87,0],[86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WJ23]" office:value-type="float" office:value="90" calcext:value-type="float">
            <text:p>90</text:p>
          </table:table-cell>
          <table:table-cell table:formula="of:=[.WJ22]" office:value-type="float" office:value="89" calcext:value-type="float">
            <text:p>89</text:p>
          </table:table-cell>
          <table:table-cell table:formula="of:=[.WJ21]" office:value-type="float" office:value="88" calcext:value-type="float">
            <text:p>88</text:p>
          </table:table-cell>
          <table:table-cell table:formula="of:=[.WJ20]" office:value-type="float" office:value="87" calcext:value-type="float">
            <text:p>87</text:p>
          </table:table-cell>
          <table:table-cell table:formula="of:=CONCATENATE(&quot;[[&quot;; [.WJ24]; &quot;,0],&quot;; &quot;[&quot;; [.WK24]; &quot;,0],&quot;; &quot;[&quot;; [.WL24]; &quot;,0],&quot;; &quot;[&quot;; [.WM24]; &quot;,0],&quot;; &quot;[&quot;; [.WN24]; &quot;,0]]&quot;)" office:value-type="string" office:string-value="[[91,0],[90,0],[89,0],[88,0],[87,0]]" calcext:value-type="string">
            <text:p>[[91,0],[90,0],[89,0],[88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23]" office:value-type="float" office:value="91" calcext:value-type="float">
            <text:p>91</text:p>
          </table:table-cell>
          <table:table-cell table:formula="of:=[.WQ22]" office:value-type="float" office:value="90" calcext:value-type="float">
            <text:p>90</text:p>
          </table:table-cell>
          <table:table-cell table:formula="of:=[.WQ21]" office:value-type="float" office:value="89" calcext:value-type="float">
            <text:p>89</text:p>
          </table:table-cell>
          <table:table-cell table:formula="of:=[.WQ20]" office:value-type="float" office:value="88" calcext:value-type="float">
            <text:p>88</text:p>
          </table:table-cell>
          <table:table-cell table:formula="of:=CONCATENATE(&quot;[[&quot;; [.WQ24]; &quot;,0],&quot;; &quot;[&quot;; [.WR24]; &quot;,0],&quot;; &quot;[&quot;; [.WS24]; &quot;,0],&quot;; &quot;[&quot;; [.WT24]; &quot;,0],&quot;; &quot;[&quot;; [.WU24]; &quot;,0]]&quot;)" office:value-type="string" office:string-value="[[0,0],[91,0],[90,0],[89,0],[88,0]]" calcext:value-type="string">
            <text:p>[[0,0],[91,0],[90,0],[89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3]" office:value-type="float" office:value="0" calcext:value-type="float">
            <text:p>0</text:p>
          </table:table-cell>
          <table:table-cell table:formula="of:=[.WX22]" office:value-type="float" office:value="91" calcext:value-type="float">
            <text:p>91</text:p>
          </table:table-cell>
          <table:table-cell table:formula="of:=[.WX21]" office:value-type="float" office:value="90" calcext:value-type="float">
            <text:p>90</text:p>
          </table:table-cell>
          <table:table-cell table:formula="of:=[.WX20]" office:value-type="float" office:value="89" calcext:value-type="float">
            <text:p>89</text:p>
          </table:table-cell>
          <table:table-cell table:formula="of:=CONCATENATE(&quot;[[&quot;; [.WX24]; &quot;,0],&quot;; &quot;[&quot;; [.WY24]; &quot;,0],&quot;; &quot;[&quot;; [.WZ24]; &quot;,0],&quot;; &quot;[&quot;; [.XA24]; &quot;,0],&quot;; &quot;[&quot;; [.XB24]; &quot;,0]]&quot;)" office:value-type="string" office:string-value="[[0,0],[0,0],[91,0],[90,0],[89,0]]" calcext:value-type="string">
            <text:p>[[0,0],[0,0],[91,0],[90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3]" office:value-type="float" office:value="0" calcext:value-type="float">
            <text:p>0</text:p>
          </table:table-cell>
          <table:table-cell table:formula="of:=[.XE22]" office:value-type="float" office:value="0" calcext:value-type="float">
            <text:p>0</text:p>
          </table:table-cell>
          <table:table-cell table:formula="of:=[.XE21]" office:value-type="float" office:value="0" calcext:value-type="float">
            <text:p>0</text:p>
          </table:table-cell>
          <table:table-cell table:formula="of:=[.XE20]" office:value-type="float" office:value="90" calcext:value-type="float">
            <text:p>90</text:p>
          </table:table-cell>
          <table:table-cell table:formula="of:=CONCATENATE(&quot;[[&quot;; [.XE24]; &quot;,0],&quot;; &quot;[&quot;; [.XF24]; &quot;,0],&quot;; &quot;[&quot;; [.XG24]; &quot;,0],&quot;; &quot;[&quot;; [.XH24]; &quot;,0],&quot;; &quot;[&quot;; [.XI24]; &quot;,0]]&quot;)" office:value-type="string" office:string-value="[[0,0],[0,0],[0,0],[0,0],[90,0]]" calcext:value-type="string">
            <text:p>[[0,0],[0,0],[0,0],[0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3]" office:value-type="float" office:value="0" calcext:value-type="float">
            <text:p>0</text:p>
          </table:table-cell>
          <table:table-cell table:formula="of:=[.XL22]" office:value-type="float" office:value="0" calcext:value-type="float">
            <text:p>0</text:p>
          </table:table-cell>
          <table:table-cell table:formula="of:=[.XL21]" office:value-type="float" office:value="0" calcext:value-type="float">
            <text:p>0</text:p>
          </table:table-cell>
          <table:table-cell table:formula="of:=[.XL20]" office:value-type="float" office:value="91" calcext:value-type="float">
            <text:p>91</text:p>
          </table:table-cell>
          <table:table-cell table:formula="of:=CONCATENATE(&quot;[[&quot;; [.XL24]; &quot;,0],&quot;; &quot;[&quot;; [.XM24]; &quot;,0],&quot;; &quot;[&quot;; [.XN24]; &quot;,0],&quot;; &quot;[&quot;; [.XO24]; &quot;,0],&quot;; &quot;[&quot;; [.XP24]; &quot;,0]]&quot;)" office:value-type="string" office:string-value="[[0,0],[0,0],[0,0],[0,0],[91,0]]" calcext:value-type="string">
            <text:p>[[0,0],[0,0],[0,0],[0,0],[9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3]" office:value-type="float" office:value="0" calcext:value-type="float">
            <text:p>0</text:p>
          </table:table-cell>
          <table:table-cell table:formula="of:=[.XS22]" office:value-type="float" office:value="0" calcext:value-type="float">
            <text:p>0</text:p>
          </table:table-cell>
          <table:table-cell table:formula="of:=[.XS21]" office:value-type="float" office:value="0" calcext:value-type="float">
            <text:p>0</text:p>
          </table:table-cell>
          <table:table-cell table:formula="of:=[.XS20]" office:value-type="float" office:value="92" calcext:value-type="float">
            <text:p>92</text:p>
          </table:table-cell>
          <table:table-cell table:formula="of:=CONCATENATE(&quot;[[&quot;; [.XS24]; &quot;,0],&quot;; &quot;[&quot;; [.XT24]; &quot;,0],&quot;; &quot;[&quot;; [.XU24]; &quot;,0],&quot;; &quot;[&quot;; [.XV24]; &quot;,0],&quot;; &quot;[&quot;; [.XW24]; &quot;,0]]&quot;)" office:value-type="string" office:string-value="[[0,0],[0,0],[0,0],[0,0],[92,0]]" calcext:value-type="string">
            <text:p>[[0,0],[0,0],[0,0],[0,0],[9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3]" office:value-type="float" office:value="0" calcext:value-type="float">
            <text:p>0</text:p>
          </table:table-cell>
          <table:table-cell table:formula="of:=[.XZ22]" office:value-type="float" office:value="0" calcext:value-type="float">
            <text:p>0</text:p>
          </table:table-cell>
          <table:table-cell table:formula="of:=[.XZ21]" office:value-type="float" office:value="0" calcext:value-type="float">
            <text:p>0</text:p>
          </table:table-cell>
          <table:table-cell table:formula="of:=[.XZ20]" office:value-type="float" office:value="93" calcext:value-type="float">
            <text:p>93</text:p>
          </table:table-cell>
          <table:table-cell table:formula="of:=CONCATENATE(&quot;[[&quot;; [.XZ24]; &quot;,0],&quot;; &quot;[&quot;; [.YA24]; &quot;,0],&quot;; &quot;[&quot;; [.YB24]; &quot;,0],&quot;; &quot;[&quot;; [.YC24]; &quot;,0],&quot;; &quot;[&quot;; [.YD24]; &quot;,0]]&quot;)" office:value-type="string" office:string-value="[[0,0],[0,0],[0,0],[0,0],[93,0]]" calcext:value-type="string">
            <text:p>[[0,0],[0,0],[0,0],[0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3]" office:value-type="float" office:value="0" calcext:value-type="float">
            <text:p>0</text:p>
          </table:table-cell>
          <table:table-cell table:formula="of:=[.YG22]" office:value-type="float" office:value="0" calcext:value-type="float">
            <text:p>0</text:p>
          </table:table-cell>
          <table:table-cell table:formula="of:=[.YG21]" office:value-type="float" office:value="0" calcext:value-type="float">
            <text:p>0</text:p>
          </table:table-cell>
          <table:table-cell table:formula="of:=[.YG20]" office:value-type="float" office:value="94" calcext:value-type="float">
            <text:p>94</text:p>
          </table:table-cell>
          <table:table-cell table:formula="of:=CONCATENATE(&quot;[[&quot;; [.YG24]; &quot;,0],&quot;; &quot;[&quot;; [.YH24]; &quot;,0],&quot;; &quot;[&quot;; [.YI24]; &quot;,0],&quot;; &quot;[&quot;; [.YJ24]; &quot;,0],&quot;; &quot;[&quot;; [.YK24]; &quot;,0]]&quot;)" office:value-type="string" office:string-value="[[0,0],[0,0],[0,0],[0,0],[94,0]]" calcext:value-type="string">
            <text:p>[[0,0],[0,0],[0,0],[0,0],[9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3]" office:value-type="float" office:value="0" calcext:value-type="float">
            <text:p>0</text:p>
          </table:table-cell>
          <table:table-cell table:formula="of:=[.YN22]" office:value-type="float" office:value="0" calcext:value-type="float">
            <text:p>0</text:p>
          </table:table-cell>
          <table:table-cell table:formula="of:=[.YN21]" office:value-type="float" office:value="0" calcext:value-type="float">
            <text:p>0</text:p>
          </table:table-cell>
          <table:table-cell table:formula="of:=[.YN20]" office:value-type="float" office:value="95" calcext:value-type="float">
            <text:p>95</text:p>
          </table:table-cell>
          <table:table-cell table:formula="of:=CONCATENATE(&quot;[[&quot;; [.YN24]; &quot;,0],&quot;; &quot;[&quot;; [.YO24]; &quot;,0],&quot;; &quot;[&quot;; [.YP24]; &quot;,0],&quot;; &quot;[&quot;; [.YQ24]; &quot;,0],&quot;; &quot;[&quot;; [.YR24]; &quot;,0]]&quot;)" office:value-type="string" office:string-value="[[0,0],[0,0],[0,0],[0,0],[95,0]]" calcext:value-type="string">
            <text:p>[[0,0],[0,0],[0,0],[0,0],[9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3]" office:value-type="float" office:value="0" calcext:value-type="float">
            <text:p>0</text:p>
          </table:table-cell>
          <table:table-cell table:formula="of:=[.YU22]" office:value-type="float" office:value="0" calcext:value-type="float">
            <text:p>0</text:p>
          </table:table-cell>
          <table:table-cell table:formula="of:=[.YU21]" office:value-type="float" office:value="0" calcext:value-type="float">
            <text:p>0</text:p>
          </table:table-cell>
          <table:table-cell table:formula="of:=[.YU20]" office:value-type="float" office:value="96" calcext:value-type="float">
            <text:p>96</text:p>
          </table:table-cell>
          <table:table-cell table:formula="of:=CONCATENATE(&quot;[[&quot;; [.YU24]; &quot;,0],&quot;; &quot;[&quot;; [.YV24]; &quot;,0],&quot;; &quot;[&quot;; [.YW24]; &quot;,0],&quot;; &quot;[&quot;; [.YX24]; &quot;,0],&quot;; &quot;[&quot;; [.YY24]; &quot;,0]]&quot;)" office:value-type="string" office:string-value="[[0,0],[0,0],[0,0],[0,0],[96,0]]" calcext:value-type="string">
            <text:p>[[0,0],[0,0],[0,0],[0,0],[9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3]" office:value-type="float" office:value="0" calcext:value-type="float">
            <text:p>0</text:p>
          </table:table-cell>
          <table:table-cell table:formula="of:=[.ZB22]" office:value-type="float" office:value="0" calcext:value-type="float">
            <text:p>0</text:p>
          </table:table-cell>
          <table:table-cell table:formula="of:=[.ZB21]" office:value-type="float" office:value="0" calcext:value-type="float">
            <text:p>0</text:p>
          </table:table-cell>
          <table:table-cell table:formula="of:=[.ZB20]" office:value-type="float" office:value="97" calcext:value-type="float">
            <text:p>97</text:p>
          </table:table-cell>
          <table:table-cell table:formula="of:=CONCATENATE(&quot;[[&quot;; [.ZB24]; &quot;,0],&quot;; &quot;[&quot;; [.ZC24]; &quot;,0],&quot;; &quot;[&quot;; [.ZD24]; &quot;,0],&quot;; &quot;[&quot;; [.ZE24]; &quot;,0],&quot;; &quot;[&quot;; [.ZF24]; &quot;,0]]&quot;)" office:value-type="string" office:string-value="[[0,0],[0,0],[0,0],[0,0],[97,0]]" calcext:value-type="string">
            <text:p>[[0,0],[0,0],[0,0],[0,0],[9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3]" office:value-type="float" office:value="0" calcext:value-type="float">
            <text:p>0</text:p>
          </table:table-cell>
          <table:table-cell table:formula="of:=[.ZI22]" office:value-type="float" office:value="0" calcext:value-type="float">
            <text:p>0</text:p>
          </table:table-cell>
          <table:table-cell table:formula="of:=[.ZI21]" office:value-type="float" office:value="0" calcext:value-type="float">
            <text:p>0</text:p>
          </table:table-cell>
          <table:table-cell table:formula="of:=[.ZI20]" office:value-type="float" office:value="98" calcext:value-type="float">
            <text:p>98</text:p>
          </table:table-cell>
          <table:table-cell table:formula="of:=CONCATENATE(&quot;[[&quot;; [.ZI24]; &quot;,0],&quot;; &quot;[&quot;; [.ZJ24]; &quot;,0],&quot;; &quot;[&quot;; [.ZK24]; &quot;,0],&quot;; &quot;[&quot;; [.ZL24]; &quot;,0],&quot;; &quot;[&quot;; [.ZM24]; &quot;,0]]&quot;)" office:value-type="string" office:string-value="[[0,0],[0,0],[0,0],[0,0],[98,0]]" calcext:value-type="string">
            <text:p>[[0,0],[0,0],[0,0],[0,0],[9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3]" office:value-type="float" office:value="0" calcext:value-type="float">
            <text:p>0</text:p>
          </table:table-cell>
          <table:table-cell table:formula="of:=[.ZP22]" office:value-type="float" office:value="0" calcext:value-type="float">
            <text:p>0</text:p>
          </table:table-cell>
          <table:table-cell table:formula="of:=[.ZP21]" office:value-type="float" office:value="0" calcext:value-type="float">
            <text:p>0</text:p>
          </table:table-cell>
          <table:table-cell table:formula="of:=[.ZP20]" office:value-type="float" office:value="99" calcext:value-type="float">
            <text:p>99</text:p>
          </table:table-cell>
          <table:table-cell table:formula="of:=CONCATENATE(&quot;[[&quot;; [.ZP24]; &quot;,0],&quot;; &quot;[&quot;; [.ZQ24]; &quot;,0],&quot;; &quot;[&quot;; [.ZR24]; &quot;,0],&quot;; &quot;[&quot;; [.ZS24]; &quot;,0],&quot;; &quot;[&quot;; [.ZT24]; &quot;,0]]&quot;)" office:value-type="string" office:string-value="[[0,0],[0,0],[0,0],[0,0],[99,0]]" calcext:value-type="string">
            <text:p>[[0,0],[0,0],[0,0],[0,0],[99,0]]</text:p>
          </table:table-cell>
          <table:table-cell table:number-columns-repeated="271"/>
        </table:table-row>
        <table:table-row table:style-name="ro1">
          <table:table-cell table:number-columns-repeated="968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DIAGONAL</text:p>
          </table:table-cell>
          <table:table-cell/>
          <table:table-cell office:value-type="string" calcext:value-type="string">
            <text:p>1,13,21,57,73</text:p>
          </table:table-cell>
          <table:table-cell/>
          <table:table-cell table:style-name="ce15" table:formula="of:=[.E14]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formula="of:=CONCATENATE(&quot;[[&quot;; [.F26]; &quot;,0],&quot;; &quot;[&quot;; [.G26]; &quot;,0],&quot;; &quot;[&quot;; [.H26]; &quot;,0],&quot;; &quot;[&quot;; [.I26]; &quot;,0],&quot;; &quot;[&quot;; [.J26]; &quot;,0]]&quot;)" office:value-type="string" office:string-value="[[1,0],[13,0],[21,0],[57,0],[73,0]]" calcext:value-type="string">
            <text:p>[[1,0],[13,0],[21,0],[57,0],[73,0]]</text:p>
          </table:table-cell>
          <table:table-cell/>
          <table:table-cell table:style-name="ce15" table:formula="of:=[.L14]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formula="of:=CONCATENATE(&quot;[[&quot;; [.M26]; &quot;,0],&quot;; &quot;[&quot;; [.N26]; &quot;,0],&quot;; &quot;[&quot;; [.O26]; &quot;,0],&quot;; &quot;[&quot;; [.P26]; &quot;,0],&quot;; &quot;[&quot;; [.Q26]; &quot;,0]]&quot;)" office:value-type="string" office:string-value="[[2,0],[12,0],[22,0],[56,0],[74,0]]" calcext:value-type="string">
            <text:p>[[2,0],[12,0],[22,0],[56,0],[74,0]]</text:p>
          </table:table-cell>
          <table:table-cell/>
          <table:table-cell table:style-name="ce15" table:formula="of:=[.S14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table:formula="of:=CONCATENATE(&quot;[[&quot;; [.T26]; &quot;,0],&quot;; &quot;[&quot;; [.U26]; &quot;,0],&quot;; &quot;[&quot;; [.V26]; &quot;,0],&quot;; &quot;[&quot;; [.W26]; &quot;,0],&quot;; &quot;[&quot;; [.X26]; &quot;,0]]&quot;)" office:value-type="string" office:string-value="[[3,0],[1,0],[13,0],[21,0],[57,0]]" calcext:value-type="string">
            <text:p>[[3,0],[1,0],[13,0],[21,0],[57,0]]</text:p>
          </table:table-cell>
          <table:table-cell/>
          <table:table-cell table:style-name="ce15" table:formula="of:=[.Z14]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formula="of:=CONCATENATE(&quot;[[&quot;; [.AA26]; &quot;,0],&quot;; &quot;[&quot;; [.AB26]; &quot;,0],&quot;; &quot;[&quot;; [.AC26]; &quot;,0],&quot;; &quot;[&quot;; [.AD26]; &quot;,0],&quot;; &quot;[&quot;; [.AE26]; &quot;,0]]&quot;)" office:value-type="string" office:string-value="[[4,0],[14,0],[20,0],[58,0],[72,0]]" calcext:value-type="string">
            <text:p>[[4,0],[14,0],[20,0],[58,0],[72,0]]</text:p>
          </table:table-cell>
          <table:table-cell/>
          <table:table-cell table:style-name="ce15" table:formula="of:=[.AG14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formula="of:=CONCATENATE(&quot;[[&quot;; [.AH26]; &quot;,0],&quot;; &quot;[&quot;; [.AI26]; &quot;,0],&quot;; &quot;[&quot;; [.AJ26]; &quot;,0],&quot;; &quot;[&quot;; [.AK26]; &quot;,0],&quot;; &quot;[&quot;; [.AL26]; &quot;,0]]&quot;)" office:value-type="string" office:string-value="[[5,0],[15,0],[19,0],[59,0],[71,0]]" calcext:value-type="string">
            <text:p>[[5,0],[15,0],[19,0],[59,0],[71,0]]</text:p>
          </table:table-cell>
          <table:table-cell/>
          <table:table-cell table:formula="of:=[.AN14]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table:formula="of:=CONCATENATE(&quot;[[&quot;; [.AO26]; &quot;,0],&quot;; &quot;[&quot;; [.AP26]; &quot;,0],&quot;; &quot;[&quot;; [.AQ26]; &quot;,0],&quot;; &quot;[&quot;; [.AR26]; &quot;,0],&quot;; &quot;[&quot;; [.AS26]; &quot;,0]]&quot;)" office:value-type="string" office:string-value="[[6,0],[4,0],[14,0],[20,0],[58,0]]" calcext:value-type="string">
            <text:p>[[6,0],[4,0],[14,0],[20,0],[58,0]]</text:p>
          </table:table-cell>
          <table:table-cell/>
          <table:table-cell table:style-name="ce15" table:formula="of:=[.AU14]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table:formula="of:=CONCATENATE(&quot;[[&quot;; [.AV26]; &quot;,0],&quot;; &quot;[&quot;; [.AW26]; &quot;,0],&quot;; &quot;[&quot;; [.AX26]; &quot;,0],&quot;; &quot;[&quot;; [.AY26]; &quot;,0],&quot;; &quot;[&quot;; [.AZ26]; &quot;,0]]&quot;)" office:value-type="string" office:string-value="[[7,0],[3,0],[1,0],[13,0],[21,0]]" calcext:value-type="string">
            <text:p>[[7,0],[3,0],[1,0],[13,0],[21,0]]</text:p>
          </table:table-cell>
          <table:table-cell/>
          <table:table-cell table:style-name="ce15" table:formula="of:=[.BB14]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CONCATENATE(&quot;[[&quot;; [.BC26]; &quot;,0],&quot;; &quot;[&quot;; [.BD26]; &quot;,0],&quot;; &quot;[&quot;; [.BE26]; &quot;,0],&quot;; &quot;[&quot;; [.BF26]; &quot;,0],&quot;; &quot;[&quot;; [.BG26]; &quot;,0]]&quot;)" office:value-type="string" office:string-value="[[8,0],[2,0],[12,0],[22,0],[56,0]]" calcext:value-type="string">
            <text:p>[[8,0],[2,0],[12,0],[22,0],[56,0]]</text:p>
          </table:table-cell>
          <table:table-cell/>
          <table:table-cell table:style-name="ce15" table:formula="of:=[.BI14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formula="of:=CONCATENATE(&quot;[[&quot;; [.BJ26]; &quot;,0],&quot;; &quot;[&quot;; [.BK26]; &quot;,0],&quot;; &quot;[&quot;; [.BL26]; &quot;,0],&quot;; &quot;[&quot;; [.BM26]; &quot;,0],&quot;; &quot;[&quot;; [.BN26]; &quot;,0]]&quot;)" office:value-type="string" office:string-value="[[9,0],[11,0],[23,0],[55,0],[75,0]]" calcext:value-type="string">
            <text:p>[[9,0],[11,0],[23,0],[55,0],[75,0]]</text:p>
          </table:table-cell>
          <table:table-cell/>
          <table:table-cell table:style-name="ce15" table:formula="of:=[.BP14]"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/>
          <table:table-cell table:formula="of:=CONCATENATE(&quot;[[&quot;; [.BQ26]; &quot;,0],&quot;; &quot;[&quot;; [.BR26]; &quot;,0],&quot;; &quot;[&quot;; [.BS26]; &quot;,0],&quot;; &quot;[&quot;; [.BT26]; &quot;,0],&quot;; &quot;[&quot;; [.BU26]; &quot;,0]]&quot;)" office:value-type="string" office:string-value="[[10,0],[24,0],[54,0],[76,0],[,0]]" calcext:value-type="string">
            <text:p>[[10,0],[24,0],[54,0],[76,0],[,0]]</text:p>
          </table:table-cell>
          <table:table-cell/>
          <table:table-cell table:style-name="ce15" table:formula="of:=[.BW14]"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/>
          <table:table-cell table:formula="of:=CONCATENATE(&quot;[[&quot;; [.BX26]; &quot;,0],&quot;; &quot;[&quot;; [.BY26]; &quot;,0],&quot;; &quot;[&quot;; [.BZ26]; &quot;,0],&quot;; &quot;[&quot;; [.CA26]; &quot;,0],&quot;; &quot;[&quot;; [.CB26]; &quot;,0]]&quot;)" office:value-type="string" office:string-value="[[11,0],[23,0],[55,0],[75,0],[,0]]" calcext:value-type="string">
            <text:p>[[11,0],[23,0],[55,0],[75,0],[,0]]</text:p>
          </table:table-cell>
          <table:table-cell/>
          <table:table-cell table:style-name="ce15" table:formula="of:=[.CD14]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/>
          <table:table-cell table:formula="of:=CONCATENATE(&quot;[[&quot;; [.CE26]; &quot;,0],&quot;; &quot;[&quot;; [.CF26]; &quot;,0],&quot;; &quot;[&quot;; [.CG26]; &quot;,0],&quot;; &quot;[&quot;; [.CH26]; &quot;,0],&quot;; &quot;[&quot;; [.CI26]; &quot;,0]]&quot;)" office:value-type="string" office:string-value="[[12,0],[22,0],[56,0],[74,0],[,0]]" calcext:value-type="string">
            <text:p>[[12,0],[22,0],[56,0],[74,0],[,0]]</text:p>
          </table:table-cell>
          <table:table-cell/>
          <table:table-cell table:style-name="ce15" table:formula="of:=[.CK14]"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/>
          <table:table-cell table:formula="of:=CONCATENATE(&quot;[[&quot;; [.CL26]; &quot;,0],&quot;; &quot;[&quot;; [.CM26]; &quot;,0],&quot;; &quot;[&quot;; [.CN26]; &quot;,0],&quot;; &quot;[&quot;; [.CO26]; &quot;,0],&quot;; &quot;[&quot;; [.CP26]; &quot;,0]]&quot;)" office:value-type="string" office:string-value="[[13,0],[21,0],[57,0],[73,0],[,0]]" calcext:value-type="string">
            <text:p>[[13,0],[21,0],[57,0],[73,0],[,0]]</text:p>
          </table:table-cell>
          <table:table-cell/>
          <table:table-cell table:style-name="ce15" table:formula="of:=[.CR14]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CONCATENATE(&quot;[[&quot;; [.CS26]; &quot;,0],&quot;; &quot;[&quot;; [.CT26]; &quot;,0],&quot;; &quot;[&quot;; [.CU26]; &quot;,0],&quot;; &quot;[&quot;; [.CV26]; &quot;,0],&quot;; &quot;[&quot;; [.CW26]; &quot;,0]]&quot;)" office:value-type="string" office:string-value="[[14,0],[20,0],[58,0],[72,0],[,0]]" calcext:value-type="string">
            <text:p>[[14,0],[20,0],[58,0],[72,0],[,0]]</text:p>
          </table:table-cell>
          <table:table-cell/>
          <table:table-cell table:style-name="ce15" table:formula="of:=[.CY14]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/>
          <table:table-cell table:formula="of:=CONCATENATE(&quot;[[&quot;; [.CZ26]; &quot;,0],&quot;; &quot;[&quot;; [.DA26]; &quot;,0],&quot;; &quot;[&quot;; [.DB26]; &quot;,0],&quot;; &quot;[&quot;; [.DC26]; &quot;,0],&quot;; &quot;[&quot;; [.DD26]; &quot;,0]]&quot;)" office:value-type="string" office:string-value="[[15,0],[19,0],[59,0],[71,0],[,0]]" calcext:value-type="string">
            <text:p>[[15,0],[19,0],[59,0],[71,0],[,0]]</text:p>
          </table:table-cell>
          <table:table-cell/>
          <table:table-cell table:style-name="ce15" table:formula="of:=[.DF14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/>
          <table:table-cell table:formula="of:=CONCATENATE(&quot;[[&quot;; [.DG26]; &quot;,0],&quot;; &quot;[&quot;; [.DH26]; &quot;,0],&quot;; &quot;[&quot;; [.DI26]; &quot;,0],&quot;; &quot;[&quot;; [.DJ26]; &quot;,0],&quot;; &quot;[&quot;; [.DK26]; &quot;,0]]&quot;)" office:value-type="string" office:string-value="[[16,0],[18,0],[60,0],[70,0],[,0]]" calcext:value-type="string">
            <text:p>[[16,0],[18,0],[60,0],[70,0],[,0]]</text:p>
          </table:table-cell>
          <table:table-cell/>
          <table:table-cell table:style-name="ce15" table:formula="of:=[.DM14]"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table:formula="of:=CONCATENATE(&quot;[[&quot;; [.DN26]; &quot;,0],&quot;; &quot;[&quot;; [.DO26]; &quot;,0],&quot;; &quot;[&quot;; [.DP26]; &quot;,0],&quot;; &quot;[&quot;; [.DQ26]; &quot;,0],&quot;; &quot;[&quot;; [.DR26]; &quot;,0]]&quot;)" office:value-type="string" office:string-value="[[17,0],[61,0],[69,0],[,0],[,0]]" calcext:value-type="string">
            <text:p>[[17,0],[61,0],[69,0],[,0],[,0]]</text:p>
          </table:table-cell>
          <table:table-cell/>
          <table:table-cell table:style-name="ce15" table:formula="of:=[.DT14]"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formula="of:=CONCATENATE(&quot;[[&quot;; [.DU26]; &quot;,0],&quot;; &quot;[&quot;; [.DV26]; &quot;,0],&quot;; &quot;[&quot;; [.DW26]; &quot;,0],&quot;; &quot;[&quot;; [.DX26]; &quot;,0],&quot;; &quot;[&quot;; [.DY26]; &quot;,0]]&quot;)" office:value-type="string" office:string-value="[[18,0],[60,0],[70,0],[,0],[,0]]" calcext:value-type="string">
            <text:p>[[18,0],[60,0],[70,0],[,0],[,0]]</text:p>
          </table:table-cell>
          <table:table-cell/>
          <table:table-cell table:style-name="ce15" table:formula="of:=[.EA14]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table:formula="of:=CONCATENATE(&quot;[[&quot;; [.EB26]; &quot;,0],&quot;; &quot;[&quot;; [.EC26]; &quot;,0],&quot;; &quot;[&quot;; [.ED26]; &quot;,0],&quot;; &quot;[&quot;; [.EE26]; &quot;,0],&quot;; &quot;[&quot;; [.EF26]; &quot;,0]]&quot;)" office:value-type="string" office:string-value="[[19,0],[59,0],[71,0],[,0],[,0]]" calcext:value-type="string">
            <text:p>[[19,0],[59,0],[71,0],[,0],[,0]]</text:p>
          </table:table-cell>
          <table:table-cell/>
          <table:table-cell table:style-name="ce15" table:formula="of:=[.EH14]"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table:formula="of:=CONCATENATE(&quot;[[&quot;; [.EI26]; &quot;,0],&quot;; &quot;[&quot;; [.EJ26]; &quot;,0],&quot;; &quot;[&quot;; [.EK26]; &quot;,0],&quot;; &quot;[&quot;; [.EL26]; &quot;,0],&quot;; &quot;[&quot;; [.EM26]; &quot;,0]]&quot;)" office:value-type="string" office:string-value="[[20,0],[58,0],[72,0],[,0],[,0]]" calcext:value-type="string">
            <text:p>[[20,0],[58,0],[72,0],[,0],[,0]]</text:p>
          </table:table-cell>
          <table:table-cell/>
          <table:table-cell table:style-name="ce15" table:formula="of:=[.EO14]"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table:formula="of:=CONCATENATE(&quot;[[&quot;; [.EP26]; &quot;,0],&quot;; &quot;[&quot;; [.EQ26]; &quot;,0],&quot;; &quot;[&quot;; [.ER26]; &quot;,0],&quot;; &quot;[&quot;; [.ES26]; &quot;,0],&quot;; &quot;[&quot;; [.ET26]; &quot;,0]]&quot;)" office:value-type="string" office:string-value="[[21,0],[57,0],[73,0],[,0],[,0]]" calcext:value-type="string">
            <text:p>[[21,0],[57,0],[73,0],[,0],[,0]]</text:p>
          </table:table-cell>
          <table:table-cell/>
          <table:table-cell table:style-name="ce15" table:formula="of:=[.EV14]"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formula="of:=CONCATENATE(&quot;[[&quot;; [.EW26]; &quot;,0],&quot;; &quot;[&quot;; [.EX26]; &quot;,0],&quot;; &quot;[&quot;; [.EY26]; &quot;,0],&quot;; &quot;[&quot;; [.EZ26]; &quot;,0],&quot;; &quot;[&quot;; [.FA26]; &quot;,0]]&quot;)" office:value-type="string" office:string-value="[[22,0],[56,0],[74,0],[,0],[,0]]" calcext:value-type="string">
            <text:p>[[22,0],[56,0],[74,0],[,0],[,0]]</text:p>
          </table:table-cell>
          <table:table-cell/>
          <table:table-cell table:style-name="ce15" table:formula="of:=[.FC14]"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table:formula="of:=CONCATENATE(&quot;[[&quot;; [.FD26]; &quot;,0],&quot;; &quot;[&quot;; [.FE26]; &quot;,0],&quot;; &quot;[&quot;; [.FF26]; &quot;,0],&quot;; &quot;[&quot;; [.FG26]; &quot;,0],&quot;; &quot;[&quot;; [.FH26]; &quot;,0]]&quot;)" office:value-type="string" office:string-value="[[23,0],[55,0],[75,0],[,0],[,0]]" calcext:value-type="string">
            <text:p>[[23,0],[55,0],[75,0],[,0],[,0]]</text:p>
          </table:table-cell>
          <table:table-cell/>
          <table:table-cell table:style-name="ce15" table:formula="of:=[.FJ14]"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table:formula="of:=CONCATENATE(&quot;[[&quot;; [.FK26]; &quot;,0],&quot;; &quot;[&quot;; [.FL26]; &quot;,0],&quot;; &quot;[&quot;; [.FM26]; &quot;,0],&quot;; &quot;[&quot;; [.FN26]; &quot;,0],&quot;; &quot;[&quot;; [.FO26]; &quot;,0]]&quot;)" office:value-type="string" office:string-value="[[24,0],[54,0],[76,0],[,0],[,0]]" calcext:value-type="string">
            <text:p>[[24,0],[54,0],[76,0],[,0],[,0]]</text:p>
          </table:table-cell>
          <table:table-cell/>
          <table:table-cell table:style-name="ce15" table:formula="of:=[.FQ14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CONCATENATE(&quot;[[&quot;; [.FR26]; &quot;,0],&quot;; &quot;[&quot;; [.FS26]; &quot;,0],&quot;; &quot;[&quot;; [.FT26]; &quot;,0],&quot;; &quot;[&quot;; [.FU26]; &quot;,0],&quot;; &quot;[&quot;; [.FV26]; &quot;,0]]&quot;)" office:value-type="string" office:string-value="[[25,0],[53,0],[77,0],[,0],[,0]]" calcext:value-type="string">
            <text:p>[[25,0],[53,0],[77,0],[,0],[,0]]</text:p>
          </table:table-cell>
          <table:table-cell/>
          <table:table-cell table:style-name="ce15" table:formula="of:=[.FX14]"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FY26]; &quot;,0],&quot;; &quot;[&quot;; [.FZ26]; &quot;,0],&quot;; &quot;[&quot;; [.GA26]; &quot;,0],&quot;; &quot;[&quot;; [.GB26]; &quot;,0],&quot;; &quot;[&quot;; [.GC26]; &quot;,0]]&quot;)" office:value-type="string" office:string-value="[[26,0],[52,0],[78,0],[0,0],[0,0]]" calcext:value-type="string">
            <text:p>[[26,0],[52,0],[78,0],[0,0],[0,0]]</text:p>
          </table:table-cell>
          <table:table-cell/>
          <table:table-cell table:style-name="ce15" table:formula="of:=[.GE14]"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CONCATENATE(&quot;[[&quot;; [.GF26]; &quot;,0],&quot;; &quot;[&quot;; [.GG26]; &quot;,0],&quot;; &quot;[&quot;; [.GH26]; &quot;,0],&quot;; &quot;[&quot;; [.GI26]; &quot;,0],&quot;; &quot;[&quot;; [.GJ26]; &quot;,0]]&quot;)" office:value-type="string" office:string-value="[[27,0],[25,0],[53,0],[77,0],[0,0]]" calcext:value-type="string">
            <text:p>[[27,0],[25,0],[53,0],[77,0],[0,0]]</text:p>
          </table:table-cell>
          <table:table-cell/>
          <table:table-cell table:style-name="ce15" table:formula="of:=[.GL14]"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formula="of:=CONCATENATE(&quot;[[&quot;; [.GM26]; &quot;,0],&quot;; &quot;[&quot;; [.GN26]; &quot;,0],&quot;; &quot;[&quot;; [.GO26]; &quot;,0],&quot;; &quot;[&quot;; [.GP26]; &quot;,0],&quot;; &quot;[&quot;; [.GQ26]; &quot;,0]]&quot;)" office:value-type="string" office:string-value="[[28,0],[10,0],[24,0],[54,0],[76,0]]" calcext:value-type="string">
            <text:p>[[28,0],[10,0],[24,0],[54,0],[76,0]]</text:p>
          </table:table-cell>
          <table:table-cell/>
          <table:table-cell table:style-name="ce15" table:formula="of:=[.GS14]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table:formula="of:=CONCATENATE(&quot;[[&quot;; [.GT26]; &quot;,0],&quot;; &quot;[&quot;; [.GU26]; &quot;,0],&quot;; &quot;[&quot;; [.GV26]; &quot;,0],&quot;; &quot;[&quot;; [.GW26]; &quot;,0],&quot;; &quot;[&quot;; [.GX26]; &quot;,0]]&quot;)" office:value-type="string" office:string-value="[[29,0],[9,0],[11,0],[23,0],[55,0]]" calcext:value-type="string">
            <text:p>[[29,0],[9,0],[11,0],[23,0],[55,0]]</text:p>
          </table:table-cell>
          <table:table-cell/>
          <table:table-cell table:style-name="ce15" table:formula="of:=[.GZ14]"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formula="of:=CONCATENATE(&quot;[[&quot;; [.HA26]; &quot;,0],&quot;; &quot;[&quot;; [.HB26]; &quot;,0],&quot;; &quot;[&quot;; [.HC26]; &quot;,0],&quot;; &quot;[&quot;; [.HD26]; &quot;,0],&quot;; &quot;[&quot;; [.HE26]; &quot;,0]]&quot;)" office:value-type="string" office:string-value="[[30,0],[8,0],[2,0],[12,0],[22,0]]" calcext:value-type="string">
            <text:p>[[30,0],[8,0],[2,0],[12,0],[22,0]]</text:p>
          </table:table-cell>
          <table:table-cell/>
          <table:table-cell table:style-name="ce15" table:formula="of:=[.HG14]"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NCATENATE(&quot;[[&quot;; [.HH26]; &quot;,0],&quot;; &quot;[&quot;; [.HI26]; &quot;,0],&quot;; &quot;[&quot;; [.HJ26]; &quot;,0],&quot;; &quot;[&quot;; [.HK26]; &quot;,0],&quot;; &quot;[&quot;; [.HL26]; &quot;,0]]&quot;)" office:value-type="string" office:string-value="[[31,0],[7,0],[3,0],[1,0],[13,0]]" calcext:value-type="string">
            <text:p>[[31,0],[7,0],[3,0],[1,0],[13,0]]</text:p>
          </table:table-cell>
          <table:table-cell/>
          <table:table-cell table:style-name="ce15" table:formula="of:=[.HN14]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CONCATENATE(&quot;[[&quot;; [.HO26]; &quot;,0],&quot;; &quot;[&quot;; [.HP26]; &quot;,0],&quot;; &quot;[&quot;; [.HQ26]; &quot;,0],&quot;; &quot;[&quot;; [.HR26]; &quot;,0],&quot;; &quot;[&quot;; [.HS26]; &quot;,0]]&quot;)" office:value-type="string" office:string-value="[[32,0],[6,0],[4,0],[14,0],[20,0]]" calcext:value-type="string">
            <text:p>[[32,0],[6,0],[4,0],[14,0],[20,0]]</text:p>
          </table:table-cell>
          <table:table-cell/>
          <table:table-cell table:style-name="ce15" table:formula="of:=[.HU14]"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formula="of:=CONCATENATE(&quot;[[&quot;; [.HV26]; &quot;,0],&quot;; &quot;[&quot;; [.HW26]; &quot;,0],&quot;; &quot;[&quot;; [.HX26]; &quot;,0],&quot;; &quot;[&quot;; [.HY26]; &quot;,0],&quot;; &quot;[&quot;; [.HZ26]; &quot;,0]]&quot;)" office:value-type="string" office:string-value="[[33,0],[5,0],[15,0],[19,0],[59,0]]" calcext:value-type="string">
            <text:p>[[33,0],[5,0],[15,0],[19,0],[59,0]]</text:p>
          </table:table-cell>
          <table:table-cell/>
          <table:table-cell table:style-name="ce15" table:formula="of:=[.IB14]"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formula="of:=CONCATENATE(&quot;[[&quot;; [.IC26]; &quot;,0],&quot;; &quot;[&quot;; [.ID26]; &quot;,0],&quot;; &quot;[&quot;; [.IE26]; &quot;,0],&quot;; &quot;[&quot;; [.IF26]; &quot;,0],&quot;; &quot;[&quot;; [.IG26]; &quot;,0]]&quot;)" office:value-type="string" office:string-value="[[34,0],[16,0],[18,0],[60,0],[70,0]]" calcext:value-type="string">
            <text:p>[[34,0],[16,0],[18,0],[60,0],[70,0]]</text:p>
          </table:table-cell>
          <table:table-cell/>
          <table:table-cell table:style-name="ce15" table:formula="of:=[.II14]"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CONCATENATE(&quot;[[&quot;; [.IJ26]; &quot;,0],&quot;; &quot;[&quot;; [.IK26]; &quot;,0],&quot;; &quot;[&quot;; [.IL26]; &quot;,0],&quot;; &quot;[&quot;; [.IM26]; &quot;,0],&quot;; &quot;[&quot;; [.IN26]; &quot;,0]]&quot;)" office:value-type="string" office:string-value="[[35,0],[17,0],[61,0],[69,0],[0,0]]" calcext:value-type="string">
            <text:p>[[35,0],[17,0],[61,0],[69,0],[0,0]]</text:p>
          </table:table-cell>
          <table:table-cell/>
          <table:table-cell table:style-name="ce15" table:formula="of:=[.IP14]"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IQ26]; &quot;,0],&quot;; &quot;[&quot;; [.IR26]; &quot;,0],&quot;; &quot;[&quot;; [.IS26]; &quot;,0],&quot;; &quot;[&quot;; [.IT26]; &quot;,0],&quot;; &quot;[&quot;; [.IU26]; &quot;,0]]&quot;)" office:value-type="string" office:string-value="[[36,0],[62,0],[68,0],[0,0],[0,0]]" calcext:value-type="string">
            <text:p>[[36,0],[62,0],[68,0],[0,0],[0,0]]</text:p>
          </table:table-cell>
          <table:table-cell/>
          <table:table-cell table:style-name="ce15" table:formula="of:=[.IW14]"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IX26]; &quot;,0],&quot;; &quot;[&quot;; [.IY26]; &quot;,0],&quot;; &quot;[&quot;; [.IZ26]; &quot;,0],&quot;; &quot;[&quot;; [.JA26]; &quot;,0],&quot;; &quot;[&quot;; [.JB26]; &quot;,0]]&quot;)" office:value-type="string" office:string-value="[[37,0],[63,0],[67,0],[0,0],[0,0]]" calcext:value-type="string">
            <text:p>[[37,0],[63,0],[67,0],[0,0],[0,0]]</text:p>
          </table:table-cell>
          <table:table-cell/>
          <table:table-cell table:style-name="ce15" table:formula="of:=[.JD14]"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CONCATENATE(&quot;[[&quot;; [.JE26]; &quot;,0],&quot;; &quot;[&quot;; [.JF26]; &quot;,0],&quot;; &quot;[&quot;; [.JG26]; &quot;,0],&quot;; &quot;[&quot;; [.JH26]; &quot;,0],&quot;; &quot;[&quot;; [.JI26]; &quot;,0]]&quot;)" office:value-type="string" office:string-value="[[38,0],[36,0],[62,0],[68,0],[0,0]]" calcext:value-type="string">
            <text:p>[[38,0],[36,0],[62,0],[68,0],[0,0]]</text:p>
          </table:table-cell>
          <table:table-cell/>
          <table:table-cell table:style-name="ce15" table:formula="of:=[.JK14]"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formula="of:=CONCATENATE(&quot;[[&quot;; [.JL26]; &quot;,0],&quot;; &quot;[&quot;; [.JM26]; &quot;,0],&quot;; &quot;[&quot;; [.JN26]; &quot;,0],&quot;; &quot;[&quot;; [.JO26]; &quot;,0],&quot;; &quot;[&quot;; [.JP26]; &quot;,0]]&quot;)" office:value-type="string" office:string-value="[[39,0],[35,0],[17,0],[61,0],[69,0]]" calcext:value-type="string">
            <text:p>[[39,0],[35,0],[17,0],[61,0],[69,0]]</text:p>
          </table:table-cell>
          <table:table-cell/>
          <table:table-cell table:style-name="ce15" table:formula="of:=[.JR14]"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table:formula="of:=CONCATENATE(&quot;[[&quot;; [.JS26]; &quot;,0],&quot;; &quot;[&quot;; [.JT26]; &quot;,0],&quot;; &quot;[&quot;; [.JU26]; &quot;,0],&quot;; &quot;[&quot;; [.JV26]; &quot;,0],&quot;; &quot;[&quot;; [.JW26]; &quot;,0]]&quot;)" office:value-type="string" office:string-value="[[40,0],[34,0],[16,0],[18,0],[60,0]]" calcext:value-type="string">
            <text:p>[[40,0],[34,0],[16,0],[18,0],[60,0]]</text:p>
          </table:table-cell>
          <table:table-cell/>
          <table:table-cell table:style-name="ce15" table:formula="of:=[.JY14]"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CONCATENATE(&quot;[[&quot;; [.JZ26]; &quot;,0],&quot;; &quot;[&quot;; [.KA26]; &quot;,0],&quot;; &quot;[&quot;; [.KB26]; &quot;,0],&quot;; &quot;[&quot;; [.KC26]; &quot;,0],&quot;; &quot;[&quot;; [.KD26]; &quot;,0]]&quot;)" office:value-type="string" office:string-value="[[41,0],[33,0],[5,0],[15,0],[19,0]]" calcext:value-type="string">
            <text:p>[[41,0],[33,0],[5,0],[15,0],[19,0]]</text:p>
          </table:table-cell>
          <table:table-cell/>
          <table:table-cell table:style-name="ce15" table:formula="of:=[.KF14]"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CONCATENATE(&quot;[[&quot;; [.KG26]; &quot;,0],&quot;; &quot;[&quot;; [.KH26]; &quot;,0],&quot;; &quot;[&quot;; [.KI26]; &quot;,0],&quot;; &quot;[&quot;; [.KJ26]; &quot;,0],&quot;; &quot;[&quot;; [.KK26]; &quot;,0]]&quot;)" office:value-type="string" office:string-value="[[42,0],[32,0],[6,0],[4,0],[14,0]]" calcext:value-type="string">
            <text:p>[[42,0],[32,0],[6,0],[4,0],[14,0]]</text:p>
          </table:table-cell>
          <table:table-cell/>
          <table:table-cell table:style-name="ce15" table:formula="of:=[.KM14]"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&quot;[[&quot;; [.KN26]; &quot;,0],&quot;; &quot;[&quot;; [.KO26]; &quot;,0],&quot;; &quot;[&quot;; [.KP26]; &quot;,0],&quot;; &quot;[&quot;; [.KQ26]; &quot;,0],&quot;; &quot;[&quot;; [.KR26]; &quot;,0]]&quot;)" office:value-type="string" office:string-value="[[43,0],[31,0],[7,0],[3,0],[1,0]]" calcext:value-type="string">
            <text:p>[[43,0],[31,0],[7,0],[3,0],[1,0]]</text:p>
          </table:table-cell>
          <table:table-cell/>
          <table:table-cell table:style-name="ce15" table:formula="of:=[.KT14]"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NCATENATE(&quot;[[&quot;; [.KU26]; &quot;,0],&quot;; &quot;[&quot;; [.KV26]; &quot;,0],&quot;; &quot;[&quot;; [.KW26]; &quot;,0],&quot;; &quot;[&quot;; [.KX26]; &quot;,0],&quot;; &quot;[&quot;; [.KY26]; &quot;,0]]&quot;)" office:value-type="string" office:string-value="[[44,0],[30,0],[8,0],[2,0],[12,0]]" calcext:value-type="string">
            <text:p>[[44,0],[30,0],[8,0],[2,0],[12,0]]</text:p>
          </table:table-cell>
          <table:table-cell/>
          <table:table-cell table:style-name="ce15" table:formula="of:=[.LA14]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CONCATENATE(&quot;[[&quot;; [.LB26]; &quot;,0],&quot;; &quot;[&quot;; [.LC26]; &quot;,0],&quot;; &quot;[&quot;; [.LD26]; &quot;,0],&quot;; &quot;[&quot;; [.LE26]; &quot;,0],&quot;; &quot;[&quot;; [.LF26]; &quot;,0]]&quot;)" office:value-type="string" office:string-value="[[45,0],[29,0],[9,0],[11,0],[23,0]]" calcext:value-type="string">
            <text:p>[[45,0],[29,0],[9,0],[11,0],[23,0]]</text:p>
          </table:table-cell>
          <table:table-cell/>
          <table:table-cell table:style-name="ce15" table:formula="of:=[.LH14]"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formula="of:=CONCATENATE(&quot;[[&quot;; [.LI26]; &quot;,0],&quot;; &quot;[&quot;; [.LJ26]; &quot;,0],&quot;; &quot;[&quot;; [.LK26]; &quot;,0],&quot;; &quot;[&quot;; [.LL26]; &quot;,0],&quot;; &quot;[&quot;; [.LM26]; &quot;,0]]&quot;)" office:value-type="string" office:string-value="[[46,0],[29,0],[9,0],[11,0],[23,0]]" calcext:value-type="string">
            <text:p>[[46,0],[29,0],[9,0],[11,0],[23,0]]</text:p>
          </table:table-cell>
          <table:table-cell/>
          <table:table-cell table:style-name="ce15" table:formula="of:=[.LO14]"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formula="of:=CONCATENATE(&quot;[[&quot;; [.LP26]; &quot;,0],&quot;; &quot;[&quot;; [.LQ26]; &quot;,0],&quot;; &quot;[&quot;; [.LR26]; &quot;,0],&quot;; &quot;[&quot;; [.LS26]; &quot;,0],&quot;; &quot;[&quot;; [.LT26]; &quot;,0]]&quot;)" office:value-type="string" office:string-value="[[47,0],[27,0],[25,0],[53,0],[77,0]]" calcext:value-type="string">
            <text:p>[[47,0],[27,0],[25,0],[53,0],[77,0]]</text:p>
          </table:table-cell>
          <table:table-cell/>
          <table:table-cell table:style-name="ce15" table:formula="of:=[.LV14]"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formula="of:=CONCATENATE(&quot;[[&quot;; [.LW26]; &quot;,0],&quot;; &quot;[&quot;; [.LX26]; &quot;,0],&quot;; &quot;[&quot;; [.LY26]; &quot;,0],&quot;; &quot;[&quot;; [.LZ26]; &quot;,0],&quot;; &quot;[&quot;; [.MA26]; &quot;,0]]&quot;)" office:value-type="string" office:string-value="[[48,0],[27,0],[25,0],[53,0],[77,0]]" calcext:value-type="string">
            <text:p>[[48,0],[27,0],[25,0],[53,0],[77,0]]</text:p>
          </table:table-cell>
          <table:table-cell/>
          <table:table-cell table:style-name="ce15" table:formula="of:=[.MC14]"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MD26]; &quot;,0],&quot;; &quot;[&quot;; [.ME26]; &quot;,0],&quot;; &quot;[&quot;; [.MF26]; &quot;,0],&quot;; &quot;[&quot;; [.MG26]; &quot;,0],&quot;; &quot;[&quot;; [.MH26]; &quot;,0]]&quot;)" office:value-type="string" office:string-value="[[49,0],[51,0],[79,0],[0,0],[0,0]]" calcext:value-type="string">
            <text:p>[[49,0],[51,0],[79,0],[0,0],[0,0]]</text:p>
          </table:table-cell>
          <table:table-cell/>
          <table:table-cell table:style-name="ce15" table:formula="of:=[.MJ14]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K26]; &quot;,0],&quot;; &quot;[&quot;; [.ML26]; &quot;,0],&quot;; &quot;[&quot;; [.MM26]; &quot;,0],&quot;; &quot;[&quot;; [.MN26]; &quot;,0],&quot;; &quot;[&quot;; [.MO26]; &quot;,0]]&quot;)" office:value-type="string" office:string-value="[[50,0],[80,0],[0,0],[0,0],[0,0]]" calcext:value-type="string">
            <text:p>[[50,0],[80,0],[0,0],[0,0],[0,0]]</text:p>
          </table:table-cell>
          <table:table-cell/>
          <table:table-cell table:style-name="ce15" table:formula="of:=[.MQ14]"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R26]; &quot;,0],&quot;; &quot;[&quot;; [.MS26]; &quot;,0],&quot;; &quot;[&quot;; [.MT26]; &quot;,0],&quot;; &quot;[&quot;; [.MU26]; &quot;,0],&quot;; &quot;[&quot;; [.MV26]; &quot;,0]]&quot;)" office:value-type="string" office:string-value="[[51,0],[79,0],[0,0],[0,0],[0,0]]" calcext:value-type="string">
            <text:p>[[51,0],[79,0],[0,0],[0,0],[0,0]]</text:p>
          </table:table-cell>
          <table:table-cell/>
          <table:table-cell table:style-name="ce15" table:formula="of:=[.MX14]"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Y26]; &quot;,0],&quot;; &quot;[&quot;; [.MZ26]; &quot;,0],&quot;; &quot;[&quot;; [.NA26]; &quot;,0],&quot;; &quot;[&quot;; [.NB26]; &quot;,0],&quot;; &quot;[&quot;; [.NC26]; &quot;,0]]&quot;)" office:value-type="string" office:string-value="[[52,0],[78,0],[0,0],[0,0],[0,0]]" calcext:value-type="string">
            <text:p>[[52,0],[78,0],[0,0],[0,0],[0,0]]</text:p>
          </table:table-cell>
          <table:table-cell/>
          <table:table-cell table:style-name="ce15" table:formula="of:=[.NE14]"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F26]; &quot;,0],&quot;; &quot;[&quot;; [.NG26]; &quot;,0],&quot;; &quot;[&quot;; [.NH26]; &quot;,0],&quot;; &quot;[&quot;; [.NI26]; &quot;,0],&quot;; &quot;[&quot;; [.NJ26]; &quot;,0]]&quot;)" office:value-type="string" office:string-value="[[53,0],[77,0],[0,0],[0,0],[0,0]]" calcext:value-type="string">
            <text:p>[[53,0],[77,0],[0,0],[0,0],[0,0]]</text:p>
          </table:table-cell>
          <table:table-cell/>
          <table:table-cell table:style-name="ce15" table:formula="of:=[.NL14]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M26]; &quot;,0],&quot;; &quot;[&quot;; [.NN26]; &quot;,0],&quot;; &quot;[&quot;; [.NO26]; &quot;,0],&quot;; &quot;[&quot;; [.NP26]; &quot;,0],&quot;; &quot;[&quot;; [.NQ26]; &quot;,0]]&quot;)" office:value-type="string" office:string-value="[[54,0],[76,0],[0,0],[0,0],[0,0]]" calcext:value-type="string">
            <text:p>[[54,0],[76,0],[0,0],[0,0],[0,0]]</text:p>
          </table:table-cell>
          <table:table-cell/>
          <table:table-cell table:style-name="ce15" table:formula="of:=[.NS14]"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T26]; &quot;,0],&quot;; &quot;[&quot;; [.NU26]; &quot;,0],&quot;; &quot;[&quot;; [.NV26]; &quot;,0],&quot;; &quot;[&quot;; [.NW26]; &quot;,0],&quot;; &quot;[&quot;; [.NX26]; &quot;,0]]&quot;)" office:value-type="string" office:string-value="[[55,0],[75,0],[0,0],[0,0],[0,0]]" calcext:value-type="string">
            <text:p>[[55,0],[75,0],[0,0],[0,0],[0,0]]</text:p>
          </table:table-cell>
          <table:table-cell/>
          <table:table-cell table:style-name="ce15" table:formula="of:=[.NZ14]" office:value-type="float" office:value="56" calcext:value-type="float">
            <text:p>56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A26]; &quot;,0],&quot;; &quot;[&quot;; [.OB26]; &quot;,0],&quot;; &quot;[&quot;; [.OC26]; &quot;,0],&quot;; &quot;[&quot;; [.OD26]; &quot;,0],&quot;; &quot;[&quot;; [.OE26]; &quot;,0]]&quot;)" office:value-type="string" office:string-value="[[56,0],[74,0],[0,0],[0,0],[0,0]]" calcext:value-type="string">
            <text:p>[[56,0],[74,0],[0,0],[0,0],[0,0]]</text:p>
          </table:table-cell>
          <table:table-cell/>
          <table:table-cell table:style-name="ce15" table:formula="of:=[.OG14]"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H26]; &quot;,0],&quot;; &quot;[&quot;; [.OI26]; &quot;,0],&quot;; &quot;[&quot;; [.OJ26]; &quot;,0],&quot;; &quot;[&quot;; [.OK26]; &quot;,0],&quot;; &quot;[&quot;; [.OL26]; &quot;,0]]&quot;)" office:value-type="string" office:string-value="[[57,0],[73,0],[0,0],[0,0],[0,0]]" calcext:value-type="string">
            <text:p>[[57,0],[73,0],[0,0],[0,0],[0,0]]</text:p>
          </table:table-cell>
          <table:table-cell/>
          <table:table-cell table:style-name="ce15" table:formula="of:=[.ON14]"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O26]; &quot;,0],&quot;; &quot;[&quot;; [.OP26]; &quot;,0],&quot;; &quot;[&quot;; [.OQ26]; &quot;,0],&quot;; &quot;[&quot;; [.OR26]; &quot;,0],&quot;; &quot;[&quot;; [.OS26]; &quot;,0]]&quot;)" office:value-type="string" office:string-value="[[58,0],[72,0],[0,0],[0,0],[0,0]]" calcext:value-type="string">
            <text:p>[[58,0],[72,0],[0,0],[0,0],[0,0]]</text:p>
          </table:table-cell>
          <table:table-cell/>
          <table:table-cell table:style-name="ce15" table:formula="of:=[.OU14]"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V26]; &quot;,0],&quot;; &quot;[&quot;; [.OW26]; &quot;,0],&quot;; &quot;[&quot;; [.OX26]; &quot;,0],&quot;; &quot;[&quot;; [.OY26]; &quot;,0],&quot;; &quot;[&quot;; [.OZ26]; &quot;,0]]&quot;)" office:value-type="string" office:string-value="[[59,0],[71,0],[0,0],[0,0],[0,0]]" calcext:value-type="string">
            <text:p>[[59,0],[71,0],[0,0],[0,0],[0,0]]</text:p>
          </table:table-cell>
          <table:table-cell/>
          <table:table-cell table:style-name="ce15" table:formula="of:=[.PB14]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C26]; &quot;,0],&quot;; &quot;[&quot;; [.PD26]; &quot;,0],&quot;; &quot;[&quot;; [.PE26]; &quot;,0],&quot;; &quot;[&quot;; [.PF26]; &quot;,0],&quot;; &quot;[&quot;; [.PG26]; &quot;,0]]&quot;)" office:value-type="string" office:string-value="[[60,0],[70,0],[0,0],[0,0],[0,0]]" calcext:value-type="string">
            <text:p>[[60,0],[70,0],[0,0],[0,0],[0,0]]</text:p>
          </table:table-cell>
          <table:table-cell/>
          <table:table-cell table:style-name="ce15" table:formula="of:=[.PI14]"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J26]; &quot;,0],&quot;; &quot;[&quot;; [.PK26]; &quot;,0],&quot;; &quot;[&quot;; [.PL26]; &quot;,0],&quot;; &quot;[&quot;; [.PM26]; &quot;,0],&quot;; &quot;[&quot;; [.PN26]; &quot;,0]]&quot;)" office:value-type="string" office:string-value="[[61,0],[69,0],[0,0],[0,0],[0,0]]" calcext:value-type="string">
            <text:p>[[61,0],[69,0],[0,0],[0,0],[0,0]]</text:p>
          </table:table-cell>
          <table:table-cell/>
          <table:table-cell table:style-name="ce15" table:formula="of:=[.PP14]"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Q26]; &quot;,0],&quot;; &quot;[&quot;; [.PR26]; &quot;,0],&quot;; &quot;[&quot;; [.PS26]; &quot;,0],&quot;; &quot;[&quot;; [.PT26]; &quot;,0],&quot;; &quot;[&quot;; [.PU26]; &quot;,0]]&quot;)" office:value-type="string" office:string-value="[[62,0],[68,0],[0,0],[0,0],[0,0]]" calcext:value-type="string">
            <text:p>[[62,0],[68,0],[0,0],[0,0],[0,0]]</text:p>
          </table:table-cell>
          <table:table-cell/>
          <table:table-cell table:style-name="ce15" table:formula="of:=[.PW14]"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PX26]; &quot;,0],&quot;; &quot;[&quot;; [.PY26]; &quot;,0],&quot;; &quot;[&quot;; [.PZ26]; &quot;,0],&quot;; &quot;[&quot;; [.QA26]; &quot;,0],&quot;; &quot;[&quot;; [.QB26]; &quot;,0]]&quot;)" office:value-type="string" office:string-value="[[63,0],[67,0],[0,0],[0,0],[0,0]]" calcext:value-type="string">
            <text:p>[[63,0],[67,0],[0,0],[0,0],[0,0]]</text:p>
          </table:table-cell>
          <table:table-cell/>
          <table:table-cell table:style-name="ce15" table:formula="of:=[.QD14]"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QE26]; &quot;,0],&quot;; &quot;[&quot;; [.QF26]; &quot;,0],&quot;; &quot;[&quot;; [.QG26]; &quot;,0],&quot;; &quot;[&quot;; [.QH26]; &quot;,0],&quot;; &quot;[&quot;; [.QI26]; &quot;,0]]&quot;)" office:value-type="string" office:string-value="[[64,0],[66,0],[0,0],[0,0],[0,0]]" calcext:value-type="string">
            <text:p>[[64,0],[66,0],[0,0],[0,0],[0,0]]</text:p>
          </table:table-cell>
          <table:table-cell/>
          <table:table-cell table:style-name="ce15" table:formula="of:=[.QK14]" office:value-type="float" office:value="65" calcext:value-type="float">
            <text:p>6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L26]; &quot;,0],&quot;; &quot;[&quot;; [.QM26]; &quot;,0],&quot;; &quot;[&quot;; [.QN26]; &quot;,0],&quot;; &quot;[&quot;; [.QO26]; &quot;,0],&quot;; &quot;[&quot;; [.QP26]; &quot;,0]]&quot;)" office:value-type="string" office:string-value="[[65,0],[0,0],[0,0],[0,0],[0,0]]" calcext:value-type="string">
            <text:p>[[65,0],[0,0],[0,0],[0,0],[0,0]]</text:p>
          </table:table-cell>
          <table:table-cell/>
          <table:table-cell table:style-name="ce15" table:formula="of:=[.QR14]"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S26]; &quot;,0],&quot;; &quot;[&quot;; [.QT26]; &quot;,0],&quot;; &quot;[&quot;; [.QU26]; &quot;,0],&quot;; &quot;[&quot;; [.QV26]; &quot;,0],&quot;; &quot;[&quot;; [.QW26]; &quot;,0]]&quot;)" office:value-type="string" office:string-value="[[66,0],[0,0],[0,0],[0,0],[0,0]]" calcext:value-type="string">
            <text:p>[[66,0],[0,0],[0,0],[0,0],[0,0]]</text:p>
          </table:table-cell>
          <table:table-cell/>
          <table:table-cell table:style-name="ce15" table:formula="of:=[.QY14]" office:value-type="float" office:value="67" calcext:value-type="float">
            <text:p>6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QZ26]; &quot;,0],&quot;; &quot;[&quot;; [.RA26]; &quot;,0],&quot;; &quot;[&quot;; [.RB26]; &quot;,0],&quot;; &quot;[&quot;; [.RC26]; &quot;,0],&quot;; &quot;[&quot;; [.RD26]; &quot;,0]]&quot;)" office:value-type="string" office:string-value="[[67,0],[0,0],[0,0],[0,0],[0,0]]" calcext:value-type="string">
            <text:p>[[67,0],[0,0],[0,0],[0,0],[0,0]]</text:p>
          </table:table-cell>
          <table:table-cell/>
          <table:table-cell table:style-name="ce15" table:formula="of:=[.RF14]" office:value-type="float" office:value="68" calcext:value-type="float">
            <text:p>6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G26]; &quot;,0],&quot;; &quot;[&quot;; [.RH26]; &quot;,0],&quot;; &quot;[&quot;; [.RI26]; &quot;,0],&quot;; &quot;[&quot;; [.RJ26]; &quot;,0],&quot;; &quot;[&quot;; [.RK26]; &quot;,0]]&quot;)" office:value-type="string" office:string-value="[[68,0],[0,0],[0,0],[0,0],[0,0]]" calcext:value-type="string">
            <text:p>[[68,0],[0,0],[0,0],[0,0],[0,0]]</text:p>
          </table:table-cell>
          <table:table-cell/>
          <table:table-cell table:style-name="ce15" table:formula="of:=[.RM14]" office:value-type="float" office:value="69" calcext:value-type="float">
            <text:p>6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N26]; &quot;,0],&quot;; &quot;[&quot;; [.RO26]; &quot;,0],&quot;; &quot;[&quot;; [.RP26]; &quot;,0],&quot;; &quot;[&quot;; [.RQ26]; &quot;,0],&quot;; &quot;[&quot;; [.RR26]; &quot;,0]]&quot;)" office:value-type="string" office:string-value="[[69,0],[0,0],[0,0],[0,0],[0,0]]" calcext:value-type="string">
            <text:p>[[69,0],[0,0],[0,0],[0,0],[0,0]]</text:p>
          </table:table-cell>
          <table:table-cell/>
          <table:table-cell table:style-name="ce15" table:formula="of:=[.RT14]"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RU26]; &quot;,0],&quot;; &quot;[&quot;; [.RV26]; &quot;,0],&quot;; &quot;[&quot;; [.RW26]; &quot;,0],&quot;; &quot;[&quot;; [.RX26]; &quot;,0],&quot;; &quot;[&quot;; [.RY26]; &quot;,0]]&quot;)" office:value-type="string" office:string-value="[[70,0],[0,0],[0,0],[0,0],[0,0]]" calcext:value-type="string">
            <text:p>[[70,0],[0,0],[0,0],[0,0],[0,0]]</text:p>
          </table:table-cell>
          <table:table-cell/>
          <table:table-cell table:style-name="ce15" table:formula="of:=[.SA14]" office:value-type="float" office:value="71" calcext:value-type="float">
            <text:p>7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B26]; &quot;,0],&quot;; &quot;[&quot;; [.SC26]; &quot;,0],&quot;; &quot;[&quot;; [.SD26]; &quot;,0],&quot;; &quot;[&quot;; [.SE26]; &quot;,0],&quot;; &quot;[&quot;; [.SF26]; &quot;,0]]&quot;)" office:value-type="string" office:string-value="[[71,0],[0,0],[0,0],[0,0],[0,0]]" calcext:value-type="string">
            <text:p>[[71,0],[0,0],[0,0],[0,0],[0,0]]</text:p>
          </table:table-cell>
          <table:table-cell/>
          <table:table-cell table:style-name="ce15" table:formula="of:=[.SH14]" office:value-type="float" office:value="72" calcext:value-type="float">
            <text:p>7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I26]; &quot;,0],&quot;; &quot;[&quot;; [.SJ26]; &quot;,0],&quot;; &quot;[&quot;; [.SK26]; &quot;,0],&quot;; &quot;[&quot;; [.SL26]; &quot;,0],&quot;; &quot;[&quot;; [.SM26]; &quot;,0]]&quot;)" office:value-type="string" office:string-value="[[72,0],[0,0],[0,0],[0,0],[0,0]]" calcext:value-type="string">
            <text:p>[[72,0],[0,0],[0,0],[0,0],[0,0]]</text:p>
          </table:table-cell>
          <table:table-cell/>
          <table:table-cell table:style-name="ce15" table:formula="of:=[.SO14]"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P26]; &quot;,0],&quot;; &quot;[&quot;; [.SQ26]; &quot;,0],&quot;; &quot;[&quot;; [.SR26]; &quot;,0],&quot;; &quot;[&quot;; [.SS26]; &quot;,0],&quot;; &quot;[&quot;; [.ST26]; &quot;,0]]&quot;)" office:value-type="string" office:string-value="[[73,0],[0,0],[0,0],[0,0],[0,0]]" calcext:value-type="string">
            <text:p>[[73,0],[0,0],[0,0],[0,0],[0,0]]</text:p>
          </table:table-cell>
          <table:table-cell/>
          <table:table-cell table:style-name="ce15" table:formula="of:=[.SV14]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W26]; &quot;,0],&quot;; &quot;[&quot;; [.SX26]; &quot;,0],&quot;; &quot;[&quot;; [.SY26]; &quot;,0],&quot;; &quot;[&quot;; [.SZ26]; &quot;,0],&quot;; &quot;[&quot;; [.TA26]; &quot;,0]]&quot;)" office:value-type="string" office:string-value="[[74,0],[0,0],[0,0],[0,0],[0,0]]" calcext:value-type="string">
            <text:p>[[74,0],[0,0],[0,0],[0,0],[0,0]]</text:p>
          </table:table-cell>
          <table:table-cell/>
          <table:table-cell table:style-name="ce15" table:formula="of:=[.TC14]"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D26]; &quot;,0],&quot;; &quot;[&quot;; [.TE26]; &quot;,0],&quot;; &quot;[&quot;; [.TF26]; &quot;,0],&quot;; &quot;[&quot;; [.TG26]; &quot;,0],&quot;; &quot;[&quot;; [.TH26]; &quot;,0]]&quot;)" office:value-type="string" office:string-value="[[75,0],[0,0],[0,0],[0,0],[0,0]]" calcext:value-type="string">
            <text:p>[[75,0],[0,0],[0,0],[0,0],[0,0]]</text:p>
          </table:table-cell>
          <table:table-cell/>
          <table:table-cell table:style-name="ce15" table:formula="of:=[.TJ14]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K26]; &quot;,0],&quot;; &quot;[&quot;; [.TL26]; &quot;,0],&quot;; &quot;[&quot;; [.TM26]; &quot;,0],&quot;; &quot;[&quot;; [.TN26]; &quot;,0],&quot;; &quot;[&quot;; [.TO26]; &quot;,0]]&quot;)" office:value-type="string" office:string-value="[[76,0],[0,0],[0,0],[0,0],[0,0]]" calcext:value-type="string">
            <text:p>[[76,0],[0,0],[0,0],[0,0],[0,0]]</text:p>
          </table:table-cell>
          <table:table-cell/>
          <table:table-cell table:style-name="ce15" table:formula="of:=[.TQ14]"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R26]; &quot;,0],&quot;; &quot;[&quot;; [.TS26]; &quot;,0],&quot;; &quot;[&quot;; [.TT26]; &quot;,0],&quot;; &quot;[&quot;; [.TU26]; &quot;,0],&quot;; &quot;[&quot;; [.TV26]; &quot;,0]]&quot;)" office:value-type="string" office:string-value="[[77,0],[0,0],[0,0],[0,0],[0,0]]" calcext:value-type="string">
            <text:p>[[77,0],[0,0],[0,0],[0,0],[0,0]]</text:p>
          </table:table-cell>
          <table:table-cell/>
          <table:table-cell table:style-name="ce15" table:formula="of:=[.TX14]"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Y26]; &quot;,0],&quot;; &quot;[&quot;; [.TZ26]; &quot;,0],&quot;; &quot;[&quot;; [.UA26]; &quot;,0],&quot;; &quot;[&quot;; [.UB26]; &quot;,0],&quot;; &quot;[&quot;; [.UC26]; &quot;,0]]&quot;)" office:value-type="string" office:string-value="[[78,0],[0,0],[0,0],[0,0],[0,0]]" calcext:value-type="string">
            <text:p>[[78,0],[0,0],[0,0],[0,0],[0,0]]</text:p>
          </table:table-cell>
          <table:table-cell/>
          <table:table-cell table:style-name="ce15" table:formula="of:=[.UE14]"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F26]; &quot;,0],&quot;; &quot;[&quot;; [.UG26]; &quot;,0],&quot;; &quot;[&quot;; [.UH26]; &quot;,0],&quot;; &quot;[&quot;; [.UI26]; &quot;,0],&quot;; &quot;[&quot;; [.UJ26]; &quot;,0]]&quot;)" office:value-type="string" office:string-value="[[79,0],[0,0],[0,0],[0,0],[0,0]]" calcext:value-type="string">
            <text:p>[[79,0],[0,0],[0,0],[0,0],[0,0]]</text:p>
          </table:table-cell>
          <table:table-cell/>
          <table:table-cell table:style-name="ce15" table:formula="of:=[.UL14]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M26]; &quot;,0],&quot;; &quot;[&quot;; [.UN26]; &quot;,0],&quot;; &quot;[&quot;; [.UO26]; &quot;,0],&quot;; &quot;[&quot;; [.UP26]; &quot;,0],&quot;; &quot;[&quot;; [.UQ26]; &quot;,0]]&quot;)" office:value-type="string" office:string-value="[[80,0],[0,0],[0,0],[0,0],[0,0]]" calcext:value-type="string">
            <text:p>[[80,0],[0,0],[0,0],[0,0],[0,0]]</text:p>
          </table:table-cell>
          <table:table-cell/>
          <table:table-cell table:style-name="ce15" table:formula="of:=[.US14]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T26]; &quot;,0],&quot;; &quot;[&quot;; [.UU26]; &quot;,0],&quot;; &quot;[&quot;; [.UV26]; &quot;,0],&quot;; &quot;[&quot;; [.UW26]; &quot;,0],&quot;; &quot;[&quot;; [.UX26]; &quot;,0]]&quot;)" office:value-type="string" office:string-value="[[81,0],[0,0],[0,0],[0,0],[0,0]]" calcext:value-type="string">
            <text:p>[[81,0],[0,0],[0,0],[0,0],[0,0]]</text:p>
          </table:table-cell>
          <table:table-cell/>
          <table:table-cell table:style-name="ce15" table:formula="of:=[.UZ14]"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A26]; &quot;,0],&quot;; &quot;[&quot;; [.VB26]; &quot;,0],&quot;; &quot;[&quot;; [.VC26]; &quot;,0],&quot;; &quot;[&quot;; [.VD26]; &quot;,0],&quot;; &quot;[&quot;; [.VE26]; &quot;,0]]&quot;)" office:value-type="string" office:string-value="[[82,0],[0,0],[0,0],[0,0],[0,0]]" calcext:value-type="string">
            <text:p>[[82,0],[0,0],[0,0],[0,0],[0,0]]</text:p>
          </table:table-cell>
          <table:table-cell/>
          <table:table-cell table:style-name="ce15" table:formula="of:=[.VG14]"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VH26]; &quot;,0],&quot;; &quot;[&quot;; [.VI26]; &quot;,0],&quot;; &quot;[&quot;; [.VJ26]; &quot;,0],&quot;; &quot;[&quot;; [.VK26]; &quot;,0],&quot;; &quot;[&quot;; [.VL26]; &quot;,0]]&quot;)" office:value-type="string" office:string-value="[[83,0],[81,0],[0,0],[0,0],[0,0]]" calcext:value-type="string">
            <text:p>[[83,0],[81,0],[0,0],[0,0],[0,0]]</text:p>
          </table:table-cell>
          <table:table-cell/>
          <table:table-cell table:style-name="ce15" table:formula="of:=[.VN14]"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VO26]; &quot;,0],&quot;; &quot;[&quot;; [.VP26]; &quot;,0],&quot;; &quot;[&quot;; [.VQ26]; &quot;,0],&quot;; &quot;[&quot;; [.VR26]; &quot;,0],&quot;; &quot;[&quot;; [.VS26]; &quot;,0]]&quot;)" office:value-type="string" office:string-value="[[84,0],[50,0],[80,0],[0,0],[0,0]]" calcext:value-type="string">
            <text:p>[[84,0],[50,0],[80,0],[0,0],[0,0]]</text:p>
          </table:table-cell>
          <table:table-cell/>
          <table:table-cell table:style-name="ce15" table:formula="of:=[.VU14]" office:value-type="float" office:value="85" calcext:value-type="float">
            <text:p>85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CONCATENATE(&quot;[[&quot;; [.VV26]; &quot;,0],&quot;; &quot;[&quot;; [.VW26]; &quot;,0],&quot;; &quot;[&quot;; [.VX26]; &quot;,0],&quot;; &quot;[&quot;; [.VY26]; &quot;,0],&quot;; &quot;[&quot;; [.VZ26]; &quot;,0]]&quot;)" office:value-type="string" office:string-value="[[85,0],[49,0],[51,0],[79,0],[0,0]]" calcext:value-type="string">
            <text:p>[[85,0],[49,0],[51,0],[79,0],[0,0]]</text:p>
          </table:table-cell>
          <table:table-cell/>
          <table:table-cell table:style-name="ce15" table:formula="of:=[.WB14]" office:value-type="float" office:value="86" calcext:value-type="float">
            <text:p>86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78" calcext:value-type="float">
            <text:p>78</text:p>
          </table:table-cell>
          <table:table-cell table:formula="of:=CONCATENATE(&quot;[[&quot;; [.WC26]; &quot;,0],&quot;; &quot;[&quot;; [.WD26]; &quot;,0],&quot;; &quot;[&quot;; [.WE26]; &quot;,0],&quot;; &quot;[&quot;; [.WF26]; &quot;,0],&quot;; &quot;[&quot;; [.WG26]; &quot;,0]]&quot;)" office:value-type="string" office:string-value="[[86,0],[48,0],[26,0],[52,0],[78,0]]" calcext:value-type="string">
            <text:p>[[86,0],[48,0],[26,0],[52,0],[78,0]]</text:p>
          </table:table-cell>
          <table:table-cell/>
          <table:table-cell table:style-name="ce15" table:formula="of:=[.WI14]"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CONCATENATE(&quot;[[&quot;; [.WJ26]; &quot;,0],&quot;; &quot;[&quot;; [.WK26]; &quot;,0],&quot;; &quot;[&quot;; [.WL26]; &quot;,0],&quot;; &quot;[&quot;; [.WM26]; &quot;,0],&quot;; &quot;[&quot;; [.WN26]; &quot;,0]]&quot;)" office:value-type="string" office:string-value="[[87,0],[47,0],[27,0],[25,0],[53,0]]" calcext:value-type="string">
            <text:p>[[87,0],[47,0],[27,0],[25,0],[53,0]]</text:p>
          </table:table-cell>
          <table:table-cell/>
          <table:table-cell table:style-name="ce15" table:formula="of:=[.WP14]"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CONCATENATE(&quot;[[&quot;; [.WQ26]; &quot;,0],&quot;; &quot;[&quot;; [.WR26]; &quot;,0],&quot;; &quot;[&quot;; [.WS26]; &quot;,0],&quot;; &quot;[&quot;; [.WT26]; &quot;,0],&quot;; &quot;[&quot;; [.WU26]; &quot;,0]]&quot;)" office:value-type="string" office:string-value="[[88,0],[46,0],[48,0],[10,0],[24,0]]" calcext:value-type="string">
            <text:p>[[88,0],[46,0],[48,0],[10,0],[24,0]]</text:p>
          </table:table-cell>
          <table:table-cell/>
          <table:table-cell table:style-name="ce15" table:formula="of:=[.WW14]" office:value-type="float" office:value="89" calcext:value-type="float">
            <text:p>89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CONCATENATE(&quot;[[&quot;; [.WX26]; &quot;,0],&quot;; &quot;[&quot;; [.WY26]; &quot;,0],&quot;; &quot;[&quot;; [.WZ26]; &quot;,0],&quot;; &quot;[&quot;; [.XA26]; &quot;,0],&quot;; &quot;[&quot;; [.XB26]; &quot;,0]]&quot;)" office:value-type="string" office:string-value="[[89,0],[45,0],[29,0],[9,0],[11,0]]" calcext:value-type="string">
            <text:p>[[89,0],[45,0],[29,0],[9,0],[11,0]]</text:p>
          </table:table-cell>
          <table:table-cell/>
          <table:table-cell table:style-name="ce15" table:formula="of:=[.XD14]" office:value-type="float" office:value="90" calcext:value-type="float">
            <text:p>90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NCATENATE(&quot;[[&quot;; [.XE26]; &quot;,0],&quot;; &quot;[&quot;; [.XF26]; &quot;,0],&quot;; &quot;[&quot;; [.XG26]; &quot;,0],&quot;; &quot;[&quot;; [.XH26]; &quot;,0],&quot;; &quot;[&quot;; [.XI26]; &quot;,0]]&quot;)" office:value-type="string" office:string-value="[[90,0],[44,0],[30,0],[8,0],[2,0]]" calcext:value-type="string">
            <text:p>[[90,0],[44,0],[30,0],[8,0],[2,0]]</text:p>
          </table:table-cell>
          <table:table-cell/>
          <table:table-cell table:style-name="ce15" table:formula="of:=[.XK14]"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&quot;[[&quot;; [.XL26]; &quot;,0],&quot;; &quot;[&quot;; [.XM26]; &quot;,0],&quot;; &quot;[&quot;; [.XN26]; &quot;,0],&quot;; &quot;[&quot;; [.XO26]; &quot;,0],&quot;; &quot;[&quot;; [.XP26]; &quot;,0]]&quot;)" office:value-type="string" office:string-value="[[91,0],[43,0],[31,0],[7,0],[3,0]]" calcext:value-type="string">
            <text:p>[[91,0],[43,0],[31,0],[7,0],[3,0]]</text:p>
          </table:table-cell>
          <table:table-cell/>
          <table:table-cell table:style-name="ce15" table:formula="of:=[.XR14]" office:value-type="float" office:value="92" calcext:value-type="float">
            <text:p>92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NCATENATE(&quot;[[&quot;; [.XS26]; &quot;,0],&quot;; &quot;[&quot;; [.XT26]; &quot;,0],&quot;; &quot;[&quot;; [.XU26]; &quot;,0],&quot;; &quot;[&quot;; [.XV26]; &quot;,0],&quot;; &quot;[&quot;; [.XW26]; &quot;,0]]&quot;)" office:value-type="string" office:string-value="[[92,0],[42,0],[32,0],[6,0],[4,0]]" calcext:value-type="string">
            <text:p>[[92,0],[42,0],[32,0],[6,0],[4,0]]</text:p>
          </table:table-cell>
          <table:table-cell/>
          <table:table-cell table:style-name="ce15" table:formula="of:=[.XY14]" office:value-type="float" office:value="93" calcext:value-type="float">
            <text:p>93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NCATENATE(&quot;[[&quot;; [.XZ26]; &quot;,0],&quot;; &quot;[&quot;; [.YA26]; &quot;,0],&quot;; &quot;[&quot;; [.YB26]; &quot;,0],&quot;; &quot;[&quot;; [.YC26]; &quot;,0],&quot;; &quot;[&quot;; [.YD26]; &quot;,0]]&quot;)" office:value-type="string" office:string-value="[[93,0],[41,0],[33,0],[5,0],[15,0]]" calcext:value-type="string">
            <text:p>[[93,0],[41,0],[33,0],[5,0],[15,0]]</text:p>
          </table:table-cell>
          <table:table-cell/>
          <table:table-cell table:style-name="ce15" table:formula="of:=[.YF14]"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CONCATENATE(&quot;[[&quot;; [.YG26]; &quot;,0],&quot;; &quot;[&quot;; [.YH26]; &quot;,0],&quot;; &quot;[&quot;; [.YI26]; &quot;,0],&quot;; &quot;[&quot;; [.YJ26]; &quot;,0],&quot;; &quot;[&quot;; [.YK26]; &quot;,0]]&quot;)" office:value-type="string" office:string-value="[[94,0],[40,0],[34,0],[16,0],[18,0]]" calcext:value-type="string">
            <text:p>[[94,0],[40,0],[34,0],[16,0],[18,0]]</text:p>
          </table:table-cell>
          <table:table-cell/>
          <table:table-cell table:style-name="ce15" table:formula="of:=[.YM14]" office:value-type="float" office:value="95" calcext:value-type="float">
            <text:p>95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61" calcext:value-type="float">
            <text:p>61</text:p>
          </table:table-cell>
          <table:table-cell table:formula="of:=CONCATENATE(&quot;[[&quot;; [.YN26]; &quot;,0],&quot;; &quot;[&quot;; [.YO26]; &quot;,0],&quot;; &quot;[&quot;; [.YP26]; &quot;,0],&quot;; &quot;[&quot;; [.YQ26]; &quot;,0],&quot;; &quot;[&quot;; [.YR26]; &quot;,0]]&quot;)" office:value-type="string" office:string-value="[[95,0],[39,0],[35,0],[17,0],[61,0]]" calcext:value-type="string">
            <text:p>[[95,0],[39,0],[35,0],[17,0],[61,0]]</text:p>
          </table:table-cell>
          <table:table-cell/>
          <table:table-cell table:style-name="ce15" table:formula="of:=[.YT14]"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table:formula="of:=CONCATENATE(&quot;[[&quot;; [.YU26]; &quot;,0],&quot;; &quot;[&quot;; [.YV26]; &quot;,0],&quot;; &quot;[&quot;; [.YW26]; &quot;,0],&quot;; &quot;[&quot;; [.YX26]; &quot;,0],&quot;; &quot;[&quot;; [.YY26]; &quot;,0]]&quot;)" office:value-type="string" office:string-value="[[96,0],[38,0],[36,0],[62,0],[68,0]]" calcext:value-type="string">
            <text:p>[[96,0],[38,0],[36,0],[62,0],[68,0]]</text:p>
          </table:table-cell>
          <table:table-cell/>
          <table:table-cell table:style-name="ce15" table:formula="of:=[.ZA14]"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CONCATENATE(&quot;[[&quot;; [.ZB26]; &quot;,0],&quot;; &quot;[&quot;; [.ZC26]; &quot;,0],&quot;; &quot;[&quot;; [.ZD26]; &quot;,0],&quot;; &quot;[&quot;; [.ZE26]; &quot;,0],&quot;; &quot;[&quot;; [.ZF26]; &quot;,0]]&quot;)" office:value-type="string" office:string-value="[[97,0],[37,0],[63,0],[67,0],[0,0]]" calcext:value-type="string">
            <text:p>[[97,0],[37,0],[63,0],[67,0],[0,0]]</text:p>
          </table:table-cell>
          <table:table-cell/>
          <table:table-cell table:style-name="ce15" table:formula="of:=[.ZH14]"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ZI26]; &quot;,0],&quot;; &quot;[&quot;; [.ZJ26]; &quot;,0],&quot;; &quot;[&quot;; [.ZK26]; &quot;,0],&quot;; &quot;[&quot;; [.ZL26]; &quot;,0],&quot;; &quot;[&quot;; [.ZM26]; &quot;,0]]&quot;)" office:value-type="string" office:string-value="[[98,0],[64,0],[66,0],[0,0],[0,0]]" calcext:value-type="string">
            <text:p>[[98,0],[64,0],[66,0],[0,0],[0,0]]</text:p>
          </table:table-cell>
          <table:table-cell/>
          <table:table-cell table:style-name="ce15" table:formula="of:=[.ZO14]" office:value-type="float" office:value="99" calcext:value-type="float">
            <text:p>99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ZP26]; &quot;,0],&quot;; &quot;[&quot;; [.ZQ26]; &quot;,0],&quot;; &quot;[&quot;; [.ZR26]; &quot;,0],&quot;; &quot;[&quot;; [.ZS26]; &quot;,0],&quot;; &quot;[&quot;; [.ZT26]; &quot;,0]]&quot;)" office:value-type="string" office:string-value="[[99,0],[65,0],[0,0],[0,0],[0,0]]" calcext:value-type="string">
            <text:p>[[99,0],[65,0],[0,0],[0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,1,13,21,5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F26]" office:value-type="float" office:value="1" calcext:value-type="float">
            <text:p>1</text:p>
          </table:table-cell>
          <table:table-cell table:formula="of:=[.G26]" office:value-type="float" office:value="13" calcext:value-type="float">
            <text:p>13</text:p>
          </table:table-cell>
          <table:table-cell table:formula="of:=[.H26]" office:value-type="float" office:value="21" calcext:value-type="float">
            <text:p>21</text:p>
          </table:table-cell>
          <table:table-cell table:formula="of:=[.I26]" office:value-type="float" office:value="57" calcext:value-type="float">
            <text:p>57</text:p>
          </table:table-cell>
          <table:table-cell table:formula="of:=CONCATENATE(&quot;[[&quot;; [.F27]; &quot;,0],&quot;; &quot;[&quot;; [.G27]; &quot;,0],&quot;; &quot;[&quot;; [.H27]; &quot;,0],&quot;; &quot;[&quot;; [.I27]; &quot;,0],&quot;; &quot;[&quot;; [.J27]; &quot;,0]]&quot;)" office:value-type="string" office:string-value="[[3,0],[1,0],[13,0],[21,0],[57,0]]" calcext:value-type="string">
            <text:p>[[3,0],[1,0],[13,0],[21,0],[57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26]" office:value-type="float" office:value="2" calcext:value-type="float">
            <text:p>2</text:p>
          </table:table-cell>
          <table:table-cell table:formula="of:=[.N26]" office:value-type="float" office:value="12" calcext:value-type="float">
            <text:p>12</text:p>
          </table:table-cell>
          <table:table-cell table:formula="of:=[.O26]" office:value-type="float" office:value="22" calcext:value-type="float">
            <text:p>22</text:p>
          </table:table-cell>
          <table:table-cell table:formula="of:=[.P26]" office:value-type="float" office:value="56" calcext:value-type="float">
            <text:p>56</text:p>
          </table:table-cell>
          <table:table-cell table:formula="of:=CONCATENATE(&quot;[[&quot;; [.M27]; &quot;,0],&quot;; &quot;[&quot;; [.N27]; &quot;,0],&quot;; &quot;[&quot;; [.O27]; &quot;,0],&quot;; &quot;[&quot;; [.P27]; &quot;,0],&quot;; &quot;[&quot;; [.Q27]; &quot;,0]]&quot;)" office:value-type="string" office:string-value="[[8,0],[2,0],[12,0],[22,0],[56,0]]" calcext:value-type="string">
            <text:p>[[8,0],[2,0],[12,0],[22,0],[56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T26]" office:value-type="float" office:value="3" calcext:value-type="float">
            <text:p>3</text:p>
          </table:table-cell>
          <table:table-cell table:formula="of:=[.U26]" office:value-type="float" office:value="1" calcext:value-type="float">
            <text:p>1</text:p>
          </table:table-cell>
          <table:table-cell table:formula="of:=[.V26]" office:value-type="float" office:value="13" calcext:value-type="float">
            <text:p>13</text:p>
          </table:table-cell>
          <table:table-cell table:formula="of:=[.W26]" office:value-type="float" office:value="21" calcext:value-type="float">
            <text:p>21</text:p>
          </table:table-cell>
          <table:table-cell table:formula="of:=CONCATENATE(&quot;[[&quot;; [.T27]; &quot;,0],&quot;; &quot;[&quot;; [.U27]; &quot;,0],&quot;; &quot;[&quot;; [.V27]; &quot;,0],&quot;; &quot;[&quot;; [.W27]; &quot;,0],&quot;; &quot;[&quot;; [.X27]; &quot;,0]]&quot;)" office:value-type="string" office:string-value="[[7,0],[3,0],[1,0],[13,0],[21,0]]" calcext:value-type="string">
            <text:p>[[7,0],[3,0],[1,0],[13,0],[21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AA26]" office:value-type="float" office:value="4" calcext:value-type="float">
            <text:p>4</text:p>
          </table:table-cell>
          <table:table-cell table:formula="of:=[.AB26]" office:value-type="float" office:value="14" calcext:value-type="float">
            <text:p>14</text:p>
          </table:table-cell>
          <table:table-cell table:formula="of:=[.AC26]" office:value-type="float" office:value="20" calcext:value-type="float">
            <text:p>20</text:p>
          </table:table-cell>
          <table:table-cell table:formula="of:=[.AD26]" office:value-type="float" office:value="58" calcext:value-type="float">
            <text:p>58</text:p>
          </table:table-cell>
          <table:table-cell table:formula="of:=CONCATENATE(&quot;[[&quot;; [.AA27]; &quot;,0],&quot;; &quot;[&quot;; [.AB27]; &quot;,0],&quot;; &quot;[&quot;; [.AC27]; &quot;,0],&quot;; &quot;[&quot;; [.AD27]; &quot;,0],&quot;; &quot;[&quot;; [.AE27]; &quot;,0]]&quot;)" office:value-type="string" office:string-value="[[6,0],[4,0],[14,0],[20,0],[58,0]]" calcext:value-type="string">
            <text:p>[[6,0],[4,0],[14,0],[20,0],[58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H26]" office:value-type="float" office:value="5" calcext:value-type="float">
            <text:p>5</text:p>
          </table:table-cell>
          <table:table-cell table:formula="of:=[.AI26]" office:value-type="float" office:value="15" calcext:value-type="float">
            <text:p>15</text:p>
          </table:table-cell>
          <table:table-cell table:formula="of:=[.AJ26]" office:value-type="float" office:value="19" calcext:value-type="float">
            <text:p>19</text:p>
          </table:table-cell>
          <table:table-cell table:formula="of:=[.AK26]" office:value-type="float" office:value="59" calcext:value-type="float">
            <text:p>59</text:p>
          </table:table-cell>
          <table:table-cell table:formula="of:=CONCATENATE(&quot;[[&quot;; [.AH27]; &quot;,0],&quot;; &quot;[&quot;; [.AI27]; &quot;,0],&quot;; &quot;[&quot;; [.AJ27]; &quot;,0],&quot;; &quot;[&quot;; [.AK27]; &quot;,0],&quot;; &quot;[&quot;; [.AL27]; &quot;,0]]&quot;)" office:value-type="string" office:string-value="[[33,0],[5,0],[15,0],[19,0],[59,0]]" calcext:value-type="string">
            <text:p>[[33,0],[5,0],[15,0],[19,0],[59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O26]" office:value-type="float" office:value="6" calcext:value-type="float">
            <text:p>6</text:p>
          </table:table-cell>
          <table:table-cell table:formula="of:=[.AP26]" office:value-type="float" office:value="4" calcext:value-type="float">
            <text:p>4</text:p>
          </table:table-cell>
          <table:table-cell table:formula="of:=[.AQ26]" office:value-type="float" office:value="14" calcext:value-type="float">
            <text:p>14</text:p>
          </table:table-cell>
          <table:table-cell table:formula="of:=[.AR26]" office:value-type="float" office:value="20" calcext:value-type="float">
            <text:p>20</text:p>
          </table:table-cell>
          <table:table-cell table:formula="of:=CONCATENATE(&quot;[[&quot;; [.AO27]; &quot;,0],&quot;; &quot;[&quot;; [.AP27]; &quot;,0],&quot;; &quot;[&quot;; [.AQ27]; &quot;,0],&quot;; &quot;[&quot;; [.AR27]; &quot;,0],&quot;; &quot;[&quot;; [.AS27]; &quot;,0]]&quot;)" office:value-type="string" office:string-value="[[32,0],[6,0],[4,0],[14,0],[20,0]]" calcext:value-type="string">
            <text:p>[[32,0],[6,0],[4,0],[14,0],[20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AV26]" office:value-type="float" office:value="7" calcext:value-type="float">
            <text:p>7</text:p>
          </table:table-cell>
          <table:table-cell table:formula="of:=[.AW26]" office:value-type="float" office:value="3" calcext:value-type="float">
            <text:p>3</text:p>
          </table:table-cell>
          <table:table-cell table:formula="of:=[.AX26]" office:value-type="float" office:value="1" calcext:value-type="float">
            <text:p>1</text:p>
          </table:table-cell>
          <table:table-cell table:formula="of:=[.AY26]" office:value-type="float" office:value="13" calcext:value-type="float">
            <text:p>13</text:p>
          </table:table-cell>
          <table:table-cell table:formula="of:=CONCATENATE(&quot;[[&quot;; [.AV27]; &quot;,0],&quot;; &quot;[&quot;; [.AW27]; &quot;,0],&quot;; &quot;[&quot;; [.AX27]; &quot;,0],&quot;; &quot;[&quot;; [.AY27]; &quot;,0],&quot;; &quot;[&quot;; [.AZ27]; &quot;,0]]&quot;)" office:value-type="string" office:string-value="[[31,0],[7,0],[3,0],[1,0],[13,0]]" calcext:value-type="string">
            <text:p>[[31,0],[7,0],[3,0],[1,0],[13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BC26]" office:value-type="float" office:value="8" calcext:value-type="float">
            <text:p>8</text:p>
          </table:table-cell>
          <table:table-cell table:formula="of:=[.BD26]" office:value-type="float" office:value="2" calcext:value-type="float">
            <text:p>2</text:p>
          </table:table-cell>
          <table:table-cell table:formula="of:=[.BE26]" office:value-type="float" office:value="12" calcext:value-type="float">
            <text:p>12</text:p>
          </table:table-cell>
          <table:table-cell table:formula="of:=[.BF26]" office:value-type="float" office:value="22" calcext:value-type="float">
            <text:p>22</text:p>
          </table:table-cell>
          <table:table-cell table:formula="of:=CONCATENATE(&quot;[[&quot;; [.BC27]; &quot;,0],&quot;; &quot;[&quot;; [.BD27]; &quot;,0],&quot;; &quot;[&quot;; [.BE27]; &quot;,0],&quot;; &quot;[&quot;; [.BF27]; &quot;,0],&quot;; &quot;[&quot;; [.BG27]; &quot;,0]]&quot;)" office:value-type="string" office:string-value="[[30,0],[8,0],[2,0],[12,0],[22,0]]" calcext:value-type="string">
            <text:p>[[30,0],[8,0],[2,0],[12,0],[22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J26]" office:value-type="float" office:value="9" calcext:value-type="float">
            <text:p>9</text:p>
          </table:table-cell>
          <table:table-cell table:formula="of:=[.BK26]" office:value-type="float" office:value="11" calcext:value-type="float">
            <text:p>11</text:p>
          </table:table-cell>
          <table:table-cell table:formula="of:=[.BL26]" office:value-type="float" office:value="23" calcext:value-type="float">
            <text:p>23</text:p>
          </table:table-cell>
          <table:table-cell table:formula="of:=[.BM26]" office:value-type="float" office:value="55" calcext:value-type="float">
            <text:p>55</text:p>
          </table:table-cell>
          <table:table-cell table:formula="of:=CONCATENATE(&quot;[[&quot;; [.BJ27]; &quot;,0],&quot;; &quot;[&quot;; [.BK27]; &quot;,0],&quot;; &quot;[&quot;; [.BL27]; &quot;,0],&quot;; &quot;[&quot;; [.BM27]; &quot;,0],&quot;; &quot;[&quot;; [.BN27]; &quot;,0]]&quot;)" office:value-type="string" office:string-value="[[29,0],[9,0],[11,0],[23,0],[55,0]]" calcext:value-type="string">
            <text:p>[[29,0],[9,0],[11,0],[23,0],[55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BQ26]" office:value-type="float" office:value="10" calcext:value-type="float">
            <text:p>10</text:p>
          </table:table-cell>
          <table:table-cell table:formula="of:=[.BR26]" office:value-type="float" office:value="24" calcext:value-type="float">
            <text:p>24</text:p>
          </table:table-cell>
          <table:table-cell table:formula="of:=[.BS26]" office:value-type="float" office:value="54" calcext:value-type="float">
            <text:p>54</text:p>
          </table:table-cell>
          <table:table-cell table:formula="of:=[.BT26]" office:value-type="float" office:value="76" calcext:value-type="float">
            <text:p>76</text:p>
          </table:table-cell>
          <table:table-cell table:formula="of:=CONCATENATE(&quot;[[&quot;; [.BQ27]; &quot;,0],&quot;; &quot;[&quot;; [.BR27]; &quot;,0],&quot;; &quot;[&quot;; [.BS27]; &quot;,0],&quot;; &quot;[&quot;; [.BT27]; &quot;,0],&quot;; &quot;[&quot;; [.BU27]; &quot;,0]]&quot;)" office:value-type="string" office:string-value="[[28,0],[10,0],[24,0],[54,0],[76,0]]" calcext:value-type="string">
            <text:p>[[28,0],[10,0],[24,0],[54,0],[76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BX26]" office:value-type="float" office:value="11" calcext:value-type="float">
            <text:p>11</text:p>
          </table:table-cell>
          <table:table-cell table:formula="of:=[.BY26]" office:value-type="float" office:value="23" calcext:value-type="float">
            <text:p>23</text:p>
          </table:table-cell>
          <table:table-cell table:formula="of:=[.BZ26]" office:value-type="float" office:value="55" calcext:value-type="float">
            <text:p>55</text:p>
          </table:table-cell>
          <table:table-cell table:formula="of:=[.CA26]" office:value-type="float" office:value="75" calcext:value-type="float">
            <text:p>75</text:p>
          </table:table-cell>
          <table:table-cell table:formula="of:=CONCATENATE(&quot;[[&quot;; [.BX27]; &quot;,0],&quot;; &quot;[&quot;; [.BY27]; &quot;,0],&quot;; &quot;[&quot;; [.BZ27]; &quot;,0],&quot;; &quot;[&quot;; [.CA27]; &quot;,0],&quot;; &quot;[&quot;; [.CB27]; &quot;,0]]&quot;)" office:value-type="string" office:string-value="[[9,0],[11,0],[23,0],[55,0],[75,0]]" calcext:value-type="string">
            <text:p>[[9,0],[11,0],[23,0],[55,0],[75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E26]" office:value-type="float" office:value="12" calcext:value-type="float">
            <text:p>12</text:p>
          </table:table-cell>
          <table:table-cell table:formula="of:=[.CF26]" office:value-type="float" office:value="22" calcext:value-type="float">
            <text:p>22</text:p>
          </table:table-cell>
          <table:table-cell table:formula="of:=[.CG26]" office:value-type="float" office:value="56" calcext:value-type="float">
            <text:p>56</text:p>
          </table:table-cell>
          <table:table-cell table:formula="of:=[.CH26]" office:value-type="float" office:value="74" calcext:value-type="float">
            <text:p>74</text:p>
          </table:table-cell>
          <table:table-cell table:formula="of:=CONCATENATE(&quot;[[&quot;; [.CE27]; &quot;,0],&quot;; &quot;[&quot;; [.CF27]; &quot;,0],&quot;; &quot;[&quot;; [.CG27]; &quot;,0],&quot;; &quot;[&quot;; [.CH27]; &quot;,0],&quot;; &quot;[&quot;; [.CI27]; &quot;,0]]&quot;)" office:value-type="string" office:string-value="[[2,0],[12,0],[22,0],[56,0],[74,0]]" calcext:value-type="string">
            <text:p>[[2,0],[12,0],[22,0],[56,0],[74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L26]" office:value-type="float" office:value="13" calcext:value-type="float">
            <text:p>13</text:p>
          </table:table-cell>
          <table:table-cell table:formula="of:=[.CM26]" office:value-type="float" office:value="21" calcext:value-type="float">
            <text:p>21</text:p>
          </table:table-cell>
          <table:table-cell table:formula="of:=[.CN26]" office:value-type="float" office:value="57" calcext:value-type="float">
            <text:p>57</text:p>
          </table:table-cell>
          <table:table-cell table:formula="of:=[.CO26]" office:value-type="float" office:value="73" calcext:value-type="float">
            <text:p>73</text:p>
          </table:table-cell>
          <table:table-cell table:formula="of:=CONCATENATE(&quot;[[&quot;; [.CL27]; &quot;,0],&quot;; &quot;[&quot;; [.CM27]; &quot;,0],&quot;; &quot;[&quot;; [.CN27]; &quot;,0],&quot;; &quot;[&quot;; [.CO27]; &quot;,0],&quot;; &quot;[&quot;; [.CP27]; &quot;,0]]&quot;)" office:value-type="string" office:string-value="[[1,0],[13,0],[21,0],[57,0],[73,0]]" calcext:value-type="string">
            <text:p>[[1,0],[13,0],[21,0],[57,0],[73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CS26]" office:value-type="float" office:value="14" calcext:value-type="float">
            <text:p>14</text:p>
          </table:table-cell>
          <table:table-cell table:formula="of:=[.CT26]" office:value-type="float" office:value="20" calcext:value-type="float">
            <text:p>20</text:p>
          </table:table-cell>
          <table:table-cell table:formula="of:=[.CU26]" office:value-type="float" office:value="58" calcext:value-type="float">
            <text:p>58</text:p>
          </table:table-cell>
          <table:table-cell table:formula="of:=[.CV26]" office:value-type="float" office:value="72" calcext:value-type="float">
            <text:p>72</text:p>
          </table:table-cell>
          <table:table-cell table:formula="of:=CONCATENATE(&quot;[[&quot;; [.CS27]; &quot;,0],&quot;; &quot;[&quot;; [.CT27]; &quot;,0],&quot;; &quot;[&quot;; [.CU27]; &quot;,0],&quot;; &quot;[&quot;; [.CV27]; &quot;,0],&quot;; &quot;[&quot;; [.CW27]; &quot;,0]]&quot;)" office:value-type="string" office:string-value="[[4,0],[14,0],[20,0],[58,0],[72,0]]" calcext:value-type="string">
            <text:p>[[4,0],[14,0],[20,0],[58,0],[72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CZ26]" office:value-type="float" office:value="15" calcext:value-type="float">
            <text:p>15</text:p>
          </table:table-cell>
          <table:table-cell table:formula="of:=[.DA26]" office:value-type="float" office:value="19" calcext:value-type="float">
            <text:p>19</text:p>
          </table:table-cell>
          <table:table-cell table:formula="of:=[.DB26]" office:value-type="float" office:value="59" calcext:value-type="float">
            <text:p>59</text:p>
          </table:table-cell>
          <table:table-cell table:formula="of:=[.DC26]" office:value-type="float" office:value="71" calcext:value-type="float">
            <text:p>71</text:p>
          </table:table-cell>
          <table:table-cell table:formula="of:=CONCATENATE(&quot;[[&quot;; [.CZ27]; &quot;,0],&quot;; &quot;[&quot;; [.DA27]; &quot;,0],&quot;; &quot;[&quot;; [.DB27]; &quot;,0],&quot;; &quot;[&quot;; [.DC27]; &quot;,0],&quot;; &quot;[&quot;; [.DD27]; &quot;,0]]&quot;)" office:value-type="string" office:string-value="[[5,0],[15,0],[19,0],[59,0],[71,0]]" calcext:value-type="string">
            <text:p>[[5,0],[15,0],[19,0],[59,0],[71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G26]" office:value-type="float" office:value="16" calcext:value-type="float">
            <text:p>16</text:p>
          </table:table-cell>
          <table:table-cell table:formula="of:=[.DH26]" office:value-type="float" office:value="18" calcext:value-type="float">
            <text:p>18</text:p>
          </table:table-cell>
          <table:table-cell table:formula="of:=[.DI26]" office:value-type="float" office:value="60" calcext:value-type="float">
            <text:p>60</text:p>
          </table:table-cell>
          <table:table-cell table:formula="of:=[.DJ26]" office:value-type="float" office:value="70" calcext:value-type="float">
            <text:p>70</text:p>
          </table:table-cell>
          <table:table-cell table:formula="of:=CONCATENATE(&quot;[[&quot;; [.DG27]; &quot;,0],&quot;; &quot;[&quot;; [.DH27]; &quot;,0],&quot;; &quot;[&quot;; [.DI27]; &quot;,0],&quot;; &quot;[&quot;; [.DJ27]; &quot;,0],&quot;; &quot;[&quot;; [.DK27]; &quot;,0]]&quot;)" office:value-type="string" office:string-value="[[34,0],[16,0],[18,0],[60,0],[70,0]]" calcext:value-type="string">
            <text:p>[[34,0],[16,0],[18,0],[60,0],[70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DN26]" office:value-type="float" office:value="17" calcext:value-type="float">
            <text:p>17</text:p>
          </table:table-cell>
          <table:table-cell table:formula="of:=[.DO26]" office:value-type="float" office:value="61" calcext:value-type="float">
            <text:p>61</text:p>
          </table:table-cell>
          <table:table-cell table:formula="of:=[.DP26]" office:value-type="float" office:value="69" calcext:value-type="float">
            <text:p>69</text:p>
          </table:table-cell>
          <table:table-cell/>
          <table:table-cell table:formula="of:=CONCATENATE(&quot;[[&quot;; [.DN27]; &quot;,0],&quot;; &quot;[&quot;; [.DO27]; &quot;,0],&quot;; &quot;[&quot;; [.DP27]; &quot;,0],&quot;; &quot;[&quot;; [.DQ27]; &quot;,0],&quot;; &quot;[&quot;; [.DR27]; &quot;,0]]&quot;)" office:value-type="string" office:string-value="[[35,0],[17,0],[61,0],[69,0],[,0]]" calcext:value-type="string">
            <text:p>[[35,0],[17,0],[61,0],[69,0],[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DU26]" office:value-type="float" office:value="18" calcext:value-type="float">
            <text:p>18</text:p>
          </table:table-cell>
          <table:table-cell table:formula="of:=[.DV26]" office:value-type="float" office:value="60" calcext:value-type="float">
            <text:p>60</text:p>
          </table:table-cell>
          <table:table-cell table:formula="of:=[.DW26]" office:value-type="float" office:value="70" calcext:value-type="float">
            <text:p>70</text:p>
          </table:table-cell>
          <table:table-cell/>
          <table:table-cell table:formula="of:=CONCATENATE(&quot;[[&quot;; [.DU27]; &quot;,0],&quot;; &quot;[&quot;; [.DV27]; &quot;,0],&quot;; &quot;[&quot;; [.DW27]; &quot;,0],&quot;; &quot;[&quot;; [.DX27]; &quot;,0],&quot;; &quot;[&quot;; [.DY27]; &quot;,0]]&quot;)" office:value-type="string" office:string-value="[[16,0],[18,0],[60,0],[70,0],[,0]]" calcext:value-type="string">
            <text:p>[[16,0],[18,0],[60,0],[70,0],[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EB26]" office:value-type="float" office:value="19" calcext:value-type="float">
            <text:p>19</text:p>
          </table:table-cell>
          <table:table-cell table:formula="of:=[.EC26]" office:value-type="float" office:value="59" calcext:value-type="float">
            <text:p>59</text:p>
          </table:table-cell>
          <table:table-cell table:formula="of:=[.ED26]" office:value-type="float" office:value="71" calcext:value-type="float">
            <text:p>71</text:p>
          </table:table-cell>
          <table:table-cell/>
          <table:table-cell table:formula="of:=CONCATENATE(&quot;[[&quot;; [.EB27]; &quot;,0],&quot;; &quot;[&quot;; [.EC27]; &quot;,0],&quot;; &quot;[&quot;; [.ED27]; &quot;,0],&quot;; &quot;[&quot;; [.EE27]; &quot;,0],&quot;; &quot;[&quot;; [.EF27]; &quot;,0]]&quot;)" office:value-type="string" office:string-value="[[15,0],[19,0],[59,0],[71,0],[,0]]" calcext:value-type="string">
            <text:p>[[15,0],[19,0],[59,0],[71,0],[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EI26]" office:value-type="float" office:value="20" calcext:value-type="float">
            <text:p>20</text:p>
          </table:table-cell>
          <table:table-cell table:formula="of:=[.EJ26]" office:value-type="float" office:value="58" calcext:value-type="float">
            <text:p>58</text:p>
          </table:table-cell>
          <table:table-cell table:formula="of:=[.EK26]" office:value-type="float" office:value="72" calcext:value-type="float">
            <text:p>72</text:p>
          </table:table-cell>
          <table:table-cell/>
          <table:table-cell table:formula="of:=CONCATENATE(&quot;[[&quot;; [.EI27]; &quot;,0],&quot;; &quot;[&quot;; [.EJ27]; &quot;,0],&quot;; &quot;[&quot;; [.EK27]; &quot;,0],&quot;; &quot;[&quot;; [.EL27]; &quot;,0],&quot;; &quot;[&quot;; [.EM27]; &quot;,0]]&quot;)" office:value-type="string" office:string-value="[[14,0],[20,0],[58,0],[72,0],[,0]]" calcext:value-type="string">
            <text:p>[[14,0],[20,0],[58,0],[72,0],[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EP26]" office:value-type="float" office:value="21" calcext:value-type="float">
            <text:p>21</text:p>
          </table:table-cell>
          <table:table-cell table:formula="of:=[.EQ26]" office:value-type="float" office:value="57" calcext:value-type="float">
            <text:p>57</text:p>
          </table:table-cell>
          <table:table-cell table:formula="of:=[.ER26]" office:value-type="float" office:value="73" calcext:value-type="float">
            <text:p>73</text:p>
          </table:table-cell>
          <table:table-cell table:formula="of:=[.ES26]" office:value-type="float" office:value="0" calcext:value-type="float">
            <text:p>0</text:p>
          </table:table-cell>
          <table:table-cell table:formula="of:=CONCATENATE(&quot;[[&quot;; [.EP27]; &quot;,0],&quot;; &quot;[&quot;; [.EQ27]; &quot;,0],&quot;; &quot;[&quot;; [.ER27]; &quot;,0],&quot;; &quot;[&quot;; [.ES27]; &quot;,0],&quot;; &quot;[&quot;; [.ET27]; &quot;,0]]&quot;)" office:value-type="string" office:string-value="[[13,0],[21,0],[57,0],[73,0],[0,0]]" calcext:value-type="string">
            <text:p>[[13,0],[21,0],[57,0],[73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EW26]" office:value-type="float" office:value="22" calcext:value-type="float">
            <text:p>22</text:p>
          </table:table-cell>
          <table:table-cell table:formula="of:=[.EX26]" office:value-type="float" office:value="56" calcext:value-type="float">
            <text:p>56</text:p>
          </table:table-cell>
          <table:table-cell table:formula="of:=[.EY26]" office:value-type="float" office:value="74" calcext:value-type="float">
            <text:p>74</text:p>
          </table:table-cell>
          <table:table-cell/>
          <table:table-cell table:formula="of:=CONCATENATE(&quot;[[&quot;; [.EW27]; &quot;,0],&quot;; &quot;[&quot;; [.EX27]; &quot;,0],&quot;; &quot;[&quot;; [.EY27]; &quot;,0],&quot;; &quot;[&quot;; [.EZ27]; &quot;,0],&quot;; &quot;[&quot;; [.FA27]; &quot;,0]]&quot;)" office:value-type="string" office:string-value="[[12,0],[22,0],[56,0],[74,0],[,0]]" calcext:value-type="string">
            <text:p>[[12,0],[22,0],[56,0],[74,0],[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D26]" office:value-type="float" office:value="23" calcext:value-type="float">
            <text:p>23</text:p>
          </table:table-cell>
          <table:table-cell table:formula="of:=[.FE26]" office:value-type="float" office:value="55" calcext:value-type="float">
            <text:p>55</text:p>
          </table:table-cell>
          <table:table-cell table:formula="of:=[.FF26]" office:value-type="float" office:value="75" calcext:value-type="float">
            <text:p>75</text:p>
          </table:table-cell>
          <table:table-cell/>
          <table:table-cell table:formula="of:=CONCATENATE(&quot;[[&quot;; [.FD27]; &quot;,0],&quot;; &quot;[&quot;; [.FE27]; &quot;,0],&quot;; &quot;[&quot;; [.FF27]; &quot;,0],&quot;; &quot;[&quot;; [.FG27]; &quot;,0],&quot;; &quot;[&quot;; [.FH27]; &quot;,0]]&quot;)" office:value-type="string" office:string-value="[[11,0],[23,0],[55,0],[75,0],[,0]]" calcext:value-type="string">
            <text:p>[[11,0],[23,0],[55,0],[75,0],[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K26]" office:value-type="float" office:value="24" calcext:value-type="float">
            <text:p>24</text:p>
          </table:table-cell>
          <table:table-cell table:formula="of:=[.FL26]" office:value-type="float" office:value="54" calcext:value-type="float">
            <text:p>54</text:p>
          </table:table-cell>
          <table:table-cell table:formula="of:=[.FM26]" office:value-type="float" office:value="76" calcext:value-type="float">
            <text:p>76</text:p>
          </table:table-cell>
          <table:table-cell/>
          <table:table-cell table:formula="of:=CONCATENATE(&quot;[[&quot;; [.FK27]; &quot;,0],&quot;; &quot;[&quot;; [.FL27]; &quot;,0],&quot;; &quot;[&quot;; [.FM27]; &quot;,0],&quot;; &quot;[&quot;; [.FN27]; &quot;,0],&quot;; &quot;[&quot;; [.FO27]; &quot;,0]]&quot;)" office:value-type="string" office:string-value="[[10,0],[24,0],[54,0],[76,0],[,0]]" calcext:value-type="string">
            <text:p>[[10,0],[24,0],[54,0],[76,0],[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FR26]" office:value-type="float" office:value="25" calcext:value-type="float">
            <text:p>25</text:p>
          </table:table-cell>
          <table:table-cell table:formula="of:=[.FS26]" office:value-type="float" office:value="53" calcext:value-type="float">
            <text:p>53</text:p>
          </table:table-cell>
          <table:table-cell table:formula="of:=[.FT26]" office:value-type="float" office:value="77" calcext:value-type="float">
            <text:p>77</text:p>
          </table:table-cell>
          <table:table-cell/>
          <table:table-cell table:formula="of:=CONCATENATE(&quot;[[&quot;; [.FR27]; &quot;,0],&quot;; &quot;[&quot;; [.FS27]; &quot;,0],&quot;; &quot;[&quot;; [.FT27]; &quot;,0],&quot;; &quot;[&quot;; [.FU27]; &quot;,0],&quot;; &quot;[&quot;; [.FV27]; &quot;,0]]&quot;)" office:value-type="string" office:string-value="[[27,0],[25,0],[53,0],[77,0],[,0]]" calcext:value-type="string">
            <text:p>[[27,0],[25,0],[53,0],[77,0],[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FY26]" office:value-type="float" office:value="26" calcext:value-type="float">
            <text:p>26</text:p>
          </table:table-cell>
          <table:table-cell table:formula="of:=[.FZ26]" office:value-type="float" office:value="52" calcext:value-type="float">
            <text:p>52</text:p>
          </table:table-cell>
          <table:table-cell table:formula="of:=[.GA26]" office:value-type="float" office:value="78" calcext:value-type="float">
            <text:p>78</text:p>
          </table:table-cell>
          <table:table-cell table:formula="of:=[.GB26]" office:value-type="float" office:value="0" calcext:value-type="float">
            <text:p>0</text:p>
          </table:table-cell>
          <table:table-cell table:formula="of:=CONCATENATE(&quot;[[&quot;; [.FY27]; &quot;,0],&quot;; &quot;[&quot;; [.FZ27]; &quot;,0],&quot;; &quot;[&quot;; [.GA27]; &quot;,0],&quot;; &quot;[&quot;; [.GB27]; &quot;,0],&quot;; &quot;[&quot;; [.GC27]; &quot;,0]]&quot;)" office:value-type="string" office:string-value="[[48,0],[26,0],[52,0],[78,0],[0,0]]" calcext:value-type="string">
            <text:p>[[48,0],[26,0],[52,0],[78,0],[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GF26]" office:value-type="float" office:value="27" calcext:value-type="float">
            <text:p>27</text:p>
          </table:table-cell>
          <table:table-cell table:formula="of:=[.GG26]" office:value-type="float" office:value="25" calcext:value-type="float">
            <text:p>25</text:p>
          </table:table-cell>
          <table:table-cell table:formula="of:=[.GH26]" office:value-type="float" office:value="53" calcext:value-type="float">
            <text:p>53</text:p>
          </table:table-cell>
          <table:table-cell table:formula="of:=[.GI26]" office:value-type="float" office:value="77" calcext:value-type="float">
            <text:p>77</text:p>
          </table:table-cell>
          <table:table-cell table:formula="of:=CONCATENATE(&quot;[[&quot;; [.GF27]; &quot;,0],&quot;; &quot;[&quot;; [.GG27]; &quot;,0],&quot;; &quot;[&quot;; [.GH27]; &quot;,0],&quot;; &quot;[&quot;; [.GI27]; &quot;,0],&quot;; &quot;[&quot;; [.GJ27]; &quot;,0]]&quot;)" office:value-type="string" office:string-value="[[47,0],[27,0],[25,0],[53,0],[77,0]]" calcext:value-type="string">
            <text:p>[[47,0],[27,0],[25,0],[53,0],[77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GM26]" office:value-type="float" office:value="28" calcext:value-type="float">
            <text:p>28</text:p>
          </table:table-cell>
          <table:table-cell table:formula="of:=[.GN26]" office:value-type="float" office:value="10" calcext:value-type="float">
            <text:p>10</text:p>
          </table:table-cell>
          <table:table-cell table:formula="of:=[.GO26]" office:value-type="float" office:value="24" calcext:value-type="float">
            <text:p>24</text:p>
          </table:table-cell>
          <table:table-cell table:formula="of:=[.GP26]" office:value-type="float" office:value="54" calcext:value-type="float">
            <text:p>54</text:p>
          </table:table-cell>
          <table:table-cell table:formula="of:=CONCATENATE(&quot;[[&quot;; [.GM27]; &quot;,0],&quot;; &quot;[&quot;; [.GN27]; &quot;,0],&quot;; &quot;[&quot;; [.GO27]; &quot;,0],&quot;; &quot;[&quot;; [.GP27]; &quot;,0],&quot;; &quot;[&quot;; [.GQ27]; &quot;,0]]&quot;)" office:value-type="string" office:string-value="[[46,0],[28,0],[10,0],[24,0],[54,0]]" calcext:value-type="string">
            <text:p>[[46,0],[28,0],[10,0],[24,0],[54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GT26]" office:value-type="float" office:value="29" calcext:value-type="float">
            <text:p>29</text:p>
          </table:table-cell>
          <table:table-cell table:formula="of:=[.GU26]" office:value-type="float" office:value="9" calcext:value-type="float">
            <text:p>9</text:p>
          </table:table-cell>
          <table:table-cell table:formula="of:=[.GV26]" office:value-type="float" office:value="11" calcext:value-type="float">
            <text:p>11</text:p>
          </table:table-cell>
          <table:table-cell table:formula="of:=[.GW26]" office:value-type="float" office:value="23" calcext:value-type="float">
            <text:p>23</text:p>
          </table:table-cell>
          <table:table-cell table:formula="of:=CONCATENATE(&quot;[[&quot;; [.GT27]; &quot;,0],&quot;; &quot;[&quot;; [.GU27]; &quot;,0],&quot;; &quot;[&quot;; [.GV27]; &quot;,0],&quot;; &quot;[&quot;; [.GW27]; &quot;,0],&quot;; &quot;[&quot;; [.GX27]; &quot;,0]]&quot;)" office:value-type="string" office:string-value="[[45,0],[29,0],[9,0],[11,0],[23,0]]" calcext:value-type="string">
            <text:p>[[45,0],[29,0],[9,0],[11,0],[23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HA26]" office:value-type="float" office:value="30" calcext:value-type="float">
            <text:p>30</text:p>
          </table:table-cell>
          <table:table-cell table:formula="of:=[.HB26]" office:value-type="float" office:value="8" calcext:value-type="float">
            <text:p>8</text:p>
          </table:table-cell>
          <table:table-cell table:formula="of:=[.HC26]" office:value-type="float" office:value="2" calcext:value-type="float">
            <text:p>2</text:p>
          </table:table-cell>
          <table:table-cell table:formula="of:=[.HD26]" office:value-type="float" office:value="12" calcext:value-type="float">
            <text:p>12</text:p>
          </table:table-cell>
          <table:table-cell table:formula="of:=CONCATENATE(&quot;[[&quot;; [.HA27]; &quot;,0],&quot;; &quot;[&quot;; [.HB27]; &quot;,0],&quot;; &quot;[&quot;; [.HC27]; &quot;,0],&quot;; &quot;[&quot;; [.HD27]; &quot;,0],&quot;; &quot;[&quot;; [.HE27]; &quot;,0]]&quot;)" office:value-type="string" office:string-value="[[44,0],[30,0],[8,0],[2,0],[12,0]]" calcext:value-type="string">
            <text:p>[[44,0],[30,0],[8,0],[2,0],[12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HH26]" office:value-type="float" office:value="31" calcext:value-type="float">
            <text:p>31</text:p>
          </table:table-cell>
          <table:table-cell table:formula="of:=[.HI26]" office:value-type="float" office:value="7" calcext:value-type="float">
            <text:p>7</text:p>
          </table:table-cell>
          <table:table-cell table:formula="of:=[.HJ26]" office:value-type="float" office:value="3" calcext:value-type="float">
            <text:p>3</text:p>
          </table:table-cell>
          <table:table-cell table:formula="of:=[.HK26]" office:value-type="float" office:value="1" calcext:value-type="float">
            <text:p>1</text:p>
          </table:table-cell>
          <table:table-cell table:formula="of:=CONCATENATE(&quot;[[&quot;; [.HH27]; &quot;,0],&quot;; &quot;[&quot;; [.HI27]; &quot;,0],&quot;; &quot;[&quot;; [.HJ27]; &quot;,0],&quot;; &quot;[&quot;; [.HK27]; &quot;,0],&quot;; &quot;[&quot;; [.HL27]; &quot;,0]]&quot;)" office:value-type="string" office:string-value="[[43,0],[31,0],[7,0],[3,0],[1,0]]" calcext:value-type="string">
            <text:p>[[43,0],[31,0],[7,0],[3,0],[1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HO26]" office:value-type="float" office:value="32" calcext:value-type="float">
            <text:p>32</text:p>
          </table:table-cell>
          <table:table-cell table:formula="of:=[.HP26]" office:value-type="float" office:value="6" calcext:value-type="float">
            <text:p>6</text:p>
          </table:table-cell>
          <table:table-cell table:formula="of:=[.HQ26]" office:value-type="float" office:value="4" calcext:value-type="float">
            <text:p>4</text:p>
          </table:table-cell>
          <table:table-cell table:formula="of:=[.HR26]" office:value-type="float" office:value="14" calcext:value-type="float">
            <text:p>14</text:p>
          </table:table-cell>
          <table:table-cell table:formula="of:=CONCATENATE(&quot;[[&quot;; [.HO27]; &quot;,0],&quot;; &quot;[&quot;; [.HP27]; &quot;,0],&quot;; &quot;[&quot;; [.HQ27]; &quot;,0],&quot;; &quot;[&quot;; [.HR27]; &quot;,0],&quot;; &quot;[&quot;; [.HS27]; &quot;,0]]&quot;)" office:value-type="string" office:string-value="[[42,0],[32,0],[6,0],[4,0],[14,0]]" calcext:value-type="string">
            <text:p>[[42,0],[32,0],[6,0],[4,0],[14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V26]" office:value-type="float" office:value="33" calcext:value-type="float">
            <text:p>33</text:p>
          </table:table-cell>
          <table:table-cell table:formula="of:=[.HW26]" office:value-type="float" office:value="5" calcext:value-type="float">
            <text:p>5</text:p>
          </table:table-cell>
          <table:table-cell table:formula="of:=[.HX26]" office:value-type="float" office:value="15" calcext:value-type="float">
            <text:p>15</text:p>
          </table:table-cell>
          <table:table-cell table:formula="of:=[.HY26]" office:value-type="float" office:value="19" calcext:value-type="float">
            <text:p>19</text:p>
          </table:table-cell>
          <table:table-cell table:formula="of:=CONCATENATE(&quot;[[&quot;; [.HV27]; &quot;,0],&quot;; &quot;[&quot;; [.HW27]; &quot;,0],&quot;; &quot;[&quot;; [.HX27]; &quot;,0],&quot;; &quot;[&quot;; [.HY27]; &quot;,0],&quot;; &quot;[&quot;; [.HZ27]; &quot;,0]]&quot;)" office:value-type="string" office:string-value="[[41,0],[33,0],[5,0],[15,0],[19,0]]" calcext:value-type="string">
            <text:p>[[41,0],[33,0],[5,0],[15,0],[19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IC26]" office:value-type="float" office:value="34" calcext:value-type="float">
            <text:p>34</text:p>
          </table:table-cell>
          <table:table-cell table:formula="of:=[.ID26]" office:value-type="float" office:value="16" calcext:value-type="float">
            <text:p>16</text:p>
          </table:table-cell>
          <table:table-cell table:formula="of:=[.IE26]" office:value-type="float" office:value="18" calcext:value-type="float">
            <text:p>18</text:p>
          </table:table-cell>
          <table:table-cell table:formula="of:=[.IF26]" office:value-type="float" office:value="60" calcext:value-type="float">
            <text:p>60</text:p>
          </table:table-cell>
          <table:table-cell table:formula="of:=CONCATENATE(&quot;[[&quot;; [.IC27]; &quot;,0],&quot;; &quot;[&quot;; [.ID27]; &quot;,0],&quot;; &quot;[&quot;; [.IE27]; &quot;,0],&quot;; &quot;[&quot;; [.IF27]; &quot;,0],&quot;; &quot;[&quot;; [.IG27]; &quot;,0]]&quot;)" office:value-type="string" office:string-value="[[40,0],[34,0],[16,0],[18,0],[60,0]]" calcext:value-type="string">
            <text:p>[[40,0],[34,0],[16,0],[18,0],[60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IJ26]" office:value-type="float" office:value="35" calcext:value-type="float">
            <text:p>35</text:p>
          </table:table-cell>
          <table:table-cell table:formula="of:=[.IK26]" office:value-type="float" office:value="17" calcext:value-type="float">
            <text:p>17</text:p>
          </table:table-cell>
          <table:table-cell table:formula="of:=[.IL26]" office:value-type="float" office:value="61" calcext:value-type="float">
            <text:p>61</text:p>
          </table:table-cell>
          <table:table-cell table:formula="of:=[.IM26]" office:value-type="float" office:value="69" calcext:value-type="float">
            <text:p>69</text:p>
          </table:table-cell>
          <table:table-cell table:formula="of:=CONCATENATE(&quot;[[&quot;; [.IJ27]; &quot;,0],&quot;; &quot;[&quot;; [.IK27]; &quot;,0],&quot;; &quot;[&quot;; [.IL27]; &quot;,0],&quot;; &quot;[&quot;; [.IM27]; &quot;,0],&quot;; &quot;[&quot;; [.IN27]; &quot;,0]]&quot;)" office:value-type="string" office:string-value="[[39,0],[35,0],[17,0],[61,0],[69,0]]" calcext:value-type="string">
            <text:p>[[39,0],[35,0],[17,0],[61,0],[69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Q26]" office:value-type="float" office:value="36" calcext:value-type="float">
            <text:p>36</text:p>
          </table:table-cell>
          <table:table-cell table:formula="of:=[.IR26]" office:value-type="float" office:value="62" calcext:value-type="float">
            <text:p>62</text:p>
          </table:table-cell>
          <table:table-cell table:formula="of:=[.IS26]" office:value-type="float" office:value="68" calcext:value-type="float">
            <text:p>68</text:p>
          </table:table-cell>
          <table:table-cell table:formula="of:=[.IT26]" office:value-type="float" office:value="0" calcext:value-type="float">
            <text:p>0</text:p>
          </table:table-cell>
          <table:table-cell table:formula="of:=CONCATENATE(&quot;[[&quot;; [.IQ27]; &quot;,0],&quot;; &quot;[&quot;; [.IR27]; &quot;,0],&quot;; &quot;[&quot;; [.IS27]; &quot;,0],&quot;; &quot;[&quot;; [.IT27]; &quot;,0],&quot;; &quot;[&quot;; [.IU27]; &quot;,0]]&quot;)" office:value-type="string" office:string-value="[[38,0],[36,0],[62,0],[68,0],[0,0]]" calcext:value-type="string">
            <text:p>[[38,0],[36,0],[62,0],[68,0],[0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IX26]" office:value-type="float" office:value="37" calcext:value-type="float">
            <text:p>37</text:p>
          </table:table-cell>
          <table:table-cell table:formula="of:=[.IY26]" office:value-type="float" office:value="63" calcext:value-type="float">
            <text:p>63</text:p>
          </table:table-cell>
          <table:table-cell table:formula="of:=[.IZ26]" office:value-type="float" office:value="67" calcext:value-type="float">
            <text:p>67</text:p>
          </table:table-cell>
          <table:table-cell table:formula="of:=[.JA26]" office:value-type="float" office:value="0" calcext:value-type="float">
            <text:p>0</text:p>
          </table:table-cell>
          <table:table-cell table:formula="of:=CONCATENATE(&quot;[[&quot;; [.IX27]; &quot;,0],&quot;; &quot;[&quot;; [.IY27]; &quot;,0],&quot;; &quot;[&quot;; [.IZ27]; &quot;,0],&quot;; &quot;[&quot;; [.JA27]; &quot;,0],&quot;; &quot;[&quot;; [.JB27]; &quot;,0]]&quot;)" office:value-type="string" office:string-value="[[97,0],[37,0],[63,0],[67,0],[0,0]]" calcext:value-type="string">
            <text:p>[[97,0],[37,0],[63,0],[67,0],[0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JE26]" office:value-type="float" office:value="38" calcext:value-type="float">
            <text:p>38</text:p>
          </table:table-cell>
          <table:table-cell table:formula="of:=[.JF26]" office:value-type="float" office:value="36" calcext:value-type="float">
            <text:p>36</text:p>
          </table:table-cell>
          <table:table-cell table:formula="of:=[.JG26]" office:value-type="float" office:value="62" calcext:value-type="float">
            <text:p>62</text:p>
          </table:table-cell>
          <table:table-cell table:formula="of:=[.JH26]" office:value-type="float" office:value="68" calcext:value-type="float">
            <text:p>68</text:p>
          </table:table-cell>
          <table:table-cell table:formula="of:=CONCATENATE(&quot;[[&quot;; [.JE27]; &quot;,0],&quot;; &quot;[&quot;; [.JF27]; &quot;,0],&quot;; &quot;[&quot;; [.JG27]; &quot;,0],&quot;; &quot;[&quot;; [.JH27]; &quot;,0],&quot;; &quot;[&quot;; [.JI27]; &quot;,0]]&quot;)" office:value-type="string" office:string-value="[[96,0],[38,0],[36,0],[62,0],[68,0]]" calcext:value-type="string">
            <text:p>[[96,0],[38,0],[36,0],[62,0],[6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JL26]" office:value-type="float" office:value="39" calcext:value-type="float">
            <text:p>39</text:p>
          </table:table-cell>
          <table:table-cell table:formula="of:=[.JM26]" office:value-type="float" office:value="35" calcext:value-type="float">
            <text:p>35</text:p>
          </table:table-cell>
          <table:table-cell table:formula="of:=[.JN26]" office:value-type="float" office:value="17" calcext:value-type="float">
            <text:p>17</text:p>
          </table:table-cell>
          <table:table-cell table:formula="of:=[.JO26]" office:value-type="float" office:value="61" calcext:value-type="float">
            <text:p>61</text:p>
          </table:table-cell>
          <table:table-cell table:formula="of:=CONCATENATE(&quot;[[&quot;; [.JL27]; &quot;,0],&quot;; &quot;[&quot;; [.JM27]; &quot;,0],&quot;; &quot;[&quot;; [.JN27]; &quot;,0],&quot;; &quot;[&quot;; [.JO27]; &quot;,0],&quot;; &quot;[&quot;; [.JP27]; &quot;,0]]&quot;)" office:value-type="string" office:string-value="[[95,0],[39,0],[35,0],[17,0],[61,0]]" calcext:value-type="string">
            <text:p>[[95,0],[39,0],[35,0],[17,0],[61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JS26]" office:value-type="float" office:value="40" calcext:value-type="float">
            <text:p>40</text:p>
          </table:table-cell>
          <table:table-cell table:formula="of:=[.JT26]" office:value-type="float" office:value="34" calcext:value-type="float">
            <text:p>34</text:p>
          </table:table-cell>
          <table:table-cell table:formula="of:=[.JU26]" office:value-type="float" office:value="16" calcext:value-type="float">
            <text:p>16</text:p>
          </table:table-cell>
          <table:table-cell table:formula="of:=[.JV26]" office:value-type="float" office:value="18" calcext:value-type="float">
            <text:p>18</text:p>
          </table:table-cell>
          <table:table-cell table:formula="of:=CONCATENATE(&quot;[[&quot;; [.JS27]; &quot;,0],&quot;; &quot;[&quot;; [.JT27]; &quot;,0],&quot;; &quot;[&quot;; [.JU27]; &quot;,0],&quot;; &quot;[&quot;; [.JV27]; &quot;,0],&quot;; &quot;[&quot;; [.JW27]; &quot;,0]]&quot;)" office:value-type="string" office:string-value="[[94,0],[40,0],[34,0],[16,0],[18,0]]" calcext:value-type="string">
            <text:p>[[94,0],[40,0],[34,0],[16,0],[18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JZ26]" office:value-type="float" office:value="41" calcext:value-type="float">
            <text:p>41</text:p>
          </table:table-cell>
          <table:table-cell table:formula="of:=[.KA26]" office:value-type="float" office:value="33" calcext:value-type="float">
            <text:p>33</text:p>
          </table:table-cell>
          <table:table-cell table:formula="of:=[.KB26]" office:value-type="float" office:value="5" calcext:value-type="float">
            <text:p>5</text:p>
          </table:table-cell>
          <table:table-cell table:formula="of:=[.KC26]" office:value-type="float" office:value="15" calcext:value-type="float">
            <text:p>15</text:p>
          </table:table-cell>
          <table:table-cell table:formula="of:=CONCATENATE(&quot;[[&quot;; [.JZ27]; &quot;,0],&quot;; &quot;[&quot;; [.KA27]; &quot;,0],&quot;; &quot;[&quot;; [.KB27]; &quot;,0],&quot;; &quot;[&quot;; [.KC27]; &quot;,0],&quot;; &quot;[&quot;; [.KD27]; &quot;,0]]&quot;)" office:value-type="string" office:string-value="[[93,0],[41,0],[33,0],[5,0],[15,0]]" calcext:value-type="string">
            <text:p>[[93,0],[41,0],[33,0],[5,0],[1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KG26]" office:value-type="float" office:value="42" calcext:value-type="float">
            <text:p>42</text:p>
          </table:table-cell>
          <table:table-cell table:formula="of:=[.KH26]" office:value-type="float" office:value="32" calcext:value-type="float">
            <text:p>32</text:p>
          </table:table-cell>
          <table:table-cell table:formula="of:=[.KI26]" office:value-type="float" office:value="6" calcext:value-type="float">
            <text:p>6</text:p>
          </table:table-cell>
          <table:table-cell table:formula="of:=[.KJ26]" office:value-type="float" office:value="4" calcext:value-type="float">
            <text:p>4</text:p>
          </table:table-cell>
          <table:table-cell table:formula="of:=CONCATENATE(&quot;[[&quot;; [.KG27]; &quot;,0],&quot;; &quot;[&quot;; [.KH27]; &quot;,0],&quot;; &quot;[&quot;; [.KI27]; &quot;,0],&quot;; &quot;[&quot;; [.KJ27]; &quot;,0],&quot;; &quot;[&quot;; [.KK27]; &quot;,0]]&quot;)" office:value-type="string" office:string-value="[[92,0],[42,0],[32,0],[6,0],[4,0]]" calcext:value-type="string">
            <text:p>[[92,0],[42,0],[32,0],[6,0],[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KN26]" office:value-type="float" office:value="43" calcext:value-type="float">
            <text:p>43</text:p>
          </table:table-cell>
          <table:table-cell table:formula="of:=[.KO26]" office:value-type="float" office:value="31" calcext:value-type="float">
            <text:p>31</text:p>
          </table:table-cell>
          <table:table-cell table:formula="of:=[.KP26]" office:value-type="float" office:value="7" calcext:value-type="float">
            <text:p>7</text:p>
          </table:table-cell>
          <table:table-cell table:formula="of:=[.KQ26]" office:value-type="float" office:value="3" calcext:value-type="float">
            <text:p>3</text:p>
          </table:table-cell>
          <table:table-cell table:formula="of:=CONCATENATE(&quot;[[&quot;; [.KN27]; &quot;,0],&quot;; &quot;[&quot;; [.KO27]; &quot;,0],&quot;; &quot;[&quot;; [.KP27]; &quot;,0],&quot;; &quot;[&quot;; [.KQ27]; &quot;,0],&quot;; &quot;[&quot;; [.KR27]; &quot;,0]]&quot;)" office:value-type="string" office:string-value="[[91,0],[43,0],[31,0],[7,0],[3,0]]" calcext:value-type="string">
            <text:p>[[91,0],[43,0],[31,0],[7,0],[3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KU26]" office:value-type="float" office:value="44" calcext:value-type="float">
            <text:p>44</text:p>
          </table:table-cell>
          <table:table-cell table:formula="of:=[.KV26]" office:value-type="float" office:value="30" calcext:value-type="float">
            <text:p>30</text:p>
          </table:table-cell>
          <table:table-cell table:formula="of:=[.KW26]" office:value-type="float" office:value="8" calcext:value-type="float">
            <text:p>8</text:p>
          </table:table-cell>
          <table:table-cell table:formula="of:=[.KX26]" office:value-type="float" office:value="2" calcext:value-type="float">
            <text:p>2</text:p>
          </table:table-cell>
          <table:table-cell table:formula="of:=CONCATENATE(&quot;[[&quot;; [.KU27]; &quot;,0],&quot;; &quot;[&quot;; [.KV27]; &quot;,0],&quot;; &quot;[&quot;; [.KW27]; &quot;,0],&quot;; &quot;[&quot;; [.KX27]; &quot;,0],&quot;; &quot;[&quot;; [.KY27]; &quot;,0]]&quot;)" office:value-type="string" office:string-value="[[90,0],[44,0],[30,0],[8,0],[2,0]]" calcext:value-type="string">
            <text:p>[[90,0],[44,0],[30,0],[8,0],[2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LB26]" office:value-type="float" office:value="45" calcext:value-type="float">
            <text:p>45</text:p>
          </table:table-cell>
          <table:table-cell table:formula="of:=[.LC26]" office:value-type="float" office:value="29" calcext:value-type="float">
            <text:p>29</text:p>
          </table:table-cell>
          <table:table-cell table:formula="of:=[.LD26]" office:value-type="float" office:value="9" calcext:value-type="float">
            <text:p>9</text:p>
          </table:table-cell>
          <table:table-cell table:formula="of:=[.LE26]" office:value-type="float" office:value="11" calcext:value-type="float">
            <text:p>11</text:p>
          </table:table-cell>
          <table:table-cell table:formula="of:=CONCATENATE(&quot;[[&quot;; [.LB27]; &quot;,0],&quot;; &quot;[&quot;; [.LC27]; &quot;,0],&quot;; &quot;[&quot;; [.LD27]; &quot;,0],&quot;; &quot;[&quot;; [.LE27]; &quot;,0],&quot;; &quot;[&quot;; [.LF27]; &quot;,0]]&quot;)" office:value-type="string" office:string-value="[[89,0],[45,0],[29,0],[9,0],[11,0]]" calcext:value-type="string">
            <text:p>[[89,0],[45,0],[29,0],[9,0],[11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LI26]" office:value-type="float" office:value="46" calcext:value-type="float">
            <text:p>46</text:p>
          </table:table-cell>
          <table:table-cell table:formula="of:=[.LJ26]" office:value-type="float" office:value="29" calcext:value-type="float">
            <text:p>29</text:p>
          </table:table-cell>
          <table:table-cell table:formula="of:=[.LK26]" office:value-type="float" office:value="9" calcext:value-type="float">
            <text:p>9</text:p>
          </table:table-cell>
          <table:table-cell table:formula="of:=[.LL26]" office:value-type="float" office:value="11" calcext:value-type="float">
            <text:p>11</text:p>
          </table:table-cell>
          <table:table-cell table:formula="of:=CONCATENATE(&quot;[[&quot;; [.LI27]; &quot;,0],&quot;; &quot;[&quot;; [.LJ27]; &quot;,0],&quot;; &quot;[&quot;; [.LK27]; &quot;,0],&quot;; &quot;[&quot;; [.LL27]; &quot;,0],&quot;; &quot;[&quot;; [.LM27]; &quot;,0]]&quot;)" office:value-type="string" office:string-value="[[88,0],[46,0],[29,0],[9,0],[11,0]]" calcext:value-type="string">
            <text:p>[[88,0],[46,0],[29,0],[9,0],[11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LP26]" office:value-type="float" office:value="47" calcext:value-type="float">
            <text:p>47</text:p>
          </table:table-cell>
          <table:table-cell table:formula="of:=[.LQ26]" office:value-type="float" office:value="27" calcext:value-type="float">
            <text:p>27</text:p>
          </table:table-cell>
          <table:table-cell table:formula="of:=[.LR26]" office:value-type="float" office:value="25" calcext:value-type="float">
            <text:p>25</text:p>
          </table:table-cell>
          <table:table-cell table:formula="of:=[.LS26]" office:value-type="float" office:value="53" calcext:value-type="float">
            <text:p>53</text:p>
          </table:table-cell>
          <table:table-cell table:formula="of:=CONCATENATE(&quot;[[&quot;; [.LP27]; &quot;,0],&quot;; &quot;[&quot;; [.LQ27]; &quot;,0],&quot;; &quot;[&quot;; [.LR27]; &quot;,0],&quot;; &quot;[&quot;; [.LS27]; &quot;,0],&quot;; &quot;[&quot;; [.LT27]; &quot;,0]]&quot;)" office:value-type="string" office:string-value="[[87,0],[47,0],[27,0],[25,0],[53,0]]" calcext:value-type="string">
            <text:p>[[87,0],[47,0],[27,0],[25,0],[53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LW26]" office:value-type="float" office:value="48" calcext:value-type="float">
            <text:p>48</text:p>
          </table:table-cell>
          <table:table-cell table:formula="of:=[.LX26]" office:value-type="float" office:value="27" calcext:value-type="float">
            <text:p>27</text:p>
          </table:table-cell>
          <table:table-cell table:formula="of:=[.LY26]" office:value-type="float" office:value="25" calcext:value-type="float">
            <text:p>25</text:p>
          </table:table-cell>
          <table:table-cell table:formula="of:=[.LZ26]" office:value-type="float" office:value="53" calcext:value-type="float">
            <text:p>53</text:p>
          </table:table-cell>
          <table:table-cell table:formula="of:=CONCATENATE(&quot;[[&quot;; [.LW27]; &quot;,0],&quot;; &quot;[&quot;; [.LX27]; &quot;,0],&quot;; &quot;[&quot;; [.LY27]; &quot;,0],&quot;; &quot;[&quot;; [.LZ27]; &quot;,0],&quot;; &quot;[&quot;; [.MA27]; &quot;,0]]&quot;)" office:value-type="string" office:string-value="[[86,0],[48,0],[27,0],[25,0],[53,0]]" calcext:value-type="string">
            <text:p>[[86,0],[48,0],[27,0],[25,0],[53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MD26]" office:value-type="float" office:value="49" calcext:value-type="float">
            <text:p>49</text:p>
          </table:table-cell>
          <table:table-cell table:formula="of:=[.ME26]" office:value-type="float" office:value="51" calcext:value-type="float">
            <text:p>51</text:p>
          </table:table-cell>
          <table:table-cell table:formula="of:=[.MF26]" office:value-type="float" office:value="79" calcext:value-type="float">
            <text:p>79</text:p>
          </table:table-cell>
          <table:table-cell table:formula="of:=[.MG26]" office:value-type="float" office:value="0" calcext:value-type="float">
            <text:p>0</text:p>
          </table:table-cell>
          <table:table-cell table:formula="of:=CONCATENATE(&quot;[[&quot;; [.MD27]; &quot;,0],&quot;; &quot;[&quot;; [.ME27]; &quot;,0],&quot;; &quot;[&quot;; [.MF27]; &quot;,0],&quot;; &quot;[&quot;; [.MG27]; &quot;,0],&quot;; &quot;[&quot;; [.MH27]; &quot;,0]]&quot;)" office:value-type="string" office:string-value="[[85,0],[49,0],[51,0],[79,0],[0,0]]" calcext:value-type="string">
            <text:p>[[85,0],[49,0],[51,0],[79,0],[0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MK26]" office:value-type="float" office:value="50" calcext:value-type="float">
            <text:p>50</text:p>
          </table:table-cell>
          <table:table-cell table:formula="of:=[.ML26]" office:value-type="float" office:value="80" calcext:value-type="float">
            <text:p>80</text:p>
          </table:table-cell>
          <table:table-cell table:formula="of:=[.MM26]" office:value-type="float" office:value="0" calcext:value-type="float">
            <text:p>0</text:p>
          </table:table-cell>
          <table:table-cell table:formula="of:=[.MN26]" office:value-type="float" office:value="0" calcext:value-type="float">
            <text:p>0</text:p>
          </table:table-cell>
          <table:table-cell table:formula="of:=CONCATENATE(&quot;[[&quot;; [.MK27]; &quot;,0],&quot;; &quot;[&quot;; [.ML27]; &quot;,0],&quot;; &quot;[&quot;; [.MM27]; &quot;,0],&quot;; &quot;[&quot;; [.MN27]; &quot;,0],&quot;; &quot;[&quot;; [.MO27]; &quot;,0]]&quot;)" office:value-type="string" office:string-value="[[84,0],[50,0],[80,0],[0,0],[0,0]]" calcext:value-type="string">
            <text:p>[[84,0],[50,0],[80,0],[0,0],[0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MR26]" office:value-type="float" office:value="51" calcext:value-type="float">
            <text:p>51</text:p>
          </table:table-cell>
          <table:table-cell table:formula="of:=[.MS26]" office:value-type="float" office:value="79" calcext:value-type="float">
            <text:p>79</text:p>
          </table:table-cell>
          <table:table-cell table:formula="of:=[.MT26]" office:value-type="float" office:value="0" calcext:value-type="float">
            <text:p>0</text:p>
          </table:table-cell>
          <table:table-cell table:formula="of:=[.MU26]" office:value-type="float" office:value="0" calcext:value-type="float">
            <text:p>0</text:p>
          </table:table-cell>
          <table:table-cell table:formula="of:=CONCATENATE(&quot;[[&quot;; [.MR27]; &quot;,0],&quot;; &quot;[&quot;; [.MS27]; &quot;,0],&quot;; &quot;[&quot;; [.MT27]; &quot;,0],&quot;; &quot;[&quot;; [.MU27]; &quot;,0],&quot;; &quot;[&quot;; [.MV27]; &quot;,0]]&quot;)" office:value-type="string" office:string-value="[[49,0],[51,0],[79,0],[0,0],[0,0]]" calcext:value-type="string">
            <text:p>[[49,0],[51,0],[79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Y26]" office:value-type="float" office:value="52" calcext:value-type="float">
            <text:p>52</text:p>
          </table:table-cell>
          <table:table-cell table:formula="of:=[.MZ26]" office:value-type="float" office:value="78" calcext:value-type="float">
            <text:p>78</text:p>
          </table:table-cell>
          <table:table-cell table:formula="of:=[.NA26]" office:value-type="float" office:value="0" calcext:value-type="float">
            <text:p>0</text:p>
          </table:table-cell>
          <table:table-cell table:formula="of:=[.NB26]" office:value-type="float" office:value="0" calcext:value-type="float">
            <text:p>0</text:p>
          </table:table-cell>
          <table:table-cell table:formula="of:=CONCATENATE(&quot;[[&quot;; [.MY27]; &quot;,0],&quot;; &quot;[&quot;; [.MZ27]; &quot;,0],&quot;; &quot;[&quot;; [.NA27]; &quot;,0],&quot;; &quot;[&quot;; [.NB27]; &quot;,0],&quot;; &quot;[&quot;; [.NC27]; &quot;,0]]&quot;)" office:value-type="string" office:string-value="[[26,0],[52,0],[78,0],[0,0],[0,0]]" calcext:value-type="string">
            <text:p>[[26,0],[52,0],[78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NF26]" office:value-type="float" office:value="53" calcext:value-type="float">
            <text:p>53</text:p>
          </table:table-cell>
          <table:table-cell table:formula="of:=[.NG26]" office:value-type="float" office:value="77" calcext:value-type="float">
            <text:p>77</text:p>
          </table:table-cell>
          <table:table-cell table:formula="of:=[.NH26]" office:value-type="float" office:value="0" calcext:value-type="float">
            <text:p>0</text:p>
          </table:table-cell>
          <table:table-cell table:formula="of:=[.NI26]" office:value-type="float" office:value="0" calcext:value-type="float">
            <text:p>0</text:p>
          </table:table-cell>
          <table:table-cell table:formula="of:=CONCATENATE(&quot;[[&quot;; [.NF27]; &quot;,0],&quot;; &quot;[&quot;; [.NG27]; &quot;,0],&quot;; &quot;[&quot;; [.NH27]; &quot;,0],&quot;; &quot;[&quot;; [.NI27]; &quot;,0],&quot;; &quot;[&quot;; [.NJ27]; &quot;,0]]&quot;)" office:value-type="string" office:string-value="[[25,0],[53,0],[77,0],[0,0],[0,0]]" calcext:value-type="string">
            <text:p>[[25,0],[53,0],[77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NM26]" office:value-type="float" office:value="54" calcext:value-type="float">
            <text:p>54</text:p>
          </table:table-cell>
          <table:table-cell table:formula="of:=[.NN26]" office:value-type="float" office:value="76" calcext:value-type="float">
            <text:p>76</text:p>
          </table:table-cell>
          <table:table-cell table:formula="of:=[.NO26]" office:value-type="float" office:value="0" calcext:value-type="float">
            <text:p>0</text:p>
          </table:table-cell>
          <table:table-cell table:formula="of:=[.NP26]" office:value-type="float" office:value="0" calcext:value-type="float">
            <text:p>0</text:p>
          </table:table-cell>
          <table:table-cell table:formula="of:=CONCATENATE(&quot;[[&quot;; [.NM27]; &quot;,0],&quot;; &quot;[&quot;; [.NN27]; &quot;,0],&quot;; &quot;[&quot;; [.NO27]; &quot;,0],&quot;; &quot;[&quot;; [.NP27]; &quot;,0],&quot;; &quot;[&quot;; [.NQ27]; &quot;,0]]&quot;)" office:value-type="string" office:string-value="[[24,0],[54,0],[76,0],[0,0],[0,0]]" calcext:value-type="string">
            <text:p>[[24,0],[54,0],[76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NT26]" office:value-type="float" office:value="55" calcext:value-type="float">
            <text:p>55</text:p>
          </table:table-cell>
          <table:table-cell table:formula="of:=[.NU26]" office:value-type="float" office:value="75" calcext:value-type="float">
            <text:p>75</text:p>
          </table:table-cell>
          <table:table-cell table:formula="of:=[.NV26]" office:value-type="float" office:value="0" calcext:value-type="float">
            <text:p>0</text:p>
          </table:table-cell>
          <table:table-cell table:formula="of:=[.NW26]" office:value-type="float" office:value="0" calcext:value-type="float">
            <text:p>0</text:p>
          </table:table-cell>
          <table:table-cell table:formula="of:=CONCATENATE(&quot;[[&quot;; [.NT27]; &quot;,0],&quot;; &quot;[&quot;; [.NU27]; &quot;,0],&quot;; &quot;[&quot;; [.NV27]; &quot;,0],&quot;; &quot;[&quot;; [.NW27]; &quot;,0],&quot;; &quot;[&quot;; [.NX27]; &quot;,0]]&quot;)" office:value-type="string" office:string-value="[[23,0],[55,0],[75,0],[0,0],[0,0]]" calcext:value-type="string">
            <text:p>[[23,0],[55,0],[75,0],[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OA26]" office:value-type="float" office:value="56" calcext:value-type="float">
            <text:p>56</text:p>
          </table:table-cell>
          <table:table-cell table:formula="of:=[.OB26]" office:value-type="float" office:value="74" calcext:value-type="float">
            <text:p>74</text:p>
          </table:table-cell>
          <table:table-cell table:formula="of:=[.OC26]" office:value-type="float" office:value="0" calcext:value-type="float">
            <text:p>0</text:p>
          </table:table-cell>
          <table:table-cell table:formula="of:=[.OD26]" office:value-type="float" office:value="0" calcext:value-type="float">
            <text:p>0</text:p>
          </table:table-cell>
          <table:table-cell table:formula="of:=CONCATENATE(&quot;[[&quot;; [.OA27]; &quot;,0],&quot;; &quot;[&quot;; [.OB27]; &quot;,0],&quot;; &quot;[&quot;; [.OC27]; &quot;,0],&quot;; &quot;[&quot;; [.OD27]; &quot;,0],&quot;; &quot;[&quot;; [.OE27]; &quot;,0]]&quot;)" office:value-type="string" office:string-value="[[22,0],[56,0],[74,0],[0,0],[0,0]]" calcext:value-type="string">
            <text:p>[[22,0],[56,0],[74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OH26]" office:value-type="float" office:value="57" calcext:value-type="float">
            <text:p>57</text:p>
          </table:table-cell>
          <table:table-cell table:formula="of:=[.OI26]" office:value-type="float" office:value="73" calcext:value-type="float">
            <text:p>73</text:p>
          </table:table-cell>
          <table:table-cell table:formula="of:=[.OJ26]" office:value-type="float" office:value="0" calcext:value-type="float">
            <text:p>0</text:p>
          </table:table-cell>
          <table:table-cell table:formula="of:=[.OK26]" office:value-type="float" office:value="0" calcext:value-type="float">
            <text:p>0</text:p>
          </table:table-cell>
          <table:table-cell table:formula="of:=CONCATENATE(&quot;[[&quot;; [.OH27]; &quot;,0],&quot;; &quot;[&quot;; [.OI27]; &quot;,0],&quot;; &quot;[&quot;; [.OJ27]; &quot;,0],&quot;; &quot;[&quot;; [.OK27]; &quot;,0],&quot;; &quot;[&quot;; [.OL27]; &quot;,0]]&quot;)" office:value-type="string" office:string-value="[[21,0],[57,0],[73,0],[0,0],[0,0]]" calcext:value-type="string">
            <text:p>[[21,0],[57,0],[73,0],[0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OO26]" office:value-type="float" office:value="58" calcext:value-type="float">
            <text:p>58</text:p>
          </table:table-cell>
          <table:table-cell table:formula="of:=[.OP26]" office:value-type="float" office:value="72" calcext:value-type="float">
            <text:p>72</text:p>
          </table:table-cell>
          <table:table-cell table:formula="of:=[.OQ26]" office:value-type="float" office:value="0" calcext:value-type="float">
            <text:p>0</text:p>
          </table:table-cell>
          <table:table-cell table:formula="of:=[.OR26]" office:value-type="float" office:value="0" calcext:value-type="float">
            <text:p>0</text:p>
          </table:table-cell>
          <table:table-cell table:formula="of:=CONCATENATE(&quot;[[&quot;; [.OO27]; &quot;,0],&quot;; &quot;[&quot;; [.OP27]; &quot;,0],&quot;; &quot;[&quot;; [.OQ27]; &quot;,0],&quot;; &quot;[&quot;; [.OR27]; &quot;,0],&quot;; &quot;[&quot;; [.OS27]; &quot;,0]]&quot;)" office:value-type="string" office:string-value="[[20,0],[58,0],[72,0],[0,0],[0,0]]" calcext:value-type="string">
            <text:p>[[20,0],[58,0],[72,0],[0,0],[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OV26]" office:value-type="float" office:value="59" calcext:value-type="float">
            <text:p>59</text:p>
          </table:table-cell>
          <table:table-cell table:formula="of:=[.OW26]" office:value-type="float" office:value="71" calcext:value-type="float">
            <text:p>71</text:p>
          </table:table-cell>
          <table:table-cell table:formula="of:=[.OX26]" office:value-type="float" office:value="0" calcext:value-type="float">
            <text:p>0</text:p>
          </table:table-cell>
          <table:table-cell table:formula="of:=[.OY26]" office:value-type="float" office:value="0" calcext:value-type="float">
            <text:p>0</text:p>
          </table:table-cell>
          <table:table-cell table:formula="of:=CONCATENATE(&quot;[[&quot;; [.OV27]; &quot;,0],&quot;; &quot;[&quot;; [.OW27]; &quot;,0],&quot;; &quot;[&quot;; [.OX27]; &quot;,0],&quot;; &quot;[&quot;; [.OY27]; &quot;,0],&quot;; &quot;[&quot;; [.OZ27]; &quot;,0]]&quot;)" office:value-type="string" office:string-value="[[19,0],[59,0],[71,0],[0,0],[0,0]]" calcext:value-type="string">
            <text:p>[[19,0],[59,0],[71,0],[0,0],[0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PC26]" office:value-type="float" office:value="60" calcext:value-type="float">
            <text:p>60</text:p>
          </table:table-cell>
          <table:table-cell table:formula="of:=[.PD26]" office:value-type="float" office:value="70" calcext:value-type="float">
            <text:p>70</text:p>
          </table:table-cell>
          <table:table-cell table:formula="of:=[.PE26]" office:value-type="float" office:value="0" calcext:value-type="float">
            <text:p>0</text:p>
          </table:table-cell>
          <table:table-cell table:formula="of:=[.PF26]" office:value-type="float" office:value="0" calcext:value-type="float">
            <text:p>0</text:p>
          </table:table-cell>
          <table:table-cell table:formula="of:=CONCATENATE(&quot;[[&quot;; [.PC27]; &quot;,0],&quot;; &quot;[&quot;; [.PD27]; &quot;,0],&quot;; &quot;[&quot;; [.PE27]; &quot;,0],&quot;; &quot;[&quot;; [.PF27]; &quot;,0],&quot;; &quot;[&quot;; [.PG27]; &quot;,0]]&quot;)" office:value-type="string" office:string-value="[[18,0],[60,0],[70,0],[0,0],[0,0]]" calcext:value-type="string">
            <text:p>[[18,0],[60,0],[70,0],[0,0],[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PJ26]" office:value-type="float" office:value="61" calcext:value-type="float">
            <text:p>61</text:p>
          </table:table-cell>
          <table:table-cell table:formula="of:=[.PK26]" office:value-type="float" office:value="69" calcext:value-type="float">
            <text:p>69</text:p>
          </table:table-cell>
          <table:table-cell table:formula="of:=[.PL26]" office:value-type="float" office:value="0" calcext:value-type="float">
            <text:p>0</text:p>
          </table:table-cell>
          <table:table-cell table:formula="of:=[.PM26]" office:value-type="float" office:value="0" calcext:value-type="float">
            <text:p>0</text:p>
          </table:table-cell>
          <table:table-cell table:formula="of:=CONCATENATE(&quot;[[&quot;; [.PJ27]; &quot;,0],&quot;; &quot;[&quot;; [.PK27]; &quot;,0],&quot;; &quot;[&quot;; [.PL27]; &quot;,0],&quot;; &quot;[&quot;; [.PM27]; &quot;,0],&quot;; &quot;[&quot;; [.PN27]; &quot;,0]]&quot;)" office:value-type="string" office:string-value="[[17,0],[61,0],[69,0],[0,0],[0,0]]" calcext:value-type="string">
            <text:p>[[17,0],[61,0],[69,0],[0,0],[0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PQ26]" office:value-type="float" office:value="62" calcext:value-type="float">
            <text:p>62</text:p>
          </table:table-cell>
          <table:table-cell table:formula="of:=[.PR26]" office:value-type="float" office:value="68" calcext:value-type="float">
            <text:p>68</text:p>
          </table:table-cell>
          <table:table-cell table:formula="of:=[.PS26]" office:value-type="float" office:value="0" calcext:value-type="float">
            <text:p>0</text:p>
          </table:table-cell>
          <table:table-cell table:formula="of:=[.PT26]" office:value-type="float" office:value="0" calcext:value-type="float">
            <text:p>0</text:p>
          </table:table-cell>
          <table:table-cell table:formula="of:=CONCATENATE(&quot;[[&quot;; [.PQ27]; &quot;,0],&quot;; &quot;[&quot;; [.PR27]; &quot;,0],&quot;; &quot;[&quot;; [.PS27]; &quot;,0],&quot;; &quot;[&quot;; [.PT27]; &quot;,0],&quot;; &quot;[&quot;; [.PU27]; &quot;,0]]&quot;)" office:value-type="string" office:string-value="[[36,0],[62,0],[68,0],[0,0],[0,0]]" calcext:value-type="string">
            <text:p>[[36,0],[62,0],[68,0],[0,0],[0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PX26]" office:value-type="float" office:value="63" calcext:value-type="float">
            <text:p>63</text:p>
          </table:table-cell>
          <table:table-cell table:formula="of:=[.PY26]" office:value-type="float" office:value="67" calcext:value-type="float">
            <text:p>67</text:p>
          </table:table-cell>
          <table:table-cell table:formula="of:=[.PZ26]" office:value-type="float" office:value="0" calcext:value-type="float">
            <text:p>0</text:p>
          </table:table-cell>
          <table:table-cell table:formula="of:=[.QA26]" office:value-type="float" office:value="0" calcext:value-type="float">
            <text:p>0</text:p>
          </table:table-cell>
          <table:table-cell table:formula="of:=CONCATENATE(&quot;[[&quot;; [.PX27]; &quot;,0],&quot;; &quot;[&quot;; [.PY27]; &quot;,0],&quot;; &quot;[&quot;; [.PZ27]; &quot;,0],&quot;; &quot;[&quot;; [.QA27]; &quot;,0],&quot;; &quot;[&quot;; [.QB27]; &quot;,0]]&quot;)" office:value-type="string" office:string-value="[[37,0],[63,0],[67,0],[0,0],[0,0]]" calcext:value-type="string">
            <text:p>[[37,0],[63,0],[67,0],[0,0],[0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QE26]" office:value-type="float" office:value="64" calcext:value-type="float">
            <text:p>64</text:p>
          </table:table-cell>
          <table:table-cell table:formula="of:=[.QF26]" office:value-type="float" office:value="66" calcext:value-type="float">
            <text:p>66</text:p>
          </table:table-cell>
          <table:table-cell table:formula="of:=[.QG26]" office:value-type="float" office:value="0" calcext:value-type="float">
            <text:p>0</text:p>
          </table:table-cell>
          <table:table-cell table:formula="of:=[.QH26]" office:value-type="float" office:value="0" calcext:value-type="float">
            <text:p>0</text:p>
          </table:table-cell>
          <table:table-cell table:formula="of:=CONCATENATE(&quot;[[&quot;; [.QE27]; &quot;,0],&quot;; &quot;[&quot;; [.QF27]; &quot;,0],&quot;; &quot;[&quot;; [.QG27]; &quot;,0],&quot;; &quot;[&quot;; [.QH27]; &quot;,0],&quot;; &quot;[&quot;; [.QI27]; &quot;,0]]&quot;)" office:value-type="string" office:string-value="[[98,0],[64,0],[66,0],[0,0],[0,0]]" calcext:value-type="string">
            <text:p>[[98,0],[64,0],[66,0],[0,0],[0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QL26]" office:value-type="float" office:value="65" calcext:value-type="float">
            <text:p>65</text:p>
          </table:table-cell>
          <table:table-cell table:formula="of:=[.QM26]" office:value-type="float" office:value="0" calcext:value-type="float">
            <text:p>0</text:p>
          </table:table-cell>
          <table:table-cell table:formula="of:=[.QN26]" office:value-type="float" office:value="0" calcext:value-type="float">
            <text:p>0</text:p>
          </table:table-cell>
          <table:table-cell table:formula="of:=[.QO26]" office:value-type="float" office:value="0" calcext:value-type="float">
            <text:p>0</text:p>
          </table:table-cell>
          <table:table-cell table:formula="of:=CONCATENATE(&quot;[[&quot;; [.QL27]; &quot;,0],&quot;; &quot;[&quot;; [.QM27]; &quot;,0],&quot;; &quot;[&quot;; [.QN27]; &quot;,0],&quot;; &quot;[&quot;; [.QO27]; &quot;,0],&quot;; &quot;[&quot;; [.QP27]; &quot;,0]]&quot;)" office:value-type="string" office:string-value="[[99,0],[65,0],[0,0],[0,0],[0,0]]" calcext:value-type="string">
            <text:p>[[99,0],[65,0],[0,0],[0,0],[0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QS26]" office:value-type="float" office:value="66" calcext:value-type="float">
            <text:p>66</text:p>
          </table:table-cell>
          <table:table-cell table:formula="of:=[.QT26]" office:value-type="float" office:value="0" calcext:value-type="float">
            <text:p>0</text:p>
          </table:table-cell>
          <table:table-cell table:formula="of:=[.QU26]" office:value-type="float" office:value="0" calcext:value-type="float">
            <text:p>0</text:p>
          </table:table-cell>
          <table:table-cell table:formula="of:=[.QV26]" office:value-type="float" office:value="0" calcext:value-type="float">
            <text:p>0</text:p>
          </table:table-cell>
          <table:table-cell table:formula="of:=CONCATENATE(&quot;[[&quot;; [.QS27]; &quot;,0],&quot;; &quot;[&quot;; [.QT27]; &quot;,0],&quot;; &quot;[&quot;; [.QU27]; &quot;,0],&quot;; &quot;[&quot;; [.QV27]; &quot;,0],&quot;; &quot;[&quot;; [.QW27]; &quot;,0]]&quot;)" office:value-type="string" office:string-value="[[64,0],[66,0],[0,0],[0,0],[0,0]]" calcext:value-type="string">
            <text:p>[[64,0],[66,0],[0,0],[0,0],[0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QZ26]" office:value-type="float" office:value="67" calcext:value-type="float">
            <text:p>67</text:p>
          </table:table-cell>
          <table:table-cell table:formula="of:=[.RA26]" office:value-type="float" office:value="0" calcext:value-type="float">
            <text:p>0</text:p>
          </table:table-cell>
          <table:table-cell table:formula="of:=[.RB26]" office:value-type="float" office:value="0" calcext:value-type="float">
            <text:p>0</text:p>
          </table:table-cell>
          <table:table-cell table:formula="of:=[.RC26]" office:value-type="float" office:value="0" calcext:value-type="float">
            <text:p>0</text:p>
          </table:table-cell>
          <table:table-cell table:formula="of:=CONCATENATE(&quot;[[&quot;; [.QZ27]; &quot;,0],&quot;; &quot;[&quot;; [.RA27]; &quot;,0],&quot;; &quot;[&quot;; [.RB27]; &quot;,0],&quot;; &quot;[&quot;; [.RC27]; &quot;,0],&quot;; &quot;[&quot;; [.RD27]; &quot;,0]]&quot;)" office:value-type="string" office:string-value="[[63,0],[67,0],[0,0],[0,0],[0,0]]" calcext:value-type="string">
            <text:p>[[63,0],[67,0],[0,0],[0,0],[0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RG26]" office:value-type="float" office:value="68" calcext:value-type="float">
            <text:p>68</text:p>
          </table:table-cell>
          <table:table-cell table:formula="of:=[.RH26]" office:value-type="float" office:value="0" calcext:value-type="float">
            <text:p>0</text:p>
          </table:table-cell>
          <table:table-cell table:formula="of:=[.RI26]" office:value-type="float" office:value="0" calcext:value-type="float">
            <text:p>0</text:p>
          </table:table-cell>
          <table:table-cell table:formula="of:=[.RJ26]" office:value-type="float" office:value="0" calcext:value-type="float">
            <text:p>0</text:p>
          </table:table-cell>
          <table:table-cell table:formula="of:=CONCATENATE(&quot;[[&quot;; [.RG27]; &quot;,0],&quot;; &quot;[&quot;; [.RH27]; &quot;,0],&quot;; &quot;[&quot;; [.RI27]; &quot;,0],&quot;; &quot;[&quot;; [.RJ27]; &quot;,0],&quot;; &quot;[&quot;; [.RK27]; &quot;,0]]&quot;)" office:value-type="string" office:string-value="[[62,0],[68,0],[0,0],[0,0],[0,0]]" calcext:value-type="string">
            <text:p>[[62,0],[68,0],[0,0],[0,0],[0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RN26]" office:value-type="float" office:value="69" calcext:value-type="float">
            <text:p>69</text:p>
          </table:table-cell>
          <table:table-cell table:formula="of:=[.RO26]" office:value-type="float" office:value="0" calcext:value-type="float">
            <text:p>0</text:p>
          </table:table-cell>
          <table:table-cell table:formula="of:=[.RP26]" office:value-type="float" office:value="0" calcext:value-type="float">
            <text:p>0</text:p>
          </table:table-cell>
          <table:table-cell table:formula="of:=[.RQ26]" office:value-type="float" office:value="0" calcext:value-type="float">
            <text:p>0</text:p>
          </table:table-cell>
          <table:table-cell table:formula="of:=CONCATENATE(&quot;[[&quot;; [.RN27]; &quot;,0],&quot;; &quot;[&quot;; [.RO27]; &quot;,0],&quot;; &quot;[&quot;; [.RP27]; &quot;,0],&quot;; &quot;[&quot;; [.RQ27]; &quot;,0],&quot;; &quot;[&quot;; [.RR27]; &quot;,0]]&quot;)" office:value-type="string" office:string-value="[[61,0],[69,0],[0,0],[0,0],[0,0]]" calcext:value-type="string">
            <text:p>[[61,0],[69,0],[0,0],[0,0],[0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RU26]" office:value-type="float" office:value="70" calcext:value-type="float">
            <text:p>70</text:p>
          </table:table-cell>
          <table:table-cell table:formula="of:=[.RV26]" office:value-type="float" office:value="0" calcext:value-type="float">
            <text:p>0</text:p>
          </table:table-cell>
          <table:table-cell table:formula="of:=[.RW26]" office:value-type="float" office:value="0" calcext:value-type="float">
            <text:p>0</text:p>
          </table:table-cell>
          <table:table-cell table:formula="of:=[.RX26]" office:value-type="float" office:value="0" calcext:value-type="float">
            <text:p>0</text:p>
          </table:table-cell>
          <table:table-cell table:formula="of:=CONCATENATE(&quot;[[&quot;; [.RU27]; &quot;,0],&quot;; &quot;[&quot;; [.RV27]; &quot;,0],&quot;; &quot;[&quot;; [.RW27]; &quot;,0],&quot;; &quot;[&quot;; [.RX27]; &quot;,0],&quot;; &quot;[&quot;; [.RY27]; &quot;,0]]&quot;)" office:value-type="string" office:string-value="[[60,0],[70,0],[0,0],[0,0],[0,0]]" calcext:value-type="string">
            <text:p>[[60,0],[70,0],[0,0],[0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SB26]" office:value-type="float" office:value="71" calcext:value-type="float">
            <text:p>71</text:p>
          </table:table-cell>
          <table:table-cell table:formula="of:=[.SC26]" office:value-type="float" office:value="0" calcext:value-type="float">
            <text:p>0</text:p>
          </table:table-cell>
          <table:table-cell table:formula="of:=[.SD26]" office:value-type="float" office:value="0" calcext:value-type="float">
            <text:p>0</text:p>
          </table:table-cell>
          <table:table-cell table:formula="of:=[.SE26]" office:value-type="float" office:value="0" calcext:value-type="float">
            <text:p>0</text:p>
          </table:table-cell>
          <table:table-cell table:formula="of:=CONCATENATE(&quot;[[&quot;; [.SB27]; &quot;,0],&quot;; &quot;[&quot;; [.SC27]; &quot;,0],&quot;; &quot;[&quot;; [.SD27]; &quot;,0],&quot;; &quot;[&quot;; [.SE27]; &quot;,0],&quot;; &quot;[&quot;; [.SF27]; &quot;,0]]&quot;)" office:value-type="string" office:string-value="[[59,0],[71,0],[0,0],[0,0],[0,0]]" calcext:value-type="string">
            <text:p>[[59,0],[71,0],[0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SI26]" office:value-type="float" office:value="72" calcext:value-type="float">
            <text:p>72</text:p>
          </table:table-cell>
          <table:table-cell table:formula="of:=[.SJ26]" office:value-type="float" office:value="0" calcext:value-type="float">
            <text:p>0</text:p>
          </table:table-cell>
          <table:table-cell table:formula="of:=[.SK26]" office:value-type="float" office:value="0" calcext:value-type="float">
            <text:p>0</text:p>
          </table:table-cell>
          <table:table-cell table:formula="of:=[.SL26]" office:value-type="float" office:value="0" calcext:value-type="float">
            <text:p>0</text:p>
          </table:table-cell>
          <table:table-cell table:formula="of:=CONCATENATE(&quot;[[&quot;; [.SI27]; &quot;,0],&quot;; &quot;[&quot;; [.SJ27]; &quot;,0],&quot;; &quot;[&quot;; [.SK27]; &quot;,0],&quot;; &quot;[&quot;; [.SL27]; &quot;,0],&quot;; &quot;[&quot;; [.SM27]; &quot;,0]]&quot;)" office:value-type="string" office:string-value="[[58,0],[72,0],[0,0],[0,0],[0,0]]" calcext:value-type="string">
            <text:p>[[58,0],[72,0],[0,0],[0,0],[0,0]]</text:p>
          </table:table-cell>
          <table:table-cell/>
          <table:table-cell office:value-type="float" office:value="57" calcext:value-type="float">
            <text:p>57</text:p>
          </table:table-cell>
          <table:table-cell table:formula="of:=[.SP26]" office:value-type="float" office:value="73" calcext:value-type="float">
            <text:p>73</text:p>
          </table:table-cell>
          <table:table-cell table:formula="of:=[.SQ26]" office:value-type="float" office:value="0" calcext:value-type="float">
            <text:p>0</text:p>
          </table:table-cell>
          <table:table-cell table:formula="of:=[.SR26]" office:value-type="float" office:value="0" calcext:value-type="float">
            <text:p>0</text:p>
          </table:table-cell>
          <table:table-cell table:formula="of:=[.SS26]" office:value-type="float" office:value="0" calcext:value-type="float">
            <text:p>0</text:p>
          </table:table-cell>
          <table:table-cell table:formula="of:=CONCATENATE(&quot;[[&quot;; [.SP27]; &quot;,0],&quot;; &quot;[&quot;; [.SQ27]; &quot;,0],&quot;; &quot;[&quot;; [.SR27]; &quot;,0],&quot;; &quot;[&quot;; [.SS27]; &quot;,0],&quot;; &quot;[&quot;; [.ST27]; &quot;,0]]&quot;)" office:value-type="string" office:string-value="[[57,0],[73,0],[0,0],[0,0],[0,0]]" calcext:value-type="string">
            <text:p>[[57,0],[73,0],[0,0],[0,0],[0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SW26]" office:value-type="float" office:value="74" calcext:value-type="float">
            <text:p>74</text:p>
          </table:table-cell>
          <table:table-cell table:formula="of:=[.SX26]" office:value-type="float" office:value="0" calcext:value-type="float">
            <text:p>0</text:p>
          </table:table-cell>
          <table:table-cell table:formula="of:=[.SY26]" office:value-type="float" office:value="0" calcext:value-type="float">
            <text:p>0</text:p>
          </table:table-cell>
          <table:table-cell table:formula="of:=[.SZ26]" office:value-type="float" office:value="0" calcext:value-type="float">
            <text:p>0</text:p>
          </table:table-cell>
          <table:table-cell table:formula="of:=CONCATENATE(&quot;[[&quot;; [.SW27]; &quot;,0],&quot;; &quot;[&quot;; [.SX27]; &quot;,0],&quot;; &quot;[&quot;; [.SY27]; &quot;,0],&quot;; &quot;[&quot;; [.SZ27]; &quot;,0],&quot;; &quot;[&quot;; [.TA27]; &quot;,0]]&quot;)" office:value-type="string" office:string-value="[[36,0],[74,0],[0,0],[0,0],[0,0]]" calcext:value-type="string">
            <text:p>[[36,0],[74,0],[0,0],[0,0],[0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D26]" office:value-type="float" office:value="75" calcext:value-type="float">
            <text:p>75</text:p>
          </table:table-cell>
          <table:table-cell table:formula="of:=[.TE26]" office:value-type="float" office:value="0" calcext:value-type="float">
            <text:p>0</text:p>
          </table:table-cell>
          <table:table-cell table:formula="of:=[.TF26]" office:value-type="float" office:value="0" calcext:value-type="float">
            <text:p>0</text:p>
          </table:table-cell>
          <table:table-cell table:formula="of:=[.TG26]" office:value-type="float" office:value="0" calcext:value-type="float">
            <text:p>0</text:p>
          </table:table-cell>
          <table:table-cell table:formula="of:=CONCATENATE(&quot;[[&quot;; [.TD27]; &quot;,0],&quot;; &quot;[&quot;; [.TE27]; &quot;,0],&quot;; &quot;[&quot;; [.TF27]; &quot;,0],&quot;; &quot;[&quot;; [.TG27]; &quot;,0],&quot;; &quot;[&quot;; [.TH27]; &quot;,0]]&quot;)" office:value-type="string" office:string-value="[[55,0],[75,0],[0,0],[0,0],[0,0]]" calcext:value-type="string">
            <text:p>[[55,0],[75,0],[0,0],[0,0],[0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K26]" office:value-type="float" office:value="76" calcext:value-type="float">
            <text:p>76</text:p>
          </table:table-cell>
          <table:table-cell table:formula="of:=[.TL26]" office:value-type="float" office:value="0" calcext:value-type="float">
            <text:p>0</text:p>
          </table:table-cell>
          <table:table-cell table:formula="of:=[.TM26]" office:value-type="float" office:value="0" calcext:value-type="float">
            <text:p>0</text:p>
          </table:table-cell>
          <table:table-cell table:formula="of:=[.TN26]" office:value-type="float" office:value="0" calcext:value-type="float">
            <text:p>0</text:p>
          </table:table-cell>
          <table:table-cell table:formula="of:=CONCATENATE(&quot;[[&quot;; [.TK27]; &quot;,0],&quot;; &quot;[&quot;; [.TL27]; &quot;,0],&quot;; &quot;[&quot;; [.TM27]; &quot;,0],&quot;; &quot;[&quot;; [.TN27]; &quot;,0],&quot;; &quot;[&quot;; [.TO27]; &quot;,0]]&quot;)" office:value-type="string" office:string-value="[[54,0],[76,0],[0,0],[0,0],[0,0]]" calcext:value-type="string">
            <text:p>[[54,0],[76,0],[0,0],[0,0],[0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TR26]" office:value-type="float" office:value="77" calcext:value-type="float">
            <text:p>77</text:p>
          </table:table-cell>
          <table:table-cell table:formula="of:=[.TS26]" office:value-type="float" office:value="0" calcext:value-type="float">
            <text:p>0</text:p>
          </table:table-cell>
          <table:table-cell table:formula="of:=[.TT26]" office:value-type="float" office:value="0" calcext:value-type="float">
            <text:p>0</text:p>
          </table:table-cell>
          <table:table-cell table:formula="of:=[.TU26]" office:value-type="float" office:value="0" calcext:value-type="float">
            <text:p>0</text:p>
          </table:table-cell>
          <table:table-cell table:formula="of:=CONCATENATE(&quot;[[&quot;; [.TR27]; &quot;,0],&quot;; &quot;[&quot;; [.TS27]; &quot;,0],&quot;; &quot;[&quot;; [.TT27]; &quot;,0],&quot;; &quot;[&quot;; [.TU27]; &quot;,0],&quot;; &quot;[&quot;; [.TV27]; &quot;,0]]&quot;)" office:value-type="string" office:string-value="[[53,0],[77,0],[0,0],[0,0],[0,0]]" calcext:value-type="string">
            <text:p>[[53,0],[77,0],[0,0],[0,0],[0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TY26]" office:value-type="float" office:value="78" calcext:value-type="float">
            <text:p>78</text:p>
          </table:table-cell>
          <table:table-cell table:formula="of:=[.TZ26]" office:value-type="float" office:value="0" calcext:value-type="float">
            <text:p>0</text:p>
          </table:table-cell>
          <table:table-cell table:formula="of:=[.UA26]" office:value-type="float" office:value="0" calcext:value-type="float">
            <text:p>0</text:p>
          </table:table-cell>
          <table:table-cell table:formula="of:=[.UB26]" office:value-type="float" office:value="0" calcext:value-type="float">
            <text:p>0</text:p>
          </table:table-cell>
          <table:table-cell table:formula="of:=CONCATENATE(&quot;[[&quot;; [.TY27]; &quot;,0],&quot;; &quot;[&quot;; [.TZ27]; &quot;,0],&quot;; &quot;[&quot;; [.UA27]; &quot;,0],&quot;; &quot;[&quot;; [.UB27]; &quot;,0],&quot;; &quot;[&quot;; [.UC27]; &quot;,0]]&quot;)" office:value-type="string" office:string-value="[[52,0],[78,0],[0,0],[0,0],[0,0]]" calcext:value-type="string">
            <text:p>[[52,0],[78,0],[0,0],[0,0],[0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UF26]" office:value-type="float" office:value="79" calcext:value-type="float">
            <text:p>79</text:p>
          </table:table-cell>
          <table:table-cell table:formula="of:=[.UG26]" office:value-type="float" office:value="0" calcext:value-type="float">
            <text:p>0</text:p>
          </table:table-cell>
          <table:table-cell table:formula="of:=[.UH26]" office:value-type="float" office:value="0" calcext:value-type="float">
            <text:p>0</text:p>
          </table:table-cell>
          <table:table-cell table:formula="of:=[.UI26]" office:value-type="float" office:value="0" calcext:value-type="float">
            <text:p>0</text:p>
          </table:table-cell>
          <table:table-cell table:formula="of:=CONCATENATE(&quot;[[&quot;; [.UF27]; &quot;,0],&quot;; &quot;[&quot;; [.UG27]; &quot;,0],&quot;; &quot;[&quot;; [.UH27]; &quot;,0],&quot;; &quot;[&quot;; [.UI27]; &quot;,0],&quot;; &quot;[&quot;; [.UJ27]; &quot;,0]]&quot;)" office:value-type="string" office:string-value="[[51,0],[79,0],[0,0],[0,0],[0,0]]" calcext:value-type="string">
            <text:p>[[51,0],[79,0],[0,0],[0,0],[0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UM26]" office:value-type="float" office:value="80" calcext:value-type="float">
            <text:p>80</text:p>
          </table:table-cell>
          <table:table-cell table:formula="of:=[.UN26]" office:value-type="float" office:value="0" calcext:value-type="float">
            <text:p>0</text:p>
          </table:table-cell>
          <table:table-cell table:formula="of:=[.UO26]" office:value-type="float" office:value="0" calcext:value-type="float">
            <text:p>0</text:p>
          </table:table-cell>
          <table:table-cell table:formula="of:=[.UP26]" office:value-type="float" office:value="0" calcext:value-type="float">
            <text:p>0</text:p>
          </table:table-cell>
          <table:table-cell table:formula="of:=CONCATENATE(&quot;[[&quot;; [.UM27]; &quot;,0],&quot;; &quot;[&quot;; [.UN27]; &quot;,0],&quot;; &quot;[&quot;; [.UO27]; &quot;,0],&quot;; &quot;[&quot;; [.UP27]; &quot;,0],&quot;; &quot;[&quot;; [.UQ27]; &quot;,0]]&quot;)" office:value-type="string" office:string-value="[[50,0],[80,0],[0,0],[0,0],[0,0]]" calcext:value-type="string">
            <text:p>[[50,0],[80,0],[0,0],[0,0],[0,0]]</text:p>
          </table:table-cell>
          <table:table-cell/>
          <table:table-cell office:value-type="float" office:value="83" calcext:value-type="float">
            <text:p>83</text:p>
          </table:table-cell>
          <table:table-cell table:formula="of:=[.UT26]" office:value-type="float" office:value="81" calcext:value-type="float">
            <text:p>81</text:p>
          </table:table-cell>
          <table:table-cell table:formula="of:=[.UU26]" office:value-type="float" office:value="0" calcext:value-type="float">
            <text:p>0</text:p>
          </table:table-cell>
          <table:table-cell table:formula="of:=[.UV26]" office:value-type="float" office:value="0" calcext:value-type="float">
            <text:p>0</text:p>
          </table:table-cell>
          <table:table-cell table:formula="of:=[.UW26]" office:value-type="float" office:value="0" calcext:value-type="float">
            <text:p>0</text:p>
          </table:table-cell>
          <table:table-cell table:formula="of:=CONCATENATE(&quot;[[&quot;; [.UT27]; &quot;,0],&quot;; &quot;[&quot;; [.UU27]; &quot;,0],&quot;; &quot;[&quot;; [.UV27]; &quot;,0],&quot;; &quot;[&quot;; [.UW27]; &quot;,0],&quot;; &quot;[&quot;; [.UX27]; &quot;,0]]&quot;)" office:value-type="string" office:string-value="[[83,0],[81,0],[0,0],[0,0],[0,0]]" calcext:value-type="string">
            <text:p>[[83,0],[81,0],[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26]" office:value-type="float" office:value="82" calcext:value-type="float">
            <text:p>82</text:p>
          </table:table-cell>
          <table:table-cell table:formula="of:=[.VB26]" office:value-type="float" office:value="0" calcext:value-type="float">
            <text:p>0</text:p>
          </table:table-cell>
          <table:table-cell table:formula="of:=[.VC26]" office:value-type="float" office:value="0" calcext:value-type="float">
            <text:p>0</text:p>
          </table:table-cell>
          <table:table-cell table:formula="of:=[.VD26]" office:value-type="float" office:value="0" calcext:value-type="float">
            <text:p>0</text:p>
          </table:table-cell>
          <table:table-cell table:formula="of:=CONCATENATE(&quot;[[&quot;; [.VA27]; &quot;,0],&quot;; &quot;[&quot;; [.VB27]; &quot;,0],&quot;; &quot;[&quot;; [.VC27]; &quot;,0],&quot;; &quot;[&quot;; [.VD27]; &quot;,0],&quot;; &quot;[&quot;; [.VE27]; &quot;,0]]&quot;)" office:value-type="string" office:string-value="[[0,0],[82,0],[0,0],[0,0],[0,0]]" calcext:value-type="string">
            <text:p>[[0,0],[82,0],[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26]" office:value-type="float" office:value="83" calcext:value-type="float">
            <text:p>83</text:p>
          </table:table-cell>
          <table:table-cell table:formula="of:=[.VI26]" office:value-type="float" office:value="81" calcext:value-type="float">
            <text:p>81</text:p>
          </table:table-cell>
          <table:table-cell table:formula="of:=[.VJ26]" office:value-type="float" office:value="0" calcext:value-type="float">
            <text:p>0</text:p>
          </table:table-cell>
          <table:table-cell table:formula="of:=[.VK26]" office:value-type="float" office:value="0" calcext:value-type="float">
            <text:p>0</text:p>
          </table:table-cell>
          <table:table-cell table:formula="of:=CONCATENATE(&quot;[[&quot;; [.VH27]; &quot;,0],&quot;; &quot;[&quot;; [.VI27]; &quot;,0],&quot;; &quot;[&quot;; [.VJ27]; &quot;,0],&quot;; &quot;[&quot;; [.VK27]; &quot;,0],&quot;; &quot;[&quot;; [.VL27]; &quot;,0]]&quot;)" office:value-type="string" office:string-value="[[0,0],[83,0],[81,0],[0,0],[0,0]]" calcext:value-type="string">
            <text:p>[[0,0],[83,0],[81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26]" office:value-type="float" office:value="84" calcext:value-type="float">
            <text:p>84</text:p>
          </table:table-cell>
          <table:table-cell table:formula="of:=[.VP26]" office:value-type="float" office:value="50" calcext:value-type="float">
            <text:p>50</text:p>
          </table:table-cell>
          <table:table-cell table:formula="of:=[.VQ26]" office:value-type="float" office:value="80" calcext:value-type="float">
            <text:p>80</text:p>
          </table:table-cell>
          <table:table-cell table:formula="of:=[.VR26]" office:value-type="float" office:value="0" calcext:value-type="float">
            <text:p>0</text:p>
          </table:table-cell>
          <table:table-cell table:formula="of:=CONCATENATE(&quot;[[&quot;; [.VO27]; &quot;,0],&quot;; &quot;[&quot;; [.VP27]; &quot;,0],&quot;; &quot;[&quot;; [.VQ27]; &quot;,0],&quot;; &quot;[&quot;; [.VR27]; &quot;,0],&quot;; &quot;[&quot;; [.VS27]; &quot;,0]]&quot;)" office:value-type="string" office:string-value="[[0,0],[84,0],[50,0],[80,0],[0,0]]" calcext:value-type="string">
            <text:p>[[0,0],[84,0],[50,0],[8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26]" office:value-type="float" office:value="85" calcext:value-type="float">
            <text:p>85</text:p>
          </table:table-cell>
          <table:table-cell table:formula="of:=[.VW26]" office:value-type="float" office:value="49" calcext:value-type="float">
            <text:p>49</text:p>
          </table:table-cell>
          <table:table-cell table:formula="of:=[.VX26]" office:value-type="float" office:value="51" calcext:value-type="float">
            <text:p>51</text:p>
          </table:table-cell>
          <table:table-cell table:formula="of:=[.VY26]" office:value-type="float" office:value="79" calcext:value-type="float">
            <text:p>79</text:p>
          </table:table-cell>
          <table:table-cell table:formula="of:=CONCATENATE(&quot;[[&quot;; [.VV27]; &quot;,0],&quot;; &quot;[&quot;; [.VW27]; &quot;,0],&quot;; &quot;[&quot;; [.VX27]; &quot;,0],&quot;; &quot;[&quot;; [.VY27]; &quot;,0],&quot;; &quot;[&quot;; [.VZ27]; &quot;,0]]&quot;)" office:value-type="string" office:string-value="[[0,0],[85,0],[49,0],[51,0],[79,0]]" calcext:value-type="string">
            <text:p>[[0,0],[85,0],[49,0],[51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26]" office:value-type="float" office:value="86" calcext:value-type="float">
            <text:p>86</text:p>
          </table:table-cell>
          <table:table-cell table:formula="of:=[.WD26]" office:value-type="float" office:value="48" calcext:value-type="float">
            <text:p>48</text:p>
          </table:table-cell>
          <table:table-cell table:formula="of:=[.WE26]" office:value-type="float" office:value="26" calcext:value-type="float">
            <text:p>26</text:p>
          </table:table-cell>
          <table:table-cell table:formula="of:=[.WF26]" office:value-type="float" office:value="52" calcext:value-type="float">
            <text:p>52</text:p>
          </table:table-cell>
          <table:table-cell table:formula="of:=CONCATENATE(&quot;[[&quot;; [.WC27]; &quot;,0],&quot;; &quot;[&quot;; [.WD27]; &quot;,0],&quot;; &quot;[&quot;; [.WE27]; &quot;,0],&quot;; &quot;[&quot;; [.WF27]; &quot;,0],&quot;; &quot;[&quot;; [.WG27]; &quot;,0]]&quot;)" office:value-type="string" office:string-value="[[0,0],[86,0],[48,0],[26,0],[52,0]]" calcext:value-type="string">
            <text:p>[[0,0],[86,0],[48,0],[26,0],[5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26]" office:value-type="float" office:value="87" calcext:value-type="float">
            <text:p>87</text:p>
          </table:table-cell>
          <table:table-cell table:formula="of:=[.WK26]" office:value-type="float" office:value="47" calcext:value-type="float">
            <text:p>47</text:p>
          </table:table-cell>
          <table:table-cell table:formula="of:=[.WL26]" office:value-type="float" office:value="27" calcext:value-type="float">
            <text:p>27</text:p>
          </table:table-cell>
          <table:table-cell table:formula="of:=[.WM26]" office:value-type="float" office:value="25" calcext:value-type="float">
            <text:p>25</text:p>
          </table:table-cell>
          <table:table-cell table:formula="of:=CONCATENATE(&quot;[[&quot;; [.WJ27]; &quot;,0],&quot;; &quot;[&quot;; [.WK27]; &quot;,0],&quot;; &quot;[&quot;; [.WL27]; &quot;,0],&quot;; &quot;[&quot;; [.WM27]; &quot;,0],&quot;; &quot;[&quot;; [.WN27]; &quot;,0]]&quot;)" office:value-type="string" office:string-value="[[0,0],[87,0],[47,0],[27,0],[25,0]]" calcext:value-type="string">
            <text:p>[[0,0],[87,0],[47,0],[27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26]" office:value-type="float" office:value="88" calcext:value-type="float">
            <text:p>88</text:p>
          </table:table-cell>
          <table:table-cell table:formula="of:=[.WR26]" office:value-type="float" office:value="46" calcext:value-type="float">
            <text:p>46</text:p>
          </table:table-cell>
          <table:table-cell table:formula="of:=[.WS26]" office:value-type="float" office:value="48" calcext:value-type="float">
            <text:p>48</text:p>
          </table:table-cell>
          <table:table-cell table:formula="of:=[.WT26]" office:value-type="float" office:value="10" calcext:value-type="float">
            <text:p>10</text:p>
          </table:table-cell>
          <table:table-cell table:formula="of:=CONCATENATE(&quot;[[&quot;; [.WQ27]; &quot;,0],&quot;; &quot;[&quot;; [.WR27]; &quot;,0],&quot;; &quot;[&quot;; [.WS27]; &quot;,0],&quot;; &quot;[&quot;; [.WT27]; &quot;,0],&quot;; &quot;[&quot;; [.WU27]; &quot;,0]]&quot;)" office:value-type="string" office:string-value="[[0,0],[88,0],[46,0],[48,0],[10,0]]" calcext:value-type="string">
            <text:p>[[0,0],[88,0],[46,0],[48,0],[1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6]" office:value-type="float" office:value="89" calcext:value-type="float">
            <text:p>89</text:p>
          </table:table-cell>
          <table:table-cell table:formula="of:=[.WY26]" office:value-type="float" office:value="45" calcext:value-type="float">
            <text:p>45</text:p>
          </table:table-cell>
          <table:table-cell table:formula="of:=[.WZ26]" office:value-type="float" office:value="29" calcext:value-type="float">
            <text:p>29</text:p>
          </table:table-cell>
          <table:table-cell table:formula="of:=[.XA26]" office:value-type="float" office:value="9" calcext:value-type="float">
            <text:p>9</text:p>
          </table:table-cell>
          <table:table-cell table:formula="of:=CONCATENATE(&quot;[[&quot;; [.WX27]; &quot;,0],&quot;; &quot;[&quot;; [.WY27]; &quot;,0],&quot;; &quot;[&quot;; [.WZ27]; &quot;,0],&quot;; &quot;[&quot;; [.XA27]; &quot;,0],&quot;; &quot;[&quot;; [.XB27]; &quot;,0]]&quot;)" office:value-type="string" office:string-value="[[0,0],[89,0],[45,0],[29,0],[9,0]]" calcext:value-type="string">
            <text:p>[[0,0],[89,0],[45,0],[29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6]" office:value-type="float" office:value="90" calcext:value-type="float">
            <text:p>90</text:p>
          </table:table-cell>
          <table:table-cell table:formula="of:=[.XF26]" office:value-type="float" office:value="44" calcext:value-type="float">
            <text:p>44</text:p>
          </table:table-cell>
          <table:table-cell table:formula="of:=[.XG26]" office:value-type="float" office:value="30" calcext:value-type="float">
            <text:p>30</text:p>
          </table:table-cell>
          <table:table-cell table:formula="of:=[.XH26]" office:value-type="float" office:value="8" calcext:value-type="float">
            <text:p>8</text:p>
          </table:table-cell>
          <table:table-cell table:formula="of:=CONCATENATE(&quot;[[&quot;; [.XE27]; &quot;,0],&quot;; &quot;[&quot;; [.XF27]; &quot;,0],&quot;; &quot;[&quot;; [.XG27]; &quot;,0],&quot;; &quot;[&quot;; [.XH27]; &quot;,0],&quot;; &quot;[&quot;; [.XI27]; &quot;,0]]&quot;)" office:value-type="string" office:string-value="[[0,0],[90,0],[44,0],[30,0],[8,0]]" calcext:value-type="string">
            <text:p>[[0,0],[90,0],[44,0],[30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6]" office:value-type="float" office:value="91" calcext:value-type="float">
            <text:p>91</text:p>
          </table:table-cell>
          <table:table-cell table:formula="of:=[.XM26]" office:value-type="float" office:value="43" calcext:value-type="float">
            <text:p>43</text:p>
          </table:table-cell>
          <table:table-cell table:formula="of:=[.XN26]" office:value-type="float" office:value="31" calcext:value-type="float">
            <text:p>31</text:p>
          </table:table-cell>
          <table:table-cell table:formula="of:=[.XO26]" office:value-type="float" office:value="7" calcext:value-type="float">
            <text:p>7</text:p>
          </table:table-cell>
          <table:table-cell table:formula="of:=CONCATENATE(&quot;[[&quot;; [.XL27]; &quot;,0],&quot;; &quot;[&quot;; [.XM27]; &quot;,0],&quot;; &quot;[&quot;; [.XN27]; &quot;,0],&quot;; &quot;[&quot;; [.XO27]; &quot;,0],&quot;; &quot;[&quot;; [.XP27]; &quot;,0]]&quot;)" office:value-type="string" office:string-value="[[0,0],[91,0],[43,0],[31,0],[7,0]]" calcext:value-type="string">
            <text:p>[[0,0],[91,0],[43,0],[31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6]" office:value-type="float" office:value="92" calcext:value-type="float">
            <text:p>92</text:p>
          </table:table-cell>
          <table:table-cell table:formula="of:=[.XT26]" office:value-type="float" office:value="42" calcext:value-type="float">
            <text:p>42</text:p>
          </table:table-cell>
          <table:table-cell table:formula="of:=[.XU26]" office:value-type="float" office:value="32" calcext:value-type="float">
            <text:p>32</text:p>
          </table:table-cell>
          <table:table-cell table:formula="of:=[.XV26]" office:value-type="float" office:value="6" calcext:value-type="float">
            <text:p>6</text:p>
          </table:table-cell>
          <table:table-cell table:formula="of:=CONCATENATE(&quot;[[&quot;; [.XS27]; &quot;,0],&quot;; &quot;[&quot;; [.XT27]; &quot;,0],&quot;; &quot;[&quot;; [.XU27]; &quot;,0],&quot;; &quot;[&quot;; [.XV27]; &quot;,0],&quot;; &quot;[&quot;; [.XW27]; &quot;,0]]&quot;)" office:value-type="string" office:string-value="[[0,0],[92,0],[42,0],[32,0],[6,0]]" calcext:value-type="string">
            <text:p>[[0,0],[92,0],[42,0],[32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6]" office:value-type="float" office:value="93" calcext:value-type="float">
            <text:p>93</text:p>
          </table:table-cell>
          <table:table-cell table:formula="of:=[.YA26]" office:value-type="float" office:value="41" calcext:value-type="float">
            <text:p>41</text:p>
          </table:table-cell>
          <table:table-cell table:formula="of:=[.YB26]" office:value-type="float" office:value="33" calcext:value-type="float">
            <text:p>33</text:p>
          </table:table-cell>
          <table:table-cell table:formula="of:=[.YC26]" office:value-type="float" office:value="5" calcext:value-type="float">
            <text:p>5</text:p>
          </table:table-cell>
          <table:table-cell table:formula="of:=CONCATENATE(&quot;[[&quot;; [.XZ27]; &quot;,0],&quot;; &quot;[&quot;; [.YA27]; &quot;,0],&quot;; &quot;[&quot;; [.YB27]; &quot;,0],&quot;; &quot;[&quot;; [.YC27]; &quot;,0],&quot;; &quot;[&quot;; [.YD27]; &quot;,0]]&quot;)" office:value-type="string" office:string-value="[[0,0],[93,0],[41,0],[33,0],[5,0]]" calcext:value-type="string">
            <text:p>[[0,0],[93,0],[41,0],[33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6]" office:value-type="float" office:value="94" calcext:value-type="float">
            <text:p>94</text:p>
          </table:table-cell>
          <table:table-cell table:formula="of:=[.YH26]" office:value-type="float" office:value="40" calcext:value-type="float">
            <text:p>40</text:p>
          </table:table-cell>
          <table:table-cell table:formula="of:=[.YI26]" office:value-type="float" office:value="34" calcext:value-type="float">
            <text:p>34</text:p>
          </table:table-cell>
          <table:table-cell table:formula="of:=[.YJ26]" office:value-type="float" office:value="16" calcext:value-type="float">
            <text:p>16</text:p>
          </table:table-cell>
          <table:table-cell table:formula="of:=CONCATENATE(&quot;[[&quot;; [.YG27]; &quot;,0],&quot;; &quot;[&quot;; [.YH27]; &quot;,0],&quot;; &quot;[&quot;; [.YI27]; &quot;,0],&quot;; &quot;[&quot;; [.YJ27]; &quot;,0],&quot;; &quot;[&quot;; [.YK27]; &quot;,0]]&quot;)" office:value-type="string" office:string-value="[[0,0],[94,0],[40,0],[34,0],[16,0]]" calcext:value-type="string">
            <text:p>[[0,0],[94,0],[40,0],[34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6]" office:value-type="float" office:value="95" calcext:value-type="float">
            <text:p>95</text:p>
          </table:table-cell>
          <table:table-cell table:formula="of:=[.YO26]" office:value-type="float" office:value="39" calcext:value-type="float">
            <text:p>39</text:p>
          </table:table-cell>
          <table:table-cell table:formula="of:=[.YP26]" office:value-type="float" office:value="35" calcext:value-type="float">
            <text:p>35</text:p>
          </table:table-cell>
          <table:table-cell table:formula="of:=[.YQ26]" office:value-type="float" office:value="17" calcext:value-type="float">
            <text:p>17</text:p>
          </table:table-cell>
          <table:table-cell table:formula="of:=CONCATENATE(&quot;[[&quot;; [.YN27]; &quot;,0],&quot;; &quot;[&quot;; [.YO27]; &quot;,0],&quot;; &quot;[&quot;; [.YP27]; &quot;,0],&quot;; &quot;[&quot;; [.YQ27]; &quot;,0],&quot;; &quot;[&quot;; [.YR27]; &quot;,0]]&quot;)" office:value-type="string" office:string-value="[[0,0],[95,0],[39,0],[35,0],[17,0]]" calcext:value-type="string">
            <text:p>[[0,0],[95,0],[39,0],[35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6]" office:value-type="float" office:value="96" calcext:value-type="float">
            <text:p>96</text:p>
          </table:table-cell>
          <table:table-cell table:formula="of:=[.YV26]" office:value-type="float" office:value="38" calcext:value-type="float">
            <text:p>38</text:p>
          </table:table-cell>
          <table:table-cell table:formula="of:=[.YW26]" office:value-type="float" office:value="36" calcext:value-type="float">
            <text:p>36</text:p>
          </table:table-cell>
          <table:table-cell table:formula="of:=[.YX26]" office:value-type="float" office:value="62" calcext:value-type="float">
            <text:p>62</text:p>
          </table:table-cell>
          <table:table-cell table:formula="of:=CONCATENATE(&quot;[[&quot;; [.YU27]; &quot;,0],&quot;; &quot;[&quot;; [.YV27]; &quot;,0],&quot;; &quot;[&quot;; [.YW27]; &quot;,0],&quot;; &quot;[&quot;; [.YX27]; &quot;,0],&quot;; &quot;[&quot;; [.YY27]; &quot;,0]]&quot;)" office:value-type="string" office:string-value="[[0,0],[96,0],[38,0],[36,0],[62,0]]" calcext:value-type="string">
            <text:p>[[0,0],[96,0],[38,0],[3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6]" office:value-type="float" office:value="97" calcext:value-type="float">
            <text:p>97</text:p>
          </table:table-cell>
          <table:table-cell table:formula="of:=[.ZC26]" office:value-type="float" office:value="37" calcext:value-type="float">
            <text:p>37</text:p>
          </table:table-cell>
          <table:table-cell table:formula="of:=[.ZD26]" office:value-type="float" office:value="63" calcext:value-type="float">
            <text:p>63</text:p>
          </table:table-cell>
          <table:table-cell table:formula="of:=[.ZE26]" office:value-type="float" office:value="67" calcext:value-type="float">
            <text:p>67</text:p>
          </table:table-cell>
          <table:table-cell table:formula="of:=CONCATENATE(&quot;[[&quot;; [.ZB27]; &quot;,0],&quot;; &quot;[&quot;; [.ZC27]; &quot;,0],&quot;; &quot;[&quot;; [.ZD27]; &quot;,0],&quot;; &quot;[&quot;; [.ZE27]; &quot;,0],&quot;; &quot;[&quot;; [.ZF27]; &quot;,0]]&quot;)" office:value-type="string" office:string-value="[[0,0],[97,0],[37,0],[63,0],[67,0]]" calcext:value-type="string">
            <text:p>[[0,0],[97,0],[37,0],[63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6]" office:value-type="float" office:value="98" calcext:value-type="float">
            <text:p>98</text:p>
          </table:table-cell>
          <table:table-cell table:formula="of:=[.ZJ26]" office:value-type="float" office:value="64" calcext:value-type="float">
            <text:p>64</text:p>
          </table:table-cell>
          <table:table-cell table:formula="of:=[.ZK26]" office:value-type="float" office:value="66" calcext:value-type="float">
            <text:p>66</text:p>
          </table:table-cell>
          <table:table-cell table:formula="of:=[.ZL26]" office:value-type="float" office:value="0" calcext:value-type="float">
            <text:p>0</text:p>
          </table:table-cell>
          <table:table-cell table:formula="of:=CONCATENATE(&quot;[[&quot;; [.ZI27]; &quot;,0],&quot;; &quot;[&quot;; [.ZJ27]; &quot;,0],&quot;; &quot;[&quot;; [.ZK27]; &quot;,0],&quot;; &quot;[&quot;; [.ZL27]; &quot;,0],&quot;; &quot;[&quot;; [.ZM27]; &quot;,0]]&quot;)" office:value-type="string" office:string-value="[[0,0],[98,0],[64,0],[66,0],[0,0]]" calcext:value-type="string">
            <text:p>[[0,0],[98,0],[64,0],[66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6]" office:value-type="float" office:value="99" calcext:value-type="float">
            <text:p>99</text:p>
          </table:table-cell>
          <table:table-cell table:formula="of:=[.ZQ26]" office:value-type="float" office:value="65" calcext:value-type="float">
            <text:p>65</text:p>
          </table:table-cell>
          <table:table-cell table:formula="of:=[.ZR26]" office:value-type="float" office:value="0" calcext:value-type="float">
            <text:p>0</text:p>
          </table:table-cell>
          <table:table-cell table:formula="of:=[.ZS26]" office:value-type="float" office:value="0" calcext:value-type="float">
            <text:p>0</text:p>
          </table:table-cell>
          <table:table-cell table:formula="of:=CONCATENATE(&quot;[[&quot;; [.ZP27]; &quot;,0],&quot;; &quot;[&quot;; [.ZQ27]; &quot;,0],&quot;; &quot;[&quot;; [.ZR27]; &quot;,0],&quot;; &quot;[&quot;; [.ZS27]; &quot;,0],&quot;; &quot;[&quot;; [.ZT27]; &quot;,0]]&quot;)" office:value-type="string" office:string-value="[[0,0],[99,0],[65,0],[0,0],[0,0]]" calcext:value-type="string">
            <text:p>[[0,0],[99,0],[65,0],[0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7,3,1,13,21</text:p>
          </table:table-cell>
          <table:table-cell/>
          <table:table-cell office:value-type="float" office:value="7" calcext:value-type="float">
            <text:p>7</text:p>
          </table:table-cell>
          <table:table-cell table:formula="of:=[.F27]" office:value-type="float" office:value="3" calcext:value-type="float">
            <text:p>3</text:p>
          </table:table-cell>
          <table:table-cell table:formula="of:=[.F26]" office:value-type="float" office:value="1" calcext:value-type="float">
            <text:p>1</text:p>
          </table:table-cell>
          <table:table-cell table:formula="of:=[.G26]" office:value-type="float" office:value="13" calcext:value-type="float">
            <text:p>13</text:p>
          </table:table-cell>
          <table:table-cell table:formula="of:=[.H26]" office:value-type="float" office:value="21" calcext:value-type="float">
            <text:p>21</text:p>
          </table:table-cell>
          <table:table-cell table:formula="of:=CONCATENATE(&quot;[[&quot;; [.F28]; &quot;,0],&quot;; &quot;[&quot;; [.G28]; &quot;,0],&quot;; &quot;[&quot;; [.H28]; &quot;,0],&quot;; &quot;[&quot;; [.I28]; &quot;,0],&quot;; &quot;[&quot;; [.J28]; &quot;,0]]&quot;)" office:value-type="string" office:string-value="[[7,0],[3,0],[1,0],[13,0],[21,0]]" calcext:value-type="string">
            <text:p>[[7,0],[3,0],[1,0],[13,0],[21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M27]" office:value-type="float" office:value="8" calcext:value-type="float">
            <text:p>8</text:p>
          </table:table-cell>
          <table:table-cell table:formula="of:=[.M26]" office:value-type="float" office:value="2" calcext:value-type="float">
            <text:p>2</text:p>
          </table:table-cell>
          <table:table-cell table:formula="of:=[.N26]" office:value-type="float" office:value="12" calcext:value-type="float">
            <text:p>12</text:p>
          </table:table-cell>
          <table:table-cell table:formula="of:=[.O26]" office:value-type="float" office:value="22" calcext:value-type="float">
            <text:p>22</text:p>
          </table:table-cell>
          <table:table-cell table:formula="of:=CONCATENATE(&quot;[[&quot;; [.M28]; &quot;,0],&quot;; &quot;[&quot;; [.N28]; &quot;,0],&quot;; &quot;[&quot;; [.O28]; &quot;,0],&quot;; &quot;[&quot;; [.P28]; &quot;,0],&quot;; &quot;[&quot;; [.Q28]; &quot;,0]]&quot;)" office:value-type="string" office:string-value="[[30,0],[8,0],[2,0],[12,0],[22,0]]" calcext:value-type="string">
            <text:p>[[30,0],[8,0],[2,0],[12,0],[22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T27]" office:value-type="float" office:value="7" calcext:value-type="float">
            <text:p>7</text:p>
          </table:table-cell>
          <table:table-cell table:formula="of:=[.T26]" office:value-type="float" office:value="3" calcext:value-type="float">
            <text:p>3</text:p>
          </table:table-cell>
          <table:table-cell table:formula="of:=[.U26]" office:value-type="float" office:value="1" calcext:value-type="float">
            <text:p>1</text:p>
          </table:table-cell>
          <table:table-cell table:formula="of:=[.V26]" office:value-type="float" office:value="13" calcext:value-type="float">
            <text:p>13</text:p>
          </table:table-cell>
          <table:table-cell table:formula="of:=CONCATENATE(&quot;[[&quot;; [.T28]; &quot;,0],&quot;; &quot;[&quot;; [.U28]; &quot;,0],&quot;; &quot;[&quot;; [.V28]; &quot;,0],&quot;; &quot;[&quot;; [.W28]; &quot;,0],&quot;; &quot;[&quot;; [.X28]; &quot;,0]]&quot;)" office:value-type="string" office:string-value="[[30,0],[7,0],[3,0],[1,0],[13,0]]" calcext:value-type="string">
            <text:p>[[30,0],[7,0],[3,0],[1,0],[13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AA27]" office:value-type="float" office:value="6" calcext:value-type="float">
            <text:p>6</text:p>
          </table:table-cell>
          <table:table-cell table:formula="of:=[.AA26]" office:value-type="float" office:value="4" calcext:value-type="float">
            <text:p>4</text:p>
          </table:table-cell>
          <table:table-cell table:formula="of:=[.AB26]" office:value-type="float" office:value="14" calcext:value-type="float">
            <text:p>14</text:p>
          </table:table-cell>
          <table:table-cell table:formula="of:=[.AC26]" office:value-type="float" office:value="20" calcext:value-type="float">
            <text:p>20</text:p>
          </table:table-cell>
          <table:table-cell table:formula="of:=CONCATENATE(&quot;[[&quot;; [.AA28]; &quot;,0],&quot;; &quot;[&quot;; [.AB28]; &quot;,0],&quot;; &quot;[&quot;; [.AC28]; &quot;,0],&quot;; &quot;[&quot;; [.AD28]; &quot;,0],&quot;; &quot;[&quot;; [.AE28]; &quot;,0]]&quot;)" office:value-type="string" office:string-value="[[32,0],[6,0],[4,0],[14,0],[20,0]]" calcext:value-type="string">
            <text:p>[[32,0],[6,0],[4,0],[14,0],[2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AH27]" office:value-type="float" office:value="33" calcext:value-type="float">
            <text:p>33</text:p>
          </table:table-cell>
          <table:table-cell table:formula="of:=[.AH26]" office:value-type="float" office:value="5" calcext:value-type="float">
            <text:p>5</text:p>
          </table:table-cell>
          <table:table-cell table:formula="of:=[.AI26]" office:value-type="float" office:value="15" calcext:value-type="float">
            <text:p>15</text:p>
          </table:table-cell>
          <table:table-cell table:formula="of:=[.AJ26]" office:value-type="float" office:value="19" calcext:value-type="float">
            <text:p>19</text:p>
          </table:table-cell>
          <table:table-cell table:formula="of:=CONCATENATE(&quot;[[&quot;; [.AH28]; &quot;,0],&quot;; &quot;[&quot;; [.AI28]; &quot;,0],&quot;; &quot;[&quot;; [.AJ28]; &quot;,0],&quot;; &quot;[&quot;; [.AK28]; &quot;,0],&quot;; &quot;[&quot;; [.AL28]; &quot;,0]]&quot;)" office:value-type="string" office:string-value="[[41,0],[33,0],[5,0],[15,0],[19,0]]" calcext:value-type="string">
            <text:p>[[41,0],[33,0],[5,0],[15,0],[19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O27]" office:value-type="float" office:value="32" calcext:value-type="float">
            <text:p>32</text:p>
          </table:table-cell>
          <table:table-cell table:formula="of:=[.AO26]" office:value-type="float" office:value="6" calcext:value-type="float">
            <text:p>6</text:p>
          </table:table-cell>
          <table:table-cell table:formula="of:=[.AP26]" office:value-type="float" office:value="4" calcext:value-type="float">
            <text:p>4</text:p>
          </table:table-cell>
          <table:table-cell table:formula="of:=[.AQ26]" office:value-type="float" office:value="14" calcext:value-type="float">
            <text:p>14</text:p>
          </table:table-cell>
          <table:table-cell table:formula="of:=CONCATENATE(&quot;[[&quot;; [.AO28]; &quot;,0],&quot;; &quot;[&quot;; [.AP28]; &quot;,0],&quot;; &quot;[&quot;; [.AQ28]; &quot;,0],&quot;; &quot;[&quot;; [.AR28]; &quot;,0],&quot;; &quot;[&quot;; [.AS28]; &quot;,0]]&quot;)" office:value-type="string" office:string-value="[[42,0],[32,0],[6,0],[4,0],[14,0]]" calcext:value-type="string">
            <text:p>[[42,0],[32,0],[6,0],[4,0],[14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AV27]" office:value-type="float" office:value="31" calcext:value-type="float">
            <text:p>31</text:p>
          </table:table-cell>
          <table:table-cell table:formula="of:=[.AV26]" office:value-type="float" office:value="7" calcext:value-type="float">
            <text:p>7</text:p>
          </table:table-cell>
          <table:table-cell table:formula="of:=[.AW26]" office:value-type="float" office:value="3" calcext:value-type="float">
            <text:p>3</text:p>
          </table:table-cell>
          <table:table-cell table:formula="of:=[.AX26]" office:value-type="float" office:value="1" calcext:value-type="float">
            <text:p>1</text:p>
          </table:table-cell>
          <table:table-cell table:formula="of:=CONCATENATE(&quot;[[&quot;; [.AV28]; &quot;,0],&quot;; &quot;[&quot;; [.AW28]; &quot;,0],&quot;; &quot;[&quot;; [.AX28]; &quot;,0],&quot;; &quot;[&quot;; [.AY28]; &quot;,0],&quot;; &quot;[&quot;; [.AZ28]; &quot;,0]]&quot;)" office:value-type="string" office:string-value="[[43,0],[31,0],[7,0],[3,0],[1,0]]" calcext:value-type="string">
            <text:p>[[43,0],[31,0],[7,0],[3,0],[1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BC27]" office:value-type="float" office:value="30" calcext:value-type="float">
            <text:p>30</text:p>
          </table:table-cell>
          <table:table-cell table:formula="of:=[.BC26]" office:value-type="float" office:value="8" calcext:value-type="float">
            <text:p>8</text:p>
          </table:table-cell>
          <table:table-cell table:formula="of:=[.BD26]" office:value-type="float" office:value="2" calcext:value-type="float">
            <text:p>2</text:p>
          </table:table-cell>
          <table:table-cell table:formula="of:=[.BE26]" office:value-type="float" office:value="12" calcext:value-type="float">
            <text:p>12</text:p>
          </table:table-cell>
          <table:table-cell table:formula="of:=CONCATENATE(&quot;[[&quot;; [.BC28]; &quot;,0],&quot;; &quot;[&quot;; [.BD28]; &quot;,0],&quot;; &quot;[&quot;; [.BE28]; &quot;,0],&quot;; &quot;[&quot;; [.BF28]; &quot;,0],&quot;; &quot;[&quot;; [.BG28]; &quot;,0]]&quot;)" office:value-type="string" office:string-value="[[44,0],[30,0],[8,0],[2,0],[12,0]]" calcext:value-type="string">
            <text:p>[[44,0],[30,0],[8,0],[2,0],[12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J27]" office:value-type="float" office:value="29" calcext:value-type="float">
            <text:p>29</text:p>
          </table:table-cell>
          <table:table-cell table:formula="of:=[.BJ26]" office:value-type="float" office:value="9" calcext:value-type="float">
            <text:p>9</text:p>
          </table:table-cell>
          <table:table-cell table:formula="of:=[.BK26]" office:value-type="float" office:value="11" calcext:value-type="float">
            <text:p>11</text:p>
          </table:table-cell>
          <table:table-cell table:formula="of:=[.BL26]" office:value-type="float" office:value="23" calcext:value-type="float">
            <text:p>23</text:p>
          </table:table-cell>
          <table:table-cell table:formula="of:=CONCATENATE(&quot;[[&quot;; [.BJ28]; &quot;,0],&quot;; &quot;[&quot;; [.BK28]; &quot;,0],&quot;; &quot;[&quot;; [.BL28]; &quot;,0],&quot;; &quot;[&quot;; [.BM28]; &quot;,0],&quot;; &quot;[&quot;; [.BN28]; &quot;,0]]&quot;)" office:value-type="string" office:string-value="[[45,0],[29,0],[9,0],[11,0],[23,0]]" calcext:value-type="string">
            <text:p>[[45,0],[29,0],[9,0],[11,0],[23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BQ27]" office:value-type="float" office:value="28" calcext:value-type="float">
            <text:p>28</text:p>
          </table:table-cell>
          <table:table-cell table:formula="of:=[.BQ26]" office:value-type="float" office:value="10" calcext:value-type="float">
            <text:p>10</text:p>
          </table:table-cell>
          <table:table-cell table:formula="of:=[.BR26]" office:value-type="float" office:value="24" calcext:value-type="float">
            <text:p>24</text:p>
          </table:table-cell>
          <table:table-cell table:formula="of:=[.BS26]" office:value-type="float" office:value="54" calcext:value-type="float">
            <text:p>54</text:p>
          </table:table-cell>
          <table:table-cell table:formula="of:=CONCATENATE(&quot;[[&quot;; [.BQ28]; &quot;,0],&quot;; &quot;[&quot;; [.BR28]; &quot;,0],&quot;; &quot;[&quot;; [.BS28]; &quot;,0],&quot;; &quot;[&quot;; [.BT28]; &quot;,0],&quot;; &quot;[&quot;; [.BU28]; &quot;,0]]&quot;)" office:value-type="string" office:string-value="[[46,0],[28,0],[10,0],[24,0],[54,0]]" calcext:value-type="string">
            <text:p>[[46,0],[28,0],[10,0],[24,0],[54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BX27]" office:value-type="float" office:value="9" calcext:value-type="float">
            <text:p>9</text:p>
          </table:table-cell>
          <table:table-cell table:formula="of:=[.BX26]" office:value-type="float" office:value="11" calcext:value-type="float">
            <text:p>11</text:p>
          </table:table-cell>
          <table:table-cell table:formula="of:=[.BY26]" office:value-type="float" office:value="23" calcext:value-type="float">
            <text:p>23</text:p>
          </table:table-cell>
          <table:table-cell table:formula="of:=[.BZ26]" office:value-type="float" office:value="55" calcext:value-type="float">
            <text:p>55</text:p>
          </table:table-cell>
          <table:table-cell table:formula="of:=CONCATENATE(&quot;[[&quot;; [.BX28]; &quot;,0],&quot;; &quot;[&quot;; [.BY28]; &quot;,0],&quot;; &quot;[&quot;; [.BZ28]; &quot;,0],&quot;; &quot;[&quot;; [.CA28]; &quot;,0],&quot;; &quot;[&quot;; [.CB28]; &quot;,0]]&quot;)" office:value-type="string" office:string-value="[[29,0],[9,0],[11,0],[23,0],[55,0]]" calcext:value-type="string">
            <text:p>[[29,0],[9,0],[11,0],[23,0],[55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E27]" office:value-type="float" office:value="2" calcext:value-type="float">
            <text:p>2</text:p>
          </table:table-cell>
          <table:table-cell table:formula="of:=[.CE26]" office:value-type="float" office:value="12" calcext:value-type="float">
            <text:p>12</text:p>
          </table:table-cell>
          <table:table-cell table:formula="of:=[.CF26]" office:value-type="float" office:value="22" calcext:value-type="float">
            <text:p>22</text:p>
          </table:table-cell>
          <table:table-cell table:formula="of:=[.CG26]" office:value-type="float" office:value="56" calcext:value-type="float">
            <text:p>56</text:p>
          </table:table-cell>
          <table:table-cell table:formula="of:=CONCATENATE(&quot;[[&quot;; [.CE28]; &quot;,0],&quot;; &quot;[&quot;; [.CF28]; &quot;,0],&quot;; &quot;[&quot;; [.CG28]; &quot;,0],&quot;; &quot;[&quot;; [.CH28]; &quot;,0],&quot;; &quot;[&quot;; [.CI28]; &quot;,0]]&quot;)" office:value-type="string" office:string-value="[[8,0],[2,0],[12,0],[22,0],[56,0]]" calcext:value-type="string">
            <text:p>[[8,0],[2,0],[12,0],[22,0],[56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L27]" office:value-type="float" office:value="1" calcext:value-type="float">
            <text:p>1</text:p>
          </table:table-cell>
          <table:table-cell table:formula="of:=[.CL26]" office:value-type="float" office:value="13" calcext:value-type="float">
            <text:p>13</text:p>
          </table:table-cell>
          <table:table-cell table:formula="of:=[.CM26]" office:value-type="float" office:value="21" calcext:value-type="float">
            <text:p>21</text:p>
          </table:table-cell>
          <table:table-cell table:formula="of:=[.CN26]" office:value-type="float" office:value="57" calcext:value-type="float">
            <text:p>57</text:p>
          </table:table-cell>
          <table:table-cell table:formula="of:=CONCATENATE(&quot;[[&quot;; [.CL28]; &quot;,0],&quot;; &quot;[&quot;; [.CM28]; &quot;,0],&quot;; &quot;[&quot;; [.CN28]; &quot;,0],&quot;; &quot;[&quot;; [.CO28]; &quot;,0],&quot;; &quot;[&quot;; [.CP28]; &quot;,0]]&quot;)" office:value-type="string" office:string-value="[[3,0],[1,0],[13,0],[21,0],[57,0]]" calcext:value-type="string">
            <text:p>[[3,0],[1,0],[13,0],[21,0],[57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CS27]" office:value-type="float" office:value="4" calcext:value-type="float">
            <text:p>4</text:p>
          </table:table-cell>
          <table:table-cell table:formula="of:=[.CS26]" office:value-type="float" office:value="14" calcext:value-type="float">
            <text:p>14</text:p>
          </table:table-cell>
          <table:table-cell table:formula="of:=[.CT26]" office:value-type="float" office:value="20" calcext:value-type="float">
            <text:p>20</text:p>
          </table:table-cell>
          <table:table-cell table:formula="of:=[.CU26]" office:value-type="float" office:value="58" calcext:value-type="float">
            <text:p>58</text:p>
          </table:table-cell>
          <table:table-cell table:formula="of:=CONCATENATE(&quot;[[&quot;; [.CS28]; &quot;,0],&quot;; &quot;[&quot;; [.CT28]; &quot;,0],&quot;; &quot;[&quot;; [.CU28]; &quot;,0],&quot;; &quot;[&quot;; [.CV28]; &quot;,0],&quot;; &quot;[&quot;; [.CW28]; &quot;,0]]&quot;)" office:value-type="string" office:string-value="[[6,0],[4,0],[14,0],[20,0],[58,0]]" calcext:value-type="string">
            <text:p>[[6,0],[4,0],[14,0],[20,0],[58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CZ27]" office:value-type="float" office:value="5" calcext:value-type="float">
            <text:p>5</text:p>
          </table:table-cell>
          <table:table-cell table:formula="of:=[.CZ26]" office:value-type="float" office:value="15" calcext:value-type="float">
            <text:p>15</text:p>
          </table:table-cell>
          <table:table-cell table:formula="of:=[.DA26]" office:value-type="float" office:value="19" calcext:value-type="float">
            <text:p>19</text:p>
          </table:table-cell>
          <table:table-cell table:formula="of:=[.DB26]" office:value-type="float" office:value="59" calcext:value-type="float">
            <text:p>59</text:p>
          </table:table-cell>
          <table:table-cell table:formula="of:=CONCATENATE(&quot;[[&quot;; [.CZ28]; &quot;,0],&quot;; &quot;[&quot;; [.DA28]; &quot;,0],&quot;; &quot;[&quot;; [.DB28]; &quot;,0],&quot;; &quot;[&quot;; [.DC28]; &quot;,0],&quot;; &quot;[&quot;; [.DD28]; &quot;,0]]&quot;)" office:value-type="string" office:string-value="[[33,0],[5,0],[15,0],[19,0],[59,0]]" calcext:value-type="string">
            <text:p>[[33,0],[5,0],[15,0],[19,0],[59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G27]" office:value-type="float" office:value="34" calcext:value-type="float">
            <text:p>34</text:p>
          </table:table-cell>
          <table:table-cell table:formula="of:=[.DG26]" office:value-type="float" office:value="16" calcext:value-type="float">
            <text:p>16</text:p>
          </table:table-cell>
          <table:table-cell table:formula="of:=[.DH26]" office:value-type="float" office:value="18" calcext:value-type="float">
            <text:p>18</text:p>
          </table:table-cell>
          <table:table-cell table:formula="of:=[.DI26]" office:value-type="float" office:value="60" calcext:value-type="float">
            <text:p>60</text:p>
          </table:table-cell>
          <table:table-cell table:formula="of:=CONCATENATE(&quot;[[&quot;; [.DG28]; &quot;,0],&quot;; &quot;[&quot;; [.DH28]; &quot;,0],&quot;; &quot;[&quot;; [.DI28]; &quot;,0],&quot;; &quot;[&quot;; [.DJ28]; &quot;,0],&quot;; &quot;[&quot;; [.DK28]; &quot;,0]]&quot;)" office:value-type="string" office:string-value="[[40,0],[34,0],[16,0],[18,0],[60,0]]" calcext:value-type="string">
            <text:p>[[40,0],[34,0],[16,0],[18,0],[60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DN27]" office:value-type="float" office:value="35" calcext:value-type="float">
            <text:p>35</text:p>
          </table:table-cell>
          <table:table-cell table:formula="of:=[.DN26]" office:value-type="float" office:value="17" calcext:value-type="float">
            <text:p>17</text:p>
          </table:table-cell>
          <table:table-cell table:formula="of:=[.DO26]" office:value-type="float" office:value="61" calcext:value-type="float">
            <text:p>61</text:p>
          </table:table-cell>
          <table:table-cell table:formula="of:=[.DP26]" office:value-type="float" office:value="69" calcext:value-type="float">
            <text:p>69</text:p>
          </table:table-cell>
          <table:table-cell table:formula="of:=CONCATENATE(&quot;[[&quot;; [.DN28]; &quot;,0],&quot;; &quot;[&quot;; [.DO28]; &quot;,0],&quot;; &quot;[&quot;; [.DP28]; &quot;,0],&quot;; &quot;[&quot;; [.DQ28]; &quot;,0],&quot;; &quot;[&quot;; [.DR28]; &quot;,0]]&quot;)" office:value-type="string" office:string-value="[[39,0],[35,0],[17,0],[61,0],[69,0]]" calcext:value-type="string">
            <text:p>[[39,0],[35,0],[17,0],[61,0],[69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DU27]" office:value-type="float" office:value="16" calcext:value-type="float">
            <text:p>16</text:p>
          </table:table-cell>
          <table:table-cell table:formula="of:=[.DU26]" office:value-type="float" office:value="18" calcext:value-type="float">
            <text:p>18</text:p>
          </table:table-cell>
          <table:table-cell table:formula="of:=[.DV26]" office:value-type="float" office:value="60" calcext:value-type="float">
            <text:p>60</text:p>
          </table:table-cell>
          <table:table-cell table:formula="of:=[.DW26]" office:value-type="float" office:value="70" calcext:value-type="float">
            <text:p>70</text:p>
          </table:table-cell>
          <table:table-cell table:formula="of:=CONCATENATE(&quot;[[&quot;; [.DU28]; &quot;,0],&quot;; &quot;[&quot;; [.DV28]; &quot;,0],&quot;; &quot;[&quot;; [.DW28]; &quot;,0],&quot;; &quot;[&quot;; [.DX28]; &quot;,0],&quot;; &quot;[&quot;; [.DY28]; &quot;,0]]&quot;)" office:value-type="string" office:string-value="[[34,0],[16,0],[18,0],[60,0],[70,0]]" calcext:value-type="string">
            <text:p>[[34,0],[16,0],[18,0],[60,0],[70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B27]" office:value-type="float" office:value="15" calcext:value-type="float">
            <text:p>15</text:p>
          </table:table-cell>
          <table:table-cell table:formula="of:=[.EB26]" office:value-type="float" office:value="19" calcext:value-type="float">
            <text:p>19</text:p>
          </table:table-cell>
          <table:table-cell table:formula="of:=[.EC26]" office:value-type="float" office:value="59" calcext:value-type="float">
            <text:p>59</text:p>
          </table:table-cell>
          <table:table-cell table:formula="of:=[.ED26]" office:value-type="float" office:value="71" calcext:value-type="float">
            <text:p>71</text:p>
          </table:table-cell>
          <table:table-cell table:formula="of:=CONCATENATE(&quot;[[&quot;; [.EB28]; &quot;,0],&quot;; &quot;[&quot;; [.EC28]; &quot;,0],&quot;; &quot;[&quot;; [.ED28]; &quot;,0],&quot;; &quot;[&quot;; [.EE28]; &quot;,0],&quot;; &quot;[&quot;; [.EF28]; &quot;,0]]&quot;)" office:value-type="string" office:string-value="[[5,0],[15,0],[19,0],[59,0],[71,0]]" calcext:value-type="string">
            <text:p>[[5,0],[15,0],[19,0],[59,0],[71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EI27]" office:value-type="float" office:value="14" calcext:value-type="float">
            <text:p>14</text:p>
          </table:table-cell>
          <table:table-cell table:formula="of:=[.EI26]" office:value-type="float" office:value="20" calcext:value-type="float">
            <text:p>20</text:p>
          </table:table-cell>
          <table:table-cell table:formula="of:=[.EJ26]" office:value-type="float" office:value="58" calcext:value-type="float">
            <text:p>58</text:p>
          </table:table-cell>
          <table:table-cell table:formula="of:=[.EK26]" office:value-type="float" office:value="72" calcext:value-type="float">
            <text:p>72</text:p>
          </table:table-cell>
          <table:table-cell table:formula="of:=CONCATENATE(&quot;[[&quot;; [.EI28]; &quot;,0],&quot;; &quot;[&quot;; [.EJ28]; &quot;,0],&quot;; &quot;[&quot;; [.EK28]; &quot;,0],&quot;; &quot;[&quot;; [.EL28]; &quot;,0],&quot;; &quot;[&quot;; [.EM28]; &quot;,0]]&quot;)" office:value-type="string" office:string-value="[[4,0],[14,0],[20,0],[58,0],[72,0]]" calcext:value-type="string">
            <text:p>[[4,0],[14,0],[20,0],[58,0],[72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EP27]" office:value-type="float" office:value="13" calcext:value-type="float">
            <text:p>13</text:p>
          </table:table-cell>
          <table:table-cell table:formula="of:=[.EP26]" office:value-type="float" office:value="21" calcext:value-type="float">
            <text:p>21</text:p>
          </table:table-cell>
          <table:table-cell table:formula="of:=[.EQ26]" office:value-type="float" office:value="57" calcext:value-type="float">
            <text:p>57</text:p>
          </table:table-cell>
          <table:table-cell table:formula="of:=[.ER26]" office:value-type="float" office:value="73" calcext:value-type="float">
            <text:p>73</text:p>
          </table:table-cell>
          <table:table-cell table:formula="of:=CONCATENATE(&quot;[[&quot;; [.EP28]; &quot;,0],&quot;; &quot;[&quot;; [.EQ28]; &quot;,0],&quot;; &quot;[&quot;; [.ER28]; &quot;,0],&quot;; &quot;[&quot;; [.ES28]; &quot;,0],&quot;; &quot;[&quot;; [.ET28]; &quot;,0]]&quot;)" office:value-type="string" office:string-value="[[1,0],[13,0],[21,0],[57,0],[73,0]]" calcext:value-type="string">
            <text:p>[[1,0],[13,0],[21,0],[57,0],[73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EW27]" office:value-type="float" office:value="12" calcext:value-type="float">
            <text:p>12</text:p>
          </table:table-cell>
          <table:table-cell table:formula="of:=[.EW26]" office:value-type="float" office:value="22" calcext:value-type="float">
            <text:p>22</text:p>
          </table:table-cell>
          <table:table-cell table:formula="of:=[.EX26]" office:value-type="float" office:value="56" calcext:value-type="float">
            <text:p>56</text:p>
          </table:table-cell>
          <table:table-cell table:formula="of:=[.EY26]" office:value-type="float" office:value="74" calcext:value-type="float">
            <text:p>74</text:p>
          </table:table-cell>
          <table:table-cell table:formula="of:=CONCATENATE(&quot;[[&quot;; [.EW28]; &quot;,0],&quot;; &quot;[&quot;; [.EX28]; &quot;,0],&quot;; &quot;[&quot;; [.EY28]; &quot;,0],&quot;; &quot;[&quot;; [.EZ28]; &quot;,0],&quot;; &quot;[&quot;; [.FA28]; &quot;,0]]&quot;)" office:value-type="string" office:string-value="[[2,0],[12,0],[22,0],[56,0],[74,0]]" calcext:value-type="string">
            <text:p>[[2,0],[12,0],[22,0],[56,0],[74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FD27]" office:value-type="float" office:value="11" calcext:value-type="float">
            <text:p>11</text:p>
          </table:table-cell>
          <table:table-cell table:formula="of:=[.FD26]" office:value-type="float" office:value="23" calcext:value-type="float">
            <text:p>23</text:p>
          </table:table-cell>
          <table:table-cell table:formula="of:=[.FE26]" office:value-type="float" office:value="55" calcext:value-type="float">
            <text:p>55</text:p>
          </table:table-cell>
          <table:table-cell table:formula="of:=[.FF26]" office:value-type="float" office:value="75" calcext:value-type="float">
            <text:p>75</text:p>
          </table:table-cell>
          <table:table-cell table:formula="of:=CONCATENATE(&quot;[[&quot;; [.FD28]; &quot;,0],&quot;; &quot;[&quot;; [.FE28]; &quot;,0],&quot;; &quot;[&quot;; [.FF28]; &quot;,0],&quot;; &quot;[&quot;; [.FG28]; &quot;,0],&quot;; &quot;[&quot;; [.FH28]; &quot;,0]]&quot;)" office:value-type="string" office:string-value="[[9,0],[11,0],[23,0],[55,0],[75,0]]" calcext:value-type="string">
            <text:p>[[9,0],[11,0],[23,0],[55,0],[75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FK27]" office:value-type="float" office:value="10" calcext:value-type="float">
            <text:p>10</text:p>
          </table:table-cell>
          <table:table-cell table:formula="of:=[.FK26]" office:value-type="float" office:value="24" calcext:value-type="float">
            <text:p>24</text:p>
          </table:table-cell>
          <table:table-cell table:formula="of:=[.FL26]" office:value-type="float" office:value="54" calcext:value-type="float">
            <text:p>54</text:p>
          </table:table-cell>
          <table:table-cell table:formula="of:=[.FM26]" office:value-type="float" office:value="76" calcext:value-type="float">
            <text:p>76</text:p>
          </table:table-cell>
          <table:table-cell table:formula="of:=CONCATENATE(&quot;[[&quot;; [.FK28]; &quot;,0],&quot;; &quot;[&quot;; [.FL28]; &quot;,0],&quot;; &quot;[&quot;; [.FM28]; &quot;,0],&quot;; &quot;[&quot;; [.FN28]; &quot;,0],&quot;; &quot;[&quot;; [.FO28]; &quot;,0]]&quot;)" office:value-type="string" office:string-value="[[28,0],[10,0],[24,0],[54,0],[76,0]]" calcext:value-type="string">
            <text:p>[[28,0],[10,0],[24,0],[54,0],[76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FR27]" office:value-type="float" office:value="27" calcext:value-type="float">
            <text:p>27</text:p>
          </table:table-cell>
          <table:table-cell table:formula="of:=[.FR26]" office:value-type="float" office:value="25" calcext:value-type="float">
            <text:p>25</text:p>
          </table:table-cell>
          <table:table-cell table:formula="of:=[.FS26]" office:value-type="float" office:value="53" calcext:value-type="float">
            <text:p>53</text:p>
          </table:table-cell>
          <table:table-cell table:formula="of:=[.FT26]" office:value-type="float" office:value="77" calcext:value-type="float">
            <text:p>77</text:p>
          </table:table-cell>
          <table:table-cell table:formula="of:=CONCATENATE(&quot;[[&quot;; [.FR28]; &quot;,0],&quot;; &quot;[&quot;; [.FS28]; &quot;,0],&quot;; &quot;[&quot;; [.FT28]; &quot;,0],&quot;; &quot;[&quot;; [.FU28]; &quot;,0],&quot;; &quot;[&quot;; [.FV28]; &quot;,0]]&quot;)" office:value-type="string" office:string-value="[[47,0],[27,0],[25,0],[53,0],[77,0]]" calcext:value-type="string">
            <text:p>[[47,0],[27,0],[25,0],[53,0],[77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FY27]" office:value-type="float" office:value="48" calcext:value-type="float">
            <text:p>48</text:p>
          </table:table-cell>
          <table:table-cell table:formula="of:=[.FY26]" office:value-type="float" office:value="26" calcext:value-type="float">
            <text:p>26</text:p>
          </table:table-cell>
          <table:table-cell table:formula="of:=[.FZ26]" office:value-type="float" office:value="52" calcext:value-type="float">
            <text:p>52</text:p>
          </table:table-cell>
          <table:table-cell table:formula="of:=[.GA26]" office:value-type="float" office:value="78" calcext:value-type="float">
            <text:p>78</text:p>
          </table:table-cell>
          <table:table-cell table:formula="of:=CONCATENATE(&quot;[[&quot;; [.FY28]; &quot;,0],&quot;; &quot;[&quot;; [.FZ28]; &quot;,0],&quot;; &quot;[&quot;; [.GA28]; &quot;,0],&quot;; &quot;[&quot;; [.GB28]; &quot;,0],&quot;; &quot;[&quot;; [.GC28]; &quot;,0]]&quot;)" office:value-type="string" office:string-value="[[86,0],[48,0],[26,0],[52,0],[78,0]]" calcext:value-type="string">
            <text:p>[[86,0],[48,0],[26,0],[52,0],[78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GF27]" office:value-type="float" office:value="47" calcext:value-type="float">
            <text:p>47</text:p>
          </table:table-cell>
          <table:table-cell table:formula="of:=[.GF26]" office:value-type="float" office:value="27" calcext:value-type="float">
            <text:p>27</text:p>
          </table:table-cell>
          <table:table-cell table:formula="of:=[.GG26]" office:value-type="float" office:value="25" calcext:value-type="float">
            <text:p>25</text:p>
          </table:table-cell>
          <table:table-cell table:formula="of:=[.GH26]" office:value-type="float" office:value="53" calcext:value-type="float">
            <text:p>53</text:p>
          </table:table-cell>
          <table:table-cell table:formula="of:=CONCATENATE(&quot;[[&quot;; [.GF28]; &quot;,0],&quot;; &quot;[&quot;; [.GG28]; &quot;,0],&quot;; &quot;[&quot;; [.GH28]; &quot;,0],&quot;; &quot;[&quot;; [.GI28]; &quot;,0],&quot;; &quot;[&quot;; [.GJ28]; &quot;,0]]&quot;)" office:value-type="string" office:string-value="[[87,0],[47,0],[27,0],[25,0],[53,0]]" calcext:value-type="string">
            <text:p>[[87,0],[47,0],[27,0],[25,0],[5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GM27]" office:value-type="float" office:value="46" calcext:value-type="float">
            <text:p>46</text:p>
          </table:table-cell>
          <table:table-cell table:formula="of:=[.GM26]" office:value-type="float" office:value="28" calcext:value-type="float">
            <text:p>28</text:p>
          </table:table-cell>
          <table:table-cell table:formula="of:=[.GN26]" office:value-type="float" office:value="10" calcext:value-type="float">
            <text:p>10</text:p>
          </table:table-cell>
          <table:table-cell table:formula="of:=[.GO26]" office:value-type="float" office:value="24" calcext:value-type="float">
            <text:p>24</text:p>
          </table:table-cell>
          <table:table-cell table:formula="of:=CONCATENATE(&quot;[[&quot;; [.GM28]; &quot;,0],&quot;; &quot;[&quot;; [.GN28]; &quot;,0],&quot;; &quot;[&quot;; [.GO28]; &quot;,0],&quot;; &quot;[&quot;; [.GP28]; &quot;,0],&quot;; &quot;[&quot;; [.GQ28]; &quot;,0]]&quot;)" office:value-type="string" office:string-value="[[88,0],[46,0],[28,0],[10,0],[24,0]]" calcext:value-type="string">
            <text:p>[[88,0],[46,0],[28,0],[10,0],[24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GT27]" office:value-type="float" office:value="45" calcext:value-type="float">
            <text:p>45</text:p>
          </table:table-cell>
          <table:table-cell table:formula="of:=[.GT26]" office:value-type="float" office:value="29" calcext:value-type="float">
            <text:p>29</text:p>
          </table:table-cell>
          <table:table-cell table:formula="of:=[.GU26]" office:value-type="float" office:value="9" calcext:value-type="float">
            <text:p>9</text:p>
          </table:table-cell>
          <table:table-cell table:formula="of:=[.GV26]" office:value-type="float" office:value="11" calcext:value-type="float">
            <text:p>11</text:p>
          </table:table-cell>
          <table:table-cell table:formula="of:=CONCATENATE(&quot;[[&quot;; [.GT28]; &quot;,0],&quot;; &quot;[&quot;; [.GU28]; &quot;,0],&quot;; &quot;[&quot;; [.GV28]; &quot;,0],&quot;; &quot;[&quot;; [.GW28]; &quot;,0],&quot;; &quot;[&quot;; [.GX28]; &quot;,0]]&quot;)" office:value-type="string" office:string-value="[[89,0],[45,0],[29,0],[9,0],[11,0]]" calcext:value-type="string">
            <text:p>[[89,0],[45,0],[29,0],[9,0],[11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HA27]" office:value-type="float" office:value="44" calcext:value-type="float">
            <text:p>44</text:p>
          </table:table-cell>
          <table:table-cell table:formula="of:=[.HA26]" office:value-type="float" office:value="30" calcext:value-type="float">
            <text:p>30</text:p>
          </table:table-cell>
          <table:table-cell table:formula="of:=[.HB26]" office:value-type="float" office:value="8" calcext:value-type="float">
            <text:p>8</text:p>
          </table:table-cell>
          <table:table-cell table:formula="of:=[.HC26]" office:value-type="float" office:value="2" calcext:value-type="float">
            <text:p>2</text:p>
          </table:table-cell>
          <table:table-cell table:formula="of:=CONCATENATE(&quot;[[&quot;; [.HA28]; &quot;,0],&quot;; &quot;[&quot;; [.HB28]; &quot;,0],&quot;; &quot;[&quot;; [.HC28]; &quot;,0],&quot;; &quot;[&quot;; [.HD28]; &quot;,0],&quot;; &quot;[&quot;; [.HE28]; &quot;,0]]&quot;)" office:value-type="string" office:string-value="[[90,0],[44,0],[30,0],[8,0],[2,0]]" calcext:value-type="string">
            <text:p>[[90,0],[44,0],[30,0],[8,0],[2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HH27]" office:value-type="float" office:value="43" calcext:value-type="float">
            <text:p>43</text:p>
          </table:table-cell>
          <table:table-cell table:formula="of:=[.HH26]" office:value-type="float" office:value="31" calcext:value-type="float">
            <text:p>31</text:p>
          </table:table-cell>
          <table:table-cell table:formula="of:=[.HI26]" office:value-type="float" office:value="7" calcext:value-type="float">
            <text:p>7</text:p>
          </table:table-cell>
          <table:table-cell table:formula="of:=[.HJ26]" office:value-type="float" office:value="3" calcext:value-type="float">
            <text:p>3</text:p>
          </table:table-cell>
          <table:table-cell table:formula="of:=CONCATENATE(&quot;[[&quot;; [.HH28]; &quot;,0],&quot;; &quot;[&quot;; [.HI28]; &quot;,0],&quot;; &quot;[&quot;; [.HJ28]; &quot;,0],&quot;; &quot;[&quot;; [.HK28]; &quot;,0],&quot;; &quot;[&quot;; [.HL28]; &quot;,0]]&quot;)" office:value-type="string" office:string-value="[[91,0],[43,0],[31,0],[7,0],[3,0]]" calcext:value-type="string">
            <text:p>[[91,0],[43,0],[31,0],[7,0],[3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HO27]" office:value-type="float" office:value="42" calcext:value-type="float">
            <text:p>42</text:p>
          </table:table-cell>
          <table:table-cell table:formula="of:=[.HO26]" office:value-type="float" office:value="32" calcext:value-type="float">
            <text:p>32</text:p>
          </table:table-cell>
          <table:table-cell table:formula="of:=[.HP26]" office:value-type="float" office:value="6" calcext:value-type="float">
            <text:p>6</text:p>
          </table:table-cell>
          <table:table-cell table:formula="of:=[.HQ26]" office:value-type="float" office:value="4" calcext:value-type="float">
            <text:p>4</text:p>
          </table:table-cell>
          <table:table-cell table:formula="of:=CONCATENATE(&quot;[[&quot;; [.HO28]; &quot;,0],&quot;; &quot;[&quot;; [.HP28]; &quot;,0],&quot;; &quot;[&quot;; [.HQ28]; &quot;,0],&quot;; &quot;[&quot;; [.HR28]; &quot;,0],&quot;; &quot;[&quot;; [.HS28]; &quot;,0]]&quot;)" office:value-type="string" office:string-value="[[92,0],[42,0],[32,0],[6,0],[4,0]]" calcext:value-type="string">
            <text:p>[[92,0],[42,0],[32,0],[6,0],[4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HV27]" office:value-type="float" office:value="41" calcext:value-type="float">
            <text:p>41</text:p>
          </table:table-cell>
          <table:table-cell table:formula="of:=[.HV26]" office:value-type="float" office:value="33" calcext:value-type="float">
            <text:p>33</text:p>
          </table:table-cell>
          <table:table-cell table:formula="of:=[.HW26]" office:value-type="float" office:value="5" calcext:value-type="float">
            <text:p>5</text:p>
          </table:table-cell>
          <table:table-cell table:formula="of:=[.HX26]" office:value-type="float" office:value="15" calcext:value-type="float">
            <text:p>15</text:p>
          </table:table-cell>
          <table:table-cell table:formula="of:=CONCATENATE(&quot;[[&quot;; [.HV28]; &quot;,0],&quot;; &quot;[&quot;; [.HW28]; &quot;,0],&quot;; &quot;[&quot;; [.HX28]; &quot;,0],&quot;; &quot;[&quot;; [.HY28]; &quot;,0],&quot;; &quot;[&quot;; [.HZ28]; &quot;,0]]&quot;)" office:value-type="string" office:string-value="[[93,0],[41,0],[33,0],[5,0],[15,0]]" calcext:value-type="string">
            <text:p>[[93,0],[41,0],[33,0],[5,0],[15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IC27]" office:value-type="float" office:value="40" calcext:value-type="float">
            <text:p>40</text:p>
          </table:table-cell>
          <table:table-cell table:formula="of:=[.IC26]" office:value-type="float" office:value="34" calcext:value-type="float">
            <text:p>34</text:p>
          </table:table-cell>
          <table:table-cell table:formula="of:=[.ID26]" office:value-type="float" office:value="16" calcext:value-type="float">
            <text:p>16</text:p>
          </table:table-cell>
          <table:table-cell table:formula="of:=[.IE26]" office:value-type="float" office:value="18" calcext:value-type="float">
            <text:p>18</text:p>
          </table:table-cell>
          <table:table-cell table:formula="of:=CONCATENATE(&quot;[[&quot;; [.IC28]; &quot;,0],&quot;; &quot;[&quot;; [.ID28]; &quot;,0],&quot;; &quot;[&quot;; [.IE28]; &quot;,0],&quot;; &quot;[&quot;; [.IF28]; &quot;,0],&quot;; &quot;[&quot;; [.IG28]; &quot;,0]]&quot;)" office:value-type="string" office:string-value="[[94,0],[40,0],[34,0],[16,0],[18,0]]" calcext:value-type="string">
            <text:p>[[94,0],[40,0],[34,0],[16,0],[1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IJ27]" office:value-type="float" office:value="39" calcext:value-type="float">
            <text:p>39</text:p>
          </table:table-cell>
          <table:table-cell table:formula="of:=[.IJ26]" office:value-type="float" office:value="35" calcext:value-type="float">
            <text:p>35</text:p>
          </table:table-cell>
          <table:table-cell table:formula="of:=[.IK26]" office:value-type="float" office:value="17" calcext:value-type="float">
            <text:p>17</text:p>
          </table:table-cell>
          <table:table-cell table:formula="of:=[.IL26]" office:value-type="float" office:value="61" calcext:value-type="float">
            <text:p>61</text:p>
          </table:table-cell>
          <table:table-cell table:formula="of:=CONCATENATE(&quot;[[&quot;; [.IJ28]; &quot;,0],&quot;; &quot;[&quot;; [.IK28]; &quot;,0],&quot;; &quot;[&quot;; [.IL28]; &quot;,0],&quot;; &quot;[&quot;; [.IM28]; &quot;,0],&quot;; &quot;[&quot;; [.IN28]; &quot;,0]]&quot;)" office:value-type="string" office:string-value="[[95,0],[39,0],[35,0],[17,0],[61,0]]" calcext:value-type="string">
            <text:p>[[95,0],[39,0],[35,0],[17,0],[61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IQ27]" office:value-type="float" office:value="38" calcext:value-type="float">
            <text:p>38</text:p>
          </table:table-cell>
          <table:table-cell table:formula="of:=[.IQ26]" office:value-type="float" office:value="36" calcext:value-type="float">
            <text:p>36</text:p>
          </table:table-cell>
          <table:table-cell table:formula="of:=[.IR26]" office:value-type="float" office:value="62" calcext:value-type="float">
            <text:p>62</text:p>
          </table:table-cell>
          <table:table-cell table:formula="of:=[.IS26]" office:value-type="float" office:value="68" calcext:value-type="float">
            <text:p>68</text:p>
          </table:table-cell>
          <table:table-cell table:formula="of:=CONCATENATE(&quot;[[&quot;; [.IQ28]; &quot;,0],&quot;; &quot;[&quot;; [.IR28]; &quot;,0],&quot;; &quot;[&quot;; [.IS28]; &quot;,0],&quot;; &quot;[&quot;; [.IT28]; &quot;,0],&quot;; &quot;[&quot;; [.IU28]; &quot;,0]]&quot;)" office:value-type="string" office:string-value="[[96,0],[38,0],[36,0],[62,0],[68,0]]" calcext:value-type="string">
            <text:p>[[96,0],[38,0],[36,0],[62,0],[6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7]" office:value-type="float" office:value="97" calcext:value-type="float">
            <text:p>97</text:p>
          </table:table-cell>
          <table:table-cell table:formula="of:=[.IX26]" office:value-type="float" office:value="37" calcext:value-type="float">
            <text:p>37</text:p>
          </table:table-cell>
          <table:table-cell table:formula="of:=[.IY26]" office:value-type="float" office:value="63" calcext:value-type="float">
            <text:p>63</text:p>
          </table:table-cell>
          <table:table-cell table:formula="of:=[.IZ26]" office:value-type="float" office:value="67" calcext:value-type="float">
            <text:p>67</text:p>
          </table:table-cell>
          <table:table-cell table:formula="of:=CONCATENATE(&quot;[[&quot;; [.IX28]; &quot;,0],&quot;; &quot;[&quot;; [.IY28]; &quot;,0],&quot;; &quot;[&quot;; [.IZ28]; &quot;,0],&quot;; &quot;[&quot;; [.JA28]; &quot;,0],&quot;; &quot;[&quot;; [.JB28]; &quot;,0]]&quot;)" office:value-type="string" office:string-value="[[0,0],[97,0],[37,0],[63,0],[67,0]]" calcext:value-type="string">
            <text:p>[[0,0],[97,0],[37,0],[63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7]" office:value-type="float" office:value="96" calcext:value-type="float">
            <text:p>96</text:p>
          </table:table-cell>
          <table:table-cell table:formula="of:=[.JE26]" office:value-type="float" office:value="38" calcext:value-type="float">
            <text:p>38</text:p>
          </table:table-cell>
          <table:table-cell table:formula="of:=[.JF26]" office:value-type="float" office:value="36" calcext:value-type="float">
            <text:p>36</text:p>
          </table:table-cell>
          <table:table-cell table:formula="of:=[.JG26]" office:value-type="float" office:value="62" calcext:value-type="float">
            <text:p>62</text:p>
          </table:table-cell>
          <table:table-cell table:formula="of:=CONCATENATE(&quot;[[&quot;; [.JE28]; &quot;,0],&quot;; &quot;[&quot;; [.JF28]; &quot;,0],&quot;; &quot;[&quot;; [.JG28]; &quot;,0],&quot;; &quot;[&quot;; [.JH28]; &quot;,0],&quot;; &quot;[&quot;; [.JI28]; &quot;,0]]&quot;)" office:value-type="string" office:string-value="[[0,0],[96,0],[38,0],[36,0],[62,0]]" calcext:value-type="string">
            <text:p>[[0,0],[96,0],[38,0],[3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7]" office:value-type="float" office:value="95" calcext:value-type="float">
            <text:p>95</text:p>
          </table:table-cell>
          <table:table-cell table:formula="of:=[.JL26]" office:value-type="float" office:value="39" calcext:value-type="float">
            <text:p>39</text:p>
          </table:table-cell>
          <table:table-cell table:formula="of:=[.JM26]" office:value-type="float" office:value="35" calcext:value-type="float">
            <text:p>35</text:p>
          </table:table-cell>
          <table:table-cell table:formula="of:=[.JN26]" office:value-type="float" office:value="17" calcext:value-type="float">
            <text:p>17</text:p>
          </table:table-cell>
          <table:table-cell table:formula="of:=CONCATENATE(&quot;[[&quot;; [.JL28]; &quot;,0],&quot;; &quot;[&quot;; [.JM28]; &quot;,0],&quot;; &quot;[&quot;; [.JN28]; &quot;,0],&quot;; &quot;[&quot;; [.JO28]; &quot;,0],&quot;; &quot;[&quot;; [.JP28]; &quot;,0]]&quot;)" office:value-type="string" office:string-value="[[0,0],[95,0],[39,0],[35,0],[17,0]]" calcext:value-type="string">
            <text:p>[[0,0],[95,0],[39,0],[35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7]" office:value-type="float" office:value="94" calcext:value-type="float">
            <text:p>94</text:p>
          </table:table-cell>
          <table:table-cell table:formula="of:=[.JS26]" office:value-type="float" office:value="40" calcext:value-type="float">
            <text:p>40</text:p>
          </table:table-cell>
          <table:table-cell table:formula="of:=[.JT26]" office:value-type="float" office:value="34" calcext:value-type="float">
            <text:p>34</text:p>
          </table:table-cell>
          <table:table-cell table:formula="of:=[.JU26]" office:value-type="float" office:value="16" calcext:value-type="float">
            <text:p>16</text:p>
          </table:table-cell>
          <table:table-cell table:formula="of:=CONCATENATE(&quot;[[&quot;; [.JS28]; &quot;,0],&quot;; &quot;[&quot;; [.JT28]; &quot;,0],&quot;; &quot;[&quot;; [.JU28]; &quot;,0],&quot;; &quot;[&quot;; [.JV28]; &quot;,0],&quot;; &quot;[&quot;; [.JW28]; &quot;,0]]&quot;)" office:value-type="string" office:string-value="[[0,0],[94,0],[40,0],[34,0],[16,0]]" calcext:value-type="string">
            <text:p>[[0,0],[94,0],[40,0],[34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7]" office:value-type="float" office:value="93" calcext:value-type="float">
            <text:p>93</text:p>
          </table:table-cell>
          <table:table-cell table:formula="of:=[.JZ26]" office:value-type="float" office:value="41" calcext:value-type="float">
            <text:p>41</text:p>
          </table:table-cell>
          <table:table-cell table:formula="of:=[.KA26]" office:value-type="float" office:value="33" calcext:value-type="float">
            <text:p>33</text:p>
          </table:table-cell>
          <table:table-cell table:formula="of:=[.KB26]" office:value-type="float" office:value="5" calcext:value-type="float">
            <text:p>5</text:p>
          </table:table-cell>
          <table:table-cell table:formula="of:=CONCATENATE(&quot;[[&quot;; [.JZ28]; &quot;,0],&quot;; &quot;[&quot;; [.KA28]; &quot;,0],&quot;; &quot;[&quot;; [.KB28]; &quot;,0],&quot;; &quot;[&quot;; [.KC28]; &quot;,0],&quot;; &quot;[&quot;; [.KD28]; &quot;,0]]&quot;)" office:value-type="string" office:string-value="[[0,0],[93,0],[41,0],[33,0],[5,0]]" calcext:value-type="string">
            <text:p>[[0,0],[93,0],[41,0],[33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7]" office:value-type="float" office:value="92" calcext:value-type="float">
            <text:p>92</text:p>
          </table:table-cell>
          <table:table-cell table:formula="of:=[.KG26]" office:value-type="float" office:value="42" calcext:value-type="float">
            <text:p>42</text:p>
          </table:table-cell>
          <table:table-cell table:formula="of:=[.KH26]" office:value-type="float" office:value="32" calcext:value-type="float">
            <text:p>32</text:p>
          </table:table-cell>
          <table:table-cell table:formula="of:=[.KI26]" office:value-type="float" office:value="6" calcext:value-type="float">
            <text:p>6</text:p>
          </table:table-cell>
          <table:table-cell table:formula="of:=CONCATENATE(&quot;[[&quot;; [.KG28]; &quot;,0],&quot;; &quot;[&quot;; [.KH28]; &quot;,0],&quot;; &quot;[&quot;; [.KI28]; &quot;,0],&quot;; &quot;[&quot;; [.KJ28]; &quot;,0],&quot;; &quot;[&quot;; [.KK28]; &quot;,0]]&quot;)" office:value-type="string" office:string-value="[[0,0],[92,0],[42,0],[32,0],[6,0]]" calcext:value-type="string">
            <text:p>[[0,0],[92,0],[42,0],[32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7]" office:value-type="float" office:value="91" calcext:value-type="float">
            <text:p>91</text:p>
          </table:table-cell>
          <table:table-cell table:formula="of:=[.KN26]" office:value-type="float" office:value="43" calcext:value-type="float">
            <text:p>43</text:p>
          </table:table-cell>
          <table:table-cell table:formula="of:=[.KO26]" office:value-type="float" office:value="31" calcext:value-type="float">
            <text:p>31</text:p>
          </table:table-cell>
          <table:table-cell table:formula="of:=[.KP26]" office:value-type="float" office:value="7" calcext:value-type="float">
            <text:p>7</text:p>
          </table:table-cell>
          <table:table-cell table:formula="of:=CONCATENATE(&quot;[[&quot;; [.KN28]; &quot;,0],&quot;; &quot;[&quot;; [.KO28]; &quot;,0],&quot;; &quot;[&quot;; [.KP28]; &quot;,0],&quot;; &quot;[&quot;; [.KQ28]; &quot;,0],&quot;; &quot;[&quot;; [.KR28]; &quot;,0]]&quot;)" office:value-type="string" office:string-value="[[0,0],[91,0],[43,0],[31,0],[7,0]]" calcext:value-type="string">
            <text:p>[[0,0],[91,0],[43,0],[31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27]" office:value-type="float" office:value="90" calcext:value-type="float">
            <text:p>90</text:p>
          </table:table-cell>
          <table:table-cell table:formula="of:=[.KU26]" office:value-type="float" office:value="44" calcext:value-type="float">
            <text:p>44</text:p>
          </table:table-cell>
          <table:table-cell table:formula="of:=[.KV26]" office:value-type="float" office:value="30" calcext:value-type="float">
            <text:p>30</text:p>
          </table:table-cell>
          <table:table-cell table:formula="of:=[.KW26]" office:value-type="float" office:value="8" calcext:value-type="float">
            <text:p>8</text:p>
          </table:table-cell>
          <table:table-cell table:formula="of:=CONCATENATE(&quot;[[&quot;; [.KU28]; &quot;,0],&quot;; &quot;[&quot;; [.KV28]; &quot;,0],&quot;; &quot;[&quot;; [.KW28]; &quot;,0],&quot;; &quot;[&quot;; [.KX28]; &quot;,0],&quot;; &quot;[&quot;; [.KY28]; &quot;,0]]&quot;)" office:value-type="string" office:string-value="[[0,0],[90,0],[44,0],[30,0],[8,0]]" calcext:value-type="string">
            <text:p>[[0,0],[90,0],[44,0],[30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27]" office:value-type="float" office:value="89" calcext:value-type="float">
            <text:p>89</text:p>
          </table:table-cell>
          <table:table-cell table:formula="of:=[.LB26]" office:value-type="float" office:value="45" calcext:value-type="float">
            <text:p>45</text:p>
          </table:table-cell>
          <table:table-cell table:formula="of:=[.LC26]" office:value-type="float" office:value="29" calcext:value-type="float">
            <text:p>29</text:p>
          </table:table-cell>
          <table:table-cell table:formula="of:=[.LD26]" office:value-type="float" office:value="9" calcext:value-type="float">
            <text:p>9</text:p>
          </table:table-cell>
          <table:table-cell table:formula="of:=CONCATENATE(&quot;[[&quot;; [.LB28]; &quot;,0],&quot;; &quot;[&quot;; [.LC28]; &quot;,0],&quot;; &quot;[&quot;; [.LD28]; &quot;,0],&quot;; &quot;[&quot;; [.LE28]; &quot;,0],&quot;; &quot;[&quot;; [.LF28]; &quot;,0]]&quot;)" office:value-type="string" office:string-value="[[0,0],[89,0],[45,0],[29,0],[9,0]]" calcext:value-type="string">
            <text:p>[[0,0],[89,0],[45,0],[29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27]" office:value-type="float" office:value="88" calcext:value-type="float">
            <text:p>88</text:p>
          </table:table-cell>
          <table:table-cell table:formula="of:=[.LI26]" office:value-type="float" office:value="46" calcext:value-type="float">
            <text:p>46</text:p>
          </table:table-cell>
          <table:table-cell table:formula="of:=[.LJ26]" office:value-type="float" office:value="29" calcext:value-type="float">
            <text:p>29</text:p>
          </table:table-cell>
          <table:table-cell table:formula="of:=[.LK26]" office:value-type="float" office:value="9" calcext:value-type="float">
            <text:p>9</text:p>
          </table:table-cell>
          <table:table-cell table:formula="of:=CONCATENATE(&quot;[[&quot;; [.LI28]; &quot;,0],&quot;; &quot;[&quot;; [.LJ28]; &quot;,0],&quot;; &quot;[&quot;; [.LK28]; &quot;,0],&quot;; &quot;[&quot;; [.LL28]; &quot;,0],&quot;; &quot;[&quot;; [.LM28]; &quot;,0]]&quot;)" office:value-type="string" office:string-value="[[0,0],[88,0],[46,0],[29,0],[9,0]]" calcext:value-type="string">
            <text:p>[[0,0],[88,0],[46,0],[29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27]" office:value-type="float" office:value="87" calcext:value-type="float">
            <text:p>87</text:p>
          </table:table-cell>
          <table:table-cell table:formula="of:=[.LP26]" office:value-type="float" office:value="47" calcext:value-type="float">
            <text:p>47</text:p>
          </table:table-cell>
          <table:table-cell table:formula="of:=[.LQ26]" office:value-type="float" office:value="27" calcext:value-type="float">
            <text:p>27</text:p>
          </table:table-cell>
          <table:table-cell table:formula="of:=[.LR26]" office:value-type="float" office:value="25" calcext:value-type="float">
            <text:p>25</text:p>
          </table:table-cell>
          <table:table-cell table:formula="of:=CONCATENATE(&quot;[[&quot;; [.LP28]; &quot;,0],&quot;; &quot;[&quot;; [.LQ28]; &quot;,0],&quot;; &quot;[&quot;; [.LR28]; &quot;,0],&quot;; &quot;[&quot;; [.LS28]; &quot;,0],&quot;; &quot;[&quot;; [.LT28]; &quot;,0]]&quot;)" office:value-type="string" office:string-value="[[0,0],[87,0],[47,0],[27,0],[25,0]]" calcext:value-type="string">
            <text:p>[[0,0],[87,0],[47,0],[27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27]" office:value-type="float" office:value="86" calcext:value-type="float">
            <text:p>86</text:p>
          </table:table-cell>
          <table:table-cell table:formula="of:=[.LW26]" office:value-type="float" office:value="48" calcext:value-type="float">
            <text:p>48</text:p>
          </table:table-cell>
          <table:table-cell table:formula="of:=[.LX26]" office:value-type="float" office:value="27" calcext:value-type="float">
            <text:p>27</text:p>
          </table:table-cell>
          <table:table-cell table:formula="of:=[.LY26]" office:value-type="float" office:value="25" calcext:value-type="float">
            <text:p>25</text:p>
          </table:table-cell>
          <table:table-cell table:formula="of:=CONCATENATE(&quot;[[&quot;; [.LW28]; &quot;,0],&quot;; &quot;[&quot;; [.LX28]; &quot;,0],&quot;; &quot;[&quot;; [.LY28]; &quot;,0],&quot;; &quot;[&quot;; [.LZ28]; &quot;,0],&quot;; &quot;[&quot;; [.MA28]; &quot;,0]]&quot;)" office:value-type="string" office:string-value="[[0,0],[86,0],[48,0],[27,0],[25,0]]" calcext:value-type="string">
            <text:p>[[0,0],[86,0],[48,0],[27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27]" office:value-type="float" office:value="85" calcext:value-type="float">
            <text:p>85</text:p>
          </table:table-cell>
          <table:table-cell table:formula="of:=[.MD26]" office:value-type="float" office:value="49" calcext:value-type="float">
            <text:p>49</text:p>
          </table:table-cell>
          <table:table-cell table:formula="of:=[.ME26]" office:value-type="float" office:value="51" calcext:value-type="float">
            <text:p>51</text:p>
          </table:table-cell>
          <table:table-cell table:formula="of:=[.MF26]" office:value-type="float" office:value="79" calcext:value-type="float">
            <text:p>79</text:p>
          </table:table-cell>
          <table:table-cell table:formula="of:=CONCATENATE(&quot;[[&quot;; [.MD28]; &quot;,0],&quot;; &quot;[&quot;; [.ME28]; &quot;,0],&quot;; &quot;[&quot;; [.MF28]; &quot;,0],&quot;; &quot;[&quot;; [.MG28]; &quot;,0],&quot;; &quot;[&quot;; [.MH28]; &quot;,0]]&quot;)" office:value-type="string" office:string-value="[[0,0],[85,0],[49,0],[51,0],[79,0]]" calcext:value-type="string">
            <text:p>[[0,0],[85,0],[49,0],[51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27]" office:value-type="float" office:value="84" calcext:value-type="float">
            <text:p>84</text:p>
          </table:table-cell>
          <table:table-cell table:formula="of:=[.MK26]" office:value-type="float" office:value="50" calcext:value-type="float">
            <text:p>50</text:p>
          </table:table-cell>
          <table:table-cell table:formula="of:=[.ML26]" office:value-type="float" office:value="80" calcext:value-type="float">
            <text:p>80</text:p>
          </table:table-cell>
          <table:table-cell table:formula="of:=[.MM26]" office:value-type="float" office:value="0" calcext:value-type="float">
            <text:p>0</text:p>
          </table:table-cell>
          <table:table-cell table:formula="of:=CONCATENATE(&quot;[[&quot;; [.MK28]; &quot;,0],&quot;; &quot;[&quot;; [.ML28]; &quot;,0],&quot;; &quot;[&quot;; [.MM28]; &quot;,0],&quot;; &quot;[&quot;; [.MN28]; &quot;,0],&quot;; &quot;[&quot;; [.MO28]; &quot;,0]]&quot;)" office:value-type="string" office:string-value="[[0,0],[84,0],[50,0],[80,0],[0,0]]" calcext:value-type="string">
            <text:p>[[0,0],[84,0],[50,0],[80,0],[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MR27]" office:value-type="float" office:value="49" calcext:value-type="float">
            <text:p>49</text:p>
          </table:table-cell>
          <table:table-cell table:formula="of:=[.MR26]" office:value-type="float" office:value="51" calcext:value-type="float">
            <text:p>51</text:p>
          </table:table-cell>
          <table:table-cell table:formula="of:=[.MS26]" office:value-type="float" office:value="79" calcext:value-type="float">
            <text:p>79</text:p>
          </table:table-cell>
          <table:table-cell table:formula="of:=[.MT26]" office:value-type="float" office:value="0" calcext:value-type="float">
            <text:p>0</text:p>
          </table:table-cell>
          <table:table-cell table:formula="of:=CONCATENATE(&quot;[[&quot;; [.MR28]; &quot;,0],&quot;; &quot;[&quot;; [.MS28]; &quot;,0],&quot;; &quot;[&quot;; [.MT28]; &quot;,0],&quot;; &quot;[&quot;; [.MU28]; &quot;,0],&quot;; &quot;[&quot;; [.MV28]; &quot;,0]]&quot;)" office:value-type="string" office:string-value="[[85,0],[49,0],[51,0],[79,0],[0,0]]" calcext:value-type="string">
            <text:p>[[85,0],[49,0],[51,0],[79,0],[0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MY27]" office:value-type="float" office:value="26" calcext:value-type="float">
            <text:p>26</text:p>
          </table:table-cell>
          <table:table-cell table:formula="of:=[.MY26]" office:value-type="float" office:value="52" calcext:value-type="float">
            <text:p>52</text:p>
          </table:table-cell>
          <table:table-cell table:formula="of:=[.MZ26]" office:value-type="float" office:value="78" calcext:value-type="float">
            <text:p>78</text:p>
          </table:table-cell>
          <table:table-cell table:formula="of:=[.NA26]" office:value-type="float" office:value="0" calcext:value-type="float">
            <text:p>0</text:p>
          </table:table-cell>
          <table:table-cell table:formula="of:=CONCATENATE(&quot;[[&quot;; [.MY28]; &quot;,0],&quot;; &quot;[&quot;; [.MZ28]; &quot;,0],&quot;; &quot;[&quot;; [.NA28]; &quot;,0],&quot;; &quot;[&quot;; [.NB28]; &quot;,0],&quot;; &quot;[&quot;; [.NC28]; &quot;,0]]&quot;)" office:value-type="string" office:string-value="[[48,0],[26,0],[52,0],[78,0],[0,0]]" calcext:value-type="string">
            <text:p>[[48,0],[26,0],[52,0],[78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NF27]" office:value-type="float" office:value="25" calcext:value-type="float">
            <text:p>25</text:p>
          </table:table-cell>
          <table:table-cell table:formula="of:=[.NF26]" office:value-type="float" office:value="53" calcext:value-type="float">
            <text:p>53</text:p>
          </table:table-cell>
          <table:table-cell table:formula="of:=[.NG26]" office:value-type="float" office:value="77" calcext:value-type="float">
            <text:p>77</text:p>
          </table:table-cell>
          <table:table-cell table:formula="of:=[.NH26]" office:value-type="float" office:value="0" calcext:value-type="float">
            <text:p>0</text:p>
          </table:table-cell>
          <table:table-cell table:formula="of:=CONCATENATE(&quot;[[&quot;; [.NF28]; &quot;,0],&quot;; &quot;[&quot;; [.NG28]; &quot;,0],&quot;; &quot;[&quot;; [.NH28]; &quot;,0],&quot;; &quot;[&quot;; [.NI28]; &quot;,0],&quot;; &quot;[&quot;; [.NJ28]; &quot;,0]]&quot;)" office:value-type="string" office:string-value="[[27,0],[25,0],[53,0],[77,0],[0,0]]" calcext:value-type="string">
            <text:p>[[27,0],[25,0],[53,0],[77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NM27]" office:value-type="float" office:value="24" calcext:value-type="float">
            <text:p>24</text:p>
          </table:table-cell>
          <table:table-cell table:formula="of:=[.NM26]" office:value-type="float" office:value="54" calcext:value-type="float">
            <text:p>54</text:p>
          </table:table-cell>
          <table:table-cell table:formula="of:=[.NN26]" office:value-type="float" office:value="76" calcext:value-type="float">
            <text:p>76</text:p>
          </table:table-cell>
          <table:table-cell table:formula="of:=[.NO26]" office:value-type="float" office:value="0" calcext:value-type="float">
            <text:p>0</text:p>
          </table:table-cell>
          <table:table-cell table:formula="of:=CONCATENATE(&quot;[[&quot;; [.NM28]; &quot;,0],&quot;; &quot;[&quot;; [.NN28]; &quot;,0],&quot;; &quot;[&quot;; [.NO28]; &quot;,0],&quot;; &quot;[&quot;; [.NP28]; &quot;,0],&quot;; &quot;[&quot;; [.NQ28]; &quot;,0]]&quot;)" office:value-type="string" office:string-value="[[10,0],[24,0],[54,0],[76,0],[0,0]]" calcext:value-type="string">
            <text:p>[[10,0],[24,0],[54,0],[76,0],[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NT27]" office:value-type="float" office:value="23" calcext:value-type="float">
            <text:p>23</text:p>
          </table:table-cell>
          <table:table-cell table:formula="of:=[.NT26]" office:value-type="float" office:value="55" calcext:value-type="float">
            <text:p>55</text:p>
          </table:table-cell>
          <table:table-cell table:formula="of:=[.NU26]" office:value-type="float" office:value="75" calcext:value-type="float">
            <text:p>75</text:p>
          </table:table-cell>
          <table:table-cell table:formula="of:=[.NV26]" office:value-type="float" office:value="0" calcext:value-type="float">
            <text:p>0</text:p>
          </table:table-cell>
          <table:table-cell table:formula="of:=CONCATENATE(&quot;[[&quot;; [.NT28]; &quot;,0],&quot;; &quot;[&quot;; [.NU28]; &quot;,0],&quot;; &quot;[&quot;; [.NV28]; &quot;,0],&quot;; &quot;[&quot;; [.NW28]; &quot;,0],&quot;; &quot;[&quot;; [.NX28]; &quot;,0]]&quot;)" office:value-type="string" office:string-value="[[11,0],[23,0],[55,0],[75,0],[0,0]]" calcext:value-type="string">
            <text:p>[[11,0],[23,0],[55,0],[75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OA27]" office:value-type="float" office:value="22" calcext:value-type="float">
            <text:p>22</text:p>
          </table:table-cell>
          <table:table-cell table:formula="of:=[.OA26]" office:value-type="float" office:value="56" calcext:value-type="float">
            <text:p>56</text:p>
          </table:table-cell>
          <table:table-cell table:formula="of:=[.OB26]" office:value-type="float" office:value="74" calcext:value-type="float">
            <text:p>74</text:p>
          </table:table-cell>
          <table:table-cell table:formula="of:=[.OC26]" office:value-type="float" office:value="0" calcext:value-type="float">
            <text:p>0</text:p>
          </table:table-cell>
          <table:table-cell table:formula="of:=CONCATENATE(&quot;[[&quot;; [.OA28]; &quot;,0],&quot;; &quot;[&quot;; [.OB28]; &quot;,0],&quot;; &quot;[&quot;; [.OC28]; &quot;,0],&quot;; &quot;[&quot;; [.OD28]; &quot;,0],&quot;; &quot;[&quot;; [.OE28]; &quot;,0]]&quot;)" office:value-type="string" office:string-value="[[12,0],[22,0],[56,0],[74,0],[0,0]]" calcext:value-type="string">
            <text:p>[[12,0],[22,0],[56,0],[74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OH27]" office:value-type="float" office:value="21" calcext:value-type="float">
            <text:p>21</text:p>
          </table:table-cell>
          <table:table-cell table:formula="of:=[.OH26]" office:value-type="float" office:value="57" calcext:value-type="float">
            <text:p>57</text:p>
          </table:table-cell>
          <table:table-cell table:formula="of:=[.OI26]" office:value-type="float" office:value="73" calcext:value-type="float">
            <text:p>73</text:p>
          </table:table-cell>
          <table:table-cell table:formula="of:=[.OJ26]" office:value-type="float" office:value="0" calcext:value-type="float">
            <text:p>0</text:p>
          </table:table-cell>
          <table:table-cell table:formula="of:=CONCATENATE(&quot;[[&quot;; [.OH28]; &quot;,0],&quot;; &quot;[&quot;; [.OI28]; &quot;,0],&quot;; &quot;[&quot;; [.OJ28]; &quot;,0],&quot;; &quot;[&quot;; [.OK28]; &quot;,0],&quot;; &quot;[&quot;; [.OL28]; &quot;,0]]&quot;)" office:value-type="string" office:string-value="[[13,0],[21,0],[57,0],[73,0],[0,0]]" calcext:value-type="string">
            <text:p>[[13,0],[21,0],[57,0],[73,0],[0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OO27]" office:value-type="float" office:value="20" calcext:value-type="float">
            <text:p>20</text:p>
          </table:table-cell>
          <table:table-cell table:formula="of:=[.OO26]" office:value-type="float" office:value="58" calcext:value-type="float">
            <text:p>58</text:p>
          </table:table-cell>
          <table:table-cell table:formula="of:=[.OP26]" office:value-type="float" office:value="72" calcext:value-type="float">
            <text:p>72</text:p>
          </table:table-cell>
          <table:table-cell table:formula="of:=[.OQ26]" office:value-type="float" office:value="0" calcext:value-type="float">
            <text:p>0</text:p>
          </table:table-cell>
          <table:table-cell table:formula="of:=CONCATENATE(&quot;[[&quot;; [.OO28]; &quot;,0],&quot;; &quot;[&quot;; [.OP28]; &quot;,0],&quot;; &quot;[&quot;; [.OQ28]; &quot;,0],&quot;; &quot;[&quot;; [.OR28]; &quot;,0],&quot;; &quot;[&quot;; [.OS28]; &quot;,0]]&quot;)" office:value-type="string" office:string-value="[[14,0],[20,0],[58,0],[72,0],[0,0]]" calcext:value-type="string">
            <text:p>[[14,0],[20,0],[58,0],[72,0],[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OV27]" office:value-type="float" office:value="19" calcext:value-type="float">
            <text:p>19</text:p>
          </table:table-cell>
          <table:table-cell table:formula="of:=[.OV26]" office:value-type="float" office:value="59" calcext:value-type="float">
            <text:p>59</text:p>
          </table:table-cell>
          <table:table-cell table:formula="of:=[.OW26]" office:value-type="float" office:value="71" calcext:value-type="float">
            <text:p>71</text:p>
          </table:table-cell>
          <table:table-cell table:formula="of:=[.OX26]" office:value-type="float" office:value="0" calcext:value-type="float">
            <text:p>0</text:p>
          </table:table-cell>
          <table:table-cell table:formula="of:=CONCATENATE(&quot;[[&quot;; [.OV28]; &quot;,0],&quot;; &quot;[&quot;; [.OW28]; &quot;,0],&quot;; &quot;[&quot;; [.OX28]; &quot;,0],&quot;; &quot;[&quot;; [.OY28]; &quot;,0],&quot;; &quot;[&quot;; [.OZ28]; &quot;,0]]&quot;)" office:value-type="string" office:string-value="[[15,0],[19,0],[59,0],[71,0],[0,0]]" calcext:value-type="string">
            <text:p>[[15,0],[19,0],[59,0],[71,0],[0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PC27]" office:value-type="float" office:value="18" calcext:value-type="float">
            <text:p>18</text:p>
          </table:table-cell>
          <table:table-cell table:formula="of:=[.PC26]" office:value-type="float" office:value="60" calcext:value-type="float">
            <text:p>60</text:p>
          </table:table-cell>
          <table:table-cell table:formula="of:=[.PD26]" office:value-type="float" office:value="70" calcext:value-type="float">
            <text:p>70</text:p>
          </table:table-cell>
          <table:table-cell table:formula="of:=[.PE26]" office:value-type="float" office:value="0" calcext:value-type="float">
            <text:p>0</text:p>
          </table:table-cell>
          <table:table-cell table:formula="of:=CONCATENATE(&quot;[[&quot;; [.PC28]; &quot;,0],&quot;; &quot;[&quot;; [.PD28]; &quot;,0],&quot;; &quot;[&quot;; [.PE28]; &quot;,0],&quot;; &quot;[&quot;; [.PF28]; &quot;,0],&quot;; &quot;[&quot;; [.PG28]; &quot;,0]]&quot;)" office:value-type="string" office:string-value="[[16,0],[18,0],[60,0],[70,0],[0,0]]" calcext:value-type="string">
            <text:p>[[16,0],[18,0],[60,0],[70,0],[0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PJ27]" office:value-type="float" office:value="17" calcext:value-type="float">
            <text:p>17</text:p>
          </table:table-cell>
          <table:table-cell table:formula="of:=[.PJ26]" office:value-type="float" office:value="61" calcext:value-type="float">
            <text:p>61</text:p>
          </table:table-cell>
          <table:table-cell table:formula="of:=[.PK26]" office:value-type="float" office:value="69" calcext:value-type="float">
            <text:p>69</text:p>
          </table:table-cell>
          <table:table-cell table:formula="of:=[.PL26]" office:value-type="float" office:value="0" calcext:value-type="float">
            <text:p>0</text:p>
          </table:table-cell>
          <table:table-cell table:formula="of:=CONCATENATE(&quot;[[&quot;; [.PJ28]; &quot;,0],&quot;; &quot;[&quot;; [.PK28]; &quot;,0],&quot;; &quot;[&quot;; [.PL28]; &quot;,0],&quot;; &quot;[&quot;; [.PM28]; &quot;,0],&quot;; &quot;[&quot;; [.PN28]; &quot;,0]]&quot;)" office:value-type="string" office:string-value="[[35,0],[17,0],[61,0],[69,0],[0,0]]" calcext:value-type="string">
            <text:p>[[35,0],[17,0],[61,0],[69,0],[0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PQ27]" office:value-type="float" office:value="36" calcext:value-type="float">
            <text:p>36</text:p>
          </table:table-cell>
          <table:table-cell table:formula="of:=[.PQ26]" office:value-type="float" office:value="62" calcext:value-type="float">
            <text:p>62</text:p>
          </table:table-cell>
          <table:table-cell table:formula="of:=[.PR26]" office:value-type="float" office:value="68" calcext:value-type="float">
            <text:p>68</text:p>
          </table:table-cell>
          <table:table-cell table:formula="of:=[.PS26]" office:value-type="float" office:value="0" calcext:value-type="float">
            <text:p>0</text:p>
          </table:table-cell>
          <table:table-cell table:formula="of:=CONCATENATE(&quot;[[&quot;; [.PQ28]; &quot;,0],&quot;; &quot;[&quot;; [.PR28]; &quot;,0],&quot;; &quot;[&quot;; [.PS28]; &quot;,0],&quot;; &quot;[&quot;; [.PT28]; &quot;,0],&quot;; &quot;[&quot;; [.PU28]; &quot;,0]]&quot;)" office:value-type="string" office:string-value="[[38,0],[36,0],[62,0],[68,0],[0,0]]" calcext:value-type="string">
            <text:p>[[38,0],[36,0],[62,0],[68,0],[0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PX27]" office:value-type="float" office:value="37" calcext:value-type="float">
            <text:p>37</text:p>
          </table:table-cell>
          <table:table-cell table:formula="of:=[.PX26]" office:value-type="float" office:value="63" calcext:value-type="float">
            <text:p>63</text:p>
          </table:table-cell>
          <table:table-cell table:formula="of:=[.PY26]" office:value-type="float" office:value="67" calcext:value-type="float">
            <text:p>67</text:p>
          </table:table-cell>
          <table:table-cell table:formula="of:=[.PZ26]" office:value-type="float" office:value="0" calcext:value-type="float">
            <text:p>0</text:p>
          </table:table-cell>
          <table:table-cell table:formula="of:=CONCATENATE(&quot;[[&quot;; [.PX28]; &quot;,0],&quot;; &quot;[&quot;; [.PY28]; &quot;,0],&quot;; &quot;[&quot;; [.PZ28]; &quot;,0],&quot;; &quot;[&quot;; [.QA28]; &quot;,0],&quot;; &quot;[&quot;; [.QB28]; &quot;,0]]&quot;)" office:value-type="string" office:string-value="[[97,0],[37,0],[63,0],[67,0],[0,0]]" calcext:value-type="string">
            <text:p>[[97,0],[37,0],[63,0],[67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7]" office:value-type="float" office:value="98" calcext:value-type="float">
            <text:p>98</text:p>
          </table:table-cell>
          <table:table-cell table:formula="of:=[.QE26]" office:value-type="float" office:value="64" calcext:value-type="float">
            <text:p>64</text:p>
          </table:table-cell>
          <table:table-cell table:formula="of:=[.QF26]" office:value-type="float" office:value="66" calcext:value-type="float">
            <text:p>66</text:p>
          </table:table-cell>
          <table:table-cell table:formula="of:=[.QG26]" office:value-type="float" office:value="0" calcext:value-type="float">
            <text:p>0</text:p>
          </table:table-cell>
          <table:table-cell table:formula="of:=CONCATENATE(&quot;[[&quot;; [.QE28]; &quot;,0],&quot;; &quot;[&quot;; [.QF28]; &quot;,0],&quot;; &quot;[&quot;; [.QG28]; &quot;,0],&quot;; &quot;[&quot;; [.QH28]; &quot;,0],&quot;; &quot;[&quot;; [.QI28]; &quot;,0]]&quot;)" office:value-type="string" office:string-value="[[0,0],[98,0],[64,0],[66,0],[0,0]]" calcext:value-type="string">
            <text:p>[[0,0],[98,0],[64,0],[66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7]" office:value-type="float" office:value="99" calcext:value-type="float">
            <text:p>99</text:p>
          </table:table-cell>
          <table:table-cell table:formula="of:=[.QL26]" office:value-type="float" office:value="65" calcext:value-type="float">
            <text:p>65</text:p>
          </table:table-cell>
          <table:table-cell table:formula="of:=[.QM26]" office:value-type="float" office:value="0" calcext:value-type="float">
            <text:p>0</text:p>
          </table:table-cell>
          <table:table-cell table:formula="of:=[.QN26]" office:value-type="float" office:value="0" calcext:value-type="float">
            <text:p>0</text:p>
          </table:table-cell>
          <table:table-cell table:formula="of:=CONCATENATE(&quot;[[&quot;; [.QL28]; &quot;,0],&quot;; &quot;[&quot;; [.QM28]; &quot;,0],&quot;; &quot;[&quot;; [.QN28]; &quot;,0],&quot;; &quot;[&quot;; [.QO28]; &quot;,0],&quot;; &quot;[&quot;; [.QP28]; &quot;,0]]&quot;)" office:value-type="string" office:string-value="[[0,0],[99,0],[65,0],[0,0],[0,0]]" calcext:value-type="string">
            <text:p>[[0,0],[99,0],[65,0],[0,0],[0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QS27]" office:value-type="float" office:value="64" calcext:value-type="float">
            <text:p>64</text:p>
          </table:table-cell>
          <table:table-cell table:formula="of:=[.QS26]" office:value-type="float" office:value="66" calcext:value-type="float">
            <text:p>66</text:p>
          </table:table-cell>
          <table:table-cell table:formula="of:=[.QT26]" office:value-type="float" office:value="0" calcext:value-type="float">
            <text:p>0</text:p>
          </table:table-cell>
          <table:table-cell table:formula="of:=[.QU26]" office:value-type="float" office:value="0" calcext:value-type="float">
            <text:p>0</text:p>
          </table:table-cell>
          <table:table-cell table:formula="of:=CONCATENATE(&quot;[[&quot;; [.QS28]; &quot;,0],&quot;; &quot;[&quot;; [.QT28]; &quot;,0],&quot;; &quot;[&quot;; [.QU28]; &quot;,0],&quot;; &quot;[&quot;; [.QV28]; &quot;,0],&quot;; &quot;[&quot;; [.QW28]; &quot;,0]]&quot;)" office:value-type="string" office:string-value="[[98,0],[64,0],[66,0],[0,0],[0,0]]" calcext:value-type="string">
            <text:p>[[98,0],[64,0],[66,0],[0,0],[0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QZ27]" office:value-type="float" office:value="63" calcext:value-type="float">
            <text:p>63</text:p>
          </table:table-cell>
          <table:table-cell table:formula="of:=[.QZ26]" office:value-type="float" office:value="67" calcext:value-type="float">
            <text:p>67</text:p>
          </table:table-cell>
          <table:table-cell table:formula="of:=[.RA26]" office:value-type="float" office:value="0" calcext:value-type="float">
            <text:p>0</text:p>
          </table:table-cell>
          <table:table-cell table:formula="of:=[.RB26]" office:value-type="float" office:value="0" calcext:value-type="float">
            <text:p>0</text:p>
          </table:table-cell>
          <table:table-cell table:formula="of:=CONCATENATE(&quot;[[&quot;; [.QZ28]; &quot;,0],&quot;; &quot;[&quot;; [.RA28]; &quot;,0],&quot;; &quot;[&quot;; [.RB28]; &quot;,0],&quot;; &quot;[&quot;; [.RC28]; &quot;,0],&quot;; &quot;[&quot;; [.RD28]; &quot;,0]]&quot;)" office:value-type="string" office:string-value="[[37,0],[63,0],[67,0],[0,0],[0,0]]" calcext:value-type="string">
            <text:p>[[37,0],[63,0],[67,0],[0,0],[0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RG27]" office:value-type="float" office:value="62" calcext:value-type="float">
            <text:p>62</text:p>
          </table:table-cell>
          <table:table-cell table:formula="of:=[.RG26]" office:value-type="float" office:value="68" calcext:value-type="float">
            <text:p>68</text:p>
          </table:table-cell>
          <table:table-cell table:formula="of:=[.RH26]" office:value-type="float" office:value="0" calcext:value-type="float">
            <text:p>0</text:p>
          </table:table-cell>
          <table:table-cell table:formula="of:=[.RI26]" office:value-type="float" office:value="0" calcext:value-type="float">
            <text:p>0</text:p>
          </table:table-cell>
          <table:table-cell table:formula="of:=CONCATENATE(&quot;[[&quot;; [.RG28]; &quot;,0],&quot;; &quot;[&quot;; [.RH28]; &quot;,0],&quot;; &quot;[&quot;; [.RI28]; &quot;,0],&quot;; &quot;[&quot;; [.RJ28]; &quot;,0],&quot;; &quot;[&quot;; [.RK28]; &quot;,0]]&quot;)" office:value-type="string" office:string-value="[[36,0],[62,0],[68,0],[0,0],[0,0]]" calcext:value-type="string">
            <text:p>[[36,0],[62,0],[68,0],[0,0],[0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RN27]" office:value-type="float" office:value="61" calcext:value-type="float">
            <text:p>61</text:p>
          </table:table-cell>
          <table:table-cell table:formula="of:=[.RN26]" office:value-type="float" office:value="69" calcext:value-type="float">
            <text:p>69</text:p>
          </table:table-cell>
          <table:table-cell table:formula="of:=[.RO26]" office:value-type="float" office:value="0" calcext:value-type="float">
            <text:p>0</text:p>
          </table:table-cell>
          <table:table-cell table:formula="of:=[.RP26]" office:value-type="float" office:value="0" calcext:value-type="float">
            <text:p>0</text:p>
          </table:table-cell>
          <table:table-cell table:formula="of:=CONCATENATE(&quot;[[&quot;; [.RN28]; &quot;,0],&quot;; &quot;[&quot;; [.RO28]; &quot;,0],&quot;; &quot;[&quot;; [.RP28]; &quot;,0],&quot;; &quot;[&quot;; [.RQ28]; &quot;,0],&quot;; &quot;[&quot;; [.RR28]; &quot;,0]]&quot;)" office:value-type="string" office:string-value="[[17,0],[61,0],[69,0],[0,0],[0,0]]" calcext:value-type="string">
            <text:p>[[17,0],[61,0],[69,0],[0,0],[0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U27]" office:value-type="float" office:value="60" calcext:value-type="float">
            <text:p>60</text:p>
          </table:table-cell>
          <table:table-cell table:formula="of:=[.RU26]" office:value-type="float" office:value="70" calcext:value-type="float">
            <text:p>70</text:p>
          </table:table-cell>
          <table:table-cell table:formula="of:=[.RV26]" office:value-type="float" office:value="0" calcext:value-type="float">
            <text:p>0</text:p>
          </table:table-cell>
          <table:table-cell table:formula="of:=[.RW26]" office:value-type="float" office:value="0" calcext:value-type="float">
            <text:p>0</text:p>
          </table:table-cell>
          <table:table-cell table:formula="of:=CONCATENATE(&quot;[[&quot;; [.RU28]; &quot;,0],&quot;; &quot;[&quot;; [.RV28]; &quot;,0],&quot;; &quot;[&quot;; [.RW28]; &quot;,0],&quot;; &quot;[&quot;; [.RX28]; &quot;,0],&quot;; &quot;[&quot;; [.RY28]; &quot;,0]]&quot;)" office:value-type="string" office:string-value="[[18,0],[60,0],[70,0],[0,0],[0,0]]" calcext:value-type="string">
            <text:p>[[18,0],[60,0],[70,0],[0,0],[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SB27]" office:value-type="float" office:value="59" calcext:value-type="float">
            <text:p>59</text:p>
          </table:table-cell>
          <table:table-cell table:formula="of:=[.SB26]" office:value-type="float" office:value="71" calcext:value-type="float">
            <text:p>71</text:p>
          </table:table-cell>
          <table:table-cell table:formula="of:=[.SC26]" office:value-type="float" office:value="0" calcext:value-type="float">
            <text:p>0</text:p>
          </table:table-cell>
          <table:table-cell table:formula="of:=[.SD26]" office:value-type="float" office:value="0" calcext:value-type="float">
            <text:p>0</text:p>
          </table:table-cell>
          <table:table-cell table:formula="of:=CONCATENATE(&quot;[[&quot;; [.SB28]; &quot;,0],&quot;; &quot;[&quot;; [.SC28]; &quot;,0],&quot;; &quot;[&quot;; [.SD28]; &quot;,0],&quot;; &quot;[&quot;; [.SE28]; &quot;,0],&quot;; &quot;[&quot;; [.SF28]; &quot;,0]]&quot;)" office:value-type="string" office:string-value="[[19,0],[59,0],[71,0],[0,0],[0,0]]" calcext:value-type="string">
            <text:p>[[19,0],[59,0],[71,0],[0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SI27]" office:value-type="float" office:value="58" calcext:value-type="float">
            <text:p>58</text:p>
          </table:table-cell>
          <table:table-cell table:formula="of:=[.SI26]" office:value-type="float" office:value="72" calcext:value-type="float">
            <text:p>72</text:p>
          </table:table-cell>
          <table:table-cell table:formula="of:=[.SJ26]" office:value-type="float" office:value="0" calcext:value-type="float">
            <text:p>0</text:p>
          </table:table-cell>
          <table:table-cell table:formula="of:=[.SK26]" office:value-type="float" office:value="0" calcext:value-type="float">
            <text:p>0</text:p>
          </table:table-cell>
          <table:table-cell table:formula="of:=CONCATENATE(&quot;[[&quot;; [.SI28]; &quot;,0],&quot;; &quot;[&quot;; [.SJ28]; &quot;,0],&quot;; &quot;[&quot;; [.SK28]; &quot;,0],&quot;; &quot;[&quot;; [.SL28]; &quot;,0],&quot;; &quot;[&quot;; [.SM28]; &quot;,0]]&quot;)" office:value-type="string" office:string-value="[[20,0],[58,0],[72,0],[0,0],[0,0]]" calcext:value-type="string">
            <text:p>[[20,0],[58,0],[72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SP27]" office:value-type="float" office:value="57" calcext:value-type="float">
            <text:p>57</text:p>
          </table:table-cell>
          <table:table-cell table:formula="of:=[.SP26]" office:value-type="float" office:value="73" calcext:value-type="float">
            <text:p>73</text:p>
          </table:table-cell>
          <table:table-cell table:formula="of:=[.SQ26]" office:value-type="float" office:value="0" calcext:value-type="float">
            <text:p>0</text:p>
          </table:table-cell>
          <table:table-cell table:formula="of:=[.SR26]" office:value-type="float" office:value="0" calcext:value-type="float">
            <text:p>0</text:p>
          </table:table-cell>
          <table:table-cell table:formula="of:=CONCATENATE(&quot;[[&quot;; [.SP28]; &quot;,0],&quot;; &quot;[&quot;; [.SQ28]; &quot;,0],&quot;; &quot;[&quot;; [.SR28]; &quot;,0],&quot;; &quot;[&quot;; [.SS28]; &quot;,0],&quot;; &quot;[&quot;; [.ST28]; &quot;,0]]&quot;)" office:value-type="string" office:string-value="[[21,0],[57,0],[73,0],[0,0],[0,0]]" calcext:value-type="string">
            <text:p>[[21,0],[57,0],[73,0],[0,0],[0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SW27]" office:value-type="float" office:value="36" calcext:value-type="float">
            <text:p>36</text:p>
          </table:table-cell>
          <table:table-cell table:formula="of:=[.SW26]" office:value-type="float" office:value="74" calcext:value-type="float">
            <text:p>74</text:p>
          </table:table-cell>
          <table:table-cell table:formula="of:=[.SX26]" office:value-type="float" office:value="0" calcext:value-type="float">
            <text:p>0</text:p>
          </table:table-cell>
          <table:table-cell table:formula="of:=[.SY26]" office:value-type="float" office:value="0" calcext:value-type="float">
            <text:p>0</text:p>
          </table:table-cell>
          <table:table-cell table:formula="of:=CONCATENATE(&quot;[[&quot;; [.SW28]; &quot;,0],&quot;; &quot;[&quot;; [.SX28]; &quot;,0],&quot;; &quot;[&quot;; [.SY28]; &quot;,0],&quot;; &quot;[&quot;; [.SZ28]; &quot;,0],&quot;; &quot;[&quot;; [.TA28]; &quot;,0]]&quot;)" office:value-type="string" office:string-value="[[38,0],[36,0],[74,0],[0,0],[0,0]]" calcext:value-type="string">
            <text:p>[[38,0],[36,0],[74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TD27]" office:value-type="float" office:value="55" calcext:value-type="float">
            <text:p>55</text:p>
          </table:table-cell>
          <table:table-cell table:formula="of:=[.TD26]" office:value-type="float" office:value="75" calcext:value-type="float">
            <text:p>75</text:p>
          </table:table-cell>
          <table:table-cell table:formula="of:=[.TE26]" office:value-type="float" office:value="0" calcext:value-type="float">
            <text:p>0</text:p>
          </table:table-cell>
          <table:table-cell table:formula="of:=[.TF26]" office:value-type="float" office:value="0" calcext:value-type="float">
            <text:p>0</text:p>
          </table:table-cell>
          <table:table-cell table:formula="of:=CONCATENATE(&quot;[[&quot;; [.TD28]; &quot;,0],&quot;; &quot;[&quot;; [.TE28]; &quot;,0],&quot;; &quot;[&quot;; [.TF28]; &quot;,0],&quot;; &quot;[&quot;; [.TG28]; &quot;,0],&quot;; &quot;[&quot;; [.TH28]; &quot;,0]]&quot;)" office:value-type="string" office:string-value="[[23,0],[55,0],[75,0],[0,0],[0,0]]" calcext:value-type="string">
            <text:p>[[23,0],[55,0],[75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TK27]" office:value-type="float" office:value="54" calcext:value-type="float">
            <text:p>54</text:p>
          </table:table-cell>
          <table:table-cell table:formula="of:=[.TK26]" office:value-type="float" office:value="76" calcext:value-type="float">
            <text:p>76</text:p>
          </table:table-cell>
          <table:table-cell table:formula="of:=[.TL26]" office:value-type="float" office:value="0" calcext:value-type="float">
            <text:p>0</text:p>
          </table:table-cell>
          <table:table-cell table:formula="of:=[.TM26]" office:value-type="float" office:value="0" calcext:value-type="float">
            <text:p>0</text:p>
          </table:table-cell>
          <table:table-cell table:formula="of:=CONCATENATE(&quot;[[&quot;; [.TK28]; &quot;,0],&quot;; &quot;[&quot;; [.TL28]; &quot;,0],&quot;; &quot;[&quot;; [.TM28]; &quot;,0],&quot;; &quot;[&quot;; [.TN28]; &quot;,0],&quot;; &quot;[&quot;; [.TO28]; &quot;,0]]&quot;)" office:value-type="string" office:string-value="[[24,0],[54,0],[76,0],[0,0],[0,0]]" calcext:value-type="string">
            <text:p>[[24,0],[54,0],[76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TR27]" office:value-type="float" office:value="53" calcext:value-type="float">
            <text:p>53</text:p>
          </table:table-cell>
          <table:table-cell table:formula="of:=[.TR26]" office:value-type="float" office:value="77" calcext:value-type="float">
            <text:p>77</text:p>
          </table:table-cell>
          <table:table-cell table:formula="of:=[.TS26]" office:value-type="float" office:value="0" calcext:value-type="float">
            <text:p>0</text:p>
          </table:table-cell>
          <table:table-cell table:formula="of:=[.TT26]" office:value-type="float" office:value="0" calcext:value-type="float">
            <text:p>0</text:p>
          </table:table-cell>
          <table:table-cell table:formula="of:=CONCATENATE(&quot;[[&quot;; [.TR28]; &quot;,0],&quot;; &quot;[&quot;; [.TS28]; &quot;,0],&quot;; &quot;[&quot;; [.TT28]; &quot;,0],&quot;; &quot;[&quot;; [.TU28]; &quot;,0],&quot;; &quot;[&quot;; [.TV28]; &quot;,0]]&quot;)" office:value-type="string" office:string-value="[[25,0],[53,0],[77,0],[0,0],[0,0]]" calcext:value-type="string">
            <text:p>[[25,0],[53,0],[77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TY27]" office:value-type="float" office:value="52" calcext:value-type="float">
            <text:p>52</text:p>
          </table:table-cell>
          <table:table-cell table:formula="of:=[.TY26]" office:value-type="float" office:value="78" calcext:value-type="float">
            <text:p>78</text:p>
          </table:table-cell>
          <table:table-cell table:formula="of:=[.TZ26]" office:value-type="float" office:value="0" calcext:value-type="float">
            <text:p>0</text:p>
          </table:table-cell>
          <table:table-cell table:formula="of:=[.UA26]" office:value-type="float" office:value="0" calcext:value-type="float">
            <text:p>0</text:p>
          </table:table-cell>
          <table:table-cell table:formula="of:=CONCATENATE(&quot;[[&quot;; [.TY28]; &quot;,0],&quot;; &quot;[&quot;; [.TZ28]; &quot;,0],&quot;; &quot;[&quot;; [.UA28]; &quot;,0],&quot;; &quot;[&quot;; [.UB28]; &quot;,0],&quot;; &quot;[&quot;; [.UC28]; &quot;,0]]&quot;)" office:value-type="string" office:string-value="[[26,0],[52,0],[78,0],[0,0],[0,0]]" calcext:value-type="string">
            <text:p>[[26,0],[52,0],[78,0],[0,0],[0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UF27]" office:value-type="float" office:value="51" calcext:value-type="float">
            <text:p>51</text:p>
          </table:table-cell>
          <table:table-cell table:formula="of:=[.UF26]" office:value-type="float" office:value="79" calcext:value-type="float">
            <text:p>79</text:p>
          </table:table-cell>
          <table:table-cell table:formula="of:=[.UG26]" office:value-type="float" office:value="0" calcext:value-type="float">
            <text:p>0</text:p>
          </table:table-cell>
          <table:table-cell table:formula="of:=[.UH26]" office:value-type="float" office:value="0" calcext:value-type="float">
            <text:p>0</text:p>
          </table:table-cell>
          <table:table-cell table:formula="of:=CONCATENATE(&quot;[[&quot;; [.UF28]; &quot;,0],&quot;; &quot;[&quot;; [.UG28]; &quot;,0],&quot;; &quot;[&quot;; [.UH28]; &quot;,0],&quot;; &quot;[&quot;; [.UI28]; &quot;,0],&quot;; &quot;[&quot;; [.UJ28]; &quot;,0]]&quot;)" office:value-type="string" office:string-value="[[49,0],[51,0],[79,0],[0,0],[0,0]]" calcext:value-type="string">
            <text:p>[[49,0],[51,0],[79,0],[0,0],[0,0]]</text:p>
          </table:table-cell>
          <table:table-cell/>
          <table:table-cell office:value-type="float" office:value="84" calcext:value-type="float">
            <text:p>84</text:p>
          </table:table-cell>
          <table:table-cell table:formula="of:=[.UM27]" office:value-type="float" office:value="50" calcext:value-type="float">
            <text:p>50</text:p>
          </table:table-cell>
          <table:table-cell table:formula="of:=[.UM26]" office:value-type="float" office:value="80" calcext:value-type="float">
            <text:p>80</text:p>
          </table:table-cell>
          <table:table-cell table:formula="of:=[.UN26]" office:value-type="float" office:value="0" calcext:value-type="float">
            <text:p>0</text:p>
          </table:table-cell>
          <table:table-cell table:formula="of:=[.UO26]" office:value-type="float" office:value="0" calcext:value-type="float">
            <text:p>0</text:p>
          </table:table-cell>
          <table:table-cell table:formula="of:=CONCATENATE(&quot;[[&quot;; [.UM28]; &quot;,0],&quot;; &quot;[&quot;; [.UN28]; &quot;,0],&quot;; &quot;[&quot;; [.UO28]; &quot;,0],&quot;; &quot;[&quot;; [.UP28]; &quot;,0],&quot;; &quot;[&quot;; [.UQ28]; &quot;,0]]&quot;)" office:value-type="string" office:string-value="[[84,0],[50,0],[80,0],[0,0],[0,0]]" calcext:value-type="string">
            <text:p>[[84,0],[50,0],[8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27]" office:value-type="float" office:value="83" calcext:value-type="float">
            <text:p>83</text:p>
          </table:table-cell>
          <table:table-cell table:formula="of:=[.UT26]" office:value-type="float" office:value="81" calcext:value-type="float">
            <text:p>81</text:p>
          </table:table-cell>
          <table:table-cell table:formula="of:=[.UU26]" office:value-type="float" office:value="0" calcext:value-type="float">
            <text:p>0</text:p>
          </table:table-cell>
          <table:table-cell table:formula="of:=[.UV26]" office:value-type="float" office:value="0" calcext:value-type="float">
            <text:p>0</text:p>
          </table:table-cell>
          <table:table-cell table:formula="of:=CONCATENATE(&quot;[[&quot;; [.UT28]; &quot;,0],&quot;; &quot;[&quot;; [.UU28]; &quot;,0],&quot;; &quot;[&quot;; [.UV28]; &quot;,0],&quot;; &quot;[&quot;; [.UW28]; &quot;,0],&quot;; &quot;[&quot;; [.UX28]; &quot;,0]]&quot;)" office:value-type="string" office:string-value="[[0,0],[83,0],[81,0],[0,0],[0,0]]" calcext:value-type="string">
            <text:p>[[0,0],[83,0],[81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27]" office:value-type="float" office:value="0" calcext:value-type="float">
            <text:p>0</text:p>
          </table:table-cell>
          <table:table-cell table:formula="of:=[.VA26]" office:value-type="float" office:value="82" calcext:value-type="float">
            <text:p>82</text:p>
          </table:table-cell>
          <table:table-cell table:formula="of:=[.VB26]" office:value-type="float" office:value="0" calcext:value-type="float">
            <text:p>0</text:p>
          </table:table-cell>
          <table:table-cell table:formula="of:=[.VC26]" office:value-type="float" office:value="0" calcext:value-type="float">
            <text:p>0</text:p>
          </table:table-cell>
          <table:table-cell table:formula="of:=CONCATENATE(&quot;[[&quot;; [.VA28]; &quot;,0],&quot;; &quot;[&quot;; [.VB28]; &quot;,0],&quot;; &quot;[&quot;; [.VC28]; &quot;,0],&quot;; &quot;[&quot;; [.VD28]; &quot;,0],&quot;; &quot;[&quot;; [.VE28]; &quot;,0]]&quot;)" office:value-type="string" office:string-value="[[0,0],[0,0],[82,0],[0,0],[0,0]]" calcext:value-type="string">
            <text:p>[[0,0],[0,0],[82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27]" office:value-type="float" office:value="0" calcext:value-type="float">
            <text:p>0</text:p>
          </table:table-cell>
          <table:table-cell table:formula="of:=[.VH26]" office:value-type="float" office:value="83" calcext:value-type="float">
            <text:p>83</text:p>
          </table:table-cell>
          <table:table-cell table:formula="of:=[.VI26]" office:value-type="float" office:value="81" calcext:value-type="float">
            <text:p>81</text:p>
          </table:table-cell>
          <table:table-cell table:formula="of:=[.VJ26]" office:value-type="float" office:value="0" calcext:value-type="float">
            <text:p>0</text:p>
          </table:table-cell>
          <table:table-cell table:formula="of:=CONCATENATE(&quot;[[&quot;; [.VH28]; &quot;,0],&quot;; &quot;[&quot;; [.VI28]; &quot;,0],&quot;; &quot;[&quot;; [.VJ28]; &quot;,0],&quot;; &quot;[&quot;; [.VK28]; &quot;,0],&quot;; &quot;[&quot;; [.VL28]; &quot;,0]]&quot;)" office:value-type="string" office:string-value="[[0,0],[0,0],[83,0],[81,0],[0,0]]" calcext:value-type="string">
            <text:p>[[0,0],[0,0],[83,0],[81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27]" office:value-type="float" office:value="0" calcext:value-type="float">
            <text:p>0</text:p>
          </table:table-cell>
          <table:table-cell table:formula="of:=[.VO26]" office:value-type="float" office:value="84" calcext:value-type="float">
            <text:p>84</text:p>
          </table:table-cell>
          <table:table-cell table:formula="of:=[.VP26]" office:value-type="float" office:value="50" calcext:value-type="float">
            <text:p>50</text:p>
          </table:table-cell>
          <table:table-cell table:formula="of:=[.VQ26]" office:value-type="float" office:value="80" calcext:value-type="float">
            <text:p>80</text:p>
          </table:table-cell>
          <table:table-cell table:formula="of:=CONCATENATE(&quot;[[&quot;; [.VO28]; &quot;,0],&quot;; &quot;[&quot;; [.VP28]; &quot;,0],&quot;; &quot;[&quot;; [.VQ28]; &quot;,0],&quot;; &quot;[&quot;; [.VR28]; &quot;,0],&quot;; &quot;[&quot;; [.VS28]; &quot;,0]]&quot;)" office:value-type="string" office:string-value="[[0,0],[0,0],[84,0],[50,0],[80,0]]" calcext:value-type="string">
            <text:p>[[0,0],[0,0],[84,0],[50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27]" office:value-type="float" office:value="0" calcext:value-type="float">
            <text:p>0</text:p>
          </table:table-cell>
          <table:table-cell table:formula="of:=[.VV26]" office:value-type="float" office:value="85" calcext:value-type="float">
            <text:p>85</text:p>
          </table:table-cell>
          <table:table-cell table:formula="of:=[.VW26]" office:value-type="float" office:value="49" calcext:value-type="float">
            <text:p>49</text:p>
          </table:table-cell>
          <table:table-cell table:formula="of:=[.VX26]" office:value-type="float" office:value="51" calcext:value-type="float">
            <text:p>51</text:p>
          </table:table-cell>
          <table:table-cell table:formula="of:=CONCATENATE(&quot;[[&quot;; [.VV28]; &quot;,0],&quot;; &quot;[&quot;; [.VW28]; &quot;,0],&quot;; &quot;[&quot;; [.VX28]; &quot;,0],&quot;; &quot;[&quot;; [.VY28]; &quot;,0],&quot;; &quot;[&quot;; [.VZ28]; &quot;,0]]&quot;)" office:value-type="string" office:string-value="[[0,0],[0,0],[85,0],[49,0],[51,0]]" calcext:value-type="string">
            <text:p>[[0,0],[0,0],[85,0],[49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27]" office:value-type="float" office:value="0" calcext:value-type="float">
            <text:p>0</text:p>
          </table:table-cell>
          <table:table-cell table:formula="of:=[.WC26]" office:value-type="float" office:value="86" calcext:value-type="float">
            <text:p>86</text:p>
          </table:table-cell>
          <table:table-cell table:formula="of:=[.WD26]" office:value-type="float" office:value="48" calcext:value-type="float">
            <text:p>48</text:p>
          </table:table-cell>
          <table:table-cell table:formula="of:=[.WE26]" office:value-type="float" office:value="26" calcext:value-type="float">
            <text:p>26</text:p>
          </table:table-cell>
          <table:table-cell table:formula="of:=CONCATENATE(&quot;[[&quot;; [.WC28]; &quot;,0],&quot;; &quot;[&quot;; [.WD28]; &quot;,0],&quot;; &quot;[&quot;; [.WE28]; &quot;,0],&quot;; &quot;[&quot;; [.WF28]; &quot;,0],&quot;; &quot;[&quot;; [.WG28]; &quot;,0]]&quot;)" office:value-type="string" office:string-value="[[0,0],[0,0],[86,0],[48,0],[26,0]]" calcext:value-type="string">
            <text:p>[[0,0],[0,0],[86,0],[48,0],[2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27]" office:value-type="float" office:value="0" calcext:value-type="float">
            <text:p>0</text:p>
          </table:table-cell>
          <table:table-cell table:formula="of:=[.WJ26]" office:value-type="float" office:value="87" calcext:value-type="float">
            <text:p>87</text:p>
          </table:table-cell>
          <table:table-cell table:formula="of:=[.WK26]" office:value-type="float" office:value="47" calcext:value-type="float">
            <text:p>47</text:p>
          </table:table-cell>
          <table:table-cell table:formula="of:=[.WL26]" office:value-type="float" office:value="27" calcext:value-type="float">
            <text:p>27</text:p>
          </table:table-cell>
          <table:table-cell table:formula="of:=CONCATENATE(&quot;[[&quot;; [.WJ28]; &quot;,0],&quot;; &quot;[&quot;; [.WK28]; &quot;,0],&quot;; &quot;[&quot;; [.WL28]; &quot;,0],&quot;; &quot;[&quot;; [.WM28]; &quot;,0],&quot;; &quot;[&quot;; [.WN28]; &quot;,0]]&quot;)" office:value-type="string" office:string-value="[[0,0],[0,0],[87,0],[47,0],[27,0]]" calcext:value-type="string">
            <text:p>[[0,0],[0,0],[87,0],[47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27]" office:value-type="float" office:value="0" calcext:value-type="float">
            <text:p>0</text:p>
          </table:table-cell>
          <table:table-cell table:formula="of:=[.WQ26]" office:value-type="float" office:value="88" calcext:value-type="float">
            <text:p>88</text:p>
          </table:table-cell>
          <table:table-cell table:formula="of:=[.WR26]" office:value-type="float" office:value="46" calcext:value-type="float">
            <text:p>46</text:p>
          </table:table-cell>
          <table:table-cell table:formula="of:=[.WS26]" office:value-type="float" office:value="48" calcext:value-type="float">
            <text:p>48</text:p>
          </table:table-cell>
          <table:table-cell table:formula="of:=CONCATENATE(&quot;[[&quot;; [.WQ28]; &quot;,0],&quot;; &quot;[&quot;; [.WR28]; &quot;,0],&quot;; &quot;[&quot;; [.WS28]; &quot;,0],&quot;; &quot;[&quot;; [.WT28]; &quot;,0],&quot;; &quot;[&quot;; [.WU28]; &quot;,0]]&quot;)" office:value-type="string" office:string-value="[[0,0],[0,0],[88,0],[46,0],[48,0]]" calcext:value-type="string">
            <text:p>[[0,0],[0,0],[88,0],[46,0],[4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7]" office:value-type="float" office:value="0" calcext:value-type="float">
            <text:p>0</text:p>
          </table:table-cell>
          <table:table-cell table:formula="of:=[.WX26]" office:value-type="float" office:value="89" calcext:value-type="float">
            <text:p>89</text:p>
          </table:table-cell>
          <table:table-cell table:formula="of:=[.WY26]" office:value-type="float" office:value="45" calcext:value-type="float">
            <text:p>45</text:p>
          </table:table-cell>
          <table:table-cell table:formula="of:=[.WZ26]" office:value-type="float" office:value="29" calcext:value-type="float">
            <text:p>29</text:p>
          </table:table-cell>
          <table:table-cell table:formula="of:=CONCATENATE(&quot;[[&quot;; [.WX28]; &quot;,0],&quot;; &quot;[&quot;; [.WY28]; &quot;,0],&quot;; &quot;[&quot;; [.WZ28]; &quot;,0],&quot;; &quot;[&quot;; [.XA28]; &quot;,0],&quot;; &quot;[&quot;; [.XB28]; &quot;,0]]&quot;)" office:value-type="string" office:string-value="[[0,0],[0,0],[89,0],[45,0],[29,0]]" calcext:value-type="string">
            <text:p>[[0,0],[0,0],[89,0],[45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7]" office:value-type="float" office:value="0" calcext:value-type="float">
            <text:p>0</text:p>
          </table:table-cell>
          <table:table-cell table:formula="of:=[.XE26]" office:value-type="float" office:value="90" calcext:value-type="float">
            <text:p>90</text:p>
          </table:table-cell>
          <table:table-cell table:formula="of:=[.XF26]" office:value-type="float" office:value="44" calcext:value-type="float">
            <text:p>44</text:p>
          </table:table-cell>
          <table:table-cell table:formula="of:=[.XG26]" office:value-type="float" office:value="30" calcext:value-type="float">
            <text:p>30</text:p>
          </table:table-cell>
          <table:table-cell table:formula="of:=CONCATENATE(&quot;[[&quot;; [.XE28]; &quot;,0],&quot;; &quot;[&quot;; [.XF28]; &quot;,0],&quot;; &quot;[&quot;; [.XG28]; &quot;,0],&quot;; &quot;[&quot;; [.XH28]; &quot;,0],&quot;; &quot;[&quot;; [.XI28]; &quot;,0]]&quot;)" office:value-type="string" office:string-value="[[0,0],[0,0],[90,0],[44,0],[30,0]]" calcext:value-type="string">
            <text:p>[[0,0],[0,0],[90,0],[44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7]" office:value-type="float" office:value="0" calcext:value-type="float">
            <text:p>0</text:p>
          </table:table-cell>
          <table:table-cell table:formula="of:=[.XL26]" office:value-type="float" office:value="91" calcext:value-type="float">
            <text:p>91</text:p>
          </table:table-cell>
          <table:table-cell table:formula="of:=[.XM26]" office:value-type="float" office:value="43" calcext:value-type="float">
            <text:p>43</text:p>
          </table:table-cell>
          <table:table-cell table:formula="of:=[.XN26]" office:value-type="float" office:value="31" calcext:value-type="float">
            <text:p>31</text:p>
          </table:table-cell>
          <table:table-cell table:formula="of:=CONCATENATE(&quot;[[&quot;; [.XL28]; &quot;,0],&quot;; &quot;[&quot;; [.XM28]; &quot;,0],&quot;; &quot;[&quot;; [.XN28]; &quot;,0],&quot;; &quot;[&quot;; [.XO28]; &quot;,0],&quot;; &quot;[&quot;; [.XP28]; &quot;,0]]&quot;)" office:value-type="string" office:string-value="[[0,0],[0,0],[91,0],[43,0],[31,0]]" calcext:value-type="string">
            <text:p>[[0,0],[0,0],[91,0],[43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7]" office:value-type="float" office:value="0" calcext:value-type="float">
            <text:p>0</text:p>
          </table:table-cell>
          <table:table-cell table:formula="of:=[.XS26]" office:value-type="float" office:value="92" calcext:value-type="float">
            <text:p>92</text:p>
          </table:table-cell>
          <table:table-cell table:formula="of:=[.XT26]" office:value-type="float" office:value="42" calcext:value-type="float">
            <text:p>42</text:p>
          </table:table-cell>
          <table:table-cell table:formula="of:=[.XU26]" office:value-type="float" office:value="32" calcext:value-type="float">
            <text:p>32</text:p>
          </table:table-cell>
          <table:table-cell table:formula="of:=CONCATENATE(&quot;[[&quot;; [.XS28]; &quot;,0],&quot;; &quot;[&quot;; [.XT28]; &quot;,0],&quot;; &quot;[&quot;; [.XU28]; &quot;,0],&quot;; &quot;[&quot;; [.XV28]; &quot;,0],&quot;; &quot;[&quot;; [.XW28]; &quot;,0]]&quot;)" office:value-type="string" office:string-value="[[0,0],[0,0],[92,0],[42,0],[32,0]]" calcext:value-type="string">
            <text:p>[[0,0],[0,0],[92,0],[42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7]" office:value-type="float" office:value="0" calcext:value-type="float">
            <text:p>0</text:p>
          </table:table-cell>
          <table:table-cell table:formula="of:=[.XZ26]" office:value-type="float" office:value="93" calcext:value-type="float">
            <text:p>93</text:p>
          </table:table-cell>
          <table:table-cell table:formula="of:=[.YA26]" office:value-type="float" office:value="41" calcext:value-type="float">
            <text:p>41</text:p>
          </table:table-cell>
          <table:table-cell table:formula="of:=[.YB26]" office:value-type="float" office:value="33" calcext:value-type="float">
            <text:p>33</text:p>
          </table:table-cell>
          <table:table-cell table:formula="of:=CONCATENATE(&quot;[[&quot;; [.XZ28]; &quot;,0],&quot;; &quot;[&quot;; [.YA28]; &quot;,0],&quot;; &quot;[&quot;; [.YB28]; &quot;,0],&quot;; &quot;[&quot;; [.YC28]; &quot;,0],&quot;; &quot;[&quot;; [.YD28]; &quot;,0]]&quot;)" office:value-type="string" office:string-value="[[0,0],[0,0],[93,0],[41,0],[33,0]]" calcext:value-type="string">
            <text:p>[[0,0],[0,0],[93,0],[41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7]" office:value-type="float" office:value="0" calcext:value-type="float">
            <text:p>0</text:p>
          </table:table-cell>
          <table:table-cell table:formula="of:=[.YG26]" office:value-type="float" office:value="94" calcext:value-type="float">
            <text:p>94</text:p>
          </table:table-cell>
          <table:table-cell table:formula="of:=[.YH26]" office:value-type="float" office:value="40" calcext:value-type="float">
            <text:p>40</text:p>
          </table:table-cell>
          <table:table-cell table:formula="of:=[.YI26]" office:value-type="float" office:value="34" calcext:value-type="float">
            <text:p>34</text:p>
          </table:table-cell>
          <table:table-cell table:formula="of:=CONCATENATE(&quot;[[&quot;; [.YG28]; &quot;,0],&quot;; &quot;[&quot;; [.YH28]; &quot;,0],&quot;; &quot;[&quot;; [.YI28]; &quot;,0],&quot;; &quot;[&quot;; [.YJ28]; &quot;,0],&quot;; &quot;[&quot;; [.YK28]; &quot;,0]]&quot;)" office:value-type="string" office:string-value="[[0,0],[0,0],[94,0],[40,0],[34,0]]" calcext:value-type="string">
            <text:p>[[0,0],[0,0],[94,0],[40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7]" office:value-type="float" office:value="0" calcext:value-type="float">
            <text:p>0</text:p>
          </table:table-cell>
          <table:table-cell table:formula="of:=[.YN26]" office:value-type="float" office:value="95" calcext:value-type="float">
            <text:p>95</text:p>
          </table:table-cell>
          <table:table-cell table:formula="of:=[.YO26]" office:value-type="float" office:value="39" calcext:value-type="float">
            <text:p>39</text:p>
          </table:table-cell>
          <table:table-cell table:formula="of:=[.YP26]" office:value-type="float" office:value="35" calcext:value-type="float">
            <text:p>35</text:p>
          </table:table-cell>
          <table:table-cell table:formula="of:=CONCATENATE(&quot;[[&quot;; [.YN28]; &quot;,0],&quot;; &quot;[&quot;; [.YO28]; &quot;,0],&quot;; &quot;[&quot;; [.YP28]; &quot;,0],&quot;; &quot;[&quot;; [.YQ28]; &quot;,0],&quot;; &quot;[&quot;; [.YR28]; &quot;,0]]&quot;)" office:value-type="string" office:string-value="[[0,0],[0,0],[95,0],[39,0],[35,0]]" calcext:value-type="string">
            <text:p>[[0,0],[0,0],[95,0],[39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7]" office:value-type="float" office:value="0" calcext:value-type="float">
            <text:p>0</text:p>
          </table:table-cell>
          <table:table-cell table:formula="of:=[.YU26]" office:value-type="float" office:value="96" calcext:value-type="float">
            <text:p>96</text:p>
          </table:table-cell>
          <table:table-cell table:formula="of:=[.YV26]" office:value-type="float" office:value="38" calcext:value-type="float">
            <text:p>38</text:p>
          </table:table-cell>
          <table:table-cell table:formula="of:=[.YW26]" office:value-type="float" office:value="36" calcext:value-type="float">
            <text:p>36</text:p>
          </table:table-cell>
          <table:table-cell table:formula="of:=CONCATENATE(&quot;[[&quot;; [.YU28]; &quot;,0],&quot;; &quot;[&quot;; [.YV28]; &quot;,0],&quot;; &quot;[&quot;; [.YW28]; &quot;,0],&quot;; &quot;[&quot;; [.YX28]; &quot;,0],&quot;; &quot;[&quot;; [.YY28]; &quot;,0]]&quot;)" office:value-type="string" office:string-value="[[0,0],[0,0],[96,0],[38,0],[36,0]]" calcext:value-type="string">
            <text:p>[[0,0],[0,0],[96,0],[38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7]" office:value-type="float" office:value="0" calcext:value-type="float">
            <text:p>0</text:p>
          </table:table-cell>
          <table:table-cell table:formula="of:=[.ZB26]" office:value-type="float" office:value="97" calcext:value-type="float">
            <text:p>97</text:p>
          </table:table-cell>
          <table:table-cell table:formula="of:=[.ZC26]" office:value-type="float" office:value="37" calcext:value-type="float">
            <text:p>37</text:p>
          </table:table-cell>
          <table:table-cell table:formula="of:=[.ZD26]" office:value-type="float" office:value="63" calcext:value-type="float">
            <text:p>63</text:p>
          </table:table-cell>
          <table:table-cell table:formula="of:=CONCATENATE(&quot;[[&quot;; [.ZB28]; &quot;,0],&quot;; &quot;[&quot;; [.ZC28]; &quot;,0],&quot;; &quot;[&quot;; [.ZD28]; &quot;,0],&quot;; &quot;[&quot;; [.ZE28]; &quot;,0],&quot;; &quot;[&quot;; [.ZF28]; &quot;,0]]&quot;)" office:value-type="string" office:string-value="[[0,0],[0,0],[97,0],[37,0],[63,0]]" calcext:value-type="string">
            <text:p>[[0,0],[0,0],[97,0],[37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7]" office:value-type="float" office:value="0" calcext:value-type="float">
            <text:p>0</text:p>
          </table:table-cell>
          <table:table-cell table:formula="of:=[.ZI26]" office:value-type="float" office:value="98" calcext:value-type="float">
            <text:p>98</text:p>
          </table:table-cell>
          <table:table-cell table:formula="of:=[.ZJ26]" office:value-type="float" office:value="64" calcext:value-type="float">
            <text:p>64</text:p>
          </table:table-cell>
          <table:table-cell table:formula="of:=[.ZK26]" office:value-type="float" office:value="66" calcext:value-type="float">
            <text:p>66</text:p>
          </table:table-cell>
          <table:table-cell table:formula="of:=CONCATENATE(&quot;[[&quot;; [.ZI28]; &quot;,0],&quot;; &quot;[&quot;; [.ZJ28]; &quot;,0],&quot;; &quot;[&quot;; [.ZK28]; &quot;,0],&quot;; &quot;[&quot;; [.ZL28]; &quot;,0],&quot;; &quot;[&quot;; [.ZM28]; &quot;,0]]&quot;)" office:value-type="string" office:string-value="[[0,0],[0,0],[98,0],[64,0],[66,0]]" calcext:value-type="string">
            <text:p>[[0,0],[0,0],[98,0],[64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7]" office:value-type="float" office:value="0" calcext:value-type="float">
            <text:p>0</text:p>
          </table:table-cell>
          <table:table-cell table:formula="of:=[.ZP26]" office:value-type="float" office:value="99" calcext:value-type="float">
            <text:p>99</text:p>
          </table:table-cell>
          <table:table-cell table:formula="of:=[.ZQ26]" office:value-type="float" office:value="65" calcext:value-type="float">
            <text:p>65</text:p>
          </table:table-cell>
          <table:table-cell table:formula="of:=[.ZR26]" office:value-type="float" office:value="0" calcext:value-type="float">
            <text:p>0</text:p>
          </table:table-cell>
          <table:table-cell table:formula="of:=CONCATENATE(&quot;[[&quot;; [.ZP28]; &quot;,0],&quot;; &quot;[&quot;; [.ZQ28]; &quot;,0],&quot;; &quot;[&quot;; [.ZR28]; &quot;,0],&quot;; &quot;[&quot;; [.ZS28]; &quot;,0],&quot;; &quot;[&quot;; [.ZT28]; &quot;,0]]&quot;)" office:value-type="string" office:string-value="[[0,0],[0,0],[99,0],[65,0],[0,0]]" calcext:value-type="string">
            <text:p>[[0,0],[0,0],[99,0],[65,0],[0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31,7,3,1,13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F28]" office:value-type="float" office:value="7" calcext:value-type="float">
            <text:p>7</text:p>
          </table:table-cell>
          <table:table-cell table:formula="of:=[.F27]" office:value-type="float" office:value="3" calcext:value-type="float">
            <text:p>3</text:p>
          </table:table-cell>
          <table:table-cell table:formula="of:=[.F26]" office:value-type="float" office:value="1" calcext:value-type="float">
            <text:p>1</text:p>
          </table:table-cell>
          <table:table-cell table:formula="of:=[.G26]" office:value-type="float" office:value="13" calcext:value-type="float">
            <text:p>13</text:p>
          </table:table-cell>
          <table:table-cell table:formula="of:=CONCATENATE(&quot;[[&quot;; [.F29]; &quot;,0],&quot;; &quot;[&quot;; [.G29]; &quot;,0],&quot;; &quot;[&quot;; [.H29]; &quot;,0],&quot;; &quot;[&quot;; [.I29]; &quot;,0],&quot;; &quot;[&quot;; [.J29]; &quot;,0]]&quot;)" office:value-type="string" office:string-value="[[31,0],[7,0],[3,0],[1,0],[13,0]]" calcext:value-type="string">
            <text:p>[[31,0],[7,0],[3,0],[1,0],[13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M28]" office:value-type="float" office:value="30" calcext:value-type="float">
            <text:p>30</text:p>
          </table:table-cell>
          <table:table-cell table:formula="of:=[.M27]" office:value-type="float" office:value="8" calcext:value-type="float">
            <text:p>8</text:p>
          </table:table-cell>
          <table:table-cell table:formula="of:=[.M26]" office:value-type="float" office:value="2" calcext:value-type="float">
            <text:p>2</text:p>
          </table:table-cell>
          <table:table-cell table:formula="of:=[.N26]" office:value-type="float" office:value="12" calcext:value-type="float">
            <text:p>12</text:p>
          </table:table-cell>
          <table:table-cell table:formula="of:=CONCATENATE(&quot;[[&quot;; [.M29]; &quot;,0],&quot;; &quot;[&quot;; [.N29]; &quot;,0],&quot;; &quot;[&quot;; [.O29]; &quot;,0],&quot;; &quot;[&quot;; [.P29]; &quot;,0],&quot;; &quot;[&quot;; [.Q29]; &quot;,0]]&quot;)" office:value-type="string" office:string-value="[[45,0],[30,0],[8,0],[2,0],[12,0]]" calcext:value-type="string">
            <text:p>[[45,0],[30,0],[8,0],[2,0],[12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T28]" office:value-type="float" office:value="30" calcext:value-type="float">
            <text:p>30</text:p>
          </table:table-cell>
          <table:table-cell table:formula="of:=[.T27]" office:value-type="float" office:value="7" calcext:value-type="float">
            <text:p>7</text:p>
          </table:table-cell>
          <table:table-cell table:formula="of:=[.T26]" office:value-type="float" office:value="3" calcext:value-type="float">
            <text:p>3</text:p>
          </table:table-cell>
          <table:table-cell table:formula="of:=[.U26]" office:value-type="float" office:value="1" calcext:value-type="float">
            <text:p>1</text:p>
          </table:table-cell>
          <table:table-cell table:formula="of:=CONCATENATE(&quot;[[&quot;; [.T29]; &quot;,0],&quot;; &quot;[&quot;; [.U29]; &quot;,0],&quot;; &quot;[&quot;; [.V29]; &quot;,0],&quot;; &quot;[&quot;; [.W29]; &quot;,0],&quot;; &quot;[&quot;; [.X29]; &quot;,0]]&quot;)" office:value-type="string" office:string-value="[[45,0],[30,0],[7,0],[3,0],[1,0]]" calcext:value-type="string">
            <text:p>[[45,0],[30,0],[7,0],[3,0],[1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AA28]" office:value-type="float" office:value="32" calcext:value-type="float">
            <text:p>32</text:p>
          </table:table-cell>
          <table:table-cell table:formula="of:=[.AA27]" office:value-type="float" office:value="6" calcext:value-type="float">
            <text:p>6</text:p>
          </table:table-cell>
          <table:table-cell table:formula="of:=[.AA26]" office:value-type="float" office:value="4" calcext:value-type="float">
            <text:p>4</text:p>
          </table:table-cell>
          <table:table-cell table:formula="of:=[.AB26]" office:value-type="float" office:value="14" calcext:value-type="float">
            <text:p>14</text:p>
          </table:table-cell>
          <table:table-cell table:formula="of:=CONCATENATE(&quot;[[&quot;; [.AA29]; &quot;,0],&quot;; &quot;[&quot;; [.AB29]; &quot;,0],&quot;; &quot;[&quot;; [.AC29]; &quot;,0],&quot;; &quot;[&quot;; [.AD29]; &quot;,0],&quot;; &quot;[&quot;; [.AE29]; &quot;,0]]&quot;)" office:value-type="string" office:string-value="[[42,0],[32,0],[6,0],[4,0],[14,0]]" calcext:value-type="string">
            <text:p>[[42,0],[32,0],[6,0],[4,0],[14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AH28]" office:value-type="float" office:value="41" calcext:value-type="float">
            <text:p>41</text:p>
          </table:table-cell>
          <table:table-cell table:formula="of:=[.AH27]" office:value-type="float" office:value="33" calcext:value-type="float">
            <text:p>33</text:p>
          </table:table-cell>
          <table:table-cell table:formula="of:=[.AH26]" office:value-type="float" office:value="5" calcext:value-type="float">
            <text:p>5</text:p>
          </table:table-cell>
          <table:table-cell table:formula="of:=[.AI26]" office:value-type="float" office:value="15" calcext:value-type="float">
            <text:p>15</text:p>
          </table:table-cell>
          <table:table-cell table:formula="of:=CONCATENATE(&quot;[[&quot;; [.AH29]; &quot;,0],&quot;; &quot;[&quot;; [.AI29]; &quot;,0],&quot;; &quot;[&quot;; [.AJ29]; &quot;,0],&quot;; &quot;[&quot;; [.AK29]; &quot;,0],&quot;; &quot;[&quot;; [.AL29]; &quot;,0]]&quot;)" office:value-type="string" office:string-value="[[93,0],[41,0],[33,0],[5,0],[15,0]]" calcext:value-type="string">
            <text:p>[[93,0],[41,0],[33,0],[5,0],[15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O28]" office:value-type="float" office:value="42" calcext:value-type="float">
            <text:p>42</text:p>
          </table:table-cell>
          <table:table-cell table:formula="of:=[.AO27]" office:value-type="float" office:value="32" calcext:value-type="float">
            <text:p>32</text:p>
          </table:table-cell>
          <table:table-cell table:formula="of:=[.AO26]" office:value-type="float" office:value="6" calcext:value-type="float">
            <text:p>6</text:p>
          </table:table-cell>
          <table:table-cell table:formula="of:=[.AP26]" office:value-type="float" office:value="4" calcext:value-type="float">
            <text:p>4</text:p>
          </table:table-cell>
          <table:table-cell table:formula="of:=CONCATENATE(&quot;[[&quot;; [.AO29]; &quot;,0],&quot;; &quot;[&quot;; [.AP29]; &quot;,0],&quot;; &quot;[&quot;; [.AQ29]; &quot;,0],&quot;; &quot;[&quot;; [.AR29]; &quot;,0],&quot;; &quot;[&quot;; [.AS29]; &quot;,0]]&quot;)" office:value-type="string" office:string-value="[[92,0],[42,0],[32,0],[6,0],[4,0]]" calcext:value-type="string">
            <text:p>[[92,0],[42,0],[32,0],[6,0],[4,0]]</text:p>
          </table:table-cell>
          <table:table-cell/>
          <table:table-cell office:value-type="float" office:value="91" calcext:value-type="float">
            <text:p>91</text:p>
          </table:table-cell>
          <table:table-cell table:formula="of:=[.AV28]" office:value-type="float" office:value="43" calcext:value-type="float">
            <text:p>43</text:p>
          </table:table-cell>
          <table:table-cell table:formula="of:=[.AV27]" office:value-type="float" office:value="31" calcext:value-type="float">
            <text:p>31</text:p>
          </table:table-cell>
          <table:table-cell table:formula="of:=[.AV26]" office:value-type="float" office:value="7" calcext:value-type="float">
            <text:p>7</text:p>
          </table:table-cell>
          <table:table-cell table:formula="of:=[.AW26]" office:value-type="float" office:value="3" calcext:value-type="float">
            <text:p>3</text:p>
          </table:table-cell>
          <table:table-cell table:formula="of:=CONCATENATE(&quot;[[&quot;; [.AV29]; &quot;,0],&quot;; &quot;[&quot;; [.AW29]; &quot;,0],&quot;; &quot;[&quot;; [.AX29]; &quot;,0],&quot;; &quot;[&quot;; [.AY29]; &quot;,0],&quot;; &quot;[&quot;; [.AZ29]; &quot;,0]]&quot;)" office:value-type="string" office:string-value="[[91,0],[43,0],[31,0],[7,0],[3,0]]" calcext:value-type="string">
            <text:p>[[91,0],[43,0],[31,0],[7,0],[3,0]]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C28]" office:value-type="float" office:value="44" calcext:value-type="float">
            <text:p>44</text:p>
          </table:table-cell>
          <table:table-cell table:formula="of:=[.BC27]" office:value-type="float" office:value="30" calcext:value-type="float">
            <text:p>30</text:p>
          </table:table-cell>
          <table:table-cell table:formula="of:=[.BC26]" office:value-type="float" office:value="8" calcext:value-type="float">
            <text:p>8</text:p>
          </table:table-cell>
          <table:table-cell table:formula="of:=[.BD26]" office:value-type="float" office:value="2" calcext:value-type="float">
            <text:p>2</text:p>
          </table:table-cell>
          <table:table-cell table:formula="of:=CONCATENATE(&quot;[[&quot;; [.BC29]; &quot;,0],&quot;; &quot;[&quot;; [.BD29]; &quot;,0],&quot;; &quot;[&quot;; [.BE29]; &quot;,0],&quot;; &quot;[&quot;; [.BF29]; &quot;,0],&quot;; &quot;[&quot;; [.BG29]; &quot;,0]]&quot;)" office:value-type="string" office:string-value="[[90,0],[44,0],[30,0],[8,0],[2,0]]" calcext:value-type="string">
            <text:p>[[90,0],[44,0],[30,0],[8,0],[2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BJ28]" office:value-type="float" office:value="45" calcext:value-type="float">
            <text:p>45</text:p>
          </table:table-cell>
          <table:table-cell table:formula="of:=[.BJ27]" office:value-type="float" office:value="29" calcext:value-type="float">
            <text:p>29</text:p>
          </table:table-cell>
          <table:table-cell table:formula="of:=[.BJ26]" office:value-type="float" office:value="9" calcext:value-type="float">
            <text:p>9</text:p>
          </table:table-cell>
          <table:table-cell table:formula="of:=[.BK26]" office:value-type="float" office:value="11" calcext:value-type="float">
            <text:p>11</text:p>
          </table:table-cell>
          <table:table-cell table:formula="of:=CONCATENATE(&quot;[[&quot;; [.BJ29]; &quot;,0],&quot;; &quot;[&quot;; [.BK29]; &quot;,0],&quot;; &quot;[&quot;; [.BL29]; &quot;,0],&quot;; &quot;[&quot;; [.BM29]; &quot;,0],&quot;; &quot;[&quot;; [.BN29]; &quot;,0]]&quot;)" office:value-type="string" office:string-value="[[89,0],[45,0],[29,0],[9,0],[11,0]]" calcext:value-type="string">
            <text:p>[[89,0],[45,0],[29,0],[9,0],[11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BQ28]" office:value-type="float" office:value="46" calcext:value-type="float">
            <text:p>46</text:p>
          </table:table-cell>
          <table:table-cell table:formula="of:=[.BQ27]" office:value-type="float" office:value="28" calcext:value-type="float">
            <text:p>28</text:p>
          </table:table-cell>
          <table:table-cell table:formula="of:=[.BQ26]" office:value-type="float" office:value="10" calcext:value-type="float">
            <text:p>10</text:p>
          </table:table-cell>
          <table:table-cell table:formula="of:=[.BR26]" office:value-type="float" office:value="24" calcext:value-type="float">
            <text:p>24</text:p>
          </table:table-cell>
          <table:table-cell table:formula="of:=CONCATENATE(&quot;[[&quot;; [.BQ29]; &quot;,0],&quot;; &quot;[&quot;; [.BR29]; &quot;,0],&quot;; &quot;[&quot;; [.BS29]; &quot;,0],&quot;; &quot;[&quot;; [.BT29]; &quot;,0],&quot;; &quot;[&quot;; [.BU29]; &quot;,0]]&quot;)" office:value-type="string" office:string-value="[[88,0],[46,0],[28,0],[10,0],[24,0]]" calcext:value-type="string">
            <text:p>[[88,0],[46,0],[28,0],[10,0],[24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BX28]" office:value-type="float" office:value="29" calcext:value-type="float">
            <text:p>29</text:p>
          </table:table-cell>
          <table:table-cell table:formula="of:=[.BX27]" office:value-type="float" office:value="9" calcext:value-type="float">
            <text:p>9</text:p>
          </table:table-cell>
          <table:table-cell table:formula="of:=[.BX26]" office:value-type="float" office:value="11" calcext:value-type="float">
            <text:p>11</text:p>
          </table:table-cell>
          <table:table-cell table:formula="of:=[.BY26]" office:value-type="float" office:value="23" calcext:value-type="float">
            <text:p>23</text:p>
          </table:table-cell>
          <table:table-cell table:formula="of:=CONCATENATE(&quot;[[&quot;; [.BX29]; &quot;,0],&quot;; &quot;[&quot;; [.BY29]; &quot;,0],&quot;; &quot;[&quot;; [.BZ29]; &quot;,0],&quot;; &quot;[&quot;; [.CA29]; &quot;,0],&quot;; &quot;[&quot;; [.CB29]; &quot;,0]]&quot;)" office:value-type="string" office:string-value="[[45,0],[29,0],[9,0],[11,0],[23,0]]" calcext:value-type="string">
            <text:p>[[45,0],[29,0],[9,0],[11,0],[23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CE28]" office:value-type="float" office:value="8" calcext:value-type="float">
            <text:p>8</text:p>
          </table:table-cell>
          <table:table-cell table:formula="of:=[.CE27]" office:value-type="float" office:value="2" calcext:value-type="float">
            <text:p>2</text:p>
          </table:table-cell>
          <table:table-cell table:formula="of:=[.CE26]" office:value-type="float" office:value="12" calcext:value-type="float">
            <text:p>12</text:p>
          </table:table-cell>
          <table:table-cell table:formula="of:=[.CF26]" office:value-type="float" office:value="22" calcext:value-type="float">
            <text:p>22</text:p>
          </table:table-cell>
          <table:table-cell table:formula="of:=CONCATENATE(&quot;[[&quot;; [.CE29]; &quot;,0],&quot;; &quot;[&quot;; [.CF29]; &quot;,0],&quot;; &quot;[&quot;; [.CG29]; &quot;,0],&quot;; &quot;[&quot;; [.CH29]; &quot;,0],&quot;; &quot;[&quot;; [.CI29]; &quot;,0]]&quot;)" office:value-type="string" office:string-value="[[30,0],[8,0],[2,0],[12,0],[22,0]]" calcext:value-type="string">
            <text:p>[[30,0],[8,0],[2,0],[12,0],[22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L28]" office:value-type="float" office:value="3" calcext:value-type="float">
            <text:p>3</text:p>
          </table:table-cell>
          <table:table-cell table:formula="of:=[.CL27]" office:value-type="float" office:value="1" calcext:value-type="float">
            <text:p>1</text:p>
          </table:table-cell>
          <table:table-cell table:formula="of:=[.CL26]" office:value-type="float" office:value="13" calcext:value-type="float">
            <text:p>13</text:p>
          </table:table-cell>
          <table:table-cell table:formula="of:=[.CM26]" office:value-type="float" office:value="21" calcext:value-type="float">
            <text:p>21</text:p>
          </table:table-cell>
          <table:table-cell table:formula="of:=CONCATENATE(&quot;[[&quot;; [.CL29]; &quot;,0],&quot;; &quot;[&quot;; [.CM29]; &quot;,0],&quot;; &quot;[&quot;; [.CN29]; &quot;,0],&quot;; &quot;[&quot;; [.CO29]; &quot;,0],&quot;; &quot;[&quot;; [.CP29]; &quot;,0]]&quot;)" office:value-type="string" office:string-value="[[7,0],[3,0],[1,0],[13,0],[21,0]]" calcext:value-type="string">
            <text:p>[[7,0],[3,0],[1,0],[13,0],[21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CS28]" office:value-type="float" office:value="6" calcext:value-type="float">
            <text:p>6</text:p>
          </table:table-cell>
          <table:table-cell table:formula="of:=[.CS27]" office:value-type="float" office:value="4" calcext:value-type="float">
            <text:p>4</text:p>
          </table:table-cell>
          <table:table-cell table:formula="of:=[.CS26]" office:value-type="float" office:value="14" calcext:value-type="float">
            <text:p>14</text:p>
          </table:table-cell>
          <table:table-cell table:formula="of:=[.CT26]" office:value-type="float" office:value="20" calcext:value-type="float">
            <text:p>20</text:p>
          </table:table-cell>
          <table:table-cell table:formula="of:=CONCATENATE(&quot;[[&quot;; [.CS29]; &quot;,0],&quot;; &quot;[&quot;; [.CT29]; &quot;,0],&quot;; &quot;[&quot;; [.CU29]; &quot;,0],&quot;; &quot;[&quot;; [.CV29]; &quot;,0],&quot;; &quot;[&quot;; [.CW29]; &quot;,0]]&quot;)" office:value-type="string" office:string-value="[[32,0],[6,0],[4,0],[14,0],[20,0]]" calcext:value-type="string">
            <text:p>[[32,0],[6,0],[4,0],[14,0],[2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CZ28]" office:value-type="float" office:value="33" calcext:value-type="float">
            <text:p>33</text:p>
          </table:table-cell>
          <table:table-cell table:formula="of:=[.CZ27]" office:value-type="float" office:value="5" calcext:value-type="float">
            <text:p>5</text:p>
          </table:table-cell>
          <table:table-cell table:formula="of:=[.CZ26]" office:value-type="float" office:value="15" calcext:value-type="float">
            <text:p>15</text:p>
          </table:table-cell>
          <table:table-cell table:formula="of:=[.DA26]" office:value-type="float" office:value="19" calcext:value-type="float">
            <text:p>19</text:p>
          </table:table-cell>
          <table:table-cell table:formula="of:=CONCATENATE(&quot;[[&quot;; [.CZ29]; &quot;,0],&quot;; &quot;[&quot;; [.DA29]; &quot;,0],&quot;; &quot;[&quot;; [.DB29]; &quot;,0],&quot;; &quot;[&quot;; [.DC29]; &quot;,0],&quot;; &quot;[&quot;; [.DD29]; &quot;,0]]&quot;)" office:value-type="string" office:string-value="[[41,0],[33,0],[5,0],[15,0],[19,0]]" calcext:value-type="string">
            <text:p>[[41,0],[33,0],[5,0],[15,0],[19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DG28]" office:value-type="float" office:value="40" calcext:value-type="float">
            <text:p>40</text:p>
          </table:table-cell>
          <table:table-cell table:formula="of:=[.DG27]" office:value-type="float" office:value="34" calcext:value-type="float">
            <text:p>34</text:p>
          </table:table-cell>
          <table:table-cell table:formula="of:=[.DG26]" office:value-type="float" office:value="16" calcext:value-type="float">
            <text:p>16</text:p>
          </table:table-cell>
          <table:table-cell table:formula="of:=[.DH26]" office:value-type="float" office:value="18" calcext:value-type="float">
            <text:p>18</text:p>
          </table:table-cell>
          <table:table-cell table:formula="of:=CONCATENATE(&quot;[[&quot;; [.DG29]; &quot;,0],&quot;; &quot;[&quot;; [.DH29]; &quot;,0],&quot;; &quot;[&quot;; [.DI29]; &quot;,0],&quot;; &quot;[&quot;; [.DJ29]; &quot;,0],&quot;; &quot;[&quot;; [.DK29]; &quot;,0]]&quot;)" office:value-type="string" office:string-value="[[94,0],[40,0],[34,0],[16,0],[18,0]]" calcext:value-type="string">
            <text:p>[[94,0],[40,0],[34,0],[16,0],[1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DN28]" office:value-type="float" office:value="39" calcext:value-type="float">
            <text:p>39</text:p>
          </table:table-cell>
          <table:table-cell table:formula="of:=[.DN27]" office:value-type="float" office:value="35" calcext:value-type="float">
            <text:p>35</text:p>
          </table:table-cell>
          <table:table-cell table:formula="of:=[.DN26]" office:value-type="float" office:value="17" calcext:value-type="float">
            <text:p>17</text:p>
          </table:table-cell>
          <table:table-cell table:formula="of:=[.DO26]" office:value-type="float" office:value="61" calcext:value-type="float">
            <text:p>61</text:p>
          </table:table-cell>
          <table:table-cell table:formula="of:=CONCATENATE(&quot;[[&quot;; [.DN29]; &quot;,0],&quot;; &quot;[&quot;; [.DO29]; &quot;,0],&quot;; &quot;[&quot;; [.DP29]; &quot;,0],&quot;; &quot;[&quot;; [.DQ29]; &quot;,0],&quot;; &quot;[&quot;; [.DR29]; &quot;,0]]&quot;)" office:value-type="string" office:string-value="[[95,0],[39,0],[35,0],[17,0],[61,0]]" calcext:value-type="string">
            <text:p>[[95,0],[39,0],[35,0],[17,0],[61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DU28]" office:value-type="float" office:value="34" calcext:value-type="float">
            <text:p>34</text:p>
          </table:table-cell>
          <table:table-cell table:formula="of:=[.DU27]" office:value-type="float" office:value="16" calcext:value-type="float">
            <text:p>16</text:p>
          </table:table-cell>
          <table:table-cell table:formula="of:=[.DU26]" office:value-type="float" office:value="18" calcext:value-type="float">
            <text:p>18</text:p>
          </table:table-cell>
          <table:table-cell table:formula="of:=[.DV26]" office:value-type="float" office:value="60" calcext:value-type="float">
            <text:p>60</text:p>
          </table:table-cell>
          <table:table-cell table:formula="of:=CONCATENATE(&quot;[[&quot;; [.DU29]; &quot;,0],&quot;; &quot;[&quot;; [.DV29]; &quot;,0],&quot;; &quot;[&quot;; [.DW29]; &quot;,0],&quot;; &quot;[&quot;; [.DX29]; &quot;,0],&quot;; &quot;[&quot;; [.DY29]; &quot;,0]]&quot;)" office:value-type="string" office:string-value="[[40,0],[34,0],[16,0],[18,0],[60,0]]" calcext:value-type="string">
            <text:p>[[40,0],[34,0],[16,0],[18,0],[60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EB28]" office:value-type="float" office:value="5" calcext:value-type="float">
            <text:p>5</text:p>
          </table:table-cell>
          <table:table-cell table:formula="of:=[.EB27]" office:value-type="float" office:value="15" calcext:value-type="float">
            <text:p>15</text:p>
          </table:table-cell>
          <table:table-cell table:formula="of:=[.EB26]" office:value-type="float" office:value="19" calcext:value-type="float">
            <text:p>19</text:p>
          </table:table-cell>
          <table:table-cell table:formula="of:=[.EC26]" office:value-type="float" office:value="59" calcext:value-type="float">
            <text:p>59</text:p>
          </table:table-cell>
          <table:table-cell table:formula="of:=CONCATENATE(&quot;[[&quot;; [.EB29]; &quot;,0],&quot;; &quot;[&quot;; [.EC29]; &quot;,0],&quot;; &quot;[&quot;; [.ED29]; &quot;,0],&quot;; &quot;[&quot;; [.EE29]; &quot;,0],&quot;; &quot;[&quot;; [.EF29]; &quot;,0]]&quot;)" office:value-type="string" office:string-value="[[33,0],[5,0],[15,0],[19,0],[59,0]]" calcext:value-type="string">
            <text:p>[[33,0],[5,0],[15,0],[19,0],[59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EI28]" office:value-type="float" office:value="4" calcext:value-type="float">
            <text:p>4</text:p>
          </table:table-cell>
          <table:table-cell table:formula="of:=[.EI27]" office:value-type="float" office:value="14" calcext:value-type="float">
            <text:p>14</text:p>
          </table:table-cell>
          <table:table-cell table:formula="of:=[.EI26]" office:value-type="float" office:value="20" calcext:value-type="float">
            <text:p>20</text:p>
          </table:table-cell>
          <table:table-cell table:formula="of:=[.EJ26]" office:value-type="float" office:value="58" calcext:value-type="float">
            <text:p>58</text:p>
          </table:table-cell>
          <table:table-cell table:formula="of:=CONCATENATE(&quot;[[&quot;; [.EI29]; &quot;,0],&quot;; &quot;[&quot;; [.EJ29]; &quot;,0],&quot;; &quot;[&quot;; [.EK29]; &quot;,0],&quot;; &quot;[&quot;; [.EL29]; &quot;,0],&quot;; &quot;[&quot;; [.EM29]; &quot;,0]]&quot;)" office:value-type="string" office:string-value="[[6,0],[4,0],[14,0],[20,0],[58,0]]" calcext:value-type="string">
            <text:p>[[6,0],[4,0],[14,0],[20,0],[58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EP28]" office:value-type="float" office:value="1" calcext:value-type="float">
            <text:p>1</text:p>
          </table:table-cell>
          <table:table-cell table:formula="of:=[.EP27]" office:value-type="float" office:value="13" calcext:value-type="float">
            <text:p>13</text:p>
          </table:table-cell>
          <table:table-cell table:formula="of:=[.EP26]" office:value-type="float" office:value="21" calcext:value-type="float">
            <text:p>21</text:p>
          </table:table-cell>
          <table:table-cell table:formula="of:=[.EQ26]" office:value-type="float" office:value="57" calcext:value-type="float">
            <text:p>57</text:p>
          </table:table-cell>
          <table:table-cell table:formula="of:=CONCATENATE(&quot;[[&quot;; [.EP29]; &quot;,0],&quot;; &quot;[&quot;; [.EQ29]; &quot;,0],&quot;; &quot;[&quot;; [.ER29]; &quot;,0],&quot;; &quot;[&quot;; [.ES29]; &quot;,0],&quot;; &quot;[&quot;; [.ET29]; &quot;,0]]&quot;)" office:value-type="string" office:string-value="[[3,0],[1,0],[13,0],[21,0],[57,0]]" calcext:value-type="string">
            <text:p>[[3,0],[1,0],[13,0],[21,0],[57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EW28]" office:value-type="float" office:value="2" calcext:value-type="float">
            <text:p>2</text:p>
          </table:table-cell>
          <table:table-cell table:formula="of:=[.EW27]" office:value-type="float" office:value="12" calcext:value-type="float">
            <text:p>12</text:p>
          </table:table-cell>
          <table:table-cell table:formula="of:=[.EW26]" office:value-type="float" office:value="22" calcext:value-type="float">
            <text:p>22</text:p>
          </table:table-cell>
          <table:table-cell table:formula="of:=[.EX26]" office:value-type="float" office:value="56" calcext:value-type="float">
            <text:p>56</text:p>
          </table:table-cell>
          <table:table-cell table:formula="of:=CONCATENATE(&quot;[[&quot;; [.EW29]; &quot;,0],&quot;; &quot;[&quot;; [.EX29]; &quot;,0],&quot;; &quot;[&quot;; [.EY29]; &quot;,0],&quot;; &quot;[&quot;; [.EZ29]; &quot;,0],&quot;; &quot;[&quot;; [.FA29]; &quot;,0]]&quot;)" office:value-type="string" office:string-value="[[8,0],[2,0],[12,0],[22,0],[56,0]]" calcext:value-type="string">
            <text:p>[[8,0],[2,0],[12,0],[22,0],[56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FD28]" office:value-type="float" office:value="9" calcext:value-type="float">
            <text:p>9</text:p>
          </table:table-cell>
          <table:table-cell table:formula="of:=[.FD27]" office:value-type="float" office:value="11" calcext:value-type="float">
            <text:p>11</text:p>
          </table:table-cell>
          <table:table-cell table:formula="of:=[.FD26]" office:value-type="float" office:value="23" calcext:value-type="float">
            <text:p>23</text:p>
          </table:table-cell>
          <table:table-cell table:formula="of:=[.FE26]" office:value-type="float" office:value="55" calcext:value-type="float">
            <text:p>55</text:p>
          </table:table-cell>
          <table:table-cell table:formula="of:=CONCATENATE(&quot;[[&quot;; [.FD29]; &quot;,0],&quot;; &quot;[&quot;; [.FE29]; &quot;,0],&quot;; &quot;[&quot;; [.FF29]; &quot;,0],&quot;; &quot;[&quot;; [.FG29]; &quot;,0],&quot;; &quot;[&quot;; [.FH29]; &quot;,0]]&quot;)" office:value-type="string" office:string-value="[[29,0],[9,0],[11,0],[23,0],[55,0]]" calcext:value-type="string">
            <text:p>[[29,0],[9,0],[11,0],[23,0],[55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FK28]" office:value-type="float" office:value="28" calcext:value-type="float">
            <text:p>28</text:p>
          </table:table-cell>
          <table:table-cell table:formula="of:=[.FK27]" office:value-type="float" office:value="10" calcext:value-type="float">
            <text:p>10</text:p>
          </table:table-cell>
          <table:table-cell table:formula="of:=[.FK26]" office:value-type="float" office:value="24" calcext:value-type="float">
            <text:p>24</text:p>
          </table:table-cell>
          <table:table-cell table:formula="of:=[.FL26]" office:value-type="float" office:value="54" calcext:value-type="float">
            <text:p>54</text:p>
          </table:table-cell>
          <table:table-cell table:formula="of:=CONCATENATE(&quot;[[&quot;; [.FK29]; &quot;,0],&quot;; &quot;[&quot;; [.FL29]; &quot;,0],&quot;; &quot;[&quot;; [.FM29]; &quot;,0],&quot;; &quot;[&quot;; [.FN29]; &quot;,0],&quot;; &quot;[&quot;; [.FO29]; &quot;,0]]&quot;)" office:value-type="string" office:string-value="[[46,0],[28,0],[10,0],[24,0],[54,0]]" calcext:value-type="string">
            <text:p>[[46,0],[28,0],[10,0],[24,0],[54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FR28]" office:value-type="float" office:value="47" calcext:value-type="float">
            <text:p>47</text:p>
          </table:table-cell>
          <table:table-cell table:formula="of:=[.FR27]" office:value-type="float" office:value="27" calcext:value-type="float">
            <text:p>27</text:p>
          </table:table-cell>
          <table:table-cell table:formula="of:=[.FR26]" office:value-type="float" office:value="25" calcext:value-type="float">
            <text:p>25</text:p>
          </table:table-cell>
          <table:table-cell table:formula="of:=[.FS26]" office:value-type="float" office:value="53" calcext:value-type="float">
            <text:p>53</text:p>
          </table:table-cell>
          <table:table-cell table:formula="of:=CONCATENATE(&quot;[[&quot;; [.FR29]; &quot;,0],&quot;; &quot;[&quot;; [.FS29]; &quot;,0],&quot;; &quot;[&quot;; [.FT29]; &quot;,0],&quot;; &quot;[&quot;; [.FU29]; &quot;,0],&quot;; &quot;[&quot;; [.FV29]; &quot;,0]]&quot;)" office:value-type="string" office:string-value="[[87,0],[47,0],[27,0],[25,0],[53,0]]" calcext:value-type="string">
            <text:p>[[87,0],[47,0],[27,0],[25,0],[5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Y28]" office:value-type="float" office:value="86" calcext:value-type="float">
            <text:p>86</text:p>
          </table:table-cell>
          <table:table-cell table:formula="of:=[.FY27]" office:value-type="float" office:value="48" calcext:value-type="float">
            <text:p>48</text:p>
          </table:table-cell>
          <table:table-cell table:formula="of:=[.FY26]" office:value-type="float" office:value="26" calcext:value-type="float">
            <text:p>26</text:p>
          </table:table-cell>
          <table:table-cell table:formula="of:=[.FZ26]" office:value-type="float" office:value="52" calcext:value-type="float">
            <text:p>52</text:p>
          </table:table-cell>
          <table:table-cell table:formula="of:=CONCATENATE(&quot;[[&quot;; [.FY29]; &quot;,0],&quot;; &quot;[&quot;; [.FZ29]; &quot;,0],&quot;; &quot;[&quot;; [.GA29]; &quot;,0],&quot;; &quot;[&quot;; [.GB29]; &quot;,0],&quot;; &quot;[&quot;; [.GC29]; &quot;,0]]&quot;)" office:value-type="string" office:string-value="[[0,0],[86,0],[48,0],[26,0],[52,0]]" calcext:value-type="string">
            <text:p>[[0,0],[86,0],[48,0],[26,0],[5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F28]" office:value-type="float" office:value="87" calcext:value-type="float">
            <text:p>87</text:p>
          </table:table-cell>
          <table:table-cell table:formula="of:=[.GF27]" office:value-type="float" office:value="47" calcext:value-type="float">
            <text:p>47</text:p>
          </table:table-cell>
          <table:table-cell table:formula="of:=[.GF26]" office:value-type="float" office:value="27" calcext:value-type="float">
            <text:p>27</text:p>
          </table:table-cell>
          <table:table-cell table:formula="of:=[.GG26]" office:value-type="float" office:value="25" calcext:value-type="float">
            <text:p>25</text:p>
          </table:table-cell>
          <table:table-cell table:formula="of:=CONCATENATE(&quot;[[&quot;; [.GF29]; &quot;,0],&quot;; &quot;[&quot;; [.GG29]; &quot;,0],&quot;; &quot;[&quot;; [.GH29]; &quot;,0],&quot;; &quot;[&quot;; [.GI29]; &quot;,0],&quot;; &quot;[&quot;; [.GJ29]; &quot;,0]]&quot;)" office:value-type="string" office:string-value="[[0,0],[87,0],[47,0],[27,0],[25,0]]" calcext:value-type="string">
            <text:p>[[0,0],[87,0],[47,0],[27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M28]" office:value-type="float" office:value="88" calcext:value-type="float">
            <text:p>88</text:p>
          </table:table-cell>
          <table:table-cell table:formula="of:=[.GM27]" office:value-type="float" office:value="46" calcext:value-type="float">
            <text:p>46</text:p>
          </table:table-cell>
          <table:table-cell table:formula="of:=[.GM26]" office:value-type="float" office:value="28" calcext:value-type="float">
            <text:p>28</text:p>
          </table:table-cell>
          <table:table-cell table:formula="of:=[.GN26]" office:value-type="float" office:value="10" calcext:value-type="float">
            <text:p>10</text:p>
          </table:table-cell>
          <table:table-cell table:formula="of:=CONCATENATE(&quot;[[&quot;; [.GM29]; &quot;,0],&quot;; &quot;[&quot;; [.GN29]; &quot;,0],&quot;; &quot;[&quot;; [.GO29]; &quot;,0],&quot;; &quot;[&quot;; [.GP29]; &quot;,0],&quot;; &quot;[&quot;; [.GQ29]; &quot;,0]]&quot;)" office:value-type="string" office:string-value="[[0,0],[88,0],[46,0],[28,0],[10,0]]" calcext:value-type="string">
            <text:p>[[0,0],[88,0],[46,0],[28,0],[1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T28]" office:value-type="float" office:value="89" calcext:value-type="float">
            <text:p>89</text:p>
          </table:table-cell>
          <table:table-cell table:formula="of:=[.GT27]" office:value-type="float" office:value="45" calcext:value-type="float">
            <text:p>45</text:p>
          </table:table-cell>
          <table:table-cell table:formula="of:=[.GT26]" office:value-type="float" office:value="29" calcext:value-type="float">
            <text:p>29</text:p>
          </table:table-cell>
          <table:table-cell table:formula="of:=[.GU26]" office:value-type="float" office:value="9" calcext:value-type="float">
            <text:p>9</text:p>
          </table:table-cell>
          <table:table-cell table:formula="of:=CONCATENATE(&quot;[[&quot;; [.GT29]; &quot;,0],&quot;; &quot;[&quot;; [.GU29]; &quot;,0],&quot;; &quot;[&quot;; [.GV29]; &quot;,0],&quot;; &quot;[&quot;; [.GW29]; &quot;,0],&quot;; &quot;[&quot;; [.GX29]; &quot;,0]]&quot;)" office:value-type="string" office:string-value="[[0,0],[89,0],[45,0],[29,0],[9,0]]" calcext:value-type="string">
            <text:p>[[0,0],[89,0],[45,0],[29,0],[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28]" office:value-type="float" office:value="90" calcext:value-type="float">
            <text:p>90</text:p>
          </table:table-cell>
          <table:table-cell table:formula="of:=[.HA27]" office:value-type="float" office:value="44" calcext:value-type="float">
            <text:p>44</text:p>
          </table:table-cell>
          <table:table-cell table:formula="of:=[.HA26]" office:value-type="float" office:value="30" calcext:value-type="float">
            <text:p>30</text:p>
          </table:table-cell>
          <table:table-cell table:formula="of:=[.HB26]" office:value-type="float" office:value="8" calcext:value-type="float">
            <text:p>8</text:p>
          </table:table-cell>
          <table:table-cell table:formula="of:=CONCATENATE(&quot;[[&quot;; [.HA29]; &quot;,0],&quot;; &quot;[&quot;; [.HB29]; &quot;,0],&quot;; &quot;[&quot;; [.HC29]; &quot;,0],&quot;; &quot;[&quot;; [.HD29]; &quot;,0],&quot;; &quot;[&quot;; [.HE29]; &quot;,0]]&quot;)" office:value-type="string" office:string-value="[[0,0],[90,0],[44,0],[30,0],[8,0]]" calcext:value-type="string">
            <text:p>[[0,0],[90,0],[44,0],[30,0],[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28]" office:value-type="float" office:value="91" calcext:value-type="float">
            <text:p>91</text:p>
          </table:table-cell>
          <table:table-cell table:formula="of:=[.HH27]" office:value-type="float" office:value="43" calcext:value-type="float">
            <text:p>43</text:p>
          </table:table-cell>
          <table:table-cell table:formula="of:=[.HH26]" office:value-type="float" office:value="31" calcext:value-type="float">
            <text:p>31</text:p>
          </table:table-cell>
          <table:table-cell table:formula="of:=[.HI26]" office:value-type="float" office:value="7" calcext:value-type="float">
            <text:p>7</text:p>
          </table:table-cell>
          <table:table-cell table:formula="of:=CONCATENATE(&quot;[[&quot;; [.HH29]; &quot;,0],&quot;; &quot;[&quot;; [.HI29]; &quot;,0],&quot;; &quot;[&quot;; [.HJ29]; &quot;,0],&quot;; &quot;[&quot;; [.HK29]; &quot;,0],&quot;; &quot;[&quot;; [.HL29]; &quot;,0]]&quot;)" office:value-type="string" office:string-value="[[0,0],[91,0],[43,0],[31,0],[7,0]]" calcext:value-type="string">
            <text:p>[[0,0],[91,0],[43,0],[31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28]" office:value-type="float" office:value="92" calcext:value-type="float">
            <text:p>92</text:p>
          </table:table-cell>
          <table:table-cell table:formula="of:=[.HO27]" office:value-type="float" office:value="42" calcext:value-type="float">
            <text:p>42</text:p>
          </table:table-cell>
          <table:table-cell table:formula="of:=[.HO26]" office:value-type="float" office:value="32" calcext:value-type="float">
            <text:p>32</text:p>
          </table:table-cell>
          <table:table-cell table:formula="of:=[.HP26]" office:value-type="float" office:value="6" calcext:value-type="float">
            <text:p>6</text:p>
          </table:table-cell>
          <table:table-cell table:formula="of:=CONCATENATE(&quot;[[&quot;; [.HO29]; &quot;,0],&quot;; &quot;[&quot;; [.HP29]; &quot;,0],&quot;; &quot;[&quot;; [.HQ29]; &quot;,0],&quot;; &quot;[&quot;; [.HR29]; &quot;,0],&quot;; &quot;[&quot;; [.HS29]; &quot;,0]]&quot;)" office:value-type="string" office:string-value="[[0,0],[92,0],[42,0],[32,0],[6,0]]" calcext:value-type="string">
            <text:p>[[0,0],[92,0],[42,0],[32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28]" office:value-type="float" office:value="93" calcext:value-type="float">
            <text:p>93</text:p>
          </table:table-cell>
          <table:table-cell table:formula="of:=[.HV27]" office:value-type="float" office:value="41" calcext:value-type="float">
            <text:p>41</text:p>
          </table:table-cell>
          <table:table-cell table:formula="of:=[.HV26]" office:value-type="float" office:value="33" calcext:value-type="float">
            <text:p>33</text:p>
          </table:table-cell>
          <table:table-cell table:formula="of:=[.HW26]" office:value-type="float" office:value="5" calcext:value-type="float">
            <text:p>5</text:p>
          </table:table-cell>
          <table:table-cell table:formula="of:=CONCATENATE(&quot;[[&quot;; [.HV29]; &quot;,0],&quot;; &quot;[&quot;; [.HW29]; &quot;,0],&quot;; &quot;[&quot;; [.HX29]; &quot;,0],&quot;; &quot;[&quot;; [.HY29]; &quot;,0],&quot;; &quot;[&quot;; [.HZ29]; &quot;,0]]&quot;)" office:value-type="string" office:string-value="[[0,0],[93,0],[41,0],[33,0],[5,0]]" calcext:value-type="string">
            <text:p>[[0,0],[93,0],[41,0],[33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28]" office:value-type="float" office:value="94" calcext:value-type="float">
            <text:p>94</text:p>
          </table:table-cell>
          <table:table-cell table:formula="of:=[.IC27]" office:value-type="float" office:value="40" calcext:value-type="float">
            <text:p>40</text:p>
          </table:table-cell>
          <table:table-cell table:formula="of:=[.IC26]" office:value-type="float" office:value="34" calcext:value-type="float">
            <text:p>34</text:p>
          </table:table-cell>
          <table:table-cell table:formula="of:=[.ID26]" office:value-type="float" office:value="16" calcext:value-type="float">
            <text:p>16</text:p>
          </table:table-cell>
          <table:table-cell table:formula="of:=CONCATENATE(&quot;[[&quot;; [.IC29]; &quot;,0],&quot;; &quot;[&quot;; [.ID29]; &quot;,0],&quot;; &quot;[&quot;; [.IE29]; &quot;,0],&quot;; &quot;[&quot;; [.IF29]; &quot;,0],&quot;; &quot;[&quot;; [.IG29]; &quot;,0]]&quot;)" office:value-type="string" office:string-value="[[0,0],[94,0],[40,0],[34,0],[16,0]]" calcext:value-type="string">
            <text:p>[[0,0],[94,0],[40,0],[34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28]" office:value-type="float" office:value="95" calcext:value-type="float">
            <text:p>95</text:p>
          </table:table-cell>
          <table:table-cell table:formula="of:=[.IJ27]" office:value-type="float" office:value="39" calcext:value-type="float">
            <text:p>39</text:p>
          </table:table-cell>
          <table:table-cell table:formula="of:=[.IJ26]" office:value-type="float" office:value="35" calcext:value-type="float">
            <text:p>35</text:p>
          </table:table-cell>
          <table:table-cell table:formula="of:=[.IK26]" office:value-type="float" office:value="17" calcext:value-type="float">
            <text:p>17</text:p>
          </table:table-cell>
          <table:table-cell table:formula="of:=CONCATENATE(&quot;[[&quot;; [.IJ29]; &quot;,0],&quot;; &quot;[&quot;; [.IK29]; &quot;,0],&quot;; &quot;[&quot;; [.IL29]; &quot;,0],&quot;; &quot;[&quot;; [.IM29]; &quot;,0],&quot;; &quot;[&quot;; [.IN29]; &quot;,0]]&quot;)" office:value-type="string" office:string-value="[[0,0],[95,0],[39,0],[35,0],[17,0]]" calcext:value-type="string">
            <text:p>[[0,0],[95,0],[39,0],[35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28]" office:value-type="float" office:value="96" calcext:value-type="float">
            <text:p>96</text:p>
          </table:table-cell>
          <table:table-cell table:formula="of:=[.IQ27]" office:value-type="float" office:value="38" calcext:value-type="float">
            <text:p>38</text:p>
          </table:table-cell>
          <table:table-cell table:formula="of:=[.IQ26]" office:value-type="float" office:value="36" calcext:value-type="float">
            <text:p>36</text:p>
          </table:table-cell>
          <table:table-cell table:formula="of:=[.IR26]" office:value-type="float" office:value="62" calcext:value-type="float">
            <text:p>62</text:p>
          </table:table-cell>
          <table:table-cell table:formula="of:=CONCATENATE(&quot;[[&quot;; [.IQ29]; &quot;,0],&quot;; &quot;[&quot;; [.IR29]; &quot;,0],&quot;; &quot;[&quot;; [.IS29]; &quot;,0],&quot;; &quot;[&quot;; [.IT29]; &quot;,0],&quot;; &quot;[&quot;; [.IU29]; &quot;,0]]&quot;)" office:value-type="string" office:string-value="[[0,0],[96,0],[38,0],[36,0],[62,0]]" calcext:value-type="string">
            <text:p>[[0,0],[96,0],[38,0],[3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8]" office:value-type="float" office:value="0" calcext:value-type="float">
            <text:p>0</text:p>
          </table:table-cell>
          <table:table-cell table:formula="of:=[.IX27]" office:value-type="float" office:value="97" calcext:value-type="float">
            <text:p>97</text:p>
          </table:table-cell>
          <table:table-cell table:formula="of:=[.IX26]" office:value-type="float" office:value="37" calcext:value-type="float">
            <text:p>37</text:p>
          </table:table-cell>
          <table:table-cell table:formula="of:=[.IY26]" office:value-type="float" office:value="63" calcext:value-type="float">
            <text:p>63</text:p>
          </table:table-cell>
          <table:table-cell table:formula="of:=CONCATENATE(&quot;[[&quot;; [.IX29]; &quot;,0],&quot;; &quot;[&quot;; [.IY29]; &quot;,0],&quot;; &quot;[&quot;; [.IZ29]; &quot;,0],&quot;; &quot;[&quot;; [.JA29]; &quot;,0],&quot;; &quot;[&quot;; [.JB29]; &quot;,0]]&quot;)" office:value-type="string" office:string-value="[[0,0],[0,0],[97,0],[37,0],[63,0]]" calcext:value-type="string">
            <text:p>[[0,0],[0,0],[97,0],[37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8]" office:value-type="float" office:value="0" calcext:value-type="float">
            <text:p>0</text:p>
          </table:table-cell>
          <table:table-cell table:formula="of:=[.JE27]" office:value-type="float" office:value="96" calcext:value-type="float">
            <text:p>96</text:p>
          </table:table-cell>
          <table:table-cell table:formula="of:=[.JE26]" office:value-type="float" office:value="38" calcext:value-type="float">
            <text:p>38</text:p>
          </table:table-cell>
          <table:table-cell table:formula="of:=[.JF26]" office:value-type="float" office:value="36" calcext:value-type="float">
            <text:p>36</text:p>
          </table:table-cell>
          <table:table-cell table:formula="of:=CONCATENATE(&quot;[[&quot;; [.JE29]; &quot;,0],&quot;; &quot;[&quot;; [.JF29]; &quot;,0],&quot;; &quot;[&quot;; [.JG29]; &quot;,0],&quot;; &quot;[&quot;; [.JH29]; &quot;,0],&quot;; &quot;[&quot;; [.JI29]; &quot;,0]]&quot;)" office:value-type="string" office:string-value="[[0,0],[0,0],[96,0],[38,0],[36,0]]" calcext:value-type="string">
            <text:p>[[0,0],[0,0],[96,0],[38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8]" office:value-type="float" office:value="0" calcext:value-type="float">
            <text:p>0</text:p>
          </table:table-cell>
          <table:table-cell table:formula="of:=[.JL27]" office:value-type="float" office:value="95" calcext:value-type="float">
            <text:p>95</text:p>
          </table:table-cell>
          <table:table-cell table:formula="of:=[.JL26]" office:value-type="float" office:value="39" calcext:value-type="float">
            <text:p>39</text:p>
          </table:table-cell>
          <table:table-cell table:formula="of:=[.JM26]" office:value-type="float" office:value="35" calcext:value-type="float">
            <text:p>35</text:p>
          </table:table-cell>
          <table:table-cell table:formula="of:=CONCATENATE(&quot;[[&quot;; [.JL29]; &quot;,0],&quot;; &quot;[&quot;; [.JM29]; &quot;,0],&quot;; &quot;[&quot;; [.JN29]; &quot;,0],&quot;; &quot;[&quot;; [.JO29]; &quot;,0],&quot;; &quot;[&quot;; [.JP29]; &quot;,0]]&quot;)" office:value-type="string" office:string-value="[[0,0],[0,0],[95,0],[39,0],[35,0]]" calcext:value-type="string">
            <text:p>[[0,0],[0,0],[95,0],[39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8]" office:value-type="float" office:value="0" calcext:value-type="float">
            <text:p>0</text:p>
          </table:table-cell>
          <table:table-cell table:formula="of:=[.JS27]" office:value-type="float" office:value="94" calcext:value-type="float">
            <text:p>94</text:p>
          </table:table-cell>
          <table:table-cell table:formula="of:=[.JS26]" office:value-type="float" office:value="40" calcext:value-type="float">
            <text:p>40</text:p>
          </table:table-cell>
          <table:table-cell table:formula="of:=[.JT26]" office:value-type="float" office:value="34" calcext:value-type="float">
            <text:p>34</text:p>
          </table:table-cell>
          <table:table-cell table:formula="of:=CONCATENATE(&quot;[[&quot;; [.JS29]; &quot;,0],&quot;; &quot;[&quot;; [.JT29]; &quot;,0],&quot;; &quot;[&quot;; [.JU29]; &quot;,0],&quot;; &quot;[&quot;; [.JV29]; &quot;,0],&quot;; &quot;[&quot;; [.JW29]; &quot;,0]]&quot;)" office:value-type="string" office:string-value="[[0,0],[0,0],[94,0],[40,0],[34,0]]" calcext:value-type="string">
            <text:p>[[0,0],[0,0],[94,0],[40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8]" office:value-type="float" office:value="0" calcext:value-type="float">
            <text:p>0</text:p>
          </table:table-cell>
          <table:table-cell table:formula="of:=[.JZ27]" office:value-type="float" office:value="93" calcext:value-type="float">
            <text:p>93</text:p>
          </table:table-cell>
          <table:table-cell table:formula="of:=[.JZ26]" office:value-type="float" office:value="41" calcext:value-type="float">
            <text:p>41</text:p>
          </table:table-cell>
          <table:table-cell table:formula="of:=[.KA26]" office:value-type="float" office:value="33" calcext:value-type="float">
            <text:p>33</text:p>
          </table:table-cell>
          <table:table-cell table:formula="of:=CONCATENATE(&quot;[[&quot;; [.JZ29]; &quot;,0],&quot;; &quot;[&quot;; [.KA29]; &quot;,0],&quot;; &quot;[&quot;; [.KB29]; &quot;,0],&quot;; &quot;[&quot;; [.KC29]; &quot;,0],&quot;; &quot;[&quot;; [.KD29]; &quot;,0]]&quot;)" office:value-type="string" office:string-value="[[0,0],[0,0],[93,0],[41,0],[33,0]]" calcext:value-type="string">
            <text:p>[[0,0],[0,0],[93,0],[41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8]" office:value-type="float" office:value="0" calcext:value-type="float">
            <text:p>0</text:p>
          </table:table-cell>
          <table:table-cell table:formula="of:=[.KG27]" office:value-type="float" office:value="92" calcext:value-type="float">
            <text:p>92</text:p>
          </table:table-cell>
          <table:table-cell table:formula="of:=[.KG26]" office:value-type="float" office:value="42" calcext:value-type="float">
            <text:p>42</text:p>
          </table:table-cell>
          <table:table-cell table:formula="of:=[.KH26]" office:value-type="float" office:value="32" calcext:value-type="float">
            <text:p>32</text:p>
          </table:table-cell>
          <table:table-cell table:formula="of:=CONCATENATE(&quot;[[&quot;; [.KG29]; &quot;,0],&quot;; &quot;[&quot;; [.KH29]; &quot;,0],&quot;; &quot;[&quot;; [.KI29]; &quot;,0],&quot;; &quot;[&quot;; [.KJ29]; &quot;,0],&quot;; &quot;[&quot;; [.KK29]; &quot;,0]]&quot;)" office:value-type="string" office:string-value="[[0,0],[0,0],[92,0],[42,0],[32,0]]" calcext:value-type="string">
            <text:p>[[0,0],[0,0],[92,0],[42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8]" office:value-type="float" office:value="0" calcext:value-type="float">
            <text:p>0</text:p>
          </table:table-cell>
          <table:table-cell table:formula="of:=[.KN27]" office:value-type="float" office:value="91" calcext:value-type="float">
            <text:p>91</text:p>
          </table:table-cell>
          <table:table-cell table:formula="of:=[.KN26]" office:value-type="float" office:value="43" calcext:value-type="float">
            <text:p>43</text:p>
          </table:table-cell>
          <table:table-cell table:formula="of:=[.KO26]" office:value-type="float" office:value="31" calcext:value-type="float">
            <text:p>31</text:p>
          </table:table-cell>
          <table:table-cell table:formula="of:=CONCATENATE(&quot;[[&quot;; [.KN29]; &quot;,0],&quot;; &quot;[&quot;; [.KO29]; &quot;,0],&quot;; &quot;[&quot;; [.KP29]; &quot;,0],&quot;; &quot;[&quot;; [.KQ29]; &quot;,0],&quot;; &quot;[&quot;; [.KR29]; &quot;,0]]&quot;)" office:value-type="string" office:string-value="[[0,0],[0,0],[91,0],[43,0],[31,0]]" calcext:value-type="string">
            <text:p>[[0,0],[0,0],[91,0],[43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28]" office:value-type="float" office:value="0" calcext:value-type="float">
            <text:p>0</text:p>
          </table:table-cell>
          <table:table-cell table:formula="of:=[.KU27]" office:value-type="float" office:value="90" calcext:value-type="float">
            <text:p>90</text:p>
          </table:table-cell>
          <table:table-cell table:formula="of:=[.KU26]" office:value-type="float" office:value="44" calcext:value-type="float">
            <text:p>44</text:p>
          </table:table-cell>
          <table:table-cell table:formula="of:=[.KV26]" office:value-type="float" office:value="30" calcext:value-type="float">
            <text:p>30</text:p>
          </table:table-cell>
          <table:table-cell table:formula="of:=CONCATENATE(&quot;[[&quot;; [.KU29]; &quot;,0],&quot;; &quot;[&quot;; [.KV29]; &quot;,0],&quot;; &quot;[&quot;; [.KW29]; &quot;,0],&quot;; &quot;[&quot;; [.KX29]; &quot;,0],&quot;; &quot;[&quot;; [.KY29]; &quot;,0]]&quot;)" office:value-type="string" office:string-value="[[0,0],[0,0],[90,0],[44,0],[30,0]]" calcext:value-type="string">
            <text:p>[[0,0],[0,0],[90,0],[44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28]" office:value-type="float" office:value="0" calcext:value-type="float">
            <text:p>0</text:p>
          </table:table-cell>
          <table:table-cell table:formula="of:=[.LB27]" office:value-type="float" office:value="89" calcext:value-type="float">
            <text:p>89</text:p>
          </table:table-cell>
          <table:table-cell table:formula="of:=[.LB26]" office:value-type="float" office:value="45" calcext:value-type="float">
            <text:p>45</text:p>
          </table:table-cell>
          <table:table-cell table:formula="of:=[.LC26]" office:value-type="float" office:value="29" calcext:value-type="float">
            <text:p>29</text:p>
          </table:table-cell>
          <table:table-cell table:formula="of:=CONCATENATE(&quot;[[&quot;; [.LB29]; &quot;,0],&quot;; &quot;[&quot;; [.LC29]; &quot;,0],&quot;; &quot;[&quot;; [.LD29]; &quot;,0],&quot;; &quot;[&quot;; [.LE29]; &quot;,0],&quot;; &quot;[&quot;; [.LF29]; &quot;,0]]&quot;)" office:value-type="string" office:string-value="[[0,0],[0,0],[89,0],[45,0],[29,0]]" calcext:value-type="string">
            <text:p>[[0,0],[0,0],[89,0],[45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28]" office:value-type="float" office:value="0" calcext:value-type="float">
            <text:p>0</text:p>
          </table:table-cell>
          <table:table-cell table:formula="of:=[.LI27]" office:value-type="float" office:value="88" calcext:value-type="float">
            <text:p>88</text:p>
          </table:table-cell>
          <table:table-cell table:formula="of:=[.LI26]" office:value-type="float" office:value="46" calcext:value-type="float">
            <text:p>46</text:p>
          </table:table-cell>
          <table:table-cell table:formula="of:=[.LJ26]" office:value-type="float" office:value="29" calcext:value-type="float">
            <text:p>29</text:p>
          </table:table-cell>
          <table:table-cell table:formula="of:=CONCATENATE(&quot;[[&quot;; [.LI29]; &quot;,0],&quot;; &quot;[&quot;; [.LJ29]; &quot;,0],&quot;; &quot;[&quot;; [.LK29]; &quot;,0],&quot;; &quot;[&quot;; [.LL29]; &quot;,0],&quot;; &quot;[&quot;; [.LM29]; &quot;,0]]&quot;)" office:value-type="string" office:string-value="[[0,0],[0,0],[88,0],[46,0],[29,0]]" calcext:value-type="string">
            <text:p>[[0,0],[0,0],[88,0],[46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28]" office:value-type="float" office:value="0" calcext:value-type="float">
            <text:p>0</text:p>
          </table:table-cell>
          <table:table-cell table:formula="of:=[.LP27]" office:value-type="float" office:value="87" calcext:value-type="float">
            <text:p>87</text:p>
          </table:table-cell>
          <table:table-cell table:formula="of:=[.LP26]" office:value-type="float" office:value="47" calcext:value-type="float">
            <text:p>47</text:p>
          </table:table-cell>
          <table:table-cell table:formula="of:=[.LQ26]" office:value-type="float" office:value="27" calcext:value-type="float">
            <text:p>27</text:p>
          </table:table-cell>
          <table:table-cell table:formula="of:=CONCATENATE(&quot;[[&quot;; [.LP29]; &quot;,0],&quot;; &quot;[&quot;; [.LQ29]; &quot;,0],&quot;; &quot;[&quot;; [.LR29]; &quot;,0],&quot;; &quot;[&quot;; [.LS29]; &quot;,0],&quot;; &quot;[&quot;; [.LT29]; &quot;,0]]&quot;)" office:value-type="string" office:string-value="[[0,0],[0,0],[87,0],[47,0],[27,0]]" calcext:value-type="string">
            <text:p>[[0,0],[0,0],[87,0],[47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28]" office:value-type="float" office:value="0" calcext:value-type="float">
            <text:p>0</text:p>
          </table:table-cell>
          <table:table-cell table:formula="of:=[.LW27]" office:value-type="float" office:value="86" calcext:value-type="float">
            <text:p>86</text:p>
          </table:table-cell>
          <table:table-cell table:formula="of:=[.LW26]" office:value-type="float" office:value="48" calcext:value-type="float">
            <text:p>48</text:p>
          </table:table-cell>
          <table:table-cell table:formula="of:=[.LX26]" office:value-type="float" office:value="27" calcext:value-type="float">
            <text:p>27</text:p>
          </table:table-cell>
          <table:table-cell table:formula="of:=CONCATENATE(&quot;[[&quot;; [.LW29]; &quot;,0],&quot;; &quot;[&quot;; [.LX29]; &quot;,0],&quot;; &quot;[&quot;; [.LY29]; &quot;,0],&quot;; &quot;[&quot;; [.LZ29]; &quot;,0],&quot;; &quot;[&quot;; [.MA29]; &quot;,0]]&quot;)" office:value-type="string" office:string-value="[[0,0],[0,0],[86,0],[48,0],[27,0]]" calcext:value-type="string">
            <text:p>[[0,0],[0,0],[86,0],[48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28]" office:value-type="float" office:value="0" calcext:value-type="float">
            <text:p>0</text:p>
          </table:table-cell>
          <table:table-cell table:formula="of:=[.MD27]" office:value-type="float" office:value="85" calcext:value-type="float">
            <text:p>85</text:p>
          </table:table-cell>
          <table:table-cell table:formula="of:=[.MD26]" office:value-type="float" office:value="49" calcext:value-type="float">
            <text:p>49</text:p>
          </table:table-cell>
          <table:table-cell table:formula="of:=[.ME26]" office:value-type="float" office:value="51" calcext:value-type="float">
            <text:p>51</text:p>
          </table:table-cell>
          <table:table-cell table:formula="of:=CONCATENATE(&quot;[[&quot;; [.MD29]; &quot;,0],&quot;; &quot;[&quot;; [.ME29]; &quot;,0],&quot;; &quot;[&quot;; [.MF29]; &quot;,0],&quot;; &quot;[&quot;; [.MG29]; &quot;,0],&quot;; &quot;[&quot;; [.MH29]; &quot;,0]]&quot;)" office:value-type="string" office:string-value="[[0,0],[0,0],[85,0],[49,0],[51,0]]" calcext:value-type="string">
            <text:p>[[0,0],[0,0],[85,0],[49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28]" office:value-type="float" office:value="0" calcext:value-type="float">
            <text:p>0</text:p>
          </table:table-cell>
          <table:table-cell table:formula="of:=[.MK27]" office:value-type="float" office:value="84" calcext:value-type="float">
            <text:p>84</text:p>
          </table:table-cell>
          <table:table-cell table:formula="of:=[.MK26]" office:value-type="float" office:value="50" calcext:value-type="float">
            <text:p>50</text:p>
          </table:table-cell>
          <table:table-cell table:formula="of:=[.ML26]" office:value-type="float" office:value="80" calcext:value-type="float">
            <text:p>80</text:p>
          </table:table-cell>
          <table:table-cell table:formula="of:=CONCATENATE(&quot;[[&quot;; [.MK29]; &quot;,0],&quot;; &quot;[&quot;; [.ML29]; &quot;,0],&quot;; &quot;[&quot;; [.MM29]; &quot;,0],&quot;; &quot;[&quot;; [.MN29]; &quot;,0],&quot;; &quot;[&quot;; [.MO29]; &quot;,0]]&quot;)" office:value-type="string" office:string-value="[[0,0],[0,0],[84,0],[50,0],[80,0]]" calcext:value-type="string">
            <text:p>[[0,0],[0,0],[84,0],[50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R28]" office:value-type="float" office:value="85" calcext:value-type="float">
            <text:p>85</text:p>
          </table:table-cell>
          <table:table-cell table:formula="of:=[.MR27]" office:value-type="float" office:value="49" calcext:value-type="float">
            <text:p>49</text:p>
          </table:table-cell>
          <table:table-cell table:formula="of:=[.MR26]" office:value-type="float" office:value="51" calcext:value-type="float">
            <text:p>51</text:p>
          </table:table-cell>
          <table:table-cell table:formula="of:=[.MS26]" office:value-type="float" office:value="79" calcext:value-type="float">
            <text:p>79</text:p>
          </table:table-cell>
          <table:table-cell table:formula="of:=CONCATENATE(&quot;[[&quot;; [.MR29]; &quot;,0],&quot;; &quot;[&quot;; [.MS29]; &quot;,0],&quot;; &quot;[&quot;; [.MT29]; &quot;,0],&quot;; &quot;[&quot;; [.MU29]; &quot;,0],&quot;; &quot;[&quot;; [.MV29]; &quot;,0]]&quot;)" office:value-type="string" office:string-value="[[0,0],[85,0],[49,0],[51,0],[79,0]]" calcext:value-type="string">
            <text:p>[[0,0],[85,0],[49,0],[51,0],[79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MY28]" office:value-type="float" office:value="48" calcext:value-type="float">
            <text:p>48</text:p>
          </table:table-cell>
          <table:table-cell table:formula="of:=[.MY27]" office:value-type="float" office:value="26" calcext:value-type="float">
            <text:p>26</text:p>
          </table:table-cell>
          <table:table-cell table:formula="of:=[.MY26]" office:value-type="float" office:value="52" calcext:value-type="float">
            <text:p>52</text:p>
          </table:table-cell>
          <table:table-cell table:formula="of:=[.MZ26]" office:value-type="float" office:value="78" calcext:value-type="float">
            <text:p>78</text:p>
          </table:table-cell>
          <table:table-cell table:formula="of:=CONCATENATE(&quot;[[&quot;; [.MY29]; &quot;,0],&quot;; &quot;[&quot;; [.MZ29]; &quot;,0],&quot;; &quot;[&quot;; [.NA29]; &quot;,0],&quot;; &quot;[&quot;; [.NB29]; &quot;,0],&quot;; &quot;[&quot;; [.NC29]; &quot;,0]]&quot;)" office:value-type="string" office:string-value="[[86,0],[48,0],[26,0],[52,0],[78,0]]" calcext:value-type="string">
            <text:p>[[86,0],[48,0],[26,0],[52,0],[78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NF28]" office:value-type="float" office:value="27" calcext:value-type="float">
            <text:p>27</text:p>
          </table:table-cell>
          <table:table-cell table:formula="of:=[.NF27]" office:value-type="float" office:value="25" calcext:value-type="float">
            <text:p>25</text:p>
          </table:table-cell>
          <table:table-cell table:formula="of:=[.NF26]" office:value-type="float" office:value="53" calcext:value-type="float">
            <text:p>53</text:p>
          </table:table-cell>
          <table:table-cell table:formula="of:=[.NG26]" office:value-type="float" office:value="77" calcext:value-type="float">
            <text:p>77</text:p>
          </table:table-cell>
          <table:table-cell table:formula="of:=CONCATENATE(&quot;[[&quot;; [.NF29]; &quot;,0],&quot;; &quot;[&quot;; [.NG29]; &quot;,0],&quot;; &quot;[&quot;; [.NH29]; &quot;,0],&quot;; &quot;[&quot;; [.NI29]; &quot;,0],&quot;; &quot;[&quot;; [.NJ29]; &quot;,0]]&quot;)" office:value-type="string" office:string-value="[[47,0],[27,0],[25,0],[53,0],[77,0]]" calcext:value-type="string">
            <text:p>[[47,0],[27,0],[25,0],[53,0],[77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NM28]" office:value-type="float" office:value="10" calcext:value-type="float">
            <text:p>10</text:p>
          </table:table-cell>
          <table:table-cell table:formula="of:=[.NM27]" office:value-type="float" office:value="24" calcext:value-type="float">
            <text:p>24</text:p>
          </table:table-cell>
          <table:table-cell table:formula="of:=[.NM26]" office:value-type="float" office:value="54" calcext:value-type="float">
            <text:p>54</text:p>
          </table:table-cell>
          <table:table-cell table:formula="of:=[.NN26]" office:value-type="float" office:value="76" calcext:value-type="float">
            <text:p>76</text:p>
          </table:table-cell>
          <table:table-cell table:formula="of:=CONCATENATE(&quot;[[&quot;; [.NM29]; &quot;,0],&quot;; &quot;[&quot;; [.NN29]; &quot;,0],&quot;; &quot;[&quot;; [.NO29]; &quot;,0],&quot;; &quot;[&quot;; [.NP29]; &quot;,0],&quot;; &quot;[&quot;; [.NQ29]; &quot;,0]]&quot;)" office:value-type="string" office:string-value="[[28,0],[10,0],[24,0],[54,0],[76,0]]" calcext:value-type="string">
            <text:p>[[28,0],[10,0],[24,0],[54,0],[76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NT28]" office:value-type="float" office:value="11" calcext:value-type="float">
            <text:p>11</text:p>
          </table:table-cell>
          <table:table-cell table:formula="of:=[.NT27]" office:value-type="float" office:value="23" calcext:value-type="float">
            <text:p>23</text:p>
          </table:table-cell>
          <table:table-cell table:formula="of:=[.NT26]" office:value-type="float" office:value="55" calcext:value-type="float">
            <text:p>55</text:p>
          </table:table-cell>
          <table:table-cell table:formula="of:=[.NU26]" office:value-type="float" office:value="75" calcext:value-type="float">
            <text:p>75</text:p>
          </table:table-cell>
          <table:table-cell table:formula="of:=CONCATENATE(&quot;[[&quot;; [.NT29]; &quot;,0],&quot;; &quot;[&quot;; [.NU29]; &quot;,0],&quot;; &quot;[&quot;; [.NV29]; &quot;,0],&quot;; &quot;[&quot;; [.NW29]; &quot;,0],&quot;; &quot;[&quot;; [.NX29]; &quot;,0]]&quot;)" office:value-type="string" office:string-value="[[9,0],[11,0],[23,0],[55,0],[75,0]]" calcext:value-type="string">
            <text:p>[[9,0],[11,0],[23,0],[55,0],[75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A28]" office:value-type="float" office:value="12" calcext:value-type="float">
            <text:p>12</text:p>
          </table:table-cell>
          <table:table-cell table:formula="of:=[.OA27]" office:value-type="float" office:value="22" calcext:value-type="float">
            <text:p>22</text:p>
          </table:table-cell>
          <table:table-cell table:formula="of:=[.OA26]" office:value-type="float" office:value="56" calcext:value-type="float">
            <text:p>56</text:p>
          </table:table-cell>
          <table:table-cell table:formula="of:=[.OB26]" office:value-type="float" office:value="74" calcext:value-type="float">
            <text:p>74</text:p>
          </table:table-cell>
          <table:table-cell table:formula="of:=CONCATENATE(&quot;[[&quot;; [.OA29]; &quot;,0],&quot;; &quot;[&quot;; [.OB29]; &quot;,0],&quot;; &quot;[&quot;; [.OC29]; &quot;,0],&quot;; &quot;[&quot;; [.OD29]; &quot;,0],&quot;; &quot;[&quot;; [.OE29]; &quot;,0]]&quot;)" office:value-type="string" office:string-value="[[2,0],[12,0],[22,0],[56,0],[74,0]]" calcext:value-type="string">
            <text:p>[[2,0],[12,0],[22,0],[56,0],[74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H28]" office:value-type="float" office:value="13" calcext:value-type="float">
            <text:p>13</text:p>
          </table:table-cell>
          <table:table-cell table:formula="of:=[.OH27]" office:value-type="float" office:value="21" calcext:value-type="float">
            <text:p>21</text:p>
          </table:table-cell>
          <table:table-cell table:formula="of:=[.OH26]" office:value-type="float" office:value="57" calcext:value-type="float">
            <text:p>57</text:p>
          </table:table-cell>
          <table:table-cell table:formula="of:=[.OI26]" office:value-type="float" office:value="73" calcext:value-type="float">
            <text:p>73</text:p>
          </table:table-cell>
          <table:table-cell table:formula="of:=CONCATENATE(&quot;[[&quot;; [.OH29]; &quot;,0],&quot;; &quot;[&quot;; [.OI29]; &quot;,0],&quot;; &quot;[&quot;; [.OJ29]; &quot;,0],&quot;; &quot;[&quot;; [.OK29]; &quot;,0],&quot;; &quot;[&quot;; [.OL29]; &quot;,0]]&quot;)" office:value-type="string" office:string-value="[[1,0],[13,0],[21,0],[57,0],[73,0]]" calcext:value-type="string">
            <text:p>[[1,0],[13,0],[21,0],[57,0],[73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O28]" office:value-type="float" office:value="14" calcext:value-type="float">
            <text:p>14</text:p>
          </table:table-cell>
          <table:table-cell table:formula="of:=[.OO27]" office:value-type="float" office:value="20" calcext:value-type="float">
            <text:p>20</text:p>
          </table:table-cell>
          <table:table-cell table:formula="of:=[.OO26]" office:value-type="float" office:value="58" calcext:value-type="float">
            <text:p>58</text:p>
          </table:table-cell>
          <table:table-cell table:formula="of:=[.OP26]" office:value-type="float" office:value="72" calcext:value-type="float">
            <text:p>72</text:p>
          </table:table-cell>
          <table:table-cell table:formula="of:=CONCATENATE(&quot;[[&quot;; [.OO29]; &quot;,0],&quot;; &quot;[&quot;; [.OP29]; &quot;,0],&quot;; &quot;[&quot;; [.OQ29]; &quot;,0],&quot;; &quot;[&quot;; [.OR29]; &quot;,0],&quot;; &quot;[&quot;; [.OS29]; &quot;,0]]&quot;)" office:value-type="string" office:string-value="[[4,0],[14,0],[20,0],[58,0],[72,0]]" calcext:value-type="string">
            <text:p>[[4,0],[14,0],[20,0],[58,0],[72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OV28]" office:value-type="float" office:value="15" calcext:value-type="float">
            <text:p>15</text:p>
          </table:table-cell>
          <table:table-cell table:formula="of:=[.OV27]" office:value-type="float" office:value="19" calcext:value-type="float">
            <text:p>19</text:p>
          </table:table-cell>
          <table:table-cell table:formula="of:=[.OV26]" office:value-type="float" office:value="59" calcext:value-type="float">
            <text:p>59</text:p>
          </table:table-cell>
          <table:table-cell table:formula="of:=[.OW26]" office:value-type="float" office:value="71" calcext:value-type="float">
            <text:p>71</text:p>
          </table:table-cell>
          <table:table-cell table:formula="of:=CONCATENATE(&quot;[[&quot;; [.OV29]; &quot;,0],&quot;; &quot;[&quot;; [.OW29]; &quot;,0],&quot;; &quot;[&quot;; [.OX29]; &quot;,0],&quot;; &quot;[&quot;; [.OY29]; &quot;,0],&quot;; &quot;[&quot;; [.OZ29]; &quot;,0]]&quot;)" office:value-type="string" office:string-value="[[55,0],[15,0],[19,0],[59,0],[71,0]]" calcext:value-type="string">
            <text:p>[[55,0],[15,0],[19,0],[59,0],[71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PC28]" office:value-type="float" office:value="16" calcext:value-type="float">
            <text:p>16</text:p>
          </table:table-cell>
          <table:table-cell table:formula="of:=[.PC27]" office:value-type="float" office:value="18" calcext:value-type="float">
            <text:p>18</text:p>
          </table:table-cell>
          <table:table-cell table:formula="of:=[.PC26]" office:value-type="float" office:value="60" calcext:value-type="float">
            <text:p>60</text:p>
          </table:table-cell>
          <table:table-cell table:formula="of:=[.PD26]" office:value-type="float" office:value="70" calcext:value-type="float">
            <text:p>70</text:p>
          </table:table-cell>
          <table:table-cell table:formula="of:=CONCATENATE(&quot;[[&quot;; [.PC29]; &quot;,0],&quot;; &quot;[&quot;; [.PD29]; &quot;,0],&quot;; &quot;[&quot;; [.PE29]; &quot;,0],&quot;; &quot;[&quot;; [.PF29]; &quot;,0],&quot;; &quot;[&quot;; [.PG29]; &quot;,0]]&quot;)" office:value-type="string" office:string-value="[[34,0],[16,0],[18,0],[60,0],[70,0]]" calcext:value-type="string">
            <text:p>[[34,0],[16,0],[18,0],[60,0],[70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PJ28]" office:value-type="float" office:value="35" calcext:value-type="float">
            <text:p>35</text:p>
          </table:table-cell>
          <table:table-cell table:formula="of:=[.PJ27]" office:value-type="float" office:value="17" calcext:value-type="float">
            <text:p>17</text:p>
          </table:table-cell>
          <table:table-cell table:formula="of:=[.PJ26]" office:value-type="float" office:value="61" calcext:value-type="float">
            <text:p>61</text:p>
          </table:table-cell>
          <table:table-cell table:formula="of:=[.PK26]" office:value-type="float" office:value="69" calcext:value-type="float">
            <text:p>69</text:p>
          </table:table-cell>
          <table:table-cell table:formula="of:=CONCATENATE(&quot;[[&quot;; [.PJ29]; &quot;,0],&quot;; &quot;[&quot;; [.PK29]; &quot;,0],&quot;; &quot;[&quot;; [.PL29]; &quot;,0],&quot;; &quot;[&quot;; [.PM29]; &quot;,0],&quot;; &quot;[&quot;; [.PN29]; &quot;,0]]&quot;)" office:value-type="string" office:string-value="[[39,0],[35,0],[17,0],[61,0],[69,0]]" calcext:value-type="string">
            <text:p>[[39,0],[35,0],[17,0],[61,0],[69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PQ28]" office:value-type="float" office:value="38" calcext:value-type="float">
            <text:p>38</text:p>
          </table:table-cell>
          <table:table-cell table:formula="of:=[.PQ27]" office:value-type="float" office:value="36" calcext:value-type="float">
            <text:p>36</text:p>
          </table:table-cell>
          <table:table-cell table:formula="of:=[.PQ26]" office:value-type="float" office:value="62" calcext:value-type="float">
            <text:p>62</text:p>
          </table:table-cell>
          <table:table-cell table:formula="of:=[.PR26]" office:value-type="float" office:value="68" calcext:value-type="float">
            <text:p>68</text:p>
          </table:table-cell>
          <table:table-cell table:formula="of:=CONCATENATE(&quot;[[&quot;; [.PQ29]; &quot;,0],&quot;; &quot;[&quot;; [.PR29]; &quot;,0],&quot;; &quot;[&quot;; [.PS29]; &quot;,0],&quot;; &quot;[&quot;; [.PT29]; &quot;,0],&quot;; &quot;[&quot;; [.PU29]; &quot;,0]]&quot;)" office:value-type="string" office:string-value="[[96,0],[38,0],[36,0],[62,0],[68,0]]" calcext:value-type="string">
            <text:p>[[96,0],[38,0],[36,0],[62,0],[6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28]" office:value-type="float" office:value="97" calcext:value-type="float">
            <text:p>97</text:p>
          </table:table-cell>
          <table:table-cell table:formula="of:=[.PX27]" office:value-type="float" office:value="37" calcext:value-type="float">
            <text:p>37</text:p>
          </table:table-cell>
          <table:table-cell table:formula="of:=[.PX26]" office:value-type="float" office:value="63" calcext:value-type="float">
            <text:p>63</text:p>
          </table:table-cell>
          <table:table-cell table:formula="of:=[.PY26]" office:value-type="float" office:value="67" calcext:value-type="float">
            <text:p>67</text:p>
          </table:table-cell>
          <table:table-cell table:formula="of:=CONCATENATE(&quot;[[&quot;; [.PX29]; &quot;,0],&quot;; &quot;[&quot;; [.PY29]; &quot;,0],&quot;; &quot;[&quot;; [.PZ29]; &quot;,0],&quot;; &quot;[&quot;; [.QA29]; &quot;,0],&quot;; &quot;[&quot;; [.QB29]; &quot;,0]]&quot;)" office:value-type="string" office:string-value="[[0,0],[97,0],[37,0],[63,0],[67,0]]" calcext:value-type="string">
            <text:p>[[0,0],[97,0],[37,0],[63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8]" office:value-type="float" office:value="0" calcext:value-type="float">
            <text:p>0</text:p>
          </table:table-cell>
          <table:table-cell table:formula="of:=[.QE27]" office:value-type="float" office:value="98" calcext:value-type="float">
            <text:p>98</text:p>
          </table:table-cell>
          <table:table-cell table:formula="of:=[.QE26]" office:value-type="float" office:value="64" calcext:value-type="float">
            <text:p>64</text:p>
          </table:table-cell>
          <table:table-cell table:formula="of:=[.QF26]" office:value-type="float" office:value="66" calcext:value-type="float">
            <text:p>66</text:p>
          </table:table-cell>
          <table:table-cell table:formula="of:=CONCATENATE(&quot;[[&quot;; [.QE29]; &quot;,0],&quot;; &quot;[&quot;; [.QF29]; &quot;,0],&quot;; &quot;[&quot;; [.QG29]; &quot;,0],&quot;; &quot;[&quot;; [.QH29]; &quot;,0],&quot;; &quot;[&quot;; [.QI29]; &quot;,0]]&quot;)" office:value-type="string" office:string-value="[[0,0],[0,0],[98,0],[64,0],[66,0]]" calcext:value-type="string">
            <text:p>[[0,0],[0,0],[98,0],[64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8]" office:value-type="float" office:value="0" calcext:value-type="float">
            <text:p>0</text:p>
          </table:table-cell>
          <table:table-cell table:formula="of:=[.QL27]" office:value-type="float" office:value="99" calcext:value-type="float">
            <text:p>99</text:p>
          </table:table-cell>
          <table:table-cell table:formula="of:=[.QL26]" office:value-type="float" office:value="65" calcext:value-type="float">
            <text:p>65</text:p>
          </table:table-cell>
          <table:table-cell table:formula="of:=[.QM26]" office:value-type="float" office:value="0" calcext:value-type="float">
            <text:p>0</text:p>
          </table:table-cell>
          <table:table-cell table:formula="of:=CONCATENATE(&quot;[[&quot;; [.QL29]; &quot;,0],&quot;; &quot;[&quot;; [.QM29]; &quot;,0],&quot;; &quot;[&quot;; [.QN29]; &quot;,0],&quot;; &quot;[&quot;; [.QO29]; &quot;,0],&quot;; &quot;[&quot;; [.QP29]; &quot;,0]]&quot;)" office:value-type="string" office:string-value="[[0,0],[0,0],[99,0],[65,0],[0,0]]" calcext:value-type="string">
            <text:p>[[0,0],[0,0],[99,0],[65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28]" office:value-type="float" office:value="98" calcext:value-type="float">
            <text:p>98</text:p>
          </table:table-cell>
          <table:table-cell table:formula="of:=[.QS27]" office:value-type="float" office:value="64" calcext:value-type="float">
            <text:p>64</text:p>
          </table:table-cell>
          <table:table-cell table:formula="of:=[.QS26]" office:value-type="float" office:value="66" calcext:value-type="float">
            <text:p>66</text:p>
          </table:table-cell>
          <table:table-cell table:formula="of:=[.QT26]" office:value-type="float" office:value="0" calcext:value-type="float">
            <text:p>0</text:p>
          </table:table-cell>
          <table:table-cell table:formula="of:=CONCATENATE(&quot;[[&quot;; [.QS29]; &quot;,0],&quot;; &quot;[&quot;; [.QT29]; &quot;,0],&quot;; &quot;[&quot;; [.QU29]; &quot;,0],&quot;; &quot;[&quot;; [.QV29]; &quot;,0],&quot;; &quot;[&quot;; [.QW29]; &quot;,0]]&quot;)" office:value-type="string" office:string-value="[[0,0],[98,0],[64,0],[66,0],[0,0]]" calcext:value-type="string">
            <text:p>[[0,0],[98,0],[64,0],[66,0],[0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QZ28]" office:value-type="float" office:value="37" calcext:value-type="float">
            <text:p>37</text:p>
          </table:table-cell>
          <table:table-cell table:formula="of:=[.QZ27]" office:value-type="float" office:value="63" calcext:value-type="float">
            <text:p>63</text:p>
          </table:table-cell>
          <table:table-cell table:formula="of:=[.QZ26]" office:value-type="float" office:value="67" calcext:value-type="float">
            <text:p>67</text:p>
          </table:table-cell>
          <table:table-cell table:formula="of:=[.RA26]" office:value-type="float" office:value="0" calcext:value-type="float">
            <text:p>0</text:p>
          </table:table-cell>
          <table:table-cell table:formula="of:=CONCATENATE(&quot;[[&quot;; [.QZ29]; &quot;,0],&quot;; &quot;[&quot;; [.RA29]; &quot;,0],&quot;; &quot;[&quot;; [.RB29]; &quot;,0],&quot;; &quot;[&quot;; [.RC29]; &quot;,0],&quot;; &quot;[&quot;; [.RD29]; &quot;,0]]&quot;)" office:value-type="string" office:string-value="[[97,0],[37,0],[63,0],[67,0],[0,0]]" calcext:value-type="string">
            <text:p>[[97,0],[37,0],[63,0],[67,0],[0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RG28]" office:value-type="float" office:value="36" calcext:value-type="float">
            <text:p>36</text:p>
          </table:table-cell>
          <table:table-cell table:formula="of:=[.RG27]" office:value-type="float" office:value="62" calcext:value-type="float">
            <text:p>62</text:p>
          </table:table-cell>
          <table:table-cell table:formula="of:=[.RG26]" office:value-type="float" office:value="68" calcext:value-type="float">
            <text:p>68</text:p>
          </table:table-cell>
          <table:table-cell table:formula="of:=[.RH26]" office:value-type="float" office:value="0" calcext:value-type="float">
            <text:p>0</text:p>
          </table:table-cell>
          <table:table-cell table:formula="of:=CONCATENATE(&quot;[[&quot;; [.RG29]; &quot;,0],&quot;; &quot;[&quot;; [.RH29]; &quot;,0],&quot;; &quot;[&quot;; [.RI29]; &quot;,0],&quot;; &quot;[&quot;; [.RJ29]; &quot;,0],&quot;; &quot;[&quot;; [.RK29]; &quot;,0]]&quot;)" office:value-type="string" office:string-value="[[38,0],[36,0],[62,0],[68,0],[0,0]]" calcext:value-type="string">
            <text:p>[[38,0],[36,0],[62,0],[68,0],[0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RN28]" office:value-type="float" office:value="17" calcext:value-type="float">
            <text:p>17</text:p>
          </table:table-cell>
          <table:table-cell table:formula="of:=[.RN27]" office:value-type="float" office:value="61" calcext:value-type="float">
            <text:p>61</text:p>
          </table:table-cell>
          <table:table-cell table:formula="of:=[.RN26]" office:value-type="float" office:value="69" calcext:value-type="float">
            <text:p>69</text:p>
          </table:table-cell>
          <table:table-cell table:formula="of:=[.RO26]" office:value-type="float" office:value="0" calcext:value-type="float">
            <text:p>0</text:p>
          </table:table-cell>
          <table:table-cell table:formula="of:=CONCATENATE(&quot;[[&quot;; [.RN29]; &quot;,0],&quot;; &quot;[&quot;; [.RO29]; &quot;,0],&quot;; &quot;[&quot;; [.RP29]; &quot;,0],&quot;; &quot;[&quot;; [.RQ29]; &quot;,0],&quot;; &quot;[&quot;; [.RR29]; &quot;,0]]&quot;)" office:value-type="string" office:string-value="[[35,0],[17,0],[61,0],[69,0],[0,0]]" calcext:value-type="string">
            <text:p>[[35,0],[17,0],[61,0],[69,0],[0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U28]" office:value-type="float" office:value="18" calcext:value-type="float">
            <text:p>18</text:p>
          </table:table-cell>
          <table:table-cell table:formula="of:=[.RU27]" office:value-type="float" office:value="60" calcext:value-type="float">
            <text:p>60</text:p>
          </table:table-cell>
          <table:table-cell table:formula="of:=[.RU26]" office:value-type="float" office:value="70" calcext:value-type="float">
            <text:p>70</text:p>
          </table:table-cell>
          <table:table-cell table:formula="of:=[.RV26]" office:value-type="float" office:value="0" calcext:value-type="float">
            <text:p>0</text:p>
          </table:table-cell>
          <table:table-cell table:formula="of:=CONCATENATE(&quot;[[&quot;; [.RU29]; &quot;,0],&quot;; &quot;[&quot;; [.RV29]; &quot;,0],&quot;; &quot;[&quot;; [.RW29]; &quot;,0],&quot;; &quot;[&quot;; [.RX29]; &quot;,0],&quot;; &quot;[&quot;; [.RY29]; &quot;,0]]&quot;)" office:value-type="string" office:string-value="[[16,0],[18,0],[60,0],[70,0],[0,0]]" calcext:value-type="string">
            <text:p>[[16,0],[18,0],[60,0],[70,0],[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SB28]" office:value-type="float" office:value="19" calcext:value-type="float">
            <text:p>19</text:p>
          </table:table-cell>
          <table:table-cell table:formula="of:=[.SB27]" office:value-type="float" office:value="59" calcext:value-type="float">
            <text:p>59</text:p>
          </table:table-cell>
          <table:table-cell table:formula="of:=[.SB26]" office:value-type="float" office:value="71" calcext:value-type="float">
            <text:p>71</text:p>
          </table:table-cell>
          <table:table-cell table:formula="of:=[.SC26]" office:value-type="float" office:value="0" calcext:value-type="float">
            <text:p>0</text:p>
          </table:table-cell>
          <table:table-cell table:formula="of:=CONCATENATE(&quot;[[&quot;; [.SB29]; &quot;,0],&quot;; &quot;[&quot;; [.SC29]; &quot;,0],&quot;; &quot;[&quot;; [.SD29]; &quot;,0],&quot;; &quot;[&quot;; [.SE29]; &quot;,0],&quot;; &quot;[&quot;; [.SF29]; &quot;,0]]&quot;)" office:value-type="string" office:string-value="[[15,0],[19,0],[59,0],[71,0],[0,0]]" calcext:value-type="string">
            <text:p>[[15,0],[19,0],[59,0],[71,0],[0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SI28]" office:value-type="float" office:value="20" calcext:value-type="float">
            <text:p>20</text:p>
          </table:table-cell>
          <table:table-cell table:formula="of:=[.SI27]" office:value-type="float" office:value="58" calcext:value-type="float">
            <text:p>58</text:p>
          </table:table-cell>
          <table:table-cell table:formula="of:=[.SI26]" office:value-type="float" office:value="72" calcext:value-type="float">
            <text:p>72</text:p>
          </table:table-cell>
          <table:table-cell table:formula="of:=[.SJ26]" office:value-type="float" office:value="0" calcext:value-type="float">
            <text:p>0</text:p>
          </table:table-cell>
          <table:table-cell table:formula="of:=CONCATENATE(&quot;[[&quot;; [.SI29]; &quot;,0],&quot;; &quot;[&quot;; [.SJ29]; &quot;,0],&quot;; &quot;[&quot;; [.SK29]; &quot;,0],&quot;; &quot;[&quot;; [.SL29]; &quot;,0],&quot;; &quot;[&quot;; [.SM29]; &quot;,0]]&quot;)" office:value-type="string" office:string-value="[[14,0],[20,0],[58,0],[72,0],[0,0]]" calcext:value-type="string">
            <text:p>[[14,0],[20,0],[58,0],[72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SP28]" office:value-type="float" office:value="21" calcext:value-type="float">
            <text:p>21</text:p>
          </table:table-cell>
          <table:table-cell table:formula="of:=[.SP27]" office:value-type="float" office:value="57" calcext:value-type="float">
            <text:p>57</text:p>
          </table:table-cell>
          <table:table-cell table:formula="of:=[.SP26]" office:value-type="float" office:value="73" calcext:value-type="float">
            <text:p>73</text:p>
          </table:table-cell>
          <table:table-cell table:formula="of:=[.SQ26]" office:value-type="float" office:value="0" calcext:value-type="float">
            <text:p>0</text:p>
          </table:table-cell>
          <table:table-cell table:formula="of:=CONCATENATE(&quot;[[&quot;; [.SP29]; &quot;,0],&quot;; &quot;[&quot;; [.SQ29]; &quot;,0],&quot;; &quot;[&quot;; [.SR29]; &quot;,0],&quot;; &quot;[&quot;; [.SS29]; &quot;,0],&quot;; &quot;[&quot;; [.ST29]; &quot;,0]]&quot;)" office:value-type="string" office:string-value="[[13,0],[21,0],[57,0],[73,0],[0,0]]" calcext:value-type="string">
            <text:p>[[13,0],[21,0],[57,0],[73,0],[0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SW28]" office:value-type="float" office:value="38" calcext:value-type="float">
            <text:p>38</text:p>
          </table:table-cell>
          <table:table-cell table:formula="of:=[.SW27]" office:value-type="float" office:value="36" calcext:value-type="float">
            <text:p>36</text:p>
          </table:table-cell>
          <table:table-cell table:formula="of:=[.SW26]" office:value-type="float" office:value="74" calcext:value-type="float">
            <text:p>74</text:p>
          </table:table-cell>
          <table:table-cell table:formula="of:=[.SX26]" office:value-type="float" office:value="0" calcext:value-type="float">
            <text:p>0</text:p>
          </table:table-cell>
          <table:table-cell table:formula="of:=CONCATENATE(&quot;[[&quot;; [.SW29]; &quot;,0],&quot;; &quot;[&quot;; [.SX29]; &quot;,0],&quot;; &quot;[&quot;; [.SY29]; &quot;,0],&quot;; &quot;[&quot;; [.SZ29]; &quot;,0],&quot;; &quot;[&quot;; [.TA29]; &quot;,0]]&quot;)" office:value-type="string" office:string-value="[[96,0],[38,0],[36,0],[74,0],[0,0]]" calcext:value-type="string">
            <text:p>[[96,0],[38,0],[36,0],[74,0],[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TD28]" office:value-type="float" office:value="23" calcext:value-type="float">
            <text:p>23</text:p>
          </table:table-cell>
          <table:table-cell table:formula="of:=[.TD27]" office:value-type="float" office:value="55" calcext:value-type="float">
            <text:p>55</text:p>
          </table:table-cell>
          <table:table-cell table:formula="of:=[.TD26]" office:value-type="float" office:value="75" calcext:value-type="float">
            <text:p>75</text:p>
          </table:table-cell>
          <table:table-cell table:formula="of:=[.TE26]" office:value-type="float" office:value="0" calcext:value-type="float">
            <text:p>0</text:p>
          </table:table-cell>
          <table:table-cell table:formula="of:=CONCATENATE(&quot;[[&quot;; [.TD29]; &quot;,0],&quot;; &quot;[&quot;; [.TE29]; &quot;,0],&quot;; &quot;[&quot;; [.TF29]; &quot;,0],&quot;; &quot;[&quot;; [.TG29]; &quot;,0],&quot;; &quot;[&quot;; [.TH29]; &quot;,0]]&quot;)" office:value-type="string" office:string-value="[[11,0],[23,0],[55,0],[75,0],[0,0]]" calcext:value-type="string">
            <text:p>[[11,0],[23,0],[55,0],[75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TK28]" office:value-type="float" office:value="24" calcext:value-type="float">
            <text:p>24</text:p>
          </table:table-cell>
          <table:table-cell table:formula="of:=[.TK27]" office:value-type="float" office:value="54" calcext:value-type="float">
            <text:p>54</text:p>
          </table:table-cell>
          <table:table-cell table:formula="of:=[.TK26]" office:value-type="float" office:value="76" calcext:value-type="float">
            <text:p>76</text:p>
          </table:table-cell>
          <table:table-cell table:formula="of:=[.TL26]" office:value-type="float" office:value="0" calcext:value-type="float">
            <text:p>0</text:p>
          </table:table-cell>
          <table:table-cell table:formula="of:=CONCATENATE(&quot;[[&quot;; [.TK29]; &quot;,0],&quot;; &quot;[&quot;; [.TL29]; &quot;,0],&quot;; &quot;[&quot;; [.TM29]; &quot;,0],&quot;; &quot;[&quot;; [.TN29]; &quot;,0],&quot;; &quot;[&quot;; [.TO29]; &quot;,0]]&quot;)" office:value-type="string" office:string-value="[[10,0],[24,0],[54,0],[76,0],[0,0]]" calcext:value-type="string">
            <text:p>[[10,0],[24,0],[54,0],[76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TR28]" office:value-type="float" office:value="25" calcext:value-type="float">
            <text:p>25</text:p>
          </table:table-cell>
          <table:table-cell table:formula="of:=[.TR27]" office:value-type="float" office:value="53" calcext:value-type="float">
            <text:p>53</text:p>
          </table:table-cell>
          <table:table-cell table:formula="of:=[.TR26]" office:value-type="float" office:value="77" calcext:value-type="float">
            <text:p>77</text:p>
          </table:table-cell>
          <table:table-cell table:formula="of:=[.TS26]" office:value-type="float" office:value="0" calcext:value-type="float">
            <text:p>0</text:p>
          </table:table-cell>
          <table:table-cell table:formula="of:=CONCATENATE(&quot;[[&quot;; [.TR29]; &quot;,0],&quot;; &quot;[&quot;; [.TS29]; &quot;,0],&quot;; &quot;[&quot;; [.TT29]; &quot;,0],&quot;; &quot;[&quot;; [.TU29]; &quot;,0],&quot;; &quot;[&quot;; [.TV29]; &quot;,0]]&quot;)" office:value-type="string" office:string-value="[[27,0],[25,0],[53,0],[77,0],[0,0]]" calcext:value-type="string">
            <text:p>[[27,0],[25,0],[53,0],[77,0],[0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TY28]" office:value-type="float" office:value="26" calcext:value-type="float">
            <text:p>26</text:p>
          </table:table-cell>
          <table:table-cell table:formula="of:=[.TY27]" office:value-type="float" office:value="52" calcext:value-type="float">
            <text:p>52</text:p>
          </table:table-cell>
          <table:table-cell table:formula="of:=[.TY26]" office:value-type="float" office:value="78" calcext:value-type="float">
            <text:p>78</text:p>
          </table:table-cell>
          <table:table-cell table:formula="of:=[.TZ26]" office:value-type="float" office:value="0" calcext:value-type="float">
            <text:p>0</text:p>
          </table:table-cell>
          <table:table-cell table:formula="of:=CONCATENATE(&quot;[[&quot;; [.TY29]; &quot;,0],&quot;; &quot;[&quot;; [.TZ29]; &quot;,0],&quot;; &quot;[&quot;; [.UA29]; &quot;,0],&quot;; &quot;[&quot;; [.UB29]; &quot;,0],&quot;; &quot;[&quot;; [.UC29]; &quot;,0]]&quot;)" office:value-type="string" office:string-value="[[48,0],[26,0],[52,0],[78,0],[0,0]]" calcext:value-type="string">
            <text:p>[[48,0],[26,0],[52,0],[78,0],[0,0]]</text:p>
          </table:table-cell>
          <table:table-cell/>
          <table:table-cell office:value-type="float" office:value="85" calcext:value-type="float">
            <text:p>85</text:p>
          </table:table-cell>
          <table:table-cell table:formula="of:=[.UF28]" office:value-type="float" office:value="49" calcext:value-type="float">
            <text:p>49</text:p>
          </table:table-cell>
          <table:table-cell table:formula="of:=[.UF27]" office:value-type="float" office:value="51" calcext:value-type="float">
            <text:p>51</text:p>
          </table:table-cell>
          <table:table-cell table:formula="of:=[.UF26]" office:value-type="float" office:value="79" calcext:value-type="float">
            <text:p>79</text:p>
          </table:table-cell>
          <table:table-cell table:formula="of:=[.UG26]" office:value-type="float" office:value="0" calcext:value-type="float">
            <text:p>0</text:p>
          </table:table-cell>
          <table:table-cell table:formula="of:=CONCATENATE(&quot;[[&quot;; [.UF29]; &quot;,0],&quot;; &quot;[&quot;; [.UG29]; &quot;,0],&quot;; &quot;[&quot;; [.UH29]; &quot;,0],&quot;; &quot;[&quot;; [.UI29]; &quot;,0],&quot;; &quot;[&quot;; [.UJ29]; &quot;,0]]&quot;)" office:value-type="string" office:string-value="[[85,0],[49,0],[51,0],[79,0],[0,0]]" calcext:value-type="string">
            <text:p>[[85,0],[49,0],[51,0],[79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M28]" office:value-type="float" office:value="84" calcext:value-type="float">
            <text:p>84</text:p>
          </table:table-cell>
          <table:table-cell table:formula="of:=[.UM27]" office:value-type="float" office:value="50" calcext:value-type="float">
            <text:p>50</text:p>
          </table:table-cell>
          <table:table-cell table:formula="of:=[.UM26]" office:value-type="float" office:value="80" calcext:value-type="float">
            <text:p>80</text:p>
          </table:table-cell>
          <table:table-cell table:formula="of:=[.UN26]" office:value-type="float" office:value="0" calcext:value-type="float">
            <text:p>0</text:p>
          </table:table-cell>
          <table:table-cell table:formula="of:=CONCATENATE(&quot;[[&quot;; [.UM29]; &quot;,0],&quot;; &quot;[&quot;; [.UN29]; &quot;,0],&quot;; &quot;[&quot;; [.UO29]; &quot;,0],&quot;; &quot;[&quot;; [.UP29]; &quot;,0],&quot;; &quot;[&quot;; [.UQ29]; &quot;,0]]&quot;)" office:value-type="string" office:string-value="[[0,0],[84,0],[50,0],[80,0],[0,0]]" calcext:value-type="string">
            <text:p>[[0,0],[84,0],[50,0],[8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28]" office:value-type="float" office:value="0" calcext:value-type="float">
            <text:p>0</text:p>
          </table:table-cell>
          <table:table-cell table:formula="of:=[.UT27]" office:value-type="float" office:value="83" calcext:value-type="float">
            <text:p>83</text:p>
          </table:table-cell>
          <table:table-cell table:formula="of:=[.UT26]" office:value-type="float" office:value="81" calcext:value-type="float">
            <text:p>81</text:p>
          </table:table-cell>
          <table:table-cell table:formula="of:=[.UU26]" office:value-type="float" office:value="0" calcext:value-type="float">
            <text:p>0</text:p>
          </table:table-cell>
          <table:table-cell table:formula="of:=CONCATENATE(&quot;[[&quot;; [.UT29]; &quot;,0],&quot;; &quot;[&quot;; [.UU29]; &quot;,0],&quot;; &quot;[&quot;; [.UV29]; &quot;,0],&quot;; &quot;[&quot;; [.UW29]; &quot;,0],&quot;; &quot;[&quot;; [.UX29]; &quot;,0]]&quot;)" office:value-type="string" office:string-value="[[0,0],[0,0],[83,0],[81,0],[0,0]]" calcext:value-type="string">
            <text:p>[[0,0],[0,0],[83,0],[81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28]" office:value-type="float" office:value="0" calcext:value-type="float">
            <text:p>0</text:p>
          </table:table-cell>
          <table:table-cell table:formula="of:=[.VA27]" office:value-type="float" office:value="0" calcext:value-type="float">
            <text:p>0</text:p>
          </table:table-cell>
          <table:table-cell table:formula="of:=[.VA26]" office:value-type="float" office:value="82" calcext:value-type="float">
            <text:p>82</text:p>
          </table:table-cell>
          <table:table-cell table:formula="of:=[.VB26]" office:value-type="float" office:value="0" calcext:value-type="float">
            <text:p>0</text:p>
          </table:table-cell>
          <table:table-cell table:formula="of:=CONCATENATE(&quot;[[&quot;; [.VA29]; &quot;,0],&quot;; &quot;[&quot;; [.VB29]; &quot;,0],&quot;; &quot;[&quot;; [.VC29]; &quot;,0],&quot;; &quot;[&quot;; [.VD29]; &quot;,0],&quot;; &quot;[&quot;; [.VE29]; &quot;,0]]&quot;)" office:value-type="string" office:string-value="[[0,0],[0,0],[0,0],[82,0],[0,0]]" calcext:value-type="string">
            <text:p>[[0,0],[0,0],[0,0],[82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28]" office:value-type="float" office:value="0" calcext:value-type="float">
            <text:p>0</text:p>
          </table:table-cell>
          <table:table-cell table:formula="of:=[.VH27]" office:value-type="float" office:value="0" calcext:value-type="float">
            <text:p>0</text:p>
          </table:table-cell>
          <table:table-cell table:formula="of:=[.VH26]" office:value-type="float" office:value="83" calcext:value-type="float">
            <text:p>83</text:p>
          </table:table-cell>
          <table:table-cell table:formula="of:=[.VI26]" office:value-type="float" office:value="81" calcext:value-type="float">
            <text:p>81</text:p>
          </table:table-cell>
          <table:table-cell table:formula="of:=CONCATENATE(&quot;[[&quot;; [.VH29]; &quot;,0],&quot;; &quot;[&quot;; [.VI29]; &quot;,0],&quot;; &quot;[&quot;; [.VJ29]; &quot;,0],&quot;; &quot;[&quot;; [.VK29]; &quot;,0],&quot;; &quot;[&quot;; [.VL29]; &quot;,0]]&quot;)" office:value-type="string" office:string-value="[[0,0],[0,0],[0,0],[83,0],[81,0]]" calcext:value-type="string">
            <text:p>[[0,0],[0,0],[0,0],[83,0],[8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28]" office:value-type="float" office:value="0" calcext:value-type="float">
            <text:p>0</text:p>
          </table:table-cell>
          <table:table-cell table:formula="of:=[.VO27]" office:value-type="float" office:value="0" calcext:value-type="float">
            <text:p>0</text:p>
          </table:table-cell>
          <table:table-cell table:formula="of:=[.VO26]" office:value-type="float" office:value="84" calcext:value-type="float">
            <text:p>84</text:p>
          </table:table-cell>
          <table:table-cell table:formula="of:=[.VP26]" office:value-type="float" office:value="50" calcext:value-type="float">
            <text:p>50</text:p>
          </table:table-cell>
          <table:table-cell table:formula="of:=CONCATENATE(&quot;[[&quot;; [.VO29]; &quot;,0],&quot;; &quot;[&quot;; [.VP29]; &quot;,0],&quot;; &quot;[&quot;; [.VQ29]; &quot;,0],&quot;; &quot;[&quot;; [.VR29]; &quot;,0],&quot;; &quot;[&quot;; [.VS29]; &quot;,0]]&quot;)" office:value-type="string" office:string-value="[[0,0],[0,0],[0,0],[84,0],[50,0]]" calcext:value-type="string">
            <text:p>[[0,0],[0,0],[0,0],[84,0],[5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28]" office:value-type="float" office:value="0" calcext:value-type="float">
            <text:p>0</text:p>
          </table:table-cell>
          <table:table-cell table:formula="of:=[.VV27]" office:value-type="float" office:value="0" calcext:value-type="float">
            <text:p>0</text:p>
          </table:table-cell>
          <table:table-cell table:formula="of:=[.VV26]" office:value-type="float" office:value="85" calcext:value-type="float">
            <text:p>85</text:p>
          </table:table-cell>
          <table:table-cell table:formula="of:=[.VW26]" office:value-type="float" office:value="49" calcext:value-type="float">
            <text:p>49</text:p>
          </table:table-cell>
          <table:table-cell table:formula="of:=CONCATENATE(&quot;[[&quot;; [.VV29]; &quot;,0],&quot;; &quot;[&quot;; [.VW29]; &quot;,0],&quot;; &quot;[&quot;; [.VX29]; &quot;,0],&quot;; &quot;[&quot;; [.VY29]; &quot;,0],&quot;; &quot;[&quot;; [.VZ29]; &quot;,0]]&quot;)" office:value-type="string" office:string-value="[[0,0],[0,0],[0,0],[85,0],[49,0]]" calcext:value-type="string">
            <text:p>[[0,0],[0,0],[0,0],[85,0],[4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28]" office:value-type="float" office:value="0" calcext:value-type="float">
            <text:p>0</text:p>
          </table:table-cell>
          <table:table-cell table:formula="of:=[.WC27]" office:value-type="float" office:value="0" calcext:value-type="float">
            <text:p>0</text:p>
          </table:table-cell>
          <table:table-cell table:formula="of:=[.WC26]" office:value-type="float" office:value="86" calcext:value-type="float">
            <text:p>86</text:p>
          </table:table-cell>
          <table:table-cell table:formula="of:=[.WD26]" office:value-type="float" office:value="48" calcext:value-type="float">
            <text:p>48</text:p>
          </table:table-cell>
          <table:table-cell table:formula="of:=CONCATENATE(&quot;[[&quot;; [.WC29]; &quot;,0],&quot;; &quot;[&quot;; [.WD29]; &quot;,0],&quot;; &quot;[&quot;; [.WE29]; &quot;,0],&quot;; &quot;[&quot;; [.WF29]; &quot;,0],&quot;; &quot;[&quot;; [.WG29]; &quot;,0]]&quot;)" office:value-type="string" office:string-value="[[0,0],[0,0],[0,0],[86,0],[48,0]]" calcext:value-type="string">
            <text:p>[[0,0],[0,0],[0,0],[86,0],[4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28]" office:value-type="float" office:value="0" calcext:value-type="float">
            <text:p>0</text:p>
          </table:table-cell>
          <table:table-cell table:formula="of:=[.WJ27]" office:value-type="float" office:value="0" calcext:value-type="float">
            <text:p>0</text:p>
          </table:table-cell>
          <table:table-cell table:formula="of:=[.WJ26]" office:value-type="float" office:value="87" calcext:value-type="float">
            <text:p>87</text:p>
          </table:table-cell>
          <table:table-cell table:formula="of:=[.WK26]" office:value-type="float" office:value="47" calcext:value-type="float">
            <text:p>47</text:p>
          </table:table-cell>
          <table:table-cell table:formula="of:=CONCATENATE(&quot;[[&quot;; [.WJ29]; &quot;,0],&quot;; &quot;[&quot;; [.WK29]; &quot;,0],&quot;; &quot;[&quot;; [.WL29]; &quot;,0],&quot;; &quot;[&quot;; [.WM29]; &quot;,0],&quot;; &quot;[&quot;; [.WN29]; &quot;,0]]&quot;)" office:value-type="string" office:string-value="[[0,0],[0,0],[0,0],[87,0],[47,0]]" calcext:value-type="string">
            <text:p>[[0,0],[0,0],[0,0],[87,0],[4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28]" office:value-type="float" office:value="0" calcext:value-type="float">
            <text:p>0</text:p>
          </table:table-cell>
          <table:table-cell table:formula="of:=[.WQ27]" office:value-type="float" office:value="0" calcext:value-type="float">
            <text:p>0</text:p>
          </table:table-cell>
          <table:table-cell table:formula="of:=[.WQ26]" office:value-type="float" office:value="88" calcext:value-type="float">
            <text:p>88</text:p>
          </table:table-cell>
          <table:table-cell table:formula="of:=[.WR26]" office:value-type="float" office:value="46" calcext:value-type="float">
            <text:p>46</text:p>
          </table:table-cell>
          <table:table-cell table:formula="of:=CONCATENATE(&quot;[[&quot;; [.WQ29]; &quot;,0],&quot;; &quot;[&quot;; [.WR29]; &quot;,0],&quot;; &quot;[&quot;; [.WS29]; &quot;,0],&quot;; &quot;[&quot;; [.WT29]; &quot;,0],&quot;; &quot;[&quot;; [.WU29]; &quot;,0]]&quot;)" office:value-type="string" office:string-value="[[0,0],[0,0],[0,0],[88,0],[46,0]]" calcext:value-type="string">
            <text:p>[[0,0],[0,0],[0,0],[88,0],[4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8]" office:value-type="float" office:value="0" calcext:value-type="float">
            <text:p>0</text:p>
          </table:table-cell>
          <table:table-cell table:formula="of:=[.WX27]" office:value-type="float" office:value="0" calcext:value-type="float">
            <text:p>0</text:p>
          </table:table-cell>
          <table:table-cell table:formula="of:=[.WX26]" office:value-type="float" office:value="89" calcext:value-type="float">
            <text:p>89</text:p>
          </table:table-cell>
          <table:table-cell table:formula="of:=[.WY26]" office:value-type="float" office:value="45" calcext:value-type="float">
            <text:p>45</text:p>
          </table:table-cell>
          <table:table-cell table:formula="of:=CONCATENATE(&quot;[[&quot;; [.WX29]; &quot;,0],&quot;; &quot;[&quot;; [.WY29]; &quot;,0],&quot;; &quot;[&quot;; [.WZ29]; &quot;,0],&quot;; &quot;[&quot;; [.XA29]; &quot;,0],&quot;; &quot;[&quot;; [.XB29]; &quot;,0]]&quot;)" office:value-type="string" office:string-value="[[0,0],[0,0],[0,0],[89,0],[45,0]]" calcext:value-type="string">
            <text:p>[[0,0],[0,0],[0,0],[89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8]" office:value-type="float" office:value="0" calcext:value-type="float">
            <text:p>0</text:p>
          </table:table-cell>
          <table:table-cell table:formula="of:=[.XE27]" office:value-type="float" office:value="0" calcext:value-type="float">
            <text:p>0</text:p>
          </table:table-cell>
          <table:table-cell table:formula="of:=[.XE26]" office:value-type="float" office:value="90" calcext:value-type="float">
            <text:p>90</text:p>
          </table:table-cell>
          <table:table-cell table:formula="of:=[.XF26]" office:value-type="float" office:value="44" calcext:value-type="float">
            <text:p>44</text:p>
          </table:table-cell>
          <table:table-cell table:formula="of:=CONCATENATE(&quot;[[&quot;; [.XE29]; &quot;,0],&quot;; &quot;[&quot;; [.XF29]; &quot;,0],&quot;; &quot;[&quot;; [.XG29]; &quot;,0],&quot;; &quot;[&quot;; [.XH29]; &quot;,0],&quot;; &quot;[&quot;; [.XI29]; &quot;,0]]&quot;)" office:value-type="string" office:string-value="[[0,0],[0,0],[0,0],[90,0],[44,0]]" calcext:value-type="string">
            <text:p>[[0,0],[0,0],[0,0],[90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8]" office:value-type="float" office:value="0" calcext:value-type="float">
            <text:p>0</text:p>
          </table:table-cell>
          <table:table-cell table:formula="of:=[.XL27]" office:value-type="float" office:value="0" calcext:value-type="float">
            <text:p>0</text:p>
          </table:table-cell>
          <table:table-cell table:formula="of:=[.XL26]" office:value-type="float" office:value="91" calcext:value-type="float">
            <text:p>91</text:p>
          </table:table-cell>
          <table:table-cell table:formula="of:=[.XM26]" office:value-type="float" office:value="43" calcext:value-type="float">
            <text:p>43</text:p>
          </table:table-cell>
          <table:table-cell table:formula="of:=CONCATENATE(&quot;[[&quot;; [.XL29]; &quot;,0],&quot;; &quot;[&quot;; [.XM29]; &quot;,0],&quot;; &quot;[&quot;; [.XN29]; &quot;,0],&quot;; &quot;[&quot;; [.XO29]; &quot;,0],&quot;; &quot;[&quot;; [.XP29]; &quot;,0]]&quot;)" office:value-type="string" office:string-value="[[0,0],[0,0],[0,0],[91,0],[43,0]]" calcext:value-type="string">
            <text:p>[[0,0],[0,0],[0,0],[91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8]" office:value-type="float" office:value="0" calcext:value-type="float">
            <text:p>0</text:p>
          </table:table-cell>
          <table:table-cell table:formula="of:=[.XS27]" office:value-type="float" office:value="0" calcext:value-type="float">
            <text:p>0</text:p>
          </table:table-cell>
          <table:table-cell table:formula="of:=[.XS26]" office:value-type="float" office:value="92" calcext:value-type="float">
            <text:p>92</text:p>
          </table:table-cell>
          <table:table-cell table:formula="of:=[.XT26]" office:value-type="float" office:value="42" calcext:value-type="float">
            <text:p>42</text:p>
          </table:table-cell>
          <table:table-cell table:formula="of:=CONCATENATE(&quot;[[&quot;; [.XS29]; &quot;,0],&quot;; &quot;[&quot;; [.XT29]; &quot;,0],&quot;; &quot;[&quot;; [.XU29]; &quot;,0],&quot;; &quot;[&quot;; [.XV29]; &quot;,0],&quot;; &quot;[&quot;; [.XW29]; &quot;,0]]&quot;)" office:value-type="string" office:string-value="[[0,0],[0,0],[0,0],[92,0],[42,0]]" calcext:value-type="string">
            <text:p>[[0,0],[0,0],[0,0],[92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8]" office:value-type="float" office:value="0" calcext:value-type="float">
            <text:p>0</text:p>
          </table:table-cell>
          <table:table-cell table:formula="of:=[.XZ27]" office:value-type="float" office:value="0" calcext:value-type="float">
            <text:p>0</text:p>
          </table:table-cell>
          <table:table-cell table:formula="of:=[.XZ26]" office:value-type="float" office:value="93" calcext:value-type="float">
            <text:p>93</text:p>
          </table:table-cell>
          <table:table-cell table:formula="of:=[.YA26]" office:value-type="float" office:value="41" calcext:value-type="float">
            <text:p>41</text:p>
          </table:table-cell>
          <table:table-cell table:formula="of:=CONCATENATE(&quot;[[&quot;; [.XZ29]; &quot;,0],&quot;; &quot;[&quot;; [.YA29]; &quot;,0],&quot;; &quot;[&quot;; [.YB29]; &quot;,0],&quot;; &quot;[&quot;; [.YC29]; &quot;,0],&quot;; &quot;[&quot;; [.YD29]; &quot;,0]]&quot;)" office:value-type="string" office:string-value="[[0,0],[0,0],[0,0],[93,0],[41,0]]" calcext:value-type="string">
            <text:p>[[0,0],[0,0],[0,0],[93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8]" office:value-type="float" office:value="0" calcext:value-type="float">
            <text:p>0</text:p>
          </table:table-cell>
          <table:table-cell table:formula="of:=[.YG27]" office:value-type="float" office:value="0" calcext:value-type="float">
            <text:p>0</text:p>
          </table:table-cell>
          <table:table-cell table:formula="of:=[.YG26]" office:value-type="float" office:value="94" calcext:value-type="float">
            <text:p>94</text:p>
          </table:table-cell>
          <table:table-cell table:formula="of:=[.YH26]" office:value-type="float" office:value="40" calcext:value-type="float">
            <text:p>40</text:p>
          </table:table-cell>
          <table:table-cell table:formula="of:=CONCATENATE(&quot;[[&quot;; [.YG29]; &quot;,0],&quot;; &quot;[&quot;; [.YH29]; &quot;,0],&quot;; &quot;[&quot;; [.YI29]; &quot;,0],&quot;; &quot;[&quot;; [.YJ29]; &quot;,0],&quot;; &quot;[&quot;; [.YK29]; &quot;,0]]&quot;)" office:value-type="string" office:string-value="[[0,0],[0,0],[0,0],[94,0],[40,0]]" calcext:value-type="string">
            <text:p>[[0,0],[0,0],[0,0],[94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8]" office:value-type="float" office:value="0" calcext:value-type="float">
            <text:p>0</text:p>
          </table:table-cell>
          <table:table-cell table:formula="of:=[.YN27]" office:value-type="float" office:value="0" calcext:value-type="float">
            <text:p>0</text:p>
          </table:table-cell>
          <table:table-cell table:formula="of:=[.YN26]" office:value-type="float" office:value="95" calcext:value-type="float">
            <text:p>95</text:p>
          </table:table-cell>
          <table:table-cell table:formula="of:=[.YO26]" office:value-type="float" office:value="39" calcext:value-type="float">
            <text:p>39</text:p>
          </table:table-cell>
          <table:table-cell table:formula="of:=CONCATENATE(&quot;[[&quot;; [.YN29]; &quot;,0],&quot;; &quot;[&quot;; [.YO29]; &quot;,0],&quot;; &quot;[&quot;; [.YP29]; &quot;,0],&quot;; &quot;[&quot;; [.YQ29]; &quot;,0],&quot;; &quot;[&quot;; [.YR29]; &quot;,0]]&quot;)" office:value-type="string" office:string-value="[[0,0],[0,0],[0,0],[95,0],[39,0]]" calcext:value-type="string">
            <text:p>[[0,0],[0,0],[0,0],[95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8]" office:value-type="float" office:value="0" calcext:value-type="float">
            <text:p>0</text:p>
          </table:table-cell>
          <table:table-cell table:formula="of:=[.YU27]" office:value-type="float" office:value="0" calcext:value-type="float">
            <text:p>0</text:p>
          </table:table-cell>
          <table:table-cell table:formula="of:=[.YU26]" office:value-type="float" office:value="96" calcext:value-type="float">
            <text:p>96</text:p>
          </table:table-cell>
          <table:table-cell table:formula="of:=[.YV26]" office:value-type="float" office:value="38" calcext:value-type="float">
            <text:p>38</text:p>
          </table:table-cell>
          <table:table-cell table:formula="of:=CONCATENATE(&quot;[[&quot;; [.YU29]; &quot;,0],&quot;; &quot;[&quot;; [.YV29]; &quot;,0],&quot;; &quot;[&quot;; [.YW29]; &quot;,0],&quot;; &quot;[&quot;; [.YX29]; &quot;,0],&quot;; &quot;[&quot;; [.YY29]; &quot;,0]]&quot;)" office:value-type="string" office:string-value="[[0,0],[0,0],[0,0],[96,0],[38,0]]" calcext:value-type="string">
            <text:p>[[0,0],[0,0],[0,0],[96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8]" office:value-type="float" office:value="0" calcext:value-type="float">
            <text:p>0</text:p>
          </table:table-cell>
          <table:table-cell table:formula="of:=[.ZB27]" office:value-type="float" office:value="0" calcext:value-type="float">
            <text:p>0</text:p>
          </table:table-cell>
          <table:table-cell table:formula="of:=[.ZB26]" office:value-type="float" office:value="97" calcext:value-type="float">
            <text:p>97</text:p>
          </table:table-cell>
          <table:table-cell table:formula="of:=[.ZC26]" office:value-type="float" office:value="37" calcext:value-type="float">
            <text:p>37</text:p>
          </table:table-cell>
          <table:table-cell table:formula="of:=CONCATENATE(&quot;[[&quot;; [.ZB29]; &quot;,0],&quot;; &quot;[&quot;; [.ZC29]; &quot;,0],&quot;; &quot;[&quot;; [.ZD29]; &quot;,0],&quot;; &quot;[&quot;; [.ZE29]; &quot;,0],&quot;; &quot;[&quot;; [.ZF29]; &quot;,0]]&quot;)" office:value-type="string" office:string-value="[[0,0],[0,0],[0,0],[97,0],[37,0]]" calcext:value-type="string">
            <text:p>[[0,0],[0,0],[0,0],[97,0],[3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8]" office:value-type="float" office:value="0" calcext:value-type="float">
            <text:p>0</text:p>
          </table:table-cell>
          <table:table-cell table:formula="of:=[.ZI27]" office:value-type="float" office:value="0" calcext:value-type="float">
            <text:p>0</text:p>
          </table:table-cell>
          <table:table-cell table:formula="of:=[.ZI26]" office:value-type="float" office:value="98" calcext:value-type="float">
            <text:p>98</text:p>
          </table:table-cell>
          <table:table-cell table:formula="of:=[.ZJ26]" office:value-type="float" office:value="64" calcext:value-type="float">
            <text:p>64</text:p>
          </table:table-cell>
          <table:table-cell table:formula="of:=CONCATENATE(&quot;[[&quot;; [.ZI29]; &quot;,0],&quot;; &quot;[&quot;; [.ZJ29]; &quot;,0],&quot;; &quot;[&quot;; [.ZK29]; &quot;,0],&quot;; &quot;[&quot;; [.ZL29]; &quot;,0],&quot;; &quot;[&quot;; [.ZM29]; &quot;,0]]&quot;)" office:value-type="string" office:string-value="[[0,0],[0,0],[0,0],[98,0],[64,0]]" calcext:value-type="string">
            <text:p>[[0,0],[0,0],[0,0],[98,0],[6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8]" office:value-type="float" office:value="0" calcext:value-type="float">
            <text:p>0</text:p>
          </table:table-cell>
          <table:table-cell table:formula="of:=[.ZP27]" office:value-type="float" office:value="0" calcext:value-type="float">
            <text:p>0</text:p>
          </table:table-cell>
          <table:table-cell table:formula="of:=[.ZP26]" office:value-type="float" office:value="99" calcext:value-type="float">
            <text:p>99</text:p>
          </table:table-cell>
          <table:table-cell table:formula="of:=[.ZQ26]" office:value-type="float" office:value="65" calcext:value-type="float">
            <text:p>65</text:p>
          </table:table-cell>
          <table:table-cell table:formula="of:=CONCATENATE(&quot;[[&quot;; [.ZP29]; &quot;,0],&quot;; &quot;[&quot;; [.ZQ29]; &quot;,0],&quot;; &quot;[&quot;; [.ZR29]; &quot;,0],&quot;; &quot;[&quot;; [.ZS29]; &quot;,0],&quot;; &quot;[&quot;; [.ZT29]; &quot;,0]]&quot;)" office:value-type="string" office:string-value="[[0,0],[0,0],[0,0],[99,0],[65,0]]" calcext:value-type="string">
            <text:p>[[0,0],[0,0],[0,0],[99,0],[65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43,31,7,3,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F29]" office:value-type="float" office:value="31" calcext:value-type="float">
            <text:p>31</text:p>
          </table:table-cell>
          <table:table-cell table:formula="of:=[.F28]" office:value-type="float" office:value="7" calcext:value-type="float">
            <text:p>7</text:p>
          </table:table-cell>
          <table:table-cell table:formula="of:=[.F27]" office:value-type="float" office:value="3" calcext:value-type="float">
            <text:p>3</text:p>
          </table:table-cell>
          <table:table-cell table:formula="of:=[.F26]" office:value-type="float" office:value="1" calcext:value-type="float">
            <text:p>1</text:p>
          </table:table-cell>
          <table:table-cell table:formula="of:=CONCATENATE(&quot;[[&quot;; [.F30]; &quot;,0],&quot;; &quot;[&quot;; [.G30]; &quot;,0],&quot;; &quot;[&quot;; [.H30]; &quot;,0],&quot;; &quot;[&quot;; [.I30]; &quot;,0],&quot;; &quot;[&quot;; [.J30]; &quot;,0]]&quot;)" office:value-type="string" office:string-value="[[43,0],[31,0],[7,0],[3,0],[1,0]]" calcext:value-type="string">
            <text:p>[[43,0],[31,0],[7,0],[3,0],[1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M29]" office:value-type="float" office:value="45" calcext:value-type="float">
            <text:p>45</text:p>
          </table:table-cell>
          <table:table-cell table:formula="of:=[.M28]" office:value-type="float" office:value="30" calcext:value-type="float">
            <text:p>30</text:p>
          </table:table-cell>
          <table:table-cell table:formula="of:=[.M27]" office:value-type="float" office:value="8" calcext:value-type="float">
            <text:p>8</text:p>
          </table:table-cell>
          <table:table-cell table:formula="of:=[.M26]" office:value-type="float" office:value="2" calcext:value-type="float">
            <text:p>2</text:p>
          </table:table-cell>
          <table:table-cell table:formula="of:=CONCATENATE(&quot;[[&quot;; [.M30]; &quot;,0],&quot;; &quot;[&quot;; [.N30]; &quot;,0],&quot;; &quot;[&quot;; [.O30]; &quot;,0],&quot;; &quot;[&quot;; [.P30]; &quot;,0],&quot;; &quot;[&quot;; [.Q30]; &quot;,0]]&quot;)" office:value-type="string" office:string-value="[[88,0],[45,0],[30,0],[8,0],[2,0]]" calcext:value-type="string">
            <text:p>[[88,0],[45,0],[30,0],[8,0],[2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T29]" office:value-type="float" office:value="45" calcext:value-type="float">
            <text:p>45</text:p>
          </table:table-cell>
          <table:table-cell table:formula="of:=[.T28]" office:value-type="float" office:value="30" calcext:value-type="float">
            <text:p>30</text:p>
          </table:table-cell>
          <table:table-cell table:formula="of:=[.T27]" office:value-type="float" office:value="7" calcext:value-type="float">
            <text:p>7</text:p>
          </table:table-cell>
          <table:table-cell table:formula="of:=[.T26]" office:value-type="float" office:value="3" calcext:value-type="float">
            <text:p>3</text:p>
          </table:table-cell>
          <table:table-cell table:formula="of:=CONCATENATE(&quot;[[&quot;; [.T30]; &quot;,0],&quot;; &quot;[&quot;; [.U30]; &quot;,0],&quot;; &quot;[&quot;; [.V30]; &quot;,0],&quot;; &quot;[&quot;; [.W30]; &quot;,0],&quot;; &quot;[&quot;; [.X30]; &quot;,0]]&quot;)" office:value-type="string" office:string-value="[[88,0],[45,0],[30,0],[7,0],[3,0]]" calcext:value-type="string">
            <text:p>[[88,0],[45,0],[30,0],[7,0],[3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AA29]" office:value-type="float" office:value="42" calcext:value-type="float">
            <text:p>42</text:p>
          </table:table-cell>
          <table:table-cell table:formula="of:=[.AA28]" office:value-type="float" office:value="32" calcext:value-type="float">
            <text:p>32</text:p>
          </table:table-cell>
          <table:table-cell table:formula="of:=[.AA27]" office:value-type="float" office:value="6" calcext:value-type="float">
            <text:p>6</text:p>
          </table:table-cell>
          <table:table-cell table:formula="of:=[.AA26]" office:value-type="float" office:value="4" calcext:value-type="float">
            <text:p>4</text:p>
          </table:table-cell>
          <table:table-cell table:formula="of:=CONCATENATE(&quot;[[&quot;; [.AA30]; &quot;,0],&quot;; &quot;[&quot;; [.AB30]; &quot;,0],&quot;; &quot;[&quot;; [.AC30]; &quot;,0],&quot;; &quot;[&quot;; [.AD30]; &quot;,0],&quot;; &quot;[&quot;; [.AE30]; &quot;,0]]&quot;)" office:value-type="string" office:string-value="[[92,0],[42,0],[32,0],[6,0],[4,0]]" calcext:value-type="string">
            <text:p>[[92,0],[42,0],[32,0],[6,0],[4,0]]</text:p>
          </table:table-cell>
          <table:table-cell table:number-columns-repeated="2"/>
          <table:table-cell table:formula="of:=[.AH29]" office:value-type="float" office:value="93" calcext:value-type="float">
            <text:p>93</text:p>
          </table:table-cell>
          <table:table-cell table:formula="of:=[.AH28]" office:value-type="float" office:value="41" calcext:value-type="float">
            <text:p>41</text:p>
          </table:table-cell>
          <table:table-cell table:formula="of:=[.AH27]" office:value-type="float" office:value="33" calcext:value-type="float">
            <text:p>33</text:p>
          </table:table-cell>
          <table:table-cell table:formula="of:=[.AH26]" office:value-type="float" office:value="5" calcext:value-type="float">
            <text:p>5</text:p>
          </table:table-cell>
          <table:table-cell table:formula="of:=CONCATENATE(&quot;[[&quot;; [.AH30]; &quot;,0],&quot;; &quot;[&quot;; [.AI30]; &quot;,0],&quot;; &quot;[&quot;; [.AJ30]; &quot;,0],&quot;; &quot;[&quot;; [.AK30]; &quot;,0],&quot;; &quot;[&quot;; [.AL30]; &quot;,0]]&quot;)" office:value-type="string" office:string-value="[[,0],[93,0],[41,0],[33,0],[5,0]]" calcext:value-type="string">
            <text:p>[[,0],[93,0],[41,0],[33,0],[5,0]]</text:p>
          </table:table-cell>
          <table:table-cell table:number-columns-repeated="2"/>
          <table:table-cell table:formula="of:=[.AO29]" office:value-type="float" office:value="92" calcext:value-type="float">
            <text:p>92</text:p>
          </table:table-cell>
          <table:table-cell table:formula="of:=[.AO28]" office:value-type="float" office:value="42" calcext:value-type="float">
            <text:p>42</text:p>
          </table:table-cell>
          <table:table-cell table:formula="of:=[.AO27]" office:value-type="float" office:value="32" calcext:value-type="float">
            <text:p>32</text:p>
          </table:table-cell>
          <table:table-cell table:formula="of:=[.AO26]" office:value-type="float" office:value="6" calcext:value-type="float">
            <text:p>6</text:p>
          </table:table-cell>
          <table:table-cell table:formula="of:=CONCATENATE(&quot;[[&quot;; [.AO30]; &quot;,0],&quot;; &quot;[&quot;; [.AP30]; &quot;,0],&quot;; &quot;[&quot;; [.AQ30]; &quot;,0],&quot;; &quot;[&quot;; [.AR30]; &quot;,0],&quot;; &quot;[&quot;; [.AS30]; &quot;,0]]&quot;)" office:value-type="string" office:string-value="[[,0],[92,0],[42,0],[32,0],[6,0]]" calcext:value-type="string">
            <text:p>[[,0],[92,0],[42,0],[32,0],[6,0]]</text:p>
          </table:table-cell>
          <table:table-cell table:number-columns-repeated="2"/>
          <table:table-cell table:formula="of:=[.AV29]" office:value-type="float" office:value="91" calcext:value-type="float">
            <text:p>91</text:p>
          </table:table-cell>
          <table:table-cell table:formula="of:=[.AV28]" office:value-type="float" office:value="43" calcext:value-type="float">
            <text:p>43</text:p>
          </table:table-cell>
          <table:table-cell table:formula="of:=[.AV27]" office:value-type="float" office:value="31" calcext:value-type="float">
            <text:p>31</text:p>
          </table:table-cell>
          <table:table-cell table:formula="of:=[.AV26]" office:value-type="float" office:value="7" calcext:value-type="float">
            <text:p>7</text:p>
          </table:table-cell>
          <table:table-cell table:formula="of:=CONCATENATE(&quot;[[&quot;; [.AV30]; &quot;,0],&quot;; &quot;[&quot;; [.AW30]; &quot;,0],&quot;; &quot;[&quot;; [.AX30]; &quot;,0],&quot;; &quot;[&quot;; [.AY30]; &quot;,0],&quot;; &quot;[&quot;; [.AZ30]; &quot;,0]]&quot;)" office:value-type="string" office:string-value="[[,0],[91,0],[43,0],[31,0],[7,0]]" calcext:value-type="string">
            <text:p>[[,0],[91,0],[43,0],[31,0],[7,0]]</text:p>
          </table:table-cell>
          <table:table-cell table:number-columns-repeated="2"/>
          <table:table-cell table:formula="of:=[.BC29]" office:value-type="float" office:value="90" calcext:value-type="float">
            <text:p>90</text:p>
          </table:table-cell>
          <table:table-cell table:formula="of:=[.BC28]" office:value-type="float" office:value="44" calcext:value-type="float">
            <text:p>44</text:p>
          </table:table-cell>
          <table:table-cell table:formula="of:=[.BC27]" office:value-type="float" office:value="30" calcext:value-type="float">
            <text:p>30</text:p>
          </table:table-cell>
          <table:table-cell table:formula="of:=[.BC26]" office:value-type="float" office:value="8" calcext:value-type="float">
            <text:p>8</text:p>
          </table:table-cell>
          <table:table-cell table:formula="of:=CONCATENATE(&quot;[[&quot;; [.BC30]; &quot;,0],&quot;; &quot;[&quot;; [.BD30]; &quot;,0],&quot;; &quot;[&quot;; [.BE30]; &quot;,0],&quot;; &quot;[&quot;; [.BF30]; &quot;,0],&quot;; &quot;[&quot;; [.BG30]; &quot;,0]]&quot;)" office:value-type="string" office:string-value="[[,0],[90,0],[44,0],[30,0],[8,0]]" calcext:value-type="string">
            <text:p>[[,0],[90,0],[44,0],[30,0],[8,0]]</text:p>
          </table:table-cell>
          <table:table-cell table:number-columns-repeated="2"/>
          <table:table-cell table:formula="of:=[.BJ29]" office:value-type="float" office:value="89" calcext:value-type="float">
            <text:p>89</text:p>
          </table:table-cell>
          <table:table-cell table:formula="of:=[.BJ28]" office:value-type="float" office:value="45" calcext:value-type="float">
            <text:p>45</text:p>
          </table:table-cell>
          <table:table-cell table:formula="of:=[.BJ27]" office:value-type="float" office:value="29" calcext:value-type="float">
            <text:p>29</text:p>
          </table:table-cell>
          <table:table-cell table:formula="of:=[.BJ26]" office:value-type="float" office:value="9" calcext:value-type="float">
            <text:p>9</text:p>
          </table:table-cell>
          <table:table-cell table:formula="of:=CONCATENATE(&quot;[[&quot;; [.BJ30]; &quot;,0],&quot;; &quot;[&quot;; [.BK30]; &quot;,0],&quot;; &quot;[&quot;; [.BL30]; &quot;,0],&quot;; &quot;[&quot;; [.BM30]; &quot;,0],&quot;; &quot;[&quot;; [.BN30]; &quot;,0]]&quot;)" office:value-type="string" office:string-value="[[,0],[89,0],[45,0],[29,0],[9,0]]" calcext:value-type="string">
            <text:p>[[,0],[89,0],[45,0],[29,0],[9,0]]</text:p>
          </table:table-cell>
          <table:table-cell table:number-columns-repeated="2"/>
          <table:table-cell table:formula="of:=[.BQ29]" office:value-type="float" office:value="88" calcext:value-type="float">
            <text:p>88</text:p>
          </table:table-cell>
          <table:table-cell table:formula="of:=[.BQ28]" office:value-type="float" office:value="46" calcext:value-type="float">
            <text:p>46</text:p>
          </table:table-cell>
          <table:table-cell table:formula="of:=[.BQ27]" office:value-type="float" office:value="28" calcext:value-type="float">
            <text:p>28</text:p>
          </table:table-cell>
          <table:table-cell table:formula="of:=[.BQ26]" office:value-type="float" office:value="10" calcext:value-type="float">
            <text:p>10</text:p>
          </table:table-cell>
          <table:table-cell table:formula="of:=CONCATENATE(&quot;[[&quot;; [.BQ30]; &quot;,0],&quot;; &quot;[&quot;; [.BR30]; &quot;,0],&quot;; &quot;[&quot;; [.BS30]; &quot;,0],&quot;; &quot;[&quot;; [.BT30]; &quot;,0],&quot;; &quot;[&quot;; [.BU30]; &quot;,0]]&quot;)" office:value-type="string" office:string-value="[[,0],[88,0],[46,0],[28,0],[10,0]]" calcext:value-type="string">
            <text:p>[[,0],[88,0],[46,0],[28,0],[10,0]]</text:p>
          </table:table-cell>
          <table:table-cell/>
          <table:table-cell office:value-type="float" office:value="89" calcext:value-type="float">
            <text:p>89</text:p>
          </table:table-cell>
          <table:table-cell table:formula="of:=[.BX29]" office:value-type="float" office:value="45" calcext:value-type="float">
            <text:p>45</text:p>
          </table:table-cell>
          <table:table-cell table:formula="of:=[.BX28]" office:value-type="float" office:value="29" calcext:value-type="float">
            <text:p>29</text:p>
          </table:table-cell>
          <table:table-cell table:formula="of:=[.BX27]" office:value-type="float" office:value="9" calcext:value-type="float">
            <text:p>9</text:p>
          </table:table-cell>
          <table:table-cell table:formula="of:=[.BX26]" office:value-type="float" office:value="11" calcext:value-type="float">
            <text:p>11</text:p>
          </table:table-cell>
          <table:table-cell table:formula="of:=CONCATENATE(&quot;[[&quot;; [.BX30]; &quot;,0],&quot;; &quot;[&quot;; [.BY30]; &quot;,0],&quot;; &quot;[&quot;; [.BZ30]; &quot;,0],&quot;; &quot;[&quot;; [.CA30]; &quot;,0],&quot;; &quot;[&quot;; [.CB30]; &quot;,0]]&quot;)" office:value-type="string" office:string-value="[[89,0],[45,0],[29,0],[9,0],[11,0]]" calcext:value-type="string">
            <text:p>[[89,0],[45,0],[29,0],[9,0],[11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CE29]" office:value-type="float" office:value="30" calcext:value-type="float">
            <text:p>30</text:p>
          </table:table-cell>
          <table:table-cell table:formula="of:=[.CE28]" office:value-type="float" office:value="8" calcext:value-type="float">
            <text:p>8</text:p>
          </table:table-cell>
          <table:table-cell table:formula="of:=[.CE27]" office:value-type="float" office:value="2" calcext:value-type="float">
            <text:p>2</text:p>
          </table:table-cell>
          <table:table-cell table:formula="of:=[.CE26]" office:value-type="float" office:value="12" calcext:value-type="float">
            <text:p>12</text:p>
          </table:table-cell>
          <table:table-cell table:formula="of:=CONCATENATE(&quot;[[&quot;; [.CE30]; &quot;,0],&quot;; &quot;[&quot;; [.CF30]; &quot;,0],&quot;; &quot;[&quot;; [.CG30]; &quot;,0],&quot;; &quot;[&quot;; [.CH30]; &quot;,0],&quot;; &quot;[&quot;; [.CI30]; &quot;,0]]&quot;)" office:value-type="string" office:string-value="[[44,0],[30,0],[8,0],[2,0],[12,0]]" calcext:value-type="string">
            <text:p>[[44,0],[30,0],[8,0],[2,0],[12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CL29]" office:value-type="float" office:value="7" calcext:value-type="float">
            <text:p>7</text:p>
          </table:table-cell>
          <table:table-cell table:formula="of:=[.CL28]" office:value-type="float" office:value="3" calcext:value-type="float">
            <text:p>3</text:p>
          </table:table-cell>
          <table:table-cell table:formula="of:=[.CL27]" office:value-type="float" office:value="1" calcext:value-type="float">
            <text:p>1</text:p>
          </table:table-cell>
          <table:table-cell table:formula="of:=[.CL26]" office:value-type="float" office:value="13" calcext:value-type="float">
            <text:p>13</text:p>
          </table:table-cell>
          <table:table-cell table:formula="of:=CONCATENATE(&quot;[[&quot;; [.CL30]; &quot;,0],&quot;; &quot;[&quot;; [.CM30]; &quot;,0],&quot;; &quot;[&quot;; [.CN30]; &quot;,0],&quot;; &quot;[&quot;; [.CO30]; &quot;,0],&quot;; &quot;[&quot;; [.CP30]; &quot;,0]]&quot;)" office:value-type="string" office:string-value="[[31,0],[7,0],[3,0],[1,0],[13,0]]" calcext:value-type="string">
            <text:p>[[31,0],[7,0],[3,0],[1,0],[13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CS29]" office:value-type="float" office:value="32" calcext:value-type="float">
            <text:p>32</text:p>
          </table:table-cell>
          <table:table-cell table:formula="of:=[.CS28]" office:value-type="float" office:value="6" calcext:value-type="float">
            <text:p>6</text:p>
          </table:table-cell>
          <table:table-cell table:formula="of:=[.CS27]" office:value-type="float" office:value="4" calcext:value-type="float">
            <text:p>4</text:p>
          </table:table-cell>
          <table:table-cell table:formula="of:=[.CS26]" office:value-type="float" office:value="14" calcext:value-type="float">
            <text:p>14</text:p>
          </table:table-cell>
          <table:table-cell table:formula="of:=CONCATENATE(&quot;[[&quot;; [.CS30]; &quot;,0],&quot;; &quot;[&quot;; [.CT30]; &quot;,0],&quot;; &quot;[&quot;; [.CU30]; &quot;,0],&quot;; &quot;[&quot;; [.CV30]; &quot;,0],&quot;; &quot;[&quot;; [.CW30]; &quot;,0]]&quot;)" office:value-type="string" office:string-value="[[42,0],[32,0],[6,0],[4,0],[14,0]]" calcext:value-type="string">
            <text:p>[[42,0],[32,0],[6,0],[4,0],[14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CZ29]" office:value-type="float" office:value="41" calcext:value-type="float">
            <text:p>41</text:p>
          </table:table-cell>
          <table:table-cell table:formula="of:=[.CZ28]" office:value-type="float" office:value="33" calcext:value-type="float">
            <text:p>33</text:p>
          </table:table-cell>
          <table:table-cell table:formula="of:=[.CZ27]" office:value-type="float" office:value="5" calcext:value-type="float">
            <text:p>5</text:p>
          </table:table-cell>
          <table:table-cell table:formula="of:=[.CZ26]" office:value-type="float" office:value="15" calcext:value-type="float">
            <text:p>15</text:p>
          </table:table-cell>
          <table:table-cell table:formula="of:=CONCATENATE(&quot;[[&quot;; [.CZ30]; &quot;,0],&quot;; &quot;[&quot;; [.DA30]; &quot;,0],&quot;; &quot;[&quot;; [.DB30]; &quot;,0],&quot;; &quot;[&quot;; [.DC30]; &quot;,0],&quot;; &quot;[&quot;; [.DD30]; &quot;,0]]&quot;)" office:value-type="string" office:string-value="[[93,0],[41,0],[33,0],[5,0],[15,0]]" calcext:value-type="string">
            <text:p>[[93,0],[41,0],[33,0],[5,0],[15,0]]</text:p>
          </table:table-cell>
          <table:table-cell table:number-columns-repeated="2"/>
          <table:table-cell table:formula="of:=[.DG29]" office:value-type="float" office:value="94" calcext:value-type="float">
            <text:p>94</text:p>
          </table:table-cell>
          <table:table-cell table:formula="of:=[.DG28]" office:value-type="float" office:value="40" calcext:value-type="float">
            <text:p>40</text:p>
          </table:table-cell>
          <table:table-cell table:formula="of:=[.DG27]" office:value-type="float" office:value="34" calcext:value-type="float">
            <text:p>34</text:p>
          </table:table-cell>
          <table:table-cell table:formula="of:=[.DG26]" office:value-type="float" office:value="16" calcext:value-type="float">
            <text:p>16</text:p>
          </table:table-cell>
          <table:table-cell table:formula="of:=CONCATENATE(&quot;[[&quot;; [.DG30]; &quot;,0],&quot;; &quot;[&quot;; [.DH30]; &quot;,0],&quot;; &quot;[&quot;; [.DI30]; &quot;,0],&quot;; &quot;[&quot;; [.DJ30]; &quot;,0],&quot;; &quot;[&quot;; [.DK30]; &quot;,0]]&quot;)" office:value-type="string" office:string-value="[[,0],[94,0],[40,0],[34,0],[16,0]]" calcext:value-type="string">
            <text:p>[[,0],[94,0],[40,0],[34,0],[16,0]]</text:p>
          </table:table-cell>
          <table:table-cell table:number-columns-repeated="2"/>
          <table:table-cell table:formula="of:=[.DN29]" office:value-type="float" office:value="95" calcext:value-type="float">
            <text:p>95</text:p>
          </table:table-cell>
          <table:table-cell table:formula="of:=[.DN28]" office:value-type="float" office:value="39" calcext:value-type="float">
            <text:p>39</text:p>
          </table:table-cell>
          <table:table-cell table:formula="of:=[.DN27]" office:value-type="float" office:value="35" calcext:value-type="float">
            <text:p>35</text:p>
          </table:table-cell>
          <table:table-cell table:formula="of:=[.DN26]" office:value-type="float" office:value="17" calcext:value-type="float">
            <text:p>17</text:p>
          </table:table-cell>
          <table:table-cell table:formula="of:=CONCATENATE(&quot;[[&quot;; [.DN30]; &quot;,0],&quot;; &quot;[&quot;; [.DO30]; &quot;,0],&quot;; &quot;[&quot;; [.DP30]; &quot;,0],&quot;; &quot;[&quot;; [.DQ30]; &quot;,0],&quot;; &quot;[&quot;; [.DR30]; &quot;,0]]&quot;)" office:value-type="string" office:string-value="[[,0],[95,0],[39,0],[35,0],[17,0]]" calcext:value-type="string">
            <text:p>[[,0],[95,0],[39,0],[35,0],[1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DU29]" office:value-type="float" office:value="40" calcext:value-type="float">
            <text:p>40</text:p>
          </table:table-cell>
          <table:table-cell table:formula="of:=[.DU28]" office:value-type="float" office:value="34" calcext:value-type="float">
            <text:p>34</text:p>
          </table:table-cell>
          <table:table-cell table:formula="of:=[.DU27]" office:value-type="float" office:value="16" calcext:value-type="float">
            <text:p>16</text:p>
          </table:table-cell>
          <table:table-cell table:formula="of:=[.DU26]" office:value-type="float" office:value="18" calcext:value-type="float">
            <text:p>18</text:p>
          </table:table-cell>
          <table:table-cell table:formula="of:=CONCATENATE(&quot;[[&quot;; [.DU30]; &quot;,0],&quot;; &quot;[&quot;; [.DV30]; &quot;,0],&quot;; &quot;[&quot;; [.DW30]; &quot;,0],&quot;; &quot;[&quot;; [.DX30]; &quot;,0],&quot;; &quot;[&quot;; [.DY30]; &quot;,0]]&quot;)" office:value-type="string" office:string-value="[[94,0],[40,0],[34,0],[16,0],[18,0]]" calcext:value-type="string">
            <text:p>[[94,0],[40,0],[34,0],[16,0],[18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EB29]" office:value-type="float" office:value="33" calcext:value-type="float">
            <text:p>33</text:p>
          </table:table-cell>
          <table:table-cell table:formula="of:=[.EB28]" office:value-type="float" office:value="5" calcext:value-type="float">
            <text:p>5</text:p>
          </table:table-cell>
          <table:table-cell table:formula="of:=[.EB27]" office:value-type="float" office:value="15" calcext:value-type="float">
            <text:p>15</text:p>
          </table:table-cell>
          <table:table-cell table:formula="of:=[.EB26]" office:value-type="float" office:value="19" calcext:value-type="float">
            <text:p>19</text:p>
          </table:table-cell>
          <table:table-cell table:formula="of:=CONCATENATE(&quot;[[&quot;; [.EB30]; &quot;,0],&quot;; &quot;[&quot;; [.EC30]; &quot;,0],&quot;; &quot;[&quot;; [.ED30]; &quot;,0],&quot;; &quot;[&quot;; [.EE30]; &quot;,0],&quot;; &quot;[&quot;; [.EF30]; &quot;,0]]&quot;)" office:value-type="string" office:string-value="[[41,0],[33,0],[5,0],[15,0],[19,0]]" calcext:value-type="string">
            <text:p>[[41,0],[33,0],[5,0],[15,0],[19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EI29]" office:value-type="float" office:value="6" calcext:value-type="float">
            <text:p>6</text:p>
          </table:table-cell>
          <table:table-cell table:formula="of:=[.EI28]" office:value-type="float" office:value="4" calcext:value-type="float">
            <text:p>4</text:p>
          </table:table-cell>
          <table:table-cell table:formula="of:=[.EI27]" office:value-type="float" office:value="14" calcext:value-type="float">
            <text:p>14</text:p>
          </table:table-cell>
          <table:table-cell table:formula="of:=[.EI26]" office:value-type="float" office:value="20" calcext:value-type="float">
            <text:p>20</text:p>
          </table:table-cell>
          <table:table-cell table:formula="of:=CONCATENATE(&quot;[[&quot;; [.EI30]; &quot;,0],&quot;; &quot;[&quot;; [.EJ30]; &quot;,0],&quot;; &quot;[&quot;; [.EK30]; &quot;,0],&quot;; &quot;[&quot;; [.EL30]; &quot;,0],&quot;; &quot;[&quot;; [.EM30]; &quot;,0]]&quot;)" office:value-type="string" office:string-value="[[32,0],[6,0],[4,0],[14,0],[20,0]]" calcext:value-type="string">
            <text:p>[[32,0],[6,0],[4,0],[14,0],[2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EP29]" office:value-type="float" office:value="3" calcext:value-type="float">
            <text:p>3</text:p>
          </table:table-cell>
          <table:table-cell table:formula="of:=[.EP28]" office:value-type="float" office:value="1" calcext:value-type="float">
            <text:p>1</text:p>
          </table:table-cell>
          <table:table-cell table:formula="of:=[.EP27]" office:value-type="float" office:value="13" calcext:value-type="float">
            <text:p>13</text:p>
          </table:table-cell>
          <table:table-cell table:formula="of:=[.EP26]" office:value-type="float" office:value="21" calcext:value-type="float">
            <text:p>21</text:p>
          </table:table-cell>
          <table:table-cell table:formula="of:=CONCATENATE(&quot;[[&quot;; [.EP30]; &quot;,0],&quot;; &quot;[&quot;; [.EQ30]; &quot;,0],&quot;; &quot;[&quot;; [.ER30]; &quot;,0],&quot;; &quot;[&quot;; [.ES30]; &quot;,0],&quot;; &quot;[&quot;; [.ET30]; &quot;,0]]&quot;)" office:value-type="string" office:string-value="[[7,0],[3,0],[1,0],[13,0],[21,0]]" calcext:value-type="string">
            <text:p>[[7,0],[3,0],[1,0],[13,0],[21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EW29]" office:value-type="float" office:value="8" calcext:value-type="float">
            <text:p>8</text:p>
          </table:table-cell>
          <table:table-cell table:formula="of:=[.EW28]" office:value-type="float" office:value="2" calcext:value-type="float">
            <text:p>2</text:p>
          </table:table-cell>
          <table:table-cell table:formula="of:=[.EW27]" office:value-type="float" office:value="12" calcext:value-type="float">
            <text:p>12</text:p>
          </table:table-cell>
          <table:table-cell table:formula="of:=[.EW26]" office:value-type="float" office:value="22" calcext:value-type="float">
            <text:p>22</text:p>
          </table:table-cell>
          <table:table-cell table:formula="of:=CONCATENATE(&quot;[[&quot;; [.EW30]; &quot;,0],&quot;; &quot;[&quot;; [.EX30]; &quot;,0],&quot;; &quot;[&quot;; [.EY30]; &quot;,0],&quot;; &quot;[&quot;; [.EZ30]; &quot;,0],&quot;; &quot;[&quot;; [.FA30]; &quot;,0]]&quot;)" office:value-type="string" office:string-value="[[30,0],[8,0],[2,0],[12,0],[22,0]]" calcext:value-type="string">
            <text:p>[[30,0],[8,0],[2,0],[12,0],[22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FD29]" office:value-type="float" office:value="29" calcext:value-type="float">
            <text:p>29</text:p>
          </table:table-cell>
          <table:table-cell table:formula="of:=[.FD28]" office:value-type="float" office:value="9" calcext:value-type="float">
            <text:p>9</text:p>
          </table:table-cell>
          <table:table-cell table:formula="of:=[.FD27]" office:value-type="float" office:value="11" calcext:value-type="float">
            <text:p>11</text:p>
          </table:table-cell>
          <table:table-cell table:formula="of:=[.FD26]" office:value-type="float" office:value="23" calcext:value-type="float">
            <text:p>23</text:p>
          </table:table-cell>
          <table:table-cell table:formula="of:=CONCATENATE(&quot;[[&quot;; [.FD30]; &quot;,0],&quot;; &quot;[&quot;; [.FE30]; &quot;,0],&quot;; &quot;[&quot;; [.FF30]; &quot;,0],&quot;; &quot;[&quot;; [.FG30]; &quot;,0],&quot;; &quot;[&quot;; [.FH30]; &quot;,0]]&quot;)" office:value-type="string" office:string-value="[[45,0],[29,0],[9,0],[11,0],[23,0]]" calcext:value-type="string">
            <text:p>[[45,0],[29,0],[9,0],[11,0],[23,0]]</text:p>
          </table:table-cell>
          <table:table-cell/>
          <table:table-cell office:value-type="float" office:value="88" calcext:value-type="float">
            <text:p>88</text:p>
          </table:table-cell>
          <table:table-cell table:formula="of:=[.FK29]" office:value-type="float" office:value="46" calcext:value-type="float">
            <text:p>46</text:p>
          </table:table-cell>
          <table:table-cell table:formula="of:=[.FK28]" office:value-type="float" office:value="28" calcext:value-type="float">
            <text:p>28</text:p>
          </table:table-cell>
          <table:table-cell table:formula="of:=[.FK27]" office:value-type="float" office:value="10" calcext:value-type="float">
            <text:p>10</text:p>
          </table:table-cell>
          <table:table-cell table:formula="of:=[.FK26]" office:value-type="float" office:value="24" calcext:value-type="float">
            <text:p>24</text:p>
          </table:table-cell>
          <table:table-cell table:formula="of:=CONCATENATE(&quot;[[&quot;; [.FK30]; &quot;,0],&quot;; &quot;[&quot;; [.FL30]; &quot;,0],&quot;; &quot;[&quot;; [.FM30]; &quot;,0],&quot;; &quot;[&quot;; [.FN30]; &quot;,0],&quot;; &quot;[&quot;; [.FO30]; &quot;,0]]&quot;)" office:value-type="string" office:string-value="[[88,0],[46,0],[28,0],[10,0],[24,0]]" calcext:value-type="string">
            <text:p>[[88,0],[46,0],[28,0],[10,0],[24,0]]</text:p>
          </table:table-cell>
          <table:table-cell table:number-columns-repeated="2"/>
          <table:table-cell table:formula="of:=[.FR29]" office:value-type="float" office:value="87" calcext:value-type="float">
            <text:p>87</text:p>
          </table:table-cell>
          <table:table-cell table:formula="of:=[.FR28]" office:value-type="float" office:value="47" calcext:value-type="float">
            <text:p>47</text:p>
          </table:table-cell>
          <table:table-cell table:formula="of:=[.FR27]" office:value-type="float" office:value="27" calcext:value-type="float">
            <text:p>27</text:p>
          </table:table-cell>
          <table:table-cell table:formula="of:=[.FR26]" office:value-type="float" office:value="25" calcext:value-type="float">
            <text:p>25</text:p>
          </table:table-cell>
          <table:table-cell table:formula="of:=CONCATENATE(&quot;[[&quot;; [.FR30]; &quot;,0],&quot;; &quot;[&quot;; [.FS30]; &quot;,0],&quot;; &quot;[&quot;; [.FT30]; &quot;,0],&quot;; &quot;[&quot;; [.FU30]; &quot;,0],&quot;; &quot;[&quot;; [.FV30]; &quot;,0]]&quot;)" office:value-type="string" office:string-value="[[,0],[87,0],[47,0],[27,0],[25,0]]" calcext:value-type="string">
            <text:p>[[,0],[87,0],[47,0],[27,0],[2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FY29]" office:value-type="float" office:value="0" calcext:value-type="float">
            <text:p>0</text:p>
          </table:table-cell>
          <table:table-cell table:formula="of:=[.FY28]" office:value-type="float" office:value="86" calcext:value-type="float">
            <text:p>86</text:p>
          </table:table-cell>
          <table:table-cell table:formula="of:=[.FY27]" office:value-type="float" office:value="48" calcext:value-type="float">
            <text:p>48</text:p>
          </table:table-cell>
          <table:table-cell table:formula="of:=[.FY26]" office:value-type="float" office:value="26" calcext:value-type="float">
            <text:p>26</text:p>
          </table:table-cell>
          <table:table-cell table:formula="of:=CONCATENATE(&quot;[[&quot;; [.FY30]; &quot;,0],&quot;; &quot;[&quot;; [.FZ30]; &quot;,0],&quot;; &quot;[&quot;; [.GA30]; &quot;,0],&quot;; &quot;[&quot;; [.GB30]; &quot;,0],&quot;; &quot;[&quot;; [.GC30]; &quot;,0]]&quot;)" office:value-type="string" office:string-value="[[0,0],[0,0],[86,0],[48,0],[26,0]]" calcext:value-type="string">
            <text:p>[[0,0],[0,0],[86,0],[48,0],[2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F29]" office:value-type="float" office:value="0" calcext:value-type="float">
            <text:p>0</text:p>
          </table:table-cell>
          <table:table-cell table:formula="of:=[.GF28]" office:value-type="float" office:value="87" calcext:value-type="float">
            <text:p>87</text:p>
          </table:table-cell>
          <table:table-cell table:formula="of:=[.GF27]" office:value-type="float" office:value="47" calcext:value-type="float">
            <text:p>47</text:p>
          </table:table-cell>
          <table:table-cell table:formula="of:=[.GF26]" office:value-type="float" office:value="27" calcext:value-type="float">
            <text:p>27</text:p>
          </table:table-cell>
          <table:table-cell table:formula="of:=CONCATENATE(&quot;[[&quot;; [.GF30]; &quot;,0],&quot;; &quot;[&quot;; [.GG30]; &quot;,0],&quot;; &quot;[&quot;; [.GH30]; &quot;,0],&quot;; &quot;[&quot;; [.GI30]; &quot;,0],&quot;; &quot;[&quot;; [.GJ30]; &quot;,0]]&quot;)" office:value-type="string" office:string-value="[[0,0],[0,0],[87,0],[47,0],[27,0]]" calcext:value-type="string">
            <text:p>[[0,0],[0,0],[87,0],[47,0],[2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M29]" office:value-type="float" office:value="0" calcext:value-type="float">
            <text:p>0</text:p>
          </table:table-cell>
          <table:table-cell table:formula="of:=[.GM28]" office:value-type="float" office:value="88" calcext:value-type="float">
            <text:p>88</text:p>
          </table:table-cell>
          <table:table-cell table:formula="of:=[.GM27]" office:value-type="float" office:value="46" calcext:value-type="float">
            <text:p>46</text:p>
          </table:table-cell>
          <table:table-cell table:formula="of:=[.GM26]" office:value-type="float" office:value="28" calcext:value-type="float">
            <text:p>28</text:p>
          </table:table-cell>
          <table:table-cell table:formula="of:=CONCATENATE(&quot;[[&quot;; [.GM30]; &quot;,0],&quot;; &quot;[&quot;; [.GN30]; &quot;,0],&quot;; &quot;[&quot;; [.GO30]; &quot;,0],&quot;; &quot;[&quot;; [.GP30]; &quot;,0],&quot;; &quot;[&quot;; [.GQ30]; &quot;,0]]&quot;)" office:value-type="string" office:string-value="[[0,0],[0,0],[88,0],[46,0],[28,0]]" calcext:value-type="string">
            <text:p>[[0,0],[0,0],[88,0],[46,0],[2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GT29]" office:value-type="float" office:value="0" calcext:value-type="float">
            <text:p>0</text:p>
          </table:table-cell>
          <table:table-cell table:formula="of:=[.GT28]" office:value-type="float" office:value="89" calcext:value-type="float">
            <text:p>89</text:p>
          </table:table-cell>
          <table:table-cell table:formula="of:=[.GT27]" office:value-type="float" office:value="45" calcext:value-type="float">
            <text:p>45</text:p>
          </table:table-cell>
          <table:table-cell table:formula="of:=[.GT26]" office:value-type="float" office:value="29" calcext:value-type="float">
            <text:p>29</text:p>
          </table:table-cell>
          <table:table-cell table:formula="of:=CONCATENATE(&quot;[[&quot;; [.GT30]; &quot;,0],&quot;; &quot;[&quot;; [.GU30]; &quot;,0],&quot;; &quot;[&quot;; [.GV30]; &quot;,0],&quot;; &quot;[&quot;; [.GW30]; &quot;,0],&quot;; &quot;[&quot;; [.GX30]; &quot;,0]]&quot;)" office:value-type="string" office:string-value="[[0,0],[0,0],[89,0],[45,0],[29,0]]" calcext:value-type="string">
            <text:p>[[0,0],[0,0],[89,0],[45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29]" office:value-type="float" office:value="0" calcext:value-type="float">
            <text:p>0</text:p>
          </table:table-cell>
          <table:table-cell table:formula="of:=[.HA28]" office:value-type="float" office:value="90" calcext:value-type="float">
            <text:p>90</text:p>
          </table:table-cell>
          <table:table-cell table:formula="of:=[.HA27]" office:value-type="float" office:value="44" calcext:value-type="float">
            <text:p>44</text:p>
          </table:table-cell>
          <table:table-cell table:formula="of:=[.HA26]" office:value-type="float" office:value="30" calcext:value-type="float">
            <text:p>30</text:p>
          </table:table-cell>
          <table:table-cell table:formula="of:=CONCATENATE(&quot;[[&quot;; [.HA30]; &quot;,0],&quot;; &quot;[&quot;; [.HB30]; &quot;,0],&quot;; &quot;[&quot;; [.HC30]; &quot;,0],&quot;; &quot;[&quot;; [.HD30]; &quot;,0],&quot;; &quot;[&quot;; [.HE30]; &quot;,0]]&quot;)" office:value-type="string" office:string-value="[[0,0],[0,0],[90,0],[44,0],[30,0]]" calcext:value-type="string">
            <text:p>[[0,0],[0,0],[90,0],[44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29]" office:value-type="float" office:value="0" calcext:value-type="float">
            <text:p>0</text:p>
          </table:table-cell>
          <table:table-cell table:formula="of:=[.HH28]" office:value-type="float" office:value="91" calcext:value-type="float">
            <text:p>91</text:p>
          </table:table-cell>
          <table:table-cell table:formula="of:=[.HH27]" office:value-type="float" office:value="43" calcext:value-type="float">
            <text:p>43</text:p>
          </table:table-cell>
          <table:table-cell table:formula="of:=[.HH26]" office:value-type="float" office:value="31" calcext:value-type="float">
            <text:p>31</text:p>
          </table:table-cell>
          <table:table-cell table:formula="of:=CONCATENATE(&quot;[[&quot;; [.HH30]; &quot;,0],&quot;; &quot;[&quot;; [.HI30]; &quot;,0],&quot;; &quot;[&quot;; [.HJ30]; &quot;,0],&quot;; &quot;[&quot;; [.HK30]; &quot;,0],&quot;; &quot;[&quot;; [.HL30]; &quot;,0]]&quot;)" office:value-type="string" office:string-value="[[0,0],[0,0],[91,0],[43,0],[31,0]]" calcext:value-type="string">
            <text:p>[[0,0],[0,0],[91,0],[43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29]" office:value-type="float" office:value="0" calcext:value-type="float">
            <text:p>0</text:p>
          </table:table-cell>
          <table:table-cell table:formula="of:=[.HO28]" office:value-type="float" office:value="92" calcext:value-type="float">
            <text:p>92</text:p>
          </table:table-cell>
          <table:table-cell table:formula="of:=[.HO27]" office:value-type="float" office:value="42" calcext:value-type="float">
            <text:p>42</text:p>
          </table:table-cell>
          <table:table-cell table:formula="of:=[.HO26]" office:value-type="float" office:value="32" calcext:value-type="float">
            <text:p>32</text:p>
          </table:table-cell>
          <table:table-cell table:formula="of:=CONCATENATE(&quot;[[&quot;; [.HO30]; &quot;,0],&quot;; &quot;[&quot;; [.HP30]; &quot;,0],&quot;; &quot;[&quot;; [.HQ30]; &quot;,0],&quot;; &quot;[&quot;; [.HR30]; &quot;,0],&quot;; &quot;[&quot;; [.HS30]; &quot;,0]]&quot;)" office:value-type="string" office:string-value="[[0,0],[0,0],[92,0],[42,0],[32,0]]" calcext:value-type="string">
            <text:p>[[0,0],[0,0],[92,0],[42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29]" office:value-type="float" office:value="0" calcext:value-type="float">
            <text:p>0</text:p>
          </table:table-cell>
          <table:table-cell table:formula="of:=[.HV28]" office:value-type="float" office:value="93" calcext:value-type="float">
            <text:p>93</text:p>
          </table:table-cell>
          <table:table-cell table:formula="of:=[.HV27]" office:value-type="float" office:value="41" calcext:value-type="float">
            <text:p>41</text:p>
          </table:table-cell>
          <table:table-cell table:formula="of:=[.HV26]" office:value-type="float" office:value="33" calcext:value-type="float">
            <text:p>33</text:p>
          </table:table-cell>
          <table:table-cell table:formula="of:=CONCATENATE(&quot;[[&quot;; [.HV30]; &quot;,0],&quot;; &quot;[&quot;; [.HW30]; &quot;,0],&quot;; &quot;[&quot;; [.HX30]; &quot;,0],&quot;; &quot;[&quot;; [.HY30]; &quot;,0],&quot;; &quot;[&quot;; [.HZ30]; &quot;,0]]&quot;)" office:value-type="string" office:string-value="[[0,0],[0,0],[93,0],[41,0],[33,0]]" calcext:value-type="string">
            <text:p>[[0,0],[0,0],[93,0],[41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29]" office:value-type="float" office:value="0" calcext:value-type="float">
            <text:p>0</text:p>
          </table:table-cell>
          <table:table-cell table:formula="of:=[.IC28]" office:value-type="float" office:value="94" calcext:value-type="float">
            <text:p>94</text:p>
          </table:table-cell>
          <table:table-cell table:formula="of:=[.IC27]" office:value-type="float" office:value="40" calcext:value-type="float">
            <text:p>40</text:p>
          </table:table-cell>
          <table:table-cell table:formula="of:=[.IC26]" office:value-type="float" office:value="34" calcext:value-type="float">
            <text:p>34</text:p>
          </table:table-cell>
          <table:table-cell table:formula="of:=CONCATENATE(&quot;[[&quot;; [.IC30]; &quot;,0],&quot;; &quot;[&quot;; [.ID30]; &quot;,0],&quot;; &quot;[&quot;; [.IE30]; &quot;,0],&quot;; &quot;[&quot;; [.IF30]; &quot;,0],&quot;; &quot;[&quot;; [.IG30]; &quot;,0]]&quot;)" office:value-type="string" office:string-value="[[0,0],[0,0],[94,0],[40,0],[34,0]]" calcext:value-type="string">
            <text:p>[[0,0],[0,0],[94,0],[40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29]" office:value-type="float" office:value="0" calcext:value-type="float">
            <text:p>0</text:p>
          </table:table-cell>
          <table:table-cell table:formula="of:=[.IJ28]" office:value-type="float" office:value="95" calcext:value-type="float">
            <text:p>95</text:p>
          </table:table-cell>
          <table:table-cell table:formula="of:=[.IJ27]" office:value-type="float" office:value="39" calcext:value-type="float">
            <text:p>39</text:p>
          </table:table-cell>
          <table:table-cell table:formula="of:=[.IJ26]" office:value-type="float" office:value="35" calcext:value-type="float">
            <text:p>35</text:p>
          </table:table-cell>
          <table:table-cell table:formula="of:=CONCATENATE(&quot;[[&quot;; [.IJ30]; &quot;,0],&quot;; &quot;[&quot;; [.IK30]; &quot;,0],&quot;; &quot;[&quot;; [.IL30]; &quot;,0],&quot;; &quot;[&quot;; [.IM30]; &quot;,0],&quot;; &quot;[&quot;; [.IN30]; &quot;,0]]&quot;)" office:value-type="string" office:string-value="[[0,0],[0,0],[95,0],[39,0],[35,0]]" calcext:value-type="string">
            <text:p>[[0,0],[0,0],[95,0],[39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29]" office:value-type="float" office:value="0" calcext:value-type="float">
            <text:p>0</text:p>
          </table:table-cell>
          <table:table-cell table:formula="of:=[.IQ28]" office:value-type="float" office:value="96" calcext:value-type="float">
            <text:p>96</text:p>
          </table:table-cell>
          <table:table-cell table:formula="of:=[.IQ27]" office:value-type="float" office:value="38" calcext:value-type="float">
            <text:p>38</text:p>
          </table:table-cell>
          <table:table-cell table:formula="of:=[.IQ26]" office:value-type="float" office:value="36" calcext:value-type="float">
            <text:p>36</text:p>
          </table:table-cell>
          <table:table-cell table:formula="of:=CONCATENATE(&quot;[[&quot;; [.IQ30]; &quot;,0],&quot;; &quot;[&quot;; [.IR30]; &quot;,0],&quot;; &quot;[&quot;; [.IS30]; &quot;,0],&quot;; &quot;[&quot;; [.IT30]; &quot;,0],&quot;; &quot;[&quot;; [.IU30]; &quot;,0]]&quot;)" office:value-type="string" office:string-value="[[0,0],[0,0],[96,0],[38,0],[36,0]]" calcext:value-type="string">
            <text:p>[[0,0],[0,0],[96,0],[38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29]" office:value-type="float" office:value="0" calcext:value-type="float">
            <text:p>0</text:p>
          </table:table-cell>
          <table:table-cell table:formula="of:=[.IX28]" office:value-type="float" office:value="0" calcext:value-type="float">
            <text:p>0</text:p>
          </table:table-cell>
          <table:table-cell table:formula="of:=[.IX27]" office:value-type="float" office:value="97" calcext:value-type="float">
            <text:p>97</text:p>
          </table:table-cell>
          <table:table-cell table:formula="of:=[.IX26]" office:value-type="float" office:value="37" calcext:value-type="float">
            <text:p>37</text:p>
          </table:table-cell>
          <table:table-cell table:formula="of:=CONCATENATE(&quot;[[&quot;; [.IX30]; &quot;,0],&quot;; &quot;[&quot;; [.IY30]; &quot;,0],&quot;; &quot;[&quot;; [.IZ30]; &quot;,0],&quot;; &quot;[&quot;; [.JA30]; &quot;,0],&quot;; &quot;[&quot;; [.JB30]; &quot;,0]]&quot;)" office:value-type="string" office:string-value="[[0,0],[0,0],[0,0],[97,0],[37,0]]" calcext:value-type="string">
            <text:p>[[0,0],[0,0],[0,0],[97,0],[3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29]" office:value-type="float" office:value="0" calcext:value-type="float">
            <text:p>0</text:p>
          </table:table-cell>
          <table:table-cell table:formula="of:=[.JE28]" office:value-type="float" office:value="0" calcext:value-type="float">
            <text:p>0</text:p>
          </table:table-cell>
          <table:table-cell table:formula="of:=[.JE27]" office:value-type="float" office:value="96" calcext:value-type="float">
            <text:p>96</text:p>
          </table:table-cell>
          <table:table-cell table:formula="of:=[.JE26]" office:value-type="float" office:value="38" calcext:value-type="float">
            <text:p>38</text:p>
          </table:table-cell>
          <table:table-cell table:formula="of:=CONCATENATE(&quot;[[&quot;; [.JE30]; &quot;,0],&quot;; &quot;[&quot;; [.JF30]; &quot;,0],&quot;; &quot;[&quot;; [.JG30]; &quot;,0],&quot;; &quot;[&quot;; [.JH30]; &quot;,0],&quot;; &quot;[&quot;; [.JI30]; &quot;,0]]&quot;)" office:value-type="string" office:string-value="[[0,0],[0,0],[0,0],[96,0],[38,0]]" calcext:value-type="string">
            <text:p>[[0,0],[0,0],[0,0],[96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29]" office:value-type="float" office:value="0" calcext:value-type="float">
            <text:p>0</text:p>
          </table:table-cell>
          <table:table-cell table:formula="of:=[.JL28]" office:value-type="float" office:value="0" calcext:value-type="float">
            <text:p>0</text:p>
          </table:table-cell>
          <table:table-cell table:formula="of:=[.JL27]" office:value-type="float" office:value="95" calcext:value-type="float">
            <text:p>95</text:p>
          </table:table-cell>
          <table:table-cell table:formula="of:=[.JL26]" office:value-type="float" office:value="39" calcext:value-type="float">
            <text:p>39</text:p>
          </table:table-cell>
          <table:table-cell table:formula="of:=CONCATENATE(&quot;[[&quot;; [.JL30]; &quot;,0],&quot;; &quot;[&quot;; [.JM30]; &quot;,0],&quot;; &quot;[&quot;; [.JN30]; &quot;,0],&quot;; &quot;[&quot;; [.JO30]; &quot;,0],&quot;; &quot;[&quot;; [.JP30]; &quot;,0]]&quot;)" office:value-type="string" office:string-value="[[0,0],[0,0],[0,0],[95,0],[39,0]]" calcext:value-type="string">
            <text:p>[[0,0],[0,0],[0,0],[95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29]" office:value-type="float" office:value="0" calcext:value-type="float">
            <text:p>0</text:p>
          </table:table-cell>
          <table:table-cell table:formula="of:=[.JS28]" office:value-type="float" office:value="0" calcext:value-type="float">
            <text:p>0</text:p>
          </table:table-cell>
          <table:table-cell table:formula="of:=[.JS27]" office:value-type="float" office:value="94" calcext:value-type="float">
            <text:p>94</text:p>
          </table:table-cell>
          <table:table-cell table:formula="of:=[.JS26]" office:value-type="float" office:value="40" calcext:value-type="float">
            <text:p>40</text:p>
          </table:table-cell>
          <table:table-cell table:formula="of:=CONCATENATE(&quot;[[&quot;; [.JS30]; &quot;,0],&quot;; &quot;[&quot;; [.JT30]; &quot;,0],&quot;; &quot;[&quot;; [.JU30]; &quot;,0],&quot;; &quot;[&quot;; [.JV30]; &quot;,0],&quot;; &quot;[&quot;; [.JW30]; &quot;,0]]&quot;)" office:value-type="string" office:string-value="[[0,0],[0,0],[0,0],[94,0],[40,0]]" calcext:value-type="string">
            <text:p>[[0,0],[0,0],[0,0],[94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29]" office:value-type="float" office:value="0" calcext:value-type="float">
            <text:p>0</text:p>
          </table:table-cell>
          <table:table-cell table:formula="of:=[.JZ28]" office:value-type="float" office:value="0" calcext:value-type="float">
            <text:p>0</text:p>
          </table:table-cell>
          <table:table-cell table:formula="of:=[.JZ27]" office:value-type="float" office:value="93" calcext:value-type="float">
            <text:p>93</text:p>
          </table:table-cell>
          <table:table-cell table:formula="of:=[.JZ26]" office:value-type="float" office:value="41" calcext:value-type="float">
            <text:p>41</text:p>
          </table:table-cell>
          <table:table-cell table:formula="of:=CONCATENATE(&quot;[[&quot;; [.JZ30]; &quot;,0],&quot;; &quot;[&quot;; [.KA30]; &quot;,0],&quot;; &quot;[&quot;; [.KB30]; &quot;,0],&quot;; &quot;[&quot;; [.KC30]; &quot;,0],&quot;; &quot;[&quot;; [.KD30]; &quot;,0]]&quot;)" office:value-type="string" office:string-value="[[0,0],[0,0],[0,0],[93,0],[41,0]]" calcext:value-type="string">
            <text:p>[[0,0],[0,0],[0,0],[93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29]" office:value-type="float" office:value="0" calcext:value-type="float">
            <text:p>0</text:p>
          </table:table-cell>
          <table:table-cell table:formula="of:=[.KG28]" office:value-type="float" office:value="0" calcext:value-type="float">
            <text:p>0</text:p>
          </table:table-cell>
          <table:table-cell table:formula="of:=[.KG27]" office:value-type="float" office:value="92" calcext:value-type="float">
            <text:p>92</text:p>
          </table:table-cell>
          <table:table-cell table:formula="of:=[.KG26]" office:value-type="float" office:value="42" calcext:value-type="float">
            <text:p>42</text:p>
          </table:table-cell>
          <table:table-cell table:formula="of:=CONCATENATE(&quot;[[&quot;; [.KG30]; &quot;,0],&quot;; &quot;[&quot;; [.KH30]; &quot;,0],&quot;; &quot;[&quot;; [.KI30]; &quot;,0],&quot;; &quot;[&quot;; [.KJ30]; &quot;,0],&quot;; &quot;[&quot;; [.KK30]; &quot;,0]]&quot;)" office:value-type="string" office:string-value="[[0,0],[0,0],[0,0],[92,0],[42,0]]" calcext:value-type="string">
            <text:p>[[0,0],[0,0],[0,0],[92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29]" office:value-type="float" office:value="0" calcext:value-type="float">
            <text:p>0</text:p>
          </table:table-cell>
          <table:table-cell table:formula="of:=[.KN28]" office:value-type="float" office:value="0" calcext:value-type="float">
            <text:p>0</text:p>
          </table:table-cell>
          <table:table-cell table:formula="of:=[.KN27]" office:value-type="float" office:value="91" calcext:value-type="float">
            <text:p>91</text:p>
          </table:table-cell>
          <table:table-cell table:formula="of:=[.KN26]" office:value-type="float" office:value="43" calcext:value-type="float">
            <text:p>43</text:p>
          </table:table-cell>
          <table:table-cell table:formula="of:=CONCATENATE(&quot;[[&quot;; [.KN30]; &quot;,0],&quot;; &quot;[&quot;; [.KO30]; &quot;,0],&quot;; &quot;[&quot;; [.KP30]; &quot;,0],&quot;; &quot;[&quot;; [.KQ30]; &quot;,0],&quot;; &quot;[&quot;; [.KR30]; &quot;,0]]&quot;)" office:value-type="string" office:string-value="[[0,0],[0,0],[0,0],[91,0],[43,0]]" calcext:value-type="string">
            <text:p>[[0,0],[0,0],[0,0],[91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29]" office:value-type="float" office:value="0" calcext:value-type="float">
            <text:p>0</text:p>
          </table:table-cell>
          <table:table-cell table:formula="of:=[.KU28]" office:value-type="float" office:value="0" calcext:value-type="float">
            <text:p>0</text:p>
          </table:table-cell>
          <table:table-cell table:formula="of:=[.KU27]" office:value-type="float" office:value="90" calcext:value-type="float">
            <text:p>90</text:p>
          </table:table-cell>
          <table:table-cell table:formula="of:=[.KU26]" office:value-type="float" office:value="44" calcext:value-type="float">
            <text:p>44</text:p>
          </table:table-cell>
          <table:table-cell table:formula="of:=CONCATENATE(&quot;[[&quot;; [.KU30]; &quot;,0],&quot;; &quot;[&quot;; [.KV30]; &quot;,0],&quot;; &quot;[&quot;; [.KW30]; &quot;,0],&quot;; &quot;[&quot;; [.KX30]; &quot;,0],&quot;; &quot;[&quot;; [.KY30]; &quot;,0]]&quot;)" office:value-type="string" office:string-value="[[0,0],[0,0],[0,0],[90,0],[44,0]]" calcext:value-type="string">
            <text:p>[[0,0],[0,0],[0,0],[90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29]" office:value-type="float" office:value="0" calcext:value-type="float">
            <text:p>0</text:p>
          </table:table-cell>
          <table:table-cell table:formula="of:=[.LB28]" office:value-type="float" office:value="0" calcext:value-type="float">
            <text:p>0</text:p>
          </table:table-cell>
          <table:table-cell table:formula="of:=[.LB27]" office:value-type="float" office:value="89" calcext:value-type="float">
            <text:p>89</text:p>
          </table:table-cell>
          <table:table-cell table:formula="of:=[.LB26]" office:value-type="float" office:value="45" calcext:value-type="float">
            <text:p>45</text:p>
          </table:table-cell>
          <table:table-cell table:formula="of:=CONCATENATE(&quot;[[&quot;; [.LB30]; &quot;,0],&quot;; &quot;[&quot;; [.LC30]; &quot;,0],&quot;; &quot;[&quot;; [.LD30]; &quot;,0],&quot;; &quot;[&quot;; [.LE30]; &quot;,0],&quot;; &quot;[&quot;; [.LF30]; &quot;,0]]&quot;)" office:value-type="string" office:string-value="[[0,0],[0,0],[0,0],[89,0],[45,0]]" calcext:value-type="string">
            <text:p>[[0,0],[0,0],[0,0],[89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I29]" office:value-type="float" office:value="0" calcext:value-type="float">
            <text:p>0</text:p>
          </table:table-cell>
          <table:table-cell table:formula="of:=[.LI28]" office:value-type="float" office:value="0" calcext:value-type="float">
            <text:p>0</text:p>
          </table:table-cell>
          <table:table-cell table:formula="of:=[.LI27]" office:value-type="float" office:value="88" calcext:value-type="float">
            <text:p>88</text:p>
          </table:table-cell>
          <table:table-cell table:formula="of:=[.LI26]" office:value-type="float" office:value="46" calcext:value-type="float">
            <text:p>46</text:p>
          </table:table-cell>
          <table:table-cell table:formula="of:=CONCATENATE(&quot;[[&quot;; [.LI30]; &quot;,0],&quot;; &quot;[&quot;; [.LJ30]; &quot;,0],&quot;; &quot;[&quot;; [.LK30]; &quot;,0],&quot;; &quot;[&quot;; [.LL30]; &quot;,0],&quot;; &quot;[&quot;; [.LM30]; &quot;,0]]&quot;)" office:value-type="string" office:string-value="[[0,0],[0,0],[0,0],[88,0],[46,0]]" calcext:value-type="string">
            <text:p>[[0,0],[0,0],[0,0],[88,0],[4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P29]" office:value-type="float" office:value="0" calcext:value-type="float">
            <text:p>0</text:p>
          </table:table-cell>
          <table:table-cell table:formula="of:=[.LP28]" office:value-type="float" office:value="0" calcext:value-type="float">
            <text:p>0</text:p>
          </table:table-cell>
          <table:table-cell table:formula="of:=[.LP27]" office:value-type="float" office:value="87" calcext:value-type="float">
            <text:p>87</text:p>
          </table:table-cell>
          <table:table-cell table:formula="of:=[.LP26]" office:value-type="float" office:value="47" calcext:value-type="float">
            <text:p>47</text:p>
          </table:table-cell>
          <table:table-cell table:formula="of:=CONCATENATE(&quot;[[&quot;; [.LP30]; &quot;,0],&quot;; &quot;[&quot;; [.LQ30]; &quot;,0],&quot;; &quot;[&quot;; [.LR30]; &quot;,0],&quot;; &quot;[&quot;; [.LS30]; &quot;,0],&quot;; &quot;[&quot;; [.LT30]; &quot;,0]]&quot;)" office:value-type="string" office:string-value="[[0,0],[0,0],[0,0],[87,0],[47,0]]" calcext:value-type="string">
            <text:p>[[0,0],[0,0],[0,0],[87,0],[4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W29]" office:value-type="float" office:value="0" calcext:value-type="float">
            <text:p>0</text:p>
          </table:table-cell>
          <table:table-cell table:formula="of:=[.LW28]" office:value-type="float" office:value="0" calcext:value-type="float">
            <text:p>0</text:p>
          </table:table-cell>
          <table:table-cell table:formula="of:=[.LW27]" office:value-type="float" office:value="86" calcext:value-type="float">
            <text:p>86</text:p>
          </table:table-cell>
          <table:table-cell table:formula="of:=[.LW26]" office:value-type="float" office:value="48" calcext:value-type="float">
            <text:p>48</text:p>
          </table:table-cell>
          <table:table-cell table:formula="of:=CONCATENATE(&quot;[[&quot;; [.LW30]; &quot;,0],&quot;; &quot;[&quot;; [.LX30]; &quot;,0],&quot;; &quot;[&quot;; [.LY30]; &quot;,0],&quot;; &quot;[&quot;; [.LZ30]; &quot;,0],&quot;; &quot;[&quot;; [.MA30]; &quot;,0]]&quot;)" office:value-type="string" office:string-value="[[0,0],[0,0],[0,0],[86,0],[48,0]]" calcext:value-type="string">
            <text:p>[[0,0],[0,0],[0,0],[86,0],[4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D29]" office:value-type="float" office:value="0" calcext:value-type="float">
            <text:p>0</text:p>
          </table:table-cell>
          <table:table-cell table:formula="of:=[.MD28]" office:value-type="float" office:value="0" calcext:value-type="float">
            <text:p>0</text:p>
          </table:table-cell>
          <table:table-cell table:formula="of:=[.MD27]" office:value-type="float" office:value="85" calcext:value-type="float">
            <text:p>85</text:p>
          </table:table-cell>
          <table:table-cell table:formula="of:=[.MD26]" office:value-type="float" office:value="49" calcext:value-type="float">
            <text:p>49</text:p>
          </table:table-cell>
          <table:table-cell table:formula="of:=CONCATENATE(&quot;[[&quot;; [.MD30]; &quot;,0],&quot;; &quot;[&quot;; [.ME30]; &quot;,0],&quot;; &quot;[&quot;; [.MF30]; &quot;,0],&quot;; &quot;[&quot;; [.MG30]; &quot;,0],&quot;; &quot;[&quot;; [.MH30]; &quot;,0]]&quot;)" office:value-type="string" office:string-value="[[0,0],[0,0],[0,0],[85,0],[49,0]]" calcext:value-type="string">
            <text:p>[[0,0],[0,0],[0,0],[85,0],[4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K29]" office:value-type="float" office:value="0" calcext:value-type="float">
            <text:p>0</text:p>
          </table:table-cell>
          <table:table-cell table:formula="of:=[.MK28]" office:value-type="float" office:value="0" calcext:value-type="float">
            <text:p>0</text:p>
          </table:table-cell>
          <table:table-cell table:formula="of:=[.MK27]" office:value-type="float" office:value="84" calcext:value-type="float">
            <text:p>84</text:p>
          </table:table-cell>
          <table:table-cell table:formula="of:=[.MK26]" office:value-type="float" office:value="50" calcext:value-type="float">
            <text:p>50</text:p>
          </table:table-cell>
          <table:table-cell table:formula="of:=CONCATENATE(&quot;[[&quot;; [.MK30]; &quot;,0],&quot;; &quot;[&quot;; [.ML30]; &quot;,0],&quot;; &quot;[&quot;; [.MM30]; &quot;,0],&quot;; &quot;[&quot;; [.MN30]; &quot;,0],&quot;; &quot;[&quot;; [.MO30]; &quot;,0]]&quot;)" office:value-type="string" office:string-value="[[0,0],[0,0],[0,0],[84,0],[50,0]]" calcext:value-type="string">
            <text:p>[[0,0],[0,0],[0,0],[84,0],[5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R29]" office:value-type="float" office:value="0" calcext:value-type="float">
            <text:p>0</text:p>
          </table:table-cell>
          <table:table-cell table:formula="of:=[.MR28]" office:value-type="float" office:value="85" calcext:value-type="float">
            <text:p>85</text:p>
          </table:table-cell>
          <table:table-cell table:formula="of:=[.MR27]" office:value-type="float" office:value="49" calcext:value-type="float">
            <text:p>49</text:p>
          </table:table-cell>
          <table:table-cell table:formula="of:=[.MR26]" office:value-type="float" office:value="51" calcext:value-type="float">
            <text:p>51</text:p>
          </table:table-cell>
          <table:table-cell table:formula="of:=CONCATENATE(&quot;[[&quot;; [.MR30]; &quot;,0],&quot;; &quot;[&quot;; [.MS30]; &quot;,0],&quot;; &quot;[&quot;; [.MT30]; &quot;,0],&quot;; &quot;[&quot;; [.MU30]; &quot;,0],&quot;; &quot;[&quot;; [.MV30]; &quot;,0]]&quot;)" office:value-type="string" office:string-value="[[0,0],[0,0],[85,0],[49,0],[51,0]]" calcext:value-type="string">
            <text:p>[[0,0],[0,0],[85,0],[49,0],[5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MY29]" office:value-type="float" office:value="86" calcext:value-type="float">
            <text:p>86</text:p>
          </table:table-cell>
          <table:table-cell table:formula="of:=[.MY28]" office:value-type="float" office:value="48" calcext:value-type="float">
            <text:p>48</text:p>
          </table:table-cell>
          <table:table-cell table:formula="of:=[.MY27]" office:value-type="float" office:value="26" calcext:value-type="float">
            <text:p>26</text:p>
          </table:table-cell>
          <table:table-cell table:formula="of:=[.MY26]" office:value-type="float" office:value="52" calcext:value-type="float">
            <text:p>52</text:p>
          </table:table-cell>
          <table:table-cell table:formula="of:=CONCATENATE(&quot;[[&quot;; [.MY30]; &quot;,0],&quot;; &quot;[&quot;; [.MZ30]; &quot;,0],&quot;; &quot;[&quot;; [.NA30]; &quot;,0],&quot;; &quot;[&quot;; [.NB30]; &quot;,0],&quot;; &quot;[&quot;; [.NC30]; &quot;,0]]&quot;)" office:value-type="string" office:string-value="[[0,0],[86,0],[48,0],[26,0],[52,0]]" calcext:value-type="string">
            <text:p>[[0,0],[86,0],[48,0],[26,0],[52,0]]</text:p>
          </table:table-cell>
          <table:table-cell/>
          <table:table-cell office:value-type="float" office:value="87" calcext:value-type="float">
            <text:p>87</text:p>
          </table:table-cell>
          <table:table-cell table:formula="of:=[.NF29]" office:value-type="float" office:value="47" calcext:value-type="float">
            <text:p>47</text:p>
          </table:table-cell>
          <table:table-cell table:formula="of:=[.NF28]" office:value-type="float" office:value="27" calcext:value-type="float">
            <text:p>27</text:p>
          </table:table-cell>
          <table:table-cell table:formula="of:=[.NF27]" office:value-type="float" office:value="25" calcext:value-type="float">
            <text:p>25</text:p>
          </table:table-cell>
          <table:table-cell table:formula="of:=[.NF26]" office:value-type="float" office:value="53" calcext:value-type="float">
            <text:p>53</text:p>
          </table:table-cell>
          <table:table-cell table:formula="of:=CONCATENATE(&quot;[[&quot;; [.NF30]; &quot;,0],&quot;; &quot;[&quot;; [.NG30]; &quot;,0],&quot;; &quot;[&quot;; [.NH30]; &quot;,0],&quot;; &quot;[&quot;; [.NI30]; &quot;,0],&quot;; &quot;[&quot;; [.NJ30]; &quot;,0]]&quot;)" office:value-type="string" office:string-value="[[87,0],[47,0],[27,0],[25,0],[53,0]]" calcext:value-type="string">
            <text:p>[[87,0],[47,0],[27,0],[25,0],[53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NM29]" office:value-type="float" office:value="28" calcext:value-type="float">
            <text:p>28</text:p>
          </table:table-cell>
          <table:table-cell table:formula="of:=[.NM28]" office:value-type="float" office:value="10" calcext:value-type="float">
            <text:p>10</text:p>
          </table:table-cell>
          <table:table-cell table:formula="of:=[.NM27]" office:value-type="float" office:value="24" calcext:value-type="float">
            <text:p>24</text:p>
          </table:table-cell>
          <table:table-cell table:formula="of:=[.NM26]" office:value-type="float" office:value="54" calcext:value-type="float">
            <text:p>54</text:p>
          </table:table-cell>
          <table:table-cell table:formula="of:=CONCATENATE(&quot;[[&quot;; [.NM30]; &quot;,0],&quot;; &quot;[&quot;; [.NN30]; &quot;,0],&quot;; &quot;[&quot;; [.NO30]; &quot;,0],&quot;; &quot;[&quot;; [.NP30]; &quot;,0],&quot;; &quot;[&quot;; [.NQ30]; &quot;,0]]&quot;)" office:value-type="string" office:string-value="[[46,0],[28,0],[10,0],[24,0],[54,0]]" calcext:value-type="string">
            <text:p>[[46,0],[28,0],[10,0],[24,0],[54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NT29]" office:value-type="float" office:value="9" calcext:value-type="float">
            <text:p>9</text:p>
          </table:table-cell>
          <table:table-cell table:formula="of:=[.NT28]" office:value-type="float" office:value="11" calcext:value-type="float">
            <text:p>11</text:p>
          </table:table-cell>
          <table:table-cell table:formula="of:=[.NT27]" office:value-type="float" office:value="23" calcext:value-type="float">
            <text:p>23</text:p>
          </table:table-cell>
          <table:table-cell table:formula="of:=[.NT26]" office:value-type="float" office:value="55" calcext:value-type="float">
            <text:p>55</text:p>
          </table:table-cell>
          <table:table-cell table:formula="of:=CONCATENATE(&quot;[[&quot;; [.NT30]; &quot;,0],&quot;; &quot;[&quot;; [.NU30]; &quot;,0],&quot;; &quot;[&quot;; [.NV30]; &quot;,0],&quot;; &quot;[&quot;; [.NW30]; &quot;,0],&quot;; &quot;[&quot;; [.NX30]; &quot;,0]]&quot;)" office:value-type="string" office:string-value="[[29,0],[9,0],[11,0],[23,0],[55,0]]" calcext:value-type="string">
            <text:p>[[29,0],[9,0],[11,0],[23,0],[55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OA29]" office:value-type="float" office:value="2" calcext:value-type="float">
            <text:p>2</text:p>
          </table:table-cell>
          <table:table-cell table:formula="of:=[.OA28]" office:value-type="float" office:value="12" calcext:value-type="float">
            <text:p>12</text:p>
          </table:table-cell>
          <table:table-cell table:formula="of:=[.OA27]" office:value-type="float" office:value="22" calcext:value-type="float">
            <text:p>22</text:p>
          </table:table-cell>
          <table:table-cell table:formula="of:=[.OA26]" office:value-type="float" office:value="56" calcext:value-type="float">
            <text:p>56</text:p>
          </table:table-cell>
          <table:table-cell table:formula="of:=CONCATENATE(&quot;[[&quot;; [.OA30]; &quot;,0],&quot;; &quot;[&quot;; [.OB30]; &quot;,0],&quot;; &quot;[&quot;; [.OC30]; &quot;,0],&quot;; &quot;[&quot;; [.OD30]; &quot;,0],&quot;; &quot;[&quot;; [.OE30]; &quot;,0]]&quot;)" office:value-type="string" office:string-value="[[8,0],[2,0],[12,0],[22,0],[56,0]]" calcext:value-type="string">
            <text:p>[[8,0],[2,0],[12,0],[22,0],[56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H29]" office:value-type="float" office:value="1" calcext:value-type="float">
            <text:p>1</text:p>
          </table:table-cell>
          <table:table-cell table:formula="of:=[.OH28]" office:value-type="float" office:value="13" calcext:value-type="float">
            <text:p>13</text:p>
          </table:table-cell>
          <table:table-cell table:formula="of:=[.OH27]" office:value-type="float" office:value="21" calcext:value-type="float">
            <text:p>21</text:p>
          </table:table-cell>
          <table:table-cell table:formula="of:=[.OH26]" office:value-type="float" office:value="57" calcext:value-type="float">
            <text:p>57</text:p>
          </table:table-cell>
          <table:table-cell table:formula="of:=CONCATENATE(&quot;[[&quot;; [.OH30]; &quot;,0],&quot;; &quot;[&quot;; [.OI30]; &quot;,0],&quot;; &quot;[&quot;; [.OJ30]; &quot;,0],&quot;; &quot;[&quot;; [.OK30]; &quot;,0],&quot;; &quot;[&quot;; [.OL30]; &quot;,0]]&quot;)" office:value-type="string" office:string-value="[[3,0],[1,0],[13,0],[21,0],[57,0]]" calcext:value-type="string">
            <text:p>[[3,0],[1,0],[13,0],[21,0],[57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OO29]" office:value-type="float" office:value="4" calcext:value-type="float">
            <text:p>4</text:p>
          </table:table-cell>
          <table:table-cell table:formula="of:=[.OO28]" office:value-type="float" office:value="14" calcext:value-type="float">
            <text:p>14</text:p>
          </table:table-cell>
          <table:table-cell table:formula="of:=[.OO27]" office:value-type="float" office:value="20" calcext:value-type="float">
            <text:p>20</text:p>
          </table:table-cell>
          <table:table-cell table:formula="of:=[.OO26]" office:value-type="float" office:value="58" calcext:value-type="float">
            <text:p>58</text:p>
          </table:table-cell>
          <table:table-cell table:formula="of:=CONCATENATE(&quot;[[&quot;; [.OO30]; &quot;,0],&quot;; &quot;[&quot;; [.OP30]; &quot;,0],&quot;; &quot;[&quot;; [.OQ30]; &quot;,0],&quot;; &quot;[&quot;; [.OR30]; &quot;,0],&quot;; &quot;[&quot;; [.OS30]; &quot;,0]]&quot;)" office:value-type="string" office:string-value="[[6,0],[4,0],[14,0],[20,0],[58,0]]" calcext:value-type="string">
            <text:p>[[6,0],[4,0],[14,0],[20,0],[58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OV29]" office:value-type="float" office:value="55" calcext:value-type="float">
            <text:p>55</text:p>
          </table:table-cell>
          <table:table-cell table:formula="of:=[.OV28]" office:value-type="float" office:value="15" calcext:value-type="float">
            <text:p>15</text:p>
          </table:table-cell>
          <table:table-cell table:formula="of:=[.OV27]" office:value-type="float" office:value="19" calcext:value-type="float">
            <text:p>19</text:p>
          </table:table-cell>
          <table:table-cell table:formula="of:=[.OV26]" office:value-type="float" office:value="59" calcext:value-type="float">
            <text:p>59</text:p>
          </table:table-cell>
          <table:table-cell table:formula="of:=CONCATENATE(&quot;[[&quot;; [.OV30]; &quot;,0],&quot;; &quot;[&quot;; [.OW30]; &quot;,0],&quot;; &quot;[&quot;; [.OX30]; &quot;,0],&quot;; &quot;[&quot;; [.OY30]; &quot;,0],&quot;; &quot;[&quot;; [.OZ30]; &quot;,0]]&quot;)" office:value-type="string" office:string-value="[[33,0],[55,0],[15,0],[19,0],[59,0]]" calcext:value-type="string">
            <text:p>[[33,0],[55,0],[15,0],[19,0],[59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PC29]" office:value-type="float" office:value="34" calcext:value-type="float">
            <text:p>34</text:p>
          </table:table-cell>
          <table:table-cell table:formula="of:=[.PC28]" office:value-type="float" office:value="16" calcext:value-type="float">
            <text:p>16</text:p>
          </table:table-cell>
          <table:table-cell table:formula="of:=[.PC27]" office:value-type="float" office:value="18" calcext:value-type="float">
            <text:p>18</text:p>
          </table:table-cell>
          <table:table-cell table:formula="of:=[.PC26]" office:value-type="float" office:value="60" calcext:value-type="float">
            <text:p>60</text:p>
          </table:table-cell>
          <table:table-cell table:formula="of:=CONCATENATE(&quot;[[&quot;; [.PC30]; &quot;,0],&quot;; &quot;[&quot;; [.PD30]; &quot;,0],&quot;; &quot;[&quot;; [.PE30]; &quot;,0],&quot;; &quot;[&quot;; [.PF30]; &quot;,0],&quot;; &quot;[&quot;; [.PG30]; &quot;,0]]&quot;)" office:value-type="string" office:string-value="[[40,0],[34,0],[16,0],[18,0],[60,0]]" calcext:value-type="string">
            <text:p>[[40,0],[34,0],[16,0],[18,0],[60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PJ29]" office:value-type="float" office:value="39" calcext:value-type="float">
            <text:p>39</text:p>
          </table:table-cell>
          <table:table-cell table:formula="of:=[.PJ28]" office:value-type="float" office:value="35" calcext:value-type="float">
            <text:p>35</text:p>
          </table:table-cell>
          <table:table-cell table:formula="of:=[.PJ27]" office:value-type="float" office:value="17" calcext:value-type="float">
            <text:p>17</text:p>
          </table:table-cell>
          <table:table-cell table:formula="of:=[.PJ26]" office:value-type="float" office:value="61" calcext:value-type="float">
            <text:p>61</text:p>
          </table:table-cell>
          <table:table-cell table:formula="of:=CONCATENATE(&quot;[[&quot;; [.PJ30]; &quot;,0],&quot;; &quot;[&quot;; [.PK30]; &quot;,0],&quot;; &quot;[&quot;; [.PL30]; &quot;,0],&quot;; &quot;[&quot;; [.PM30]; &quot;,0],&quot;; &quot;[&quot;; [.PN30]; &quot;,0]]&quot;)" office:value-type="string" office:string-value="[[95,0],[39,0],[35,0],[17,0],[61,0]]" calcext:value-type="string">
            <text:p>[[95,0],[39,0],[35,0],[17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Q29]" office:value-type="float" office:value="96" calcext:value-type="float">
            <text:p>96</text:p>
          </table:table-cell>
          <table:table-cell table:formula="of:=[.PQ28]" office:value-type="float" office:value="38" calcext:value-type="float">
            <text:p>38</text:p>
          </table:table-cell>
          <table:table-cell table:formula="of:=[.PQ27]" office:value-type="float" office:value="36" calcext:value-type="float">
            <text:p>36</text:p>
          </table:table-cell>
          <table:table-cell table:formula="of:=[.PQ26]" office:value-type="float" office:value="62" calcext:value-type="float">
            <text:p>62</text:p>
          </table:table-cell>
          <table:table-cell table:formula="of:=CONCATENATE(&quot;[[&quot;; [.PQ30]; &quot;,0],&quot;; &quot;[&quot;; [.PR30]; &quot;,0],&quot;; &quot;[&quot;; [.PS30]; &quot;,0],&quot;; &quot;[&quot;; [.PT30]; &quot;,0],&quot;; &quot;[&quot;; [.PU30]; &quot;,0]]&quot;)" office:value-type="string" office:string-value="[[0,0],[96,0],[38,0],[36,0],[62,0]]" calcext:value-type="string">
            <text:p>[[0,0],[96,0],[38,0],[3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29]" office:value-type="float" office:value="0" calcext:value-type="float">
            <text:p>0</text:p>
          </table:table-cell>
          <table:table-cell table:formula="of:=[.PX28]" office:value-type="float" office:value="97" calcext:value-type="float">
            <text:p>97</text:p>
          </table:table-cell>
          <table:table-cell table:formula="of:=[.PX27]" office:value-type="float" office:value="37" calcext:value-type="float">
            <text:p>37</text:p>
          </table:table-cell>
          <table:table-cell table:formula="of:=[.PX26]" office:value-type="float" office:value="63" calcext:value-type="float">
            <text:p>63</text:p>
          </table:table-cell>
          <table:table-cell table:formula="of:=CONCATENATE(&quot;[[&quot;; [.PX30]; &quot;,0],&quot;; &quot;[&quot;; [.PY30]; &quot;,0],&quot;; &quot;[&quot;; [.PZ30]; &quot;,0],&quot;; &quot;[&quot;; [.QA30]; &quot;,0],&quot;; &quot;[&quot;; [.QB30]; &quot;,0]]&quot;)" office:value-type="string" office:string-value="[[0,0],[0,0],[97,0],[37,0],[63,0]]" calcext:value-type="string">
            <text:p>[[0,0],[0,0],[97,0],[37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29]" office:value-type="float" office:value="0" calcext:value-type="float">
            <text:p>0</text:p>
          </table:table-cell>
          <table:table-cell table:formula="of:=[.QE28]" office:value-type="float" office:value="0" calcext:value-type="float">
            <text:p>0</text:p>
          </table:table-cell>
          <table:table-cell table:formula="of:=[.QE27]" office:value-type="float" office:value="98" calcext:value-type="float">
            <text:p>98</text:p>
          </table:table-cell>
          <table:table-cell table:formula="of:=[.QE26]" office:value-type="float" office:value="64" calcext:value-type="float">
            <text:p>64</text:p>
          </table:table-cell>
          <table:table-cell table:formula="of:=CONCATENATE(&quot;[[&quot;; [.QE30]; &quot;,0],&quot;; &quot;[&quot;; [.QF30]; &quot;,0],&quot;; &quot;[&quot;; [.QG30]; &quot;,0],&quot;; &quot;[&quot;; [.QH30]; &quot;,0],&quot;; &quot;[&quot;; [.QI30]; &quot;,0]]&quot;)" office:value-type="string" office:string-value="[[0,0],[0,0],[0,0],[98,0],[64,0]]" calcext:value-type="string">
            <text:p>[[0,0],[0,0],[0,0],[98,0],[6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29]" office:value-type="float" office:value="0" calcext:value-type="float">
            <text:p>0</text:p>
          </table:table-cell>
          <table:table-cell table:formula="of:=[.QL28]" office:value-type="float" office:value="0" calcext:value-type="float">
            <text:p>0</text:p>
          </table:table-cell>
          <table:table-cell table:formula="of:=[.QL27]" office:value-type="float" office:value="99" calcext:value-type="float">
            <text:p>99</text:p>
          </table:table-cell>
          <table:table-cell table:formula="of:=[.QL26]" office:value-type="float" office:value="65" calcext:value-type="float">
            <text:p>65</text:p>
          </table:table-cell>
          <table:table-cell table:formula="of:=CONCATENATE(&quot;[[&quot;; [.QL30]; &quot;,0],&quot;; &quot;[&quot;; [.QM30]; &quot;,0],&quot;; &quot;[&quot;; [.QN30]; &quot;,0],&quot;; &quot;[&quot;; [.QO30]; &quot;,0],&quot;; &quot;[&quot;; [.QP30]; &quot;,0]]&quot;)" office:value-type="string" office:string-value="[[0,0],[0,0],[0,0],[99,0],[65,0]]" calcext:value-type="string">
            <text:p>[[0,0],[0,0],[0,0],[99,0],[6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29]" office:value-type="float" office:value="0" calcext:value-type="float">
            <text:p>0</text:p>
          </table:table-cell>
          <table:table-cell table:formula="of:=[.QS28]" office:value-type="float" office:value="98" calcext:value-type="float">
            <text:p>98</text:p>
          </table:table-cell>
          <table:table-cell table:formula="of:=[.QS27]" office:value-type="float" office:value="64" calcext:value-type="float">
            <text:p>64</text:p>
          </table:table-cell>
          <table:table-cell table:formula="of:=[.QS26]" office:value-type="float" office:value="66" calcext:value-type="float">
            <text:p>66</text:p>
          </table:table-cell>
          <table:table-cell table:formula="of:=CONCATENATE(&quot;[[&quot;; [.QS30]; &quot;,0],&quot;; &quot;[&quot;; [.QT30]; &quot;,0],&quot;; &quot;[&quot;; [.QU30]; &quot;,0],&quot;; &quot;[&quot;; [.QV30]; &quot;,0],&quot;; &quot;[&quot;; [.QW30]; &quot;,0]]&quot;)" office:value-type="string" office:string-value="[[0,0],[0,0],[98,0],[64,0],[66,0]]" calcext:value-type="string">
            <text:p>[[0,0],[0,0],[98,0],[64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29]" office:value-type="float" office:value="97" calcext:value-type="float">
            <text:p>97</text:p>
          </table:table-cell>
          <table:table-cell table:formula="of:=[.QZ28]" office:value-type="float" office:value="37" calcext:value-type="float">
            <text:p>37</text:p>
          </table:table-cell>
          <table:table-cell table:formula="of:=[.QZ27]" office:value-type="float" office:value="63" calcext:value-type="float">
            <text:p>63</text:p>
          </table:table-cell>
          <table:table-cell table:formula="of:=[.QZ26]" office:value-type="float" office:value="67" calcext:value-type="float">
            <text:p>67</text:p>
          </table:table-cell>
          <table:table-cell table:formula="of:=CONCATENATE(&quot;[[&quot;; [.QZ30]; &quot;,0],&quot;; &quot;[&quot;; [.RA30]; &quot;,0],&quot;; &quot;[&quot;; [.RB30]; &quot;,0],&quot;; &quot;[&quot;; [.RC30]; &quot;,0],&quot;; &quot;[&quot;; [.RD30]; &quot;,0]]&quot;)" office:value-type="string" office:string-value="[[0,0],[97,0],[37,0],[63,0],[67,0]]" calcext:value-type="string">
            <text:p>[[0,0],[97,0],[37,0],[63,0],[67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RG29]" office:value-type="float" office:value="38" calcext:value-type="float">
            <text:p>38</text:p>
          </table:table-cell>
          <table:table-cell table:formula="of:=[.RG28]" office:value-type="float" office:value="36" calcext:value-type="float">
            <text:p>36</text:p>
          </table:table-cell>
          <table:table-cell table:formula="of:=[.RG27]" office:value-type="float" office:value="62" calcext:value-type="float">
            <text:p>62</text:p>
          </table:table-cell>
          <table:table-cell table:formula="of:=[.RG26]" office:value-type="float" office:value="68" calcext:value-type="float">
            <text:p>68</text:p>
          </table:table-cell>
          <table:table-cell table:formula="of:=CONCATENATE(&quot;[[&quot;; [.RG30]; &quot;,0],&quot;; &quot;[&quot;; [.RH30]; &quot;,0],&quot;; &quot;[&quot;; [.RI30]; &quot;,0],&quot;; &quot;[&quot;; [.RJ30]; &quot;,0],&quot;; &quot;[&quot;; [.RK30]; &quot;,0]]&quot;)" office:value-type="string" office:string-value="[[96,0],[38,0],[36,0],[62,0],[68,0]]" calcext:value-type="string">
            <text:p>[[96,0],[38,0],[36,0],[62,0],[68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RN29]" office:value-type="float" office:value="35" calcext:value-type="float">
            <text:p>35</text:p>
          </table:table-cell>
          <table:table-cell table:formula="of:=[.RN28]" office:value-type="float" office:value="17" calcext:value-type="float">
            <text:p>17</text:p>
          </table:table-cell>
          <table:table-cell table:formula="of:=[.RN27]" office:value-type="float" office:value="61" calcext:value-type="float">
            <text:p>61</text:p>
          </table:table-cell>
          <table:table-cell table:formula="of:=[.RN26]" office:value-type="float" office:value="69" calcext:value-type="float">
            <text:p>69</text:p>
          </table:table-cell>
          <table:table-cell table:formula="of:=CONCATENATE(&quot;[[&quot;; [.RN30]; &quot;,0],&quot;; &quot;[&quot;; [.RO30]; &quot;,0],&quot;; &quot;[&quot;; [.RP30]; &quot;,0],&quot;; &quot;[&quot;; [.RQ30]; &quot;,0],&quot;; &quot;[&quot;; [.RR30]; &quot;,0]]&quot;)" office:value-type="string" office:string-value="[[39,0],[35,0],[17,0],[61,0],[69,0]]" calcext:value-type="string">
            <text:p>[[39,0],[35,0],[17,0],[61,0],[69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RU29]" office:value-type="float" office:value="16" calcext:value-type="float">
            <text:p>16</text:p>
          </table:table-cell>
          <table:table-cell table:formula="of:=[.RU28]" office:value-type="float" office:value="18" calcext:value-type="float">
            <text:p>18</text:p>
          </table:table-cell>
          <table:table-cell table:formula="of:=[.RU27]" office:value-type="float" office:value="60" calcext:value-type="float">
            <text:p>60</text:p>
          </table:table-cell>
          <table:table-cell table:formula="of:=[.RU26]" office:value-type="float" office:value="70" calcext:value-type="float">
            <text:p>70</text:p>
          </table:table-cell>
          <table:table-cell table:formula="of:=CONCATENATE(&quot;[[&quot;; [.RU30]; &quot;,0],&quot;; &quot;[&quot;; [.RV30]; &quot;,0],&quot;; &quot;[&quot;; [.RW30]; &quot;,0],&quot;; &quot;[&quot;; [.RX30]; &quot;,0],&quot;; &quot;[&quot;; [.RY30]; &quot;,0]]&quot;)" office:value-type="string" office:string-value="[[34,0],[16,0],[18,0],[60,0],[70,0]]" calcext:value-type="string">
            <text:p>[[34,0],[16,0],[18,0],[60,0],[70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SB29]" office:value-type="float" office:value="15" calcext:value-type="float">
            <text:p>15</text:p>
          </table:table-cell>
          <table:table-cell table:formula="of:=[.SB28]" office:value-type="float" office:value="19" calcext:value-type="float">
            <text:p>19</text:p>
          </table:table-cell>
          <table:table-cell table:formula="of:=[.SB27]" office:value-type="float" office:value="59" calcext:value-type="float">
            <text:p>59</text:p>
          </table:table-cell>
          <table:table-cell table:formula="of:=[.SB26]" office:value-type="float" office:value="71" calcext:value-type="float">
            <text:p>71</text:p>
          </table:table-cell>
          <table:table-cell table:formula="of:=CONCATENATE(&quot;[[&quot;; [.SB30]; &quot;,0],&quot;; &quot;[&quot;; [.SC30]; &quot;,0],&quot;; &quot;[&quot;; [.SD30]; &quot;,0],&quot;; &quot;[&quot;; [.SE30]; &quot;,0],&quot;; &quot;[&quot;; [.SF30]; &quot;,0]]&quot;)" office:value-type="string" office:string-value="[[5,0],[15,0],[19,0],[59,0],[71,0]]" calcext:value-type="string">
            <text:p>[[5,0],[15,0],[19,0],[59,0],[71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SI29]" office:value-type="float" office:value="14" calcext:value-type="float">
            <text:p>14</text:p>
          </table:table-cell>
          <table:table-cell table:formula="of:=[.SI28]" office:value-type="float" office:value="20" calcext:value-type="float">
            <text:p>20</text:p>
          </table:table-cell>
          <table:table-cell table:formula="of:=[.SI27]" office:value-type="float" office:value="58" calcext:value-type="float">
            <text:p>58</text:p>
          </table:table-cell>
          <table:table-cell table:formula="of:=[.SI26]" office:value-type="float" office:value="72" calcext:value-type="float">
            <text:p>72</text:p>
          </table:table-cell>
          <table:table-cell table:formula="of:=CONCATENATE(&quot;[[&quot;; [.SI30]; &quot;,0],&quot;; &quot;[&quot;; [.SJ30]; &quot;,0],&quot;; &quot;[&quot;; [.SK30]; &quot;,0],&quot;; &quot;[&quot;; [.SL30]; &quot;,0],&quot;; &quot;[&quot;; [.SM30]; &quot;,0]]&quot;)" office:value-type="string" office:string-value="[[4,0],[14,0],[20,0],[58,0],[72,0]]" calcext:value-type="string">
            <text:p>[[4,0],[14,0],[20,0],[58,0],[72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SP29]" office:value-type="float" office:value="13" calcext:value-type="float">
            <text:p>13</text:p>
          </table:table-cell>
          <table:table-cell table:formula="of:=[.SP28]" office:value-type="float" office:value="21" calcext:value-type="float">
            <text:p>21</text:p>
          </table:table-cell>
          <table:table-cell table:formula="of:=[.SP27]" office:value-type="float" office:value="57" calcext:value-type="float">
            <text:p>57</text:p>
          </table:table-cell>
          <table:table-cell table:formula="of:=[.SP26]" office:value-type="float" office:value="73" calcext:value-type="float">
            <text:p>73</text:p>
          </table:table-cell>
          <table:table-cell table:formula="of:=CONCATENATE(&quot;[[&quot;; [.SP30]; &quot;,0],&quot;; &quot;[&quot;; [.SQ30]; &quot;,0],&quot;; &quot;[&quot;; [.SR30]; &quot;,0],&quot;; &quot;[&quot;; [.SS30]; &quot;,0],&quot;; &quot;[&quot;; [.ST30]; &quot;,0]]&quot;)" office:value-type="string" office:string-value="[[1,0],[13,0],[21,0],[57,0],[73,0]]" calcext:value-type="string">
            <text:p>[[1,0],[13,0],[21,0],[57,0],[7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W29]" office:value-type="float" office:value="96" calcext:value-type="float">
            <text:p>96</text:p>
          </table:table-cell>
          <table:table-cell table:formula="of:=[.SW28]" office:value-type="float" office:value="38" calcext:value-type="float">
            <text:p>38</text:p>
          </table:table-cell>
          <table:table-cell table:formula="of:=[.SW27]" office:value-type="float" office:value="36" calcext:value-type="float">
            <text:p>36</text:p>
          </table:table-cell>
          <table:table-cell table:formula="of:=[.SW26]" office:value-type="float" office:value="74" calcext:value-type="float">
            <text:p>74</text:p>
          </table:table-cell>
          <table:table-cell table:formula="of:=CONCATENATE(&quot;[[&quot;; [.SW30]; &quot;,0],&quot;; &quot;[&quot;; [.SX30]; &quot;,0],&quot;; &quot;[&quot;; [.SY30]; &quot;,0],&quot;; &quot;[&quot;; [.SZ30]; &quot;,0],&quot;; &quot;[&quot;; [.TA30]; &quot;,0]]&quot;)" office:value-type="string" office:string-value="[[0,0],[96,0],[38,0],[36,0],[74,0]]" calcext:value-type="string">
            <text:p>[[0,0],[96,0],[38,0],[36,0],[74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TD29]" office:value-type="float" office:value="11" calcext:value-type="float">
            <text:p>11</text:p>
          </table:table-cell>
          <table:table-cell table:formula="of:=[.TD28]" office:value-type="float" office:value="23" calcext:value-type="float">
            <text:p>23</text:p>
          </table:table-cell>
          <table:table-cell table:formula="of:=[.TD27]" office:value-type="float" office:value="55" calcext:value-type="float">
            <text:p>55</text:p>
          </table:table-cell>
          <table:table-cell table:formula="of:=[.TD26]" office:value-type="float" office:value="75" calcext:value-type="float">
            <text:p>75</text:p>
          </table:table-cell>
          <table:table-cell table:formula="of:=CONCATENATE(&quot;[[&quot;; [.TD30]; &quot;,0],&quot;; &quot;[&quot;; [.TE30]; &quot;,0],&quot;; &quot;[&quot;; [.TF30]; &quot;,0],&quot;; &quot;[&quot;; [.TG30]; &quot;,0],&quot;; &quot;[&quot;; [.TH30]; &quot;,0]]&quot;)" office:value-type="string" office:string-value="[[9,0],[11,0],[23,0],[55,0],[75,0]]" calcext:value-type="string">
            <text:p>[[9,0],[11,0],[23,0],[55,0],[75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TK29]" office:value-type="float" office:value="10" calcext:value-type="float">
            <text:p>10</text:p>
          </table:table-cell>
          <table:table-cell table:formula="of:=[.TK28]" office:value-type="float" office:value="24" calcext:value-type="float">
            <text:p>24</text:p>
          </table:table-cell>
          <table:table-cell table:formula="of:=[.TK27]" office:value-type="float" office:value="54" calcext:value-type="float">
            <text:p>54</text:p>
          </table:table-cell>
          <table:table-cell table:formula="of:=[.TK26]" office:value-type="float" office:value="76" calcext:value-type="float">
            <text:p>76</text:p>
          </table:table-cell>
          <table:table-cell table:formula="of:=CONCATENATE(&quot;[[&quot;; [.TK30]; &quot;,0],&quot;; &quot;[&quot;; [.TL30]; &quot;,0],&quot;; &quot;[&quot;; [.TM30]; &quot;,0],&quot;; &quot;[&quot;; [.TN30]; &quot;,0],&quot;; &quot;[&quot;; [.TO30]; &quot;,0]]&quot;)" office:value-type="string" office:string-value="[[28,0],[10,0],[24,0],[54,0],[76,0]]" calcext:value-type="string">
            <text:p>[[28,0],[10,0],[24,0],[54,0],[76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TR29]" office:value-type="float" office:value="27" calcext:value-type="float">
            <text:p>27</text:p>
          </table:table-cell>
          <table:table-cell table:formula="of:=[.TR28]" office:value-type="float" office:value="25" calcext:value-type="float">
            <text:p>25</text:p>
          </table:table-cell>
          <table:table-cell table:formula="of:=[.TR27]" office:value-type="float" office:value="53" calcext:value-type="float">
            <text:p>53</text:p>
          </table:table-cell>
          <table:table-cell table:formula="of:=[.TR26]" office:value-type="float" office:value="77" calcext:value-type="float">
            <text:p>77</text:p>
          </table:table-cell>
          <table:table-cell table:formula="of:=CONCATENATE(&quot;[[&quot;; [.TR30]; &quot;,0],&quot;; &quot;[&quot;; [.TS30]; &quot;,0],&quot;; &quot;[&quot;; [.TT30]; &quot;,0],&quot;; &quot;[&quot;; [.TU30]; &quot;,0],&quot;; &quot;[&quot;; [.TV30]; &quot;,0]]&quot;)" office:value-type="string" office:string-value="[[47,0],[27,0],[25,0],[53,0],[77,0]]" calcext:value-type="string">
            <text:p>[[47,0],[27,0],[25,0],[53,0],[77,0]]</text:p>
          </table:table-cell>
          <table:table-cell/>
          <table:table-cell office:value-type="float" office:value="86" calcext:value-type="float">
            <text:p>86</text:p>
          </table:table-cell>
          <table:table-cell table:formula="of:=[.TY29]" office:value-type="float" office:value="48" calcext:value-type="float">
            <text:p>48</text:p>
          </table:table-cell>
          <table:table-cell table:formula="of:=[.TY28]" office:value-type="float" office:value="26" calcext:value-type="float">
            <text:p>26</text:p>
          </table:table-cell>
          <table:table-cell table:formula="of:=[.TY27]" office:value-type="float" office:value="52" calcext:value-type="float">
            <text:p>52</text:p>
          </table:table-cell>
          <table:table-cell table:formula="of:=[.TY26]" office:value-type="float" office:value="78" calcext:value-type="float">
            <text:p>78</text:p>
          </table:table-cell>
          <table:table-cell table:formula="of:=CONCATENATE(&quot;[[&quot;; [.TY30]; &quot;,0],&quot;; &quot;[&quot;; [.TZ30]; &quot;,0],&quot;; &quot;[&quot;; [.UA30]; &quot;,0],&quot;; &quot;[&quot;; [.UB30]; &quot;,0],&quot;; &quot;[&quot;; [.UC30]; &quot;,0]]&quot;)" office:value-type="string" office:string-value="[[86,0],[48,0],[26,0],[52,0],[78,0]]" calcext:value-type="string">
            <text:p>[[86,0],[48,0],[26,0],[52,0],[7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F29]" office:value-type="float" office:value="85" calcext:value-type="float">
            <text:p>85</text:p>
          </table:table-cell>
          <table:table-cell table:formula="of:=[.UF28]" office:value-type="float" office:value="49" calcext:value-type="float">
            <text:p>49</text:p>
          </table:table-cell>
          <table:table-cell table:formula="of:=[.UF27]" office:value-type="float" office:value="51" calcext:value-type="float">
            <text:p>51</text:p>
          </table:table-cell>
          <table:table-cell table:formula="of:=[.UF26]" office:value-type="float" office:value="79" calcext:value-type="float">
            <text:p>79</text:p>
          </table:table-cell>
          <table:table-cell table:formula="of:=CONCATENATE(&quot;[[&quot;; [.UF30]; &quot;,0],&quot;; &quot;[&quot;; [.UG30]; &quot;,0],&quot;; &quot;[&quot;; [.UH30]; &quot;,0],&quot;; &quot;[&quot;; [.UI30]; &quot;,0],&quot;; &quot;[&quot;; [.UJ30]; &quot;,0]]&quot;)" office:value-type="string" office:string-value="[[0,0],[85,0],[49,0],[51,0],[79,0]]" calcext:value-type="string">
            <text:p>[[0,0],[85,0],[49,0],[51,0],[7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M29]" office:value-type="float" office:value="0" calcext:value-type="float">
            <text:p>0</text:p>
          </table:table-cell>
          <table:table-cell table:formula="of:=[.UM28]" office:value-type="float" office:value="84" calcext:value-type="float">
            <text:p>84</text:p>
          </table:table-cell>
          <table:table-cell table:formula="of:=[.UM27]" office:value-type="float" office:value="50" calcext:value-type="float">
            <text:p>50</text:p>
          </table:table-cell>
          <table:table-cell table:formula="of:=[.UM26]" office:value-type="float" office:value="80" calcext:value-type="float">
            <text:p>80</text:p>
          </table:table-cell>
          <table:table-cell table:formula="of:=CONCATENATE(&quot;[[&quot;; [.UM30]; &quot;,0],&quot;; &quot;[&quot;; [.UN30]; &quot;,0],&quot;; &quot;[&quot;; [.UO30]; &quot;,0],&quot;; &quot;[&quot;; [.UP30]; &quot;,0],&quot;; &quot;[&quot;; [.UQ30]; &quot;,0]]&quot;)" office:value-type="string" office:string-value="[[0,0],[0,0],[84,0],[50,0],[80,0]]" calcext:value-type="string">
            <text:p>[[0,0],[0,0],[84,0],[50,0],[8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UT29]" office:value-type="float" office:value="0" calcext:value-type="float">
            <text:p>0</text:p>
          </table:table-cell>
          <table:table-cell table:formula="of:=[.UT28]" office:value-type="float" office:value="0" calcext:value-type="float">
            <text:p>0</text:p>
          </table:table-cell>
          <table:table-cell table:formula="of:=[.UT27]" office:value-type="float" office:value="83" calcext:value-type="float">
            <text:p>83</text:p>
          </table:table-cell>
          <table:table-cell table:formula="of:=[.UT26]" office:value-type="float" office:value="81" calcext:value-type="float">
            <text:p>81</text:p>
          </table:table-cell>
          <table:table-cell table:formula="of:=CONCATENATE(&quot;[[&quot;; [.UT30]; &quot;,0],&quot;; &quot;[&quot;; [.UU30]; &quot;,0],&quot;; &quot;[&quot;; [.UV30]; &quot;,0],&quot;; &quot;[&quot;; [.UW30]; &quot;,0],&quot;; &quot;[&quot;; [.UX30]; &quot;,0]]&quot;)" office:value-type="string" office:string-value="[[0,0],[0,0],[0,0],[83,0],[81,0]]" calcext:value-type="string">
            <text:p>[[0,0],[0,0],[0,0],[83,0],[8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A29]" office:value-type="float" office:value="0" calcext:value-type="float">
            <text:p>0</text:p>
          </table:table-cell>
          <table:table-cell table:formula="of:=[.VA28]" office:value-type="float" office:value="0" calcext:value-type="float">
            <text:p>0</text:p>
          </table:table-cell>
          <table:table-cell table:formula="of:=[.VA27]" office:value-type="float" office:value="0" calcext:value-type="float">
            <text:p>0</text:p>
          </table:table-cell>
          <table:table-cell table:formula="of:=[.VA26]" office:value-type="float" office:value="82" calcext:value-type="float">
            <text:p>82</text:p>
          </table:table-cell>
          <table:table-cell table:formula="of:=CONCATENATE(&quot;[[&quot;; [.VA30]; &quot;,0],&quot;; &quot;[&quot;; [.VB30]; &quot;,0],&quot;; &quot;[&quot;; [.VC30]; &quot;,0],&quot;; &quot;[&quot;; [.VD30]; &quot;,0],&quot;; &quot;[&quot;; [.VE30]; &quot;,0]]&quot;)" office:value-type="string" office:string-value="[[0,0],[0,0],[0,0],[0,0],[82,0]]" calcext:value-type="string">
            <text:p>[[0,0],[0,0],[0,0],[0,0],[8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H29]" office:value-type="float" office:value="0" calcext:value-type="float">
            <text:p>0</text:p>
          </table:table-cell>
          <table:table-cell table:formula="of:=[.VH28]" office:value-type="float" office:value="0" calcext:value-type="float">
            <text:p>0</text:p>
          </table:table-cell>
          <table:table-cell table:formula="of:=[.VH27]" office:value-type="float" office:value="0" calcext:value-type="float">
            <text:p>0</text:p>
          </table:table-cell>
          <table:table-cell table:formula="of:=[.VH26]" office:value-type="float" office:value="83" calcext:value-type="float">
            <text:p>83</text:p>
          </table:table-cell>
          <table:table-cell table:formula="of:=CONCATENATE(&quot;[[&quot;; [.VH30]; &quot;,0],&quot;; &quot;[&quot;; [.VI30]; &quot;,0],&quot;; &quot;[&quot;; [.VJ30]; &quot;,0],&quot;; &quot;[&quot;; [.VK30]; &quot;,0],&quot;; &quot;[&quot;; [.VL30]; &quot;,0]]&quot;)" office:value-type="string" office:string-value="[[0,0],[0,0],[0,0],[0,0],[83,0]]" calcext:value-type="string">
            <text:p>[[0,0],[0,0],[0,0],[0,0],[8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O29]" office:value-type="float" office:value="0" calcext:value-type="float">
            <text:p>0</text:p>
          </table:table-cell>
          <table:table-cell table:formula="of:=[.VO28]" office:value-type="float" office:value="0" calcext:value-type="float">
            <text:p>0</text:p>
          </table:table-cell>
          <table:table-cell table:formula="of:=[.VO27]" office:value-type="float" office:value="0" calcext:value-type="float">
            <text:p>0</text:p>
          </table:table-cell>
          <table:table-cell table:formula="of:=[.VO26]" office:value-type="float" office:value="84" calcext:value-type="float">
            <text:p>84</text:p>
          </table:table-cell>
          <table:table-cell table:formula="of:=CONCATENATE(&quot;[[&quot;; [.VO30]; &quot;,0],&quot;; &quot;[&quot;; [.VP30]; &quot;,0],&quot;; &quot;[&quot;; [.VQ30]; &quot;,0],&quot;; &quot;[&quot;; [.VR30]; &quot;,0],&quot;; &quot;[&quot;; [.VS30]; &quot;,0]]&quot;)" office:value-type="string" office:string-value="[[0,0],[0,0],[0,0],[0,0],[84,0]]" calcext:value-type="string">
            <text:p>[[0,0],[0,0],[0,0],[0,0],[8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VV29]" office:value-type="float" office:value="0" calcext:value-type="float">
            <text:p>0</text:p>
          </table:table-cell>
          <table:table-cell table:formula="of:=[.VV28]" office:value-type="float" office:value="0" calcext:value-type="float">
            <text:p>0</text:p>
          </table:table-cell>
          <table:table-cell table:formula="of:=[.VV27]" office:value-type="float" office:value="0" calcext:value-type="float">
            <text:p>0</text:p>
          </table:table-cell>
          <table:table-cell table:formula="of:=[.VV26]" office:value-type="float" office:value="85" calcext:value-type="float">
            <text:p>85</text:p>
          </table:table-cell>
          <table:table-cell table:formula="of:=CONCATENATE(&quot;[[&quot;; [.VV30]; &quot;,0],&quot;; &quot;[&quot;; [.VW30]; &quot;,0],&quot;; &quot;[&quot;; [.VX30]; &quot;,0],&quot;; &quot;[&quot;; [.VY30]; &quot;,0],&quot;; &quot;[&quot;; [.VZ30]; &quot;,0]]&quot;)" office:value-type="string" office:string-value="[[0,0],[0,0],[0,0],[0,0],[85,0]]" calcext:value-type="string">
            <text:p>[[0,0],[0,0],[0,0],[0,0],[8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C29]" office:value-type="float" office:value="0" calcext:value-type="float">
            <text:p>0</text:p>
          </table:table-cell>
          <table:table-cell table:formula="of:=[.WC28]" office:value-type="float" office:value="0" calcext:value-type="float">
            <text:p>0</text:p>
          </table:table-cell>
          <table:table-cell table:formula="of:=[.WC27]" office:value-type="float" office:value="0" calcext:value-type="float">
            <text:p>0</text:p>
          </table:table-cell>
          <table:table-cell table:formula="of:=[.WC26]" office:value-type="float" office:value="86" calcext:value-type="float">
            <text:p>86</text:p>
          </table:table-cell>
          <table:table-cell table:formula="of:=CONCATENATE(&quot;[[&quot;; [.WC30]; &quot;,0],&quot;; &quot;[&quot;; [.WD30]; &quot;,0],&quot;; &quot;[&quot;; [.WE30]; &quot;,0],&quot;; &quot;[&quot;; [.WF30]; &quot;,0],&quot;; &quot;[&quot;; [.WG30]; &quot;,0]]&quot;)" office:value-type="string" office:string-value="[[0,0],[0,0],[0,0],[0,0],[86,0]]" calcext:value-type="string">
            <text:p>[[0,0],[0,0],[0,0],[0,0],[8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J29]" office:value-type="float" office:value="0" calcext:value-type="float">
            <text:p>0</text:p>
          </table:table-cell>
          <table:table-cell table:formula="of:=[.WJ28]" office:value-type="float" office:value="0" calcext:value-type="float">
            <text:p>0</text:p>
          </table:table-cell>
          <table:table-cell table:formula="of:=[.WJ27]" office:value-type="float" office:value="0" calcext:value-type="float">
            <text:p>0</text:p>
          </table:table-cell>
          <table:table-cell table:formula="of:=[.WJ26]" office:value-type="float" office:value="87" calcext:value-type="float">
            <text:p>87</text:p>
          </table:table-cell>
          <table:table-cell table:formula="of:=CONCATENATE(&quot;[[&quot;; [.WJ30]; &quot;,0],&quot;; &quot;[&quot;; [.WK30]; &quot;,0],&quot;; &quot;[&quot;; [.WL30]; &quot;,0],&quot;; &quot;[&quot;; [.WM30]; &quot;,0],&quot;; &quot;[&quot;; [.WN30]; &quot;,0]]&quot;)" office:value-type="string" office:string-value="[[0,0],[0,0],[0,0],[0,0],[87,0]]" calcext:value-type="string">
            <text:p>[[0,0],[0,0],[0,0],[0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29]" office:value-type="float" office:value="0" calcext:value-type="float">
            <text:p>0</text:p>
          </table:table-cell>
          <table:table-cell table:formula="of:=[.WQ28]" office:value-type="float" office:value="0" calcext:value-type="float">
            <text:p>0</text:p>
          </table:table-cell>
          <table:table-cell table:formula="of:=[.WQ27]" office:value-type="float" office:value="0" calcext:value-type="float">
            <text:p>0</text:p>
          </table:table-cell>
          <table:table-cell table:formula="of:=[.WQ26]" office:value-type="float" office:value="88" calcext:value-type="float">
            <text:p>88</text:p>
          </table:table-cell>
          <table:table-cell table:formula="of:=CONCATENATE(&quot;[[&quot;; [.WQ30]; &quot;,0],&quot;; &quot;[&quot;; [.WR30]; &quot;,0],&quot;; &quot;[&quot;; [.WS30]; &quot;,0],&quot;; &quot;[&quot;; [.WT30]; &quot;,0],&quot;; &quot;[&quot;; [.WU30]; &quot;,0]]&quot;)" office:value-type="string" office:string-value="[[0,0],[0,0],[0,0],[0,0],[88,0]]" calcext:value-type="string">
            <text:p>[[0,0],[0,0],[0,0],[0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29]" office:value-type="float" office:value="0" calcext:value-type="float">
            <text:p>0</text:p>
          </table:table-cell>
          <table:table-cell table:formula="of:=[.WX28]" office:value-type="float" office:value="0" calcext:value-type="float">
            <text:p>0</text:p>
          </table:table-cell>
          <table:table-cell table:formula="of:=[.WX27]" office:value-type="float" office:value="0" calcext:value-type="float">
            <text:p>0</text:p>
          </table:table-cell>
          <table:table-cell table:formula="of:=[.WX26]" office:value-type="float" office:value="89" calcext:value-type="float">
            <text:p>89</text:p>
          </table:table-cell>
          <table:table-cell table:formula="of:=CONCATENATE(&quot;[[&quot;; [.WX30]; &quot;,0],&quot;; &quot;[&quot;; [.WY30]; &quot;,0],&quot;; &quot;[&quot;; [.WZ30]; &quot;,0],&quot;; &quot;[&quot;; [.XA30]; &quot;,0],&quot;; &quot;[&quot;; [.XB30]; &quot;,0]]&quot;)" office:value-type="string" office:string-value="[[0,0],[0,0],[0,0],[0,0],[89,0]]" calcext:value-type="string">
            <text:p>[[0,0],[0,0],[0,0],[0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29]" office:value-type="float" office:value="0" calcext:value-type="float">
            <text:p>0</text:p>
          </table:table-cell>
          <table:table-cell table:formula="of:=[.XE28]" office:value-type="float" office:value="0" calcext:value-type="float">
            <text:p>0</text:p>
          </table:table-cell>
          <table:table-cell table:formula="of:=[.XE27]" office:value-type="float" office:value="0" calcext:value-type="float">
            <text:p>0</text:p>
          </table:table-cell>
          <table:table-cell table:formula="of:=[.XE26]" office:value-type="float" office:value="90" calcext:value-type="float">
            <text:p>90</text:p>
          </table:table-cell>
          <table:table-cell table:formula="of:=CONCATENATE(&quot;[[&quot;; [.XE30]; &quot;,0],&quot;; &quot;[&quot;; [.XF30]; &quot;,0],&quot;; &quot;[&quot;; [.XG30]; &quot;,0],&quot;; &quot;[&quot;; [.XH30]; &quot;,0],&quot;; &quot;[&quot;; [.XI30]; &quot;,0]]&quot;)" office:value-type="string" office:string-value="[[0,0],[0,0],[0,0],[0,0],[90,0]]" calcext:value-type="string">
            <text:p>[[0,0],[0,0],[0,0],[0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29]" office:value-type="float" office:value="0" calcext:value-type="float">
            <text:p>0</text:p>
          </table:table-cell>
          <table:table-cell table:formula="of:=[.XL28]" office:value-type="float" office:value="0" calcext:value-type="float">
            <text:p>0</text:p>
          </table:table-cell>
          <table:table-cell table:formula="of:=[.XL27]" office:value-type="float" office:value="0" calcext:value-type="float">
            <text:p>0</text:p>
          </table:table-cell>
          <table:table-cell table:formula="of:=[.XL26]" office:value-type="float" office:value="91" calcext:value-type="float">
            <text:p>91</text:p>
          </table:table-cell>
          <table:table-cell table:formula="of:=CONCATENATE(&quot;[[&quot;; [.XL30]; &quot;,0],&quot;; &quot;[&quot;; [.XM30]; &quot;,0],&quot;; &quot;[&quot;; [.XN30]; &quot;,0],&quot;; &quot;[&quot;; [.XO30]; &quot;,0],&quot;; &quot;[&quot;; [.XP30]; &quot;,0]]&quot;)" office:value-type="string" office:string-value="[[0,0],[0,0],[0,0],[0,0],[91,0]]" calcext:value-type="string">
            <text:p>[[0,0],[0,0],[0,0],[0,0],[9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29]" office:value-type="float" office:value="0" calcext:value-type="float">
            <text:p>0</text:p>
          </table:table-cell>
          <table:table-cell table:formula="of:=[.XS28]" office:value-type="float" office:value="0" calcext:value-type="float">
            <text:p>0</text:p>
          </table:table-cell>
          <table:table-cell table:formula="of:=[.XS27]" office:value-type="float" office:value="0" calcext:value-type="float">
            <text:p>0</text:p>
          </table:table-cell>
          <table:table-cell table:formula="of:=[.XS26]" office:value-type="float" office:value="92" calcext:value-type="float">
            <text:p>92</text:p>
          </table:table-cell>
          <table:table-cell table:formula="of:=CONCATENATE(&quot;[[&quot;; [.XS30]; &quot;,0],&quot;; &quot;[&quot;; [.XT30]; &quot;,0],&quot;; &quot;[&quot;; [.XU30]; &quot;,0],&quot;; &quot;[&quot;; [.XV30]; &quot;,0],&quot;; &quot;[&quot;; [.XW30]; &quot;,0]]&quot;)" office:value-type="string" office:string-value="[[0,0],[0,0],[0,0],[0,0],[92,0]]" calcext:value-type="string">
            <text:p>[[0,0],[0,0],[0,0],[0,0],[9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29]" office:value-type="float" office:value="0" calcext:value-type="float">
            <text:p>0</text:p>
          </table:table-cell>
          <table:table-cell table:formula="of:=[.XZ28]" office:value-type="float" office:value="0" calcext:value-type="float">
            <text:p>0</text:p>
          </table:table-cell>
          <table:table-cell table:formula="of:=[.XZ27]" office:value-type="float" office:value="0" calcext:value-type="float">
            <text:p>0</text:p>
          </table:table-cell>
          <table:table-cell table:formula="of:=[.XZ26]" office:value-type="float" office:value="93" calcext:value-type="float">
            <text:p>93</text:p>
          </table:table-cell>
          <table:table-cell table:formula="of:=CONCATENATE(&quot;[[&quot;; [.XZ30]; &quot;,0],&quot;; &quot;[&quot;; [.YA30]; &quot;,0],&quot;; &quot;[&quot;; [.YB30]; &quot;,0],&quot;; &quot;[&quot;; [.YC30]; &quot;,0],&quot;; &quot;[&quot;; [.YD30]; &quot;,0]]&quot;)" office:value-type="string" office:string-value="[[0,0],[0,0],[0,0],[0,0],[93,0]]" calcext:value-type="string">
            <text:p>[[0,0],[0,0],[0,0],[0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29]" office:value-type="float" office:value="0" calcext:value-type="float">
            <text:p>0</text:p>
          </table:table-cell>
          <table:table-cell table:formula="of:=[.YG28]" office:value-type="float" office:value="0" calcext:value-type="float">
            <text:p>0</text:p>
          </table:table-cell>
          <table:table-cell table:formula="of:=[.YG27]" office:value-type="float" office:value="0" calcext:value-type="float">
            <text:p>0</text:p>
          </table:table-cell>
          <table:table-cell table:formula="of:=[.YG26]" office:value-type="float" office:value="94" calcext:value-type="float">
            <text:p>94</text:p>
          </table:table-cell>
          <table:table-cell table:formula="of:=CONCATENATE(&quot;[[&quot;; [.YG30]; &quot;,0],&quot;; &quot;[&quot;; [.YH30]; &quot;,0],&quot;; &quot;[&quot;; [.YI30]; &quot;,0],&quot;; &quot;[&quot;; [.YJ30]; &quot;,0],&quot;; &quot;[&quot;; [.YK30]; &quot;,0]]&quot;)" office:value-type="string" office:string-value="[[0,0],[0,0],[0,0],[0,0],[94,0]]" calcext:value-type="string">
            <text:p>[[0,0],[0,0],[0,0],[0,0],[9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29]" office:value-type="float" office:value="0" calcext:value-type="float">
            <text:p>0</text:p>
          </table:table-cell>
          <table:table-cell table:formula="of:=[.YN28]" office:value-type="float" office:value="0" calcext:value-type="float">
            <text:p>0</text:p>
          </table:table-cell>
          <table:table-cell table:formula="of:=[.YN27]" office:value-type="float" office:value="0" calcext:value-type="float">
            <text:p>0</text:p>
          </table:table-cell>
          <table:table-cell table:formula="of:=[.YN26]" office:value-type="float" office:value="95" calcext:value-type="float">
            <text:p>95</text:p>
          </table:table-cell>
          <table:table-cell table:formula="of:=CONCATENATE(&quot;[[&quot;; [.YN30]; &quot;,0],&quot;; &quot;[&quot;; [.YO30]; &quot;,0],&quot;; &quot;[&quot;; [.YP30]; &quot;,0],&quot;; &quot;[&quot;; [.YQ30]; &quot;,0],&quot;; &quot;[&quot;; [.YR30]; &quot;,0]]&quot;)" office:value-type="string" office:string-value="[[0,0],[0,0],[0,0],[0,0],[95,0]]" calcext:value-type="string">
            <text:p>[[0,0],[0,0],[0,0],[0,0],[9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29]" office:value-type="float" office:value="0" calcext:value-type="float">
            <text:p>0</text:p>
          </table:table-cell>
          <table:table-cell table:formula="of:=[.YU28]" office:value-type="float" office:value="0" calcext:value-type="float">
            <text:p>0</text:p>
          </table:table-cell>
          <table:table-cell table:formula="of:=[.YU27]" office:value-type="float" office:value="0" calcext:value-type="float">
            <text:p>0</text:p>
          </table:table-cell>
          <table:table-cell table:formula="of:=[.YU26]" office:value-type="float" office:value="96" calcext:value-type="float">
            <text:p>96</text:p>
          </table:table-cell>
          <table:table-cell table:formula="of:=CONCATENATE(&quot;[[&quot;; [.YU30]; &quot;,0],&quot;; &quot;[&quot;; [.YV30]; &quot;,0],&quot;; &quot;[&quot;; [.YW30]; &quot;,0],&quot;; &quot;[&quot;; [.YX30]; &quot;,0],&quot;; &quot;[&quot;; [.YY30]; &quot;,0]]&quot;)" office:value-type="string" office:string-value="[[0,0],[0,0],[0,0],[0,0],[96,0]]" calcext:value-type="string">
            <text:p>[[0,0],[0,0],[0,0],[0,0],[9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29]" office:value-type="float" office:value="0" calcext:value-type="float">
            <text:p>0</text:p>
          </table:table-cell>
          <table:table-cell table:formula="of:=[.ZB28]" office:value-type="float" office:value="0" calcext:value-type="float">
            <text:p>0</text:p>
          </table:table-cell>
          <table:table-cell table:formula="of:=[.ZB27]" office:value-type="float" office:value="0" calcext:value-type="float">
            <text:p>0</text:p>
          </table:table-cell>
          <table:table-cell table:formula="of:=[.ZB26]" office:value-type="float" office:value="97" calcext:value-type="float">
            <text:p>97</text:p>
          </table:table-cell>
          <table:table-cell table:formula="of:=CONCATENATE(&quot;[[&quot;; [.ZB30]; &quot;,0],&quot;; &quot;[&quot;; [.ZC30]; &quot;,0],&quot;; &quot;[&quot;; [.ZD30]; &quot;,0],&quot;; &quot;[&quot;; [.ZE30]; &quot;,0],&quot;; &quot;[&quot;; [.ZF30]; &quot;,0]]&quot;)" office:value-type="string" office:string-value="[[0,0],[0,0],[0,0],[0,0],[97,0]]" calcext:value-type="string">
            <text:p>[[0,0],[0,0],[0,0],[0,0],[9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29]" office:value-type="float" office:value="0" calcext:value-type="float">
            <text:p>0</text:p>
          </table:table-cell>
          <table:table-cell table:formula="of:=[.ZI28]" office:value-type="float" office:value="0" calcext:value-type="float">
            <text:p>0</text:p>
          </table:table-cell>
          <table:table-cell table:formula="of:=[.ZI27]" office:value-type="float" office:value="0" calcext:value-type="float">
            <text:p>0</text:p>
          </table:table-cell>
          <table:table-cell table:formula="of:=[.ZI26]" office:value-type="float" office:value="98" calcext:value-type="float">
            <text:p>98</text:p>
          </table:table-cell>
          <table:table-cell table:formula="of:=CONCATENATE(&quot;[[&quot;; [.ZI30]; &quot;,0],&quot;; &quot;[&quot;; [.ZJ30]; &quot;,0],&quot;; &quot;[&quot;; [.ZK30]; &quot;,0],&quot;; &quot;[&quot;; [.ZL30]; &quot;,0],&quot;; &quot;[&quot;; [.ZM30]; &quot;,0]]&quot;)" office:value-type="string" office:string-value="[[0,0],[0,0],[0,0],[0,0],[98,0]]" calcext:value-type="string">
            <text:p>[[0,0],[0,0],[0,0],[0,0],[9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29]" office:value-type="float" office:value="0" calcext:value-type="float">
            <text:p>0</text:p>
          </table:table-cell>
          <table:table-cell table:formula="of:=[.ZP28]" office:value-type="float" office:value="0" calcext:value-type="float">
            <text:p>0</text:p>
          </table:table-cell>
          <table:table-cell table:formula="of:=[.ZP27]" office:value-type="float" office:value="0" calcext:value-type="float">
            <text:p>0</text:p>
          </table:table-cell>
          <table:table-cell table:formula="of:=[.ZP26]" office:value-type="float" office:value="99" calcext:value-type="float">
            <text:p>99</text:p>
          </table:table-cell>
          <table:table-cell table:formula="of:=CONCATENATE(&quot;[[&quot;; [.ZP30]; &quot;,0],&quot;; &quot;[&quot;; [.ZQ30]; &quot;,0],&quot;; &quot;[&quot;; [.ZR30]; &quot;,0],&quot;; &quot;[&quot;; [.ZS30]; &quot;,0],&quot;; &quot;[&quot;; [.ZT30]; &quot;,0]]&quot;)" office:value-type="string" office:string-value="[[0,0],[0,0],[0,0],[0,0],[99,0]]" calcext:value-type="string">
            <text:p>[[0,0],[0,0],[0,0],[0,0],[99,0]]</text:p>
          </table:table-cell>
          <table:table-cell table:number-columns-repeated="271"/>
        </table:table-row>
        <table:table-row table:style-name="ro1">
          <table:table-cell table:number-columns-repeated="968"/>
        </table:table-row>
        <table:table-row table:style-name="ro1">
          <table:table-cell/>
          <table:table-cell table:style-name="ce7" office:value-type="string" calcext:value-type="string" table:number-columns-spanned="1" table:number-rows-spanned="5">
            <text:p>DIAGONAL</text:p>
          </table:table-cell>
          <table:table-cell/>
          <table:table-cell office:value-type="string" calcext:value-type="string">
            <text:p>1,11,25,51,81</text:p>
          </table:table-cell>
          <table:table-cell/>
          <table:table-cell table:style-name="ce15" table:formula="of:=[.E14]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formula="of:=CONCATENATE(&quot;[[&quot;; [.F32]; &quot;,0],&quot;; &quot;[&quot;; [.G32]; &quot;,0],&quot;; &quot;[&quot;; [.H32]; &quot;,0],&quot;; &quot;[&quot;; [.I32]; &quot;,0],&quot;; &quot;[&quot;; [.J32]; &quot;,0]]&quot;)" office:value-type="string" office:string-value="[[1,0],[11,0],[25,0],[51,0],[81,0]]" calcext:value-type="string">
            <text:p>[[1,0],[11,0],[25,0],[51,0],[81,0]]</text:p>
          </table:table-cell>
          <table:table-cell/>
          <table:table-cell table:style-name="ce15" table:formula="of:=[.L14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CONCATENATE(&quot;[[&quot;; [.M32]; &quot;,0],&quot;; &quot;[&quot;; [.N32]; &quot;,0],&quot;; &quot;[&quot;; [.O32]; &quot;,0],&quot;; &quot;[&quot;; [.P32]; &quot;,0],&quot;; &quot;[&quot;; [.Q32]; &quot;,0]]&quot;)" office:value-type="string" office:string-value="[[2,0],[10,0],[26,0],[50,0],[82,0]]" calcext:value-type="string">
            <text:p>[[2,0],[10,0],[26,0],[50,0],[82,0]]</text:p>
          </table:table-cell>
          <table:table-cell/>
          <table:table-cell table:style-name="ce15" table:formula="of:=[.S14]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formula="of:=CONCATENATE(&quot;[[&quot;; [.T32]; &quot;,0],&quot;; &quot;[&quot;; [.U32]; &quot;,0],&quot;; &quot;[&quot;; [.V32]; &quot;,0],&quot;; &quot;[&quot;; [.W32]; &quot;,0],&quot;; &quot;[&quot;; [.X32]; &quot;,0]]&quot;)" office:value-type="string" office:string-value="[[3,0],[9,0],[27,0],[49,0],[83,0]]" calcext:value-type="string">
            <text:p>[[3,0],[9,0],[27,0],[49,0],[83,0]]</text:p>
          </table:table-cell>
          <table:table-cell/>
          <table:table-cell table:style-name="ce15" table:formula="of:=[.Z14]"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/>
          <table:table-cell table:formula="of:=CONCATENATE(&quot;[[&quot;; [.AA32]; &quot;,0],&quot;; &quot;[&quot;; [.AB32]; &quot;,0],&quot;; &quot;[&quot;; [.AC32]; &quot;,0],&quot;; &quot;[&quot;; [.AD32]; &quot;,0],&quot;; &quot;[&quot;; [.AE32]; &quot;,0]]&quot;)" office:value-type="string" office:string-value="[[4,0],[16,0],[36,0],[64,0],[,0]]" calcext:value-type="string">
            <text:p>[[4,0],[16,0],[36,0],[64,0],[,0]]</text:p>
          </table:table-cell>
          <table:table-cell/>
          <table:table-cell table:style-name="ce15" table:formula="of:=[.AG14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formula="of:=CONCATENATE(&quot;[[&quot;; [.AH32]; &quot;,0],&quot;; &quot;[&quot;; [.AI32]; &quot;,0],&quot;; &quot;[&quot;; [.AJ32]; &quot;,0],&quot;; &quot;[&quot;; [.AK32]; &quot;,0],&quot;; &quot;[&quot;; [.AL32]; &quot;,0]]&quot;)" office:value-type="string" office:string-value="[[5,0],[3,0],[9,0],[27,0],[49,0]]" calcext:value-type="string">
            <text:p>[[5,0],[3,0],[9,0],[27,0],[49,0]]</text:p>
          </table:table-cell>
          <table:table-cell/>
          <table:table-cell table:formula="of:=[.AN14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formula="of:=CONCATENATE(&quot;[[&quot;; [.AO32]; &quot;,0],&quot;; &quot;[&quot;; [.AP32]; &quot;,0],&quot;; &quot;[&quot;; [.AQ32]; &quot;,0],&quot;; &quot;[&quot;; [.AR32]; &quot;,0],&quot;; &quot;[&quot;; [.AS32]; &quot;,0]]&quot;)" office:value-type="string" office:string-value="[[6,0],[8,0],[28,0],[48,0],[84,0]]" calcext:value-type="string">
            <text:p>[[6,0],[8,0],[28,0],[48,0],[84,0]]</text:p>
          </table:table-cell>
          <table:table-cell/>
          <table:table-cell table:style-name="ce15" table:formula="of:=[.AU14]"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/>
          <table:table-cell table:formula="of:=CONCATENATE(&quot;[[&quot;; [.AV32]; &quot;,0],&quot;; &quot;[&quot;; [.AW32]; &quot;,0],&quot;; &quot;[&quot;; [.AX32]; &quot;,0],&quot;; &quot;[&quot;; [.AY32]; &quot;,0],&quot;; &quot;[&quot;; [.AZ32]; &quot;,0]]&quot;)" office:value-type="string" office:string-value="[[7,0],[29,0],[47,0],[85,0],[,0]]" calcext:value-type="string">
            <text:p>[[7,0],[29,0],[47,0],[85,0],[,0]]</text:p>
          </table:table-cell>
          <table:table-cell/>
          <table:table-cell table:style-name="ce15" table:formula="of:=[.BB14]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/>
          <table:table-cell table:formula="of:=CONCATENATE(&quot;[[&quot;; [.BC32]; &quot;,0],&quot;; &quot;[&quot;; [.BD32]; &quot;,0],&quot;; &quot;[&quot;; [.BE32]; &quot;,0],&quot;; &quot;[&quot;; [.BF32]; &quot;,0],&quot;; &quot;[&quot;; [.BG32]; &quot;,0]]&quot;)" office:value-type="string" office:string-value="[[8,0],[28,0],[48,0],[84,0],[,0]]" calcext:value-type="string">
            <text:p>[[8,0],[28,0],[48,0],[84,0],[,0]]</text:p>
          </table:table-cell>
          <table:table-cell/>
          <table:table-cell table:style-name="ce15" table:formula="of:=[.BI14]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/>
          <table:table-cell table:formula="of:=CONCATENATE(&quot;[[&quot;; [.BJ32]; &quot;,0],&quot;; &quot;[&quot;; [.BK32]; &quot;,0],&quot;; &quot;[&quot;; [.BL32]; &quot;,0],&quot;; &quot;[&quot;; [.BM32]; &quot;,0],&quot;; &quot;[&quot;; [.BN32]; &quot;,0]]&quot;)" office:value-type="string" office:string-value="[[9,0],[27,0],[49,0],[83,0],[,0]]" calcext:value-type="string">
            <text:p>[[9,0],[27,0],[49,0],[83,0],[,0]]</text:p>
          </table:table-cell>
          <table:table-cell/>
          <table:table-cell table:style-name="ce15" table:formula="of:=[.BP14]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/>
          <table:table-cell table:formula="of:=CONCATENATE(&quot;[[&quot;; [.BQ32]; &quot;,0],&quot;; &quot;[&quot;; [.BR32]; &quot;,0],&quot;; &quot;[&quot;; [.BS32]; &quot;,0],&quot;; &quot;[&quot;; [.BT32]; &quot;,0],&quot;; &quot;[&quot;; [.BU32]; &quot;,0]]&quot;)" office:value-type="string" office:string-value="[[10,0],[26,0],[50,0],[82,0],[,0]]" calcext:value-type="string">
            <text:p>[[10,0],[26,0],[50,0],[82,0],[,0]]</text:p>
          </table:table-cell>
          <table:table-cell/>
          <table:table-cell table:style-name="ce15" table:formula="of:=[.BW14]"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/>
          <table:table-cell table:formula="of:=CONCATENATE(&quot;[[&quot;; [.BX32]; &quot;,0],&quot;; &quot;[&quot;; [.BY32]; &quot;,0],&quot;; &quot;[&quot;; [.BZ32]; &quot;,0],&quot;; &quot;[&quot;; [.CA32]; &quot;,0],&quot;; &quot;[&quot;; [.CB32]; &quot;,0]]&quot;)" office:value-type="string" office:string-value="[[11,0],[25,0],[51,0],[81,0],[,0]]" calcext:value-type="string">
            <text:p>[[11,0],[25,0],[51,0],[81,0],[,0]]</text:p>
          </table:table-cell>
          <table:table-cell/>
          <table:table-cell table:style-name="ce15" table:formula="of:=[.CD14]"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/>
          <table:table-cell table:formula="of:=CONCATENATE(&quot;[[&quot;; [.CE32]; &quot;,0],&quot;; &quot;[&quot;; [.CF32]; &quot;,0],&quot;; &quot;[&quot;; [.CG32]; &quot;,0],&quot;; &quot;[&quot;; [.CH32]; &quot;,0],&quot;; &quot;[&quot;; [.CI32]; &quot;,0]]&quot;)" office:value-type="string" office:string-value="[[12,0],[24,0],[52,0],[80,0],[,0]]" calcext:value-type="string">
            <text:p>[[12,0],[24,0],[52,0],[80,0],[,0]]</text:p>
          </table:table-cell>
          <table:table-cell/>
          <table:table-cell table:style-name="ce15" table:formula="of:=[.CK14]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/>
          <table:table-cell table:formula="of:=CONCATENATE(&quot;[[&quot;; [.CL32]; &quot;,0],&quot;; &quot;[&quot;; [.CM32]; &quot;,0],&quot;; &quot;[&quot;; [.CN32]; &quot;,0],&quot;; &quot;[&quot;; [.CO32]; &quot;,0],&quot;; &quot;[&quot;; [.CP32]; &quot;,0]]&quot;)" office:value-type="string" office:string-value="[[13,0],[23,0],[53,0],[79,0],[,0]]" calcext:value-type="string">
            <text:p>[[13,0],[23,0],[53,0],[79,0],[,0]]</text:p>
          </table:table-cell>
          <table:table-cell/>
          <table:table-cell table:style-name="ce15" table:formula="of:=[.CR14]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formula="of:=CONCATENATE(&quot;[[&quot;; [.CS32]; &quot;,0],&quot;; &quot;[&quot;; [.CT32]; &quot;,0],&quot;; &quot;[&quot;; [.CU32]; &quot;,0],&quot;; &quot;[&quot;; [.CV32]; &quot;,0],&quot;; &quot;[&quot;; [.CW32]; &quot;,0]]&quot;)" office:value-type="string" office:string-value="[[14,0],[12,0],[24,0],[52,0],[80,0]]" calcext:value-type="string">
            <text:p>[[14,0],[12,0],[24,0],[52,0],[80,0]]</text:p>
          </table:table-cell>
          <table:table-cell/>
          <table:table-cell table:style-name="ce15" table:formula="of:=[.CY14]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CONCATENATE(&quot;[[&quot;; [.CZ32]; &quot;,0],&quot;; &quot;[&quot;; [.DA32]; &quot;,0],&quot;; &quot;[&quot;; [.DB32]; &quot;,0],&quot;; &quot;[&quot;; [.DC32]; &quot;,0],&quot;; &quot;[&quot;; [.DD32]; &quot;,0]]&quot;)" office:value-type="string" office:string-value="[[15,0],[1,0],[11,0],[25,0],[51,0]]" calcext:value-type="string">
            <text:p>[[15,0],[1,0],[11,0],[25,0],[51,0]]</text:p>
          </table:table-cell>
          <table:table-cell/>
          <table:table-cell table:style-name="ce15" table:formula="of:=[.DF14]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formula="of:=CONCATENATE(&quot;[[&quot;; [.DG32]; &quot;,0],&quot;; &quot;[&quot;; [.DH32]; &quot;,0],&quot;; &quot;[&quot;; [.DI32]; &quot;,0],&quot;; &quot;[&quot;; [.DJ32]; &quot;,0],&quot;; &quot;[&quot;; [.DK32]; &quot;,0]]&quot;)" office:value-type="string" office:string-value="[[16,0],[4,0],[2,0],[10,0],[26,0]]" calcext:value-type="string">
            <text:p>[[16,0],[4,0],[2,0],[10,0],[26,0]]</text:p>
          </table:table-cell>
          <table:table-cell/>
          <table:table-cell table:style-name="ce15" table:formula="of:=[.DM14]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CONCATENATE(&quot;[[&quot;; [.DN32]; &quot;,0],&quot;; &quot;[&quot;; [.DO32]; &quot;,0],&quot;; &quot;[&quot;; [.DP32]; &quot;,0],&quot;; &quot;[&quot;; [.DQ32]; &quot;,0],&quot;; &quot;[&quot;; [.DR32]; &quot;,0]]&quot;)" office:value-type="string" office:string-value="[[17,0],[15,0],[1,0],[11,0],[25,0]]" calcext:value-type="string">
            <text:p>[[17,0],[15,0],[1,0],[11,0],[25,0]]</text:p>
          </table:table-cell>
          <table:table-cell/>
          <table:table-cell table:style-name="ce15" table:formula="of:=[.DT14]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CONCATENATE(&quot;[[&quot;; [.DU32]; &quot;,0],&quot;; &quot;[&quot;; [.DV32]; &quot;,0],&quot;; &quot;[&quot;; [.DW32]; &quot;,0],&quot;; &quot;[&quot;; [.DX32]; &quot;,0],&quot;; &quot;[&quot;; [.DY32]; &quot;,0]]&quot;)" office:value-type="string" office:string-value="[[18,0],[14,0],[12,0],[24,0],[52,0]]" calcext:value-type="string">
            <text:p>[[18,0],[14,0],[12,0],[24,0],[52,0]]</text:p>
          </table:table-cell>
          <table:table-cell/>
          <table:table-cell table:style-name="ce15" table:formula="of:=[.EA14]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formula="of:=CONCATENATE(&quot;[[&quot;; [.EB32]; &quot;,0],&quot;; &quot;[&quot;; [.EC32]; &quot;,0],&quot;; &quot;[&quot;; [.ED32]; &quot;,0],&quot;; &quot;[&quot;; [.EE32]; &quot;,0],&quot;; &quot;[&quot;; [.EF32]; &quot;,0]]&quot;)" office:value-type="string" office:string-value="[[19,0],[13,0],[23,0],[53,0],[79,0]]" calcext:value-type="string">
            <text:p>[[19,0],[13,0],[23,0],[53,0],[79,0]]</text:p>
          </table:table-cell>
          <table:table-cell/>
          <table:table-cell table:style-name="ce15" table:formula="of:=[.EH14]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/>
          <table:table-cell table:formula="of:=CONCATENATE(&quot;[[&quot;; [.EI32]; &quot;,0],&quot;; &quot;[&quot;; [.EJ32]; &quot;,0],&quot;; &quot;[&quot;; [.EK32]; &quot;,0],&quot;; &quot;[&quot;; [.EL32]; &quot;,0],&quot;; &quot;[&quot;; [.EM32]; &quot;,0]]&quot;)" office:value-type="string" office:string-value="[[20,0],[22,0],[54,0],[78,0],[,0]]" calcext:value-type="string">
            <text:p>[[20,0],[22,0],[54,0],[78,0],[,0]]</text:p>
          </table:table-cell>
          <table:table-cell/>
          <table:table-cell table:style-name="ce15" table:formula="of:=[.EO14]"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table:formula="of:=CONCATENATE(&quot;[[&quot;; [.EP32]; &quot;,0],&quot;; &quot;[&quot;; [.EQ32]; &quot;,0],&quot;; &quot;[&quot;; [.ER32]; &quot;,0],&quot;; &quot;[&quot;; [.ES32]; &quot;,0],&quot;; &quot;[&quot;; [.ET32]; &quot;,0]]&quot;)" office:value-type="string" office:string-value="[[21,0],[55,0],[77,0],[,0],[,0]]" calcext:value-type="string">
            <text:p>[[21,0],[55,0],[77,0],[,0],[,0]]</text:p>
          </table:table-cell>
          <table:table-cell/>
          <table:table-cell table:style-name="ce15" table:formula="of:=[.EV14]"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table:formula="of:=CONCATENATE(&quot;[[&quot;; [.EW32]; &quot;,0],&quot;; &quot;[&quot;; [.EX32]; &quot;,0],&quot;; &quot;[&quot;; [.EY32]; &quot;,0],&quot;; &quot;[&quot;; [.EZ32]; &quot;,0],&quot;; &quot;[&quot;; [.FA32]; &quot;,0]]&quot;)" office:value-type="string" office:string-value="[[22,0],[54,0],[78,0],[,0],[,0]]" calcext:value-type="string">
            <text:p>[[22,0],[54,0],[78,0],[,0],[,0]]</text:p>
          </table:table-cell>
          <table:table-cell/>
          <table:table-cell table:style-name="ce15" table:formula="of:=[.FC14]"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formula="of:=CONCATENATE(&quot;[[&quot;; [.FD32]; &quot;,0],&quot;; &quot;[&quot;; [.FE32]; &quot;,0],&quot;; &quot;[&quot;; [.FF32]; &quot;,0],&quot;; &quot;[&quot;; [.FG32]; &quot;,0],&quot;; &quot;[&quot;; [.FH32]; &quot;,0]]&quot;)" office:value-type="string" office:string-value="[[23,0],[53,0],[79,0],[,0],[,0]]" calcext:value-type="string">
            <text:p>[[23,0],[53,0],[79,0],[,0],[,0]]</text:p>
          </table:table-cell>
          <table:table-cell/>
          <table:table-cell table:style-name="ce15" table:formula="of:=[.FJ14]"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formula="of:=CONCATENATE(&quot;[[&quot;; [.FK32]; &quot;,0],&quot;; &quot;[&quot;; [.FL32]; &quot;,0],&quot;; &quot;[&quot;; [.FM32]; &quot;,0],&quot;; &quot;[&quot;; [.FN32]; &quot;,0],&quot;; &quot;[&quot;; [.FO32]; &quot;,0]]&quot;)" office:value-type="string" office:string-value="[[24,0],[52,0],[80,0],[,0],[,0]]" calcext:value-type="string">
            <text:p>[[24,0],[52,0],[80,0],[,0],[,0]]</text:p>
          </table:table-cell>
          <table:table-cell/>
          <table:table-cell table:style-name="ce15" table:formula="of:=[.FQ14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formula="of:=CONCATENATE(&quot;[[&quot;; [.FR32]; &quot;,0],&quot;; &quot;[&quot;; [.FS32]; &quot;,0],&quot;; &quot;[&quot;; [.FT32]; &quot;,0],&quot;; &quot;[&quot;; [.FU32]; &quot;,0],&quot;; &quot;[&quot;; [.FV32]; &quot;,0]]&quot;)" office:value-type="string" office:string-value="[[25,0],[51,0],[81,0],[,0],[,0]]" calcext:value-type="string">
            <text:p>[[25,0],[51,0],[81,0],[,0],[,0]]</text:p>
          </table:table-cell>
          <table:table-cell/>
          <table:table-cell table:style-name="ce15" table:formula="of:=[.FX14]"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FY32]; &quot;,0],&quot;; &quot;[&quot;; [.FZ32]; &quot;,0],&quot;; &quot;[&quot;; [.GA32]; &quot;,0],&quot;; &quot;[&quot;; [.GB32]; &quot;,0],&quot;; &quot;[&quot;; [.GC32]; &quot;,0]]&quot;)" office:value-type="string" office:string-value="[[26,0],[50,0],[82,0],[0,0],[0,0]]" calcext:value-type="string">
            <text:p>[[26,0],[50,0],[82,0],[0,0],[0,0]]</text:p>
          </table:table-cell>
          <table:table-cell/>
          <table:table-cell table:style-name="ce15" table:formula="of:=[.GE14]"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GF32]; &quot;,0],&quot;; &quot;[&quot;; [.GG32]; &quot;,0],&quot;; &quot;[&quot;; [.GH32]; &quot;,0],&quot;; &quot;[&quot;; [.GI32]; &quot;,0],&quot;; &quot;[&quot;; [.GJ32]; &quot;,0]]&quot;)" office:value-type="string" office:string-value="[[27,0],[49,0],[83,0],[0,0],[0,0]]" calcext:value-type="string">
            <text:p>[[27,0],[49,0],[83,0],[0,0],[0,0]]</text:p>
          </table:table-cell>
          <table:table-cell/>
          <table:table-cell table:style-name="ce15" table:formula="of:=[.GL14]"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GM32]; &quot;,0],&quot;; &quot;[&quot;; [.GN32]; &quot;,0],&quot;; &quot;[&quot;; [.GO32]; &quot;,0],&quot;; &quot;[&quot;; [.GP32]; &quot;,0],&quot;; &quot;[&quot;; [.GQ32]; &quot;,0]]&quot;)" office:value-type="string" office:string-value="[[28,0],[48,0],[84,0],[0,0],[0,0]]" calcext:value-type="string">
            <text:p>[[28,0],[48,0],[84,0],[0,0],[0,0]]</text:p>
          </table:table-cell>
          <table:table-cell/>
          <table:table-cell table:style-name="ce15" table:formula="of:=[.GS14]"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GT32]; &quot;,0],&quot;; &quot;[&quot;; [.GU32]; &quot;,0],&quot;; &quot;[&quot;; [.GV32]; &quot;,0],&quot;; &quot;[&quot;; [.GW32]; &quot;,0],&quot;; &quot;[&quot;; [.GX32]; &quot;,0]]&quot;)" office:value-type="string" office:string-value="[[29,0],[47,0],[85,0],[0,0],[0,0]]" calcext:value-type="string">
            <text:p>[[29,0],[47,0],[85,0],[0,0],[0,0]]</text:p>
          </table:table-cell>
          <table:table-cell/>
          <table:table-cell table:style-name="ce15" table:formula="of:=[.GZ14]"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HA32]; &quot;,0],&quot;; &quot;[&quot;; [.HB32]; &quot;,0],&quot;; &quot;[&quot;; [.HC32]; &quot;,0],&quot;; &quot;[&quot;; [.HD32]; &quot;,0],&quot;; &quot;[&quot;; [.HE32]; &quot;,0]]&quot;)" office:value-type="string" office:string-value="[[30,0],[46,0],[86,0],[0,0],[0,0]]" calcext:value-type="string">
            <text:p>[[30,0],[46,0],[86,0],[0,0],[0,0]]</text:p>
          </table:table-cell>
          <table:table-cell/>
          <table:table-cell table:style-name="ce15" table:formula="of:=[.HG14]"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HH32]; &quot;,0],&quot;; &quot;[&quot;; [.HI32]; &quot;,0],&quot;; &quot;[&quot;; [.HJ32]; &quot;,0],&quot;; &quot;[&quot;; [.HK32]; &quot;,0],&quot;; &quot;[&quot;; [.HL32]; &quot;,0]]&quot;)" office:value-type="string" office:string-value="[[31,0],[45,0],[87,0],[0,0],[0,0]]" calcext:value-type="string">
            <text:p>[[31,0],[45,0],[87,0],[0,0],[0,0]]</text:p>
          </table:table-cell>
          <table:table-cell/>
          <table:table-cell table:style-name="ce15" table:formula="of:=[.HN14]"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CONCATENATE(&quot;[[&quot;; [.HO32]; &quot;,0],&quot;; &quot;[&quot;; [.HP32]; &quot;,0],&quot;; &quot;[&quot;; [.HQ32]; &quot;,0],&quot;; &quot;[&quot;; [.HR32]; &quot;,0],&quot;; &quot;[&quot;; [.HS32]; &quot;,0]]&quot;)" office:value-type="string" office:string-value="[[32,0],[30,0],[46,0],[86,0],[0,0]]" calcext:value-type="string">
            <text:p>[[32,0],[30,0],[46,0],[86,0],[0,0]]</text:p>
          </table:table-cell>
          <table:table-cell/>
          <table:table-cell table:style-name="ce15" table:formula="of:=[.HU14]"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formula="of:=CONCATENATE(&quot;[[&quot;; [.HV32]; &quot;,0],&quot;; &quot;[&quot;; [.HW32]; &quot;,0],&quot;; &quot;[&quot;; [.HX32]; &quot;,0],&quot;; &quot;[&quot;; [.HY32]; &quot;,0],&quot;; &quot;[&quot;; [.HZ32]; &quot;,0]]&quot;)" office:value-type="string" office:string-value="[[33,0],[7,0],[29,0],[47,0],[85,0]]" calcext:value-type="string">
            <text:p>[[33,0],[7,0],[29,0],[47,0],[85,0]]</text:p>
          </table:table-cell>
          <table:table-cell/>
          <table:table-cell table:style-name="ce15" table:formula="of:=[.IB14]"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table:formula="of:=CONCATENATE(&quot;[[&quot;; [.IC32]; &quot;,0],&quot;; &quot;[&quot;; [.ID32]; &quot;,0],&quot;; &quot;[&quot;; [.IE32]; &quot;,0],&quot;; &quot;[&quot;; [.IF32]; &quot;,0],&quot;; &quot;[&quot;; [.IG32]; &quot;,0]]&quot;)" office:value-type="string" office:string-value="[[34,0],[6,0],[8,0],[28,0],[48,0]]" calcext:value-type="string">
            <text:p>[[34,0],[6,0],[8,0],[28,0],[48,0]]</text:p>
          </table:table-cell>
          <table:table-cell/>
          <table:table-cell table:style-name="ce15" table:formula="of:=[.II14]"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formula="of:=CONCATENATE(&quot;[[&quot;; [.IJ32]; &quot;,0],&quot;; &quot;[&quot;; [.IK32]; &quot;,0],&quot;; &quot;[&quot;; [.IL32]; &quot;,0],&quot;; &quot;[&quot;; [.IM32]; &quot;,0],&quot;; &quot;[&quot;; [.IN32]; &quot;,0]]&quot;)" office:value-type="string" office:string-value="[[35,0],[5,0],[3,0],[9,0],[27,0]]" calcext:value-type="string">
            <text:p>[[35,0],[5,0],[3,0],[9,0],[27,0]]</text:p>
          </table:table-cell>
          <table:table-cell/>
          <table:table-cell table:style-name="ce15" table:formula="of:=[.IP14]"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NCATENATE(&quot;[[&quot;; [.IQ32]; &quot;,0],&quot;; &quot;[&quot;; [.IR32]; &quot;,0],&quot;; &quot;[&quot;; [.IS32]; &quot;,0],&quot;; &quot;[&quot;; [.IT32]; &quot;,0],&quot;; &quot;[&quot;; [.IU32]; &quot;,0]]&quot;)" office:value-type="string" office:string-value="[[36,0],[16,0],[4,0],[2,0],[10,0]]" calcext:value-type="string">
            <text:p>[[36,0],[16,0],[4,0],[2,0],[10,0]]</text:p>
          </table:table-cell>
          <table:table-cell/>
          <table:table-cell table:style-name="ce15" table:formula="of:=[.IW14]"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[[&quot;; [.IX32]; &quot;,0],&quot;; &quot;[&quot;; [.IY32]; &quot;,0],&quot;; &quot;[&quot;; [.IZ32]; &quot;,0],&quot;; &quot;[&quot;; [.JA32]; &quot;,0],&quot;; &quot;[&quot;; [.JB32]; &quot;,0]]&quot;)" office:value-type="string" office:string-value="[[37,0],[35,0],[5,0],[3,0],[9,0]]" calcext:value-type="string">
            <text:p>[[37,0],[35,0],[5,0],[3,0],[9,0]]</text:p>
          </table:table-cell>
          <table:table-cell/>
          <table:table-cell table:style-name="ce15" table:formula="of:=[.JD14]"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formula="of:=CONCATENATE(&quot;[[&quot;; [.JE32]; &quot;,0],&quot;; &quot;[&quot;; [.JF32]; &quot;,0],&quot;; &quot;[&quot;; [.JG32]; &quot;,0],&quot;; &quot;[&quot;; [.JH32]; &quot;,0],&quot;; &quot;[&quot;; [.JI32]; &quot;,0]]&quot;)" office:value-type="string" office:string-value="[[38,0],[34,0],[6,0],[8,0],[28,0]]" calcext:value-type="string">
            <text:p>[[38,0],[34,0],[6,0],[8,0],[28,0]]</text:p>
          </table:table-cell>
          <table:table-cell/>
          <table:table-cell table:style-name="ce15" table:formula="of:=[.JK14]"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table:formula="of:=CONCATENATE(&quot;[[&quot;; [.JL32]; &quot;,0],&quot;; &quot;[&quot;; [.JM32]; &quot;,0],&quot;; &quot;[&quot;; [.JN32]; &quot;,0],&quot;; &quot;[&quot;; [.JO32]; &quot;,0],&quot;; &quot;[&quot;; [.JP32]; &quot;,0]]&quot;)" office:value-type="string" office:string-value="[[39,0],[33,0],[7,0],[29,0],[47,0]]" calcext:value-type="string">
            <text:p>[[39,0],[33,0],[7,0],[29,0],[47,0]]</text:p>
          </table:table-cell>
          <table:table-cell/>
          <table:table-cell table:style-name="ce15" table:formula="of:=[.JR14]"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formula="of:=CONCATENATE(&quot;[[&quot;; [.JS32]; &quot;,0],&quot;; &quot;[&quot;; [.JT32]; &quot;,0],&quot;; &quot;[&quot;; [.JU32]; &quot;,0],&quot;; &quot;[&quot;; [.JV32]; &quot;,0],&quot;; &quot;[&quot;; [.JW32]; &quot;,0]]&quot;)" office:value-type="string" office:string-value="[[40,0],[32,0],[30,0],[46,0],[86,0]]" calcext:value-type="string">
            <text:p>[[40,0],[32,0],[30,0],[46,0],[86,0]]</text:p>
          </table:table-cell>
          <table:table-cell/>
          <table:table-cell table:style-name="ce15" table:formula="of:=[.JY14]"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CONCATENATE(&quot;[[&quot;; [.JZ32]; &quot;,0],&quot;; &quot;[&quot;; [.KA32]; &quot;,0],&quot;; &quot;[&quot;; [.KB32]; &quot;,0],&quot;; &quot;[&quot;; [.KC32]; &quot;,0],&quot;; &quot;[&quot;; [.KD32]; &quot;,0]]&quot;)" office:value-type="string" office:string-value="[[41,0],[31,0],[45,0],[87,0],[0,0]]" calcext:value-type="string">
            <text:p>[[41,0],[31,0],[45,0],[87,0],[0,0]]</text:p>
          </table:table-cell>
          <table:table-cell/>
          <table:table-cell table:style-name="ce15" table:formula="of:=[.KF14]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KG32]; &quot;,0],&quot;; &quot;[&quot;; [.KH32]; &quot;,0],&quot;; &quot;[&quot;; [.KI32]; &quot;,0],&quot;; &quot;[&quot;; [.KJ32]; &quot;,0],&quot;; &quot;[&quot;; [.KK32]; &quot;,0]]&quot;)" office:value-type="string" office:string-value="[[42,0],[44,0],[88,0],[0,0],[0,0]]" calcext:value-type="string">
            <text:p>[[42,0],[44,0],[88,0],[0,0],[0,0]]</text:p>
          </table:table-cell>
          <table:table-cell/>
          <table:table-cell table:style-name="ce15" table:formula="of:=[.KM14]"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KN32]; &quot;,0],&quot;; &quot;[&quot;; [.KO32]; &quot;,0],&quot;; &quot;[&quot;; [.KP32]; &quot;,0],&quot;; &quot;[&quot;; [.KQ32]; &quot;,0],&quot;; &quot;[&quot;; [.KR32]; &quot;,0]]&quot;)" office:value-type="string" office:string-value="[[43,0],[89,0],[0,0],[0,0],[0,0]]" calcext:value-type="string">
            <text:p>[[43,0],[89,0],[0,0],[0,0],[0,0]]</text:p>
          </table:table-cell>
          <table:table-cell/>
          <table:table-cell table:style-name="ce15" table:formula="of:=[.KT14]"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KU32]; &quot;,0],&quot;; &quot;[&quot;; [.KV32]; &quot;,0],&quot;; &quot;[&quot;; [.KW32]; &quot;,0],&quot;; &quot;[&quot;; [.KX32]; &quot;,0],&quot;; &quot;[&quot;; [.KY32]; &quot;,0]]&quot;)" office:value-type="string" office:string-value="[[44,0],[88,0],[0,0],[0,0],[0,0]]" calcext:value-type="string">
            <text:p>[[44,0],[88,0],[0,0],[0,0],[0,0]]</text:p>
          </table:table-cell>
          <table:table-cell/>
          <table:table-cell table:style-name="ce15" table:formula="of:=[.LA14]"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LB32]; &quot;,0],&quot;; &quot;[&quot;; [.LC32]; &quot;,0],&quot;; &quot;[&quot;; [.LD32]; &quot;,0],&quot;; &quot;[&quot;; [.LE32]; &quot;,0],&quot;; &quot;[&quot;; [.LF32]; &quot;,0]]&quot;)" office:value-type="string" office:string-value="[[45,0],[87,0],[0,0],[0,0],[0,0]]" calcext:value-type="string">
            <text:p>[[45,0],[87,0],[0,0],[0,0],[0,0]]</text:p>
          </table:table-cell>
          <table:table-cell/>
          <table:table-cell table:style-name="ce15" table:formula="of:=[.LH14]" office:value-type="float" office:value="46" calcext:value-type="float">
            <text:p>46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LI32]; &quot;,0],&quot;; &quot;[&quot;; [.LJ32]; &quot;,0],&quot;; &quot;[&quot;; [.LK32]; &quot;,0],&quot;; &quot;[&quot;; [.LL32]; &quot;,0],&quot;; &quot;[&quot;; [.LM32]; &quot;,0]]&quot;)" office:value-type="string" office:string-value="[[46,0],[86,0],[0,0],[0,0],[0,0]]" calcext:value-type="string">
            <text:p>[[46,0],[86,0],[0,0],[0,0],[0,0]]</text:p>
          </table:table-cell>
          <table:table-cell/>
          <table:table-cell table:style-name="ce15" table:formula="of:=[.LO14]"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LP32]; &quot;,0],&quot;; &quot;[&quot;; [.LQ32]; &quot;,0],&quot;; &quot;[&quot;; [.LR32]; &quot;,0],&quot;; &quot;[&quot;; [.LS32]; &quot;,0],&quot;; &quot;[&quot;; [.LT32]; &quot;,0]]&quot;)" office:value-type="string" office:string-value="[[47,0],[85,0],[0,0],[0,0],[0,0]]" calcext:value-type="string">
            <text:p>[[47,0],[85,0],[0,0],[0,0],[0,0]]</text:p>
          </table:table-cell>
          <table:table-cell/>
          <table:table-cell table:style-name="ce15" table:formula="of:=[.LV14]"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LW32]; &quot;,0],&quot;; &quot;[&quot;; [.LX32]; &quot;,0],&quot;; &quot;[&quot;; [.LY32]; &quot;,0],&quot;; &quot;[&quot;; [.LZ32]; &quot;,0],&quot;; &quot;[&quot;; [.MA32]; &quot;,0]]&quot;)" office:value-type="string" office:string-value="[[48,0],[84,0],[0,0],[0,0],[0,0]]" calcext:value-type="string">
            <text:p>[[48,0],[84,0],[0,0],[0,0],[0,0]]</text:p>
          </table:table-cell>
          <table:table-cell/>
          <table:table-cell table:style-name="ce15" table:formula="of:=[.MC14]" office:value-type="float" office:value="49" calcext:value-type="float">
            <text:p>49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D32]; &quot;,0],&quot;; &quot;[&quot;; [.ME32]; &quot;,0],&quot;; &quot;[&quot;; [.MF32]; &quot;,0],&quot;; &quot;[&quot;; [.MG32]; &quot;,0],&quot;; &quot;[&quot;; [.MH32]; &quot;,0]]&quot;)" office:value-type="string" office:string-value="[[49,0],[83,0],[0,0],[0,0],[0,0]]" calcext:value-type="string">
            <text:p>[[49,0],[83,0],[0,0],[0,0],[0,0]]</text:p>
          </table:table-cell>
          <table:table-cell/>
          <table:table-cell table:style-name="ce15" table:formula="of:=[.MJ14]"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K32]; &quot;,0],&quot;; &quot;[&quot;; [.ML32]; &quot;,0],&quot;; &quot;[&quot;; [.MM32]; &quot;,0],&quot;; &quot;[&quot;; [.MN32]; &quot;,0],&quot;; &quot;[&quot;; [.MO32]; &quot;,0]]&quot;)" office:value-type="string" office:string-value="[[50,0],[82,0],[0,0],[0,0],[0,0]]" calcext:value-type="string">
            <text:p>[[50,0],[82,0],[0,0],[0,0],[0,0]]</text:p>
          </table:table-cell>
          <table:table-cell/>
          <table:table-cell table:style-name="ce15" table:formula="of:=[.MQ14]" office:value-type="float" office:value="51" calcext:value-type="float">
            <text:p>51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R32]; &quot;,0],&quot;; &quot;[&quot;; [.MS32]; &quot;,0],&quot;; &quot;[&quot;; [.MT32]; &quot;,0],&quot;; &quot;[&quot;; [.MU32]; &quot;,0],&quot;; &quot;[&quot;; [.MV32]; &quot;,0]]&quot;)" office:value-type="string" office:string-value="[[51,0],[81,0],[0,0],[0,0],[0,0]]" calcext:value-type="string">
            <text:p>[[51,0],[81,0],[0,0],[0,0],[0,0]]</text:p>
          </table:table-cell>
          <table:table-cell/>
          <table:table-cell table:style-name="ce15" table:formula="of:=[.MX14]" office:value-type="float" office:value="52" calcext:value-type="float">
            <text:p>52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MY32]; &quot;,0],&quot;; &quot;[&quot;; [.MZ32]; &quot;,0],&quot;; &quot;[&quot;; [.NA32]; &quot;,0],&quot;; &quot;[&quot;; [.NB32]; &quot;,0],&quot;; &quot;[&quot;; [.NC32]; &quot;,0]]&quot;)" office:value-type="string" office:string-value="[[52,0],[80,0],[0,0],[0,0],[0,0]]" calcext:value-type="string">
            <text:p>[[52,0],[80,0],[0,0],[0,0],[0,0]]</text:p>
          </table:table-cell>
          <table:table-cell/>
          <table:table-cell table:style-name="ce15" table:formula="of:=[.NE14]" office:value-type="float" office:value="53" calcext:value-type="float">
            <text:p>53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F32]; &quot;,0],&quot;; &quot;[&quot;; [.NG32]; &quot;,0],&quot;; &quot;[&quot;; [.NH32]; &quot;,0],&quot;; &quot;[&quot;; [.NI32]; &quot;,0],&quot;; &quot;[&quot;; [.NJ32]; &quot;,0]]&quot;)" office:value-type="string" office:string-value="[[53,0],[79,0],[0,0],[0,0],[0,0]]" calcext:value-type="string">
            <text:p>[[53,0],[79,0],[0,0],[0,0],[0,0]]</text:p>
          </table:table-cell>
          <table:table-cell/>
          <table:table-cell table:style-name="ce15" table:formula="of:=[.NL14]"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M32]; &quot;,0],&quot;; &quot;[&quot;; [.NN32]; &quot;,0],&quot;; &quot;[&quot;; [.NO32]; &quot;,0],&quot;; &quot;[&quot;; [.NP32]; &quot;,0],&quot;; &quot;[&quot;; [.NQ32]; &quot;,0]]&quot;)" office:value-type="string" office:string-value="[[54,0],[78,0],[0,0],[0,0],[0,0]]" calcext:value-type="string">
            <text:p>[[54,0],[78,0],[0,0],[0,0],[0,0]]</text:p>
          </table:table-cell>
          <table:table-cell/>
          <table:table-cell table:style-name="ce15" table:formula="of:=[.NS14]"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NT32]; &quot;,0],&quot;; &quot;[&quot;; [.NU32]; &quot;,0],&quot;; &quot;[&quot;; [.NV32]; &quot;,0],&quot;; &quot;[&quot;; [.NW32]; &quot;,0],&quot;; &quot;[&quot;; [.NX32]; &quot;,0]]&quot;)" office:value-type="string" office:string-value="[[55,0],[77,0],[0,0],[0,0],[0,0]]" calcext:value-type="string">
            <text:p>[[55,0],[77,0],[0,0],[0,0],[0,0]]</text:p>
          </table:table-cell>
          <table:table-cell/>
          <table:table-cell table:style-name="ce15" table:formula="of:=[.NZ14]"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A32]; &quot;,0],&quot;; &quot;[&quot;; [.OB32]; &quot;,0],&quot;; &quot;[&quot;; [.OC32]; &quot;,0],&quot;; &quot;[&quot;; [.OD32]; &quot;,0],&quot;; &quot;[&quot;; [.OE32]; &quot;,0]]&quot;)" office:value-type="string" office:string-value="[[56,0],[76,0],[0,0],[0,0],[0,0]]" calcext:value-type="string">
            <text:p>[[56,0],[76,0],[0,0],[0,0],[0,0]]</text:p>
          </table:table-cell>
          <table:table-cell/>
          <table:table-cell table:style-name="ce15" table:formula="of:=[.OG14]"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OH32]; &quot;,0],&quot;; &quot;[&quot;; [.OI32]; &quot;,0],&quot;; &quot;[&quot;; [.OJ32]; &quot;,0],&quot;; &quot;[&quot;; [.OK32]; &quot;,0],&quot;; &quot;[&quot;; [.OL32]; &quot;,0]]&quot;)" office:value-type="string" office:string-value="[[57,0],[75,0],[0,0],[0,0],[0,0]]" calcext:value-type="string">
            <text:p>[[57,0],[75,0],[0,0],[0,0],[0,0]]</text:p>
          </table:table-cell>
          <table:table-cell/>
          <table:table-cell table:style-name="ce15" table:formula="of:=[.ON14]"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OO32]; &quot;,0],&quot;; &quot;[&quot;; [.OP32]; &quot;,0],&quot;; &quot;[&quot;; [.OQ32]; &quot;,0],&quot;; &quot;[&quot;; [.OR32]; &quot;,0],&quot;; &quot;[&quot;; [.OS32]; &quot;,0]]&quot;)" office:value-type="string" office:string-value="[[58,0],[56,0],[76,0],[0,0],[0,0]]" calcext:value-type="string">
            <text:p>[[58,0],[56,0],[76,0],[0,0],[0,0]]</text:p>
          </table:table-cell>
          <table:table-cell/>
          <table:table-cell table:style-name="ce15" table:formula="of:=[.OU14]"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CONCATENATE(&quot;[[&quot;; [.OV32]; &quot;,0],&quot;; &quot;[&quot;; [.OW32]; &quot;,0],&quot;; &quot;[&quot;; [.OX32]; &quot;,0],&quot;; &quot;[&quot;; [.OY32]; &quot;,0],&quot;; &quot;[&quot;; [.OZ32]; &quot;,0]]&quot;)" office:value-type="string" office:string-value="[[59,0],[21,0],[55,0],[77,0],[0,0]]" calcext:value-type="string">
            <text:p>[[59,0],[21,0],[55,0],[77,0],[0,0]]</text:p>
          </table:table-cell>
          <table:table-cell/>
          <table:table-cell table:style-name="ce15" table:formula="of:=[.PB14]"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78" calcext:value-type="float">
            <text:p>78</text:p>
          </table:table-cell>
          <table:table-cell table:formula="of:=CONCATENATE(&quot;[[&quot;; [.PC32]; &quot;,0],&quot;; &quot;[&quot;; [.PD32]; &quot;,0],&quot;; &quot;[&quot;; [.PE32]; &quot;,0],&quot;; &quot;[&quot;; [.PF32]; &quot;,0],&quot;; &quot;[&quot;; [.PG32]; &quot;,0]]&quot;)" office:value-type="string" office:string-value="[[60,0],[20,0],[22,0],[54,0],[78,0]]" calcext:value-type="string">
            <text:p>[[60,0],[20,0],[22,0],[54,0],[78,0]]</text:p>
          </table:table-cell>
          <table:table-cell/>
          <table:table-cell table:style-name="ce15" table:formula="of:=[.PI14]"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CONCATENATE(&quot;[[&quot;; [.PJ32]; &quot;,0],&quot;; &quot;[&quot;; [.PK32]; &quot;,0],&quot;; &quot;[&quot;; [.PL32]; &quot;,0],&quot;; &quot;[&quot;; [.PM32]; &quot;,0],&quot;; &quot;[&quot;; [.PN32]; &quot;,0]]&quot;)" office:value-type="string" office:string-value="[[61,0],[19,0],[13,0],[12,0],[24,0]]" calcext:value-type="string">
            <text:p>[[61,0],[19,0],[13,0],[12,0],[24,0]]</text:p>
          </table:table-cell>
          <table:table-cell/>
          <table:table-cell table:style-name="ce15" table:formula="of:=[.PP14]"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CONCATENATE(&quot;[[&quot;; [.PQ32]; &quot;,0],&quot;; &quot;[&quot;; [.PR32]; &quot;,0],&quot;; &quot;[&quot;; [.PS32]; &quot;,0],&quot;; &quot;[&quot;; [.PT32]; &quot;,0],&quot;; &quot;[&quot;; [.PU32]; &quot;,0]]&quot;)" office:value-type="string" office:string-value="[[62,0],[18,0],[14,0],[12,0],[24,0]]" calcext:value-type="string">
            <text:p>[[62,0],[18,0],[14,0],[12,0],[24,0]]</text:p>
          </table:table-cell>
          <table:table-cell/>
          <table:table-cell table:style-name="ce15" table:formula="of:=[.PW14]"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NCATENATE(&quot;[[&quot;; [.PX32]; &quot;,0],&quot;; &quot;[&quot;; [.PY32]; &quot;,0],&quot;; &quot;[&quot;; [.PZ32]; &quot;,0],&quot;; &quot;[&quot;; [.QA32]; &quot;,0],&quot;; &quot;[&quot;; [.QB32]; &quot;,0]]&quot;)" office:value-type="string" office:string-value="[[63,0],[17,0],[15,0],[1,0],[11,0]]" calcext:value-type="string">
            <text:p>[[63,0],[17,0],[15,0],[1,0],[11,0]]</text:p>
          </table:table-cell>
          <table:table-cell/>
          <table:table-cell table:style-name="ce15" table:formula="of:=[.QD14]"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NCATENATE(&quot;[[&quot;; [.QE32]; &quot;,0],&quot;; &quot;[&quot;; [.QF32]; &quot;,0],&quot;; &quot;[&quot;; [.QG32]; &quot;,0],&quot;; &quot;[&quot;; [.QH32]; &quot;,0],&quot;; &quot;[&quot;; [.QI32]; &quot;,0]]&quot;)" office:value-type="string" office:string-value="[[64,0],[36,0],[16,0],[4,0],[2,0]]" calcext:value-type="string">
            <text:p>[[64,0],[36,0],[16,0],[4,0],[2,0]]</text:p>
          </table:table-cell>
          <table:table-cell/>
          <table:table-cell table:style-name="ce15" table:formula="of:=[.QK14]"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NCATENATE(&quot;[[&quot;; [.QL32]; &quot;,0],&quot;; &quot;[&quot;; [.QM32]; &quot;,0],&quot;; &quot;[&quot;; [.QN32]; &quot;,0],&quot;; &quot;[&quot;; [.QO32]; &quot;,0],&quot;; &quot;[&quot;; [.QP32]; &quot;,0]]&quot;)" office:value-type="string" office:string-value="[[65,0],[63,0],[17,0],[15,0],[1,0]]" calcext:value-type="string">
            <text:p>[[65,0],[63,0],[17,0],[15,0],[1,0]]</text:p>
          </table:table-cell>
          <table:table-cell/>
          <table:table-cell table:style-name="ce15" table:formula="of:=[.QR14]"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CONCATENATE(&quot;[[&quot;; [.QS32]; &quot;,0],&quot;; &quot;[&quot;; [.QT32]; &quot;,0],&quot;; &quot;[&quot;; [.QU32]; &quot;,0],&quot;; &quot;[&quot;; [.QV32]; &quot;,0],&quot;; &quot;[&quot;; [.QW32]; &quot;,0]]&quot;)" office:value-type="string" office:string-value="[[66,0],[62,0],[18,0],[14,0],[12,0]]" calcext:value-type="string">
            <text:p>[[66,0],[62,0],[18,0],[14,0],[12,0]]</text:p>
          </table:table-cell>
          <table:table-cell/>
          <table:table-cell table:style-name="ce15" table:formula="of:=[.QY14]"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CONCATENATE(&quot;[[&quot;; [.QZ32]; &quot;,0],&quot;; &quot;[&quot;; [.RA32]; &quot;,0],&quot;; &quot;[&quot;; [.RB32]; &quot;,0],&quot;; &quot;[&quot;; [.RC32]; &quot;,0],&quot;; &quot;[&quot;; [.RD32]; &quot;,0]]&quot;)" office:value-type="string" office:string-value="[[67,0],[61,0],[19,0],[13,0],[23,0]]" calcext:value-type="string">
            <text:p>[[67,0],[61,0],[19,0],[13,0],[23,0]]</text:p>
          </table:table-cell>
          <table:table-cell/>
          <table:table-cell table:style-name="ce15" table:formula="of:=[.RF14]"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CONCATENATE(&quot;[[&quot;; [.RG32]; &quot;,0],&quot;; &quot;[&quot;; [.RH32]; &quot;,0],&quot;; &quot;[&quot;; [.RI32]; &quot;,0],&quot;; &quot;[&quot;; [.RJ32]; &quot;,0],&quot;; &quot;[&quot;; [.RK32]; &quot;,0]]&quot;)" office:value-type="string" office:string-value="[[68,0],[60,0],[20,0],[22,0],[54,0]]" calcext:value-type="string">
            <text:p>[[68,0],[60,0],[20,0],[22,0],[54,0]]</text:p>
          </table:table-cell>
          <table:table-cell/>
          <table:table-cell table:style-name="ce15" table:formula="of:=[.RM14]" office:value-type="float" office:value="69" calcext:value-type="float">
            <text:p>69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table:formula="of:=CONCATENATE(&quot;[[&quot;; [.RN32]; &quot;,0],&quot;; &quot;[&quot;; [.RO32]; &quot;,0],&quot;; &quot;[&quot;; [.RP32]; &quot;,0],&quot;; &quot;[&quot;; [.RQ32]; &quot;,0],&quot;; &quot;[&quot;; [.RR32]; &quot;,0]]&quot;)" office:value-type="string" office:string-value="[[69,0],[59,0],[21,0],[55,0],[77,0]]" calcext:value-type="string">
            <text:p>[[69,0],[59,0],[21,0],[55,0],[77,0]]</text:p>
          </table:table-cell>
          <table:table-cell/>
          <table:table-cell table:style-name="ce15" table:formula="of:=[.RT14]"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CONCATENATE(&quot;[[&quot;; [.RU32]; &quot;,0],&quot;; &quot;[&quot;; [.RV32]; &quot;,0],&quot;; &quot;[&quot;; [.RW32]; &quot;,0],&quot;; &quot;[&quot;; [.RX32]; &quot;,0],&quot;; &quot;[&quot;; [.RY32]; &quot;,0]]&quot;)" office:value-type="string" office:string-value="[[70,0],[58,0],[56,0],[76,0],[0,0]]" calcext:value-type="string">
            <text:p>[[70,0],[58,0],[56,0],[76,0],[0,0]]</text:p>
          </table:table-cell>
          <table:table-cell/>
          <table:table-cell table:style-name="ce15" table:formula="of:=[.SA14]"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SB32]; &quot;,0],&quot;; &quot;[&quot;; [.SC32]; &quot;,0],&quot;; &quot;[&quot;; [.SD32]; &quot;,0],&quot;; &quot;[&quot;; [.SE32]; &quot;,0],&quot;; &quot;[&quot;; [.SF32]; &quot;,0]]&quot;)" office:value-type="string" office:string-value="[[71,0],[57,0],[75,0],[0,0],[0,0]]" calcext:value-type="string">
            <text:p>[[71,0],[57,0],[75,0],[0,0],[0,0]]</text:p>
          </table:table-cell>
          <table:table-cell/>
          <table:table-cell table:style-name="ce15" table:formula="of:=[.SH14]"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SI32]; &quot;,0],&quot;; &quot;[&quot;; [.SJ32]; &quot;,0],&quot;; &quot;[&quot;; [.SK32]; &quot;,0],&quot;; &quot;[&quot;; [.SL32]; &quot;,0],&quot;; &quot;[&quot;; [.SM32]; &quot;,0]]&quot;)" office:value-type="string" office:string-value="[[72,0],[74,0],[0,0],[0,0],[0,0]]" calcext:value-type="string">
            <text:p>[[72,0],[74,0],[0,0],[0,0],[0,0]]</text:p>
          </table:table-cell>
          <table:table-cell/>
          <table:table-cell table:style-name="ce15" table:formula="of:=[.SO14]"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P32]; &quot;,0],&quot;; &quot;[&quot;; [.SQ32]; &quot;,0],&quot;; &quot;[&quot;; [.SR32]; &quot;,0],&quot;; &quot;[&quot;; [.SS32]; &quot;,0],&quot;; &quot;[&quot;; [.ST32]; &quot;,0]]&quot;)" office:value-type="string" office:string-value="[[73,0],[0,0],[0,0],[0,0],[0,0]]" calcext:value-type="string">
            <text:p>[[73,0],[0,0],[0,0],[0,0],[0,0]]</text:p>
          </table:table-cell>
          <table:table-cell/>
          <table:table-cell table:style-name="ce15" table:formula="of:=[.SV14]"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SW32]; &quot;,0],&quot;; &quot;[&quot;; [.SX32]; &quot;,0],&quot;; &quot;[&quot;; [.SY32]; &quot;,0],&quot;; &quot;[&quot;; [.SZ32]; &quot;,0],&quot;; &quot;[&quot;; [.TA32]; &quot;,0]]&quot;)" office:value-type="string" office:string-value="[[74,0],[0,0],[0,0],[0,0],[0,0]]" calcext:value-type="string">
            <text:p>[[74,0],[0,0],[0,0],[0,0],[0,0]]</text:p>
          </table:table-cell>
          <table:table-cell/>
          <table:table-cell table:style-name="ce15" table:formula="of:=[.TC14]"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D32]; &quot;,0],&quot;; &quot;[&quot;; [.TE32]; &quot;,0],&quot;; &quot;[&quot;; [.TF32]; &quot;,0],&quot;; &quot;[&quot;; [.TG32]; &quot;,0],&quot;; &quot;[&quot;; [.TH32]; &quot;,0]]&quot;)" office:value-type="string" office:string-value="[[75,0],[0,0],[0,0],[0,0],[0,0]]" calcext:value-type="string">
            <text:p>[[75,0],[0,0],[0,0],[0,0],[0,0]]</text:p>
          </table:table-cell>
          <table:table-cell/>
          <table:table-cell table:style-name="ce15" table:formula="of:=[.TJ14]" office:value-type="float" office:value="76" calcext:value-type="float">
            <text:p>7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K32]; &quot;,0],&quot;; &quot;[&quot;; [.TL32]; &quot;,0],&quot;; &quot;[&quot;; [.TM32]; &quot;,0],&quot;; &quot;[&quot;; [.TN32]; &quot;,0],&quot;; &quot;[&quot;; [.TO32]; &quot;,0]]&quot;)" office:value-type="string" office:string-value="[[76,0],[0,0],[0,0],[0,0],[0,0]]" calcext:value-type="string">
            <text:p>[[76,0],[0,0],[0,0],[0,0],[0,0]]</text:p>
          </table:table-cell>
          <table:table-cell/>
          <table:table-cell table:style-name="ce15" table:formula="of:=[.TQ14]" office:value-type="float" office:value="77" calcext:value-type="float">
            <text:p>7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R32]; &quot;,0],&quot;; &quot;[&quot;; [.TS32]; &quot;,0],&quot;; &quot;[&quot;; [.TT32]; &quot;,0],&quot;; &quot;[&quot;; [.TU32]; &quot;,0],&quot;; &quot;[&quot;; [.TV32]; &quot;,0]]&quot;)" office:value-type="string" office:string-value="[[77,0],[0,0],[0,0],[0,0],[0,0]]" calcext:value-type="string">
            <text:p>[[77,0],[0,0],[0,0],[0,0],[0,0]]</text:p>
          </table:table-cell>
          <table:table-cell/>
          <table:table-cell table:style-name="ce15" table:formula="of:=[.TX14]" office:value-type="float" office:value="78" calcext:value-type="float">
            <text:p>7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TY32]; &quot;,0],&quot;; &quot;[&quot;; [.TZ32]; &quot;,0],&quot;; &quot;[&quot;; [.UA32]; &quot;,0],&quot;; &quot;[&quot;; [.UB32]; &quot;,0],&quot;; &quot;[&quot;; [.UC32]; &quot;,0]]&quot;)" office:value-type="string" office:string-value="[[78,0],[0,0],[0,0],[0,0],[0,0]]" calcext:value-type="string">
            <text:p>[[78,0],[0,0],[0,0],[0,0],[0,0]]</text:p>
          </table:table-cell>
          <table:table-cell/>
          <table:table-cell table:style-name="ce15" table:formula="of:=[.UE14]" office:value-type="float" office:value="79" calcext:value-type="float">
            <text:p>7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F32]; &quot;,0],&quot;; &quot;[&quot;; [.UG32]; &quot;,0],&quot;; &quot;[&quot;; [.UH32]; &quot;,0],&quot;; &quot;[&quot;; [.UI32]; &quot;,0],&quot;; &quot;[&quot;; [.UJ32]; &quot;,0]]&quot;)" office:value-type="string" office:string-value="[[79,0],[0,0],[0,0],[0,0],[0,0]]" calcext:value-type="string">
            <text:p>[[79,0],[0,0],[0,0],[0,0],[0,0]]</text:p>
          </table:table-cell>
          <table:table-cell/>
          <table:table-cell table:style-name="ce15" table:formula="of:=[.UL14]"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M32]; &quot;,0],&quot;; &quot;[&quot;; [.UN32]; &quot;,0],&quot;; &quot;[&quot;; [.UO32]; &quot;,0],&quot;; &quot;[&quot;; [.UP32]; &quot;,0],&quot;; &quot;[&quot;; [.UQ32]; &quot;,0]]&quot;)" office:value-type="string" office:string-value="[[80,0],[0,0],[0,0],[0,0],[0,0]]" calcext:value-type="string">
            <text:p>[[80,0],[0,0],[0,0],[0,0],[0,0]]</text:p>
          </table:table-cell>
          <table:table-cell/>
          <table:table-cell table:style-name="ce15" table:formula="of:=[.US14]" office:value-type="float" office:value="81" calcext:value-type="float">
            <text:p>8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UT32]; &quot;,0],&quot;; &quot;[&quot;; [.UU32]; &quot;,0],&quot;; &quot;[&quot;; [.UV32]; &quot;,0],&quot;; &quot;[&quot;; [.UW32]; &quot;,0],&quot;; &quot;[&quot;; [.UX32]; &quot;,0]]&quot;)" office:value-type="string" office:string-value="[[81,0],[0,0],[0,0],[0,0],[0,0]]" calcext:value-type="string">
            <text:p>[[81,0],[0,0],[0,0],[0,0],[0,0]]</text:p>
          </table:table-cell>
          <table:table-cell/>
          <table:table-cell table:style-name="ce15" table:formula="of:=[.UZ14]" office:value-type="float" office:value="82" calcext:value-type="float">
            <text:p>8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A32]; &quot;,0],&quot;; &quot;[&quot;; [.VB32]; &quot;,0],&quot;; &quot;[&quot;; [.VC32]; &quot;,0],&quot;; &quot;[&quot;; [.VD32]; &quot;,0],&quot;; &quot;[&quot;; [.VE32]; &quot;,0]]&quot;)" office:value-type="string" office:string-value="[[82,0],[0,0],[0,0],[0,0],[0,0]]" calcext:value-type="string">
            <text:p>[[82,0],[0,0],[0,0],[0,0],[0,0]]</text:p>
          </table:table-cell>
          <table:table-cell/>
          <table:table-cell table:style-name="ce15" table:formula="of:=[.VG14]" office:value-type="float" office:value="83" calcext:value-type="float">
            <text:p>8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H32]; &quot;,0],&quot;; &quot;[&quot;; [.VI32]; &quot;,0],&quot;; &quot;[&quot;; [.VJ32]; &quot;,0],&quot;; &quot;[&quot;; [.VK32]; &quot;,0],&quot;; &quot;[&quot;; [.VL32]; &quot;,0]]&quot;)" office:value-type="string" office:string-value="[[83,0],[0,0],[0,0],[0,0],[0,0]]" calcext:value-type="string">
            <text:p>[[83,0],[0,0],[0,0],[0,0],[0,0]]</text:p>
          </table:table-cell>
          <table:table-cell/>
          <table:table-cell table:style-name="ce15" table:formula="of:=[.VN14]"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O32]; &quot;,0],&quot;; &quot;[&quot;; [.VP32]; &quot;,0],&quot;; &quot;[&quot;; [.VQ32]; &quot;,0],&quot;; &quot;[&quot;; [.VR32]; &quot;,0],&quot;; &quot;[&quot;; [.VS32]; &quot;,0]]&quot;)" office:value-type="string" office:string-value="[[84,0],[0,0],[0,0],[0,0],[0,0]]" calcext:value-type="string">
            <text:p>[[84,0],[0,0],[0,0],[0,0],[0,0]]</text:p>
          </table:table-cell>
          <table:table-cell/>
          <table:table-cell table:style-name="ce15" table:formula="of:=[.VU14]"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VV32]; &quot;,0],&quot;; &quot;[&quot;; [.VW32]; &quot;,0],&quot;; &quot;[&quot;; [.VX32]; &quot;,0],&quot;; &quot;[&quot;; [.VY32]; &quot;,0],&quot;; &quot;[&quot;; [.VZ32]; &quot;,0]]&quot;)" office:value-type="string" office:string-value="[[85,0],[0,0],[0,0],[0,0],[0,0]]" calcext:value-type="string">
            <text:p>[[85,0],[0,0],[0,0],[0,0],[0,0]]</text:p>
          </table:table-cell>
          <table:table-cell/>
          <table:table-cell table:style-name="ce15" table:formula="of:=[.WB14]"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WC32]; &quot;,0],&quot;; &quot;[&quot;; [.WD32]; &quot;,0],&quot;; &quot;[&quot;; [.WE32]; &quot;,0],&quot;; &quot;[&quot;; [.WF32]; &quot;,0],&quot;; &quot;[&quot;; [.WG32]; &quot;,0]]&quot;)" office:value-type="string" office:string-value="[[86,0],[0,0],[0,0],[0,0],[0,0]]" calcext:value-type="string">
            <text:p>[[86,0],[0,0],[0,0],[0,0],[0,0]]</text:p>
          </table:table-cell>
          <table:table-cell/>
          <table:table-cell table:style-name="ce15" table:formula="of:=[.WI14]" office:value-type="float" office:value="87" calcext:value-type="float">
            <text:p>8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WJ32]; &quot;,0],&quot;; &quot;[&quot;; [.WK32]; &quot;,0],&quot;; &quot;[&quot;; [.WL32]; &quot;,0],&quot;; &quot;[&quot;; [.WM32]; &quot;,0],&quot;; &quot;[&quot;; [.WN32]; &quot;,0]]&quot;)" office:value-type="string" office:string-value="[[87,0],[0,0],[0,0],[0,0],[0,0]]" calcext:value-type="string">
            <text:p>[[87,0],[0,0],[0,0],[0,0],[0,0]]</text:p>
          </table:table-cell>
          <table:table-cell/>
          <table:table-cell table:style-name="ce15" table:formula="of:=[.WP14]"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WQ32]; &quot;,0],&quot;; &quot;[&quot;; [.WR32]; &quot;,0],&quot;; &quot;[&quot;; [.WS32]; &quot;,0],&quot;; &quot;[&quot;; [.WT32]; &quot;,0],&quot;; &quot;[&quot;; [.WU32]; &quot;,0]]&quot;)" office:value-type="string" office:string-value="[[88,0],[0,0],[0,0],[0,0],[0,0]]" calcext:value-type="string">
            <text:p>[[88,0],[0,0],[0,0],[0,0],[0,0]]</text:p>
          </table:table-cell>
          <table:table-cell/>
          <table:table-cell table:style-name="ce15" table:formula="of:=[.WW14]" office:value-type="float" office:value="89" calcext:value-type="float">
            <text:p>89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WX32]; &quot;,0],&quot;; &quot;[&quot;; [.WY32]; &quot;,0],&quot;; &quot;[&quot;; [.WZ32]; &quot;,0],&quot;; &quot;[&quot;; [.XA32]; &quot;,0],&quot;; &quot;[&quot;; [.XB32]; &quot;,0]]&quot;)" office:value-type="string" office:string-value="[[89,0],[0,0],[0,0],[0,0],[0,0]]" calcext:value-type="string">
            <text:p>[[89,0],[0,0],[0,0],[0,0],[0,0]]</text:p>
          </table:table-cell>
          <table:table-cell/>
          <table:table-cell table:style-name="ce15" table:formula="of:=[.XD14]"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XE32]; &quot;,0],&quot;; &quot;[&quot;; [.XF32]; &quot;,0],&quot;; &quot;[&quot;; [.XG32]; &quot;,0],&quot;; &quot;[&quot;; [.XH32]; &quot;,0],&quot;; &quot;[&quot;; [.XI32]; &quot;,0]]&quot;)" office:value-type="string" office:string-value="[[90,0],[0,0],[0,0],[0,0],[0,0]]" calcext:value-type="string">
            <text:p>[[90,0],[0,0],[0,0],[0,0],[0,0]]</text:p>
          </table:table-cell>
          <table:table-cell/>
          <table:table-cell table:style-name="ce15" table:formula="of:=[.XK14]" office:value-type="float" office:value="91" calcext:value-type="float">
            <text:p>9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CONCATENATE(&quot;[[&quot;; [.XL32]; &quot;,0],&quot;; &quot;[&quot;; [.XM32]; &quot;,0],&quot;; &quot;[&quot;; [.XN32]; &quot;,0],&quot;; &quot;[&quot;; [.XO32]; &quot;,0],&quot;; &quot;[&quot;; [.XP32]; &quot;,0]]&quot;)" office:value-type="string" office:string-value="[[91,0],[0,0],[0,0],[0,0],[0,0]]" calcext:value-type="string">
            <text:p>[[91,0],[0,0],[0,0],[0,0],[0,0]]</text:p>
          </table:table-cell>
          <table:table-cell/>
          <table:table-cell table:style-name="ce15" table:formula="of:=[.XR14]"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CONCATENATE(&quot;[[&quot;; [.XS32]; &quot;,0],&quot;; &quot;[&quot;; [.XT32]; &quot;,0],&quot;; &quot;[&quot;; [.XU32]; &quot;,0],&quot;; &quot;[&quot;; [.XV32]; &quot;,0],&quot;; &quot;[&quot;; [.XW32]; &quot;,0]]&quot;)" office:value-type="string" office:string-value="[[92,0],[90,0],[0,0],[0,0],[0,0]]" calcext:value-type="string">
            <text:p>[[92,0],[90,0],[0,0],[0,0],[0,0]]</text:p>
          </table:table-cell>
          <table:table-cell/>
          <table:table-cell table:style-name="ce15" table:formula="of:=[.XY14]"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NCATENATE(&quot;[[&quot;; [.XZ32]; &quot;,0],&quot;; &quot;[&quot;; [.YA32]; &quot;,0],&quot;; &quot;[&quot;; [.YB32]; &quot;,0],&quot;; &quot;[&quot;; [.YC32]; &quot;,0],&quot;; &quot;[&quot;; [.YD32]; &quot;,0]]&quot;)" office:value-type="string" office:string-value="[[93,0],[43,0],[89,0],[0,0],[0,0]]" calcext:value-type="string">
            <text:p>[[93,0],[43,0],[89,0],[0,0],[0,0]]</text:p>
          </table:table-cell>
          <table:table-cell/>
          <table:table-cell table:style-name="ce15" table:formula="of:=[.YF14]"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CONCATENATE(&quot;[[&quot;; [.YG32]; &quot;,0],&quot;; &quot;[&quot;; [.YH32]; &quot;,0],&quot;; &quot;[&quot;; [.YI32]; &quot;,0],&quot;; &quot;[&quot;; [.YJ32]; &quot;,0],&quot;; &quot;[&quot;; [.YK32]; &quot;,0]]&quot;)" office:value-type="string" office:string-value="[[94,0],[42,0],[44,0],[88,0],[0,0]]" calcext:value-type="string">
            <text:p>[[94,0],[42,0],[44,0],[88,0],[0,0]]</text:p>
          </table:table-cell>
          <table:table-cell/>
          <table:table-cell table:style-name="ce15" table:formula="of:=[.YM14]"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87" calcext:value-type="float">
            <text:p>87</text:p>
          </table:table-cell>
          <table:table-cell table:formula="of:=CONCATENATE(&quot;[[&quot;; [.YN32]; &quot;,0],&quot;; &quot;[&quot;; [.YO32]; &quot;,0],&quot;; &quot;[&quot;; [.YP32]; &quot;,0],&quot;; &quot;[&quot;; [.YQ32]; &quot;,0],&quot;; &quot;[&quot;; [.YR32]; &quot;,0]]&quot;)" office:value-type="string" office:string-value="[[95,0],[41,0],[31,0],[45,0],[87,0]]" calcext:value-type="string">
            <text:p>[[95,0],[41,0],[31,0],[45,0],[87,0]]</text:p>
          </table:table-cell>
          <table:table-cell/>
          <table:table-cell table:style-name="ce15" table:formula="of:=[.YT14]" office:value-type="float" office:value="96" calcext:value-type="float">
            <text:p>9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table:formula="of:=CONCATENATE(&quot;[[&quot;; [.YU32]; &quot;,0],&quot;; &quot;[&quot;; [.YV32]; &quot;,0],&quot;; &quot;[&quot;; [.YW32]; &quot;,0],&quot;; &quot;[&quot;; [.YX32]; &quot;,0],&quot;; &quot;[&quot;; [.YY32]; &quot;,0]]&quot;)" office:value-type="string" office:string-value="[[96,0],[40,0],[32,0],[30,0],[46,0]]" calcext:value-type="string">
            <text:p>[[96,0],[40,0],[32,0],[30,0],[46,0]]</text:p>
          </table:table-cell>
          <table:table-cell/>
          <table:table-cell table:style-name="ce15" table:formula="of:=[.ZA14]"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table:formula="of:=CONCATENATE(&quot;[[&quot;; [.ZB32]; &quot;,0],&quot;; &quot;[&quot;; [.ZC32]; &quot;,0],&quot;; &quot;[&quot;; [.ZD32]; &quot;,0],&quot;; &quot;[&quot;; [.ZE32]; &quot;,0],&quot;; &quot;[&quot;; [.ZF32]; &quot;,0]]&quot;)" office:value-type="string" office:string-value="[[97,0],[39,0],[33,0],[7,0],[29,0]]" calcext:value-type="string">
            <text:p>[[97,0],[39,0],[33,0],[7,0],[29,0]]</text:p>
          </table:table-cell>
          <table:table-cell/>
          <table:table-cell table:style-name="ce15" table:formula="of:=[.ZH14]"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NCATENATE(&quot;[[&quot;; [.ZI32]; &quot;,0],&quot;; &quot;[&quot;; [.ZJ32]; &quot;,0],&quot;; &quot;[&quot;; [.ZK32]; &quot;,0],&quot;; &quot;[&quot;; [.ZL32]; &quot;,0],&quot;; &quot;[&quot;; [.ZM32]; &quot;,0]]&quot;)" office:value-type="string" office:string-value="[[98,0],[38,0],[34,0],[6,0],[8,0]]" calcext:value-type="string">
            <text:p>[[98,0],[38,0],[34,0],[6,0],[8,0]]</text:p>
          </table:table-cell>
          <table:table-cell/>
          <table:table-cell table:style-name="ce15" table:formula="of:=[.ZO14]"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NCATENATE(&quot;[[&quot;; [.ZP32]; &quot;,0],&quot;; &quot;[&quot;; [.ZQ32]; &quot;,0],&quot;; &quot;[&quot;; [.ZR32]; &quot;,0],&quot;; &quot;[&quot;; [.ZS32]; &quot;,0],&quot;; &quot;[&quot;; [.ZT32]; &quot;,0]]&quot;)" office:value-type="string" office:string-value="[[99,0],[37,0],[35,0],[5,0],[3,0]]" calcext:value-type="string">
            <text:p>[[99,0],[37,0],[35,0],[5,0],[3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5,1,11,25,5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1" calcext:value-type="float">
            <text:p>11</text:p>
          </table:table-cell>
          <table:table-cell table:formula="of:=[.H32]" office:value-type="float" office:value="25" calcext:value-type="float">
            <text:p>25</text:p>
          </table:table-cell>
          <table:table-cell table:formula="of:=[.I32]" office:value-type="float" office:value="51" calcext:value-type="float">
            <text:p>51</text:p>
          </table:table-cell>
          <table:table-cell table:formula="of:=CONCATENATE(&quot;[[&quot;; [.F33]; &quot;,0],&quot;; &quot;[&quot;; [.G33]; &quot;,0],&quot;; &quot;[&quot;; [.H33]; &quot;,0],&quot;; &quot;[&quot;; [.I33]; &quot;,0],&quot;; &quot;[&quot;; [.J33]; &quot;,0]]&quot;)" office:value-type="string" office:string-value="[[15,0],[1,0],[11,0],[25,0],[51,0]]" calcext:value-type="string">
            <text:p>[[15,0],[1,0],[11,0],[25,0],[51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32]" office:value-type="float" office:value="2" calcext:value-type="float">
            <text:p>2</text:p>
          </table:table-cell>
          <table:table-cell table:formula="of:=[.N32]" office:value-type="float" office:value="10" calcext:value-type="float">
            <text:p>10</text:p>
          </table:table-cell>
          <table:table-cell table:formula="of:=[.O32]" office:value-type="float" office:value="26" calcext:value-type="float">
            <text:p>26</text:p>
          </table:table-cell>
          <table:table-cell table:formula="of:=[.P32]" office:value-type="float" office:value="50" calcext:value-type="float">
            <text:p>50</text:p>
          </table:table-cell>
          <table:table-cell table:formula="of:=CONCATENATE(&quot;[[&quot;; [.M33]; &quot;,0],&quot;; &quot;[&quot;; [.N33]; &quot;,0],&quot;; &quot;[&quot;; [.O33]; &quot;,0],&quot;; &quot;[&quot;; [.P33]; &quot;,0],&quot;; &quot;[&quot;; [.Q33]; &quot;,0]]&quot;)" office:value-type="string" office:string-value="[[4,0],[2,0],[10,0],[26,0],[50,0]]" calcext:value-type="string">
            <text:p>[[4,0],[2,0],[10,0],[26,0],[50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T32]" office:value-type="float" office:value="3" calcext:value-type="float">
            <text:p>3</text:p>
          </table:table-cell>
          <table:table-cell table:formula="of:=[.U32]" office:value-type="float" office:value="9" calcext:value-type="float">
            <text:p>9</text:p>
          </table:table-cell>
          <table:table-cell table:formula="of:=[.V32]" office:value-type="float" office:value="27" calcext:value-type="float">
            <text:p>27</text:p>
          </table:table-cell>
          <table:table-cell table:formula="of:=[.W32]" office:value-type="float" office:value="49" calcext:value-type="float">
            <text:p>49</text:p>
          </table:table-cell>
          <table:table-cell table:formula="of:=CONCATENATE(&quot;[[&quot;; [.T33]; &quot;,0],&quot;; &quot;[&quot;; [.U33]; &quot;,0],&quot;; &quot;[&quot;; [.V33]; &quot;,0],&quot;; &quot;[&quot;; [.W33]; &quot;,0],&quot;; &quot;[&quot;; [.X33]; &quot;,0]]&quot;)" office:value-type="string" office:string-value="[[5,0],[3,0],[9,0],[27,0],[49,0]]" calcext:value-type="string">
            <text:p>[[5,0],[3,0],[9,0],[27,0],[49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A32]" office:value-type="float" office:value="4" calcext:value-type="float">
            <text:p>4</text:p>
          </table:table-cell>
          <table:table-cell table:formula="of:=[.AB32]" office:value-type="float" office:value="16" calcext:value-type="float">
            <text:p>16</text:p>
          </table:table-cell>
          <table:table-cell table:formula="of:=[.AC32]" office:value-type="float" office:value="36" calcext:value-type="float">
            <text:p>36</text:p>
          </table:table-cell>
          <table:table-cell table:formula="of:=[.AD32]" office:value-type="float" office:value="64" calcext:value-type="float">
            <text:p>64</text:p>
          </table:table-cell>
          <table:table-cell table:formula="of:=CONCATENATE(&quot;[[&quot;; [.AA33]; &quot;,0],&quot;; &quot;[&quot;; [.AB33]; &quot;,0],&quot;; &quot;[&quot;; [.AC33]; &quot;,0],&quot;; &quot;[&quot;; [.AD33]; &quot;,0],&quot;; &quot;[&quot;; [.AE33]; &quot;,0]]&quot;)" office:value-type="string" office:string-value="[[2,0],[4,0],[16,0],[36,0],[64,0]]" calcext:value-type="string">
            <text:p>[[2,0],[4,0],[16,0],[36,0],[64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AH32]" office:value-type="float" office:value="5" calcext:value-type="float">
            <text:p>5</text:p>
          </table:table-cell>
          <table:table-cell table:formula="of:=[.AI32]" office:value-type="float" office:value="3" calcext:value-type="float">
            <text:p>3</text:p>
          </table:table-cell>
          <table:table-cell table:formula="of:=[.AJ32]" office:value-type="float" office:value="9" calcext:value-type="float">
            <text:p>9</text:p>
          </table:table-cell>
          <table:table-cell table:formula="of:=[.AK32]" office:value-type="float" office:value="27" calcext:value-type="float">
            <text:p>27</text:p>
          </table:table-cell>
          <table:table-cell table:formula="of:=CONCATENATE(&quot;[[&quot;; [.AH33]; &quot;,0],&quot;; &quot;[&quot;; [.AI33]; &quot;,0],&quot;; &quot;[&quot;; [.AJ33]; &quot;,0],&quot;; &quot;[&quot;; [.AK33]; &quot;,0],&quot;; &quot;[&quot;; [.AL33]; &quot;,0]]&quot;)" office:value-type="string" office:string-value="[[35,0],[5,0],[3,0],[9,0],[27,0]]" calcext:value-type="string">
            <text:p>[[35,0],[5,0],[3,0],[9,0],[27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AO32]" office:value-type="float" office:value="6" calcext:value-type="float">
            <text:p>6</text:p>
          </table:table-cell>
          <table:table-cell table:formula="of:=[.AP32]" office:value-type="float" office:value="8" calcext:value-type="float">
            <text:p>8</text:p>
          </table:table-cell>
          <table:table-cell table:formula="of:=[.AQ32]" office:value-type="float" office:value="28" calcext:value-type="float">
            <text:p>28</text:p>
          </table:table-cell>
          <table:table-cell table:formula="of:=[.AR32]" office:value-type="float" office:value="48" calcext:value-type="float">
            <text:p>48</text:p>
          </table:table-cell>
          <table:table-cell table:formula="of:=CONCATENATE(&quot;[[&quot;; [.AO33]; &quot;,0],&quot;; &quot;[&quot;; [.AP33]; &quot;,0],&quot;; &quot;[&quot;; [.AQ33]; &quot;,0],&quot;; &quot;[&quot;; [.AR33]; &quot;,0],&quot;; &quot;[&quot;; [.AS33]; &quot;,0]]&quot;)" office:value-type="string" office:string-value="[[34,0],[6,0],[8,0],[28,0],[48,0]]" calcext:value-type="string">
            <text:p>[[34,0],[6,0],[8,0],[28,0],[48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AV32]" office:value-type="float" office:value="7" calcext:value-type="float">
            <text:p>7</text:p>
          </table:table-cell>
          <table:table-cell table:formula="of:=[.AW32]" office:value-type="float" office:value="29" calcext:value-type="float">
            <text:p>29</text:p>
          </table:table-cell>
          <table:table-cell table:formula="of:=[.AX32]" office:value-type="float" office:value="47" calcext:value-type="float">
            <text:p>47</text:p>
          </table:table-cell>
          <table:table-cell table:formula="of:=[.AY32]" office:value-type="float" office:value="85" calcext:value-type="float">
            <text:p>85</text:p>
          </table:table-cell>
          <table:table-cell table:formula="of:=CONCATENATE(&quot;[[&quot;; [.AV33]; &quot;,0],&quot;; &quot;[&quot;; [.AW33]; &quot;,0],&quot;; &quot;[&quot;; [.AX33]; &quot;,0],&quot;; &quot;[&quot;; [.AY33]; &quot;,0],&quot;; &quot;[&quot;; [.AZ33]; &quot;,0]]&quot;)" office:value-type="string" office:string-value="[[33,0],[7,0],[29,0],[47,0],[85,0]]" calcext:value-type="string">
            <text:p>[[33,0],[7,0],[29,0],[47,0],[85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BC32]" office:value-type="float" office:value="8" calcext:value-type="float">
            <text:p>8</text:p>
          </table:table-cell>
          <table:table-cell table:formula="of:=[.BD32]" office:value-type="float" office:value="28" calcext:value-type="float">
            <text:p>28</text:p>
          </table:table-cell>
          <table:table-cell table:formula="of:=[.BE32]" office:value-type="float" office:value="48" calcext:value-type="float">
            <text:p>48</text:p>
          </table:table-cell>
          <table:table-cell table:formula="of:=[.BF32]" office:value-type="float" office:value="84" calcext:value-type="float">
            <text:p>84</text:p>
          </table:table-cell>
          <table:table-cell table:formula="of:=CONCATENATE(&quot;[[&quot;; [.BC33]; &quot;,0],&quot;; &quot;[&quot;; [.BD33]; &quot;,0],&quot;; &quot;[&quot;; [.BE33]; &quot;,0],&quot;; &quot;[&quot;; [.BF33]; &quot;,0],&quot;; &quot;[&quot;; [.BG33]; &quot;,0]]&quot;)" office:value-type="string" office:string-value="[[6,0],[8,0],[28,0],[48,0],[84,0]]" calcext:value-type="string">
            <text:p>[[6,0],[8,0],[28,0],[48,0],[84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BJ32]" office:value-type="float" office:value="9" calcext:value-type="float">
            <text:p>9</text:p>
          </table:table-cell>
          <table:table-cell table:formula="of:=[.BK32]" office:value-type="float" office:value="27" calcext:value-type="float">
            <text:p>27</text:p>
          </table:table-cell>
          <table:table-cell table:formula="of:=[.BL32]" office:value-type="float" office:value="49" calcext:value-type="float">
            <text:p>49</text:p>
          </table:table-cell>
          <table:table-cell table:formula="of:=[.BM32]" office:value-type="float" office:value="83" calcext:value-type="float">
            <text:p>83</text:p>
          </table:table-cell>
          <table:table-cell table:formula="of:=CONCATENATE(&quot;[[&quot;; [.BJ33]; &quot;,0],&quot;; &quot;[&quot;; [.BK33]; &quot;,0],&quot;; &quot;[&quot;; [.BL33]; &quot;,0],&quot;; &quot;[&quot;; [.BM33]; &quot;,0],&quot;; &quot;[&quot;; [.BN33]; &quot;,0]]&quot;)" office:value-type="string" office:string-value="[[3,0],[9,0],[27,0],[49,0],[83,0]]" calcext:value-type="string">
            <text:p>[[3,0],[9,0],[27,0],[49,0],[83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BQ32]" office:value-type="float" office:value="10" calcext:value-type="float">
            <text:p>10</text:p>
          </table:table-cell>
          <table:table-cell table:formula="of:=[.BR32]" office:value-type="float" office:value="26" calcext:value-type="float">
            <text:p>26</text:p>
          </table:table-cell>
          <table:table-cell table:formula="of:=[.BS32]" office:value-type="float" office:value="50" calcext:value-type="float">
            <text:p>50</text:p>
          </table:table-cell>
          <table:table-cell table:formula="of:=[.BT32]" office:value-type="float" office:value="82" calcext:value-type="float">
            <text:p>82</text:p>
          </table:table-cell>
          <table:table-cell table:formula="of:=CONCATENATE(&quot;[[&quot;; [.BQ33]; &quot;,0],&quot;; &quot;[&quot;; [.BR33]; &quot;,0],&quot;; &quot;[&quot;; [.BS33]; &quot;,0],&quot;; &quot;[&quot;; [.BT33]; &quot;,0],&quot;; &quot;[&quot;; [.BU33]; &quot;,0]]&quot;)" office:value-type="string" office:string-value="[[2,0],[10,0],[26,0],[50,0],[82,0]]" calcext:value-type="string">
            <text:p>[[2,0],[10,0],[26,0],[50,0],[82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X32]" office:value-type="float" office:value="11" calcext:value-type="float">
            <text:p>11</text:p>
          </table:table-cell>
          <table:table-cell table:formula="of:=[.BY32]" office:value-type="float" office:value="25" calcext:value-type="float">
            <text:p>25</text:p>
          </table:table-cell>
          <table:table-cell table:formula="of:=[.BZ32]" office:value-type="float" office:value="51" calcext:value-type="float">
            <text:p>51</text:p>
          </table:table-cell>
          <table:table-cell table:formula="of:=[.CA32]" office:value-type="float" office:value="81" calcext:value-type="float">
            <text:p>81</text:p>
          </table:table-cell>
          <table:table-cell table:formula="of:=CONCATENATE(&quot;[[&quot;; [.BX33]; &quot;,0],&quot;; &quot;[&quot;; [.BY33]; &quot;,0],&quot;; &quot;[&quot;; [.BZ33]; &quot;,0],&quot;; &quot;[&quot;; [.CA33]; &quot;,0],&quot;; &quot;[&quot;; [.CB33]; &quot;,0]]&quot;)" office:value-type="string" office:string-value="[[1,0],[11,0],[25,0],[51,0],[81,0]]" calcext:value-type="string">
            <text:p>[[1,0],[11,0],[25,0],[51,0],[81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CE32]" office:value-type="float" office:value="12" calcext:value-type="float">
            <text:p>12</text:p>
          </table:table-cell>
          <table:table-cell table:formula="of:=[.CF32]" office:value-type="float" office:value="24" calcext:value-type="float">
            <text:p>24</text:p>
          </table:table-cell>
          <table:table-cell table:formula="of:=[.CG32]" office:value-type="float" office:value="52" calcext:value-type="float">
            <text:p>52</text:p>
          </table:table-cell>
          <table:table-cell table:formula="of:=[.CH32]" office:value-type="float" office:value="80" calcext:value-type="float">
            <text:p>80</text:p>
          </table:table-cell>
          <table:table-cell table:formula="of:=CONCATENATE(&quot;[[&quot;; [.CE33]; &quot;,0],&quot;; &quot;[&quot;; [.CF33]; &quot;,0],&quot;; &quot;[&quot;; [.CG33]; &quot;,0],&quot;; &quot;[&quot;; [.CH33]; &quot;,0],&quot;; &quot;[&quot;; [.CI33]; &quot;,0]]&quot;)" office:value-type="string" office:string-value="[[14,0],[12,0],[24,0],[52,0],[80,0]]" calcext:value-type="string">
            <text:p>[[14,0],[12,0],[24,0],[52,0],[8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CL32]" office:value-type="float" office:value="13" calcext:value-type="float">
            <text:p>13</text:p>
          </table:table-cell>
          <table:table-cell table:formula="of:=[.CM32]" office:value-type="float" office:value="23" calcext:value-type="float">
            <text:p>23</text:p>
          </table:table-cell>
          <table:table-cell table:formula="of:=[.CN32]" office:value-type="float" office:value="53" calcext:value-type="float">
            <text:p>53</text:p>
          </table:table-cell>
          <table:table-cell table:formula="of:=[.CO32]" office:value-type="float" office:value="79" calcext:value-type="float">
            <text:p>79</text:p>
          </table:table-cell>
          <table:table-cell table:formula="of:=CONCATENATE(&quot;[[&quot;; [.CL33]; &quot;,0],&quot;; &quot;[&quot;; [.CM33]; &quot;,0],&quot;; &quot;[&quot;; [.CN33]; &quot;,0],&quot;; &quot;[&quot;; [.CO33]; &quot;,0],&quot;; &quot;[&quot;; [.CP33]; &quot;,0]]&quot;)" office:value-type="string" office:string-value="[[19,0],[13,0],[23,0],[53,0],[79,0]]" calcext:value-type="string">
            <text:p>[[19,0],[13,0],[23,0],[53,0],[79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S32]" office:value-type="float" office:value="14" calcext:value-type="float">
            <text:p>14</text:p>
          </table:table-cell>
          <table:table-cell table:formula="of:=[.CT32]" office:value-type="float" office:value="12" calcext:value-type="float">
            <text:p>12</text:p>
          </table:table-cell>
          <table:table-cell table:formula="of:=[.CU32]" office:value-type="float" office:value="24" calcext:value-type="float">
            <text:p>24</text:p>
          </table:table-cell>
          <table:table-cell table:formula="of:=[.CV32]" office:value-type="float" office:value="52" calcext:value-type="float">
            <text:p>52</text:p>
          </table:table-cell>
          <table:table-cell table:formula="of:=CONCATENATE(&quot;[[&quot;; [.CS33]; &quot;,0],&quot;; &quot;[&quot;; [.CT33]; &quot;,0],&quot;; &quot;[&quot;; [.CU33]; &quot;,0],&quot;; &quot;[&quot;; [.CV33]; &quot;,0],&quot;; &quot;[&quot;; [.CW33]; &quot;,0]]&quot;)" office:value-type="string" office:string-value="[[18,0],[14,0],[12,0],[24,0],[52,0]]" calcext:value-type="string">
            <text:p>[[18,0],[14,0],[12,0],[24,0],[52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CZ32]" office:value-type="float" office:value="15" calcext:value-type="float">
            <text:p>15</text:p>
          </table:table-cell>
          <table:table-cell table:formula="of:=[.DA32]" office:value-type="float" office:value="1" calcext:value-type="float">
            <text:p>1</text:p>
          </table:table-cell>
          <table:table-cell table:formula="of:=[.DB32]" office:value-type="float" office:value="11" calcext:value-type="float">
            <text:p>11</text:p>
          </table:table-cell>
          <table:table-cell table:formula="of:=[.DC32]" office:value-type="float" office:value="25" calcext:value-type="float">
            <text:p>25</text:p>
          </table:table-cell>
          <table:table-cell table:formula="of:=CONCATENATE(&quot;[[&quot;; [.CZ33]; &quot;,0],&quot;; &quot;[&quot;; [.DA33]; &quot;,0],&quot;; &quot;[&quot;; [.DB33]; &quot;,0],&quot;; &quot;[&quot;; [.DC33]; &quot;,0],&quot;; &quot;[&quot;; [.DD33]; &quot;,0]]&quot;)" office:value-type="string" office:string-value="[[17,0],[15,0],[1,0],[11,0],[25,0]]" calcext:value-type="string">
            <text:p>[[17,0],[15,0],[1,0],[11,0],[25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DG32]" office:value-type="float" office:value="16" calcext:value-type="float">
            <text:p>16</text:p>
          </table:table-cell>
          <table:table-cell table:formula="of:=[.DH32]" office:value-type="float" office:value="4" calcext:value-type="float">
            <text:p>4</text:p>
          </table:table-cell>
          <table:table-cell table:formula="of:=[.DI32]" office:value-type="float" office:value="2" calcext:value-type="float">
            <text:p>2</text:p>
          </table:table-cell>
          <table:table-cell table:formula="of:=[.DJ32]" office:value-type="float" office:value="10" calcext:value-type="float">
            <text:p>10</text:p>
          </table:table-cell>
          <table:table-cell table:formula="of:=CONCATENATE(&quot;[[&quot;; [.DG33]; &quot;,0],&quot;; &quot;[&quot;; [.DH33]; &quot;,0],&quot;; &quot;[&quot;; [.DI33]; &quot;,0],&quot;; &quot;[&quot;; [.DJ33]; &quot;,0],&quot;; &quot;[&quot;; [.DK33]; &quot;,0]]&quot;)" office:value-type="string" office:string-value="[[36,0],[16,0],[4,0],[2,0],[10,0]]" calcext:value-type="string">
            <text:p>[[36,0],[16,0],[4,0],[2,0],[10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DN32]" office:value-type="float" office:value="17" calcext:value-type="float">
            <text:p>17</text:p>
          </table:table-cell>
          <table:table-cell table:formula="of:=[.DO32]" office:value-type="float" office:value="15" calcext:value-type="float">
            <text:p>15</text:p>
          </table:table-cell>
          <table:table-cell table:formula="of:=[.DP32]" office:value-type="float" office:value="1" calcext:value-type="float">
            <text:p>1</text:p>
          </table:table-cell>
          <table:table-cell table:formula="of:=[.DQ32]" office:value-type="float" office:value="11" calcext:value-type="float">
            <text:p>11</text:p>
          </table:table-cell>
          <table:table-cell table:formula="of:=CONCATENATE(&quot;[[&quot;; [.DN33]; &quot;,0],&quot;; &quot;[&quot;; [.DO33]; &quot;,0],&quot;; &quot;[&quot;; [.DP33]; &quot;,0],&quot;; &quot;[&quot;; [.DQ33]; &quot;,0],&quot;; &quot;[&quot;; [.DR33]; &quot;,0]]&quot;)" office:value-type="string" office:string-value="[[63,0],[17,0],[15,0],[1,0],[11,0]]" calcext:value-type="string">
            <text:p>[[63,0],[17,0],[15,0],[1,0],[11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DU32]" office:value-type="float" office:value="18" calcext:value-type="float">
            <text:p>18</text:p>
          </table:table-cell>
          <table:table-cell table:formula="of:=[.DV32]" office:value-type="float" office:value="14" calcext:value-type="float">
            <text:p>14</text:p>
          </table:table-cell>
          <table:table-cell table:formula="of:=[.DW32]" office:value-type="float" office:value="12" calcext:value-type="float">
            <text:p>12</text:p>
          </table:table-cell>
          <table:table-cell table:formula="of:=[.DX32]" office:value-type="float" office:value="24" calcext:value-type="float">
            <text:p>24</text:p>
          </table:table-cell>
          <table:table-cell table:formula="of:=CONCATENATE(&quot;[[&quot;; [.DU33]; &quot;,0],&quot;; &quot;[&quot;; [.DV33]; &quot;,0],&quot;; &quot;[&quot;; [.DW33]; &quot;,0],&quot;; &quot;[&quot;; [.DX33]; &quot;,0],&quot;; &quot;[&quot;; [.DY33]; &quot;,0]]&quot;)" office:value-type="string" office:string-value="[[62,0],[18,0],[14,0],[12,0],[24,0]]" calcext:value-type="string">
            <text:p>[[62,0],[18,0],[14,0],[12,0],[24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EB32]" office:value-type="float" office:value="19" calcext:value-type="float">
            <text:p>19</text:p>
          </table:table-cell>
          <table:table-cell table:formula="of:=[.EC32]" office:value-type="float" office:value="13" calcext:value-type="float">
            <text:p>13</text:p>
          </table:table-cell>
          <table:table-cell table:formula="of:=[.ED32]" office:value-type="float" office:value="23" calcext:value-type="float">
            <text:p>23</text:p>
          </table:table-cell>
          <table:table-cell table:formula="of:=[.EE32]" office:value-type="float" office:value="53" calcext:value-type="float">
            <text:p>53</text:p>
          </table:table-cell>
          <table:table-cell table:formula="of:=CONCATENATE(&quot;[[&quot;; [.EB33]; &quot;,0],&quot;; &quot;[&quot;; [.EC33]; &quot;,0],&quot;; &quot;[&quot;; [.ED33]; &quot;,0],&quot;; &quot;[&quot;; [.EE33]; &quot;,0],&quot;; &quot;[&quot;; [.EF33]; &quot;,0]]&quot;)" office:value-type="string" office:string-value="[[61,0],[19,0],[13,0],[23,0],[53,0]]" calcext:value-type="string">
            <text:p>[[61,0],[19,0],[13,0],[23,0],[53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I32]" office:value-type="float" office:value="20" calcext:value-type="float">
            <text:p>20</text:p>
          </table:table-cell>
          <table:table-cell table:formula="of:=[.EJ32]" office:value-type="float" office:value="22" calcext:value-type="float">
            <text:p>22</text:p>
          </table:table-cell>
          <table:table-cell table:formula="of:=[.EK32]" office:value-type="float" office:value="54" calcext:value-type="float">
            <text:p>54</text:p>
          </table:table-cell>
          <table:table-cell table:formula="of:=[.EL32]" office:value-type="float" office:value="78" calcext:value-type="float">
            <text:p>78</text:p>
          </table:table-cell>
          <table:table-cell table:formula="of:=CONCATENATE(&quot;[[&quot;; [.EI33]; &quot;,0],&quot;; &quot;[&quot;; [.EJ33]; &quot;,0],&quot;; &quot;[&quot;; [.EK33]; &quot;,0],&quot;; &quot;[&quot;; [.EL33]; &quot;,0],&quot;; &quot;[&quot;; [.EM33]; &quot;,0]]&quot;)" office:value-type="string" office:string-value="[[60,0],[20,0],[22,0],[54,0],[78,0]]" calcext:value-type="string">
            <text:p>[[60,0],[20,0],[22,0],[54,0],[78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EP32]" office:value-type="float" office:value="21" calcext:value-type="float">
            <text:p>21</text:p>
          </table:table-cell>
          <table:table-cell table:formula="of:=[.EQ32]" office:value-type="float" office:value="55" calcext:value-type="float">
            <text:p>55</text:p>
          </table:table-cell>
          <table:table-cell table:formula="of:=[.ER32]" office:value-type="float" office:value="77" calcext:value-type="float">
            <text:p>77</text:p>
          </table:table-cell>
          <table:table-cell table:formula="of:=[.ES32]" office:value-type="float" office:value="0" calcext:value-type="float">
            <text:p>0</text:p>
          </table:table-cell>
          <table:table-cell table:formula="of:=CONCATENATE(&quot;[[&quot;; [.EP33]; &quot;,0],&quot;; &quot;[&quot;; [.EQ33]; &quot;,0],&quot;; &quot;[&quot;; [.ER33]; &quot;,0],&quot;; &quot;[&quot;; [.ES33]; &quot;,0],&quot;; &quot;[&quot;; [.ET33]; &quot;,0]]&quot;)" office:value-type="string" office:string-value="[[59,0],[21,0],[55,0],[77,0],[0,0]]" calcext:value-type="string">
            <text:p>[[59,0],[21,0],[55,0],[77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EW32]" office:value-type="float" office:value="22" calcext:value-type="float">
            <text:p>22</text:p>
          </table:table-cell>
          <table:table-cell table:formula="of:=[.EX32]" office:value-type="float" office:value="54" calcext:value-type="float">
            <text:p>54</text:p>
          </table:table-cell>
          <table:table-cell table:formula="of:=[.EY32]" office:value-type="float" office:value="78" calcext:value-type="float">
            <text:p>78</text:p>
          </table:table-cell>
          <table:table-cell/>
          <table:table-cell table:formula="of:=CONCATENATE(&quot;[[&quot;; [.EW33]; &quot;,0],&quot;; &quot;[&quot;; [.EX33]; &quot;,0],&quot;; &quot;[&quot;; [.EY33]; &quot;,0],&quot;; &quot;[&quot;; [.EZ33]; &quot;,0],&quot;; &quot;[&quot;; [.FA33]; &quot;,0]]&quot;)" office:value-type="string" office:string-value="[[20,0],[22,0],[54,0],[78,0],[,0]]" calcext:value-type="string">
            <text:p>[[20,0],[22,0],[54,0],[78,0],[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FD32]" office:value-type="float" office:value="23" calcext:value-type="float">
            <text:p>23</text:p>
          </table:table-cell>
          <table:table-cell table:formula="of:=[.FE32]" office:value-type="float" office:value="53" calcext:value-type="float">
            <text:p>53</text:p>
          </table:table-cell>
          <table:table-cell table:formula="of:=[.FF32]" office:value-type="float" office:value="79" calcext:value-type="float">
            <text:p>79</text:p>
          </table:table-cell>
          <table:table-cell/>
          <table:table-cell table:formula="of:=CONCATENATE(&quot;[[&quot;; [.FD33]; &quot;,0],&quot;; &quot;[&quot;; [.FE33]; &quot;,0],&quot;; &quot;[&quot;; [.FF33]; &quot;,0],&quot;; &quot;[&quot;; [.FG33]; &quot;,0],&quot;; &quot;[&quot;; [.FH33]; &quot;,0]]&quot;)" office:value-type="string" office:string-value="[[13,0],[23,0],[53,0],[79,0],[,0]]" calcext:value-type="string">
            <text:p>[[13,0],[23,0],[53,0],[79,0],[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FK32]" office:value-type="float" office:value="24" calcext:value-type="float">
            <text:p>24</text:p>
          </table:table-cell>
          <table:table-cell table:formula="of:=[.FL32]" office:value-type="float" office:value="52" calcext:value-type="float">
            <text:p>52</text:p>
          </table:table-cell>
          <table:table-cell table:formula="of:=[.FM32]" office:value-type="float" office:value="80" calcext:value-type="float">
            <text:p>80</text:p>
          </table:table-cell>
          <table:table-cell/>
          <table:table-cell table:formula="of:=CONCATENATE(&quot;[[&quot;; [.FK33]; &quot;,0],&quot;; &quot;[&quot;; [.FL33]; &quot;,0],&quot;; &quot;[&quot;; [.FM33]; &quot;,0],&quot;; &quot;[&quot;; [.FN33]; &quot;,0],&quot;; &quot;[&quot;; [.FO33]; &quot;,0]]&quot;)" office:value-type="string" office:string-value="[[12,0],[24,0],[52,0],[80,0],[,0]]" calcext:value-type="string">
            <text:p>[[12,0],[24,0],[52,0],[80,0],[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FR32]" office:value-type="float" office:value="25" calcext:value-type="float">
            <text:p>25</text:p>
          </table:table-cell>
          <table:table-cell table:formula="of:=[.FS32]" office:value-type="float" office:value="51" calcext:value-type="float">
            <text:p>51</text:p>
          </table:table-cell>
          <table:table-cell table:formula="of:=[.FT32]" office:value-type="float" office:value="81" calcext:value-type="float">
            <text:p>81</text:p>
          </table:table-cell>
          <table:table-cell/>
          <table:table-cell table:formula="of:=CONCATENATE(&quot;[[&quot;; [.FR33]; &quot;,0],&quot;; &quot;[&quot;; [.FS33]; &quot;,0],&quot;; &quot;[&quot;; [.FT33]; &quot;,0],&quot;; &quot;[&quot;; [.FU33]; &quot;,0],&quot;; &quot;[&quot;; [.FV33]; &quot;,0]]&quot;)" office:value-type="string" office:string-value="[[11,0],[25,0],[51,0],[81,0],[,0]]" calcext:value-type="string">
            <text:p>[[11,0],[25,0],[51,0],[81,0],[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FY32]" office:value-type="float" office:value="26" calcext:value-type="float">
            <text:p>26</text:p>
          </table:table-cell>
          <table:table-cell table:formula="of:=[.FZ32]" office:value-type="float" office:value="50" calcext:value-type="float">
            <text:p>50</text:p>
          </table:table-cell>
          <table:table-cell table:formula="of:=[.GA32]" office:value-type="float" office:value="82" calcext:value-type="float">
            <text:p>82</text:p>
          </table:table-cell>
          <table:table-cell table:formula="of:=[.GB32]" office:value-type="float" office:value="0" calcext:value-type="float">
            <text:p>0</text:p>
          </table:table-cell>
          <table:table-cell table:formula="of:=CONCATENATE(&quot;[[&quot;; [.FY33]; &quot;,0],&quot;; &quot;[&quot;; [.FZ33]; &quot;,0],&quot;; &quot;[&quot;; [.GA33]; &quot;,0],&quot;; &quot;[&quot;; [.GB33]; &quot;,0],&quot;; &quot;[&quot;; [.GC33]; &quot;,0]]&quot;)" office:value-type="string" office:string-value="[[10,0],[26,0],[50,0],[82,0],[0,0]]" calcext:value-type="string">
            <text:p>[[10,0],[26,0],[50,0],[82,0],[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GF32]" office:value-type="float" office:value="27" calcext:value-type="float">
            <text:p>27</text:p>
          </table:table-cell>
          <table:table-cell table:formula="of:=[.GG32]" office:value-type="float" office:value="49" calcext:value-type="float">
            <text:p>49</text:p>
          </table:table-cell>
          <table:table-cell table:formula="of:=[.GH32]" office:value-type="float" office:value="83" calcext:value-type="float">
            <text:p>83</text:p>
          </table:table-cell>
          <table:table-cell table:formula="of:=[.GI32]" office:value-type="float" office:value="0" calcext:value-type="float">
            <text:p>0</text:p>
          </table:table-cell>
          <table:table-cell table:formula="of:=CONCATENATE(&quot;[[&quot;; [.GF33]; &quot;,0],&quot;; &quot;[&quot;; [.GG33]; &quot;,0],&quot;; &quot;[&quot;; [.GH33]; &quot;,0],&quot;; &quot;[&quot;; [.GI33]; &quot;,0],&quot;; &quot;[&quot;; [.GJ33]; &quot;,0]]&quot;)" office:value-type="string" office:string-value="[[9,0],[27,0],[49,0],[83,0],[0,0]]" calcext:value-type="string">
            <text:p>[[9,0],[27,0],[49,0],[83,0],[0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GM32]" office:value-type="float" office:value="28" calcext:value-type="float">
            <text:p>28</text:p>
          </table:table-cell>
          <table:table-cell table:formula="of:=[.GN32]" office:value-type="float" office:value="48" calcext:value-type="float">
            <text:p>48</text:p>
          </table:table-cell>
          <table:table-cell table:formula="of:=[.GO32]" office:value-type="float" office:value="84" calcext:value-type="float">
            <text:p>84</text:p>
          </table:table-cell>
          <table:table-cell table:formula="of:=[.GP32]" office:value-type="float" office:value="0" calcext:value-type="float">
            <text:p>0</text:p>
          </table:table-cell>
          <table:table-cell table:formula="of:=CONCATENATE(&quot;[[&quot;; [.GM33]; &quot;,0],&quot;; &quot;[&quot;; [.GN33]; &quot;,0],&quot;; &quot;[&quot;; [.GO33]; &quot;,0],&quot;; &quot;[&quot;; [.GP33]; &quot;,0],&quot;; &quot;[&quot;; [.GQ33]; &quot;,0]]&quot;)" office:value-type="string" office:string-value="[[8,0],[28,0],[48,0],[84,0],[0,0]]" calcext:value-type="string">
            <text:p>[[8,0],[28,0],[48,0],[84,0],[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GT32]" office:value-type="float" office:value="29" calcext:value-type="float">
            <text:p>29</text:p>
          </table:table-cell>
          <table:table-cell table:formula="of:=[.GU32]" office:value-type="float" office:value="47" calcext:value-type="float">
            <text:p>47</text:p>
          </table:table-cell>
          <table:table-cell table:formula="of:=[.GV32]" office:value-type="float" office:value="85" calcext:value-type="float">
            <text:p>85</text:p>
          </table:table-cell>
          <table:table-cell table:formula="of:=[.GW32]" office:value-type="float" office:value="0" calcext:value-type="float">
            <text:p>0</text:p>
          </table:table-cell>
          <table:table-cell table:formula="of:=CONCATENATE(&quot;[[&quot;; [.GT33]; &quot;,0],&quot;; &quot;[&quot;; [.GU33]; &quot;,0],&quot;; &quot;[&quot;; [.GV33]; &quot;,0],&quot;; &quot;[&quot;; [.GW33]; &quot;,0],&quot;; &quot;[&quot;; [.GX33]; &quot;,0]]&quot;)" office:value-type="string" office:string-value="[[7,0],[29,0],[47,0],[85,0],[0,0]]" calcext:value-type="string">
            <text:p>[[7,0],[29,0],[47,0],[85,0],[0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HA32]" office:value-type="float" office:value="30" calcext:value-type="float">
            <text:p>30</text:p>
          </table:table-cell>
          <table:table-cell table:formula="of:=[.HB32]" office:value-type="float" office:value="46" calcext:value-type="float">
            <text:p>46</text:p>
          </table:table-cell>
          <table:table-cell table:formula="of:=[.HC32]" office:value-type="float" office:value="86" calcext:value-type="float">
            <text:p>86</text:p>
          </table:table-cell>
          <table:table-cell table:formula="of:=[.HD32]" office:value-type="float" office:value="0" calcext:value-type="float">
            <text:p>0</text:p>
          </table:table-cell>
          <table:table-cell table:formula="of:=CONCATENATE(&quot;[[&quot;; [.HA33]; &quot;,0],&quot;; &quot;[&quot;; [.HB33]; &quot;,0],&quot;; &quot;[&quot;; [.HC33]; &quot;,0],&quot;; &quot;[&quot;; [.HD33]; &quot;,0],&quot;; &quot;[&quot;; [.HE33]; &quot;,0]]&quot;)" office:value-type="string" office:string-value="[[32,0],[30,0],[46,0],[86,0],[0,0]]" calcext:value-type="string">
            <text:p>[[32,0],[30,0],[46,0],[86,0],[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HH32]" office:value-type="float" office:value="31" calcext:value-type="float">
            <text:p>31</text:p>
          </table:table-cell>
          <table:table-cell table:formula="of:=[.HI32]" office:value-type="float" office:value="45" calcext:value-type="float">
            <text:p>45</text:p>
          </table:table-cell>
          <table:table-cell table:formula="of:=[.HJ32]" office:value-type="float" office:value="87" calcext:value-type="float">
            <text:p>87</text:p>
          </table:table-cell>
          <table:table-cell table:formula="of:=[.HK32]" office:value-type="float" office:value="0" calcext:value-type="float">
            <text:p>0</text:p>
          </table:table-cell>
          <table:table-cell table:formula="of:=CONCATENATE(&quot;[[&quot;; [.HH33]; &quot;,0],&quot;; &quot;[&quot;; [.HI33]; &quot;,0],&quot;; &quot;[&quot;; [.HJ33]; &quot;,0],&quot;; &quot;[&quot;; [.HK33]; &quot;,0],&quot;; &quot;[&quot;; [.HL33]; &quot;,0]]&quot;)" office:value-type="string" office:string-value="[[41,0],[31,0],[45,0],[87,0],[0,0]]" calcext:value-type="string">
            <text:p>[[41,0],[31,0],[45,0],[87,0],[0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O32]" office:value-type="float" office:value="32" calcext:value-type="float">
            <text:p>32</text:p>
          </table:table-cell>
          <table:table-cell table:formula="of:=[.HP32]" office:value-type="float" office:value="30" calcext:value-type="float">
            <text:p>30</text:p>
          </table:table-cell>
          <table:table-cell table:formula="of:=[.HQ32]" office:value-type="float" office:value="46" calcext:value-type="float">
            <text:p>46</text:p>
          </table:table-cell>
          <table:table-cell table:formula="of:=[.HR32]" office:value-type="float" office:value="86" calcext:value-type="float">
            <text:p>86</text:p>
          </table:table-cell>
          <table:table-cell table:formula="of:=CONCATENATE(&quot;[[&quot;; [.HO33]; &quot;,0],&quot;; &quot;[&quot;; [.HP33]; &quot;,0],&quot;; &quot;[&quot;; [.HQ33]; &quot;,0],&quot;; &quot;[&quot;; [.HR33]; &quot;,0],&quot;; &quot;[&quot;; [.HS33]; &quot;,0]]&quot;)" office:value-type="string" office:string-value="[[40,0],[32,0],[30,0],[46,0],[86,0]]" calcext:value-type="string">
            <text:p>[[40,0],[32,0],[30,0],[46,0],[86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HV32]" office:value-type="float" office:value="33" calcext:value-type="float">
            <text:p>33</text:p>
          </table:table-cell>
          <table:table-cell table:formula="of:=[.HW32]" office:value-type="float" office:value="7" calcext:value-type="float">
            <text:p>7</text:p>
          </table:table-cell>
          <table:table-cell table:formula="of:=[.HX32]" office:value-type="float" office:value="29" calcext:value-type="float">
            <text:p>29</text:p>
          </table:table-cell>
          <table:table-cell table:formula="of:=[.HY32]" office:value-type="float" office:value="47" calcext:value-type="float">
            <text:p>47</text:p>
          </table:table-cell>
          <table:table-cell table:formula="of:=CONCATENATE(&quot;[[&quot;; [.HV33]; &quot;,0],&quot;; &quot;[&quot;; [.HW33]; &quot;,0],&quot;; &quot;[&quot;; [.HX33]; &quot;,0],&quot;; &quot;[&quot;; [.HY33]; &quot;,0],&quot;; &quot;[&quot;; [.HZ33]; &quot;,0]]&quot;)" office:value-type="string" office:string-value="[[39,0],[33,0],[7,0],[29,0],[47,0]]" calcext:value-type="string">
            <text:p>[[39,0],[33,0],[7,0],[29,0],[47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IC32]" office:value-type="float" office:value="34" calcext:value-type="float">
            <text:p>34</text:p>
          </table:table-cell>
          <table:table-cell table:formula="of:=[.ID32]" office:value-type="float" office:value="6" calcext:value-type="float">
            <text:p>6</text:p>
          </table:table-cell>
          <table:table-cell table:formula="of:=[.IE32]" office:value-type="float" office:value="8" calcext:value-type="float">
            <text:p>8</text:p>
          </table:table-cell>
          <table:table-cell table:formula="of:=[.IF32]" office:value-type="float" office:value="28" calcext:value-type="float">
            <text:p>28</text:p>
          </table:table-cell>
          <table:table-cell table:formula="of:=CONCATENATE(&quot;[[&quot;; [.IC33]; &quot;,0],&quot;; &quot;[&quot;; [.ID33]; &quot;,0],&quot;; &quot;[&quot;; [.IE33]; &quot;,0],&quot;; &quot;[&quot;; [.IF33]; &quot;,0],&quot;; &quot;[&quot;; [.IG33]; &quot;,0]]&quot;)" office:value-type="string" office:string-value="[[38,0],[34,0],[6,0],[8,0],[28,0]]" calcext:value-type="string">
            <text:p>[[38,0],[34,0],[6,0],[8,0],[28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IJ32]" office:value-type="float" office:value="35" calcext:value-type="float">
            <text:p>35</text:p>
          </table:table-cell>
          <table:table-cell table:formula="of:=[.IK32]" office:value-type="float" office:value="5" calcext:value-type="float">
            <text:p>5</text:p>
          </table:table-cell>
          <table:table-cell table:formula="of:=[.IL32]" office:value-type="float" office:value="3" calcext:value-type="float">
            <text:p>3</text:p>
          </table:table-cell>
          <table:table-cell table:formula="of:=[.IM32]" office:value-type="float" office:value="9" calcext:value-type="float">
            <text:p>9</text:p>
          </table:table-cell>
          <table:table-cell table:formula="of:=CONCATENATE(&quot;[[&quot;; [.IJ33]; &quot;,0],&quot;; &quot;[&quot;; [.IK33]; &quot;,0],&quot;; &quot;[&quot;; [.IL33]; &quot;,0],&quot;; &quot;[&quot;; [.IM33]; &quot;,0],&quot;; &quot;[&quot;; [.IN33]; &quot;,0]]&quot;)" office:value-type="string" office:string-value="[[37,0],[35,0],[5,0],[3,0],[9,0]]" calcext:value-type="string">
            <text:p>[[37,0],[35,0],[5,0],[3,0],[9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IQ32]" office:value-type="float" office:value="36" calcext:value-type="float">
            <text:p>36</text:p>
          </table:table-cell>
          <table:table-cell table:formula="of:=[.IR32]" office:value-type="float" office:value="16" calcext:value-type="float">
            <text:p>16</text:p>
          </table:table-cell>
          <table:table-cell table:formula="of:=[.IS32]" office:value-type="float" office:value="4" calcext:value-type="float">
            <text:p>4</text:p>
          </table:table-cell>
          <table:table-cell table:formula="of:=[.IT32]" office:value-type="float" office:value="2" calcext:value-type="float">
            <text:p>2</text:p>
          </table:table-cell>
          <table:table-cell table:formula="of:=CONCATENATE(&quot;[[&quot;; [.IQ33]; &quot;,0],&quot;; &quot;[&quot;; [.IR33]; &quot;,0],&quot;; &quot;[&quot;; [.IS33]; &quot;,0],&quot;; &quot;[&quot;; [.IT33]; &quot;,0],&quot;; &quot;[&quot;; [.IU33]; &quot;,0]]&quot;)" office:value-type="string" office:string-value="[[64,0],[36,0],[16,0],[4,0],[2,0]]" calcext:value-type="string">
            <text:p>[[64,0],[36,0],[16,0],[4,0],[2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IX32]" office:value-type="float" office:value="37" calcext:value-type="float">
            <text:p>37</text:p>
          </table:table-cell>
          <table:table-cell table:formula="of:=[.IY32]" office:value-type="float" office:value="35" calcext:value-type="float">
            <text:p>35</text:p>
          </table:table-cell>
          <table:table-cell table:formula="of:=[.IZ32]" office:value-type="float" office:value="5" calcext:value-type="float">
            <text:p>5</text:p>
          </table:table-cell>
          <table:table-cell table:formula="of:=[.JA32]" office:value-type="float" office:value="3" calcext:value-type="float">
            <text:p>3</text:p>
          </table:table-cell>
          <table:table-cell table:formula="of:=CONCATENATE(&quot;[[&quot;; [.IX33]; &quot;,0],&quot;; &quot;[&quot;; [.IY33]; &quot;,0],&quot;; &quot;[&quot;; [.IZ33]; &quot;,0],&quot;; &quot;[&quot;; [.JA33]; &quot;,0],&quot;; &quot;[&quot;; [.JB33]; &quot;,0]]&quot;)" office:value-type="string" office:string-value="[[99,0],[37,0],[35,0],[5,0],[3,0]]" calcext:value-type="string">
            <text:p>[[99,0],[37,0],[35,0],[5,0],[3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JE32]" office:value-type="float" office:value="38" calcext:value-type="float">
            <text:p>38</text:p>
          </table:table-cell>
          <table:table-cell table:formula="of:=[.JF32]" office:value-type="float" office:value="34" calcext:value-type="float">
            <text:p>34</text:p>
          </table:table-cell>
          <table:table-cell table:formula="of:=[.JG32]" office:value-type="float" office:value="6" calcext:value-type="float">
            <text:p>6</text:p>
          </table:table-cell>
          <table:table-cell table:formula="of:=[.JH32]" office:value-type="float" office:value="8" calcext:value-type="float">
            <text:p>8</text:p>
          </table:table-cell>
          <table:table-cell table:formula="of:=CONCATENATE(&quot;[[&quot;; [.JE33]; &quot;,0],&quot;; &quot;[&quot;; [.JF33]; &quot;,0],&quot;; &quot;[&quot;; [.JG33]; &quot;,0],&quot;; &quot;[&quot;; [.JH33]; &quot;,0],&quot;; &quot;[&quot;; [.JI33]; &quot;,0]]&quot;)" office:value-type="string" office:string-value="[[98,0],[38,0],[34,0],[6,0],[8,0]]" calcext:value-type="string">
            <text:p>[[98,0],[38,0],[34,0],[6,0],[8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JL32]" office:value-type="float" office:value="39" calcext:value-type="float">
            <text:p>39</text:p>
          </table:table-cell>
          <table:table-cell table:formula="of:=[.JM32]" office:value-type="float" office:value="33" calcext:value-type="float">
            <text:p>33</text:p>
          </table:table-cell>
          <table:table-cell table:formula="of:=[.JN32]" office:value-type="float" office:value="7" calcext:value-type="float">
            <text:p>7</text:p>
          </table:table-cell>
          <table:table-cell table:formula="of:=[.JO32]" office:value-type="float" office:value="29" calcext:value-type="float">
            <text:p>29</text:p>
          </table:table-cell>
          <table:table-cell table:formula="of:=CONCATENATE(&quot;[[&quot;; [.JL33]; &quot;,0],&quot;; &quot;[&quot;; [.JM33]; &quot;,0],&quot;; &quot;[&quot;; [.JN33]; &quot;,0],&quot;; &quot;[&quot;; [.JO33]; &quot;,0],&quot;; &quot;[&quot;; [.JP33]; &quot;,0]]&quot;)" office:value-type="string" office:string-value="[[97,0],[39,0],[33,0],[7,0],[29,0]]" calcext:value-type="string">
            <text:p>[[97,0],[39,0],[33,0],[7,0],[29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JS32]" office:value-type="float" office:value="40" calcext:value-type="float">
            <text:p>40</text:p>
          </table:table-cell>
          <table:table-cell table:formula="of:=[.JT32]" office:value-type="float" office:value="32" calcext:value-type="float">
            <text:p>32</text:p>
          </table:table-cell>
          <table:table-cell table:formula="of:=[.JU32]" office:value-type="float" office:value="30" calcext:value-type="float">
            <text:p>30</text:p>
          </table:table-cell>
          <table:table-cell table:formula="of:=[.JV32]" office:value-type="float" office:value="46" calcext:value-type="float">
            <text:p>46</text:p>
          </table:table-cell>
          <table:table-cell table:formula="of:=CONCATENATE(&quot;[[&quot;; [.JS33]; &quot;,0],&quot;; &quot;[&quot;; [.JT33]; &quot;,0],&quot;; &quot;[&quot;; [.JU33]; &quot;,0],&quot;; &quot;[&quot;; [.JV33]; &quot;,0],&quot;; &quot;[&quot;; [.JW33]; &quot;,0]]&quot;)" office:value-type="string" office:string-value="[[96,0],[40,0],[32,0],[30,0],[46,0]]" calcext:value-type="string">
            <text:p>[[96,0],[40,0],[32,0],[30,0],[46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JZ32]" office:value-type="float" office:value="41" calcext:value-type="float">
            <text:p>41</text:p>
          </table:table-cell>
          <table:table-cell table:formula="of:=[.KA32]" office:value-type="float" office:value="31" calcext:value-type="float">
            <text:p>31</text:p>
          </table:table-cell>
          <table:table-cell table:formula="of:=[.KB32]" office:value-type="float" office:value="45" calcext:value-type="float">
            <text:p>45</text:p>
          </table:table-cell>
          <table:table-cell table:formula="of:=[.KC32]" office:value-type="float" office:value="87" calcext:value-type="float">
            <text:p>87</text:p>
          </table:table-cell>
          <table:table-cell table:formula="of:=CONCATENATE(&quot;[[&quot;; [.JZ33]; &quot;,0],&quot;; &quot;[&quot;; [.KA33]; &quot;,0],&quot;; &quot;[&quot;; [.KB33]; &quot;,0],&quot;; &quot;[&quot;; [.KC33]; &quot;,0],&quot;; &quot;[&quot;; [.KD33]; &quot;,0]]&quot;)" office:value-type="string" office:string-value="[[95,0],[41,0],[31,0],[45,0],[87,0]]" calcext:value-type="string">
            <text:p>[[95,0],[41,0],[31,0],[45,0],[87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KG32]" office:value-type="float" office:value="42" calcext:value-type="float">
            <text:p>42</text:p>
          </table:table-cell>
          <table:table-cell table:formula="of:=[.KH32]" office:value-type="float" office:value="44" calcext:value-type="float">
            <text:p>44</text:p>
          </table:table-cell>
          <table:table-cell table:formula="of:=[.KI32]" office:value-type="float" office:value="88" calcext:value-type="float">
            <text:p>88</text:p>
          </table:table-cell>
          <table:table-cell table:formula="of:=[.KJ32]" office:value-type="float" office:value="0" calcext:value-type="float">
            <text:p>0</text:p>
          </table:table-cell>
          <table:table-cell table:formula="of:=CONCATENATE(&quot;[[&quot;; [.KG33]; &quot;,0],&quot;; &quot;[&quot;; [.KH33]; &quot;,0],&quot;; &quot;[&quot;; [.KI33]; &quot;,0],&quot;; &quot;[&quot;; [.KJ33]; &quot;,0],&quot;; &quot;[&quot;; [.KK33]; &quot;,0]]&quot;)" office:value-type="string" office:string-value="[[94,0],[42,0],[44,0],[88,0],[0,0]]" calcext:value-type="string">
            <text:p>[[94,0],[42,0],[44,0],[88,0],[0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KN32]" office:value-type="float" office:value="43" calcext:value-type="float">
            <text:p>43</text:p>
          </table:table-cell>
          <table:table-cell table:formula="of:=[.KO32]" office:value-type="float" office:value="89" calcext:value-type="float">
            <text:p>89</text:p>
          </table:table-cell>
          <table:table-cell table:formula="of:=[.KP32]" office:value-type="float" office:value="0" calcext:value-type="float">
            <text:p>0</text:p>
          </table:table-cell>
          <table:table-cell table:formula="of:=[.KQ32]" office:value-type="float" office:value="0" calcext:value-type="float">
            <text:p>0</text:p>
          </table:table-cell>
          <table:table-cell table:formula="of:=CONCATENATE(&quot;[[&quot;; [.KN33]; &quot;,0],&quot;; &quot;[&quot;; [.KO33]; &quot;,0],&quot;; &quot;[&quot;; [.KP33]; &quot;,0],&quot;; &quot;[&quot;; [.KQ33]; &quot;,0],&quot;; &quot;[&quot;; [.KR33]; &quot;,0]]&quot;)" office:value-type="string" office:string-value="[[93,0],[43,0],[89,0],[0,0],[0,0]]" calcext:value-type="string">
            <text:p>[[93,0],[43,0],[89,0],[0,0],[0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KU32]" office:value-type="float" office:value="44" calcext:value-type="float">
            <text:p>44</text:p>
          </table:table-cell>
          <table:table-cell table:formula="of:=[.KV32]" office:value-type="float" office:value="88" calcext:value-type="float">
            <text:p>88</text:p>
          </table:table-cell>
          <table:table-cell table:formula="of:=[.KW32]" office:value-type="float" office:value="0" calcext:value-type="float">
            <text:p>0</text:p>
          </table:table-cell>
          <table:table-cell table:formula="of:=[.KX32]" office:value-type="float" office:value="0" calcext:value-type="float">
            <text:p>0</text:p>
          </table:table-cell>
          <table:table-cell table:formula="of:=CONCATENATE(&quot;[[&quot;; [.KU33]; &quot;,0],&quot;; &quot;[&quot;; [.KV33]; &quot;,0],&quot;; &quot;[&quot;; [.KW33]; &quot;,0],&quot;; &quot;[&quot;; [.KX33]; &quot;,0],&quot;; &quot;[&quot;; [.KY33]; &quot;,0]]&quot;)" office:value-type="string" office:string-value="[[42,0],[44,0],[88,0],[0,0],[0,0]]" calcext:value-type="string">
            <text:p>[[42,0],[44,0],[88,0],[0,0],[0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LB32]" office:value-type="float" office:value="45" calcext:value-type="float">
            <text:p>45</text:p>
          </table:table-cell>
          <table:table-cell table:formula="of:=[.LC32]" office:value-type="float" office:value="87" calcext:value-type="float">
            <text:p>87</text:p>
          </table:table-cell>
          <table:table-cell table:formula="of:=[.LD32]" office:value-type="float" office:value="0" calcext:value-type="float">
            <text:p>0</text:p>
          </table:table-cell>
          <table:table-cell table:formula="of:=[.LE32]" office:value-type="float" office:value="0" calcext:value-type="float">
            <text:p>0</text:p>
          </table:table-cell>
          <table:table-cell table:formula="of:=CONCATENATE(&quot;[[&quot;; [.LB33]; &quot;,0],&quot;; &quot;[&quot;; [.LC33]; &quot;,0],&quot;; &quot;[&quot;; [.LD33]; &quot;,0],&quot;; &quot;[&quot;; [.LE33]; &quot;,0],&quot;; &quot;[&quot;; [.LF33]; &quot;,0]]&quot;)" office:value-type="string" office:string-value="[[31,0],[45,0],[87,0],[0,0],[0,0]]" calcext:value-type="string">
            <text:p>[[31,0],[45,0],[87,0],[0,0],[0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LI32]" office:value-type="float" office:value="46" calcext:value-type="float">
            <text:p>46</text:p>
          </table:table-cell>
          <table:table-cell table:formula="of:=[.LJ32]" office:value-type="float" office:value="86" calcext:value-type="float">
            <text:p>86</text:p>
          </table:table-cell>
          <table:table-cell table:formula="of:=[.LK32]" office:value-type="float" office:value="0" calcext:value-type="float">
            <text:p>0</text:p>
          </table:table-cell>
          <table:table-cell table:formula="of:=[.LL32]" office:value-type="float" office:value="0" calcext:value-type="float">
            <text:p>0</text:p>
          </table:table-cell>
          <table:table-cell table:formula="of:=CONCATENATE(&quot;[[&quot;; [.LI33]; &quot;,0],&quot;; &quot;[&quot;; [.LJ33]; &quot;,0],&quot;; &quot;[&quot;; [.LK33]; &quot;,0],&quot;; &quot;[&quot;; [.LL33]; &quot;,0],&quot;; &quot;[&quot;; [.LM33]; &quot;,0]]&quot;)" office:value-type="string" office:string-value="[[30,0],[46,0],[86,0],[0,0],[0,0]]" calcext:value-type="string">
            <text:p>[[30,0],[46,0],[86,0],[0,0],[0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LP32]" office:value-type="float" office:value="47" calcext:value-type="float">
            <text:p>47</text:p>
          </table:table-cell>
          <table:table-cell table:formula="of:=[.LQ32]" office:value-type="float" office:value="85" calcext:value-type="float">
            <text:p>85</text:p>
          </table:table-cell>
          <table:table-cell table:formula="of:=[.LR32]" office:value-type="float" office:value="0" calcext:value-type="float">
            <text:p>0</text:p>
          </table:table-cell>
          <table:table-cell table:formula="of:=[.LS32]" office:value-type="float" office:value="0" calcext:value-type="float">
            <text:p>0</text:p>
          </table:table-cell>
          <table:table-cell table:formula="of:=CONCATENATE(&quot;[[&quot;; [.LP33]; &quot;,0],&quot;; &quot;[&quot;; [.LQ33]; &quot;,0],&quot;; &quot;[&quot;; [.LR33]; &quot;,0],&quot;; &quot;[&quot;; [.LS33]; &quot;,0],&quot;; &quot;[&quot;; [.LT33]; &quot;,0]]&quot;)" office:value-type="string" office:string-value="[[29,0],[47,0],[85,0],[0,0],[0,0]]" calcext:value-type="string">
            <text:p>[[29,0],[47,0],[85,0],[0,0],[0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LW32]" office:value-type="float" office:value="48" calcext:value-type="float">
            <text:p>48</text:p>
          </table:table-cell>
          <table:table-cell table:formula="of:=[.LX32]" office:value-type="float" office:value="84" calcext:value-type="float">
            <text:p>84</text:p>
          </table:table-cell>
          <table:table-cell table:formula="of:=[.LY32]" office:value-type="float" office:value="0" calcext:value-type="float">
            <text:p>0</text:p>
          </table:table-cell>
          <table:table-cell table:formula="of:=[.LZ32]" office:value-type="float" office:value="0" calcext:value-type="float">
            <text:p>0</text:p>
          </table:table-cell>
          <table:table-cell table:formula="of:=CONCATENATE(&quot;[[&quot;; [.LW33]; &quot;,0],&quot;; &quot;[&quot;; [.LX33]; &quot;,0],&quot;; &quot;[&quot;; [.LY33]; &quot;,0],&quot;; &quot;[&quot;; [.LZ33]; &quot;,0],&quot;; &quot;[&quot;; [.MA33]; &quot;,0]]&quot;)" office:value-type="string" office:string-value="[[28,0],[48,0],[84,0],[0,0],[0,0]]" calcext:value-type="string">
            <text:p>[[28,0],[48,0],[84,0],[0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MD32]" office:value-type="float" office:value="49" calcext:value-type="float">
            <text:p>49</text:p>
          </table:table-cell>
          <table:table-cell table:formula="of:=[.ME32]" office:value-type="float" office:value="83" calcext:value-type="float">
            <text:p>83</text:p>
          </table:table-cell>
          <table:table-cell table:formula="of:=[.MF32]" office:value-type="float" office:value="0" calcext:value-type="float">
            <text:p>0</text:p>
          </table:table-cell>
          <table:table-cell table:formula="of:=[.MG32]" office:value-type="float" office:value="0" calcext:value-type="float">
            <text:p>0</text:p>
          </table:table-cell>
          <table:table-cell table:formula="of:=CONCATENATE(&quot;[[&quot;; [.MD33]; &quot;,0],&quot;; &quot;[&quot;; [.ME33]; &quot;,0],&quot;; &quot;[&quot;; [.MF33]; &quot;,0],&quot;; &quot;[&quot;; [.MG33]; &quot;,0],&quot;; &quot;[&quot;; [.MH33]; &quot;,0]]&quot;)" office:value-type="string" office:string-value="[[27,0],[49,0],[83,0],[0,0],[0,0]]" calcext:value-type="string">
            <text:p>[[27,0],[49,0],[83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MK32]" office:value-type="float" office:value="50" calcext:value-type="float">
            <text:p>50</text:p>
          </table:table-cell>
          <table:table-cell table:formula="of:=[.ML32]" office:value-type="float" office:value="82" calcext:value-type="float">
            <text:p>82</text:p>
          </table:table-cell>
          <table:table-cell table:formula="of:=[.MM32]" office:value-type="float" office:value="0" calcext:value-type="float">
            <text:p>0</text:p>
          </table:table-cell>
          <table:table-cell table:formula="of:=[.MN32]" office:value-type="float" office:value="0" calcext:value-type="float">
            <text:p>0</text:p>
          </table:table-cell>
          <table:table-cell table:formula="of:=CONCATENATE(&quot;[[&quot;; [.MK33]; &quot;,0],&quot;; &quot;[&quot;; [.ML33]; &quot;,0],&quot;; &quot;[&quot;; [.MM33]; &quot;,0],&quot;; &quot;[&quot;; [.MN33]; &quot;,0],&quot;; &quot;[&quot;; [.MO33]; &quot;,0]]&quot;)" office:value-type="string" office:string-value="[[26,0],[50,0],[82,0],[0,0],[0,0]]" calcext:value-type="string">
            <text:p>[[26,0],[50,0],[82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MR32]" office:value-type="float" office:value="51" calcext:value-type="float">
            <text:p>51</text:p>
          </table:table-cell>
          <table:table-cell table:formula="of:=[.MS32]" office:value-type="float" office:value="81" calcext:value-type="float">
            <text:p>81</text:p>
          </table:table-cell>
          <table:table-cell table:formula="of:=[.MT32]" office:value-type="float" office:value="0" calcext:value-type="float">
            <text:p>0</text:p>
          </table:table-cell>
          <table:table-cell table:formula="of:=[.MU32]" office:value-type="float" office:value="0" calcext:value-type="float">
            <text:p>0</text:p>
          </table:table-cell>
          <table:table-cell table:formula="of:=CONCATENATE(&quot;[[&quot;; [.MR33]; &quot;,0],&quot;; &quot;[&quot;; [.MS33]; &quot;,0],&quot;; &quot;[&quot;; [.MT33]; &quot;,0],&quot;; &quot;[&quot;; [.MU33]; &quot;,0],&quot;; &quot;[&quot;; [.MV33]; &quot;,0]]&quot;)" office:value-type="string" office:string-value="[[25,0],[51,0],[81,0],[0,0],[0,0]]" calcext:value-type="string">
            <text:p>[[25,0],[51,0],[81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MY32]" office:value-type="float" office:value="52" calcext:value-type="float">
            <text:p>52</text:p>
          </table:table-cell>
          <table:table-cell table:formula="of:=[.MZ32]" office:value-type="float" office:value="80" calcext:value-type="float">
            <text:p>80</text:p>
          </table:table-cell>
          <table:table-cell table:formula="of:=[.NA32]" office:value-type="float" office:value="0" calcext:value-type="float">
            <text:p>0</text:p>
          </table:table-cell>
          <table:table-cell table:formula="of:=[.NB32]" office:value-type="float" office:value="0" calcext:value-type="float">
            <text:p>0</text:p>
          </table:table-cell>
          <table:table-cell table:formula="of:=CONCATENATE(&quot;[[&quot;; [.MY33]; &quot;,0],&quot;; &quot;[&quot;; [.MZ33]; &quot;,0],&quot;; &quot;[&quot;; [.NA33]; &quot;,0],&quot;; &quot;[&quot;; [.NB33]; &quot;,0],&quot;; &quot;[&quot;; [.NC33]; &quot;,0]]&quot;)" office:value-type="string" office:string-value="[[24,0],[52,0],[80,0],[0,0],[0,0]]" calcext:value-type="string">
            <text:p>[[24,0],[52,0],[80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NF32]" office:value-type="float" office:value="53" calcext:value-type="float">
            <text:p>53</text:p>
          </table:table-cell>
          <table:table-cell table:formula="of:=[.NG32]" office:value-type="float" office:value="79" calcext:value-type="float">
            <text:p>79</text:p>
          </table:table-cell>
          <table:table-cell table:formula="of:=[.NH32]" office:value-type="float" office:value="0" calcext:value-type="float">
            <text:p>0</text:p>
          </table:table-cell>
          <table:table-cell table:formula="of:=[.NI32]" office:value-type="float" office:value="0" calcext:value-type="float">
            <text:p>0</text:p>
          </table:table-cell>
          <table:table-cell table:formula="of:=CONCATENATE(&quot;[[&quot;; [.NF33]; &quot;,0],&quot;; &quot;[&quot;; [.NG33]; &quot;,0],&quot;; &quot;[&quot;; [.NH33]; &quot;,0],&quot;; &quot;[&quot;; [.NI33]; &quot;,0],&quot;; &quot;[&quot;; [.NJ33]; &quot;,0]]&quot;)" office:value-type="string" office:string-value="[[23,0],[53,0],[79,0],[0,0],[0,0]]" calcext:value-type="string">
            <text:p>[[23,0],[53,0],[79,0],[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NM32]" office:value-type="float" office:value="54" calcext:value-type="float">
            <text:p>54</text:p>
          </table:table-cell>
          <table:table-cell table:formula="of:=[.NN32]" office:value-type="float" office:value="78" calcext:value-type="float">
            <text:p>78</text:p>
          </table:table-cell>
          <table:table-cell table:formula="of:=[.NO32]" office:value-type="float" office:value="0" calcext:value-type="float">
            <text:p>0</text:p>
          </table:table-cell>
          <table:table-cell table:formula="of:=[.NP32]" office:value-type="float" office:value="0" calcext:value-type="float">
            <text:p>0</text:p>
          </table:table-cell>
          <table:table-cell table:formula="of:=CONCATENATE(&quot;[[&quot;; [.NM33]; &quot;,0],&quot;; &quot;[&quot;; [.NN33]; &quot;,0],&quot;; &quot;[&quot;; [.NO33]; &quot;,0],&quot;; &quot;[&quot;; [.NP33]; &quot;,0],&quot;; &quot;[&quot;; [.NQ33]; &quot;,0]]&quot;)" office:value-type="string" office:string-value="[[22,0],[54,0],[78,0],[0,0],[0,0]]" calcext:value-type="string">
            <text:p>[[22,0],[54,0],[78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NT32]" office:value-type="float" office:value="55" calcext:value-type="float">
            <text:p>55</text:p>
          </table:table-cell>
          <table:table-cell table:formula="of:=[.NU32]" office:value-type="float" office:value="77" calcext:value-type="float">
            <text:p>77</text:p>
          </table:table-cell>
          <table:table-cell table:formula="of:=[.NV32]" office:value-type="float" office:value="0" calcext:value-type="float">
            <text:p>0</text:p>
          </table:table-cell>
          <table:table-cell table:formula="of:=[.NW32]" office:value-type="float" office:value="0" calcext:value-type="float">
            <text:p>0</text:p>
          </table:table-cell>
          <table:table-cell table:formula="of:=CONCATENATE(&quot;[[&quot;; [.NT33]; &quot;,0],&quot;; &quot;[&quot;; [.NU33]; &quot;,0],&quot;; &quot;[&quot;; [.NV33]; &quot;,0],&quot;; &quot;[&quot;; [.NW33]; &quot;,0],&quot;; &quot;[&quot;; [.NX33]; &quot;,0]]&quot;)" office:value-type="string" office:string-value="[[21,0],[55,0],[77,0],[0,0],[0,0]]" calcext:value-type="string">
            <text:p>[[21,0],[55,0],[77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OA32]" office:value-type="float" office:value="56" calcext:value-type="float">
            <text:p>56</text:p>
          </table:table-cell>
          <table:table-cell table:formula="of:=[.OB32]" office:value-type="float" office:value="76" calcext:value-type="float">
            <text:p>76</text:p>
          </table:table-cell>
          <table:table-cell table:formula="of:=[.OC32]" office:value-type="float" office:value="0" calcext:value-type="float">
            <text:p>0</text:p>
          </table:table-cell>
          <table:table-cell table:formula="of:=[.OD32]" office:value-type="float" office:value="0" calcext:value-type="float">
            <text:p>0</text:p>
          </table:table-cell>
          <table:table-cell table:formula="of:=CONCATENATE(&quot;[[&quot;; [.OA33]; &quot;,0],&quot;; &quot;[&quot;; [.OB33]; &quot;,0],&quot;; &quot;[&quot;; [.OC33]; &quot;,0],&quot;; &quot;[&quot;; [.OD33]; &quot;,0],&quot;; &quot;[&quot;; [.OE33]; &quot;,0]]&quot;)" office:value-type="string" office:string-value="[[58,0],[56,0],[76,0],[0,0],[0,0]]" calcext:value-type="string">
            <text:p>[[58,0],[56,0],[76,0],[0,0],[0,0]]</text:p>
          </table:table-cell>
          <table:table-cell/>
          <table:table-cell office:value-type="float" office:value="71" calcext:value-type="float">
            <text:p>71</text:p>
          </table:table-cell>
          <table:table-cell table:formula="of:=[.OH32]" office:value-type="float" office:value="57" calcext:value-type="float">
            <text:p>57</text:p>
          </table:table-cell>
          <table:table-cell table:formula="of:=[.OI32]" office:value-type="float" office:value="75" calcext:value-type="float">
            <text:p>75</text:p>
          </table:table-cell>
          <table:table-cell table:formula="of:=[.OJ32]" office:value-type="float" office:value="0" calcext:value-type="float">
            <text:p>0</text:p>
          </table:table-cell>
          <table:table-cell table:formula="of:=[.OK32]" office:value-type="float" office:value="0" calcext:value-type="float">
            <text:p>0</text:p>
          </table:table-cell>
          <table:table-cell table:formula="of:=CONCATENATE(&quot;[[&quot;; [.OH33]; &quot;,0],&quot;; &quot;[&quot;; [.OI33]; &quot;,0],&quot;; &quot;[&quot;; [.OJ33]; &quot;,0],&quot;; &quot;[&quot;; [.OK33]; &quot;,0],&quot;; &quot;[&quot;; [.OL33]; &quot;,0]]&quot;)" office:value-type="string" office:string-value="[[71,0],[57,0],[75,0],[0,0],[0,0]]" calcext:value-type="string">
            <text:p>[[71,0],[57,0],[75,0],[0,0],[0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OO32]" office:value-type="float" office:value="58" calcext:value-type="float">
            <text:p>58</text:p>
          </table:table-cell>
          <table:table-cell table:formula="of:=[.OP32]" office:value-type="float" office:value="56" calcext:value-type="float">
            <text:p>56</text:p>
          </table:table-cell>
          <table:table-cell table:formula="of:=[.OQ32]" office:value-type="float" office:value="76" calcext:value-type="float">
            <text:p>76</text:p>
          </table:table-cell>
          <table:table-cell table:formula="of:=[.OR32]" office:value-type="float" office:value="0" calcext:value-type="float">
            <text:p>0</text:p>
          </table:table-cell>
          <table:table-cell table:formula="of:=CONCATENATE(&quot;[[&quot;; [.OO33]; &quot;,0],&quot;; &quot;[&quot;; [.OP33]; &quot;,0],&quot;; &quot;[&quot;; [.OQ33]; &quot;,0],&quot;; &quot;[&quot;; [.OR33]; &quot;,0],&quot;; &quot;[&quot;; [.OS33]; &quot;,0]]&quot;)" office:value-type="string" office:string-value="[[70,0],[58,0],[56,0],[76,0],[0,0]]" calcext:value-type="string">
            <text:p>[[70,0],[58,0],[56,0],[76,0],[0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OV32]" office:value-type="float" office:value="59" calcext:value-type="float">
            <text:p>59</text:p>
          </table:table-cell>
          <table:table-cell table:formula="of:=[.OW32]" office:value-type="float" office:value="21" calcext:value-type="float">
            <text:p>21</text:p>
          </table:table-cell>
          <table:table-cell table:formula="of:=[.OX32]" office:value-type="float" office:value="55" calcext:value-type="float">
            <text:p>55</text:p>
          </table:table-cell>
          <table:table-cell table:formula="of:=[.OY32]" office:value-type="float" office:value="77" calcext:value-type="float">
            <text:p>77</text:p>
          </table:table-cell>
          <table:table-cell table:formula="of:=CONCATENATE(&quot;[[&quot;; [.OV33]; &quot;,0],&quot;; &quot;[&quot;; [.OW33]; &quot;,0],&quot;; &quot;[&quot;; [.OX33]; &quot;,0],&quot;; &quot;[&quot;; [.OY33]; &quot;,0],&quot;; &quot;[&quot;; [.OZ33]; &quot;,0]]&quot;)" office:value-type="string" office:string-value="[[69,0],[59,0],[21,0],[55,0],[77,0]]" calcext:value-type="string">
            <text:p>[[69,0],[59,0],[21,0],[55,0],[77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PC32]" office:value-type="float" office:value="60" calcext:value-type="float">
            <text:p>60</text:p>
          </table:table-cell>
          <table:table-cell table:formula="of:=[.PD32]" office:value-type="float" office:value="20" calcext:value-type="float">
            <text:p>20</text:p>
          </table:table-cell>
          <table:table-cell table:formula="of:=[.PE32]" office:value-type="float" office:value="22" calcext:value-type="float">
            <text:p>22</text:p>
          </table:table-cell>
          <table:table-cell table:formula="of:=[.PF32]" office:value-type="float" office:value="54" calcext:value-type="float">
            <text:p>54</text:p>
          </table:table-cell>
          <table:table-cell table:formula="of:=CONCATENATE(&quot;[[&quot;; [.PC33]; &quot;,0],&quot;; &quot;[&quot;; [.PD33]; &quot;,0],&quot;; &quot;[&quot;; [.PE33]; &quot;,0],&quot;; &quot;[&quot;; [.PF33]; &quot;,0],&quot;; &quot;[&quot;; [.PG33]; &quot;,0]]&quot;)" office:value-type="string" office:string-value="[[68,0],[60,0],[20,0],[22,0],[54,0]]" calcext:value-type="string">
            <text:p>[[68,0],[60,0],[20,0],[22,0],[54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PJ32]" office:value-type="float" office:value="61" calcext:value-type="float">
            <text:p>61</text:p>
          </table:table-cell>
          <table:table-cell table:formula="of:=[.PK32]" office:value-type="float" office:value="19" calcext:value-type="float">
            <text:p>19</text:p>
          </table:table-cell>
          <table:table-cell table:formula="of:=[.PL32]" office:value-type="float" office:value="13" calcext:value-type="float">
            <text:p>13</text:p>
          </table:table-cell>
          <table:table-cell table:formula="of:=[.PM32]" office:value-type="float" office:value="12" calcext:value-type="float">
            <text:p>12</text:p>
          </table:table-cell>
          <table:table-cell table:formula="of:=CONCATENATE(&quot;[[&quot;; [.PJ33]; &quot;,0],&quot;; &quot;[&quot;; [.PK33]; &quot;,0],&quot;; &quot;[&quot;; [.PL33]; &quot;,0],&quot;; &quot;[&quot;; [.PM33]; &quot;,0],&quot;; &quot;[&quot;; [.PN33]; &quot;,0]]&quot;)" office:value-type="string" office:string-value="[[67,0],[61,0],[19,0],[13,0],[12,0]]" calcext:value-type="string">
            <text:p>[[67,0],[61,0],[19,0],[13,0],[12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PQ32]" office:value-type="float" office:value="62" calcext:value-type="float">
            <text:p>62</text:p>
          </table:table-cell>
          <table:table-cell table:formula="of:=[.PR32]" office:value-type="float" office:value="18" calcext:value-type="float">
            <text:p>18</text:p>
          </table:table-cell>
          <table:table-cell table:formula="of:=[.PS32]" office:value-type="float" office:value="14" calcext:value-type="float">
            <text:p>14</text:p>
          </table:table-cell>
          <table:table-cell table:formula="of:=[.PT32]" office:value-type="float" office:value="12" calcext:value-type="float">
            <text:p>12</text:p>
          </table:table-cell>
          <table:table-cell table:formula="of:=CONCATENATE(&quot;[[&quot;; [.PQ33]; &quot;,0],&quot;; &quot;[&quot;; [.PR33]; &quot;,0],&quot;; &quot;[&quot;; [.PS33]; &quot;,0],&quot;; &quot;[&quot;; [.PT33]; &quot;,0],&quot;; &quot;[&quot;; [.PU33]; &quot;,0]]&quot;)" office:value-type="string" office:string-value="[[66,0],[62,0],[18,0],[14,0],[12,0]]" calcext:value-type="string">
            <text:p>[[66,0],[62,0],[18,0],[14,0],[12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PX32]" office:value-type="float" office:value="63" calcext:value-type="float">
            <text:p>63</text:p>
          </table:table-cell>
          <table:table-cell table:formula="of:=[.PY32]" office:value-type="float" office:value="17" calcext:value-type="float">
            <text:p>17</text:p>
          </table:table-cell>
          <table:table-cell table:formula="of:=[.PZ32]" office:value-type="float" office:value="15" calcext:value-type="float">
            <text:p>15</text:p>
          </table:table-cell>
          <table:table-cell table:formula="of:=[.QA32]" office:value-type="float" office:value="1" calcext:value-type="float">
            <text:p>1</text:p>
          </table:table-cell>
          <table:table-cell table:formula="of:=CONCATENATE(&quot;[[&quot;; [.PX33]; &quot;,0],&quot;; &quot;[&quot;; [.PY33]; &quot;,0],&quot;; &quot;[&quot;; [.PZ33]; &quot;,0],&quot;; &quot;[&quot;; [.QA33]; &quot;,0],&quot;; &quot;[&quot;; [.QB33]; &quot;,0]]&quot;)" office:value-type="string" office:string-value="[[65,0],[63,0],[17,0],[15,0],[1,0]]" calcext:value-type="string">
            <text:p>[[65,0],[63,0],[17,0],[15,0],[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32]" office:value-type="float" office:value="64" calcext:value-type="float">
            <text:p>64</text:p>
          </table:table-cell>
          <table:table-cell table:formula="of:=[.QF32]" office:value-type="float" office:value="36" calcext:value-type="float">
            <text:p>36</text:p>
          </table:table-cell>
          <table:table-cell table:formula="of:=[.QG32]" office:value-type="float" office:value="16" calcext:value-type="float">
            <text:p>16</text:p>
          </table:table-cell>
          <table:table-cell table:formula="of:=[.QH32]" office:value-type="float" office:value="4" calcext:value-type="float">
            <text:p>4</text:p>
          </table:table-cell>
          <table:table-cell table:formula="of:=CONCATENATE(&quot;[[&quot;; [.QE33]; &quot;,0],&quot;; &quot;[&quot;; [.QF33]; &quot;,0],&quot;; &quot;[&quot;; [.QG33]; &quot;,0],&quot;; &quot;[&quot;; [.QH33]; &quot;,0],&quot;; &quot;[&quot;; [.QI33]; &quot;,0]]&quot;)" office:value-type="string" office:string-value="[[0,0],[64,0],[36,0],[16,0],[4,0]]" calcext:value-type="string">
            <text:p>[[0,0],[64,0],[36,0],[16,0],[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32]" office:value-type="float" office:value="65" calcext:value-type="float">
            <text:p>65</text:p>
          </table:table-cell>
          <table:table-cell table:formula="of:=[.QM32]" office:value-type="float" office:value="63" calcext:value-type="float">
            <text:p>63</text:p>
          </table:table-cell>
          <table:table-cell table:formula="of:=[.QN32]" office:value-type="float" office:value="17" calcext:value-type="float">
            <text:p>17</text:p>
          </table:table-cell>
          <table:table-cell table:formula="of:=[.QO32]" office:value-type="float" office:value="15" calcext:value-type="float">
            <text:p>15</text:p>
          </table:table-cell>
          <table:table-cell table:formula="of:=CONCATENATE(&quot;[[&quot;; [.QL33]; &quot;,0],&quot;; &quot;[&quot;; [.QM33]; &quot;,0],&quot;; &quot;[&quot;; [.QN33]; &quot;,0],&quot;; &quot;[&quot;; [.QO33]; &quot;,0],&quot;; &quot;[&quot;; [.QP33]; &quot;,0]]&quot;)" office:value-type="string" office:string-value="[[0,0],[65,0],[63,0],[17,0],[15,0]]" calcext:value-type="string">
            <text:p>[[0,0],[65,0],[63,0],[17,0],[1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32]" office:value-type="float" office:value="66" calcext:value-type="float">
            <text:p>66</text:p>
          </table:table-cell>
          <table:table-cell table:formula="of:=[.QT32]" office:value-type="float" office:value="62" calcext:value-type="float">
            <text:p>62</text:p>
          </table:table-cell>
          <table:table-cell table:formula="of:=[.QU32]" office:value-type="float" office:value="18" calcext:value-type="float">
            <text:p>18</text:p>
          </table:table-cell>
          <table:table-cell table:formula="of:=[.QV32]" office:value-type="float" office:value="14" calcext:value-type="float">
            <text:p>14</text:p>
          </table:table-cell>
          <table:table-cell table:formula="of:=CONCATENATE(&quot;[[&quot;; [.QS33]; &quot;,0],&quot;; &quot;[&quot;; [.QT33]; &quot;,0],&quot;; &quot;[&quot;; [.QU33]; &quot;,0],&quot;; &quot;[&quot;; [.QV33]; &quot;,0],&quot;; &quot;[&quot;; [.QW33]; &quot;,0]]&quot;)" office:value-type="string" office:string-value="[[0,0],[66,0],[62,0],[18,0],[14,0]]" calcext:value-type="string">
            <text:p>[[0,0],[66,0],[62,0],[18,0],[1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32]" office:value-type="float" office:value="67" calcext:value-type="float">
            <text:p>67</text:p>
          </table:table-cell>
          <table:table-cell table:formula="of:=[.RA32]" office:value-type="float" office:value="61" calcext:value-type="float">
            <text:p>61</text:p>
          </table:table-cell>
          <table:table-cell table:formula="of:=[.RB32]" office:value-type="float" office:value="19" calcext:value-type="float">
            <text:p>19</text:p>
          </table:table-cell>
          <table:table-cell table:formula="of:=[.RC32]" office:value-type="float" office:value="13" calcext:value-type="float">
            <text:p>13</text:p>
          </table:table-cell>
          <table:table-cell table:formula="of:=CONCATENATE(&quot;[[&quot;; [.QZ33]; &quot;,0],&quot;; &quot;[&quot;; [.RA33]; &quot;,0],&quot;; &quot;[&quot;; [.RB33]; &quot;,0],&quot;; &quot;[&quot;; [.RC33]; &quot;,0],&quot;; &quot;[&quot;; [.RD33]; &quot;,0]]&quot;)" office:value-type="string" office:string-value="[[0,0],[67,0],[61,0],[19,0],[13,0]]" calcext:value-type="string">
            <text:p>[[0,0],[67,0],[61,0],[19,0],[1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G32]" office:value-type="float" office:value="68" calcext:value-type="float">
            <text:p>68</text:p>
          </table:table-cell>
          <table:table-cell table:formula="of:=[.RH32]" office:value-type="float" office:value="60" calcext:value-type="float">
            <text:p>60</text:p>
          </table:table-cell>
          <table:table-cell table:formula="of:=[.RI32]" office:value-type="float" office:value="20" calcext:value-type="float">
            <text:p>20</text:p>
          </table:table-cell>
          <table:table-cell table:formula="of:=[.RJ32]" office:value-type="float" office:value="22" calcext:value-type="float">
            <text:p>22</text:p>
          </table:table-cell>
          <table:table-cell table:formula="of:=CONCATENATE(&quot;[[&quot;; [.RG33]; &quot;,0],&quot;; &quot;[&quot;; [.RH33]; &quot;,0],&quot;; &quot;[&quot;; [.RI33]; &quot;,0],&quot;; &quot;[&quot;; [.RJ33]; &quot;,0],&quot;; &quot;[&quot;; [.RK33]; &quot;,0]]&quot;)" office:value-type="string" office:string-value="[[0,0],[68,0],[60,0],[20,0],[22,0]]" calcext:value-type="string">
            <text:p>[[0,0],[68,0],[60,0],[20,0],[2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N32]" office:value-type="float" office:value="69" calcext:value-type="float">
            <text:p>69</text:p>
          </table:table-cell>
          <table:table-cell table:formula="of:=[.RO32]" office:value-type="float" office:value="59" calcext:value-type="float">
            <text:p>59</text:p>
          </table:table-cell>
          <table:table-cell table:formula="of:=[.RP32]" office:value-type="float" office:value="21" calcext:value-type="float">
            <text:p>21</text:p>
          </table:table-cell>
          <table:table-cell table:formula="of:=[.RQ32]" office:value-type="float" office:value="55" calcext:value-type="float">
            <text:p>55</text:p>
          </table:table-cell>
          <table:table-cell table:formula="of:=CONCATENATE(&quot;[[&quot;; [.RN33]; &quot;,0],&quot;; &quot;[&quot;; [.RO33]; &quot;,0],&quot;; &quot;[&quot;; [.RP33]; &quot;,0],&quot;; &quot;[&quot;; [.RQ33]; &quot;,0],&quot;; &quot;[&quot;; [.RR33]; &quot;,0]]&quot;)" office:value-type="string" office:string-value="[[0,0],[69,0],[59,0],[21,0],[55,0]]" calcext:value-type="string">
            <text:p>[[0,0],[69,0],[59,0],[21,0],[5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U32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RW32]" office:value-type="float" office:value="56" calcext:value-type="float">
            <text:p>56</text:p>
          </table:table-cell>
          <table:table-cell table:formula="of:=[.RX32]" office:value-type="float" office:value="76" calcext:value-type="float">
            <text:p>76</text:p>
          </table:table-cell>
          <table:table-cell table:formula="of:=CONCATENATE(&quot;[[&quot;; [.RU33]; &quot;,0],&quot;; &quot;[&quot;; [.RV33]; &quot;,0],&quot;; &quot;[&quot;; [.RW33]; &quot;,0],&quot;; &quot;[&quot;; [.RX33]; &quot;,0],&quot;; &quot;[&quot;; [.RY33]; &quot;,0]]&quot;)" office:value-type="string" office:string-value="[[0,0],[70,0],[0,0],[56,0],[76,0]]" calcext:value-type="string">
            <text:p>[[0,0],[70,0],[0,0],[56,0],[7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B32]" office:value-type="float" office:value="71" calcext:value-type="float">
            <text:p>71</text:p>
          </table:table-cell>
          <table:table-cell table:formula="of:=[.SC32]" office:value-type="float" office:value="57" calcext:value-type="float">
            <text:p>57</text:p>
          </table:table-cell>
          <table:table-cell table:formula="of:=[.SD32]" office:value-type="float" office:value="75" calcext:value-type="float">
            <text:p>75</text:p>
          </table:table-cell>
          <table:table-cell table:formula="of:=[.SE32]" office:value-type="float" office:value="0" calcext:value-type="float">
            <text:p>0</text:p>
          </table:table-cell>
          <table:table-cell table:formula="of:=CONCATENATE(&quot;[[&quot;; [.SB33]; &quot;,0],&quot;; &quot;[&quot;; [.SC33]; &quot;,0],&quot;; &quot;[&quot;; [.SD33]; &quot;,0],&quot;; &quot;[&quot;; [.SE33]; &quot;,0],&quot;; &quot;[&quot;; [.SF33]; &quot;,0]]&quot;)" office:value-type="string" office:string-value="[[0,0],[71,0],[57,0],[75,0],[0,0]]" calcext:value-type="string">
            <text:p>[[0,0],[71,0],[57,0],[75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I32]" office:value-type="float" office:value="72" calcext:value-type="float">
            <text:p>72</text:p>
          </table:table-cell>
          <table:table-cell table:formula="of:=[.SJ32]" office:value-type="float" office:value="74" calcext:value-type="float">
            <text:p>74</text:p>
          </table:table-cell>
          <table:table-cell table:formula="of:=[.SK32]" office:value-type="float" office:value="0" calcext:value-type="float">
            <text:p>0</text:p>
          </table:table-cell>
          <table:table-cell table:formula="of:=[.SL32]" office:value-type="float" office:value="0" calcext:value-type="float">
            <text:p>0</text:p>
          </table:table-cell>
          <table:table-cell table:formula="of:=CONCATENATE(&quot;[[&quot;; [.SI33]; &quot;,0],&quot;; &quot;[&quot;; [.SJ33]; &quot;,0],&quot;; &quot;[&quot;; [.SK33]; &quot;,0],&quot;; &quot;[&quot;; [.SL33]; &quot;,0],&quot;; &quot;[&quot;; [.SM33]; &quot;,0]]&quot;)" office:value-type="string" office:string-value="[[0,0],[72,0],[74,0],[0,0],[0,0]]" calcext:value-type="string">
            <text:p>[[0,0],[72,0],[74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P32]" office:value-type="float" office:value="73" calcext:value-type="float">
            <text:p>73</text:p>
          </table:table-cell>
          <table:table-cell table:formula="of:=[.SQ32]" office:value-type="float" office:value="0" calcext:value-type="float">
            <text:p>0</text:p>
          </table:table-cell>
          <table:table-cell table:formula="of:=[.SR32]" office:value-type="float" office:value="0" calcext:value-type="float">
            <text:p>0</text:p>
          </table:table-cell>
          <table:table-cell table:formula="of:=[.SS32]" office:value-type="float" office:value="0" calcext:value-type="float">
            <text:p>0</text:p>
          </table:table-cell>
          <table:table-cell table:formula="of:=CONCATENATE(&quot;[[&quot;; [.SP33]; &quot;,0],&quot;; &quot;[&quot;; [.SQ33]; &quot;,0],&quot;; &quot;[&quot;; [.SR33]; &quot;,0],&quot;; &quot;[&quot;; [.SS33]; &quot;,0],&quot;; &quot;[&quot;; [.ST33]; &quot;,0]]&quot;)" office:value-type="string" office:string-value="[[0,0],[73,0],[0,0],[0,0],[0,0]]" calcext:value-type="string">
            <text:p>[[0,0],[73,0],[0,0],[0,0],[0,0]]</text:p>
          </table:table-cell>
          <table:table-cell/>
          <table:table-cell office:value-type="float" office:value="72" calcext:value-type="float">
            <text:p>72</text:p>
          </table:table-cell>
          <table:table-cell table:formula="of:=[.SW32]" office:value-type="float" office:value="74" calcext:value-type="float">
            <text:p>74</text:p>
          </table:table-cell>
          <table:table-cell table:formula="of:=[.SX32]" office:value-type="float" office:value="0" calcext:value-type="float">
            <text:p>0</text:p>
          </table:table-cell>
          <table:table-cell table:formula="of:=[.SY32]" office:value-type="float" office:value="0" calcext:value-type="float">
            <text:p>0</text:p>
          </table:table-cell>
          <table:table-cell table:formula="of:=[.SZ32]" office:value-type="float" office:value="0" calcext:value-type="float">
            <text:p>0</text:p>
          </table:table-cell>
          <table:table-cell table:formula="of:=CONCATENATE(&quot;[[&quot;; [.SW33]; &quot;,0],&quot;; &quot;[&quot;; [.SX33]; &quot;,0],&quot;; &quot;[&quot;; [.SY33]; &quot;,0],&quot;; &quot;[&quot;; [.SZ33]; &quot;,0],&quot;; &quot;[&quot;; [.TA33]; &quot;,0]]&quot;)" office:value-type="string" office:string-value="[[72,0],[74,0],[0,0],[0,0],[0,0]]" calcext:value-type="string">
            <text:p>[[72,0],[74,0],[0,0],[0,0],[0,0]]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D32]" office:value-type="float" office:value="75" calcext:value-type="float">
            <text:p>75</text:p>
          </table:table-cell>
          <table:table-cell table:formula="of:=[.TE32]" office:value-type="float" office:value="0" calcext:value-type="float">
            <text:p>0</text:p>
          </table:table-cell>
          <table:table-cell table:formula="of:=[.TF32]" office:value-type="float" office:value="0" calcext:value-type="float">
            <text:p>0</text:p>
          </table:table-cell>
          <table:table-cell table:formula="of:=[.TG32]" office:value-type="float" office:value="0" calcext:value-type="float">
            <text:p>0</text:p>
          </table:table-cell>
          <table:table-cell table:formula="of:=CONCATENATE(&quot;[[&quot;; [.TD33]; &quot;,0],&quot;; &quot;[&quot;; [.TE33]; &quot;,0],&quot;; &quot;[&quot;; [.TF33]; &quot;,0],&quot;; &quot;[&quot;; [.TG33]; &quot;,0],&quot;; &quot;[&quot;; [.TH33]; &quot;,0]]&quot;)" office:value-type="string" office:string-value="[[56,0],[75,0],[0,0],[0,0],[0,0]]" calcext:value-type="string">
            <text:p>[[56,0],[75,0],[0,0],[0,0],[0,0]]</text:p>
          </table:table-cell>
          <table:table-cell/>
          <table:table-cell office:value-type="float" office:value="56" calcext:value-type="float">
            <text:p>56</text:p>
          </table:table-cell>
          <table:table-cell table:formula="of:=[.TK32]" office:value-type="float" office:value="76" calcext:value-type="float">
            <text:p>76</text:p>
          </table:table-cell>
          <table:table-cell table:formula="of:=[.TL32]" office:value-type="float" office:value="0" calcext:value-type="float">
            <text:p>0</text:p>
          </table:table-cell>
          <table:table-cell table:formula="of:=[.TM32]" office:value-type="float" office:value="0" calcext:value-type="float">
            <text:p>0</text:p>
          </table:table-cell>
          <table:table-cell table:formula="of:=[.TN32]" office:value-type="float" office:value="0" calcext:value-type="float">
            <text:p>0</text:p>
          </table:table-cell>
          <table:table-cell table:formula="of:=CONCATENATE(&quot;[[&quot;; [.TK33]; &quot;,0],&quot;; &quot;[&quot;; [.TL33]; &quot;,0],&quot;; &quot;[&quot;; [.TM33]; &quot;,0],&quot;; &quot;[&quot;; [.TN33]; &quot;,0],&quot;; &quot;[&quot;; [.TO33]; &quot;,0]]&quot;)" office:value-type="string" office:string-value="[[56,0],[76,0],[0,0],[0,0],[0,0]]" calcext:value-type="string">
            <text:p>[[56,0],[76,0],[0,0],[0,0],[0,0]]</text:p>
          </table:table-cell>
          <table:table-cell/>
          <table:table-cell office:value-type="float" office:value="55" calcext:value-type="float">
            <text:p>55</text:p>
          </table:table-cell>
          <table:table-cell table:formula="of:=[.TR32]" office:value-type="float" office:value="77" calcext:value-type="float">
            <text:p>77</text:p>
          </table:table-cell>
          <table:table-cell table:formula="of:=[.TS32]" office:value-type="float" office:value="0" calcext:value-type="float">
            <text:p>0</text:p>
          </table:table-cell>
          <table:table-cell table:formula="of:=[.TT32]" office:value-type="float" office:value="0" calcext:value-type="float">
            <text:p>0</text:p>
          </table:table-cell>
          <table:table-cell table:formula="of:=[.TU32]" office:value-type="float" office:value="0" calcext:value-type="float">
            <text:p>0</text:p>
          </table:table-cell>
          <table:table-cell table:formula="of:=CONCATENATE(&quot;[[&quot;; [.TR33]; &quot;,0],&quot;; &quot;[&quot;; [.TS33]; &quot;,0],&quot;; &quot;[&quot;; [.TT33]; &quot;,0],&quot;; &quot;[&quot;; [.TU33]; &quot;,0],&quot;; &quot;[&quot;; [.TV33]; &quot;,0]]&quot;)" office:value-type="string" office:string-value="[[55,0],[77,0],[0,0],[0,0],[0,0]]" calcext:value-type="string">
            <text:p>[[55,0],[77,0],[0,0],[0,0],[0,0]]</text:p>
          </table:table-cell>
          <table:table-cell/>
          <table:table-cell office:value-type="float" office:value="54" calcext:value-type="float">
            <text:p>54</text:p>
          </table:table-cell>
          <table:table-cell table:formula="of:=[.TY32]" office:value-type="float" office:value="78" calcext:value-type="float">
            <text:p>78</text:p>
          </table:table-cell>
          <table:table-cell table:formula="of:=[.TZ32]" office:value-type="float" office:value="0" calcext:value-type="float">
            <text:p>0</text:p>
          </table:table-cell>
          <table:table-cell table:formula="of:=[.UA32]" office:value-type="float" office:value="0" calcext:value-type="float">
            <text:p>0</text:p>
          </table:table-cell>
          <table:table-cell table:formula="of:=[.UB32]" office:value-type="float" office:value="0" calcext:value-type="float">
            <text:p>0</text:p>
          </table:table-cell>
          <table:table-cell table:formula="of:=CONCATENATE(&quot;[[&quot;; [.TY33]; &quot;,0],&quot;; &quot;[&quot;; [.TZ33]; &quot;,0],&quot;; &quot;[&quot;; [.UA33]; &quot;,0],&quot;; &quot;[&quot;; [.UB33]; &quot;,0],&quot;; &quot;[&quot;; [.UC33]; &quot;,0]]&quot;)" office:value-type="string" office:string-value="[[54,0],[78,0],[0,0],[0,0],[0,0]]" calcext:value-type="string">
            <text:p>[[54,0],[78,0],[0,0],[0,0],[0,0]]</text:p>
          </table:table-cell>
          <table:table-cell/>
          <table:table-cell office:value-type="float" office:value="53" calcext:value-type="float">
            <text:p>53</text:p>
          </table:table-cell>
          <table:table-cell table:formula="of:=[.UF32]" office:value-type="float" office:value="79" calcext:value-type="float">
            <text:p>79</text:p>
          </table:table-cell>
          <table:table-cell table:formula="of:=[.UG32]" office:value-type="float" office:value="0" calcext:value-type="float">
            <text:p>0</text:p>
          </table:table-cell>
          <table:table-cell table:formula="of:=[.UH32]" office:value-type="float" office:value="0" calcext:value-type="float">
            <text:p>0</text:p>
          </table:table-cell>
          <table:table-cell table:formula="of:=[.UI32]" office:value-type="float" office:value="0" calcext:value-type="float">
            <text:p>0</text:p>
          </table:table-cell>
          <table:table-cell table:formula="of:=CONCATENATE(&quot;[[&quot;; [.UF33]; &quot;,0],&quot;; &quot;[&quot;; [.UG33]; &quot;,0],&quot;; &quot;[&quot;; [.UH33]; &quot;,0],&quot;; &quot;[&quot;; [.UI33]; &quot;,0],&quot;; &quot;[&quot;; [.UJ33]; &quot;,0]]&quot;)" office:value-type="string" office:string-value="[[53,0],[79,0],[0,0],[0,0],[0,0]]" calcext:value-type="string">
            <text:p>[[53,0],[79,0],[0,0],[0,0],[0,0]]</text:p>
          </table:table-cell>
          <table:table-cell/>
          <table:table-cell office:value-type="float" office:value="52" calcext:value-type="float">
            <text:p>52</text:p>
          </table:table-cell>
          <table:table-cell table:formula="of:=[.UM32]" office:value-type="float" office:value="80" calcext:value-type="float">
            <text:p>80</text:p>
          </table:table-cell>
          <table:table-cell table:formula="of:=[.UN32]" office:value-type="float" office:value="0" calcext:value-type="float">
            <text:p>0</text:p>
          </table:table-cell>
          <table:table-cell table:formula="of:=[.UO32]" office:value-type="float" office:value="0" calcext:value-type="float">
            <text:p>0</text:p>
          </table:table-cell>
          <table:table-cell table:formula="of:=[.UP32]" office:value-type="float" office:value="0" calcext:value-type="float">
            <text:p>0</text:p>
          </table:table-cell>
          <table:table-cell table:formula="of:=CONCATENATE(&quot;[[&quot;; [.UM33]; &quot;,0],&quot;; &quot;[&quot;; [.UN33]; &quot;,0],&quot;; &quot;[&quot;; [.UO33]; &quot;,0],&quot;; &quot;[&quot;; [.UP33]; &quot;,0],&quot;; &quot;[&quot;; [.UQ33]; &quot;,0]]&quot;)" office:value-type="string" office:string-value="[[52,0],[80,0],[0,0],[0,0],[0,0]]" calcext:value-type="string">
            <text:p>[[52,0],[80,0],[0,0],[0,0],[0,0]]</text:p>
          </table:table-cell>
          <table:table-cell/>
          <table:table-cell office:value-type="float" office:value="51" calcext:value-type="float">
            <text:p>51</text:p>
          </table:table-cell>
          <table:table-cell table:formula="of:=[.UT32]" office:value-type="float" office:value="81" calcext:value-type="float">
            <text:p>81</text:p>
          </table:table-cell>
          <table:table-cell table:formula="of:=[.UU32]" office:value-type="float" office:value="0" calcext:value-type="float">
            <text:p>0</text:p>
          </table:table-cell>
          <table:table-cell table:formula="of:=[.UV32]" office:value-type="float" office:value="0" calcext:value-type="float">
            <text:p>0</text:p>
          </table:table-cell>
          <table:table-cell table:formula="of:=[.UW32]" office:value-type="float" office:value="0" calcext:value-type="float">
            <text:p>0</text:p>
          </table:table-cell>
          <table:table-cell table:formula="of:=CONCATENATE(&quot;[[&quot;; [.UT33]; &quot;,0],&quot;; &quot;[&quot;; [.UU33]; &quot;,0],&quot;; &quot;[&quot;; [.UV33]; &quot;,0],&quot;; &quot;[&quot;; [.UW33]; &quot;,0],&quot;; &quot;[&quot;; [.UX33]; &quot;,0]]&quot;)" office:value-type="string" office:string-value="[[51,0],[81,0],[0,0],[0,0],[0,0]]" calcext:value-type="string">
            <text:p>[[51,0],[81,0],[0,0],[0,0],[0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VA32]" office:value-type="float" office:value="82" calcext:value-type="float">
            <text:p>82</text:p>
          </table:table-cell>
          <table:table-cell table:formula="of:=[.VB32]" office:value-type="float" office:value="0" calcext:value-type="float">
            <text:p>0</text:p>
          </table:table-cell>
          <table:table-cell table:formula="of:=[.VC32]" office:value-type="float" office:value="0" calcext:value-type="float">
            <text:p>0</text:p>
          </table:table-cell>
          <table:table-cell table:formula="of:=[.VD32]" office:value-type="float" office:value="0" calcext:value-type="float">
            <text:p>0</text:p>
          </table:table-cell>
          <table:table-cell table:formula="of:=CONCATENATE(&quot;[[&quot;; [.VA33]; &quot;,0],&quot;; &quot;[&quot;; [.VB33]; &quot;,0],&quot;; &quot;[&quot;; [.VC33]; &quot;,0],&quot;; &quot;[&quot;; [.VD33]; &quot;,0],&quot;; &quot;[&quot;; [.VE33]; &quot;,0]]&quot;)" office:value-type="string" office:string-value="[[50,0],[82,0],[0,0],[0,0],[0,0]]" calcext:value-type="string">
            <text:p>[[50,0],[82,0],[0,0],[0,0],[0,0]]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.VH32]" office:value-type="float" office:value="83" calcext:value-type="float">
            <text:p>83</text:p>
          </table:table-cell>
          <table:table-cell table:formula="of:=[.VI32]" office:value-type="float" office:value="0" calcext:value-type="float">
            <text:p>0</text:p>
          </table:table-cell>
          <table:table-cell table:formula="of:=[.VJ32]" office:value-type="float" office:value="0" calcext:value-type="float">
            <text:p>0</text:p>
          </table:table-cell>
          <table:table-cell table:formula="of:=[.VK32]" office:value-type="float" office:value="0" calcext:value-type="float">
            <text:p>0</text:p>
          </table:table-cell>
          <table:table-cell table:formula="of:=CONCATENATE(&quot;[[&quot;; [.VH33]; &quot;,0],&quot;; &quot;[&quot;; [.VI33]; &quot;,0],&quot;; &quot;[&quot;; [.VJ33]; &quot;,0],&quot;; &quot;[&quot;; [.VK33]; &quot;,0],&quot;; &quot;[&quot;; [.VL33]; &quot;,0]]&quot;)" office:value-type="string" office:string-value="[[49,0],[83,0],[0,0],[0,0],[0,0]]" calcext:value-type="string">
            <text:p>[[49,0],[83,0],[0,0],[0,0],[0,0]]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.VO32]" office:value-type="float" office:value="84" calcext:value-type="float">
            <text:p>84</text:p>
          </table:table-cell>
          <table:table-cell table:formula="of:=[.VP32]" office:value-type="float" office:value="0" calcext:value-type="float">
            <text:p>0</text:p>
          </table:table-cell>
          <table:table-cell table:formula="of:=[.VQ32]" office:value-type="float" office:value="0" calcext:value-type="float">
            <text:p>0</text:p>
          </table:table-cell>
          <table:table-cell table:formula="of:=[.VR32]" office:value-type="float" office:value="0" calcext:value-type="float">
            <text:p>0</text:p>
          </table:table-cell>
          <table:table-cell table:formula="of:=CONCATENATE(&quot;[[&quot;; [.VO33]; &quot;,0],&quot;; &quot;[&quot;; [.VP33]; &quot;,0],&quot;; &quot;[&quot;; [.VQ33]; &quot;,0],&quot;; &quot;[&quot;; [.VR33]; &quot;,0],&quot;; &quot;[&quot;; [.VS33]; &quot;,0]]&quot;)" office:value-type="string" office:string-value="[[48,0],[84,0],[0,0],[0,0],[0,0]]" calcext:value-type="string">
            <text:p>[[48,0],[84,0],[0,0],[0,0],[0,0]]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.VV32]" office:value-type="float" office:value="85" calcext:value-type="float">
            <text:p>85</text:p>
          </table:table-cell>
          <table:table-cell table:formula="of:=[.VW32]" office:value-type="float" office:value="0" calcext:value-type="float">
            <text:p>0</text:p>
          </table:table-cell>
          <table:table-cell table:formula="of:=[.VX32]" office:value-type="float" office:value="0" calcext:value-type="float">
            <text:p>0</text:p>
          </table:table-cell>
          <table:table-cell table:formula="of:=[.VY32]" office:value-type="float" office:value="0" calcext:value-type="float">
            <text:p>0</text:p>
          </table:table-cell>
          <table:table-cell table:formula="of:=CONCATENATE(&quot;[[&quot;; [.VV33]; &quot;,0],&quot;; &quot;[&quot;; [.VW33]; &quot;,0],&quot;; &quot;[&quot;; [.VX33]; &quot;,0],&quot;; &quot;[&quot;; [.VY33]; &quot;,0],&quot;; &quot;[&quot;; [.VZ33]; &quot;,0]]&quot;)" office:value-type="string" office:string-value="[[47,0],[85,0],[0,0],[0,0],[0,0]]" calcext:value-type="string">
            <text:p>[[47,0],[85,0],[0,0],[0,0],[0,0]]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.WC32]" office:value-type="float" office:value="86" calcext:value-type="float">
            <text:p>86</text:p>
          </table:table-cell>
          <table:table-cell table:formula="of:=[.WD32]" office:value-type="float" office:value="0" calcext:value-type="float">
            <text:p>0</text:p>
          </table:table-cell>
          <table:table-cell table:formula="of:=[.WE32]" office:value-type="float" office:value="0" calcext:value-type="float">
            <text:p>0</text:p>
          </table:table-cell>
          <table:table-cell table:formula="of:=[.WF32]" office:value-type="float" office:value="0" calcext:value-type="float">
            <text:p>0</text:p>
          </table:table-cell>
          <table:table-cell table:formula="of:=CONCATENATE(&quot;[[&quot;; [.WC33]; &quot;,0],&quot;; &quot;[&quot;; [.WD33]; &quot;,0],&quot;; &quot;[&quot;; [.WE33]; &quot;,0],&quot;; &quot;[&quot;; [.WF33]; &quot;,0],&quot;; &quot;[&quot;; [.WG33]; &quot;,0]]&quot;)" office:value-type="string" office:string-value="[[46,0],[86,0],[0,0],[0,0],[0,0]]" calcext:value-type="string">
            <text:p>[[46,0],[86,0],[0,0],[0,0],[0,0]]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.WJ32]" office:value-type="float" office:value="87" calcext:value-type="float">
            <text:p>87</text:p>
          </table:table-cell>
          <table:table-cell table:formula="of:=[.WK32]" office:value-type="float" office:value="0" calcext:value-type="float">
            <text:p>0</text:p>
          </table:table-cell>
          <table:table-cell table:formula="of:=[.WL32]" office:value-type="float" office:value="0" calcext:value-type="float">
            <text:p>0</text:p>
          </table:table-cell>
          <table:table-cell table:formula="of:=[.WM32]" office:value-type="float" office:value="0" calcext:value-type="float">
            <text:p>0</text:p>
          </table:table-cell>
          <table:table-cell table:formula="of:=CONCATENATE(&quot;[[&quot;; [.WJ33]; &quot;,0],&quot;; &quot;[&quot;; [.WK33]; &quot;,0],&quot;; &quot;[&quot;; [.WL33]; &quot;,0],&quot;; &quot;[&quot;; [.WM33]; &quot;,0],&quot;; &quot;[&quot;; [.WN33]; &quot;,0]]&quot;)" office:value-type="string" office:string-value="[[45,0],[87,0],[0,0],[0,0],[0,0]]" calcext:value-type="string">
            <text:p>[[45,0],[87,0],[0,0],[0,0],[0,0]]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.WQ32]" office:value-type="float" office:value="88" calcext:value-type="float">
            <text:p>88</text:p>
          </table:table-cell>
          <table:table-cell table:formula="of:=[.WR32]" office:value-type="float" office:value="0" calcext:value-type="float">
            <text:p>0</text:p>
          </table:table-cell>
          <table:table-cell table:formula="of:=[.WS32]" office:value-type="float" office:value="0" calcext:value-type="float">
            <text:p>0</text:p>
          </table:table-cell>
          <table:table-cell table:formula="of:=[.WT32]" office:value-type="float" office:value="0" calcext:value-type="float">
            <text:p>0</text:p>
          </table:table-cell>
          <table:table-cell table:formula="of:=CONCATENATE(&quot;[[&quot;; [.WQ33]; &quot;,0],&quot;; &quot;[&quot;; [.WR33]; &quot;,0],&quot;; &quot;[&quot;; [.WS33]; &quot;,0],&quot;; &quot;[&quot;; [.WT33]; &quot;,0],&quot;; &quot;[&quot;; [.WU33]; &quot;,0]]&quot;)" office:value-type="string" office:string-value="[[44,0],[88,0],[0,0],[0,0],[0,0]]" calcext:value-type="string">
            <text:p>[[44,0],[88,0],[0,0],[0,0],[0,0]]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.WX32]" office:value-type="float" office:value="89" calcext:value-type="float">
            <text:p>89</text:p>
          </table:table-cell>
          <table:table-cell table:formula="of:=[.WY32]" office:value-type="float" office:value="0" calcext:value-type="float">
            <text:p>0</text:p>
          </table:table-cell>
          <table:table-cell table:formula="of:=[.WZ32]" office:value-type="float" office:value="0" calcext:value-type="float">
            <text:p>0</text:p>
          </table:table-cell>
          <table:table-cell table:formula="of:=[.XA32]" office:value-type="float" office:value="0" calcext:value-type="float">
            <text:p>0</text:p>
          </table:table-cell>
          <table:table-cell table:formula="of:=CONCATENATE(&quot;[[&quot;; [.WX33]; &quot;,0],&quot;; &quot;[&quot;; [.WY33]; &quot;,0],&quot;; &quot;[&quot;; [.WZ33]; &quot;,0],&quot;; &quot;[&quot;; [.XA33]; &quot;,0],&quot;; &quot;[&quot;; [.XB33]; &quot;,0]]&quot;)" office:value-type="string" office:string-value="[[43,0],[89,0],[0,0],[0,0],[0,0]]" calcext:value-type="string">
            <text:p>[[43,0],[89,0],[0,0],[0,0],[0,0]]</text:p>
          </table:table-cell>
          <table:table-cell/>
          <table:table-cell office:value-type="float" office:value="92" calcext:value-type="float">
            <text:p>92</text:p>
          </table:table-cell>
          <table:table-cell table:formula="of:=[.XE32]" office:value-type="float" office:value="90" calcext:value-type="float">
            <text:p>90</text:p>
          </table:table-cell>
          <table:table-cell table:formula="of:=[.XF32]" office:value-type="float" office:value="0" calcext:value-type="float">
            <text:p>0</text:p>
          </table:table-cell>
          <table:table-cell table:formula="of:=[.XG32]" office:value-type="float" office:value="0" calcext:value-type="float">
            <text:p>0</text:p>
          </table:table-cell>
          <table:table-cell table:formula="of:=[.XH32]" office:value-type="float" office:value="0" calcext:value-type="float">
            <text:p>0</text:p>
          </table:table-cell>
          <table:table-cell table:formula="of:=CONCATENATE(&quot;[[&quot;; [.XE33]; &quot;,0],&quot;; &quot;[&quot;; [.XF33]; &quot;,0],&quot;; &quot;[&quot;; [.XG33]; &quot;,0],&quot;; &quot;[&quot;; [.XH33]; &quot;,0],&quot;; &quot;[&quot;; [.XI33]; &quot;,0]]&quot;)" office:value-type="string" office:string-value="[[92,0],[90,0],[0,0],[0,0],[0,0]]" calcext:value-type="string">
            <text:p>[[92,0],[90,0],[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32]" office:value-type="float" office:value="91" calcext:value-type="float">
            <text:p>91</text:p>
          </table:table-cell>
          <table:table-cell table:formula="of:=[.XM32]" office:value-type="float" office:value="0" calcext:value-type="float">
            <text:p>0</text:p>
          </table:table-cell>
          <table:table-cell table:formula="of:=[.XN32]" office:value-type="float" office:value="0" calcext:value-type="float">
            <text:p>0</text:p>
          </table:table-cell>
          <table:table-cell table:formula="of:=[.XO32]" office:value-type="float" office:value="0" calcext:value-type="float">
            <text:p>0</text:p>
          </table:table-cell>
          <table:table-cell table:formula="of:=CONCATENATE(&quot;[[&quot;; [.XL33]; &quot;,0],&quot;; &quot;[&quot;; [.XM33]; &quot;,0],&quot;; &quot;[&quot;; [.XN33]; &quot;,0],&quot;; &quot;[&quot;; [.XO33]; &quot;,0],&quot;; &quot;[&quot;; [.XP33]; &quot;,0]]&quot;)" office:value-type="string" office:string-value="[[0,0],[91,0],[0,0],[0,0],[0,0]]" calcext:value-type="string">
            <text:p>[[0,0],[91,0],[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32]" office:value-type="float" office:value="92" calcext:value-type="float">
            <text:p>92</text:p>
          </table:table-cell>
          <table:table-cell table:formula="of:=[.XT32]" office:value-type="float" office:value="90" calcext:value-type="float">
            <text:p>90</text:p>
          </table:table-cell>
          <table:table-cell table:formula="of:=[.XU32]" office:value-type="float" office:value="0" calcext:value-type="float">
            <text:p>0</text:p>
          </table:table-cell>
          <table:table-cell table:formula="of:=[.XV32]" office:value-type="float" office:value="0" calcext:value-type="float">
            <text:p>0</text:p>
          </table:table-cell>
          <table:table-cell table:formula="of:=CONCATENATE(&quot;[[&quot;; [.XS33]; &quot;,0],&quot;; &quot;[&quot;; [.XT33]; &quot;,0],&quot;; &quot;[&quot;; [.XU33]; &quot;,0],&quot;; &quot;[&quot;; [.XV33]; &quot;,0],&quot;; &quot;[&quot;; [.XW33]; &quot;,0]]&quot;)" office:value-type="string" office:string-value="[[0,0],[92,0],[90,0],[0,0],[0,0]]" calcext:value-type="string">
            <text:p>[[0,0],[92,0],[9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32]" office:value-type="float" office:value="93" calcext:value-type="float">
            <text:p>93</text:p>
          </table:table-cell>
          <table:table-cell table:formula="of:=[.YA32]" office:value-type="float" office:value="43" calcext:value-type="float">
            <text:p>43</text:p>
          </table:table-cell>
          <table:table-cell table:formula="of:=[.YB32]" office:value-type="float" office:value="89" calcext:value-type="float">
            <text:p>89</text:p>
          </table:table-cell>
          <table:table-cell table:formula="of:=[.YC32]" office:value-type="float" office:value="0" calcext:value-type="float">
            <text:p>0</text:p>
          </table:table-cell>
          <table:table-cell table:formula="of:=CONCATENATE(&quot;[[&quot;; [.XZ33]; &quot;,0],&quot;; &quot;[&quot;; [.YA33]; &quot;,0],&quot;; &quot;[&quot;; [.YB33]; &quot;,0],&quot;; &quot;[&quot;; [.YC33]; &quot;,0],&quot;; &quot;[&quot;; [.YD33]; &quot;,0]]&quot;)" office:value-type="string" office:string-value="[[0,0],[93,0],[43,0],[89,0],[0,0]]" calcext:value-type="string">
            <text:p>[[0,0],[93,0],[43,0],[89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32]" office:value-type="float" office:value="94" calcext:value-type="float">
            <text:p>94</text:p>
          </table:table-cell>
          <table:table-cell table:formula="of:=[.YH32]" office:value-type="float" office:value="42" calcext:value-type="float">
            <text:p>42</text:p>
          </table:table-cell>
          <table:table-cell table:formula="of:=[.YI32]" office:value-type="float" office:value="44" calcext:value-type="float">
            <text:p>44</text:p>
          </table:table-cell>
          <table:table-cell table:formula="of:=[.YJ32]" office:value-type="float" office:value="88" calcext:value-type="float">
            <text:p>88</text:p>
          </table:table-cell>
          <table:table-cell table:formula="of:=CONCATENATE(&quot;[[&quot;; [.YG33]; &quot;,0],&quot;; &quot;[&quot;; [.YH33]; &quot;,0],&quot;; &quot;[&quot;; [.YI33]; &quot;,0],&quot;; &quot;[&quot;; [.YJ33]; &quot;,0],&quot;; &quot;[&quot;; [.YK33]; &quot;,0]]&quot;)" office:value-type="string" office:string-value="[[0,0],[94,0],[42,0],[44,0],[88,0]]" calcext:value-type="string">
            <text:p>[[0,0],[94,0],[42,0],[44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32]" office:value-type="float" office:value="95" calcext:value-type="float">
            <text:p>95</text:p>
          </table:table-cell>
          <table:table-cell table:formula="of:=[.YO32]" office:value-type="float" office:value="41" calcext:value-type="float">
            <text:p>41</text:p>
          </table:table-cell>
          <table:table-cell table:formula="of:=[.YP32]" office:value-type="float" office:value="31" calcext:value-type="float">
            <text:p>31</text:p>
          </table:table-cell>
          <table:table-cell table:formula="of:=[.YQ32]" office:value-type="float" office:value="45" calcext:value-type="float">
            <text:p>45</text:p>
          </table:table-cell>
          <table:table-cell table:formula="of:=CONCATENATE(&quot;[[&quot;; [.YN33]; &quot;,0],&quot;; &quot;[&quot;; [.YO33]; &quot;,0],&quot;; &quot;[&quot;; [.YP33]; &quot;,0],&quot;; &quot;[&quot;; [.YQ33]; &quot;,0],&quot;; &quot;[&quot;; [.YR33]; &quot;,0]]&quot;)" office:value-type="string" office:string-value="[[0,0],[95,0],[41,0],[31,0],[45,0]]" calcext:value-type="string">
            <text:p>[[0,0],[95,0],[41,0],[31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32]" office:value-type="float" office:value="96" calcext:value-type="float">
            <text:p>96</text:p>
          </table:table-cell>
          <table:table-cell table:formula="of:=[.YV32]" office:value-type="float" office:value="40" calcext:value-type="float">
            <text:p>40</text:p>
          </table:table-cell>
          <table:table-cell table:formula="of:=[.YW32]" office:value-type="float" office:value="32" calcext:value-type="float">
            <text:p>32</text:p>
          </table:table-cell>
          <table:table-cell table:formula="of:=[.YX32]" office:value-type="float" office:value="30" calcext:value-type="float">
            <text:p>30</text:p>
          </table:table-cell>
          <table:table-cell table:formula="of:=CONCATENATE(&quot;[[&quot;; [.YU33]; &quot;,0],&quot;; &quot;[&quot;; [.YV33]; &quot;,0],&quot;; &quot;[&quot;; [.YW33]; &quot;,0],&quot;; &quot;[&quot;; [.YX33]; &quot;,0],&quot;; &quot;[&quot;; [.YY33]; &quot;,0]]&quot;)" office:value-type="string" office:string-value="[[0,0],[96,0],[40,0],[32,0],[30,0]]" calcext:value-type="string">
            <text:p>[[0,0],[96,0],[40,0],[32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32]" office:value-type="float" office:value="97" calcext:value-type="float">
            <text:p>97</text:p>
          </table:table-cell>
          <table:table-cell table:formula="of:=[.ZC32]" office:value-type="float" office:value="39" calcext:value-type="float">
            <text:p>39</text:p>
          </table:table-cell>
          <table:table-cell table:formula="of:=[.ZD32]" office:value-type="float" office:value="33" calcext:value-type="float">
            <text:p>33</text:p>
          </table:table-cell>
          <table:table-cell table:formula="of:=[.ZE32]" office:value-type="float" office:value="7" calcext:value-type="float">
            <text:p>7</text:p>
          </table:table-cell>
          <table:table-cell table:formula="of:=CONCATENATE(&quot;[[&quot;; [.ZB33]; &quot;,0],&quot;; &quot;[&quot;; [.ZC33]; &quot;,0],&quot;; &quot;[&quot;; [.ZD33]; &quot;,0],&quot;; &quot;[&quot;; [.ZE33]; &quot;,0],&quot;; &quot;[&quot;; [.ZF33]; &quot;,0]]&quot;)" office:value-type="string" office:string-value="[[0,0],[97,0],[39,0],[33,0],[7,0]]" calcext:value-type="string">
            <text:p>[[0,0],[97,0],[39,0],[33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32]" office:value-type="float" office:value="98" calcext:value-type="float">
            <text:p>98</text:p>
          </table:table-cell>
          <table:table-cell table:formula="of:=[.ZJ32]" office:value-type="float" office:value="38" calcext:value-type="float">
            <text:p>38</text:p>
          </table:table-cell>
          <table:table-cell table:formula="of:=[.ZK32]" office:value-type="float" office:value="34" calcext:value-type="float">
            <text:p>34</text:p>
          </table:table-cell>
          <table:table-cell table:formula="of:=[.ZL32]" office:value-type="float" office:value="6" calcext:value-type="float">
            <text:p>6</text:p>
          </table:table-cell>
          <table:table-cell table:formula="of:=CONCATENATE(&quot;[[&quot;; [.ZI33]; &quot;,0],&quot;; &quot;[&quot;; [.ZJ33]; &quot;,0],&quot;; &quot;[&quot;; [.ZK33]; &quot;,0],&quot;; &quot;[&quot;; [.ZL33]; &quot;,0],&quot;; &quot;[&quot;; [.ZM33]; &quot;,0]]&quot;)" office:value-type="string" office:string-value="[[0,0],[98,0],[38,0],[34,0],[6,0]]" calcext:value-type="string">
            <text:p>[[0,0],[98,0],[38,0],[34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32]" office:value-type="float" office:value="99" calcext:value-type="float">
            <text:p>99</text:p>
          </table:table-cell>
          <table:table-cell table:formula="of:=[.ZQ32]" office:value-type="float" office:value="37" calcext:value-type="float">
            <text:p>37</text:p>
          </table:table-cell>
          <table:table-cell table:formula="of:=[.ZR32]" office:value-type="float" office:value="35" calcext:value-type="float">
            <text:p>35</text:p>
          </table:table-cell>
          <table:table-cell table:formula="of:=[.ZS32]" office:value-type="float" office:value="5" calcext:value-type="float">
            <text:p>5</text:p>
          </table:table-cell>
          <table:table-cell table:formula="of:=CONCATENATE(&quot;[[&quot;; [.ZP33]; &quot;,0],&quot;; &quot;[&quot;; [.ZQ33]; &quot;,0],&quot;; &quot;[&quot;; [.ZR33]; &quot;,0],&quot;; &quot;[&quot;; [.ZS33]; &quot;,0],&quot;; &quot;[&quot;; [.ZT33]; &quot;,0]]&quot;)" office:value-type="string" office:string-value="[[0,0],[99,0],[37,0],[35,0],[5,0]]" calcext:value-type="string">
            <text:p>[[0,0],[99,0],[37,0],[35,0],[5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17,15,1,11,25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33]" office:value-type="float" office:value="15" calcext:value-type="float">
            <text:p>15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1" calcext:value-type="float">
            <text:p>11</text:p>
          </table:table-cell>
          <table:table-cell table:formula="of:=[.H32]" office:value-type="float" office:value="25" calcext:value-type="float">
            <text:p>25</text:p>
          </table:table-cell>
          <table:table-cell table:formula="of:=CONCATENATE(&quot;[[&quot;; [.F34]; &quot;,0],&quot;; &quot;[&quot;; [.G34]; &quot;,0],&quot;; &quot;[&quot;; [.H34]; &quot;,0],&quot;; &quot;[&quot;; [.I34]; &quot;,0],&quot;; &quot;[&quot;; [.J34]; &quot;,0]]&quot;)" office:value-type="string" office:string-value="[[17,0],[15,0],[1,0],[11,0],[25,0]]" calcext:value-type="string">
            <text:p>[[17,0],[15,0],[1,0],[11,0],[25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M33]" office:value-type="float" office:value="4" calcext:value-type="float">
            <text:p>4</text:p>
          </table:table-cell>
          <table:table-cell table:formula="of:=[.M32]" office:value-type="float" office:value="2" calcext:value-type="float">
            <text:p>2</text:p>
          </table:table-cell>
          <table:table-cell table:formula="of:=[.N32]" office:value-type="float" office:value="10" calcext:value-type="float">
            <text:p>10</text:p>
          </table:table-cell>
          <table:table-cell table:formula="of:=[.O32]" office:value-type="float" office:value="26" calcext:value-type="float">
            <text:p>26</text:p>
          </table:table-cell>
          <table:table-cell table:formula="of:=CONCATENATE(&quot;[[&quot;; [.M34]; &quot;,0],&quot;; &quot;[&quot;; [.N34]; &quot;,0],&quot;; &quot;[&quot;; [.O34]; &quot;,0],&quot;; &quot;[&quot;; [.P34]; &quot;,0],&quot;; &quot;[&quot;; [.Q34]; &quot;,0]]&quot;)" office:value-type="string" office:string-value="[[16,0],[4,0],[2,0],[10,0],[26,0]]" calcext:value-type="string">
            <text:p>[[16,0],[4,0],[2,0],[10,0],[26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T33]" office:value-type="float" office:value="5" calcext:value-type="float">
            <text:p>5</text:p>
          </table:table-cell>
          <table:table-cell table:formula="of:=[.T32]" office:value-type="float" office:value="3" calcext:value-type="float">
            <text:p>3</text:p>
          </table:table-cell>
          <table:table-cell table:formula="of:=[.U32]" office:value-type="float" office:value="9" calcext:value-type="float">
            <text:p>9</text:p>
          </table:table-cell>
          <table:table-cell table:formula="of:=[.V32]" office:value-type="float" office:value="27" calcext:value-type="float">
            <text:p>27</text:p>
          </table:table-cell>
          <table:table-cell table:formula="of:=CONCATENATE(&quot;[[&quot;; [.T34]; &quot;,0],&quot;; &quot;[&quot;; [.U34]; &quot;,0],&quot;; &quot;[&quot;; [.V34]; &quot;,0],&quot;; &quot;[&quot;; [.W34]; &quot;,0],&quot;; &quot;[&quot;; [.X34]; &quot;,0]]&quot;)" office:value-type="string" office:string-value="[[35,0],[5,0],[3,0],[9,0],[27,0]]" calcext:value-type="string">
            <text:p>[[35,0],[5,0],[3,0],[9,0],[27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AA33]" office:value-type="float" office:value="2" calcext:value-type="float">
            <text:p>2</text:p>
          </table:table-cell>
          <table:table-cell table:formula="of:=[.AA32]" office:value-type="float" office:value="4" calcext:value-type="float">
            <text:p>4</text:p>
          </table:table-cell>
          <table:table-cell table:formula="of:=[.AB32]" office:value-type="float" office:value="16" calcext:value-type="float">
            <text:p>16</text:p>
          </table:table-cell>
          <table:table-cell table:formula="of:=[.AC32]" office:value-type="float" office:value="36" calcext:value-type="float">
            <text:p>36</text:p>
          </table:table-cell>
          <table:table-cell table:formula="of:=CONCATENATE(&quot;[[&quot;; [.AA34]; &quot;,0],&quot;; &quot;[&quot;; [.AB34]; &quot;,0],&quot;; &quot;[&quot;; [.AC34]; &quot;,0],&quot;; &quot;[&quot;; [.AD34]; &quot;,0],&quot;; &quot;[&quot;; [.AE34]; &quot;,0]]&quot;)" office:value-type="string" office:string-value="[[10,0],[2,0],[4,0],[16,0],[36,0]]" calcext:value-type="string">
            <text:p>[[10,0],[2,0],[4,0],[16,0],[36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AH33]" office:value-type="float" office:value="35" calcext:value-type="float">
            <text:p>35</text:p>
          </table:table-cell>
          <table:table-cell table:formula="of:=[.AH32]" office:value-type="float" office:value="5" calcext:value-type="float">
            <text:p>5</text:p>
          </table:table-cell>
          <table:table-cell table:formula="of:=[.AI32]" office:value-type="float" office:value="3" calcext:value-type="float">
            <text:p>3</text:p>
          </table:table-cell>
          <table:table-cell table:formula="of:=[.AJ32]" office:value-type="float" office:value="9" calcext:value-type="float">
            <text:p>9</text:p>
          </table:table-cell>
          <table:table-cell table:formula="of:=CONCATENATE(&quot;[[&quot;; [.AH34]; &quot;,0],&quot;; &quot;[&quot;; [.AI34]; &quot;,0],&quot;; &quot;[&quot;; [.AJ34]; &quot;,0],&quot;; &quot;[&quot;; [.AK34]; &quot;,0],&quot;; &quot;[&quot;; [.AL34]; &quot;,0]]&quot;)" office:value-type="string" office:string-value="[[37,0],[35,0],[5,0],[3,0],[9,0]]" calcext:value-type="string">
            <text:p>[[37,0],[35,0],[5,0],[3,0],[9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AO33]" office:value-type="float" office:value="34" calcext:value-type="float">
            <text:p>34</text:p>
          </table:table-cell>
          <table:table-cell table:formula="of:=[.AO32]" office:value-type="float" office:value="6" calcext:value-type="float">
            <text:p>6</text:p>
          </table:table-cell>
          <table:table-cell table:formula="of:=[.AP32]" office:value-type="float" office:value="8" calcext:value-type="float">
            <text:p>8</text:p>
          </table:table-cell>
          <table:table-cell table:formula="of:=[.AQ32]" office:value-type="float" office:value="28" calcext:value-type="float">
            <text:p>28</text:p>
          </table:table-cell>
          <table:table-cell table:formula="of:=CONCATENATE(&quot;[[&quot;; [.AO34]; &quot;,0],&quot;; &quot;[&quot;; [.AP34]; &quot;,0],&quot;; &quot;[&quot;; [.AQ34]; &quot;,0],&quot;; &quot;[&quot;; [.AR34]; &quot;,0],&quot;; &quot;[&quot;; [.AS34]; &quot;,0]]&quot;)" office:value-type="string" office:string-value="[[38,0],[34,0],[6,0],[8,0],[28,0]]" calcext:value-type="string">
            <text:p>[[38,0],[34,0],[6,0],[8,0],[28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AV33]" office:value-type="float" office:value="33" calcext:value-type="float">
            <text:p>33</text:p>
          </table:table-cell>
          <table:table-cell table:formula="of:=[.AV32]" office:value-type="float" office:value="7" calcext:value-type="float">
            <text:p>7</text:p>
          </table:table-cell>
          <table:table-cell table:formula="of:=[.AW32]" office:value-type="float" office:value="29" calcext:value-type="float">
            <text:p>29</text:p>
          </table:table-cell>
          <table:table-cell table:formula="of:=[.AX32]" office:value-type="float" office:value="47" calcext:value-type="float">
            <text:p>47</text:p>
          </table:table-cell>
          <table:table-cell table:formula="of:=CONCATENATE(&quot;[[&quot;; [.AV34]; &quot;,0],&quot;; &quot;[&quot;; [.AW34]; &quot;,0],&quot;; &quot;[&quot;; [.AX34]; &quot;,0],&quot;; &quot;[&quot;; [.AY34]; &quot;,0],&quot;; &quot;[&quot;; [.AZ34]; &quot;,0]]&quot;)" office:value-type="string" office:string-value="[[39,0],[33,0],[7,0],[29,0],[47,0]]" calcext:value-type="string">
            <text:p>[[39,0],[33,0],[7,0],[29,0],[47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BC33]" office:value-type="float" office:value="6" calcext:value-type="float">
            <text:p>6</text:p>
          </table:table-cell>
          <table:table-cell table:formula="of:=[.BC32]" office:value-type="float" office:value="8" calcext:value-type="float">
            <text:p>8</text:p>
          </table:table-cell>
          <table:table-cell table:formula="of:=[.BD32]" office:value-type="float" office:value="28" calcext:value-type="float">
            <text:p>28</text:p>
          </table:table-cell>
          <table:table-cell table:formula="of:=[.BE32]" office:value-type="float" office:value="48" calcext:value-type="float">
            <text:p>48</text:p>
          </table:table-cell>
          <table:table-cell table:formula="of:=CONCATENATE(&quot;[[&quot;; [.BC34]; &quot;,0],&quot;; &quot;[&quot;; [.BD34]; &quot;,0],&quot;; &quot;[&quot;; [.BE34]; &quot;,0],&quot;; &quot;[&quot;; [.BF34]; &quot;,0],&quot;; &quot;[&quot;; [.BG34]; &quot;,0]]&quot;)" office:value-type="string" office:string-value="[[34,0],[6,0],[8,0],[28,0],[48,0]]" calcext:value-type="string">
            <text:p>[[34,0],[6,0],[8,0],[28,0],[48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BJ33]" office:value-type="float" office:value="3" calcext:value-type="float">
            <text:p>3</text:p>
          </table:table-cell>
          <table:table-cell table:formula="of:=[.BJ32]" office:value-type="float" office:value="9" calcext:value-type="float">
            <text:p>9</text:p>
          </table:table-cell>
          <table:table-cell table:formula="of:=[.BK32]" office:value-type="float" office:value="27" calcext:value-type="float">
            <text:p>27</text:p>
          </table:table-cell>
          <table:table-cell table:formula="of:=[.BL32]" office:value-type="float" office:value="49" calcext:value-type="float">
            <text:p>49</text:p>
          </table:table-cell>
          <table:table-cell table:formula="of:=CONCATENATE(&quot;[[&quot;; [.BJ34]; &quot;,0],&quot;; &quot;[&quot;; [.BK34]; &quot;,0],&quot;; &quot;[&quot;; [.BL34]; &quot;,0],&quot;; &quot;[&quot;; [.BM34]; &quot;,0],&quot;; &quot;[&quot;; [.BN34]; &quot;,0]]&quot;)" office:value-type="string" office:string-value="[[5,0],[3,0],[9,0],[27,0],[49,0]]" calcext:value-type="string">
            <text:p>[[5,0],[3,0],[9,0],[27,0],[49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BQ33]" office:value-type="float" office:value="2" calcext:value-type="float">
            <text:p>2</text:p>
          </table:table-cell>
          <table:table-cell table:formula="of:=[.BQ32]" office:value-type="float" office:value="10" calcext:value-type="float">
            <text:p>10</text:p>
          </table:table-cell>
          <table:table-cell table:formula="of:=[.BR32]" office:value-type="float" office:value="26" calcext:value-type="float">
            <text:p>26</text:p>
          </table:table-cell>
          <table:table-cell table:formula="of:=[.BS32]" office:value-type="float" office:value="50" calcext:value-type="float">
            <text:p>50</text:p>
          </table:table-cell>
          <table:table-cell table:formula="of:=CONCATENATE(&quot;[[&quot;; [.BQ34]; &quot;,0],&quot;; &quot;[&quot;; [.BR34]; &quot;,0],&quot;; &quot;[&quot;; [.BS34]; &quot;,0],&quot;; &quot;[&quot;; [.BT34]; &quot;,0],&quot;; &quot;[&quot;; [.BU34]; &quot;,0]]&quot;)" office:value-type="string" office:string-value="[[4,0],[2,0],[10,0],[26,0],[50,0]]" calcext:value-type="string">
            <text:p>[[4,0],[2,0],[10,0],[26,0],[5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BX33]" office:value-type="float" office:value="1" calcext:value-type="float">
            <text:p>1</text:p>
          </table:table-cell>
          <table:table-cell table:formula="of:=[.BX32]" office:value-type="float" office:value="11" calcext:value-type="float">
            <text:p>11</text:p>
          </table:table-cell>
          <table:table-cell table:formula="of:=[.BY32]" office:value-type="float" office:value="25" calcext:value-type="float">
            <text:p>25</text:p>
          </table:table-cell>
          <table:table-cell table:formula="of:=[.BZ32]" office:value-type="float" office:value="51" calcext:value-type="float">
            <text:p>51</text:p>
          </table:table-cell>
          <table:table-cell table:formula="of:=CONCATENATE(&quot;[[&quot;; [.BX34]; &quot;,0],&quot;; &quot;[&quot;; [.BY34]; &quot;,0],&quot;; &quot;[&quot;; [.BZ34]; &quot;,0],&quot;; &quot;[&quot;; [.CA34]; &quot;,0],&quot;; &quot;[&quot;; [.CB34]; &quot;,0]]&quot;)" office:value-type="string" office:string-value="[[15,0],[1,0],[11,0],[25,0],[51,0]]" calcext:value-type="string">
            <text:p>[[15,0],[1,0],[11,0],[25,0],[51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CE33]" office:value-type="float" office:value="14" calcext:value-type="float">
            <text:p>14</text:p>
          </table:table-cell>
          <table:table-cell table:formula="of:=[.CE32]" office:value-type="float" office:value="12" calcext:value-type="float">
            <text:p>12</text:p>
          </table:table-cell>
          <table:table-cell table:formula="of:=[.CF32]" office:value-type="float" office:value="24" calcext:value-type="float">
            <text:p>24</text:p>
          </table:table-cell>
          <table:table-cell table:formula="of:=[.CG32]" office:value-type="float" office:value="52" calcext:value-type="float">
            <text:p>52</text:p>
          </table:table-cell>
          <table:table-cell table:formula="of:=CONCATENATE(&quot;[[&quot;; [.CE34]; &quot;,0],&quot;; &quot;[&quot;; [.CF34]; &quot;,0],&quot;; &quot;[&quot;; [.CG34]; &quot;,0],&quot;; &quot;[&quot;; [.CH34]; &quot;,0],&quot;; &quot;[&quot;; [.CI34]; &quot;,0]]&quot;)" office:value-type="string" office:string-value="[[18,0],[14,0],[12,0],[24,0],[52,0]]" calcext:value-type="string">
            <text:p>[[18,0],[14,0],[12,0],[24,0],[52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CL33]" office:value-type="float" office:value="19" calcext:value-type="float">
            <text:p>19</text:p>
          </table:table-cell>
          <table:table-cell table:formula="of:=[.CL32]" office:value-type="float" office:value="13" calcext:value-type="float">
            <text:p>13</text:p>
          </table:table-cell>
          <table:table-cell table:formula="of:=[.CM32]" office:value-type="float" office:value="23" calcext:value-type="float">
            <text:p>23</text:p>
          </table:table-cell>
          <table:table-cell table:formula="of:=[.CN32]" office:value-type="float" office:value="53" calcext:value-type="float">
            <text:p>53</text:p>
          </table:table-cell>
          <table:table-cell table:formula="of:=CONCATENATE(&quot;[[&quot;; [.CL34]; &quot;,0],&quot;; &quot;[&quot;; [.CM34]; &quot;,0],&quot;; &quot;[&quot;; [.CN34]; &quot;,0],&quot;; &quot;[&quot;; [.CO34]; &quot;,0],&quot;; &quot;[&quot;; [.CP34]; &quot;,0]]&quot;)" office:value-type="string" office:string-value="[[61,0],[19,0],[13,0],[23,0],[53,0]]" calcext:value-type="string">
            <text:p>[[61,0],[19,0],[13,0],[23,0],[53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CS33]" office:value-type="float" office:value="18" calcext:value-type="float">
            <text:p>18</text:p>
          </table:table-cell>
          <table:table-cell table:formula="of:=[.CS32]" office:value-type="float" office:value="14" calcext:value-type="float">
            <text:p>14</text:p>
          </table:table-cell>
          <table:table-cell table:formula="of:=[.CT32]" office:value-type="float" office:value="12" calcext:value-type="float">
            <text:p>12</text:p>
          </table:table-cell>
          <table:table-cell table:formula="of:=[.CU32]" office:value-type="float" office:value="24" calcext:value-type="float">
            <text:p>24</text:p>
          </table:table-cell>
          <table:table-cell table:formula="of:=CONCATENATE(&quot;[[&quot;; [.CS34]; &quot;,0],&quot;; &quot;[&quot;; [.CT34]; &quot;,0],&quot;; &quot;[&quot;; [.CU34]; &quot;,0],&quot;; &quot;[&quot;; [.CV34]; &quot;,0],&quot;; &quot;[&quot;; [.CW34]; &quot;,0]]&quot;)" office:value-type="string" office:string-value="[[62,0],[18,0],[14,0],[12,0],[24,0]]" calcext:value-type="string">
            <text:p>[[62,0],[18,0],[14,0],[12,0],[24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CZ33]" office:value-type="float" office:value="17" calcext:value-type="float">
            <text:p>17</text:p>
          </table:table-cell>
          <table:table-cell table:formula="of:=[.CZ32]" office:value-type="float" office:value="15" calcext:value-type="float">
            <text:p>15</text:p>
          </table:table-cell>
          <table:table-cell table:formula="of:=[.DA32]" office:value-type="float" office:value="1" calcext:value-type="float">
            <text:p>1</text:p>
          </table:table-cell>
          <table:table-cell table:formula="of:=[.DB32]" office:value-type="float" office:value="11" calcext:value-type="float">
            <text:p>11</text:p>
          </table:table-cell>
          <table:table-cell table:formula="of:=CONCATENATE(&quot;[[&quot;; [.CZ34]; &quot;,0],&quot;; &quot;[&quot;; [.DA34]; &quot;,0],&quot;; &quot;[&quot;; [.DB34]; &quot;,0],&quot;; &quot;[&quot;; [.DC34]; &quot;,0],&quot;; &quot;[&quot;; [.DD34]; &quot;,0]]&quot;)" office:value-type="string" office:string-value="[[63,0],[17,0],[15,0],[1,0],[11,0]]" calcext:value-type="string">
            <text:p>[[63,0],[17,0],[15,0],[1,0],[11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DG33]" office:value-type="float" office:value="36" calcext:value-type="float">
            <text:p>36</text:p>
          </table:table-cell>
          <table:table-cell table:formula="of:=[.DG32]" office:value-type="float" office:value="16" calcext:value-type="float">
            <text:p>16</text:p>
          </table:table-cell>
          <table:table-cell table:formula="of:=[.DH32]" office:value-type="float" office:value="4" calcext:value-type="float">
            <text:p>4</text:p>
          </table:table-cell>
          <table:table-cell table:formula="of:=[.DI32]" office:value-type="float" office:value="2" calcext:value-type="float">
            <text:p>2</text:p>
          </table:table-cell>
          <table:table-cell table:formula="of:=CONCATENATE(&quot;[[&quot;; [.DG34]; &quot;,0],&quot;; &quot;[&quot;; [.DH34]; &quot;,0],&quot;; &quot;[&quot;; [.DI34]; &quot;,0],&quot;; &quot;[&quot;; [.DJ34]; &quot;,0],&quot;; &quot;[&quot;; [.DK34]; &quot;,0]]&quot;)" office:value-type="string" office:string-value="[[64,0],[36,0],[16,0],[4,0],[2,0]]" calcext:value-type="string">
            <text:p>[[64,0],[36,0],[16,0],[4,0],[2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DN33]" office:value-type="float" office:value="63" calcext:value-type="float">
            <text:p>63</text:p>
          </table:table-cell>
          <table:table-cell table:formula="of:=[.DN32]" office:value-type="float" office:value="17" calcext:value-type="float">
            <text:p>17</text:p>
          </table:table-cell>
          <table:table-cell table:formula="of:=[.DO32]" office:value-type="float" office:value="15" calcext:value-type="float">
            <text:p>15</text:p>
          </table:table-cell>
          <table:table-cell table:formula="of:=[.DP32]" office:value-type="float" office:value="1" calcext:value-type="float">
            <text:p>1</text:p>
          </table:table-cell>
          <table:table-cell table:formula="of:=CONCATENATE(&quot;[[&quot;; [.DN34]; &quot;,0],&quot;; &quot;[&quot;; [.DO34]; &quot;,0],&quot;; &quot;[&quot;; [.DP34]; &quot;,0],&quot;; &quot;[&quot;; [.DQ34]; &quot;,0],&quot;; &quot;[&quot;; [.DR34]; &quot;,0]]&quot;)" office:value-type="string" office:string-value="[[65,0],[63,0],[17,0],[15,0],[1,0]]" calcext:value-type="string">
            <text:p>[[65,0],[63,0],[17,0],[15,0],[1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DU33]" office:value-type="float" office:value="62" calcext:value-type="float">
            <text:p>62</text:p>
          </table:table-cell>
          <table:table-cell table:formula="of:=[.DU32]" office:value-type="float" office:value="18" calcext:value-type="float">
            <text:p>18</text:p>
          </table:table-cell>
          <table:table-cell table:formula="of:=[.DV32]" office:value-type="float" office:value="14" calcext:value-type="float">
            <text:p>14</text:p>
          </table:table-cell>
          <table:table-cell table:formula="of:=[.DW32]" office:value-type="float" office:value="12" calcext:value-type="float">
            <text:p>12</text:p>
          </table:table-cell>
          <table:table-cell table:formula="of:=CONCATENATE(&quot;[[&quot;; [.DU34]; &quot;,0],&quot;; &quot;[&quot;; [.DV34]; &quot;,0],&quot;; &quot;[&quot;; [.DW34]; &quot;,0],&quot;; &quot;[&quot;; [.DX34]; &quot;,0],&quot;; &quot;[&quot;; [.DY34]; &quot;,0]]&quot;)" office:value-type="string" office:string-value="[[66,0],[62,0],[18,0],[14,0],[12,0]]" calcext:value-type="string">
            <text:p>[[66,0],[62,0],[18,0],[14,0],[12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EB33]" office:value-type="float" office:value="61" calcext:value-type="float">
            <text:p>61</text:p>
          </table:table-cell>
          <table:table-cell table:formula="of:=[.EB32]" office:value-type="float" office:value="19" calcext:value-type="float">
            <text:p>19</text:p>
          </table:table-cell>
          <table:table-cell table:formula="of:=[.EC32]" office:value-type="float" office:value="13" calcext:value-type="float">
            <text:p>13</text:p>
          </table:table-cell>
          <table:table-cell table:formula="of:=[.ED32]" office:value-type="float" office:value="23" calcext:value-type="float">
            <text:p>23</text:p>
          </table:table-cell>
          <table:table-cell table:formula="of:=CONCATENATE(&quot;[[&quot;; [.EB34]; &quot;,0],&quot;; &quot;[&quot;; [.EC34]; &quot;,0],&quot;; &quot;[&quot;; [.ED34]; &quot;,0],&quot;; &quot;[&quot;; [.EE34]; &quot;,0],&quot;; &quot;[&quot;; [.EF34]; &quot;,0]]&quot;)" office:value-type="string" office:string-value="[[67,0],[61,0],[19,0],[13,0],[23,0]]" calcext:value-type="string">
            <text:p>[[67,0],[61,0],[19,0],[13,0],[23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EI33]" office:value-type="float" office:value="60" calcext:value-type="float">
            <text:p>60</text:p>
          </table:table-cell>
          <table:table-cell table:formula="of:=[.EI32]" office:value-type="float" office:value="20" calcext:value-type="float">
            <text:p>20</text:p>
          </table:table-cell>
          <table:table-cell table:formula="of:=[.EJ32]" office:value-type="float" office:value="22" calcext:value-type="float">
            <text:p>22</text:p>
          </table:table-cell>
          <table:table-cell table:formula="of:=[.EK32]" office:value-type="float" office:value="54" calcext:value-type="float">
            <text:p>54</text:p>
          </table:table-cell>
          <table:table-cell table:formula="of:=CONCATENATE(&quot;[[&quot;; [.EI34]; &quot;,0],&quot;; &quot;[&quot;; [.EJ34]; &quot;,0],&quot;; &quot;[&quot;; [.EK34]; &quot;,0],&quot;; &quot;[&quot;; [.EL34]; &quot;,0],&quot;; &quot;[&quot;; [.EM34]; &quot;,0]]&quot;)" office:value-type="string" office:string-value="[[68,0],[60,0],[20,0],[22,0],[54,0]]" calcext:value-type="string">
            <text:p>[[68,0],[60,0],[20,0],[22,0],[54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EP33]" office:value-type="float" office:value="59" calcext:value-type="float">
            <text:p>59</text:p>
          </table:table-cell>
          <table:table-cell table:formula="of:=[.EP32]" office:value-type="float" office:value="21" calcext:value-type="float">
            <text:p>21</text:p>
          </table:table-cell>
          <table:table-cell table:formula="of:=[.EQ32]" office:value-type="float" office:value="55" calcext:value-type="float">
            <text:p>55</text:p>
          </table:table-cell>
          <table:table-cell table:formula="of:=[.ER32]" office:value-type="float" office:value="77" calcext:value-type="float">
            <text:p>77</text:p>
          </table:table-cell>
          <table:table-cell table:formula="of:=CONCATENATE(&quot;[[&quot;; [.EP34]; &quot;,0],&quot;; &quot;[&quot;; [.EQ34]; &quot;,0],&quot;; &quot;[&quot;; [.ER34]; &quot;,0],&quot;; &quot;[&quot;; [.ES34]; &quot;,0],&quot;; &quot;[&quot;; [.ET34]; &quot;,0]]&quot;)" office:value-type="string" office:string-value="[[69,0],[59,0],[21,0],[55,0],[77,0]]" calcext:value-type="string">
            <text:p>[[69,0],[59,0],[21,0],[55,0],[77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EW33]" office:value-type="float" office:value="20" calcext:value-type="float">
            <text:p>20</text:p>
          </table:table-cell>
          <table:table-cell table:formula="of:=[.EW32]" office:value-type="float" office:value="22" calcext:value-type="float">
            <text:p>22</text:p>
          </table:table-cell>
          <table:table-cell table:formula="of:=[.EX32]" office:value-type="float" office:value="54" calcext:value-type="float">
            <text:p>54</text:p>
          </table:table-cell>
          <table:table-cell table:formula="of:=[.EY32]" office:value-type="float" office:value="78" calcext:value-type="float">
            <text:p>78</text:p>
          </table:table-cell>
          <table:table-cell table:formula="of:=CONCATENATE(&quot;[[&quot;; [.EW34]; &quot;,0],&quot;; &quot;[&quot;; [.EX34]; &quot;,0],&quot;; &quot;[&quot;; [.EY34]; &quot;,0],&quot;; &quot;[&quot;; [.EZ34]; &quot;,0],&quot;; &quot;[&quot;; [.FA34]; &quot;,0]]&quot;)" office:value-type="string" office:string-value="[[60,0],[20,0],[22,0],[54,0],[78,0]]" calcext:value-type="string">
            <text:p>[[60,0],[20,0],[22,0],[54,0],[78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FD33]" office:value-type="float" office:value="13" calcext:value-type="float">
            <text:p>13</text:p>
          </table:table-cell>
          <table:table-cell table:formula="of:=[.FD32]" office:value-type="float" office:value="23" calcext:value-type="float">
            <text:p>23</text:p>
          </table:table-cell>
          <table:table-cell table:formula="of:=[.FE32]" office:value-type="float" office:value="53" calcext:value-type="float">
            <text:p>53</text:p>
          </table:table-cell>
          <table:table-cell table:formula="of:=[.FF32]" office:value-type="float" office:value="79" calcext:value-type="float">
            <text:p>79</text:p>
          </table:table-cell>
          <table:table-cell table:formula="of:=CONCATENATE(&quot;[[&quot;; [.FD34]; &quot;,0],&quot;; &quot;[&quot;; [.FE34]; &quot;,0],&quot;; &quot;[&quot;; [.FF34]; &quot;,0],&quot;; &quot;[&quot;; [.FG34]; &quot;,0],&quot;; &quot;[&quot;; [.FH34]; &quot;,0]]&quot;)" office:value-type="string" office:string-value="[[19,0],[13,0],[23,0],[53,0],[79,0]]" calcext:value-type="string">
            <text:p>[[19,0],[13,0],[23,0],[53,0],[79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FK33]" office:value-type="float" office:value="12" calcext:value-type="float">
            <text:p>12</text:p>
          </table:table-cell>
          <table:table-cell table:formula="of:=[.FK32]" office:value-type="float" office:value="24" calcext:value-type="float">
            <text:p>24</text:p>
          </table:table-cell>
          <table:table-cell table:formula="of:=[.FL32]" office:value-type="float" office:value="52" calcext:value-type="float">
            <text:p>52</text:p>
          </table:table-cell>
          <table:table-cell table:formula="of:=[.FM32]" office:value-type="float" office:value="80" calcext:value-type="float">
            <text:p>80</text:p>
          </table:table-cell>
          <table:table-cell table:formula="of:=CONCATENATE(&quot;[[&quot;; [.FK34]; &quot;,0],&quot;; &quot;[&quot;; [.FL34]; &quot;,0],&quot;; &quot;[&quot;; [.FM34]; &quot;,0],&quot;; &quot;[&quot;; [.FN34]; &quot;,0],&quot;; &quot;[&quot;; [.FO34]; &quot;,0]]&quot;)" office:value-type="string" office:string-value="[[14,0],[12,0],[24,0],[52,0],[80,0]]" calcext:value-type="string">
            <text:p>[[14,0],[12,0],[24,0],[52,0],[80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R33]" office:value-type="float" office:value="11" calcext:value-type="float">
            <text:p>11</text:p>
          </table:table-cell>
          <table:table-cell table:formula="of:=[.FR32]" office:value-type="float" office:value="25" calcext:value-type="float">
            <text:p>25</text:p>
          </table:table-cell>
          <table:table-cell table:formula="of:=[.FS32]" office:value-type="float" office:value="51" calcext:value-type="float">
            <text:p>51</text:p>
          </table:table-cell>
          <table:table-cell table:formula="of:=[.FT32]" office:value-type="float" office:value="81" calcext:value-type="float">
            <text:p>81</text:p>
          </table:table-cell>
          <table:table-cell table:formula="of:=CONCATENATE(&quot;[[&quot;; [.FR34]; &quot;,0],&quot;; &quot;[&quot;; [.FS34]; &quot;,0],&quot;; &quot;[&quot;; [.FT34]; &quot;,0],&quot;; &quot;[&quot;; [.FU34]; &quot;,0],&quot;; &quot;[&quot;; [.FV34]; &quot;,0]]&quot;)" office:value-type="string" office:string-value="[[1,0],[11,0],[25,0],[51,0],[81,0]]" calcext:value-type="string">
            <text:p>[[1,0],[11,0],[25,0],[51,0],[81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FY33]" office:value-type="float" office:value="10" calcext:value-type="float">
            <text:p>10</text:p>
          </table:table-cell>
          <table:table-cell table:formula="of:=[.FY32]" office:value-type="float" office:value="26" calcext:value-type="float">
            <text:p>26</text:p>
          </table:table-cell>
          <table:table-cell table:formula="of:=[.FZ32]" office:value-type="float" office:value="50" calcext:value-type="float">
            <text:p>50</text:p>
          </table:table-cell>
          <table:table-cell table:formula="of:=[.GA32]" office:value-type="float" office:value="82" calcext:value-type="float">
            <text:p>82</text:p>
          </table:table-cell>
          <table:table-cell table:formula="of:=CONCATENATE(&quot;[[&quot;; [.FY34]; &quot;,0],&quot;; &quot;[&quot;; [.FZ34]; &quot;,0],&quot;; &quot;[&quot;; [.GA34]; &quot;,0],&quot;; &quot;[&quot;; [.GB34]; &quot;,0],&quot;; &quot;[&quot;; [.GC34]; &quot;,0]]&quot;)" office:value-type="string" office:string-value="[[2,0],[10,0],[26,0],[50,0],[82,0]]" calcext:value-type="string">
            <text:p>[[2,0],[10,0],[26,0],[50,0],[82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GF33]" office:value-type="float" office:value="9" calcext:value-type="float">
            <text:p>9</text:p>
          </table:table-cell>
          <table:table-cell table:formula="of:=[.GF32]" office:value-type="float" office:value="27" calcext:value-type="float">
            <text:p>27</text:p>
          </table:table-cell>
          <table:table-cell table:formula="of:=[.GG32]" office:value-type="float" office:value="49" calcext:value-type="float">
            <text:p>49</text:p>
          </table:table-cell>
          <table:table-cell table:formula="of:=[.GH32]" office:value-type="float" office:value="83" calcext:value-type="float">
            <text:p>83</text:p>
          </table:table-cell>
          <table:table-cell table:formula="of:=CONCATENATE(&quot;[[&quot;; [.GF34]; &quot;,0],&quot;; &quot;[&quot;; [.GG34]; &quot;,0],&quot;; &quot;[&quot;; [.GH34]; &quot;,0],&quot;; &quot;[&quot;; [.GI34]; &quot;,0],&quot;; &quot;[&quot;; [.GJ34]; &quot;,0]]&quot;)" office:value-type="string" office:string-value="[[3,0],[9,0],[27,0],[49,0],[83,0]]" calcext:value-type="string">
            <text:p>[[3,0],[9,0],[27,0],[49,0],[83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GM33]" office:value-type="float" office:value="8" calcext:value-type="float">
            <text:p>8</text:p>
          </table:table-cell>
          <table:table-cell table:formula="of:=[.GM32]" office:value-type="float" office:value="28" calcext:value-type="float">
            <text:p>28</text:p>
          </table:table-cell>
          <table:table-cell table:formula="of:=[.GN32]" office:value-type="float" office:value="48" calcext:value-type="float">
            <text:p>48</text:p>
          </table:table-cell>
          <table:table-cell table:formula="of:=[.GO32]" office:value-type="float" office:value="84" calcext:value-type="float">
            <text:p>84</text:p>
          </table:table-cell>
          <table:table-cell table:formula="of:=CONCATENATE(&quot;[[&quot;; [.GM34]; &quot;,0],&quot;; &quot;[&quot;; [.GN34]; &quot;,0],&quot;; &quot;[&quot;; [.GO34]; &quot;,0],&quot;; &quot;[&quot;; [.GP34]; &quot;,0],&quot;; &quot;[&quot;; [.GQ34]; &quot;,0]]&quot;)" office:value-type="string" office:string-value="[[6,0],[8,0],[28,0],[48,0],[84,0]]" calcext:value-type="string">
            <text:p>[[6,0],[8,0],[28,0],[48,0],[84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GT33]" office:value-type="float" office:value="7" calcext:value-type="float">
            <text:p>7</text:p>
          </table:table-cell>
          <table:table-cell table:formula="of:=[.GT32]" office:value-type="float" office:value="29" calcext:value-type="float">
            <text:p>29</text:p>
          </table:table-cell>
          <table:table-cell table:formula="of:=[.GU32]" office:value-type="float" office:value="47" calcext:value-type="float">
            <text:p>47</text:p>
          </table:table-cell>
          <table:table-cell table:formula="of:=[.GV32]" office:value-type="float" office:value="85" calcext:value-type="float">
            <text:p>85</text:p>
          </table:table-cell>
          <table:table-cell table:formula="of:=CONCATENATE(&quot;[[&quot;; [.GT34]; &quot;,0],&quot;; &quot;[&quot;; [.GU34]; &quot;,0],&quot;; &quot;[&quot;; [.GV34]; &quot;,0],&quot;; &quot;[&quot;; [.GW34]; &quot;,0],&quot;; &quot;[&quot;; [.GX34]; &quot;,0]]&quot;)" office:value-type="string" office:string-value="[[33,0],[7,0],[29,0],[47,0],[85,0]]" calcext:value-type="string">
            <text:p>[[33,0],[7,0],[29,0],[47,0],[85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HA33]" office:value-type="float" office:value="32" calcext:value-type="float">
            <text:p>32</text:p>
          </table:table-cell>
          <table:table-cell table:formula="of:=[.HA32]" office:value-type="float" office:value="30" calcext:value-type="float">
            <text:p>30</text:p>
          </table:table-cell>
          <table:table-cell table:formula="of:=[.HB32]" office:value-type="float" office:value="46" calcext:value-type="float">
            <text:p>46</text:p>
          </table:table-cell>
          <table:table-cell table:formula="of:=[.HC32]" office:value-type="float" office:value="86" calcext:value-type="float">
            <text:p>86</text:p>
          </table:table-cell>
          <table:table-cell table:formula="of:=CONCATENATE(&quot;[[&quot;; [.HA34]; &quot;,0],&quot;; &quot;[&quot;; [.HB34]; &quot;,0],&quot;; &quot;[&quot;; [.HC34]; &quot;,0],&quot;; &quot;[&quot;; [.HD34]; &quot;,0],&quot;; &quot;[&quot;; [.HE34]; &quot;,0]]&quot;)" office:value-type="string" office:string-value="[[40,0],[32,0],[30,0],[46,0],[86,0]]" calcext:value-type="string">
            <text:p>[[40,0],[32,0],[30,0],[46,0],[86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HH33]" office:value-type="float" office:value="41" calcext:value-type="float">
            <text:p>41</text:p>
          </table:table-cell>
          <table:table-cell table:formula="of:=[.HH32]" office:value-type="float" office:value="31" calcext:value-type="float">
            <text:p>31</text:p>
          </table:table-cell>
          <table:table-cell table:formula="of:=[.HI32]" office:value-type="float" office:value="45" calcext:value-type="float">
            <text:p>45</text:p>
          </table:table-cell>
          <table:table-cell table:formula="of:=[.HJ32]" office:value-type="float" office:value="87" calcext:value-type="float">
            <text:p>87</text:p>
          </table:table-cell>
          <table:table-cell table:formula="of:=CONCATENATE(&quot;[[&quot;; [.HH34]; &quot;,0],&quot;; &quot;[&quot;; [.HI34]; &quot;,0],&quot;; &quot;[&quot;; [.HJ34]; &quot;,0],&quot;; &quot;[&quot;; [.HK34]; &quot;,0],&quot;; &quot;[&quot;; [.HL34]; &quot;,0]]&quot;)" office:value-type="string" office:string-value="[[95,0],[41,0],[31,0],[45,0],[87,0]]" calcext:value-type="string">
            <text:p>[[95,0],[41,0],[31,0],[45,0],[87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HO33]" office:value-type="float" office:value="40" calcext:value-type="float">
            <text:p>40</text:p>
          </table:table-cell>
          <table:table-cell table:formula="of:=[.HO32]" office:value-type="float" office:value="32" calcext:value-type="float">
            <text:p>32</text:p>
          </table:table-cell>
          <table:table-cell table:formula="of:=[.HP32]" office:value-type="float" office:value="30" calcext:value-type="float">
            <text:p>30</text:p>
          </table:table-cell>
          <table:table-cell table:formula="of:=[.HQ32]" office:value-type="float" office:value="46" calcext:value-type="float">
            <text:p>46</text:p>
          </table:table-cell>
          <table:table-cell table:formula="of:=CONCATENATE(&quot;[[&quot;; [.HO34]; &quot;,0],&quot;; &quot;[&quot;; [.HP34]; &quot;,0],&quot;; &quot;[&quot;; [.HQ34]; &quot;,0],&quot;; &quot;[&quot;; [.HR34]; &quot;,0],&quot;; &quot;[&quot;; [.HS34]; &quot;,0]]&quot;)" office:value-type="string" office:string-value="[[96,0],[40,0],[32,0],[30,0],[46,0]]" calcext:value-type="string">
            <text:p>[[96,0],[40,0],[32,0],[30,0],[46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HV33]" office:value-type="float" office:value="39" calcext:value-type="float">
            <text:p>39</text:p>
          </table:table-cell>
          <table:table-cell table:formula="of:=[.HV32]" office:value-type="float" office:value="33" calcext:value-type="float">
            <text:p>33</text:p>
          </table:table-cell>
          <table:table-cell table:formula="of:=[.HW32]" office:value-type="float" office:value="7" calcext:value-type="float">
            <text:p>7</text:p>
          </table:table-cell>
          <table:table-cell table:formula="of:=[.HX32]" office:value-type="float" office:value="29" calcext:value-type="float">
            <text:p>29</text:p>
          </table:table-cell>
          <table:table-cell table:formula="of:=CONCATENATE(&quot;[[&quot;; [.HV34]; &quot;,0],&quot;; &quot;[&quot;; [.HW34]; &quot;,0],&quot;; &quot;[&quot;; [.HX34]; &quot;,0],&quot;; &quot;[&quot;; [.HY34]; &quot;,0],&quot;; &quot;[&quot;; [.HZ34]; &quot;,0]]&quot;)" office:value-type="string" office:string-value="[[97,0],[39,0],[33,0],[7,0],[29,0]]" calcext:value-type="string">
            <text:p>[[97,0],[39,0],[33,0],[7,0],[29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IC33]" office:value-type="float" office:value="38" calcext:value-type="float">
            <text:p>38</text:p>
          </table:table-cell>
          <table:table-cell table:formula="of:=[.IC32]" office:value-type="float" office:value="34" calcext:value-type="float">
            <text:p>34</text:p>
          </table:table-cell>
          <table:table-cell table:formula="of:=[.ID32]" office:value-type="float" office:value="6" calcext:value-type="float">
            <text:p>6</text:p>
          </table:table-cell>
          <table:table-cell table:formula="of:=[.IE32]" office:value-type="float" office:value="8" calcext:value-type="float">
            <text:p>8</text:p>
          </table:table-cell>
          <table:table-cell table:formula="of:=CONCATENATE(&quot;[[&quot;; [.IC34]; &quot;,0],&quot;; &quot;[&quot;; [.ID34]; &quot;,0],&quot;; &quot;[&quot;; [.IE34]; &quot;,0],&quot;; &quot;[&quot;; [.IF34]; &quot;,0],&quot;; &quot;[&quot;; [.IG34]; &quot;,0]]&quot;)" office:value-type="string" office:string-value="[[98,0],[38,0],[34,0],[6,0],[8,0]]" calcext:value-type="string">
            <text:p>[[98,0],[38,0],[34,0],[6,0],[8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IJ33]" office:value-type="float" office:value="37" calcext:value-type="float">
            <text:p>37</text:p>
          </table:table-cell>
          <table:table-cell table:formula="of:=[.IJ32]" office:value-type="float" office:value="35" calcext:value-type="float">
            <text:p>35</text:p>
          </table:table-cell>
          <table:table-cell table:formula="of:=[.IK32]" office:value-type="float" office:value="5" calcext:value-type="float">
            <text:p>5</text:p>
          </table:table-cell>
          <table:table-cell table:formula="of:=[.IL32]" office:value-type="float" office:value="3" calcext:value-type="float">
            <text:p>3</text:p>
          </table:table-cell>
          <table:table-cell table:formula="of:=CONCATENATE(&quot;[[&quot;; [.IJ34]; &quot;,0],&quot;; &quot;[&quot;; [.IK34]; &quot;,0],&quot;; &quot;[&quot;; [.IL34]; &quot;,0],&quot;; &quot;[&quot;; [.IM34]; &quot;,0],&quot;; &quot;[&quot;; [.IN34]; &quot;,0]]&quot;)" office:value-type="string" office:string-value="[[99,0],[37,0],[35,0],[5,0],[3,0]]" calcext:value-type="string">
            <text:p>[[99,0],[37,0],[35,0],[5,0],[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33]" office:value-type="float" office:value="64" calcext:value-type="float">
            <text:p>64</text:p>
          </table:table-cell>
          <table:table-cell table:formula="of:=[.IQ32]" office:value-type="float" office:value="36" calcext:value-type="float">
            <text:p>36</text:p>
          </table:table-cell>
          <table:table-cell table:formula="of:=[.IR32]" office:value-type="float" office:value="16" calcext:value-type="float">
            <text:p>16</text:p>
          </table:table-cell>
          <table:table-cell table:formula="of:=[.IS32]" office:value-type="float" office:value="4" calcext:value-type="float">
            <text:p>4</text:p>
          </table:table-cell>
          <table:table-cell table:formula="of:=CONCATENATE(&quot;[[&quot;; [.IQ34]; &quot;,0],&quot;; &quot;[&quot;; [.IR34]; &quot;,0],&quot;; &quot;[&quot;; [.IS34]; &quot;,0],&quot;; &quot;[&quot;; [.IT34]; &quot;,0],&quot;; &quot;[&quot;; [.IU34]; &quot;,0]]&quot;)" office:value-type="string" office:string-value="[[0,0],[64,0],[36,0],[16,0],[4,0]]" calcext:value-type="string">
            <text:p>[[0,0],[64,0],[36,0],[16,0],[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33]" office:value-type="float" office:value="99" calcext:value-type="float">
            <text:p>99</text:p>
          </table:table-cell>
          <table:table-cell table:formula="of:=[.IX32]" office:value-type="float" office:value="37" calcext:value-type="float">
            <text:p>37</text:p>
          </table:table-cell>
          <table:table-cell table:formula="of:=[.IY32]" office:value-type="float" office:value="35" calcext:value-type="float">
            <text:p>35</text:p>
          </table:table-cell>
          <table:table-cell table:formula="of:=[.IZ32]" office:value-type="float" office:value="5" calcext:value-type="float">
            <text:p>5</text:p>
          </table:table-cell>
          <table:table-cell table:formula="of:=CONCATENATE(&quot;[[&quot;; [.IX34]; &quot;,0],&quot;; &quot;[&quot;; [.IY34]; &quot;,0],&quot;; &quot;[&quot;; [.IZ34]; &quot;,0],&quot;; &quot;[&quot;; [.JA34]; &quot;,0],&quot;; &quot;[&quot;; [.JB34]; &quot;,0]]&quot;)" office:value-type="string" office:string-value="[[0,0],[99,0],[37,0],[35,0],[5,0]]" calcext:value-type="string">
            <text:p>[[0,0],[99,0],[37,0],[35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33]" office:value-type="float" office:value="98" calcext:value-type="float">
            <text:p>98</text:p>
          </table:table-cell>
          <table:table-cell table:formula="of:=[.JE32]" office:value-type="float" office:value="38" calcext:value-type="float">
            <text:p>38</text:p>
          </table:table-cell>
          <table:table-cell table:formula="of:=[.JF32]" office:value-type="float" office:value="34" calcext:value-type="float">
            <text:p>34</text:p>
          </table:table-cell>
          <table:table-cell table:formula="of:=[.JG32]" office:value-type="float" office:value="6" calcext:value-type="float">
            <text:p>6</text:p>
          </table:table-cell>
          <table:table-cell table:formula="of:=CONCATENATE(&quot;[[&quot;; [.JE34]; &quot;,0],&quot;; &quot;[&quot;; [.JF34]; &quot;,0],&quot;; &quot;[&quot;; [.JG34]; &quot;,0],&quot;; &quot;[&quot;; [.JH34]; &quot;,0],&quot;; &quot;[&quot;; [.JI34]; &quot;,0]]&quot;)" office:value-type="string" office:string-value="[[0,0],[98,0],[38,0],[34,0],[6,0]]" calcext:value-type="string">
            <text:p>[[0,0],[98,0],[38,0],[34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33]" office:value-type="float" office:value="97" calcext:value-type="float">
            <text:p>97</text:p>
          </table:table-cell>
          <table:table-cell table:formula="of:=[.JL32]" office:value-type="float" office:value="39" calcext:value-type="float">
            <text:p>39</text:p>
          </table:table-cell>
          <table:table-cell table:formula="of:=[.JM32]" office:value-type="float" office:value="33" calcext:value-type="float">
            <text:p>33</text:p>
          </table:table-cell>
          <table:table-cell table:formula="of:=[.JN32]" office:value-type="float" office:value="7" calcext:value-type="float">
            <text:p>7</text:p>
          </table:table-cell>
          <table:table-cell table:formula="of:=CONCATENATE(&quot;[[&quot;; [.JL34]; &quot;,0],&quot;; &quot;[&quot;; [.JM34]; &quot;,0],&quot;; &quot;[&quot;; [.JN34]; &quot;,0],&quot;; &quot;[&quot;; [.JO34]; &quot;,0],&quot;; &quot;[&quot;; [.JP34]; &quot;,0]]&quot;)" office:value-type="string" office:string-value="[[0,0],[97,0],[39,0],[33,0],[7,0]]" calcext:value-type="string">
            <text:p>[[0,0],[97,0],[39,0],[33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33]" office:value-type="float" office:value="96" calcext:value-type="float">
            <text:p>96</text:p>
          </table:table-cell>
          <table:table-cell table:formula="of:=[.JS32]" office:value-type="float" office:value="40" calcext:value-type="float">
            <text:p>40</text:p>
          </table:table-cell>
          <table:table-cell table:formula="of:=[.JT32]" office:value-type="float" office:value="32" calcext:value-type="float">
            <text:p>32</text:p>
          </table:table-cell>
          <table:table-cell table:formula="of:=[.JU32]" office:value-type="float" office:value="30" calcext:value-type="float">
            <text:p>30</text:p>
          </table:table-cell>
          <table:table-cell table:formula="of:=CONCATENATE(&quot;[[&quot;; [.JS34]; &quot;,0],&quot;; &quot;[&quot;; [.JT34]; &quot;,0],&quot;; &quot;[&quot;; [.JU34]; &quot;,0],&quot;; &quot;[&quot;; [.JV34]; &quot;,0],&quot;; &quot;[&quot;; [.JW34]; &quot;,0]]&quot;)" office:value-type="string" office:string-value="[[0,0],[96,0],[40,0],[32,0],[30,0]]" calcext:value-type="string">
            <text:p>[[0,0],[96,0],[40,0],[32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33]" office:value-type="float" office:value="95" calcext:value-type="float">
            <text:p>95</text:p>
          </table:table-cell>
          <table:table-cell table:formula="of:=[.JZ32]" office:value-type="float" office:value="41" calcext:value-type="float">
            <text:p>41</text:p>
          </table:table-cell>
          <table:table-cell table:formula="of:=[.KA32]" office:value-type="float" office:value="31" calcext:value-type="float">
            <text:p>31</text:p>
          </table:table-cell>
          <table:table-cell table:formula="of:=[.KB32]" office:value-type="float" office:value="45" calcext:value-type="float">
            <text:p>45</text:p>
          </table:table-cell>
          <table:table-cell table:formula="of:=CONCATENATE(&quot;[[&quot;; [.JZ34]; &quot;,0],&quot;; &quot;[&quot;; [.KA34]; &quot;,0],&quot;; &quot;[&quot;; [.KB34]; &quot;,0],&quot;; &quot;[&quot;; [.KC34]; &quot;,0],&quot;; &quot;[&quot;; [.KD34]; &quot;,0]]&quot;)" office:value-type="string" office:string-value="[[0,0],[95,0],[41,0],[31,0],[45,0]]" calcext:value-type="string">
            <text:p>[[0,0],[95,0],[41,0],[31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33]" office:value-type="float" office:value="94" calcext:value-type="float">
            <text:p>94</text:p>
          </table:table-cell>
          <table:table-cell table:formula="of:=[.KG32]" office:value-type="float" office:value="42" calcext:value-type="float">
            <text:p>42</text:p>
          </table:table-cell>
          <table:table-cell table:formula="of:=[.KH32]" office:value-type="float" office:value="44" calcext:value-type="float">
            <text:p>44</text:p>
          </table:table-cell>
          <table:table-cell table:formula="of:=[.KI32]" office:value-type="float" office:value="88" calcext:value-type="float">
            <text:p>88</text:p>
          </table:table-cell>
          <table:table-cell table:formula="of:=CONCATENATE(&quot;[[&quot;; [.KG34]; &quot;,0],&quot;; &quot;[&quot;; [.KH34]; &quot;,0],&quot;; &quot;[&quot;; [.KI34]; &quot;,0],&quot;; &quot;[&quot;; [.KJ34]; &quot;,0],&quot;; &quot;[&quot;; [.KK34]; &quot;,0]]&quot;)" office:value-type="string" office:string-value="[[0,0],[94,0],[42,0],[44,0],[88,0]]" calcext:value-type="string">
            <text:p>[[0,0],[94,0],[42,0],[44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33]" office:value-type="float" office:value="93" calcext:value-type="float">
            <text:p>93</text:p>
          </table:table-cell>
          <table:table-cell table:formula="of:=[.KN32]" office:value-type="float" office:value="43" calcext:value-type="float">
            <text:p>43</text:p>
          </table:table-cell>
          <table:table-cell table:formula="of:=[.KO32]" office:value-type="float" office:value="89" calcext:value-type="float">
            <text:p>89</text:p>
          </table:table-cell>
          <table:table-cell table:formula="of:=[.KP32]" office:value-type="float" office:value="0" calcext:value-type="float">
            <text:p>0</text:p>
          </table:table-cell>
          <table:table-cell table:formula="of:=CONCATENATE(&quot;[[&quot;; [.KN34]; &quot;,0],&quot;; &quot;[&quot;; [.KO34]; &quot;,0],&quot;; &quot;[&quot;; [.KP34]; &quot;,0],&quot;; &quot;[&quot;; [.KQ34]; &quot;,0],&quot;; &quot;[&quot;; [.KR34]; &quot;,0]]&quot;)" office:value-type="string" office:string-value="[[0,0],[93,0],[43,0],[89,0],[0,0]]" calcext:value-type="string">
            <text:p>[[0,0],[93,0],[43,0],[89,0],[0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KU33]" office:value-type="float" office:value="42" calcext:value-type="float">
            <text:p>42</text:p>
          </table:table-cell>
          <table:table-cell table:formula="of:=[.KU32]" office:value-type="float" office:value="44" calcext:value-type="float">
            <text:p>44</text:p>
          </table:table-cell>
          <table:table-cell table:formula="of:=[.KV32]" office:value-type="float" office:value="88" calcext:value-type="float">
            <text:p>88</text:p>
          </table:table-cell>
          <table:table-cell table:formula="of:=[.KW32]" office:value-type="float" office:value="0" calcext:value-type="float">
            <text:p>0</text:p>
          </table:table-cell>
          <table:table-cell table:formula="of:=CONCATENATE(&quot;[[&quot;; [.KU34]; &quot;,0],&quot;; &quot;[&quot;; [.KV34]; &quot;,0],&quot;; &quot;[&quot;; [.KW34]; &quot;,0],&quot;; &quot;[&quot;; [.KX34]; &quot;,0],&quot;; &quot;[&quot;; [.KY34]; &quot;,0]]&quot;)" office:value-type="string" office:string-value="[[94,0],[42,0],[44,0],[88,0],[0,0]]" calcext:value-type="string">
            <text:p>[[94,0],[42,0],[44,0],[88,0],[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LB33]" office:value-type="float" office:value="31" calcext:value-type="float">
            <text:p>31</text:p>
          </table:table-cell>
          <table:table-cell table:formula="of:=[.LB32]" office:value-type="float" office:value="45" calcext:value-type="float">
            <text:p>45</text:p>
          </table:table-cell>
          <table:table-cell table:formula="of:=[.LC32]" office:value-type="float" office:value="87" calcext:value-type="float">
            <text:p>87</text:p>
          </table:table-cell>
          <table:table-cell table:formula="of:=[.LD32]" office:value-type="float" office:value="0" calcext:value-type="float">
            <text:p>0</text:p>
          </table:table-cell>
          <table:table-cell table:formula="of:=CONCATENATE(&quot;[[&quot;; [.LB34]; &quot;,0],&quot;; &quot;[&quot;; [.LC34]; &quot;,0],&quot;; &quot;[&quot;; [.LD34]; &quot;,0],&quot;; &quot;[&quot;; [.LE34]; &quot;,0],&quot;; &quot;[&quot;; [.LF34]; &quot;,0]]&quot;)" office:value-type="string" office:string-value="[[41,0],[31,0],[45,0],[87,0],[0,0]]" calcext:value-type="string">
            <text:p>[[41,0],[31,0],[45,0],[87,0],[0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LI33]" office:value-type="float" office:value="30" calcext:value-type="float">
            <text:p>30</text:p>
          </table:table-cell>
          <table:table-cell table:formula="of:=[.LI32]" office:value-type="float" office:value="46" calcext:value-type="float">
            <text:p>46</text:p>
          </table:table-cell>
          <table:table-cell table:formula="of:=[.LJ32]" office:value-type="float" office:value="86" calcext:value-type="float">
            <text:p>86</text:p>
          </table:table-cell>
          <table:table-cell table:formula="of:=[.LK32]" office:value-type="float" office:value="0" calcext:value-type="float">
            <text:p>0</text:p>
          </table:table-cell>
          <table:table-cell table:formula="of:=CONCATENATE(&quot;[[&quot;; [.LI34]; &quot;,0],&quot;; &quot;[&quot;; [.LJ34]; &quot;,0],&quot;; &quot;[&quot;; [.LK34]; &quot;,0],&quot;; &quot;[&quot;; [.LL34]; &quot;,0],&quot;; &quot;[&quot;; [.LM34]; &quot;,0]]&quot;)" office:value-type="string" office:string-value="[[32,0],[30,0],[46,0],[86,0],[0,0]]" calcext:value-type="string">
            <text:p>[[32,0],[30,0],[46,0],[86,0],[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LP33]" office:value-type="float" office:value="29" calcext:value-type="float">
            <text:p>29</text:p>
          </table:table-cell>
          <table:table-cell table:formula="of:=[.LP32]" office:value-type="float" office:value="47" calcext:value-type="float">
            <text:p>47</text:p>
          </table:table-cell>
          <table:table-cell table:formula="of:=[.LQ32]" office:value-type="float" office:value="85" calcext:value-type="float">
            <text:p>85</text:p>
          </table:table-cell>
          <table:table-cell table:formula="of:=[.LR32]" office:value-type="float" office:value="0" calcext:value-type="float">
            <text:p>0</text:p>
          </table:table-cell>
          <table:table-cell table:formula="of:=CONCATENATE(&quot;[[&quot;; [.LP34]; &quot;,0],&quot;; &quot;[&quot;; [.LQ34]; &quot;,0],&quot;; &quot;[&quot;; [.LR34]; &quot;,0],&quot;; &quot;[&quot;; [.LS34]; &quot;,0],&quot;; &quot;[&quot;; [.LT34]; &quot;,0]]&quot;)" office:value-type="string" office:string-value="[[7,0],[29,0],[47,0],[85,0],[0,0]]" calcext:value-type="string">
            <text:p>[[7,0],[29,0],[47,0],[85,0],[0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LW33]" office:value-type="float" office:value="28" calcext:value-type="float">
            <text:p>28</text:p>
          </table:table-cell>
          <table:table-cell table:formula="of:=[.LW32]" office:value-type="float" office:value="48" calcext:value-type="float">
            <text:p>48</text:p>
          </table:table-cell>
          <table:table-cell table:formula="of:=[.LX32]" office:value-type="float" office:value="84" calcext:value-type="float">
            <text:p>84</text:p>
          </table:table-cell>
          <table:table-cell table:formula="of:=[.LY32]" office:value-type="float" office:value="0" calcext:value-type="float">
            <text:p>0</text:p>
          </table:table-cell>
          <table:table-cell table:formula="of:=CONCATENATE(&quot;[[&quot;; [.LW34]; &quot;,0],&quot;; &quot;[&quot;; [.LX34]; &quot;,0],&quot;; &quot;[&quot;; [.LY34]; &quot;,0],&quot;; &quot;[&quot;; [.LZ34]; &quot;,0],&quot;; &quot;[&quot;; [.MA34]; &quot;,0]]&quot;)" office:value-type="string" office:string-value="[[8,0],[28,0],[48,0],[84,0],[0,0]]" calcext:value-type="string">
            <text:p>[[8,0],[28,0],[48,0],[84,0],[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MD33]" office:value-type="float" office:value="27" calcext:value-type="float">
            <text:p>27</text:p>
          </table:table-cell>
          <table:table-cell table:formula="of:=[.MD32]" office:value-type="float" office:value="49" calcext:value-type="float">
            <text:p>49</text:p>
          </table:table-cell>
          <table:table-cell table:formula="of:=[.ME32]" office:value-type="float" office:value="83" calcext:value-type="float">
            <text:p>83</text:p>
          </table:table-cell>
          <table:table-cell table:formula="of:=[.MF32]" office:value-type="float" office:value="0" calcext:value-type="float">
            <text:p>0</text:p>
          </table:table-cell>
          <table:table-cell table:formula="of:=CONCATENATE(&quot;[[&quot;; [.MD34]; &quot;,0],&quot;; &quot;[&quot;; [.ME34]; &quot;,0],&quot;; &quot;[&quot;; [.MF34]; &quot;,0],&quot;; &quot;[&quot;; [.MG34]; &quot;,0],&quot;; &quot;[&quot;; [.MH34]; &quot;,0]]&quot;)" office:value-type="string" office:string-value="[[9,0],[27,0],[49,0],[83,0],[0,0]]" calcext:value-type="string">
            <text:p>[[9,0],[27,0],[49,0],[83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MK33]" office:value-type="float" office:value="26" calcext:value-type="float">
            <text:p>26</text:p>
          </table:table-cell>
          <table:table-cell table:formula="of:=[.MK32]" office:value-type="float" office:value="50" calcext:value-type="float">
            <text:p>50</text:p>
          </table:table-cell>
          <table:table-cell table:formula="of:=[.ML32]" office:value-type="float" office:value="82" calcext:value-type="float">
            <text:p>82</text:p>
          </table:table-cell>
          <table:table-cell table:formula="of:=[.MM32]" office:value-type="float" office:value="0" calcext:value-type="float">
            <text:p>0</text:p>
          </table:table-cell>
          <table:table-cell table:formula="of:=CONCATENATE(&quot;[[&quot;; [.MK34]; &quot;,0],&quot;; &quot;[&quot;; [.ML34]; &quot;,0],&quot;; &quot;[&quot;; [.MM34]; &quot;,0],&quot;; &quot;[&quot;; [.MN34]; &quot;,0],&quot;; &quot;[&quot;; [.MO34]; &quot;,0]]&quot;)" office:value-type="string" office:string-value="[[10,0],[26,0],[50,0],[82,0],[0,0]]" calcext:value-type="string">
            <text:p>[[10,0],[26,0],[50,0],[82,0],[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MR33]" office:value-type="float" office:value="25" calcext:value-type="float">
            <text:p>25</text:p>
          </table:table-cell>
          <table:table-cell table:formula="of:=[.MR32]" office:value-type="float" office:value="51" calcext:value-type="float">
            <text:p>51</text:p>
          </table:table-cell>
          <table:table-cell table:formula="of:=[.MS32]" office:value-type="float" office:value="81" calcext:value-type="float">
            <text:p>81</text:p>
          </table:table-cell>
          <table:table-cell table:formula="of:=[.MT32]" office:value-type="float" office:value="0" calcext:value-type="float">
            <text:p>0</text:p>
          </table:table-cell>
          <table:table-cell table:formula="of:=CONCATENATE(&quot;[[&quot;; [.MR34]; &quot;,0],&quot;; &quot;[&quot;; [.MS34]; &quot;,0],&quot;; &quot;[&quot;; [.MT34]; &quot;,0],&quot;; &quot;[&quot;; [.MU34]; &quot;,0],&quot;; &quot;[&quot;; [.MV34]; &quot;,0]]&quot;)" office:value-type="string" office:string-value="[[11,0],[25,0],[51,0],[81,0],[0,0]]" calcext:value-type="string">
            <text:p>[[11,0],[25,0],[51,0],[81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MY33]" office:value-type="float" office:value="24" calcext:value-type="float">
            <text:p>24</text:p>
          </table:table-cell>
          <table:table-cell table:formula="of:=[.MY32]" office:value-type="float" office:value="52" calcext:value-type="float">
            <text:p>52</text:p>
          </table:table-cell>
          <table:table-cell table:formula="of:=[.MZ32]" office:value-type="float" office:value="80" calcext:value-type="float">
            <text:p>80</text:p>
          </table:table-cell>
          <table:table-cell table:formula="of:=[.NA32]" office:value-type="float" office:value="0" calcext:value-type="float">
            <text:p>0</text:p>
          </table:table-cell>
          <table:table-cell table:formula="of:=CONCATENATE(&quot;[[&quot;; [.MY34]; &quot;,0],&quot;; &quot;[&quot;; [.MZ34]; &quot;,0],&quot;; &quot;[&quot;; [.NA34]; &quot;,0],&quot;; &quot;[&quot;; [.NB34]; &quot;,0],&quot;; &quot;[&quot;; [.NC34]; &quot;,0]]&quot;)" office:value-type="string" office:string-value="[[12,0],[24,0],[52,0],[80,0],[0,0]]" calcext:value-type="string">
            <text:p>[[12,0],[24,0],[52,0],[80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NF33]" office:value-type="float" office:value="23" calcext:value-type="float">
            <text:p>23</text:p>
          </table:table-cell>
          <table:table-cell table:formula="of:=[.NF32]" office:value-type="float" office:value="53" calcext:value-type="float">
            <text:p>53</text:p>
          </table:table-cell>
          <table:table-cell table:formula="of:=[.NG32]" office:value-type="float" office:value="79" calcext:value-type="float">
            <text:p>79</text:p>
          </table:table-cell>
          <table:table-cell table:formula="of:=[.NH32]" office:value-type="float" office:value="0" calcext:value-type="float">
            <text:p>0</text:p>
          </table:table-cell>
          <table:table-cell table:formula="of:=CONCATENATE(&quot;[[&quot;; [.NF34]; &quot;,0],&quot;; &quot;[&quot;; [.NG34]; &quot;,0],&quot;; &quot;[&quot;; [.NH34]; &quot;,0],&quot;; &quot;[&quot;; [.NI34]; &quot;,0],&quot;; &quot;[&quot;; [.NJ34]; &quot;,0]]&quot;)" office:value-type="string" office:string-value="[[13,0],[23,0],[53,0],[79,0],[0,0]]" calcext:value-type="string">
            <text:p>[[13,0],[23,0],[53,0],[79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NM33]" office:value-type="float" office:value="22" calcext:value-type="float">
            <text:p>22</text:p>
          </table:table-cell>
          <table:table-cell table:formula="of:=[.NM32]" office:value-type="float" office:value="54" calcext:value-type="float">
            <text:p>54</text:p>
          </table:table-cell>
          <table:table-cell table:formula="of:=[.NN32]" office:value-type="float" office:value="78" calcext:value-type="float">
            <text:p>78</text:p>
          </table:table-cell>
          <table:table-cell table:formula="of:=[.NO32]" office:value-type="float" office:value="0" calcext:value-type="float">
            <text:p>0</text:p>
          </table:table-cell>
          <table:table-cell table:formula="of:=CONCATENATE(&quot;[[&quot;; [.NM34]; &quot;,0],&quot;; &quot;[&quot;; [.NN34]; &quot;,0],&quot;; &quot;[&quot;; [.NO34]; &quot;,0],&quot;; &quot;[&quot;; [.NP34]; &quot;,0],&quot;; &quot;[&quot;; [.NQ34]; &quot;,0]]&quot;)" office:value-type="string" office:string-value="[[20,0],[22,0],[54,0],[78,0],[0,0]]" calcext:value-type="string">
            <text:p>[[20,0],[22,0],[54,0],[78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NT33]" office:value-type="float" office:value="21" calcext:value-type="float">
            <text:p>21</text:p>
          </table:table-cell>
          <table:table-cell table:formula="of:=[.NT32]" office:value-type="float" office:value="55" calcext:value-type="float">
            <text:p>55</text:p>
          </table:table-cell>
          <table:table-cell table:formula="of:=[.NU32]" office:value-type="float" office:value="77" calcext:value-type="float">
            <text:p>77</text:p>
          </table:table-cell>
          <table:table-cell table:formula="of:=[.NV32]" office:value-type="float" office:value="0" calcext:value-type="float">
            <text:p>0</text:p>
          </table:table-cell>
          <table:table-cell table:formula="of:=CONCATENATE(&quot;[[&quot;; [.NT34]; &quot;,0],&quot;; &quot;[&quot;; [.NU34]; &quot;,0],&quot;; &quot;[&quot;; [.NV34]; &quot;,0],&quot;; &quot;[&quot;; [.NW34]; &quot;,0],&quot;; &quot;[&quot;; [.NX34]; &quot;,0]]&quot;)" office:value-type="string" office:string-value="[[59,0],[21,0],[55,0],[77,0],[0,0]]" calcext:value-type="string">
            <text:p>[[59,0],[21,0],[55,0],[77,0],[0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OA33]" office:value-type="float" office:value="58" calcext:value-type="float">
            <text:p>58</text:p>
          </table:table-cell>
          <table:table-cell table:formula="of:=[.OA32]" office:value-type="float" office:value="56" calcext:value-type="float">
            <text:p>56</text:p>
          </table:table-cell>
          <table:table-cell table:formula="of:=[.OB32]" office:value-type="float" office:value="76" calcext:value-type="float">
            <text:p>76</text:p>
          </table:table-cell>
          <table:table-cell table:formula="of:=[.OC32]" office:value-type="float" office:value="0" calcext:value-type="float">
            <text:p>0</text:p>
          </table:table-cell>
          <table:table-cell table:formula="of:=CONCATENATE(&quot;[[&quot;; [.OA34]; &quot;,0],&quot;; &quot;[&quot;; [.OB34]; &quot;,0],&quot;; &quot;[&quot;; [.OC34]; &quot;,0],&quot;; &quot;[&quot;; [.OD34]; &quot;,0],&quot;; &quot;[&quot;; [.OE34]; &quot;,0]]&quot;)" office:value-type="string" office:string-value="[[70,0],[58,0],[56,0],[76,0],[0,0]]" calcext:value-type="string">
            <text:p>[[70,0],[58,0],[56,0],[76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H33]" office:value-type="float" office:value="71" calcext:value-type="float">
            <text:p>71</text:p>
          </table:table-cell>
          <table:table-cell table:formula="of:=[.OH32]" office:value-type="float" office:value="57" calcext:value-type="float">
            <text:p>57</text:p>
          </table:table-cell>
          <table:table-cell table:formula="of:=[.OI32]" office:value-type="float" office:value="75" calcext:value-type="float">
            <text:p>75</text:p>
          </table:table-cell>
          <table:table-cell table:formula="of:=[.OJ32]" office:value-type="float" office:value="0" calcext:value-type="float">
            <text:p>0</text:p>
          </table:table-cell>
          <table:table-cell table:formula="of:=CONCATENATE(&quot;[[&quot;; [.OH34]; &quot;,0],&quot;; &quot;[&quot;; [.OI34]; &quot;,0],&quot;; &quot;[&quot;; [.OJ34]; &quot;,0],&quot;; &quot;[&quot;; [.OK34]; &quot;,0],&quot;; &quot;[&quot;; [.OL34]; &quot;,0]]&quot;)" office:value-type="string" office:string-value="[[0,0],[71,0],[57,0],[75,0],[0,0]]" calcext:value-type="string">
            <text:p>[[0,0],[71,0],[57,0],[75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O33]" office:value-type="float" office:value="70" calcext:value-type="float">
            <text:p>70</text:p>
          </table:table-cell>
          <table:table-cell table:formula="of:=[.OO32]" office:value-type="float" office:value="58" calcext:value-type="float">
            <text:p>58</text:p>
          </table:table-cell>
          <table:table-cell table:formula="of:=[.OP32]" office:value-type="float" office:value="56" calcext:value-type="float">
            <text:p>56</text:p>
          </table:table-cell>
          <table:table-cell table:formula="of:=[.OQ32]" office:value-type="float" office:value="76" calcext:value-type="float">
            <text:p>76</text:p>
          </table:table-cell>
          <table:table-cell table:formula="of:=CONCATENATE(&quot;[[&quot;; [.OO34]; &quot;,0],&quot;; &quot;[&quot;; [.OP34]; &quot;,0],&quot;; &quot;[&quot;; [.OQ34]; &quot;,0],&quot;; &quot;[&quot;; [.OR34]; &quot;,0],&quot;; &quot;[&quot;; [.OS34]; &quot;,0]]&quot;)" office:value-type="string" office:string-value="[[0,0],[70,0],[58,0],[56,0],[76,0]]" calcext:value-type="string">
            <text:p>[[0,0],[70,0],[58,0],[56,0],[7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V33]" office:value-type="float" office:value="69" calcext:value-type="float">
            <text:p>69</text:p>
          </table:table-cell>
          <table:table-cell table:formula="of:=[.OV32]" office:value-type="float" office:value="59" calcext:value-type="float">
            <text:p>59</text:p>
          </table:table-cell>
          <table:table-cell table:formula="of:=[.OW32]" office:value-type="float" office:value="21" calcext:value-type="float">
            <text:p>21</text:p>
          </table:table-cell>
          <table:table-cell table:formula="of:=[.OX32]" office:value-type="float" office:value="55" calcext:value-type="float">
            <text:p>55</text:p>
          </table:table-cell>
          <table:table-cell table:formula="of:=CONCATENATE(&quot;[[&quot;; [.OV34]; &quot;,0],&quot;; &quot;[&quot;; [.OW34]; &quot;,0],&quot;; &quot;[&quot;; [.OX34]; &quot;,0],&quot;; &quot;[&quot;; [.OY34]; &quot;,0],&quot;; &quot;[&quot;; [.OZ34]; &quot;,0]]&quot;)" office:value-type="string" office:string-value="[[0,0],[69,0],[59,0],[21,0],[55,0]]" calcext:value-type="string">
            <text:p>[[0,0],[69,0],[59,0],[21,0],[5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C33]" office:value-type="float" office:value="68" calcext:value-type="float">
            <text:p>68</text:p>
          </table:table-cell>
          <table:table-cell table:formula="of:=[.PC32]" office:value-type="float" office:value="60" calcext:value-type="float">
            <text:p>60</text:p>
          </table:table-cell>
          <table:table-cell table:formula="of:=[.PD32]" office:value-type="float" office:value="20" calcext:value-type="float">
            <text:p>20</text:p>
          </table:table-cell>
          <table:table-cell table:formula="of:=[.PE32]" office:value-type="float" office:value="22" calcext:value-type="float">
            <text:p>22</text:p>
          </table:table-cell>
          <table:table-cell table:formula="of:=CONCATENATE(&quot;[[&quot;; [.PC34]; &quot;,0],&quot;; &quot;[&quot;; [.PD34]; &quot;,0],&quot;; &quot;[&quot;; [.PE34]; &quot;,0],&quot;; &quot;[&quot;; [.PF34]; &quot;,0],&quot;; &quot;[&quot;; [.PG34]; &quot;,0]]&quot;)" office:value-type="string" office:string-value="[[0,0],[68,0],[60,0],[20,0],[22,0]]" calcext:value-type="string">
            <text:p>[[0,0],[68,0],[60,0],[20,0],[2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J33]" office:value-type="float" office:value="67" calcext:value-type="float">
            <text:p>67</text:p>
          </table:table-cell>
          <table:table-cell table:formula="of:=[.PJ32]" office:value-type="float" office:value="61" calcext:value-type="float">
            <text:p>61</text:p>
          </table:table-cell>
          <table:table-cell table:formula="of:=[.PK32]" office:value-type="float" office:value="19" calcext:value-type="float">
            <text:p>19</text:p>
          </table:table-cell>
          <table:table-cell table:formula="of:=[.PL32]" office:value-type="float" office:value="13" calcext:value-type="float">
            <text:p>13</text:p>
          </table:table-cell>
          <table:table-cell table:formula="of:=CONCATENATE(&quot;[[&quot;; [.PJ34]; &quot;,0],&quot;; &quot;[&quot;; [.PK34]; &quot;,0],&quot;; &quot;[&quot;; [.PL34]; &quot;,0],&quot;; &quot;[&quot;; [.PM34]; &quot;,0],&quot;; &quot;[&quot;; [.PN34]; &quot;,0]]&quot;)" office:value-type="string" office:string-value="[[0,0],[67,0],[61,0],[19,0],[13,0]]" calcext:value-type="string">
            <text:p>[[0,0],[67,0],[61,0],[19,0],[1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Q33]" office:value-type="float" office:value="66" calcext:value-type="float">
            <text:p>66</text:p>
          </table:table-cell>
          <table:table-cell table:formula="of:=[.PQ32]" office:value-type="float" office:value="62" calcext:value-type="float">
            <text:p>62</text:p>
          </table:table-cell>
          <table:table-cell table:formula="of:=[.PR32]" office:value-type="float" office:value="18" calcext:value-type="float">
            <text:p>18</text:p>
          </table:table-cell>
          <table:table-cell table:formula="of:=[.PS32]" office:value-type="float" office:value="14" calcext:value-type="float">
            <text:p>14</text:p>
          </table:table-cell>
          <table:table-cell table:formula="of:=CONCATENATE(&quot;[[&quot;; [.PQ34]; &quot;,0],&quot;; &quot;[&quot;; [.PR34]; &quot;,0],&quot;; &quot;[&quot;; [.PS34]; &quot;,0],&quot;; &quot;[&quot;; [.PT34]; &quot;,0],&quot;; &quot;[&quot;; [.PU34]; &quot;,0]]&quot;)" office:value-type="string" office:string-value="[[0,0],[66,0],[62,0],[18,0],[14,0]]" calcext:value-type="string">
            <text:p>[[0,0],[66,0],[62,0],[18,0],[1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33]" office:value-type="float" office:value="65" calcext:value-type="float">
            <text:p>65</text:p>
          </table:table-cell>
          <table:table-cell table:formula="of:=[.PX32]" office:value-type="float" office:value="63" calcext:value-type="float">
            <text:p>63</text:p>
          </table:table-cell>
          <table:table-cell table:formula="of:=[.PY32]" office:value-type="float" office:value="17" calcext:value-type="float">
            <text:p>17</text:p>
          </table:table-cell>
          <table:table-cell table:formula="of:=[.PZ32]" office:value-type="float" office:value="15" calcext:value-type="float">
            <text:p>15</text:p>
          </table:table-cell>
          <table:table-cell table:formula="of:=CONCATENATE(&quot;[[&quot;; [.PX34]; &quot;,0],&quot;; &quot;[&quot;; [.PY34]; &quot;,0],&quot;; &quot;[&quot;; [.PZ34]; &quot;,0],&quot;; &quot;[&quot;; [.QA34]; &quot;,0],&quot;; &quot;[&quot;; [.QB34]; &quot;,0]]&quot;)" office:value-type="string" office:string-value="[[0,0],[65,0],[63,0],[17,0],[15,0]]" calcext:value-type="string">
            <text:p>[[0,0],[65,0],[63,0],[17,0],[1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33]" office:value-type="float" office:value="0" calcext:value-type="float">
            <text:p>0</text:p>
          </table:table-cell>
          <table:table-cell table:formula="of:=[.QE32]" office:value-type="float" office:value="64" calcext:value-type="float">
            <text:p>64</text:p>
          </table:table-cell>
          <table:table-cell table:formula="of:=[.QF32]" office:value-type="float" office:value="36" calcext:value-type="float">
            <text:p>36</text:p>
          </table:table-cell>
          <table:table-cell table:formula="of:=[.QG32]" office:value-type="float" office:value="16" calcext:value-type="float">
            <text:p>16</text:p>
          </table:table-cell>
          <table:table-cell table:formula="of:=CONCATENATE(&quot;[[&quot;; [.QE34]; &quot;,0],&quot;; &quot;[&quot;; [.QF34]; &quot;,0],&quot;; &quot;[&quot;; [.QG34]; &quot;,0],&quot;; &quot;[&quot;; [.QH34]; &quot;,0],&quot;; &quot;[&quot;; [.QI34]; &quot;,0]]&quot;)" office:value-type="string" office:string-value="[[0,0],[0,0],[64,0],[36,0],[16,0]]" calcext:value-type="string">
            <text:p>[[0,0],[0,0],[64,0],[36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33]" office:value-type="float" office:value="0" calcext:value-type="float">
            <text:p>0</text:p>
          </table:table-cell>
          <table:table-cell table:formula="of:=[.QL32]" office:value-type="float" office:value="65" calcext:value-type="float">
            <text:p>65</text:p>
          </table:table-cell>
          <table:table-cell table:formula="of:=[.QM32]" office:value-type="float" office:value="63" calcext:value-type="float">
            <text:p>63</text:p>
          </table:table-cell>
          <table:table-cell table:formula="of:=[.QN32]" office:value-type="float" office:value="17" calcext:value-type="float">
            <text:p>17</text:p>
          </table:table-cell>
          <table:table-cell table:formula="of:=CONCATENATE(&quot;[[&quot;; [.QL34]; &quot;,0],&quot;; &quot;[&quot;; [.QM34]; &quot;,0],&quot;; &quot;[&quot;; [.QN34]; &quot;,0],&quot;; &quot;[&quot;; [.QO34]; &quot;,0],&quot;; &quot;[&quot;; [.QP34]; &quot;,0]]&quot;)" office:value-type="string" office:string-value="[[0,0],[0,0],[65,0],[63,0],[17,0]]" calcext:value-type="string">
            <text:p>[[0,0],[0,0],[65,0],[63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33]" office:value-type="float" office:value="0" calcext:value-type="float">
            <text:p>0</text:p>
          </table:table-cell>
          <table:table-cell table:formula="of:=[.QS32]" office:value-type="float" office:value="66" calcext:value-type="float">
            <text:p>66</text:p>
          </table:table-cell>
          <table:table-cell table:formula="of:=[.QT32]" office:value-type="float" office:value="62" calcext:value-type="float">
            <text:p>62</text:p>
          </table:table-cell>
          <table:table-cell table:formula="of:=[.QU32]" office:value-type="float" office:value="18" calcext:value-type="float">
            <text:p>18</text:p>
          </table:table-cell>
          <table:table-cell table:formula="of:=CONCATENATE(&quot;[[&quot;; [.QS34]; &quot;,0],&quot;; &quot;[&quot;; [.QT34]; &quot;,0],&quot;; &quot;[&quot;; [.QU34]; &quot;,0],&quot;; &quot;[&quot;; [.QV34]; &quot;,0],&quot;; &quot;[&quot;; [.QW34]; &quot;,0]]&quot;)" office:value-type="string" office:string-value="[[0,0],[0,0],[66,0],[62,0],[18,0]]" calcext:value-type="string">
            <text:p>[[0,0],[0,0],[66,0],[62,0],[1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33]" office:value-type="float" office:value="0" calcext:value-type="float">
            <text:p>0</text:p>
          </table:table-cell>
          <table:table-cell table:formula="of:=[.QZ32]" office:value-type="float" office:value="67" calcext:value-type="float">
            <text:p>67</text:p>
          </table:table-cell>
          <table:table-cell table:formula="of:=[.RA32]" office:value-type="float" office:value="61" calcext:value-type="float">
            <text:p>61</text:p>
          </table:table-cell>
          <table:table-cell table:formula="of:=[.RB32]" office:value-type="float" office:value="19" calcext:value-type="float">
            <text:p>19</text:p>
          </table:table-cell>
          <table:table-cell table:formula="of:=CONCATENATE(&quot;[[&quot;; [.QZ34]; &quot;,0],&quot;; &quot;[&quot;; [.RA34]; &quot;,0],&quot;; &quot;[&quot;; [.RB34]; &quot;,0],&quot;; &quot;[&quot;; [.RC34]; &quot;,0],&quot;; &quot;[&quot;; [.RD34]; &quot;,0]]&quot;)" office:value-type="string" office:string-value="[[0,0],[0,0],[67,0],[61,0],[19,0]]" calcext:value-type="string">
            <text:p>[[0,0],[0,0],[67,0],[61,0],[1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G33]" office:value-type="float" office:value="0" calcext:value-type="float">
            <text:p>0</text:p>
          </table:table-cell>
          <table:table-cell table:formula="of:=[.RG32]" office:value-type="float" office:value="68" calcext:value-type="float">
            <text:p>68</text:p>
          </table:table-cell>
          <table:table-cell table:formula="of:=[.RH32]" office:value-type="float" office:value="60" calcext:value-type="float">
            <text:p>60</text:p>
          </table:table-cell>
          <table:table-cell table:formula="of:=[.RI32]" office:value-type="float" office:value="20" calcext:value-type="float">
            <text:p>20</text:p>
          </table:table-cell>
          <table:table-cell table:formula="of:=CONCATENATE(&quot;[[&quot;; [.RG34]; &quot;,0],&quot;; &quot;[&quot;; [.RH34]; &quot;,0],&quot;; &quot;[&quot;; [.RI34]; &quot;,0],&quot;; &quot;[&quot;; [.RJ34]; &quot;,0],&quot;; &quot;[&quot;; [.RK34]; &quot;,0]]&quot;)" office:value-type="string" office:string-value="[[0,0],[0,0],[68,0],[60,0],[20,0]]" calcext:value-type="string">
            <text:p>[[0,0],[0,0],[68,0],[60,0],[2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N33]" office:value-type="float" office:value="0" calcext:value-type="float">
            <text:p>0</text:p>
          </table:table-cell>
          <table:table-cell table:formula="of:=[.RN32]" office:value-type="float" office:value="69" calcext:value-type="float">
            <text:p>69</text:p>
          </table:table-cell>
          <table:table-cell table:formula="of:=[.RO32]" office:value-type="float" office:value="59" calcext:value-type="float">
            <text:p>59</text:p>
          </table:table-cell>
          <table:table-cell table:formula="of:=[.RP32]" office:value-type="float" office:value="21" calcext:value-type="float">
            <text:p>21</text:p>
          </table:table-cell>
          <table:table-cell table:formula="of:=CONCATENATE(&quot;[[&quot;; [.RN34]; &quot;,0],&quot;; &quot;[&quot;; [.RO34]; &quot;,0],&quot;; &quot;[&quot;; [.RP34]; &quot;,0],&quot;; &quot;[&quot;; [.RQ34]; &quot;,0],&quot;; &quot;[&quot;; [.RR34]; &quot;,0]]&quot;)" office:value-type="string" office:string-value="[[0,0],[0,0],[69,0],[59,0],[21,0]]" calcext:value-type="string">
            <text:p>[[0,0],[0,0],[69,0],[59,0],[2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U3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RV32]" office:value-type="float" office:value="58" calcext:value-type="float">
            <text:p>58</text:p>
          </table:table-cell>
          <table:table-cell table:formula="of:=[.RW32]" office:value-type="float" office:value="56" calcext:value-type="float">
            <text:p>56</text:p>
          </table:table-cell>
          <table:table-cell table:formula="of:=CONCATENATE(&quot;[[&quot;; [.RU34]; &quot;,0],&quot;; &quot;[&quot;; [.RV34]; &quot;,0],&quot;; &quot;[&quot;; [.RW34]; &quot;,0],&quot;; &quot;[&quot;; [.RX34]; &quot;,0],&quot;; &quot;[&quot;; [.RY34]; &quot;,0]]&quot;)" office:value-type="string" office:string-value="[[0,0],[0,0],[0,0],[58,0],[56,0]]" calcext:value-type="string">
            <text:p>[[0,0],[0,0],[0,0],[58,0],[5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B33]" office:value-type="float" office:value="0" calcext:value-type="float">
            <text:p>0</text:p>
          </table:table-cell>
          <table:table-cell table:formula="of:=[.SB32]" office:value-type="float" office:value="71" calcext:value-type="float">
            <text:p>71</text:p>
          </table:table-cell>
          <table:table-cell table:formula="of:=[.SC32]" office:value-type="float" office:value="57" calcext:value-type="float">
            <text:p>57</text:p>
          </table:table-cell>
          <table:table-cell table:formula="of:=[.SD32]" office:value-type="float" office:value="75" calcext:value-type="float">
            <text:p>75</text:p>
          </table:table-cell>
          <table:table-cell table:formula="of:=CONCATENATE(&quot;[[&quot;; [.SB34]; &quot;,0],&quot;; &quot;[&quot;; [.SC34]; &quot;,0],&quot;; &quot;[&quot;; [.SD34]; &quot;,0],&quot;; &quot;[&quot;; [.SE34]; &quot;,0],&quot;; &quot;[&quot;; [.SF34]; &quot;,0]]&quot;)" office:value-type="string" office:string-value="[[0,0],[0,0],[71,0],[57,0],[75,0]]" calcext:value-type="string">
            <text:p>[[0,0],[0,0],[71,0],[57,0],[7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I33]" office:value-type="float" office:value="0" calcext:value-type="float">
            <text:p>0</text:p>
          </table:table-cell>
          <table:table-cell table:formula="of:=[.SI32]" office:value-type="float" office:value="72" calcext:value-type="float">
            <text:p>72</text:p>
          </table:table-cell>
          <table:table-cell table:formula="of:=[.SJ32]" office:value-type="float" office:value="74" calcext:value-type="float">
            <text:p>74</text:p>
          </table:table-cell>
          <table:table-cell table:formula="of:=[.SK32]" office:value-type="float" office:value="0" calcext:value-type="float">
            <text:p>0</text:p>
          </table:table-cell>
          <table:table-cell table:formula="of:=CONCATENATE(&quot;[[&quot;; [.SI34]; &quot;,0],&quot;; &quot;[&quot;; [.SJ34]; &quot;,0],&quot;; &quot;[&quot;; [.SK34]; &quot;,0],&quot;; &quot;[&quot;; [.SL34]; &quot;,0],&quot;; &quot;[&quot;; [.SM34]; &quot;,0]]&quot;)" office:value-type="string" office:string-value="[[0,0],[0,0],[72,0],[74,0],[0,0]]" calcext:value-type="string">
            <text:p>[[0,0],[0,0],[72,0],[74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P33]" office:value-type="float" office:value="0" calcext:value-type="float">
            <text:p>0</text:p>
          </table:table-cell>
          <table:table-cell table:formula="of:=[.SP32]" office:value-type="float" office:value="73" calcext:value-type="float">
            <text:p>73</text:p>
          </table:table-cell>
          <table:table-cell table:formula="of:=[.SQ32]" office:value-type="float" office:value="0" calcext:value-type="float">
            <text:p>0</text:p>
          </table:table-cell>
          <table:table-cell table:formula="of:=[.SR32]" office:value-type="float" office:value="0" calcext:value-type="float">
            <text:p>0</text:p>
          </table:table-cell>
          <table:table-cell table:formula="of:=CONCATENATE(&quot;[[&quot;; [.SP34]; &quot;,0],&quot;; &quot;[&quot;; [.SQ34]; &quot;,0],&quot;; &quot;[&quot;; [.SR34]; &quot;,0],&quot;; &quot;[&quot;; [.SS34]; &quot;,0],&quot;; &quot;[&quot;; [.ST34]; &quot;,0]]&quot;)" office:value-type="string" office:string-value="[[0,0],[0,0],[73,0],[0,0],[0,0]]" calcext:value-type="string">
            <text:p>[[0,0],[0,0],[73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W33]" office:value-type="float" office:value="72" calcext:value-type="float">
            <text:p>72</text:p>
          </table:table-cell>
          <table:table-cell table:formula="of:=[.SW32]" office:value-type="float" office:value="74" calcext:value-type="float">
            <text:p>74</text:p>
          </table:table-cell>
          <table:table-cell table:formula="of:=[.SX32]" office:value-type="float" office:value="0" calcext:value-type="float">
            <text:p>0</text:p>
          </table:table-cell>
          <table:table-cell table:formula="of:=[.SY32]" office:value-type="float" office:value="0" calcext:value-type="float">
            <text:p>0</text:p>
          </table:table-cell>
          <table:table-cell table:formula="of:=CONCATENATE(&quot;[[&quot;; [.SW34]; &quot;,0],&quot;; &quot;[&quot;; [.SX34]; &quot;,0],&quot;; &quot;[&quot;; [.SY34]; &quot;,0],&quot;; &quot;[&quot;; [.SZ34]; &quot;,0],&quot;; &quot;[&quot;; [.TA34]; &quot;,0]]&quot;)" office:value-type="string" office:string-value="[[0,0],[72,0],[74,0],[0,0],[0,0]]" calcext:value-type="string">
            <text:p>[[0,0],[72,0],[74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TD33]" office:value-type="float" office:value="56" calcext:value-type="float">
            <text:p>56</text:p>
          </table:table-cell>
          <table:table-cell table:formula="of:=[.TD32]" office:value-type="float" office:value="75" calcext:value-type="float">
            <text:p>75</text:p>
          </table:table-cell>
          <table:table-cell table:formula="of:=[.TE32]" office:value-type="float" office:value="0" calcext:value-type="float">
            <text:p>0</text:p>
          </table:table-cell>
          <table:table-cell table:formula="of:=[.TF32]" office:value-type="float" office:value="0" calcext:value-type="float">
            <text:p>0</text:p>
          </table:table-cell>
          <table:table-cell table:formula="of:=CONCATENATE(&quot;[[&quot;; [.TD34]; &quot;,0],&quot;; &quot;[&quot;; [.TE34]; &quot;,0],&quot;; &quot;[&quot;; [.TF34]; &quot;,0],&quot;; &quot;[&quot;; [.TG34]; &quot;,0],&quot;; &quot;[&quot;; [.TH34]; &quot;,0]]&quot;)" office:value-type="string" office:string-value="[[58,0],[56,0],[75,0],[0,0],[0,0]]" calcext:value-type="string">
            <text:p>[[58,0],[56,0],[75,0],[0,0],[0,0]]</text:p>
          </table:table-cell>
          <table:table-cell/>
          <table:table-cell office:value-type="float" office:value="58" calcext:value-type="float">
            <text:p>58</text:p>
          </table:table-cell>
          <table:table-cell table:formula="of:=[.TK33]" office:value-type="float" office:value="56" calcext:value-type="float">
            <text:p>56</text:p>
          </table:table-cell>
          <table:table-cell table:formula="of:=[.TK32]" office:value-type="float" office:value="76" calcext:value-type="float">
            <text:p>76</text:p>
          </table:table-cell>
          <table:table-cell table:formula="of:=[.TL32]" office:value-type="float" office:value="0" calcext:value-type="float">
            <text:p>0</text:p>
          </table:table-cell>
          <table:table-cell table:formula="of:=[.TM32]" office:value-type="float" office:value="0" calcext:value-type="float">
            <text:p>0</text:p>
          </table:table-cell>
          <table:table-cell table:formula="of:=CONCATENATE(&quot;[[&quot;; [.TK34]; &quot;,0],&quot;; &quot;[&quot;; [.TL34]; &quot;,0],&quot;; &quot;[&quot;; [.TM34]; &quot;,0],&quot;; &quot;[&quot;; [.TN34]; &quot;,0],&quot;; &quot;[&quot;; [.TO34]; &quot;,0]]&quot;)" office:value-type="string" office:string-value="[[58,0],[56,0],[76,0],[0,0],[0,0]]" calcext:value-type="string">
            <text:p>[[58,0],[56,0],[76,0],[0,0],[0,0]]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TR33]" office:value-type="float" office:value="55" calcext:value-type="float">
            <text:p>55</text:p>
          </table:table-cell>
          <table:table-cell table:formula="of:=[.TR32]" office:value-type="float" office:value="77" calcext:value-type="float">
            <text:p>77</text:p>
          </table:table-cell>
          <table:table-cell table:formula="of:=[.TS32]" office:value-type="float" office:value="0" calcext:value-type="float">
            <text:p>0</text:p>
          </table:table-cell>
          <table:table-cell table:formula="of:=[.TT32]" office:value-type="float" office:value="0" calcext:value-type="float">
            <text:p>0</text:p>
          </table:table-cell>
          <table:table-cell table:formula="of:=CONCATENATE(&quot;[[&quot;; [.TR34]; &quot;,0],&quot;; &quot;[&quot;; [.TS34]; &quot;,0],&quot;; &quot;[&quot;; [.TT34]; &quot;,0],&quot;; &quot;[&quot;; [.TU34]; &quot;,0],&quot;; &quot;[&quot;; [.TV34]; &quot;,0]]&quot;)" office:value-type="string" office:string-value="[[21,0],[55,0],[77,0],[0,0],[0,0]]" calcext:value-type="string">
            <text:p>[[21,0],[55,0],[77,0],[0,0],[0,0]]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.TY33]" office:value-type="float" office:value="54" calcext:value-type="float">
            <text:p>54</text:p>
          </table:table-cell>
          <table:table-cell table:formula="of:=[.TY32]" office:value-type="float" office:value="78" calcext:value-type="float">
            <text:p>78</text:p>
          </table:table-cell>
          <table:table-cell table:formula="of:=[.TZ32]" office:value-type="float" office:value="0" calcext:value-type="float">
            <text:p>0</text:p>
          </table:table-cell>
          <table:table-cell table:formula="of:=[.UA32]" office:value-type="float" office:value="0" calcext:value-type="float">
            <text:p>0</text:p>
          </table:table-cell>
          <table:table-cell table:formula="of:=CONCATENATE(&quot;[[&quot;; [.TY34]; &quot;,0],&quot;; &quot;[&quot;; [.TZ34]; &quot;,0],&quot;; &quot;[&quot;; [.UA34]; &quot;,0],&quot;; &quot;[&quot;; [.UB34]; &quot;,0],&quot;; &quot;[&quot;; [.UC34]; &quot;,0]]&quot;)" office:value-type="string" office:string-value="[[22,0],[54,0],[78,0],[0,0],[0,0]]" calcext:value-type="string">
            <text:p>[[22,0],[54,0],[78,0],[0,0],[0,0]]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.UF33]" office:value-type="float" office:value="53" calcext:value-type="float">
            <text:p>53</text:p>
          </table:table-cell>
          <table:table-cell table:formula="of:=[.UF32]" office:value-type="float" office:value="79" calcext:value-type="float">
            <text:p>79</text:p>
          </table:table-cell>
          <table:table-cell table:formula="of:=[.UG32]" office:value-type="float" office:value="0" calcext:value-type="float">
            <text:p>0</text:p>
          </table:table-cell>
          <table:table-cell table:formula="of:=[.UH32]" office:value-type="float" office:value="0" calcext:value-type="float">
            <text:p>0</text:p>
          </table:table-cell>
          <table:table-cell table:formula="of:=CONCATENATE(&quot;[[&quot;; [.UF34]; &quot;,0],&quot;; &quot;[&quot;; [.UG34]; &quot;,0],&quot;; &quot;[&quot;; [.UH34]; &quot;,0],&quot;; &quot;[&quot;; [.UI34]; &quot;,0],&quot;; &quot;[&quot;; [.UJ34]; &quot;,0]]&quot;)" office:value-type="string" office:string-value="[[23,0],[53,0],[79,0],[0,0],[0,0]]" calcext:value-type="string">
            <text:p>[[23,0],[53,0],[79,0],[0,0],[0,0]]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.UM33]" office:value-type="float" office:value="52" calcext:value-type="float">
            <text:p>52</text:p>
          </table:table-cell>
          <table:table-cell table:formula="of:=[.UM32]" office:value-type="float" office:value="80" calcext:value-type="float">
            <text:p>80</text:p>
          </table:table-cell>
          <table:table-cell table:formula="of:=[.UN32]" office:value-type="float" office:value="0" calcext:value-type="float">
            <text:p>0</text:p>
          </table:table-cell>
          <table:table-cell table:formula="of:=[.UO32]" office:value-type="float" office:value="0" calcext:value-type="float">
            <text:p>0</text:p>
          </table:table-cell>
          <table:table-cell table:formula="of:=CONCATENATE(&quot;[[&quot;; [.UM34]; &quot;,0],&quot;; &quot;[&quot;; [.UN34]; &quot;,0],&quot;; &quot;[&quot;; [.UO34]; &quot;,0],&quot;; &quot;[&quot;; [.UP34]; &quot;,0],&quot;; &quot;[&quot;; [.UQ34]; &quot;,0]]&quot;)" office:value-type="string" office:string-value="[[24,0],[52,0],[80,0],[0,0],[0,0]]" calcext:value-type="string">
            <text:p>[[24,0],[52,0],[80,0],[0,0],[0,0]]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.UT33]" office:value-type="float" office:value="51" calcext:value-type="float">
            <text:p>51</text:p>
          </table:table-cell>
          <table:table-cell table:formula="of:=[.UT32]" office:value-type="float" office:value="81" calcext:value-type="float">
            <text:p>81</text:p>
          </table:table-cell>
          <table:table-cell table:formula="of:=[.UU32]" office:value-type="float" office:value="0" calcext:value-type="float">
            <text:p>0</text:p>
          </table:table-cell>
          <table:table-cell table:formula="of:=[.UV32]" office:value-type="float" office:value="0" calcext:value-type="float">
            <text:p>0</text:p>
          </table:table-cell>
          <table:table-cell table:formula="of:=CONCATENATE(&quot;[[&quot;; [.UT34]; &quot;,0],&quot;; &quot;[&quot;; [.UU34]; &quot;,0],&quot;; &quot;[&quot;; [.UV34]; &quot;,0],&quot;; &quot;[&quot;; [.UW34]; &quot;,0],&quot;; &quot;[&quot;; [.UX34]; &quot;,0]]&quot;)" office:value-type="string" office:string-value="[[25,0],[51,0],[81,0],[0,0],[0,0]]" calcext:value-type="string">
            <text:p>[[25,0],[51,0],[81,0],[0,0],[0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VA33]" office:value-type="float" office:value="50" calcext:value-type="float">
            <text:p>50</text:p>
          </table:table-cell>
          <table:table-cell table:formula="of:=[.VA32]" office:value-type="float" office:value="82" calcext:value-type="float">
            <text:p>82</text:p>
          </table:table-cell>
          <table:table-cell table:formula="of:=[.VB32]" office:value-type="float" office:value="0" calcext:value-type="float">
            <text:p>0</text:p>
          </table:table-cell>
          <table:table-cell table:formula="of:=[.VC32]" office:value-type="float" office:value="0" calcext:value-type="float">
            <text:p>0</text:p>
          </table:table-cell>
          <table:table-cell table:formula="of:=CONCATENATE(&quot;[[&quot;; [.VA34]; &quot;,0],&quot;; &quot;[&quot;; [.VB34]; &quot;,0],&quot;; &quot;[&quot;; [.VC34]; &quot;,0],&quot;; &quot;[&quot;; [.VD34]; &quot;,0],&quot;; &quot;[&quot;; [.VE34]; &quot;,0]]&quot;)" office:value-type="string" office:string-value="[[26,0],[50,0],[82,0],[0,0],[0,0]]" calcext:value-type="string">
            <text:p>[[26,0],[50,0],[82,0],[0,0],[0,0]]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.VH33]" office:value-type="float" office:value="49" calcext:value-type="float">
            <text:p>49</text:p>
          </table:table-cell>
          <table:table-cell table:formula="of:=[.VH32]" office:value-type="float" office:value="83" calcext:value-type="float">
            <text:p>83</text:p>
          </table:table-cell>
          <table:table-cell table:formula="of:=[.VI32]" office:value-type="float" office:value="0" calcext:value-type="float">
            <text:p>0</text:p>
          </table:table-cell>
          <table:table-cell table:formula="of:=[.VJ32]" office:value-type="float" office:value="0" calcext:value-type="float">
            <text:p>0</text:p>
          </table:table-cell>
          <table:table-cell table:formula="of:=CONCATENATE(&quot;[[&quot;; [.VH34]; &quot;,0],&quot;; &quot;[&quot;; [.VI34]; &quot;,0],&quot;; &quot;[&quot;; [.VJ34]; &quot;,0],&quot;; &quot;[&quot;; [.VK34]; &quot;,0],&quot;; &quot;[&quot;; [.VL34]; &quot;,0]]&quot;)" office:value-type="string" office:string-value="[[27,0],[49,0],[83,0],[0,0],[0,0]]" calcext:value-type="string">
            <text:p>[[27,0],[49,0],[83,0],[0,0],[0,0]]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.VO33]" office:value-type="float" office:value="48" calcext:value-type="float">
            <text:p>48</text:p>
          </table:table-cell>
          <table:table-cell table:formula="of:=[.VO32]" office:value-type="float" office:value="84" calcext:value-type="float">
            <text:p>84</text:p>
          </table:table-cell>
          <table:table-cell table:formula="of:=[.VP32]" office:value-type="float" office:value="0" calcext:value-type="float">
            <text:p>0</text:p>
          </table:table-cell>
          <table:table-cell table:formula="of:=[.VQ32]" office:value-type="float" office:value="0" calcext:value-type="float">
            <text:p>0</text:p>
          </table:table-cell>
          <table:table-cell table:formula="of:=CONCATENATE(&quot;[[&quot;; [.VO34]; &quot;,0],&quot;; &quot;[&quot;; [.VP34]; &quot;,0],&quot;; &quot;[&quot;; [.VQ34]; &quot;,0],&quot;; &quot;[&quot;; [.VR34]; &quot;,0],&quot;; &quot;[&quot;; [.VS34]; &quot;,0]]&quot;)" office:value-type="string" office:string-value="[[28,0],[48,0],[84,0],[0,0],[0,0]]" calcext:value-type="string">
            <text:p>[[28,0],[48,0],[84,0],[0,0],[0,0]]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.VV33]" office:value-type="float" office:value="47" calcext:value-type="float">
            <text:p>47</text:p>
          </table:table-cell>
          <table:table-cell table:formula="of:=[.VV32]" office:value-type="float" office:value="85" calcext:value-type="float">
            <text:p>85</text:p>
          </table:table-cell>
          <table:table-cell table:formula="of:=[.VW32]" office:value-type="float" office:value="0" calcext:value-type="float">
            <text:p>0</text:p>
          </table:table-cell>
          <table:table-cell table:formula="of:=[.VX32]" office:value-type="float" office:value="0" calcext:value-type="float">
            <text:p>0</text:p>
          </table:table-cell>
          <table:table-cell table:formula="of:=CONCATENATE(&quot;[[&quot;; [.VV34]; &quot;,0],&quot;; &quot;[&quot;; [.VW34]; &quot;,0],&quot;; &quot;[&quot;; [.VX34]; &quot;,0],&quot;; &quot;[&quot;; [.VY34]; &quot;,0],&quot;; &quot;[&quot;; [.VZ34]; &quot;,0]]&quot;)" office:value-type="string" office:string-value="[[29,0],[47,0],[85,0],[0,0],[0,0]]" calcext:value-type="string">
            <text:p>[[29,0],[47,0],[85,0],[0,0],[0,0]]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.WC33]" office:value-type="float" office:value="46" calcext:value-type="float">
            <text:p>46</text:p>
          </table:table-cell>
          <table:table-cell table:formula="of:=[.WC32]" office:value-type="float" office:value="86" calcext:value-type="float">
            <text:p>86</text:p>
          </table:table-cell>
          <table:table-cell table:formula="of:=[.WD32]" office:value-type="float" office:value="0" calcext:value-type="float">
            <text:p>0</text:p>
          </table:table-cell>
          <table:table-cell table:formula="of:=[.WE32]" office:value-type="float" office:value="0" calcext:value-type="float">
            <text:p>0</text:p>
          </table:table-cell>
          <table:table-cell table:formula="of:=CONCATENATE(&quot;[[&quot;; [.WC34]; &quot;,0],&quot;; &quot;[&quot;; [.WD34]; &quot;,0],&quot;; &quot;[&quot;; [.WE34]; &quot;,0],&quot;; &quot;[&quot;; [.WF34]; &quot;,0],&quot;; &quot;[&quot;; [.WG34]; &quot;,0]]&quot;)" office:value-type="string" office:string-value="[[30,0],[46,0],[86,0],[0,0],[0,0]]" calcext:value-type="string">
            <text:p>[[30,0],[46,0],[86,0],[0,0],[0,0]]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.WJ33]" office:value-type="float" office:value="45" calcext:value-type="float">
            <text:p>45</text:p>
          </table:table-cell>
          <table:table-cell table:formula="of:=[.WJ32]" office:value-type="float" office:value="87" calcext:value-type="float">
            <text:p>87</text:p>
          </table:table-cell>
          <table:table-cell table:formula="of:=[.WK32]" office:value-type="float" office:value="0" calcext:value-type="float">
            <text:p>0</text:p>
          </table:table-cell>
          <table:table-cell table:formula="of:=[.WL32]" office:value-type="float" office:value="0" calcext:value-type="float">
            <text:p>0</text:p>
          </table:table-cell>
          <table:table-cell table:formula="of:=CONCATENATE(&quot;[[&quot;; [.WJ34]; &quot;,0],&quot;; &quot;[&quot;; [.WK34]; &quot;,0],&quot;; &quot;[&quot;; [.WL34]; &quot;,0],&quot;; &quot;[&quot;; [.WM34]; &quot;,0],&quot;; &quot;[&quot;; [.WN34]; &quot;,0]]&quot;)" office:value-type="string" office:string-value="[[31,0],[45,0],[87,0],[0,0],[0,0]]" calcext:value-type="string">
            <text:p>[[31,0],[45,0],[87,0],[0,0],[0,0]]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.WQ33]" office:value-type="float" office:value="44" calcext:value-type="float">
            <text:p>44</text:p>
          </table:table-cell>
          <table:table-cell table:formula="of:=[.WQ32]" office:value-type="float" office:value="88" calcext:value-type="float">
            <text:p>88</text:p>
          </table:table-cell>
          <table:table-cell table:formula="of:=[.WR32]" office:value-type="float" office:value="0" calcext:value-type="float">
            <text:p>0</text:p>
          </table:table-cell>
          <table:table-cell table:formula="of:=[.WS32]" office:value-type="float" office:value="0" calcext:value-type="float">
            <text:p>0</text:p>
          </table:table-cell>
          <table:table-cell table:formula="of:=CONCATENATE(&quot;[[&quot;; [.WQ34]; &quot;,0],&quot;; &quot;[&quot;; [.WR34]; &quot;,0],&quot;; &quot;[&quot;; [.WS34]; &quot;,0],&quot;; &quot;[&quot;; [.WT34]; &quot;,0],&quot;; &quot;[&quot;; [.WU34]; &quot;,0]]&quot;)" office:value-type="string" office:string-value="[[42,0],[44,0],[88,0],[0,0],[0,0]]" calcext:value-type="string">
            <text:p>[[42,0],[44,0],[88,0],[0,0],[0,0]]</text:p>
          </table:table-cell>
          <table:table-cell/>
          <table:table-cell office:value-type="float" office:value="93" calcext:value-type="float">
            <text:p>93</text:p>
          </table:table-cell>
          <table:table-cell table:formula="of:=[.WX33]" office:value-type="float" office:value="43" calcext:value-type="float">
            <text:p>43</text:p>
          </table:table-cell>
          <table:table-cell table:formula="of:=[.WX32]" office:value-type="float" office:value="89" calcext:value-type="float">
            <text:p>89</text:p>
          </table:table-cell>
          <table:table-cell table:formula="of:=[.WY32]" office:value-type="float" office:value="0" calcext:value-type="float">
            <text:p>0</text:p>
          </table:table-cell>
          <table:table-cell table:formula="of:=[.WZ32]" office:value-type="float" office:value="0" calcext:value-type="float">
            <text:p>0</text:p>
          </table:table-cell>
          <table:table-cell table:formula="of:=CONCATENATE(&quot;[[&quot;; [.WX34]; &quot;,0],&quot;; &quot;[&quot;; [.WY34]; &quot;,0],&quot;; &quot;[&quot;; [.WZ34]; &quot;,0],&quot;; &quot;[&quot;; [.XA34]; &quot;,0],&quot;; &quot;[&quot;; [.XB34]; &quot;,0]]&quot;)" office:value-type="string" office:string-value="[[93,0],[43,0],[89,0],[0,0],[0,0]]" calcext:value-type="string">
            <text:p>[[93,0],[43,0],[89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33]" office:value-type="float" office:value="92" calcext:value-type="float">
            <text:p>92</text:p>
          </table:table-cell>
          <table:table-cell table:formula="of:=[.XE32]" office:value-type="float" office:value="90" calcext:value-type="float">
            <text:p>90</text:p>
          </table:table-cell>
          <table:table-cell table:formula="of:=[.XF32]" office:value-type="float" office:value="0" calcext:value-type="float">
            <text:p>0</text:p>
          </table:table-cell>
          <table:table-cell table:formula="of:=[.XG32]" office:value-type="float" office:value="0" calcext:value-type="float">
            <text:p>0</text:p>
          </table:table-cell>
          <table:table-cell table:formula="of:=CONCATENATE(&quot;[[&quot;; [.XE34]; &quot;,0],&quot;; &quot;[&quot;; [.XF34]; &quot;,0],&quot;; &quot;[&quot;; [.XG34]; &quot;,0],&quot;; &quot;[&quot;; [.XH34]; &quot;,0],&quot;; &quot;[&quot;; [.XI34]; &quot;,0]]&quot;)" office:value-type="string" office:string-value="[[0,0],[92,0],[90,0],[0,0],[0,0]]" calcext:value-type="string">
            <text:p>[[0,0],[92,0],[90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33]" office:value-type="float" office:value="0" calcext:value-type="float">
            <text:p>0</text:p>
          </table:table-cell>
          <table:table-cell table:formula="of:=[.XL32]" office:value-type="float" office:value="91" calcext:value-type="float">
            <text:p>91</text:p>
          </table:table-cell>
          <table:table-cell table:formula="of:=[.XM32]" office:value-type="float" office:value="0" calcext:value-type="float">
            <text:p>0</text:p>
          </table:table-cell>
          <table:table-cell table:formula="of:=[.XN32]" office:value-type="float" office:value="0" calcext:value-type="float">
            <text:p>0</text:p>
          </table:table-cell>
          <table:table-cell table:formula="of:=CONCATENATE(&quot;[[&quot;; [.XL34]; &quot;,0],&quot;; &quot;[&quot;; [.XM34]; &quot;,0],&quot;; &quot;[&quot;; [.XN34]; &quot;,0],&quot;; &quot;[&quot;; [.XO34]; &quot;,0],&quot;; &quot;[&quot;; [.XP34]; &quot;,0]]&quot;)" office:value-type="string" office:string-value="[[0,0],[0,0],[91,0],[0,0],[0,0]]" calcext:value-type="string">
            <text:p>[[0,0],[0,0],[91,0],[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33]" office:value-type="float" office:value="0" calcext:value-type="float">
            <text:p>0</text:p>
          </table:table-cell>
          <table:table-cell table:formula="of:=[.XS32]" office:value-type="float" office:value="92" calcext:value-type="float">
            <text:p>92</text:p>
          </table:table-cell>
          <table:table-cell table:formula="of:=[.XT32]" office:value-type="float" office:value="90" calcext:value-type="float">
            <text:p>90</text:p>
          </table:table-cell>
          <table:table-cell table:formula="of:=[.XU32]" office:value-type="float" office:value="0" calcext:value-type="float">
            <text:p>0</text:p>
          </table:table-cell>
          <table:table-cell table:formula="of:=CONCATENATE(&quot;[[&quot;; [.XS34]; &quot;,0],&quot;; &quot;[&quot;; [.XT34]; &quot;,0],&quot;; &quot;[&quot;; [.XU34]; &quot;,0],&quot;; &quot;[&quot;; [.XV34]; &quot;,0],&quot;; &quot;[&quot;; [.XW34]; &quot;,0]]&quot;)" office:value-type="string" office:string-value="[[0,0],[0,0],[92,0],[90,0],[0,0]]" calcext:value-type="string">
            <text:p>[[0,0],[0,0],[92,0],[9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33]" office:value-type="float" office:value="0" calcext:value-type="float">
            <text:p>0</text:p>
          </table:table-cell>
          <table:table-cell table:formula="of:=[.XZ32]" office:value-type="float" office:value="93" calcext:value-type="float">
            <text:p>93</text:p>
          </table:table-cell>
          <table:table-cell table:formula="of:=[.YA32]" office:value-type="float" office:value="43" calcext:value-type="float">
            <text:p>43</text:p>
          </table:table-cell>
          <table:table-cell table:formula="of:=[.YB32]" office:value-type="float" office:value="89" calcext:value-type="float">
            <text:p>89</text:p>
          </table:table-cell>
          <table:table-cell table:formula="of:=CONCATENATE(&quot;[[&quot;; [.XZ34]; &quot;,0],&quot;; &quot;[&quot;; [.YA34]; &quot;,0],&quot;; &quot;[&quot;; [.YB34]; &quot;,0],&quot;; &quot;[&quot;; [.YC34]; &quot;,0],&quot;; &quot;[&quot;; [.YD34]; &quot;,0]]&quot;)" office:value-type="string" office:string-value="[[0,0],[0,0],[93,0],[43,0],[89,0]]" calcext:value-type="string">
            <text:p>[[0,0],[0,0],[93,0],[43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33]" office:value-type="float" office:value="0" calcext:value-type="float">
            <text:p>0</text:p>
          </table:table-cell>
          <table:table-cell table:formula="of:=[.YG32]" office:value-type="float" office:value="94" calcext:value-type="float">
            <text:p>94</text:p>
          </table:table-cell>
          <table:table-cell table:formula="of:=[.YH32]" office:value-type="float" office:value="42" calcext:value-type="float">
            <text:p>42</text:p>
          </table:table-cell>
          <table:table-cell table:formula="of:=[.YI32]" office:value-type="float" office:value="44" calcext:value-type="float">
            <text:p>44</text:p>
          </table:table-cell>
          <table:table-cell table:formula="of:=CONCATENATE(&quot;[[&quot;; [.YG34]; &quot;,0],&quot;; &quot;[&quot;; [.YH34]; &quot;,0],&quot;; &quot;[&quot;; [.YI34]; &quot;,0],&quot;; &quot;[&quot;; [.YJ34]; &quot;,0],&quot;; &quot;[&quot;; [.YK34]; &quot;,0]]&quot;)" office:value-type="string" office:string-value="[[0,0],[0,0],[94,0],[42,0],[44,0]]" calcext:value-type="string">
            <text:p>[[0,0],[0,0],[94,0],[42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33]" office:value-type="float" office:value="0" calcext:value-type="float">
            <text:p>0</text:p>
          </table:table-cell>
          <table:table-cell table:formula="of:=[.YN32]" office:value-type="float" office:value="95" calcext:value-type="float">
            <text:p>95</text:p>
          </table:table-cell>
          <table:table-cell table:formula="of:=[.YO32]" office:value-type="float" office:value="41" calcext:value-type="float">
            <text:p>41</text:p>
          </table:table-cell>
          <table:table-cell table:formula="of:=[.YP32]" office:value-type="float" office:value="31" calcext:value-type="float">
            <text:p>31</text:p>
          </table:table-cell>
          <table:table-cell table:formula="of:=CONCATENATE(&quot;[[&quot;; [.YN34]; &quot;,0],&quot;; &quot;[&quot;; [.YO34]; &quot;,0],&quot;; &quot;[&quot;; [.YP34]; &quot;,0],&quot;; &quot;[&quot;; [.YQ34]; &quot;,0],&quot;; &quot;[&quot;; [.YR34]; &quot;,0]]&quot;)" office:value-type="string" office:string-value="[[0,0],[0,0],[95,0],[41,0],[31,0]]" calcext:value-type="string">
            <text:p>[[0,0],[0,0],[95,0],[41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33]" office:value-type="float" office:value="0" calcext:value-type="float">
            <text:p>0</text:p>
          </table:table-cell>
          <table:table-cell table:formula="of:=[.YU32]" office:value-type="float" office:value="96" calcext:value-type="float">
            <text:p>96</text:p>
          </table:table-cell>
          <table:table-cell table:formula="of:=[.YV32]" office:value-type="float" office:value="40" calcext:value-type="float">
            <text:p>40</text:p>
          </table:table-cell>
          <table:table-cell table:formula="of:=[.YW32]" office:value-type="float" office:value="32" calcext:value-type="float">
            <text:p>32</text:p>
          </table:table-cell>
          <table:table-cell table:formula="of:=CONCATENATE(&quot;[[&quot;; [.YU34]; &quot;,0],&quot;; &quot;[&quot;; [.YV34]; &quot;,0],&quot;; &quot;[&quot;; [.YW34]; &quot;,0],&quot;; &quot;[&quot;; [.YX34]; &quot;,0],&quot;; &quot;[&quot;; [.YY34]; &quot;,0]]&quot;)" office:value-type="string" office:string-value="[[0,0],[0,0],[96,0],[40,0],[32,0]]" calcext:value-type="string">
            <text:p>[[0,0],[0,0],[96,0],[40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33]" office:value-type="float" office:value="0" calcext:value-type="float">
            <text:p>0</text:p>
          </table:table-cell>
          <table:table-cell table:formula="of:=[.ZB32]" office:value-type="float" office:value="97" calcext:value-type="float">
            <text:p>97</text:p>
          </table:table-cell>
          <table:table-cell table:formula="of:=[.ZC32]" office:value-type="float" office:value="39" calcext:value-type="float">
            <text:p>39</text:p>
          </table:table-cell>
          <table:table-cell table:formula="of:=[.ZD32]" office:value-type="float" office:value="33" calcext:value-type="float">
            <text:p>33</text:p>
          </table:table-cell>
          <table:table-cell table:formula="of:=CONCATENATE(&quot;[[&quot;; [.ZB34]; &quot;,0],&quot;; &quot;[&quot;; [.ZC34]; &quot;,0],&quot;; &quot;[&quot;; [.ZD34]; &quot;,0],&quot;; &quot;[&quot;; [.ZE34]; &quot;,0],&quot;; &quot;[&quot;; [.ZF34]; &quot;,0]]&quot;)" office:value-type="string" office:string-value="[[0,0],[0,0],[97,0],[39,0],[33,0]]" calcext:value-type="string">
            <text:p>[[0,0],[0,0],[97,0],[39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33]" office:value-type="float" office:value="0" calcext:value-type="float">
            <text:p>0</text:p>
          </table:table-cell>
          <table:table-cell table:formula="of:=[.ZI32]" office:value-type="float" office:value="98" calcext:value-type="float">
            <text:p>98</text:p>
          </table:table-cell>
          <table:table-cell table:formula="of:=[.ZJ32]" office:value-type="float" office:value="38" calcext:value-type="float">
            <text:p>38</text:p>
          </table:table-cell>
          <table:table-cell table:formula="of:=[.ZK32]" office:value-type="float" office:value="34" calcext:value-type="float">
            <text:p>34</text:p>
          </table:table-cell>
          <table:table-cell table:formula="of:=CONCATENATE(&quot;[[&quot;; [.ZI34]; &quot;,0],&quot;; &quot;[&quot;; [.ZJ34]; &quot;,0],&quot;; &quot;[&quot;; [.ZK34]; &quot;,0],&quot;; &quot;[&quot;; [.ZL34]; &quot;,0],&quot;; &quot;[&quot;; [.ZM34]; &quot;,0]]&quot;)" office:value-type="string" office:string-value="[[0,0],[0,0],[98,0],[38,0],[34,0]]" calcext:value-type="string">
            <text:p>[[0,0],[0,0],[98,0],[38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33]" office:value-type="float" office:value="0" calcext:value-type="float">
            <text:p>0</text:p>
          </table:table-cell>
          <table:table-cell table:formula="of:=[.ZP32]" office:value-type="float" office:value="99" calcext:value-type="float">
            <text:p>99</text:p>
          </table:table-cell>
          <table:table-cell table:formula="of:=[.ZQ32]" office:value-type="float" office:value="37" calcext:value-type="float">
            <text:p>37</text:p>
          </table:table-cell>
          <table:table-cell table:formula="of:=[.ZR32]" office:value-type="float" office:value="35" calcext:value-type="float">
            <text:p>35</text:p>
          </table:table-cell>
          <table:table-cell table:formula="of:=CONCATENATE(&quot;[[&quot;; [.ZP34]; &quot;,0],&quot;; &quot;[&quot;; [.ZQ34]; &quot;,0],&quot;; &quot;[&quot;; [.ZR34]; &quot;,0],&quot;; &quot;[&quot;; [.ZS34]; &quot;,0],&quot;; &quot;[&quot;; [.ZT34]; &quot;,0]]&quot;)" office:value-type="string" office:string-value="[[0,0],[0,0],[99,0],[37,0],[35,0]]" calcext:value-type="string">
            <text:p>[[0,0],[0,0],[99,0],[37,0],[35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63,17,15,1,11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F34]" office:value-type="float" office:value="17" calcext:value-type="float">
            <text:p>17</text:p>
          </table:table-cell>
          <table:table-cell table:formula="of:=[.F33]" office:value-type="float" office:value="15" calcext:value-type="float">
            <text:p>15</text:p>
          </table:table-cell>
          <table:table-cell table:formula="of:=[.F32]" office:value-type="float" office:value="1" calcext:value-type="float">
            <text:p>1</text:p>
          </table:table-cell>
          <table:table-cell table:formula="of:=[.G32]" office:value-type="float" office:value="11" calcext:value-type="float">
            <text:p>11</text:p>
          </table:table-cell>
          <table:table-cell table:formula="of:=CONCATENATE(&quot;[[&quot;; [.F35]; &quot;,0],&quot;; &quot;[&quot;; [.G35]; &quot;,0],&quot;; &quot;[&quot;; [.H35]; &quot;,0],&quot;; &quot;[&quot;; [.I35]; &quot;,0],&quot;; &quot;[&quot;; [.J35]; &quot;,0]]&quot;)" office:value-type="string" office:string-value="[[63,0],[17,0],[15,0],[1,0],[11,0]]" calcext:value-type="string">
            <text:p>[[63,0],[17,0],[15,0],[1,0],[11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M34]" office:value-type="float" office:value="16" calcext:value-type="float">
            <text:p>16</text:p>
          </table:table-cell>
          <table:table-cell table:formula="of:=[.M33]" office:value-type="float" office:value="4" calcext:value-type="float">
            <text:p>4</text:p>
          </table:table-cell>
          <table:table-cell table:formula="of:=[.M32]" office:value-type="float" office:value="2" calcext:value-type="float">
            <text:p>2</text:p>
          </table:table-cell>
          <table:table-cell table:formula="of:=[.N32]" office:value-type="float" office:value="10" calcext:value-type="float">
            <text:p>10</text:p>
          </table:table-cell>
          <table:table-cell table:formula="of:=CONCATENATE(&quot;[[&quot;; [.M35]; &quot;,0],&quot;; &quot;[&quot;; [.N35]; &quot;,0],&quot;; &quot;[&quot;; [.O35]; &quot;,0],&quot;; &quot;[&quot;; [.P35]; &quot;,0],&quot;; &quot;[&quot;; [.Q35]; &quot;,0]]&quot;)" office:value-type="string" office:string-value="[[36,0],[16,0],[4,0],[2,0],[10,0]]" calcext:value-type="string">
            <text:p>[[36,0],[16,0],[4,0],[2,0],[10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T34]" office:value-type="float" office:value="35" calcext:value-type="float">
            <text:p>35</text:p>
          </table:table-cell>
          <table:table-cell table:formula="of:=[.T33]" office:value-type="float" office:value="5" calcext:value-type="float">
            <text:p>5</text:p>
          </table:table-cell>
          <table:table-cell table:formula="of:=[.T32]" office:value-type="float" office:value="3" calcext:value-type="float">
            <text:p>3</text:p>
          </table:table-cell>
          <table:table-cell table:formula="of:=[.U32]" office:value-type="float" office:value="9" calcext:value-type="float">
            <text:p>9</text:p>
          </table:table-cell>
          <table:table-cell table:formula="of:=CONCATENATE(&quot;[[&quot;; [.T35]; &quot;,0],&quot;; &quot;[&quot;; [.U35]; &quot;,0],&quot;; &quot;[&quot;; [.V35]; &quot;,0],&quot;; &quot;[&quot;; [.W35]; &quot;,0],&quot;; &quot;[&quot;; [.X35]; &quot;,0]]&quot;)" office:value-type="string" office:string-value="[[37,0],[35,0],[5,0],[3,0],[9,0]]" calcext:value-type="string">
            <text:p>[[37,0],[35,0],[5,0],[3,0],[9,0]]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.AA34]" office:value-type="float" office:value="10" calcext:value-type="float">
            <text:p>10</text:p>
          </table:table-cell>
          <table:table-cell table:formula="of:=[.AA33]" office:value-type="float" office:value="2" calcext:value-type="float">
            <text:p>2</text:p>
          </table:table-cell>
          <table:table-cell table:formula="of:=[.AA32]" office:value-type="float" office:value="4" calcext:value-type="float">
            <text:p>4</text:p>
          </table:table-cell>
          <table:table-cell table:formula="of:=[.AB32]" office:value-type="float" office:value="16" calcext:value-type="float">
            <text:p>16</text:p>
          </table:table-cell>
          <table:table-cell table:formula="of:=CONCATENATE(&quot;[[&quot;; [.AA35]; &quot;,0],&quot;; &quot;[&quot;; [.AB35]; &quot;,0],&quot;; &quot;[&quot;; [.AC35]; &quot;,0],&quot;; &quot;[&quot;; [.AD35]; &quot;,0],&quot;; &quot;[&quot;; [.AE35]; &quot;,0]]&quot;)" office:value-type="string" office:string-value="[[26,0],[10,0],[2,0],[4,0],[16,0]]" calcext:value-type="string">
            <text:p>[[26,0],[10,0],[2,0],[4,0],[16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AH34]" office:value-type="float" office:value="37" calcext:value-type="float">
            <text:p>37</text:p>
          </table:table-cell>
          <table:table-cell table:formula="of:=[.AH33]" office:value-type="float" office:value="35" calcext:value-type="float">
            <text:p>35</text:p>
          </table:table-cell>
          <table:table-cell table:formula="of:=[.AH32]" office:value-type="float" office:value="5" calcext:value-type="float">
            <text:p>5</text:p>
          </table:table-cell>
          <table:table-cell table:formula="of:=[.AI32]" office:value-type="float" office:value="3" calcext:value-type="float">
            <text:p>3</text:p>
          </table:table-cell>
          <table:table-cell table:formula="of:=CONCATENATE(&quot;[[&quot;; [.AH35]; &quot;,0],&quot;; &quot;[&quot;; [.AI35]; &quot;,0],&quot;; &quot;[&quot;; [.AJ35]; &quot;,0],&quot;; &quot;[&quot;; [.AK35]; &quot;,0],&quot;; &quot;[&quot;; [.AL35]; &quot;,0]]&quot;)" office:value-type="string" office:string-value="[[99,0],[37,0],[35,0],[5,0],[3,0]]" calcext:value-type="string">
            <text:p>[[99,0],[37,0],[35,0],[5,0],[3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AO34]" office:value-type="float" office:value="38" calcext:value-type="float">
            <text:p>38</text:p>
          </table:table-cell>
          <table:table-cell table:formula="of:=[.AO33]" office:value-type="float" office:value="34" calcext:value-type="float">
            <text:p>34</text:p>
          </table:table-cell>
          <table:table-cell table:formula="of:=[.AO32]" office:value-type="float" office:value="6" calcext:value-type="float">
            <text:p>6</text:p>
          </table:table-cell>
          <table:table-cell table:formula="of:=[.AP32]" office:value-type="float" office:value="8" calcext:value-type="float">
            <text:p>8</text:p>
          </table:table-cell>
          <table:table-cell table:formula="of:=CONCATENATE(&quot;[[&quot;; [.AO35]; &quot;,0],&quot;; &quot;[&quot;; [.AP35]; &quot;,0],&quot;; &quot;[&quot;; [.AQ35]; &quot;,0],&quot;; &quot;[&quot;; [.AR35]; &quot;,0],&quot;; &quot;[&quot;; [.AS35]; &quot;,0]]&quot;)" office:value-type="string" office:string-value="[[98,0],[38,0],[34,0],[6,0],[8,0]]" calcext:value-type="string">
            <text:p>[[98,0],[38,0],[34,0],[6,0],[8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AV34]" office:value-type="float" office:value="39" calcext:value-type="float">
            <text:p>39</text:p>
          </table:table-cell>
          <table:table-cell table:formula="of:=[.AV33]" office:value-type="float" office:value="33" calcext:value-type="float">
            <text:p>33</text:p>
          </table:table-cell>
          <table:table-cell table:formula="of:=[.AV32]" office:value-type="float" office:value="7" calcext:value-type="float">
            <text:p>7</text:p>
          </table:table-cell>
          <table:table-cell table:formula="of:=[.AW32]" office:value-type="float" office:value="29" calcext:value-type="float">
            <text:p>29</text:p>
          </table:table-cell>
          <table:table-cell table:formula="of:=CONCATENATE(&quot;[[&quot;; [.AV35]; &quot;,0],&quot;; &quot;[&quot;; [.AW35]; &quot;,0],&quot;; &quot;[&quot;; [.AX35]; &quot;,0],&quot;; &quot;[&quot;; [.AY35]; &quot;,0],&quot;; &quot;[&quot;; [.AZ35]; &quot;,0]]&quot;)" office:value-type="string" office:string-value="[[97,0],[39,0],[33,0],[7,0],[29,0]]" calcext:value-type="string">
            <text:p>[[97,0],[39,0],[33,0],[7,0],[29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BC34]" office:value-type="float" office:value="34" calcext:value-type="float">
            <text:p>34</text:p>
          </table:table-cell>
          <table:table-cell table:formula="of:=[.BC33]" office:value-type="float" office:value="6" calcext:value-type="float">
            <text:p>6</text:p>
          </table:table-cell>
          <table:table-cell table:formula="of:=[.BC32]" office:value-type="float" office:value="8" calcext:value-type="float">
            <text:p>8</text:p>
          </table:table-cell>
          <table:table-cell table:formula="of:=[.BD32]" office:value-type="float" office:value="28" calcext:value-type="float">
            <text:p>28</text:p>
          </table:table-cell>
          <table:table-cell table:formula="of:=CONCATENATE(&quot;[[&quot;; [.BC35]; &quot;,0],&quot;; &quot;[&quot;; [.BD35]; &quot;,0],&quot;; &quot;[&quot;; [.BE35]; &quot;,0],&quot;; &quot;[&quot;; [.BF35]; &quot;,0],&quot;; &quot;[&quot;; [.BG35]; &quot;,0]]&quot;)" office:value-type="string" office:string-value="[[38,0],[34,0],[6,0],[8,0],[28,0]]" calcext:value-type="string">
            <text:p>[[38,0],[34,0],[6,0],[8,0],[28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BJ34]" office:value-type="float" office:value="5" calcext:value-type="float">
            <text:p>5</text:p>
          </table:table-cell>
          <table:table-cell table:formula="of:=[.BJ33]" office:value-type="float" office:value="3" calcext:value-type="float">
            <text:p>3</text:p>
          </table:table-cell>
          <table:table-cell table:formula="of:=[.BJ32]" office:value-type="float" office:value="9" calcext:value-type="float">
            <text:p>9</text:p>
          </table:table-cell>
          <table:table-cell table:formula="of:=[.BK32]" office:value-type="float" office:value="27" calcext:value-type="float">
            <text:p>27</text:p>
          </table:table-cell>
          <table:table-cell table:formula="of:=CONCATENATE(&quot;[[&quot;; [.BJ35]; &quot;,0],&quot;; &quot;[&quot;; [.BK35]; &quot;,0],&quot;; &quot;[&quot;; [.BL35]; &quot;,0],&quot;; &quot;[&quot;; [.BM35]; &quot;,0],&quot;; &quot;[&quot;; [.BN35]; &quot;,0]]&quot;)" office:value-type="string" office:string-value="[[35,0],[5,0],[3,0],[9,0],[27,0]]" calcext:value-type="string">
            <text:p>[[35,0],[5,0],[3,0],[9,0],[27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BQ34]" office:value-type="float" office:value="4" calcext:value-type="float">
            <text:p>4</text:p>
          </table:table-cell>
          <table:table-cell table:formula="of:=[.BQ33]" office:value-type="float" office:value="2" calcext:value-type="float">
            <text:p>2</text:p>
          </table:table-cell>
          <table:table-cell table:formula="of:=[.BQ32]" office:value-type="float" office:value="10" calcext:value-type="float">
            <text:p>10</text:p>
          </table:table-cell>
          <table:table-cell table:formula="of:=[.BR32]" office:value-type="float" office:value="26" calcext:value-type="float">
            <text:p>26</text:p>
          </table:table-cell>
          <table:table-cell table:formula="of:=CONCATENATE(&quot;[[&quot;; [.BQ35]; &quot;,0],&quot;; &quot;[&quot;; [.BR35]; &quot;,0],&quot;; &quot;[&quot;; [.BS35]; &quot;,0],&quot;; &quot;[&quot;; [.BT35]; &quot;,0],&quot;; &quot;[&quot;; [.BU35]; &quot;,0]]&quot;)" office:value-type="string" office:string-value="[[16,0],[4,0],[2,0],[10,0],[26,0]]" calcext:value-type="string">
            <text:p>[[16,0],[4,0],[2,0],[10,0],[26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BX34]" office:value-type="float" office:value="15" calcext:value-type="float">
            <text:p>15</text:p>
          </table:table-cell>
          <table:table-cell table:formula="of:=[.BX33]" office:value-type="float" office:value="1" calcext:value-type="float">
            <text:p>1</text:p>
          </table:table-cell>
          <table:table-cell table:formula="of:=[.BX32]" office:value-type="float" office:value="11" calcext:value-type="float">
            <text:p>11</text:p>
          </table:table-cell>
          <table:table-cell table:formula="of:=[.BY32]" office:value-type="float" office:value="25" calcext:value-type="float">
            <text:p>25</text:p>
          </table:table-cell>
          <table:table-cell table:formula="of:=CONCATENATE(&quot;[[&quot;; [.BX35]; &quot;,0],&quot;; &quot;[&quot;; [.BY35]; &quot;,0],&quot;; &quot;[&quot;; [.BZ35]; &quot;,0],&quot;; &quot;[&quot;; [.CA35]; &quot;,0],&quot;; &quot;[&quot;; [.CB35]; &quot;,0]]&quot;)" office:value-type="string" office:string-value="[[17,0],[15,0],[1,0],[11,0],[25,0]]" calcext:value-type="string">
            <text:p>[[17,0],[15,0],[1,0],[11,0],[25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CE34]" office:value-type="float" office:value="18" calcext:value-type="float">
            <text:p>18</text:p>
          </table:table-cell>
          <table:table-cell table:formula="of:=[.CE33]" office:value-type="float" office:value="14" calcext:value-type="float">
            <text:p>14</text:p>
          </table:table-cell>
          <table:table-cell table:formula="of:=[.CE32]" office:value-type="float" office:value="12" calcext:value-type="float">
            <text:p>12</text:p>
          </table:table-cell>
          <table:table-cell table:formula="of:=[.CF32]" office:value-type="float" office:value="24" calcext:value-type="float">
            <text:p>24</text:p>
          </table:table-cell>
          <table:table-cell table:formula="of:=CONCATENATE(&quot;[[&quot;; [.CE35]; &quot;,0],&quot;; &quot;[&quot;; [.CF35]; &quot;,0],&quot;; &quot;[&quot;; [.CG35]; &quot;,0],&quot;; &quot;[&quot;; [.CH35]; &quot;,0],&quot;; &quot;[&quot;; [.CI35]; &quot;,0]]&quot;)" office:value-type="string" office:string-value="[[62,0],[18,0],[14,0],[12,0],[24,0]]" calcext:value-type="string">
            <text:p>[[62,0],[18,0],[14,0],[12,0],[24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CL34]" office:value-type="float" office:value="61" calcext:value-type="float">
            <text:p>61</text:p>
          </table:table-cell>
          <table:table-cell table:formula="of:=[.CL33]" office:value-type="float" office:value="19" calcext:value-type="float">
            <text:p>19</text:p>
          </table:table-cell>
          <table:table-cell table:formula="of:=[.CL32]" office:value-type="float" office:value="13" calcext:value-type="float">
            <text:p>13</text:p>
          </table:table-cell>
          <table:table-cell table:formula="of:=[.CM32]" office:value-type="float" office:value="23" calcext:value-type="float">
            <text:p>23</text:p>
          </table:table-cell>
          <table:table-cell table:formula="of:=CONCATENATE(&quot;[[&quot;; [.CL35]; &quot;,0],&quot;; &quot;[&quot;; [.CM35]; &quot;,0],&quot;; &quot;[&quot;; [.CN35]; &quot;,0],&quot;; &quot;[&quot;; [.CO35]; &quot;,0],&quot;; &quot;[&quot;; [.CP35]; &quot;,0]]&quot;)" office:value-type="string" office:string-value="[[67,0],[61,0],[19,0],[13,0],[23,0]]" calcext:value-type="string">
            <text:p>[[67,0],[61,0],[19,0],[13,0],[23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CS34]" office:value-type="float" office:value="62" calcext:value-type="float">
            <text:p>62</text:p>
          </table:table-cell>
          <table:table-cell table:formula="of:=[.CS33]" office:value-type="float" office:value="18" calcext:value-type="float">
            <text:p>18</text:p>
          </table:table-cell>
          <table:table-cell table:formula="of:=[.CS32]" office:value-type="float" office:value="14" calcext:value-type="float">
            <text:p>14</text:p>
          </table:table-cell>
          <table:table-cell table:formula="of:=[.CT32]" office:value-type="float" office:value="12" calcext:value-type="float">
            <text:p>12</text:p>
          </table:table-cell>
          <table:table-cell table:formula="of:=CONCATENATE(&quot;[[&quot;; [.CS35]; &quot;,0],&quot;; &quot;[&quot;; [.CT35]; &quot;,0],&quot;; &quot;[&quot;; [.CU35]; &quot;,0],&quot;; &quot;[&quot;; [.CV35]; &quot;,0],&quot;; &quot;[&quot;; [.CW35]; &quot;,0]]&quot;)" office:value-type="string" office:string-value="[[66,0],[62,0],[18,0],[14,0],[12,0]]" calcext:value-type="string">
            <text:p>[[66,0],[62,0],[18,0],[14,0],[12,0]]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CZ34]" office:value-type="float" office:value="63" calcext:value-type="float">
            <text:p>63</text:p>
          </table:table-cell>
          <table:table-cell table:formula="of:=[.CZ33]" office:value-type="float" office:value="17" calcext:value-type="float">
            <text:p>17</text:p>
          </table:table-cell>
          <table:table-cell table:formula="of:=[.CZ32]" office:value-type="float" office:value="15" calcext:value-type="float">
            <text:p>15</text:p>
          </table:table-cell>
          <table:table-cell table:formula="of:=[.DA32]" office:value-type="float" office:value="1" calcext:value-type="float">
            <text:p>1</text:p>
          </table:table-cell>
          <table:table-cell table:formula="of:=CONCATENATE(&quot;[[&quot;; [.CZ35]; &quot;,0],&quot;; &quot;[&quot;; [.DA35]; &quot;,0],&quot;; &quot;[&quot;; [.DB35]; &quot;,0],&quot;; &quot;[&quot;; [.DC35]; &quot;,0],&quot;; &quot;[&quot;; [.DD35]; &quot;,0]]&quot;)" office:value-type="string" office:string-value="[[65,0],[63,0],[17,0],[15,0],[1,0]]" calcext:value-type="string">
            <text:p>[[65,0],[63,0],[17,0],[15,0],[1,0]]</text:p>
          </table:table-cell>
          <table:table-cell table:number-columns-repeated="2"/>
          <table:table-cell table:formula="of:=[.DG34]" office:value-type="float" office:value="64" calcext:value-type="float">
            <text:p>64</text:p>
          </table:table-cell>
          <table:table-cell table:formula="of:=[.DG33]" office:value-type="float" office:value="36" calcext:value-type="float">
            <text:p>36</text:p>
          </table:table-cell>
          <table:table-cell table:formula="of:=[.DG32]" office:value-type="float" office:value="16" calcext:value-type="float">
            <text:p>16</text:p>
          </table:table-cell>
          <table:table-cell table:formula="of:=[.DH32]" office:value-type="float" office:value="4" calcext:value-type="float">
            <text:p>4</text:p>
          </table:table-cell>
          <table:table-cell table:formula="of:=CONCATENATE(&quot;[[&quot;; [.DG35]; &quot;,0],&quot;; &quot;[&quot;; [.DH35]; &quot;,0],&quot;; &quot;[&quot;; [.DI35]; &quot;,0],&quot;; &quot;[&quot;; [.DJ35]; &quot;,0],&quot;; &quot;[&quot;; [.DK35]; &quot;,0]]&quot;)" office:value-type="string" office:string-value="[[,0],[64,0],[36,0],[16,0],[4,0]]" calcext:value-type="string">
            <text:p>[[,0],[64,0],[36,0],[16,0],[4,0]]</text:p>
          </table:table-cell>
          <table:table-cell table:number-columns-repeated="2"/>
          <table:table-cell table:formula="of:=[.DN34]" office:value-type="float" office:value="65" calcext:value-type="float">
            <text:p>65</text:p>
          </table:table-cell>
          <table:table-cell table:formula="of:=[.DN33]" office:value-type="float" office:value="63" calcext:value-type="float">
            <text:p>63</text:p>
          </table:table-cell>
          <table:table-cell table:formula="of:=[.DN32]" office:value-type="float" office:value="17" calcext:value-type="float">
            <text:p>17</text:p>
          </table:table-cell>
          <table:table-cell table:formula="of:=[.DO32]" office:value-type="float" office:value="15" calcext:value-type="float">
            <text:p>15</text:p>
          </table:table-cell>
          <table:table-cell table:formula="of:=CONCATENATE(&quot;[[&quot;; [.DN35]; &quot;,0],&quot;; &quot;[&quot;; [.DO35]; &quot;,0],&quot;; &quot;[&quot;; [.DP35]; &quot;,0],&quot;; &quot;[&quot;; [.DQ35]; &quot;,0],&quot;; &quot;[&quot;; [.DR35]; &quot;,0]]&quot;)" office:value-type="string" office:string-value="[[,0],[65,0],[63,0],[17,0],[15,0]]" calcext:value-type="string">
            <text:p>[[,0],[65,0],[63,0],[17,0],[15,0]]</text:p>
          </table:table-cell>
          <table:table-cell table:number-columns-repeated="2"/>
          <table:table-cell table:formula="of:=[.DU34]" office:value-type="float" office:value="66" calcext:value-type="float">
            <text:p>66</text:p>
          </table:table-cell>
          <table:table-cell table:formula="of:=[.DU33]" office:value-type="float" office:value="62" calcext:value-type="float">
            <text:p>62</text:p>
          </table:table-cell>
          <table:table-cell table:formula="of:=[.DU32]" office:value-type="float" office:value="18" calcext:value-type="float">
            <text:p>18</text:p>
          </table:table-cell>
          <table:table-cell table:formula="of:=[.DV32]" office:value-type="float" office:value="14" calcext:value-type="float">
            <text:p>14</text:p>
          </table:table-cell>
          <table:table-cell table:formula="of:=CONCATENATE(&quot;[[&quot;; [.DU35]; &quot;,0],&quot;; &quot;[&quot;; [.DV35]; &quot;,0],&quot;; &quot;[&quot;; [.DW35]; &quot;,0],&quot;; &quot;[&quot;; [.DX35]; &quot;,0],&quot;; &quot;[&quot;; [.DY35]; &quot;,0]]&quot;)" office:value-type="string" office:string-value="[[,0],[66,0],[62,0],[18,0],[14,0]]" calcext:value-type="string">
            <text:p>[[,0],[66,0],[62,0],[18,0],[14,0]]</text:p>
          </table:table-cell>
          <table:table-cell table:number-columns-repeated="2"/>
          <table:table-cell table:formula="of:=[.EB34]" office:value-type="float" office:value="67" calcext:value-type="float">
            <text:p>67</text:p>
          </table:table-cell>
          <table:table-cell table:formula="of:=[.EB33]" office:value-type="float" office:value="61" calcext:value-type="float">
            <text:p>61</text:p>
          </table:table-cell>
          <table:table-cell table:formula="of:=[.EB32]" office:value-type="float" office:value="19" calcext:value-type="float">
            <text:p>19</text:p>
          </table:table-cell>
          <table:table-cell table:formula="of:=[.EC32]" office:value-type="float" office:value="13" calcext:value-type="float">
            <text:p>13</text:p>
          </table:table-cell>
          <table:table-cell table:formula="of:=CONCATENATE(&quot;[[&quot;; [.EB35]; &quot;,0],&quot;; &quot;[&quot;; [.EC35]; &quot;,0],&quot;; &quot;[&quot;; [.ED35]; &quot;,0],&quot;; &quot;[&quot;; [.EE35]; &quot;,0],&quot;; &quot;[&quot;; [.EF35]; &quot;,0]]&quot;)" office:value-type="string" office:string-value="[[,0],[67,0],[61,0],[19,0],[13,0]]" calcext:value-type="string">
            <text:p>[[,0],[67,0],[61,0],[19,0],[13,0]]</text:p>
          </table:table-cell>
          <table:table-cell table:number-columns-repeated="2"/>
          <table:table-cell table:formula="of:=[.EI34]" office:value-type="float" office:value="68" calcext:value-type="float">
            <text:p>68</text:p>
          </table:table-cell>
          <table:table-cell table:formula="of:=[.EI33]" office:value-type="float" office:value="60" calcext:value-type="float">
            <text:p>60</text:p>
          </table:table-cell>
          <table:table-cell table:formula="of:=[.EI32]" office:value-type="float" office:value="20" calcext:value-type="float">
            <text:p>20</text:p>
          </table:table-cell>
          <table:table-cell table:formula="of:=[.EJ32]" office:value-type="float" office:value="22" calcext:value-type="float">
            <text:p>22</text:p>
          </table:table-cell>
          <table:table-cell table:formula="of:=CONCATENATE(&quot;[[&quot;; [.EI35]; &quot;,0],&quot;; &quot;[&quot;; [.EJ35]; &quot;,0],&quot;; &quot;[&quot;; [.EK35]; &quot;,0],&quot;; &quot;[&quot;; [.EL35]; &quot;,0],&quot;; &quot;[&quot;; [.EM35]; &quot;,0]]&quot;)" office:value-type="string" office:string-value="[[,0],[68,0],[60,0],[20,0],[22,0]]" calcext:value-type="string">
            <text:p>[[,0],[68,0],[60,0],[20,0],[22,0]]</text:p>
          </table:table-cell>
          <table:table-cell table:number-columns-repeated="2"/>
          <table:table-cell table:formula="of:=[.EP34]" office:value-type="float" office:value="69" calcext:value-type="float">
            <text:p>69</text:p>
          </table:table-cell>
          <table:table-cell table:formula="of:=[.EP33]" office:value-type="float" office:value="59" calcext:value-type="float">
            <text:p>59</text:p>
          </table:table-cell>
          <table:table-cell table:formula="of:=[.EP32]" office:value-type="float" office:value="21" calcext:value-type="float">
            <text:p>21</text:p>
          </table:table-cell>
          <table:table-cell table:formula="of:=[.EQ32]" office:value-type="float" office:value="55" calcext:value-type="float">
            <text:p>55</text:p>
          </table:table-cell>
          <table:table-cell table:formula="of:=CONCATENATE(&quot;[[&quot;; [.EP35]; &quot;,0],&quot;; &quot;[&quot;; [.EQ35]; &quot;,0],&quot;; &quot;[&quot;; [.ER35]; &quot;,0],&quot;; &quot;[&quot;; [.ES35]; &quot;,0],&quot;; &quot;[&quot;; [.ET35]; &quot;,0]]&quot;)" office:value-type="string" office:string-value="[[,0],[69,0],[59,0],[21,0],[55,0]]" calcext:value-type="string">
            <text:p>[[,0],[69,0],[59,0],[21,0],[55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EW34]" office:value-type="float" office:value="60" calcext:value-type="float">
            <text:p>60</text:p>
          </table:table-cell>
          <table:table-cell table:formula="of:=[.EW33]" office:value-type="float" office:value="20" calcext:value-type="float">
            <text:p>20</text:p>
          </table:table-cell>
          <table:table-cell table:formula="of:=[.EW32]" office:value-type="float" office:value="22" calcext:value-type="float">
            <text:p>22</text:p>
          </table:table-cell>
          <table:table-cell table:formula="of:=[.EX32]" office:value-type="float" office:value="54" calcext:value-type="float">
            <text:p>54</text:p>
          </table:table-cell>
          <table:table-cell table:formula="of:=CONCATENATE(&quot;[[&quot;; [.EW35]; &quot;,0],&quot;; &quot;[&quot;; [.EX35]; &quot;,0],&quot;; &quot;[&quot;; [.EY35]; &quot;,0],&quot;; &quot;[&quot;; [.EZ35]; &quot;,0],&quot;; &quot;[&quot;; [.FA35]; &quot;,0]]&quot;)" office:value-type="string" office:string-value="[[68,0],[60,0],[20,0],[22,0],[54,0]]" calcext:value-type="string">
            <text:p>[[68,0],[60,0],[20,0],[22,0],[54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FD34]" office:value-type="float" office:value="19" calcext:value-type="float">
            <text:p>19</text:p>
          </table:table-cell>
          <table:table-cell table:formula="of:=[.FD33]" office:value-type="float" office:value="13" calcext:value-type="float">
            <text:p>13</text:p>
          </table:table-cell>
          <table:table-cell table:formula="of:=[.FD32]" office:value-type="float" office:value="23" calcext:value-type="float">
            <text:p>23</text:p>
          </table:table-cell>
          <table:table-cell table:formula="of:=[.FE32]" office:value-type="float" office:value="53" calcext:value-type="float">
            <text:p>53</text:p>
          </table:table-cell>
          <table:table-cell table:formula="of:=CONCATENATE(&quot;[[&quot;; [.FD35]; &quot;,0],&quot;; &quot;[&quot;; [.FE35]; &quot;,0],&quot;; &quot;[&quot;; [.FF35]; &quot;,0],&quot;; &quot;[&quot;; [.FG35]; &quot;,0],&quot;; &quot;[&quot;; [.FH35]; &quot;,0]]&quot;)" office:value-type="string" office:string-value="[[61,0],[19,0],[13,0],[23,0],[53,0]]" calcext:value-type="string">
            <text:p>[[61,0],[19,0],[13,0],[23,0],[53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FK34]" office:value-type="float" office:value="14" calcext:value-type="float">
            <text:p>14</text:p>
          </table:table-cell>
          <table:table-cell table:formula="of:=[.FK33]" office:value-type="float" office:value="12" calcext:value-type="float">
            <text:p>12</text:p>
          </table:table-cell>
          <table:table-cell table:formula="of:=[.FK32]" office:value-type="float" office:value="24" calcext:value-type="float">
            <text:p>24</text:p>
          </table:table-cell>
          <table:table-cell table:formula="of:=[.FL32]" office:value-type="float" office:value="52" calcext:value-type="float">
            <text:p>52</text:p>
          </table:table-cell>
          <table:table-cell table:formula="of:=CONCATENATE(&quot;[[&quot;; [.FK35]; &quot;,0],&quot;; &quot;[&quot;; [.FL35]; &quot;,0],&quot;; &quot;[&quot;; [.FM35]; &quot;,0],&quot;; &quot;[&quot;; [.FN35]; &quot;,0],&quot;; &quot;[&quot;; [.FO35]; &quot;,0]]&quot;)" office:value-type="string" office:string-value="[[18,0],[14,0],[12,0],[24,0],[52,0]]" calcext:value-type="string">
            <text:p>[[18,0],[14,0],[12,0],[24,0],[52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FR34]" office:value-type="float" office:value="1" calcext:value-type="float">
            <text:p>1</text:p>
          </table:table-cell>
          <table:table-cell table:formula="of:=[.FR33]" office:value-type="float" office:value="11" calcext:value-type="float">
            <text:p>11</text:p>
          </table:table-cell>
          <table:table-cell table:formula="of:=[.FR32]" office:value-type="float" office:value="25" calcext:value-type="float">
            <text:p>25</text:p>
          </table:table-cell>
          <table:table-cell table:formula="of:=[.FS32]" office:value-type="float" office:value="51" calcext:value-type="float">
            <text:p>51</text:p>
          </table:table-cell>
          <table:table-cell table:formula="of:=CONCATENATE(&quot;[[&quot;; [.FR35]; &quot;,0],&quot;; &quot;[&quot;; [.FS35]; &quot;,0],&quot;; &quot;[&quot;; [.FT35]; &quot;,0],&quot;; &quot;[&quot;; [.FU35]; &quot;,0],&quot;; &quot;[&quot;; [.FV35]; &quot;,0]]&quot;)" office:value-type="string" office:string-value="[[15,0],[1,0],[11,0],[25,0],[51,0]]" calcext:value-type="string">
            <text:p>[[15,0],[1,0],[11,0],[25,0],[51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Y34]" office:value-type="float" office:value="2" calcext:value-type="float">
            <text:p>2</text:p>
          </table:table-cell>
          <table:table-cell table:formula="of:=[.FY33]" office:value-type="float" office:value="10" calcext:value-type="float">
            <text:p>10</text:p>
          </table:table-cell>
          <table:table-cell table:formula="of:=[.FY32]" office:value-type="float" office:value="26" calcext:value-type="float">
            <text:p>26</text:p>
          </table:table-cell>
          <table:table-cell table:formula="of:=[.FZ32]" office:value-type="float" office:value="50" calcext:value-type="float">
            <text:p>50</text:p>
          </table:table-cell>
          <table:table-cell table:formula="of:=CONCATENATE(&quot;[[&quot;; [.FY35]; &quot;,0],&quot;; &quot;[&quot;; [.FZ35]; &quot;,0],&quot;; &quot;[&quot;; [.GA35]; &quot;,0],&quot;; &quot;[&quot;; [.GB35]; &quot;,0],&quot;; &quot;[&quot;; [.GC35]; &quot;,0]]&quot;)" office:value-type="string" office:string-value="[[4,0],[2,0],[10,0],[26,0],[50,0]]" calcext:value-type="string">
            <text:p>[[4,0],[2,0],[10,0],[26,0],[50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GF34]" office:value-type="float" office:value="3" calcext:value-type="float">
            <text:p>3</text:p>
          </table:table-cell>
          <table:table-cell table:formula="of:=[.GF33]" office:value-type="float" office:value="9" calcext:value-type="float">
            <text:p>9</text:p>
          </table:table-cell>
          <table:table-cell table:formula="of:=[.GF32]" office:value-type="float" office:value="27" calcext:value-type="float">
            <text:p>27</text:p>
          </table:table-cell>
          <table:table-cell table:formula="of:=[.GG32]" office:value-type="float" office:value="49" calcext:value-type="float">
            <text:p>49</text:p>
          </table:table-cell>
          <table:table-cell table:formula="of:=CONCATENATE(&quot;[[&quot;; [.GF35]; &quot;,0],&quot;; &quot;[&quot;; [.GG35]; &quot;,0],&quot;; &quot;[&quot;; [.GH35]; &quot;,0],&quot;; &quot;[&quot;; [.GI35]; &quot;,0],&quot;; &quot;[&quot;; [.GJ35]; &quot;,0]]&quot;)" office:value-type="string" office:string-value="[[5,0],[3,0],[9,0],[27,0],[49,0]]" calcext:value-type="string">
            <text:p>[[5,0],[3,0],[9,0],[27,0],[49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GM34]" office:value-type="float" office:value="6" calcext:value-type="float">
            <text:p>6</text:p>
          </table:table-cell>
          <table:table-cell table:formula="of:=[.GM33]" office:value-type="float" office:value="8" calcext:value-type="float">
            <text:p>8</text:p>
          </table:table-cell>
          <table:table-cell table:formula="of:=[.GM32]" office:value-type="float" office:value="28" calcext:value-type="float">
            <text:p>28</text:p>
          </table:table-cell>
          <table:table-cell table:formula="of:=[.GN32]" office:value-type="float" office:value="48" calcext:value-type="float">
            <text:p>48</text:p>
          </table:table-cell>
          <table:table-cell table:formula="of:=CONCATENATE(&quot;[[&quot;; [.GM35]; &quot;,0],&quot;; &quot;[&quot;; [.GN35]; &quot;,0],&quot;; &quot;[&quot;; [.GO35]; &quot;,0],&quot;; &quot;[&quot;; [.GP35]; &quot;,0],&quot;; &quot;[&quot;; [.GQ35]; &quot;,0]]&quot;)" office:value-type="string" office:string-value="[[34,0],[6,0],[8,0],[28,0],[48,0]]" calcext:value-type="string">
            <text:p>[[34,0],[6,0],[8,0],[28,0],[48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GT34]" office:value-type="float" office:value="33" calcext:value-type="float">
            <text:p>33</text:p>
          </table:table-cell>
          <table:table-cell table:formula="of:=[.GT33]" office:value-type="float" office:value="7" calcext:value-type="float">
            <text:p>7</text:p>
          </table:table-cell>
          <table:table-cell table:formula="of:=[.GT32]" office:value-type="float" office:value="29" calcext:value-type="float">
            <text:p>29</text:p>
          </table:table-cell>
          <table:table-cell table:formula="of:=[.GU32]" office:value-type="float" office:value="47" calcext:value-type="float">
            <text:p>47</text:p>
          </table:table-cell>
          <table:table-cell table:formula="of:=CONCATENATE(&quot;[[&quot;; [.GT35]; &quot;,0],&quot;; &quot;[&quot;; [.GU35]; &quot;,0],&quot;; &quot;[&quot;; [.GV35]; &quot;,0],&quot;; &quot;[&quot;; [.GW35]; &quot;,0],&quot;; &quot;[&quot;; [.GX35]; &quot;,0]]&quot;)" office:value-type="string" office:string-value="[[39,0],[33,0],[7,0],[29,0],[47,0]]" calcext:value-type="string">
            <text:p>[[39,0],[33,0],[7,0],[29,0],[47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HA34]" office:value-type="float" office:value="40" calcext:value-type="float">
            <text:p>40</text:p>
          </table:table-cell>
          <table:table-cell table:formula="of:=[.HA33]" office:value-type="float" office:value="32" calcext:value-type="float">
            <text:p>32</text:p>
          </table:table-cell>
          <table:table-cell table:formula="of:=[.HA32]" office:value-type="float" office:value="30" calcext:value-type="float">
            <text:p>30</text:p>
          </table:table-cell>
          <table:table-cell table:formula="of:=[.HB32]" office:value-type="float" office:value="46" calcext:value-type="float">
            <text:p>46</text:p>
          </table:table-cell>
          <table:table-cell table:formula="of:=CONCATENATE(&quot;[[&quot;; [.HA35]; &quot;,0],&quot;; &quot;[&quot;; [.HB35]; &quot;,0],&quot;; &quot;[&quot;; [.HC35]; &quot;,0],&quot;; &quot;[&quot;; [.HD35]; &quot;,0],&quot;; &quot;[&quot;; [.HE35]; &quot;,0]]&quot;)" office:value-type="string" office:string-value="[[96,0],[40,0],[32,0],[30,0],[46,0]]" calcext:value-type="string">
            <text:p>[[96,0],[40,0],[32,0],[30,0],[4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34]" office:value-type="float" office:value="95" calcext:value-type="float">
            <text:p>95</text:p>
          </table:table-cell>
          <table:table-cell table:formula="of:=[.HH33]" office:value-type="float" office:value="41" calcext:value-type="float">
            <text:p>41</text:p>
          </table:table-cell>
          <table:table-cell table:formula="of:=[.HH32]" office:value-type="float" office:value="31" calcext:value-type="float">
            <text:p>31</text:p>
          </table:table-cell>
          <table:table-cell table:formula="of:=[.HI32]" office:value-type="float" office:value="45" calcext:value-type="float">
            <text:p>45</text:p>
          </table:table-cell>
          <table:table-cell table:formula="of:=CONCATENATE(&quot;[[&quot;; [.HH35]; &quot;,0],&quot;; &quot;[&quot;; [.HI35]; &quot;,0],&quot;; &quot;[&quot;; [.HJ35]; &quot;,0],&quot;; &quot;[&quot;; [.HK35]; &quot;,0],&quot;; &quot;[&quot;; [.HL35]; &quot;,0]]&quot;)" office:value-type="string" office:string-value="[[0,0],[95,0],[41,0],[31,0],[45,0]]" calcext:value-type="string">
            <text:p>[[0,0],[95,0],[41,0],[31,0],[4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34]" office:value-type="float" office:value="96" calcext:value-type="float">
            <text:p>96</text:p>
          </table:table-cell>
          <table:table-cell table:formula="of:=[.HO33]" office:value-type="float" office:value="40" calcext:value-type="float">
            <text:p>40</text:p>
          </table:table-cell>
          <table:table-cell table:formula="of:=[.HO32]" office:value-type="float" office:value="32" calcext:value-type="float">
            <text:p>32</text:p>
          </table:table-cell>
          <table:table-cell table:formula="of:=[.HP32]" office:value-type="float" office:value="30" calcext:value-type="float">
            <text:p>30</text:p>
          </table:table-cell>
          <table:table-cell table:formula="of:=CONCATENATE(&quot;[[&quot;; [.HO35]; &quot;,0],&quot;; &quot;[&quot;; [.HP35]; &quot;,0],&quot;; &quot;[&quot;; [.HQ35]; &quot;,0],&quot;; &quot;[&quot;; [.HR35]; &quot;,0],&quot;; &quot;[&quot;; [.HS35]; &quot;,0]]&quot;)" office:value-type="string" office:string-value="[[0,0],[96,0],[40,0],[32,0],[30,0]]" calcext:value-type="string">
            <text:p>[[0,0],[96,0],[40,0],[32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34]" office:value-type="float" office:value="97" calcext:value-type="float">
            <text:p>97</text:p>
          </table:table-cell>
          <table:table-cell table:formula="of:=[.HV33]" office:value-type="float" office:value="39" calcext:value-type="float">
            <text:p>39</text:p>
          </table:table-cell>
          <table:table-cell table:formula="of:=[.HV32]" office:value-type="float" office:value="33" calcext:value-type="float">
            <text:p>33</text:p>
          </table:table-cell>
          <table:table-cell table:formula="of:=[.HW32]" office:value-type="float" office:value="7" calcext:value-type="float">
            <text:p>7</text:p>
          </table:table-cell>
          <table:table-cell table:formula="of:=CONCATENATE(&quot;[[&quot;; [.HV35]; &quot;,0],&quot;; &quot;[&quot;; [.HW35]; &quot;,0],&quot;; &quot;[&quot;; [.HX35]; &quot;,0],&quot;; &quot;[&quot;; [.HY35]; &quot;,0],&quot;; &quot;[&quot;; [.HZ35]; &quot;,0]]&quot;)" office:value-type="string" office:string-value="[[0,0],[97,0],[39,0],[33,0],[7,0]]" calcext:value-type="string">
            <text:p>[[0,0],[97,0],[39,0],[33,0],[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34]" office:value-type="float" office:value="98" calcext:value-type="float">
            <text:p>98</text:p>
          </table:table-cell>
          <table:table-cell table:formula="of:=[.IC33]" office:value-type="float" office:value="38" calcext:value-type="float">
            <text:p>38</text:p>
          </table:table-cell>
          <table:table-cell table:formula="of:=[.IC32]" office:value-type="float" office:value="34" calcext:value-type="float">
            <text:p>34</text:p>
          </table:table-cell>
          <table:table-cell table:formula="of:=[.ID32]" office:value-type="float" office:value="6" calcext:value-type="float">
            <text:p>6</text:p>
          </table:table-cell>
          <table:table-cell table:formula="of:=CONCATENATE(&quot;[[&quot;; [.IC35]; &quot;,0],&quot;; &quot;[&quot;; [.ID35]; &quot;,0],&quot;; &quot;[&quot;; [.IE35]; &quot;,0],&quot;; &quot;[&quot;; [.IF35]; &quot;,0],&quot;; &quot;[&quot;; [.IG35]; &quot;,0]]&quot;)" office:value-type="string" office:string-value="[[0,0],[98,0],[38,0],[34,0],[6,0]]" calcext:value-type="string">
            <text:p>[[0,0],[98,0],[38,0],[34,0],[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34]" office:value-type="float" office:value="99" calcext:value-type="float">
            <text:p>99</text:p>
          </table:table-cell>
          <table:table-cell table:formula="of:=[.IJ33]" office:value-type="float" office:value="37" calcext:value-type="float">
            <text:p>37</text:p>
          </table:table-cell>
          <table:table-cell table:formula="of:=[.IJ32]" office:value-type="float" office:value="35" calcext:value-type="float">
            <text:p>35</text:p>
          </table:table-cell>
          <table:table-cell table:formula="of:=[.IK32]" office:value-type="float" office:value="5" calcext:value-type="float">
            <text:p>5</text:p>
          </table:table-cell>
          <table:table-cell table:formula="of:=CONCATENATE(&quot;[[&quot;; [.IJ35]; &quot;,0],&quot;; &quot;[&quot;; [.IK35]; &quot;,0],&quot;; &quot;[&quot;; [.IL35]; &quot;,0],&quot;; &quot;[&quot;; [.IM35]; &quot;,0],&quot;; &quot;[&quot;; [.IN35]; &quot;,0]]&quot;)" office:value-type="string" office:string-value="[[0,0],[99,0],[37,0],[35,0],[5,0]]" calcext:value-type="string">
            <text:p>[[0,0],[99,0],[37,0],[35,0],[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34]" office:value-type="float" office:value="0" calcext:value-type="float">
            <text:p>0</text:p>
          </table:table-cell>
          <table:table-cell table:formula="of:=[.IQ33]" office:value-type="float" office:value="64" calcext:value-type="float">
            <text:p>64</text:p>
          </table:table-cell>
          <table:table-cell table:formula="of:=[.IQ32]" office:value-type="float" office:value="36" calcext:value-type="float">
            <text:p>36</text:p>
          </table:table-cell>
          <table:table-cell table:formula="of:=[.IR32]" office:value-type="float" office:value="16" calcext:value-type="float">
            <text:p>16</text:p>
          </table:table-cell>
          <table:table-cell table:formula="of:=CONCATENATE(&quot;[[&quot;; [.IQ35]; &quot;,0],&quot;; &quot;[&quot;; [.IR35]; &quot;,0],&quot;; &quot;[&quot;; [.IS35]; &quot;,0],&quot;; &quot;[&quot;; [.IT35]; &quot;,0],&quot;; &quot;[&quot;; [.IU35]; &quot;,0]]&quot;)" office:value-type="string" office:string-value="[[0,0],[0,0],[64,0],[36,0],[16,0]]" calcext:value-type="string">
            <text:p>[[0,0],[0,0],[64,0],[36,0],[1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34]" office:value-type="float" office:value="0" calcext:value-type="float">
            <text:p>0</text:p>
          </table:table-cell>
          <table:table-cell table:formula="of:=[.IX33]" office:value-type="float" office:value="99" calcext:value-type="float">
            <text:p>99</text:p>
          </table:table-cell>
          <table:table-cell table:formula="of:=[.IX32]" office:value-type="float" office:value="37" calcext:value-type="float">
            <text:p>37</text:p>
          </table:table-cell>
          <table:table-cell table:formula="of:=[.IY32]" office:value-type="float" office:value="35" calcext:value-type="float">
            <text:p>35</text:p>
          </table:table-cell>
          <table:table-cell table:formula="of:=CONCATENATE(&quot;[[&quot;; [.IX35]; &quot;,0],&quot;; &quot;[&quot;; [.IY35]; &quot;,0],&quot;; &quot;[&quot;; [.IZ35]; &quot;,0],&quot;; &quot;[&quot;; [.JA35]; &quot;,0],&quot;; &quot;[&quot;; [.JB35]; &quot;,0]]&quot;)" office:value-type="string" office:string-value="[[0,0],[0,0],[99,0],[37,0],[35,0]]" calcext:value-type="string">
            <text:p>[[0,0],[0,0],[99,0],[37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34]" office:value-type="float" office:value="0" calcext:value-type="float">
            <text:p>0</text:p>
          </table:table-cell>
          <table:table-cell table:formula="of:=[.JE33]" office:value-type="float" office:value="98" calcext:value-type="float">
            <text:p>98</text:p>
          </table:table-cell>
          <table:table-cell table:formula="of:=[.JE32]" office:value-type="float" office:value="38" calcext:value-type="float">
            <text:p>38</text:p>
          </table:table-cell>
          <table:table-cell table:formula="of:=[.JF32]" office:value-type="float" office:value="34" calcext:value-type="float">
            <text:p>34</text:p>
          </table:table-cell>
          <table:table-cell table:formula="of:=CONCATENATE(&quot;[[&quot;; [.JE35]; &quot;,0],&quot;; &quot;[&quot;; [.JF35]; &quot;,0],&quot;; &quot;[&quot;; [.JG35]; &quot;,0],&quot;; &quot;[&quot;; [.JH35]; &quot;,0],&quot;; &quot;[&quot;; [.JI35]; &quot;,0]]&quot;)" office:value-type="string" office:string-value="[[0,0],[0,0],[98,0],[38,0],[34,0]]" calcext:value-type="string">
            <text:p>[[0,0],[0,0],[98,0],[38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34]" office:value-type="float" office:value="0" calcext:value-type="float">
            <text:p>0</text:p>
          </table:table-cell>
          <table:table-cell table:formula="of:=[.JL33]" office:value-type="float" office:value="97" calcext:value-type="float">
            <text:p>97</text:p>
          </table:table-cell>
          <table:table-cell table:formula="of:=[.JL32]" office:value-type="float" office:value="39" calcext:value-type="float">
            <text:p>39</text:p>
          </table:table-cell>
          <table:table-cell table:formula="of:=[.JM32]" office:value-type="float" office:value="33" calcext:value-type="float">
            <text:p>33</text:p>
          </table:table-cell>
          <table:table-cell table:formula="of:=CONCATENATE(&quot;[[&quot;; [.JL35]; &quot;,0],&quot;; &quot;[&quot;; [.JM35]; &quot;,0],&quot;; &quot;[&quot;; [.JN35]; &quot;,0],&quot;; &quot;[&quot;; [.JO35]; &quot;,0],&quot;; &quot;[&quot;; [.JP35]; &quot;,0]]&quot;)" office:value-type="string" office:string-value="[[0,0],[0,0],[97,0],[39,0],[33,0]]" calcext:value-type="string">
            <text:p>[[0,0],[0,0],[97,0],[39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34]" office:value-type="float" office:value="0" calcext:value-type="float">
            <text:p>0</text:p>
          </table:table-cell>
          <table:table-cell table:formula="of:=[.JS33]" office:value-type="float" office:value="96" calcext:value-type="float">
            <text:p>96</text:p>
          </table:table-cell>
          <table:table-cell table:formula="of:=[.JS32]" office:value-type="float" office:value="40" calcext:value-type="float">
            <text:p>40</text:p>
          </table:table-cell>
          <table:table-cell table:formula="of:=[.JT32]" office:value-type="float" office:value="32" calcext:value-type="float">
            <text:p>32</text:p>
          </table:table-cell>
          <table:table-cell table:formula="of:=CONCATENATE(&quot;[[&quot;; [.JS35]; &quot;,0],&quot;; &quot;[&quot;; [.JT35]; &quot;,0],&quot;; &quot;[&quot;; [.JU35]; &quot;,0],&quot;; &quot;[&quot;; [.JV35]; &quot;,0],&quot;; &quot;[&quot;; [.JW35]; &quot;,0]]&quot;)" office:value-type="string" office:string-value="[[0,0],[0,0],[96,0],[40,0],[32,0]]" calcext:value-type="string">
            <text:p>[[0,0],[0,0],[96,0],[40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34]" office:value-type="float" office:value="0" calcext:value-type="float">
            <text:p>0</text:p>
          </table:table-cell>
          <table:table-cell table:formula="of:=[.JZ33]" office:value-type="float" office:value="95" calcext:value-type="float">
            <text:p>95</text:p>
          </table:table-cell>
          <table:table-cell table:formula="of:=[.JZ32]" office:value-type="float" office:value="41" calcext:value-type="float">
            <text:p>41</text:p>
          </table:table-cell>
          <table:table-cell table:formula="of:=[.KA32]" office:value-type="float" office:value="31" calcext:value-type="float">
            <text:p>31</text:p>
          </table:table-cell>
          <table:table-cell table:formula="of:=CONCATENATE(&quot;[[&quot;; [.JZ35]; &quot;,0],&quot;; &quot;[&quot;; [.KA35]; &quot;,0],&quot;; &quot;[&quot;; [.KB35]; &quot;,0],&quot;; &quot;[&quot;; [.KC35]; &quot;,0],&quot;; &quot;[&quot;; [.KD35]; &quot;,0]]&quot;)" office:value-type="string" office:string-value="[[0,0],[0,0],[95,0],[41,0],[31,0]]" calcext:value-type="string">
            <text:p>[[0,0],[0,0],[95,0],[41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34]" office:value-type="float" office:value="0" calcext:value-type="float">
            <text:p>0</text:p>
          </table:table-cell>
          <table:table-cell table:formula="of:=[.KG33]" office:value-type="float" office:value="94" calcext:value-type="float">
            <text:p>94</text:p>
          </table:table-cell>
          <table:table-cell table:formula="of:=[.KG32]" office:value-type="float" office:value="42" calcext:value-type="float">
            <text:p>42</text:p>
          </table:table-cell>
          <table:table-cell table:formula="of:=[.KH32]" office:value-type="float" office:value="44" calcext:value-type="float">
            <text:p>44</text:p>
          </table:table-cell>
          <table:table-cell table:formula="of:=CONCATENATE(&quot;[[&quot;; [.KG35]; &quot;,0],&quot;; &quot;[&quot;; [.KH35]; &quot;,0],&quot;; &quot;[&quot;; [.KI35]; &quot;,0],&quot;; &quot;[&quot;; [.KJ35]; &quot;,0],&quot;; &quot;[&quot;; [.KK35]; &quot;,0]]&quot;)" office:value-type="string" office:string-value="[[0,0],[0,0],[94,0],[42,0],[44,0]]" calcext:value-type="string">
            <text:p>[[0,0],[0,0],[94,0],[42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34]" office:value-type="float" office:value="0" calcext:value-type="float">
            <text:p>0</text:p>
          </table:table-cell>
          <table:table-cell table:formula="of:=[.KN33]" office:value-type="float" office:value="93" calcext:value-type="float">
            <text:p>93</text:p>
          </table:table-cell>
          <table:table-cell table:formula="of:=[.KN32]" office:value-type="float" office:value="43" calcext:value-type="float">
            <text:p>43</text:p>
          </table:table-cell>
          <table:table-cell table:formula="of:=[.KO32]" office:value-type="float" office:value="89" calcext:value-type="float">
            <text:p>89</text:p>
          </table:table-cell>
          <table:table-cell table:formula="of:=CONCATENATE(&quot;[[&quot;; [.KN35]; &quot;,0],&quot;; &quot;[&quot;; [.KO35]; &quot;,0],&quot;; &quot;[&quot;; [.KP35]; &quot;,0],&quot;; &quot;[&quot;; [.KQ35]; &quot;,0],&quot;; &quot;[&quot;; [.KR35]; &quot;,0]]&quot;)" office:value-type="string" office:string-value="[[0,0],[0,0],[93,0],[43,0],[89,0]]" calcext:value-type="string">
            <text:p>[[0,0],[0,0],[93,0],[43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34]" office:value-type="float" office:value="94" calcext:value-type="float">
            <text:p>94</text:p>
          </table:table-cell>
          <table:table-cell table:formula="of:=[.KU33]" office:value-type="float" office:value="42" calcext:value-type="float">
            <text:p>42</text:p>
          </table:table-cell>
          <table:table-cell table:formula="of:=[.KU32]" office:value-type="float" office:value="44" calcext:value-type="float">
            <text:p>44</text:p>
          </table:table-cell>
          <table:table-cell table:formula="of:=[.KV32]" office:value-type="float" office:value="88" calcext:value-type="float">
            <text:p>88</text:p>
          </table:table-cell>
          <table:table-cell table:formula="of:=CONCATENATE(&quot;[[&quot;; [.KU35]; &quot;,0],&quot;; &quot;[&quot;; [.KV35]; &quot;,0],&quot;; &quot;[&quot;; [.KW35]; &quot;,0],&quot;; &quot;[&quot;; [.KX35]; &quot;,0],&quot;; &quot;[&quot;; [.KY35]; &quot;,0]]&quot;)" office:value-type="string" office:string-value="[[0,0],[94,0],[42,0],[44,0],[88,0]]" calcext:value-type="string">
            <text:p>[[0,0],[94,0],[42,0],[44,0],[88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LB34]" office:value-type="float" office:value="41" calcext:value-type="float">
            <text:p>41</text:p>
          </table:table-cell>
          <table:table-cell table:formula="of:=[.LB33]" office:value-type="float" office:value="31" calcext:value-type="float">
            <text:p>31</text:p>
          </table:table-cell>
          <table:table-cell table:formula="of:=[.LB32]" office:value-type="float" office:value="45" calcext:value-type="float">
            <text:p>45</text:p>
          </table:table-cell>
          <table:table-cell table:formula="of:=[.LC32]" office:value-type="float" office:value="87" calcext:value-type="float">
            <text:p>87</text:p>
          </table:table-cell>
          <table:table-cell table:formula="of:=CONCATENATE(&quot;[[&quot;; [.LB35]; &quot;,0],&quot;; &quot;[&quot;; [.LC35]; &quot;,0],&quot;; &quot;[&quot;; [.LD35]; &quot;,0],&quot;; &quot;[&quot;; [.LE35]; &quot;,0],&quot;; &quot;[&quot;; [.LF35]; &quot;,0]]&quot;)" office:value-type="string" office:string-value="[[95,0],[41,0],[31,0],[45,0],[87,0]]" calcext:value-type="string">
            <text:p>[[95,0],[41,0],[31,0],[45,0],[87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LI34]" office:value-type="float" office:value="32" calcext:value-type="float">
            <text:p>32</text:p>
          </table:table-cell>
          <table:table-cell table:formula="of:=[.LI33]" office:value-type="float" office:value="30" calcext:value-type="float">
            <text:p>30</text:p>
          </table:table-cell>
          <table:table-cell table:formula="of:=[.LI32]" office:value-type="float" office:value="46" calcext:value-type="float">
            <text:p>46</text:p>
          </table:table-cell>
          <table:table-cell table:formula="of:=[.LJ32]" office:value-type="float" office:value="86" calcext:value-type="float">
            <text:p>86</text:p>
          </table:table-cell>
          <table:table-cell table:formula="of:=CONCATENATE(&quot;[[&quot;; [.LI35]; &quot;,0],&quot;; &quot;[&quot;; [.LJ35]; &quot;,0],&quot;; &quot;[&quot;; [.LK35]; &quot;,0],&quot;; &quot;[&quot;; [.LL35]; &quot;,0],&quot;; &quot;[&quot;; [.LM35]; &quot;,0]]&quot;)" office:value-type="string" office:string-value="[[40,0],[32,0],[30,0],[46,0],[86,0]]" calcext:value-type="string">
            <text:p>[[40,0],[32,0],[30,0],[46,0],[86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LP34]" office:value-type="float" office:value="7" calcext:value-type="float">
            <text:p>7</text:p>
          </table:table-cell>
          <table:table-cell table:formula="of:=[.LP33]" office:value-type="float" office:value="29" calcext:value-type="float">
            <text:p>29</text:p>
          </table:table-cell>
          <table:table-cell table:formula="of:=[.LP32]" office:value-type="float" office:value="47" calcext:value-type="float">
            <text:p>47</text:p>
          </table:table-cell>
          <table:table-cell table:formula="of:=[.LQ32]" office:value-type="float" office:value="85" calcext:value-type="float">
            <text:p>85</text:p>
          </table:table-cell>
          <table:table-cell table:formula="of:=CONCATENATE(&quot;[[&quot;; [.LP35]; &quot;,0],&quot;; &quot;[&quot;; [.LQ35]; &quot;,0],&quot;; &quot;[&quot;; [.LR35]; &quot;,0],&quot;; &quot;[&quot;; [.LS35]; &quot;,0],&quot;; &quot;[&quot;; [.LT35]; &quot;,0]]&quot;)" office:value-type="string" office:string-value="[[33,0],[7,0],[29,0],[47,0],[85,0]]" calcext:value-type="string">
            <text:p>[[33,0],[7,0],[29,0],[47,0],[85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LW34]" office:value-type="float" office:value="8" calcext:value-type="float">
            <text:p>8</text:p>
          </table:table-cell>
          <table:table-cell table:formula="of:=[.LW33]" office:value-type="float" office:value="28" calcext:value-type="float">
            <text:p>28</text:p>
          </table:table-cell>
          <table:table-cell table:formula="of:=[.LW32]" office:value-type="float" office:value="48" calcext:value-type="float">
            <text:p>48</text:p>
          </table:table-cell>
          <table:table-cell table:formula="of:=[.LX32]" office:value-type="float" office:value="84" calcext:value-type="float">
            <text:p>84</text:p>
          </table:table-cell>
          <table:table-cell table:formula="of:=CONCATENATE(&quot;[[&quot;; [.LW35]; &quot;,0],&quot;; &quot;[&quot;; [.LX35]; &quot;,0],&quot;; &quot;[&quot;; [.LY35]; &quot;,0],&quot;; &quot;[&quot;; [.LZ35]; &quot;,0],&quot;; &quot;[&quot;; [.MA35]; &quot;,0]]&quot;)" office:value-type="string" office:string-value="[[6,0],[8,0],[28,0],[48,0],[84,0]]" calcext:value-type="string">
            <text:p>[[6,0],[8,0],[28,0],[48,0],[84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MD34]" office:value-type="float" office:value="9" calcext:value-type="float">
            <text:p>9</text:p>
          </table:table-cell>
          <table:table-cell table:formula="of:=[.MD33]" office:value-type="float" office:value="27" calcext:value-type="float">
            <text:p>27</text:p>
          </table:table-cell>
          <table:table-cell table:formula="of:=[.MD32]" office:value-type="float" office:value="49" calcext:value-type="float">
            <text:p>49</text:p>
          </table:table-cell>
          <table:table-cell table:formula="of:=[.ME32]" office:value-type="float" office:value="83" calcext:value-type="float">
            <text:p>83</text:p>
          </table:table-cell>
          <table:table-cell table:formula="of:=CONCATENATE(&quot;[[&quot;; [.MD35]; &quot;,0],&quot;; &quot;[&quot;; [.ME35]; &quot;,0],&quot;; &quot;[&quot;; [.MF35]; &quot;,0],&quot;; &quot;[&quot;; [.MG35]; &quot;,0],&quot;; &quot;[&quot;; [.MH35]; &quot;,0]]&quot;)" office:value-type="string" office:string-value="[[3,0],[9,0],[27,0],[49,0],[83,0]]" calcext:value-type="string">
            <text:p>[[3,0],[9,0],[27,0],[49,0],[83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MK34]" office:value-type="float" office:value="10" calcext:value-type="float">
            <text:p>10</text:p>
          </table:table-cell>
          <table:table-cell table:formula="of:=[.MK33]" office:value-type="float" office:value="26" calcext:value-type="float">
            <text:p>26</text:p>
          </table:table-cell>
          <table:table-cell table:formula="of:=[.MK32]" office:value-type="float" office:value="50" calcext:value-type="float">
            <text:p>50</text:p>
          </table:table-cell>
          <table:table-cell table:formula="of:=[.ML32]" office:value-type="float" office:value="82" calcext:value-type="float">
            <text:p>82</text:p>
          </table:table-cell>
          <table:table-cell table:formula="of:=CONCATENATE(&quot;[[&quot;; [.MK35]; &quot;,0],&quot;; &quot;[&quot;; [.ML35]; &quot;,0],&quot;; &quot;[&quot;; [.MM35]; &quot;,0],&quot;; &quot;[&quot;; [.MN35]; &quot;,0],&quot;; &quot;[&quot;; [.MO35]; &quot;,0]]&quot;)" office:value-type="string" office:string-value="[[2,0],[10,0],[26,0],[50,0],[82,0]]" calcext:value-type="string">
            <text:p>[[2,0],[10,0],[26,0],[50,0],[82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R34]" office:value-type="float" office:value="11" calcext:value-type="float">
            <text:p>11</text:p>
          </table:table-cell>
          <table:table-cell table:formula="of:=[.MR33]" office:value-type="float" office:value="25" calcext:value-type="float">
            <text:p>25</text:p>
          </table:table-cell>
          <table:table-cell table:formula="of:=[.MR32]" office:value-type="float" office:value="51" calcext:value-type="float">
            <text:p>51</text:p>
          </table:table-cell>
          <table:table-cell table:formula="of:=[.MS32]" office:value-type="float" office:value="81" calcext:value-type="float">
            <text:p>81</text:p>
          </table:table-cell>
          <table:table-cell table:formula="of:=CONCATENATE(&quot;[[&quot;; [.MR35]; &quot;,0],&quot;; &quot;[&quot;; [.MS35]; &quot;,0],&quot;; &quot;[&quot;; [.MT35]; &quot;,0],&quot;; &quot;[&quot;; [.MU35]; &quot;,0],&quot;; &quot;[&quot;; [.MV35]; &quot;,0]]&quot;)" office:value-type="string" office:string-value="[[1,0],[11,0],[25,0],[51,0],[81,0]]" calcext:value-type="string">
            <text:p>[[1,0],[11,0],[25,0],[51,0],[81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MY34]" office:value-type="float" office:value="12" calcext:value-type="float">
            <text:p>12</text:p>
          </table:table-cell>
          <table:table-cell table:formula="of:=[.MY33]" office:value-type="float" office:value="24" calcext:value-type="float">
            <text:p>24</text:p>
          </table:table-cell>
          <table:table-cell table:formula="of:=[.MY32]" office:value-type="float" office:value="52" calcext:value-type="float">
            <text:p>52</text:p>
          </table:table-cell>
          <table:table-cell table:formula="of:=[.MZ32]" office:value-type="float" office:value="80" calcext:value-type="float">
            <text:p>80</text:p>
          </table:table-cell>
          <table:table-cell table:formula="of:=CONCATENATE(&quot;[[&quot;; [.MY35]; &quot;,0],&quot;; &quot;[&quot;; [.MZ35]; &quot;,0],&quot;; &quot;[&quot;; [.NA35]; &quot;,0],&quot;; &quot;[&quot;; [.NB35]; &quot;,0],&quot;; &quot;[&quot;; [.NC35]; &quot;,0]]&quot;)" office:value-type="string" office:string-value="[[14,0],[12,0],[24,0],[52,0],[80,0]]" calcext:value-type="string">
            <text:p>[[14,0],[12,0],[24,0],[52,0],[80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NF34]" office:value-type="float" office:value="13" calcext:value-type="float">
            <text:p>13</text:p>
          </table:table-cell>
          <table:table-cell table:formula="of:=[.NF33]" office:value-type="float" office:value="23" calcext:value-type="float">
            <text:p>23</text:p>
          </table:table-cell>
          <table:table-cell table:formula="of:=[.NF32]" office:value-type="float" office:value="53" calcext:value-type="float">
            <text:p>53</text:p>
          </table:table-cell>
          <table:table-cell table:formula="of:=[.NG32]" office:value-type="float" office:value="79" calcext:value-type="float">
            <text:p>79</text:p>
          </table:table-cell>
          <table:table-cell table:formula="of:=CONCATENATE(&quot;[[&quot;; [.NF35]; &quot;,0],&quot;; &quot;[&quot;; [.NG35]; &quot;,0],&quot;; &quot;[&quot;; [.NH35]; &quot;,0],&quot;; &quot;[&quot;; [.NI35]; &quot;,0],&quot;; &quot;[&quot;; [.NJ35]; &quot;,0]]&quot;)" office:value-type="string" office:string-value="[[19,0],[13,0],[23,0],[53,0],[79,0]]" calcext:value-type="string">
            <text:p>[[19,0],[13,0],[23,0],[53,0],[79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NM34]" office:value-type="float" office:value="20" calcext:value-type="float">
            <text:p>20</text:p>
          </table:table-cell>
          <table:table-cell table:formula="of:=[.NM33]" office:value-type="float" office:value="22" calcext:value-type="float">
            <text:p>22</text:p>
          </table:table-cell>
          <table:table-cell table:formula="of:=[.NM32]" office:value-type="float" office:value="54" calcext:value-type="float">
            <text:p>54</text:p>
          </table:table-cell>
          <table:table-cell table:formula="of:=[.NN32]" office:value-type="float" office:value="78" calcext:value-type="float">
            <text:p>78</text:p>
          </table:table-cell>
          <table:table-cell table:formula="of:=CONCATENATE(&quot;[[&quot;; [.NM35]; &quot;,0],&quot;; &quot;[&quot;; [.NN35]; &quot;,0],&quot;; &quot;[&quot;; [.NO35]; &quot;,0],&quot;; &quot;[&quot;; [.NP35]; &quot;,0],&quot;; &quot;[&quot;; [.NQ35]; &quot;,0]]&quot;)" office:value-type="string" office:string-value="[[60,0],[20,0],[22,0],[54,0],[78,0]]" calcext:value-type="string">
            <text:p>[[60,0],[20,0],[22,0],[54,0],[78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NT34]" office:value-type="float" office:value="59" calcext:value-type="float">
            <text:p>59</text:p>
          </table:table-cell>
          <table:table-cell table:formula="of:=[.NT33]" office:value-type="float" office:value="21" calcext:value-type="float">
            <text:p>21</text:p>
          </table:table-cell>
          <table:table-cell table:formula="of:=[.NT32]" office:value-type="float" office:value="55" calcext:value-type="float">
            <text:p>55</text:p>
          </table:table-cell>
          <table:table-cell table:formula="of:=[.NU32]" office:value-type="float" office:value="77" calcext:value-type="float">
            <text:p>77</text:p>
          </table:table-cell>
          <table:table-cell table:formula="of:=CONCATENATE(&quot;[[&quot;; [.NT35]; &quot;,0],&quot;; &quot;[&quot;; [.NU35]; &quot;,0],&quot;; &quot;[&quot;; [.NV35]; &quot;,0],&quot;; &quot;[&quot;; [.NW35]; &quot;,0],&quot;; &quot;[&quot;; [.NX35]; &quot;,0]]&quot;)" office:value-type="string" office:string-value="[[69,0],[59,0],[21,0],[55,0],[77,0]]" calcext:value-type="string">
            <text:p>[[69,0],[59,0],[21,0],[55,0],[7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A34]" office:value-type="float" office:value="70" calcext:value-type="float">
            <text:p>70</text:p>
          </table:table-cell>
          <table:table-cell table:formula="of:=[.OA33]" office:value-type="float" office:value="58" calcext:value-type="float">
            <text:p>58</text:p>
          </table:table-cell>
          <table:table-cell table:formula="of:=[.OA32]" office:value-type="float" office:value="56" calcext:value-type="float">
            <text:p>56</text:p>
          </table:table-cell>
          <table:table-cell table:formula="of:=[.OB32]" office:value-type="float" office:value="76" calcext:value-type="float">
            <text:p>76</text:p>
          </table:table-cell>
          <table:table-cell table:formula="of:=CONCATENATE(&quot;[[&quot;; [.OA35]; &quot;,0],&quot;; &quot;[&quot;; [.OB35]; &quot;,0],&quot;; &quot;[&quot;; [.OC35]; &quot;,0],&quot;; &quot;[&quot;; [.OD35]; &quot;,0],&quot;; &quot;[&quot;; [.OE35]; &quot;,0]]&quot;)" office:value-type="string" office:string-value="[[0,0],[70,0],[58,0],[56,0],[76,0]]" calcext:value-type="string">
            <text:p>[[0,0],[70,0],[58,0],[56,0],[7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H34]" office:value-type="float" office:value="0" calcext:value-type="float">
            <text:p>0</text:p>
          </table:table-cell>
          <table:table-cell table:formula="of:=[.OH33]" office:value-type="float" office:value="71" calcext:value-type="float">
            <text:p>71</text:p>
          </table:table-cell>
          <table:table-cell table:formula="of:=[.OH32]" office:value-type="float" office:value="57" calcext:value-type="float">
            <text:p>57</text:p>
          </table:table-cell>
          <table:table-cell table:formula="of:=[.OI32]" office:value-type="float" office:value="75" calcext:value-type="float">
            <text:p>75</text:p>
          </table:table-cell>
          <table:table-cell table:formula="of:=CONCATENATE(&quot;[[&quot;; [.OH35]; &quot;,0],&quot;; &quot;[&quot;; [.OI35]; &quot;,0],&quot;; &quot;[&quot;; [.OJ35]; &quot;,0],&quot;; &quot;[&quot;; [.OK35]; &quot;,0],&quot;; &quot;[&quot;; [.OL35]; &quot;,0]]&quot;)" office:value-type="string" office:string-value="[[0,0],[0,0],[71,0],[57,0],[75,0]]" calcext:value-type="string">
            <text:p>[[0,0],[0,0],[71,0],[57,0],[7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O34]" office:value-type="float" office:value="0" calcext:value-type="float">
            <text:p>0</text:p>
          </table:table-cell>
          <table:table-cell table:formula="of:=[.OO33]" office:value-type="float" office:value="70" calcext:value-type="float">
            <text:p>70</text:p>
          </table:table-cell>
          <table:table-cell table:formula="of:=[.OO32]" office:value-type="float" office:value="58" calcext:value-type="float">
            <text:p>58</text:p>
          </table:table-cell>
          <table:table-cell table:formula="of:=[.OP32]" office:value-type="float" office:value="56" calcext:value-type="float">
            <text:p>56</text:p>
          </table:table-cell>
          <table:table-cell table:formula="of:=CONCATENATE(&quot;[[&quot;; [.OO35]; &quot;,0],&quot;; &quot;[&quot;; [.OP35]; &quot;,0],&quot;; &quot;[&quot;; [.OQ35]; &quot;,0],&quot;; &quot;[&quot;; [.OR35]; &quot;,0],&quot;; &quot;[&quot;; [.OS35]; &quot;,0]]&quot;)" office:value-type="string" office:string-value="[[0,0],[0,0],[70,0],[58,0],[56,0]]" calcext:value-type="string">
            <text:p>[[0,0],[0,0],[70,0],[58,0],[5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V34]" office:value-type="float" office:value="0" calcext:value-type="float">
            <text:p>0</text:p>
          </table:table-cell>
          <table:table-cell table:formula="of:=[.OV33]" office:value-type="float" office:value="69" calcext:value-type="float">
            <text:p>69</text:p>
          </table:table-cell>
          <table:table-cell table:formula="of:=[.OV32]" office:value-type="float" office:value="59" calcext:value-type="float">
            <text:p>59</text:p>
          </table:table-cell>
          <table:table-cell table:formula="of:=[.OW32]" office:value-type="float" office:value="21" calcext:value-type="float">
            <text:p>21</text:p>
          </table:table-cell>
          <table:table-cell table:formula="of:=CONCATENATE(&quot;[[&quot;; [.OV35]; &quot;,0],&quot;; &quot;[&quot;; [.OW35]; &quot;,0],&quot;; &quot;[&quot;; [.OX35]; &quot;,0],&quot;; &quot;[&quot;; [.OY35]; &quot;,0],&quot;; &quot;[&quot;; [.OZ35]; &quot;,0]]&quot;)" office:value-type="string" office:string-value="[[0,0],[0,0],[69,0],[59,0],[21,0]]" calcext:value-type="string">
            <text:p>[[0,0],[0,0],[69,0],[59,0],[2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C34]" office:value-type="float" office:value="0" calcext:value-type="float">
            <text:p>0</text:p>
          </table:table-cell>
          <table:table-cell table:formula="of:=[.PC33]" office:value-type="float" office:value="68" calcext:value-type="float">
            <text:p>68</text:p>
          </table:table-cell>
          <table:table-cell table:formula="of:=[.PC32]" office:value-type="float" office:value="60" calcext:value-type="float">
            <text:p>60</text:p>
          </table:table-cell>
          <table:table-cell table:formula="of:=[.PD32]" office:value-type="float" office:value="20" calcext:value-type="float">
            <text:p>20</text:p>
          </table:table-cell>
          <table:table-cell table:formula="of:=CONCATENATE(&quot;[[&quot;; [.PC35]; &quot;,0],&quot;; &quot;[&quot;; [.PD35]; &quot;,0],&quot;; &quot;[&quot;; [.PE35]; &quot;,0],&quot;; &quot;[&quot;; [.PF35]; &quot;,0],&quot;; &quot;[&quot;; [.PG35]; &quot;,0]]&quot;)" office:value-type="string" office:string-value="[[0,0],[0,0],[68,0],[60,0],[20,0]]" calcext:value-type="string">
            <text:p>[[0,0],[0,0],[68,0],[60,0],[2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J34]" office:value-type="float" office:value="0" calcext:value-type="float">
            <text:p>0</text:p>
          </table:table-cell>
          <table:table-cell table:formula="of:=[.PJ33]" office:value-type="float" office:value="67" calcext:value-type="float">
            <text:p>67</text:p>
          </table:table-cell>
          <table:table-cell table:formula="of:=[.PJ32]" office:value-type="float" office:value="61" calcext:value-type="float">
            <text:p>61</text:p>
          </table:table-cell>
          <table:table-cell table:formula="of:=[.PK32]" office:value-type="float" office:value="19" calcext:value-type="float">
            <text:p>19</text:p>
          </table:table-cell>
          <table:table-cell table:formula="of:=CONCATENATE(&quot;[[&quot;; [.PJ35]; &quot;,0],&quot;; &quot;[&quot;; [.PK35]; &quot;,0],&quot;; &quot;[&quot;; [.PL35]; &quot;,0],&quot;; &quot;[&quot;; [.PM35]; &quot;,0],&quot;; &quot;[&quot;; [.PN35]; &quot;,0]]&quot;)" office:value-type="string" office:string-value="[[0,0],[0,0],[67,0],[61,0],[19,0]]" calcext:value-type="string">
            <text:p>[[0,0],[0,0],[67,0],[61,0],[1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Q34]" office:value-type="float" office:value="0" calcext:value-type="float">
            <text:p>0</text:p>
          </table:table-cell>
          <table:table-cell table:formula="of:=[.PQ33]" office:value-type="float" office:value="66" calcext:value-type="float">
            <text:p>66</text:p>
          </table:table-cell>
          <table:table-cell table:formula="of:=[.PQ32]" office:value-type="float" office:value="62" calcext:value-type="float">
            <text:p>62</text:p>
          </table:table-cell>
          <table:table-cell table:formula="of:=[.PR32]" office:value-type="float" office:value="18" calcext:value-type="float">
            <text:p>18</text:p>
          </table:table-cell>
          <table:table-cell table:formula="of:=CONCATENATE(&quot;[[&quot;; [.PQ35]; &quot;,0],&quot;; &quot;[&quot;; [.PR35]; &quot;,0],&quot;; &quot;[&quot;; [.PS35]; &quot;,0],&quot;; &quot;[&quot;; [.PT35]; &quot;,0],&quot;; &quot;[&quot;; [.PU35]; &quot;,0]]&quot;)" office:value-type="string" office:string-value="[[0,0],[0,0],[66,0],[62,0],[18,0]]" calcext:value-type="string">
            <text:p>[[0,0],[0,0],[66,0],[62,0],[1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34]" office:value-type="float" office:value="0" calcext:value-type="float">
            <text:p>0</text:p>
          </table:table-cell>
          <table:table-cell table:formula="of:=[.PX33]" office:value-type="float" office:value="65" calcext:value-type="float">
            <text:p>65</text:p>
          </table:table-cell>
          <table:table-cell table:formula="of:=[.PX32]" office:value-type="float" office:value="63" calcext:value-type="float">
            <text:p>63</text:p>
          </table:table-cell>
          <table:table-cell table:formula="of:=[.PY32]" office:value-type="float" office:value="17" calcext:value-type="float">
            <text:p>17</text:p>
          </table:table-cell>
          <table:table-cell table:formula="of:=CONCATENATE(&quot;[[&quot;; [.PX35]; &quot;,0],&quot;; &quot;[&quot;; [.PY35]; &quot;,0],&quot;; &quot;[&quot;; [.PZ35]; &quot;,0],&quot;; &quot;[&quot;; [.QA35]; &quot;,0],&quot;; &quot;[&quot;; [.QB35]; &quot;,0]]&quot;)" office:value-type="string" office:string-value="[[0,0],[0,0],[65,0],[63,0],[17,0]]" calcext:value-type="string">
            <text:p>[[0,0],[0,0],[65,0],[63,0],[1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34]" office:value-type="float" office:value="0" calcext:value-type="float">
            <text:p>0</text:p>
          </table:table-cell>
          <table:table-cell table:formula="of:=[.QE33]" office:value-type="float" office:value="0" calcext:value-type="float">
            <text:p>0</text:p>
          </table:table-cell>
          <table:table-cell table:formula="of:=[.QE32]" office:value-type="float" office:value="64" calcext:value-type="float">
            <text:p>64</text:p>
          </table:table-cell>
          <table:table-cell table:formula="of:=[.QF32]" office:value-type="float" office:value="36" calcext:value-type="float">
            <text:p>36</text:p>
          </table:table-cell>
          <table:table-cell table:formula="of:=CONCATENATE(&quot;[[&quot;; [.QE35]; &quot;,0],&quot;; &quot;[&quot;; [.QF35]; &quot;,0],&quot;; &quot;[&quot;; [.QG35]; &quot;,0],&quot;; &quot;[&quot;; [.QH35]; &quot;,0],&quot;; &quot;[&quot;; [.QI35]; &quot;,0]]&quot;)" office:value-type="string" office:string-value="[[0,0],[0,0],[0,0],[64,0],[36,0]]" calcext:value-type="string">
            <text:p>[[0,0],[0,0],[0,0],[64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34]" office:value-type="float" office:value="0" calcext:value-type="float">
            <text:p>0</text:p>
          </table:table-cell>
          <table:table-cell table:formula="of:=[.QL33]" office:value-type="float" office:value="0" calcext:value-type="float">
            <text:p>0</text:p>
          </table:table-cell>
          <table:table-cell table:formula="of:=[.QL32]" office:value-type="float" office:value="65" calcext:value-type="float">
            <text:p>65</text:p>
          </table:table-cell>
          <table:table-cell table:formula="of:=[.QM32]" office:value-type="float" office:value="63" calcext:value-type="float">
            <text:p>63</text:p>
          </table:table-cell>
          <table:table-cell table:formula="of:=CONCATENATE(&quot;[[&quot;; [.QL35]; &quot;,0],&quot;; &quot;[&quot;; [.QM35]; &quot;,0],&quot;; &quot;[&quot;; [.QN35]; &quot;,0],&quot;; &quot;[&quot;; [.QO35]; &quot;,0],&quot;; &quot;[&quot;; [.QP35]; &quot;,0]]&quot;)" office:value-type="string" office:string-value="[[0,0],[0,0],[0,0],[65,0],[63,0]]" calcext:value-type="string">
            <text:p>[[0,0],[0,0],[0,0],[65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34]" office:value-type="float" office:value="0" calcext:value-type="float">
            <text:p>0</text:p>
          </table:table-cell>
          <table:table-cell table:formula="of:=[.QS33]" office:value-type="float" office:value="0" calcext:value-type="float">
            <text:p>0</text:p>
          </table:table-cell>
          <table:table-cell table:formula="of:=[.QS32]" office:value-type="float" office:value="66" calcext:value-type="float">
            <text:p>66</text:p>
          </table:table-cell>
          <table:table-cell table:formula="of:=[.QT32]" office:value-type="float" office:value="62" calcext:value-type="float">
            <text:p>62</text:p>
          </table:table-cell>
          <table:table-cell table:formula="of:=CONCATENATE(&quot;[[&quot;; [.QS35]; &quot;,0],&quot;; &quot;[&quot;; [.QT35]; &quot;,0],&quot;; &quot;[&quot;; [.QU35]; &quot;,0],&quot;; &quot;[&quot;; [.QV35]; &quot;,0],&quot;; &quot;[&quot;; [.QW35]; &quot;,0]]&quot;)" office:value-type="string" office:string-value="[[0,0],[0,0],[0,0],[66,0],[62,0]]" calcext:value-type="string">
            <text:p>[[0,0],[0,0],[0,0],[6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34]" office:value-type="float" office:value="0" calcext:value-type="float">
            <text:p>0</text:p>
          </table:table-cell>
          <table:table-cell table:formula="of:=[.QZ33]" office:value-type="float" office:value="0" calcext:value-type="float">
            <text:p>0</text:p>
          </table:table-cell>
          <table:table-cell table:formula="of:=[.QZ32]" office:value-type="float" office:value="67" calcext:value-type="float">
            <text:p>67</text:p>
          </table:table-cell>
          <table:table-cell table:formula="of:=[.RA32]" office:value-type="float" office:value="61" calcext:value-type="float">
            <text:p>61</text:p>
          </table:table-cell>
          <table:table-cell table:formula="of:=CONCATENATE(&quot;[[&quot;; [.QZ35]; &quot;,0],&quot;; &quot;[&quot;; [.RA35]; &quot;,0],&quot;; &quot;[&quot;; [.RB35]; &quot;,0],&quot;; &quot;[&quot;; [.RC35]; &quot;,0],&quot;; &quot;[&quot;; [.RD35]; &quot;,0]]&quot;)" office:value-type="string" office:string-value="[[0,0],[0,0],[0,0],[67,0],[61,0]]" calcext:value-type="string">
            <text:p>[[0,0],[0,0],[0,0],[67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G34]" office:value-type="float" office:value="0" calcext:value-type="float">
            <text:p>0</text:p>
          </table:table-cell>
          <table:table-cell table:formula="of:=[.RG33]" office:value-type="float" office:value="0" calcext:value-type="float">
            <text:p>0</text:p>
          </table:table-cell>
          <table:table-cell table:formula="of:=[.RG32]" office:value-type="float" office:value="68" calcext:value-type="float">
            <text:p>68</text:p>
          </table:table-cell>
          <table:table-cell table:formula="of:=[.RH32]" office:value-type="float" office:value="60" calcext:value-type="float">
            <text:p>60</text:p>
          </table:table-cell>
          <table:table-cell table:formula="of:=CONCATENATE(&quot;[[&quot;; [.RG35]; &quot;,0],&quot;; &quot;[&quot;; [.RH35]; &quot;,0],&quot;; &quot;[&quot;; [.RI35]; &quot;,0],&quot;; &quot;[&quot;; [.RJ35]; &quot;,0],&quot;; &quot;[&quot;; [.RK35]; &quot;,0]]&quot;)" office:value-type="string" office:string-value="[[0,0],[0,0],[0,0],[68,0],[60,0]]" calcext:value-type="string">
            <text:p>[[0,0],[0,0],[0,0],[68,0],[6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N34]" office:value-type="float" office:value="0" calcext:value-type="float">
            <text:p>0</text:p>
          </table:table-cell>
          <table:table-cell table:formula="of:=[.RN33]" office:value-type="float" office:value="0" calcext:value-type="float">
            <text:p>0</text:p>
          </table:table-cell>
          <table:table-cell table:formula="of:=[.RN32]" office:value-type="float" office:value="69" calcext:value-type="float">
            <text:p>69</text:p>
          </table:table-cell>
          <table:table-cell table:formula="of:=[.RO32]" office:value-type="float" office:value="59" calcext:value-type="float">
            <text:p>59</text:p>
          </table:table-cell>
          <table:table-cell table:formula="of:=CONCATENATE(&quot;[[&quot;; [.RN35]; &quot;,0],&quot;; &quot;[&quot;; [.RO35]; &quot;,0],&quot;; &quot;[&quot;; [.RP35]; &quot;,0],&quot;; &quot;[&quot;; [.RQ35]; &quot;,0],&quot;; &quot;[&quot;; [.RR35]; &quot;,0]]&quot;)" office:value-type="string" office:string-value="[[0,0],[0,0],[0,0],[69,0],[59,0]]" calcext:value-type="string">
            <text:p>[[0,0],[0,0],[0,0],[69,0],[5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U34]" office:value-type="float" office:value="0" calcext:value-type="float">
            <text:p>0</text:p>
          </table:table-cell>
          <table:table-cell table:formula="of:=[.RU33]" office:value-type="float" office:value="0" calcext:value-type="float">
            <text:p>0</text:p>
          </table:table-cell>
          <table:table-cell table:formula="of:=[.RU32]" office:value-type="float" office:value="70" calcext:value-type="float">
            <text:p>70</text:p>
          </table:table-cell>
          <table:table-cell table:formula="of:=[.RV32]" office:value-type="float" office:value="58" calcext:value-type="float">
            <text:p>58</text:p>
          </table:table-cell>
          <table:table-cell table:formula="of:=CONCATENATE(&quot;[[&quot;; [.RU35]; &quot;,0],&quot;; &quot;[&quot;; [.RV35]; &quot;,0],&quot;; &quot;[&quot;; [.RW35]; &quot;,0],&quot;; &quot;[&quot;; [.RX35]; &quot;,0],&quot;; &quot;[&quot;; [.RY35]; &quot;,0]]&quot;)" office:value-type="string" office:string-value="[[0,0],[0,0],[0,0],[70,0],[58,0]]" calcext:value-type="string">
            <text:p>[[0,0],[0,0],[0,0],[70,0],[5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B34]" office:value-type="float" office:value="0" calcext:value-type="float">
            <text:p>0</text:p>
          </table:table-cell>
          <table:table-cell table:formula="of:=[.SB33]" office:value-type="float" office:value="0" calcext:value-type="float">
            <text:p>0</text:p>
          </table:table-cell>
          <table:table-cell table:formula="of:=[.SB32]" office:value-type="float" office:value="71" calcext:value-type="float">
            <text:p>71</text:p>
          </table:table-cell>
          <table:table-cell table:formula="of:=[.SC32]" office:value-type="float" office:value="57" calcext:value-type="float">
            <text:p>57</text:p>
          </table:table-cell>
          <table:table-cell table:formula="of:=CONCATENATE(&quot;[[&quot;; [.SB35]; &quot;,0],&quot;; &quot;[&quot;; [.SC35]; &quot;,0],&quot;; &quot;[&quot;; [.SD35]; &quot;,0],&quot;; &quot;[&quot;; [.SE35]; &quot;,0],&quot;; &quot;[&quot;; [.SF35]; &quot;,0]]&quot;)" office:value-type="string" office:string-value="[[0,0],[0,0],[0,0],[71,0],[57,0]]" calcext:value-type="string">
            <text:p>[[0,0],[0,0],[0,0],[71,0],[5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I34]" office:value-type="float" office:value="0" calcext:value-type="float">
            <text:p>0</text:p>
          </table:table-cell>
          <table:table-cell table:formula="of:=[.SI33]" office:value-type="float" office:value="0" calcext:value-type="float">
            <text:p>0</text:p>
          </table:table-cell>
          <table:table-cell table:formula="of:=[.SI32]" office:value-type="float" office:value="72" calcext:value-type="float">
            <text:p>72</text:p>
          </table:table-cell>
          <table:table-cell table:formula="of:=[.SJ32]" office:value-type="float" office:value="74" calcext:value-type="float">
            <text:p>74</text:p>
          </table:table-cell>
          <table:table-cell table:formula="of:=CONCATENATE(&quot;[[&quot;; [.SI35]; &quot;,0],&quot;; &quot;[&quot;; [.SJ35]; &quot;,0],&quot;; &quot;[&quot;; [.SK35]; &quot;,0],&quot;; &quot;[&quot;; [.SL35]; &quot;,0],&quot;; &quot;[&quot;; [.SM35]; &quot;,0]]&quot;)" office:value-type="string" office:string-value="[[0,0],[0,0],[0,0],[72,0],[74,0]]" calcext:value-type="string">
            <text:p>[[0,0],[0,0],[0,0],[72,0],[7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P34]" office:value-type="float" office:value="0" calcext:value-type="float">
            <text:p>0</text:p>
          </table:table-cell>
          <table:table-cell table:formula="of:=[.SP33]" office:value-type="float" office:value="0" calcext:value-type="float">
            <text:p>0</text:p>
          </table:table-cell>
          <table:table-cell table:formula="of:=[.SP32]" office:value-type="float" office:value="73" calcext:value-type="float">
            <text:p>73</text:p>
          </table:table-cell>
          <table:table-cell table:formula="of:=[.SQ32]" office:value-type="float" office:value="0" calcext:value-type="float">
            <text:p>0</text:p>
          </table:table-cell>
          <table:table-cell table:formula="of:=CONCATENATE(&quot;[[&quot;; [.SP35]; &quot;,0],&quot;; &quot;[&quot;; [.SQ35]; &quot;,0],&quot;; &quot;[&quot;; [.SR35]; &quot;,0],&quot;; &quot;[&quot;; [.SS35]; &quot;,0],&quot;; &quot;[&quot;; [.ST35]; &quot;,0]]&quot;)" office:value-type="string" office:string-value="[[0,0],[0,0],[0,0],[73,0],[0,0]]" calcext:value-type="string">
            <text:p>[[0,0],[0,0],[0,0],[73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W34]" office:value-type="float" office:value="0" calcext:value-type="float">
            <text:p>0</text:p>
          </table:table-cell>
          <table:table-cell table:formula="of:=[.SW33]" office:value-type="float" office:value="72" calcext:value-type="float">
            <text:p>72</text:p>
          </table:table-cell>
          <table:table-cell table:formula="of:=[.SW32]" office:value-type="float" office:value="74" calcext:value-type="float">
            <text:p>74</text:p>
          </table:table-cell>
          <table:table-cell table:formula="of:=[.SX32]" office:value-type="float" office:value="0" calcext:value-type="float">
            <text:p>0</text:p>
          </table:table-cell>
          <table:table-cell table:formula="of:=CONCATENATE(&quot;[[&quot;; [.SW35]; &quot;,0],&quot;; &quot;[&quot;; [.SX35]; &quot;,0],&quot;; &quot;[&quot;; [.SY35]; &quot;,0],&quot;; &quot;[&quot;; [.SZ35]; &quot;,0],&quot;; &quot;[&quot;; [.TA35]; &quot;,0]]&quot;)" office:value-type="string" office:string-value="[[0,0],[0,0],[72,0],[74,0],[0,0]]" calcext:value-type="string">
            <text:p>[[0,0],[0,0],[72,0],[74,0],[0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TD34]" office:value-type="float" office:value="58" calcext:value-type="float">
            <text:p>58</text:p>
          </table:table-cell>
          <table:table-cell table:formula="of:=[.TD33]" office:value-type="float" office:value="56" calcext:value-type="float">
            <text:p>56</text:p>
          </table:table-cell>
          <table:table-cell table:formula="of:=[.TD32]" office:value-type="float" office:value="75" calcext:value-type="float">
            <text:p>75</text:p>
          </table:table-cell>
          <table:table-cell table:formula="of:=[.TE32]" office:value-type="float" office:value="0" calcext:value-type="float">
            <text:p>0</text:p>
          </table:table-cell>
          <table:table-cell table:formula="of:=CONCATENATE(&quot;[[&quot;; [.TD35]; &quot;,0],&quot;; &quot;[&quot;; [.TE35]; &quot;,0],&quot;; &quot;[&quot;; [.TF35]; &quot;,0],&quot;; &quot;[&quot;; [.TG35]; &quot;,0],&quot;; &quot;[&quot;; [.TH35]; &quot;,0]]&quot;)" office:value-type="string" office:string-value="[[70,0],[58,0],[56,0],[75,0],[0,0]]" calcext:value-type="string">
            <text:p>[[70,0],[58,0],[56,0],[75,0],[0,0]]</text:p>
          </table:table-cell>
          <table:table-cell/>
          <table:table-cell office:value-type="float" office:value="70" calcext:value-type="float">
            <text:p>70</text:p>
          </table:table-cell>
          <table:table-cell table:formula="of:=[.TK34]" office:value-type="float" office:value="58" calcext:value-type="float">
            <text:p>58</text:p>
          </table:table-cell>
          <table:table-cell table:formula="of:=[.TK33]" office:value-type="float" office:value="56" calcext:value-type="float">
            <text:p>56</text:p>
          </table:table-cell>
          <table:table-cell table:formula="of:=[.TK32]" office:value-type="float" office:value="76" calcext:value-type="float">
            <text:p>76</text:p>
          </table:table-cell>
          <table:table-cell table:formula="of:=[.TL32]" office:value-type="float" office:value="0" calcext:value-type="float">
            <text:p>0</text:p>
          </table:table-cell>
          <table:table-cell table:formula="of:=CONCATENATE(&quot;[[&quot;; [.TK35]; &quot;,0],&quot;; &quot;[&quot;; [.TL35]; &quot;,0],&quot;; &quot;[&quot;; [.TM35]; &quot;,0],&quot;; &quot;[&quot;; [.TN35]; &quot;,0],&quot;; &quot;[&quot;; [.TO35]; &quot;,0]]&quot;)" office:value-type="string" office:string-value="[[70,0],[58,0],[56,0],[76,0],[0,0]]" calcext:value-type="string">
            <text:p>[[70,0],[58,0],[56,0],[76,0],[0,0]]</text:p>
          </table:table-cell>
          <table:table-cell/>
          <table:table-cell office:value-type="float" office:value="59" calcext:value-type="float">
            <text:p>59</text:p>
          </table:table-cell>
          <table:table-cell table:formula="of:=[.TR34]" office:value-type="float" office:value="21" calcext:value-type="float">
            <text:p>21</text:p>
          </table:table-cell>
          <table:table-cell table:formula="of:=[.TR33]" office:value-type="float" office:value="55" calcext:value-type="float">
            <text:p>55</text:p>
          </table:table-cell>
          <table:table-cell table:formula="of:=[.TR32]" office:value-type="float" office:value="77" calcext:value-type="float">
            <text:p>77</text:p>
          </table:table-cell>
          <table:table-cell table:formula="of:=[.TS32]" office:value-type="float" office:value="0" calcext:value-type="float">
            <text:p>0</text:p>
          </table:table-cell>
          <table:table-cell table:formula="of:=CONCATENATE(&quot;[[&quot;; [.TR35]; &quot;,0],&quot;; &quot;[&quot;; [.TS35]; &quot;,0],&quot;; &quot;[&quot;; [.TT35]; &quot;,0],&quot;; &quot;[&quot;; [.TU35]; &quot;,0],&quot;; &quot;[&quot;; [.TV35]; &quot;,0]]&quot;)" office:value-type="string" office:string-value="[[59,0],[21,0],[55,0],[77,0],[0,0]]" calcext:value-type="string">
            <text:p>[[59,0],[21,0],[55,0],[77,0],[0,0]]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TY34]" office:value-type="float" office:value="22" calcext:value-type="float">
            <text:p>22</text:p>
          </table:table-cell>
          <table:table-cell table:formula="of:=[.TY33]" office:value-type="float" office:value="54" calcext:value-type="float">
            <text:p>54</text:p>
          </table:table-cell>
          <table:table-cell table:formula="of:=[.TY32]" office:value-type="float" office:value="78" calcext:value-type="float">
            <text:p>78</text:p>
          </table:table-cell>
          <table:table-cell table:formula="of:=[.TZ32]" office:value-type="float" office:value="0" calcext:value-type="float">
            <text:p>0</text:p>
          </table:table-cell>
          <table:table-cell table:formula="of:=CONCATENATE(&quot;[[&quot;; [.TY35]; &quot;,0],&quot;; &quot;[&quot;; [.TZ35]; &quot;,0],&quot;; &quot;[&quot;; [.UA35]; &quot;,0],&quot;; &quot;[&quot;; [.UB35]; &quot;,0],&quot;; &quot;[&quot;; [.UC35]; &quot;,0]]&quot;)" office:value-type="string" office:string-value="[[20,0],[22,0],[54,0],[78,0],[0,0]]" calcext:value-type="string">
            <text:p>[[20,0],[22,0],[54,0],[78,0],[0,0]]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UF34]" office:value-type="float" office:value="23" calcext:value-type="float">
            <text:p>23</text:p>
          </table:table-cell>
          <table:table-cell table:formula="of:=[.UF33]" office:value-type="float" office:value="53" calcext:value-type="float">
            <text:p>53</text:p>
          </table:table-cell>
          <table:table-cell table:formula="of:=[.UF32]" office:value-type="float" office:value="79" calcext:value-type="float">
            <text:p>79</text:p>
          </table:table-cell>
          <table:table-cell table:formula="of:=[.UG32]" office:value-type="float" office:value="0" calcext:value-type="float">
            <text:p>0</text:p>
          </table:table-cell>
          <table:table-cell table:formula="of:=CONCATENATE(&quot;[[&quot;; [.UF35]; &quot;,0],&quot;; &quot;[&quot;; [.UG35]; &quot;,0],&quot;; &quot;[&quot;; [.UH35]; &quot;,0],&quot;; &quot;[&quot;; [.UI35]; &quot;,0],&quot;; &quot;[&quot;; [.UJ35]; &quot;,0]]&quot;)" office:value-type="string" office:string-value="[[13,0],[23,0],[53,0],[79,0],[0,0]]" calcext:value-type="string">
            <text:p>[[13,0],[23,0],[53,0],[79,0],[0,0]]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UM34]" office:value-type="float" office:value="24" calcext:value-type="float">
            <text:p>24</text:p>
          </table:table-cell>
          <table:table-cell table:formula="of:=[.UM33]" office:value-type="float" office:value="52" calcext:value-type="float">
            <text:p>52</text:p>
          </table:table-cell>
          <table:table-cell table:formula="of:=[.UM32]" office:value-type="float" office:value="80" calcext:value-type="float">
            <text:p>80</text:p>
          </table:table-cell>
          <table:table-cell table:formula="of:=[.UN32]" office:value-type="float" office:value="0" calcext:value-type="float">
            <text:p>0</text:p>
          </table:table-cell>
          <table:table-cell table:formula="of:=CONCATENATE(&quot;[[&quot;; [.UM35]; &quot;,0],&quot;; &quot;[&quot;; [.UN35]; &quot;,0],&quot;; &quot;[&quot;; [.UO35]; &quot;,0],&quot;; &quot;[&quot;; [.UP35]; &quot;,0],&quot;; &quot;[&quot;; [.UQ35]; &quot;,0]]&quot;)" office:value-type="string" office:string-value="[[12,0],[24,0],[52,0],[80,0],[0,0]]" calcext:value-type="string">
            <text:p>[[12,0],[24,0],[52,0],[80,0],[0,0]]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UT34]" office:value-type="float" office:value="25" calcext:value-type="float">
            <text:p>25</text:p>
          </table:table-cell>
          <table:table-cell table:formula="of:=[.UT33]" office:value-type="float" office:value="51" calcext:value-type="float">
            <text:p>51</text:p>
          </table:table-cell>
          <table:table-cell table:formula="of:=[.UT32]" office:value-type="float" office:value="81" calcext:value-type="float">
            <text:p>81</text:p>
          </table:table-cell>
          <table:table-cell table:formula="of:=[.UU32]" office:value-type="float" office:value="0" calcext:value-type="float">
            <text:p>0</text:p>
          </table:table-cell>
          <table:table-cell table:formula="of:=CONCATENATE(&quot;[[&quot;; [.UT35]; &quot;,0],&quot;; &quot;[&quot;; [.UU35]; &quot;,0],&quot;; &quot;[&quot;; [.UV35]; &quot;,0],&quot;; &quot;[&quot;; [.UW35]; &quot;,0],&quot;; &quot;[&quot;; [.UX35]; &quot;,0]]&quot;)" office:value-type="string" office:string-value="[[11,0],[25,0],[51,0],[81,0],[0,0]]" calcext:value-type="string">
            <text:p>[[11,0],[25,0],[51,0],[81,0],[0,0]]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VA34]" office:value-type="float" office:value="26" calcext:value-type="float">
            <text:p>26</text:p>
          </table:table-cell>
          <table:table-cell table:formula="of:=[.VA33]" office:value-type="float" office:value="50" calcext:value-type="float">
            <text:p>50</text:p>
          </table:table-cell>
          <table:table-cell table:formula="of:=[.VA32]" office:value-type="float" office:value="82" calcext:value-type="float">
            <text:p>82</text:p>
          </table:table-cell>
          <table:table-cell table:formula="of:=[.VB32]" office:value-type="float" office:value="0" calcext:value-type="float">
            <text:p>0</text:p>
          </table:table-cell>
          <table:table-cell table:formula="of:=CONCATENATE(&quot;[[&quot;; [.VA35]; &quot;,0],&quot;; &quot;[&quot;; [.VB35]; &quot;,0],&quot;; &quot;[&quot;; [.VC35]; &quot;,0],&quot;; &quot;[&quot;; [.VD35]; &quot;,0],&quot;; &quot;[&quot;; [.VE35]; &quot;,0]]&quot;)" office:value-type="string" office:string-value="[[10,0],[26,0],[50,0],[82,0],[0,0]]" calcext:value-type="string">
            <text:p>[[10,0],[26,0],[50,0],[82,0],[0,0]]</text:p>
          </table:table-cell>
          <table:table-cell/>
          <table:table-cell office:value-type="float" office:value="9" calcext:value-type="float">
            <text:p>9</text:p>
          </table:table-cell>
          <table:table-cell table:formula="of:=[.VH34]" office:value-type="float" office:value="27" calcext:value-type="float">
            <text:p>27</text:p>
          </table:table-cell>
          <table:table-cell table:formula="of:=[.VH33]" office:value-type="float" office:value="49" calcext:value-type="float">
            <text:p>49</text:p>
          </table:table-cell>
          <table:table-cell table:formula="of:=[.VH32]" office:value-type="float" office:value="83" calcext:value-type="float">
            <text:p>83</text:p>
          </table:table-cell>
          <table:table-cell table:formula="of:=[.VI32]" office:value-type="float" office:value="0" calcext:value-type="float">
            <text:p>0</text:p>
          </table:table-cell>
          <table:table-cell table:formula="of:=CONCATENATE(&quot;[[&quot;; [.VH35]; &quot;,0],&quot;; &quot;[&quot;; [.VI35]; &quot;,0],&quot;; &quot;[&quot;; [.VJ35]; &quot;,0],&quot;; &quot;[&quot;; [.VK35]; &quot;,0],&quot;; &quot;[&quot;; [.VL35]; &quot;,0]]&quot;)" office:value-type="string" office:string-value="[[9,0],[27,0],[49,0],[83,0],[0,0]]" calcext:value-type="string">
            <text:p>[[9,0],[27,0],[49,0],[83,0],[0,0]]</text:p>
          </table:table-cell>
          <table:table-cell/>
          <table:table-cell office:value-type="float" office:value="8" calcext:value-type="float">
            <text:p>8</text:p>
          </table:table-cell>
          <table:table-cell table:formula="of:=[.VO34]" office:value-type="float" office:value="28" calcext:value-type="float">
            <text:p>28</text:p>
          </table:table-cell>
          <table:table-cell table:formula="of:=[.VO33]" office:value-type="float" office:value="48" calcext:value-type="float">
            <text:p>48</text:p>
          </table:table-cell>
          <table:table-cell table:formula="of:=[.VO32]" office:value-type="float" office:value="84" calcext:value-type="float">
            <text:p>84</text:p>
          </table:table-cell>
          <table:table-cell table:formula="of:=[.VP32]" office:value-type="float" office:value="0" calcext:value-type="float">
            <text:p>0</text:p>
          </table:table-cell>
          <table:table-cell table:formula="of:=CONCATENATE(&quot;[[&quot;; [.VO35]; &quot;,0],&quot;; &quot;[&quot;; [.VP35]; &quot;,0],&quot;; &quot;[&quot;; [.VQ35]; &quot;,0],&quot;; &quot;[&quot;; [.VR35]; &quot;,0],&quot;; &quot;[&quot;; [.VS35]; &quot;,0]]&quot;)" office:value-type="string" office:string-value="[[8,0],[28,0],[48,0],[84,0],[0,0]]" calcext:value-type="string">
            <text:p>[[8,0],[28,0],[48,0],[84,0],[0,0]]</text:p>
          </table:table-cell>
          <table:table-cell/>
          <table:table-cell office:value-type="float" office:value="7" calcext:value-type="float">
            <text:p>7</text:p>
          </table:table-cell>
          <table:table-cell table:formula="of:=[.VV34]" office:value-type="float" office:value="29" calcext:value-type="float">
            <text:p>29</text:p>
          </table:table-cell>
          <table:table-cell table:formula="of:=[.VV33]" office:value-type="float" office:value="47" calcext:value-type="float">
            <text:p>47</text:p>
          </table:table-cell>
          <table:table-cell table:formula="of:=[.VV32]" office:value-type="float" office:value="85" calcext:value-type="float">
            <text:p>85</text:p>
          </table:table-cell>
          <table:table-cell table:formula="of:=[.VW32]" office:value-type="float" office:value="0" calcext:value-type="float">
            <text:p>0</text:p>
          </table:table-cell>
          <table:table-cell table:formula="of:=CONCATENATE(&quot;[[&quot;; [.VV35]; &quot;,0],&quot;; &quot;[&quot;; [.VW35]; &quot;,0],&quot;; &quot;[&quot;; [.VX35]; &quot;,0],&quot;; &quot;[&quot;; [.VY35]; &quot;,0],&quot;; &quot;[&quot;; [.VZ35]; &quot;,0]]&quot;)" office:value-type="string" office:string-value="[[7,0],[29,0],[47,0],[85,0],[0,0]]" calcext:value-type="string">
            <text:p>[[7,0],[29,0],[47,0],[85,0],[0,0]]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WC34]" office:value-type="float" office:value="30" calcext:value-type="float">
            <text:p>30</text:p>
          </table:table-cell>
          <table:table-cell table:formula="of:=[.WC33]" office:value-type="float" office:value="46" calcext:value-type="float">
            <text:p>46</text:p>
          </table:table-cell>
          <table:table-cell table:formula="of:=[.WC32]" office:value-type="float" office:value="86" calcext:value-type="float">
            <text:p>86</text:p>
          </table:table-cell>
          <table:table-cell table:formula="of:=[.WD32]" office:value-type="float" office:value="0" calcext:value-type="float">
            <text:p>0</text:p>
          </table:table-cell>
          <table:table-cell table:formula="of:=CONCATENATE(&quot;[[&quot;; [.WC35]; &quot;,0],&quot;; &quot;[&quot;; [.WD35]; &quot;,0],&quot;; &quot;[&quot;; [.WE35]; &quot;,0],&quot;; &quot;[&quot;; [.WF35]; &quot;,0],&quot;; &quot;[&quot;; [.WG35]; &quot;,0]]&quot;)" office:value-type="string" office:string-value="[[32,0],[30,0],[46,0],[86,0],[0,0]]" calcext:value-type="string">
            <text:p>[[32,0],[30,0],[46,0],[86,0],[0,0]]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.WJ34]" office:value-type="float" office:value="31" calcext:value-type="float">
            <text:p>31</text:p>
          </table:table-cell>
          <table:table-cell table:formula="of:=[.WJ33]" office:value-type="float" office:value="45" calcext:value-type="float">
            <text:p>45</text:p>
          </table:table-cell>
          <table:table-cell table:formula="of:=[.WJ32]" office:value-type="float" office:value="87" calcext:value-type="float">
            <text:p>87</text:p>
          </table:table-cell>
          <table:table-cell table:formula="of:=[.WK32]" office:value-type="float" office:value="0" calcext:value-type="float">
            <text:p>0</text:p>
          </table:table-cell>
          <table:table-cell table:formula="of:=CONCATENATE(&quot;[[&quot;; [.WJ35]; &quot;,0],&quot;; &quot;[&quot;; [.WK35]; &quot;,0],&quot;; &quot;[&quot;; [.WL35]; &quot;,0],&quot;; &quot;[&quot;; [.WM35]; &quot;,0],&quot;; &quot;[&quot;; [.WN35]; &quot;,0]]&quot;)" office:value-type="string" office:string-value="[[41,0],[31,0],[45,0],[87,0],[0,0]]" calcext:value-type="string">
            <text:p>[[41,0],[31,0],[45,0],[87,0],[0,0]]</text:p>
          </table:table-cell>
          <table:table-cell/>
          <table:table-cell office:value-type="float" office:value="94" calcext:value-type="float">
            <text:p>94</text:p>
          </table:table-cell>
          <table:table-cell table:formula="of:=[.WQ34]" office:value-type="float" office:value="42" calcext:value-type="float">
            <text:p>42</text:p>
          </table:table-cell>
          <table:table-cell table:formula="of:=[.WQ33]" office:value-type="float" office:value="44" calcext:value-type="float">
            <text:p>44</text:p>
          </table:table-cell>
          <table:table-cell table:formula="of:=[.WQ32]" office:value-type="float" office:value="88" calcext:value-type="float">
            <text:p>88</text:p>
          </table:table-cell>
          <table:table-cell table:formula="of:=[.WR32]" office:value-type="float" office:value="0" calcext:value-type="float">
            <text:p>0</text:p>
          </table:table-cell>
          <table:table-cell table:formula="of:=CONCATENATE(&quot;[[&quot;; [.WQ35]; &quot;,0],&quot;; &quot;[&quot;; [.WR35]; &quot;,0],&quot;; &quot;[&quot;; [.WS35]; &quot;,0],&quot;; &quot;[&quot;; [.WT35]; &quot;,0],&quot;; &quot;[&quot;; [.WU35]; &quot;,0]]&quot;)" office:value-type="string" office:string-value="[[94,0],[42,0],[44,0],[88,0],[0,0]]" calcext:value-type="string">
            <text:p>[[94,0],[42,0],[44,0],[88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34]" office:value-type="float" office:value="93" calcext:value-type="float">
            <text:p>93</text:p>
          </table:table-cell>
          <table:table-cell table:formula="of:=[.WX33]" office:value-type="float" office:value="43" calcext:value-type="float">
            <text:p>43</text:p>
          </table:table-cell>
          <table:table-cell table:formula="of:=[.WX32]" office:value-type="float" office:value="89" calcext:value-type="float">
            <text:p>89</text:p>
          </table:table-cell>
          <table:table-cell table:formula="of:=[.WY32]" office:value-type="float" office:value="0" calcext:value-type="float">
            <text:p>0</text:p>
          </table:table-cell>
          <table:table-cell table:formula="of:=CONCATENATE(&quot;[[&quot;; [.WX35]; &quot;,0],&quot;; &quot;[&quot;; [.WY35]; &quot;,0],&quot;; &quot;[&quot;; [.WZ35]; &quot;,0],&quot;; &quot;[&quot;; [.XA35]; &quot;,0],&quot;; &quot;[&quot;; [.XB35]; &quot;,0]]&quot;)" office:value-type="string" office:string-value="[[0,0],[93,0],[43,0],[89,0],[0,0]]" calcext:value-type="string">
            <text:p>[[0,0],[93,0],[43,0],[89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34]" office:value-type="float" office:value="0" calcext:value-type="float">
            <text:p>0</text:p>
          </table:table-cell>
          <table:table-cell table:formula="of:=[.XE33]" office:value-type="float" office:value="92" calcext:value-type="float">
            <text:p>92</text:p>
          </table:table-cell>
          <table:table-cell table:formula="of:=[.XE32]" office:value-type="float" office:value="90" calcext:value-type="float">
            <text:p>90</text:p>
          </table:table-cell>
          <table:table-cell table:formula="of:=[.XF32]" office:value-type="float" office:value="0" calcext:value-type="float">
            <text:p>0</text:p>
          </table:table-cell>
          <table:table-cell table:formula="of:=CONCATENATE(&quot;[[&quot;; [.XE35]; &quot;,0],&quot;; &quot;[&quot;; [.XF35]; &quot;,0],&quot;; &quot;[&quot;; [.XG35]; &quot;,0],&quot;; &quot;[&quot;; [.XH35]; &quot;,0],&quot;; &quot;[&quot;; [.XI35]; &quot;,0]]&quot;)" office:value-type="string" office:string-value="[[0,0],[0,0],[92,0],[90,0],[0,0]]" calcext:value-type="string">
            <text:p>[[0,0],[0,0],[92,0],[90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34]" office:value-type="float" office:value="0" calcext:value-type="float">
            <text:p>0</text:p>
          </table:table-cell>
          <table:table-cell table:formula="of:=[.XL33]" office:value-type="float" office:value="0" calcext:value-type="float">
            <text:p>0</text:p>
          </table:table-cell>
          <table:table-cell table:formula="of:=[.XL32]" office:value-type="float" office:value="91" calcext:value-type="float">
            <text:p>91</text:p>
          </table:table-cell>
          <table:table-cell table:formula="of:=[.XM32]" office:value-type="float" office:value="0" calcext:value-type="float">
            <text:p>0</text:p>
          </table:table-cell>
          <table:table-cell table:formula="of:=CONCATENATE(&quot;[[&quot;; [.XL35]; &quot;,0],&quot;; &quot;[&quot;; [.XM35]; &quot;,0],&quot;; &quot;[&quot;; [.XN35]; &quot;,0],&quot;; &quot;[&quot;; [.XO35]; &quot;,0],&quot;; &quot;[&quot;; [.XP35]; &quot;,0]]&quot;)" office:value-type="string" office:string-value="[[0,0],[0,0],[0,0],[91,0],[0,0]]" calcext:value-type="string">
            <text:p>[[0,0],[0,0],[0,0],[91,0],[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34]" office:value-type="float" office:value="0" calcext:value-type="float">
            <text:p>0</text:p>
          </table:table-cell>
          <table:table-cell table:formula="of:=[.XS33]" office:value-type="float" office:value="0" calcext:value-type="float">
            <text:p>0</text:p>
          </table:table-cell>
          <table:table-cell table:formula="of:=[.XS32]" office:value-type="float" office:value="92" calcext:value-type="float">
            <text:p>92</text:p>
          </table:table-cell>
          <table:table-cell table:formula="of:=[.XT32]" office:value-type="float" office:value="90" calcext:value-type="float">
            <text:p>90</text:p>
          </table:table-cell>
          <table:table-cell table:formula="of:=CONCATENATE(&quot;[[&quot;; [.XS35]; &quot;,0],&quot;; &quot;[&quot;; [.XT35]; &quot;,0],&quot;; &quot;[&quot;; [.XU35]; &quot;,0],&quot;; &quot;[&quot;; [.XV35]; &quot;,0],&quot;; &quot;[&quot;; [.XW35]; &quot;,0]]&quot;)" office:value-type="string" office:string-value="[[0,0],[0,0],[0,0],[92,0],[90,0]]" calcext:value-type="string">
            <text:p>[[0,0],[0,0],[0,0],[92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34]" office:value-type="float" office:value="0" calcext:value-type="float">
            <text:p>0</text:p>
          </table:table-cell>
          <table:table-cell table:formula="of:=[.XZ33]" office:value-type="float" office:value="0" calcext:value-type="float">
            <text:p>0</text:p>
          </table:table-cell>
          <table:table-cell table:formula="of:=[.XZ32]" office:value-type="float" office:value="93" calcext:value-type="float">
            <text:p>93</text:p>
          </table:table-cell>
          <table:table-cell table:formula="of:=[.YA32]" office:value-type="float" office:value="43" calcext:value-type="float">
            <text:p>43</text:p>
          </table:table-cell>
          <table:table-cell table:formula="of:=CONCATENATE(&quot;[[&quot;; [.XZ35]; &quot;,0],&quot;; &quot;[&quot;; [.YA35]; &quot;,0],&quot;; &quot;[&quot;; [.YB35]; &quot;,0],&quot;; &quot;[&quot;; [.YC35]; &quot;,0],&quot;; &quot;[&quot;; [.YD35]; &quot;,0]]&quot;)" office:value-type="string" office:string-value="[[0,0],[0,0],[0,0],[93,0],[43,0]]" calcext:value-type="string">
            <text:p>[[0,0],[0,0],[0,0],[93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34]" office:value-type="float" office:value="0" calcext:value-type="float">
            <text:p>0</text:p>
          </table:table-cell>
          <table:table-cell table:formula="of:=[.YG33]" office:value-type="float" office:value="0" calcext:value-type="float">
            <text:p>0</text:p>
          </table:table-cell>
          <table:table-cell table:formula="of:=[.YG32]" office:value-type="float" office:value="94" calcext:value-type="float">
            <text:p>94</text:p>
          </table:table-cell>
          <table:table-cell table:formula="of:=[.YH32]" office:value-type="float" office:value="42" calcext:value-type="float">
            <text:p>42</text:p>
          </table:table-cell>
          <table:table-cell table:formula="of:=CONCATENATE(&quot;[[&quot;; [.YG35]; &quot;,0],&quot;; &quot;[&quot;; [.YH35]; &quot;,0],&quot;; &quot;[&quot;; [.YI35]; &quot;,0],&quot;; &quot;[&quot;; [.YJ35]; &quot;,0],&quot;; &quot;[&quot;; [.YK35]; &quot;,0]]&quot;)" office:value-type="string" office:string-value="[[0,0],[0,0],[0,0],[94,0],[42,0]]" calcext:value-type="string">
            <text:p>[[0,0],[0,0],[0,0],[94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34]" office:value-type="float" office:value="0" calcext:value-type="float">
            <text:p>0</text:p>
          </table:table-cell>
          <table:table-cell table:formula="of:=[.YN33]" office:value-type="float" office:value="0" calcext:value-type="float">
            <text:p>0</text:p>
          </table:table-cell>
          <table:table-cell table:formula="of:=[.YN32]" office:value-type="float" office:value="95" calcext:value-type="float">
            <text:p>95</text:p>
          </table:table-cell>
          <table:table-cell table:formula="of:=[.YO32]" office:value-type="float" office:value="41" calcext:value-type="float">
            <text:p>41</text:p>
          </table:table-cell>
          <table:table-cell table:formula="of:=CONCATENATE(&quot;[[&quot;; [.YN35]; &quot;,0],&quot;; &quot;[&quot;; [.YO35]; &quot;,0],&quot;; &quot;[&quot;; [.YP35]; &quot;,0],&quot;; &quot;[&quot;; [.YQ35]; &quot;,0],&quot;; &quot;[&quot;; [.YR35]; &quot;,0]]&quot;)" office:value-type="string" office:string-value="[[0,0],[0,0],[0,0],[95,0],[41,0]]" calcext:value-type="string">
            <text:p>[[0,0],[0,0],[0,0],[95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34]" office:value-type="float" office:value="0" calcext:value-type="float">
            <text:p>0</text:p>
          </table:table-cell>
          <table:table-cell table:formula="of:=[.YU33]" office:value-type="float" office:value="0" calcext:value-type="float">
            <text:p>0</text:p>
          </table:table-cell>
          <table:table-cell table:formula="of:=[.YU32]" office:value-type="float" office:value="96" calcext:value-type="float">
            <text:p>96</text:p>
          </table:table-cell>
          <table:table-cell table:formula="of:=[.YV32]" office:value-type="float" office:value="40" calcext:value-type="float">
            <text:p>40</text:p>
          </table:table-cell>
          <table:table-cell table:formula="of:=CONCATENATE(&quot;[[&quot;; [.YU35]; &quot;,0],&quot;; &quot;[&quot;; [.YV35]; &quot;,0],&quot;; &quot;[&quot;; [.YW35]; &quot;,0],&quot;; &quot;[&quot;; [.YX35]; &quot;,0],&quot;; &quot;[&quot;; [.YY35]; &quot;,0]]&quot;)" office:value-type="string" office:string-value="[[0,0],[0,0],[0,0],[96,0],[40,0]]" calcext:value-type="string">
            <text:p>[[0,0],[0,0],[0,0],[96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34]" office:value-type="float" office:value="0" calcext:value-type="float">
            <text:p>0</text:p>
          </table:table-cell>
          <table:table-cell table:formula="of:=[.ZB33]" office:value-type="float" office:value="0" calcext:value-type="float">
            <text:p>0</text:p>
          </table:table-cell>
          <table:table-cell table:formula="of:=[.ZB32]" office:value-type="float" office:value="97" calcext:value-type="float">
            <text:p>97</text:p>
          </table:table-cell>
          <table:table-cell table:formula="of:=[.ZC32]" office:value-type="float" office:value="39" calcext:value-type="float">
            <text:p>39</text:p>
          </table:table-cell>
          <table:table-cell table:formula="of:=CONCATENATE(&quot;[[&quot;; [.ZB35]; &quot;,0],&quot;; &quot;[&quot;; [.ZC35]; &quot;,0],&quot;; &quot;[&quot;; [.ZD35]; &quot;,0],&quot;; &quot;[&quot;; [.ZE35]; &quot;,0],&quot;; &quot;[&quot;; [.ZF35]; &quot;,0]]&quot;)" office:value-type="string" office:string-value="[[0,0],[0,0],[0,0],[97,0],[39,0]]" calcext:value-type="string">
            <text:p>[[0,0],[0,0],[0,0],[97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34]" office:value-type="float" office:value="0" calcext:value-type="float">
            <text:p>0</text:p>
          </table:table-cell>
          <table:table-cell table:formula="of:=[.ZI33]" office:value-type="float" office:value="0" calcext:value-type="float">
            <text:p>0</text:p>
          </table:table-cell>
          <table:table-cell table:formula="of:=[.ZI32]" office:value-type="float" office:value="98" calcext:value-type="float">
            <text:p>98</text:p>
          </table:table-cell>
          <table:table-cell table:formula="of:=[.ZJ32]" office:value-type="float" office:value="38" calcext:value-type="float">
            <text:p>38</text:p>
          </table:table-cell>
          <table:table-cell table:formula="of:=CONCATENATE(&quot;[[&quot;; [.ZI35]; &quot;,0],&quot;; &quot;[&quot;; [.ZJ35]; &quot;,0],&quot;; &quot;[&quot;; [.ZK35]; &quot;,0],&quot;; &quot;[&quot;; [.ZL35]; &quot;,0],&quot;; &quot;[&quot;; [.ZM35]; &quot;,0]]&quot;)" office:value-type="string" office:string-value="[[0,0],[0,0],[0,0],[98,0],[38,0]]" calcext:value-type="string">
            <text:p>[[0,0],[0,0],[0,0],[98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34]" office:value-type="float" office:value="0" calcext:value-type="float">
            <text:p>0</text:p>
          </table:table-cell>
          <table:table-cell table:formula="of:=[.ZP33]" office:value-type="float" office:value="0" calcext:value-type="float">
            <text:p>0</text:p>
          </table:table-cell>
          <table:table-cell table:formula="of:=[.ZP32]" office:value-type="float" office:value="99" calcext:value-type="float">
            <text:p>99</text:p>
          </table:table-cell>
          <table:table-cell table:formula="of:=[.ZQ32]" office:value-type="float" office:value="37" calcext:value-type="float">
            <text:p>37</text:p>
          </table:table-cell>
          <table:table-cell table:formula="of:=CONCATENATE(&quot;[[&quot;; [.ZP35]; &quot;,0],&quot;; &quot;[&quot;; [.ZQ35]; &quot;,0],&quot;; &quot;[&quot;; [.ZR35]; &quot;,0],&quot;; &quot;[&quot;; [.ZS35]; &quot;,0],&quot;; &quot;[&quot;; [.ZT35]; &quot;,0]]&quot;)" office:value-type="string" office:string-value="[[0,0],[0,0],[0,0],[99,0],[37,0]]" calcext:value-type="string">
            <text:p>[[0,0],[0,0],[0,0],[99,0],[37,0]]</text:p>
          </table:table-cell>
          <table:table-cell table:number-columns-repeated="271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65,63,17,15,1</text:p>
          </table:table-cell>
          <table:table-cell/>
          <table:table-cell office:value-type="float" office:value="65" calcext:value-type="float">
            <text:p>65</text:p>
          </table:table-cell>
          <table:table-cell table:formula="of:=[.F35]" office:value-type="float" office:value="63" calcext:value-type="float">
            <text:p>63</text:p>
          </table:table-cell>
          <table:table-cell table:formula="of:=[.F34]" office:value-type="float" office:value="17" calcext:value-type="float">
            <text:p>17</text:p>
          </table:table-cell>
          <table:table-cell table:formula="of:=[.F33]" office:value-type="float" office:value="15" calcext:value-type="float">
            <text:p>15</text:p>
          </table:table-cell>
          <table:table-cell table:formula="of:=[.F32]" office:value-type="float" office:value="1" calcext:value-type="float">
            <text:p>1</text:p>
          </table:table-cell>
          <table:table-cell table:formula="of:=CONCATENATE(&quot;[[&quot;; [.F36]; &quot;,0],&quot;; &quot;[&quot;; [.G36]; &quot;,0],&quot;; &quot;[&quot;; [.H36]; &quot;,0],&quot;; &quot;[&quot;; [.I36]; &quot;,0],&quot;; &quot;[&quot;; [.J36]; &quot;,0]]&quot;)" office:value-type="string" office:string-value="[[65,0],[63,0],[17,0],[15,0],[1,0]]" calcext:value-type="string">
            <text:p>[[65,0],[63,0],[17,0],[15,0],[1,0]]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M35]" office:value-type="float" office:value="36" calcext:value-type="float">
            <text:p>36</text:p>
          </table:table-cell>
          <table:table-cell table:formula="of:=[.M34]" office:value-type="float" office:value="16" calcext:value-type="float">
            <text:p>16</text:p>
          </table:table-cell>
          <table:table-cell table:formula="of:=[.M33]" office:value-type="float" office:value="4" calcext:value-type="float">
            <text:p>4</text:p>
          </table:table-cell>
          <table:table-cell table:formula="of:=[.M32]" office:value-type="float" office:value="2" calcext:value-type="float">
            <text:p>2</text:p>
          </table:table-cell>
          <table:table-cell table:formula="of:=CONCATENATE(&quot;[[&quot;; [.M36]; &quot;,0],&quot;; &quot;[&quot;; [.N36]; &quot;,0],&quot;; &quot;[&quot;; [.O36]; &quot;,0],&quot;; &quot;[&quot;; [.P36]; &quot;,0],&quot;; &quot;[&quot;; [.Q36]; &quot;,0]]&quot;)" office:value-type="string" office:string-value="[[64,0],[36,0],[16,0],[4,0],[2,0]]" calcext:value-type="string">
            <text:p>[[64,0],[36,0],[16,0],[4,0],[2,0]]</text:p>
          </table:table-cell>
          <table:table-cell/>
          <table:table-cell office:value-type="float" office:value="99" calcext:value-type="float">
            <text:p>99</text:p>
          </table:table-cell>
          <table:table-cell table:formula="of:=[.T35]" office:value-type="float" office:value="37" calcext:value-type="float">
            <text:p>37</text:p>
          </table:table-cell>
          <table:table-cell table:formula="of:=[.T34]" office:value-type="float" office:value="35" calcext:value-type="float">
            <text:p>35</text:p>
          </table:table-cell>
          <table:table-cell table:formula="of:=[.T33]" office:value-type="float" office:value="5" calcext:value-type="float">
            <text:p>5</text:p>
          </table:table-cell>
          <table:table-cell table:formula="of:=[.T32]" office:value-type="float" office:value="3" calcext:value-type="float">
            <text:p>3</text:p>
          </table:table-cell>
          <table:table-cell table:formula="of:=CONCATENATE(&quot;[[&quot;; [.T36]; &quot;,0],&quot;; &quot;[&quot;; [.U36]; &quot;,0],&quot;; &quot;[&quot;; [.V36]; &quot;,0],&quot;; &quot;[&quot;; [.W36]; &quot;,0],&quot;; &quot;[&quot;; [.X36]; &quot;,0]]&quot;)" office:value-type="string" office:string-value="[[99,0],[37,0],[35,0],[5,0],[3,0]]" calcext:value-type="string">
            <text:p>[[99,0],[37,0],[35,0],[5,0],[3,0]]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AA35]" office:value-type="float" office:value="26" calcext:value-type="float">
            <text:p>26</text:p>
          </table:table-cell>
          <table:table-cell table:formula="of:=[.AA34]" office:value-type="float" office:value="10" calcext:value-type="float">
            <text:p>10</text:p>
          </table:table-cell>
          <table:table-cell table:formula="of:=[.AA33]" office:value-type="float" office:value="2" calcext:value-type="float">
            <text:p>2</text:p>
          </table:table-cell>
          <table:table-cell table:formula="of:=[.AA32]" office:value-type="float" office:value="4" calcext:value-type="float">
            <text:p>4</text:p>
          </table:table-cell>
          <table:table-cell table:formula="of:=CONCATENATE(&quot;[[&quot;; [.AA36]; &quot;,0],&quot;; &quot;[&quot;; [.AB36]; &quot;,0],&quot;; &quot;[&quot;; [.AC36]; &quot;,0],&quot;; &quot;[&quot;; [.AD36]; &quot;,0],&quot;; &quot;[&quot;; [.AE36]; &quot;,0]]&quot;)" office:value-type="string" office:string-value="[[50,0],[26,0],[10,0],[2,0],[4,0]]" calcext:value-type="string">
            <text:p>[[50,0],[26,0],[10,0],[2,0],[4,0]]</text:p>
          </table:table-cell>
          <table:table-cell table:number-columns-repeated="2"/>
          <table:table-cell table:formula="of:=[.AH35]" office:value-type="float" office:value="99" calcext:value-type="float">
            <text:p>99</text:p>
          </table:table-cell>
          <table:table-cell table:formula="of:=[.AH34]" office:value-type="float" office:value="37" calcext:value-type="float">
            <text:p>37</text:p>
          </table:table-cell>
          <table:table-cell table:formula="of:=[.AH33]" office:value-type="float" office:value="35" calcext:value-type="float">
            <text:p>35</text:p>
          </table:table-cell>
          <table:table-cell table:formula="of:=[.AH32]" office:value-type="float" office:value="5" calcext:value-type="float">
            <text:p>5</text:p>
          </table:table-cell>
          <table:table-cell table:formula="of:=CONCATENATE(&quot;[[&quot;; [.AH36]; &quot;,0],&quot;; &quot;[&quot;; [.AI36]; &quot;,0],&quot;; &quot;[&quot;; [.AJ36]; &quot;,0],&quot;; &quot;[&quot;; [.AK36]; &quot;,0],&quot;; &quot;[&quot;; [.AL36]; &quot;,0]]&quot;)" office:value-type="string" office:string-value="[[,0],[99,0],[37,0],[35,0],[5,0]]" calcext:value-type="string">
            <text:p>[[,0],[99,0],[37,0],[35,0],[5,0]]</text:p>
          </table:table-cell>
          <table:table-cell table:number-columns-repeated="2"/>
          <table:table-cell table:formula="of:=[.AO35]" office:value-type="float" office:value="98" calcext:value-type="float">
            <text:p>98</text:p>
          </table:table-cell>
          <table:table-cell table:formula="of:=[.AO34]" office:value-type="float" office:value="38" calcext:value-type="float">
            <text:p>38</text:p>
          </table:table-cell>
          <table:table-cell table:formula="of:=[.AO33]" office:value-type="float" office:value="34" calcext:value-type="float">
            <text:p>34</text:p>
          </table:table-cell>
          <table:table-cell table:formula="of:=[.AO32]" office:value-type="float" office:value="6" calcext:value-type="float">
            <text:p>6</text:p>
          </table:table-cell>
          <table:table-cell table:formula="of:=CONCATENATE(&quot;[[&quot;; [.AO36]; &quot;,0],&quot;; &quot;[&quot;; [.AP36]; &quot;,0],&quot;; &quot;[&quot;; [.AQ36]; &quot;,0],&quot;; &quot;[&quot;; [.AR36]; &quot;,0],&quot;; &quot;[&quot;; [.AS36]; &quot;,0]]&quot;)" office:value-type="string" office:string-value="[[,0],[98,0],[38,0],[34,0],[6,0]]" calcext:value-type="string">
            <text:p>[[,0],[98,0],[38,0],[34,0],[6,0]]</text:p>
          </table:table-cell>
          <table:table-cell table:number-columns-repeated="2"/>
          <table:table-cell table:formula="of:=[.AV35]" office:value-type="float" office:value="97" calcext:value-type="float">
            <text:p>97</text:p>
          </table:table-cell>
          <table:table-cell table:formula="of:=[.AV34]" office:value-type="float" office:value="39" calcext:value-type="float">
            <text:p>39</text:p>
          </table:table-cell>
          <table:table-cell table:formula="of:=[.AV33]" office:value-type="float" office:value="33" calcext:value-type="float">
            <text:p>33</text:p>
          </table:table-cell>
          <table:table-cell table:formula="of:=[.AV32]" office:value-type="float" office:value="7" calcext:value-type="float">
            <text:p>7</text:p>
          </table:table-cell>
          <table:table-cell table:formula="of:=CONCATENATE(&quot;[[&quot;; [.AV36]; &quot;,0],&quot;; &quot;[&quot;; [.AW36]; &quot;,0],&quot;; &quot;[&quot;; [.AX36]; &quot;,0],&quot;; &quot;[&quot;; [.AY36]; &quot;,0],&quot;; &quot;[&quot;; [.AZ36]; &quot;,0]]&quot;)" office:value-type="string" office:string-value="[[,0],[97,0],[39,0],[33,0],[7,0]]" calcext:value-type="string">
            <text:p>[[,0],[97,0],[39,0],[33,0],[7,0]]</text:p>
          </table:table-cell>
          <table:table-cell/>
          <table:table-cell office:value-type="float" office:value="98" calcext:value-type="float">
            <text:p>98</text:p>
          </table:table-cell>
          <table:table-cell table:formula="of:=[.BC35]" office:value-type="float" office:value="38" calcext:value-type="float">
            <text:p>38</text:p>
          </table:table-cell>
          <table:table-cell table:formula="of:=[.BC34]" office:value-type="float" office:value="34" calcext:value-type="float">
            <text:p>34</text:p>
          </table:table-cell>
          <table:table-cell table:formula="of:=[.BC33]" office:value-type="float" office:value="6" calcext:value-type="float">
            <text:p>6</text:p>
          </table:table-cell>
          <table:table-cell table:formula="of:=[.BC32]" office:value-type="float" office:value="8" calcext:value-type="float">
            <text:p>8</text:p>
          </table:table-cell>
          <table:table-cell table:formula="of:=CONCATENATE(&quot;[[&quot;; [.BC36]; &quot;,0],&quot;; &quot;[&quot;; [.BD36]; &quot;,0],&quot;; &quot;[&quot;; [.BE36]; &quot;,0],&quot;; &quot;[&quot;; [.BF36]; &quot;,0],&quot;; &quot;[&quot;; [.BG36]; &quot;,0]]&quot;)" office:value-type="string" office:string-value="[[98,0],[38,0],[34,0],[6,0],[8,0]]" calcext:value-type="string">
            <text:p>[[98,0],[38,0],[34,0],[6,0],[8,0]]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.BJ35]" office:value-type="float" office:value="35" calcext:value-type="float">
            <text:p>35</text:p>
          </table:table-cell>
          <table:table-cell table:formula="of:=[.BJ34]" office:value-type="float" office:value="5" calcext:value-type="float">
            <text:p>5</text:p>
          </table:table-cell>
          <table:table-cell table:formula="of:=[.BJ33]" office:value-type="float" office:value="3" calcext:value-type="float">
            <text:p>3</text:p>
          </table:table-cell>
          <table:table-cell table:formula="of:=[.BJ32]" office:value-type="float" office:value="9" calcext:value-type="float">
            <text:p>9</text:p>
          </table:table-cell>
          <table:table-cell table:formula="of:=CONCATENATE(&quot;[[&quot;; [.BJ36]; &quot;,0],&quot;; &quot;[&quot;; [.BK36]; &quot;,0],&quot;; &quot;[&quot;; [.BL36]; &quot;,0],&quot;; &quot;[&quot;; [.BM36]; &quot;,0],&quot;; &quot;[&quot;; [.BN36]; &quot;,0]]&quot;)" office:value-type="string" office:string-value="[[37,0],[35,0],[5,0],[3,0],[9,0]]" calcext:value-type="string">
            <text:p>[[37,0],[35,0],[5,0],[3,0],[9,0]]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.BQ35]" office:value-type="float" office:value="16" calcext:value-type="float">
            <text:p>16</text:p>
          </table:table-cell>
          <table:table-cell table:formula="of:=[.BQ34]" office:value-type="float" office:value="4" calcext:value-type="float">
            <text:p>4</text:p>
          </table:table-cell>
          <table:table-cell table:formula="of:=[.BQ33]" office:value-type="float" office:value="2" calcext:value-type="float">
            <text:p>2</text:p>
          </table:table-cell>
          <table:table-cell table:formula="of:=[.BQ32]" office:value-type="float" office:value="10" calcext:value-type="float">
            <text:p>10</text:p>
          </table:table-cell>
          <table:table-cell table:formula="of:=CONCATENATE(&quot;[[&quot;; [.BQ36]; &quot;,0],&quot;; &quot;[&quot;; [.BR36]; &quot;,0],&quot;; &quot;[&quot;; [.BS36]; &quot;,0],&quot;; &quot;[&quot;; [.BT36]; &quot;,0],&quot;; &quot;[&quot;; [.BU36]; &quot;,0]]&quot;)" office:value-type="string" office:string-value="[[36,0],[16,0],[4,0],[2,0],[10,0]]" calcext:value-type="string">
            <text:p>[[36,0],[16,0],[4,0],[2,0],[10,0]]</text:p>
          </table:table-cell>
          <table:table-cell/>
          <table:table-cell office:value-type="float" office:value="63" calcext:value-type="float">
            <text:p>63</text:p>
          </table:table-cell>
          <table:table-cell table:formula="of:=[.BX35]" office:value-type="float" office:value="17" calcext:value-type="float">
            <text:p>17</text:p>
          </table:table-cell>
          <table:table-cell table:formula="of:=[.BX34]" office:value-type="float" office:value="15" calcext:value-type="float">
            <text:p>15</text:p>
          </table:table-cell>
          <table:table-cell table:formula="of:=[.BX33]" office:value-type="float" office:value="1" calcext:value-type="float">
            <text:p>1</text:p>
          </table:table-cell>
          <table:table-cell table:formula="of:=[.BX32]" office:value-type="float" office:value="11" calcext:value-type="float">
            <text:p>11</text:p>
          </table:table-cell>
          <table:table-cell table:formula="of:=CONCATENATE(&quot;[[&quot;; [.BX36]; &quot;,0],&quot;; &quot;[&quot;; [.BY36]; &quot;,0],&quot;; &quot;[&quot;; [.BZ36]; &quot;,0],&quot;; &quot;[&quot;; [.CA36]; &quot;,0],&quot;; &quot;[&quot;; [.CB36]; &quot;,0]]&quot;)" office:value-type="string" office:string-value="[[63,0],[17,0],[15,0],[1,0],[11,0]]" calcext:value-type="string">
            <text:p>[[63,0],[17,0],[15,0],[1,0],[11,0]]</text:p>
          </table:table-cell>
          <table:table-cell/>
          <table:table-cell office:value-type="float" office:value="66" calcext:value-type="float">
            <text:p>66</text:p>
          </table:table-cell>
          <table:table-cell table:formula="of:=[.CE35]" office:value-type="float" office:value="62" calcext:value-type="float">
            <text:p>62</text:p>
          </table:table-cell>
          <table:table-cell table:formula="of:=[.CE34]" office:value-type="float" office:value="18" calcext:value-type="float">
            <text:p>18</text:p>
          </table:table-cell>
          <table:table-cell table:formula="of:=[.CE33]" office:value-type="float" office:value="14" calcext:value-type="float">
            <text:p>14</text:p>
          </table:table-cell>
          <table:table-cell table:formula="of:=[.CE32]" office:value-type="float" office:value="12" calcext:value-type="float">
            <text:p>12</text:p>
          </table:table-cell>
          <table:table-cell table:formula="of:=CONCATENATE(&quot;[[&quot;; [.CE36]; &quot;,0],&quot;; &quot;[&quot;; [.CF36]; &quot;,0],&quot;; &quot;[&quot;; [.CG36]; &quot;,0],&quot;; &quot;[&quot;; [.CH36]; &quot;,0],&quot;; &quot;[&quot;; [.CI36]; &quot;,0]]&quot;)" office:value-type="string" office:string-value="[[66,0],[62,0],[18,0],[14,0],[12,0]]" calcext:value-type="string">
            <text:p>[[66,0],[62,0],[18,0],[14,0],[12,0]]</text:p>
          </table:table-cell>
          <table:table-cell table:number-columns-repeated="2"/>
          <table:table-cell table:formula="of:=[.CL35]" office:value-type="float" office:value="67" calcext:value-type="float">
            <text:p>67</text:p>
          </table:table-cell>
          <table:table-cell table:formula="of:=[.CL34]" office:value-type="float" office:value="61" calcext:value-type="float">
            <text:p>61</text:p>
          </table:table-cell>
          <table:table-cell table:formula="of:=[.CL33]" office:value-type="float" office:value="19" calcext:value-type="float">
            <text:p>19</text:p>
          </table:table-cell>
          <table:table-cell table:formula="of:=[.CL32]" office:value-type="float" office:value="13" calcext:value-type="float">
            <text:p>13</text:p>
          </table:table-cell>
          <table:table-cell table:formula="of:=CONCATENATE(&quot;[[&quot;; [.CL36]; &quot;,0],&quot;; &quot;[&quot;; [.CM36]; &quot;,0],&quot;; &quot;[&quot;; [.CN36]; &quot;,0],&quot;; &quot;[&quot;; [.CO36]; &quot;,0],&quot;; &quot;[&quot;; [.CP36]; &quot;,0]]&quot;)" office:value-type="string" office:string-value="[[,0],[67,0],[61,0],[19,0],[13,0]]" calcext:value-type="string">
            <text:p>[[,0],[67,0],[61,0],[19,0],[13,0]]</text:p>
          </table:table-cell>
          <table:table-cell table:number-columns-repeated="2"/>
          <table:table-cell table:formula="of:=[.CS35]" office:value-type="float" office:value="66" calcext:value-type="float">
            <text:p>66</text:p>
          </table:table-cell>
          <table:table-cell table:formula="of:=[.CS34]" office:value-type="float" office:value="62" calcext:value-type="float">
            <text:p>62</text:p>
          </table:table-cell>
          <table:table-cell table:formula="of:=[.CS33]" office:value-type="float" office:value="18" calcext:value-type="float">
            <text:p>18</text:p>
          </table:table-cell>
          <table:table-cell table:formula="of:=[.CS32]" office:value-type="float" office:value="14" calcext:value-type="float">
            <text:p>14</text:p>
          </table:table-cell>
          <table:table-cell table:formula="of:=CONCATENATE(&quot;[[&quot;; [.CS36]; &quot;,0],&quot;; &quot;[&quot;; [.CT36]; &quot;,0],&quot;; &quot;[&quot;; [.CU36]; &quot;,0],&quot;; &quot;[&quot;; [.CV36]; &quot;,0],&quot;; &quot;[&quot;; [.CW36]; &quot;,0]]&quot;)" office:value-type="string" office:string-value="[[,0],[66,0],[62,0],[18,0],[14,0]]" calcext:value-type="string">
            <text:p>[[,0],[66,0],[62,0],[18,0],[14,0]]</text:p>
          </table:table-cell>
          <table:table-cell table:number-columns-repeated="2"/>
          <table:table-cell table:formula="of:=[.CZ35]" office:value-type="float" office:value="65" calcext:value-type="float">
            <text:p>65</text:p>
          </table:table-cell>
          <table:table-cell table:formula="of:=[.CZ34]" office:value-type="float" office:value="63" calcext:value-type="float">
            <text:p>63</text:p>
          </table:table-cell>
          <table:table-cell table:formula="of:=[.CZ33]" office:value-type="float" office:value="17" calcext:value-type="float">
            <text:p>17</text:p>
          </table:table-cell>
          <table:table-cell table:formula="of:=[.CZ32]" office:value-type="float" office:value="15" calcext:value-type="float">
            <text:p>15</text:p>
          </table:table-cell>
          <table:table-cell table:formula="of:=CONCATENATE(&quot;[[&quot;; [.CZ36]; &quot;,0],&quot;; &quot;[&quot;; [.DA36]; &quot;,0],&quot;; &quot;[&quot;; [.DB36]; &quot;,0],&quot;; &quot;[&quot;; [.DC36]; &quot;,0],&quot;; &quot;[&quot;; [.DD36]; &quot;,0]]&quot;)" office:value-type="string" office:string-value="[[,0],[65,0],[63,0],[17,0],[15,0]]" calcext:value-type="string">
            <text:p>[[,0],[65,0],[63,0],[17,0],[15,0]]</text:p>
          </table:table-cell>
          <table:table-cell table:number-columns-repeated="3"/>
          <table:table-cell table:formula="of:=[.DG34]" office:value-type="float" office:value="64" calcext:value-type="float">
            <text:p>64</text:p>
          </table:table-cell>
          <table:table-cell table:formula="of:=[.DG33]" office:value-type="float" office:value="36" calcext:value-type="float">
            <text:p>36</text:p>
          </table:table-cell>
          <table:table-cell table:formula="of:=[.DG32]" office:value-type="float" office:value="16" calcext:value-type="float">
            <text:p>16</text:p>
          </table:table-cell>
          <table:table-cell table:formula="of:=CONCATENATE(&quot;[[&quot;; [.DG36]; &quot;,0],&quot;; &quot;[&quot;; [.DH36]; &quot;,0],&quot;; &quot;[&quot;; [.DI36]; &quot;,0],&quot;; &quot;[&quot;; [.DJ36]; &quot;,0],&quot;; &quot;[&quot;; [.DK36]; &quot;,0]]&quot;)" office:value-type="string" office:string-value="[[,0],[,0],[64,0],[36,0],[16,0]]" calcext:value-type="string">
            <text:p>[[,0],[,0],[64,0],[36,0],[16,0]]</text:p>
          </table:table-cell>
          <table:table-cell table:number-columns-repeated="3"/>
          <table:table-cell table:formula="of:=[.DN34]" office:value-type="float" office:value="65" calcext:value-type="float">
            <text:p>65</text:p>
          </table:table-cell>
          <table:table-cell table:formula="of:=[.DN33]" office:value-type="float" office:value="63" calcext:value-type="float">
            <text:p>63</text:p>
          </table:table-cell>
          <table:table-cell table:formula="of:=[.DN32]" office:value-type="float" office:value="17" calcext:value-type="float">
            <text:p>17</text:p>
          </table:table-cell>
          <table:table-cell table:formula="of:=CONCATENATE(&quot;[[&quot;; [.DN36]; &quot;,0],&quot;; &quot;[&quot;; [.DO36]; &quot;,0],&quot;; &quot;[&quot;; [.DP36]; &quot;,0],&quot;; &quot;[&quot;; [.DQ36]; &quot;,0],&quot;; &quot;[&quot;; [.DR36]; &quot;,0]]&quot;)" office:value-type="string" office:string-value="[[,0],[,0],[65,0],[63,0],[17,0]]" calcext:value-type="string">
            <text:p>[[,0],[,0],[65,0],[63,0],[17,0]]</text:p>
          </table:table-cell>
          <table:table-cell table:number-columns-repeated="3"/>
          <table:table-cell table:formula="of:=[.DU34]" office:value-type="float" office:value="66" calcext:value-type="float">
            <text:p>66</text:p>
          </table:table-cell>
          <table:table-cell table:formula="of:=[.DU33]" office:value-type="float" office:value="62" calcext:value-type="float">
            <text:p>62</text:p>
          </table:table-cell>
          <table:table-cell table:formula="of:=[.DU32]" office:value-type="float" office:value="18" calcext:value-type="float">
            <text:p>18</text:p>
          </table:table-cell>
          <table:table-cell table:formula="of:=CONCATENATE(&quot;[[&quot;; [.DU36]; &quot;,0],&quot;; &quot;[&quot;; [.DV36]; &quot;,0],&quot;; &quot;[&quot;; [.DW36]; &quot;,0],&quot;; &quot;[&quot;; [.DX36]; &quot;,0],&quot;; &quot;[&quot;; [.DY36]; &quot;,0]]&quot;)" office:value-type="string" office:string-value="[[,0],[,0],[66,0],[62,0],[18,0]]" calcext:value-type="string">
            <text:p>[[,0],[,0],[66,0],[62,0],[18,0]]</text:p>
          </table:table-cell>
          <table:table-cell table:number-columns-repeated="3"/>
          <table:table-cell table:formula="of:=[.EB34]" office:value-type="float" office:value="67" calcext:value-type="float">
            <text:p>67</text:p>
          </table:table-cell>
          <table:table-cell table:formula="of:=[.EB33]" office:value-type="float" office:value="61" calcext:value-type="float">
            <text:p>61</text:p>
          </table:table-cell>
          <table:table-cell table:formula="of:=[.EB32]" office:value-type="float" office:value="19" calcext:value-type="float">
            <text:p>19</text:p>
          </table:table-cell>
          <table:table-cell table:formula="of:=CONCATENATE(&quot;[[&quot;; [.EB36]; &quot;,0],&quot;; &quot;[&quot;; [.EC36]; &quot;,0],&quot;; &quot;[&quot;; [.ED36]; &quot;,0],&quot;; &quot;[&quot;; [.EE36]; &quot;,0],&quot;; &quot;[&quot;; [.EF36]; &quot;,0]]&quot;)" office:value-type="string" office:string-value="[[,0],[,0],[67,0],[61,0],[19,0]]" calcext:value-type="string">
            <text:p>[[,0],[,0],[67,0],[61,0],[19,0]]</text:p>
          </table:table-cell>
          <table:table-cell table:number-columns-repeated="3"/>
          <table:table-cell table:formula="of:=[.EI34]" office:value-type="float" office:value="68" calcext:value-type="float">
            <text:p>68</text:p>
          </table:table-cell>
          <table:table-cell table:formula="of:=[.EI33]" office:value-type="float" office:value="60" calcext:value-type="float">
            <text:p>60</text:p>
          </table:table-cell>
          <table:table-cell table:formula="of:=[.EI32]" office:value-type="float" office:value="20" calcext:value-type="float">
            <text:p>20</text:p>
          </table:table-cell>
          <table:table-cell table:formula="of:=CONCATENATE(&quot;[[&quot;; [.EI36]; &quot;,0],&quot;; &quot;[&quot;; [.EJ36]; &quot;,0],&quot;; &quot;[&quot;; [.EK36]; &quot;,0],&quot;; &quot;[&quot;; [.EL36]; &quot;,0],&quot;; &quot;[&quot;; [.EM36]; &quot;,0]]&quot;)" office:value-type="string" office:string-value="[[,0],[,0],[68,0],[60,0],[20,0]]" calcext:value-type="string">
            <text:p>[[,0],[,0],[68,0],[60,0],[20,0]]</text:p>
          </table:table-cell>
          <table:table-cell table:number-columns-repeated="3"/>
          <table:table-cell table:formula="of:=[.EP34]" office:value-type="float" office:value="69" calcext:value-type="float">
            <text:p>69</text:p>
          </table:table-cell>
          <table:table-cell table:formula="of:=[.EP33]" office:value-type="float" office:value="59" calcext:value-type="float">
            <text:p>59</text:p>
          </table:table-cell>
          <table:table-cell table:formula="of:=[.EP32]" office:value-type="float" office:value="21" calcext:value-type="float">
            <text:p>21</text:p>
          </table:table-cell>
          <table:table-cell table:formula="of:=CONCATENATE(&quot;[[&quot;; [.EP36]; &quot;,0],&quot;; &quot;[&quot;; [.EQ36]; &quot;,0],&quot;; &quot;[&quot;; [.ER36]; &quot;,0],&quot;; &quot;[&quot;; [.ES36]; &quot;,0],&quot;; &quot;[&quot;; [.ET36]; &quot;,0]]&quot;)" office:value-type="string" office:string-value="[[,0],[,0],[69,0],[59,0],[21,0]]" calcext:value-type="string">
            <text:p>[[,0],[,0],[69,0],[59,0],[21,0]]</text:p>
          </table:table-cell>
          <table:table-cell table:number-columns-repeated="2"/>
          <table:table-cell table:formula="of:=[.EW35]" office:value-type="float" office:value="68" calcext:value-type="float">
            <text:p>68</text:p>
          </table:table-cell>
          <table:table-cell table:formula="of:=[.EW34]" office:value-type="float" office:value="60" calcext:value-type="float">
            <text:p>60</text:p>
          </table:table-cell>
          <table:table-cell table:formula="of:=[.EW33]" office:value-type="float" office:value="20" calcext:value-type="float">
            <text:p>20</text:p>
          </table:table-cell>
          <table:table-cell table:formula="of:=[.EW32]" office:value-type="float" office:value="22" calcext:value-type="float">
            <text:p>22</text:p>
          </table:table-cell>
          <table:table-cell table:formula="of:=CONCATENATE(&quot;[[&quot;; [.EW36]; &quot;,0],&quot;; &quot;[&quot;; [.EX36]; &quot;,0],&quot;; &quot;[&quot;; [.EY36]; &quot;,0],&quot;; &quot;[&quot;; [.EZ36]; &quot;,0],&quot;; &quot;[&quot;; [.FA36]; &quot;,0]]&quot;)" office:value-type="string" office:string-value="[[,0],[68,0],[60,0],[20,0],[22,0]]" calcext:value-type="string">
            <text:p>[[,0],[68,0],[60,0],[20,0],[22,0]]</text:p>
          </table:table-cell>
          <table:table-cell/>
          <table:table-cell office:value-type="float" office:value="67" calcext:value-type="float">
            <text:p>67</text:p>
          </table:table-cell>
          <table:table-cell table:formula="of:=[.FD35]" office:value-type="float" office:value="61" calcext:value-type="float">
            <text:p>61</text:p>
          </table:table-cell>
          <table:table-cell table:formula="of:=[.FD34]" office:value-type="float" office:value="19" calcext:value-type="float">
            <text:p>19</text:p>
          </table:table-cell>
          <table:table-cell table:formula="of:=[.FD33]" office:value-type="float" office:value="13" calcext:value-type="float">
            <text:p>13</text:p>
          </table:table-cell>
          <table:table-cell table:formula="of:=[.FD32]" office:value-type="float" office:value="23" calcext:value-type="float">
            <text:p>23</text:p>
          </table:table-cell>
          <table:table-cell table:formula="of:=CONCATENATE(&quot;[[&quot;; [.FD36]; &quot;,0],&quot;; &quot;[&quot;; [.FE36]; &quot;,0],&quot;; &quot;[&quot;; [.FF36]; &quot;,0],&quot;; &quot;[&quot;; [.FG36]; &quot;,0],&quot;; &quot;[&quot;; [.FH36]; &quot;,0]]&quot;)" office:value-type="string" office:string-value="[[67,0],[61,0],[19,0],[13,0],[23,0]]" calcext:value-type="string">
            <text:p>[[67,0],[61,0],[19,0],[13,0],[23,0]]</text:p>
          </table:table-cell>
          <table:table-cell/>
          <table:table-cell office:value-type="float" office:value="62" calcext:value-type="float">
            <text:p>62</text:p>
          </table:table-cell>
          <table:table-cell table:formula="of:=[.FK35]" office:value-type="float" office:value="18" calcext:value-type="float">
            <text:p>18</text:p>
          </table:table-cell>
          <table:table-cell table:formula="of:=[.FK34]" office:value-type="float" office:value="14" calcext:value-type="float">
            <text:p>14</text:p>
          </table:table-cell>
          <table:table-cell table:formula="of:=[.FK33]" office:value-type="float" office:value="12" calcext:value-type="float">
            <text:p>12</text:p>
          </table:table-cell>
          <table:table-cell table:formula="of:=[.FK32]" office:value-type="float" office:value="24" calcext:value-type="float">
            <text:p>24</text:p>
          </table:table-cell>
          <table:table-cell table:formula="of:=CONCATENATE(&quot;[[&quot;; [.FK36]; &quot;,0],&quot;; &quot;[&quot;; [.FL36]; &quot;,0],&quot;; &quot;[&quot;; [.FM36]; &quot;,0],&quot;; &quot;[&quot;; [.FN36]; &quot;,0],&quot;; &quot;[&quot;; [.FO36]; &quot;,0]]&quot;)" office:value-type="string" office:string-value="[[62,0],[18,0],[14,0],[12,0],[24,0]]" calcext:value-type="string">
            <text:p>[[62,0],[18,0],[14,0],[12,0],[24,0]]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FR35]" office:value-type="float" office:value="15" calcext:value-type="float">
            <text:p>15</text:p>
          </table:table-cell>
          <table:table-cell table:formula="of:=[.FR34]" office:value-type="float" office:value="1" calcext:value-type="float">
            <text:p>1</text:p>
          </table:table-cell>
          <table:table-cell table:formula="of:=[.FR33]" office:value-type="float" office:value="11" calcext:value-type="float">
            <text:p>11</text:p>
          </table:table-cell>
          <table:table-cell table:formula="of:=[.FR32]" office:value-type="float" office:value="25" calcext:value-type="float">
            <text:p>25</text:p>
          </table:table-cell>
          <table:table-cell table:formula="of:=CONCATENATE(&quot;[[&quot;; [.FR36]; &quot;,0],&quot;; &quot;[&quot;; [.FS36]; &quot;,0],&quot;; &quot;[&quot;; [.FT36]; &quot;,0],&quot;; &quot;[&quot;; [.FU36]; &quot;,0],&quot;; &quot;[&quot;; [.FV36]; &quot;,0]]&quot;)" office:value-type="string" office:string-value="[[17,0],[15,0],[1,0],[11,0],[25,0]]" calcext:value-type="string">
            <text:p>[[17,0],[15,0],[1,0],[11,0],[25,0]]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FY35]" office:value-type="float" office:value="4" calcext:value-type="float">
            <text:p>4</text:p>
          </table:table-cell>
          <table:table-cell table:formula="of:=[.FY34]" office:value-type="float" office:value="2" calcext:value-type="float">
            <text:p>2</text:p>
          </table:table-cell>
          <table:table-cell table:formula="of:=[.FY33]" office:value-type="float" office:value="10" calcext:value-type="float">
            <text:p>10</text:p>
          </table:table-cell>
          <table:table-cell table:formula="of:=[.FY32]" office:value-type="float" office:value="26" calcext:value-type="float">
            <text:p>26</text:p>
          </table:table-cell>
          <table:table-cell table:formula="of:=CONCATENATE(&quot;[[&quot;; [.FY36]; &quot;,0],&quot;; &quot;[&quot;; [.FZ36]; &quot;,0],&quot;; &quot;[&quot;; [.GA36]; &quot;,0],&quot;; &quot;[&quot;; [.GB36]; &quot;,0],&quot;; &quot;[&quot;; [.GC36]; &quot;,0]]&quot;)" office:value-type="string" office:string-value="[[16,0],[4,0],[2,0],[10,0],[26,0]]" calcext:value-type="string">
            <text:p>[[16,0],[4,0],[2,0],[10,0],[26,0]]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.GF35]" office:value-type="float" office:value="5" calcext:value-type="float">
            <text:p>5</text:p>
          </table:table-cell>
          <table:table-cell table:formula="of:=[.GF34]" office:value-type="float" office:value="3" calcext:value-type="float">
            <text:p>3</text:p>
          </table:table-cell>
          <table:table-cell table:formula="of:=[.GF33]" office:value-type="float" office:value="9" calcext:value-type="float">
            <text:p>9</text:p>
          </table:table-cell>
          <table:table-cell table:formula="of:=[.GF32]" office:value-type="float" office:value="27" calcext:value-type="float">
            <text:p>27</text:p>
          </table:table-cell>
          <table:table-cell table:formula="of:=CONCATENATE(&quot;[[&quot;; [.GF36]; &quot;,0],&quot;; &quot;[&quot;; [.GG36]; &quot;,0],&quot;; &quot;[&quot;; [.GH36]; &quot;,0],&quot;; &quot;[&quot;; [.GI36]; &quot;,0],&quot;; &quot;[&quot;; [.GJ36]; &quot;,0]]&quot;)" office:value-type="string" office:string-value="[[35,0],[5,0],[3,0],[9,0],[27,0]]" calcext:value-type="string">
            <text:p>[[35,0],[5,0],[3,0],[9,0],[27,0]]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.GM35]" office:value-type="float" office:value="34" calcext:value-type="float">
            <text:p>34</text:p>
          </table:table-cell>
          <table:table-cell table:formula="of:=[.GM34]" office:value-type="float" office:value="6" calcext:value-type="float">
            <text:p>6</text:p>
          </table:table-cell>
          <table:table-cell table:formula="of:=[.GM33]" office:value-type="float" office:value="8" calcext:value-type="float">
            <text:p>8</text:p>
          </table:table-cell>
          <table:table-cell table:formula="of:=[.GM32]" office:value-type="float" office:value="28" calcext:value-type="float">
            <text:p>28</text:p>
          </table:table-cell>
          <table:table-cell table:formula="of:=CONCATENATE(&quot;[[&quot;; [.GM36]; &quot;,0],&quot;; &quot;[&quot;; [.GN36]; &quot;,0],&quot;; &quot;[&quot;; [.GO36]; &quot;,0],&quot;; &quot;[&quot;; [.GP36]; &quot;,0],&quot;; &quot;[&quot;; [.GQ36]; &quot;,0]]&quot;)" office:value-type="string" office:string-value="[[38,0],[34,0],[6,0],[8,0],[28,0]]" calcext:value-type="string">
            <text:p>[[38,0],[34,0],[6,0],[8,0],[28,0]]</text:p>
          </table:table-cell>
          <table:table-cell/>
          <table:table-cell office:value-type="float" office:value="97" calcext:value-type="float">
            <text:p>97</text:p>
          </table:table-cell>
          <table:table-cell table:formula="of:=[.GT35]" office:value-type="float" office:value="39" calcext:value-type="float">
            <text:p>39</text:p>
          </table:table-cell>
          <table:table-cell table:formula="of:=[.GT34]" office:value-type="float" office:value="33" calcext:value-type="float">
            <text:p>33</text:p>
          </table:table-cell>
          <table:table-cell table:formula="of:=[.GT33]" office:value-type="float" office:value="7" calcext:value-type="float">
            <text:p>7</text:p>
          </table:table-cell>
          <table:table-cell table:formula="of:=[.GT32]" office:value-type="float" office:value="29" calcext:value-type="float">
            <text:p>29</text:p>
          </table:table-cell>
          <table:table-cell table:formula="of:=CONCATENATE(&quot;[[&quot;; [.GT36]; &quot;,0],&quot;; &quot;[&quot;; [.GU36]; &quot;,0],&quot;; &quot;[&quot;; [.GV36]; &quot;,0],&quot;; &quot;[&quot;; [.GW36]; &quot;,0],&quot;; &quot;[&quot;; [.GX36]; &quot;,0]]&quot;)" office:value-type="string" office:string-value="[[97,0],[39,0],[33,0],[7,0],[29,0]]" calcext:value-type="string">
            <text:p>[[97,0],[39,0],[33,0],[7,0],[2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A35]" office:value-type="float" office:value="96" calcext:value-type="float">
            <text:p>96</text:p>
          </table:table-cell>
          <table:table-cell table:formula="of:=[.HA34]" office:value-type="float" office:value="40" calcext:value-type="float">
            <text:p>40</text:p>
          </table:table-cell>
          <table:table-cell table:formula="of:=[.HA33]" office:value-type="float" office:value="32" calcext:value-type="float">
            <text:p>32</text:p>
          </table:table-cell>
          <table:table-cell table:formula="of:=[.HA32]" office:value-type="float" office:value="30" calcext:value-type="float">
            <text:p>30</text:p>
          </table:table-cell>
          <table:table-cell table:formula="of:=CONCATENATE(&quot;[[&quot;; [.HA36]; &quot;,0],&quot;; &quot;[&quot;; [.HB36]; &quot;,0],&quot;; &quot;[&quot;; [.HC36]; &quot;,0],&quot;; &quot;[&quot;; [.HD36]; &quot;,0],&quot;; &quot;[&quot;; [.HE36]; &quot;,0]]&quot;)" office:value-type="string" office:string-value="[[0,0],[96,0],[40,0],[32,0],[30,0]]" calcext:value-type="string">
            <text:p>[[0,0],[96,0],[40,0],[32,0],[3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H35]" office:value-type="float" office:value="0" calcext:value-type="float">
            <text:p>0</text:p>
          </table:table-cell>
          <table:table-cell table:formula="of:=[.HH34]" office:value-type="float" office:value="95" calcext:value-type="float">
            <text:p>95</text:p>
          </table:table-cell>
          <table:table-cell table:formula="of:=[.HH33]" office:value-type="float" office:value="41" calcext:value-type="float">
            <text:p>41</text:p>
          </table:table-cell>
          <table:table-cell table:formula="of:=[.HH32]" office:value-type="float" office:value="31" calcext:value-type="float">
            <text:p>31</text:p>
          </table:table-cell>
          <table:table-cell table:formula="of:=CONCATENATE(&quot;[[&quot;; [.HH36]; &quot;,0],&quot;; &quot;[&quot;; [.HI36]; &quot;,0],&quot;; &quot;[&quot;; [.HJ36]; &quot;,0],&quot;; &quot;[&quot;; [.HK36]; &quot;,0],&quot;; &quot;[&quot;; [.HL36]; &quot;,0]]&quot;)" office:value-type="string" office:string-value="[[0,0],[0,0],[95,0],[41,0],[31,0]]" calcext:value-type="string">
            <text:p>[[0,0],[0,0],[95,0],[41,0],[3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O35]" office:value-type="float" office:value="0" calcext:value-type="float">
            <text:p>0</text:p>
          </table:table-cell>
          <table:table-cell table:formula="of:=[.HO34]" office:value-type="float" office:value="96" calcext:value-type="float">
            <text:p>96</text:p>
          </table:table-cell>
          <table:table-cell table:formula="of:=[.HO33]" office:value-type="float" office:value="40" calcext:value-type="float">
            <text:p>40</text:p>
          </table:table-cell>
          <table:table-cell table:formula="of:=[.HO32]" office:value-type="float" office:value="32" calcext:value-type="float">
            <text:p>32</text:p>
          </table:table-cell>
          <table:table-cell table:formula="of:=CONCATENATE(&quot;[[&quot;; [.HO36]; &quot;,0],&quot;; &quot;[&quot;; [.HP36]; &quot;,0],&quot;; &quot;[&quot;; [.HQ36]; &quot;,0],&quot;; &quot;[&quot;; [.HR36]; &quot;,0],&quot;; &quot;[&quot;; [.HS36]; &quot;,0]]&quot;)" office:value-type="string" office:string-value="[[0,0],[0,0],[96,0],[40,0],[32,0]]" calcext:value-type="string">
            <text:p>[[0,0],[0,0],[96,0],[40,0],[3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HV35]" office:value-type="float" office:value="0" calcext:value-type="float">
            <text:p>0</text:p>
          </table:table-cell>
          <table:table-cell table:formula="of:=[.HV34]" office:value-type="float" office:value="97" calcext:value-type="float">
            <text:p>97</text:p>
          </table:table-cell>
          <table:table-cell table:formula="of:=[.HV33]" office:value-type="float" office:value="39" calcext:value-type="float">
            <text:p>39</text:p>
          </table:table-cell>
          <table:table-cell table:formula="of:=[.HV32]" office:value-type="float" office:value="33" calcext:value-type="float">
            <text:p>33</text:p>
          </table:table-cell>
          <table:table-cell table:formula="of:=CONCATENATE(&quot;[[&quot;; [.HV36]; &quot;,0],&quot;; &quot;[&quot;; [.HW36]; &quot;,0],&quot;; &quot;[&quot;; [.HX36]; &quot;,0],&quot;; &quot;[&quot;; [.HY36]; &quot;,0],&quot;; &quot;[&quot;; [.HZ36]; &quot;,0]]&quot;)" office:value-type="string" office:string-value="[[0,0],[0,0],[97,0],[39,0],[33,0]]" calcext:value-type="string">
            <text:p>[[0,0],[0,0],[97,0],[39,0],[3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C35]" office:value-type="float" office:value="0" calcext:value-type="float">
            <text:p>0</text:p>
          </table:table-cell>
          <table:table-cell table:formula="of:=[.IC34]" office:value-type="float" office:value="98" calcext:value-type="float">
            <text:p>98</text:p>
          </table:table-cell>
          <table:table-cell table:formula="of:=[.IC33]" office:value-type="float" office:value="38" calcext:value-type="float">
            <text:p>38</text:p>
          </table:table-cell>
          <table:table-cell table:formula="of:=[.IC32]" office:value-type="float" office:value="34" calcext:value-type="float">
            <text:p>34</text:p>
          </table:table-cell>
          <table:table-cell table:formula="of:=CONCATENATE(&quot;[[&quot;; [.IC36]; &quot;,0],&quot;; &quot;[&quot;; [.ID36]; &quot;,0],&quot;; &quot;[&quot;; [.IE36]; &quot;,0],&quot;; &quot;[&quot;; [.IF36]; &quot;,0],&quot;; &quot;[&quot;; [.IG36]; &quot;,0]]&quot;)" office:value-type="string" office:string-value="[[0,0],[0,0],[98,0],[38,0],[34,0]]" calcext:value-type="string">
            <text:p>[[0,0],[0,0],[98,0],[38,0],[3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J35]" office:value-type="float" office:value="0" calcext:value-type="float">
            <text:p>0</text:p>
          </table:table-cell>
          <table:table-cell table:formula="of:=[.IJ34]" office:value-type="float" office:value="99" calcext:value-type="float">
            <text:p>99</text:p>
          </table:table-cell>
          <table:table-cell table:formula="of:=[.IJ33]" office:value-type="float" office:value="37" calcext:value-type="float">
            <text:p>37</text:p>
          </table:table-cell>
          <table:table-cell table:formula="of:=[.IJ32]" office:value-type="float" office:value="35" calcext:value-type="float">
            <text:p>35</text:p>
          </table:table-cell>
          <table:table-cell table:formula="of:=CONCATENATE(&quot;[[&quot;; [.IJ36]; &quot;,0],&quot;; &quot;[&quot;; [.IK36]; &quot;,0],&quot;; &quot;[&quot;; [.IL36]; &quot;,0],&quot;; &quot;[&quot;; [.IM36]; &quot;,0],&quot;; &quot;[&quot;; [.IN36]; &quot;,0]]&quot;)" office:value-type="string" office:string-value="[[0,0],[0,0],[99,0],[37,0],[35,0]]" calcext:value-type="string">
            <text:p>[[0,0],[0,0],[99,0],[37,0],[3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Q35]" office:value-type="float" office:value="0" calcext:value-type="float">
            <text:p>0</text:p>
          </table:table-cell>
          <table:table-cell table:formula="of:=[.IQ34]" office:value-type="float" office:value="0" calcext:value-type="float">
            <text:p>0</text:p>
          </table:table-cell>
          <table:table-cell table:formula="of:=[.IQ33]" office:value-type="float" office:value="64" calcext:value-type="float">
            <text:p>64</text:p>
          </table:table-cell>
          <table:table-cell table:formula="of:=[.IQ32]" office:value-type="float" office:value="36" calcext:value-type="float">
            <text:p>36</text:p>
          </table:table-cell>
          <table:table-cell table:formula="of:=CONCATENATE(&quot;[[&quot;; [.IQ36]; &quot;,0],&quot;; &quot;[&quot;; [.IR36]; &quot;,0],&quot;; &quot;[&quot;; [.IS36]; &quot;,0],&quot;; &quot;[&quot;; [.IT36]; &quot;,0],&quot;; &quot;[&quot;; [.IU36]; &quot;,0]]&quot;)" office:value-type="string" office:string-value="[[0,0],[0,0],[0,0],[64,0],[36,0]]" calcext:value-type="string">
            <text:p>[[0,0],[0,0],[0,0],[64,0],[3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IX35]" office:value-type="float" office:value="0" calcext:value-type="float">
            <text:p>0</text:p>
          </table:table-cell>
          <table:table-cell table:formula="of:=[.IX34]" office:value-type="float" office:value="0" calcext:value-type="float">
            <text:p>0</text:p>
          </table:table-cell>
          <table:table-cell table:formula="of:=[.IX33]" office:value-type="float" office:value="99" calcext:value-type="float">
            <text:p>99</text:p>
          </table:table-cell>
          <table:table-cell table:formula="of:=[.IX32]" office:value-type="float" office:value="37" calcext:value-type="float">
            <text:p>37</text:p>
          </table:table-cell>
          <table:table-cell table:formula="of:=CONCATENATE(&quot;[[&quot;; [.IX36]; &quot;,0],&quot;; &quot;[&quot;; [.IY36]; &quot;,0],&quot;; &quot;[&quot;; [.IZ36]; &quot;,0],&quot;; &quot;[&quot;; [.JA36]; &quot;,0],&quot;; &quot;[&quot;; [.JB36]; &quot;,0]]&quot;)" office:value-type="string" office:string-value="[[0,0],[0,0],[0,0],[99,0],[37,0]]" calcext:value-type="string">
            <text:p>[[0,0],[0,0],[0,0],[99,0],[3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E35]" office:value-type="float" office:value="0" calcext:value-type="float">
            <text:p>0</text:p>
          </table:table-cell>
          <table:table-cell table:formula="of:=[.JE34]" office:value-type="float" office:value="0" calcext:value-type="float">
            <text:p>0</text:p>
          </table:table-cell>
          <table:table-cell table:formula="of:=[.JE33]" office:value-type="float" office:value="98" calcext:value-type="float">
            <text:p>98</text:p>
          </table:table-cell>
          <table:table-cell table:formula="of:=[.JE32]" office:value-type="float" office:value="38" calcext:value-type="float">
            <text:p>38</text:p>
          </table:table-cell>
          <table:table-cell table:formula="of:=CONCATENATE(&quot;[[&quot;; [.JE36]; &quot;,0],&quot;; &quot;[&quot;; [.JF36]; &quot;,0],&quot;; &quot;[&quot;; [.JG36]; &quot;,0],&quot;; &quot;[&quot;; [.JH36]; &quot;,0],&quot;; &quot;[&quot;; [.JI36]; &quot;,0]]&quot;)" office:value-type="string" office:string-value="[[0,0],[0,0],[0,0],[98,0],[38,0]]" calcext:value-type="string">
            <text:p>[[0,0],[0,0],[0,0],[98,0],[3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L35]" office:value-type="float" office:value="0" calcext:value-type="float">
            <text:p>0</text:p>
          </table:table-cell>
          <table:table-cell table:formula="of:=[.JL34]" office:value-type="float" office:value="0" calcext:value-type="float">
            <text:p>0</text:p>
          </table:table-cell>
          <table:table-cell table:formula="of:=[.JL33]" office:value-type="float" office:value="97" calcext:value-type="float">
            <text:p>97</text:p>
          </table:table-cell>
          <table:table-cell table:formula="of:=[.JL32]" office:value-type="float" office:value="39" calcext:value-type="float">
            <text:p>39</text:p>
          </table:table-cell>
          <table:table-cell table:formula="of:=CONCATENATE(&quot;[[&quot;; [.JL36]; &quot;,0],&quot;; &quot;[&quot;; [.JM36]; &quot;,0],&quot;; &quot;[&quot;; [.JN36]; &quot;,0],&quot;; &quot;[&quot;; [.JO36]; &quot;,0],&quot;; &quot;[&quot;; [.JP36]; &quot;,0]]&quot;)" office:value-type="string" office:string-value="[[0,0],[0,0],[0,0],[97,0],[39,0]]" calcext:value-type="string">
            <text:p>[[0,0],[0,0],[0,0],[97,0],[3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S35]" office:value-type="float" office:value="0" calcext:value-type="float">
            <text:p>0</text:p>
          </table:table-cell>
          <table:table-cell table:formula="of:=[.JS34]" office:value-type="float" office:value="0" calcext:value-type="float">
            <text:p>0</text:p>
          </table:table-cell>
          <table:table-cell table:formula="of:=[.JS33]" office:value-type="float" office:value="96" calcext:value-type="float">
            <text:p>96</text:p>
          </table:table-cell>
          <table:table-cell table:formula="of:=[.JS32]" office:value-type="float" office:value="40" calcext:value-type="float">
            <text:p>40</text:p>
          </table:table-cell>
          <table:table-cell table:formula="of:=CONCATENATE(&quot;[[&quot;; [.JS36]; &quot;,0],&quot;; &quot;[&quot;; [.JT36]; &quot;,0],&quot;; &quot;[&quot;; [.JU36]; &quot;,0],&quot;; &quot;[&quot;; [.JV36]; &quot;,0],&quot;; &quot;[&quot;; [.JW36]; &quot;,0]]&quot;)" office:value-type="string" office:string-value="[[0,0],[0,0],[0,0],[96,0],[40,0]]" calcext:value-type="string">
            <text:p>[[0,0],[0,0],[0,0],[96,0],[4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JZ35]" office:value-type="float" office:value="0" calcext:value-type="float">
            <text:p>0</text:p>
          </table:table-cell>
          <table:table-cell table:formula="of:=[.JZ34]" office:value-type="float" office:value="0" calcext:value-type="float">
            <text:p>0</text:p>
          </table:table-cell>
          <table:table-cell table:formula="of:=[.JZ33]" office:value-type="float" office:value="95" calcext:value-type="float">
            <text:p>95</text:p>
          </table:table-cell>
          <table:table-cell table:formula="of:=[.JZ32]" office:value-type="float" office:value="41" calcext:value-type="float">
            <text:p>41</text:p>
          </table:table-cell>
          <table:table-cell table:formula="of:=CONCATENATE(&quot;[[&quot;; [.JZ36]; &quot;,0],&quot;; &quot;[&quot;; [.KA36]; &quot;,0],&quot;; &quot;[&quot;; [.KB36]; &quot;,0],&quot;; &quot;[&quot;; [.KC36]; &quot;,0],&quot;; &quot;[&quot;; [.KD36]; &quot;,0]]&quot;)" office:value-type="string" office:string-value="[[0,0],[0,0],[0,0],[95,0],[41,0]]" calcext:value-type="string">
            <text:p>[[0,0],[0,0],[0,0],[95,0],[4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G35]" office:value-type="float" office:value="0" calcext:value-type="float">
            <text:p>0</text:p>
          </table:table-cell>
          <table:table-cell table:formula="of:=[.KG34]" office:value-type="float" office:value="0" calcext:value-type="float">
            <text:p>0</text:p>
          </table:table-cell>
          <table:table-cell table:formula="of:=[.KG33]" office:value-type="float" office:value="94" calcext:value-type="float">
            <text:p>94</text:p>
          </table:table-cell>
          <table:table-cell table:formula="of:=[.KG32]" office:value-type="float" office:value="42" calcext:value-type="float">
            <text:p>42</text:p>
          </table:table-cell>
          <table:table-cell table:formula="of:=CONCATENATE(&quot;[[&quot;; [.KG36]; &quot;,0],&quot;; &quot;[&quot;; [.KH36]; &quot;,0],&quot;; &quot;[&quot;; [.KI36]; &quot;,0],&quot;; &quot;[&quot;; [.KJ36]; &quot;,0],&quot;; &quot;[&quot;; [.KK36]; &quot;,0]]&quot;)" office:value-type="string" office:string-value="[[0,0],[0,0],[0,0],[94,0],[42,0]]" calcext:value-type="string">
            <text:p>[[0,0],[0,0],[0,0],[94,0],[4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N35]" office:value-type="float" office:value="0" calcext:value-type="float">
            <text:p>0</text:p>
          </table:table-cell>
          <table:table-cell table:formula="of:=[.KN34]" office:value-type="float" office:value="0" calcext:value-type="float">
            <text:p>0</text:p>
          </table:table-cell>
          <table:table-cell table:formula="of:=[.KN33]" office:value-type="float" office:value="93" calcext:value-type="float">
            <text:p>93</text:p>
          </table:table-cell>
          <table:table-cell table:formula="of:=[.KN32]" office:value-type="float" office:value="43" calcext:value-type="float">
            <text:p>43</text:p>
          </table:table-cell>
          <table:table-cell table:formula="of:=CONCATENATE(&quot;[[&quot;; [.KN36]; &quot;,0],&quot;; &quot;[&quot;; [.KO36]; &quot;,0],&quot;; &quot;[&quot;; [.KP36]; &quot;,0],&quot;; &quot;[&quot;; [.KQ36]; &quot;,0],&quot;; &quot;[&quot;; [.KR36]; &quot;,0]]&quot;)" office:value-type="string" office:string-value="[[0,0],[0,0],[0,0],[93,0],[43,0]]" calcext:value-type="string">
            <text:p>[[0,0],[0,0],[0,0],[93,0],[4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KU35]" office:value-type="float" office:value="0" calcext:value-type="float">
            <text:p>0</text:p>
          </table:table-cell>
          <table:table-cell table:formula="of:=[.KU34]" office:value-type="float" office:value="94" calcext:value-type="float">
            <text:p>94</text:p>
          </table:table-cell>
          <table:table-cell table:formula="of:=[.KU33]" office:value-type="float" office:value="42" calcext:value-type="float">
            <text:p>42</text:p>
          </table:table-cell>
          <table:table-cell table:formula="of:=[.KU32]" office:value-type="float" office:value="44" calcext:value-type="float">
            <text:p>44</text:p>
          </table:table-cell>
          <table:table-cell table:formula="of:=CONCATENATE(&quot;[[&quot;; [.KU36]; &quot;,0],&quot;; &quot;[&quot;; [.KV36]; &quot;,0],&quot;; &quot;[&quot;; [.KW36]; &quot;,0],&quot;; &quot;[&quot;; [.KX36]; &quot;,0],&quot;; &quot;[&quot;; [.KY36]; &quot;,0]]&quot;)" office:value-type="string" office:string-value="[[0,0],[0,0],[94,0],[42,0],[44,0]]" calcext:value-type="string">
            <text:p>[[0,0],[0,0],[94,0],[42,0],[4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LB35]" office:value-type="float" office:value="95" calcext:value-type="float">
            <text:p>95</text:p>
          </table:table-cell>
          <table:table-cell table:formula="of:=[.LB34]" office:value-type="float" office:value="41" calcext:value-type="float">
            <text:p>41</text:p>
          </table:table-cell>
          <table:table-cell table:formula="of:=[.LB33]" office:value-type="float" office:value="31" calcext:value-type="float">
            <text:p>31</text:p>
          </table:table-cell>
          <table:table-cell table:formula="of:=[.LB32]" office:value-type="float" office:value="45" calcext:value-type="float">
            <text:p>45</text:p>
          </table:table-cell>
          <table:table-cell table:formula="of:=CONCATENATE(&quot;[[&quot;; [.LB36]; &quot;,0],&quot;; &quot;[&quot;; [.LC36]; &quot;,0],&quot;; &quot;[&quot;; [.LD36]; &quot;,0],&quot;; &quot;[&quot;; [.LE36]; &quot;,0],&quot;; &quot;[&quot;; [.LF36]; &quot;,0]]&quot;)" office:value-type="string" office:string-value="[[0,0],[95,0],[41,0],[31,0],[45,0]]" calcext:value-type="string">
            <text:p>[[0,0],[95,0],[41,0],[31,0],[45,0]]</text:p>
          </table:table-cell>
          <table:table-cell/>
          <table:table-cell office:value-type="float" office:value="96" calcext:value-type="float">
            <text:p>96</text:p>
          </table:table-cell>
          <table:table-cell table:formula="of:=[.LI35]" office:value-type="float" office:value="40" calcext:value-type="float">
            <text:p>40</text:p>
          </table:table-cell>
          <table:table-cell table:formula="of:=[.LI34]" office:value-type="float" office:value="32" calcext:value-type="float">
            <text:p>32</text:p>
          </table:table-cell>
          <table:table-cell table:formula="of:=[.LI33]" office:value-type="float" office:value="30" calcext:value-type="float">
            <text:p>30</text:p>
          </table:table-cell>
          <table:table-cell table:formula="of:=[.LI32]" office:value-type="float" office:value="46" calcext:value-type="float">
            <text:p>46</text:p>
          </table:table-cell>
          <table:table-cell table:formula="of:=CONCATENATE(&quot;[[&quot;; [.LI36]; &quot;,0],&quot;; &quot;[&quot;; [.LJ36]; &quot;,0],&quot;; &quot;[&quot;; [.LK36]; &quot;,0],&quot;; &quot;[&quot;; [.LL36]; &quot;,0],&quot;; &quot;[&quot;; [.LM36]; &quot;,0]]&quot;)" office:value-type="string" office:string-value="[[96,0],[40,0],[32,0],[30,0],[46,0]]" calcext:value-type="string">
            <text:p>[[96,0],[40,0],[32,0],[30,0],[46,0]]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.LP35]" office:value-type="float" office:value="33" calcext:value-type="float">
            <text:p>33</text:p>
          </table:table-cell>
          <table:table-cell table:formula="of:=[.LP34]" office:value-type="float" office:value="7" calcext:value-type="float">
            <text:p>7</text:p>
          </table:table-cell>
          <table:table-cell table:formula="of:=[.LP33]" office:value-type="float" office:value="29" calcext:value-type="float">
            <text:p>29</text:p>
          </table:table-cell>
          <table:table-cell table:formula="of:=[.LP32]" office:value-type="float" office:value="47" calcext:value-type="float">
            <text:p>47</text:p>
          </table:table-cell>
          <table:table-cell table:formula="of:=CONCATENATE(&quot;[[&quot;; [.LP36]; &quot;,0],&quot;; &quot;[&quot;; [.LQ36]; &quot;,0],&quot;; &quot;[&quot;; [.LR36]; &quot;,0],&quot;; &quot;[&quot;; [.LS36]; &quot;,0],&quot;; &quot;[&quot;; [.LT36]; &quot;,0]]&quot;)" office:value-type="string" office:string-value="[[39,0],[33,0],[7,0],[29,0],[47,0]]" calcext:value-type="string">
            <text:p>[[39,0],[33,0],[7,0],[29,0],[47,0]]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.LW35]" office:value-type="float" office:value="6" calcext:value-type="float">
            <text:p>6</text:p>
          </table:table-cell>
          <table:table-cell table:formula="of:=[.LW34]" office:value-type="float" office:value="8" calcext:value-type="float">
            <text:p>8</text:p>
          </table:table-cell>
          <table:table-cell table:formula="of:=[.LW33]" office:value-type="float" office:value="28" calcext:value-type="float">
            <text:p>28</text:p>
          </table:table-cell>
          <table:table-cell table:formula="of:=[.LW32]" office:value-type="float" office:value="48" calcext:value-type="float">
            <text:p>48</text:p>
          </table:table-cell>
          <table:table-cell table:formula="of:=CONCATENATE(&quot;[[&quot;; [.LW36]; &quot;,0],&quot;; &quot;[&quot;; [.LX36]; &quot;,0],&quot;; &quot;[&quot;; [.LY36]; &quot;,0],&quot;; &quot;[&quot;; [.LZ36]; &quot;,0],&quot;; &quot;[&quot;; [.MA36]; &quot;,0]]&quot;)" office:value-type="string" office:string-value="[[34,0],[6,0],[8,0],[28,0],[48,0]]" calcext:value-type="string">
            <text:p>[[34,0],[6,0],[8,0],[28,0],[48,0]]</text:p>
          </table:table-cell>
          <table:table-cell/>
          <table:table-cell office:value-type="float" office:value="5" calcext:value-type="float">
            <text:p>5</text:p>
          </table:table-cell>
          <table:table-cell table:formula="of:=[.MD35]" office:value-type="float" office:value="3" calcext:value-type="float">
            <text:p>3</text:p>
          </table:table-cell>
          <table:table-cell table:formula="of:=[.MD34]" office:value-type="float" office:value="9" calcext:value-type="float">
            <text:p>9</text:p>
          </table:table-cell>
          <table:table-cell table:formula="of:=[.MD33]" office:value-type="float" office:value="27" calcext:value-type="float">
            <text:p>27</text:p>
          </table:table-cell>
          <table:table-cell table:formula="of:=[.MD32]" office:value-type="float" office:value="49" calcext:value-type="float">
            <text:p>49</text:p>
          </table:table-cell>
          <table:table-cell table:formula="of:=CONCATENATE(&quot;[[&quot;; [.MD36]; &quot;,0],&quot;; &quot;[&quot;; [.ME36]; &quot;,0],&quot;; &quot;[&quot;; [.MF36]; &quot;,0],&quot;; &quot;[&quot;; [.MG36]; &quot;,0],&quot;; &quot;[&quot;; [.MH36]; &quot;,0]]&quot;)" office:value-type="string" office:string-value="[[5,0],[3,0],[9,0],[27,0],[49,0]]" calcext:value-type="string">
            <text:p>[[5,0],[3,0],[9,0],[27,0],[49,0]]</text:p>
          </table:table-cell>
          <table:table-cell/>
          <table:table-cell office:value-type="float" office:value="4" calcext:value-type="float">
            <text:p>4</text:p>
          </table:table-cell>
          <table:table-cell table:formula="of:=[.MK35]" office:value-type="float" office:value="2" calcext:value-type="float">
            <text:p>2</text:p>
          </table:table-cell>
          <table:table-cell table:formula="of:=[.MK34]" office:value-type="float" office:value="10" calcext:value-type="float">
            <text:p>10</text:p>
          </table:table-cell>
          <table:table-cell table:formula="of:=[.MK33]" office:value-type="float" office:value="26" calcext:value-type="float">
            <text:p>26</text:p>
          </table:table-cell>
          <table:table-cell table:formula="of:=[.MK32]" office:value-type="float" office:value="50" calcext:value-type="float">
            <text:p>50</text:p>
          </table:table-cell>
          <table:table-cell table:formula="of:=CONCATENATE(&quot;[[&quot;; [.MK36]; &quot;,0],&quot;; &quot;[&quot;; [.ML36]; &quot;,0],&quot;; &quot;[&quot;; [.MM36]; &quot;,0],&quot;; &quot;[&quot;; [.MN36]; &quot;,0],&quot;; &quot;[&quot;; [.MO36]; &quot;,0]]&quot;)" office:value-type="string" office:string-value="[[4,0],[2,0],[10,0],[26,0],[50,0]]" calcext:value-type="string">
            <text:p>[[4,0],[2,0],[10,0],[26,0],[50,0]]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MR35]" office:value-type="float" office:value="1" calcext:value-type="float">
            <text:p>1</text:p>
          </table:table-cell>
          <table:table-cell table:formula="of:=[.MR34]" office:value-type="float" office:value="11" calcext:value-type="float">
            <text:p>11</text:p>
          </table:table-cell>
          <table:table-cell table:formula="of:=[.MR33]" office:value-type="float" office:value="25" calcext:value-type="float">
            <text:p>25</text:p>
          </table:table-cell>
          <table:table-cell table:formula="of:=[.MR32]" office:value-type="float" office:value="51" calcext:value-type="float">
            <text:p>51</text:p>
          </table:table-cell>
          <table:table-cell table:formula="of:=CONCATENATE(&quot;[[&quot;; [.MR36]; &quot;,0],&quot;; &quot;[&quot;; [.MS36]; &quot;,0],&quot;; &quot;[&quot;; [.MT36]; &quot;,0],&quot;; &quot;[&quot;; [.MU36]; &quot;,0],&quot;; &quot;[&quot;; [.MV36]; &quot;,0]]&quot;)" office:value-type="string" office:string-value="[[15,0],[1,0],[11,0],[25,0],[51,0]]" calcext:value-type="string">
            <text:p>[[15,0],[1,0],[11,0],[25,0],[51,0]]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MY35]" office:value-type="float" office:value="14" calcext:value-type="float">
            <text:p>14</text:p>
          </table:table-cell>
          <table:table-cell table:formula="of:=[.MY34]" office:value-type="float" office:value="12" calcext:value-type="float">
            <text:p>12</text:p>
          </table:table-cell>
          <table:table-cell table:formula="of:=[.MY33]" office:value-type="float" office:value="24" calcext:value-type="float">
            <text:p>24</text:p>
          </table:table-cell>
          <table:table-cell table:formula="of:=[.MY32]" office:value-type="float" office:value="52" calcext:value-type="float">
            <text:p>52</text:p>
          </table:table-cell>
          <table:table-cell table:formula="of:=CONCATENATE(&quot;[[&quot;; [.MY36]; &quot;,0],&quot;; &quot;[&quot;; [.MZ36]; &quot;,0],&quot;; &quot;[&quot;; [.NA36]; &quot;,0],&quot;; &quot;[&quot;; [.NB36]; &quot;,0],&quot;; &quot;[&quot;; [.NC36]; &quot;,0]]&quot;)" office:value-type="string" office:string-value="[[18,0],[14,0],[12,0],[24,0],[52,0]]" calcext:value-type="string">
            <text:p>[[18,0],[14,0],[12,0],[24,0],[52,0]]</text:p>
          </table:table-cell>
          <table:table-cell/>
          <table:table-cell office:value-type="float" office:value="61" calcext:value-type="float">
            <text:p>61</text:p>
          </table:table-cell>
          <table:table-cell table:formula="of:=[.NF35]" office:value-type="float" office:value="19" calcext:value-type="float">
            <text:p>19</text:p>
          </table:table-cell>
          <table:table-cell table:formula="of:=[.NF34]" office:value-type="float" office:value="13" calcext:value-type="float">
            <text:p>13</text:p>
          </table:table-cell>
          <table:table-cell table:formula="of:=[.NF33]" office:value-type="float" office:value="23" calcext:value-type="float">
            <text:p>23</text:p>
          </table:table-cell>
          <table:table-cell table:formula="of:=[.NF32]" office:value-type="float" office:value="53" calcext:value-type="float">
            <text:p>53</text:p>
          </table:table-cell>
          <table:table-cell table:formula="of:=CONCATENATE(&quot;[[&quot;; [.NF36]; &quot;,0],&quot;; &quot;[&quot;; [.NG36]; &quot;,0],&quot;; &quot;[&quot;; [.NH36]; &quot;,0],&quot;; &quot;[&quot;; [.NI36]; &quot;,0],&quot;; &quot;[&quot;; [.NJ36]; &quot;,0]]&quot;)" office:value-type="string" office:string-value="[[61,0],[19,0],[13,0],[23,0],[53,0]]" calcext:value-type="string">
            <text:p>[[61,0],[19,0],[13,0],[23,0],[53,0]]</text:p>
          </table:table-cell>
          <table:table-cell/>
          <table:table-cell office:value-type="float" office:value="68" calcext:value-type="float">
            <text:p>68</text:p>
          </table:table-cell>
          <table:table-cell table:formula="of:=[.NM35]" office:value-type="float" office:value="60" calcext:value-type="float">
            <text:p>60</text:p>
          </table:table-cell>
          <table:table-cell table:formula="of:=[.NM34]" office:value-type="float" office:value="20" calcext:value-type="float">
            <text:p>20</text:p>
          </table:table-cell>
          <table:table-cell table:formula="of:=[.NM33]" office:value-type="float" office:value="22" calcext:value-type="float">
            <text:p>22</text:p>
          </table:table-cell>
          <table:table-cell table:formula="of:=[.NM32]" office:value-type="float" office:value="54" calcext:value-type="float">
            <text:p>54</text:p>
          </table:table-cell>
          <table:table-cell table:formula="of:=CONCATENATE(&quot;[[&quot;; [.NM36]; &quot;,0],&quot;; &quot;[&quot;; [.NN36]; &quot;,0],&quot;; &quot;[&quot;; [.NO36]; &quot;,0],&quot;; &quot;[&quot;; [.NP36]; &quot;,0],&quot;; &quot;[&quot;; [.NQ36]; &quot;,0]]&quot;)" office:value-type="string" office:string-value="[[68,0],[60,0],[20,0],[22,0],[54,0]]" calcext:value-type="string">
            <text:p>[[68,0],[60,0],[20,0],[22,0],[5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NT35]" office:value-type="float" office:value="69" calcext:value-type="float">
            <text:p>69</text:p>
          </table:table-cell>
          <table:table-cell table:formula="of:=[.NT34]" office:value-type="float" office:value="59" calcext:value-type="float">
            <text:p>59</text:p>
          </table:table-cell>
          <table:table-cell table:formula="of:=[.NT33]" office:value-type="float" office:value="21" calcext:value-type="float">
            <text:p>21</text:p>
          </table:table-cell>
          <table:table-cell table:formula="of:=[.NT32]" office:value-type="float" office:value="55" calcext:value-type="float">
            <text:p>55</text:p>
          </table:table-cell>
          <table:table-cell table:formula="of:=CONCATENATE(&quot;[[&quot;; [.NT36]; &quot;,0],&quot;; &quot;[&quot;; [.NU36]; &quot;,0],&quot;; &quot;[&quot;; [.NV36]; &quot;,0],&quot;; &quot;[&quot;; [.NW36]; &quot;,0],&quot;; &quot;[&quot;; [.NX36]; &quot;,0]]&quot;)" office:value-type="string" office:string-value="[[0,0],[69,0],[59,0],[21,0],[55,0]]" calcext:value-type="string">
            <text:p>[[0,0],[69,0],[59,0],[21,0],[5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A35]" office:value-type="float" office:value="0" calcext:value-type="float">
            <text:p>0</text:p>
          </table:table-cell>
          <table:table-cell table:formula="of:=[.OA34]" office:value-type="float" office:value="70" calcext:value-type="float">
            <text:p>70</text:p>
          </table:table-cell>
          <table:table-cell table:formula="of:=[.OA33]" office:value-type="float" office:value="58" calcext:value-type="float">
            <text:p>58</text:p>
          </table:table-cell>
          <table:table-cell table:formula="of:=[.OA32]" office:value-type="float" office:value="56" calcext:value-type="float">
            <text:p>56</text:p>
          </table:table-cell>
          <table:table-cell table:formula="of:=CONCATENATE(&quot;[[&quot;; [.OA36]; &quot;,0],&quot;; &quot;[&quot;; [.OB36]; &quot;,0],&quot;; &quot;[&quot;; [.OC36]; &quot;,0],&quot;; &quot;[&quot;; [.OD36]; &quot;,0],&quot;; &quot;[&quot;; [.OE36]; &quot;,0]]&quot;)" office:value-type="string" office:string-value="[[0,0],[0,0],[70,0],[58,0],[56,0]]" calcext:value-type="string">
            <text:p>[[0,0],[0,0],[70,0],[58,0],[5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H35]" office:value-type="float" office:value="0" calcext:value-type="float">
            <text:p>0</text:p>
          </table:table-cell>
          <table:table-cell table:formula="of:=[.OH34]" office:value-type="float" office:value="0" calcext:value-type="float">
            <text:p>0</text:p>
          </table:table-cell>
          <table:table-cell table:formula="of:=[.OH33]" office:value-type="float" office:value="71" calcext:value-type="float">
            <text:p>71</text:p>
          </table:table-cell>
          <table:table-cell table:formula="of:=[.OH32]" office:value-type="float" office:value="57" calcext:value-type="float">
            <text:p>57</text:p>
          </table:table-cell>
          <table:table-cell table:formula="of:=CONCATENATE(&quot;[[&quot;; [.OH36]; &quot;,0],&quot;; &quot;[&quot;; [.OI36]; &quot;,0],&quot;; &quot;[&quot;; [.OJ36]; &quot;,0],&quot;; &quot;[&quot;; [.OK36]; &quot;,0],&quot;; &quot;[&quot;; [.OL36]; &quot;,0]]&quot;)" office:value-type="string" office:string-value="[[0,0],[0,0],[0,0],[71,0],[57,0]]" calcext:value-type="string">
            <text:p>[[0,0],[0,0],[0,0],[71,0],[5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O35]" office:value-type="float" office:value="0" calcext:value-type="float">
            <text:p>0</text:p>
          </table:table-cell>
          <table:table-cell table:formula="of:=[.OO34]" office:value-type="float" office:value="0" calcext:value-type="float">
            <text:p>0</text:p>
          </table:table-cell>
          <table:table-cell table:formula="of:=[.OO33]" office:value-type="float" office:value="70" calcext:value-type="float">
            <text:p>70</text:p>
          </table:table-cell>
          <table:table-cell table:formula="of:=[.OO32]" office:value-type="float" office:value="58" calcext:value-type="float">
            <text:p>58</text:p>
          </table:table-cell>
          <table:table-cell table:formula="of:=CONCATENATE(&quot;[[&quot;; [.OO36]; &quot;,0],&quot;; &quot;[&quot;; [.OP36]; &quot;,0],&quot;; &quot;[&quot;; [.OQ36]; &quot;,0],&quot;; &quot;[&quot;; [.OR36]; &quot;,0],&quot;; &quot;[&quot;; [.OS36]; &quot;,0]]&quot;)" office:value-type="string" office:string-value="[[0,0],[0,0],[0,0],[70,0],[58,0]]" calcext:value-type="string">
            <text:p>[[0,0],[0,0],[0,0],[70,0],[5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OV35]" office:value-type="float" office:value="0" calcext:value-type="float">
            <text:p>0</text:p>
          </table:table-cell>
          <table:table-cell table:formula="of:=[.OV34]" office:value-type="float" office:value="0" calcext:value-type="float">
            <text:p>0</text:p>
          </table:table-cell>
          <table:table-cell table:formula="of:=[.OV33]" office:value-type="float" office:value="69" calcext:value-type="float">
            <text:p>69</text:p>
          </table:table-cell>
          <table:table-cell table:formula="of:=[.OV32]" office:value-type="float" office:value="59" calcext:value-type="float">
            <text:p>59</text:p>
          </table:table-cell>
          <table:table-cell table:formula="of:=CONCATENATE(&quot;[[&quot;; [.OV36]; &quot;,0],&quot;; &quot;[&quot;; [.OW36]; &quot;,0],&quot;; &quot;[&quot;; [.OX36]; &quot;,0],&quot;; &quot;[&quot;; [.OY36]; &quot;,0],&quot;; &quot;[&quot;; [.OZ36]; &quot;,0]]&quot;)" office:value-type="string" office:string-value="[[0,0],[0,0],[0,0],[69,0],[59,0]]" calcext:value-type="string">
            <text:p>[[0,0],[0,0],[0,0],[69,0],[5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C35]" office:value-type="float" office:value="0" calcext:value-type="float">
            <text:p>0</text:p>
          </table:table-cell>
          <table:table-cell table:formula="of:=[.PC34]" office:value-type="float" office:value="0" calcext:value-type="float">
            <text:p>0</text:p>
          </table:table-cell>
          <table:table-cell table:formula="of:=[.PC33]" office:value-type="float" office:value="68" calcext:value-type="float">
            <text:p>68</text:p>
          </table:table-cell>
          <table:table-cell table:formula="of:=[.PC32]" office:value-type="float" office:value="60" calcext:value-type="float">
            <text:p>60</text:p>
          </table:table-cell>
          <table:table-cell table:formula="of:=CONCATENATE(&quot;[[&quot;; [.PC36]; &quot;,0],&quot;; &quot;[&quot;; [.PD36]; &quot;,0],&quot;; &quot;[&quot;; [.PE36]; &quot;,0],&quot;; &quot;[&quot;; [.PF36]; &quot;,0],&quot;; &quot;[&quot;; [.PG36]; &quot;,0]]&quot;)" office:value-type="string" office:string-value="[[0,0],[0,0],[0,0],[68,0],[60,0]]" calcext:value-type="string">
            <text:p>[[0,0],[0,0],[0,0],[68,0],[6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J35]" office:value-type="float" office:value="0" calcext:value-type="float">
            <text:p>0</text:p>
          </table:table-cell>
          <table:table-cell table:formula="of:=[.PJ34]" office:value-type="float" office:value="0" calcext:value-type="float">
            <text:p>0</text:p>
          </table:table-cell>
          <table:table-cell table:formula="of:=[.PJ33]" office:value-type="float" office:value="67" calcext:value-type="float">
            <text:p>67</text:p>
          </table:table-cell>
          <table:table-cell table:formula="of:=[.PJ32]" office:value-type="float" office:value="61" calcext:value-type="float">
            <text:p>61</text:p>
          </table:table-cell>
          <table:table-cell table:formula="of:=CONCATENATE(&quot;[[&quot;; [.PJ36]; &quot;,0],&quot;; &quot;[&quot;; [.PK36]; &quot;,0],&quot;; &quot;[&quot;; [.PL36]; &quot;,0],&quot;; &quot;[&quot;; [.PM36]; &quot;,0],&quot;; &quot;[&quot;; [.PN36]; &quot;,0]]&quot;)" office:value-type="string" office:string-value="[[0,0],[0,0],[0,0],[67,0],[61,0]]" calcext:value-type="string">
            <text:p>[[0,0],[0,0],[0,0],[67,0],[6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Q35]" office:value-type="float" office:value="0" calcext:value-type="float">
            <text:p>0</text:p>
          </table:table-cell>
          <table:table-cell table:formula="of:=[.PQ34]" office:value-type="float" office:value="0" calcext:value-type="float">
            <text:p>0</text:p>
          </table:table-cell>
          <table:table-cell table:formula="of:=[.PQ33]" office:value-type="float" office:value="66" calcext:value-type="float">
            <text:p>66</text:p>
          </table:table-cell>
          <table:table-cell table:formula="of:=[.PQ32]" office:value-type="float" office:value="62" calcext:value-type="float">
            <text:p>62</text:p>
          </table:table-cell>
          <table:table-cell table:formula="of:=CONCATENATE(&quot;[[&quot;; [.PQ36]; &quot;,0],&quot;; &quot;[&quot;; [.PR36]; &quot;,0],&quot;; &quot;[&quot;; [.PS36]; &quot;,0],&quot;; &quot;[&quot;; [.PT36]; &quot;,0],&quot;; &quot;[&quot;; [.PU36]; &quot;,0]]&quot;)" office:value-type="string" office:string-value="[[0,0],[0,0],[0,0],[66,0],[62,0]]" calcext:value-type="string">
            <text:p>[[0,0],[0,0],[0,0],[66,0],[6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X35]" office:value-type="float" office:value="0" calcext:value-type="float">
            <text:p>0</text:p>
          </table:table-cell>
          <table:table-cell table:formula="of:=[.PX34]" office:value-type="float" office:value="0" calcext:value-type="float">
            <text:p>0</text:p>
          </table:table-cell>
          <table:table-cell table:formula="of:=[.PX33]" office:value-type="float" office:value="65" calcext:value-type="float">
            <text:p>65</text:p>
          </table:table-cell>
          <table:table-cell table:formula="of:=[.PX32]" office:value-type="float" office:value="63" calcext:value-type="float">
            <text:p>63</text:p>
          </table:table-cell>
          <table:table-cell table:formula="of:=CONCATENATE(&quot;[[&quot;; [.PX36]; &quot;,0],&quot;; &quot;[&quot;; [.PY36]; &quot;,0],&quot;; &quot;[&quot;; [.PZ36]; &quot;,0],&quot;; &quot;[&quot;; [.QA36]; &quot;,0],&quot;; &quot;[&quot;; [.QB36]; &quot;,0]]&quot;)" office:value-type="string" office:string-value="[[0,0],[0,0],[0,0],[65,0],[63,0]]" calcext:value-type="string">
            <text:p>[[0,0],[0,0],[0,0],[65,0],[6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E35]" office:value-type="float" office:value="0" calcext:value-type="float">
            <text:p>0</text:p>
          </table:table-cell>
          <table:table-cell table:formula="of:=[.QE34]" office:value-type="float" office:value="0" calcext:value-type="float">
            <text:p>0</text:p>
          </table:table-cell>
          <table:table-cell table:formula="of:=[.QE33]" office:value-type="float" office:value="0" calcext:value-type="float">
            <text:p>0</text:p>
          </table:table-cell>
          <table:table-cell table:formula="of:=[.QE32]" office:value-type="float" office:value="64" calcext:value-type="float">
            <text:p>64</text:p>
          </table:table-cell>
          <table:table-cell table:formula="of:=CONCATENATE(&quot;[[&quot;; [.QE36]; &quot;,0],&quot;; &quot;[&quot;; [.QF36]; &quot;,0],&quot;; &quot;[&quot;; [.QG36]; &quot;,0],&quot;; &quot;[&quot;; [.QH36]; &quot;,0],&quot;; &quot;[&quot;; [.QI36]; &quot;,0]]&quot;)" office:value-type="string" office:string-value="[[0,0],[0,0],[0,0],[0,0],[64,0]]" calcext:value-type="string">
            <text:p>[[0,0],[0,0],[0,0],[0,0],[6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L35]" office:value-type="float" office:value="0" calcext:value-type="float">
            <text:p>0</text:p>
          </table:table-cell>
          <table:table-cell table:formula="of:=[.QL34]" office:value-type="float" office:value="0" calcext:value-type="float">
            <text:p>0</text:p>
          </table:table-cell>
          <table:table-cell table:formula="of:=[.QL33]" office:value-type="float" office:value="0" calcext:value-type="float">
            <text:p>0</text:p>
          </table:table-cell>
          <table:table-cell table:formula="of:=[.QL32]" office:value-type="float" office:value="65" calcext:value-type="float">
            <text:p>65</text:p>
          </table:table-cell>
          <table:table-cell table:formula="of:=CONCATENATE(&quot;[[&quot;; [.QL36]; &quot;,0],&quot;; &quot;[&quot;; [.QM36]; &quot;,0],&quot;; &quot;[&quot;; [.QN36]; &quot;,0],&quot;; &quot;[&quot;; [.QO36]; &quot;,0],&quot;; &quot;[&quot;; [.QP36]; &quot;,0]]&quot;)" office:value-type="string" office:string-value="[[0,0],[0,0],[0,0],[0,0],[65,0]]" calcext:value-type="string">
            <text:p>[[0,0],[0,0],[0,0],[0,0],[6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S35]" office:value-type="float" office:value="0" calcext:value-type="float">
            <text:p>0</text:p>
          </table:table-cell>
          <table:table-cell table:formula="of:=[.QS34]" office:value-type="float" office:value="0" calcext:value-type="float">
            <text:p>0</text:p>
          </table:table-cell>
          <table:table-cell table:formula="of:=[.QS33]" office:value-type="float" office:value="0" calcext:value-type="float">
            <text:p>0</text:p>
          </table:table-cell>
          <table:table-cell table:formula="of:=[.QS32]" office:value-type="float" office:value="66" calcext:value-type="float">
            <text:p>66</text:p>
          </table:table-cell>
          <table:table-cell table:formula="of:=CONCATENATE(&quot;[[&quot;; [.QS36]; &quot;,0],&quot;; &quot;[&quot;; [.QT36]; &quot;,0],&quot;; &quot;[&quot;; [.QU36]; &quot;,0],&quot;; &quot;[&quot;; [.QV36]; &quot;,0],&quot;; &quot;[&quot;; [.QW36]; &quot;,0]]&quot;)" office:value-type="string" office:string-value="[[0,0],[0,0],[0,0],[0,0],[66,0]]" calcext:value-type="string">
            <text:p>[[0,0],[0,0],[0,0],[0,0],[6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QZ35]" office:value-type="float" office:value="0" calcext:value-type="float">
            <text:p>0</text:p>
          </table:table-cell>
          <table:table-cell table:formula="of:=[.QZ34]" office:value-type="float" office:value="0" calcext:value-type="float">
            <text:p>0</text:p>
          </table:table-cell>
          <table:table-cell table:formula="of:=[.QZ33]" office:value-type="float" office:value="0" calcext:value-type="float">
            <text:p>0</text:p>
          </table:table-cell>
          <table:table-cell table:formula="of:=[.QZ32]" office:value-type="float" office:value="67" calcext:value-type="float">
            <text:p>67</text:p>
          </table:table-cell>
          <table:table-cell table:formula="of:=CONCATENATE(&quot;[[&quot;; [.QZ36]; &quot;,0],&quot;; &quot;[&quot;; [.RA36]; &quot;,0],&quot;; &quot;[&quot;; [.RB36]; &quot;,0],&quot;; &quot;[&quot;; [.RC36]; &quot;,0],&quot;; &quot;[&quot;; [.RD36]; &quot;,0]]&quot;)" office:value-type="string" office:string-value="[[0,0],[0,0],[0,0],[0,0],[67,0]]" calcext:value-type="string">
            <text:p>[[0,0],[0,0],[0,0],[0,0],[6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G35]" office:value-type="float" office:value="0" calcext:value-type="float">
            <text:p>0</text:p>
          </table:table-cell>
          <table:table-cell table:formula="of:=[.RG34]" office:value-type="float" office:value="0" calcext:value-type="float">
            <text:p>0</text:p>
          </table:table-cell>
          <table:table-cell table:formula="of:=[.RG33]" office:value-type="float" office:value="0" calcext:value-type="float">
            <text:p>0</text:p>
          </table:table-cell>
          <table:table-cell table:formula="of:=[.RG32]" office:value-type="float" office:value="68" calcext:value-type="float">
            <text:p>68</text:p>
          </table:table-cell>
          <table:table-cell table:formula="of:=CONCATENATE(&quot;[[&quot;; [.RG36]; &quot;,0],&quot;; &quot;[&quot;; [.RH36]; &quot;,0],&quot;; &quot;[&quot;; [.RI36]; &quot;,0],&quot;; &quot;[&quot;; [.RJ36]; &quot;,0],&quot;; &quot;[&quot;; [.RK36]; &quot;,0]]&quot;)" office:value-type="string" office:string-value="[[0,0],[0,0],[0,0],[0,0],[68,0]]" calcext:value-type="string">
            <text:p>[[0,0],[0,0],[0,0],[0,0],[6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N35]" office:value-type="float" office:value="0" calcext:value-type="float">
            <text:p>0</text:p>
          </table:table-cell>
          <table:table-cell table:formula="of:=[.RN34]" office:value-type="float" office:value="0" calcext:value-type="float">
            <text:p>0</text:p>
          </table:table-cell>
          <table:table-cell table:formula="of:=[.RN33]" office:value-type="float" office:value="0" calcext:value-type="float">
            <text:p>0</text:p>
          </table:table-cell>
          <table:table-cell table:formula="of:=[.RN32]" office:value-type="float" office:value="69" calcext:value-type="float">
            <text:p>69</text:p>
          </table:table-cell>
          <table:table-cell table:formula="of:=CONCATENATE(&quot;[[&quot;; [.RN36]; &quot;,0],&quot;; &quot;[&quot;; [.RO36]; &quot;,0],&quot;; &quot;[&quot;; [.RP36]; &quot;,0],&quot;; &quot;[&quot;; [.RQ36]; &quot;,0],&quot;; &quot;[&quot;; [.RR36]; &quot;,0]]&quot;)" office:value-type="string" office:string-value="[[0,0],[0,0],[0,0],[0,0],[69,0]]" calcext:value-type="string">
            <text:p>[[0,0],[0,0],[0,0],[0,0],[6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RU35]" office:value-type="float" office:value="0" calcext:value-type="float">
            <text:p>0</text:p>
          </table:table-cell>
          <table:table-cell table:formula="of:=[.RU34]" office:value-type="float" office:value="0" calcext:value-type="float">
            <text:p>0</text:p>
          </table:table-cell>
          <table:table-cell table:formula="of:=[.RU33]" office:value-type="float" office:value="0" calcext:value-type="float">
            <text:p>0</text:p>
          </table:table-cell>
          <table:table-cell table:formula="of:=[.RU32]" office:value-type="float" office:value="70" calcext:value-type="float">
            <text:p>70</text:p>
          </table:table-cell>
          <table:table-cell table:formula="of:=CONCATENATE(&quot;[[&quot;; [.RU36]; &quot;,0],&quot;; &quot;[&quot;; [.RV36]; &quot;,0],&quot;; &quot;[&quot;; [.RW36]; &quot;,0],&quot;; &quot;[&quot;; [.RX36]; &quot;,0],&quot;; &quot;[&quot;; [.RY36]; &quot;,0]]&quot;)" office:value-type="string" office:string-value="[[0,0],[0,0],[0,0],[0,0],[70,0]]" calcext:value-type="string">
            <text:p>[[0,0],[0,0],[0,0],[0,0],[7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B35]" office:value-type="float" office:value="0" calcext:value-type="float">
            <text:p>0</text:p>
          </table:table-cell>
          <table:table-cell table:formula="of:=[.SB34]" office:value-type="float" office:value="0" calcext:value-type="float">
            <text:p>0</text:p>
          </table:table-cell>
          <table:table-cell table:formula="of:=[.SB33]" office:value-type="float" office:value="0" calcext:value-type="float">
            <text:p>0</text:p>
          </table:table-cell>
          <table:table-cell table:formula="of:=[.SB32]" office:value-type="float" office:value="71" calcext:value-type="float">
            <text:p>71</text:p>
          </table:table-cell>
          <table:table-cell table:formula="of:=CONCATENATE(&quot;[[&quot;; [.SB36]; &quot;,0],&quot;; &quot;[&quot;; [.SC36]; &quot;,0],&quot;; &quot;[&quot;; [.SD36]; &quot;,0],&quot;; &quot;[&quot;; [.SE36]; &quot;,0],&quot;; &quot;[&quot;; [.SF36]; &quot;,0]]&quot;)" office:value-type="string" office:string-value="[[0,0],[0,0],[0,0],[0,0],[71,0]]" calcext:value-type="string">
            <text:p>[[0,0],[0,0],[0,0],[0,0],[7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I35]" office:value-type="float" office:value="0" calcext:value-type="float">
            <text:p>0</text:p>
          </table:table-cell>
          <table:table-cell table:formula="of:=[.SI34]" office:value-type="float" office:value="0" calcext:value-type="float">
            <text:p>0</text:p>
          </table:table-cell>
          <table:table-cell table:formula="of:=[.SI33]" office:value-type="float" office:value="0" calcext:value-type="float">
            <text:p>0</text:p>
          </table:table-cell>
          <table:table-cell table:formula="of:=[.SI32]" office:value-type="float" office:value="72" calcext:value-type="float">
            <text:p>72</text:p>
          </table:table-cell>
          <table:table-cell table:formula="of:=CONCATENATE(&quot;[[&quot;; [.SI36]; &quot;,0],&quot;; &quot;[&quot;; [.SJ36]; &quot;,0],&quot;; &quot;[&quot;; [.SK36]; &quot;,0],&quot;; &quot;[&quot;; [.SL36]; &quot;,0],&quot;; &quot;[&quot;; [.SM36]; &quot;,0]]&quot;)" office:value-type="string" office:string-value="[[0,0],[0,0],[0,0],[0,0],[72,0]]" calcext:value-type="string">
            <text:p>[[0,0],[0,0],[0,0],[0,0],[7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P35]" office:value-type="float" office:value="0" calcext:value-type="float">
            <text:p>0</text:p>
          </table:table-cell>
          <table:table-cell table:formula="of:=[.SP34]" office:value-type="float" office:value="0" calcext:value-type="float">
            <text:p>0</text:p>
          </table:table-cell>
          <table:table-cell table:formula="of:=[.SP33]" office:value-type="float" office:value="0" calcext:value-type="float">
            <text:p>0</text:p>
          </table:table-cell>
          <table:table-cell table:formula="of:=[.SP32]" office:value-type="float" office:value="73" calcext:value-type="float">
            <text:p>73</text:p>
          </table:table-cell>
          <table:table-cell table:formula="of:=CONCATENATE(&quot;[[&quot;; [.SP36]; &quot;,0],&quot;; &quot;[&quot;; [.SQ36]; &quot;,0],&quot;; &quot;[&quot;; [.SR36]; &quot;,0],&quot;; &quot;[&quot;; [.SS36]; &quot;,0],&quot;; &quot;[&quot;; [.ST36]; &quot;,0]]&quot;)" office:value-type="string" office:string-value="[[0,0],[0,0],[0,0],[0,0],[73,0]]" calcext:value-type="string">
            <text:p>[[0,0],[0,0],[0,0],[0,0],[7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SW35]" office:value-type="float" office:value="0" calcext:value-type="float">
            <text:p>0</text:p>
          </table:table-cell>
          <table:table-cell table:formula="of:=[.SW34]" office:value-type="float" office:value="0" calcext:value-type="float">
            <text:p>0</text:p>
          </table:table-cell>
          <table:table-cell table:formula="of:=[.SW33]" office:value-type="float" office:value="72" calcext:value-type="float">
            <text:p>72</text:p>
          </table:table-cell>
          <table:table-cell table:formula="of:=[.SW32]" office:value-type="float" office:value="74" calcext:value-type="float">
            <text:p>74</text:p>
          </table:table-cell>
          <table:table-cell table:formula="of:=CONCATENATE(&quot;[[&quot;; [.SW36]; &quot;,0],&quot;; &quot;[&quot;; [.SX36]; &quot;,0],&quot;; &quot;[&quot;; [.SY36]; &quot;,0],&quot;; &quot;[&quot;; [.SZ36]; &quot;,0],&quot;; &quot;[&quot;; [.TA36]; &quot;,0]]&quot;)" office:value-type="string" office:string-value="[[0,0],[0,0],[0,0],[72,0],[74,0]]" calcext:value-type="string">
            <text:p>[[0,0],[0,0],[0,0],[72,0],[7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D35]" office:value-type="float" office:value="70" calcext:value-type="float">
            <text:p>70</text:p>
          </table:table-cell>
          <table:table-cell table:formula="of:=[.TD34]" office:value-type="float" office:value="58" calcext:value-type="float">
            <text:p>58</text:p>
          </table:table-cell>
          <table:table-cell table:formula="of:=[.TD33]" office:value-type="float" office:value="56" calcext:value-type="float">
            <text:p>56</text:p>
          </table:table-cell>
          <table:table-cell table:formula="of:=[.TD32]" office:value-type="float" office:value="75" calcext:value-type="float">
            <text:p>75</text:p>
          </table:table-cell>
          <table:table-cell table:formula="of:=CONCATENATE(&quot;[[&quot;; [.TD36]; &quot;,0],&quot;; &quot;[&quot;; [.TE36]; &quot;,0],&quot;; &quot;[&quot;; [.TF36]; &quot;,0],&quot;; &quot;[&quot;; [.TG36]; &quot;,0],&quot;; &quot;[&quot;; [.TH36]; &quot;,0]]&quot;)" office:value-type="string" office:string-value="[[0,0],[70,0],[58,0],[56,0],[75,0]]" calcext:value-type="string">
            <text:p>[[0,0],[70,0],[58,0],[56,0],[7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TK35]" office:value-type="float" office:value="70" calcext:value-type="float">
            <text:p>70</text:p>
          </table:table-cell>
          <table:table-cell table:formula="of:=[.TK34]" office:value-type="float" office:value="58" calcext:value-type="float">
            <text:p>58</text:p>
          </table:table-cell>
          <table:table-cell table:formula="of:=[.TK33]" office:value-type="float" office:value="56" calcext:value-type="float">
            <text:p>56</text:p>
          </table:table-cell>
          <table:table-cell table:formula="of:=[.TK32]" office:value-type="float" office:value="76" calcext:value-type="float">
            <text:p>76</text:p>
          </table:table-cell>
          <table:table-cell table:formula="of:=CONCATENATE(&quot;[[&quot;; [.TK36]; &quot;,0],&quot;; &quot;[&quot;; [.TL36]; &quot;,0],&quot;; &quot;[&quot;; [.TM36]; &quot;,0],&quot;; &quot;[&quot;; [.TN36]; &quot;,0],&quot;; &quot;[&quot;; [.TO36]; &quot;,0]]&quot;)" office:value-type="string" office:string-value="[[0,0],[70,0],[58,0],[56,0],[76,0]]" calcext:value-type="string">
            <text:p>[[0,0],[70,0],[58,0],[56,0],[76,0]]</text:p>
          </table:table-cell>
          <table:table-cell/>
          <table:table-cell office:value-type="float" office:value="69" calcext:value-type="float">
            <text:p>69</text:p>
          </table:table-cell>
          <table:table-cell table:formula="of:=[.TR35]" office:value-type="float" office:value="59" calcext:value-type="float">
            <text:p>59</text:p>
          </table:table-cell>
          <table:table-cell table:formula="of:=[.TR34]" office:value-type="float" office:value="21" calcext:value-type="float">
            <text:p>21</text:p>
          </table:table-cell>
          <table:table-cell table:formula="of:=[.TR33]" office:value-type="float" office:value="55" calcext:value-type="float">
            <text:p>55</text:p>
          </table:table-cell>
          <table:table-cell table:formula="of:=[.TR32]" office:value-type="float" office:value="77" calcext:value-type="float">
            <text:p>77</text:p>
          </table:table-cell>
          <table:table-cell table:formula="of:=CONCATENATE(&quot;[[&quot;; [.TR36]; &quot;,0],&quot;; &quot;[&quot;; [.TS36]; &quot;,0],&quot;; &quot;[&quot;; [.TT36]; &quot;,0],&quot;; &quot;[&quot;; [.TU36]; &quot;,0],&quot;; &quot;[&quot;; [.TV36]; &quot;,0]]&quot;)" office:value-type="string" office:string-value="[[69,0],[59,0],[21,0],[55,0],[77,0]]" calcext:value-type="string">
            <text:p>[[69,0],[59,0],[21,0],[55,0],[77,0]]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TY35]" office:value-type="float" office:value="20" calcext:value-type="float">
            <text:p>20</text:p>
          </table:table-cell>
          <table:table-cell table:formula="of:=[.TY34]" office:value-type="float" office:value="22" calcext:value-type="float">
            <text:p>22</text:p>
          </table:table-cell>
          <table:table-cell table:formula="of:=[.TY33]" office:value-type="float" office:value="54" calcext:value-type="float">
            <text:p>54</text:p>
          </table:table-cell>
          <table:table-cell table:formula="of:=[.TY32]" office:value-type="float" office:value="78" calcext:value-type="float">
            <text:p>78</text:p>
          </table:table-cell>
          <table:table-cell table:formula="of:=CONCATENATE(&quot;[[&quot;; [.TY36]; &quot;,0],&quot;; &quot;[&quot;; [.TZ36]; &quot;,0],&quot;; &quot;[&quot;; [.UA36]; &quot;,0],&quot;; &quot;[&quot;; [.UB36]; &quot;,0],&quot;; &quot;[&quot;; [.UC36]; &quot;,0]]&quot;)" office:value-type="string" office:string-value="[[60,0],[20,0],[22,0],[54,0],[78,0]]" calcext:value-type="string">
            <text:p>[[60,0],[20,0],[22,0],[54,0],[78,0]]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UF35]" office:value-type="float" office:value="13" calcext:value-type="float">
            <text:p>13</text:p>
          </table:table-cell>
          <table:table-cell table:formula="of:=[.UF34]" office:value-type="float" office:value="23" calcext:value-type="float">
            <text:p>23</text:p>
          </table:table-cell>
          <table:table-cell table:formula="of:=[.UF33]" office:value-type="float" office:value="53" calcext:value-type="float">
            <text:p>53</text:p>
          </table:table-cell>
          <table:table-cell table:formula="of:=[.UF32]" office:value-type="float" office:value="79" calcext:value-type="float">
            <text:p>79</text:p>
          </table:table-cell>
          <table:table-cell table:formula="of:=CONCATENATE(&quot;[[&quot;; [.UF36]; &quot;,0],&quot;; &quot;[&quot;; [.UG36]; &quot;,0],&quot;; &quot;[&quot;; [.UH36]; &quot;,0],&quot;; &quot;[&quot;; [.UI36]; &quot;,0],&quot;; &quot;[&quot;; [.UJ36]; &quot;,0]]&quot;)" office:value-type="string" office:string-value="[[19,0],[13,0],[23,0],[53,0],[79,0]]" calcext:value-type="string">
            <text:p>[[19,0],[13,0],[23,0],[53,0],[79,0]]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UM35]" office:value-type="float" office:value="12" calcext:value-type="float">
            <text:p>12</text:p>
          </table:table-cell>
          <table:table-cell table:formula="of:=[.UM34]" office:value-type="float" office:value="24" calcext:value-type="float">
            <text:p>24</text:p>
          </table:table-cell>
          <table:table-cell table:formula="of:=[.UM33]" office:value-type="float" office:value="52" calcext:value-type="float">
            <text:p>52</text:p>
          </table:table-cell>
          <table:table-cell table:formula="of:=[.UM32]" office:value-type="float" office:value="80" calcext:value-type="float">
            <text:p>80</text:p>
          </table:table-cell>
          <table:table-cell table:formula="of:=CONCATENATE(&quot;[[&quot;; [.UM36]; &quot;,0],&quot;; &quot;[&quot;; [.UN36]; &quot;,0],&quot;; &quot;[&quot;; [.UO36]; &quot;,0],&quot;; &quot;[&quot;; [.UP36]; &quot;,0],&quot;; &quot;[&quot;; [.UQ36]; &quot;,0]]&quot;)" office:value-type="string" office:string-value="[[14,0],[12,0],[24,0],[52,0],[80,0]]" calcext:value-type="string">
            <text:p>[[14,0],[12,0],[24,0],[52,0],[80,0]]</text:p>
          </table:table-cell>
          <table:table-cell/>
          <table:table-cell office:value-type="float" office:value="1" calcext:value-type="float">
            <text:p>1</text:p>
          </table:table-cell>
          <table:table-cell table:formula="of:=[.UT35]" office:value-type="float" office:value="11" calcext:value-type="float">
            <text:p>11</text:p>
          </table:table-cell>
          <table:table-cell table:formula="of:=[.UT34]" office:value-type="float" office:value="25" calcext:value-type="float">
            <text:p>25</text:p>
          </table:table-cell>
          <table:table-cell table:formula="of:=[.UT33]" office:value-type="float" office:value="51" calcext:value-type="float">
            <text:p>51</text:p>
          </table:table-cell>
          <table:table-cell table:formula="of:=[.UT32]" office:value-type="float" office:value="81" calcext:value-type="float">
            <text:p>81</text:p>
          </table:table-cell>
          <table:table-cell table:formula="of:=CONCATENATE(&quot;[[&quot;; [.UT36]; &quot;,0],&quot;; &quot;[&quot;; [.UU36]; &quot;,0],&quot;; &quot;[&quot;; [.UV36]; &quot;,0],&quot;; &quot;[&quot;; [.UW36]; &quot;,0],&quot;; &quot;[&quot;; [.UX36]; &quot;,0]]&quot;)" office:value-type="string" office:string-value="[[1,0],[11,0],[25,0],[51,0],[81,0]]" calcext:value-type="string">
            <text:p>[[1,0],[11,0],[25,0],[51,0],[81,0]]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A35]" office:value-type="float" office:value="10" calcext:value-type="float">
            <text:p>10</text:p>
          </table:table-cell>
          <table:table-cell table:formula="of:=[.VA34]" office:value-type="float" office:value="26" calcext:value-type="float">
            <text:p>26</text:p>
          </table:table-cell>
          <table:table-cell table:formula="of:=[.VA33]" office:value-type="float" office:value="50" calcext:value-type="float">
            <text:p>50</text:p>
          </table:table-cell>
          <table:table-cell table:formula="of:=[.VA32]" office:value-type="float" office:value="82" calcext:value-type="float">
            <text:p>82</text:p>
          </table:table-cell>
          <table:table-cell table:formula="of:=CONCATENATE(&quot;[[&quot;; [.VA36]; &quot;,0],&quot;; &quot;[&quot;; [.VB36]; &quot;,0],&quot;; &quot;[&quot;; [.VC36]; &quot;,0],&quot;; &quot;[&quot;; [.VD36]; &quot;,0],&quot;; &quot;[&quot;; [.VE36]; &quot;,0]]&quot;)" office:value-type="string" office:string-value="[[2,0],[10,0],[26,0],[50,0],[82,0]]" calcext:value-type="string">
            <text:p>[[2,0],[10,0],[26,0],[50,0],[82,0]]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H35]" office:value-type="float" office:value="9" calcext:value-type="float">
            <text:p>9</text:p>
          </table:table-cell>
          <table:table-cell table:formula="of:=[.VH34]" office:value-type="float" office:value="27" calcext:value-type="float">
            <text:p>27</text:p>
          </table:table-cell>
          <table:table-cell table:formula="of:=[.VH33]" office:value-type="float" office:value="49" calcext:value-type="float">
            <text:p>49</text:p>
          </table:table-cell>
          <table:table-cell table:formula="of:=[.VH32]" office:value-type="float" office:value="83" calcext:value-type="float">
            <text:p>83</text:p>
          </table:table-cell>
          <table:table-cell table:formula="of:=CONCATENATE(&quot;[[&quot;; [.VH36]; &quot;,0],&quot;; &quot;[&quot;; [.VI36]; &quot;,0],&quot;; &quot;[&quot;; [.VJ36]; &quot;,0],&quot;; &quot;[&quot;; [.VK36]; &quot;,0],&quot;; &quot;[&quot;; [.VL36]; &quot;,0]]&quot;)" office:value-type="string" office:string-value="[[3,0],[9,0],[27,0],[49,0],[83,0]]" calcext:value-type="string">
            <text:p>[[3,0],[9,0],[27,0],[49,0],[83,0]]</text:p>
          </table:table-cell>
          <table:table-cell/>
          <table:table-cell office:value-type="float" office:value="6" calcext:value-type="float">
            <text:p>6</text:p>
          </table:table-cell>
          <table:table-cell table:formula="of:=[.VO35]" office:value-type="float" office:value="8" calcext:value-type="float">
            <text:p>8</text:p>
          </table:table-cell>
          <table:table-cell table:formula="of:=[.VO34]" office:value-type="float" office:value="28" calcext:value-type="float">
            <text:p>28</text:p>
          </table:table-cell>
          <table:table-cell table:formula="of:=[.VO33]" office:value-type="float" office:value="48" calcext:value-type="float">
            <text:p>48</text:p>
          </table:table-cell>
          <table:table-cell table:formula="of:=[.VO32]" office:value-type="float" office:value="84" calcext:value-type="float">
            <text:p>84</text:p>
          </table:table-cell>
          <table:table-cell table:formula="of:=CONCATENATE(&quot;[[&quot;; [.VO36]; &quot;,0],&quot;; &quot;[&quot;; [.VP36]; &quot;,0],&quot;; &quot;[&quot;; [.VQ36]; &quot;,0],&quot;; &quot;[&quot;; [.VR36]; &quot;,0],&quot;; &quot;[&quot;; [.VS36]; &quot;,0]]&quot;)" office:value-type="string" office:string-value="[[6,0],[8,0],[28,0],[48,0],[84,0]]" calcext:value-type="string">
            <text:p>[[6,0],[8,0],[28,0],[48,0],[84,0]]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.VV35]" office:value-type="float" office:value="7" calcext:value-type="float">
            <text:p>7</text:p>
          </table:table-cell>
          <table:table-cell table:formula="of:=[.VV34]" office:value-type="float" office:value="29" calcext:value-type="float">
            <text:p>29</text:p>
          </table:table-cell>
          <table:table-cell table:formula="of:=[.VV33]" office:value-type="float" office:value="47" calcext:value-type="float">
            <text:p>47</text:p>
          </table:table-cell>
          <table:table-cell table:formula="of:=[.VV32]" office:value-type="float" office:value="85" calcext:value-type="float">
            <text:p>85</text:p>
          </table:table-cell>
          <table:table-cell table:formula="of:=CONCATENATE(&quot;[[&quot;; [.VV36]; &quot;,0],&quot;; &quot;[&quot;; [.VW36]; &quot;,0],&quot;; &quot;[&quot;; [.VX36]; &quot;,0],&quot;; &quot;[&quot;; [.VY36]; &quot;,0],&quot;; &quot;[&quot;; [.VZ36]; &quot;,0]]&quot;)" office:value-type="string" office:string-value="[[33,0],[7,0],[29,0],[47,0],[85,0]]" calcext:value-type="string">
            <text:p>[[33,0],[7,0],[29,0],[47,0],[85,0]]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WC35]" office:value-type="float" office:value="32" calcext:value-type="float">
            <text:p>32</text:p>
          </table:table-cell>
          <table:table-cell table:formula="of:=[.WC34]" office:value-type="float" office:value="30" calcext:value-type="float">
            <text:p>30</text:p>
          </table:table-cell>
          <table:table-cell table:formula="of:=[.WC33]" office:value-type="float" office:value="46" calcext:value-type="float">
            <text:p>46</text:p>
          </table:table-cell>
          <table:table-cell table:formula="of:=[.WC32]" office:value-type="float" office:value="86" calcext:value-type="float">
            <text:p>86</text:p>
          </table:table-cell>
          <table:table-cell table:formula="of:=CONCATENATE(&quot;[[&quot;; [.WC36]; &quot;,0],&quot;; &quot;[&quot;; [.WD36]; &quot;,0],&quot;; &quot;[&quot;; [.WE36]; &quot;,0],&quot;; &quot;[&quot;; [.WF36]; &quot;,0],&quot;; &quot;[&quot;; [.WG36]; &quot;,0]]&quot;)" office:value-type="string" office:string-value="[[40,0],[32,0],[30,0],[46,0],[86,0]]" calcext:value-type="string">
            <text:p>[[40,0],[32,0],[30,0],[46,0],[86,0]]</text:p>
          </table:table-cell>
          <table:table-cell/>
          <table:table-cell office:value-type="float" office:value="95" calcext:value-type="float">
            <text:p>95</text:p>
          </table:table-cell>
          <table:table-cell table:formula="of:=[.WJ35]" office:value-type="float" office:value="41" calcext:value-type="float">
            <text:p>41</text:p>
          </table:table-cell>
          <table:table-cell table:formula="of:=[.WJ34]" office:value-type="float" office:value="31" calcext:value-type="float">
            <text:p>31</text:p>
          </table:table-cell>
          <table:table-cell table:formula="of:=[.WJ33]" office:value-type="float" office:value="45" calcext:value-type="float">
            <text:p>45</text:p>
          </table:table-cell>
          <table:table-cell table:formula="of:=[.WJ32]" office:value-type="float" office:value="87" calcext:value-type="float">
            <text:p>87</text:p>
          </table:table-cell>
          <table:table-cell table:formula="of:=CONCATENATE(&quot;[[&quot;; [.WJ36]; &quot;,0],&quot;; &quot;[&quot;; [.WK36]; &quot;,0],&quot;; &quot;[&quot;; [.WL36]; &quot;,0],&quot;; &quot;[&quot;; [.WM36]; &quot;,0],&quot;; &quot;[&quot;; [.WN36]; &quot;,0]]&quot;)" office:value-type="string" office:string-value="[[95,0],[41,0],[31,0],[45,0],[87,0]]" calcext:value-type="string">
            <text:p>[[95,0],[41,0],[31,0],[45,0],[8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Q35]" office:value-type="float" office:value="94" calcext:value-type="float">
            <text:p>94</text:p>
          </table:table-cell>
          <table:table-cell table:formula="of:=[.WQ34]" office:value-type="float" office:value="42" calcext:value-type="float">
            <text:p>42</text:p>
          </table:table-cell>
          <table:table-cell table:formula="of:=[.WQ33]" office:value-type="float" office:value="44" calcext:value-type="float">
            <text:p>44</text:p>
          </table:table-cell>
          <table:table-cell table:formula="of:=[.WQ32]" office:value-type="float" office:value="88" calcext:value-type="float">
            <text:p>88</text:p>
          </table:table-cell>
          <table:table-cell table:formula="of:=CONCATENATE(&quot;[[&quot;; [.WQ36]; &quot;,0],&quot;; &quot;[&quot;; [.WR36]; &quot;,0],&quot;; &quot;[&quot;; [.WS36]; &quot;,0],&quot;; &quot;[&quot;; [.WT36]; &quot;,0],&quot;; &quot;[&quot;; [.WU36]; &quot;,0]]&quot;)" office:value-type="string" office:string-value="[[0,0],[94,0],[42,0],[44,0],[88,0]]" calcext:value-type="string">
            <text:p>[[0,0],[94,0],[42,0],[44,0],[8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WX35]" office:value-type="float" office:value="0" calcext:value-type="float">
            <text:p>0</text:p>
          </table:table-cell>
          <table:table-cell table:formula="of:=[.WX34]" office:value-type="float" office:value="93" calcext:value-type="float">
            <text:p>93</text:p>
          </table:table-cell>
          <table:table-cell table:formula="of:=[.WX33]" office:value-type="float" office:value="43" calcext:value-type="float">
            <text:p>43</text:p>
          </table:table-cell>
          <table:table-cell table:formula="of:=[.WX32]" office:value-type="float" office:value="89" calcext:value-type="float">
            <text:p>89</text:p>
          </table:table-cell>
          <table:table-cell table:formula="of:=CONCATENATE(&quot;[[&quot;; [.WX36]; &quot;,0],&quot;; &quot;[&quot;; [.WY36]; &quot;,0],&quot;; &quot;[&quot;; [.WZ36]; &quot;,0],&quot;; &quot;[&quot;; [.XA36]; &quot;,0],&quot;; &quot;[&quot;; [.XB36]; &quot;,0]]&quot;)" office:value-type="string" office:string-value="[[0,0],[0,0],[93,0],[43,0],[89,0]]" calcext:value-type="string">
            <text:p>[[0,0],[0,0],[93,0],[43,0],[89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E35]" office:value-type="float" office:value="0" calcext:value-type="float">
            <text:p>0</text:p>
          </table:table-cell>
          <table:table-cell table:formula="of:=[.XE34]" office:value-type="float" office:value="0" calcext:value-type="float">
            <text:p>0</text:p>
          </table:table-cell>
          <table:table-cell table:formula="of:=[.XE33]" office:value-type="float" office:value="92" calcext:value-type="float">
            <text:p>92</text:p>
          </table:table-cell>
          <table:table-cell table:formula="of:=[.XE32]" office:value-type="float" office:value="90" calcext:value-type="float">
            <text:p>90</text:p>
          </table:table-cell>
          <table:table-cell table:formula="of:=CONCATENATE(&quot;[[&quot;; [.XE36]; &quot;,0],&quot;; &quot;[&quot;; [.XF36]; &quot;,0],&quot;; &quot;[&quot;; [.XG36]; &quot;,0],&quot;; &quot;[&quot;; [.XH36]; &quot;,0],&quot;; &quot;[&quot;; [.XI36]; &quot;,0]]&quot;)" office:value-type="string" office:string-value="[[0,0],[0,0],[0,0],[92,0],[90,0]]" calcext:value-type="string">
            <text:p>[[0,0],[0,0],[0,0],[92,0],[90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L35]" office:value-type="float" office:value="0" calcext:value-type="float">
            <text:p>0</text:p>
          </table:table-cell>
          <table:table-cell table:formula="of:=[.XL34]" office:value-type="float" office:value="0" calcext:value-type="float">
            <text:p>0</text:p>
          </table:table-cell>
          <table:table-cell table:formula="of:=[.XL33]" office:value-type="float" office:value="0" calcext:value-type="float">
            <text:p>0</text:p>
          </table:table-cell>
          <table:table-cell table:formula="of:=[.XL32]" office:value-type="float" office:value="91" calcext:value-type="float">
            <text:p>91</text:p>
          </table:table-cell>
          <table:table-cell table:formula="of:=CONCATENATE(&quot;[[&quot;; [.XL36]; &quot;,0],&quot;; &quot;[&quot;; [.XM36]; &quot;,0],&quot;; &quot;[&quot;; [.XN36]; &quot;,0],&quot;; &quot;[&quot;; [.XO36]; &quot;,0],&quot;; &quot;[&quot;; [.XP36]; &quot;,0]]&quot;)" office:value-type="string" office:string-value="[[0,0],[0,0],[0,0],[0,0],[91,0]]" calcext:value-type="string">
            <text:p>[[0,0],[0,0],[0,0],[0,0],[91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S35]" office:value-type="float" office:value="0" calcext:value-type="float">
            <text:p>0</text:p>
          </table:table-cell>
          <table:table-cell table:formula="of:=[.XS34]" office:value-type="float" office:value="0" calcext:value-type="float">
            <text:p>0</text:p>
          </table:table-cell>
          <table:table-cell table:formula="of:=[.XS33]" office:value-type="float" office:value="0" calcext:value-type="float">
            <text:p>0</text:p>
          </table:table-cell>
          <table:table-cell table:formula="of:=[.XS32]" office:value-type="float" office:value="92" calcext:value-type="float">
            <text:p>92</text:p>
          </table:table-cell>
          <table:table-cell table:formula="of:=CONCATENATE(&quot;[[&quot;; [.XS36]; &quot;,0],&quot;; &quot;[&quot;; [.XT36]; &quot;,0],&quot;; &quot;[&quot;; [.XU36]; &quot;,0],&quot;; &quot;[&quot;; [.XV36]; &quot;,0],&quot;; &quot;[&quot;; [.XW36]; &quot;,0]]&quot;)" office:value-type="string" office:string-value="[[0,0],[0,0],[0,0],[0,0],[92,0]]" calcext:value-type="string">
            <text:p>[[0,0],[0,0],[0,0],[0,0],[92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XZ35]" office:value-type="float" office:value="0" calcext:value-type="float">
            <text:p>0</text:p>
          </table:table-cell>
          <table:table-cell table:formula="of:=[.XZ34]" office:value-type="float" office:value="0" calcext:value-type="float">
            <text:p>0</text:p>
          </table:table-cell>
          <table:table-cell table:formula="of:=[.XZ33]" office:value-type="float" office:value="0" calcext:value-type="float">
            <text:p>0</text:p>
          </table:table-cell>
          <table:table-cell table:formula="of:=[.XZ32]" office:value-type="float" office:value="93" calcext:value-type="float">
            <text:p>93</text:p>
          </table:table-cell>
          <table:table-cell table:formula="of:=CONCATENATE(&quot;[[&quot;; [.XZ36]; &quot;,0],&quot;; &quot;[&quot;; [.YA36]; &quot;,0],&quot;; &quot;[&quot;; [.YB36]; &quot;,0],&quot;; &quot;[&quot;; [.YC36]; &quot;,0],&quot;; &quot;[&quot;; [.YD36]; &quot;,0]]&quot;)" office:value-type="string" office:string-value="[[0,0],[0,0],[0,0],[0,0],[93,0]]" calcext:value-type="string">
            <text:p>[[0,0],[0,0],[0,0],[0,0],[93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G35]" office:value-type="float" office:value="0" calcext:value-type="float">
            <text:p>0</text:p>
          </table:table-cell>
          <table:table-cell table:formula="of:=[.YG34]" office:value-type="float" office:value="0" calcext:value-type="float">
            <text:p>0</text:p>
          </table:table-cell>
          <table:table-cell table:formula="of:=[.YG33]" office:value-type="float" office:value="0" calcext:value-type="float">
            <text:p>0</text:p>
          </table:table-cell>
          <table:table-cell table:formula="of:=[.YG32]" office:value-type="float" office:value="94" calcext:value-type="float">
            <text:p>94</text:p>
          </table:table-cell>
          <table:table-cell table:formula="of:=CONCATENATE(&quot;[[&quot;; [.YG36]; &quot;,0],&quot;; &quot;[&quot;; [.YH36]; &quot;,0],&quot;; &quot;[&quot;; [.YI36]; &quot;,0],&quot;; &quot;[&quot;; [.YJ36]; &quot;,0],&quot;; &quot;[&quot;; [.YK36]; &quot;,0]]&quot;)" office:value-type="string" office:string-value="[[0,0],[0,0],[0,0],[0,0],[94,0]]" calcext:value-type="string">
            <text:p>[[0,0],[0,0],[0,0],[0,0],[94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N35]" office:value-type="float" office:value="0" calcext:value-type="float">
            <text:p>0</text:p>
          </table:table-cell>
          <table:table-cell table:formula="of:=[.YN34]" office:value-type="float" office:value="0" calcext:value-type="float">
            <text:p>0</text:p>
          </table:table-cell>
          <table:table-cell table:formula="of:=[.YN33]" office:value-type="float" office:value="0" calcext:value-type="float">
            <text:p>0</text:p>
          </table:table-cell>
          <table:table-cell table:formula="of:=[.YN32]" office:value-type="float" office:value="95" calcext:value-type="float">
            <text:p>95</text:p>
          </table:table-cell>
          <table:table-cell table:formula="of:=CONCATENATE(&quot;[[&quot;; [.YN36]; &quot;,0],&quot;; &quot;[&quot;; [.YO36]; &quot;,0],&quot;; &quot;[&quot;; [.YP36]; &quot;,0],&quot;; &quot;[&quot;; [.YQ36]; &quot;,0],&quot;; &quot;[&quot;; [.YR36]; &quot;,0]]&quot;)" office:value-type="string" office:string-value="[[0,0],[0,0],[0,0],[0,0],[95,0]]" calcext:value-type="string">
            <text:p>[[0,0],[0,0],[0,0],[0,0],[95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YU35]" office:value-type="float" office:value="0" calcext:value-type="float">
            <text:p>0</text:p>
          </table:table-cell>
          <table:table-cell table:formula="of:=[.YU34]" office:value-type="float" office:value="0" calcext:value-type="float">
            <text:p>0</text:p>
          </table:table-cell>
          <table:table-cell table:formula="of:=[.YU33]" office:value-type="float" office:value="0" calcext:value-type="float">
            <text:p>0</text:p>
          </table:table-cell>
          <table:table-cell table:formula="of:=[.YU32]" office:value-type="float" office:value="96" calcext:value-type="float">
            <text:p>96</text:p>
          </table:table-cell>
          <table:table-cell table:formula="of:=CONCATENATE(&quot;[[&quot;; [.YU36]; &quot;,0],&quot;; &quot;[&quot;; [.YV36]; &quot;,0],&quot;; &quot;[&quot;; [.YW36]; &quot;,0],&quot;; &quot;[&quot;; [.YX36]; &quot;,0],&quot;; &quot;[&quot;; [.YY36]; &quot;,0]]&quot;)" office:value-type="string" office:string-value="[[0,0],[0,0],[0,0],[0,0],[96,0]]" calcext:value-type="string">
            <text:p>[[0,0],[0,0],[0,0],[0,0],[96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B35]" office:value-type="float" office:value="0" calcext:value-type="float">
            <text:p>0</text:p>
          </table:table-cell>
          <table:table-cell table:formula="of:=[.ZB34]" office:value-type="float" office:value="0" calcext:value-type="float">
            <text:p>0</text:p>
          </table:table-cell>
          <table:table-cell table:formula="of:=[.ZB33]" office:value-type="float" office:value="0" calcext:value-type="float">
            <text:p>0</text:p>
          </table:table-cell>
          <table:table-cell table:formula="of:=[.ZB32]" office:value-type="float" office:value="97" calcext:value-type="float">
            <text:p>97</text:p>
          </table:table-cell>
          <table:table-cell table:formula="of:=CONCATENATE(&quot;[[&quot;; [.ZB36]; &quot;,0],&quot;; &quot;[&quot;; [.ZC36]; &quot;,0],&quot;; &quot;[&quot;; [.ZD36]; &quot;,0],&quot;; &quot;[&quot;; [.ZE36]; &quot;,0],&quot;; &quot;[&quot;; [.ZF36]; &quot;,0]]&quot;)" office:value-type="string" office:string-value="[[0,0],[0,0],[0,0],[0,0],[97,0]]" calcext:value-type="string">
            <text:p>[[0,0],[0,0],[0,0],[0,0],[97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I35]" office:value-type="float" office:value="0" calcext:value-type="float">
            <text:p>0</text:p>
          </table:table-cell>
          <table:table-cell table:formula="of:=[.ZI34]" office:value-type="float" office:value="0" calcext:value-type="float">
            <text:p>0</text:p>
          </table:table-cell>
          <table:table-cell table:formula="of:=[.ZI33]" office:value-type="float" office:value="0" calcext:value-type="float">
            <text:p>0</text:p>
          </table:table-cell>
          <table:table-cell table:formula="of:=[.ZI32]" office:value-type="float" office:value="98" calcext:value-type="float">
            <text:p>98</text:p>
          </table:table-cell>
          <table:table-cell table:formula="of:=CONCATENATE(&quot;[[&quot;; [.ZI36]; &quot;,0],&quot;; &quot;[&quot;; [.ZJ36]; &quot;,0],&quot;; &quot;[&quot;; [.ZK36]; &quot;,0],&quot;; &quot;[&quot;; [.ZL36]; &quot;,0],&quot;; &quot;[&quot;; [.ZM36]; &quot;,0]]&quot;)" office:value-type="string" office:string-value="[[0,0],[0,0],[0,0],[0,0],[98,0]]" calcext:value-type="string">
            <text:p>[[0,0],[0,0],[0,0],[0,0],[98,0]]</text:p>
          </table:table-cell>
          <table:table-cell/>
          <table:table-cell office:value-type="float" office:value="0" calcext:value-type="float">
            <text:p>0</text:p>
          </table:table-cell>
          <table:table-cell table:formula="of:=[.ZP35]" office:value-type="float" office:value="0" calcext:value-type="float">
            <text:p>0</text:p>
          </table:table-cell>
          <table:table-cell table:formula="of:=[.ZP34]" office:value-type="float" office:value="0" calcext:value-type="float">
            <text:p>0</text:p>
          </table:table-cell>
          <table:table-cell table:formula="of:=[.ZP33]" office:value-type="float" office:value="0" calcext:value-type="float">
            <text:p>0</text:p>
          </table:table-cell>
          <table:table-cell table:formula="of:=[.ZP32]" office:value-type="float" office:value="99" calcext:value-type="float">
            <text:p>99</text:p>
          </table:table-cell>
          <table:table-cell table:formula="of:=CONCATENATE(&quot;[[&quot;; [.ZP36]; &quot;,0],&quot;; &quot;[&quot;; [.ZQ36]; &quot;,0],&quot;; &quot;[&quot;; [.ZR36]; &quot;,0],&quot;; &quot;[&quot;; [.ZS36]; &quot;,0],&quot;; &quot;[&quot;; [.ZT36]; &quot;,0]]&quot;)" office:value-type="string" office:string-value="[[0,0],[0,0],[0,0],[0,0],[99,0]]" calcext:value-type="string">
            <text:p>[[0,0],[0,0],[0,0],[0,0],[99,0]]</text:p>
          </table:table-cell>
          <table:table-cell table:number-columns-repeated="271"/>
        </table:table-row>
        <table:table-row table:style-name="ro3">
          <table:table-cell table:number-columns-repeated="968"/>
        </table:table-row>
        <table:table-row table:style-name="ro4">
          <table:table-cell table:number-columns-repeated="9"/>
          <table:table-cell table:style-name="ce31" table:formula="of:=[.E14]" office:value-type="float" office:value="1" calcext:value-type="float">
            <text:p>1</text:p>
          </table:table-cell>
          <table:table-cell table:style-name="ce16" table:formula="of:=CONCATENATE(&quot;[[&quot;; [.K14]; &quot;, &quot;; [.K15];  &quot;, &quot;; [.K16]; &quot;, &quot;; [.K17]; &quot;, &quot;; [.K18]; &quot;, &quot;;  [.K20]; &quot;, &quot;; [.K21];  &quot;, &quot;; [.K22]; &quot;, &quot;; [.K23]; &quot;, &quot;; [.K24]; &quot;, &quot;; [.K26]; &quot;, &quot;; [.K27];  &quot;, &quot;; [.K28]; &quot;, &quot;; [.K29]; &quot;, &quot;; [.K30]; &quot;, &quot;;  [.K32]; &quot;, &quot;; [.K33];  &quot;, &quot;; [.K34]; &quot;, &quot;; [.K35]; &quot;, &quot;; [.K36]; &quot;]&quot;)" office:value-type="string" office:string-value="[[[[1,0],[14,0],[19,0],[60,0],[69,0]], [[2,0],[1,0],[14,0],[19,0],[60,0]], [[9,0],[2,0],[1,0],[14,0],[19,0]], [[28,0],[9,0],[2,0],[1,0],[14,0]], [[47,0],[28,0],[9,0],[2,0],[1,0]], [[1,0],[12,0],[23,0],[54,0],[77,0]], [[4,0],[1,0],[12,0],[23,0],[54,0]], [[5,0],[4,0],[1,0],[12,0],[23,0]], [[34,0],[5,0],[4,0],[1,0],[12,0]], [[39,0],[34,0],[5,0],[4,0],[1,0]], [[1,0],[13,0],[21,0],[57,0],[73,0]], [[3,0],[1,0],[13,0],[21,0],[57,0]], [[7,0],[3,0],[1,0],[13,0],[21,0]], [[31,0],[7,0],[3,0],[1,0],[13,0]], [[43,0],[31,0],[7,0],[3,0],[1,0]], [[1,0],[11,0],[25,0],[51,0],[81,0]], [[15,0],[1,0],[11,0],[25,0],[51,0]], [[17,0],[15,0],[1,0],[11,0],[25,0]], [[63,0],[17,0],[15,0],[1,0],[11,0]], [[65,0],[63,0],[17,0],[15,0],[1,0]]]" calcext:value-type="string">
            <text:p>[[[[1,0],[14,0],[19,0],[60,0],[69,0]], [[2,0],[1,0],[14,0],[19,0],[60,0]], [[9,0],[2,0],[1,0],[14,0],[19,0]], [[28,0],[9,0],[2,0],[1,0],[14,0]], [[47,0],[28,0],[9,0],[2,0],[1,0]], [[1,0],[12,0],[23,0],[54,0],[77,0]], [[4,0],[1,0],[12,0],[23,0],[54,0]], [[5,0],[4,0],[1,0],[12,0],[23,0]], [[34,0],[5,0],[4,0],[1,0],[12,0]], [[39,0],[34,0],[5,0],[4,0],[1,0]], [[1,0],[13,0],[21,0],[57,0],[73,0]], [[3,0],[1,0],[13,0],[21,0],[57,0]], [[7,0],[3,0],[1,0],[13,0],[21,0]], [[31,0],[7,0],[3,0],[1,0],[13,0]], [[43,0],[31,0],[7,0],[3,0],[1,0]], [[1,0],[11,0],[25,0],[51,0],[81,0]], [[15,0],[1,0],[11,0],[25,0],[51,0]], [[17,0],[15,0],[1,0],[11,0],[25,0]], [[63,0],[17,0],[15,0],[1,0],[11,0]], [[65,0],[63,0],[17,0],[15,0],[1,0]]]</text:p>
          </table:table-cell>
          <table:table-cell table:number-columns-repeated="5"/>
          <table:table-cell table:style-name="ce31" table:formula="of:=[.L14]" office:value-type="float" office:value="2" calcext:value-type="float">
            <text:p>2</text:p>
          </table:table-cell>
          <table:table-cell table:style-name="ce16" table:formula="of:=CONCATENATE(&quot;[&quot;; [.R14]; &quot;, &quot;; [.R15];  &quot;, &quot;; [.R16]; &quot;, &quot;; [.R17]; &quot;, &quot;; [.R18]; &quot;, &quot;;  [.R20]; &quot;, &quot;; [.R21];  &quot;, &quot;; [.R22]; &quot;, &quot;; [.R23]; &quot;, &quot;; [.R24]; &quot;, &quot;; [.R26]; &quot;, &quot;; [.R27];  &quot;, &quot;; [.R28]; &quot;, &quot;; [.R29]; &quot;, &quot;; [.R30]; &quot;, &quot;;  [.R32]; &quot;, &quot;; [.R33];  &quot;, &quot;; [.R34]; &quot;, &quot;; [.R35]; &quot;, &quot;; [.R36]; &quot;],&quot;)" office:value-type="string" office:string-value="[[[2,0],[1,0],[14,0],[19,0],[60,0]], [[9,0],[2,0],[1,0],[14,0],[19,0]], [[28,0],[9,0],[2,0],[1,0],[14,0]], [[47,0],[28,0],[9,0],[2,0],[1,0]], [[86,0],[47,0],[28,0],[9,0],[2,0]], [[2,0],[11,0],[24,0],[53,0],[78,0]], [[3,0],[2,0],[11,0],[24,0],[53,0]], [[6,0],[3,0],[2,0],[11,0],[24,0]], [[33,0],[6,0],[3,0],[2,0],[11,0]], [[41,0],[33,0],[6,0],[3,0],[2,0]], [[2,0],[12,0],[22,0],[56,0],[74,0]], [[8,0],[2,0],[12,0],[22,0],[56,0]], [[30,0],[8,0],[2,0],[12,0],[22,0]], [[45,0],[30,0],[8,0],[2,0],[12,0]], [[88,0],[45,0],[30,0],[8,0],[2,0]], [[2,0],[10,0],[26,0],[50,0],[82,0]], [[4,0],[2,0],[10,0],[26,0],[50,0]], [[16,0],[4,0],[2,0],[10,0],[26,0]], [[36,0],[16,0],[4,0],[2,0],[10,0]], [[64,0],[36,0],[16,0],[4,0],[2,0]]]," calcext:value-type="string">
            <text:p>[[[2,0],[1,0],[14,0],[19,0],[60,0]], [[9,0],[2,0],[1,0],[14,0],[19,0]], [[28,0],[9,0],[2,0],[1,0],[14,0]], [[47,0],[28,0],[9,0],[2,0],[1,0]], [[86,0],[47,0],[28,0],[9,0],[2,0]], [[2,0],[11,0],[24,0],[53,0],[78,0]], [[3,0],[2,0],[11,0],[24,0],[53,0]], [[6,0],[3,0],[2,0],[11,0],[24,0]], [[33,0],[6,0],[3,0],[2,0],[11,0]], [[41,0],[33,0],[6,0],[3,0],[2,0]], [[2,0],[12,0],[22,0],[56,0],[74,0]], [[8,0],[2,0],[12,0],[22,0],[56,0]], [[30,0],[8,0],[2,0],[12,0],[22,0]], [[45,0],[30,0],[8,0],[2,0],[12,0]], [[88,0],[45,0],[30,0],[8,0],[2,0]], [[2,0],[10,0],[26,0],[50,0],[82,0]], [[4,0],[2,0],[10,0],[26,0],[50,0]], [[16,0],[4,0],[2,0],[10,0],[26,0]], [[36,0],[16,0],[4,0],[2,0],[10,0]], [[64,0],[36,0],[16,0],[4,0],[2,0]]],</text:p>
          </table:table-cell>
          <table:table-cell table:number-columns-repeated="5"/>
          <table:table-cell table:style-name="ce31" table:formula="of:=[.S14]" office:value-type="float" office:value="3" calcext:value-type="float">
            <text:p>3</text:p>
          </table:table-cell>
          <table:table-cell table:style-name="ce16" table:formula="of:=CONCATENATE(&quot;[&quot;; [.Y14]; &quot;, &quot;; [.Y15];  &quot;, &quot;; [.Y16]; &quot;, &quot;; [.Y17]; &quot;, &quot;; [.Y18]; &quot;, &quot;;  [.Y20]; &quot;, &quot;; [.Y21];  &quot;, &quot;; [.Y22]; &quot;, &quot;; [.Y23]; &quot;, &quot;; [.Y24]; &quot;, &quot;; [.Y26]; &quot;, &quot;; [.Y27];  &quot;, &quot;; [.Y28]; &quot;, &quot;; [.Y29]; &quot;, &quot;; [.Y30]; &quot;, &quot;;  [.Y32]; &quot;, &quot;; [.Y33];  &quot;, &quot;; [.Y34]; &quot;, &quot;; [.Y35]; &quot;, &quot;; [.Y36]; &quot;],&quot;)" office:value-type="string" office:string-value="[[[3,0],[4,0],[15,0],[18,0],[61,0]], [[8,0],[3,0],[4,0],[15,0],[18,0]], [[29,0],[8,0],[3,0],[4,0],[15,0]], [[46,0],[29,0],[8,0],[3,0],[4,0]], [[87,0],[46,0],[29,0],[8,0],[3,0]], [[3,0],[6,0],[33,0],[40,0],[95,0]], [[2,0],[3,0],[6,0],[33,0],[40,0]], [[9,0],[2,0],[3,0],[6,0],[33,0]], [[28,0],[9,0],[2,0],[3,0],[6,0]], [[47,0],[28,0],[9,0],[2,0],[3,0]], [[3,0],[1,0],[13,0],[21,0],[57,0]], [[7,0],[3,0],[1,0],[13,0],[21,0]], [[30,0],[7,0],[3,0],[1,0],[13,0]], [[45,0],[30,0],[7,0],[3,0],[1,0]], [[88,0],[45,0],[30,0],[7,0],[3,0]], [[3,0],[9,0],[27,0],[49,0],[83,0]], [[5,0],[3,0],[9,0],[27,0],[49,0]], [[35,0],[5,0],[3,0],[9,0],[27,0]], [[37,0],[35,0],[5,0],[3,0],[9,0]], [[99,0],[37,0],[35,0],[5,0],[3,0]]]," calcext:value-type="string">
            <text:p>[[[3,0],[4,0],[15,0],[18,0],[61,0]], [[8,0],[3,0],[4,0],[15,0],[18,0]], [[29,0],[8,0],[3,0],[4,0],[15,0]], [[46,0],[29,0],[8,0],[3,0],[4,0]], [[87,0],[46,0],[29,0],[8,0],[3,0]], [[3,0],[6,0],[33,0],[40,0],[95,0]], [[2,0],[3,0],[6,0],[33,0],[40,0]], [[9,0],[2,0],[3,0],[6,0],[33,0]], [[28,0],[9,0],[2,0],[3,0],[6,0]], [[47,0],[28,0],[9,0],[2,0],[3,0]], [[3,0],[1,0],[13,0],[21,0],[57,0]], [[7,0],[3,0],[1,0],[13,0],[21,0]], [[30,0],[7,0],[3,0],[1,0],[13,0]], [[45,0],[30,0],[7,0],[3,0],[1,0]], [[88,0],[45,0],[30,0],[7,0],[3,0]], [[3,0],[9,0],[27,0],[49,0],[83,0]], [[5,0],[3,0],[9,0],[27,0],[49,0]], [[35,0],[5,0],[3,0],[9,0],[27,0]], [[37,0],[35,0],[5,0],[3,0],[9,0]], [[99,0],[37,0],[35,0],[5,0],[3,0]]],</text:p>
          </table:table-cell>
          <table:table-cell table:number-columns-repeated="5"/>
          <table:table-cell table:style-name="ce31" table:formula="of:=[.Z14]" office:value-type="float" office:value="4" calcext:value-type="float">
            <text:p>4</text:p>
          </table:table-cell>
          <table:table-cell table:style-name="ce16" table:formula="of:=CONCATENATE(&quot;[&quot;; [.AF14]; &quot;, &quot;; [.AF15];  &quot;, &quot;; [.AF16]; &quot;, &quot;; [.AF17]; &quot;, &quot;; [.AF18]; &quot;, &quot;;  [.AF20]; &quot;, &quot;; [.AF21];  &quot;, &quot;; [.AF22]; &quot;, &quot;; [.AF23]; &quot;, &quot;; [.AF24]; &quot;, &quot;; [.AF26]; &quot;, &quot;; [.AF27];  &quot;, &quot;; [.AF28]; &quot;, &quot;; [.AF29]; &quot;, &quot;; [.AF30]; &quot;, &quot;;  [.AF32]; &quot;, &quot;; [.AF33];  &quot;, &quot;; [.AF34]; &quot;, &quot;; [.AF35]; &quot;, &quot;; [.AF36]; &quot;],&quot;)" office:value-type="string" office:string-value="[[[4,0],[15,0],[18,0],[61,0],[68,0]], [[3,0],[4,0],[15,0],[18,0],[61,0]], [[8,0],[3,0],[4,0],[15,0],[18,0]], [[29,0],[8,0],[3,0],[4,0],[15,0]], [[46,0],[29,0],[8,0],[3,0],[4,0]], [[4,0],[5,0],[34,0],[39,0],[96,0]], [[1,0],[4,0],[5,0],[34,0],[39,0]], [[12,0],[1,0],[4,0],[5,0],[34,0]], [[23,0],[12,0],[1,0],[4,0],[5,0]], [[54,0],[23,0],[12,0],[1,0],[4,0]], [[4,0],[14,0],[20,0],[58,0],[72,0]], [[6,0],[4,0],[14,0],[20,0],[58,0]], [[32,0],[6,0],[4,0],[14,0],[20,0]], [[42,0],[32,0],[6,0],[4,0],[14,0]], [[92,0],[42,0],[32,0],[6,0],[4,0]], [[4,0],[16,0],[36,0],[64,0],[,0]], [[2,0],[4,0],[16,0],[36,0],[64,0]], [[10,0],[2,0],[4,0],[16,0],[36,0]], [[26,0],[10,0],[2,0],[4,0],[16,0]], [[50,0],[26,0],[10,0],[2,0],[4,0]]]," calcext:value-type="string">
            <text:p>[[[4,0],[15,0],[18,0],[61,0],[68,0]], [[3,0],[4,0],[15,0],[18,0],[61,0]], [[8,0],[3,0],[4,0],[15,0],[18,0]], [[29,0],[8,0],[3,0],[4,0],[15,0]], [[46,0],[29,0],[8,0],[3,0],[4,0]], [[4,0],[5,0],[34,0],[39,0],[96,0]], [[1,0],[4,0],[5,0],[34,0],[39,0]], [[12,0],[1,0],[4,0],[5,0],[34,0]], [[23,0],[12,0],[1,0],[4,0],[5,0]], [[54,0],[23,0],[12,0],[1,0],[4,0]], [[4,0],[14,0],[20,0],[58,0],[72,0]], [[6,0],[4,0],[14,0],[20,0],[58,0]], [[32,0],[6,0],[4,0],[14,0],[20,0]], [[42,0],[32,0],[6,0],[4,0],[14,0]], [[92,0],[42,0],[32,0],[6,0],[4,0]], [[4,0],[16,0],[36,0],[64,0],[,0]], [[2,0],[4,0],[16,0],[36,0],[64,0]], [[10,0],[2,0],[4,0],[16,0],[36,0]], [[26,0],[10,0],[2,0],[4,0],[16,0]], [[50,0],[26,0],[10,0],[2,0],[4,0]]],</text:p>
          </table:table-cell>
          <table:table-cell table:number-columns-repeated="5"/>
          <table:table-cell table:style-name="ce31" table:formula="of:=[.AG14]" office:value-type="float" office:value="5" calcext:value-type="float">
            <text:p>5</text:p>
          </table:table-cell>
          <table:table-cell table:style-name="ce16" table:formula="of:=CONCATENATE(&quot;[&quot;; [.AM14]; &quot;, &quot;; [.AM15];  &quot;, &quot;; [.AM16]; &quot;, &quot;; [.AM17]; &quot;, &quot;; [.AM18]; &quot;, &quot;;  [.AM20]; &quot;, &quot;; [.AM21];  &quot;, &quot;; [.AM22]; &quot;, &quot;; [.AM23]; &quot;, &quot;; [.AM24]; &quot;, &quot;; [.AM26]; &quot;, &quot;; [.AM27];  &quot;, &quot;; [.AM28]; &quot;, &quot;; [.AM29]; &quot;, &quot;; [.AM30]; &quot;, &quot;;  [.AM32]; &quot;, &quot;; [.AM33];  &quot;, &quot;; [.AM34]; &quot;, &quot;; [.AM35]; &quot;, &quot;; [.AM36]; &quot;],&quot;)" office:value-type="string" office:string-value="[[[5,0],[16,0],[17,0],[62,0],[67,0]], [[6,0],[5,0],[16,0],[17,0],[62,0]], [[7,0],[6,0],[5,0],[16,0],[17,0]], [[30,0],[7,0],[6,0],[5,0],[16,0]], [[45,0],[30,0],[7,0],[6,0],[5,0]], [[5,0],[34,0],[39,0],[96,0],[,0]], [[4,0],[5,0],[34,0],[39,0],[96,0]], [[1,0],[4,0],[5,0],[34,0],[39,0]], [[12,0],[1,0],[4,0],[5,0],[34,0]], [[23,0],[12,0],[1,0],[4,0],[5,0]], [[5,0],[15,0],[19,0],[59,0],[71,0]], [[33,0],[5,0],[15,0],[19,0],[59,0]], [[41,0],[33,0],[5,0],[15,0],[19,0]], [[93,0],[41,0],[33,0],[5,0],[15,0]], [[,0],[93,0],[41,0],[33,0],[5,0]], [[5,0],[3,0],[9,0],[27,0],[49,0]], [[35,0],[5,0],[3,0],[9,0],[27,0]], [[37,0],[35,0],[5,0],[3,0],[9,0]], [[99,0],[37,0],[35,0],[5,0],[3,0]], [[,0],[99,0],[37,0],[35,0],[5,0]]]," calcext:value-type="string">
            <text:p>[[[5,0],[16,0],[17,0],[62,0],[67,0]], [[6,0],[5,0],[16,0],[17,0],[62,0]], [[7,0],[6,0],[5,0],[16,0],[17,0]], [[30,0],[7,0],[6,0],[5,0],[16,0]], [[45,0],[30,0],[7,0],[6,0],[5,0]], [[5,0],[34,0],[39,0],[96,0],[,0]], [[4,0],[5,0],[34,0],[39,0],[96,0]], [[1,0],[4,0],[5,0],[34,0],[39,0]], [[12,0],[1,0],[4,0],[5,0],[34,0]], [[23,0],[12,0],[1,0],[4,0],[5,0]], [[5,0],[15,0],[19,0],[59,0],[71,0]], [[33,0],[5,0],[15,0],[19,0],[59,0]], [[41,0],[33,0],[5,0],[15,0],[19,0]], [[93,0],[41,0],[33,0],[5,0],[15,0]], [[,0],[93,0],[41,0],[33,0],[5,0]], [[5,0],[3,0],[9,0],[27,0],[49,0]], [[35,0],[5,0],[3,0],[9,0],[27,0]], [[37,0],[35,0],[5,0],[3,0],[9,0]], [[99,0],[37,0],[35,0],[5,0],[3,0]], [[,0],[99,0],[37,0],[35,0],[5,0]]],</text:p>
          </table:table-cell>
          <table:table-cell table:number-columns-repeated="5"/>
          <table:table-cell table:style-name="ce31" table:formula="of:=[.AN14]" office:value-type="float" office:value="6" calcext:value-type="float">
            <text:p>6</text:p>
          </table:table-cell>
          <table:table-cell table:style-name="ce16" table:formula="of:=CONCATENATE(&quot;[&quot;; [.AT14]; &quot;, &quot;; [.AT15];  &quot;, &quot;; [.AT16]; &quot;, &quot;; [.AT17]; &quot;, &quot;; [.AT18]; &quot;, &quot;;  [.AT20]; &quot;, &quot;; [.AT21];  &quot;, &quot;; [.AT22]; &quot;, &quot;; [.AT23]; &quot;, &quot;; [.AT24]; &quot;, &quot;; [.AT26]; &quot;, &quot;; [.AT27];  &quot;, &quot;; [.AT28]; &quot;, &quot;; [.AT29]; &quot;, &quot;; [.AT30]; &quot;, &quot;;  [.AT32]; &quot;, &quot;; [.AT33];  &quot;, &quot;; [.AT34]; &quot;, &quot;; [.AT35]; &quot;, &quot;; [.AT36]; &quot;],&quot;)" office:value-type="string" office:string-value="[[[6,0],[5,0],[16,0],[17,0],[62,0]], [[7,0],[6,0],[5,0],[16,0],[17,0]], [[30,0],[7,0],[6,0],[5,0],[16,0]], [[45,0],[30,0],[7,0],[6,0],[5,0]], [[88,0],[45,0],[30,0],[7,0],[6,0]], [[6,0],[33,0],[40,0],[95,0],[,0]], [[3,0],[6,0],[33,0],[40,0],[95,0]], [[2,0],[3,0],[6,0],[33,0],[40,0]], [[11,0],[2,0],[3,0],[6,0],[33,0]], [[24,0],[11,0],[2,0],[3,0],[6,0]], [[6,0],[4,0],[14,0],[20,0],[58,0]], [[32,0],[6,0],[4,0],[14,0],[20,0]], [[42,0],[32,0],[6,0],[4,0],[14,0]], [[92,0],[42,0],[32,0],[6,0],[4,0]], [[,0],[92,0],[42,0],[32,0],[6,0]], [[6,0],[8,0],[28,0],[48,0],[84,0]], [[34,0],[6,0],[8,0],[28,0],[48,0]], [[38,0],[34,0],[6,0],[8,0],[28,0]], [[98,0],[38,0],[34,0],[6,0],[8,0]], [[,0],[98,0],[38,0],[34,0],[6,0]]]," calcext:value-type="string">
            <text:p>[[[6,0],[5,0],[16,0],[17,0],[62,0]], [[7,0],[6,0],[5,0],[16,0],[17,0]], [[30,0],[7,0],[6,0],[5,0],[16,0]], [[45,0],[30,0],[7,0],[6,0],[5,0]], [[88,0],[45,0],[30,0],[7,0],[6,0]], [[6,0],[33,0],[40,0],[95,0],[,0]], [[3,0],[6,0],[33,0],[40,0],[95,0]], [[2,0],[3,0],[6,0],[33,0],[40,0]], [[11,0],[2,0],[3,0],[6,0],[33,0]], [[24,0],[11,0],[2,0],[3,0],[6,0]], [[6,0],[4,0],[14,0],[20,0],[58,0]], [[32,0],[6,0],[4,0],[14,0],[20,0]], [[42,0],[32,0],[6,0],[4,0],[14,0]], [[92,0],[42,0],[32,0],[6,0],[4,0]], [[,0],[92,0],[42,0],[32,0],[6,0]], [[6,0],[8,0],[28,0],[48,0],[84,0]], [[34,0],[6,0],[8,0],[28,0],[48,0]], [[38,0],[34,0],[6,0],[8,0],[28,0]], [[98,0],[38,0],[34,0],[6,0],[8,0]], [[,0],[98,0],[38,0],[34,0],[6,0]]],</text:p>
          </table:table-cell>
          <table:table-cell table:number-columns-repeated="5"/>
          <table:table-cell table:style-name="ce31" table:formula="of:=[.AU14]" office:value-type="float" office:value="7" calcext:value-type="float">
            <text:p>7</text:p>
          </table:table-cell>
          <table:table-cell table:style-name="ce16" table:formula="of:=CONCATENATE(&quot;[&quot;; [.BA14]; &quot;, &quot;; [.BA15];  &quot;, &quot;; [.BA16]; &quot;, &quot;; [.BA17]; &quot;, &quot;; [.BA18]; &quot;, &quot;;  [.BA20]; &quot;, &quot;; [.BA21];  &quot;, &quot;; [.BA22]; &quot;, &quot;; [.BA23]; &quot;, &quot;; [.BA24]; &quot;, &quot;; [.BA26]; &quot;, &quot;; [.BA27];  &quot;, &quot;; [.BA28]; &quot;, &quot;; [.BA29]; &quot;, &quot;; [.BA30]; &quot;, &quot;;  [.BA32]; &quot;, &quot;; [.BA33];  &quot;, &quot;; [.BA34]; &quot;, &quot;; [.BA35]; &quot;, &quot;; [.BA36]; &quot;],&quot;)" office:value-type="string" office:string-value="[[[7,0],[6,0],[5,0],[16,0],[17,0]], [[30,0],[7,0],[6,0],[5,0],[16,0]], [[45,0],[30,0],[7,0],[6,0],[5,0]], [[88,0],[45,0],[30,0],[7,0],[6,0]], [[,0],[88,0],[45,0],[30,0],[7,0]], [[7,0],[8,0],[9,0],[10,0],[25,0]], [[32,0],[7,0],[8,0],[9,0],[10,0]], [[41,0],[32,0],[7,0],[8,0],[9,0]], [[94,0],[41,0],[32,0],[7,0],[8,0]], [[,0],[94,0],[41,0],[32,0],[7,0]], [[7,0],[3,0],[1,0],[13,0],[21,0]], [[31,0],[7,0],[3,0],[1,0],[13,0]], [[43,0],[31,0],[7,0],[3,0],[1,0]], [[91,0],[43,0],[31,0],[7,0],[3,0]], [[,0],[91,0],[43,0],[31,0],[7,0]], [[7,0],[29,0],[47,0],[85,0],[,0]], [[33,0],[7,0],[29,0],[47,0],[85,0]], [[39,0],[33,0],[7,0],[29,0],[47,0]], [[97,0],[39,0],[33,0],[7,0],[29,0]], [[,0],[97,0],[39,0],[33,0],[7,0]]]," calcext:value-type="string">
            <text:p>[[[7,0],[6,0],[5,0],[16,0],[17,0]], [[30,0],[7,0],[6,0],[5,0],[16,0]], [[45,0],[30,0],[7,0],[6,0],[5,0]], [[88,0],[45,0],[30,0],[7,0],[6,0]], [[,0],[88,0],[45,0],[30,0],[7,0]], [[7,0],[8,0],[9,0],[10,0],[25,0]], [[32,0],[7,0],[8,0],[9,0],[10,0]], [[41,0],[32,0],[7,0],[8,0],[9,0]], [[94,0],[41,0],[32,0],[7,0],[8,0]], [[,0],[94,0],[41,0],[32,0],[7,0]], [[7,0],[3,0],[1,0],[13,0],[21,0]], [[31,0],[7,0],[3,0],[1,0],[13,0]], [[43,0],[31,0],[7,0],[3,0],[1,0]], [[91,0],[43,0],[31,0],[7,0],[3,0]], [[,0],[91,0],[43,0],[31,0],[7,0]], [[7,0],[29,0],[47,0],[85,0],[,0]], [[33,0],[7,0],[29,0],[47,0],[85,0]], [[39,0],[33,0],[7,0],[29,0],[47,0]], [[97,0],[39,0],[33,0],[7,0],[29,0]], [[,0],[97,0],[39,0],[33,0],[7,0]]],</text:p>
          </table:table-cell>
          <table:table-cell table:number-columns-repeated="5"/>
          <table:table-cell table:style-name="ce31" table:formula="of:=[.BB14]" office:value-type="float" office:value="8" calcext:value-type="float">
            <text:p>8</text:p>
          </table:table-cell>
          <table:table-cell table:style-name="ce16" table:formula="of:=CONCATENATE(&quot;[&quot;; [.BH14]; &quot;, &quot;; [.BH15];  &quot;, &quot;; [.BH16]; &quot;, &quot;; [.BH17]; &quot;, &quot;; [.BH18]; &quot;, &quot;;  [.BH20]; &quot;, &quot;; [.BH21];  &quot;, &quot;; [.BH22]; &quot;, &quot;; [.BH23]; &quot;, &quot;; [.BH24]; &quot;, &quot;; [.BH26]; &quot;, &quot;; [.BH27];  &quot;, &quot;; [.BH28]; &quot;, &quot;; [.BH29]; &quot;, &quot;; [.BH30]; &quot;, &quot;;  [.BH32]; &quot;, &quot;; [.BH33];  &quot;, &quot;; [.BH34]; &quot;, &quot;; [.BH35]; &quot;, &quot;; [.BH36]; &quot;],&quot;)" office:value-type="string" office:string-value="[[[8,0],[3,0],[4,0],[15,0],[18,0]], [[29,0],[8,0],[3,0],[4,0],[15,0]], [[46,0],[29,0],[8,0],[3,0],[4,0]], [[87,0],[46,0],[29,0],[8,0],[3,0]], [[,0],[87,0],[46,0],[29,0],[8,0]], [[8,0],[9,0],[10,0],[25,0],[52,0]], [[7,0],[8,0],[9,0],[10,0],[25,0]], [[32,0],[7,0],[8,0],[9,0],[10,0]], [[41,0],[32,0],[7,0],[8,0],[9,0]], [[94,0],[41,0],[32,0],[7,0],[8,0]], [[8,0],[2,0],[12,0],[22,0],[56,0]], [[30,0],[8,0],[2,0],[12,0],[22,0]], [[44,0],[30,0],[8,0],[2,0],[12,0]], [[90,0],[44,0],[30,0],[8,0],[2,0]], [[,0],[90,0],[44,0],[30,0],[8,0]], [[8,0],[28,0],[48,0],[84,0],[,0]], [[6,0],[8,0],[28,0],[48,0],[84,0]], [[34,0],[6,0],[8,0],[28,0],[48,0]], [[38,0],[34,0],[6,0],[8,0],[28,0]], [[98,0],[38,0],[34,0],[6,0],[8,0]]]," calcext:value-type="string">
            <text:p>[[[8,0],[3,0],[4,0],[15,0],[18,0]], [[29,0],[8,0],[3,0],[4,0],[15,0]], [[46,0],[29,0],[8,0],[3,0],[4,0]], [[87,0],[46,0],[29,0],[8,0],[3,0]], [[,0],[87,0],[46,0],[29,0],[8,0]], [[8,0],[9,0],[10,0],[25,0],[52,0]], [[7,0],[8,0],[9,0],[10,0],[25,0]], [[32,0],[7,0],[8,0],[9,0],[10,0]], [[41,0],[32,0],[7,0],[8,0],[9,0]], [[94,0],[41,0],[32,0],[7,0],[8,0]], [[8,0],[2,0],[12,0],[22,0],[56,0]], [[30,0],[8,0],[2,0],[12,0],[22,0]], [[44,0],[30,0],[8,0],[2,0],[12,0]], [[90,0],[44,0],[30,0],[8,0],[2,0]], [[,0],[90,0],[44,0],[30,0],[8,0]], [[8,0],[28,0],[48,0],[84,0],[,0]], [[6,0],[8,0],[28,0],[48,0],[84,0]], [[34,0],[6,0],[8,0],[28,0],[48,0]], [[38,0],[34,0],[6,0],[8,0],[28,0]], [[98,0],[38,0],[34,0],[6,0],[8,0]]],</text:p>
          </table:table-cell>
          <table:table-cell table:number-columns-repeated="5"/>
          <table:table-cell table:style-name="ce31" table:formula="of:=[.BI14]" office:value-type="float" office:value="9" calcext:value-type="float">
            <text:p>9</text:p>
          </table:table-cell>
          <table:table-cell table:style-name="ce16" table:formula="of:=CONCATENATE(&quot;[&quot;; [.BO14]; &quot;, &quot;; [.BO15];  &quot;, &quot;; [.BO16]; &quot;, &quot;; [.BO17]; &quot;, &quot;; [.BO18]; &quot;, &quot;;  [.BO20]; &quot;, &quot;; [.BO21];  &quot;, &quot;; [.BO22]; &quot;, &quot;; [.BO23]; &quot;, &quot;; [.BO24]; &quot;, &quot;; [.BO26]; &quot;, &quot;; [.BO27];  &quot;, &quot;; [.BO28]; &quot;, &quot;; [.BO29]; &quot;, &quot;; [.BO30]; &quot;, &quot;;  [.BO32]; &quot;, &quot;; [.BO33];  &quot;, &quot;; [.BO34]; &quot;, &quot;; [.BO35]; &quot;, &quot;; [.BO36]; &quot;],&quot;)" office:value-type="string" office:string-value="[[[9,0],[2,0],[1,0],[14,0],[19,0]], [[28,0],[9,0],[2,0],[1,0],[14,0]], [[47,0],[28,0],[9,0],[2,0],[1,0]], [[86,0],[47,0],[28,0],[9,0],[2,0]], [[,0],[86,0],[47,0],[28,0],[9,0]], [[9,0],[10,0],[25,0],[52,0],[79,0]], [[8,0],[9,0],[10,0],[25,0],[52,0]], [[7,0],[8,0],[9,0],[10,0],[25,0]], [[32,0],[7,0],[8,0],[9,0],[10,0]], [[41,0],[32,0],[7,0],[8,0],[9,0]], [[9,0],[11,0],[23,0],[55,0],[75,0]], [[29,0],[9,0],[11,0],[23,0],[55,0]], [[45,0],[29,0],[9,0],[11,0],[23,0]], [[89,0],[45,0],[29,0],[9,0],[11,0]], [[,0],[89,0],[45,0],[29,0],[9,0]], [[9,0],[27,0],[49,0],[83,0],[,0]], [[3,0],[9,0],[27,0],[49,0],[83,0]], [[5,0],[3,0],[9,0],[27,0],[49,0]], [[35,0],[5,0],[3,0],[9,0],[27,0]], [[37,0],[35,0],[5,0],[3,0],[9,0]]]," calcext:value-type="string">
            <text:p>[[[9,0],[2,0],[1,0],[14,0],[19,0]], [[28,0],[9,0],[2,0],[1,0],[14,0]], [[47,0],[28,0],[9,0],[2,0],[1,0]], [[86,0],[47,0],[28,0],[9,0],[2,0]], [[,0],[86,0],[47,0],[28,0],[9,0]], [[9,0],[10,0],[25,0],[52,0],[79,0]], [[8,0],[9,0],[10,0],[25,0],[52,0]], [[7,0],[8,0],[9,0],[10,0],[25,0]], [[32,0],[7,0],[8,0],[9,0],[10,0]], [[41,0],[32,0],[7,0],[8,0],[9,0]], [[9,0],[11,0],[23,0],[55,0],[75,0]], [[29,0],[9,0],[11,0],[23,0],[55,0]], [[45,0],[29,0],[9,0],[11,0],[23,0]], [[89,0],[45,0],[29,0],[9,0],[11,0]], [[,0],[89,0],[45,0],[29,0],[9,0]], [[9,0],[27,0],[49,0],[83,0],[,0]], [[3,0],[9,0],[27,0],[49,0],[83,0]], [[5,0],[3,0],[9,0],[27,0],[49,0]], [[35,0],[5,0],[3,0],[9,0],[27,0]], [[37,0],[35,0],[5,0],[3,0],[9,0]]],</text:p>
          </table:table-cell>
          <table:table-cell table:number-columns-repeated="5"/>
          <table:table-cell table:style-name="ce31" table:formula="of:=[.BP14]" office:value-type="float" office:value="10" calcext:value-type="float">
            <text:p>10</text:p>
          </table:table-cell>
          <table:table-cell table:style-name="ce16" table:formula="of:=CONCATENATE(&quot;[&quot;; [.BV14]; &quot;, &quot;; [.BV15];  &quot;, &quot;; [.BV16]; &quot;, &quot;; [.BV17]; &quot;, &quot;; [.BV18]; &quot;, &quot;;  [.BV20]; &quot;, &quot;; [.BV21];  &quot;, &quot;; [.BV22]; &quot;, &quot;; [.BV23]; &quot;, &quot;; [.BV24]; &quot;, &quot;; [.BV26]; &quot;, &quot;; [.BV27];  &quot;, &quot;; [.BV28]; &quot;, &quot;; [.BV29]; &quot;, &quot;; [.BV30]; &quot;, &quot;;  [.BV32]; &quot;, &quot;; [.BV33];  &quot;, &quot;; [.BV34]; &quot;, &quot;; [.BV35]; &quot;, &quot;; [.BV36]; &quot;],&quot;)" office:value-type="string" office:string-value="[[[10,0],[11,0],[12,0],[13,0],[20,0]], [[27,0],[10,0],[11,0],[12,0],[13,0]], [[48,0],[27,0],[10,0],[11,0],[12,0]], [[85,0],[48,0],[27,0],[10,0],[11,0]], [[,0],[85,0],[48,0],[27,0],[10,0]], [[10,0],[25,0],[52,0],[79,0],[,0]], [[9,0],[10,0],[25,0],[52,0],[79,0]], [[8,0],[9,0],[10,0],[25,0],[52,0]], [[7,0],[8,0],[9,0],[10,0],[25,0]], [[32,0],[7,0],[8,0],[9,0],[10,0]], [[10,0],[24,0],[54,0],[76,0],[,0]], [[28,0],[10,0],[24,0],[54,0],[76,0]], [[46,0],[28,0],[10,0],[24,0],[54,0]], [[88,0],[46,0],[28,0],[10,0],[24,0]], [[,0],[88,0],[46,0],[28,0],[10,0]], [[10,0],[26,0],[50,0],[82,0],[,0]], [[2,0],[10,0],[26,0],[50,0],[82,0]], [[4,0],[2,0],[10,0],[26,0],[50,0]], [[16,0],[4,0],[2,0],[10,0],[26,0]], [[36,0],[16,0],[4,0],[2,0],[10,0]]]," calcext:value-type="string">
            <text:p>[[[10,0],[11,0],[12,0],[13,0],[20,0]], [[27,0],[10,0],[11,0],[12,0],[13,0]], [[48,0],[27,0],[10,0],[11,0],[12,0]], [[85,0],[48,0],[27,0],[10,0],[11,0]], [[,0],[85,0],[48,0],[27,0],[10,0]], [[10,0],[25,0],[52,0],[79,0],[,0]], [[9,0],[10,0],[25,0],[52,0],[79,0]], [[8,0],[9,0],[10,0],[25,0],[52,0]], [[7,0],[8,0],[9,0],[10,0],[25,0]], [[32,0],[7,0],[8,0],[9,0],[10,0]], [[10,0],[24,0],[54,0],[76,0],[,0]], [[28,0],[10,0],[24,0],[54,0],[76,0]], [[46,0],[28,0],[10,0],[24,0],[54,0]], [[88,0],[46,0],[28,0],[10,0],[24,0]], [[,0],[88,0],[46,0],[28,0],[10,0]], [[10,0],[26,0],[50,0],[82,0],[,0]], [[2,0],[10,0],[26,0],[50,0],[82,0]], [[4,0],[2,0],[10,0],[26,0],[50,0]], [[16,0],[4,0],[2,0],[10,0],[26,0]], [[36,0],[16,0],[4,0],[2,0],[10,0]]],</text:p>
          </table:table-cell>
          <table:table-cell table:number-columns-repeated="5"/>
          <table:table-cell table:style-name="ce31" table:formula="of:=[.BW14]" office:value-type="float" office:value="11" calcext:value-type="float">
            <text:p>11</text:p>
          </table:table-cell>
          <table:table-cell table:style-name="ce16" table:formula="of:=CONCATENATE(&quot;[&quot;; [.CC14]; &quot;, &quot;; [.CC15];  &quot;, &quot;; [.CC16]; &quot;, &quot;; [.CC17]; &quot;, &quot;; [.CC18]; &quot;, &quot;;  [.CC20]; &quot;, &quot;; [.CC21];  &quot;, &quot;; [.CC22]; &quot;, &quot;; [.CC23]; &quot;, &quot;; [.CC24]; &quot;, &quot;; [.CC26]; &quot;, &quot;; [.CC27];  &quot;, &quot;; [.CC28]; &quot;, &quot;; [.CC29]; &quot;, &quot;; [.CC30]; &quot;, &quot;;  [.CC32]; &quot;, &quot;; [.CC33];  &quot;, &quot;; [.CC34]; &quot;, &quot;; [.CC35]; &quot;, &quot;; [.CC36]; &quot;],&quot;)" office:value-type="string" office:string-value="[[[11,0],[12,0],[13,0],[20,0],[59,0]], [[10,0],[11,0],[12,0],[13,0],[20,0]], [[27,0],[10,0],[11,0],[12,0],[13,0]], [[48,0],[27,0],[10,0],[11,0],[12,0]], [[85,0],[48,0],[27,0],[10,0],[11,0]], [[11,0],[24,0],[53,0],[78,0],[,0]], [[2,0],[11,0],[24,0],[53,0],[78,0]], [[3,0],[2,0],[11,0],[24,0],[53,0]], [[6,0],[3,0],[2,0],[11,0],[24,0]], [[33,0],[6,0],[3,0],[2,0],[11,0]], [[11,0],[23,0],[55,0],[75,0],[,0]], [[9,0],[11,0],[23,0],[55,0],[75,0]], [[29,0],[9,0],[11,0],[23,0],[55,0]], [[45,0],[29,0],[9,0],[11,0],[23,0]], [[89,0],[45,0],[29,0],[9,0],[11,0]], [[11,0],[25,0],[51,0],[81,0],[,0]], [[1,0],[11,0],[25,0],[51,0],[81,0]], [[15,0],[1,0],[11,0],[25,0],[51,0]], [[17,0],[15,0],[1,0],[11,0],[25,0]], [[63,0],[17,0],[15,0],[1,0],[11,0]]]," calcext:value-type="string">
            <text:p>[[[11,0],[12,0],[13,0],[20,0],[59,0]], [[10,0],[11,0],[12,0],[13,0],[20,0]], [[27,0],[10,0],[11,0],[12,0],[13,0]], [[48,0],[27,0],[10,0],[11,0],[12,0]], [[85,0],[48,0],[27,0],[10,0],[11,0]], [[11,0],[24,0],[53,0],[78,0],[,0]], [[2,0],[11,0],[24,0],[53,0],[78,0]], [[3,0],[2,0],[11,0],[24,0],[53,0]], [[6,0],[3,0],[2,0],[11,0],[24,0]], [[33,0],[6,0],[3,0],[2,0],[11,0]], [[11,0],[23,0],[55,0],[75,0],[,0]], [[9,0],[11,0],[23,0],[55,0],[75,0]], [[29,0],[9,0],[11,0],[23,0],[55,0]], [[45,0],[29,0],[9,0],[11,0],[23,0]], [[89,0],[45,0],[29,0],[9,0],[11,0]], [[11,0],[25,0],[51,0],[81,0],[,0]], [[1,0],[11,0],[25,0],[51,0],[81,0]], [[15,0],[1,0],[11,0],[25,0],[51,0]], [[17,0],[15,0],[1,0],[11,0],[25,0]], [[63,0],[17,0],[15,0],[1,0],[11,0]]],</text:p>
          </table:table-cell>
          <table:table-cell table:number-columns-repeated="5"/>
          <table:table-cell table:style-name="ce31" table:formula="of:=[.CD14]" office:value-type="float" office:value="12" calcext:value-type="float">
            <text:p>12</text:p>
          </table:table-cell>
          <table:table-cell table:style-name="ce16" table:formula="of:=CONCATENATE(&quot;[&quot;; [.CJ14]; &quot;, &quot;; [.CJ15];  &quot;, &quot;; [.CJ16]; &quot;, &quot;; [.CJ17]; &quot;, &quot;; [.CJ18]; &quot;, &quot;;  [.CJ20]; &quot;, &quot;; [.CJ21];  &quot;, &quot;; [.CJ22]; &quot;, &quot;; [.CJ23]; &quot;, &quot;; [.CJ24]; &quot;, &quot;; [.CJ26]; &quot;, &quot;; [.CJ27];  &quot;, &quot;; [.CJ28]; &quot;, &quot;; [.CJ29]; &quot;, &quot;; [.CJ30]; &quot;, &quot;;  [.CJ32]; &quot;, &quot;; [.CJ33];  &quot;, &quot;; [.CJ34]; &quot;, &quot;; [.CJ35]; &quot;, &quot;; [.CJ36]; &quot;],&quot;)" office:value-type="string" office:string-value="[[[12,0],[13,0],[20,0],[59,0],[70,0]], [[11,0],[12,0],[13,0],[20,0],[59,0]], [[10,0],[11,0],[12,0],[13,0],[20,0]], [[27,0],[10,0],[11,0],[12,0],[13,0]], [[48,0],[27,0],[10,0],[11,0],[12,0]], [[12,0],[23,0],[54,0],[77,0],[,0]], [[1,0],[12,0],[23,0],[54,0],[77,0]], [[4,0],[1,0],[12,0],[23,0],[54,0]], [[5,0],[4,0],[1,0],[12,0],[23,0]], [[34,0],[5,0],[4,0],[1,0],[12,0]], [[12,0],[22,0],[56,0],[74,0],[,0]], [[2,0],[12,0],[22,0],[56,0],[74,0]], [[8,0],[2,0],[12,0],[22,0],[56,0]], [[30,0],[8,0],[2,0],[12,0],[22,0]], [[44,0],[30,0],[8,0],[2,0],[12,0]], [[12,0],[24,0],[52,0],[80,0],[,0]], [[14,0],[12,0],[24,0],[52,0],[80,0]], [[18,0],[14,0],[12,0],[24,0],[52,0]], [[62,0],[18,0],[14,0],[12,0],[24,0]], [[66,0],[62,0],[18,0],[14,0],[12,0]]]," calcext:value-type="string">
            <text:p>[[[12,0],[13,0],[20,0],[59,0],[70,0]], [[11,0],[12,0],[13,0],[20,0],[59,0]], [[10,0],[11,0],[12,0],[13,0],[20,0]], [[27,0],[10,0],[11,0],[12,0],[13,0]], [[48,0],[27,0],[10,0],[11,0],[12,0]], [[12,0],[23,0],[54,0],[77,0],[,0]], [[1,0],[12,0],[23,0],[54,0],[77,0]], [[4,0],[1,0],[12,0],[23,0],[54,0]], [[5,0],[4,0],[1,0],[12,0],[23,0]], [[34,0],[5,0],[4,0],[1,0],[12,0]], [[12,0],[22,0],[56,0],[74,0],[,0]], [[2,0],[12,0],[22,0],[56,0],[74,0]], [[8,0],[2,0],[12,0],[22,0],[56,0]], [[30,0],[8,0],[2,0],[12,0],[22,0]], [[44,0],[30,0],[8,0],[2,0],[12,0]], [[12,0],[24,0],[52,0],[80,0],[,0]], [[14,0],[12,0],[24,0],[52,0],[80,0]], [[18,0],[14,0],[12,0],[24,0],[52,0]], [[62,0],[18,0],[14,0],[12,0],[24,0]], [[66,0],[62,0],[18,0],[14,0],[12,0]]],</text:p>
          </table:table-cell>
          <table:table-cell table:number-columns-repeated="5"/>
          <table:table-cell table:style-name="ce31" table:formula="of:=[.CK14]" office:value-type="float" office:value="13" calcext:value-type="float">
            <text:p>13</text:p>
          </table:table-cell>
          <table:table-cell table:style-name="ce16" table:formula="of:=CONCATENATE(&quot;[&quot;; [.CQ14]; &quot;, &quot;; [.CQ15];  &quot;, &quot;; [.CQ16]; &quot;, &quot;; [.CQ17]; &quot;, &quot;; [.CQ18]; &quot;, &quot;;  [.CQ20]; &quot;, &quot;; [.CQ21];  &quot;, &quot;; [.CQ22]; &quot;, &quot;; [.CQ23]; &quot;, &quot;; [.CQ24]; &quot;, &quot;; [.CQ26]; &quot;, &quot;; [.CQ27];  &quot;, &quot;; [.CQ28]; &quot;, &quot;; [.CQ29]; &quot;, &quot;; [.CQ30]; &quot;, &quot;;  [.CQ32]; &quot;, &quot;; [.CQ33];  &quot;, &quot;; [.CQ34]; &quot;, &quot;; [.CQ35]; &quot;, &quot;; [.CQ36]; &quot;],&quot;)" office:value-type="string" office:string-value="[[[13,0],[20,0],[59,0],[70,0],[,0]], [[12,0],[13,0],[20,0],[59,0],[70,0]], [[11,0],[12,0],[13,0],[20,0],[59,0]], [[10,0],[11,0],[12,0],[13,0],[20,0]], [[27,0],[10,0],[11,0],[12,0],[13,0]], [[13,0],[22,0],[55,0],[76,0],[,0]], [[14,0],[13,0],[22,0],[55,0],[76,0]], [[15,0],[14,0],[13,0],[22,0],[55,0]], [[16,0],[15,0],[14,0],[13,0],[22,0]], [[35,0],[16,0],[15,0],[14,0],[13,0]], [[13,0],[21,0],[57,0],[73,0],[,0]], [[1,0],[13,0],[21,0],[57,0],[73,0]], [[3,0],[1,0],[13,0],[21,0],[57,0]], [[7,0],[3,0],[1,0],[13,0],[21,0]], [[31,0],[7,0],[3,0],[1,0],[13,0]], [[13,0],[23,0],[53,0],[79,0],[,0]], [[19,0],[13,0],[23,0],[53,0],[79,0]], [[61,0],[19,0],[13,0],[23,0],[53,0]], [[67,0],[61,0],[19,0],[13,0],[23,0]], [[,0],[67,0],[61,0],[19,0],[13,0]]]," calcext:value-type="string">
            <text:p>[[[13,0],[20,0],[59,0],[70,0],[,0]], [[12,0],[13,0],[20,0],[59,0],[70,0]], [[11,0],[12,0],[13,0],[20,0],[59,0]], [[10,0],[11,0],[12,0],[13,0],[20,0]], [[27,0],[10,0],[11,0],[12,0],[13,0]], [[13,0],[22,0],[55,0],[76,0],[,0]], [[14,0],[13,0],[22,0],[55,0],[76,0]], [[15,0],[14,0],[13,0],[22,0],[55,0]], [[16,0],[15,0],[14,0],[13,0],[22,0]], [[35,0],[16,0],[15,0],[14,0],[13,0]], [[13,0],[21,0],[57,0],[73,0],[,0]], [[1,0],[13,0],[21,0],[57,0],[73,0]], [[3,0],[1,0],[13,0],[21,0],[57,0]], [[7,0],[3,0],[1,0],[13,0],[21,0]], [[31,0],[7,0],[3,0],[1,0],[13,0]], [[13,0],[23,0],[53,0],[79,0],[,0]], [[19,0],[13,0],[23,0],[53,0],[79,0]], [[61,0],[19,0],[13,0],[23,0],[53,0]], [[67,0],[61,0],[19,0],[13,0],[23,0]], [[,0],[67,0],[61,0],[19,0],[13,0]]],</text:p>
          </table:table-cell>
          <table:table-cell table:number-columns-repeated="5"/>
          <table:table-cell table:style-name="ce31" table:formula="of:=[.CR14]" office:value-type="float" office:value="14" calcext:value-type="float">
            <text:p>14</text:p>
          </table:table-cell>
          <table:table-cell table:style-name="ce16" table:formula="of:=CONCATENATE(&quot;[&quot;; [.CX14]; &quot;, &quot;; [.CX15];  &quot;, &quot;; [.CX16]; &quot;, &quot;; [.CX17]; &quot;, &quot;; [.CX18]; &quot;, &quot;;  [.CX20]; &quot;, &quot;; [.CX21];  &quot;, &quot;; [.CX22]; &quot;, &quot;; [.CX23]; &quot;, &quot;; [.CX24]; &quot;, &quot;; [.CX26]; &quot;, &quot;; [.CX27];  &quot;, &quot;; [.CX28]; &quot;, &quot;; [.CX29]; &quot;, &quot;; [.CX30]; &quot;, &quot;;  [.CX32]; &quot;, &quot;; [.CX33];  &quot;, &quot;; [.CX34]; &quot;, &quot;; [.CX35]; &quot;, &quot;; [.CX36]; &quot;],&quot;)" office:value-type="string" office:string-value="[[[14,0],[19,0],[60,0],[69,0],[,0]], [[1,0],[14,0],[19,0],[60,0],[69,0]], [[2,0],[1,0],[14,0],[19,0],[60,0]], [[9,0],[2,0],[1,0],[14,0],[19,0]], [[28,0],[9,0],[2,0],[1,0],[14,0]], [[14,0],[13,0],[22,0],[55,0],[76,0]], [[15,0],[14,0],[13,0],[22,0],[55,0]], [[16,0],[15,0],[14,0],[13,0],[22,0]], [[35,0],[16,0],[15,0],[14,0],[13,0]], [[38,0],[35,0],[16,0],[15,0],[14,0]], [[14,0],[20,0],[58,0],[72,0],[,0]], [[4,0],[14,0],[20,0],[58,0],[72,0]], [[6,0],[4,0],[14,0],[20,0],[58,0]], [[32,0],[6,0],[4,0],[14,0],[20,0]], [[42,0],[32,0],[6,0],[4,0],[14,0]], [[14,0],[12,0],[24,0],[52,0],[80,0]], [[18,0],[14,0],[12,0],[24,0],[52,0]], [[62,0],[18,0],[14,0],[12,0],[24,0]], [[66,0],[62,0],[18,0],[14,0],[12,0]], [[,0],[66,0],[62,0],[18,0],[14,0]]]," calcext:value-type="string">
            <text:p>[[[14,0],[19,0],[60,0],[69,0],[,0]], [[1,0],[14,0],[19,0],[60,0],[69,0]], [[2,0],[1,0],[14,0],[19,0],[60,0]], [[9,0],[2,0],[1,0],[14,0],[19,0]], [[28,0],[9,0],[2,0],[1,0],[14,0]], [[14,0],[13,0],[22,0],[55,0],[76,0]], [[15,0],[14,0],[13,0],[22,0],[55,0]], [[16,0],[15,0],[14,0],[13,0],[22,0]], [[35,0],[16,0],[15,0],[14,0],[13,0]], [[38,0],[35,0],[16,0],[15,0],[14,0]], [[14,0],[20,0],[58,0],[72,0],[,0]], [[4,0],[14,0],[20,0],[58,0],[72,0]], [[6,0],[4,0],[14,0],[20,0],[58,0]], [[32,0],[6,0],[4,0],[14,0],[20,0]], [[42,0],[32,0],[6,0],[4,0],[14,0]], [[14,0],[12,0],[24,0],[52,0],[80,0]], [[18,0],[14,0],[12,0],[24,0],[52,0]], [[62,0],[18,0],[14,0],[12,0],[24,0]], [[66,0],[62,0],[18,0],[14,0],[12,0]], [[,0],[66,0],[62,0],[18,0],[14,0]]],</text:p>
          </table:table-cell>
          <table:table-cell table:number-columns-repeated="5"/>
          <table:table-cell table:style-name="ce31" table:formula="of:=[.CY14]" office:value-type="float" office:value="15" calcext:value-type="float">
            <text:p>15</text:p>
          </table:table-cell>
          <table:table-cell table:style-name="ce16" table:formula="of:=CONCATENATE(&quot;[&quot;; [.DE14]; &quot;, &quot;; [.DE15];  &quot;, &quot;; [.DE16]; &quot;, &quot;; [.DE17]; &quot;, &quot;; [.DE18]; &quot;, &quot;;  [.DE20]; &quot;, &quot;; [.DE21];  &quot;, &quot;; [.DE22]; &quot;, &quot;; [.DE23]; &quot;, &quot;; [.DE24]; &quot;, &quot;; [.DE26]; &quot;, &quot;; [.DE27];  &quot;, &quot;; [.DE28]; &quot;, &quot;; [.DE29]; &quot;, &quot;; [.DE30]; &quot;, &quot;;  [.DE32]; &quot;, &quot;; [.DE33];  &quot;, &quot;; [.DE34]; &quot;, &quot;; [.DE35]; &quot;, &quot;; [.DE36]; &quot;],&quot;)" office:value-type="string" office:string-value="[[[15,0],[18,0],[61,0],[68,0],[,0]], [[4,0],[15,0],[18,0],[61,0],[68,0]], [[3,0],[4,0],[15,0],[18,0],[61,0]], [[8,0],[3,0],[4,0],[15,0],[18,0]], [[29,0],[8,0],[3,0],[4,0],[15,0]], [[15,0],[14,0],[13,0],[22,0],[55,0]], [[16,0],[15,0],[14,0],[13,0],[22,0]], [[35,0],[16,0],[15,0],[14,0],[13,0]], [[38,0],[35,0],[16,0],[15,0],[14,0]], [[97,0],[38,0],[35,0],[16,0],[15,0]], [[15,0],[19,0],[59,0],[71,0],[,0]], [[5,0],[15,0],[19,0],[59,0],[71,0]], [[33,0],[5,0],[15,0],[19,0],[59,0]], [[41,0],[33,0],[5,0],[15,0],[19,0]], [[93,0],[41,0],[33,0],[5,0],[15,0]], [[15,0],[1,0],[11,0],[25,0],[51,0]], [[17,0],[15,0],[1,0],[11,0],[25,0]], [[63,0],[17,0],[15,0],[1,0],[11,0]], [[65,0],[63,0],[17,0],[15,0],[1,0]], [[,0],[65,0],[63,0],[17,0],[15,0]]]," calcext:value-type="string">
            <text:p>[[[15,0],[18,0],[61,0],[68,0],[,0]], [[4,0],[15,0],[18,0],[61,0],[68,0]], [[3,0],[4,0],[15,0],[18,0],[61,0]], [[8,0],[3,0],[4,0],[15,0],[18,0]], [[29,0],[8,0],[3,0],[4,0],[15,0]], [[15,0],[14,0],[13,0],[22,0],[55,0]], [[16,0],[15,0],[14,0],[13,0],[22,0]], [[35,0],[16,0],[15,0],[14,0],[13,0]], [[38,0],[35,0],[16,0],[15,0],[14,0]], [[97,0],[38,0],[35,0],[16,0],[15,0]], [[15,0],[19,0],[59,0],[71,0],[,0]], [[5,0],[15,0],[19,0],[59,0],[71,0]], [[33,0],[5,0],[15,0],[19,0],[59,0]], [[41,0],[33,0],[5,0],[15,0],[19,0]], [[93,0],[41,0],[33,0],[5,0],[15,0]], [[15,0],[1,0],[11,0],[25,0],[51,0]], [[17,0],[15,0],[1,0],[11,0],[25,0]], [[63,0],[17,0],[15,0],[1,0],[11,0]], [[65,0],[63,0],[17,0],[15,0],[1,0]], [[,0],[65,0],[63,0],[17,0],[15,0]]],</text:p>
          </table:table-cell>
          <table:table-cell table:number-columns-repeated="5"/>
          <table:table-cell table:style-name="ce31" table:formula="of:=[.DF14]" office:value-type="float" office:value="16" calcext:value-type="float">
            <text:p>16</text:p>
          </table:table-cell>
          <table:table-cell table:style-name="ce16" table:formula="of:=CONCATENATE(&quot;[&quot;; [.DL14]; &quot;, &quot;; [.DL15];  &quot;, &quot;; [.DL16]; &quot;, &quot;; [.DL17]; &quot;, &quot;; [.DL18]; &quot;, &quot;;  [.DL20]; &quot;, &quot;; [.DL21];  &quot;, &quot;; [.DL22]; &quot;, &quot;; [.DL23]; &quot;, &quot;; [.DL24]; &quot;, &quot;; [.DL26]; &quot;, &quot;; [.DL27];  &quot;, &quot;; [.DL28]; &quot;, &quot;; [.DL29]; &quot;, &quot;; [.DL30]; &quot;, &quot;;  [.DL32]; &quot;, &quot;; [.DL33];  &quot;, &quot;; [.DL34]; &quot;, &quot;; [.DL35]; &quot;, &quot;; [.DL36]; &quot;],&quot;)" office:value-type="string" office:string-value="[[[16,0],[17,0],[62,0],[67,0],[,0]], [[5,0],[16,0],[17,0],[62,0],[67,0]], [[6,0],[5,0],[16,0],[17,0],[62,0]], [[7,0],[6,0],[5,0],[16,0],[17,0]], [[30,0],[7,0],[6,0],[5,0],[16,0]], [[16,0],[15,0],[14,0],[13,0],[22,0]], [[35,0],[16,0],[15,0],[14,0],[13,0]], [[38,0],[35,0],[16,0],[15,0],[14,0]], [[97,0],[38,0],[35,0],[16,0],[15,0]], [[,0],[97,0],[38,0],[35,0],[16,0]], [[16,0],[18,0],[60,0],[70,0],[,0]], [[34,0],[16,0],[18,0],[60,0],[70,0]], [[40,0],[34,0],[16,0],[18,0],[60,0]], [[94,0],[40,0],[34,0],[16,0],[18,0]], [[,0],[94,0],[40,0],[34,0],[16,0]], [[16,0],[4,0],[2,0],[10,0],[26,0]], [[36,0],[16,0],[4,0],[2,0],[10,0]], [[64,0],[36,0],[16,0],[4,0],[2,0]], [[,0],[64,0],[36,0],[16,0],[4,0]], [[,0],[,0],[64,0],[36,0],[16,0]]]," calcext:value-type="string">
            <text:p>[[[16,0],[17,0],[62,0],[67,0],[,0]], [[5,0],[16,0],[17,0],[62,0],[67,0]], [[6,0],[5,0],[16,0],[17,0],[62,0]], [[7,0],[6,0],[5,0],[16,0],[17,0]], [[30,0],[7,0],[6,0],[5,0],[16,0]], [[16,0],[15,0],[14,0],[13,0],[22,0]], [[35,0],[16,0],[15,0],[14,0],[13,0]], [[38,0],[35,0],[16,0],[15,0],[14,0]], [[97,0],[38,0],[35,0],[16,0],[15,0]], [[,0],[97,0],[38,0],[35,0],[16,0]], [[16,0],[18,0],[60,0],[70,0],[,0]], [[34,0],[16,0],[18,0],[60,0],[70,0]], [[40,0],[34,0],[16,0],[18,0],[60,0]], [[94,0],[40,0],[34,0],[16,0],[18,0]], [[,0],[94,0],[40,0],[34,0],[16,0]], [[16,0],[4,0],[2,0],[10,0],[26,0]], [[36,0],[16,0],[4,0],[2,0],[10,0]], [[64,0],[36,0],[16,0],[4,0],[2,0]], [[,0],[64,0],[36,0],[16,0],[4,0]], [[,0],[,0],[64,0],[36,0],[16,0]]],</text:p>
          </table:table-cell>
          <table:table-cell table:number-columns-repeated="5"/>
          <table:table-cell table:style-name="ce31" table:formula="of:=[.DM14]" office:value-type="float" office:value="17" calcext:value-type="float">
            <text:p>17</text:p>
          </table:table-cell>
          <table:table-cell table:style-name="ce16" table:formula="of:=CONCATENATE(&quot;[&quot;; [.DS14]; &quot;, &quot;; [.DS15];  &quot;, &quot;; [.DS16]; &quot;, &quot;; [.DS17]; &quot;, &quot;; [.DS18]; &quot;, &quot;;  [.DS20]; &quot;, &quot;; [.DS21];  &quot;, &quot;; [.DS22]; &quot;, &quot;; [.DS23]; &quot;, &quot;; [.DS24]; &quot;, &quot;; [.DS26]; &quot;, &quot;; [.DS27];  &quot;, &quot;; [.DS28]; &quot;, &quot;; [.DS29]; &quot;, &quot;; [.DS30]; &quot;, &quot;;  [.DS32]; &quot;, &quot;; [.DS33];  &quot;, &quot;; [.DS34]; &quot;, &quot;; [.DS35]; &quot;, &quot;; [.DS36]; &quot;],&quot;)" office:value-type="string" office:string-value="[[[17,0],[62,0],[67,0],[,0],[,0]], [[16,0],[17,0],[62,0],[67,0],[,0]], [[5,0],[16,0],[17,0],[62,0],[67,0]], [[6,0],[5,0],[16,0],[17,0],[62,0]], [[7,0],[6,0],[5,0],[16,0],[17,0]], [[17,0],[18,0],[19,0],[20,0],[21,0]], [[36,0],[17,0],[18,0],[19,0],[20,0]], [[37,0],[36,0],[17,0],[18,0],[19,0]], [[98,0],[37,0],[36,0],[17,0],[18,0]], [[,0],[98,0],[37,0],[36,0],[17,0]], [[17,0],[61,0],[69,0],[,0],[,0]], [[35,0],[17,0],[61,0],[69,0],[,0]], [[39,0],[35,0],[17,0],[61,0],[69,0]], [[95,0],[39,0],[35,0],[17,0],[61,0]], [[,0],[95,0],[39,0],[35,0],[17,0]], [[17,0],[15,0],[1,0],[11,0],[25,0]], [[63,0],[17,0],[15,0],[1,0],[11,0]], [[65,0],[63,0],[17,0],[15,0],[1,0]], [[,0],[65,0],[63,0],[17,0],[15,0]], [[,0],[,0],[65,0],[63,0],[17,0]]]," calcext:value-type="string">
            <text:p>[[[17,0],[62,0],[67,0],[,0],[,0]], [[16,0],[17,0],[62,0],[67,0],[,0]], [[5,0],[16,0],[17,0],[62,0],[67,0]], [[6,0],[5,0],[16,0],[17,0],[62,0]], [[7,0],[6,0],[5,0],[16,0],[17,0]], [[17,0],[18,0],[19,0],[20,0],[21,0]], [[36,0],[17,0],[18,0],[19,0],[20,0]], [[37,0],[36,0],[17,0],[18,0],[19,0]], [[98,0],[37,0],[36,0],[17,0],[18,0]], [[,0],[98,0],[37,0],[36,0],[17,0]], [[17,0],[61,0],[69,0],[,0],[,0]], [[35,0],[17,0],[61,0],[69,0],[,0]], [[39,0],[35,0],[17,0],[61,0],[69,0]], [[95,0],[39,0],[35,0],[17,0],[61,0]], [[,0],[95,0],[39,0],[35,0],[17,0]], [[17,0],[15,0],[1,0],[11,0],[25,0]], [[63,0],[17,0],[15,0],[1,0],[11,0]], [[65,0],[63,0],[17,0],[15,0],[1,0]], [[,0],[65,0],[63,0],[17,0],[15,0]], [[,0],[,0],[65,0],[63,0],[17,0]]],</text:p>
          </table:table-cell>
          <table:table-cell table:number-columns-repeated="5"/>
          <table:table-cell table:style-name="ce31" table:formula="of:=[.DT14]" office:value-type="float" office:value="18" calcext:value-type="float">
            <text:p>18</text:p>
          </table:table-cell>
          <table:table-cell table:style-name="ce16" table:formula="of:=CONCATENATE(&quot;[&quot;; [.DZ14]; &quot;, &quot;; [.DZ15];  &quot;, &quot;; [.DZ16]; &quot;, &quot;; [.DZ17]; &quot;, &quot;; [.DZ18]; &quot;, &quot;;  [.DZ20]; &quot;, &quot;; [.DZ21];  &quot;, &quot;; [.DZ22]; &quot;, &quot;; [.DZ23]; &quot;, &quot;; [.DZ24]; &quot;, &quot;; [.DZ26]; &quot;, &quot;; [.DZ27];  &quot;, &quot;; [.DZ28]; &quot;, &quot;; [.DZ29]; &quot;, &quot;; [.DZ30]; &quot;, &quot;;  [.DZ32]; &quot;, &quot;; [.DZ33];  &quot;, &quot;; [.DZ34]; &quot;, &quot;; [.DZ35]; &quot;, &quot;; [.DZ36]; &quot;],&quot;)" office:value-type="string" office:string-value="[[[18,0],[61,0],[68,0],[,0],[,0]], [[15,0],[18,0],[61,0],[68,0],[,0]], [[4,0],[15,0],[18,0],[61,0],[68,0]], [[3,0],[4,0],[15,0],[18,0],[61,0]], [[8,0],[3,0],[4,0],[15,0],[18,0]], [[18,0],[19,0],[20,0],[21,0],[56,0]], [[17,0],[18,0],[19,0],[20,0],[21,0]], [[36,0],[17,0],[18,0],[19,0],[20,0]], [[37,0],[36,0],[17,0],[18,0],[19,0]], [[98,0],[37,0],[36,0],[17,0],[18,0]], [[18,0],[60,0],[70,0],[,0],[,0]], [[16,0],[18,0],[60,0],[70,0],[,0]], [[34,0],[16,0],[18,0],[60,0],[70,0]], [[40,0],[34,0],[16,0],[18,0],[60,0]], [[94,0],[40,0],[34,0],[16,0],[18,0]], [[18,0],[14,0],[12,0],[24,0],[52,0]], [[62,0],[18,0],[14,0],[12,0],[24,0]], [[66,0],[62,0],[18,0],[14,0],[12,0]], [[,0],[66,0],[62,0],[18,0],[14,0]], [[,0],[,0],[66,0],[62,0],[18,0]]]," calcext:value-type="string">
            <text:p>[[[18,0],[61,0],[68,0],[,0],[,0]], [[15,0],[18,0],[61,0],[68,0],[,0]], [[4,0],[15,0],[18,0],[61,0],[68,0]], [[3,0],[4,0],[15,0],[18,0],[61,0]], [[8,0],[3,0],[4,0],[15,0],[18,0]], [[18,0],[19,0],[20,0],[21,0],[56,0]], [[17,0],[18,0],[19,0],[20,0],[21,0]], [[36,0],[17,0],[18,0],[19,0],[20,0]], [[37,0],[36,0],[17,0],[18,0],[19,0]], [[98,0],[37,0],[36,0],[17,0],[18,0]], [[18,0],[60,0],[70,0],[,0],[,0]], [[16,0],[18,0],[60,0],[70,0],[,0]], [[34,0],[16,0],[18,0],[60,0],[70,0]], [[40,0],[34,0],[16,0],[18,0],[60,0]], [[94,0],[40,0],[34,0],[16,0],[18,0]], [[18,0],[14,0],[12,0],[24,0],[52,0]], [[62,0],[18,0],[14,0],[12,0],[24,0]], [[66,0],[62,0],[18,0],[14,0],[12,0]], [[,0],[66,0],[62,0],[18,0],[14,0]], [[,0],[,0],[66,0],[62,0],[18,0]]],</text:p>
          </table:table-cell>
          <table:table-cell table:number-columns-repeated="5"/>
          <table:table-cell table:style-name="ce31" table:formula="of:=[.EA14]" office:value-type="float" office:value="19" calcext:value-type="float">
            <text:p>19</text:p>
          </table:table-cell>
          <table:table-cell table:style-name="ce16" table:formula="of:=CONCATENATE(&quot;[&quot;; [.EG14]; &quot;, &quot;; [.EG15];  &quot;, &quot;; [.EG16]; &quot;, &quot;; [.EG17]; &quot;, &quot;; [.EG18]; &quot;, &quot;;  [.EG20]; &quot;, &quot;; [.EG21];  &quot;, &quot;; [.EG22]; &quot;, &quot;; [.EG23]; &quot;, &quot;; [.EG24]; &quot;, &quot;; [.EG26]; &quot;, &quot;; [.EG27];  &quot;, &quot;; [.EG28]; &quot;, &quot;; [.EG29]; &quot;, &quot;; [.EG30]; &quot;, &quot;;  [.EG32]; &quot;, &quot;; [.EG33];  &quot;, &quot;; [.EG34]; &quot;, &quot;; [.EG35]; &quot;, &quot;; [.EG36]; &quot;],&quot;)" office:value-type="string" office:string-value="[[[19,0],[60,0],[69,0],[,0],[,0]], [[14,0],[19,0],[60,0],[69,0],[,0]], [[1,0],[14,0],[19,0],[60,0],[69,0]], [[2,0],[1,0],[14,0],[19,0],[60,0]], [[9,0],[2,0],[1,0],[14,0],[19,0]], [[19,0],[20,0],[21,0],[56,0],[75,0]], [[18,0],[19,0],[20,0],[21,0],[56,0]], [[17,0],[18,0],[19,0],[20,0],[21,0]], [[36,0],[17,0],[18,0],[19,0],[20,0]], [[37,0],[36,0],[17,0],[18,0],[19,0]], [[19,0],[59,0],[71,0],[,0],[,0]], [[15,0],[19,0],[59,0],[71,0],[,0]], [[5,0],[15,0],[19,0],[59,0],[71,0]], [[33,0],[5,0],[15,0],[19,0],[59,0]], [[41,0],[33,0],[5,0],[15,0],[19,0]], [[19,0],[13,0],[23,0],[53,0],[79,0]], [[61,0],[19,0],[13,0],[23,0],[53,0]], [[67,0],[61,0],[19,0],[13,0],[23,0]], [[,0],[67,0],[61,0],[19,0],[13,0]], [[,0],[,0],[67,0],[61,0],[19,0]]]," calcext:value-type="string">
            <text:p>[[[19,0],[60,0],[69,0],[,0],[,0]], [[14,0],[19,0],[60,0],[69,0],[,0]], [[1,0],[14,0],[19,0],[60,0],[69,0]], [[2,0],[1,0],[14,0],[19,0],[60,0]], [[9,0],[2,0],[1,0],[14,0],[19,0]], [[19,0],[20,0],[21,0],[56,0],[75,0]], [[18,0],[19,0],[20,0],[21,0],[56,0]], [[17,0],[18,0],[19,0],[20,0],[21,0]], [[36,0],[17,0],[18,0],[19,0],[20,0]], [[37,0],[36,0],[17,0],[18,0],[19,0]], [[19,0],[59,0],[71,0],[,0],[,0]], [[15,0],[19,0],[59,0],[71,0],[,0]], [[5,0],[15,0],[19,0],[59,0],[71,0]], [[33,0],[5,0],[15,0],[19,0],[59,0]], [[41,0],[33,0],[5,0],[15,0],[19,0]], [[19,0],[13,0],[23,0],[53,0],[79,0]], [[61,0],[19,0],[13,0],[23,0],[53,0]], [[67,0],[61,0],[19,0],[13,0],[23,0]], [[,0],[67,0],[61,0],[19,0],[13,0]], [[,0],[,0],[67,0],[61,0],[19,0]]],</text:p>
          </table:table-cell>
          <table:table-cell table:number-columns-repeated="5"/>
          <table:table-cell table:style-name="ce31" table:formula="of:=[.EH14]" office:value-type="float" office:value="20" calcext:value-type="float">
            <text:p>20</text:p>
          </table:table-cell>
          <table:table-cell table:style-name="ce16" table:formula="of:=CONCATENATE(&quot;[&quot;; [.EN14]; &quot;, &quot;; [.EN15];  &quot;, &quot;; [.EN16]; &quot;, &quot;; [.EN17]; &quot;, &quot;; [.EN18]; &quot;, &quot;;  [.EN20]; &quot;, &quot;; [.EN21];  &quot;, &quot;; [.EN22]; &quot;, &quot;; [.EN23]; &quot;, &quot;; [.EN24]; &quot;, &quot;; [.EN26]; &quot;, &quot;; [.EN27];  &quot;, &quot;; [.EN28]; &quot;, &quot;; [.EN29]; &quot;, &quot;; [.EN30]; &quot;, &quot;;  [.EN32]; &quot;, &quot;; [.EN33];  &quot;, &quot;; [.EN34]; &quot;, &quot;; [.EN35]; &quot;, &quot;; [.EN36]; &quot;],&quot;)" office:value-type="string" office:string-value="[[[20,0],[59,0],[70,0],[,0],[,0]], [[13,0],[20,0],[59,0],[70,0],[,0]], [[12,0],[13,0],[20,0],[59,0],[70,0]], [[11,0],[12,0],[13,0],[20,0],[59,0]], [[10,0],[11,0],[12,0],[13,0],[20,0]], [[20,0],[21,0],[56,0],[75,0],[,0]], [[19,0],[20,0],[21,0],[56,0],[75,0]], [[18,0],[19,0],[20,0],[21,0],[56,0]], [[17,0],[18,0],[19,0],[20,0],[21,0]], [[36,0],[17,0],[18,0],[19,0],[20,0]], [[20,0],[58,0],[72,0],[,0],[,0]], [[14,0],[20,0],[58,0],[72,0],[,0]], [[4,0],[14,0],[20,0],[58,0],[72,0]], [[6,0],[4,0],[14,0],[20,0],[58,0]], [[32,0],[6,0],[4,0],[14,0],[20,0]], [[20,0],[22,0],[54,0],[78,0],[,0]], [[60,0],[20,0],[22,0],[54,0],[78,0]], [[68,0],[60,0],[20,0],[22,0],[54,0]], [[,0],[68,0],[60,0],[20,0],[22,0]], [[,0],[,0],[68,0],[60,0],[20,0]]]," calcext:value-type="string">
            <text:p>[[[20,0],[59,0],[70,0],[,0],[,0]], [[13,0],[20,0],[59,0],[70,0],[,0]], [[12,0],[13,0],[20,0],[59,0],[70,0]], [[11,0],[12,0],[13,0],[20,0],[59,0]], [[10,0],[11,0],[12,0],[13,0],[20,0]], [[20,0],[21,0],[56,0],[75,0],[,0]], [[19,0],[20,0],[21,0],[56,0],[75,0]], [[18,0],[19,0],[20,0],[21,0],[56,0]], [[17,0],[18,0],[19,0],[20,0],[21,0]], [[36,0],[17,0],[18,0],[19,0],[20,0]], [[20,0],[58,0],[72,0],[,0],[,0]], [[14,0],[20,0],[58,0],[72,0],[,0]], [[4,0],[14,0],[20,0],[58,0],[72,0]], [[6,0],[4,0],[14,0],[20,0],[58,0]], [[32,0],[6,0],[4,0],[14,0],[20,0]], [[20,0],[22,0],[54,0],[78,0],[,0]], [[60,0],[20,0],[22,0],[54,0],[78,0]], [[68,0],[60,0],[20,0],[22,0],[54,0]], [[,0],[68,0],[60,0],[20,0],[22,0]], [[,0],[,0],[68,0],[60,0],[20,0]]],</text:p>
          </table:table-cell>
          <table:table-cell table:number-columns-repeated="5"/>
          <table:table-cell table:style-name="ce31" table:formula="of:=[.EO14]" office:value-type="float" office:value="21" calcext:value-type="float">
            <text:p>21</text:p>
          </table:table-cell>
          <table:table-cell table:style-name="ce16" table:formula="of:=CONCATENATE(&quot;[&quot;; [.EU14]; &quot;, &quot;; [.EU15];  &quot;, &quot;; [.EU16]; &quot;, &quot;; [.EU17]; &quot;, &quot;; [.EU18]; &quot;, &quot;;  [.EU20]; &quot;, &quot;; [.EU21];  &quot;, &quot;; [.EU22]; &quot;, &quot;; [.EU23]; &quot;, &quot;; [.EU24]; &quot;, &quot;; [.EU26]; &quot;, &quot;; [.EU27];  &quot;, &quot;; [.EU28]; &quot;, &quot;; [.EU29]; &quot;, &quot;; [.EU30]; &quot;, &quot;;  [.EU32]; &quot;, &quot;; [.EU33];  &quot;, &quot;; [.EU34]; &quot;, &quot;; [.EU35]; &quot;, &quot;; [.EU36]; &quot;],&quot;)" office:value-type="string" office:string-value="[[[21,0],[58,0],[71,0],[,0],[,0]], [[22,0],[21,0],[58,0],[71,0],[,0]], [[23,0],[22,0],[21,0],[58,0],[71,0]], [[24,0],[23,0],[22,0],[21,0],[58,0]], [[25,0],[24,0],[23,0],[22,0],[21,0]], [[21,0],[56,0],[75,0],[,0],[,0]], [[20,0],[21,0],[56,0],[75,0],[,0]], [[19,0],[20,0],[21,0],[56,0],[75,0]], [[18,0],[19,0],[20,0],[21,0],[56,0]], [[17,0],[18,0],[19,0],[20,0],[21,0]], [[21,0],[57,0],[73,0],[,0],[,0]], [[13,0],[21,0],[57,0],[73,0],[0,0]], [[1,0],[13,0],[21,0],[57,0],[73,0]], [[3,0],[1,0],[13,0],[21,0],[57,0]], [[7,0],[3,0],[1,0],[13,0],[21,0]], [[21,0],[55,0],[77,0],[,0],[,0]], [[59,0],[21,0],[55,0],[77,0],[0,0]], [[69,0],[59,0],[21,0],[55,0],[77,0]], [[,0],[69,0],[59,0],[21,0],[55,0]], [[,0],[,0],[69,0],[59,0],[21,0]]]," calcext:value-type="string">
            <text:p>[[[21,0],[58,0],[71,0],[,0],[,0]], [[22,0],[21,0],[58,0],[71,0],[,0]], [[23,0],[22,0],[21,0],[58,0],[71,0]], [[24,0],[23,0],[22,0],[21,0],[58,0]], [[25,0],[24,0],[23,0],[22,0],[21,0]], [[21,0],[56,0],[75,0],[,0],[,0]], [[20,0],[21,0],[56,0],[75,0],[,0]], [[19,0],[20,0],[21,0],[56,0],[75,0]], [[18,0],[19,0],[20,0],[21,0],[56,0]], [[17,0],[18,0],[19,0],[20,0],[21,0]], [[21,0],[57,0],[73,0],[,0],[,0]], [[13,0],[21,0],[57,0],[73,0],[0,0]], [[1,0],[13,0],[21,0],[57,0],[73,0]], [[3,0],[1,0],[13,0],[21,0],[57,0]], [[7,0],[3,0],[1,0],[13,0],[21,0]], [[21,0],[55,0],[77,0],[,0],[,0]], [[59,0],[21,0],[55,0],[77,0],[0,0]], [[69,0],[59,0],[21,0],[55,0],[77,0]], [[,0],[69,0],[59,0],[21,0],[55,0]], [[,0],[,0],[69,0],[59,0],[21,0]]],</text:p>
          </table:table-cell>
          <table:table-cell table:number-columns-repeated="5"/>
          <table:table-cell table:style-name="ce31" table:formula="of:=[.EV14]" office:value-type="float" office:value="22" calcext:value-type="float">
            <text:p>22</text:p>
          </table:table-cell>
          <table:table-cell table:style-name="ce16" table:formula="of:=CONCATENATE(&quot;[&quot;; [.FB14]; &quot;, &quot;; [.FB15];  &quot;, &quot;; [.FB16]; &quot;, &quot;; [.FB17]; &quot;, &quot;; [.FB18]; &quot;, &quot;;  [.FB20]; &quot;, &quot;; [.FB21];  &quot;, &quot;; [.FB22]; &quot;, &quot;; [.FB23]; &quot;, &quot;; [.FB24]; &quot;, &quot;; [.FB26]; &quot;, &quot;; [.FB27];  &quot;, &quot;; [.FB28]; &quot;, &quot;; [.FB29]; &quot;, &quot;; [.FB30]; &quot;, &quot;;  [.FB32]; &quot;, &quot;; [.FB33];  &quot;, &quot;; [.FB34]; &quot;, &quot;; [.FB35]; &quot;, &quot;; [.FB36]; &quot;],&quot;)" office:value-type="string" office:string-value="[[[22,0],[21,0],[58,0],[71,0],[,0]], [[23,0],[22,0],[21,0],[58,0],[71,0]], [[24,0],[23,0],[22,0],[21,0],[58,0]], [[25,0],[24,0],[23,0],[22,0],[21,0]], [[26,0],[25,0],[24,0],[23,0],[22,0]], [[22,0],[55,0],[76,0],[,0],[,0]], [[13,0],[22,0],[55,0],[76,0],[,0]], [[14,0],[13,0],[22,0],[55,0],[76,0]], [[15,0],[14,0],[13,0],[22,0],[55,0]], [[16,0],[15,0],[14,0],[13,0],[22,0]], [[22,0],[56,0],[74,0],[,0],[,0]], [[12,0],[22,0],[56,0],[74,0],[,0]], [[2,0],[12,0],[22,0],[56,0],[74,0]], [[8,0],[2,0],[12,0],[22,0],[56,0]], [[30,0],[8,0],[2,0],[12,0],[22,0]], [[22,0],[54,0],[78,0],[,0],[,0]], [[20,0],[22,0],[54,0],[78,0],[,0]], [[60,0],[20,0],[22,0],[54,0],[78,0]], [[68,0],[60,0],[20,0],[22,0],[54,0]], [[,0],[68,0],[60,0],[20,0],[22,0]]]," calcext:value-type="string">
            <text:p>[[[22,0],[21,0],[58,0],[71,0],[,0]], [[23,0],[22,0],[21,0],[58,0],[71,0]], [[24,0],[23,0],[22,0],[21,0],[58,0]], [[25,0],[24,0],[23,0],[22,0],[21,0]], [[26,0],[25,0],[24,0],[23,0],[22,0]], [[22,0],[55,0],[76,0],[,0],[,0]], [[13,0],[22,0],[55,0],[76,0],[,0]], [[14,0],[13,0],[22,0],[55,0],[76,0]], [[15,0],[14,0],[13,0],[22,0],[55,0]], [[16,0],[15,0],[14,0],[13,0],[22,0]], [[22,0],[56,0],[74,0],[,0],[,0]], [[12,0],[22,0],[56,0],[74,0],[,0]], [[2,0],[12,0],[22,0],[56,0],[74,0]], [[8,0],[2,0],[12,0],[22,0],[56,0]], [[30,0],[8,0],[2,0],[12,0],[22,0]], [[22,0],[54,0],[78,0],[,0],[,0]], [[20,0],[22,0],[54,0],[78,0],[,0]], [[60,0],[20,0],[22,0],[54,0],[78,0]], [[68,0],[60,0],[20,0],[22,0],[54,0]], [[,0],[68,0],[60,0],[20,0],[22,0]]],</text:p>
          </table:table-cell>
          <table:table-cell table:number-columns-repeated="5"/>
          <table:table-cell table:style-name="ce31" table:formula="of:=[.FC14]" office:value-type="float" office:value="23" calcext:value-type="float">
            <text:p>23</text:p>
          </table:table-cell>
          <table:table-cell table:style-name="ce16" table:formula="of:=CONCATENATE(&quot;[&quot;; [.FI14]; &quot;, &quot;; [.FI15];  &quot;, &quot;; [.FI16]; &quot;, &quot;; [.FI17]; &quot;, &quot;; [.FI18]; &quot;, &quot;;  [.FI20]; &quot;, &quot;; [.FI21];  &quot;, &quot;; [.FI22]; &quot;, &quot;; [.FI23]; &quot;, &quot;; [.FI24]; &quot;, &quot;; [.FI26]; &quot;, &quot;; [.FI27];  &quot;, &quot;; [.FI28]; &quot;, &quot;; [.FI29]; &quot;, &quot;; [.FI30]; &quot;, &quot;;  [.FI32]; &quot;, &quot;; [.FI33];  &quot;, &quot;; [.FI34]; &quot;, &quot;; [.FI35]; &quot;, &quot;; [.FI36]; &quot;],&quot;)" office:value-type="string" office:string-value="[[[23,0],[22,0],[21,0],[58,0],[72,0]], [[24,0],[23,0],[22,0],[21,0],[58,0]], [[25,0],[24,0],[23,0],[22,0],[21,0]], [[26,0],[25,0],[24,0],[23,0],[22,0]], [[49,0],[26,0],[25,0],[24,0],[23,0]], [[23,0],[54,0],[77,0],[,0],[,0]], [[12,0],[23,0],[54,0],[77,0],[,0]], [[1,0],[12,0],[23,0],[54,0],[77,0]], [[4,0],[1,0],[12,0],[23,0],[54,0]], [[5,0],[4,0],[1,0],[12,0],[23,0]], [[23,0],[55,0],[75,0],[,0],[,0]], [[11,0],[23,0],[55,0],[75,0],[,0]], [[9,0],[11,0],[23,0],[55,0],[75,0]], [[29,0],[9,0],[11,0],[23,0],[55,0]], [[45,0],[29,0],[9,0],[11,0],[23,0]], [[23,0],[53,0],[79,0],[,0],[,0]], [[13,0],[23,0],[53,0],[79,0],[,0]], [[19,0],[13,0],[23,0],[53,0],[79,0]], [[61,0],[19,0],[13,0],[23,0],[53,0]], [[67,0],[61,0],[19,0],[13,0],[23,0]]]," calcext:value-type="string">
            <text:p>[[[23,0],[22,0],[21,0],[58,0],[72,0]], [[24,0],[23,0],[22,0],[21,0],[58,0]], [[25,0],[24,0],[23,0],[22,0],[21,0]], [[26,0],[25,0],[24,0],[23,0],[22,0]], [[49,0],[26,0],[25,0],[24,0],[23,0]], [[23,0],[54,0],[77,0],[,0],[,0]], [[12,0],[23,0],[54,0],[77,0],[,0]], [[1,0],[12,0],[23,0],[54,0],[77,0]], [[4,0],[1,0],[12,0],[23,0],[54,0]], [[5,0],[4,0],[1,0],[12,0],[23,0]], [[23,0],[55,0],[75,0],[,0],[,0]], [[11,0],[23,0],[55,0],[75,0],[,0]], [[9,0],[11,0],[23,0],[55,0],[75,0]], [[29,0],[9,0],[11,0],[23,0],[55,0]], [[45,0],[29,0],[9,0],[11,0],[23,0]], [[23,0],[53,0],[79,0],[,0],[,0]], [[13,0],[23,0],[53,0],[79,0],[,0]], [[19,0],[13,0],[23,0],[53,0],[79,0]], [[61,0],[19,0],[13,0],[23,0],[53,0]], [[67,0],[61,0],[19,0],[13,0],[23,0]]],</text:p>
          </table:table-cell>
          <table:table-cell table:number-columns-repeated="5"/>
          <table:table-cell table:style-name="ce31" table:formula="of:=[.FJ14]" office:value-type="float" office:value="24" calcext:value-type="float">
            <text:p>24</text:p>
          </table:table-cell>
          <table:table-cell table:style-name="ce16" table:formula="of:=CONCATENATE(&quot;[&quot;; [.FP14]; &quot;, &quot;; [.FP15];  &quot;, &quot;; [.FP16]; &quot;, &quot;; [.FP17]; &quot;, &quot;; [.FP18]; &quot;, &quot;;  [.FP20]; &quot;, &quot;; [.FP21];  &quot;, &quot;; [.FP22]; &quot;, &quot;; [.FP23]; &quot;, &quot;; [.FP24]; &quot;, &quot;; [.FP26]; &quot;, &quot;; [.FP27];  &quot;, &quot;; [.FP28]; &quot;, &quot;; [.FP29]; &quot;, &quot;; [.FP30]; &quot;, &quot;;  [.FP32]; &quot;, &quot;; [.FP33];  &quot;, &quot;; [.FP34]; &quot;, &quot;; [.FP35]; &quot;, &quot;; [.FP36]; &quot;],&quot;)" office:value-type="string" office:string-value="[[[24,0],[23,0],[22,0],[21,0],[58,0]], [[25,0],[24,0],[23,0],[22,0],[21,0]], [[26,0],[25,0],[24,0],[23,0],[22,0]], [[49,0],[26,0],[25,0],[24,0],[23,0]], [[84,0],[49,0],[26,0],[25,0],[24,0]], [[24,0],[53,0],[78,0],[,0],[,0]], [[11,0],[24,0],[53,0],[78,0],[,0]], [[2,0],[11,0],[24,0],[53,0],[78,0]], [[3,0],[2,0],[11,0],[24,0],[53,0]], [[6,0],[3,0],[2,0],[11,0],[24,0]], [[24,0],[54,0],[76,0],[,0],[,0]], [[10,0],[24,0],[54,0],[76,0],[,0]], [[28,0],[10,0],[24,0],[54,0],[76,0]], [[46,0],[28,0],[10,0],[24,0],[54,0]], [[88,0],[46,0],[28,0],[10,0],[24,0]], [[24,0],[52,0],[80,0],[,0],[,0]], [[12,0],[24,0],[52,0],[80,0],[,0]], [[14,0],[12,0],[24,0],[52,0],[80,0]], [[18,0],[14,0],[12,0],[24,0],[52,0]], [[62,0],[18,0],[14,0],[12,0],[24,0]]]," calcext:value-type="string">
            <text:p>[[[24,0],[23,0],[22,0],[21,0],[58,0]], [[25,0],[24,0],[23,0],[22,0],[21,0]], [[26,0],[25,0],[24,0],[23,0],[22,0]], [[49,0],[26,0],[25,0],[24,0],[23,0]], [[84,0],[49,0],[26,0],[25,0],[24,0]], [[24,0],[53,0],[78,0],[,0],[,0]], [[11,0],[24,0],[53,0],[78,0],[,0]], [[2,0],[11,0],[24,0],[53,0],[78,0]], [[3,0],[2,0],[11,0],[24,0],[53,0]], [[6,0],[3,0],[2,0],[11,0],[24,0]], [[24,0],[54,0],[76,0],[,0],[,0]], [[10,0],[24,0],[54,0],[76,0],[,0]], [[28,0],[10,0],[24,0],[54,0],[76,0]], [[46,0],[28,0],[10,0],[24,0],[54,0]], [[88,0],[46,0],[28,0],[10,0],[24,0]], [[24,0],[52,0],[80,0],[,0],[,0]], [[12,0],[24,0],[52,0],[80,0],[,0]], [[14,0],[12,0],[24,0],[52,0],[80,0]], [[18,0],[14,0],[12,0],[24,0],[52,0]], [[62,0],[18,0],[14,0],[12,0],[24,0]]],</text:p>
          </table:table-cell>
          <table:table-cell table:number-columns-repeated="5"/>
          <table:table-cell table:style-name="ce31" table:formula="of:=[.FQ14]" office:value-type="float" office:value="25" calcext:value-type="float">
            <text:p>25</text:p>
          </table:table-cell>
          <table:table-cell table:style-name="ce16" table:formula="of:=CONCATENATE(&quot;[&quot;; [.FW14]; &quot;, &quot;; [.FW15];  &quot;, &quot;; [.FW16]; &quot;, &quot;; [.FW17]; &quot;, &quot;; [.FW18]; &quot;, &quot;;  [.FW20]; &quot;, &quot;; [.FW21];  &quot;, &quot;; [.FW22]; &quot;, &quot;; [.FW23]; &quot;, &quot;; [.FW24]; &quot;, &quot;; [.FW26]; &quot;, &quot;; [.FW27];  &quot;, &quot;; [.FW28]; &quot;, &quot;; [.FW29]; &quot;, &quot;; [.FW30]; &quot;, &quot;;  [.FW32]; &quot;, &quot;; [.FW33];  &quot;, &quot;; [.FW34]; &quot;, &quot;; [.FW35]; &quot;, &quot;; [.FW36]; &quot;],&quot;)" office:value-type="string" office:string-value="[[[25,0],[24,0],[23,0],[22,0],[21,0]], [[26,0],[25,0],[24,0],[23,0],[22,0]], [[49,0],[26,0],[25,0],[24,0],[23,0]], [[84,0],[49,0],[26,0],[25,0],[24,0]], [[,0],[84,0],[49,0],[26,0],[25,0]], [[25,0],[52,0],[79,0],[,0],[,0]], [[10,0],[25,0],[52,0],[79,0],[,0]], [[9,0],[10,0],[25,0],[52,0],[79,0]], [[8,0],[9,0],[10,0],[25,0],[52,0]], [[7,0],[8,0],[9,0],[10,0],[25,0]], [[25,0],[53,0],[77,0],[,0],[,0]], [[27,0],[25,0],[53,0],[77,0],[,0]], [[47,0],[27,0],[25,0],[53,0],[77,0]], [[87,0],[47,0],[27,0],[25,0],[53,0]], [[,0],[87,0],[47,0],[27,0],[25,0]], [[25,0],[51,0],[81,0],[,0],[,0]], [[11,0],[25,0],[51,0],[81,0],[,0]], [[1,0],[11,0],[25,0],[51,0],[81,0]], [[15,0],[1,0],[11,0],[25,0],[51,0]], [[17,0],[15,0],[1,0],[11,0],[25,0]]]," calcext:value-type="string">
            <text:p>[[[25,0],[24,0],[23,0],[22,0],[21,0]], [[26,0],[25,0],[24,0],[23,0],[22,0]], [[49,0],[26,0],[25,0],[24,0],[23,0]], [[84,0],[49,0],[26,0],[25,0],[24,0]], [[,0],[84,0],[49,0],[26,0],[25,0]], [[25,0],[52,0],[79,0],[,0],[,0]], [[10,0],[25,0],[52,0],[79,0],[,0]], [[9,0],[10,0],[25,0],[52,0],[79,0]], [[8,0],[9,0],[10,0],[25,0],[52,0]], [[7,0],[8,0],[9,0],[10,0],[25,0]], [[25,0],[53,0],[77,0],[,0],[,0]], [[27,0],[25,0],[53,0],[77,0],[,0]], [[47,0],[27,0],[25,0],[53,0],[77,0]], [[87,0],[47,0],[27,0],[25,0],[53,0]], [[,0],[87,0],[47,0],[27,0],[25,0]], [[25,0],[51,0],[81,0],[,0],[,0]], [[11,0],[25,0],[51,0],[81,0],[,0]], [[1,0],[11,0],[25,0],[51,0],[81,0]], [[15,0],[1,0],[11,0],[25,0],[51,0]], [[17,0],[15,0],[1,0],[11,0],[25,0]]],</text:p>
          </table:table-cell>
          <table:table-cell table:number-columns-repeated="5"/>
          <table:table-cell table:style-name="ce31" table:formula="of:=[.FX14]" office:value-type="float" office:value="26" calcext:value-type="float">
            <text:p>26</text:p>
          </table:table-cell>
          <table:table-cell table:style-name="ce16" table:formula="of:=CONCATENATE(&quot;[&quot;; [.GD14]; &quot;, &quot;; [.GD15];  &quot;, &quot;; [.GD16]; &quot;, &quot;; [.GD17]; &quot;, &quot;; [.GD18]; &quot;, &quot;;  [.GD20]; &quot;, &quot;; [.GD21];  &quot;, &quot;; [.GD22]; &quot;, &quot;; [.GD23]; &quot;, &quot;; [.GD24]; &quot;, &quot;; [.GD26]; &quot;, &quot;; [.GD27];  &quot;, &quot;; [.GD28]; &quot;, &quot;; [.GD29]; &quot;, &quot;; [.GD30]; &quot;, &quot;;  [.GD32]; &quot;, &quot;; [.GD33];  &quot;, &quot;; [.GD34]; &quot;, &quot;; [.GD35]; &quot;, &quot;; [.GD36]; &quot;],&quot;)" office:value-type="string" office:string-value="[[[26,0],[25,0],[24,0],[23,0],[22,0]], [[49,0],[26,0],[25,0],[24,0],[23,0]], [[84,0],[49,0],[26,0],[25,0],[24,0]], [[0,0],[84,0],[49,0],[26,0],[25,0]], [[0,0],[0,0],[84,0],[49,0],[26,0]], [[26,0],[51,0],[80,0],[0,0],[0,0]], [[27,0],[26,0],[51,0],[80,0],[0,0]], [[28,0],[27,0],[26,0],[51,0],[80,0]], [[29,0],[28,0],[27,0],[26,0],[51,0]], [[30,0],[29,0],[28,0],[27,0],[26,0]], [[26,0],[52,0],[78,0],[0,0],[0,0]], [[48,0],[26,0],[52,0],[78,0],[0,0]], [[86,0],[48,0],[26,0],[52,0],[78,0]], [[0,0],[86,0],[48,0],[26,0],[52,0]], [[0,0],[0,0],[86,0],[48,0],[26,0]], [[26,0],[50,0],[82,0],[0,0],[0,0]], [[10,0],[26,0],[50,0],[82,0],[0,0]], [[2,0],[10,0],[26,0],[50,0],[82,0]], [[4,0],[2,0],[10,0],[26,0],[50,0]], [[16,0],[4,0],[2,0],[10,0],[26,0]]]," calcext:value-type="string">
            <text:p>[[[26,0],[25,0],[24,0],[23,0],[22,0]], [[49,0],[26,0],[25,0],[24,0],[23,0]], [[84,0],[49,0],[26,0],[25,0],[24,0]], [[0,0],[84,0],[49,0],[26,0],[25,0]], [[0,0],[0,0],[84,0],[49,0],[26,0]], [[26,0],[51,0],[80,0],[0,0],[0,0]], [[27,0],[26,0],[51,0],[80,0],[0,0]], [[28,0],[27,0],[26,0],[51,0],[80,0]], [[29,0],[28,0],[27,0],[26,0],[51,0]], [[30,0],[29,0],[28,0],[27,0],[26,0]], [[26,0],[52,0],[78,0],[0,0],[0,0]], [[48,0],[26,0],[52,0],[78,0],[0,0]], [[86,0],[48,0],[26,0],[52,0],[78,0]], [[0,0],[86,0],[48,0],[26,0],[52,0]], [[0,0],[0,0],[86,0],[48,0],[26,0]], [[26,0],[50,0],[82,0],[0,0],[0,0]], [[10,0],[26,0],[50,0],[82,0],[0,0]], [[2,0],[10,0],[26,0],[50,0],[82,0]], [[4,0],[2,0],[10,0],[26,0],[50,0]], [[16,0],[4,0],[2,0],[10,0],[26,0]]],</text:p>
          </table:table-cell>
          <table:table-cell table:number-columns-repeated="5"/>
          <table:table-cell table:style-name="ce31" table:formula="of:=[.GE14]" office:value-type="float" office:value="27" calcext:value-type="float">
            <text:p>27</text:p>
          </table:table-cell>
          <table:table-cell table:style-name="ce16" table:formula="of:=CONCATENATE(&quot;[&quot;; [.GK14]; &quot;, &quot;; [.GK15];  &quot;, &quot;; [.GK16]; &quot;, &quot;; [.GK17]; &quot;, &quot;; [.GK18]; &quot;, &quot;;  [.GK20]; &quot;, &quot;; [.GK21];  &quot;, &quot;; [.GK22]; &quot;, &quot;; [.GK23]; &quot;, &quot;; [.GK24]; &quot;, &quot;; [.GK26]; &quot;, &quot;; [.GK27];  &quot;, &quot;; [.GK28]; &quot;, &quot;; [.GK29]; &quot;, &quot;; [.GK30]; &quot;, &quot;;  [.GK32]; &quot;, &quot;; [.GK33];  &quot;, &quot;; [.GK34]; &quot;, &quot;; [.GK35]; &quot;, &quot;; [.GK36]; &quot;],&quot;)" office:value-type="string" office:string-value="[[[27,0],[10,0],[11,0],[12,0],[13,0]], [[48,0],[27,0],[10,0],[11,0],[12,0]], [[85,0],[48,0],[27,0],[10,0],[11,0]], [[0,0],[85,0],[48,0],[27,0],[10,0]], [[0,0],[0,0],[85,0],[48,0],[27,0]], [[27,0],[26,0],[51,0],[80,0],[0,0]], [[28,0],[27,0],[26,0],[51,0],[80,0]], [[29,0],[28,0],[27,0],[26,0],[51,0]], [[30,0],[29,0],[28,0],[27,0],[26,0]], [[31,0],[30,0],[29,0],[28,0],[27,0]], [[27,0],[25,0],[53,0],[77,0],[0,0]], [[47,0],[27,0],[25,0],[53,0],[77,0]], [[87,0],[47,0],[27,0],[25,0],[53,0]], [[0,0],[87,0],[47,0],[27,0],[25,0]], [[0,0],[0,0],[87,0],[47,0],[27,0]], [[27,0],[49,0],[83,0],[0,0],[0,0]], [[9,0],[27,0],[49,0],[83,0],[0,0]], [[3,0],[9,0],[27,0],[49,0],[83,0]], [[5,0],[3,0],[9,0],[27,0],[49,0]], [[35,0],[5,0],[3,0],[9,0],[27,0]]]," calcext:value-type="string">
            <text:p>[[[27,0],[10,0],[11,0],[12,0],[13,0]], [[48,0],[27,0],[10,0],[11,0],[12,0]], [[85,0],[48,0],[27,0],[10,0],[11,0]], [[0,0],[85,0],[48,0],[27,0],[10,0]], [[0,0],[0,0],[85,0],[48,0],[27,0]], [[27,0],[26,0],[51,0],[80,0],[0,0]], [[28,0],[27,0],[26,0],[51,0],[80,0]], [[29,0],[28,0],[27,0],[26,0],[51,0]], [[30,0],[29,0],[28,0],[27,0],[26,0]], [[31,0],[30,0],[29,0],[28,0],[27,0]], [[27,0],[25,0],[53,0],[77,0],[0,0]], [[47,0],[27,0],[25,0],[53,0],[77,0]], [[87,0],[47,0],[27,0],[25,0],[53,0]], [[0,0],[87,0],[47,0],[27,0],[25,0]], [[0,0],[0,0],[87,0],[47,0],[27,0]], [[27,0],[49,0],[83,0],[0,0],[0,0]], [[9,0],[27,0],[49,0],[83,0],[0,0]], [[3,0],[9,0],[27,0],[49,0],[83,0]], [[5,0],[3,0],[9,0],[27,0],[49,0]], [[35,0],[5,0],[3,0],[9,0],[27,0]]],</text:p>
          </table:table-cell>
          <table:table-cell table:number-columns-repeated="5"/>
          <table:table-cell table:style-name="ce31" table:formula="of:=[.GL14]" office:value-type="float" office:value="28" calcext:value-type="float">
            <text:p>28</text:p>
          </table:table-cell>
          <table:table-cell table:style-name="ce16" table:formula="of:=CONCATENATE(&quot;[&quot;; [.GR14]; &quot;, &quot;; [.GR15];  &quot;, &quot;; [.GR16]; &quot;, &quot;; [.GR17]; &quot;, &quot;; [.GR18]; &quot;, &quot;;  [.GR20]; &quot;, &quot;; [.GR21];  &quot;, &quot;; [.GR22]; &quot;, &quot;; [.GR23]; &quot;, &quot;; [.GR24]; &quot;, &quot;; [.GR26]; &quot;, &quot;; [.GR27];  &quot;, &quot;; [.GR28]; &quot;, &quot;; [.GR29]; &quot;, &quot;; [.GR30]; &quot;, &quot;;  [.GR32]; &quot;, &quot;; [.GR33];  &quot;, &quot;; [.GR34]; &quot;, &quot;; [.GR35]; &quot;, &quot;; [.GR36]; &quot;],&quot;)" office:value-type="string" office:string-value="[[[28,0],[9,0],[2,0],[1,0],[14,0]], [[47,0],[28,0],[9,0],[2,0],[1,0]], [[86,0],[47,0],[28,0],[9,0],[2,0]], [[0,0],[86,0],[47,0],[28,0],[9,0]], [[0,0],[0,0],[86,0],[47,0],[28,0]], [[28,0],[27,0],[26,0],[51,0],[80,0]], [[29,0],[28,0],[27,0],[26,0],[51,0]], [[30,0],[29,0],[28,0],[27,0],[26,0]], [[31,0],[30,0],[29,0],[28,0],[27,0]], [[42,0],[31,0],[30,0],[29,0],[28,0]], [[28,0],[10,0],[24,0],[54,0],[76,0]], [[46,0],[28,0],[10,0],[24,0],[54,0]], [[88,0],[46,0],[28,0],[10,0],[24,0]], [[0,0],[88,0],[46,0],[28,0],[10,0]], [[0,0],[0,0],[88,0],[46,0],[28,0]], [[28,0],[48,0],[84,0],[0,0],[0,0]], [[8,0],[28,0],[48,0],[84,0],[0,0]], [[6,0],[8,0],[28,0],[48,0],[84,0]], [[34,0],[6,0],[8,0],[28,0],[48,0]], [[38,0],[34,0],[6,0],[8,0],[28,0]]]," calcext:value-type="string">
            <text:p>[[[28,0],[9,0],[2,0],[1,0],[14,0]], [[47,0],[28,0],[9,0],[2,0],[1,0]], [[86,0],[47,0],[28,0],[9,0],[2,0]], [[0,0],[86,0],[47,0],[28,0],[9,0]], [[0,0],[0,0],[86,0],[47,0],[28,0]], [[28,0],[27,0],[26,0],[51,0],[80,0]], [[29,0],[28,0],[27,0],[26,0],[51,0]], [[30,0],[29,0],[28,0],[27,0],[26,0]], [[31,0],[30,0],[29,0],[28,0],[27,0]], [[42,0],[31,0],[30,0],[29,0],[28,0]], [[28,0],[10,0],[24,0],[54,0],[76,0]], [[46,0],[28,0],[10,0],[24,0],[54,0]], [[88,0],[46,0],[28,0],[10,0],[24,0]], [[0,0],[88,0],[46,0],[28,0],[10,0]], [[0,0],[0,0],[88,0],[46,0],[28,0]], [[28,0],[48,0],[84,0],[0,0],[0,0]], [[8,0],[28,0],[48,0],[84,0],[0,0]], [[6,0],[8,0],[28,0],[48,0],[84,0]], [[34,0],[6,0],[8,0],[28,0],[48,0]], [[38,0],[34,0],[6,0],[8,0],[28,0]]],</text:p>
          </table:table-cell>
          <table:table-cell table:number-columns-repeated="5"/>
          <table:table-cell table:style-name="ce31" table:formula="of:=[.GS14]" office:value-type="float" office:value="29" calcext:value-type="float">
            <text:p>29</text:p>
          </table:table-cell>
          <table:table-cell table:style-name="ce16" table:formula="of:=CONCATENATE(&quot;[&quot;; [.GY14]; &quot;, &quot;; [.GY15];  &quot;, &quot;; [.GY16]; &quot;, &quot;; [.GY17]; &quot;, &quot;; [.GY18]; &quot;, &quot;;  [.GY20]; &quot;, &quot;; [.GY21];  &quot;, &quot;; [.GY22]; &quot;, &quot;; [.GY23]; &quot;, &quot;; [.GY24]; &quot;, &quot;; [.GY26]; &quot;, &quot;; [.GY27];  &quot;, &quot;; [.GY28]; &quot;, &quot;; [.GY29]; &quot;, &quot;; [.GY30]; &quot;, &quot;;  [.GY32]; &quot;, &quot;; [.GY33];  &quot;, &quot;; [.GY34]; &quot;, &quot;; [.GY35]; &quot;, &quot;; [.GY36]; &quot;],&quot;)" office:value-type="string" office:string-value="[[[29,0],[8,0],[3,0],[4,0],[15,0]], [[46,0],[29,0],[8,0],[3,0],[4,0]], [[87,0],[46,0],[29,0],[8,0],[3,0]], [[0,0],[87,0],[46,0],[29,0],[8,0]], [[0,0],[0,0],[87,0],[46,0],[29,0]], [[29,0],[28,0],[27,0],[26,0],[51,0]], [[30,0],[29,0],[28,0],[27,0],[26,0]], [[31,0],[30,0],[29,0],[28,0],[27,0]], [[42,0],[31,0],[30,0],[29,0],[28,0]], [[93,0],[42,0],[31,0],[30,0],[29,0]], [[29,0],[9,0],[11,0],[23,0],[55,0]], [[45,0],[29,0],[9,0],[11,0],[23,0]], [[89,0],[45,0],[29,0],[9,0],[11,0]], [[0,0],[89,0],[45,0],[29,0],[9,0]], [[0,0],[0,0],[89,0],[45,0],[29,0]], [[29,0],[47,0],[85,0],[0,0],[0,0]], [[7,0],[29,0],[47,0],[85,0],[0,0]], [[33,0],[7,0],[29,0],[47,0],[85,0]], [[39,0],[33,0],[7,0],[29,0],[47,0]], [[97,0],[39,0],[33,0],[7,0],[29,0]]]," calcext:value-type="string">
            <text:p>[[[29,0],[8,0],[3,0],[4,0],[15,0]], [[46,0],[29,0],[8,0],[3,0],[4,0]], [[87,0],[46,0],[29,0],[8,0],[3,0]], [[0,0],[87,0],[46,0],[29,0],[8,0]], [[0,0],[0,0],[87,0],[46,0],[29,0]], [[29,0],[28,0],[27,0],[26,0],[51,0]], [[30,0],[29,0],[28,0],[27,0],[26,0]], [[31,0],[30,0],[29,0],[28,0],[27,0]], [[42,0],[31,0],[30,0],[29,0],[28,0]], [[93,0],[42,0],[31,0],[30,0],[29,0]], [[29,0],[9,0],[11,0],[23,0],[55,0]], [[45,0],[29,0],[9,0],[11,0],[23,0]], [[89,0],[45,0],[29,0],[9,0],[11,0]], [[0,0],[89,0],[45,0],[29,0],[9,0]], [[0,0],[0,0],[89,0],[45,0],[29,0]], [[29,0],[47,0],[85,0],[0,0],[0,0]], [[7,0],[29,0],[47,0],[85,0],[0,0]], [[33,0],[7,0],[29,0],[47,0],[85,0]], [[39,0],[33,0],[7,0],[29,0],[47,0]], [[97,0],[39,0],[33,0],[7,0],[29,0]]],</text:p>
          </table:table-cell>
          <table:table-cell table:number-columns-repeated="5"/>
          <table:table-cell table:style-name="ce31" table:formula="of:=[.GZ14]" office:value-type="float" office:value="30" calcext:value-type="float">
            <text:p>30</text:p>
          </table:table-cell>
          <table:table-cell table:style-name="ce16" table:formula="of:=CONCATENATE(&quot;[&quot;; [.HF14]; &quot;, &quot;; [.HF15];  &quot;, &quot;; [.HF16]; &quot;, &quot;; [.HF17]; &quot;, &quot;; [.HF18]; &quot;, &quot;;  [.HF20]; &quot;, &quot;; [.HF21];  &quot;, &quot;; [.HF22]; &quot;, &quot;; [.HF23]; &quot;, &quot;; [.HF24]; &quot;, &quot;; [.HF26]; &quot;, &quot;; [.HF27];  &quot;, &quot;; [.HF28]; &quot;, &quot;; [.HF29]; &quot;, &quot;; [.HF30]; &quot;, &quot;;  [.HF32]; &quot;, &quot;; [.HF33];  &quot;, &quot;; [.HF34]; &quot;, &quot;; [.HF35]; &quot;, &quot;; [.HF36]; &quot;],&quot;)" office:value-type="string" office:string-value="[[[30,0],[7,0],[6,0],[5,0],[16,0]], [[45,0],[30,0],[7,0],[6,0],[5,0]], [[88,0],[45,0],[30,0],[7,0],[6,0]], [[0,0],[88,0],[45,0],[30,0],[7,0]], [[0,0],[0,0],[88,0],[45,0],[30,0]], [[30,0],[29,0],[28,0],[27,0],[26,0]], [[31,0],[30,0],[29,0],[28,0],[27,0]], [[42,0],[31,0],[30,0],[29,0],[28,0]], [[93,0],[42,0],[31,0],[30,0],[29,0]], [[0,0],[93,0],[42,0],[31,0],[30,0]], [[30,0],[8,0],[2,0],[12,0],[22,0]], [[44,0],[30,0],[8,0],[2,0],[12,0]], [[90,0],[44,0],[30,0],[8,0],[2,0]], [[0,0],[90,0],[44,0],[30,0],[8,0]], [[0,0],[0,0],[90,0],[44,0],[30,0]], [[30,0],[46,0],[86,0],[0,0],[0,0]], [[32,0],[30,0],[46,0],[86,0],[0,0]], [[40,0],[32,0],[30,0],[46,0],[86,0]], [[96,0],[40,0],[32,0],[30,0],[46,0]], [[0,0],[96,0],[40,0],[32,0],[30,0]]]," calcext:value-type="string">
            <text:p>[[[30,0],[7,0],[6,0],[5,0],[16,0]], [[45,0],[30,0],[7,0],[6,0],[5,0]], [[88,0],[45,0],[30,0],[7,0],[6,0]], [[0,0],[88,0],[45,0],[30,0],[7,0]], [[0,0],[0,0],[88,0],[45,0],[30,0]], [[30,0],[29,0],[28,0],[27,0],[26,0]], [[31,0],[30,0],[29,0],[28,0],[27,0]], [[42,0],[31,0],[30,0],[29,0],[28,0]], [[93,0],[42,0],[31,0],[30,0],[29,0]], [[0,0],[93,0],[42,0],[31,0],[30,0]], [[30,0],[8,0],[2,0],[12,0],[22,0]], [[44,0],[30,0],[8,0],[2,0],[12,0]], [[90,0],[44,0],[30,0],[8,0],[2,0]], [[0,0],[90,0],[44,0],[30,0],[8,0]], [[0,0],[0,0],[90,0],[44,0],[30,0]], [[30,0],[46,0],[86,0],[0,0],[0,0]], [[32,0],[30,0],[46,0],[86,0],[0,0]], [[40,0],[32,0],[30,0],[46,0],[86,0]], [[96,0],[40,0],[32,0],[30,0],[46,0]], [[0,0],[96,0],[40,0],[32,0],[30,0]]],</text:p>
          </table:table-cell>
          <table:table-cell table:number-columns-repeated="5"/>
          <table:table-cell table:style-name="ce31" table:formula="of:=[.HG14]" office:value-type="float" office:value="31" calcext:value-type="float">
            <text:p>31</text:p>
          </table:table-cell>
          <table:table-cell table:style-name="ce16" table:formula="of:=CONCATENATE(&quot;[&quot;; [.HM14]; &quot;, &quot;; [.HM15];  &quot;, &quot;; [.HM16]; &quot;, &quot;; [.HM17]; &quot;, &quot;; [.HM18]; &quot;, &quot;;  [.HM20]; &quot;, &quot;; [.HM21];  &quot;, &quot;; [.HM22]; &quot;, &quot;; [.HM23]; &quot;, &quot;; [.HM24]; &quot;, &quot;; [.HM26]; &quot;, &quot;; [.HM27];  &quot;, &quot;; [.HM28]; &quot;, &quot;; [.HM29]; &quot;, &quot;; [.HM30]; &quot;, &quot;;  [.HM32]; &quot;, &quot;; [.HM33];  &quot;, &quot;; [.HM34]; &quot;, &quot;; [.HM35]; &quot;, &quot;; [.HM36]; &quot;],&quot;)" office:value-type="string" office:string-value="[[[31,0],[32,0],[33,0],[34,0],[35,0]], [[44,0],[31,0],[32,0],[33,0],[34,0]], [[89,0],[44,0],[31,0],[32,0],[33,0]], [[0,0],[89,0],[44,0],[31,0],[32,0]], [[0,0],[0,0],[89,0],[44,0],[31,0]], [[31,0],[30,0],[29,0],[28,0],[27,0]], [[42,0],[31,0],[30,0],[29,0],[28,0]], [[93,0],[42,0],[31,0],[30,0],[29,0]], [[0,0],[93,0],[42,0],[31,0],[30,0]], [[0,0],[0,0],[93,0],[42,0],[31,0]], [[31,0],[7,0],[3,0],[1,0],[13,0]], [[43,0],[31,0],[7,0],[3,0],[1,0]], [[91,0],[43,0],[31,0],[7,0],[3,0]], [[0,0],[91,0],[43,0],[31,0],[7,0]], [[0,0],[0,0],[91,0],[43,0],[31,0]], [[31,0],[45,0],[87,0],[0,0],[0,0]], [[41,0],[31,0],[45,0],[87,0],[0,0]], [[95,0],[41,0],[31,0],[45,0],[87,0]], [[0,0],[95,0],[41,0],[31,0],[45,0]], [[0,0],[0,0],[95,0],[41,0],[31,0]]]," calcext:value-type="string">
            <text:p>[[[31,0],[32,0],[33,0],[34,0],[35,0]], [[44,0],[31,0],[32,0],[33,0],[34,0]], [[89,0],[44,0],[31,0],[32,0],[33,0]], [[0,0],[89,0],[44,0],[31,0],[32,0]], [[0,0],[0,0],[89,0],[44,0],[31,0]], [[31,0],[30,0],[29,0],[28,0],[27,0]], [[42,0],[31,0],[30,0],[29,0],[28,0]], [[93,0],[42,0],[31,0],[30,0],[29,0]], [[0,0],[93,0],[42,0],[31,0],[30,0]], [[0,0],[0,0],[93,0],[42,0],[31,0]], [[31,0],[7,0],[3,0],[1,0],[13,0]], [[43,0],[31,0],[7,0],[3,0],[1,0]], [[91,0],[43,0],[31,0],[7,0],[3,0]], [[0,0],[91,0],[43,0],[31,0],[7,0]], [[0,0],[0,0],[91,0],[43,0],[31,0]], [[31,0],[45,0],[87,0],[0,0],[0,0]], [[41,0],[31,0],[45,0],[87,0],[0,0]], [[95,0],[41,0],[31,0],[45,0],[87,0]], [[0,0],[95,0],[41,0],[31,0],[45,0]], [[0,0],[0,0],[95,0],[41,0],[31,0]]],</text:p>
          </table:table-cell>
          <table:table-cell table:number-columns-repeated="5"/>
          <table:table-cell table:style-name="ce31" table:formula="of:=[.HN14]" office:value-type="float" office:value="32" calcext:value-type="float">
            <text:p>32</text:p>
          </table:table-cell>
          <table:table-cell table:style-name="ce16" table:formula="of:=CONCATENATE(&quot;[&quot;; [.HT14]; &quot;, &quot;; [.HT15];  &quot;, &quot;; [.HT16]; &quot;, &quot;; [.HT17]; &quot;, &quot;; [.HT18]; &quot;, &quot;;  [.HT20]; &quot;, &quot;; [.HT21];  &quot;, &quot;; [.HT22]; &quot;, &quot;; [.HT23]; &quot;, &quot;; [.HT24]; &quot;, &quot;; [.HT26]; &quot;, &quot;; [.HT27];  &quot;, &quot;; [.HT28]; &quot;, &quot;; [.HT29]; &quot;, &quot;; [.HT30]; &quot;, &quot;;  [.HT32]; &quot;, &quot;; [.HT33];  &quot;, &quot;; [.HT34]; &quot;, &quot;; [.HT35]; &quot;, &quot;; [.HT36]; &quot;],&quot;)" office:value-type="string" office:string-value="[[[32,0],[33,0],[34,0],[35,0],[36,0]], [[31,0],[32,0],[33,0],[34,0],[35,0]], [[44,0],[31,0],[32,0],[33,0],[34,0]], [[89,0],[44,0],[31,0],[32,0],[33,0]], [[0,0],[89,0],[44,0],[31,0],[32,0]], [[32,0],[7,0],[8,0],[9,0],[10,0]], [[41,0],[32,0],[7,0],[8,0],[9,0]], [[94,0],[41,0],[32,0],[7,0],[8,0]], [[0,0],[94,0],[41,0],[32,0],[7,0]], [[0,0],[0,0],[94,0],[41,0],[32,0]], [[32,0],[6,0],[4,0],[14,0],[20,0]], [[42,0],[32,0],[6,0],[4,0],[14,0]], [[92,0],[42,0],[32,0],[6,0],[4,0]], [[0,0],[92,0],[42,0],[32,0],[6,0]], [[0,0],[0,0],[92,0],[42,0],[32,0]], [[32,0],[30,0],[46,0],[86,0],[0,0]], [[40,0],[32,0],[30,0],[46,0],[86,0]], [[96,0],[40,0],[32,0],[30,0],[46,0]], [[0,0],[96,0],[40,0],[32,0],[30,0]], [[0,0],[0,0],[96,0],[40,0],[32,0]]]," calcext:value-type="string">
            <text:p>[[[32,0],[33,0],[34,0],[35,0],[36,0]], [[31,0],[32,0],[33,0],[34,0],[35,0]], [[44,0],[31,0],[32,0],[33,0],[34,0]], [[89,0],[44,0],[31,0],[32,0],[33,0]], [[0,0],[89,0],[44,0],[31,0],[32,0]], [[32,0],[7,0],[8,0],[9,0],[10,0]], [[41,0],[32,0],[7,0],[8,0],[9,0]], [[94,0],[41,0],[32,0],[7,0],[8,0]], [[0,0],[94,0],[41,0],[32,0],[7,0]], [[0,0],[0,0],[94,0],[41,0],[32,0]], [[32,0],[6,0],[4,0],[14,0],[20,0]], [[42,0],[32,0],[6,0],[4,0],[14,0]], [[92,0],[42,0],[32,0],[6,0],[4,0]], [[0,0],[92,0],[42,0],[32,0],[6,0]], [[0,0],[0,0],[92,0],[42,0],[32,0]], [[32,0],[30,0],[46,0],[86,0],[0,0]], [[40,0],[32,0],[30,0],[46,0],[86,0]], [[96,0],[40,0],[32,0],[30,0],[46,0]], [[0,0],[96,0],[40,0],[32,0],[30,0]], [[0,0],[0,0],[96,0],[40,0],[32,0]]],</text:p>
          </table:table-cell>
          <table:table-cell table:number-columns-repeated="5"/>
          <table:table-cell table:style-name="ce31" table:formula="of:=[.HU14]" office:value-type="float" office:value="33" calcext:value-type="float">
            <text:p>33</text:p>
          </table:table-cell>
          <table:table-cell table:style-name="ce16" table:formula="of:=CONCATENATE(&quot;[&quot;; [.IA14]; &quot;, &quot;; [.IA15];  &quot;, &quot;; [.IA16]; &quot;, &quot;; [.IA17]; &quot;, &quot;; [.IA18]; &quot;, &quot;;  [.IA20]; &quot;, &quot;; [.IA21];  &quot;, &quot;; [.IA22]; &quot;, &quot;; [.IA23]; &quot;, &quot;; [.IA24]; &quot;, &quot;; [.IA26]; &quot;, &quot;; [.IA27];  &quot;, &quot;; [.IA28]; &quot;, &quot;; [.IA29]; &quot;, &quot;; [.IA30]; &quot;, &quot;;  [.IA32]; &quot;, &quot;; [.IA33];  &quot;, &quot;; [.IA34]; &quot;, &quot;; [.IA35]; &quot;, &quot;; [.IA36]; &quot;],&quot;)" office:value-type="string" office:string-value="[[[33,0],[34,0],[35,0],[36,0],[63,0]], [[32,0],[33,0],[34,0],[35,0],[36,0]], [[31,0],[32,0],[33,0],[34,0],[35,0]], [[44,0],[31,0],[32,0],[33,0],[34,0]], [[89,0],[44,0],[31,0],[32,0],[33,0]], [[33,0],[6,0],[3,0],[2,0],[11,0]], [[40,0],[33,0],[6,0],[3,0],[2,0]], [[95,0],[40,0],[33,0],[6,0],[3,0]], [[0,0],[95,0],[40,0],[33,0],[6,0]], [[0,0],[0,0],[95,0],[40,0],[33,0]], [[33,0],[5,0],[15,0],[19,0],[59,0]], [[41,0],[33,0],[5,0],[15,0],[19,0]], [[93,0],[41,0],[33,0],[5,0],[15,0]], [[0,0],[93,0],[41,0],[33,0],[5,0]], [[0,0],[0,0],[93,0],[41,0],[33,0]], [[33,0],[7,0],[29,0],[47,0],[85,0]], [[39,0],[33,0],[7,0],[29,0],[47,0]], [[97,0],[39,0],[33,0],[7,0],[29,0]], [[0,0],[97,0],[39,0],[33,0],[7,0]], [[0,0],[0,0],[97,0],[39,0],[33,0]]]," calcext:value-type="string">
            <text:p>[[[33,0],[34,0],[35,0],[36,0],[63,0]], [[32,0],[33,0],[34,0],[35,0],[36,0]], [[31,0],[32,0],[33,0],[34,0],[35,0]], [[44,0],[31,0],[32,0],[33,0],[34,0]], [[89,0],[44,0],[31,0],[32,0],[33,0]], [[33,0],[6,0],[3,0],[2,0],[11,0]], [[40,0],[33,0],[6,0],[3,0],[2,0]], [[95,0],[40,0],[33,0],[6,0],[3,0]], [[0,0],[95,0],[40,0],[33,0],[6,0]], [[0,0],[0,0],[95,0],[40,0],[33,0]], [[33,0],[5,0],[15,0],[19,0],[59,0]], [[41,0],[33,0],[5,0],[15,0],[19,0]], [[93,0],[41,0],[33,0],[5,0],[15,0]], [[0,0],[93,0],[41,0],[33,0],[5,0]], [[0,0],[0,0],[93,0],[41,0],[33,0]], [[33,0],[7,0],[29,0],[47,0],[85,0]], [[39,0],[33,0],[7,0],[29,0],[47,0]], [[97,0],[39,0],[33,0],[7,0],[29,0]], [[0,0],[97,0],[39,0],[33,0],[7,0]], [[0,0],[0,0],[97,0],[39,0],[33,0]]],</text:p>
          </table:table-cell>
          <table:table-cell table:number-columns-repeated="5"/>
          <table:table-cell table:style-name="ce31" table:formula="of:=[.IB14]" office:value-type="float" office:value="34" calcext:value-type="float">
            <text:p>34</text:p>
          </table:table-cell>
          <table:table-cell table:style-name="ce16" table:formula="of:=CONCATENATE(&quot;[&quot;; [.IH14]; &quot;, &quot;; [.IH15];  &quot;, &quot;; [.IH16]; &quot;, &quot;; [.IH17]; &quot;, &quot;; [.IH18]; &quot;, &quot;;  [.IH20]; &quot;, &quot;; [.IH21];  &quot;, &quot;; [.IH22]; &quot;, &quot;; [.IH23]; &quot;, &quot;; [.IH24]; &quot;, &quot;; [.IH26]; &quot;, &quot;; [.IH27];  &quot;, &quot;; [.IH28]; &quot;, &quot;; [.IH29]; &quot;, &quot;; [.IH30]; &quot;, &quot;;  [.IH32]; &quot;, &quot;; [.IH33];  &quot;, &quot;; [.IH34]; &quot;, &quot;; [.IH35]; &quot;, &quot;; [.IH36]; &quot;],&quot;)" office:value-type="string" office:string-value="[[[34,0],[35,0],[36,0],[63,0],[66,0]], [[33,0],[34,0],[35,0],[36,0],[63,0]], [[32,0],[33,0],[34,0],[35,0],[36,0]], [[31,0],[32,0],[33,0],[34,0],[35,0]], [[44,0],[31,0],[32,0],[33,0],[34,0]], [[34,0],[5,0],[4,0],[1,0],[12,0]], [[39,0],[34,0],[5,0],[4,0],[1,0]], [[96,0],[39,0],[34,0],[5,0],[4,0]], [[0,0],[96,0],[39,0],[34,0],[5,0]], [[0,0],[0,0],[96,0],[39,0],[34,0]], [[34,0],[16,0],[18,0],[60,0],[70,0]], [[40,0],[34,0],[16,0],[18,0],[60,0]], [[94,0],[40,0],[34,0],[16,0],[18,0]], [[0,0],[94,0],[40,0],[34,0],[16,0]], [[0,0],[0,0],[94,0],[40,0],[34,0]], [[34,0],[6,0],[8,0],[28,0],[48,0]], [[38,0],[34,0],[6,0],[8,0],[28,0]], [[98,0],[38,0],[34,0],[6,0],[8,0]], [[0,0],[98,0],[38,0],[34,0],[6,0]], [[0,0],[0,0],[98,0],[38,0],[34,0]]]," calcext:value-type="string">
            <text:p>[[[34,0],[35,0],[36,0],[63,0],[66,0]], [[33,0],[34,0],[35,0],[36,0],[63,0]], [[32,0],[33,0],[34,0],[35,0],[36,0]], [[31,0],[32,0],[33,0],[34,0],[35,0]], [[44,0],[31,0],[32,0],[33,0],[34,0]], [[34,0],[5,0],[4,0],[1,0],[12,0]], [[39,0],[34,0],[5,0],[4,0],[1,0]], [[96,0],[39,0],[34,0],[5,0],[4,0]], [[0,0],[96,0],[39,0],[34,0],[5,0]], [[0,0],[0,0],[96,0],[39,0],[34,0]], [[34,0],[16,0],[18,0],[60,0],[70,0]], [[40,0],[34,0],[16,0],[18,0],[60,0]], [[94,0],[40,0],[34,0],[16,0],[18,0]], [[0,0],[94,0],[40,0],[34,0],[16,0]], [[0,0],[0,0],[94,0],[40,0],[34,0]], [[34,0],[6,0],[8,0],[28,0],[48,0]], [[38,0],[34,0],[6,0],[8,0],[28,0]], [[98,0],[38,0],[34,0],[6,0],[8,0]], [[0,0],[98,0],[38,0],[34,0],[6,0]], [[0,0],[0,0],[98,0],[38,0],[34,0]]],</text:p>
          </table:table-cell>
          <table:table-cell table:number-columns-repeated="5"/>
          <table:table-cell table:style-name="ce31" table:formula="of:=[.II14]" office:value-type="float" office:value="35" calcext:value-type="float">
            <text:p>35</text:p>
          </table:table-cell>
          <table:table-cell table:style-name="ce16" table:formula="of:=CONCATENATE(&quot;[&quot;; [.IO14]; &quot;, &quot;; [.IO15];  &quot;, &quot;; [.IO16]; &quot;, &quot;; [.IO17]; &quot;, &quot;; [.IO18]; &quot;, &quot;;  [.IO20]; &quot;, &quot;; [.IO21];  &quot;, &quot;; [.IO22]; &quot;, &quot;; [.IO23]; &quot;, &quot;; [.IO24]; &quot;, &quot;; [.IO26]; &quot;, &quot;; [.IO27];  &quot;, &quot;; [.IO28]; &quot;, &quot;; [.IO29]; &quot;, &quot;; [.IO30]; &quot;, &quot;;  [.IO32]; &quot;, &quot;; [.IO33];  &quot;, &quot;; [.IO34]; &quot;, &quot;; [.IO35]; &quot;, &quot;; [.IO36]; &quot;],&quot;)" office:value-type="string" office:string-value="[[[35,0],[36,0],[63,0],[66,0],[0,0]], [[34,0],[35,0],[36,0],[63,0],[66,0]], [[33,0],[34,0],[35,0],[36,0],[63,0]], [[32,0],[33,0],[34,0],[35,0],[36,0]], [[31,0],[32,0],[33,0],[34,0],[35,0]], [[35,0],[16,0],[15,0],[14,0],[13,0]], [[38,0],[35,0],[16,0],[15,0],[14,0]], [[97,0],[38,0],[35,0],[16,0],[15,0]], [[0,0],[97,0],[38,0],[35,0],[16,0]], [[0,0],[0,0],[97,0],[38,0],[35,0]], [[35,0],[17,0],[61,0],[69,0],[0,0]], [[39,0],[35,0],[17,0],[61,0],[69,0]], [[95,0],[39,0],[35,0],[17,0],[61,0]], [[0,0],[95,0],[39,0],[35,0],[17,0]], [[0,0],[0,0],[95,0],[39,0],[35,0]], [[35,0],[5,0],[3,0],[9,0],[27,0]], [[37,0],[35,0],[5,0],[3,0],[9,0]], [[99,0],[37,0],[35,0],[5,0],[3,0]], [[0,0],[99,0],[37,0],[35,0],[5,0]], [[0,0],[0,0],[99,0],[37,0],[35,0]]]," calcext:value-type="string">
            <text:p>[[[35,0],[36,0],[63,0],[66,0],[0,0]], [[34,0],[35,0],[36,0],[63,0],[66,0]], [[33,0],[34,0],[35,0],[36,0],[63,0]], [[32,0],[33,0],[34,0],[35,0],[36,0]], [[31,0],[32,0],[33,0],[34,0],[35,0]], [[35,0],[16,0],[15,0],[14,0],[13,0]], [[38,0],[35,0],[16,0],[15,0],[14,0]], [[97,0],[38,0],[35,0],[16,0],[15,0]], [[0,0],[97,0],[38,0],[35,0],[16,0]], [[0,0],[0,0],[97,0],[38,0],[35,0]], [[35,0],[17,0],[61,0],[69,0],[0,0]], [[39,0],[35,0],[17,0],[61,0],[69,0]], [[95,0],[39,0],[35,0],[17,0],[61,0]], [[0,0],[95,0],[39,0],[35,0],[17,0]], [[0,0],[0,0],[95,0],[39,0],[35,0]], [[35,0],[5,0],[3,0],[9,0],[27,0]], [[37,0],[35,0],[5,0],[3,0],[9,0]], [[99,0],[37,0],[35,0],[5,0],[3,0]], [[0,0],[99,0],[37,0],[35,0],[5,0]], [[0,0],[0,0],[99,0],[37,0],[35,0]]],</text:p>
          </table:table-cell>
          <table:table-cell table:number-columns-repeated="5"/>
          <table:table-cell table:style-name="ce31" table:formula="of:=[.IP14]" office:value-type="float" office:value="36" calcext:value-type="float">
            <text:p>36</text:p>
          </table:table-cell>
          <table:table-cell table:style-name="ce16" table:formula="of:=CONCATENATE(&quot;[&quot;; [.IV14]; &quot;, &quot;; [.IV15];  &quot;, &quot;; [.IV16]; &quot;, &quot;; [.IV17]; &quot;, &quot;; [.IV18]; &quot;, &quot;;  [.IV20]; &quot;, &quot;; [.IV21];  &quot;, &quot;; [.IV22]; &quot;, &quot;; [.IV23]; &quot;, &quot;; [.IV24]; &quot;, &quot;; [.IV26]; &quot;, &quot;; [.IV27];  &quot;, &quot;; [.IV28]; &quot;, &quot;; [.IV29]; &quot;, &quot;; [.IV30]; &quot;, &quot;;  [.IV32]; &quot;, &quot;; [.IV33];  &quot;, &quot;; [.IV34]; &quot;, &quot;; [.IV35]; &quot;, &quot;; [.IV36]; &quot;],&quot;)" office:value-type="string" office:string-value="[[[36,0],[63,0],[66,0],[0,0],[0,0]], [[35,0],[36,0],[63,0],[66,0],[0,0]], [[34,0],[35,0],[36,0],[63,0],[66,0]], [[33,0],[34,0],[35,0],[36,0],[63,0]], [[32,0],[33,0],[34,0],[35,0],[36,0]], [[36,0],[17,0],[18,0],[19,0],[20,0]], [[37,0],[36,0],[17,0],[18,0],[19,0]], [[98,0],[37,0],[36,0],[17,0],[18,0]], [[0,0],[98,0],[37,0],[36,0],[17,0]], [[0,0],[0,0],[98,0],[37,0],[36,0]], [[36,0],[62,0],[68,0],[0,0],[0,0]], [[38,0],[36,0],[62,0],[68,0],[0,0]], [[96,0],[38,0],[36,0],[62,0],[68,0]], [[0,0],[96,0],[38,0],[36,0],[62,0]], [[0,0],[0,0],[96,0],[38,0],[36,0]], [[36,0],[16,0],[4,0],[2,0],[10,0]], [[64,0],[36,0],[16,0],[4,0],[2,0]], [[0,0],[64,0],[36,0],[16,0],[4,0]], [[0,0],[0,0],[64,0],[36,0],[16,0]], [[0,0],[0,0],[0,0],[64,0],[36,0]]]," calcext:value-type="string">
            <text:p>[[[36,0],[63,0],[66,0],[0,0],[0,0]], [[35,0],[36,0],[63,0],[66,0],[0,0]], [[34,0],[35,0],[36,0],[63,0],[66,0]], [[33,0],[34,0],[35,0],[36,0],[63,0]], [[32,0],[33,0],[34,0],[35,0],[36,0]], [[36,0],[17,0],[18,0],[19,0],[20,0]], [[37,0],[36,0],[17,0],[18,0],[19,0]], [[98,0],[37,0],[36,0],[17,0],[18,0]], [[0,0],[98,0],[37,0],[36,0],[17,0]], [[0,0],[0,0],[98,0],[37,0],[36,0]], [[36,0],[62,0],[68,0],[0,0],[0,0]], [[38,0],[36,0],[62,0],[68,0],[0,0]], [[96,0],[38,0],[36,0],[62,0],[68,0]], [[0,0],[96,0],[38,0],[36,0],[62,0]], [[0,0],[0,0],[96,0],[38,0],[36,0]], [[36,0],[16,0],[4,0],[2,0],[10,0]], [[64,0],[36,0],[16,0],[4,0],[2,0]], [[0,0],[64,0],[36,0],[16,0],[4,0]], [[0,0],[0,0],[64,0],[36,0],[16,0]], [[0,0],[0,0],[0,0],[64,0],[36,0]]],</text:p>
          </table:table-cell>
          <table:table-cell table:number-columns-repeated="5"/>
          <table:table-cell table:style-name="ce31" table:formula="of:=[.IW14]" office:value-type="float" office:value="37" calcext:value-type="float">
            <text:p>37</text:p>
          </table:table-cell>
          <table:table-cell table:style-name="ce16" table:formula="of:=CONCATENATE(&quot;[&quot;; [.JC14]; &quot;, &quot;; [.JC15];  &quot;, &quot;; [.JC16]; &quot;, &quot;; [.JC17]; &quot;, &quot;; [.JC18]; &quot;, &quot;;  [.JC20]; &quot;, &quot;; [.JC21];  &quot;, &quot;; [.JC22]; &quot;, &quot;; [.JC23]; &quot;, &quot;; [.JC24]; &quot;, &quot;; [.JC26]; &quot;, &quot;; [.JC27];  &quot;, &quot;; [.JC28]; &quot;, &quot;; [.JC29]; &quot;, &quot;; [.JC30]; &quot;, &quot;;  [.JC32]; &quot;, &quot;; [.JC33];  &quot;, &quot;; [.JC34]; &quot;, &quot;; [.JC35]; &quot;, &quot;; [.JC36]; &quot;],&quot;)" office:value-type="string" office:string-value="[[[37,0],[64,0],[65,0],[0,0],[0,0]], [[38,0],[37,0],[64,0],[65,0],[0,0]], [[39,0],[38,0],[37,0],[64,0],[65,0]], [[40,0],[39,0],[38,0],[37,0],[64,0]], [[41,0],[40,0],[39,0],[38,0],[37,0]], [[37,0],[36,0],[17,0],[18,0],[19,0]], [[98,0],[37,0],[36,0],[17,0],[18,0]], [[0,0],[98,0],[37,0],[36,0],[17,0]], [[0,0],[0,0],[98,0],[37,0],[36,0]], [[0,0],[0,0],[0,0],[98,0],[37,0]], [[37,0],[63,0],[67,0],[0,0],[0,0]], [[97,0],[37,0],[63,0],[67,0],[0,0]], [[0,0],[97,0],[37,0],[63,0],[67,0]], [[0,0],[0,0],[97,0],[37,0],[63,0]], [[0,0],[0,0],[0,0],[97,0],[37,0]], [[37,0],[35,0],[5,0],[3,0],[9,0]], [[99,0],[37,0],[35,0],[5,0],[3,0]], [[0,0],[99,0],[37,0],[35,0],[5,0]], [[0,0],[0,0],[99,0],[37,0],[35,0]], [[0,0],[0,0],[0,0],[99,0],[37,0]]]," calcext:value-type="string">
            <text:p>[[[37,0],[64,0],[65,0],[0,0],[0,0]], [[38,0],[37,0],[64,0],[65,0],[0,0]], [[39,0],[38,0],[37,0],[64,0],[65,0]], [[40,0],[39,0],[38,0],[37,0],[64,0]], [[41,0],[40,0],[39,0],[38,0],[37,0]], [[37,0],[36,0],[17,0],[18,0],[19,0]], [[98,0],[37,0],[36,0],[17,0],[18,0]], [[0,0],[98,0],[37,0],[36,0],[17,0]], [[0,0],[0,0],[98,0],[37,0],[36,0]], [[0,0],[0,0],[0,0],[98,0],[37,0]], [[37,0],[63,0],[67,0],[0,0],[0,0]], [[97,0],[37,0],[63,0],[67,0],[0,0]], [[0,0],[97,0],[37,0],[63,0],[67,0]], [[0,0],[0,0],[97,0],[37,0],[63,0]], [[0,0],[0,0],[0,0],[97,0],[37,0]], [[37,0],[35,0],[5,0],[3,0],[9,0]], [[99,0],[37,0],[35,0],[5,0],[3,0]], [[0,0],[99,0],[37,0],[35,0],[5,0]], [[0,0],[0,0],[99,0],[37,0],[35,0]], [[0,0],[0,0],[0,0],[99,0],[37,0]]],</text:p>
          </table:table-cell>
          <table:table-cell table:number-columns-repeated="5"/>
          <table:table-cell table:style-name="ce31" table:formula="of:=[.JD14]" office:value-type="float" office:value="38" calcext:value-type="float">
            <text:p>38</text:p>
          </table:table-cell>
          <table:table-cell table:style-name="ce16" table:formula="of:=CONCATENATE(&quot;[&quot;; [.JJ14]; &quot;, &quot;; [.JJ15];  &quot;, &quot;; [.JJ16]; &quot;, &quot;; [.JJ17]; &quot;, &quot;; [.JJ18]; &quot;, &quot;;  [.JJ20]; &quot;, &quot;; [.JJ21];  &quot;, &quot;; [.JJ22]; &quot;, &quot;; [.JJ23]; &quot;, &quot;; [.JJ24]; &quot;, &quot;; [.JJ26]; &quot;, &quot;; [.JJ27];  &quot;, &quot;; [.JJ28]; &quot;, &quot;; [.JJ29]; &quot;, &quot;; [.JJ30]; &quot;, &quot;;  [.JJ32]; &quot;, &quot;; [.JJ33];  &quot;, &quot;; [.JJ34]; &quot;, &quot;; [.JJ35]; &quot;, &quot;; [.JJ36]; &quot;],&quot;)" office:value-type="string" office:string-value="[[[38,0],[37,0],[64,0],[65,0],[0,0]], [[39,0],[38,0],[37,0],[64,0],[65,0]], [[40,0],[39,0],[38,0],[37,0],[64,0]], [[41,0],[40,0],[39,0],[38,0],[37,0]], [[42,0],[41,0],[40,0],[39,0],[38,0]], [[38,0],[35,0],[16,0],[15,0],[14,0]], [[97,0],[38,0],[35,0],[16,0],[15,0]], [[0,0],[97,0],[38,0],[35,0],[16,0]], [[0,0],[0,0],[97,0],[38,0],[35,0]], [[0,0],[0,0],[0,0],[97,0],[38,0]], [[38,0],[36,0],[62,0],[68,0],[0,0]], [[96,0],[38,0],[36,0],[62,0],[68,0]], [[0,0],[96,0],[38,0],[36,0],[62,0]], [[0,0],[0,0],[96,0],[38,0],[36,0]], [[0,0],[0,0],[0,0],[96,0],[38,0]], [[38,0],[34,0],[6,0],[8,0],[28,0]], [[98,0],[38,0],[34,0],[6,0],[8,0]], [[0,0],[98,0],[38,0],[34,0],[6,0]], [[0,0],[0,0],[98,0],[38,0],[34,0]], [[0,0],[0,0],[0,0],[98,0],[38,0]]]," calcext:value-type="string">
            <text:p>[[[38,0],[37,0],[64,0],[65,0],[0,0]], [[39,0],[38,0],[37,0],[64,0],[65,0]], [[40,0],[39,0],[38,0],[37,0],[64,0]], [[41,0],[40,0],[39,0],[38,0],[37,0]], [[42,0],[41,0],[40,0],[39,0],[38,0]], [[38,0],[35,0],[16,0],[15,0],[14,0]], [[97,0],[38,0],[35,0],[16,0],[15,0]], [[0,0],[97,0],[38,0],[35,0],[16,0]], [[0,0],[0,0],[97,0],[38,0],[35,0]], [[0,0],[0,0],[0,0],[97,0],[38,0]], [[38,0],[36,0],[62,0],[68,0],[0,0]], [[96,0],[38,0],[36,0],[62,0],[68,0]], [[0,0],[96,0],[38,0],[36,0],[62,0]], [[0,0],[0,0],[96,0],[38,0],[36,0]], [[0,0],[0,0],[0,0],[96,0],[38,0]], [[38,0],[34,0],[6,0],[8,0],[28,0]], [[98,0],[38,0],[34,0],[6,0],[8,0]], [[0,0],[98,0],[38,0],[34,0],[6,0]], [[0,0],[0,0],[98,0],[38,0],[34,0]], [[0,0],[0,0],[0,0],[98,0],[38,0]]],</text:p>
          </table:table-cell>
          <table:table-cell table:number-columns-repeated="5"/>
          <table:table-cell table:style-name="ce31" table:formula="of:=[.JK14]" office:value-type="float" office:value="39" calcext:value-type="float">
            <text:p>39</text:p>
          </table:table-cell>
          <table:table-cell table:style-name="ce16" table:formula="of:=CONCATENATE(&quot;[&quot;; [.JQ14]; &quot;, &quot;; [.JQ15];  &quot;, &quot;; [.JQ16]; &quot;, &quot;; [.JQ17]; &quot;, &quot;; [.JQ18]; &quot;, &quot;;  [.JQ20]; &quot;, &quot;; [.JQ21];  &quot;, &quot;; [.JQ22]; &quot;, &quot;; [.JQ23]; &quot;, &quot;; [.JQ24]; &quot;, &quot;; [.JQ26]; &quot;, &quot;; [.JQ27];  &quot;, &quot;; [.JQ28]; &quot;, &quot;; [.JQ29]; &quot;, &quot;; [.JQ30]; &quot;, &quot;;  [.JQ32]; &quot;, &quot;; [.JQ33];  &quot;, &quot;; [.JQ34]; &quot;, &quot;; [.JQ35]; &quot;, &quot;; [.JQ36]; &quot;],&quot;)" office:value-type="string" office:string-value="[[[39,0],[38,0],[37,0],[64,0],[65,0]], [[40,0],[39,0],[38,0],[37,0],[64,0]], [[41,0],[40,0],[39,0],[38,0],[37,0]], [[42,0],[41,0],[40,0],[39,0],[38,0]], [[43,0],[42,0],[41,0],[40,0],[39,0]], [[39,0],[34,0],[5,0],[4,0],[1,0]], [[96,0],[39,0],[34,0],[5,0],[4,0]], [[0,0],[96,0],[39,0],[34,0],[5,0]], [[0,0],[0,0],[96,0],[39,0],[34,0]], [[0,0],[0,0],[0,0],[96,0],[39,0]], [[39,0],[35,0],[17,0],[61,0],[69,0]], [[95,0],[39,0],[35,0],[17,0],[61,0]], [[0,0],[95,0],[39,0],[35,0],[17,0]], [[0,0],[0,0],[95,0],[39,0],[35,0]], [[0,0],[0,0],[0,0],[95,0],[39,0]], [[39,0],[33,0],[7,0],[29,0],[47,0]], [[97,0],[39,0],[33,0],[7,0],[29,0]], [[0,0],[97,0],[39,0],[33,0],[7,0]], [[0,0],[0,0],[97,0],[39,0],[33,0]], [[0,0],[0,0],[0,0],[97,0],[39,0]]]," calcext:value-type="string">
            <text:p>[[[39,0],[38,0],[37,0],[64,0],[65,0]], [[40,0],[39,0],[38,0],[37,0],[64,0]], [[41,0],[40,0],[39,0],[38,0],[37,0]], [[42,0],[41,0],[40,0],[39,0],[38,0]], [[43,0],[42,0],[41,0],[40,0],[39,0]], [[39,0],[34,0],[5,0],[4,0],[1,0]], [[96,0],[39,0],[34,0],[5,0],[4,0]], [[0,0],[96,0],[39,0],[34,0],[5,0]], [[0,0],[0,0],[96,0],[39,0],[34,0]], [[0,0],[0,0],[0,0],[96,0],[39,0]], [[39,0],[35,0],[17,0],[61,0],[69,0]], [[95,0],[39,0],[35,0],[17,0],[61,0]], [[0,0],[95,0],[39,0],[35,0],[17,0]], [[0,0],[0,0],[95,0],[39,0],[35,0]], [[0,0],[0,0],[0,0],[95,0],[39,0]], [[39,0],[33,0],[7,0],[29,0],[47,0]], [[97,0],[39,0],[33,0],[7,0],[29,0]], [[0,0],[97,0],[39,0],[33,0],[7,0]], [[0,0],[0,0],[97,0],[39,0],[33,0]], [[0,0],[0,0],[0,0],[97,0],[39,0]]],</text:p>
          </table:table-cell>
          <table:table-cell table:number-columns-repeated="5"/>
          <table:table-cell table:style-name="ce31" table:formula="of:=[.JR14]" office:value-type="float" office:value="40" calcext:value-type="float">
            <text:p>40</text:p>
          </table:table-cell>
          <table:table-cell table:style-name="ce16" table:formula="of:=CONCATENATE(&quot;[&quot;; [.JX14]; &quot;, &quot;; [.JX15];  &quot;, &quot;; [.JX16]; &quot;, &quot;; [.JX17]; &quot;, &quot;; [.JX18]; &quot;, &quot;;  [.JX20]; &quot;, &quot;; [.JX21];  &quot;, &quot;; [.JX22]; &quot;, &quot;; [.JX23]; &quot;, &quot;; [.JX24]; &quot;, &quot;; [.JX26]; &quot;, &quot;; [.JX27];  &quot;, &quot;; [.JX28]; &quot;, &quot;; [.JX29]; &quot;, &quot;; [.JX30]; &quot;, &quot;;  [.JX32]; &quot;, &quot;; [.JX33];  &quot;, &quot;; [.JX34]; &quot;, &quot;; [.JX35]; &quot;, &quot;; [.JX36]; &quot;],&quot;)" office:value-type="string" office:string-value="[[[40,0],[39,0],[38,0],[37,0],[64,0]], [[41,0],[40,0],[39,0],[38,0],[37,0]], [[42,0],[41,0],[40,0],[39,0],[38,0]], [[43,0],[42,0],[41,0],[40,0],[39,0]], [[90,0],[43,0],[42,0],[41,0],[40,0]], [[40,0],[33,0],[6,0],[3,0],[2,0]], [[95,0],[40,0],[33,0],[6,0],[3,0]], [[0,0],[95,0],[40,0],[33,0],[6,0]], [[0,0],[0,0],[95,0],[40,0],[33,0]], [[0,0],[0,0],[0,0],[95,0],[40,0]], [[40,0],[34,0],[16,0],[18,0],[60,0]], [[94,0],[40,0],[34,0],[16,0],[18,0]], [[0,0],[94,0],[40,0],[34,0],[16,0]], [[0,0],[0,0],[94,0],[40,0],[34,0]], [[0,0],[0,0],[0,0],[94,0],[40,0]], [[40,0],[32,0],[30,0],[46,0],[86,0]], [[96,0],[40,0],[32,0],[30,0],[46,0]], [[0,0],[96,0],[40,0],[32,0],[30,0]], [[0,0],[0,0],[96,0],[40,0],[32,0]], [[0,0],[0,0],[0,0],[96,0],[40,0]]]," calcext:value-type="string">
            <text:p>[[[40,0],[39,0],[38,0],[37,0],[64,0]], [[41,0],[40,0],[39,0],[38,0],[37,0]], [[42,0],[41,0],[40,0],[39,0],[38,0]], [[43,0],[42,0],[41,0],[40,0],[39,0]], [[90,0],[43,0],[42,0],[41,0],[40,0]], [[40,0],[33,0],[6,0],[3,0],[2,0]], [[95,0],[40,0],[33,0],[6,0],[3,0]], [[0,0],[95,0],[40,0],[33,0],[6,0]], [[0,0],[0,0],[95,0],[40,0],[33,0]], [[0,0],[0,0],[0,0],[95,0],[40,0]], [[40,0],[34,0],[16,0],[18,0],[60,0]], [[94,0],[40,0],[34,0],[16,0],[18,0]], [[0,0],[94,0],[40,0],[34,0],[16,0]], [[0,0],[0,0],[94,0],[40,0],[34,0]], [[0,0],[0,0],[0,0],[94,0],[40,0]], [[40,0],[32,0],[30,0],[46,0],[86,0]], [[96,0],[40,0],[32,0],[30,0],[46,0]], [[0,0],[96,0],[40,0],[32,0],[30,0]], [[0,0],[0,0],[96,0],[40,0],[32,0]], [[0,0],[0,0],[0,0],[96,0],[40,0]]],</text:p>
          </table:table-cell>
          <table:table-cell table:number-columns-repeated="5"/>
          <table:table-cell table:style-name="ce31" table:formula="of:=[.JY14]" office:value-type="float" office:value="41" calcext:value-type="float">
            <text:p>41</text:p>
          </table:table-cell>
          <table:table-cell table:style-name="ce16" table:formula="of:=CONCATENATE(&quot;[&quot;; [.KE14]; &quot;, &quot;; [.KE15];  &quot;, &quot;; [.KE16]; &quot;, &quot;; [.KE17]; &quot;, &quot;; [.KE18]; &quot;, &quot;;  [.KE20]; &quot;, &quot;; [.KE21];  &quot;, &quot;; [.KE22]; &quot;, &quot;; [.KE23]; &quot;, &quot;; [.KE24]; &quot;, &quot;; [.KE26]; &quot;, &quot;; [.KE27];  &quot;, &quot;; [.KE28]; &quot;, &quot;; [.KE29]; &quot;, &quot;; [.KE30]; &quot;, &quot;;  [.KE32]; &quot;, &quot;; [.KE33];  &quot;, &quot;; [.KE34]; &quot;, &quot;; [.KE35]; &quot;, &quot;; [.KE36]; &quot;],&quot;)" office:value-type="string" office:string-value="[[[41,0],[40,0],[39,0],[38,0],[37,0]], [[42,0],[41,0],[40,0],[39,0],[38,0]], [[43,0],[42,0],[41,0],[40,0],[39,0]], [[90,0],[43,0],[42,0],[41,0],[40,0]], [[0,0],[90,0],[43,0],[42,0],[41,0]], [[41,0],[32,0],[7,0],[8,0],[9,0]], [[94,0],[41,0],[32,0],[7,0],[8,0]], [[0,0],[94,0],[41,0],[32,0],[7,0]], [[0,0],[0,0],[94,0],[41,0],[32,0]], [[0,0],[0,0],[0,0],[94,0],[41,0]], [[41,0],[33,0],[5,0],[15,0],[19,0]], [[93,0],[41,0],[33,0],[5,0],[15,0]], [[0,0],[93,0],[41,0],[33,0],[5,0]], [[0,0],[0,0],[93,0],[41,0],[33,0]], [[0,0],[0,0],[0,0],[93,0],[41,0]], [[41,0],[31,0],[45,0],[87,0],[0,0]], [[95,0],[41,0],[31,0],[45,0],[87,0]], [[0,0],[95,0],[41,0],[31,0],[45,0]], [[0,0],[0,0],[95,0],[41,0],[31,0]], [[0,0],[0,0],[0,0],[95,0],[41,0]]]," calcext:value-type="string">
            <text:p>[[[41,0],[40,0],[39,0],[38,0],[37,0]], [[42,0],[41,0],[40,0],[39,0],[38,0]], [[43,0],[42,0],[41,0],[40,0],[39,0]], [[90,0],[43,0],[42,0],[41,0],[40,0]], [[0,0],[90,0],[43,0],[42,0],[41,0]], [[41,0],[32,0],[7,0],[8,0],[9,0]], [[94,0],[41,0],[32,0],[7,0],[8,0]], [[0,0],[94,0],[41,0],[32,0],[7,0]], [[0,0],[0,0],[94,0],[41,0],[32,0]], [[0,0],[0,0],[0,0],[94,0],[41,0]], [[41,0],[33,0],[5,0],[15,0],[19,0]], [[93,0],[41,0],[33,0],[5,0],[15,0]], [[0,0],[93,0],[41,0],[33,0],[5,0]], [[0,0],[0,0],[93,0],[41,0],[33,0]], [[0,0],[0,0],[0,0],[93,0],[41,0]], [[41,0],[31,0],[45,0],[87,0],[0,0]], [[95,0],[41,0],[31,0],[45,0],[87,0]], [[0,0],[95,0],[41,0],[31,0],[45,0]], [[0,0],[0,0],[95,0],[41,0],[31,0]], [[0,0],[0,0],[0,0],[95,0],[41,0]]],</text:p>
          </table:table-cell>
          <table:table-cell table:number-columns-repeated="5"/>
          <table:table-cell table:style-name="ce31" table:formula="of:=[.KF14]" office:value-type="float" office:value="42" calcext:value-type="float">
            <text:p>42</text:p>
          </table:table-cell>
          <table:table-cell table:style-name="ce16" table:formula="of:=CONCATENATE(&quot;[&quot;; [.KL14]; &quot;, &quot;; [.KL15];  &quot;, &quot;; [.KL16]; &quot;, &quot;; [.KL17]; &quot;, &quot;; [.KL18]; &quot;, &quot;;  [.KL20]; &quot;, &quot;; [.KL21];  &quot;, &quot;; [.KL22]; &quot;, &quot;; [.KL23]; &quot;, &quot;; [.KL24]; &quot;, &quot;; [.KL26]; &quot;, &quot;; [.KL27];  &quot;, &quot;; [.KL28]; &quot;, &quot;; [.KL29]; &quot;, &quot;; [.KL30]; &quot;, &quot;;  [.KL32]; &quot;, &quot;; [.KL33];  &quot;, &quot;; [.KL34]; &quot;, &quot;; [.KL35]; &quot;, &quot;; [.KL36]; &quot;],&quot;)" office:value-type="string" office:string-value="[[[42,0],[41,0],[40,0],[39,0],[38,0]], [[43,0],[42,0],[41,0],[40,0],[39,0]], [[90,0],[43,0],[42,0],[41,0],[40,0]], [[0,0],[90,0],[43,0],[42,0],[41,0]], [[0,0],[0,0],[90,0],[43,0],[42,0]], [[42,0],[31,0],[30,0],[29,0],[28,0]], [[93,0],[42,0],[31,0],[30,0],[29,0]], [[0,0],[93,0],[42,0],[31,0],[30,0]], [[0,0],[0,0],[93,0],[42,0],[31,0]], [[0,0],[0,0],[0,0],[93,0],[42,0]], [[42,0],[32,0],[6,0],[4,0],[14,0]], [[92,0],[42,0],[32,0],[6,0],[4,0]], [[0,0],[92,0],[42,0],[32,0],[6,0]], [[0,0],[0,0],[92,0],[42,0],[32,0]], [[0,0],[0,0],[0,0],[92,0],[42,0]], [[42,0],[44,0],[88,0],[0,0],[0,0]], [[94,0],[42,0],[44,0],[88,0],[0,0]], [[0,0],[94,0],[42,0],[44,0],[88,0]], [[0,0],[0,0],[94,0],[42,0],[44,0]], [[0,0],[0,0],[0,0],[94,0],[42,0]]]," calcext:value-type="string">
            <text:p>[[[42,0],[41,0],[40,0],[39,0],[38,0]], [[43,0],[42,0],[41,0],[40,0],[39,0]], [[90,0],[43,0],[42,0],[41,0],[40,0]], [[0,0],[90,0],[43,0],[42,0],[41,0]], [[0,0],[0,0],[90,0],[43,0],[42,0]], [[42,0],[31,0],[30,0],[29,0],[28,0]], [[93,0],[42,0],[31,0],[30,0],[29,0]], [[0,0],[93,0],[42,0],[31,0],[30,0]], [[0,0],[0,0],[93,0],[42,0],[31,0]], [[0,0],[0,0],[0,0],[93,0],[42,0]], [[42,0],[32,0],[6,0],[4,0],[14,0]], [[92,0],[42,0],[32,0],[6,0],[4,0]], [[0,0],[92,0],[42,0],[32,0],[6,0]], [[0,0],[0,0],[92,0],[42,0],[32,0]], [[0,0],[0,0],[0,0],[92,0],[42,0]], [[42,0],[44,0],[88,0],[0,0],[0,0]], [[94,0],[42,0],[44,0],[88,0],[0,0]], [[0,0],[94,0],[42,0],[44,0],[88,0]], [[0,0],[0,0],[94,0],[42,0],[44,0]], [[0,0],[0,0],[0,0],[94,0],[42,0]]],</text:p>
          </table:table-cell>
          <table:table-cell table:number-columns-repeated="5"/>
          <table:table-cell table:style-name="ce31" table:formula="of:=[.KM14]" office:value-type="float" office:value="43" calcext:value-type="float">
            <text:p>43</text:p>
          </table:table-cell>
          <table:table-cell table:style-name="ce16" table:formula="of:=CONCATENATE(&quot;[&quot;; [.KS14]; &quot;, &quot;; [.KS15];  &quot;, &quot;; [.KS16]; &quot;, &quot;; [.KS17]; &quot;, &quot;; [.KS18]; &quot;, &quot;;  [.KS20]; &quot;, &quot;; [.KS21];  &quot;, &quot;; [.KS22]; &quot;, &quot;; [.KS23]; &quot;, &quot;; [.KS24]; &quot;, &quot;; [.KS26]; &quot;, &quot;; [.KS27];  &quot;, &quot;; [.KS28]; &quot;, &quot;; [.KS29]; &quot;, &quot;; [.KS30]; &quot;, &quot;;  [.KS32]; &quot;, &quot;; [.KS33];  &quot;, &quot;; [.KS34]; &quot;, &quot;; [.KS35]; &quot;, &quot;; [.KS36]; &quot;],&quot;)" office:value-type="string" office:string-value="[[[43,0],[42,0],[41,0],[40,0],[39,0]], [[90,0],[43,0],[42,0],[41,0],[40,0]], [[0,0],[90,0],[43,0],[42,0],[41,0]], [[0,0],[0,0],[90,0],[43,0],[42,0]], [[0,0],[0,0],[0,0],[90,0],[43,0]], [[43,0],[44,0],[45,0],[46,0],[47,0]], [[92,0],[43,0],[44,0],[45,0],[46,0]], [[0,0],[92,0],[43,0],[44,0],[45,0]], [[0,0],[0,0],[92,0],[43,0],[44,0]], [[0,0],[0,0],[0,0],[92,0],[43,0]], [[43,0],[31,0],[7,0],[3,0],[1,0]], [[91,0],[43,0],[31,0],[7,0],[3,0]], [[0,0],[91,0],[43,0],[31,0],[7,0]], [[0,0],[0,0],[91,0],[43,0],[31,0]], [[0,0],[0,0],[0,0],[91,0],[43,0]], [[43,0],[89,0],[0,0],[0,0],[0,0]], [[93,0],[43,0],[89,0],[0,0],[0,0]], [[0,0],[93,0],[43,0],[89,0],[0,0]], [[0,0],[0,0],[93,0],[43,0],[89,0]], [[0,0],[0,0],[0,0],[93,0],[43,0]]]," calcext:value-type="string">
            <text:p>[[[43,0],[42,0],[41,0],[40,0],[39,0]], [[90,0],[43,0],[42,0],[41,0],[40,0]], [[0,0],[90,0],[43,0],[42,0],[41,0]], [[0,0],[0,0],[90,0],[43,0],[42,0]], [[0,0],[0,0],[0,0],[90,0],[43,0]], [[43,0],[44,0],[45,0],[46,0],[47,0]], [[92,0],[43,0],[44,0],[45,0],[46,0]], [[0,0],[92,0],[43,0],[44,0],[45,0]], [[0,0],[0,0],[92,0],[43,0],[44,0]], [[0,0],[0,0],[0,0],[92,0],[43,0]], [[43,0],[31,0],[7,0],[3,0],[1,0]], [[91,0],[43,0],[31,0],[7,0],[3,0]], [[0,0],[91,0],[43,0],[31,0],[7,0]], [[0,0],[0,0],[91,0],[43,0],[31,0]], [[0,0],[0,0],[0,0],[91,0],[43,0]], [[43,0],[89,0],[0,0],[0,0],[0,0]], [[93,0],[43,0],[89,0],[0,0],[0,0]], [[0,0],[93,0],[43,0],[89,0],[0,0]], [[0,0],[0,0],[93,0],[43,0],[89,0]], [[0,0],[0,0],[0,0],[93,0],[43,0]]],</text:p>
          </table:table-cell>
          <table:table-cell table:number-columns-repeated="5"/>
          <table:table-cell table:style-name="ce31" table:formula="of:=[.KT14]" office:value-type="float" office:value="44" calcext:value-type="float">
            <text:p>44</text:p>
          </table:table-cell>
          <table:table-cell table:style-name="ce16" table:formula="of:=CONCATENATE(&quot;[&quot;; [.KZ14]; &quot;, &quot;; [.KZ15];  &quot;, &quot;; [.KZ16]; &quot;, &quot;; [.KZ17]; &quot;, &quot;; [.KZ18]; &quot;, &quot;;  [.KZ20]; &quot;, &quot;; [.KZ21];  &quot;, &quot;; [.KZ22]; &quot;, &quot;; [.KZ23]; &quot;, &quot;; [.KZ24]; &quot;, &quot;; [.KZ26]; &quot;, &quot;; [.KZ27];  &quot;, &quot;; [.KZ28]; &quot;, &quot;; [.KZ29]; &quot;, &quot;; [.KZ30]; &quot;, &quot;;  [.KZ32]; &quot;, &quot;; [.KZ33];  &quot;, &quot;; [.KZ34]; &quot;, &quot;; [.KZ35]; &quot;, &quot;; [.KZ36]; &quot;],&quot;)" office:value-type="string" office:string-value="[[[44,0],[31,0],[32,0],[33,0],[34,0]], [[89,0],[44,0],[31,0],[32,0],[33,0]], [[0,0],[89,0],[44,0],[31,0],[32,0]], [[0,0],[0,0],[89,0],[44,0],[31,0]], [[0,0],[0,0],[0,0],[89,0],[44,0]], [[44,0],[45,0],[46,0],[47,0],[48,0]], [[43,0],[44,0],[45,0],[46,0],[47,0]], [[92,0],[43,0],[44,0],[45,0],[46,0]], [[0,0],[92,0],[43,0],[44,0],[45,0]], [[0,0],[0,0],[92,0],[43,0],[44,0]], [[44,0],[30,0],[8,0],[2,0],[12,0]], [[90,0],[44,0],[30,0],[8,0],[2,0]], [[0,0],[90,0],[44,0],[30,0],[8,0]], [[0,0],[0,0],[90,0],[44,0],[30,0]], [[0,0],[0,0],[0,0],[90,0],[44,0]], [[44,0],[88,0],[0,0],[0,0],[0,0]], [[42,0],[44,0],[88,0],[0,0],[0,0]], [[94,0],[42,0],[44,0],[88,0],[0,0]], [[0,0],[94,0],[42,0],[44,0],[88,0]], [[0,0],[0,0],[94,0],[42,0],[44,0]]]," calcext:value-type="string">
            <text:p>[[[44,0],[31,0],[32,0],[33,0],[34,0]], [[89,0],[44,0],[31,0],[32,0],[33,0]], [[0,0],[89,0],[44,0],[31,0],[32,0]], [[0,0],[0,0],[89,0],[44,0],[31,0]], [[0,0],[0,0],[0,0],[89,0],[44,0]], [[44,0],[45,0],[46,0],[47,0],[48,0]], [[43,0],[44,0],[45,0],[46,0],[47,0]], [[92,0],[43,0],[44,0],[45,0],[46,0]], [[0,0],[92,0],[43,0],[44,0],[45,0]], [[0,0],[0,0],[92,0],[43,0],[44,0]], [[44,0],[30,0],[8,0],[2,0],[12,0]], [[90,0],[44,0],[30,0],[8,0],[2,0]], [[0,0],[90,0],[44,0],[30,0],[8,0]], [[0,0],[0,0],[90,0],[44,0],[30,0]], [[0,0],[0,0],[0,0],[90,0],[44,0]], [[44,0],[88,0],[0,0],[0,0],[0,0]], [[42,0],[44,0],[88,0],[0,0],[0,0]], [[94,0],[42,0],[44,0],[88,0],[0,0]], [[0,0],[94,0],[42,0],[44,0],[88,0]], [[0,0],[0,0],[94,0],[42,0],[44,0]]],</text:p>
          </table:table-cell>
          <table:table-cell table:number-columns-repeated="5"/>
          <table:table-cell table:style-name="ce31" table:formula="of:=[.LA14]" office:value-type="float" office:value="45" calcext:value-type="float">
            <text:p>45</text:p>
          </table:table-cell>
          <table:table-cell table:style-name="ce16" table:formula="of:=CONCATENATE(&quot;[&quot;; [.LG14]; &quot;, &quot;; [.LG15];  &quot;, &quot;; [.LG16]; &quot;, &quot;; [.LG17]; &quot;, &quot;; [.LG18]; &quot;, &quot;;  [.LG20]; &quot;, &quot;; [.LG21];  &quot;, &quot;; [.LG22]; &quot;, &quot;; [.LG23]; &quot;, &quot;; [.LG24]; &quot;, &quot;; [.LG26]; &quot;, &quot;; [.LG27];  &quot;, &quot;; [.LG28]; &quot;, &quot;; [.LG29]; &quot;, &quot;; [.LG30]; &quot;, &quot;;  [.LG32]; &quot;, &quot;; [.LG33];  &quot;, &quot;; [.LG34]; &quot;, &quot;; [.LG35]; &quot;, &quot;; [.LG36]; &quot;],&quot;)" office:value-type="string" office:string-value="[[[45,0],[30,0],[7,0],[6,0],[5,0]], [[88,0],[45,0],[30,0],[7,0],[6,0]], [[0,0],[88,0],[45,0],[30,0],[7,0]], [[0,0],[0,0],[88,0],[45,0],[30,0]], [[0,0],[0,0],[0,0],[88,0],[45,0]], [[45,0],[46,0],[47,0],[48,0],[49,0]], [[44,0],[45,0],[46,0],[47,0],[48,0]], [[43,0],[44,0],[45,0],[46,0],[47,0]], [[92,0],[43,0],[44,0],[45,0],[46,0]], [[0,0],[92,0],[43,0],[44,0],[45,0]], [[45,0],[29,0],[9,0],[11,0],[23,0]], [[89,0],[45,0],[29,0],[9,0],[11,0]], [[0,0],[89,0],[45,0],[29,0],[9,0]], [[0,0],[0,0],[89,0],[45,0],[29,0]], [[0,0],[0,0],[0,0],[89,0],[45,0]], [[45,0],[87,0],[0,0],[0,0],[0,0]], [[31,0],[45,0],[87,0],[0,0],[0,0]], [[41,0],[31,0],[45,0],[87,0],[0,0]], [[95,0],[41,0],[31,0],[45,0],[87,0]], [[0,0],[95,0],[41,0],[31,0],[45,0]]]," calcext:value-type="string">
            <text:p>[[[45,0],[30,0],[7,0],[6,0],[5,0]], [[88,0],[45,0],[30,0],[7,0],[6,0]], [[0,0],[88,0],[45,0],[30,0],[7,0]], [[0,0],[0,0],[88,0],[45,0],[30,0]], [[0,0],[0,0],[0,0],[88,0],[45,0]], [[45,0],[46,0],[47,0],[48,0],[49,0]], [[44,0],[45,0],[46,0],[47,0],[48,0]], [[43,0],[44,0],[45,0],[46,0],[47,0]], [[92,0],[43,0],[44,0],[45,0],[46,0]], [[0,0],[92,0],[43,0],[44,0],[45,0]], [[45,0],[29,0],[9,0],[11,0],[23,0]], [[89,0],[45,0],[29,0],[9,0],[11,0]], [[0,0],[89,0],[45,0],[29,0],[9,0]], [[0,0],[0,0],[89,0],[45,0],[29,0]], [[0,0],[0,0],[0,0],[89,0],[45,0]], [[45,0],[87,0],[0,0],[0,0],[0,0]], [[31,0],[45,0],[87,0],[0,0],[0,0]], [[41,0],[31,0],[45,0],[87,0],[0,0]], [[95,0],[41,0],[31,0],[45,0],[87,0]], [[0,0],[95,0],[41,0],[31,0],[45,0]]],</text:p>
          </table:table-cell>
          <table:table-cell table:number-columns-repeated="5"/>
          <table:table-cell table:style-name="ce31" table:formula="of:=[.LH14]" office:value-type="float" office:value="46" calcext:value-type="float">
            <text:p>46</text:p>
          </table:table-cell>
          <table:table-cell table:style-name="ce16" table:formula="of:=CONCATENATE(&quot;[&quot;; [.LN14]; &quot;, &quot;; [.LN15];  &quot;, &quot;; [.LN16]; &quot;, &quot;; [.LN17]; &quot;, &quot;; [.LN18]; &quot;, &quot;;  [.LN20]; &quot;, &quot;; [.LN21];  &quot;, &quot;; [.LN22]; &quot;, &quot;; [.LN23]; &quot;, &quot;; [.LN24]; &quot;, &quot;; [.LN26]; &quot;, &quot;; [.LN27];  &quot;, &quot;; [.LN28]; &quot;, &quot;; [.LN29]; &quot;, &quot;; [.LN30]; &quot;, &quot;;  [.LN32]; &quot;, &quot;; [.LN33];  &quot;, &quot;; [.LN34]; &quot;, &quot;; [.LN35]; &quot;, &quot;; [.LN36]; &quot;],&quot;)" office:value-type="string" office:string-value="[[[46,0],[29,0],[8,0],[3,0],[4,0]], [[87,0],[46,0],[29,0],[8,0],[3,0]], [[0,0],[87,0],[46,0],[29,0],[8,0]], [[0,0],[0,0],[87,0],[46,0],[29,0]], [[0,0],[0,0],[0,0],[87,0],[46,0]], [[46,0],[47,0],[48,0],[49,0],[50,0]], [[45,0],[46,0],[47,0],[48,0],[49,0]], [[44,0],[45,0],[46,0],[47,0],[48,0]], [[43,0],[44,0],[45,0],[46,0],[47,0]], [[92,0],[43,0],[44,0],[45,0],[46,0]], [[46,0],[29,0],[9,0],[11,0],[23,0]], [[88,0],[46,0],[29,0],[9,0],[11,0]], [[0,0],[88,0],[46,0],[29,0],[9,0]], [[0,0],[0,0],[88,0],[46,0],[29,0]], [[0,0],[0,0],[0,0],[88,0],[46,0]], [[46,0],[86,0],[0,0],[0,0],[0,0]], [[30,0],[46,0],[86,0],[0,0],[0,0]], [[32,0],[30,0],[46,0],[86,0],[0,0]], [[40,0],[32,0],[30,0],[46,0],[86,0]], [[96,0],[40,0],[32,0],[30,0],[46,0]]]," calcext:value-type="string">
            <text:p>[[[46,0],[29,0],[8,0],[3,0],[4,0]], [[87,0],[46,0],[29,0],[8,0],[3,0]], [[0,0],[87,0],[46,0],[29,0],[8,0]], [[0,0],[0,0],[87,0],[46,0],[29,0]], [[0,0],[0,0],[0,0],[87,0],[46,0]], [[46,0],[47,0],[48,0],[49,0],[50,0]], [[45,0],[46,0],[47,0],[48,0],[49,0]], [[44,0],[45,0],[46,0],[47,0],[48,0]], [[43,0],[44,0],[45,0],[46,0],[47,0]], [[92,0],[43,0],[44,0],[45,0],[46,0]], [[46,0],[29,0],[9,0],[11,0],[23,0]], [[88,0],[46,0],[29,0],[9,0],[11,0]], [[0,0],[88,0],[46,0],[29,0],[9,0]], [[0,0],[0,0],[88,0],[46,0],[29,0]], [[0,0],[0,0],[0,0],[88,0],[46,0]], [[46,0],[86,0],[0,0],[0,0],[0,0]], [[30,0],[46,0],[86,0],[0,0],[0,0]], [[32,0],[30,0],[46,0],[86,0],[0,0]], [[40,0],[32,0],[30,0],[46,0],[86,0]], [[96,0],[40,0],[32,0],[30,0],[46,0]]],</text:p>
          </table:table-cell>
          <table:table-cell table:number-columns-repeated="5"/>
          <table:table-cell table:style-name="ce31" table:formula="of:=[.LO14]" office:value-type="float" office:value="47" calcext:value-type="float">
            <text:p>47</text:p>
          </table:table-cell>
          <table:table-cell table:style-name="ce16" table:formula="of:=CONCATENATE(&quot;[&quot;; [.LU14]; &quot;, &quot;; [.LU15];  &quot;, &quot;; [.LU16]; &quot;, &quot;; [.LU17]; &quot;, &quot;; [.LU18]; &quot;, &quot;;  [.LU20]; &quot;, &quot;; [.LU21];  &quot;, &quot;; [.LU22]; &quot;, &quot;; [.LU23]; &quot;, &quot;; [.LU24]; &quot;, &quot;; [.LU26]; &quot;, &quot;; [.LU27];  &quot;, &quot;; [.LU28]; &quot;, &quot;; [.LU29]; &quot;, &quot;; [.LU30]; &quot;, &quot;;  [.LU32]; &quot;, &quot;; [.LU33];  &quot;, &quot;; [.LU34]; &quot;, &quot;; [.LU35]; &quot;, &quot;; [.LU36]; &quot;],&quot;)" office:value-type="string" office:string-value="[[[47,0],[28,0],[9,0],[2,0],[1,0]], [[86,0],[47,0],[28,0],[9,0],[2,0]], [[0,0],[86,0],[47,0],[28,0],[9,0]], [[0,0],[0,0],[86,0],[47,0],[28,0]], [[0,0],[0,0],[0,0],[86,0],[47,0]], [[47,0],[48,0],[49,0],[50,0],[81,0]], [[46,0],[47,0],[48,0],[49,0],[50,0]], [[45,0],[46,0],[47,0],[48,0],[49,0]], [[44,0],[45,0],[46,0],[47,0],[48,0]], [[43,0],[44,0],[45,0],[46,0],[47,0]], [[47,0],[27,0],[25,0],[53,0],[77,0]], [[87,0],[47,0],[27,0],[25,0],[53,0]], [[0,0],[87,0],[47,0],[27,0],[25,0]], [[0,0],[0,0],[87,0],[47,0],[27,0]], [[0,0],[0,0],[0,0],[87,0],[47,0]], [[47,0],[85,0],[0,0],[0,0],[0,0]], [[29,0],[47,0],[85,0],[0,0],[0,0]], [[7,0],[29,0],[47,0],[85,0],[0,0]], [[33,0],[7,0],[29,0],[47,0],[85,0]], [[39,0],[33,0],[7,0],[29,0],[47,0]]]," calcext:value-type="string">
            <text:p>[[[47,0],[28,0],[9,0],[2,0],[1,0]], [[86,0],[47,0],[28,0],[9,0],[2,0]], [[0,0],[86,0],[47,0],[28,0],[9,0]], [[0,0],[0,0],[86,0],[47,0],[28,0]], [[0,0],[0,0],[0,0],[86,0],[47,0]], [[47,0],[48,0],[49,0],[50,0],[81,0]], [[46,0],[47,0],[48,0],[49,0],[50,0]], [[45,0],[46,0],[47,0],[48,0],[49,0]], [[44,0],[45,0],[46,0],[47,0],[48,0]], [[43,0],[44,0],[45,0],[46,0],[47,0]], [[47,0],[27,0],[25,0],[53,0],[77,0]], [[87,0],[47,0],[27,0],[25,0],[53,0]], [[0,0],[87,0],[47,0],[27,0],[25,0]], [[0,0],[0,0],[87,0],[47,0],[27,0]], [[0,0],[0,0],[0,0],[87,0],[47,0]], [[47,0],[85,0],[0,0],[0,0],[0,0]], [[29,0],[47,0],[85,0],[0,0],[0,0]], [[7,0],[29,0],[47,0],[85,0],[0,0]], [[33,0],[7,0],[29,0],[47,0],[85,0]], [[39,0],[33,0],[7,0],[29,0],[47,0]]],</text:p>
          </table:table-cell>
          <table:table-cell table:number-columns-repeated="5"/>
          <table:table-cell table:style-name="ce31" table:formula="of:=[.LV14]" office:value-type="float" office:value="48" calcext:value-type="float">
            <text:p>48</text:p>
          </table:table-cell>
          <table:table-cell table:style-name="ce16" table:formula="of:=CONCATENATE(&quot;[&quot;; [.MB14]; &quot;, &quot;; [.MB15];  &quot;, &quot;; [.MB16]; &quot;, &quot;; [.MB17]; &quot;, &quot;; [.MB18]; &quot;, &quot;;  [.MB20]; &quot;, &quot;; [.MB21];  &quot;, &quot;; [.MB22]; &quot;, &quot;; [.MB23]; &quot;, &quot;; [.MB24]; &quot;, &quot;; [.MB26]; &quot;, &quot;; [.MB27];  &quot;, &quot;; [.MB28]; &quot;, &quot;; [.MB29]; &quot;, &quot;; [.MB30]; &quot;, &quot;;  [.MB32]; &quot;, &quot;; [.MB33];  &quot;, &quot;; [.MB34]; &quot;, &quot;; [.MB35]; &quot;, &quot;; [.MB36]; &quot;],&quot;)" office:value-type="string" office:string-value="[[[48,0],[27,0],[10,0],[11,0],[12,0]], [[85,0],[48,0],[27,0],[10,0],[11,0]], [[0,0],[85,0],[48,0],[27,0],[10,0]], [[0,0],[0,0],[85,0],[48,0],[27,0]], [[0,0],[0,0],[0,0],[85,0],[48,0]], [[48,0],[49,0],[50,0],[81,0],[0,0]], [[47,0],[48,0],[49,0],[50,0],[81,0]], [[46,0],[47,0],[48,0],[49,0],[50,0]], [[45,0],[46,0],[47,0],[48,0],[49,0]], [[44,0],[45,0],[46,0],[47,0],[48,0]], [[48,0],[27,0],[25,0],[53,0],[77,0]], [[86,0],[48,0],[27,0],[25,0],[53,0]], [[0,0],[86,0],[48,0],[27,0],[25,0]], [[0,0],[0,0],[86,0],[48,0],[27,0]], [[0,0],[0,0],[0,0],[86,0],[48,0]], [[48,0],[84,0],[0,0],[0,0],[0,0]], [[28,0],[48,0],[84,0],[0,0],[0,0]], [[8,0],[28,0],[48,0],[84,0],[0,0]], [[6,0],[8,0],[28,0],[48,0],[84,0]], [[34,0],[6,0],[8,0],[28,0],[48,0]]]," calcext:value-type="string">
            <text:p>[[[48,0],[27,0],[10,0],[11,0],[12,0]], [[85,0],[48,0],[27,0],[10,0],[11,0]], [[0,0],[85,0],[48,0],[27,0],[10,0]], [[0,0],[0,0],[85,0],[48,0],[27,0]], [[0,0],[0,0],[0,0],[85,0],[48,0]], [[48,0],[49,0],[50,0],[81,0],[0,0]], [[47,0],[48,0],[49,0],[50,0],[81,0]], [[46,0],[47,0],[48,0],[49,0],[50,0]], [[45,0],[46,0],[47,0],[48,0],[49,0]], [[44,0],[45,0],[46,0],[47,0],[48,0]], [[48,0],[27,0],[25,0],[53,0],[77,0]], [[86,0],[48,0],[27,0],[25,0],[53,0]], [[0,0],[86,0],[48,0],[27,0],[25,0]], [[0,0],[0,0],[86,0],[48,0],[27,0]], [[0,0],[0,0],[0,0],[86,0],[48,0]], [[48,0],[84,0],[0,0],[0,0],[0,0]], [[28,0],[48,0],[84,0],[0,0],[0,0]], [[8,0],[28,0],[48,0],[84,0],[0,0]], [[6,0],[8,0],[28,0],[48,0],[84,0]], [[34,0],[6,0],[8,0],[28,0],[48,0]]],</text:p>
          </table:table-cell>
          <table:table-cell table:number-columns-repeated="5"/>
          <table:table-cell table:style-name="ce31" table:formula="of:=[.MC14]" office:value-type="float" office:value="49" calcext:value-type="float">
            <text:p>49</text:p>
          </table:table-cell>
          <table:table-cell table:style-name="ce16" table:formula="of:=CONCATENATE(&quot;[&quot;; [.MI14]; &quot;, &quot;; [.MI15];  &quot;, &quot;; [.MI16]; &quot;, &quot;; [.MI17]; &quot;, &quot;; [.MI18]; &quot;, &quot;;  [.MI20]; &quot;, &quot;; [.MI21];  &quot;, &quot;; [.MI22]; &quot;, &quot;; [.MI23]; &quot;, &quot;; [.MI24]; &quot;, &quot;; [.MI26]; &quot;, &quot;; [.MI27];  &quot;, &quot;; [.MI28]; &quot;, &quot;; [.MI29]; &quot;, &quot;; [.MI30]; &quot;, &quot;;  [.MI32]; &quot;, &quot;; [.MI33];  &quot;, &quot;; [.MI34]; &quot;, &quot;; [.MI35]; &quot;, &quot;; [.MI36]; &quot;],&quot;)" office:value-type="string" office:string-value="[[[49,0],[26,0],[25,0],[24,0],[23,0]], [[84,0],[49,0],[26,0],[25,0],[24,0]], [[0,0],[84,0],[49,0],[26,0],[25,0]], [[0,0],[0,0],[84,0],[49,0],[26,0]], [[0,0],[0,0],[0,0],[84,0],[49,0]], [[49,0],[50,0],[81,0],[0,0],[0,0]], [[48,0],[49,0],[50,0],[81,0],[0,0]], [[47,0],[48,0],[49,0],[50,0],[81,0]], [[46,0],[47,0],[48,0],[49,0],[50,0]], [[45,0],[46,0],[47,0],[48,0],[49,0]], [[49,0],[51,0],[79,0],[0,0],[0,0]], [[85,0],[49,0],[51,0],[79,0],[0,0]], [[0,0],[85,0],[49,0],[51,0],[79,0]], [[0,0],[0,0],[85,0],[49,0],[51,0]], [[0,0],[0,0],[0,0],[85,0],[49,0]], [[49,0],[83,0],[0,0],[0,0],[0,0]], [[27,0],[49,0],[83,0],[0,0],[0,0]], [[9,0],[27,0],[49,0],[83,0],[0,0]], [[3,0],[9,0],[27,0],[49,0],[83,0]], [[5,0],[3,0],[9,0],[27,0],[49,0]]]," calcext:value-type="string">
            <text:p>[[[49,0],[26,0],[25,0],[24,0],[23,0]], [[84,0],[49,0],[26,0],[25,0],[24,0]], [[0,0],[84,0],[49,0],[26,0],[25,0]], [[0,0],[0,0],[84,0],[49,0],[26,0]], [[0,0],[0,0],[0,0],[84,0],[49,0]], [[49,0],[50,0],[81,0],[0,0],[0,0]], [[48,0],[49,0],[50,0],[81,0],[0,0]], [[47,0],[48,0],[49,0],[50,0],[81,0]], [[46,0],[47,0],[48,0],[49,0],[50,0]], [[45,0],[46,0],[47,0],[48,0],[49,0]], [[49,0],[51,0],[79,0],[0,0],[0,0]], [[85,0],[49,0],[51,0],[79,0],[0,0]], [[0,0],[85,0],[49,0],[51,0],[79,0]], [[0,0],[0,0],[85,0],[49,0],[51,0]], [[0,0],[0,0],[0,0],[85,0],[49,0]], [[49,0],[83,0],[0,0],[0,0],[0,0]], [[27,0],[49,0],[83,0],[0,0],[0,0]], [[9,0],[27,0],[49,0],[83,0],[0,0]], [[3,0],[9,0],[27,0],[49,0],[83,0]], [[5,0],[3,0],[9,0],[27,0],[49,0]]],</text:p>
          </table:table-cell>
          <table:table-cell table:number-columns-repeated="5"/>
          <table:table-cell table:style-name="ce31" table:formula="of:=[.MJ14]" office:value-type="float" office:value="50" calcext:value-type="float">
            <text:p>50</text:p>
          </table:table-cell>
          <table:table-cell table:style-name="ce16" table:formula="of:=CONCATENATE(&quot;[&quot;; [.MP14]; &quot;, &quot;; [.MP15];  &quot;, &quot;; [.MP16]; &quot;, &quot;; [.MP17]; &quot;, &quot;; [.MP18]; &quot;, &quot;;  [.MP20]; &quot;, &quot;; [.MP21];  &quot;, &quot;; [.MP22]; &quot;, &quot;; [.MP23]; &quot;, &quot;; [.MP24]; &quot;, &quot;; [.MP26]; &quot;, &quot;; [.MP27];  &quot;, &quot;; [.MP28]; &quot;, &quot;; [.MP29]; &quot;, &quot;; [.MP30]; &quot;, &quot;;  [.MP32]; &quot;, &quot;; [.MP33];  &quot;, &quot;; [.MP34]; &quot;, &quot;; [.MP35]; &quot;, &quot;; [.MP36]; &quot;],&quot;)" office:value-type="string" office:string-value="[[[50,0],[51,0],[52,0],[53,0],[54,0]], [[83,0],[50,0],[51,0],[52,0],[53,0]], [[0,0],[83,0],[50,0],[51,0],[52,0]], [[0,0],[0,0],[83,0],[50,0],[51,0]], [[0,0],[0,0],[0,0],[83,0],[50,0]], [[50,0],[81,0],[0,0],[0,0],[0,0]], [[49,0],[50,0],[81,0],[0,0],[0,0]], [[48,0],[49,0],[50,0],[81,0],[0,0]], [[47,0],[48,0],[49,0],[50,0],[81,0]], [[46,0],[47,0],[48,0],[49,0],[50,0]], [[50,0],[80,0],[0,0],[0,0],[0,0]], [[84,0],[50,0],[80,0],[0,0],[0,0]], [[0,0],[84,0],[50,0],[80,0],[0,0]], [[0,0],[0,0],[84,0],[50,0],[80,0]], [[0,0],[0,0],[0,0],[84,0],[50,0]], [[50,0],[82,0],[0,0],[0,0],[0,0]], [[26,0],[50,0],[82,0],[0,0],[0,0]], [[10,0],[26,0],[50,0],[82,0],[0,0]], [[2,0],[10,0],[26,0],[50,0],[82,0]], [[4,0],[2,0],[10,0],[26,0],[50,0]]]," calcext:value-type="string">
            <text:p>[[[50,0],[51,0],[52,0],[53,0],[54,0]], [[83,0],[50,0],[51,0],[52,0],[53,0]], [[0,0],[83,0],[50,0],[51,0],[52,0]], [[0,0],[0,0],[83,0],[50,0],[51,0]], [[0,0],[0,0],[0,0],[83,0],[50,0]], [[50,0],[81,0],[0,0],[0,0],[0,0]], [[49,0],[50,0],[81,0],[0,0],[0,0]], [[48,0],[49,0],[50,0],[81,0],[0,0]], [[47,0],[48,0],[49,0],[50,0],[81,0]], [[46,0],[47,0],[48,0],[49,0],[50,0]], [[50,0],[80,0],[0,0],[0,0],[0,0]], [[84,0],[50,0],[80,0],[0,0],[0,0]], [[0,0],[84,0],[50,0],[80,0],[0,0]], [[0,0],[0,0],[84,0],[50,0],[80,0]], [[0,0],[0,0],[0,0],[84,0],[50,0]], [[50,0],[82,0],[0,0],[0,0],[0,0]], [[26,0],[50,0],[82,0],[0,0],[0,0]], [[10,0],[26,0],[50,0],[82,0],[0,0]], [[2,0],[10,0],[26,0],[50,0],[82,0]], [[4,0],[2,0],[10,0],[26,0],[50,0]]],</text:p>
          </table:table-cell>
          <table:table-cell table:number-columns-repeated="5"/>
          <table:table-cell table:style-name="ce31" table:formula="of:=[.MQ14]" office:value-type="float" office:value="51" calcext:value-type="float">
            <text:p>51</text:p>
          </table:table-cell>
          <table:table-cell table:style-name="ce16" table:formula="of:=CONCATENATE(&quot;[&quot;; [.MW14]; &quot;, &quot;; [.MW15];  &quot;, &quot;; [.MW16]; &quot;, &quot;; [.MW17]; &quot;, &quot;; [.MW18]; &quot;, &quot;;  [.MW20]; &quot;, &quot;; [.MW21];  &quot;, &quot;; [.MW22]; &quot;, &quot;; [.MW23]; &quot;, &quot;; [.MW24]; &quot;, &quot;; [.MW26]; &quot;, &quot;; [.MW27];  &quot;, &quot;; [.MW28]; &quot;, &quot;; [.MW29]; &quot;, &quot;; [.MW30]; &quot;, &quot;;  [.MW32]; &quot;, &quot;; [.MW33];  &quot;, &quot;; [.MW34]; &quot;, &quot;; [.MW35]; &quot;, &quot;; [.MW36]; &quot;],&quot;)" office:value-type="string" office:string-value="[[[51,0],[52,0],[53,0],[54,0],[55,0]], [[50,0],[51,0],[52,0],[53,0],[54,0]], [[83,0],[50,0],[51,0],[52,0],[53,0]], [[0,0],[83,0],[50,0],[51,0],[52,0]], [[0,0],[0,0],[83,0],[50,0],[51,0]], [[51,0],[80,0],[0,0],[0,0],[0,0]], [[26,0],[51,0],[80,0],[0,0],[0,0]], [[27,0],[26,0],[51,0],[80,0],[0,0]], [[28,0],[27,0],[26,0],[51,0],[80,0]], [[29,0],[28,0],[27,0],[26,0],[51,0]], [[51,0],[79,0],[0,0],[0,0],[0,0]], [[49,0],[51,0],[79,0],[0,0],[0,0]], [[85,0],[49,0],[51,0],[79,0],[0,0]], [[0,0],[85,0],[49,0],[51,0],[79,0]], [[0,0],[0,0],[85,0],[49,0],[51,0]], [[51,0],[81,0],[0,0],[0,0],[0,0]], [[25,0],[51,0],[81,0],[0,0],[0,0]], [[11,0],[25,0],[51,0],[81,0],[0,0]], [[1,0],[11,0],[25,0],[51,0],[81,0]], [[15,0],[1,0],[11,0],[25,0],[51,0]]]," calcext:value-type="string">
            <text:p>[[[51,0],[52,0],[53,0],[54,0],[55,0]], [[50,0],[51,0],[52,0],[53,0],[54,0]], [[83,0],[50,0],[51,0],[52,0],[53,0]], [[0,0],[83,0],[50,0],[51,0],[52,0]], [[0,0],[0,0],[83,0],[50,0],[51,0]], [[51,0],[80,0],[0,0],[0,0],[0,0]], [[26,0],[51,0],[80,0],[0,0],[0,0]], [[27,0],[26,0],[51,0],[80,0],[0,0]], [[28,0],[27,0],[26,0],[51,0],[80,0]], [[29,0],[28,0],[27,0],[26,0],[51,0]], [[51,0],[79,0],[0,0],[0,0],[0,0]], [[49,0],[51,0],[79,0],[0,0],[0,0]], [[85,0],[49,0],[51,0],[79,0],[0,0]], [[0,0],[85,0],[49,0],[51,0],[79,0]], [[0,0],[0,0],[85,0],[49,0],[51,0]], [[51,0],[81,0],[0,0],[0,0],[0,0]], [[25,0],[51,0],[81,0],[0,0],[0,0]], [[11,0],[25,0],[51,0],[81,0],[0,0]], [[1,0],[11,0],[25,0],[51,0],[81,0]], [[15,0],[1,0],[11,0],[25,0],[51,0]]],</text:p>
          </table:table-cell>
          <table:table-cell table:number-columns-repeated="5"/>
          <table:table-cell table:style-name="ce31" table:formula="of:=[.MX14]" office:value-type="float" office:value="52" calcext:value-type="float">
            <text:p>52</text:p>
          </table:table-cell>
          <table:table-cell table:style-name="ce16" table:formula="of:=CONCATENATE(&quot;[&quot;; [.ND14]; &quot;, &quot;; [.ND15];  &quot;, &quot;; [.ND16]; &quot;, &quot;; [.ND17]; &quot;, &quot;; [.ND18]; &quot;, &quot;;  [.ND20]; &quot;, &quot;; [.ND21];  &quot;, &quot;; [.ND22]; &quot;, &quot;; [.ND23]; &quot;, &quot;; [.ND24]; &quot;, &quot;; [.ND26]; &quot;, &quot;; [.ND27];  &quot;, &quot;; [.ND28]; &quot;, &quot;; [.ND29]; &quot;, &quot;; [.ND30]; &quot;, &quot;;  [.ND32]; &quot;, &quot;; [.ND33];  &quot;, &quot;; [.ND34]; &quot;, &quot;; [.ND35]; &quot;, &quot;; [.ND36]; &quot;],&quot;)" office:value-type="string" office:string-value="[[[52,0],[53,0],[54,0],[55,0],[56,0]], [[51,0],[52,0],[53,0],[54,0],[55,0]], [[50,0],[51,0],[52,0],[53,0],[54,0]], [[83,0],[50,0],[51,0],[52,0],[53,0]], [[0,0],[83,0],[50,0],[51,0],[52,0]], [[52,0],[79,0],[0,0],[0,0],[0,0]], [[25,0],[52,0],[79,0],[0,0],[0,0]], [[10,0],[25,0],[52,0],[79,0],[0,0]], [[9,0],[10,0],[25,0],[52,0],[79,0]], [[8,0],[9,0],[10,0],[25,0],[52,0]], [[52,0],[78,0],[0,0],[0,0],[0,0]], [[26,0],[52,0],[78,0],[0,0],[0,0]], [[48,0],[26,0],[52,0],[78,0],[0,0]], [[86,0],[48,0],[26,0],[52,0],[78,0]], [[0,0],[86,0],[48,0],[26,0],[52,0]], [[52,0],[80,0],[0,0],[0,0],[0,0]], [[24,0],[52,0],[80,0],[0,0],[0,0]], [[12,0],[24,0],[52,0],[80,0],[0,0]], [[14,0],[12,0],[24,0],[52,0],[80,0]], [[18,0],[14,0],[12,0],[24,0],[52,0]]]," calcext:value-type="string">
            <text:p>[[[52,0],[53,0],[54,0],[55,0],[56,0]], [[51,0],[52,0],[53,0],[54,0],[55,0]], [[50,0],[51,0],[52,0],[53,0],[54,0]], [[83,0],[50,0],[51,0],[52,0],[53,0]], [[0,0],[83,0],[50,0],[51,0],[52,0]], [[52,0],[79,0],[0,0],[0,0],[0,0]], [[25,0],[52,0],[79,0],[0,0],[0,0]], [[10,0],[25,0],[52,0],[79,0],[0,0]], [[9,0],[10,0],[25,0],[52,0],[79,0]], [[8,0],[9,0],[10,0],[25,0],[52,0]], [[52,0],[78,0],[0,0],[0,0],[0,0]], [[26,0],[52,0],[78,0],[0,0],[0,0]], [[48,0],[26,0],[52,0],[78,0],[0,0]], [[86,0],[48,0],[26,0],[52,0],[78,0]], [[0,0],[86,0],[48,0],[26,0],[52,0]], [[52,0],[80,0],[0,0],[0,0],[0,0]], [[24,0],[52,0],[80,0],[0,0],[0,0]], [[12,0],[24,0],[52,0],[80,0],[0,0]], [[14,0],[12,0],[24,0],[52,0],[80,0]], [[18,0],[14,0],[12,0],[24,0],[52,0]]],</text:p>
          </table:table-cell>
          <table:table-cell table:number-columns-repeated="5"/>
          <table:table-cell table:style-name="ce31" table:formula="of:=[.NE14]" office:value-type="float" office:value="53" calcext:value-type="float">
            <text:p>53</text:p>
          </table:table-cell>
          <table:table-cell table:style-name="ce16" table:formula="of:=CONCATENATE(&quot;[&quot;; [.NK14]; &quot;, &quot;; [.NK15];  &quot;, &quot;; [.NK16]; &quot;, &quot;; [.NK17]; &quot;, &quot;; [.NK18]; &quot;, &quot;;  [.NK20]; &quot;, &quot;; [.NK21];  &quot;, &quot;; [.NK22]; &quot;, &quot;; [.NK23]; &quot;, &quot;; [.NK24]; &quot;, &quot;; [.NK26]; &quot;, &quot;; [.NK27];  &quot;, &quot;; [.NK28]; &quot;, &quot;; [.NK29]; &quot;, &quot;; [.NK30]; &quot;, &quot;;  [.NK32]; &quot;, &quot;; [.NK33];  &quot;, &quot;; [.NK34]; &quot;, &quot;; [.NK35]; &quot;, &quot;; [.NK36]; &quot;],&quot;)" office:value-type="string" office:string-value="[[[53,0],[54,0],[55,0],[56,0],[57,0]], [[52,0],[53,0],[54,0],[55,0],[56,0]], [[51,0],[52,0],[53,0],[54,0],[55,0]], [[50,0],[51,0],[52,0],[53,0],[54,0]], [[83,0],[50,0],[51,0],[52,0],[53,0]], [[53,0],[78,0],[0,0],[0,0],[0,0]], [[24,0],[53,0],[78,0],[0,0],[0,0]], [[11,0],[24,0],[53,0],[78,0],[0,0]], [[2,0],[11,0],[24,0],[53,0],[78,0]], [[3,0],[2,0],[11,0],[24,0],[53,0]], [[53,0],[77,0],[0,0],[0,0],[0,0]], [[25,0],[53,0],[77,0],[0,0],[0,0]], [[27,0],[25,0],[53,0],[77,0],[0,0]], [[47,0],[27,0],[25,0],[53,0],[77,0]], [[87,0],[47,0],[27,0],[25,0],[53,0]], [[53,0],[79,0],[0,0],[0,0],[0,0]], [[23,0],[53,0],[79,0],[0,0],[0,0]], [[13,0],[23,0],[53,0],[79,0],[0,0]], [[19,0],[13,0],[23,0],[53,0],[79,0]], [[61,0],[19,0],[13,0],[23,0],[53,0]]]," calcext:value-type="string">
            <text:p>[[[53,0],[54,0],[55,0],[56,0],[57,0]], [[52,0],[53,0],[54,0],[55,0],[56,0]], [[51,0],[52,0],[53,0],[54,0],[55,0]], [[50,0],[51,0],[52,0],[53,0],[54,0]], [[83,0],[50,0],[51,0],[52,0],[53,0]], [[53,0],[78,0],[0,0],[0,0],[0,0]], [[24,0],[53,0],[78,0],[0,0],[0,0]], [[11,0],[24,0],[53,0],[78,0],[0,0]], [[2,0],[11,0],[24,0],[53,0],[78,0]], [[3,0],[2,0],[11,0],[24,0],[53,0]], [[53,0],[77,0],[0,0],[0,0],[0,0]], [[25,0],[53,0],[77,0],[0,0],[0,0]], [[27,0],[25,0],[53,0],[77,0],[0,0]], [[47,0],[27,0],[25,0],[53,0],[77,0]], [[87,0],[47,0],[27,0],[25,0],[53,0]], [[53,0],[79,0],[0,0],[0,0],[0,0]], [[23,0],[53,0],[79,0],[0,0],[0,0]], [[13,0],[23,0],[53,0],[79,0],[0,0]], [[19,0],[13,0],[23,0],[53,0],[79,0]], [[61,0],[19,0],[13,0],[23,0],[53,0]]],</text:p>
          </table:table-cell>
          <table:table-cell table:number-columns-repeated="5"/>
          <table:table-cell table:style-name="ce31" table:formula="of:=[.NL14]" office:value-type="float" office:value="54" calcext:value-type="float">
            <text:p>54</text:p>
          </table:table-cell>
          <table:table-cell table:style-name="ce16" table:formula="of:=CONCATENATE(&quot;[&quot;; [.NR14]; &quot;, &quot;; [.NR15];  &quot;, &quot;; [.NR16]; &quot;, &quot;; [.NR17]; &quot;, &quot;; [.NR18]; &quot;, &quot;;  [.NR20]; &quot;, &quot;; [.NR21];  &quot;, &quot;; [.NR22]; &quot;, &quot;; [.NR23]; &quot;, &quot;; [.NR24]; &quot;, &quot;; [.NR26]; &quot;, &quot;; [.NR27];  &quot;, &quot;; [.NR28]; &quot;, &quot;; [.NR29]; &quot;, &quot;; [.NR30]; &quot;, &quot;;  [.NR32]; &quot;, &quot;; [.NR33];  &quot;, &quot;; [.NR34]; &quot;, &quot;; [.NR35]; &quot;, &quot;; [.NR36]; &quot;],&quot;)" office:value-type="string" office:string-value="[[[54,0],[55,0],[56,0],[57,0],[72,0]], [[53,0],[54,0],[55,0],[56,0],[57,0]], [[52,0],[53,0],[54,0],[55,0],[56,0]], [[51,0],[52,0],[53,0],[54,0],[55,0]], [[50,0],[51,0],[52,0],[53,0],[54,0]], [[54,0],[77,0],[0,0],[0,0],[0,0]], [[23,0],[54,0],[77,0],[0,0],[0,0]], [[12,0],[23,0],[54,0],[77,0],[0,0]], [[1,0],[12,0],[23,0],[54,0],[77,0]], [[4,0],[1,0],[12,0],[23,0],[54,0]], [[54,0],[76,0],[0,0],[0,0],[0,0]], [[24,0],[54,0],[76,0],[0,0],[0,0]], [[10,0],[24,0],[54,0],[76,0],[0,0]], [[28,0],[10,0],[24,0],[54,0],[76,0]], [[46,0],[28,0],[10,0],[24,0],[54,0]], [[54,0],[78,0],[0,0],[0,0],[0,0]], [[22,0],[54,0],[78,0],[0,0],[0,0]], [[20,0],[22,0],[54,0],[78,0],[0,0]], [[60,0],[20,0],[22,0],[54,0],[78,0]], [[68,0],[60,0],[20,0],[22,0],[54,0]]]," calcext:value-type="string">
            <text:p>[[[54,0],[55,0],[56,0],[57,0],[72,0]], [[53,0],[54,0],[55,0],[56,0],[57,0]], [[52,0],[53,0],[54,0],[55,0],[56,0]], [[51,0],[52,0],[53,0],[54,0],[55,0]], [[50,0],[51,0],[52,0],[53,0],[54,0]], [[54,0],[77,0],[0,0],[0,0],[0,0]], [[23,0],[54,0],[77,0],[0,0],[0,0]], [[12,0],[23,0],[54,0],[77,0],[0,0]], [[1,0],[12,0],[23,0],[54,0],[77,0]], [[4,0],[1,0],[12,0],[23,0],[54,0]], [[54,0],[76,0],[0,0],[0,0],[0,0]], [[24,0],[54,0],[76,0],[0,0],[0,0]], [[10,0],[24,0],[54,0],[76,0],[0,0]], [[28,0],[10,0],[24,0],[54,0],[76,0]], [[46,0],[28,0],[10,0],[24,0],[54,0]], [[54,0],[78,0],[0,0],[0,0],[0,0]], [[22,0],[54,0],[78,0],[0,0],[0,0]], [[20,0],[22,0],[54,0],[78,0],[0,0]], [[60,0],[20,0],[22,0],[54,0],[78,0]], [[68,0],[60,0],[20,0],[22,0],[54,0]]],</text:p>
          </table:table-cell>
          <table:table-cell table:number-columns-repeated="5"/>
          <table:table-cell table:style-name="ce31" table:formula="of:=[.NS14]" office:value-type="float" office:value="55" calcext:value-type="float">
            <text:p>55</text:p>
          </table:table-cell>
          <table:table-cell table:style-name="ce16" table:formula="of:=CONCATENATE(&quot;[&quot;; [.NY14]; &quot;, &quot;; [.NY15];  &quot;, &quot;; [.NY16]; &quot;, &quot;; [.NY17]; &quot;, &quot;; [.NY18]; &quot;, &quot;;  [.NY20]; &quot;, &quot;; [.NY21];  &quot;, &quot;; [.NY22]; &quot;, &quot;; [.NY23]; &quot;, &quot;; [.NY24]; &quot;, &quot;; [.NY26]; &quot;, &quot;; [.NY27];  &quot;, &quot;; [.NY28]; &quot;, &quot;; [.NY29]; &quot;, &quot;; [.NY30]; &quot;, &quot;;  [.NY32]; &quot;, &quot;; [.NY33];  &quot;, &quot;; [.NY34]; &quot;, &quot;; [.NY35]; &quot;, &quot;; [.NY36]; &quot;],&quot;)" office:value-type="string" office:string-value="[[[55,0],[56,0],[57,0],[72,0],[0,0]], [[54,0],[55,0],[56,0],[57,0],[72,0]], [[53,0],[54,0],[55,0],[56,0],[57,0]], [[52,0],[53,0],[54,0],[55,0],[56,0]], [[51,0],[52,0],[53,0],[54,0],[55,0]], [[55,0],[76,0],[0,0],[0,0],[0,0]], [[22,0],[55,0],[76,0],[0,0],[0,0]], [[13,0],[22,0],[55,0],[76,0],[0,0]], [[14,0],[13,0],[22,0],[55,0],[76,0]], [[15,0],[14,0],[13,0],[22,0],[55,0]], [[55,0],[75,0],[0,0],[0,0],[0,0]], [[23,0],[55,0],[75,0],[0,0],[0,0]], [[11,0],[23,0],[55,0],[75,0],[0,0]], [[9,0],[11,0],[23,0],[55,0],[75,0]], [[29,0],[9,0],[11,0],[23,0],[55,0]], [[55,0],[77,0],[0,0],[0,0],[0,0]], [[21,0],[55,0],[77,0],[0,0],[0,0]], [[59,0],[21,0],[55,0],[77,0],[0,0]], [[69,0],[59,0],[21,0],[55,0],[77,0]], [[0,0],[69,0],[59,0],[21,0],[55,0]]]," calcext:value-type="string">
            <text:p>[[[55,0],[56,0],[57,0],[72,0],[0,0]], [[54,0],[55,0],[56,0],[57,0],[72,0]], [[53,0],[54,0],[55,0],[56,0],[57,0]], [[52,0],[53,0],[54,0],[55,0],[56,0]], [[51,0],[52,0],[53,0],[54,0],[55,0]], [[55,0],[76,0],[0,0],[0,0],[0,0]], [[22,0],[55,0],[76,0],[0,0],[0,0]], [[13,0],[22,0],[55,0],[76,0],[0,0]], [[14,0],[13,0],[22,0],[55,0],[76,0]], [[15,0],[14,0],[13,0],[22,0],[55,0]], [[55,0],[75,0],[0,0],[0,0],[0,0]], [[23,0],[55,0],[75,0],[0,0],[0,0]], [[11,0],[23,0],[55,0],[75,0],[0,0]], [[9,0],[11,0],[23,0],[55,0],[75,0]], [[29,0],[9,0],[11,0],[23,0],[55,0]], [[55,0],[77,0],[0,0],[0,0],[0,0]], [[21,0],[55,0],[77,0],[0,0],[0,0]], [[59,0],[21,0],[55,0],[77,0],[0,0]], [[69,0],[59,0],[21,0],[55,0],[77,0]], [[0,0],[69,0],[59,0],[21,0],[55,0]]],</text:p>
          </table:table-cell>
          <table:table-cell table:number-columns-repeated="5"/>
          <table:table-cell table:style-name="ce31" table:formula="of:=[.NZ14]" office:value-type="float" office:value="56" calcext:value-type="float">
            <text:p>56</text:p>
          </table:table-cell>
          <table:table-cell table:style-name="ce16" table:formula="of:=CONCATENATE(&quot;[&quot;; [.OF14]; &quot;, &quot;; [.OF15];  &quot;, &quot;; [.OF16]; &quot;, &quot;; [.OF17]; &quot;, &quot;; [.OF18]; &quot;, &quot;;  [.OF20]; &quot;, &quot;; [.OF21];  &quot;, &quot;; [.OF22]; &quot;, &quot;; [.OF23]; &quot;, &quot;; [.OF24]; &quot;, &quot;; [.OF26]; &quot;, &quot;; [.OF27];  &quot;, &quot;; [.OF28]; &quot;, &quot;; [.OF29]; &quot;, &quot;; [.OF30]; &quot;, &quot;;  [.OF32]; &quot;, &quot;; [.OF33];  &quot;, &quot;; [.OF34]; &quot;, &quot;; [.OF35]; &quot;, &quot;; [.OF36]; &quot;],&quot;)" office:value-type="string" office:string-value="[[[56,0],[57,0],[72,0],[0,0],[0,0]], [[55,0],[56,0],[57,0],[72,0],[0,0]], [[54,0],[55,0],[56,0],[57,0],[72,0]], [[53,0],[54,0],[55,0],[56,0],[57,0]], [[52,0],[53,0],[54,0],[55,0],[56,0]], [[56,0],[75,0],[0,0],[0,0],[0,0]], [[21,0],[56,0],[75,0],[0,0],[0,0]], [[20,0],[21,0],[56,0],[75,0],[0,0]], [[19,0],[20,0],[21,0],[56,0],[75,0]], [[18,0],[19,0],[20,0],[21,0],[56,0]], [[56,0],[74,0],[0,0],[0,0],[0,0]], [[22,0],[56,0],[74,0],[0,0],[0,0]], [[12,0],[22,0],[56,0],[74,0],[0,0]], [[2,0],[12,0],[22,0],[56,0],[74,0]], [[8,0],[2,0],[12,0],[22,0],[56,0]], [[56,0],[76,0],[0,0],[0,0],[0,0]], [[58,0],[56,0],[76,0],[0,0],[0,0]], [[70,0],[58,0],[56,0],[76,0],[0,0]], [[0,0],[70,0],[58,0],[56,0],[76,0]], [[0,0],[0,0],[70,0],[58,0],[56,0]]]," calcext:value-type="string">
            <text:p>[[[56,0],[57,0],[72,0],[0,0],[0,0]], [[55,0],[56,0],[57,0],[72,0],[0,0]], [[54,0],[55,0],[56,0],[57,0],[72,0]], [[53,0],[54,0],[55,0],[56,0],[57,0]], [[52,0],[53,0],[54,0],[55,0],[56,0]], [[56,0],[75,0],[0,0],[0,0],[0,0]], [[21,0],[56,0],[75,0],[0,0],[0,0]], [[20,0],[21,0],[56,0],[75,0],[0,0]], [[19,0],[20,0],[21,0],[56,0],[75,0]], [[18,0],[19,0],[20,0],[21,0],[56,0]], [[56,0],[74,0],[0,0],[0,0],[0,0]], [[22,0],[56,0],[74,0],[0,0],[0,0]], [[12,0],[22,0],[56,0],[74,0],[0,0]], [[2,0],[12,0],[22,0],[56,0],[74,0]], [[8,0],[2,0],[12,0],[22,0],[56,0]], [[56,0],[76,0],[0,0],[0,0],[0,0]], [[58,0],[56,0],[76,0],[0,0],[0,0]], [[70,0],[58,0],[56,0],[76,0],[0,0]], [[0,0],[70,0],[58,0],[56,0],[76,0]], [[0,0],[0,0],[70,0],[58,0],[56,0]]],</text:p>
          </table:table-cell>
          <table:table-cell table:number-columns-repeated="5"/>
          <table:table-cell table:style-name="ce31" table:formula="of:=[.OG14]" office:value-type="float" office:value="57" calcext:value-type="float">
            <text:p>57</text:p>
          </table:table-cell>
          <table:table-cell table:style-name="ce16" table:formula="of:=CONCATENATE(&quot;[&quot;; [.OM14]; &quot;, &quot;; [.OM15];  &quot;, &quot;; [.OM16]; &quot;, &quot;; [.OM17]; &quot;, &quot;; [.OM18]; &quot;, &quot;;  [.OM20]; &quot;, &quot;; [.OM21];  &quot;, &quot;; [.OM22]; &quot;, &quot;; [.OM23]; &quot;, &quot;; [.OM24]; &quot;, &quot;; [.OM26]; &quot;, &quot;; [.OM27];  &quot;, &quot;; [.OM28]; &quot;, &quot;; [.OM29]; &quot;, &quot;; [.OM30]; &quot;, &quot;;  [.OM32]; &quot;, &quot;; [.OM33];  &quot;, &quot;; [.OM34]; &quot;, &quot;; [.OM35]; &quot;, &quot;; [.OM36]; &quot;],&quot;)" office:value-type="string" office:string-value="[[[57,0],[72,0],[0,0],[0,0],[0,0]], [[56,0],[57,0],[72,0],[0,0],[0,0]], [[55,0],[56,0],[57,0],[72,0],[0,0]], [[54,0],[55,0],[56,0],[57,0],[72,0]], [[53,0],[54,0],[55,0],[56,0],[57,0]], [[57,0],[74,0],[0,0],[0,0],[0,0]], [[58,0],[57,0],[74,0],[0,0],[0,0]], [[59,0],[58,0],[57,0],[74,0],[0,0]], [[60,0],[59,0],[58,0],[57,0],[74,0]], [[61,0],[60,0],[59,0],[58,0],[57,0]], [[57,0],[73,0],[0,0],[0,0],[0,0]], [[21,0],[57,0],[73,0],[0,0],[0,0]], [[13,0],[21,0],[57,0],[73,0],[0,0]], [[1,0],[13,0],[21,0],[57,0],[73,0]], [[3,0],[1,0],[13,0],[21,0],[57,0]], [[57,0],[75,0],[0,0],[0,0],[0,0]], [[71,0],[57,0],[75,0],[0,0],[0,0]], [[0,0],[71,0],[57,0],[75,0],[0,0]], [[0,0],[0,0],[71,0],[57,0],[75,0]], [[0,0],[0,0],[0,0],[71,0],[57,0]]]," calcext:value-type="string">
            <text:p>[[[57,0],[72,0],[0,0],[0,0],[0,0]], [[56,0],[57,0],[72,0],[0,0],[0,0]], [[55,0],[56,0],[57,0],[72,0],[0,0]], [[54,0],[55,0],[56,0],[57,0],[72,0]], [[53,0],[54,0],[55,0],[56,0],[57,0]], [[57,0],[74,0],[0,0],[0,0],[0,0]], [[58,0],[57,0],[74,0],[0,0],[0,0]], [[59,0],[58,0],[57,0],[74,0],[0,0]], [[60,0],[59,0],[58,0],[57,0],[74,0]], [[61,0],[60,0],[59,0],[58,0],[57,0]], [[57,0],[73,0],[0,0],[0,0],[0,0]], [[21,0],[57,0],[73,0],[0,0],[0,0]], [[13,0],[21,0],[57,0],[73,0],[0,0]], [[1,0],[13,0],[21,0],[57,0],[73,0]], [[3,0],[1,0],[13,0],[21,0],[57,0]], [[57,0],[75,0],[0,0],[0,0],[0,0]], [[71,0],[57,0],[75,0],[0,0],[0,0]], [[0,0],[71,0],[57,0],[75,0],[0,0]], [[0,0],[0,0],[71,0],[57,0],[75,0]], [[0,0],[0,0],[0,0],[71,0],[57,0]]],</text:p>
          </table:table-cell>
          <table:table-cell table:number-columns-repeated="5"/>
          <table:table-cell table:style-name="ce31" table:formula="of:=[.ON14]" office:value-type="float" office:value="58" calcext:value-type="float">
            <text:p>58</text:p>
          </table:table-cell>
          <table:table-cell table:style-name="ce16" table:formula="of:=CONCATENATE(&quot;[&quot;; [.OT14]; &quot;, &quot;; [.OT15];  &quot;, &quot;; [.OT16]; &quot;, &quot;; [.OT17]; &quot;, &quot;; [.OT18]; &quot;, &quot;;  [.OT20]; &quot;, &quot;; [.OT21];  &quot;, &quot;; [.OT22]; &quot;, &quot;; [.OT23]; &quot;, &quot;; [.OT24]; &quot;, &quot;; [.OT26]; &quot;, &quot;; [.OT27];  &quot;, &quot;; [.OT28]; &quot;, &quot;; [.OT29]; &quot;, &quot;; [.OT30]; &quot;, &quot;;  [.OT32]; &quot;, &quot;; [.OT33];  &quot;, &quot;; [.OT34]; &quot;, &quot;; [.OT35]; &quot;, &quot;; [.OT36]; &quot;],&quot;)" office:value-type="string" office:string-value="[[[58,0],[71,0],[0,0],[0,0],[0,0]], [[21,0],[58,0],[71,0],[0,0],[0,0]], [[22,0],[21,0],[58,0],[71,0],[0,0]], [[23,0],[22,0],[21,0],[58,0],[71,0]], [[24,0],[23,0],[22,0],[21,0],[58,0]], [[58,0],[57,0],[74,0],[0,0],[0,0]], [[59,0],[58,0],[57,0],[74,0],[0,0]], [[60,0],[59,0],[58,0],[57,0],[74,0]], [[61,0],[60,0],[59,0],[58,0],[57,0]], [[62,0],[61,0],[60,0],[59,0],[58,0]], [[58,0],[72,0],[0,0],[0,0],[0,0]], [[20,0],[58,0],[72,0],[0,0],[0,0]], [[14,0],[20,0],[58,0],[72,0],[0,0]], [[4,0],[14,0],[20,0],[58,0],[72,0]], [[6,0],[4,0],[14,0],[20,0],[58,0]], [[58,0],[56,0],[76,0],[0,0],[0,0]], [[70,0],[58,0],[56,0],[76,0],[0,0]], [[0,0],[70,0],[58,0],[56,0],[76,0]], [[0,0],[0,0],[70,0],[58,0],[56,0]], [[0,0],[0,0],[0,0],[70,0],[58,0]]]," calcext:value-type="string">
            <text:p>[[[58,0],[71,0],[0,0],[0,0],[0,0]], [[21,0],[58,0],[71,0],[0,0],[0,0]], [[22,0],[21,0],[58,0],[71,0],[0,0]], [[23,0],[22,0],[21,0],[58,0],[71,0]], [[24,0],[23,0],[22,0],[21,0],[58,0]], [[58,0],[57,0],[74,0],[0,0],[0,0]], [[59,0],[58,0],[57,0],[74,0],[0,0]], [[60,0],[59,0],[58,0],[57,0],[74,0]], [[61,0],[60,0],[59,0],[58,0],[57,0]], [[62,0],[61,0],[60,0],[59,0],[58,0]], [[58,0],[72,0],[0,0],[0,0],[0,0]], [[20,0],[58,0],[72,0],[0,0],[0,0]], [[14,0],[20,0],[58,0],[72,0],[0,0]], [[4,0],[14,0],[20,0],[58,0],[72,0]], [[6,0],[4,0],[14,0],[20,0],[58,0]], [[58,0],[56,0],[76,0],[0,0],[0,0]], [[70,0],[58,0],[56,0],[76,0],[0,0]], [[0,0],[70,0],[58,0],[56,0],[76,0]], [[0,0],[0,0],[70,0],[58,0],[56,0]], [[0,0],[0,0],[0,0],[70,0],[58,0]]],</text:p>
          </table:table-cell>
          <table:table-cell table:number-columns-repeated="5"/>
          <table:table-cell table:style-name="ce31" table:formula="of:=[.OU14]" office:value-type="float" office:value="59" calcext:value-type="float">
            <text:p>59</text:p>
          </table:table-cell>
          <table:table-cell table:style-name="ce16" table:formula="of:=CONCATENATE(&quot;[&quot;; [.PA14]; &quot;, &quot;; [.PA15];  &quot;, &quot;; [.PA16]; &quot;, &quot;; [.PA17]; &quot;, &quot;; [.PA18]; &quot;, &quot;;  [.PA20]; &quot;, &quot;; [.PA21];  &quot;, &quot;; [.PA22]; &quot;, &quot;; [.PA23]; &quot;, &quot;; [.PA24]; &quot;, &quot;; [.PA26]; &quot;, &quot;; [.PA27];  &quot;, &quot;; [.PA28]; &quot;, &quot;; [.PA29]; &quot;, &quot;; [.PA30]; &quot;, &quot;;  [.PA32]; &quot;, &quot;; [.PA33];  &quot;, &quot;; [.PA34]; &quot;, &quot;; [.PA35]; &quot;, &quot;; [.PA36]; &quot;],&quot;)" office:value-type="string" office:string-value="[[[59,0],[70,0],[0,0],[0,0],[0,0]], [[20,0],[59,0],[70,0],[0,0],[0,0]], [[13,0],[20,0],[59,0],[70,0],[0,0]], [[12,0],[13,0],[20,0],[59,0],[70,0]], [[11,0],[12,0],[13,0],[20,0],[59,0]], [[59,0],[58,0],[57,0],[74,0],[0,0]], [[60,0],[59,0],[58,0],[57,0],[74,0]], [[61,0],[60,0],[59,0],[58,0],[57,0]], [[62,0],[61,0],[60,0],[59,0],[58,0]], [[63,0],[62,0],[61,0],[60,0],[59,0]], [[59,0],[71,0],[0,0],[0,0],[0,0]], [[19,0],[59,0],[71,0],[0,0],[0,0]], [[15,0],[19,0],[59,0],[71,0],[0,0]], [[55,0],[15,0],[19,0],[59,0],[71,0]], [[33,0],[55,0],[15,0],[19,0],[59,0]], [[59,0],[21,0],[55,0],[77,0],[0,0]], [[69,0],[59,0],[21,0],[55,0],[77,0]], [[0,0],[69,0],[59,0],[21,0],[55,0]], [[0,0],[0,0],[69,0],[59,0],[21,0]], [[0,0],[0,0],[0,0],[69,0],[59,0]]]," calcext:value-type="string">
            <text:p>[[[59,0],[70,0],[0,0],[0,0],[0,0]], [[20,0],[59,0],[70,0],[0,0],[0,0]], [[13,0],[20,0],[59,0],[70,0],[0,0]], [[12,0],[13,0],[20,0],[59,0],[70,0]], [[11,0],[12,0],[13,0],[20,0],[59,0]], [[59,0],[58,0],[57,0],[74,0],[0,0]], [[60,0],[59,0],[58,0],[57,0],[74,0]], [[61,0],[60,0],[59,0],[58,0],[57,0]], [[62,0],[61,0],[60,0],[59,0],[58,0]], [[63,0],[62,0],[61,0],[60,0],[59,0]], [[59,0],[71,0],[0,0],[0,0],[0,0]], [[19,0],[59,0],[71,0],[0,0],[0,0]], [[15,0],[19,0],[59,0],[71,0],[0,0]], [[55,0],[15,0],[19,0],[59,0],[71,0]], [[33,0],[55,0],[15,0],[19,0],[59,0]], [[59,0],[21,0],[55,0],[77,0],[0,0]], [[69,0],[59,0],[21,0],[55,0],[77,0]], [[0,0],[69,0],[59,0],[21,0],[55,0]], [[0,0],[0,0],[69,0],[59,0],[21,0]], [[0,0],[0,0],[0,0],[69,0],[59,0]]],</text:p>
          </table:table-cell>
          <table:table-cell table:number-columns-repeated="5"/>
          <table:table-cell table:style-name="ce31" table:formula="of:=[.PB14]" office:value-type="float" office:value="60" calcext:value-type="float">
            <text:p>60</text:p>
          </table:table-cell>
          <table:table-cell table:style-name="ce16" table:formula="of:=CONCATENATE(&quot;[&quot;; [.PH14]; &quot;, &quot;; [.PH15];  &quot;, &quot;; [.PH16]; &quot;, &quot;; [.PH17]; &quot;, &quot;; [.PH18]; &quot;, &quot;;  [.PH20]; &quot;, &quot;; [.PH21];  &quot;, &quot;; [.PH22]; &quot;, &quot;; [.PH23]; &quot;, &quot;; [.PH24]; &quot;, &quot;; [.PH26]; &quot;, &quot;; [.PH27];  &quot;, &quot;; [.PH28]; &quot;, &quot;; [.PH29]; &quot;, &quot;; [.PH30]; &quot;, &quot;;  [.PH32]; &quot;, &quot;; [.PH33];  &quot;, &quot;; [.PH34]; &quot;, &quot;; [.PH35]; &quot;, &quot;; [.PH36]; &quot;],&quot;)" office:value-type="string" office:string-value="[[[60,0],[69,0],[0,0],[0,0],[0,0]], [[19,0],[60,0],[69,0],[0,0],[0,0]], [[14,0],[19,0],[60,0],[69,0],[0,0]], [[1,0],[14,0],[19,0],[60,0],[69,0]], [[2,0],[1,0],[14,0],[19,0],[60,0]], [[60,0],[59,0],[58,0],[57,0],[74,0]], [[61,0],[60,0],[59,0],[58,0],[57,0]], [[62,0],[61,0],[60,0],[59,0],[58,0]], [[63,0],[62,0],[61,0],[60,0],[59,0]], [[64,0],[63,0],[62,0],[61,0],[60,0]], [[60,0],[70,0],[0,0],[0,0],[0,0]], [[18,0],[60,0],[70,0],[0,0],[0,0]], [[16,0],[18,0],[60,0],[70,0],[0,0]], [[34,0],[16,0],[18,0],[60,0],[70,0]], [[40,0],[34,0],[16,0],[18,0],[60,0]], [[60,0],[20,0],[22,0],[54,0],[78,0]], [[68,0],[60,0],[20,0],[22,0],[54,0]], [[0,0],[68,0],[60,0],[20,0],[22,0]], [[0,0],[0,0],[68,0],[60,0],[20,0]], [[0,0],[0,0],[0,0],[68,0],[60,0]]]," calcext:value-type="string">
            <text:p>[[[60,0],[69,0],[0,0],[0,0],[0,0]], [[19,0],[60,0],[69,0],[0,0],[0,0]], [[14,0],[19,0],[60,0],[69,0],[0,0]], [[1,0],[14,0],[19,0],[60,0],[69,0]], [[2,0],[1,0],[14,0],[19,0],[60,0]], [[60,0],[59,0],[58,0],[57,0],[74,0]], [[61,0],[60,0],[59,0],[58,0],[57,0]], [[62,0],[61,0],[60,0],[59,0],[58,0]], [[63,0],[62,0],[61,0],[60,0],[59,0]], [[64,0],[63,0],[62,0],[61,0],[60,0]], [[60,0],[70,0],[0,0],[0,0],[0,0]], [[18,0],[60,0],[70,0],[0,0],[0,0]], [[16,0],[18,0],[60,0],[70,0],[0,0]], [[34,0],[16,0],[18,0],[60,0],[70,0]], [[40,0],[34,0],[16,0],[18,0],[60,0]], [[60,0],[20,0],[22,0],[54,0],[78,0]], [[68,0],[60,0],[20,0],[22,0],[54,0]], [[0,0],[68,0],[60,0],[20,0],[22,0]], [[0,0],[0,0],[68,0],[60,0],[20,0]], [[0,0],[0,0],[0,0],[68,0],[60,0]]],</text:p>
          </table:table-cell>
          <table:table-cell table:number-columns-repeated="5"/>
          <table:table-cell table:style-name="ce31" table:formula="of:=[.PI14]" office:value-type="float" office:value="61" calcext:value-type="float">
            <text:p>61</text:p>
          </table:table-cell>
          <table:table-cell table:style-name="ce16" table:formula="of:=CONCATENATE(&quot;[&quot;; [.PO14]; &quot;, &quot;; [.PO15];  &quot;, &quot;; [.PO16]; &quot;, &quot;; [.PO17]; &quot;, &quot;; [.PO18]; &quot;, &quot;;  [.PO20]; &quot;, &quot;; [.PO21];  &quot;, &quot;; [.PO22]; &quot;, &quot;; [.PO23]; &quot;, &quot;; [.PO24]; &quot;, &quot;; [.PO26]; &quot;, &quot;; [.PO27];  &quot;, &quot;; [.PO28]; &quot;, &quot;; [.PO29]; &quot;, &quot;; [.PO30]; &quot;, &quot;;  [.PO32]; &quot;, &quot;; [.PO33];  &quot;, &quot;; [.PO34]; &quot;, &quot;; [.PO35]; &quot;, &quot;; [.PO36]; &quot;],&quot;)" office:value-type="string" office:string-value="[[[61,0],[68,0],[0,0],[0,0],[0,0]], [[18,0],[61,0],[68,0],[0,0],[0,0]], [[15,0],[18,0],[61,0],[68,0],[0,0]], [[4,0],[15,0],[18,0],[61,0],[68,0]], [[3,0],[4,0],[15,0],[18,0],[61,0]], [[61,0],[60,0],[59,0],[58,0],[57,0]], [[62,0],[61,0],[60,0],[59,0],[58,0]], [[63,0],[62,0],[61,0],[60,0],[59,0]], [[64,0],[63,0],[62,0],[61,0],[60,0]], [[99,0],[64,0],[63,0],[62,0],[61,0]], [[61,0],[69,0],[0,0],[0,0],[0,0]], [[17,0],[61,0],[69,0],[0,0],[0,0]], [[35,0],[17,0],[61,0],[69,0],[0,0]], [[39,0],[35,0],[17,0],[61,0],[69,0]], [[95,0],[39,0],[35,0],[17,0],[61,0]], [[61,0],[19,0],[13,0],[12,0],[24,0]], [[67,0],[61,0],[19,0],[13,0],[12,0]], [[0,0],[67,0],[61,0],[19,0],[13,0]], [[0,0],[0,0],[67,0],[61,0],[19,0]], [[0,0],[0,0],[0,0],[67,0],[61,0]]]," calcext:value-type="string">
            <text:p>[[[61,0],[68,0],[0,0],[0,0],[0,0]], [[18,0],[61,0],[68,0],[0,0],[0,0]], [[15,0],[18,0],[61,0],[68,0],[0,0]], [[4,0],[15,0],[18,0],[61,0],[68,0]], [[3,0],[4,0],[15,0],[18,0],[61,0]], [[61,0],[60,0],[59,0],[58,0],[57,0]], [[62,0],[61,0],[60,0],[59,0],[58,0]], [[63,0],[62,0],[61,0],[60,0],[59,0]], [[64,0],[63,0],[62,0],[61,0],[60,0]], [[99,0],[64,0],[63,0],[62,0],[61,0]], [[61,0],[69,0],[0,0],[0,0],[0,0]], [[17,0],[61,0],[69,0],[0,0],[0,0]], [[35,0],[17,0],[61,0],[69,0],[0,0]], [[39,0],[35,0],[17,0],[61,0],[69,0]], [[95,0],[39,0],[35,0],[17,0],[61,0]], [[61,0],[19,0],[13,0],[12,0],[24,0]], [[67,0],[61,0],[19,0],[13,0],[12,0]], [[0,0],[67,0],[61,0],[19,0],[13,0]], [[0,0],[0,0],[67,0],[61,0],[19,0]], [[0,0],[0,0],[0,0],[67,0],[61,0]]],</text:p>
          </table:table-cell>
          <table:table-cell table:number-columns-repeated="5"/>
          <table:table-cell table:style-name="ce31" table:formula="of:=[.PP14]" office:value-type="float" office:value="62" calcext:value-type="float">
            <text:p>62</text:p>
          </table:table-cell>
          <table:table-cell table:style-name="ce16" table:formula="of:=CONCATENATE(&quot;[&quot;; [.PV14]; &quot;, &quot;; [.PV15];  &quot;, &quot;; [.PV16]; &quot;, &quot;; [.PV17]; &quot;, &quot;; [.PV18]; &quot;, &quot;;  [.PV20]; &quot;, &quot;; [.PV21];  &quot;, &quot;; [.PV22]; &quot;, &quot;; [.PV23]; &quot;, &quot;; [.PV24]; &quot;, &quot;; [.PV26]; &quot;, &quot;; [.PV27];  &quot;, &quot;; [.PV28]; &quot;, &quot;; [.PV29]; &quot;, &quot;; [.PV30]; &quot;, &quot;;  [.PV32]; &quot;, &quot;; [.PV33];  &quot;, &quot;; [.PV34]; &quot;, &quot;; [.PV35]; &quot;, &quot;; [.PV36]; &quot;],&quot;)" office:value-type="string" office:string-value="[[[62,0],[67,0],[0,0],[0,0],[0,0]], [[17,0],[62,0],[67,0],[0,0],[0,0]], [[16,0],[17,0],[62,0],[67,0],[0,0]], [[5,0],[16,0],[17,0],[62,0],[67,0]], [[6,0],[5,0],[16,0],[17,0],[62,0]], [[62,0],[61,0],[60,0],[59,0],[58,0]], [[63,0],[62,0],[61,0],[60,0],[59,0]], [[64,0],[63,0],[62,0],[61,0],[60,0]], [[99,0],[64,0],[63,0],[62,0],[61,0]], [[0,0],[99,0],[64,0],[63,0],[62,0]], [[62,0],[68,0],[0,0],[0,0],[0,0]], [[36,0],[62,0],[68,0],[0,0],[0,0]], [[38,0],[36,0],[62,0],[68,0],[0,0]], [[96,0],[38,0],[36,0],[62,0],[68,0]], [[0,0],[96,0],[38,0],[36,0],[62,0]], [[62,0],[18,0],[14,0],[12,0],[24,0]], [[66,0],[62,0],[18,0],[14,0],[12,0]], [[0,0],[66,0],[62,0],[18,0],[14,0]], [[0,0],[0,0],[66,0],[62,0],[18,0]], [[0,0],[0,0],[0,0],[66,0],[62,0]]]," calcext:value-type="string">
            <text:p>[[[62,0],[67,0],[0,0],[0,0],[0,0]], [[17,0],[62,0],[67,0],[0,0],[0,0]], [[16,0],[17,0],[62,0],[67,0],[0,0]], [[5,0],[16,0],[17,0],[62,0],[67,0]], [[6,0],[5,0],[16,0],[17,0],[62,0]], [[62,0],[61,0],[60,0],[59,0],[58,0]], [[63,0],[62,0],[61,0],[60,0],[59,0]], [[64,0],[63,0],[62,0],[61,0],[60,0]], [[99,0],[64,0],[63,0],[62,0],[61,0]], [[0,0],[99,0],[64,0],[63,0],[62,0]], [[62,0],[68,0],[0,0],[0,0],[0,0]], [[36,0],[62,0],[68,0],[0,0],[0,0]], [[38,0],[36,0],[62,0],[68,0],[0,0]], [[96,0],[38,0],[36,0],[62,0],[68,0]], [[0,0],[96,0],[38,0],[36,0],[62,0]], [[62,0],[18,0],[14,0],[12,0],[24,0]], [[66,0],[62,0],[18,0],[14,0],[12,0]], [[0,0],[66,0],[62,0],[18,0],[14,0]], [[0,0],[0,0],[66,0],[62,0],[18,0]], [[0,0],[0,0],[0,0],[66,0],[62,0]]],</text:p>
          </table:table-cell>
          <table:table-cell table:number-columns-repeated="5"/>
          <table:table-cell table:style-name="ce31" table:formula="of:=[.PW14]" office:value-type="float" office:value="63" calcext:value-type="float">
            <text:p>63</text:p>
          </table:table-cell>
          <table:table-cell table:style-name="ce16" table:formula="of:=CONCATENATE(&quot;[&quot;; [.QC14]; &quot;, &quot;; [.QC15];  &quot;, &quot;; [.QC16]; &quot;, &quot;; [.QC17]; &quot;, &quot;; [.QC18]; &quot;, &quot;;  [.QC20]; &quot;, &quot;; [.QC21];  &quot;, &quot;; [.QC22]; &quot;, &quot;; [.QC23]; &quot;, &quot;; [.QC24]; &quot;, &quot;; [.QC26]; &quot;, &quot;; [.QC27];  &quot;, &quot;; [.QC28]; &quot;, &quot;; [.QC29]; &quot;, &quot;; [.QC30]; &quot;, &quot;;  [.QC32]; &quot;, &quot;; [.QC33];  &quot;, &quot;; [.QC34]; &quot;, &quot;; [.QC35]; &quot;, &quot;; [.QC36]; &quot;],&quot;)" office:value-type="string" office:string-value="[[[63,0],[66,0],[0,0],[0,0],[0,0]], [[36,0],[63,0],[66,0],[0,0],[0,0]], [[35,0],[36,0],[63,0],[66,0],[0,0]], [[34,0],[35,0],[36,0],[63,0],[66,0]], [[33,0],[34,0],[35,0],[36,0],[63,0]], [[63,0],[62,0],[61,0],[60,0],[59,0]], [[64,0],[63,0],[62,0],[61,0],[60,0]], [[99,0],[64,0],[63,0],[62,0],[61,0]], [[0,0],[99,0],[64,0],[63,0],[62,0]], [[0,0],[0,0],[99,0],[64,0],[63,0]], [[63,0],[67,0],[0,0],[0,0],[0,0]], [[37,0],[63,0],[67,0],[0,0],[0,0]], [[97,0],[37,0],[63,0],[67,0],[0,0]], [[0,0],[97,0],[37,0],[63,0],[67,0]], [[0,0],[0,0],[97,0],[37,0],[63,0]], [[63,0],[17,0],[15,0],[1,0],[11,0]], [[65,0],[63,0],[17,0],[15,0],[1,0]], [[0,0],[65,0],[63,0],[17,0],[15,0]], [[0,0],[0,0],[65,0],[63,0],[17,0]], [[0,0],[0,0],[0,0],[65,0],[63,0]]]," calcext:value-type="string">
            <text:p>[[[63,0],[66,0],[0,0],[0,0],[0,0]], [[36,0],[63,0],[66,0],[0,0],[0,0]], [[35,0],[36,0],[63,0],[66,0],[0,0]], [[34,0],[35,0],[36,0],[63,0],[66,0]], [[33,0],[34,0],[35,0],[36,0],[63,0]], [[63,0],[62,0],[61,0],[60,0],[59,0]], [[64,0],[63,0],[62,0],[61,0],[60,0]], [[99,0],[64,0],[63,0],[62,0],[61,0]], [[0,0],[99,0],[64,0],[63,0],[62,0]], [[0,0],[0,0],[99,0],[64,0],[63,0]], [[63,0],[67,0],[0,0],[0,0],[0,0]], [[37,0],[63,0],[67,0],[0,0],[0,0]], [[97,0],[37,0],[63,0],[67,0],[0,0]], [[0,0],[97,0],[37,0],[63,0],[67,0]], [[0,0],[0,0],[97,0],[37,0],[63,0]], [[63,0],[17,0],[15,0],[1,0],[11,0]], [[65,0],[63,0],[17,0],[15,0],[1,0]], [[0,0],[65,0],[63,0],[17,0],[15,0]], [[0,0],[0,0],[65,0],[63,0],[17,0]], [[0,0],[0,0],[0,0],[65,0],[63,0]]],</text:p>
          </table:table-cell>
          <table:table-cell table:number-columns-repeated="5"/>
          <table:table-cell table:style-name="ce31" table:formula="of:=[.QD14]" office:value-type="float" office:value="64" calcext:value-type="float">
            <text:p>64</text:p>
          </table:table-cell>
          <table:table-cell table:style-name="ce16" table:formula="of:=CONCATENATE(&quot;[&quot;; [.QJ14]; &quot;, &quot;; [.QJ15];  &quot;, &quot;; [.QJ16]; &quot;, &quot;; [.QJ17]; &quot;, &quot;; [.QJ18]; &quot;, &quot;;  [.QJ20]; &quot;, &quot;; [.QJ21];  &quot;, &quot;; [.QJ22]; &quot;, &quot;; [.QJ23]; &quot;, &quot;; [.QJ24]; &quot;, &quot;; [.QJ26]; &quot;, &quot;; [.QJ27];  &quot;, &quot;; [.QJ28]; &quot;, &quot;; [.QJ29]; &quot;, &quot;; [.QJ30]; &quot;, &quot;;  [.QJ32]; &quot;, &quot;; [.QJ33];  &quot;, &quot;; [.QJ34]; &quot;, &quot;; [.QJ35]; &quot;, &quot;; [.QJ36]; &quot;],&quot;)" office:value-type="string" office:string-value="[[[64,0],[65,0],[0,0],[0,0],[0,0]], [[37,0],[64,0],[65,0],[0,0],[0,0]], [[38,0],[37,0],[64,0],[65,0],[0,0]], [[39,0],[38,0],[37,0],[64,0],[65,0]], [[40,0],[39,0],[38,0],[37,0],[64,0]], [[64,0],[63,0],[62,0],[61,0],[60,0]], [[99,0],[64,0],[63,0],[62,0],[61,0]], [[0,0],[99,0],[64,0],[63,0],[62,0]], [[0,0],[0,0],[99,0],[64,0],[63,0]], [[0,0],[0,0],[0,0],[99,0],[64,0]], [[64,0],[66,0],[0,0],[0,0],[0,0]], [[98,0],[64,0],[66,0],[0,0],[0,0]], [[0,0],[98,0],[64,0],[66,0],[0,0]], [[0,0],[0,0],[98,0],[64,0],[66,0]], [[0,0],[0,0],[0,0],[98,0],[64,0]], [[64,0],[36,0],[16,0],[4,0],[2,0]], [[0,0],[64,0],[36,0],[16,0],[4,0]], [[0,0],[0,0],[64,0],[36,0],[16,0]], [[0,0],[0,0],[0,0],[64,0],[36,0]], [[0,0],[0,0],[0,0],[0,0],[64,0]]]," calcext:value-type="string">
            <text:p>[[[64,0],[65,0],[0,0],[0,0],[0,0]], [[37,0],[64,0],[65,0],[0,0],[0,0]], [[38,0],[37,0],[64,0],[65,0],[0,0]], [[39,0],[38,0],[37,0],[64,0],[65,0]], [[40,0],[39,0],[38,0],[37,0],[64,0]], [[64,0],[63,0],[62,0],[61,0],[60,0]], [[99,0],[64,0],[63,0],[62,0],[61,0]], [[0,0],[99,0],[64,0],[63,0],[62,0]], [[0,0],[0,0],[99,0],[64,0],[63,0]], [[0,0],[0,0],[0,0],[99,0],[64,0]], [[64,0],[66,0],[0,0],[0,0],[0,0]], [[98,0],[64,0],[66,0],[0,0],[0,0]], [[0,0],[98,0],[64,0],[66,0],[0,0]], [[0,0],[0,0],[98,0],[64,0],[66,0]], [[0,0],[0,0],[0,0],[98,0],[64,0]], [[64,0],[36,0],[16,0],[4,0],[2,0]], [[0,0],[64,0],[36,0],[16,0],[4,0]], [[0,0],[0,0],[64,0],[36,0],[16,0]], [[0,0],[0,0],[0,0],[64,0],[36,0]], [[0,0],[0,0],[0,0],[0,0],[64,0]]],</text:p>
          </table:table-cell>
          <table:table-cell table:number-columns-repeated="5"/>
          <table:table-cell table:style-name="ce31" table:formula="of:=[.QK14]" office:value-type="float" office:value="65" calcext:value-type="float">
            <text:p>65</text:p>
          </table:table-cell>
          <table:table-cell table:style-name="ce16" table:formula="of:=CONCATENATE(&quot;[&quot;; [.QQ14]; &quot;, &quot;; [.QQ15];  &quot;, &quot;; [.QQ16]; &quot;, &quot;; [.QQ17]; &quot;, &quot;; [.QQ18]; &quot;, &quot;;  [.QQ20]; &quot;, &quot;; [.QQ21];  &quot;, &quot;; [.QQ22]; &quot;, &quot;; [.QQ23]; &quot;, &quot;; [.QQ24]; &quot;, &quot;; [.QQ26]; &quot;, &quot;; [.QQ27];  &quot;, &quot;; [.QQ28]; &quot;, &quot;; [.QQ29]; &quot;, &quot;; [.QQ30]; &quot;, &quot;;  [.QQ32]; &quot;, &quot;; [.QQ33];  &quot;, &quot;; [.QQ34]; &quot;, &quot;; [.QQ35]; &quot;, &quot;; [.QQ36]; &quot;],&quot;)" office:value-type="string" office:string-value="[[[65,0],[0,0],[0,0],[0,0],[0,0]], [[64,0],[65,0],[0,0],[0,0],[0,0]], [[37,0],[64,0],[65,0],[0,0],[0,0]], [[38,0],[37,0],[64,0],[65,0],[0,0]], [[39,0],[38,0],[37,0],[64,0],[65,0]], [[65,0],[66,0],[67,0],[68,0],[69,0]], [[0,0],[65,0],[66,0],[67,0],[68,0]], [[0,0],[0,0],[65,0],[66,0],[67,0]], [[0,0],[0,0],[0,0],[65,0],[66,0]], [[0,0],[0,0],[0,0],[0,0],[65,0]], [[65,0],[0,0],[0,0],[0,0],[0,0]], [[99,0],[65,0],[0,0],[0,0],[0,0]], [[0,0],[99,0],[65,0],[0,0],[0,0]], [[0,0],[0,0],[99,0],[65,0],[0,0]], [[0,0],[0,0],[0,0],[99,0],[65,0]], [[65,0],[63,0],[17,0],[15,0],[1,0]], [[0,0],[65,0],[63,0],[17,0],[15,0]], [[0,0],[0,0],[65,0],[63,0],[17,0]], [[0,0],[0,0],[0,0],[65,0],[63,0]], [[0,0],[0,0],[0,0],[0,0],[65,0]]]," calcext:value-type="string">
            <text:p>[[[65,0],[0,0],[0,0],[0,0],[0,0]], [[64,0],[65,0],[0,0],[0,0],[0,0]], [[37,0],[64,0],[65,0],[0,0],[0,0]], [[38,0],[37,0],[64,0],[65,0],[0,0]], [[39,0],[38,0],[37,0],[64,0],[65,0]], [[65,0],[66,0],[67,0],[68,0],[69,0]], [[0,0],[65,0],[66,0],[67,0],[68,0]], [[0,0],[0,0],[65,0],[66,0],[67,0]], [[0,0],[0,0],[0,0],[65,0],[66,0]], [[0,0],[0,0],[0,0],[0,0],[65,0]], [[65,0],[0,0],[0,0],[0,0],[0,0]], [[99,0],[65,0],[0,0],[0,0],[0,0]], [[0,0],[99,0],[65,0],[0,0],[0,0]], [[0,0],[0,0],[99,0],[65,0],[0,0]], [[0,0],[0,0],[0,0],[99,0],[65,0]], [[65,0],[63,0],[17,0],[15,0],[1,0]], [[0,0],[65,0],[63,0],[17,0],[15,0]], [[0,0],[0,0],[65,0],[63,0],[17,0]], [[0,0],[0,0],[0,0],[65,0],[63,0]], [[0,0],[0,0],[0,0],[0,0],[65,0]]],</text:p>
          </table:table-cell>
          <table:table-cell table:number-columns-repeated="5"/>
          <table:table-cell table:style-name="ce31" table:formula="of:=[.QR14]" office:value-type="float" office:value="66" calcext:value-type="float">
            <text:p>66</text:p>
          </table:table-cell>
          <table:table-cell table:style-name="ce16" table:formula="of:=CONCATENATE(&quot;[&quot;; [.QX14]; &quot;, &quot;; [.QX15];  &quot;, &quot;; [.QX16]; &quot;, &quot;; [.QX17]; &quot;, &quot;; [.QX18]; &quot;, &quot;;  [.QX20]; &quot;, &quot;; [.QX21];  &quot;, &quot;; [.QX22]; &quot;, &quot;; [.QX23]; &quot;, &quot;; [.QX24]; &quot;, &quot;; [.QX26]; &quot;, &quot;; [.QX27];  &quot;, &quot;; [.QX28]; &quot;, &quot;; [.QX29]; &quot;, &quot;; [.QX30]; &quot;, &quot;;  [.QX32]; &quot;, &quot;; [.QX33];  &quot;, &quot;; [.QX34]; &quot;, &quot;; [.QX35]; &quot;, &quot;; [.QX36]; &quot;],&quot;)" office:value-type="string" office:string-value="[[[66,0],[0,0],[0,0],[0,0],[0,0]], [[63,0],[66,0],[0,0],[0,0],[0,0]], [[36,0],[63,0],[66,0],[0,0],[0,0]], [[35,0],[36,0],[63,0],[66,0],[0,0]], [[34,0],[35,0],[36,0],[63,0],[66,0]], [[66,0],[67,0],[68,0],[69,0],[70,0]], [[65,0],[66,0],[67,0],[68,0],[69,0]], [[0,0],[65,0],[66,0],[67,0],[68,0]], [[0,0],[0,0],[65,0],[66,0],[67,0]], [[0,0],[0,0],[0,0],[65,0],[66,0]], [[66,0],[0,0],[0,0],[0,0],[0,0]], [[64,0],[66,0],[0,0],[0,0],[0,0]], [[98,0],[64,0],[66,0],[0,0],[0,0]], [[0,0],[98,0],[64,0],[66,0],[0,0]], [[0,0],[0,0],[98,0],[64,0],[66,0]], [[66,0],[62,0],[18,0],[14,0],[12,0]], [[0,0],[66,0],[62,0],[18,0],[14,0]], [[0,0],[0,0],[66,0],[62,0],[18,0]], [[0,0],[0,0],[0,0],[66,0],[62,0]], [[0,0],[0,0],[0,0],[0,0],[66,0]]]," calcext:value-type="string">
            <text:p>[[[66,0],[0,0],[0,0],[0,0],[0,0]], [[63,0],[66,0],[0,0],[0,0],[0,0]], [[36,0],[63,0],[66,0],[0,0],[0,0]], [[35,0],[36,0],[63,0],[66,0],[0,0]], [[34,0],[35,0],[36,0],[63,0],[66,0]], [[66,0],[67,0],[68,0],[69,0],[70,0]], [[65,0],[66,0],[67,0],[68,0],[69,0]], [[0,0],[65,0],[66,0],[67,0],[68,0]], [[0,0],[0,0],[65,0],[66,0],[67,0]], [[0,0],[0,0],[0,0],[65,0],[66,0]], [[66,0],[0,0],[0,0],[0,0],[0,0]], [[64,0],[66,0],[0,0],[0,0],[0,0]], [[98,0],[64,0],[66,0],[0,0],[0,0]], [[0,0],[98,0],[64,0],[66,0],[0,0]], [[0,0],[0,0],[98,0],[64,0],[66,0]], [[66,0],[62,0],[18,0],[14,0],[12,0]], [[0,0],[66,0],[62,0],[18,0],[14,0]], [[0,0],[0,0],[66,0],[62,0],[18,0]], [[0,0],[0,0],[0,0],[66,0],[62,0]], [[0,0],[0,0],[0,0],[0,0],[66,0]]],</text:p>
          </table:table-cell>
          <table:table-cell table:number-columns-repeated="5"/>
          <table:table-cell table:style-name="ce31" table:formula="of:=[.QY14]" office:value-type="float" office:value="67" calcext:value-type="float">
            <text:p>67</text:p>
          </table:table-cell>
          <table:table-cell table:style-name="ce16" table:formula="of:=CONCATENATE(&quot;[&quot;; [.RE14]; &quot;, &quot;; [.RE15];  &quot;, &quot;; [.RE16]; &quot;, &quot;; [.RE17]; &quot;, &quot;; [.RE18]; &quot;, &quot;;  [.RE20]; &quot;, &quot;; [.RE21];  &quot;, &quot;; [.RE22]; &quot;, &quot;; [.RE23]; &quot;, &quot;; [.RE24]; &quot;, &quot;; [.RE26]; &quot;, &quot;; [.RE27];  &quot;, &quot;; [.RE28]; &quot;, &quot;; [.RE29]; &quot;, &quot;; [.RE30]; &quot;, &quot;;  [.RE32]; &quot;, &quot;; [.RE33];  &quot;, &quot;; [.RE34]; &quot;, &quot;; [.RE35]; &quot;, &quot;; [.RE36]; &quot;],&quot;)" office:value-type="string" office:string-value="[[[67,0],[0,0],[0,0],[0,0],[0,0]], [[62,0],[67,0],[0,0],[0,0],[0,0]], [[17,0],[62,0],[67,0],[0,0],[0,0]], [[16,0],[17,0],[62,0],[67,0],[0,0]], [[5,0],[16,0],[17,0],[62,0],[67,0]], [[67,0],[68,0],[69,0],[70,0],[71,0]], [[66,0],[67,0],[68,0],[69,0],[70,0]], [[65,0],[66,0],[67,0],[68,0],[69,0]], [[0,0],[65,0],[66,0],[67,0],[68,0]], [[0,0],[0,0],[65,0],[66,0],[67,0]], [[67,0],[0,0],[0,0],[0,0],[0,0]], [[63,0],[67,0],[0,0],[0,0],[0,0]], [[37,0],[63,0],[67,0],[0,0],[0,0]], [[97,0],[37,0],[63,0],[67,0],[0,0]], [[0,0],[97,0],[37,0],[63,0],[67,0]], [[67,0],[61,0],[19,0],[13,0],[23,0]], [[0,0],[67,0],[61,0],[19,0],[13,0]], [[0,0],[0,0],[67,0],[61,0],[19,0]], [[0,0],[0,0],[0,0],[67,0],[61,0]], [[0,0],[0,0],[0,0],[0,0],[67,0]]]," calcext:value-type="string">
            <text:p>[[[67,0],[0,0],[0,0],[0,0],[0,0]], [[62,0],[67,0],[0,0],[0,0],[0,0]], [[17,0],[62,0],[67,0],[0,0],[0,0]], [[16,0],[17,0],[62,0],[67,0],[0,0]], [[5,0],[16,0],[17,0],[62,0],[67,0]], [[67,0],[68,0],[69,0],[70,0],[71,0]], [[66,0],[67,0],[68,0],[69,0],[70,0]], [[65,0],[66,0],[67,0],[68,0],[69,0]], [[0,0],[65,0],[66,0],[67,0],[68,0]], [[0,0],[0,0],[65,0],[66,0],[67,0]], [[67,0],[0,0],[0,0],[0,0],[0,0]], [[63,0],[67,0],[0,0],[0,0],[0,0]], [[37,0],[63,0],[67,0],[0,0],[0,0]], [[97,0],[37,0],[63,0],[67,0],[0,0]], [[0,0],[97,0],[37,0],[63,0],[67,0]], [[67,0],[61,0],[19,0],[13,0],[23,0]], [[0,0],[67,0],[61,0],[19,0],[13,0]], [[0,0],[0,0],[67,0],[61,0],[19,0]], [[0,0],[0,0],[0,0],[67,0],[61,0]], [[0,0],[0,0],[0,0],[0,0],[67,0]]],</text:p>
          </table:table-cell>
          <table:table-cell table:number-columns-repeated="5"/>
          <table:table-cell table:style-name="ce31" table:formula="of:=[.RF14]" office:value-type="float" office:value="68" calcext:value-type="float">
            <text:p>68</text:p>
          </table:table-cell>
          <table:table-cell table:style-name="ce16" table:formula="of:=CONCATENATE(&quot;[&quot;; [.RL14]; &quot;, &quot;; [.RL15];  &quot;, &quot;; [.RL16]; &quot;, &quot;; [.RL17]; &quot;, &quot;; [.RL18]; &quot;, &quot;;  [.RL20]; &quot;, &quot;; [.RL21];  &quot;, &quot;; [.RL22]; &quot;, &quot;; [.RL23]; &quot;, &quot;; [.RL24]; &quot;, &quot;; [.RL26]; &quot;, &quot;; [.RL27];  &quot;, &quot;; [.RL28]; &quot;, &quot;; [.RL29]; &quot;, &quot;; [.RL30]; &quot;, &quot;;  [.RL32]; &quot;, &quot;; [.RL33];  &quot;, &quot;; [.RL34]; &quot;, &quot;; [.RL35]; &quot;, &quot;; [.RL36]; &quot;],&quot;)" office:value-type="string" office:string-value="[[[68,0],[0,0],[0,0],[0,0],[0,0]], [[61,0],[68,0],[0,0],[0,0],[0,0]], [[18,0],[61,0],[68,0],[0,0],[0,0]], [[15,0],[18,0],[61,0],[68,0],[0,0]], [[4,0],[15,0],[18,0],[61,0],[68,0]], [[68,0],[69,0],[70,0],[71,0],[72,0]], [[67,0],[68,0],[69,0],[70,0],[71,0]], [[66,0],[67,0],[68,0],[69,0],[70,0]], [[65,0],[66,0],[67,0],[68,0],[69,0]], [[0,0],[65,0],[66,0],[67,0],[68,0]], [[68,0],[0,0],[0,0],[0,0],[0,0]], [[62,0],[68,0],[0,0],[0,0],[0,0]], [[36,0],[62,0],[68,0],[0,0],[0,0]], [[38,0],[36,0],[62,0],[68,0],[0,0]], [[96,0],[38,0],[36,0],[62,0],[68,0]], [[68,0],[60,0],[20,0],[22,0],[54,0]], [[0,0],[68,0],[60,0],[20,0],[22,0]], [[0,0],[0,0],[68,0],[60,0],[20,0]], [[0,0],[0,0],[0,0],[68,0],[60,0]], [[0,0],[0,0],[0,0],[0,0],[68,0]]]," calcext:value-type="string">
            <text:p>[[[68,0],[0,0],[0,0],[0,0],[0,0]], [[61,0],[68,0],[0,0],[0,0],[0,0]], [[18,0],[61,0],[68,0],[0,0],[0,0]], [[15,0],[18,0],[61,0],[68,0],[0,0]], [[4,0],[15,0],[18,0],[61,0],[68,0]], [[68,0],[69,0],[70,0],[71,0],[72,0]], [[67,0],[68,0],[69,0],[70,0],[71,0]], [[66,0],[67,0],[68,0],[69,0],[70,0]], [[65,0],[66,0],[67,0],[68,0],[69,0]], [[0,0],[65,0],[66,0],[67,0],[68,0]], [[68,0],[0,0],[0,0],[0,0],[0,0]], [[62,0],[68,0],[0,0],[0,0],[0,0]], [[36,0],[62,0],[68,0],[0,0],[0,0]], [[38,0],[36,0],[62,0],[68,0],[0,0]], [[96,0],[38,0],[36,0],[62,0],[68,0]], [[68,0],[60,0],[20,0],[22,0],[54,0]], [[0,0],[68,0],[60,0],[20,0],[22,0]], [[0,0],[0,0],[68,0],[60,0],[20,0]], [[0,0],[0,0],[0,0],[68,0],[60,0]], [[0,0],[0,0],[0,0],[0,0],[68,0]]],</text:p>
          </table:table-cell>
          <table:table-cell table:number-columns-repeated="5"/>
          <table:table-cell table:style-name="ce31" table:formula="of:=[.RM14]" office:value-type="float" office:value="69" calcext:value-type="float">
            <text:p>69</text:p>
          </table:table-cell>
          <table:table-cell table:style-name="ce16" table:formula="of:=CONCATENATE(&quot;[&quot;; [.RS14]; &quot;, &quot;; [.RS15];  &quot;, &quot;; [.RS16]; &quot;, &quot;; [.RS17]; &quot;, &quot;; [.RS18]; &quot;, &quot;;  [.RS20]; &quot;, &quot;; [.RS21];  &quot;, &quot;; [.RS22]; &quot;, &quot;; [.RS23]; &quot;, &quot;; [.RS24]; &quot;, &quot;; [.RS26]; &quot;, &quot;; [.RS27];  &quot;, &quot;; [.RS28]; &quot;, &quot;; [.RS29]; &quot;, &quot;; [.RS30]; &quot;, &quot;;  [.RS32]; &quot;, &quot;; [.RS33];  &quot;, &quot;; [.RS34]; &quot;, &quot;; [.RS35]; &quot;, &quot;; [.RS36]; &quot;],&quot;)" office:value-type="string" office:string-value="[[[69,0],[0,0],[0,0],[0,0],[0,0]], [[60,0],[69,0],[0,0],[0,0],[0,0]], [[19,0],[60,0],[69,0],[0,0],[0,0]], [[14,0],[19,0],[60,0],[69,0],[0,0]], [[1,0],[14,0],[19,0],[60,0],[69,0]], [[69,0],[70,0],[71,0],[72,0],[73,0]], [[68,0],[69,0],[70,0],[71,0],[72,0]], [[67,0],[68,0],[69,0],[70,0],[71,0]], [[66,0],[67,0],[68,0],[69,0],[70,0]], [[65,0],[66,0],[67,0],[68,0],[69,0]], [[69,0],[0,0],[0,0],[0,0],[0,0]], [[61,0],[69,0],[0,0],[0,0],[0,0]], [[17,0],[61,0],[69,0],[0,0],[0,0]], [[35,0],[17,0],[61,0],[69,0],[0,0]], [[39,0],[35,0],[17,0],[61,0],[69,0]], [[69,0],[59,0],[21,0],[55,0],[77,0]], [[0,0],[69,0],[59,0],[21,0],[55,0]], [[0,0],[0,0],[69,0],[59,0],[21,0]], [[0,0],[0,0],[0,0],[69,0],[59,0]], [[0,0],[0,0],[0,0],[0,0],[69,0]]]," calcext:value-type="string">
            <text:p>[[[69,0],[0,0],[0,0],[0,0],[0,0]], [[60,0],[69,0],[0,0],[0,0],[0,0]], [[19,0],[60,0],[69,0],[0,0],[0,0]], [[14,0],[19,0],[60,0],[69,0],[0,0]], [[1,0],[14,0],[19,0],[60,0],[69,0]], [[69,0],[70,0],[71,0],[72,0],[73,0]], [[68,0],[69,0],[70,0],[71,0],[72,0]], [[67,0],[68,0],[69,0],[70,0],[71,0]], [[66,0],[67,0],[68,0],[69,0],[70,0]], [[65,0],[66,0],[67,0],[68,0],[69,0]], [[69,0],[0,0],[0,0],[0,0],[0,0]], [[61,0],[69,0],[0,0],[0,0],[0,0]], [[17,0],[61,0],[69,0],[0,0],[0,0]], [[35,0],[17,0],[61,0],[69,0],[0,0]], [[39,0],[35,0],[17,0],[61,0],[69,0]], [[69,0],[59,0],[21,0],[55,0],[77,0]], [[0,0],[69,0],[59,0],[21,0],[55,0]], [[0,0],[0,0],[69,0],[59,0],[21,0]], [[0,0],[0,0],[0,0],[69,0],[59,0]], [[0,0],[0,0],[0,0],[0,0],[69,0]]],</text:p>
          </table:table-cell>
          <table:table-cell table:number-columns-repeated="5"/>
          <table:table-cell table:style-name="ce31" table:formula="of:=[.RT14]" office:value-type="float" office:value="70" calcext:value-type="float">
            <text:p>70</text:p>
          </table:table-cell>
          <table:table-cell table:style-name="ce16" table:formula="of:=CONCATENATE(&quot;[&quot;; [.RZ14]; &quot;, &quot;; [.RZ15];  &quot;, &quot;; [.RZ16]; &quot;, &quot;; [.RZ17]; &quot;, &quot;; [.RZ18]; &quot;, &quot;;  [.RZ20]; &quot;, &quot;; [.RZ21];  &quot;, &quot;; [.RZ22]; &quot;, &quot;; [.RZ23]; &quot;, &quot;; [.RZ24]; &quot;, &quot;; [.RZ26]; &quot;, &quot;; [.RZ27];  &quot;, &quot;; [.RZ28]; &quot;, &quot;; [.RZ29]; &quot;, &quot;; [.RZ30]; &quot;, &quot;;  [.RZ32]; &quot;, &quot;; [.RZ33];  &quot;, &quot;; [.RZ34]; &quot;, &quot;; [.RZ35]; &quot;, &quot;; [.RZ36]; &quot;],&quot;)" office:value-type="string" office:string-value="[[[70,0],[0,0],[0,0],[0,0],[0,0]], [[59,0],[70,0],[0,0],[0,0],[0,0]], [[20,0],[59,0],[70,0],[0,0],[0,0]], [[13,0],[20,0],[59,0],[70,0],[0,0]], [[12,0],[13,0],[20,0],[59,0],[70,0]], [[70,0],[71,0],[72,0],[73,0],[0,0]], [[69,0],[70,0],[71,0],[72,0],[73,0]], [[68,0],[69,0],[70,0],[71,0],[72,0]], [[67,0],[68,0],[69,0],[70,0],[71,0]], [[66,0],[67,0],[68,0],[69,0],[70,0]], [[70,0],[0,0],[0,0],[0,0],[0,0]], [[60,0],[70,0],[0,0],[0,0],[0,0]], [[18,0],[60,0],[70,0],[0,0],[0,0]], [[16,0],[18,0],[60,0],[70,0],[0,0]], [[34,0],[16,0],[18,0],[60,0],[70,0]], [[70,0],[58,0],[56,0],[76,0],[0,0]], [[0,0],[70,0],[0,0],[56,0],[76,0]], [[0,0],[0,0],[0,0],[58,0],[56,0]], [[0,0],[0,0],[0,0],[70,0],[58,0]], [[0,0],[0,0],[0,0],[0,0],[70,0]]]," calcext:value-type="string">
            <text:p>[[[70,0],[0,0],[0,0],[0,0],[0,0]], [[59,0],[70,0],[0,0],[0,0],[0,0]], [[20,0],[59,0],[70,0],[0,0],[0,0]], [[13,0],[20,0],[59,0],[70,0],[0,0]], [[12,0],[13,0],[20,0],[59,0],[70,0]], [[70,0],[71,0],[72,0],[73,0],[0,0]], [[69,0],[70,0],[71,0],[72,0],[73,0]], [[68,0],[69,0],[70,0],[71,0],[72,0]], [[67,0],[68,0],[69,0],[70,0],[71,0]], [[66,0],[67,0],[68,0],[69,0],[70,0]], [[70,0],[0,0],[0,0],[0,0],[0,0]], [[60,0],[70,0],[0,0],[0,0],[0,0]], [[18,0],[60,0],[70,0],[0,0],[0,0]], [[16,0],[18,0],[60,0],[70,0],[0,0]], [[34,0],[16,0],[18,0],[60,0],[70,0]], [[70,0],[58,0],[56,0],[76,0],[0,0]], [[0,0],[70,0],[0,0],[56,0],[76,0]], [[0,0],[0,0],[0,0],[58,0],[56,0]], [[0,0],[0,0],[0,0],[70,0],[58,0]], [[0,0],[0,0],[0,0],[0,0],[70,0]]],</text:p>
          </table:table-cell>
          <table:table-cell table:number-columns-repeated="5"/>
          <table:table-cell table:style-name="ce31" table:formula="of:=[.SA14]" office:value-type="float" office:value="71" calcext:value-type="float">
            <text:p>71</text:p>
          </table:table-cell>
          <table:table-cell table:style-name="ce16" table:formula="of:=CONCATENATE(&quot;[&quot;; [.SG14]; &quot;, &quot;; [.SG15];  &quot;, &quot;; [.SG16]; &quot;, &quot;; [.SG17]; &quot;, &quot;; [.SG18]; &quot;, &quot;;  [.SG20]; &quot;, &quot;; [.SG21];  &quot;, &quot;; [.SG22]; &quot;, &quot;; [.SG23]; &quot;, &quot;; [.SG24]; &quot;, &quot;; [.SG26]; &quot;, &quot;; [.SG27];  &quot;, &quot;; [.SG28]; &quot;, &quot;; [.SG29]; &quot;, &quot;; [.SG30]; &quot;, &quot;;  [.SG32]; &quot;, &quot;; [.SG33];  &quot;, &quot;; [.SG34]; &quot;, &quot;; [.SG35]; &quot;, &quot;; [.SG36]; &quot;],&quot;)" office:value-type="string" office:string-value="[[[71,0],[0,0],[0,0],[0,0],[0,0]], [[58,0],[71,0],[0,0],[0,0],[0,0]], [[21,0],[58,0],[71,0],[0,0],[0,0]], [[22,0],[21,0],[58,0],[71,0],[0,0]], [[23,0],[22,0],[21,0],[58,0],[71,0]], [[71,0],[72,0],[73,0],[0,0],[0,0]], [[70,0],[71,0],[72,0],[73,0],[0,0]], [[69,0],[70,0],[71,0],[72,0],[73,0]], [[68,0],[69,0],[70,0],[71,0],[72,0]], [[67,0],[68,0],[69,0],[70,0],[71,0]], [[71,0],[0,0],[0,0],[0,0],[0,0]], [[59,0],[71,0],[0,0],[0,0],[0,0]], [[19,0],[59,0],[71,0],[0,0],[0,0]], [[15,0],[19,0],[59,0],[71,0],[0,0]], [[5,0],[15,0],[19,0],[59,0],[71,0]], [[71,0],[57,0],[75,0],[0,0],[0,0]], [[0,0],[71,0],[57,0],[75,0],[0,0]], [[0,0],[0,0],[71,0],[57,0],[75,0]], [[0,0],[0,0],[0,0],[71,0],[57,0]], [[0,0],[0,0],[0,0],[0,0],[71,0]]]," calcext:value-type="string">
            <text:p>[[[71,0],[0,0],[0,0],[0,0],[0,0]], [[58,0],[71,0],[0,0],[0,0],[0,0]], [[21,0],[58,0],[71,0],[0,0],[0,0]], [[22,0],[21,0],[58,0],[71,0],[0,0]], [[23,0],[22,0],[21,0],[58,0],[71,0]], [[71,0],[72,0],[73,0],[0,0],[0,0]], [[70,0],[71,0],[72,0],[73,0],[0,0]], [[69,0],[70,0],[71,0],[72,0],[73,0]], [[68,0],[69,0],[70,0],[71,0],[72,0]], [[67,0],[68,0],[69,0],[70,0],[71,0]], [[71,0],[0,0],[0,0],[0,0],[0,0]], [[59,0],[71,0],[0,0],[0,0],[0,0]], [[19,0],[59,0],[71,0],[0,0],[0,0]], [[15,0],[19,0],[59,0],[71,0],[0,0]], [[5,0],[15,0],[19,0],[59,0],[71,0]], [[71,0],[57,0],[75,0],[0,0],[0,0]], [[0,0],[71,0],[57,0],[75,0],[0,0]], [[0,0],[0,0],[71,0],[57,0],[75,0]], [[0,0],[0,0],[0,0],[71,0],[57,0]], [[0,0],[0,0],[0,0],[0,0],[71,0]]],</text:p>
          </table:table-cell>
          <table:table-cell table:number-columns-repeated="5"/>
          <table:table-cell table:style-name="ce31" table:formula="of:=[.SH14]" office:value-type="float" office:value="72" calcext:value-type="float">
            <text:p>72</text:p>
          </table:table-cell>
          <table:table-cell table:style-name="ce16" table:formula="of:=CONCATENATE(&quot;[&quot;; [.SN14]; &quot;, &quot;; [.SN15];  &quot;, &quot;; [.SN16]; &quot;, &quot;; [.SN17]; &quot;, &quot;; [.SN18]; &quot;, &quot;;  [.SN20]; &quot;, &quot;; [.SN21];  &quot;, &quot;; [.SN22]; &quot;, &quot;; [.SN23]; &quot;, &quot;; [.SN24]; &quot;, &quot;; [.SN26]; &quot;, &quot;; [.SN27];  &quot;, &quot;; [.SN28]; &quot;, &quot;; [.SN29]; &quot;, &quot;; [.SN30]; &quot;, &quot;;  [.SN32]; &quot;, &quot;; [.SN33];  &quot;, &quot;; [.SN34]; &quot;, &quot;; [.SN35]; &quot;, &quot;; [.SN36]; &quot;],&quot;)" office:value-type="string" office:string-value="[[[72,0],[0,0],[0,0],[0,0],[0,0]], [[57,0],[72,0],[0,0],[0,0],[0,0]], [[56,0],[57,0],[72,0],[0,0],[0,0]], [[55,0],[56,0],[57,0],[72,0],[0,0]], [[54,0],[55,0],[56,0],[57,0],[72,0]], [[72,0],[73,0],[0,0],[0,0],[0,0]], [[71,0],[72,0],[73,0],[0,0],[0,0]], [[70,0],[71,0],[72,0],[73,0],[0,0]], [[69,0],[70,0],[71,0],[72,0],[73,0]], [[68,0],[69,0],[70,0],[71,0],[72,0]], [[72,0],[0,0],[0,0],[0,0],[0,0]], [[58,0],[72,0],[0,0],[0,0],[0,0]], [[20,0],[58,0],[72,0],[0,0],[0,0]], [[14,0],[20,0],[58,0],[72,0],[0,0]], [[4,0],[14,0],[20,0],[58,0],[72,0]], [[72,0],[74,0],[0,0],[0,0],[0,0]], [[0,0],[72,0],[74,0],[0,0],[0,0]], [[0,0],[0,0],[72,0],[74,0],[0,0]], [[0,0],[0,0],[0,0],[72,0],[74,0]], [[0,0],[0,0],[0,0],[0,0],[72,0]]]," calcext:value-type="string">
            <text:p>[[[72,0],[0,0],[0,0],[0,0],[0,0]], [[57,0],[72,0],[0,0],[0,0],[0,0]], [[56,0],[57,0],[72,0],[0,0],[0,0]], [[55,0],[56,0],[57,0],[72,0],[0,0]], [[54,0],[55,0],[56,0],[57,0],[72,0]], [[72,0],[73,0],[0,0],[0,0],[0,0]], [[71,0],[72,0],[73,0],[0,0],[0,0]], [[70,0],[71,0],[72,0],[73,0],[0,0]], [[69,0],[70,0],[71,0],[72,0],[73,0]], [[68,0],[69,0],[70,0],[71,0],[72,0]], [[72,0],[0,0],[0,0],[0,0],[0,0]], [[58,0],[72,0],[0,0],[0,0],[0,0]], [[20,0],[58,0],[72,0],[0,0],[0,0]], [[14,0],[20,0],[58,0],[72,0],[0,0]], [[4,0],[14,0],[20,0],[58,0],[72,0]], [[72,0],[74,0],[0,0],[0,0],[0,0]], [[0,0],[72,0],[74,0],[0,0],[0,0]], [[0,0],[0,0],[72,0],[74,0],[0,0]], [[0,0],[0,0],[0,0],[72,0],[74,0]], [[0,0],[0,0],[0,0],[0,0],[72,0]]],</text:p>
          </table:table-cell>
          <table:table-cell table:number-columns-repeated="5"/>
          <table:table-cell table:style-name="ce31" table:formula="of:=[.SO14]" office:value-type="float" office:value="73" calcext:value-type="float">
            <text:p>73</text:p>
          </table:table-cell>
          <table:table-cell table:style-name="ce16" table:formula="of:=CONCATENATE(&quot;[&quot;; [.SU14]; &quot;, &quot;; [.SU15];  &quot;, &quot;; [.SU16]; &quot;, &quot;; [.SU17]; &quot;, &quot;; [.SU18]; &quot;, &quot;;  [.SU20]; &quot;, &quot;; [.SU21];  &quot;, &quot;; [.SU22]; &quot;, &quot;; [.SU23]; &quot;, &quot;; [.SU24]; &quot;, &quot;; [.SU26]; &quot;, &quot;; [.SU27];  &quot;, &quot;; [.SU28]; &quot;, &quot;; [.SU29]; &quot;, &quot;; [.SU30]; &quot;, &quot;;  [.SU32]; &quot;, &quot;; [.SU33];  &quot;, &quot;; [.SU34]; &quot;, &quot;; [.SU35]; &quot;, &quot;; [.SU36]; &quot;],&quot;)" office:value-type="string" office:string-value="[[[73,0],[0,0],[0,0],[0,0],[0,0]], [[74,0],[73,0],[0,0],[0,0],[0,0]], [[75,0],[74,0],[73,0],[0,0],[0,0]], [[76,0],[75,0],[74,0],[73,0],[0,0]], [[77,0],[76,0],[75,0],[74,0],[73,0]], [[73,0],[0,0],[0,0],[0,0],[0,0]], [[72,0],[73,0],[0,0],[0,0],[0,0]], [[71,0],[72,0],[73,0],[0,0],[0,0]], [[70,0],[71,0],[72,0],[73,0],[0,0]], [[69,0],[70,0],[71,0],[72,0],[73,0]], [[73,0],[0,0],[0,0],[0,0],[0,0]], [[57,0],[73,0],[0,0],[0,0],[0,0]], [[21,0],[57,0],[73,0],[0,0],[0,0]], [[13,0],[21,0],[57,0],[73,0],[0,0]], [[1,0],[13,0],[21,0],[57,0],[73,0]], [[73,0],[0,0],[0,0],[0,0],[0,0]], [[0,0],[73,0],[0,0],[0,0],[0,0]], [[0,0],[0,0],[73,0],[0,0],[0,0]], [[0,0],[0,0],[0,0],[73,0],[0,0]], [[0,0],[0,0],[0,0],[0,0],[73,0]]]," calcext:value-type="string">
            <text:p>[[[73,0],[0,0],[0,0],[0,0],[0,0]], [[74,0],[73,0],[0,0],[0,0],[0,0]], [[75,0],[74,0],[73,0],[0,0],[0,0]], [[76,0],[75,0],[74,0],[73,0],[0,0]], [[77,0],[76,0],[75,0],[74,0],[73,0]], [[73,0],[0,0],[0,0],[0,0],[0,0]], [[72,0],[73,0],[0,0],[0,0],[0,0]], [[71,0],[72,0],[73,0],[0,0],[0,0]], [[70,0],[71,0],[72,0],[73,0],[0,0]], [[69,0],[70,0],[71,0],[72,0],[73,0]], [[73,0],[0,0],[0,0],[0,0],[0,0]], [[57,0],[73,0],[0,0],[0,0],[0,0]], [[21,0],[57,0],[73,0],[0,0],[0,0]], [[13,0],[21,0],[57,0],[73,0],[0,0]], [[1,0],[13,0],[21,0],[57,0],[73,0]], [[73,0],[0,0],[0,0],[0,0],[0,0]], [[0,0],[73,0],[0,0],[0,0],[0,0]], [[0,0],[0,0],[73,0],[0,0],[0,0]], [[0,0],[0,0],[0,0],[73,0],[0,0]], [[0,0],[0,0],[0,0],[0,0],[73,0]]],</text:p>
          </table:table-cell>
          <table:table-cell table:number-columns-repeated="5"/>
          <table:table-cell table:style-name="ce31" table:formula="of:=[.SV14]" office:value-type="float" office:value="74" calcext:value-type="float">
            <text:p>74</text:p>
          </table:table-cell>
          <table:table-cell table:style-name="ce16" table:formula="of:=CONCATENATE(&quot;[&quot;; [.TB14]; &quot;, &quot;; [.TB15];  &quot;, &quot;; [.TB16]; &quot;, &quot;; [.TB17]; &quot;, &quot;; [.TB18]; &quot;, &quot;;  [.TB20]; &quot;, &quot;; [.TB21];  &quot;, &quot;; [.TB22]; &quot;, &quot;; [.TB23]; &quot;, &quot;; [.TB24]; &quot;, &quot;; [.TB26]; &quot;, &quot;; [.TB27];  &quot;, &quot;; [.TB28]; &quot;, &quot;; [.TB29]; &quot;, &quot;; [.TB30]; &quot;, &quot;;  [.TB32]; &quot;, &quot;; [.TB33];  &quot;, &quot;; [.TB34]; &quot;, &quot;; [.TB35]; &quot;, &quot;; [.TB36]; &quot;],&quot;)" office:value-type="string" office:string-value="[[[74,0],[73,0],[0,0],[0,0],[0,0]], [[75,0],[74,0],[73,0],[0,0],[0,0]], [[76,0],[75,0],[74,0],[73,0],[0,0]], [[77,0],[76,0],[75,0],[74,0],[73,0]], [[78,0],[77,0],[76,0],[75,0],[74,0]], [[74,0],[0,0],[0,0],[0,0],[0,0]], [[57,0],[74,0],[0,0],[0,0],[0,0]], [[58,0],[57,0],[74,0],[0,0],[0,0]], [[59,0],[58,0],[57,0],[74,0],[0,0]], [[60,0],[59,0],[58,0],[57,0],[74,0]], [[74,0],[0,0],[0,0],[0,0],[0,0]], [[36,0],[74,0],[0,0],[0,0],[0,0]], [[38,0],[36,0],[74,0],[0,0],[0,0]], [[96,0],[38,0],[36,0],[74,0],[0,0]], [[0,0],[96,0],[38,0],[36,0],[74,0]], [[74,0],[0,0],[0,0],[0,0],[0,0]], [[72,0],[74,0],[0,0],[0,0],[0,0]], [[0,0],[72,0],[74,0],[0,0],[0,0]], [[0,0],[0,0],[72,0],[74,0],[0,0]], [[0,0],[0,0],[0,0],[72,0],[74,0]]]," calcext:value-type="string">
            <text:p>[[[74,0],[73,0],[0,0],[0,0],[0,0]], [[75,0],[74,0],[73,0],[0,0],[0,0]], [[76,0],[75,0],[74,0],[73,0],[0,0]], [[77,0],[76,0],[75,0],[74,0],[73,0]], [[78,0],[77,0],[76,0],[75,0],[74,0]], [[74,0],[0,0],[0,0],[0,0],[0,0]], [[57,0],[74,0],[0,0],[0,0],[0,0]], [[58,0],[57,0],[74,0],[0,0],[0,0]], [[59,0],[58,0],[57,0],[74,0],[0,0]], [[60,0],[59,0],[58,0],[57,0],[74,0]], [[74,0],[0,0],[0,0],[0,0],[0,0]], [[36,0],[74,0],[0,0],[0,0],[0,0]], [[38,0],[36,0],[74,0],[0,0],[0,0]], [[96,0],[38,0],[36,0],[74,0],[0,0]], [[0,0],[96,0],[38,0],[36,0],[74,0]], [[74,0],[0,0],[0,0],[0,0],[0,0]], [[72,0],[74,0],[0,0],[0,0],[0,0]], [[0,0],[72,0],[74,0],[0,0],[0,0]], [[0,0],[0,0],[72,0],[74,0],[0,0]], [[0,0],[0,0],[0,0],[72,0],[74,0]]],</text:p>
          </table:table-cell>
          <table:table-cell table:number-columns-repeated="5"/>
          <table:table-cell table:style-name="ce31" table:formula="of:=[.TC14]" office:value-type="float" office:value="75" calcext:value-type="float">
            <text:p>75</text:p>
          </table:table-cell>
          <table:table-cell table:style-name="ce16" table:formula="of:=CONCATENATE(&quot;[&quot;; [.TI14]; &quot;, &quot;; [.TI15];  &quot;, &quot;; [.TI16]; &quot;, &quot;; [.TI17]; &quot;, &quot;; [.TI18]; &quot;, &quot;;  [.TI20]; &quot;, &quot;; [.TI21];  &quot;, &quot;; [.TI22]; &quot;, &quot;; [.TI23]; &quot;, &quot;; [.TI24]; &quot;, &quot;; [.TI26]; &quot;, &quot;; [.TI27];  &quot;, &quot;; [.TI28]; &quot;, &quot;; [.TI29]; &quot;, &quot;; [.TI30]; &quot;, &quot;;  [.TI32]; &quot;, &quot;; [.TI33];  &quot;, &quot;; [.TI34]; &quot;, &quot;; [.TI35]; &quot;, &quot;; [.TI36]; &quot;],&quot;)" office:value-type="string" office:string-value="[[[75,0],[74,0],[73,0],[0,0],[0,0]], [[76,0],[75,0],[74,0],[73,0],[0,0]], [[77,0],[76,0],[75,0],[74,0],[73,0]], [[78,0],[77,0],[76,0],[75,0],[74,0]], [[79,0],[78,0],[77,0],[76,0],[75,0]], [[75,0],[0,0],[0,0],[0,0],[0,0]], [[56,0],[75,0],[0,0],[0,0],[0,0]], [[21,0],[56,0],[75,0],[0,0],[0,0]], [[20,0],[21,0],[56,0],[75,0],[0,0]], [[19,0],[20,0],[21,0],[56,0],[75,0]], [[75,0],[0,0],[0,0],[0,0],[0,0]], [[55,0],[75,0],[0,0],[0,0],[0,0]], [[23,0],[55,0],[75,0],[0,0],[0,0]], [[11,0],[23,0],[55,0],[75,0],[0,0]], [[9,0],[11,0],[23,0],[55,0],[75,0]], [[75,0],[0,0],[0,0],[0,0],[0,0]], [[56,0],[75,0],[0,0],[0,0],[0,0]], [[58,0],[56,0],[75,0],[0,0],[0,0]], [[70,0],[58,0],[56,0],[75,0],[0,0]], [[0,0],[70,0],[58,0],[56,0],[75,0]]]," calcext:value-type="string">
            <text:p>[[[75,0],[74,0],[73,0],[0,0],[0,0]], [[76,0],[75,0],[74,0],[73,0],[0,0]], [[77,0],[76,0],[75,0],[74,0],[73,0]], [[78,0],[77,0],[76,0],[75,0],[74,0]], [[79,0],[78,0],[77,0],[76,0],[75,0]], [[75,0],[0,0],[0,0],[0,0],[0,0]], [[56,0],[75,0],[0,0],[0,0],[0,0]], [[21,0],[56,0],[75,0],[0,0],[0,0]], [[20,0],[21,0],[56,0],[75,0],[0,0]], [[19,0],[20,0],[21,0],[56,0],[75,0]], [[75,0],[0,0],[0,0],[0,0],[0,0]], [[55,0],[75,0],[0,0],[0,0],[0,0]], [[23,0],[55,0],[75,0],[0,0],[0,0]], [[11,0],[23,0],[55,0],[75,0],[0,0]], [[9,0],[11,0],[23,0],[55,0],[75,0]], [[75,0],[0,0],[0,0],[0,0],[0,0]], [[56,0],[75,0],[0,0],[0,0],[0,0]], [[58,0],[56,0],[75,0],[0,0],[0,0]], [[70,0],[58,0],[56,0],[75,0],[0,0]], [[0,0],[70,0],[58,0],[56,0],[75,0]]],</text:p>
          </table:table-cell>
          <table:table-cell table:number-columns-repeated="5"/>
          <table:table-cell table:style-name="ce31" table:formula="of:=[.TJ14]" office:value-type="float" office:value="76" calcext:value-type="float">
            <text:p>76</text:p>
          </table:table-cell>
          <table:table-cell table:style-name="ce16" table:formula="of:=CONCATENATE(&quot;[&quot;; [.TP14]; &quot;, &quot;; [.TP15];  &quot;, &quot;; [.TP16]; &quot;, &quot;; [.TP17]; &quot;, &quot;; [.TP18]; &quot;, &quot;;  [.TP20]; &quot;, &quot;; [.TP21];  &quot;, &quot;; [.TP22]; &quot;, &quot;; [.TP23]; &quot;, &quot;; [.TP24]; &quot;, &quot;; [.TP26]; &quot;, &quot;; [.TP27];  &quot;, &quot;; [.TP28]; &quot;, &quot;; [.TP29]; &quot;, &quot;; [.TP30]; &quot;, &quot;;  [.TP32]; &quot;, &quot;; [.TP33];  &quot;, &quot;; [.TP34]; &quot;, &quot;; [.TP35]; &quot;, &quot;; [.TP36]; &quot;],&quot;)" office:value-type="string" office:string-value="[[[76,0],[75,0],[74,0],[73,0],[0,0]], [[77,0],[76,0],[75,0],[74,0],[73,0]], [[78,0],[77,0],[76,0],[75,0],[74,0]], [[79,0],[78,0],[77,0],[76,0],[75,0]], [[80,0],[79,0],[78,0],[77,0],[76,0]], [[76,0],[0,0],[0,0],[0,0],[0,0]], [[55,0],[76,0],[0,0],[0,0],[0,0]], [[22,0],[55,0],[76,0],[0,0],[0,0]], [[13,0],[22,0],[55,0],[76,0],[0,0]], [[14,0],[13,0],[22,0],[55,0],[76,0]], [[76,0],[0,0],[0,0],[0,0],[0,0]], [[54,0],[76,0],[0,0],[0,0],[0,0]], [[24,0],[54,0],[76,0],[0,0],[0,0]], [[10,0],[24,0],[54,0],[76,0],[0,0]], [[28,0],[10,0],[24,0],[54,0],[76,0]], [[76,0],[0,0],[0,0],[0,0],[0,0]], [[56,0],[76,0],[0,0],[0,0],[0,0]], [[58,0],[56,0],[76,0],[0,0],[0,0]], [[70,0],[58,0],[56,0],[76,0],[0,0]], [[0,0],[70,0],[58,0],[56,0],[76,0]]]," calcext:value-type="string">
            <text:p>[[[76,0],[75,0],[74,0],[73,0],[0,0]], [[77,0],[76,0],[75,0],[74,0],[73,0]], [[78,0],[77,0],[76,0],[75,0],[74,0]], [[79,0],[78,0],[77,0],[76,0],[75,0]], [[80,0],[79,0],[78,0],[77,0],[76,0]], [[76,0],[0,0],[0,0],[0,0],[0,0]], [[55,0],[76,0],[0,0],[0,0],[0,0]], [[22,0],[55,0],[76,0],[0,0],[0,0]], [[13,0],[22,0],[55,0],[76,0],[0,0]], [[14,0],[13,0],[22,0],[55,0],[76,0]], [[76,0],[0,0],[0,0],[0,0],[0,0]], [[54,0],[76,0],[0,0],[0,0],[0,0]], [[24,0],[54,0],[76,0],[0,0],[0,0]], [[10,0],[24,0],[54,0],[76,0],[0,0]], [[28,0],[10,0],[24,0],[54,0],[76,0]], [[76,0],[0,0],[0,0],[0,0],[0,0]], [[56,0],[76,0],[0,0],[0,0],[0,0]], [[58,0],[56,0],[76,0],[0,0],[0,0]], [[70,0],[58,0],[56,0],[76,0],[0,0]], [[0,0],[70,0],[58,0],[56,0],[76,0]]],</text:p>
          </table:table-cell>
          <table:table-cell table:number-columns-repeated="5"/>
          <table:table-cell table:style-name="ce31" table:formula="of:=[.TQ14]" office:value-type="float" office:value="77" calcext:value-type="float">
            <text:p>77</text:p>
          </table:table-cell>
          <table:table-cell table:style-name="ce16" table:formula="of:=CONCATENATE(&quot;[&quot;; [.TW14]; &quot;, &quot;; [.TW15];  &quot;, &quot;; [.TW16]; &quot;, &quot;; [.TW17]; &quot;, &quot;; [.TW18]; &quot;, &quot;;  [.TW20]; &quot;, &quot;; [.TW21];  &quot;, &quot;; [.TW22]; &quot;, &quot;; [.TW23]; &quot;, &quot;; [.TW24]; &quot;, &quot;; [.TW26]; &quot;, &quot;; [.TW27];  &quot;, &quot;; [.TW28]; &quot;, &quot;; [.TW29]; &quot;, &quot;; [.TW30]; &quot;, &quot;;  [.TW32]; &quot;, &quot;; [.TW33];  &quot;, &quot;; [.TW34]; &quot;, &quot;; [.TW35]; &quot;, &quot;; [.TW36]; &quot;],&quot;)" office:value-type="string" office:string-value="[[[77,0],[76,0],[75,0],[74,0],[73,0]], [[78,0],[77,0],[76,0],[75,0],[74,0]], [[79,0],[78,0],[77,0],[76,0],[75,0]], [[80,0],[79,0],[78,0],[77,0],[76,0]], [[81,0],[80,0],[79,0],[78,0],[77,0]], [[77,0],[0,0],[0,0],[0,0],[0,0]], [[54,0],[77,0],[0,0],[0,0],[0,0]], [[23,0],[54,0],[77,0],[0,0],[0,0]], [[12,0],[23,0],[54,0],[77,0],[0,0]], [[1,0],[12,0],[23,0],[54,0],[77,0]], [[77,0],[0,0],[0,0],[0,0],[0,0]], [[53,0],[77,0],[0,0],[0,0],[0,0]], [[25,0],[53,0],[77,0],[0,0],[0,0]], [[27,0],[25,0],[53,0],[77,0],[0,0]], [[47,0],[27,0],[25,0],[53,0],[77,0]], [[77,0],[0,0],[0,0],[0,0],[0,0]], [[55,0],[77,0],[0,0],[0,0],[0,0]], [[21,0],[55,0],[77,0],[0,0],[0,0]], [[59,0],[21,0],[55,0],[77,0],[0,0]], [[69,0],[59,0],[21,0],[55,0],[77,0]]]," calcext:value-type="string">
            <text:p>[[[77,0],[76,0],[75,0],[74,0],[73,0]], [[78,0],[77,0],[76,0],[75,0],[74,0]], [[79,0],[78,0],[77,0],[76,0],[75,0]], [[80,0],[79,0],[78,0],[77,0],[76,0]], [[81,0],[80,0],[79,0],[78,0],[77,0]], [[77,0],[0,0],[0,0],[0,0],[0,0]], [[54,0],[77,0],[0,0],[0,0],[0,0]], [[23,0],[54,0],[77,0],[0,0],[0,0]], [[12,0],[23,0],[54,0],[77,0],[0,0]], [[1,0],[12,0],[23,0],[54,0],[77,0]], [[77,0],[0,0],[0,0],[0,0],[0,0]], [[53,0],[77,0],[0,0],[0,0],[0,0]], [[25,0],[53,0],[77,0],[0,0],[0,0]], [[27,0],[25,0],[53,0],[77,0],[0,0]], [[47,0],[27,0],[25,0],[53,0],[77,0]], [[77,0],[0,0],[0,0],[0,0],[0,0]], [[55,0],[77,0],[0,0],[0,0],[0,0]], [[21,0],[55,0],[77,0],[0,0],[0,0]], [[59,0],[21,0],[55,0],[77,0],[0,0]], [[69,0],[59,0],[21,0],[55,0],[77,0]]],</text:p>
          </table:table-cell>
          <table:table-cell table:number-columns-repeated="5"/>
          <table:table-cell table:style-name="ce31" table:formula="of:=[.TX14]" office:value-type="float" office:value="78" calcext:value-type="float">
            <text:p>78</text:p>
          </table:table-cell>
          <table:table-cell table:style-name="ce16" table:formula="of:=CONCATENATE(&quot;[&quot;; [.UD14]; &quot;, &quot;; [.UD15];  &quot;, &quot;; [.UD16]; &quot;, &quot;; [.UD17]; &quot;, &quot;; [.UD18]; &quot;, &quot;;  [.UD20]; &quot;, &quot;; [.UD21];  &quot;, &quot;; [.UD22]; &quot;, &quot;; [.UD23]; &quot;, &quot;; [.UD24]; &quot;, &quot;; [.UD26]; &quot;, &quot;; [.UD27];  &quot;, &quot;; [.UD28]; &quot;, &quot;; [.UD29]; &quot;, &quot;; [.UD30]; &quot;, &quot;;  [.UD32]; &quot;, &quot;; [.UD33];  &quot;, &quot;; [.UD34]; &quot;, &quot;; [.UD35]; &quot;, &quot;; [.UD36]; &quot;],&quot;)" office:value-type="string" office:string-value="[[[78,0],[77,0],[76,0],[75,0],[74,0]], [[79,0],[78,0],[77,0],[76,0],[75,0]], [[80,0],[79,0],[78,0],[77,0],[76,0]], [[81,0],[80,0],[79,0],[78,0],[77,0]], [[82,0],[81,0],[80,0],[79,0],[78,0]], [[78,0],[0,0],[0,0],[0,0],[0,0]], [[53,0],[78,0],[0,0],[0,0],[0,0]], [[24,0],[53,0],[78,0],[0,0],[0,0]], [[12,0],[24,0],[53,0],[78,0],[0,0]], [[1,0],[12,0],[24,0],[53,0],[78,0]], [[78,0],[0,0],[0,0],[0,0],[0,0]], [[52,0],[78,0],[0,0],[0,0],[0,0]], [[26,0],[52,0],[78,0],[0,0],[0,0]], [[48,0],[26,0],[52,0],[78,0],[0,0]], [[86,0],[48,0],[26,0],[52,0],[78,0]], [[78,0],[0,0],[0,0],[0,0],[0,0]], [[54,0],[78,0],[0,0],[0,0],[0,0]], [[22,0],[54,0],[78,0],[0,0],[0,0]], [[20,0],[22,0],[54,0],[78,0],[0,0]], [[60,0],[20,0],[22,0],[54,0],[78,0]]]," calcext:value-type="string">
            <text:p>[[[78,0],[77,0],[76,0],[75,0],[74,0]], [[79,0],[78,0],[77,0],[76,0],[75,0]], [[80,0],[79,0],[78,0],[77,0],[76,0]], [[81,0],[80,0],[79,0],[78,0],[77,0]], [[82,0],[81,0],[80,0],[79,0],[78,0]], [[78,0],[0,0],[0,0],[0,0],[0,0]], [[53,0],[78,0],[0,0],[0,0],[0,0]], [[24,0],[53,0],[78,0],[0,0],[0,0]], [[12,0],[24,0],[53,0],[78,0],[0,0]], [[1,0],[12,0],[24,0],[53,0],[78,0]], [[78,0],[0,0],[0,0],[0,0],[0,0]], [[52,0],[78,0],[0,0],[0,0],[0,0]], [[26,0],[52,0],[78,0],[0,0],[0,0]], [[48,0],[26,0],[52,0],[78,0],[0,0]], [[86,0],[48,0],[26,0],[52,0],[78,0]], [[78,0],[0,0],[0,0],[0,0],[0,0]], [[54,0],[78,0],[0,0],[0,0],[0,0]], [[22,0],[54,0],[78,0],[0,0],[0,0]], [[20,0],[22,0],[54,0],[78,0],[0,0]], [[60,0],[20,0],[22,0],[54,0],[78,0]]],</text:p>
          </table:table-cell>
          <table:table-cell table:number-columns-repeated="5"/>
          <table:table-cell table:style-name="ce31" table:formula="of:=[.UE14]" office:value-type="float" office:value="79" calcext:value-type="float">
            <text:p>79</text:p>
          </table:table-cell>
          <table:table-cell table:style-name="ce16" table:formula="of:=CONCATENATE(&quot;[&quot;; [.UK14]; &quot;, &quot;; [.UK15];  &quot;, &quot;; [.UK16]; &quot;, &quot;; [.UK17]; &quot;, &quot;; [.UK18]; &quot;, &quot;;  [.UK20]; &quot;, &quot;; [.UK21];  &quot;, &quot;; [.UK22]; &quot;, &quot;; [.UK23]; &quot;, &quot;; [.UK24]; &quot;, &quot;; [.UK26]; &quot;, &quot;; [.UK27];  &quot;, &quot;; [.UK28]; &quot;, &quot;; [.UK29]; &quot;, &quot;; [.UK30]; &quot;, &quot;;  [.UK32]; &quot;, &quot;; [.UK33];  &quot;, &quot;; [.UK34]; &quot;, &quot;; [.UK35]; &quot;, &quot;; [.UK36]; &quot;],&quot;)" office:value-type="string" office:string-value="[[[79,0],[78,0],[77,0],[76,0],[75,0]], [[80,0],[79,0],[78,0],[77,0],[76,0]], [[81,0],[80,0],[79,0],[78,0],[77,0]], [[82,0],[81,0],[80,0],[79,0],[78,0]], [[0,0],[82,0],[81,0],[80,0],[79,0]], [[79,0],[0,0],[0,0],[0,0],[0,0]], [[52,0],[79,0],[0,0],[0,0],[0,0]], [[25,0],[52,0],[79,0],[0,0],[0,0]], [[10,0],[25,0],[52,0],[79,0],[0,0]], [[9,0],[10,0],[25,0],[52,0],[79,0]], [[79,0],[0,0],[0,0],[0,0],[0,0]], [[51,0],[79,0],[0,0],[0,0],[0,0]], [[49,0],[51,0],[79,0],[0,0],[0,0]], [[85,0],[49,0],[51,0],[79,0],[0,0]], [[0,0],[85,0],[49,0],[51,0],[79,0]], [[79,0],[0,0],[0,0],[0,0],[0,0]], [[53,0],[79,0],[0,0],[0,0],[0,0]], [[23,0],[53,0],[79,0],[0,0],[0,0]], [[13,0],[23,0],[53,0],[79,0],[0,0]], [[19,0],[13,0],[23,0],[53,0],[79,0]]]," calcext:value-type="string">
            <text:p>[[[79,0],[78,0],[77,0],[76,0],[75,0]], [[80,0],[79,0],[78,0],[77,0],[76,0]], [[81,0],[80,0],[79,0],[78,0],[77,0]], [[82,0],[81,0],[80,0],[79,0],[78,0]], [[0,0],[82,0],[81,0],[80,0],[79,0]], [[79,0],[0,0],[0,0],[0,0],[0,0]], [[52,0],[79,0],[0,0],[0,0],[0,0]], [[25,0],[52,0],[79,0],[0,0],[0,0]], [[10,0],[25,0],[52,0],[79,0],[0,0]], [[9,0],[10,0],[25,0],[52,0],[79,0]], [[79,0],[0,0],[0,0],[0,0],[0,0]], [[51,0],[79,0],[0,0],[0,0],[0,0]], [[49,0],[51,0],[79,0],[0,0],[0,0]], [[85,0],[49,0],[51,0],[79,0],[0,0]], [[0,0],[85,0],[49,0],[51,0],[79,0]], [[79,0],[0,0],[0,0],[0,0],[0,0]], [[53,0],[79,0],[0,0],[0,0],[0,0]], [[23,0],[53,0],[79,0],[0,0],[0,0]], [[13,0],[23,0],[53,0],[79,0],[0,0]], [[19,0],[13,0],[23,0],[53,0],[79,0]]],</text:p>
          </table:table-cell>
          <table:table-cell table:number-columns-repeated="5"/>
          <table:table-cell table:style-name="ce31" table:formula="of:=[.UL14]" office:value-type="float" office:value="80" calcext:value-type="float">
            <text:p>80</text:p>
          </table:table-cell>
          <table:table-cell table:style-name="ce16" table:formula="of:=CONCATENATE(&quot;[&quot;; [.UR14]; &quot;, &quot;; [.UR15];  &quot;, &quot;; [.UR16]; &quot;, &quot;; [.UR17]; &quot;, &quot;; [.UR18]; &quot;, &quot;;  [.UR20]; &quot;, &quot;; [.UR21];  &quot;, &quot;; [.UR22]; &quot;, &quot;; [.UR23]; &quot;, &quot;; [.UR24]; &quot;, &quot;; [.UR26]; &quot;, &quot;; [.UR27];  &quot;, &quot;; [.UR28]; &quot;, &quot;; [.UR29]; &quot;, &quot;; [.UR30]; &quot;, &quot;;  [.UR32]; &quot;, &quot;; [.UR33];  &quot;, &quot;; [.UR34]; &quot;, &quot;; [.UR35]; &quot;, &quot;; [.UR36]; &quot;],&quot;)" office:value-type="string" office:string-value="[[[80,0],[79,0],[78,0],[77,0],[76,0]], [[81,0],[80,0],[79,0],[78,0],[77,0]], [[82,0],[81,0],[80,0],[79,0],[78,0]], [[0,0],[82,0],[81,0],[80,0],[79,0]], [[0,0],[0,0],[82,0],[81,0],[80,0]], [[80,0],[0,0],[0,0],[0,0],[0,0]], [[51,0],[80,0],[0,0],[0,0],[0,0]], [[26,0],[51,0],[80,0],[0,0],[0,0]], [[27,0],[26,0],[51,0],[80,0],[0,0]], [[28,0],[27,0],[26,0],[51,0],[80,0]], [[80,0],[0,0],[0,0],[0,0],[0,0]], [[50,0],[80,0],[0,0],[0,0],[0,0]], [[84,0],[50,0],[80,0],[0,0],[0,0]], [[0,0],[84,0],[50,0],[80,0],[0,0]], [[0,0],[0,0],[84,0],[50,0],[80,0]], [[80,0],[0,0],[0,0],[0,0],[0,0]], [[52,0],[80,0],[0,0],[0,0],[0,0]], [[24,0],[52,0],[80,0],[0,0],[0,0]], [[12,0],[24,0],[52,0],[80,0],[0,0]], [[14,0],[12,0],[24,0],[52,0],[80,0]]]," calcext:value-type="string">
            <text:p>[[[80,0],[79,0],[78,0],[77,0],[76,0]], [[81,0],[80,0],[79,0],[78,0],[77,0]], [[82,0],[81,0],[80,0],[79,0],[78,0]], [[0,0],[82,0],[81,0],[80,0],[79,0]], [[0,0],[0,0],[82,0],[81,0],[80,0]], [[80,0],[0,0],[0,0],[0,0],[0,0]], [[51,0],[80,0],[0,0],[0,0],[0,0]], [[26,0],[51,0],[80,0],[0,0],[0,0]], [[27,0],[26,0],[51,0],[80,0],[0,0]], [[28,0],[27,0],[26,0],[51,0],[80,0]], [[80,0],[0,0],[0,0],[0,0],[0,0]], [[50,0],[80,0],[0,0],[0,0],[0,0]], [[84,0],[50,0],[80,0],[0,0],[0,0]], [[0,0],[84,0],[50,0],[80,0],[0,0]], [[0,0],[0,0],[84,0],[50,0],[80,0]], [[80,0],[0,0],[0,0],[0,0],[0,0]], [[52,0],[80,0],[0,0],[0,0],[0,0]], [[24,0],[52,0],[80,0],[0,0],[0,0]], [[12,0],[24,0],[52,0],[80,0],[0,0]], [[14,0],[12,0],[24,0],[52,0],[80,0]]],</text:p>
          </table:table-cell>
          <table:table-cell table:number-columns-repeated="5"/>
          <table:table-cell table:style-name="ce31" table:formula="of:=[.US14]" office:value-type="float" office:value="81" calcext:value-type="float">
            <text:p>81</text:p>
          </table:table-cell>
          <table:table-cell table:style-name="ce16" table:formula="of:=CONCATENATE(&quot;[&quot;; [.UY14]; &quot;, &quot;; [.UY15];  &quot;, &quot;; [.UY16]; &quot;, &quot;; [.UY17]; &quot;, &quot;; [.UY18]; &quot;, &quot;;  [.UY20]; &quot;, &quot;; [.UY21];  &quot;, &quot;; [.UY22]; &quot;, &quot;; [.UY23]; &quot;, &quot;; [.UY24]; &quot;, &quot;; [.UY26]; &quot;, &quot;; [.UY27];  &quot;, &quot;; [.UY28]; &quot;, &quot;; [.UY29]; &quot;, &quot;; [.UY30]; &quot;, &quot;;  [.UY32]; &quot;, &quot;; [.UY33];  &quot;, &quot;; [.UY34]; &quot;, &quot;; [.UY35]; &quot;, &quot;; [.UY36]; &quot;],&quot;)" office:value-type="string" office:string-value="[[[81,0],[80,0],[79,0],[78,0],[77,0]], [[82,0],[81,0],[80,0],[79,0],[78,0]], [[0,0],[82,0],[81,0],[80,0],[79,0]], [[0,0],[0,0],[82,0],[81,0],[80,0]], [[0,0],[0,0],[0,0],[82,0],[81,0]], [[81,0],[0,0],[0,0],[0,0],[0,0]], [[50,0],[81,0],[0,0],[0,0],[0,0]], [[49,0],[50,0],[81,0],[0,0],[0,0]], [[48,0],[49,0],[50,0],[81,0],[0,0]], [[47,0],[48,0],[49,0],[50,0],[81,0]], [[81,0],[0,0],[0,0],[0,0],[0,0]], [[83,0],[81,0],[0,0],[0,0],[0,0]], [[0,0],[83,0],[81,0],[0,0],[0,0]], [[0,0],[0,0],[83,0],[81,0],[0,0]], [[0,0],[0,0],[0,0],[83,0],[81,0]], [[81,0],[0,0],[0,0],[0,0],[0,0]], [[51,0],[81,0],[0,0],[0,0],[0,0]], [[25,0],[51,0],[81,0],[0,0],[0,0]], [[11,0],[25,0],[51,0],[81,0],[0,0]], [[1,0],[11,0],[25,0],[51,0],[81,0]]]," calcext:value-type="string">
            <text:p>[[[81,0],[80,0],[79,0],[78,0],[77,0]], [[82,0],[81,0],[80,0],[79,0],[78,0]], [[0,0],[82,0],[81,0],[80,0],[79,0]], [[0,0],[0,0],[82,0],[81,0],[80,0]], [[0,0],[0,0],[0,0],[82,0],[81,0]], [[81,0],[0,0],[0,0],[0,0],[0,0]], [[50,0],[81,0],[0,0],[0,0],[0,0]], [[49,0],[50,0],[81,0],[0,0],[0,0]], [[48,0],[49,0],[50,0],[81,0],[0,0]], [[47,0],[48,0],[49,0],[50,0],[81,0]], [[81,0],[0,0],[0,0],[0,0],[0,0]], [[83,0],[81,0],[0,0],[0,0],[0,0]], [[0,0],[83,0],[81,0],[0,0],[0,0]], [[0,0],[0,0],[83,0],[81,0],[0,0]], [[0,0],[0,0],[0,0],[83,0],[81,0]], [[81,0],[0,0],[0,0],[0,0],[0,0]], [[51,0],[81,0],[0,0],[0,0],[0,0]], [[25,0],[51,0],[81,0],[0,0],[0,0]], [[11,0],[25,0],[51,0],[81,0],[0,0]], [[1,0],[11,0],[25,0],[51,0],[81,0]]],</text:p>
          </table:table-cell>
          <table:table-cell table:number-columns-repeated="5"/>
          <table:table-cell table:style-name="ce31" table:formula="of:=[.UZ14]" office:value-type="float" office:value="82" calcext:value-type="float">
            <text:p>82</text:p>
          </table:table-cell>
          <table:table-cell table:style-name="ce16" table:formula="of:=CONCATENATE(&quot;[&quot;; [.VF14]; &quot;, &quot;; [.VF15];  &quot;, &quot;; [.VF16]; &quot;, &quot;; [.VF17]; &quot;, &quot;; [.VF18]; &quot;, &quot;;  [.VF20]; &quot;, &quot;; [.VF21];  &quot;, &quot;; [.VF22]; &quot;, &quot;; [.VF23]; &quot;, &quot;; [.VF24]; &quot;, &quot;; [.VF26]; &quot;, &quot;; [.VF27];  &quot;, &quot;; [.VF28]; &quot;, &quot;; [.VF29]; &quot;, &quot;; [.VF30]; &quot;, &quot;;  [.VF32]; &quot;, &quot;; [.VF33];  &quot;, &quot;; [.VF34]; &quot;, &quot;; [.VF35]; &quot;, &quot;; [.VF36]; &quot;],&quot;)" office:value-type="string" office:string-value="[[[82,0],[81,0],[80,0],[79,0],[78,0]], [[0,0],[82,0],[81,0],[80,0],[79,0]], [[0,0],[0,0],[82,0],[81,0],[80,0]], [[0,0],[0,0],[0,0],[82,0],[81,0]], [[0,0],[0,0],[0,0],[0,0],[82,0]], [[82,0],[0,0],[0,0],[0,0],[0,0]], [[83,0],[82,0],[0,0],[0,0],[0,0]], [[84,0],[83,0],[82,0],[0,0],[0,0]], [[85,0],[84,0],[83,0],[82,0],[0,0]], [[86,0],[85,0],[84,0],[83,0],[82,0]], [[82,0],[0,0],[0,0],[0,0],[0,0]], [[0,0],[82,0],[0,0],[0,0],[0,0]], [[0,0],[0,0],[82,0],[0,0],[0,0]], [[0,0],[0,0],[0,0],[82,0],[0,0]], [[0,0],[0,0],[0,0],[0,0],[82,0]], [[82,0],[0,0],[0,0],[0,0],[0,0]], [[50,0],[82,0],[0,0],[0,0],[0,0]], [[26,0],[50,0],[82,0],[0,0],[0,0]], [[10,0],[26,0],[50,0],[82,0],[0,0]], [[2,0],[10,0],[26,0],[50,0],[82,0]]]," calcext:value-type="string">
            <text:p>[[[82,0],[81,0],[80,0],[79,0],[78,0]], [[0,0],[82,0],[81,0],[80,0],[79,0]], [[0,0],[0,0],[82,0],[81,0],[80,0]], [[0,0],[0,0],[0,0],[82,0],[81,0]], [[0,0],[0,0],[0,0],[0,0],[82,0]], [[82,0],[0,0],[0,0],[0,0],[0,0]], [[83,0],[82,0],[0,0],[0,0],[0,0]], [[84,0],[83,0],[82,0],[0,0],[0,0]], [[85,0],[84,0],[83,0],[82,0],[0,0]], [[86,0],[85,0],[84,0],[83,0],[82,0]], [[82,0],[0,0],[0,0],[0,0],[0,0]], [[0,0],[82,0],[0,0],[0,0],[0,0]], [[0,0],[0,0],[82,0],[0,0],[0,0]], [[0,0],[0,0],[0,0],[82,0],[0,0]], [[0,0],[0,0],[0,0],[0,0],[82,0]], [[82,0],[0,0],[0,0],[0,0],[0,0]], [[50,0],[82,0],[0,0],[0,0],[0,0]], [[26,0],[50,0],[82,0],[0,0],[0,0]], [[10,0],[26,0],[50,0],[82,0],[0,0]], [[2,0],[10,0],[26,0],[50,0],[82,0]]],</text:p>
          </table:table-cell>
          <table:table-cell table:number-columns-repeated="5"/>
          <table:table-cell table:style-name="ce31" table:formula="of:=[.VG14]" office:value-type="float" office:value="83" calcext:value-type="float">
            <text:p>83</text:p>
          </table:table-cell>
          <table:table-cell table:style-name="ce16" table:formula="of:=CONCATENATE(&quot;[&quot;; [.VM14]; &quot;, &quot;; [.VM15];  &quot;, &quot;; [.VM16]; &quot;, &quot;; [.VM17]; &quot;, &quot;; [.VM18]; &quot;, &quot;;  [.VM20]; &quot;, &quot;; [.VM21];  &quot;, &quot;; [.VM22]; &quot;, &quot;; [.VM23]; &quot;, &quot;; [.VM24]; &quot;, &quot;; [.VM26]; &quot;, &quot;; [.VM27];  &quot;, &quot;; [.VM28]; &quot;, &quot;; [.VM29]; &quot;, &quot;; [.VM30]; &quot;, &quot;;  [.VM32]; &quot;, &quot;; [.VM33];  &quot;, &quot;; [.VM34]; &quot;, &quot;; [.VM35]; &quot;, &quot;; [.VM36]; &quot;],&quot;)" office:value-type="string" office:string-value="[[[83,0],[50,0],[51,0],[52,0],[53,0]], [[0,0],[83,0],[50,0],[51,0],[52,0]], [[0,0],[0,0],[83,0],[50,0],[51,0]], [[0,0],[0,0],[0,0],[83,0],[50,0]], [[0,0],[0,0],[0,0],[0,0],[83,0]], [[83,0],[82,0],[0,0],[0,0],[0,0]], [[84,0],[83,0],[82,0],[0,0],[0,0]], [[85,0],[84,0],[83,0],[82,0],[0,0]], [[86,0],[85,0],[84,0],[83,0],[82,0]], [[87,0],[86,0],[85,0],[84,0],[83,0]], [[83,0],[81,0],[0,0],[0,0],[0,0]], [[0,0],[83,0],[81,0],[0,0],[0,0]], [[0,0],[0,0],[83,0],[81,0],[0,0]], [[0,0],[0,0],[0,0],[83,0],[81,0]], [[0,0],[0,0],[0,0],[0,0],[83,0]], [[83,0],[0,0],[0,0],[0,0],[0,0]], [[49,0],[83,0],[0,0],[0,0],[0,0]], [[27,0],[49,0],[83,0],[0,0],[0,0]], [[9,0],[27,0],[49,0],[83,0],[0,0]], [[3,0],[9,0],[27,0],[49,0],[83,0]]]," calcext:value-type="string">
            <text:p>[[[83,0],[50,0],[51,0],[52,0],[53,0]], [[0,0],[83,0],[50,0],[51,0],[52,0]], [[0,0],[0,0],[83,0],[50,0],[51,0]], [[0,0],[0,0],[0,0],[83,0],[50,0]], [[0,0],[0,0],[0,0],[0,0],[83,0]], [[83,0],[82,0],[0,0],[0,0],[0,0]], [[84,0],[83,0],[82,0],[0,0],[0,0]], [[85,0],[84,0],[83,0],[82,0],[0,0]], [[86,0],[85,0],[84,0],[83,0],[82,0]], [[87,0],[86,0],[85,0],[84,0],[83,0]], [[83,0],[81,0],[0,0],[0,0],[0,0]], [[0,0],[83,0],[81,0],[0,0],[0,0]], [[0,0],[0,0],[83,0],[81,0],[0,0]], [[0,0],[0,0],[0,0],[83,0],[81,0]], [[0,0],[0,0],[0,0],[0,0],[83,0]], [[83,0],[0,0],[0,0],[0,0],[0,0]], [[49,0],[83,0],[0,0],[0,0],[0,0]], [[27,0],[49,0],[83,0],[0,0],[0,0]], [[9,0],[27,0],[49,0],[83,0],[0,0]], [[3,0],[9,0],[27,0],[49,0],[83,0]]],</text:p>
          </table:table-cell>
          <table:table-cell table:number-columns-repeated="5"/>
          <table:table-cell table:style-name="ce31" table:formula="of:=[.VN14]" office:value-type="float" office:value="84" calcext:value-type="float">
            <text:p>84</text:p>
          </table:table-cell>
          <table:table-cell table:style-name="ce16" table:formula="of:=CONCATENATE(&quot;[&quot;; [.VT14]; &quot;, &quot;; [.VT15];  &quot;, &quot;; [.VT16]; &quot;, &quot;; [.VT17]; &quot;, &quot;; [.VT18]; &quot;, &quot;;  [.VT20]; &quot;, &quot;; [.VT21];  &quot;, &quot;; [.VT22]; &quot;, &quot;; [.VT23]; &quot;, &quot;; [.VT24]; &quot;, &quot;; [.VT26]; &quot;, &quot;; [.VT27];  &quot;, &quot;; [.VT28]; &quot;, &quot;; [.VT29]; &quot;, &quot;; [.VT30]; &quot;, &quot;;  [.VT32]; &quot;, &quot;; [.VT33];  &quot;, &quot;; [.VT34]; &quot;, &quot;; [.VT35]; &quot;, &quot;; [.VT36]; &quot;],&quot;)" office:value-type="string" office:string-value="[[[84,0],[49,0],[26,0],[25,0],[24,0]], [[0,0],[84,0],[49,0],[26,0],[25,0]], [[0,0],[0,0],[84,0],[49,0],[26,0]], [[0,0],[0,0],[0,0],[84,0],[49,0]], [[0,0],[0,0],[0,0],[0,0],[84,0]], [[84,0],[83,0],[82,0],[0,0],[0,0]], [[85,0],[84,0],[83,0],[82,0],[0,0]], [[86,0],[85,0],[84,0],[83,0],[82,0]], [[87,0],[86,0],[85,0],[84,0],[83,0]], [[88,0],[87,0],[86,0],[85,0],[84,0]], [[84,0],[50,0],[80,0],[0,0],[0,0]], [[0,0],[84,0],[50,0],[80,0],[0,0]], [[0,0],[0,0],[84,0],[50,0],[80,0]], [[0,0],[0,0],[0,0],[84,0],[50,0]], [[0,0],[0,0],[0,0],[0,0],[84,0]], [[84,0],[0,0],[0,0],[0,0],[0,0]], [[48,0],[84,0],[0,0],[0,0],[0,0]], [[28,0],[48,0],[84,0],[0,0],[0,0]], [[8,0],[28,0],[48,0],[84,0],[0,0]], [[6,0],[8,0],[28,0],[48,0],[84,0]]]," calcext:value-type="string">
            <text:p>[[[84,0],[49,0],[26,0],[25,0],[24,0]], [[0,0],[84,0],[49,0],[26,0],[25,0]], [[0,0],[0,0],[84,0],[49,0],[26,0]], [[0,0],[0,0],[0,0],[84,0],[49,0]], [[0,0],[0,0],[0,0],[0,0],[84,0]], [[84,0],[83,0],[82,0],[0,0],[0,0]], [[85,0],[84,0],[83,0],[82,0],[0,0]], [[86,0],[85,0],[84,0],[83,0],[82,0]], [[87,0],[86,0],[85,0],[84,0],[83,0]], [[88,0],[87,0],[86,0],[85,0],[84,0]], [[84,0],[50,0],[80,0],[0,0],[0,0]], [[0,0],[84,0],[50,0],[80,0],[0,0]], [[0,0],[0,0],[84,0],[50,0],[80,0]], [[0,0],[0,0],[0,0],[84,0],[50,0]], [[0,0],[0,0],[0,0],[0,0],[84,0]], [[84,0],[0,0],[0,0],[0,0],[0,0]], [[48,0],[84,0],[0,0],[0,0],[0,0]], [[28,0],[48,0],[84,0],[0,0],[0,0]], [[8,0],[28,0],[48,0],[84,0],[0,0]], [[6,0],[8,0],[28,0],[48,0],[84,0]]],</text:p>
          </table:table-cell>
          <table:table-cell table:number-columns-repeated="5"/>
          <table:table-cell table:style-name="ce31" table:formula="of:=[.VU14]" office:value-type="float" office:value="85" calcext:value-type="float">
            <text:p>85</text:p>
          </table:table-cell>
          <table:table-cell table:style-name="ce16" table:formula="of:=CONCATENATE(&quot;[&quot;; [.WA14]; &quot;, &quot;; [.WA15];  &quot;, &quot;; [.WA16]; &quot;, &quot;; [.WA17]; &quot;, &quot;; [.WA18]; &quot;, &quot;;  [.WA20]; &quot;, &quot;; [.WA21];  &quot;, &quot;; [.WA22]; &quot;, &quot;; [.WA23]; &quot;, &quot;; [.WA24]; &quot;, &quot;; [.WA26]; &quot;, &quot;; [.WA27];  &quot;, &quot;; [.WA28]; &quot;, &quot;; [.WA29]; &quot;, &quot;; [.WA30]; &quot;, &quot;;  [.WA32]; &quot;, &quot;; [.WA33];  &quot;, &quot;; [.WA34]; &quot;, &quot;; [.WA35]; &quot;, &quot;; [.WA36]; &quot;],&quot;)" office:value-type="string" office:string-value="[[[85,0],[48,0],[27,0],[10,0],[11,0]], [[0,0],[85,0],[48,0],[27,0],[10,0]], [[0,0],[0,0],[85,0],[48,0],[27,0]], [[0,0],[0,0],[0,0],[85,0],[48,0]], [[0,0],[0,0],[0,0],[0,0],[85,0]], [[85,0],[84,0],[83,0],[82,0],[0,0]], [[86,0],[85,0],[84,0],[83,0],[82,0]], [[87,0],[86,0],[85,0],[84,0],[83,0]], [[88,0],[87,0],[86,0],[85,0],[84,0]], [[89,0],[88,0],[87,0],[86,0],[85,0]], [[85,0],[49,0],[51,0],[79,0],[0,0]], [[0,0],[85,0],[49,0],[51,0],[79,0]], [[0,0],[0,0],[85,0],[49,0],[51,0]], [[0,0],[0,0],[0,0],[85,0],[49,0]], [[0,0],[0,0],[0,0],[0,0],[85,0]], [[85,0],[0,0],[0,0],[0,0],[0,0]], [[47,0],[85,0],[0,0],[0,0],[0,0]], [[29,0],[47,0],[85,0],[0,0],[0,0]], [[7,0],[29,0],[47,0],[85,0],[0,0]], [[33,0],[7,0],[29,0],[47,0],[85,0]]]," calcext:value-type="string">
            <text:p>[[[85,0],[48,0],[27,0],[10,0],[11,0]], [[0,0],[85,0],[48,0],[27,0],[10,0]], [[0,0],[0,0],[85,0],[48,0],[27,0]], [[0,0],[0,0],[0,0],[85,0],[48,0]], [[0,0],[0,0],[0,0],[0,0],[85,0]], [[85,0],[84,0],[83,0],[82,0],[0,0]], [[86,0],[85,0],[84,0],[83,0],[82,0]], [[87,0],[86,0],[85,0],[84,0],[83,0]], [[88,0],[87,0],[86,0],[85,0],[84,0]], [[89,0],[88,0],[87,0],[86,0],[85,0]], [[85,0],[49,0],[51,0],[79,0],[0,0]], [[0,0],[85,0],[49,0],[51,0],[79,0]], [[0,0],[0,0],[85,0],[49,0],[51,0]], [[0,0],[0,0],[0,0],[85,0],[49,0]], [[0,0],[0,0],[0,0],[0,0],[85,0]], [[85,0],[0,0],[0,0],[0,0],[0,0]], [[47,0],[85,0],[0,0],[0,0],[0,0]], [[29,0],[47,0],[85,0],[0,0],[0,0]], [[7,0],[29,0],[47,0],[85,0],[0,0]], [[33,0],[7,0],[29,0],[47,0],[85,0]]],</text:p>
          </table:table-cell>
          <table:table-cell table:number-columns-repeated="5"/>
          <table:table-cell table:style-name="ce31" table:formula="of:=[.WB14]" office:value-type="float" office:value="86" calcext:value-type="float">
            <text:p>86</text:p>
          </table:table-cell>
          <table:table-cell table:style-name="ce16" table:formula="of:=CONCATENATE(&quot;[&quot;; [.WH14]; &quot;, &quot;; [.WH15];  &quot;, &quot;; [.WH16]; &quot;, &quot;; [.WH17]; &quot;, &quot;; [.WH18]; &quot;, &quot;;  [.WH20]; &quot;, &quot;; [.WH21];  &quot;, &quot;; [.WH22]; &quot;, &quot;; [.WH23]; &quot;, &quot;; [.WH24]; &quot;, &quot;; [.WH26]; &quot;, &quot;; [.WH27];  &quot;, &quot;; [.WH28]; &quot;, &quot;; [.WH29]; &quot;, &quot;; [.WH30]; &quot;, &quot;;  [.WH32]; &quot;, &quot;; [.WH33];  &quot;, &quot;; [.WH34]; &quot;, &quot;; [.WH35]; &quot;, &quot;; [.WH36]; &quot;],&quot;)" office:value-type="string" office:string-value="[[[86,0],[47,0],[28,0],[9,0],[2,0]], [[0,0],[86,0],[47,0],[28,0],[9,0]], [[0,0],[0,0],[86,0],[47,0],[28,0]], [[0,0],[0,0],[0,0],[86,0],[47,0]], [[0,0],[0,0],[0,0],[0,0],[86,0]], [[86,0],[85,0],[84,0],[83,0],[82,0]], [[87,0],[86,0],[85,0],[84,0],[83,0]], [[88,0],[87,0],[86,0],[85,0],[84,0]], [[89,0],[88,0],[87,0],[86,0],[85,0]], [[90,0],[89,0],[88,0],[87,0],[86,0]], [[86,0],[48,0],[26,0],[52,0],[78,0]], [[0,0],[86,0],[48,0],[26,0],[52,0]], [[0,0],[0,0],[86,0],[48,0],[26,0]], [[0,0],[0,0],[0,0],[86,0],[48,0]], [[0,0],[0,0],[0,0],[0,0],[86,0]], [[86,0],[0,0],[0,0],[0,0],[0,0]], [[46,0],[86,0],[0,0],[0,0],[0,0]], [[30,0],[46,0],[86,0],[0,0],[0,0]], [[32,0],[30,0],[46,0],[86,0],[0,0]], [[40,0],[32,0],[30,0],[46,0],[86,0]]]," calcext:value-type="string">
            <text:p>[[[86,0],[47,0],[28,0],[9,0],[2,0]], [[0,0],[86,0],[47,0],[28,0],[9,0]], [[0,0],[0,0],[86,0],[47,0],[28,0]], [[0,0],[0,0],[0,0],[86,0],[47,0]], [[0,0],[0,0],[0,0],[0,0],[86,0]], [[86,0],[85,0],[84,0],[83,0],[82,0]], [[87,0],[86,0],[85,0],[84,0],[83,0]], [[88,0],[87,0],[86,0],[85,0],[84,0]], [[89,0],[88,0],[87,0],[86,0],[85,0]], [[90,0],[89,0],[88,0],[87,0],[86,0]], [[86,0],[48,0],[26,0],[52,0],[78,0]], [[0,0],[86,0],[48,0],[26,0],[52,0]], [[0,0],[0,0],[86,0],[48,0],[26,0]], [[0,0],[0,0],[0,0],[86,0],[48,0]], [[0,0],[0,0],[0,0],[0,0],[86,0]], [[86,0],[0,0],[0,0],[0,0],[0,0]], [[46,0],[86,0],[0,0],[0,0],[0,0]], [[30,0],[46,0],[86,0],[0,0],[0,0]], [[32,0],[30,0],[46,0],[86,0],[0,0]], [[40,0],[32,0],[30,0],[46,0],[86,0]]],</text:p>
          </table:table-cell>
          <table:table-cell table:number-columns-repeated="5"/>
          <table:table-cell table:style-name="ce31" table:formula="of:=[.WI14]" office:value-type="float" office:value="87" calcext:value-type="float">
            <text:p>87</text:p>
          </table:table-cell>
          <table:table-cell table:style-name="ce16" table:formula="of:=CONCATENATE(&quot;[&quot;; [.WO14]; &quot;, &quot;; [.WO15];  &quot;, &quot;; [.WO16]; &quot;, &quot;; [.WO17]; &quot;, &quot;; [.WO18]; &quot;, &quot;;  [.WO20]; &quot;, &quot;; [.WO21];  &quot;, &quot;; [.WO22]; &quot;, &quot;; [.WO23]; &quot;, &quot;; [.WO24]; &quot;, &quot;; [.WO26]; &quot;, &quot;; [.WO27];  &quot;, &quot;; [.WO28]; &quot;, &quot;; [.WO29]; &quot;, &quot;; [.WO30]; &quot;, &quot;;  [.WO32]; &quot;, &quot;; [.WO33];  &quot;, &quot;; [.WO34]; &quot;, &quot;; [.WO35]; &quot;, &quot;; [.WO36]; &quot;],&quot;)" office:value-type="string" office:string-value="[[[87,0],[46,0],[29,0],[8,0],[3,0]], [[0,0],[87,0],[46,0],[29,0],[8,0]], [[0,0],[0,0],[87,0],[46,0],[29,0]], [[0,0],[0,0],[0,0],[87,0],[46,0]], [[0,0],[0,0],[0,0],[0,0],[87,0]], [[87,0],[86,0],[85,0],[84,0],[83,0]], [[88,0],[87,0],[86,0],[85,0],[84,0]], [[89,0],[88,0],[87,0],[86,0],[85,0]], [[90,0],[89,0],[88,0],[87,0],[86,0]], [[91,0],[90,0],[89,0],[88,0],[87,0]], [[87,0],[47,0],[27,0],[25,0],[53,0]], [[0,0],[87,0],[47,0],[27,0],[25,0]], [[0,0],[0,0],[87,0],[47,0],[27,0]], [[0,0],[0,0],[0,0],[87,0],[47,0]], [[0,0],[0,0],[0,0],[0,0],[87,0]], [[87,0],[0,0],[0,0],[0,0],[0,0]], [[45,0],[87,0],[0,0],[0,0],[0,0]], [[31,0],[45,0],[87,0],[0,0],[0,0]], [[41,0],[31,0],[45,0],[87,0],[0,0]], [[95,0],[41,0],[31,0],[45,0],[87,0]]]," calcext:value-type="string">
            <text:p>[[[87,0],[46,0],[29,0],[8,0],[3,0]], [[0,0],[87,0],[46,0],[29,0],[8,0]], [[0,0],[0,0],[87,0],[46,0],[29,0]], [[0,0],[0,0],[0,0],[87,0],[46,0]], [[0,0],[0,0],[0,0],[0,0],[87,0]], [[87,0],[86,0],[85,0],[84,0],[83,0]], [[88,0],[87,0],[86,0],[85,0],[84,0]], [[89,0],[88,0],[87,0],[86,0],[85,0]], [[90,0],[89,0],[88,0],[87,0],[86,0]], [[91,0],[90,0],[89,0],[88,0],[87,0]], [[87,0],[47,0],[27,0],[25,0],[53,0]], [[0,0],[87,0],[47,0],[27,0],[25,0]], [[0,0],[0,0],[87,0],[47,0],[27,0]], [[0,0],[0,0],[0,0],[87,0],[47,0]], [[0,0],[0,0],[0,0],[0,0],[87,0]], [[87,0],[0,0],[0,0],[0,0],[0,0]], [[45,0],[87,0],[0,0],[0,0],[0,0]], [[31,0],[45,0],[87,0],[0,0],[0,0]], [[41,0],[31,0],[45,0],[87,0],[0,0]], [[95,0],[41,0],[31,0],[45,0],[87,0]]],</text:p>
          </table:table-cell>
          <table:table-cell table:number-columns-repeated="5"/>
          <table:table-cell table:style-name="ce31" table:formula="of:=[.WP14]" office:value-type="float" office:value="88" calcext:value-type="float">
            <text:p>88</text:p>
          </table:table-cell>
          <table:table-cell table:style-name="ce16" table:formula="of:=CONCATENATE(&quot;[&quot;; [.WV14]; &quot;, &quot;; [.WV15];  &quot;, &quot;; [.WV16]; &quot;, &quot;; [.WV17]; &quot;, &quot;; [.WV18]; &quot;, &quot;;  [.WV20]; &quot;, &quot;; [.WV21];  &quot;, &quot;; [.WV22]; &quot;, &quot;; [.WV23]; &quot;, &quot;; [.WV24]; &quot;, &quot;; [.WV26]; &quot;, &quot;; [.WV27];  &quot;, &quot;; [.WV28]; &quot;, &quot;; [.WV29]; &quot;, &quot;; [.WV30]; &quot;, &quot;;  [.WV32]; &quot;, &quot;; [.WV33];  &quot;, &quot;; [.WV34]; &quot;, &quot;; [.WV35]; &quot;, &quot;; [.WV36]; &quot;],&quot;)" office:value-type="string" office:string-value="[[[88,0],[45,0],[30,0],[7,0],[6,0]], [[0,0],[88,0],[45,0],[30,0],[7,0]], [[0,0],[0,0],[88,0],[45,0],[30,0]], [[0,0],[0,0],[0,0],[88,0],[45,0]], [[0,0],[0,0],[0,0],[0,0],[88,0]], [[88,0],[87,0],[86,0],[85,0],[84,0]], [[89,0],[88,0],[87,0],[86,0],[85,0]], [[90,0],[89,0],[88,0],[87,0],[86,0]], [[91,0],[90,0],[89,0],[88,0],[87,0]], [[0,0],[91,0],[90,0],[89,0],[88,0]], [[88,0],[46,0],[48,0],[10,0],[24,0]], [[0,0],[88,0],[46,0],[48,0],[10,0]], [[0,0],[0,0],[88,0],[46,0],[48,0]], [[0,0],[0,0],[0,0],[88,0],[46,0]], [[0,0],[0,0],[0,0],[0,0],[88,0]], [[88,0],[0,0],[0,0],[0,0],[0,0]], [[44,0],[88,0],[0,0],[0,0],[0,0]], [[42,0],[44,0],[88,0],[0,0],[0,0]], [[94,0],[42,0],[44,0],[88,0],[0,0]], [[0,0],[94,0],[42,0],[44,0],[88,0]]]," calcext:value-type="string">
            <text:p>[[[88,0],[45,0],[30,0],[7,0],[6,0]], [[0,0],[88,0],[45,0],[30,0],[7,0]], [[0,0],[0,0],[88,0],[45,0],[30,0]], [[0,0],[0,0],[0,0],[88,0],[45,0]], [[0,0],[0,0],[0,0],[0,0],[88,0]], [[88,0],[87,0],[86,0],[85,0],[84,0]], [[89,0],[88,0],[87,0],[86,0],[85,0]], [[90,0],[89,0],[88,0],[87,0],[86,0]], [[91,0],[90,0],[89,0],[88,0],[87,0]], [[0,0],[91,0],[90,0],[89,0],[88,0]], [[88,0],[46,0],[48,0],[10,0],[24,0]], [[0,0],[88,0],[46,0],[48,0],[10,0]], [[0,0],[0,0],[88,0],[46,0],[48,0]], [[0,0],[0,0],[0,0],[88,0],[46,0]], [[0,0],[0,0],[0,0],[0,0],[88,0]], [[88,0],[0,0],[0,0],[0,0],[0,0]], [[44,0],[88,0],[0,0],[0,0],[0,0]], [[42,0],[44,0],[88,0],[0,0],[0,0]], [[94,0],[42,0],[44,0],[88,0],[0,0]], [[0,0],[94,0],[42,0],[44,0],[88,0]]],</text:p>
          </table:table-cell>
          <table:table-cell table:number-columns-repeated="5"/>
          <table:table-cell table:style-name="ce31" table:formula="of:=[.WW14]" office:value-type="float" office:value="89" calcext:value-type="float">
            <text:p>89</text:p>
          </table:table-cell>
          <table:table-cell table:style-name="ce16" table:formula="of:=CONCATENATE(&quot;[&quot;; [.XC14]; &quot;, &quot;; [.XC15];  &quot;, &quot;; [.XC16]; &quot;, &quot;; [.XC17]; &quot;, &quot;; [.XC18]; &quot;, &quot;;  [.XC20]; &quot;, &quot;; [.XC21];  &quot;, &quot;; [.XC22]; &quot;, &quot;; [.XC23]; &quot;, &quot;; [.XC24]; &quot;, &quot;; [.XC26]; &quot;, &quot;; [.XC27];  &quot;, &quot;; [.XC28]; &quot;, &quot;; [.XC29]; &quot;, &quot;; [.XC30]; &quot;, &quot;;  [.XC32]; &quot;, &quot;; [.XC33];  &quot;, &quot;; [.XC34]; &quot;, &quot;; [.XC35]; &quot;, &quot;; [.XC36]; &quot;],&quot;)" office:value-type="string" office:string-value="[[[89,0],[44,0],[31,0],[32,0],[33,0]], [[0,0],[89,0],[44,0],[31,0],[32,0]], [[0,0],[0,0],[89,0],[44,0],[31,0]], [[0,0],[0,0],[0,0],[89,0],[44,0]], [[0,0],[0,0],[0,0],[0,0],[89,0]], [[89,0],[88,0],[87,0],[86,0],[85,0]], [[90,0],[89,0],[88,0],[87,0],[86,0]], [[91,0],[90,0],[89,0],[88,0],[87,0]], [[0,0],[91,0],[90,0],[89,0],[88,0]], [[0,0],[0,0],[91,0],[90,0],[89,0]], [[89,0],[45,0],[29,0],[9,0],[11,0]], [[0,0],[89,0],[45,0],[29,0],[9,0]], [[0,0],[0,0],[89,0],[45,0],[29,0]], [[0,0],[0,0],[0,0],[89,0],[45,0]], [[0,0],[0,0],[0,0],[0,0],[89,0]], [[89,0],[0,0],[0,0],[0,0],[0,0]], [[43,0],[89,0],[0,0],[0,0],[0,0]], [[93,0],[43,0],[89,0],[0,0],[0,0]], [[0,0],[93,0],[43,0],[89,0],[0,0]], [[0,0],[0,0],[93,0],[43,0],[89,0]]]," calcext:value-type="string">
            <text:p>[[[89,0],[44,0],[31,0],[32,0],[33,0]], [[0,0],[89,0],[44,0],[31,0],[32,0]], [[0,0],[0,0],[89,0],[44,0],[31,0]], [[0,0],[0,0],[0,0],[89,0],[44,0]], [[0,0],[0,0],[0,0],[0,0],[89,0]], [[89,0],[88,0],[87,0],[86,0],[85,0]], [[90,0],[89,0],[88,0],[87,0],[86,0]], [[91,0],[90,0],[89,0],[88,0],[87,0]], [[0,0],[91,0],[90,0],[89,0],[88,0]], [[0,0],[0,0],[91,0],[90,0],[89,0]], [[89,0],[45,0],[29,0],[9,0],[11,0]], [[0,0],[89,0],[45,0],[29,0],[9,0]], [[0,0],[0,0],[89,0],[45,0],[29,0]], [[0,0],[0,0],[0,0],[89,0],[45,0]], [[0,0],[0,0],[0,0],[0,0],[89,0]], [[89,0],[0,0],[0,0],[0,0],[0,0]], [[43,0],[89,0],[0,0],[0,0],[0,0]], [[93,0],[43,0],[89,0],[0,0],[0,0]], [[0,0],[93,0],[43,0],[89,0],[0,0]], [[0,0],[0,0],[93,0],[43,0],[89,0]]],</text:p>
          </table:table-cell>
          <table:table-cell table:number-columns-repeated="5"/>
          <table:table-cell table:style-name="ce31" table:formula="of:=[.XD14]" office:value-type="float" office:value="90" calcext:value-type="float">
            <text:p>90</text:p>
          </table:table-cell>
          <table:table-cell table:style-name="ce16" table:formula="of:=CONCATENATE(&quot;[&quot;; [.XJ14]; &quot;, &quot;; [.XJ15];  &quot;, &quot;; [.XJ16]; &quot;, &quot;; [.XJ17]; &quot;, &quot;; [.XJ18]; &quot;, &quot;;  [.XJ20]; &quot;, &quot;; [.XJ21];  &quot;, &quot;; [.XJ22]; &quot;, &quot;; [.XJ23]; &quot;, &quot;; [.XJ24]; &quot;, &quot;; [.XJ26]; &quot;, &quot;; [.XJ27];  &quot;, &quot;; [.XJ28]; &quot;, &quot;; [.XJ29]; &quot;, &quot;; [.XJ30]; &quot;, &quot;;  [.XJ32]; &quot;, &quot;; [.XJ33];  &quot;, &quot;; [.XJ34]; &quot;, &quot;; [.XJ35]; &quot;, &quot;; [.XJ36]; &quot;],&quot;)" office:value-type="string" office:string-value="[[[90,0],[43,0],[42,0],[41,0],[40,0]], [[0,0],[90,0],[43,0],[42,0],[41,0]], [[0,0],[0,0],[90,0],[43,0],[42,0]], [[0,0],[0,0],[0,0],[90,0],[43,0]], [[0,0],[0,0],[0,0],[0,0],[90,0]], [[90,0],[89,0],[88,0],[87,0],[86,0]], [[0,0],[90,0],[89,0],[88,0],[87,0]], [[0,0],[0,0],[90,0],[89,0],[88,0]], [[0,0],[0,0],[0,0],[90,0],[89,0]], [[0,0],[0,0],[0,0],[0,0],[90,0]], [[90,0],[44,0],[30,0],[8,0],[2,0]], [[0,0],[90,0],[44,0],[30,0],[8,0]], [[0,0],[0,0],[90,0],[44,0],[30,0]], [[0,0],[0,0],[0,0],[90,0],[44,0]], [[0,0],[0,0],[0,0],[0,0],[90,0]], [[90,0],[0,0],[0,0],[0,0],[0,0]], [[92,0],[90,0],[0,0],[0,0],[0,0]], [[0,0],[92,0],[90,0],[0,0],[0,0]], [[0,0],[0,0],[92,0],[90,0],[0,0]], [[0,0],[0,0],[0,0],[92,0],[90,0]]]," calcext:value-type="string">
            <text:p>[[[90,0],[43,0],[42,0],[41,0],[40,0]], [[0,0],[90,0],[43,0],[42,0],[41,0]], [[0,0],[0,0],[90,0],[43,0],[42,0]], [[0,0],[0,0],[0,0],[90,0],[43,0]], [[0,0],[0,0],[0,0],[0,0],[90,0]], [[90,0],[89,0],[88,0],[87,0],[86,0]], [[0,0],[90,0],[89,0],[88,0],[87,0]], [[0,0],[0,0],[90,0],[89,0],[88,0]], [[0,0],[0,0],[0,0],[90,0],[89,0]], [[0,0],[0,0],[0,0],[0,0],[90,0]], [[90,0],[44,0],[30,0],[8,0],[2,0]], [[0,0],[90,0],[44,0],[30,0],[8,0]], [[0,0],[0,0],[90,0],[44,0],[30,0]], [[0,0],[0,0],[0,0],[90,0],[44,0]], [[0,0],[0,0],[0,0],[0,0],[90,0]], [[90,0],[0,0],[0,0],[0,0],[0,0]], [[92,0],[90,0],[0,0],[0,0],[0,0]], [[0,0],[92,0],[90,0],[0,0],[0,0]], [[0,0],[0,0],[92,0],[90,0],[0,0]], [[0,0],[0,0],[0,0],[92,0],[90,0]]],</text:p>
          </table:table-cell>
          <table:table-cell table:number-columns-repeated="5"/>
          <table:table-cell table:style-name="ce31" table:formula="of:=[.XK14]" office:value-type="float" office:value="91" calcext:value-type="float">
            <text:p>91</text:p>
          </table:table-cell>
          <table:table-cell table:style-name="ce16" table:formula="of:=CONCATENATE(&quot;[&quot;; [.XQ14]; &quot;, &quot;; [.XQ15];  &quot;, &quot;; [.XQ16]; &quot;, &quot;; [.XQ17]; &quot;, &quot;; [.XQ18]; &quot;, &quot;;  [.XQ20]; &quot;, &quot;; [.XQ21];  &quot;, &quot;; [.XQ22]; &quot;, &quot;; [.XQ23]; &quot;, &quot;; [.XQ24]; &quot;, &quot;; [.XQ26]; &quot;, &quot;; [.XQ27];  &quot;, &quot;; [.XQ28]; &quot;, &quot;; [.XQ29]; &quot;, &quot;; [.XQ30]; &quot;, &quot;;  [.XQ32]; &quot;, &quot;; [.XQ33];  &quot;, &quot;; [.XQ34]; &quot;, &quot;; [.XQ35]; &quot;, &quot;; [.XQ36]; &quot;],&quot;)" office:value-type="string" office:string-value="[[[91,0],[92,0],[93,0],[94,0],[95,0]], [[0,0],[91,0],[92,0],[93,0],[94,0]], [[0,0],[0,0],[91,0],[92,0],[93,0]], [[0,0],[0,0],[0,0],[91,0],[92,0]], [[0,0],[0,0],[0,0],[0,0],[91,0]], [[91,0],[90,0],[89,0],[88,0],[87,0]], [[0,0],[91,0],[90,0],[89,0],[88,0]], [[0,0],[0,0],[91,0],[90,0],[89,0]], [[0,0],[0,0],[0,0],[91,0],[90,0]], [[0,0],[0,0],[0,0],[0,0],[91,0]], [[91,0],[43,0],[31,0],[7,0],[3,0]], [[0,0],[91,0],[43,0],[31,0],[7,0]], [[0,0],[0,0],[91,0],[43,0],[31,0]], [[0,0],[0,0],[0,0],[91,0],[43,0]], [[0,0],[0,0],[0,0],[0,0],[91,0]], [[91,0],[0,0],[0,0],[0,0],[0,0]], [[0,0],[91,0],[0,0],[0,0],[0,0]], [[0,0],[0,0],[91,0],[0,0],[0,0]], [[0,0],[0,0],[0,0],[91,0],[0,0]], [[0,0],[0,0],[0,0],[0,0],[91,0]]]," calcext:value-type="string">
            <text:p>[[[91,0],[92,0],[93,0],[94,0],[95,0]], [[0,0],[91,0],[92,0],[93,0],[94,0]], [[0,0],[0,0],[91,0],[92,0],[93,0]], [[0,0],[0,0],[0,0],[91,0],[92,0]], [[0,0],[0,0],[0,0],[0,0],[91,0]], [[91,0],[90,0],[89,0],[88,0],[87,0]], [[0,0],[91,0],[90,0],[89,0],[88,0]], [[0,0],[0,0],[91,0],[90,0],[89,0]], [[0,0],[0,0],[0,0],[91,0],[90,0]], [[0,0],[0,0],[0,0],[0,0],[91,0]], [[91,0],[43,0],[31,0],[7,0],[3,0]], [[0,0],[91,0],[43,0],[31,0],[7,0]], [[0,0],[0,0],[91,0],[43,0],[31,0]], [[0,0],[0,0],[0,0],[91,0],[43,0]], [[0,0],[0,0],[0,0],[0,0],[91,0]], [[91,0],[0,0],[0,0],[0,0],[0,0]], [[0,0],[91,0],[0,0],[0,0],[0,0]], [[0,0],[0,0],[91,0],[0,0],[0,0]], [[0,0],[0,0],[0,0],[91,0],[0,0]], [[0,0],[0,0],[0,0],[0,0],[91,0]]],</text:p>
          </table:table-cell>
          <table:table-cell table:number-columns-repeated="5"/>
          <table:table-cell table:style-name="ce31" table:formula="of:=[.XR14]" office:value-type="float" office:value="92" calcext:value-type="float">
            <text:p>92</text:p>
          </table:table-cell>
          <table:table-cell table:style-name="ce16" table:formula="of:=CONCATENATE(&quot;[&quot;; [.XX14]; &quot;, &quot;; [.XX15];  &quot;, &quot;; [.XX16]; &quot;, &quot;; [.XX17]; &quot;, &quot;; [.XX18]; &quot;, &quot;;  [.XX20]; &quot;, &quot;; [.XX21];  &quot;, &quot;; [.XX22]; &quot;, &quot;; [.XX23]; &quot;, &quot;; [.XX24]; &quot;, &quot;; [.XX26]; &quot;, &quot;; [.XX27];  &quot;, &quot;; [.XX28]; &quot;, &quot;; [.XX29]; &quot;, &quot;; [.XX30]; &quot;, &quot;;  [.XX32]; &quot;, &quot;; [.XX33];  &quot;, &quot;; [.XX34]; &quot;, &quot;; [.XX35]; &quot;, &quot;; [.XX36]; &quot;],&quot;)" office:value-type="string" office:string-value="[[[92,0],[93,0],[94,0],[95,0],[96,0]], [[91,0],[92,0],[93,0],[94,0],[95,0]], [[0,0],[91,0],[92,0],[93,0],[94,0]], [[0,0],[0,0],[91,0],[92,0],[93,0]], [[0,0],[0,0],[0,0],[91,0],[92,0]], [[92,0],[43,0],[44,0],[45,0],[46,0]], [[0,0],[92,0],[43,0],[44,0],[45,0]], [[0,0],[0,0],[92,0],[43,0],[44,0]], [[0,0],[0,0],[0,0],[92,0],[43,0]], [[0,0],[0,0],[0,0],[0,0],[92,0]], [[92,0],[42,0],[32,0],[6,0],[4,0]], [[0,0],[92,0],[42,0],[32,0],[6,0]], [[0,0],[0,0],[92,0],[42,0],[32,0]], [[0,0],[0,0],[0,0],[92,0],[42,0]], [[0,0],[0,0],[0,0],[0,0],[92,0]], [[92,0],[90,0],[0,0],[0,0],[0,0]], [[0,0],[92,0],[90,0],[0,0],[0,0]], [[0,0],[0,0],[92,0],[90,0],[0,0]], [[0,0],[0,0],[0,0],[92,0],[90,0]], [[0,0],[0,0],[0,0],[0,0],[92,0]]]," calcext:value-type="string">
            <text:p>[[[92,0],[93,0],[94,0],[95,0],[96,0]], [[91,0],[92,0],[93,0],[94,0],[95,0]], [[0,0],[91,0],[92,0],[93,0],[94,0]], [[0,0],[0,0],[91,0],[92,0],[93,0]], [[0,0],[0,0],[0,0],[91,0],[92,0]], [[92,0],[43,0],[44,0],[45,0],[46,0]], [[0,0],[92,0],[43,0],[44,0],[45,0]], [[0,0],[0,0],[92,0],[43,0],[44,0]], [[0,0],[0,0],[0,0],[92,0],[43,0]], [[0,0],[0,0],[0,0],[0,0],[92,0]], [[92,0],[42,0],[32,0],[6,0],[4,0]], [[0,0],[92,0],[42,0],[32,0],[6,0]], [[0,0],[0,0],[92,0],[42,0],[32,0]], [[0,0],[0,0],[0,0],[92,0],[42,0]], [[0,0],[0,0],[0,0],[0,0],[92,0]], [[92,0],[90,0],[0,0],[0,0],[0,0]], [[0,0],[92,0],[90,0],[0,0],[0,0]], [[0,0],[0,0],[92,0],[90,0],[0,0]], [[0,0],[0,0],[0,0],[92,0],[90,0]], [[0,0],[0,0],[0,0],[0,0],[92,0]]],</text:p>
          </table:table-cell>
          <table:table-cell table:number-columns-repeated="5"/>
          <table:table-cell table:style-name="ce31" table:formula="of:=[.XY14]" office:value-type="float" office:value="93" calcext:value-type="float">
            <text:p>93</text:p>
          </table:table-cell>
          <table:table-cell table:style-name="ce16" table:formula="of:=CONCATENATE(&quot;[&quot;; [.YE14]; &quot;, &quot;; [.YE15];  &quot;, &quot;; [.YE16]; &quot;, &quot;; [.YE17]; &quot;, &quot;; [.YE18]; &quot;, &quot;;  [.YE20]; &quot;, &quot;; [.YE21];  &quot;, &quot;; [.YE22]; &quot;, &quot;; [.YE23]; &quot;, &quot;; [.YE24]; &quot;, &quot;; [.YE26]; &quot;, &quot;; [.YE27];  &quot;, &quot;; [.YE28]; &quot;, &quot;; [.YE29]; &quot;, &quot;; [.YE30]; &quot;, &quot;;  [.YE32]; &quot;, &quot;; [.YE33];  &quot;, &quot;; [.YE34]; &quot;, &quot;; [.YE35]; &quot;, &quot;; [.YE36]; &quot;],&quot;)" office:value-type="string" office:string-value="[[[93,0],[94,0],[95,0],[96,0],[97,0]], [[92,0],[93,0],[94,0],[95,0],[96,0]], [[91,0],[92,0],[93,0],[94,0],[95,0]], [[0,0],[91,0],[92,0],[93,0],[94,0]], [[0,0],[0,0],[91,0],[92,0],[93,0]], [[93,0],[42,0],[31,0],[30,0],[29,0]], [[0,0],[93,0],[42,0],[31,0],[30,0]], [[0,0],[0,0],[93,0],[42,0],[31,0]], [[0,0],[0,0],[0,0],[93,0],[42,0]], [[0,0],[0,0],[0,0],[0,0],[93,0]], [[93,0],[41,0],[33,0],[5,0],[15,0]], [[0,0],[93,0],[41,0],[33,0],[5,0]], [[0,0],[0,0],[93,0],[41,0],[33,0]], [[0,0],[0,0],[0,0],[93,0],[41,0]], [[0,0],[0,0],[0,0],[0,0],[93,0]], [[93,0],[43,0],[89,0],[0,0],[0,0]], [[0,0],[93,0],[43,0],[89,0],[0,0]], [[0,0],[0,0],[93,0],[43,0],[89,0]], [[0,0],[0,0],[0,0],[93,0],[43,0]], [[0,0],[0,0],[0,0],[0,0],[93,0]]]," calcext:value-type="string">
            <text:p>[[[93,0],[94,0],[95,0],[96,0],[97,0]], [[92,0],[93,0],[94,0],[95,0],[96,0]], [[91,0],[92,0],[93,0],[94,0],[95,0]], [[0,0],[91,0],[92,0],[93,0],[94,0]], [[0,0],[0,0],[91,0],[92,0],[93,0]], [[93,0],[42,0],[31,0],[30,0],[29,0]], [[0,0],[93,0],[42,0],[31,0],[30,0]], [[0,0],[0,0],[93,0],[42,0],[31,0]], [[0,0],[0,0],[0,0],[93,0],[42,0]], [[0,0],[0,0],[0,0],[0,0],[93,0]], [[93,0],[41,0],[33,0],[5,0],[15,0]], [[0,0],[93,0],[41,0],[33,0],[5,0]], [[0,0],[0,0],[93,0],[41,0],[33,0]], [[0,0],[0,0],[0,0],[93,0],[41,0]], [[0,0],[0,0],[0,0],[0,0],[93,0]], [[93,0],[43,0],[89,0],[0,0],[0,0]], [[0,0],[93,0],[43,0],[89,0],[0,0]], [[0,0],[0,0],[93,0],[43,0],[89,0]], [[0,0],[0,0],[0,0],[93,0],[43,0]], [[0,0],[0,0],[0,0],[0,0],[93,0]]],</text:p>
          </table:table-cell>
          <table:table-cell table:number-columns-repeated="5"/>
          <table:table-cell table:style-name="ce31" table:formula="of:=[.YF14]" office:value-type="float" office:value="94" calcext:value-type="float">
            <text:p>94</text:p>
          </table:table-cell>
          <table:table-cell table:style-name="ce16" table:formula="of:=CONCATENATE(&quot;[&quot;; [.YL14]; &quot;, &quot;; [.YL15];  &quot;, &quot;; [.YL16]; &quot;, &quot;; [.YL17]; &quot;, &quot;; [.YL18]; &quot;, &quot;;  [.YL20]; &quot;, &quot;; [.YL21];  &quot;, &quot;; [.YL22]; &quot;, &quot;; [.YL23]; &quot;, &quot;; [.YL24]; &quot;, &quot;; [.YL26]; &quot;, &quot;; [.YL27];  &quot;, &quot;; [.YL28]; &quot;, &quot;; [.YL29]; &quot;, &quot;; [.YL30]; &quot;, &quot;;  [.YL32]; &quot;, &quot;; [.YL33];  &quot;, &quot;; [.YL34]; &quot;, &quot;; [.YL35]; &quot;, &quot;; [.YL36]; &quot;],&quot;)" office:value-type="string" office:string-value="[[[94,0],[95,0],[96,0],[97,0],[98,0]], [[93,0],[94,0],[95,0],[96,0],[97,0]], [[92,0],[93,0],[94,0],[95,0],[96,0]], [[91,0],[92,0],[93,0],[94,0],[95,0]], [[0,0],[91,0],[92,0],[93,0],[94,0]], [[94,0],[41,0],[32,0],[7,0],[8,0]], [[0,0],[94,0],[41,0],[32,0],[7,0]], [[0,0],[0,0],[94,0],[41,0],[32,0]], [[0,0],[0,0],[0,0],[94,0],[41,0]], [[0,0],[0,0],[0,0],[0,0],[94,0]], [[94,0],[40,0],[34,0],[16,0],[18,0]], [[0,0],[94,0],[40,0],[34,0],[16,0]], [[0,0],[0,0],[94,0],[40,0],[34,0]], [[0,0],[0,0],[0,0],[94,0],[40,0]], [[0,0],[0,0],[0,0],[0,0],[94,0]], [[94,0],[42,0],[44,0],[88,0],[0,0]], [[0,0],[94,0],[42,0],[44,0],[88,0]], [[0,0],[0,0],[94,0],[42,0],[44,0]], [[0,0],[0,0],[0,0],[94,0],[42,0]], [[0,0],[0,0],[0,0],[0,0],[94,0]]]," calcext:value-type="string">
            <text:p>[[[94,0],[95,0],[96,0],[97,0],[98,0]], [[93,0],[94,0],[95,0],[96,0],[97,0]], [[92,0],[93,0],[94,0],[95,0],[96,0]], [[91,0],[92,0],[93,0],[94,0],[95,0]], [[0,0],[91,0],[92,0],[93,0],[94,0]], [[94,0],[41,0],[32,0],[7,0],[8,0]], [[0,0],[94,0],[41,0],[32,0],[7,0]], [[0,0],[0,0],[94,0],[41,0],[32,0]], [[0,0],[0,0],[0,0],[94,0],[41,0]], [[0,0],[0,0],[0,0],[0,0],[94,0]], [[94,0],[40,0],[34,0],[16,0],[18,0]], [[0,0],[94,0],[40,0],[34,0],[16,0]], [[0,0],[0,0],[94,0],[40,0],[34,0]], [[0,0],[0,0],[0,0],[94,0],[40,0]], [[0,0],[0,0],[0,0],[0,0],[94,0]], [[94,0],[42,0],[44,0],[88,0],[0,0]], [[0,0],[94,0],[42,0],[44,0],[88,0]], [[0,0],[0,0],[94,0],[42,0],[44,0]], [[0,0],[0,0],[0,0],[94,0],[42,0]], [[0,0],[0,0],[0,0],[0,0],[94,0]]],</text:p>
          </table:table-cell>
          <table:table-cell table:number-columns-repeated="5"/>
          <table:table-cell table:style-name="ce31" table:formula="of:=[.YM14]" office:value-type="float" office:value="95" calcext:value-type="float">
            <text:p>95</text:p>
          </table:table-cell>
          <table:table-cell table:style-name="ce16" table:formula="of:=CONCATENATE(&quot;[&quot;; [.YS14]; &quot;, &quot;; [.YS15];  &quot;, &quot;; [.YS16]; &quot;, &quot;; [.YS17]; &quot;, &quot;; [.YS18]; &quot;, &quot;;  [.YS20]; &quot;, &quot;; [.YS21];  &quot;, &quot;; [.YS22]; &quot;, &quot;; [.YS23]; &quot;, &quot;; [.YS24]; &quot;, &quot;; [.YS26]; &quot;, &quot;; [.YS27];  &quot;, &quot;; [.YS28]; &quot;, &quot;; [.YS29]; &quot;, &quot;; [.YS30]; &quot;, &quot;;  [.YS32]; &quot;, &quot;; [.YS33];  &quot;, &quot;; [.YS34]; &quot;, &quot;; [.YS35]; &quot;, &quot;; [.YS36]; &quot;],&quot;)" office:value-type="string" office:string-value="[[[95,0],[96,0],[97,0],[98,0],[99,0]], [[94,0],[95,0],[96,0],[97,0],[98,0]], [[93,0],[94,0],[95,0],[96,0],[97,0]], [[92,0],[93,0],[94,0],[95,0],[96,0]], [[91,0],[92,0],[93,0],[94,0],[95,0]], [[95,0],[40,0],[33,0],[6,0],[3,0]], [[0,0],[95,0],[40,0],[33,0],[6,0]], [[0,0],[0,0],[95,0],[40,0],[33,0]], [[0,0],[0,0],[0,0],[95,0],[40,0]], [[0,0],[0,0],[0,0],[0,0],[95,0]], [[95,0],[39,0],[35,0],[17,0],[61,0]], [[0,0],[95,0],[39,0],[35,0],[17,0]], [[0,0],[0,0],[95,0],[39,0],[35,0]], [[0,0],[0,0],[0,0],[95,0],[39,0]], [[0,0],[0,0],[0,0],[0,0],[95,0]], [[95,0],[41,0],[31,0],[45,0],[87,0]], [[0,0],[95,0],[41,0],[31,0],[45,0]], [[0,0],[0,0],[95,0],[41,0],[31,0]], [[0,0],[0,0],[0,0],[95,0],[41,0]], [[0,0],[0,0],[0,0],[0,0],[95,0]]]," calcext:value-type="string">
            <text:p>[[[95,0],[96,0],[97,0],[98,0],[99,0]], [[94,0],[95,0],[96,0],[97,0],[98,0]], [[93,0],[94,0],[95,0],[96,0],[97,0]], [[92,0],[93,0],[94,0],[95,0],[96,0]], [[91,0],[92,0],[93,0],[94,0],[95,0]], [[95,0],[40,0],[33,0],[6,0],[3,0]], [[0,0],[95,0],[40,0],[33,0],[6,0]], [[0,0],[0,0],[95,0],[40,0],[33,0]], [[0,0],[0,0],[0,0],[95,0],[40,0]], [[0,0],[0,0],[0,0],[0,0],[95,0]], [[95,0],[39,0],[35,0],[17,0],[61,0]], [[0,0],[95,0],[39,0],[35,0],[17,0]], [[0,0],[0,0],[95,0],[39,0],[35,0]], [[0,0],[0,0],[0,0],[95,0],[39,0]], [[0,0],[0,0],[0,0],[0,0],[95,0]], [[95,0],[41,0],[31,0],[45,0],[87,0]], [[0,0],[95,0],[41,0],[31,0],[45,0]], [[0,0],[0,0],[95,0],[41,0],[31,0]], [[0,0],[0,0],[0,0],[95,0],[41,0]], [[0,0],[0,0],[0,0],[0,0],[95,0]]],</text:p>
          </table:table-cell>
          <table:table-cell table:number-columns-repeated="5"/>
          <table:table-cell table:style-name="ce31" table:formula="of:=[.YT14]" office:value-type="float" office:value="96" calcext:value-type="float">
            <text:p>96</text:p>
          </table:table-cell>
          <table:table-cell table:style-name="ce16" table:formula="of:=CONCATENATE(&quot;[&quot;; [.YZ14]; &quot;, &quot;; [.YZ15];  &quot;, &quot;; [.YZ16]; &quot;, &quot;; [.YZ17]; &quot;, &quot;; [.YZ18]; &quot;, &quot;;  [.YZ20]; &quot;, &quot;; [.YZ21];  &quot;, &quot;; [.YZ22]; &quot;, &quot;; [.YZ23]; &quot;, &quot;; [.YZ24]; &quot;, &quot;; [.YZ26]; &quot;, &quot;; [.YZ27];  &quot;, &quot;; [.YZ28]; &quot;, &quot;; [.YZ29]; &quot;, &quot;; [.YZ30]; &quot;, &quot;;  [.YZ32]; &quot;, &quot;; [.YZ33];  &quot;, &quot;; [.YZ34]; &quot;, &quot;; [.YZ35]; &quot;, &quot;; [.YZ36]; &quot;],&quot;)" office:value-type="string" office:string-value="[[[96,0],[97,0],[98,0],[99,0],[0,0]], [[95,0],[96,0],[97,0],[98,0],[99,0]], [[94,0],[95,0],[96,0],[97,0],[98,0]], [[93,0],[94,0],[95,0],[96,0],[97,0]], [[92,0],[93,0],[94,0],[95,0],[96,0]], [[96,0],[39,0],[34,0],[5,0],[4,0]], [[0,0],[96,0],[39,0],[34,0],[5,0]], [[0,0],[0,0],[96,0],[39,0],[34,0]], [[0,0],[0,0],[0,0],[96,0],[39,0]], [[0,0],[0,0],[0,0],[0,0],[96,0]], [[96,0],[38,0],[36,0],[62,0],[68,0]], [[0,0],[96,0],[38,0],[36,0],[62,0]], [[0,0],[0,0],[96,0],[38,0],[36,0]], [[0,0],[0,0],[0,0],[96,0],[38,0]], [[0,0],[0,0],[0,0],[0,0],[96,0]], [[96,0],[40,0],[32,0],[30,0],[46,0]], [[0,0],[96,0],[40,0],[32,0],[30,0]], [[0,0],[0,0],[96,0],[40,0],[32,0]], [[0,0],[0,0],[0,0],[96,0],[40,0]], [[0,0],[0,0],[0,0],[0,0],[96,0]]]," calcext:value-type="string">
            <text:p>[[[96,0],[97,0],[98,0],[99,0],[0,0]], [[95,0],[96,0],[97,0],[98,0],[99,0]], [[94,0],[95,0],[96,0],[97,0],[98,0]], [[93,0],[94,0],[95,0],[96,0],[97,0]], [[92,0],[93,0],[94,0],[95,0],[96,0]], [[96,0],[39,0],[34,0],[5,0],[4,0]], [[0,0],[96,0],[39,0],[34,0],[5,0]], [[0,0],[0,0],[96,0],[39,0],[34,0]], [[0,0],[0,0],[0,0],[96,0],[39,0]], [[0,0],[0,0],[0,0],[0,0],[96,0]], [[96,0],[38,0],[36,0],[62,0],[68,0]], [[0,0],[96,0],[38,0],[36,0],[62,0]], [[0,0],[0,0],[96,0],[38,0],[36,0]], [[0,0],[0,0],[0,0],[96,0],[38,0]], [[0,0],[0,0],[0,0],[0,0],[96,0]], [[96,0],[40,0],[32,0],[30,0],[46,0]], [[0,0],[96,0],[40,0],[32,0],[30,0]], [[0,0],[0,0],[96,0],[40,0],[32,0]], [[0,0],[0,0],[0,0],[96,0],[40,0]], [[0,0],[0,0],[0,0],[0,0],[96,0]]],</text:p>
          </table:table-cell>
          <table:table-cell table:number-columns-repeated="5"/>
          <table:table-cell table:style-name="ce31" table:formula="of:=[.ZA14]" office:value-type="float" office:value="97" calcext:value-type="float">
            <text:p>97</text:p>
          </table:table-cell>
          <table:table-cell table:style-name="ce16" table:formula="of:=CONCATENATE(&quot;[&quot;; [.ZG14]; &quot;, &quot;; [.ZG15];  &quot;, &quot;; [.ZG16]; &quot;, &quot;; [.ZG17]; &quot;, &quot;; [.ZG18]; &quot;, &quot;;  [.ZG20]; &quot;, &quot;; [.ZG21];  &quot;, &quot;; [.ZG22]; &quot;, &quot;; [.ZG23]; &quot;, &quot;; [.ZG24]; &quot;, &quot;; [.ZG26]; &quot;, &quot;; [.ZG27];  &quot;, &quot;; [.ZG28]; &quot;, &quot;; [.ZG29]; &quot;, &quot;; [.ZG30]; &quot;, &quot;;  [.ZG32]; &quot;, &quot;; [.ZG33];  &quot;, &quot;; [.ZG34]; &quot;, &quot;; [.ZG35]; &quot;, &quot;; [.ZG36]; &quot;],&quot;)" office:value-type="string" office:string-value="[[[97,0],[98,0],[99,0],[0,0],[0,0]], [[96,0],[97,0],[98,0],[99,0],[0,0]], [[95,0],[96,0],[97,0],[98,0],[99,0]], [[94,0],[95,0],[96,0],[97,0],[98,0]], [[93,0],[94,0],[95,0],[96,0],[97,0]], [[97,0],[38,0],[35,0],[16,0],[15,0]], [[0,0],[97,0],[38,0],[35,0],[16,0]], [[0,0],[0,0],[97,0],[38,0],[35,0]], [[0,0],[0,0],[0,0],[97,0],[38,0]], [[0,0],[0,0],[0,0],[0,0],[97,0]], [[97,0],[37,0],[63,0],[67,0],[0,0]], [[0,0],[97,0],[37,0],[63,0],[67,0]], [[0,0],[0,0],[97,0],[37,0],[63,0]], [[0,0],[0,0],[0,0],[97,0],[37,0]], [[0,0],[0,0],[0,0],[0,0],[97,0]], [[97,0],[39,0],[33,0],[7,0],[29,0]], [[0,0],[97,0],[39,0],[33,0],[7,0]], [[0,0],[0,0],[97,0],[39,0],[33,0]], [[0,0],[0,0],[0,0],[97,0],[39,0]], [[0,0],[0,0],[0,0],[0,0],[97,0]]]," calcext:value-type="string">
            <text:p>[[[97,0],[98,0],[99,0],[0,0],[0,0]], [[96,0],[97,0],[98,0],[99,0],[0,0]], [[95,0],[96,0],[97,0],[98,0],[99,0]], [[94,0],[95,0],[96,0],[97,0],[98,0]], [[93,0],[94,0],[95,0],[96,0],[97,0]], [[97,0],[38,0],[35,0],[16,0],[15,0]], [[0,0],[97,0],[38,0],[35,0],[16,0]], [[0,0],[0,0],[97,0],[38,0],[35,0]], [[0,0],[0,0],[0,0],[97,0],[38,0]], [[0,0],[0,0],[0,0],[0,0],[97,0]], [[97,0],[37,0],[63,0],[67,0],[0,0]], [[0,0],[97,0],[37,0],[63,0],[67,0]], [[0,0],[0,0],[97,0],[37,0],[63,0]], [[0,0],[0,0],[0,0],[97,0],[37,0]], [[0,0],[0,0],[0,0],[0,0],[97,0]], [[97,0],[39,0],[33,0],[7,0],[29,0]], [[0,0],[97,0],[39,0],[33,0],[7,0]], [[0,0],[0,0],[97,0],[39,0],[33,0]], [[0,0],[0,0],[0,0],[97,0],[39,0]], [[0,0],[0,0],[0,0],[0,0],[97,0]]],</text:p>
          </table:table-cell>
          <table:table-cell table:number-columns-repeated="5"/>
          <table:table-cell table:style-name="ce31" table:formula="of:=[.ZH14]" office:value-type="float" office:value="98" calcext:value-type="float">
            <text:p>98</text:p>
          </table:table-cell>
          <table:table-cell table:style-name="ce16" table:formula="of:=CONCATENATE(&quot;[&quot;; [.ZN14]; &quot;, &quot;; [.ZN15];  &quot;, &quot;; [.ZN16]; &quot;, &quot;; [.ZN17]; &quot;, &quot;; [.ZN18]; &quot;, &quot;;  [.ZN20]; &quot;, &quot;; [.ZN21];  &quot;, &quot;; [.ZN22]; &quot;, &quot;; [.ZN23]; &quot;, &quot;; [.ZN24]; &quot;, &quot;; [.ZN26]; &quot;, &quot;; [.ZN27];  &quot;, &quot;; [.ZN28]; &quot;, &quot;; [.ZN29]; &quot;, &quot;; [.ZN30]; &quot;, &quot;;  [.ZN32]; &quot;, &quot;; [.ZN33];  &quot;, &quot;; [.ZN34]; &quot;, &quot;; [.ZN35]; &quot;, &quot;; [.ZN36]; &quot;],&quot;)" office:value-type="string" office:string-value="[[[98,0],[99,0],[0,0],[0,0],[0,0]], [[97,0],[98,0],[99,0],[0,0],[0,0]], [[96,0],[97,0],[98,0],[99,0],[0,0]], [[95,0],[96,0],[97,0],[98,0],[99,0]], [[94,0],[95,0],[96,0],[97,0],[98,0]], [[98,0],[37,0],[36,0],[17,0],[18,0]], [[0,0],[98,0],[37,0],[36,0],[17,0]], [[0,0],[0,0],[98,0],[37,0],[36,0]], [[0,0],[0,0],[0,0],[98,0],[37,0]], [[0,0],[0,0],[0,0],[0,0],[98,0]], [[98,0],[64,0],[66,0],[0,0],[0,0]], [[0,0],[98,0],[64,0],[66,0],[0,0]], [[0,0],[0,0],[98,0],[64,0],[66,0]], [[0,0],[0,0],[0,0],[98,0],[64,0]], [[0,0],[0,0],[0,0],[0,0],[98,0]], [[98,0],[38,0],[34,0],[6,0],[8,0]], [[0,0],[98,0],[38,0],[34,0],[6,0]], [[0,0],[0,0],[98,0],[38,0],[34,0]], [[0,0],[0,0],[0,0],[98,0],[38,0]], [[0,0],[0,0],[0,0],[0,0],[98,0]]]," calcext:value-type="string">
            <text:p>[[[98,0],[99,0],[0,0],[0,0],[0,0]], [[97,0],[98,0],[99,0],[0,0],[0,0]], [[96,0],[97,0],[98,0],[99,0],[0,0]], [[95,0],[96,0],[97,0],[98,0],[99,0]], [[94,0],[95,0],[96,0],[97,0],[98,0]], [[98,0],[37,0],[36,0],[17,0],[18,0]], [[0,0],[98,0],[37,0],[36,0],[17,0]], [[0,0],[0,0],[98,0],[37,0],[36,0]], [[0,0],[0,0],[0,0],[98,0],[37,0]], [[0,0],[0,0],[0,0],[0,0],[98,0]], [[98,0],[64,0],[66,0],[0,0],[0,0]], [[0,0],[98,0],[64,0],[66,0],[0,0]], [[0,0],[0,0],[98,0],[64,0],[66,0]], [[0,0],[0,0],[0,0],[98,0],[64,0]], [[0,0],[0,0],[0,0],[0,0],[98,0]], [[98,0],[38,0],[34,0],[6,0],[8,0]], [[0,0],[98,0],[38,0],[34,0],[6,0]], [[0,0],[0,0],[98,0],[38,0],[34,0]], [[0,0],[0,0],[0,0],[98,0],[38,0]], [[0,0],[0,0],[0,0],[0,0],[98,0]]],</text:p>
          </table:table-cell>
          <table:table-cell table:number-columns-repeated="5"/>
          <table:table-cell table:style-name="ce31" table:formula="of:=[.ZO14]" office:value-type="float" office:value="99" calcext:value-type="float">
            <text:p>99</text:p>
          </table:table-cell>
          <table:table-cell table:style-name="ce16" table:formula="of:=CONCATENATE(&quot;[&quot;; [.ZU14]; &quot;, &quot;; [.ZU15];  &quot;, &quot;; [.ZU16]; &quot;, &quot;; [.ZU17]; &quot;, &quot;; [.ZU18]; &quot;, &quot;;  [.ZU20]; &quot;, &quot;; [.ZU21];  &quot;, &quot;; [.ZU22]; &quot;, &quot;; [.ZU23]; &quot;, &quot;; [.ZU24]; &quot;, &quot;; [.ZU26]; &quot;, &quot;; [.ZU27];  &quot;, &quot;; [.ZU28]; &quot;, &quot;; [.ZU29]; &quot;, &quot;; [.ZU30]; &quot;, &quot;;  [.ZU32]; &quot;, &quot;; [.ZU33];  &quot;, &quot;; [.ZU34]; &quot;, &quot;; [.ZU35]; &quot;, &quot;; [.ZU36]; &quot;],&quot;)" office:value-type="string" office:string-value="[[[99,0],[0,0],[0,0],[0,0],[0,0]], [[98,0],[99,0],[0,0],[0,0],[0,0]], [[97,0],[98,0],[99,0],[0,0],[0,0]], [[96,0],[97,0],[98,0],[99,0],[0,0]], [[95,0],[96,0],[97,0],[98,0],[99,0]], [[99,0],[64,0],[63,0],[62,0],[61,0]], [[0,0],[99,0],[64,0],[63,0],[62,0]], [[0,0],[0,0],[99,0],[64,0],[63,0]], [[0,0],[0,0],[0,0],[99,0],[64,0]], [[0,0],[0,0],[0,0],[0,0],[99,0]], [[99,0],[65,0],[0,0],[0,0],[0,0]], [[0,0],[99,0],[65,0],[0,0],[0,0]], [[0,0],[0,0],[99,0],[65,0],[0,0]], [[0,0],[0,0],[0,0],[99,0],[65,0]], [[0,0],[0,0],[0,0],[0,0],[99,0]], [[99,0],[37,0],[35,0],[5,0],[3,0]], [[0,0],[99,0],[37,0],[35,0],[5,0]], [[0,0],[0,0],[99,0],[37,0],[35,0]], [[0,0],[0,0],[0,0],[99,0],[37,0]], [[0,0],[0,0],[0,0],[0,0],[99,0]]]," calcext:value-type="string">
            <text:p>[[[99,0],[0,0],[0,0],[0,0],[0,0]], [[98,0],[99,0],[0,0],[0,0],[0,0]], [[97,0],[98,0],[99,0],[0,0],[0,0]], [[96,0],[97,0],[98,0],[99,0],[0,0]], [[95,0],[96,0],[97,0],[98,0],[99,0]], [[99,0],[64,0],[63,0],[62,0],[61,0]], [[0,0],[99,0],[64,0],[63,0],[62,0]], [[0,0],[0,0],[99,0],[64,0],[63,0]], [[0,0],[0,0],[0,0],[99,0],[64,0]], [[0,0],[0,0],[0,0],[0,0],[99,0]], [[99,0],[65,0],[0,0],[0,0],[0,0]], [[0,0],[99,0],[65,0],[0,0],[0,0]], [[0,0],[0,0],[99,0],[65,0],[0,0]], [[0,0],[0,0],[0,0],[99,0],[65,0]], [[0,0],[0,0],[0,0],[0,0],[99,0]], [[99,0],[37,0],[35,0],[5,0],[3,0]], [[0,0],[99,0],[37,0],[35,0],[5,0]], [[0,0],[0,0],[99,0],[37,0],[35,0]], [[0,0],[0,0],[0,0],[99,0],[37,0]], [[0,0],[0,0],[0,0],[0,0],[99,0]]],</text:p>
          </table:table-cell>
          <table:table-cell table:number-columns-repeated="271"/>
        </table:table-row>
        <table:table-row table:style-name="ro1">
          <table:table-cell table:number-columns-repeated="968"/>
        </table:table-row>
        <table:table-row table:style-name="ro1">
          <table:table-cell table:number-columns-repeated="4"/>
          <table:table-cell table:style-name="ce13"/>
          <table:table-cell table:number-columns-repeated="41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6"/>
          <table:table-cell table:style-name="ce13"/>
          <table:table-cell table:number-columns-repeated="277"/>
        </table:table-row>
        <table:table-row table:style-name="ro5">
          <table:table-cell table:number-columns-repeated="199"/>
          <table:table-cell table:style-name="ce16" office:value-type="string" calcext:value-type="string">
            <text:p>[[[28,0],[9,0],[2,0],[1,0],[14,0]], [[47,0],[28,0],[9,0],[2,0],[1,0]], [[86,0],[47,0],[28,0],[9,0],[2,0]], [[0,0],[86,0],[47,0],[28,0],[9,0]], [[0,0],[0,0],[86,0],[47,0],[28,0]], [[28,0],[27,0],[26,0],[51,0],[80,0]], [[29,0],[28,0],[27,0],[26,0],[51,0]], [[30,0],[29,0],[28,0],[27,0],[26,0]], [[31,0],[30,0],[29,0],[28,0],[27,0]], [[42,0],[31,0],[30,0],[29,0],[28,0]], [[28,0],[10,0],[24,0],[54,0],[76,0]], [[46,0],[28,0],[10,0],[24,0],[54,0]], [[88,0],[46,0],[28,0],[10,0],[24,0]], [[0,0],[88,0],[46,0],[28,0],[10,0]], [[0,0],[0,0],[88,0],[46,0],[28,0]], [[28,0],[48,0],[84,0],[0,0],[0,0]], [[8,0],[28,0],[48,0],[84,0],[0,0]], [[6,0],[8,0],[28,0],[48,0],[84,0]], [[34,0],[6,0],[8,0],[28,0],[48,0]], [[38,0],[34,0],[6,0],[8,0],[28,0]]],</text:p>
          </table:table-cell>
          <table:table-cell table:number-columns-repeated="768"/>
        </table:table-row>
        <table:table-row table:style-name="ro1" table:number-rows-repeated="1048534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Testing" table:style-name="ta1">
        <table:table-column table:style-name="co22" table:default-cell-style-name="ce70"/>
        <table:table-column table:style-name="co23" table:default-cell-style-name="ce133"/>
        <table:table-column table:style-name="co24" table:default-cell-style-name="ce71"/>
        <table:table-column table:style-name="co25" table:default-cell-style-name="ce72"/>
        <table:table-column table:style-name="co26" table:default-cell-style-name="ce76"/>
        <table:table-column table:style-name="co25" table:default-cell-style-name="ce76"/>
        <table:table-column table:style-name="co27" table:default-cell-style-name="ce76"/>
        <table:table-column table:style-name="co28" table:default-cell-style-name="ce144"/>
        <table:table-column table:style-name="co5" table:number-columns-repeated="2" table:default-cell-style-name="ce144"/>
        <table:table-column table:style-name="co5" table:number-columns-repeated="1014" table:default-cell-style-name="ce70"/>
        <table:table-row table:style-name="ro6">
          <table:table-cell table:style-name="ce130" office:value-type="string" calcext:value-type="string">
            <text:p>TESTING</text:p>
          </table:table-cell>
          <table:table-cell table:style-name="ce132"/>
          <table:table-cell table:style-name="ce134"/>
          <table:table-cell table:style-name="ce137" table:number-columns-repeated="4"/>
          <table:table-cell table:style-name="ce143" table:number-columns-repeated="3"/>
          <table:table-cell table:style-name="ce145" table:number-columns-repeated="1014"/>
        </table:table-row>
        <table:table-row table:style-name="ro1">
          <table:table-cell table:style-name="ce131" office:value-type="string" calcext:value-type="string">
            <text:p>Discovery</text:p>
          </table:table-cell>
          <table:table-cell table:style-name="ce131" office:value-type="string" calcext:value-type="string">
            <text:p>Notes</text:p>
          </table:table-cell>
          <table:table-cell table:style-name="ce135"/>
          <table:table-cell table:style-name="ce138" table:number-columns-repeated="7"/>
          <table:table-cell table:style-name="ce135"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layer 2 wins, notification didn’t come to player 1</text:p>
          </table:table-cell>
          <table:table-cell office:value-type="string" calcext:value-type="string">
            <text:p>After win, clicking on a card displays “It is not your turn” which replaces win notification</text:p>
          </table:table-cell>
          <table:table-cell table:style-name="ce136" office:value-type="string" calcext:value-type="string" table:number-columns-spanned="5" table:number-rows-spanned="1">
            <text:p>DRAW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Client</text:p>
          </table:table-cell>
          <table:table-cell/>
          <table:table-cell table:style-name="ce72" office:value-type="string" calcext:value-type="string">
            <text:p>Serv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yer draws a card, play moves to next player OK</text:p>
          </table:table-cell>
          <table:table-cell office:value-type="string" calcext:value-type="string">
            <text:p>But when player TAGS a square, play does not move to next player</text:p>
          </table:table-cell>
          <table:table-cell office:value-type="string" calcext:value-type="string">
            <text:p>this is my ID</text:p>
          </table:table-cell>
          <table:table-cell table:style-name="ce71" office:value-type="string" calcext:value-type="string">
            <text:p>self.player_id</text:p>
          </table:table-cell>
          <table:table-cell/>
          <table:table-cell office:value-type="string" calcext:value-type="string">
            <text:p>player_id</text:p>
          </table:table-cell>
          <table:table-cell office:value-type="string" calcext:value-type="string">
            <text:p>sent from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 controlled</text:p>
          </table:table-cell>
          <table:table-cell table:style-name="ce71" office:value-type="string" calcext:value-type="string">
            <text:p>self.current_player_id</text:p>
          </table:table-cell>
          <table:table-cell/>
          <table:table-cell office:value-type="string" calcext:value-type="string">
            <text:p>self.current_player</text:p>
          </table:table-cell>
          <table:table-cell office:value-type="string" calcext:value-type="string">
            <text:p>server control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ayer plays a card, then decides to play another one</text:p>
          </table:table-cell>
          <table:table-cell table:number-columns-repeated="4"/>
          <table:table-cell office:value-type="string" calcext:value-type="string">
            <text:p>next_player</text:p>
          </table:table-cell>
          <table:table-cell office:value-type="string" calcext:value-type="string">
            <text:p>sent back to clien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next_player = self.next_turn()</text:p>
          </table:table-cell>
          <table:table-cell table:number-columns-repeated="1018"/>
        </table:table-row>
        <table:table-row table:style-name="ro1">
          <table:table-cell table:style-name="ce79" office:value-type="string" calcext:value-type="string">
            <text:p>On start, wait for all players to connect</text:p>
          </table:table-cell>
          <table:table-cell office:value-type="string" calcext:value-type="string">
            <text:p>7/11 testing with John, turn not passing correctly either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136" office:value-type="string" calcext:value-type="string" table:number-columns-spanned="5" table:number-rows-spanned="1">
            <text:p>TAG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office:value-type="string" calcext:value-type="string">
            <text:p>On new game, blank out all Discard piles</text:p>
          </table:table-cell>
          <table:table-cell/>
          <table:table-cell office:value-type="string" calcext:value-type="string">
            <text:p>this is my ID</text:p>
          </table:table-cell>
          <table:table-cell table:style-name="ce74" office:value-type="string" calcext:value-type="string">
            <text:p>game.player_id</text:p>
          </table:table-cell>
          <table:table-cell/>
          <table:table-cell office:value-type="string" calcext:value-type="string">
            <text:p>player_id</text:p>
          </table:table-cell>
          <table:table-cell office:value-type="string" calcext:value-type="string">
            <text:p>sent from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99" office:value-type="string" calcext:value-type="string">
            <text:p>rec’d from server</text:p>
          </table:table-cell>
          <table:table-cell table:style-name="ce141" office:value-type="string" calcext:value-type="string">
            <text:p>player_id</text:p>
          </table:table-cell>
          <table:table-cell/>
          <table:table-cell office:value-type="string" calcext:value-type="string">
            <text:p>self.current_player</text:p>
          </table:table-cell>
          <table:table-cell office:value-type="string" calcext:value-type="string">
            <text:p>server controll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n disconnect, reset game-server correctly</text:p>
          </table:table-cell>
          <table:table-cell/>
          <table:table-cell table:style-name="ce99" office:value-type="string" calcext:value-type="string">
            <text:p>rec’d from server</text:p>
          </table:table-cell>
          <table:table-cell table:style-name="ce141" office:value-type="string" calcext:value-type="string">
            <text:p>next_player_id</text:p>
          </table:table-cell>
          <table:table-cell/>
          <table:table-cell office:value-type="string" calcext:value-type="string">
            <text:p>next_player</text:p>
          </table:table-cell>
          <table:table-cell office:value-type="string" calcext:value-type="string">
            <text:p>sent back to client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rver controlled</text:p>
          </table:table-cell>
          <table:table-cell table:style-name="ce74" office:value-type="string" calcext:value-type="string">
            <text:p>game.current_player_id</text:p>
          </table:table-cell>
          <table:table-cell/>
          <table:table-cell office:value-type="string" calcext:value-type="string">
            <text:p>next_player = self.next_turn(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eed to reduce height of game</text:p>
          </table:table-cell>
          <table:table-cell office:value-type="string" calcext:value-type="string">
            <text:p>7/11 testing with John (Lenovo Ideapad): bottom panel not visible</text:p>
          </table:table-cell>
          <table:table-cell/>
          <table:table-cell table:style-name="ce74"/>
          <table:table-cell table:number-columns-repeated="1020"/>
        </table:table-row>
        <table:table-row table:style-name="ro1">
          <table:table-cell table:number-columns-repeated="3"/>
          <table:table-cell table:style-name="ce74"/>
          <table:table-cell table:number-columns-repeated="1020"/>
        </table:table-row>
        <table:table-row table:style-name="ro1">
          <table:table-cell office:value-type="string" calcext:value-type="string">
            <text:p>Turn not passing correctly</text:p>
          </table:table-cell>
          <table:table-cell office:value-type="string" calcext:value-type="string">
            <text:p>7/11 testing with John: second player not recognized</text:p>
          </table:table-cell>
          <table:table-cell/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table:style-name="ce136" office:value-type="string" calcext:value-type="string" table:number-columns-spanned="5" table:number-rows-spanned="1">
            <text:p>SERVER</text:p>
          </table:table-cell>
          <table:covered-table-cell table:number-columns-repeated="4"/>
          <table:table-cell table:number-columns-repeated="1017"/>
        </table:table-row>
        <table:table-row table:style-name="ro7">
          <table:table-cell table:number-columns-repeated="2"/>
          <table:table-cell table:style-name="ce133" office:value-type="string" calcext:value-type="string">
            <text:p>    def <text:span text:style-name="T1">next_turn(self)</text:span><text:span text:style-name="T4">:</text:span></text:p>
          </table:table-cell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8"/>print(</text:p>
          </table:table-cell>
          <table:table-cell table:style-name="ce74"/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1">
            <text:p><text:s text:c="12"/>f'NEXT_TURN EXECUTING: Current player is {self.current_player}, game.winner: {self.game_winner}')</text:p>
          </table:table-cell>
          <table:covered-table-cell table:style-name="ce74"/>
          <table:covered-table-cell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2" table:number-rows-spanned="1">
            <text:p><text:s text:c="8"/>count = len(self.players)</text:p>
          </table:table-cell>
          <table:covered-table-cell table:style-name="ce74"/>
          <table:table-cell table:number-columns-repeated="1020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2" table:number-rows-spanned="1">
            <text:p><text:s text:c="8"/>if self.current_player == count:</text:p>
          </table:table-cell>
          <table:covered-table-cell table:style-name="ce74"/>
          <table:table-cell table:number-columns-repeated="1020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2"/>next_player = 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2" table:number-rows-spanned="1">
            <text:p><text:s text:c="12"/>next_player = self.current_player + 1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3" table:number-rows-spanned="1">
            <text:p><text:s text:c="8"/>print(f'Next player -returned value- is {next_player}')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133"/>
          <table:table-cell table:number-columns-repeated="1021"/>
        </table:table-row>
        <table:table-row table:style-name="ro1">
          <table:table-cell table:number-columns-repeated="2"/>
          <table:table-cell table:style-name="ce97" office:value-type="string" calcext:value-type="string" table:number-columns-spanned="2" table:number-rows-spanned="1">
            <text:p><text:s text:c="8"/>return next_player</text:p>
          </table:table-cell>
          <table:covered-table-cell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36" office:value-type="string" calcext:value-type="string" table:number-columns-spanned="5" table:number-rows-spanned="1">
            <text:p>CLIENT</text:p>
          </table:table-cell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4"/>def show_turn(self)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8"/>if self.current_player_id == self.player_id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2"/>self.player_turn.configure(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6"/>background='#227C70', foreground='white'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2"/>self.my_turn_info.set('IT IS YOUR TURN !'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8"/>else: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2"/>self.player_turn.configure(background='#131', foreground='#febd69'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2"/>self.my_turn_info.set(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 office:value-type="string" calcext:value-type="string">
            <text:p><text:s text:c="16"/>f'Waiting for player {self.current_player_id} to take a turn'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33"/>
          <table:table-cell table:number-columns-repeated="1021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 Server functions_QT" table:style-name="ta1">
        <table:table-column table:style-name="co29" table:default-cell-style-name="ce70"/>
        <table:table-column table:style-name="co7" table:default-cell-style-name="ce70"/>
        <table:table-column table:style-name="co30" table:number-columns-repeated="2" table:default-cell-style-name="ce71"/>
        <table:table-column table:style-name="co29" table:default-cell-style-name="ce70"/>
        <table:table-column table:style-name="co31" table:default-cell-style-name="ce70"/>
        <table:table-column table:style-name="co32" table:default-cell-style-name="ce70"/>
        <table:table-column table:style-name="co33" table:default-cell-style-name="ce70"/>
        <table:table-column table:style-name="co34" table:default-cell-style-name="ce70"/>
        <table:table-column table:style-name="co35" table:default-cell-style-name="ce70"/>
        <table:table-column table:style-name="co36" table:default-cell-style-name="ce70"/>
        <table:table-column table:style-name="co5" table:number-columns-repeated="1013" table:default-cell-style-name="ce70"/>
        <table:table-row table:style-name="ro8">
          <table:table-cell table:style-name="ce146" office:value-type="string" calcext:value-type="string" table:number-columns-spanned="6" table:number-rows-spanned="1">
            <text:p>threadedfortuneserver.py</text:p>
            <text:p>fortuneclient.py</text:p>
          </table:table-cell>
          <table:covered-table-cell table:number-columns-repeated="3"/>
          <table:covered-table-cell table:style-name="ce84"/>
          <table:covered-table-cell/>
          <table:table-cell table:number-columns-repeated="1018"/>
        </table:table-row>
        <table:table-row table:style-name="ro2">
          <table:table-cell table:style-name="ce84" office:value-type="string" calcext:value-type="string" table:number-columns-spanned="2" table:number-rows-spanned="1">
            <text:p>CLIENT</text:p>
          </table:table-cell>
          <table:covered-table-cell/>
          <table:table-cell table:number-columns-repeated="2"/>
          <table:table-cell table:style-name="ce84" office:value-type="string" calcext:value-type="string" table:number-columns-spanned="2" table:number-rows-spanned="1">
            <text:p>SERVER</text:p>
          </table:table-cell>
          <table:covered-table-cell/>
          <table:table-cell table:number-columns-repeated="1018"/>
        </table:table-row>
        <table:table-row table:style-name="ro2">
          <table:table-cell table:style-name="ce133"/>
          <table:table-cell/>
          <table:table-cell table:style-name="ce73" office:value-type="string" calcext:value-type="string">
            <text:p></text:p>
          </table:table-cell>
          <table:table-cell table:style-name="ce73" office:value-type="string" calcext:value-type="string">
            <text:p></text:p>
          </table:table-cell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94" office:value-type="string" calcext:value-type="string">
            <text:p></text:p>
          </table:table-cell>
          <table:table-cell table:style-name="ce95" office:value-type="string" calcext:value-type="string">
            <text:p></text:p>
          </table:table-cell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94" office:value-type="string" calcext:value-type="string">
            <text:p></text:p>
          </table:table-cell>
          <table:table-cell table:style-name="ce95" office:value-type="string" calcext:value-type="string">
            <text:p></text:p>
          </table:table-cell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73" table:number-columns-repeated="2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94" table:number-columns-repeated="2"/>
          <table:table-cell table:style-name="ce133" office:value-type="string" calcext:value-type="string">
            <text:p>load main program</text:p>
          </table:table-cell>
          <table:table-cell office:value-type="string" calcext:value-type="string">
            <text:p>creates Dialog object and shows it</text:p>
          </table:table-cell>
          <table:table-cell table:number-columns-repeated="2"/>
          <table:table-cell table:style-name="ce133" office:value-type="string" calcext:value-type="string">
            <text:p>load main program</text:p>
          </table:table-cell>
          <table:table-cell office:value-type="string" calcext:value-type="string">
            <text:p>creates Dialog object and shows it</text:p>
          </table:table-cell>
          <table:table-cell table:number-columns-repeated="1014"/>
        </table:table-row>
        <table:table-row table:style-name="ro2">
          <table:table-cell table:style-name="ce133"/>
          <table:table-cell/>
          <table:table-cell table:style-name="ce94" table:number-columns-repeated="2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95" table:number-columns-repeated="2"/>
          <table:table-cell table:style-name="ce133" office:value-type="string" calcext:value-type="string">
            <text:p>Dialog (QDialog)</text:p>
          </table:table-cell>
          <table:table-cell office:value-type="string" calcext:value-type="string">
            <text:p>creates self.server object (also label, button)</text:p>
          </table:table-cell>
          <table:table-cell office:value-type="string" calcext:value-type="string">
            <text:p>listening by default</text:p>
          </table:table-cell>
          <table:table-cell/>
          <table:table-cell table:style-name="ce133" office:value-type="string" calcext:value-type="string">
            <text:p>Dialog (QDialog)</text:p>
          </table:table-cell>
          <table:table-cell office:value-type="string" calcext:value-type="string">
            <text:p>creates self.server object (also label, button)</text:p>
          </table:table-cell>
          <table:table-cell office:value-type="string" calcext:value-type="string">
            <text:p>listening by default (add listening code?)</text:p>
          </table:table-cell>
          <table:table-cell table:number-columns-repeated="1013"/>
        </table:table-row>
        <table:table-row table:style-name="ro2">
          <table:table-cell table:style-name="ce133"/>
          <table:table-cell table:number-columns-repeated="3"/>
          <table:table-cell table:style-name="ce133"/>
          <table:table-cell/>
          <table:table-cell office:value-type="string" calcext:value-type="string">
            <text:p>all IPs, random port</text:p>
          </table:table-cell>
          <table:table-cell/>
          <table:table-cell table:style-name="ce133"/>
          <table:table-cell/>
          <table:table-cell office:value-type="string" calcext:value-type="string">
            <text:p>all IPs, random port (port=9999 <text:s text:c="2"/>?)</text:p>
          </table:table-cell>
          <table:table-cell table:number-columns-repeated="1013"/>
        </table:table-row>
        <table:table-row table:style-name="ro2">
          <table:table-cell table:style-name="ce133"/>
          <table:table-cell/>
          <table:table-cell table:style-name="ce94" table:number-columns-repeated="2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/>
          <table:table-cell table:style-name="ce95" table:number-columns-repeated="2"/>
          <table:table-cell table:style-name="ce133" office:value-type="string" calcext:value-type="string">
            <text:p>dialog.server (FortuneServer)</text:p>
          </table:table-cell>
          <table:table-cell office:value-type="string" calcext:value-type="string">
            <text:p>a QTcpServer with only 1 method: incomingConnection</text:p>
          </table:table-cell>
          <table:table-cell table:number-columns-repeated="2"/>
          <table:table-cell office:value-type="string" calcext:value-type="string">
            <text:p>dialog.server (GameServer)</text:p>
          </table:table-cell>
          <table:table-cell office:value-type="string" calcext:value-type="string">
            <text:p>a QTcpServer with only 1 method: incomingConnection</text:p>
          </table:table-cell>
          <table:table-cell table:number-columns-repeated="1014"/>
        </table:table-row>
        <table:table-row table:style-name="ro2">
          <table:table-cell table:style-name="ce133"/>
          <table:table-cell table:number-columns-repeated="3"/>
          <table:table-cell table:style-name="ce133"/>
          <table:table-cell/>
          <table:table-cell table:style-name="Default"/>
          <table:table-cell table:number-columns-repeated="1017"/>
        </table:table-row>
        <table:table-row table:style-name="ro2">
          <table:table-cell table:style-name="ce133"/>
          <table:table-cell/>
          <table:table-cell table:style-name="ce95" table:number-columns-repeated="2"/>
          <table:table-cell table:style-name="ce27" office:value-type="string" calcext:value-type="string" table:number-columns-spanned="2" table:number-rows-spanned="1">
            <text:p>dialog.server.incomingConnection(self, socketDescriptor) creates thread object, starts it</text:p>
          </table:table-cell>
          <table:covered-table-cell/>
          <table:table-cell office:value-type="string" calcext:value-type="string">
            <text:p>socketDescriptor is trigger?</text:p>
          </table:table-cell>
          <table:table-cell/>
          <table:table-cell table:style-name="ce27" office:value-type="string" calcext:value-type="string" table:number-columns-spanned="2" table:number-rows-spanned="1">
            <text:p>dialog.server.incomingConnection(self, socketDescriptor) creates thread object, starts it</text:p>
          </table:table-cell>
          <table:covered-table-cell/>
          <table:table-cell office:value-type="string" calcext:value-type="string">
            <text:p>socketDescriptor is trigger?</text:p>
          </table:table-cell>
          <table:table-cell table:number-columns-repeated="1013"/>
        </table:table-row>
        <table:table-row table:style-name="ro2">
          <table:table-cell table:style-name="ce133"/>
          <table:table-cell/>
          <table:table-cell table:style-name="ce95" table:number-columns-repeated="2"/>
          <table:table-cell table:style-name="ce133"/>
          <table:table-cell/>
          <table:table-cell office:value-type="string" calcext:value-type="string">
            <text:p>what triggers this method?</text:p>
          </table:table-cell>
          <table:table-cell/>
          <table:table-cell table:style-name="ce133"/>
          <table:table-cell/>
          <table:table-cell office:value-type="string" calcext:value-type="string">
            <text:p>what triggers this method?</text:p>
          </table:table-cell>
          <table:table-cell table:number-columns-repeated="1013"/>
        </table:table-row>
        <table:table-row table:style-name="ro2">
          <table:table-cell table:style-name="ce133"/>
          <table:table-cell/>
          <table:table-cell table:style-name="ce95" table:number-columns-repeated="2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 table:number-columns-repeated="3"/>
          <table:table-cell table:style-name="ce27" office:value-type="string" calcext:value-type="string" table:number-columns-spanned="2" table:number-rows-spanned="1">
            <text:p>dialog.server.thread = FortuneThread(socketDescriptor, fortune, self)</text:p>
          </table:table-cell>
          <table:covered-table-cell/>
          <table:table-cell table:number-columns-repeated="2"/>
          <table:table-cell table:style-name="ce27" office:value-type="string" calcext:value-type="string" table:number-columns-spanned="2" table:number-rows-spanned="1">
            <text:p>dialog.server.thread = PlayerThread(socketDescriptor, message,self)</text:p>
          </table:table-cell>
          <table:covered-table-cell/>
          <table:table-cell table:number-columns-repeated="1014"/>
        </table:table-row>
        <table:table-row table:style-name="ro2">
          <table:table-cell table:style-name="ce133"/>
          <table:table-cell table:number-columns-repeated="3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 table:number-columns-repeated="3"/>
          <table:table-cell table:style-name="ce133" office:value-type="string" calcext:value-type="string">
            <text:p>FortuneThread(QThread)</text:p>
          </table:table-cell>
          <table:table-cell office:value-type="string" calcext:value-type="string">
            <text:p>(self, socketDescriptor, fortune, parent) with run(self) method</text:p>
          </table:table-cell>
          <table:table-cell table:number-columns-repeated="2"/>
          <table:table-cell table:style-name="ce133" office:value-type="string" calcext:value-type="string">
            <text:p>PlayerThread(QThread)</text:p>
          </table:table-cell>
          <table:table-cell office:value-type="string" calcext:value-type="string">
            <text:p>(self, socketDescriptor, message, parent) with run(self) method</text:p>
          </table:table-cell>
          <table:table-cell table:number-columns-repeated="1014"/>
        </table:table-row>
        <table:table-row table:style-name="ro2">
          <table:table-cell table:style-name="ce133"/>
          <table:table-cell table:number-columns-repeated="3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 table:number-columns-repeated="3"/>
          <table:table-cell table:style-name="ce133" office:value-type="string" calcext:value-type="string">
            <text:p>dialog.server.thread.run(self)</text:p>
          </table:table-cell>
          <table:table-cell office:value-type="string" calcext:value-type="string">
            <text:p>creates tcp_socket (QTcpSocket()), writes data, disconnects</text:p>
          </table:table-cell>
          <table:table-cell table:number-columns-repeated="2"/>
          <table:table-cell table:style-name="ce133" office:value-type="string" calcext:value-type="string">
            <text:p>dialog.server.thread.run(self)</text:p>
          </table:table-cell>
          <table:table-cell office:value-type="string" calcext:value-type="string">
            <text:p>creates tcp_socket (QTcpSocket()), writes data, does NOT disconnect</text:p>
          </table:table-cell>
          <table:table-cell table:number-columns-repeated="1014"/>
        </table:table-row>
        <table:table-row table:style-name="ro2">
          <table:table-cell table:style-name="ce133"/>
          <table:table-cell table:style-name="ce89"/>
          <table:table-cell table:style-name="ce95" table:number-columns-repeated="2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 table:style-name="ce89"/>
          <table:table-cell table:number-columns-repeated="2"/>
          <table:table-cell table:style-name="ce133"/>
          <table:table-cell table:number-columns-repeated="1019"/>
        </table:table-row>
        <table:table-row table:style-name="ro2" table:number-rows-repeated="6">
          <table:table-cell table:style-name="ce133"/>
          <table:table-cell table:number-columns-repeated="3"/>
          <table:table-cell table:style-name="ce133"/>
          <table:table-cell table:number-columns-repeated="1019"/>
        </table:table-row>
        <table:table-row table:style-name="ro2">
          <table:table-cell table:style-name="ce133"/>
          <table:table-cell table:style-name="ce71"/>
          <table:table-cell table:style-name="ce96" office:value-type="string" calcext:value-type="string">
            <text:p>(returned)</text:p>
          </table:table-cell>
          <table:table-cell table:style-name="ce70"/>
          <table:table-cell table:style-name="ce133"/>
          <table:table-cell table:number-columns-repeated="1018"/>
          <table:table-cell table:style-name="Default"/>
        </table:table-row>
        <table:table-row table:style-name="ro2">
          <table:table-cell table:style-name="ce71" office:value-type="string" calcext:value-type="string">
            <text:p>count</text:p>
          </table:table-cell>
          <table:table-cell table:style-name="ce71" office:value-type="string" calcext:value-type="string">
            <text:p>current</text:p>
          </table:table-cell>
          <table:table-cell table:style-name="ce96" office:value-type="string" calcext:value-type="string">
            <text:p>next_player</text:p>
          </table:table-cell>
          <table:table-cell table:style-name="ce70"/>
          <table:table-cell table:style-name="ce133"/>
          <table:table-cell table:number-columns-repeated="1018"/>
          <table:table-cell table:style-name="Default"/>
        </table:table-row>
        <table:table-row table:style-name="ro2">
          <table:table-cell table:number-columns-repeated="2" table:style-name="ce71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number-columns-repeated="2" table:style-name="ce71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96" office:value-type="float" office:value="2" calcext:value-type="float">
            <text:p>2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 table:number-columns-repeated="2" table:style-name="ce71" office:value-type="float" office:value="3" calcext:value-type="float">
            <text:p>3</text:p>
          </table:table-cell>
          <table:table-cell table:style-name="ce96" office:value-type="float" office:value="1" calcext:value-type="float">
            <text:p>1</text:p>
          </table:table-cell>
          <table:table-cell table:style-name="ce70"/>
          <table:table-cell table:number-columns-repeated="1019"/>
          <table:table-cell table:style-name="Default"/>
        </table:table-row>
        <table:table-row table:style-name="ro2">
          <table:table-cell/>
          <table:table-cell table:style-name="ce71"/>
          <table:table-cell/>
          <table:table-cell table:style-name="ce96"/>
          <table:table-cell table:number-columns-repeated="1020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blishing and Installing" table:style-name="ta1">
        <office:forms form:automatic-focus="false" form:apply-design-mode="false"/>
        <table:table-column table:style-name="co37" table:default-cell-style-name="ce158"/>
        <table:table-column table:style-name="co38" table:default-cell-style-name="ce103"/>
        <table:table-column table:style-name="co39" table:default-cell-style-name="ce103"/>
        <table:table-column table:style-name="co40" table:default-cell-style-name="ce103"/>
        <table:table-column table:style-name="co5" table:number-columns-repeated="1020" table:default-cell-style-name="ce103"/>
        <table:table-row table:style-name="ro9">
          <table:table-cell table:style-name="ce78" office:value-type="string" calcext:value-type="string" table:number-columns-spanned="4" table:number-rows-spanned="1">
            <text:p>Publishing and Installing</text:p>
          </table:table-cell>
          <table:covered-table-cell table:number-columns-repeated="3"/>
          <table:table-cell table:number-columns-repeated="1020"/>
        </table:table-row>
        <table:table-row table:style-name="ro10">
          <table:table-cell table:style-name="ce82" office:value-type="string" calcext:value-type="string" table:number-columns-spanned="2" table:number-rows-spanned="1">
            <text:p>To publish game99.py program (as a single executable):</text:p>
          </table:table-cell>
          <table:covered-table-cell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Exit editor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Open task manager and end any game99.exe tasks</text:p>
          </table:table-cell>
          <table:table-cell table:number-columns-repeated="1022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delete the following file and folders:</text:p>
          </table:table-cell>
          <table:table-cell table:number-columns-repeated="1022"/>
        </table:table-row>
        <table:table-row table:style-name="ro10">
          <table:table-cell/>
          <table:table-cell table:style-name="ce83" office:value-type="string" calcext:value-type="string">
            <text:p>game99.spec</text:p>
          </table:table-cell>
          <table:table-cell table:number-columns-repeated="1022"/>
        </table:table-row>
        <table:table-row table:style-name="ro10">
          <table:table-cell/>
          <table:table-cell table:style-name="ce83" office:value-type="string" calcext:value-type="string">
            <text:p>\_pycache_, \build, \dist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Run a command prompt as admin</text:p>
          </table:table-cell>
          <table:table-cell table:number-columns-repeated="1022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C:\WINDOWS\system32&gt;cd "\data\Projects\Python Projects\Game of 99"</text:p>
          </table:table-cell>
          <table:table-cell table:number-columns-repeated="1022"/>
        </table:table-row>
        <table:table-row table:style-name="ro10">
          <table:table-cell office:value-type="float" office:value="6" calcext:value-type="float">
            <text:p>6</text:p>
          </table:table-cell>
          <table:table-cell office:value-type="string" calcext:value-type="string">
            <text:p>C:\Data\Projects\Python Projects\Game of 99&gt;pyinstaller --onefile -w game99.py</text:p>
          </table:table-cell>
          <table:table-cell table:number-columns-repeated="1022"/>
        </table:table-row>
        <table:table-row table:style-name="ro10">
          <table:table-cell office:value-type="float" office:value="7" calcext:value-type="float">
            <text:p>7</text:p>
          </table:table-cell>
          <table:table-cell office:value-type="string" calcext:value-type="string">
            <text:p>Use Filezilla to copy file to target server (@192.168.2.129)</text:p>
          </table:table-cell>
          <table:table-cell office:value-type="string" calcext:value-type="string">
            <text:p>copy to folder: <text:s text:c="2"/>/home/rich/games/clientfiles</text:p>
          </table:table-cell>
          <table:table-cell table:number-columns-repeated="1021"/>
        </table:table-row>
        <table:table-row table:style-name="ro10">
          <table:table-cell office:value-type="float" office:value="8" calcext:value-type="float">
            <text:p>8</text:p>
          </table:table-cell>
          <table:table-cell office:value-type="string" calcext:value-type="string">
            <text:p>To place this file into production, run: <text:s/>sudo ./updclient.sh</text:p>
          </table:table-cell>
          <table:table-cell office:value-type="string" calcext:value-type="string">
            <text:p> <text:s/>login to server as rich and run this from the home folder</text:p>
          </table:table-cell>
          <table:table-cell office:value-type="string" calcext:value-type="string">
            <text:p>(copies file to production folder: /usr/local/games/client)</text:p>
          </table:table-cell>
          <table:table-cell table:number-columns-repeated="1020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2" office:value-type="string" calcext:value-type="string" table:number-columns-spanned="2" table:number-rows-spanned="1">
            <text:p>To install game99.exe on client:</text:p>
          </table:table-cell>
          <table:covered-table-cell table:style-name="ce107"/>
          <table:table-cell table:number-columns-repeated="1022"/>
        </table:table-row>
        <table:table-row table:style-name="ro10">
          <table:table-cell table:number-columns-repeated="1024"/>
        </table:table-row>
        <table:table-row table:style-name="ro11">
          <table:table-cell office:value-type="float" office:value="1" calcext:value-type="float">
            <text:p>1</text:p>
          </table:table-cell>
          <table:table-cell office:value-type="string" calcext:value-type="string">
            <text:p>Browse to http://192.168.2.129:9999  (or <text:span text:style-name="T1">173.89.93.83:9999</text:span>)</text:p>
          </table:table-cell>
          <table:table-cell office:value-type="string" calcext:value-type="string">
            <text:p>the browser will see this as an unsecure site</text:p>
          </table:table-cell>
          <table:table-cell office:value-type="string" calcext:value-type="string">
            <text:p>may have to confirm you really want to go to this site</text:p>
          </table:table-cell>
          <table:table-cell table:number-columns-repeated="1020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Download game99.exe by clicking on it</text:p>
          </table:table-cell>
          <table:table-cell office:value-type="string" calcext:value-type="string">
            <text:p>(browser dependent)</text:p>
          </table:table-cell>
          <table:table-cell office:value-type="string" calcext:value-type="string">
            <text:p>may have to confirm you really want to perform the action</text:p>
          </table:table-cell>
          <table:table-cell table:number-columns-repeated="1020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Place the file wherever you want it to reside</text:p>
          </table:table-cell>
          <table:table-cell table:number-columns-repeated="1022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Create a shortcut to the desktop if desired</text:p>
          </table:table-cell>
          <table:table-cell table:number-columns-repeated="1022"/>
        </table:table-row>
        <table:table-row table:style-name="ro10">
          <table:table-cell office:value-type="float" office:value="5" calcext:value-type="float">
            <text:p>5</text:p>
          </table:table-cell>
          <table:table-cell office:value-type="string" calcext:value-type="string">
            <text:p>On first launch, Windows may identify the file as unsafe</text:p>
          </table:table-cell>
          <table:table-cell office:value-type="string" calcext:value-type="string">
            <text:p>may have to confirm you really want to run the file</text:p>
          </table:table-cell>
          <table:table-cell table:number-columns-repeated="102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82" office:value-type="string" calcext:value-type="string" table:number-columns-spanned="2" table:number-rows-spanned="1">
            <text:p>To publish game99.py program</text:p>
          </table:table-cell>
          <table:covered-table-cell/>
          <table:table-cell table:number-columns-repeated="1022"/>
        </table:table-row>
        <table:table-row table:style-name="ro10">
          <table:table-cell table:style-name="ce93"/>
          <table:table-cell table:number-columns-repeated="102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Exit editor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Use Filezilla to copy game99.py and client99.py (if changed) to server (@192.168.2.129)</text:p>
          </table:table-cell>
          <table:table-cell office:value-type="string" calcext:value-type="string">
            <text:p>copy to folder: <text:s text:c="2"/>/home/rich/games/clientfiles</text:p>
          </table:table-cell>
          <table:table-cell table:number-columns-repeated="102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To place this file into production, run: <text:s/>sudo ./updclient.sh</text:p>
          </table:table-cell>
          <table:table-cell office:value-type="string" calcext:value-type="string">
            <text:p> <text:s/>login to server as rich and run this from the home folder</text:p>
          </table:table-cell>
          <table:table-cell office:value-type="string" calcext:value-type="string">
            <text:p>(copies file to production folder: /usr/local/games/client)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Restart server (run sudo reboot)</text:p>
          </table:table-cell>
          <table:table-cell table:number-columns-repeated="1022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style-name="ce102" office:value-type="string" calcext:value-type="string" table:number-columns-spanned="2" table:number-rows-spanned="1">
            <text:p>Python requirements</text:p>
          </table:table-cell>
          <table:covered-table-cell/>
          <table:table-cell table:number-columns-repeated="1022"/>
        </table:table-row>
        <table:table-row table:style-name="ro10">
          <table:table-cell table:style-name="ce102"/>
          <table:table-cell table:number-columns-repeated="1023"/>
        </table:table-row>
        <table:table-row table:style-name="ro10">
          <table:table-cell/>
          <table:table-cell office:value-type="string" calcext:value-type="string">
            <text:p>Python version 3.10 or higher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(module: winsound)</text:p>
          </table:table-cell>
          <table:table-cell table:number-columns-repeated="1022"/>
        </table:table-row>
        <table:table-row table:style-name="ro10" table:number-rows-repeated="4">
          <table:table-cell table:number-columns-repeated="1024"/>
        </table:table-row>
        <table:table-row table:style-name="ro10">
          <table:table-cell table:style-name="ce82" office:value-type="string" calcext:value-type="string" table:number-columns-spanned="2" table:number-rows-spanned="1">
            <text:p>To publish server99.py program</text:p>
          </table:table-cell>
          <table:covered-table-cell/>
          <table:table-cell table:number-columns-repeated="1022"/>
        </table:table-row>
        <table:table-row table:style-name="ro10">
          <table:table-cell table:style-name="ce93"/>
          <table:table-cell table:number-columns-repeated="1023"/>
        </table:table-row>
        <table:table-row table:style-name="ro10">
          <table:table-cell office:value-type="float" office:value="1" calcext:value-type="float">
            <text:p>1</text:p>
          </table:table-cell>
          <table:table-cell office:value-type="string" calcext:value-type="string">
            <text:p>Exit editor</text:p>
          </table:table-cell>
          <table:table-cell table:number-columns-repeated="1022"/>
        </table:table-row>
        <table:table-row table:style-name="ro10">
          <table:table-cell office:value-type="float" office:value="2" calcext:value-type="float">
            <text:p>2</text:p>
          </table:table-cell>
          <table:table-cell office:value-type="string" calcext:value-type="string">
            <text:p>Use Filezilla to copy server99.py and list99.py (if changed) to server (@192.168.2.129)</text:p>
          </table:table-cell>
          <table:table-cell office:value-type="string" calcext:value-type="string">
            <text:p>copy to folder: <text:s text:c="2"/>/home/rich/games</text:p>
          </table:table-cell>
          <table:table-cell table:number-columns-repeated="1021"/>
        </table:table-row>
        <table:table-row table:style-name="ro10">
          <table:table-cell office:value-type="float" office:value="3" calcext:value-type="float">
            <text:p>3</text:p>
          </table:table-cell>
          <table:table-cell office:value-type="string" calcext:value-type="string">
            <text:p>To place this file into production, run: <text:s/>sudo ./updserver.sh</text:p>
          </table:table-cell>
          <table:table-cell office:value-type="string" calcext:value-type="string">
            <text:p> <text:s/>login to server as rich and run this from the home folder</text:p>
          </table:table-cell>
          <table:table-cell office:value-type="string" calcext:value-type="string">
            <text:p>(copies files to production folder: /usr/local/games)</text:p>
          </table:table-cell>
          <table:table-cell table:number-columns-repeated="1020"/>
        </table:table-row>
        <table:table-row table:style-name="ro10">
          <table:table-cell office:value-type="float" office:value="4" calcext:value-type="float">
            <text:p>4</text:p>
          </table:table-cell>
          <table:table-cell office:value-type="string" calcext:value-type="string">
            <text:p>Restart server (run sudo reboot)</text:p>
          </table:table-cell>
          <table:table-cell table:number-columns-repeated="1022"/>
        </table:table-row>
        <table:table-row table:style-name="ro10" table:number-rows-repeated="104852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sers and Rogues" table:style-name="ta1">
        <office:forms form:automatic-focus="false" form:apply-design-mode="false"/>
        <table:table-column table:style-name="co5" table:default-cell-style-name="ce108"/>
        <table:table-column table:style-name="co41" table:default-cell-style-name="ce108"/>
        <table:table-column table:style-name="co42" table:default-cell-style-name="ce108"/>
        <table:table-column table:style-name="co5" table:default-cell-style-name="ce110"/>
        <table:table-column table:style-name="co43" table:default-cell-style-name="ce108"/>
        <table:table-column table:style-name="co44" table:default-cell-style-name="ce108"/>
        <table:table-column table:style-name="co5" table:number-columns-repeated="1018" table:default-cell-style-name="ce108"/>
        <table:table-row table:style-name="ro12">
          <table:table-cell table:style-name="ce170"/>
          <table:table-cell table:style-name="ce172" office:value-type="string" calcext:value-type="string" table:number-columns-spanned="4" table:number-rows-spanned="1">
            <text:p>User and Rogue addresses (or tracert last hop)</text:p>
          </table:table-cell>
          <table:covered-table-cell table:number-columns-repeated="3"/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45.141.87.180</text:p>
          </table:table-cell>
          <table:table-cell/>
          <table:table-cell table:style-name="ce176" office:value-type="date" office:date-value="2024-05-19" calcext:value-type="date">
            <text:p>05/19/24</text:p>
          </table:table-cell>
          <table:table-cell office:value-type="string" calcext:value-type="string">
            <text:p>ae0-4.RT.OV.SPB.retn.ru [139.45.243.15]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185.198.69.20</text:p>
          </table:table-cell>
          <table:table-cell/>
          <table:table-cell table:style-name="ce176" office:value-type="date" office:date-value="2024-05-21" calcext:value-type="date">
            <text:p>05/21/24</text:p>
          </table:table-cell>
          <table:table-cell office:value-type="string" calcext:value-type="string">
            <text:p>ae0-5.RT.IT.MSK.RU.retn.net [46.46.128.109]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76.190.222.235</text:p>
          </table:table-cell>
          <table:table-cell/>
          <table:table-cell table:style-name="ce176" office:value-type="date" office:date-value="2024-05-28" calcext:value-type="date">
            <text:p>05/28/24</text:p>
          </table:table-cell>
          <table:table-cell office:value-type="string" calcext:value-type="string">
            <text:p>Grandma Lewis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80.66.76.121</text:p>
          </table:table-cell>
          <table:table-cell/>
          <table:table-cell table:style-name="ce176" office:value-type="date" office:date-value="2024-06-26" calcext:value-type="date">
            <text:p>06/26/24</text:p>
          </table:table-cell>
          <table:table-cell table:number-columns-repeated="1020"/>
        </table:table-row>
        <table:table-row table:style-name="ro12">
          <table:table-cell/>
          <table:table-cell office:value-type="string" calcext:value-type="string">
            <text:p>45.227.254.49</text:p>
          </table:table-cell>
          <table:table-cell table:number-columns-repeated="2"/>
          <table:table-cell office:value-type="string" calcext:value-type="string">
            <text:p><text:s/>uab-host-baltic.e0-11.switch1.vno1.he.net [184.104.205.178]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75.39.117.182</text:p>
          </table:table-cell>
          <table:table-cell/>
          <table:table-cell table:style-name="ce176" office:value-type="date" office:date-value="2024-07-26" calcext:value-type="date">
            <text:p>07/26/24</text:p>
          </table:table-cell>
          <table:table-cell office:value-type="string" calcext:value-type="string">
            <text:p>Tracing route to 75-39-117-182.lightspeed.stowoh.sbcglobal.net [75.39.117.182]</text:p>
          </table:table-cell>
          <table:table-cell office:value-type="string" calcext:value-type="string">
            <text:p>John?</text:p>
          </table:table-cell>
          <table:table-cell table:number-columns-repeated="1018"/>
        </table:table-row>
        <table:table-row table:style-name="ro12">
          <table:table-cell/>
          <table:table-cell office:value-type="string" calcext:value-type="string">
            <text:p>91.238.181.23</text:p>
          </table:table-cell>
          <table:table-cell/>
          <table:table-cell table:style-name="ce176" office:value-type="date" office:date-value="2024-07-26" calcext:value-type="date">
            <text:p>07/26/24</text:p>
          </table:table-cell>
          <table:table-cell office:value-type="string" calcext:value-type="string">
            <text:p><text:s/>be103-2108.edge1.par2.as49434.net [193.178.0.58]</text:p>
          </table:table-cell>
          <table:table-cell table:number-columns-repeated="1019"/>
        </table:table-row>
        <table:table-row table:style-name="ro12">
          <table:table-cell/>
          <table:table-cell office:value-type="string" calcext:value-type="string">
            <text:p>192.168.1.1</text:p>
          </table:table-cell>
          <table:table-cell/>
          <table:table-cell table:style-name="ce176" office:value-type="date" office:date-value="2024-07-26" calcext:value-type="date">
            <text:p>07/26/24</text:p>
          </table:table-cell>
          <table:table-cell office:value-type="string" calcext:value-type="string">
            <text:p>John (?)</text:p>
          </table:table-cell>
          <table:table-cell table:number-columns-repeated="1019"/>
        </table:table-row>
        <table:table-row table:style-name="ro12" table:number-rows-repeated="1048566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dmin" table:style-name="ta1">
        <table:table-column table:style-name="co45" table:default-cell-style-name="ce103"/>
        <table:table-column table:style-name="co46" table:default-cell-style-name="ce158"/>
        <table:table-column table:style-name="co47" table:default-cell-style-name="ce103"/>
        <table:table-column table:style-name="co5" table:number-columns-repeated="1020" table:default-cell-style-name="ce103"/>
        <table:table-row table:style-name="ro13">
          <table:table-cell table:style-name="ce179" office:value-type="string" calcext:value-type="string" table:number-columns-spanned="3" table:number-rows-spanned="1">
            <text:p>admin.py methods (buttons)</text:p>
          </table:table-cell>
          <table:covered-table-cell table:number-columns-repeated="2"/>
          <table:table-cell table:number-columns-repeated="1020"/>
        </table:table-row>
        <table:table-row table:style-name="ro14">
          <table:table-cell table:number-columns-repeated="1023"/>
        </table:table-row>
        <table:table-row table:style-name="ro14">
          <table:table-cell/>
          <table:table-cell office:value-type="string" calcext:value-type="string">
            <text:p>CONNECT</text:p>
          </table:table-cell>
          <table:table-cell office:value-type="string" calcext:value-type="string">
            <text:p>Connects to server (sends JOIN, but does not join game)</text:p>
          </table:table-cell>
          <table:table-cell table:number-columns-repeated="1020"/>
        </table:table-row>
        <table:table-row table:style-name="ro14">
          <table:table-cell/>
          <table:table-cell office:value-type="string" calcext:value-type="string">
            <text:p>DISCONNECT</text:p>
          </table:table-cell>
          <table:table-cell office:value-type="string" calcext:value-type="string">
            <text:p>Disconnects from server and EXITS (sends LEAVE)</text:p>
          </table:table-cell>
          <table:table-cell table:number-columns-repeated="1020"/>
        </table:table-row>
        <table:table-row table:style-name="ro14">
          <table:table-cell/>
          <table:table-cell office:value-type="string" calcext:value-type="string">
            <text:p>CLEAR ALL</text:p>
          </table:table-cell>
          <table:table-cell office:value-type="string" calcext:value-type="string">
            <text:p>Clears all players, sockets, IPs from the server, then disconnects only</text:p>
          </table:table-cell>
          <table:table-cell table:number-columns-repeated="1020"/>
        </table:table-row>
        <table:table-row table:style-name="ro14" table:number-rows-repeated="1048570">
          <table:table-cell table:number-columns-repeated="1023"/>
        </table:table-row>
        <table:table-row table:style-name="ro1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Light" svg:font-family="'Noto Sans Light'" style:font-family-generic="swiss" style:font-pitch="variable"/>
    <style:font-face style:name="Segoe UI Semilight" svg:font-family="'Segoe UI Semilight'" style:font-family-generic="swiss" style:font-pitch="variable"/>
    <style:font-face style:name="Source Sans Pro Light" svg:font-family="'Source Sans Pro Light'" style:font-family-generic="swiss" style:font-pitch="variable"/>
    <style:font-face style:name="Wingdings" svg:font-family="Wingding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7-27">00/00/0000</text:date>, <text:time style:data-style-name="N2" text:time-value="13:22:31.06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27T11:57:25.166000000</dc:date>
    <meta:editing-duration>P13DT5H32M54S</meta:editing-duration>
    <meta:editing-cycles>103</meta:editing-cycles>
    <meta:generator>LibreOffice/7.2.0.4$Windows_X86_64 LibreOffice_project/9a9c6381e3f7a62afc1329bd359cc48accb6435b</meta:generator>
    <meta:document-statistic meta:table-count="8" meta:cell-count="12626" meta:object-count="0"/>
  </office:meta>
</office:document-meta>
</file>